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0.85in"/>
    </style:style>
    <style:style style:name="co2" style:family="table-column">
      <style:table-column-properties fo:break-before="auto" style:column-width="1.032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6264in"/>
    </style:style>
    <style:style style:name="co5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/>
    <style:style style:name="ce12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ackground-color="#ffff00" fo:border="0.06pt solid #000000"/>
    </style:style>
    <style:style style:name="ce18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fo:border-left="none" fo:border-right="0.06pt solid #000000" fo:border-top="none"/>
    </style:style>
    <style:style style:name="ce2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order-left="none" fo:border-right="none" fo:border-top="none"/>
    </style:style>
    <style:style style:name="ce28" style:family="table-cell" style:parent-style-name="Default">
      <style:table-cell-properties fo:background-color="#ffff00" fo:border="0.06pt solid #000000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139" style:family="table-cell" style:parent-style-name="Default" style:data-style-name="N0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mai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Dimension1</text:p>
          </table:table-cell>
          <table:table-cell office:value-type="string" calcext:value-type="string">
            <text:p>Dimension2</text:p>
          </table:table-cell>
          <table:table-cell office:value-type="string" calcext:value-type="string">
            <text:p>RealClusterIdx</text:p>
          </table:table-cell>
          <table:table-cell table:number-columns-repeated="2"/>
          <table:table-cell office:value-type="string" calcext:value-type="string">
            <text:p>Dimension1</text:p>
          </table:table-cell>
          <table:table-cell office:value-type="string" calcext:value-type="string">
            <text:p>Dimension2</text:p>
          </table:table-cell>
          <table:table-cell table:number-columns-repeated="8"/>
        </table:table-row>
        <table:table-row table:style-name="ro1">
          <table:table-cell office:value-type="float" office:value="-1.01845" calcext:value-type="float">
            <text:p>-1.01845</text:p>
          </table:table-cell>
          <table:table-cell office:value-type="float" office:value="-0.858738" calcext:value-type="float">
            <text:p>-0.8587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]" office:value-type="float" office:value="-1.01845" calcext:value-type="float">
            <text:p>-1.01845</text:p>
          </table:table-cell>
          <table:table-cell table:formula="of:=[.$B2]" office:value-type="float" office:value="-0.858738" calcext:value-type="float">
            <text:p>-0.858738</text:p>
          </table:table-cell>
          <table:table-cell table:number-columns-repeated="3"/>
          <table:table-cell table:style-name="ce22" office:value-type="string" calcext:value-type="string">
            <text:p>True ClusterIdx / Computed ClusterIdx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2" calcext:value-type="float">
            <text:p>2</text:p>
          </table:table-cell>
          <table:table-cell table:style-name="ce29" office:value-type="string" calcext:value-type="string">
            <text:p>Correctly labeled</text:p>
          </table:table-cell>
        </table:table-row>
        <table:table-row table:style-name="ro1">
          <table:table-cell office:value-type="float" office:value="0.497767" calcext:value-type="float">
            <text:p>0.497767</text:p>
          </table:table-cell>
          <table:table-cell office:value-type="float" office:value="-1.26011" calcext:value-type="float">
            <text:p>-1.260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]" office:value-type="float" office:value="0.497767" calcext:value-type="float">
            <text:p>0.497767</text:p>
          </table:table-cell>
          <table:table-cell table:formula="of:=[.$B3]" office:value-type="float" office:value="-1.26011" calcext:value-type="float">
            <text:p>-1.26011</text:p>
          </table:table-cell>
          <table:table-cell table:number-columns-repeated="3"/>
          <table:table-cell table:style-name="ce23" office:value-type="float" office:value="0" calcext:value-type="float">
            <text:p>0</text:p>
          </table:table-cell>
          <table:table-cell table:formula="of:=COUNTIFS([.$C$2:.$C$301];&quot;=0&quot;;[.$H$2:.$H$301];&quot;=0&quot;)" office:value-type="float" office:value="0" calcext:value-type="float">
            <text:p>0</text:p>
          </table:table-cell>
          <table:table-cell table:formula="of:=COUNTIFS([.$C$2:.$C$301];&quot;=0&quot;;[.$H$2:.$H$301];&quot;=1&quot;)" office:value-type="float" office:value="0" calcext:value-type="float">
            <text:p>0</text:p>
          </table:table-cell>
          <table:table-cell table:formula="of:=COUNTIFS([.$C$2:.$C$301];&quot;=0&quot;;[.$H$2:.$H$301];&quot;=2&quot;)" office:value-type="float" office:value="0" calcext:value-type="float">
            <text:p>0</text:p>
          </table:table-cell>
          <table:table-cell table:style-name="ce30" table:formula="of:=MAX([.L3:.N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-0.223017" calcext:value-type="float">
            <text:p>-0.223017</text:p>
          </table:table-cell>
          <table:table-cell office:value-type="float" office:value="-1.17472" calcext:value-type="float">
            <text:p>-1.174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]" office:value-type="float" office:value="-0.223017" calcext:value-type="float">
            <text:p>-0.223017</text:p>
          </table:table-cell>
          <table:table-cell table:formula="of:=[.$B4]" office:value-type="float" office:value="-1.17472" calcext:value-type="float">
            <text:p>-1.17472</text:p>
          </table:table-cell>
          <table:table-cell table:number-columns-repeated="3"/>
          <table:table-cell table:style-name="ce23" office:value-type="float" office:value="1" calcext:value-type="float">
            <text:p>1</text:p>
          </table:table-cell>
          <table:table-cell table:formula="of:=COUNTIFS([.$C$2:.$C$301];&quot;=1&quot;;[.$H$2:.$H$301];&quot;=0&quot;)" office:value-type="float" office:value="0" calcext:value-type="float">
            <text:p>0</text:p>
          </table:table-cell>
          <table:table-cell table:formula="of:=COUNTIFS([.$C$2:.$C$301];&quot;=1&quot;;[.$H$2:.$H$301];&quot;=1&quot;)" office:value-type="float" office:value="0" calcext:value-type="float">
            <text:p>0</text:p>
          </table:table-cell>
          <table:table-cell table:formula="of:=COUNTIFS([.$C$2:.$C$301];&quot;=1&quot;;[.$H$2:.$H$301];&quot;=2&quot;)" office:value-type="float" office:value="0" calcext:value-type="float">
            <text:p>0</text:p>
          </table:table-cell>
          <table:table-cell table:style-name="ce30" table:formula="of:=MAX([.L4:.N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6912" calcext:value-type="float">
            <text:p>1.96912</text:p>
          </table:table-cell>
          <table:table-cell office:value-type="float" office:value="2.31541" calcext:value-type="float">
            <text:p>2.315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]" office:value-type="float" office:value="1.96912" calcext:value-type="float">
            <text:p>1.96912</text:p>
          </table:table-cell>
          <table:table-cell table:formula="of:=[.$B5]" office:value-type="float" office:value="2.31541" calcext:value-type="float">
            <text:p>2.31541</text:p>
          </table:table-cell>
          <table:table-cell table:number-columns-repeated="3"/>
          <table:table-cell table:style-name="ce24" office:value-type="float" office:value="2" calcext:value-type="float">
            <text:p>2</text:p>
          </table:table-cell>
          <table:table-cell table:style-name="ce27" table:formula="of:=COUNTIFS([.$C$2:.$C$301];&quot;=2&quot;;[.$H$2:.$H$301];&quot;=0&quot;)" office:value-type="float" office:value="0" calcext:value-type="float">
            <text:p>0</text:p>
          </table:table-cell>
          <table:table-cell table:style-name="ce27" table:formula="of:=COUNTIFS([.$C$2:.$C$301];&quot;=2&quot;;[.$H$2:.$H$301];&quot;=1&quot;)" office:value-type="float" office:value="0" calcext:value-type="float">
            <text:p>0</text:p>
          </table:table-cell>
          <table:table-cell table:style-name="ce27" table:formula="of:=COUNTIFS([.$C$2:.$C$301];&quot;=2&quot;;[.$H$2:.$H$301];&quot;=2&quot;)" office:value-type="float" office:value="0" calcext:value-type="float">
            <text:p>0</text:p>
          </table:table-cell>
          <table:table-cell table:style-name="ce31" table:formula="of:=MAX([.L5:.N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.92155" calcext:value-type="float">
            <text:p>1.92155</text:p>
          </table:table-cell>
          <table:table-cell office:value-type="float" office:value="1.53588" calcext:value-type="float">
            <text:p>1.535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]" office:value-type="float" office:value="1.92155" calcext:value-type="float">
            <text:p>1.92155</text:p>
          </table:table-cell>
          <table:table-cell table:formula="of:=[.$B6]" office:value-type="float" office:value="1.53588" calcext:value-type="float">
            <text:p>1.53588</text:p>
          </table:table-cell>
          <table:table-cell table:number-columns-repeated="8"/>
        </table:table-row>
        <table:table-row table:style-name="ro1">
          <table:table-cell office:value-type="float" office:value="1.83529" calcext:value-type="float">
            <text:p>1.83529</text:p>
          </table:table-cell>
          <table:table-cell office:value-type="float" office:value="2.73516" calcext:value-type="float">
            <text:p>2.735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]" office:value-type="float" office:value="1.83529" calcext:value-type="float">
            <text:p>1.83529</text:p>
          </table:table-cell>
          <table:table-cell table:formula="of:=[.$B7]" office:value-type="float" office:value="2.73516" calcext:value-type="float">
            <text:p>2.73516</text:p>
          </table:table-cell>
          <table:table-cell table:number-columns-repeated="8"/>
        </table:table-row>
        <table:table-row table:style-name="ro1">
          <table:table-cell office:value-type="float" office:value="1.0169" calcext:value-type="float">
            <text:p>1.0169</text:p>
          </table:table-cell>
          <table:table-cell office:value-type="float" office:value="0.939635" calcext:value-type="float">
            <text:p>0.9396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]" office:value-type="float" office:value="1.0169" calcext:value-type="float">
            <text:p>1.0169</text:p>
          </table:table-cell>
          <table:table-cell table:formula="of:=[.$B8]" office:value-type="float" office:value="0.939635" calcext:value-type="float">
            <text:p>0.939635</text:p>
          </table:table-cell>
          <table:table-cell table:number-columns-repeated="8"/>
        </table:table-row>
        <table:table-row table:style-name="ro1">
          <table:table-cell office:value-type="float" office:value="-0.168964" calcext:value-type="float">
            <text:p>-0.168964</text:p>
          </table:table-cell>
          <table:table-cell office:value-type="float" office:value="-1.61001" calcext:value-type="float">
            <text:p>-1.610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9]" office:value-type="float" office:value="-0.168964" calcext:value-type="float">
            <text:p>-0.168964</text:p>
          </table:table-cell>
          <table:table-cell table:formula="of:=[.$B9]" office:value-type="float" office:value="-1.61001" calcext:value-type="float">
            <text:p>-1.61001</text:p>
          </table:table-cell>
          <table:table-cell table:number-columns-repeated="3"/>
          <table:table-cell table:style-name="ce25" office:value-type="string" calcext:value-type="string">
            <text:p>Clustering Accuracy</text:p>
          </table:table-cell>
          <table:table-cell table:style-name="ce28" table:formula="of:=SUM([.$O$3:.$O$5])*100/3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.09682" calcext:value-type="float">
            <text:p>1.09682</text:p>
          </table:table-cell>
          <table:table-cell office:value-type="float" office:value="-1.31077" calcext:value-type="float">
            <text:p>-1.3107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0]" office:value-type="float" office:value="1.09682" calcext:value-type="float">
            <text:p>1.09682</text:p>
          </table:table-cell>
          <table:table-cell table:formula="of:=[.$B10]" office:value-type="float" office:value="-1.31077" calcext:value-type="float">
            <text:p>-1.31077</text:p>
          </table:table-cell>
          <table:table-cell table:number-columns-repeated="8"/>
        </table:table-row>
        <table:table-row table:style-name="ro1">
          <table:table-cell office:value-type="float" office:value="0.659933" calcext:value-type="float">
            <text:p>0.659933</text:p>
          </table:table-cell>
          <table:table-cell office:value-type="float" office:value="2.2357" calcext:value-type="float">
            <text:p>2.23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1]" office:value-type="float" office:value="0.659933" calcext:value-type="float">
            <text:p>0.659933</text:p>
          </table:table-cell>
          <table:table-cell table:formula="of:=[.$B11]" office:value-type="float" office:value="2.2357" calcext:value-type="float">
            <text:p>2.2357</text:p>
          </table:table-cell>
          <table:table-cell table:number-columns-repeated="8"/>
        </table:table-row>
        <table:table-row table:style-name="ro1">
          <table:table-cell office:value-type="float" office:value="0.305245" calcext:value-type="float">
            <text:p>0.305245</text:p>
          </table:table-cell>
          <table:table-cell office:value-type="float" office:value="1.70098" calcext:value-type="float">
            <text:p>1.700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2]" office:value-type="float" office:value="0.305245" calcext:value-type="float">
            <text:p>0.305245</text:p>
          </table:table-cell>
          <table:table-cell table:formula="of:=[.$B12]" office:value-type="float" office:value="1.70098" calcext:value-type="float">
            <text:p>1.70098</text:p>
          </table:table-cell>
          <table:table-cell table:number-columns-repeated="8"/>
        </table:table-row>
        <table:table-row table:style-name="ro1">
          <table:table-cell office:value-type="float" office:value="1.85005" calcext:value-type="float">
            <text:p>1.85005</text:p>
          </table:table-cell>
          <table:table-cell office:value-type="float" office:value="0.212863" calcext:value-type="float">
            <text:p>0.2128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]" office:value-type="float" office:value="1.85005" calcext:value-type="float">
            <text:p>1.85005</text:p>
          </table:table-cell>
          <table:table-cell table:formula="of:=[.$B13]" office:value-type="float" office:value="0.212863" calcext:value-type="float">
            <text:p>0.212863</text:p>
          </table:table-cell>
          <table:table-cell table:number-columns-repeated="8"/>
        </table:table-row>
        <table:table-row table:style-name="ro1">
          <table:table-cell office:value-type="float" office:value="1.04516" calcext:value-type="float">
            <text:p>1.04516</text:p>
          </table:table-cell>
          <table:table-cell office:value-type="float" office:value="2.40894" calcext:value-type="float">
            <text:p>2.408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4]" office:value-type="float" office:value="1.04516" calcext:value-type="float">
            <text:p>1.04516</text:p>
          </table:table-cell>
          <table:table-cell table:formula="of:=[.$B14]" office:value-type="float" office:value="2.40894" calcext:value-type="float">
            <text:p>2.40894</text:p>
          </table:table-cell>
          <table:table-cell table:number-columns-repeated="8"/>
        </table:table-row>
        <table:table-row table:style-name="ro1">
          <table:table-cell office:value-type="float" office:value="1.7075" calcext:value-type="float">
            <text:p>1.7075</text:p>
          </table:table-cell>
          <table:table-cell office:value-type="float" office:value="-0.271273" calcext:value-type="float">
            <text:p>-0.27127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]" office:value-type="float" office:value="1.7075" calcext:value-type="float">
            <text:p>1.7075</text:p>
          </table:table-cell>
          <table:table-cell table:formula="of:=[.$B15]" office:value-type="float" office:value="-0.271273" calcext:value-type="float">
            <text:p>-0.271273</text:p>
          </table:table-cell>
          <table:table-cell table:number-columns-repeated="8"/>
        </table:table-row>
        <table:table-row table:style-name="ro1">
          <table:table-cell office:value-type="float" office:value="0.358783" calcext:value-type="float">
            <text:p>0.358783</text:p>
          </table:table-cell>
          <table:table-cell office:value-type="float" office:value="1.68057" calcext:value-type="float">
            <text:p>1.680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6]" office:value-type="float" office:value="0.358783" calcext:value-type="float">
            <text:p>0.358783</text:p>
          </table:table-cell>
          <table:table-cell table:formula="of:=[.$B16]" office:value-type="float" office:value="1.68057" calcext:value-type="float">
            <text:p>1.68057</text:p>
          </table:table-cell>
          <table:table-cell table:number-columns-repeated="8"/>
        </table:table-row>
        <table:table-row table:style-name="ro1">
          <table:table-cell office:value-type="float" office:value="-2.61727" calcext:value-type="float">
            <text:p>-2.61727</text:p>
          </table:table-cell>
          <table:table-cell office:value-type="float" office:value="-0.946218" calcext:value-type="float">
            <text:p>-0.9462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7]" office:value-type="float" office:value="-2.61727" calcext:value-type="float">
            <text:p>-2.61727</text:p>
          </table:table-cell>
          <table:table-cell table:formula="of:=[.$B17]" office:value-type="float" office:value="-0.946218" calcext:value-type="float">
            <text:p>-0.946218</text:p>
          </table:table-cell>
          <table:table-cell table:number-columns-repeated="8"/>
        </table:table-row>
        <table:table-row table:style-name="ro1">
          <table:table-cell office:value-type="float" office:value="-1.35692" calcext:value-type="float">
            <text:p>-1.35692</text:p>
          </table:table-cell>
          <table:table-cell office:value-type="float" office:value="-1.36086" calcext:value-type="float">
            <text:p>-1.360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8]" office:value-type="float" office:value="-1.35692" calcext:value-type="float">
            <text:p>-1.35692</text:p>
          </table:table-cell>
          <table:table-cell table:formula="of:=[.$B18]" office:value-type="float" office:value="-1.36086" calcext:value-type="float">
            <text:p>-1.36086</text:p>
          </table:table-cell>
          <table:table-cell table:number-columns-repeated="8"/>
        </table:table-row>
        <table:table-row table:style-name="ro1">
          <table:table-cell office:value-type="float" office:value="0.894232" calcext:value-type="float">
            <text:p>0.894232</text:p>
          </table:table-cell>
          <table:table-cell office:value-type="float" office:value="-0.267748" calcext:value-type="float">
            <text:p>-0.26774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]" office:value-type="float" office:value="0.894232" calcext:value-type="float">
            <text:p>0.894232</text:p>
          </table:table-cell>
          <table:table-cell table:formula="of:=[.$B19]" office:value-type="float" office:value="-0.267748" calcext:value-type="float">
            <text:p>-0.267748</text:p>
          </table:table-cell>
          <table:table-cell table:number-columns-repeated="8"/>
        </table:table-row>
        <table:table-row table:style-name="ro1">
          <table:table-cell office:value-type="float" office:value="-0.765901" calcext:value-type="float">
            <text:p>-0.765901</text:p>
          </table:table-cell>
          <table:table-cell office:value-type="float" office:value="0.913189" calcext:value-type="float">
            <text:p>0.9131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0]" office:value-type="float" office:value="-0.765901" calcext:value-type="float">
            <text:p>-0.765901</text:p>
          </table:table-cell>
          <table:table-cell table:formula="of:=[.$B20]" office:value-type="float" office:value="0.913189" calcext:value-type="float">
            <text:p>0.913189</text:p>
          </table:table-cell>
          <table:table-cell table:number-columns-repeated="8"/>
        </table:table-row>
        <table:table-row table:style-name="ro1">
          <table:table-cell office:value-type="float" office:value="-0.585951" calcext:value-type="float">
            <text:p>-0.585951</text:p>
          </table:table-cell>
          <table:table-cell office:value-type="float" office:value="-0.70845" calcext:value-type="float">
            <text:p>-0.708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1]" office:value-type="float" office:value="-0.585951" calcext:value-type="float">
            <text:p>-0.585951</text:p>
          </table:table-cell>
          <table:table-cell table:formula="of:=[.$B21]" office:value-type="float" office:value="-0.70845" calcext:value-type="float">
            <text:p>-0.70845</text:p>
          </table:table-cell>
          <table:table-cell table:number-columns-repeated="8"/>
        </table:table-row>
        <table:table-row table:style-name="ro1">
          <table:table-cell office:value-type="float" office:value="0.386527" calcext:value-type="float">
            <text:p>0.386527</text:p>
          </table:table-cell>
          <table:table-cell office:value-type="float" office:value="0.424495" calcext:value-type="float">
            <text:p>0.4244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2]" office:value-type="float" office:value="0.386527" calcext:value-type="float">
            <text:p>0.386527</text:p>
          </table:table-cell>
          <table:table-cell table:formula="of:=[.$B22]" office:value-type="float" office:value="0.424495" calcext:value-type="float">
            <text:p>0.424495</text:p>
          </table:table-cell>
          <table:table-cell table:number-columns-repeated="8"/>
        </table:table-row>
        <table:table-row table:style-name="ro1">
          <table:table-cell office:value-type="float" office:value="0.834032" calcext:value-type="float">
            <text:p>0.834032</text:p>
          </table:table-cell>
          <table:table-cell office:value-type="float" office:value="2.16351" calcext:value-type="float">
            <text:p>2.163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3]" office:value-type="float" office:value="0.834032" calcext:value-type="float">
            <text:p>0.834032</text:p>
          </table:table-cell>
          <table:table-cell table:formula="of:=[.$B23]" office:value-type="float" office:value="2.16351" calcext:value-type="float">
            <text:p>2.16351</text:p>
          </table:table-cell>
          <table:table-cell table:number-columns-repeated="8"/>
        </table:table-row>
        <table:table-row table:style-name="ro1">
          <table:table-cell office:value-type="float" office:value="-0.905995" calcext:value-type="float">
            <text:p>-0.905995</text:p>
          </table:table-cell>
          <table:table-cell office:value-type="float" office:value="0.622989" calcext:value-type="float">
            <text:p>0.62298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4]" office:value-type="float" office:value="-0.905995" calcext:value-type="float">
            <text:p>-0.905995</text:p>
          </table:table-cell>
          <table:table-cell table:formula="of:=[.$B24]" office:value-type="float" office:value="0.622989" calcext:value-type="float">
            <text:p>0.622989</text:p>
          </table:table-cell>
          <table:table-cell table:number-columns-repeated="8"/>
        </table:table-row>
        <table:table-row table:style-name="ro1">
          <table:table-cell office:value-type="float" office:value="0.946324" calcext:value-type="float">
            <text:p>0.946324</text:p>
          </table:table-cell>
          <table:table-cell office:value-type="float" office:value="1.24331" calcext:value-type="float">
            <text:p>1.243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5]" office:value-type="float" office:value="0.946324" calcext:value-type="float">
            <text:p>0.946324</text:p>
          </table:table-cell>
          <table:table-cell table:formula="of:=[.$B25]" office:value-type="float" office:value="1.24331" calcext:value-type="float">
            <text:p>1.24331</text:p>
          </table:table-cell>
          <table:table-cell table:number-columns-repeated="8"/>
        </table:table-row>
        <table:table-row table:style-name="ro1">
          <table:table-cell office:value-type="float" office:value="0.0898913" calcext:value-type="float">
            <text:p>0.0898913</text:p>
          </table:table-cell>
          <table:table-cell office:value-type="float" office:value="-1.58141" calcext:value-type="float">
            <text:p>-1.581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6]" office:value-type="float" office:value="0.0898913" calcext:value-type="float">
            <text:p>0.0898913</text:p>
          </table:table-cell>
          <table:table-cell table:formula="of:=[.$B26]" office:value-type="float" office:value="-1.58141" calcext:value-type="float">
            <text:p>-1.58141</text:p>
          </table:table-cell>
          <table:table-cell table:number-columns-repeated="8"/>
        </table:table-row>
        <table:table-row table:style-name="ro1">
          <table:table-cell office:value-type="float" office:value="0.349768" calcext:value-type="float">
            <text:p>0.349768</text:p>
          </table:table-cell>
          <table:table-cell office:value-type="float" office:value="-1.20928" calcext:value-type="float">
            <text:p>-1.209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]" office:value-type="float" office:value="0.349768" calcext:value-type="float">
            <text:p>0.349768</text:p>
          </table:table-cell>
          <table:table-cell table:formula="of:=[.$B27]" office:value-type="float" office:value="-1.20928" calcext:value-type="float">
            <text:p>-1.20928</text:p>
          </table:table-cell>
          <table:table-cell table:number-columns-repeated="8"/>
        </table:table-row>
        <table:table-row table:style-name="ro1">
          <table:table-cell office:value-type="float" office:value="1.89066" calcext:value-type="float">
            <text:p>1.89066</text:p>
          </table:table-cell>
          <table:table-cell office:value-type="float" office:value="3.48792" calcext:value-type="float">
            <text:p>3.487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8]" office:value-type="float" office:value="1.89066" calcext:value-type="float">
            <text:p>1.89066</text:p>
          </table:table-cell>
          <table:table-cell table:formula="of:=[.$B28]" office:value-type="float" office:value="3.48792" calcext:value-type="float">
            <text:p>3.48792</text:p>
          </table:table-cell>
          <table:table-cell table:number-columns-repeated="8"/>
        </table:table-row>
        <table:table-row table:style-name="ro1">
          <table:table-cell office:value-type="float" office:value="0.570989" calcext:value-type="float">
            <text:p>0.570989</text:p>
          </table:table-cell>
          <table:table-cell office:value-type="float" office:value="2.06939" calcext:value-type="float">
            <text:p>2.069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9]" office:value-type="float" office:value="0.570989" calcext:value-type="float">
            <text:p>0.570989</text:p>
          </table:table-cell>
          <table:table-cell table:formula="of:=[.$B29]" office:value-type="float" office:value="2.06939" calcext:value-type="float">
            <text:p>2.06939</text:p>
          </table:table-cell>
          <table:table-cell table:number-columns-repeated="8"/>
        </table:table-row>
        <table:table-row table:style-name="ro1">
          <table:table-cell office:value-type="float" office:value="-0.637712" calcext:value-type="float">
            <text:p>-0.637712</text:p>
          </table:table-cell>
          <table:table-cell office:value-type="float" office:value="-0.447538" calcext:value-type="float">
            <text:p>-0.4475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0]" office:value-type="float" office:value="-0.637712" calcext:value-type="float">
            <text:p>-0.637712</text:p>
          </table:table-cell>
          <table:table-cell table:formula="of:=[.$B30]" office:value-type="float" office:value="-0.447538" calcext:value-type="float">
            <text:p>-0.447538</text:p>
          </table:table-cell>
          <table:table-cell table:number-columns-repeated="8"/>
        </table:table-row>
        <table:table-row table:style-name="ro1">
          <table:table-cell office:value-type="float" office:value="1.55588" calcext:value-type="float">
            <text:p>1.55588</text:p>
          </table:table-cell>
          <table:table-cell office:value-type="float" office:value="0.0848183" calcext:value-type="float">
            <text:p>0.084818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1]" office:value-type="float" office:value="1.55588" calcext:value-type="float">
            <text:p>1.55588</text:p>
          </table:table-cell>
          <table:table-cell table:formula="of:=[.$B31]" office:value-type="float" office:value="0.0848183" calcext:value-type="float">
            <text:p>0.0848183</text:p>
          </table:table-cell>
          <table:table-cell table:number-columns-repeated="8"/>
        </table:table-row>
        <table:table-row table:style-name="ro1">
          <table:table-cell office:value-type="float" office:value="-1.10916" calcext:value-type="float">
            <text:p>-1.10916</text:p>
          </table:table-cell>
          <table:table-cell office:value-type="float" office:value="0.885537" calcext:value-type="float">
            <text:p>0.88553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2]" office:value-type="float" office:value="-1.10916" calcext:value-type="float">
            <text:p>-1.10916</text:p>
          </table:table-cell>
          <table:table-cell table:formula="of:=[.$B32]" office:value-type="float" office:value="0.885537" calcext:value-type="float">
            <text:p>0.885537</text:p>
          </table:table-cell>
          <table:table-cell table:number-columns-repeated="8"/>
        </table:table-row>
        <table:table-row table:style-name="ro1">
          <table:table-cell office:value-type="float" office:value="-3.36782" calcext:value-type="float">
            <text:p>-3.36782</text:p>
          </table:table-cell>
          <table:table-cell office:value-type="float" office:value="-1.94311" calcext:value-type="float">
            <text:p>-1.943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3]" office:value-type="float" office:value="-3.36782" calcext:value-type="float">
            <text:p>-3.36782</text:p>
          </table:table-cell>
          <table:table-cell table:formula="of:=[.$B33]" office:value-type="float" office:value="-1.94311" calcext:value-type="float">
            <text:p>-1.94311</text:p>
          </table:table-cell>
          <table:table-cell table:number-columns-repeated="8"/>
        </table:table-row>
        <table:table-row table:style-name="ro1">
          <table:table-cell office:value-type="float" office:value="0.270266" calcext:value-type="float">
            <text:p>0.270266</text:p>
          </table:table-cell>
          <table:table-cell office:value-type="float" office:value="1.6053" calcext:value-type="float">
            <text:p>1.60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4]" office:value-type="float" office:value="0.270266" calcext:value-type="float">
            <text:p>0.270266</text:p>
          </table:table-cell>
          <table:table-cell table:formula="of:=[.$B34]" office:value-type="float" office:value="1.6053" calcext:value-type="float">
            <text:p>1.6053</text:p>
          </table:table-cell>
          <table:table-cell table:number-columns-repeated="8"/>
        </table:table-row>
        <table:table-row table:style-name="ro1">
          <table:table-cell office:value-type="float" office:value="0.764926" calcext:value-type="float">
            <text:p>0.764926</text:p>
          </table:table-cell>
          <table:table-cell office:value-type="float" office:value="2.20507" calcext:value-type="float">
            <text:p>2.205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5]" office:value-type="float" office:value="0.764926" calcext:value-type="float">
            <text:p>0.764926</text:p>
          </table:table-cell>
          <table:table-cell table:formula="of:=[.$B35]" office:value-type="float" office:value="2.20507" calcext:value-type="float">
            <text:p>2.20507</text:p>
          </table:table-cell>
          <table:table-cell table:number-columns-repeated="8"/>
        </table:table-row>
        <table:table-row table:style-name="ro1">
          <table:table-cell office:value-type="float" office:value="2.56183" calcext:value-type="float">
            <text:p>2.56183</text:p>
          </table:table-cell>
          <table:table-cell office:value-type="float" office:value="0.604365" calcext:value-type="float">
            <text:p>0.6043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6]" office:value-type="float" office:value="2.56183" calcext:value-type="float">
            <text:p>2.56183</text:p>
          </table:table-cell>
          <table:table-cell table:formula="of:=[.$B36]" office:value-type="float" office:value="0.604365" calcext:value-type="float">
            <text:p>0.604365</text:p>
          </table:table-cell>
          <table:table-cell table:number-columns-repeated="8"/>
        </table:table-row>
        <table:table-row table:style-name="ro1">
          <table:table-cell office:value-type="float" office:value="-0.221357" calcext:value-type="float">
            <text:p>-0.221357</text:p>
          </table:table-cell>
          <table:table-cell office:value-type="float" office:value="1.38181" calcext:value-type="float">
            <text:p>1.381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7]" office:value-type="float" office:value="-0.221357" calcext:value-type="float">
            <text:p>-0.221357</text:p>
          </table:table-cell>
          <table:table-cell table:formula="of:=[.$B37]" office:value-type="float" office:value="1.38181" calcext:value-type="float">
            <text:p>1.38181</text:p>
          </table:table-cell>
          <table:table-cell table:number-columns-repeated="8"/>
        </table:table-row>
        <table:table-row table:style-name="ro1">
          <table:table-cell office:value-type="float" office:value="0.843341" calcext:value-type="float">
            <text:p>0.843341</text:p>
          </table:table-cell>
          <table:table-cell office:value-type="float" office:value="-0.483261" calcext:value-type="float">
            <text:p>-0.4832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8]" office:value-type="float" office:value="0.843341" calcext:value-type="float">
            <text:p>0.843341</text:p>
          </table:table-cell>
          <table:table-cell table:formula="of:=[.$B38]" office:value-type="float" office:value="-0.483261" calcext:value-type="float">
            <text:p>-0.483261</text:p>
          </table:table-cell>
          <table:table-cell table:number-columns-repeated="8"/>
        </table:table-row>
        <table:table-row table:style-name="ro1">
          <table:table-cell office:value-type="float" office:value="1.26685" calcext:value-type="float">
            <text:p>1.26685</text:p>
          </table:table-cell>
          <table:table-cell office:value-type="float" office:value="-0.0490742" calcext:value-type="float">
            <text:p>-0.04907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9]" office:value-type="float" office:value="1.26685" calcext:value-type="float">
            <text:p>1.26685</text:p>
          </table:table-cell>
          <table:table-cell table:formula="of:=[.$B39]" office:value-type="float" office:value="-0.0490742" calcext:value-type="float">
            <text:p>-0.0490742</text:p>
          </table:table-cell>
          <table:table-cell table:number-columns-repeated="8"/>
        </table:table-row>
        <table:table-row table:style-name="ro1">
          <table:table-cell office:value-type="float" office:value="1.67728" calcext:value-type="float">
            <text:p>1.67728</text:p>
          </table:table-cell>
          <table:table-cell office:value-type="float" office:value="0.569078" calcext:value-type="float">
            <text:p>0.56907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0]" office:value-type="float" office:value="1.67728" calcext:value-type="float">
            <text:p>1.67728</text:p>
          </table:table-cell>
          <table:table-cell table:formula="of:=[.$B40]" office:value-type="float" office:value="0.569078" calcext:value-type="float">
            <text:p>0.569078</text:p>
          </table:table-cell>
          <table:table-cell table:number-columns-repeated="8"/>
        </table:table-row>
        <table:table-row table:style-name="ro1">
          <table:table-cell office:value-type="float" office:value="3.44528" calcext:value-type="float">
            <text:p>3.44528</text:p>
          </table:table-cell>
          <table:table-cell office:value-type="float" office:value="1.74554" calcext:value-type="float">
            <text:p>1.745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1]" office:value-type="float" office:value="3.44528" calcext:value-type="float">
            <text:p>3.44528</text:p>
          </table:table-cell>
          <table:table-cell table:formula="of:=[.$B41]" office:value-type="float" office:value="1.74554" calcext:value-type="float">
            <text:p>1.74554</text:p>
          </table:table-cell>
          <table:table-cell table:number-columns-repeated="8"/>
        </table:table-row>
        <table:table-row table:style-name="ro1">
          <table:table-cell office:value-type="float" office:value="0.0637666" calcext:value-type="float">
            <text:p>0.0637666</text:p>
          </table:table-cell>
          <table:table-cell office:value-type="float" office:value="-0.479995" calcext:value-type="float">
            <text:p>-0.4799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2]" office:value-type="float" office:value="0.0637666" calcext:value-type="float">
            <text:p>0.0637666</text:p>
          </table:table-cell>
          <table:table-cell table:formula="of:=[.$B42]" office:value-type="float" office:value="-0.479995" calcext:value-type="float">
            <text:p>-0.479995</text:p>
          </table:table-cell>
          <table:table-cell table:number-columns-repeated="8"/>
        </table:table-row>
        <table:table-row table:style-name="ro1">
          <table:table-cell office:value-type="float" office:value="2.36739" calcext:value-type="float">
            <text:p>2.36739</text:p>
          </table:table-cell>
          <table:table-cell office:value-type="float" office:value="1.64151" calcext:value-type="float">
            <text:p>1.641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3]" office:value-type="float" office:value="2.36739" calcext:value-type="float">
            <text:p>2.36739</text:p>
          </table:table-cell>
          <table:table-cell table:formula="of:=[.$B43]" office:value-type="float" office:value="1.64151" calcext:value-type="float">
            <text:p>1.64151</text:p>
          </table:table-cell>
          <table:table-cell table:number-columns-repeated="8"/>
        </table:table-row>
        <table:table-row table:style-name="ro1">
          <table:table-cell office:value-type="float" office:value="0.407031" calcext:value-type="float">
            <text:p>0.407031</text:p>
          </table:table-cell>
          <table:table-cell office:value-type="float" office:value="2.34428" calcext:value-type="float">
            <text:p>2.344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4]" office:value-type="float" office:value="0.407031" calcext:value-type="float">
            <text:p>0.407031</text:p>
          </table:table-cell>
          <table:table-cell table:formula="of:=[.$B44]" office:value-type="float" office:value="2.34428" calcext:value-type="float">
            <text:p>2.34428</text:p>
          </table:table-cell>
          <table:table-cell table:number-columns-repeated="8"/>
        </table:table-row>
        <table:table-row table:style-name="ro1">
          <table:table-cell office:value-type="float" office:value="0.569459" calcext:value-type="float">
            <text:p>0.569459</text:p>
          </table:table-cell>
          <table:table-cell office:value-type="float" office:value="1.58732" calcext:value-type="float">
            <text:p>1.587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5]" office:value-type="float" office:value="0.569459" calcext:value-type="float">
            <text:p>0.569459</text:p>
          </table:table-cell>
          <table:table-cell table:formula="of:=[.$B45]" office:value-type="float" office:value="1.58732" calcext:value-type="float">
            <text:p>1.58732</text:p>
          </table:table-cell>
          <table:table-cell table:number-columns-repeated="8"/>
        </table:table-row>
        <table:table-row table:style-name="ro1">
          <table:table-cell office:value-type="float" office:value="-0.841725" calcext:value-type="float">
            <text:p>-0.841725</text:p>
          </table:table-cell>
          <table:table-cell office:value-type="float" office:value="-0.528779" calcext:value-type="float">
            <text:p>-0.5287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6]" office:value-type="float" office:value="-0.841725" calcext:value-type="float">
            <text:p>-0.841725</text:p>
          </table:table-cell>
          <table:table-cell table:formula="of:=[.$B46]" office:value-type="float" office:value="-0.528779" calcext:value-type="float">
            <text:p>-0.528779</text:p>
          </table:table-cell>
          <table:table-cell table:number-columns-repeated="8"/>
        </table:table-row>
        <table:table-row table:style-name="ro1">
          <table:table-cell office:value-type="float" office:value="1.73541" calcext:value-type="float">
            <text:p>1.73541</text:p>
          </table:table-cell>
          <table:table-cell office:value-type="float" office:value="3.18379" calcext:value-type="float">
            <text:p>3.183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7]" office:value-type="float" office:value="1.73541" calcext:value-type="float">
            <text:p>1.73541</text:p>
          </table:table-cell>
          <table:table-cell table:formula="of:=[.$B47]" office:value-type="float" office:value="3.18379" calcext:value-type="float">
            <text:p>3.18379</text:p>
          </table:table-cell>
          <table:table-cell table:number-columns-repeated="8"/>
        </table:table-row>
        <table:table-row table:style-name="ro1">
          <table:table-cell office:value-type="float" office:value="2.3428" calcext:value-type="float">
            <text:p>2.3428</text:p>
          </table:table-cell>
          <table:table-cell office:value-type="float" office:value="0.789693" calcext:value-type="float">
            <text:p>0.78969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8]" office:value-type="float" office:value="2.3428" calcext:value-type="float">
            <text:p>2.3428</text:p>
          </table:table-cell>
          <table:table-cell table:formula="of:=[.$B48]" office:value-type="float" office:value="0.789693" calcext:value-type="float">
            <text:p>0.789693</text:p>
          </table:table-cell>
          <table:table-cell table:number-columns-repeated="8"/>
        </table:table-row>
        <table:table-row table:style-name="ro1">
          <table:table-cell office:value-type="float" office:value="1.50129" calcext:value-type="float">
            <text:p>1.50129</text:p>
          </table:table-cell>
          <table:table-cell office:value-type="float" office:value="1.26886" calcext:value-type="float">
            <text:p>1.268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9]" office:value-type="float" office:value="1.50129" calcext:value-type="float">
            <text:p>1.50129</text:p>
          </table:table-cell>
          <table:table-cell table:formula="of:=[.$B49]" office:value-type="float" office:value="1.26886" calcext:value-type="float">
            <text:p>1.26886</text:p>
          </table:table-cell>
          <table:table-cell table:number-columns-repeated="8"/>
        </table:table-row>
        <table:table-row table:style-name="ro1">
          <table:table-cell office:value-type="float" office:value="1.30003" calcext:value-type="float">
            <text:p>1.30003</text:p>
          </table:table-cell>
          <table:table-cell office:value-type="float" office:value="1.49588" calcext:value-type="float">
            <text:p>1.495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0]" office:value-type="float" office:value="1.30003" calcext:value-type="float">
            <text:p>1.30003</text:p>
          </table:table-cell>
          <table:table-cell table:formula="of:=[.$B50]" office:value-type="float" office:value="1.49588" calcext:value-type="float">
            <text:p>1.49588</text:p>
          </table:table-cell>
          <table:table-cell table:number-columns-repeated="8"/>
        </table:table-row>
        <table:table-row table:style-name="ro1">
          <table:table-cell office:value-type="float" office:value="0.22324" calcext:value-type="float">
            <text:p>0.22324</text:p>
          </table:table-cell>
          <table:table-cell office:value-type="float" office:value="1.88202" calcext:value-type="float">
            <text:p>1.882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1]" office:value-type="float" office:value="0.22324" calcext:value-type="float">
            <text:p>0.22324</text:p>
          </table:table-cell>
          <table:table-cell table:formula="of:=[.$B51]" office:value-type="float" office:value="1.88202" calcext:value-type="float">
            <text:p>1.88202</text:p>
          </table:table-cell>
          <table:table-cell table:number-columns-repeated="8"/>
        </table:table-row>
        <table:table-row table:style-name="ro1">
          <table:table-cell office:value-type="float" office:value="0.41998" calcext:value-type="float">
            <text:p>0.41998</text:p>
          </table:table-cell>
          <table:table-cell office:value-type="float" office:value="-1.25052" calcext:value-type="float">
            <text:p>-1.250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2]" office:value-type="float" office:value="0.41998" calcext:value-type="float">
            <text:p>0.41998</text:p>
          </table:table-cell>
          <table:table-cell table:formula="of:=[.$B52]" office:value-type="float" office:value="-1.25052" calcext:value-type="float">
            <text:p>-1.25052</text:p>
          </table:table-cell>
          <table:table-cell table:number-columns-repeated="8"/>
        </table:table-row>
        <table:table-row table:style-name="ro1">
          <table:table-cell office:value-type="float" office:value="0.507848" calcext:value-type="float">
            <text:p>0.507848</text:p>
          </table:table-cell>
          <table:table-cell office:value-type="float" office:value="2.41192" calcext:value-type="float">
            <text:p>2.411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3]" office:value-type="float" office:value="0.507848" calcext:value-type="float">
            <text:p>0.507848</text:p>
          </table:table-cell>
          <table:table-cell table:formula="of:=[.$B53]" office:value-type="float" office:value="2.41192" calcext:value-type="float">
            <text:p>2.41192</text:p>
          </table:table-cell>
          <table:table-cell table:number-columns-repeated="8"/>
        </table:table-row>
        <table:table-row table:style-name="ro1">
          <table:table-cell office:value-type="float" office:value="3.8748" calcext:value-type="float">
            <text:p>3.8748</text:p>
          </table:table-cell>
          <table:table-cell office:value-type="float" office:value="2.02984" calcext:value-type="float">
            <text:p>2.029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4]" office:value-type="float" office:value="3.8748" calcext:value-type="float">
            <text:p>3.8748</text:p>
          </table:table-cell>
          <table:table-cell table:formula="of:=[.$B54]" office:value-type="float" office:value="2.02984" calcext:value-type="float">
            <text:p>2.02984</text:p>
          </table:table-cell>
          <table:table-cell table:number-columns-repeated="8"/>
        </table:table-row>
        <table:table-row table:style-name="ro1">
          <table:table-cell office:value-type="float" office:value="0.463012" calcext:value-type="float">
            <text:p>0.463012</text:p>
          </table:table-cell>
          <table:table-cell office:value-type="float" office:value="0.493731" calcext:value-type="float">
            <text:p>0.4937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5]" office:value-type="float" office:value="0.463012" calcext:value-type="float">
            <text:p>0.463012</text:p>
          </table:table-cell>
          <table:table-cell table:formula="of:=[.$B55]" office:value-type="float" office:value="0.493731" calcext:value-type="float">
            <text:p>0.493731</text:p>
          </table:table-cell>
          <table:table-cell table:number-columns-repeated="8"/>
        </table:table-row>
        <table:table-row table:style-name="ro1">
          <table:table-cell office:value-type="float" office:value="0.686482" calcext:value-type="float">
            <text:p>0.686482</text:p>
          </table:table-cell>
          <table:table-cell office:value-type="float" office:value="1.29053" calcext:value-type="float">
            <text:p>1.290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6]" office:value-type="float" office:value="0.686482" calcext:value-type="float">
            <text:p>0.686482</text:p>
          </table:table-cell>
          <table:table-cell table:formula="of:=[.$B56]" office:value-type="float" office:value="1.29053" calcext:value-type="float">
            <text:p>1.29053</text:p>
          </table:table-cell>
          <table:table-cell table:number-columns-repeated="8"/>
        </table:table-row>
        <table:table-row table:style-name="ro1">
          <table:table-cell office:value-type="float" office:value="-0.133922" calcext:value-type="float">
            <text:p>-0.133922</text:p>
          </table:table-cell>
          <table:table-cell office:value-type="float" office:value="-0.376585" calcext:value-type="float">
            <text:p>-0.3765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7]" office:value-type="float" office:value="-0.133922" calcext:value-type="float">
            <text:p>-0.133922</text:p>
          </table:table-cell>
          <table:table-cell table:formula="of:=[.$B57]" office:value-type="float" office:value="-0.376585" calcext:value-type="float">
            <text:p>-0.376585</text:p>
          </table:table-cell>
          <table:table-cell table:number-columns-repeated="8"/>
        </table:table-row>
        <table:table-row table:style-name="ro1">
          <table:table-cell office:value-type="float" office:value="0.204685" calcext:value-type="float">
            <text:p>0.204685</text:p>
          </table:table-cell>
          <table:table-cell office:value-type="float" office:value="-1.75382" calcext:value-type="float">
            <text:p>-1.7538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8]" office:value-type="float" office:value="0.204685" calcext:value-type="float">
            <text:p>0.204685</text:p>
          </table:table-cell>
          <table:table-cell table:formula="of:=[.$B58]" office:value-type="float" office:value="-1.75382" calcext:value-type="float">
            <text:p>-1.75382</text:p>
          </table:table-cell>
          <table:table-cell table:number-columns-repeated="8"/>
        </table:table-row>
        <table:table-row table:style-name="ro1">
          <table:table-cell office:value-type="float" office:value="0.467059" calcext:value-type="float">
            <text:p>0.467059</text:p>
          </table:table-cell>
          <table:table-cell office:value-type="float" office:value="-1.16582" calcext:value-type="float">
            <text:p>-1.1658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9]" office:value-type="float" office:value="0.467059" calcext:value-type="float">
            <text:p>0.467059</text:p>
          </table:table-cell>
          <table:table-cell table:formula="of:=[.$B59]" office:value-type="float" office:value="-1.16582" calcext:value-type="float">
            <text:p>-1.16582</text:p>
          </table:table-cell>
          <table:table-cell table:number-columns-repeated="8"/>
        </table:table-row>
        <table:table-row table:style-name="ro1">
          <table:table-cell office:value-type="float" office:value="1.01661" calcext:value-type="float">
            <text:p>1.01661</text:p>
          </table:table-cell>
          <table:table-cell office:value-type="float" office:value="1.05671" calcext:value-type="float">
            <text:p>1.056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0]" office:value-type="float" office:value="1.01661" calcext:value-type="float">
            <text:p>1.01661</text:p>
          </table:table-cell>
          <table:table-cell table:formula="of:=[.$B60]" office:value-type="float" office:value="1.05671" calcext:value-type="float">
            <text:p>1.05671</text:p>
          </table:table-cell>
          <table:table-cell table:number-columns-repeated="8"/>
        </table:table-row>
        <table:table-row table:style-name="ro1">
          <table:table-cell office:value-type="float" office:value="-1.02072" calcext:value-type="float">
            <text:p>-1.02072</text:p>
          </table:table-cell>
          <table:table-cell office:value-type="float" office:value="0.310894" calcext:value-type="float">
            <text:p>0.3108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1]" office:value-type="float" office:value="-1.02072" calcext:value-type="float">
            <text:p>-1.02072</text:p>
          </table:table-cell>
          <table:table-cell table:formula="of:=[.$B61]" office:value-type="float" office:value="0.310894" calcext:value-type="float">
            <text:p>0.310894</text:p>
          </table:table-cell>
          <table:table-cell table:number-columns-repeated="8"/>
        </table:table-row>
        <table:table-row table:style-name="ro1">
          <table:table-cell office:value-type="float" office:value="-2.57928" calcext:value-type="float">
            <text:p>-2.57928</text:p>
          </table:table-cell>
          <table:table-cell office:value-type="float" office:value="-1.12947" calcext:value-type="float">
            <text:p>-1.129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2]" office:value-type="float" office:value="-2.57928" calcext:value-type="float">
            <text:p>-2.57928</text:p>
          </table:table-cell>
          <table:table-cell table:formula="of:=[.$B62]" office:value-type="float" office:value="-1.12947" calcext:value-type="float">
            <text:p>-1.12947</text:p>
          </table:table-cell>
          <table:table-cell table:number-columns-repeated="8"/>
        </table:table-row>
        <table:table-row table:style-name="ro1">
          <table:table-cell office:value-type="float" office:value="-0.0617491" calcext:value-type="float">
            <text:p>-0.0617491</text:p>
          </table:table-cell>
          <table:table-cell office:value-type="float" office:value="1.25814" calcext:value-type="float">
            <text:p>1.258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3]" office:value-type="float" office:value="-0.0617491" calcext:value-type="float">
            <text:p>-0.0617491</text:p>
          </table:table-cell>
          <table:table-cell table:formula="of:=[.$B63]" office:value-type="float" office:value="1.25814" calcext:value-type="float">
            <text:p>1.25814</text:p>
          </table:table-cell>
          <table:table-cell table:number-columns-repeated="8"/>
        </table:table-row>
        <table:table-row table:style-name="ro1">
          <table:table-cell office:value-type="float" office:value="2.94517" calcext:value-type="float">
            <text:p>2.94517</text:p>
          </table:table-cell>
          <table:table-cell office:value-type="float" office:value="1.23967" calcext:value-type="float">
            <text:p>1.239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4]" office:value-type="float" office:value="2.94517" calcext:value-type="float">
            <text:p>2.94517</text:p>
          </table:table-cell>
          <table:table-cell table:formula="of:=[.$B64]" office:value-type="float" office:value="1.23967" calcext:value-type="float">
            <text:p>1.23967</text:p>
          </table:table-cell>
          <table:table-cell table:number-columns-repeated="8"/>
        </table:table-row>
        <table:table-row table:style-name="ro1">
          <table:table-cell office:value-type="float" office:value="2.65094" calcext:value-type="float">
            <text:p>2.65094</text:p>
          </table:table-cell>
          <table:table-cell office:value-type="float" office:value="0.938043" calcext:value-type="float">
            <text:p>0.9380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5]" office:value-type="float" office:value="2.65094" calcext:value-type="float">
            <text:p>2.65094</text:p>
          </table:table-cell>
          <table:table-cell table:formula="of:=[.$B65]" office:value-type="float" office:value="0.938043" calcext:value-type="float">
            <text:p>0.938043</text:p>
          </table:table-cell>
          <table:table-cell table:number-columns-repeated="8"/>
        </table:table-row>
        <table:table-row table:style-name="ro1">
          <table:table-cell office:value-type="float" office:value="1.82007" calcext:value-type="float">
            <text:p>1.82007</text:p>
          </table:table-cell>
          <table:table-cell office:value-type="float" office:value="0.903548" calcext:value-type="float">
            <text:p>0.90354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6]" office:value-type="float" office:value="1.82007" calcext:value-type="float">
            <text:p>1.82007</text:p>
          </table:table-cell>
          <table:table-cell table:formula="of:=[.$B66]" office:value-type="float" office:value="0.903548" calcext:value-type="float">
            <text:p>0.903548</text:p>
          </table:table-cell>
          <table:table-cell table:number-columns-repeated="8"/>
        </table:table-row>
        <table:table-row table:style-name="ro1">
          <table:table-cell office:value-type="float" office:value="-0.311853" calcext:value-type="float">
            <text:p>-0.311853</text:p>
          </table:table-cell>
          <table:table-cell office:value-type="float" office:value="1.40208" calcext:value-type="float">
            <text:p>1.402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7]" office:value-type="float" office:value="-0.311853" calcext:value-type="float">
            <text:p>-0.311853</text:p>
          </table:table-cell>
          <table:table-cell table:formula="of:=[.$B67]" office:value-type="float" office:value="1.40208" calcext:value-type="float">
            <text:p>1.40208</text:p>
          </table:table-cell>
          <table:table-cell table:number-columns-repeated="8"/>
        </table:table-row>
        <table:table-row table:style-name="ro1">
          <table:table-cell office:value-type="float" office:value="-0.457772" calcext:value-type="float">
            <text:p>-0.457772</text:p>
          </table:table-cell>
          <table:table-cell office:value-type="float" office:value="0.393146" calcext:value-type="float">
            <text:p>0.3931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8]" office:value-type="float" office:value="-0.457772" calcext:value-type="float">
            <text:p>-0.457772</text:p>
          </table:table-cell>
          <table:table-cell table:formula="of:=[.$B68]" office:value-type="float" office:value="0.393146" calcext:value-type="float">
            <text:p>0.393146</text:p>
          </table:table-cell>
          <table:table-cell table:number-columns-repeated="8"/>
        </table:table-row>
        <table:table-row table:style-name="ro1">
          <table:table-cell office:value-type="float" office:value="-0.807757" calcext:value-type="float">
            <text:p>-0.807757</text:p>
          </table:table-cell>
          <table:table-cell office:value-type="float" office:value="0.42827" calcext:value-type="float">
            <text:p>0.428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9]" office:value-type="float" office:value="-0.807757" calcext:value-type="float">
            <text:p>-0.807757</text:p>
          </table:table-cell>
          <table:table-cell table:formula="of:=[.$B69]" office:value-type="float" office:value="0.42827" calcext:value-type="float">
            <text:p>0.42827</text:p>
          </table:table-cell>
          <table:table-cell table:number-columns-repeated="8"/>
        </table:table-row>
        <table:table-row table:style-name="ro1">
          <table:table-cell office:value-type="float" office:value="1.10802" calcext:value-type="float">
            <text:p>1.10802</text:p>
          </table:table-cell>
          <table:table-cell office:value-type="float" office:value="-0.308519" calcext:value-type="float">
            <text:p>-0.3085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0]" office:value-type="float" office:value="1.10802" calcext:value-type="float">
            <text:p>1.10802</text:p>
          </table:table-cell>
          <table:table-cell table:formula="of:=[.$B70]" office:value-type="float" office:value="-0.308519" calcext:value-type="float">
            <text:p>-0.308519</text:p>
          </table:table-cell>
          <table:table-cell table:number-columns-repeated="8"/>
        </table:table-row>
        <table:table-row table:style-name="ro1">
          <table:table-cell office:value-type="float" office:value="0.532733" calcext:value-type="float">
            <text:p>0.532733</text:p>
          </table:table-cell>
          <table:table-cell office:value-type="float" office:value="1.30225" calcext:value-type="float">
            <text:p>1.302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1]" office:value-type="float" office:value="0.532733" calcext:value-type="float">
            <text:p>0.532733</text:p>
          </table:table-cell>
          <table:table-cell table:formula="of:=[.$B71]" office:value-type="float" office:value="1.30225" calcext:value-type="float">
            <text:p>1.30225</text:p>
          </table:table-cell>
          <table:table-cell table:number-columns-repeated="8"/>
        </table:table-row>
        <table:table-row table:style-name="ro1">
          <table:table-cell office:value-type="float" office:value="-0.0805355" calcext:value-type="float">
            <text:p>-0.0805355</text:p>
          </table:table-cell>
          <table:table-cell office:value-type="float" office:value="1.24277" calcext:value-type="float">
            <text:p>1.242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2]" office:value-type="float" office:value="-0.0805355" calcext:value-type="float">
            <text:p>-0.0805355</text:p>
          </table:table-cell>
          <table:table-cell table:formula="of:=[.$B72]" office:value-type="float" office:value="1.24277" calcext:value-type="float">
            <text:p>1.24277</text:p>
          </table:table-cell>
          <table:table-cell table:number-columns-repeated="8"/>
        </table:table-row>
        <table:table-row table:style-name="ro1">
          <table:table-cell office:value-type="float" office:value="1.88658" calcext:value-type="float">
            <text:p>1.88658</text:p>
          </table:table-cell>
          <table:table-cell office:value-type="float" office:value="-0.185985" calcext:value-type="float">
            <text:p>-0.1859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3]" office:value-type="float" office:value="1.88658" calcext:value-type="float">
            <text:p>1.88658</text:p>
          </table:table-cell>
          <table:table-cell table:formula="of:=[.$B73]" office:value-type="float" office:value="-0.185985" calcext:value-type="float">
            <text:p>-0.185985</text:p>
          </table:table-cell>
          <table:table-cell table:number-columns-repeated="8"/>
        </table:table-row>
        <table:table-row table:style-name="ro1">
          <table:table-cell office:value-type="float" office:value="-0.264828" calcext:value-type="float">
            <text:p>-0.264828</text:p>
          </table:table-cell>
          <table:table-cell office:value-type="float" office:value="0.0377902" calcext:value-type="float">
            <text:p>0.03779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4]" office:value-type="float" office:value="-0.264828" calcext:value-type="float">
            <text:p>-0.264828</text:p>
          </table:table-cell>
          <table:table-cell table:formula="of:=[.$B74]" office:value-type="float" office:value="0.0377902" calcext:value-type="float">
            <text:p>0.0377902</text:p>
          </table:table-cell>
          <table:table-cell table:number-columns-repeated="8"/>
        </table:table-row>
        <table:table-row table:style-name="ro1">
          <table:table-cell office:value-type="float" office:value="1.28791" calcext:value-type="float">
            <text:p>1.28791</text:p>
          </table:table-cell>
          <table:table-cell office:value-type="float" office:value="-0.360231" calcext:value-type="float">
            <text:p>-0.3602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5]" office:value-type="float" office:value="1.28791" calcext:value-type="float">
            <text:p>1.28791</text:p>
          </table:table-cell>
          <table:table-cell table:formula="of:=[.$B75]" office:value-type="float" office:value="-0.360231" calcext:value-type="float">
            <text:p>-0.360231</text:p>
          </table:table-cell>
          <table:table-cell table:number-columns-repeated="8"/>
        </table:table-row>
        <table:table-row table:style-name="ro1">
          <table:table-cell office:value-type="float" office:value="-0.278807" calcext:value-type="float">
            <text:p>-0.278807</text:p>
          </table:table-cell>
          <table:table-cell office:value-type="float" office:value="1.32739" calcext:value-type="float">
            <text:p>1.327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6]" office:value-type="float" office:value="-0.278807" calcext:value-type="float">
            <text:p>-0.278807</text:p>
          </table:table-cell>
          <table:table-cell table:formula="of:=[.$B76]" office:value-type="float" office:value="1.32739" calcext:value-type="float">
            <text:p>1.32739</text:p>
          </table:table-cell>
          <table:table-cell table:number-columns-repeated="8"/>
        </table:table-row>
        <table:table-row table:style-name="ro1">
          <table:table-cell office:value-type="float" office:value="0.626447" calcext:value-type="float">
            <text:p>0.626447</text:p>
          </table:table-cell>
          <table:table-cell office:value-type="float" office:value="0.656213" calcext:value-type="float">
            <text:p>0.6562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7]" office:value-type="float" office:value="0.626447" calcext:value-type="float">
            <text:p>0.626447</text:p>
          </table:table-cell>
          <table:table-cell table:formula="of:=[.$B77]" office:value-type="float" office:value="0.656213" calcext:value-type="float">
            <text:p>0.656213</text:p>
          </table:table-cell>
          <table:table-cell table:number-columns-repeated="8"/>
        </table:table-row>
        <table:table-row table:style-name="ro1">
          <table:table-cell office:value-type="float" office:value="1.30326" calcext:value-type="float">
            <text:p>1.30326</text:p>
          </table:table-cell>
          <table:table-cell office:value-type="float" office:value="0.176128" calcext:value-type="float">
            <text:p>0.176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8]" office:value-type="float" office:value="1.30326" calcext:value-type="float">
            <text:p>1.30326</text:p>
          </table:table-cell>
          <table:table-cell table:formula="of:=[.$B78]" office:value-type="float" office:value="0.176128" calcext:value-type="float">
            <text:p>0.176128</text:p>
          </table:table-cell>
          <table:table-cell table:number-columns-repeated="8"/>
        </table:table-row>
        <table:table-row table:style-name="ro1">
          <table:table-cell office:value-type="float" office:value="2.40658" calcext:value-type="float">
            <text:p>2.40658</text:p>
          </table:table-cell>
          <table:table-cell office:value-type="float" office:value="0.428004" calcext:value-type="float">
            <text:p>0.42800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9]" office:value-type="float" office:value="2.40658" calcext:value-type="float">
            <text:p>2.40658</text:p>
          </table:table-cell>
          <table:table-cell table:formula="of:=[.$B79]" office:value-type="float" office:value="0.428004" calcext:value-type="float">
            <text:p>0.428004</text:p>
          </table:table-cell>
          <table:table-cell table:number-columns-repeated="8"/>
        </table:table-row>
        <table:table-row table:style-name="ro1">
          <table:table-cell office:value-type="float" office:value="1.94327" calcext:value-type="float">
            <text:p>1.94327</text:p>
          </table:table-cell>
          <table:table-cell office:value-type="float" office:value="0.229259" calcext:value-type="float">
            <text:p>0.22925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0]" office:value-type="float" office:value="1.94327" calcext:value-type="float">
            <text:p>1.94327</text:p>
          </table:table-cell>
          <table:table-cell table:formula="of:=[.$B80]" office:value-type="float" office:value="0.229259" calcext:value-type="float">
            <text:p>0.229259</text:p>
          </table:table-cell>
          <table:table-cell table:number-columns-repeated="8"/>
        </table:table-row>
        <table:table-row table:style-name="ro1">
          <table:table-cell office:value-type="float" office:value="0.855412" calcext:value-type="float">
            <text:p>0.855412</text:p>
          </table:table-cell>
          <table:table-cell office:value-type="float" office:value="-0.248279" calcext:value-type="float">
            <text:p>-0.24827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1]" office:value-type="float" office:value="0.855412" calcext:value-type="float">
            <text:p>0.855412</text:p>
          </table:table-cell>
          <table:table-cell table:formula="of:=[.$B81]" office:value-type="float" office:value="-0.248279" calcext:value-type="float">
            <text:p>-0.248279</text:p>
          </table:table-cell>
          <table:table-cell table:number-columns-repeated="8"/>
        </table:table-row>
        <table:table-row table:style-name="ro1">
          <table:table-cell office:value-type="float" office:value="1.21014" calcext:value-type="float">
            <text:p>1.21014</text:p>
          </table:table-cell>
          <table:table-cell office:value-type="float" office:value="-0.241579" calcext:value-type="float">
            <text:p>-0.24157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2]" office:value-type="float" office:value="1.21014" calcext:value-type="float">
            <text:p>1.21014</text:p>
          </table:table-cell>
          <table:table-cell table:formula="of:=[.$B82]" office:value-type="float" office:value="-0.241579" calcext:value-type="float">
            <text:p>-0.241579</text:p>
          </table:table-cell>
          <table:table-cell table:number-columns-repeated="8"/>
        </table:table-row>
        <table:table-row table:style-name="ro1">
          <table:table-cell office:value-type="float" office:value="3.31834" calcext:value-type="float">
            <text:p>3.31834</text:p>
          </table:table-cell>
          <table:table-cell office:value-type="float" office:value="1.63083" calcext:value-type="float">
            <text:p>1.6308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3]" office:value-type="float" office:value="3.31834" calcext:value-type="float">
            <text:p>3.31834</text:p>
          </table:table-cell>
          <table:table-cell table:formula="of:=[.$B83]" office:value-type="float" office:value="1.63083" calcext:value-type="float">
            <text:p>1.63083</text:p>
          </table:table-cell>
          <table:table-cell table:number-columns-repeated="8"/>
        </table:table-row>
        <table:table-row table:style-name="ro1">
          <table:table-cell office:value-type="float" office:value="1.23145" calcext:value-type="float">
            <text:p>1.23145</text:p>
          </table:table-cell>
          <table:table-cell office:value-type="float" office:value="0.212152" calcext:value-type="float">
            <text:p>0.2121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4]" office:value-type="float" office:value="1.23145" calcext:value-type="float">
            <text:p>1.23145</text:p>
          </table:table-cell>
          <table:table-cell table:formula="of:=[.$B84]" office:value-type="float" office:value="0.212152" calcext:value-type="float">
            <text:p>0.212152</text:p>
          </table:table-cell>
          <table:table-cell table:number-columns-repeated="8"/>
        </table:table-row>
        <table:table-row table:style-name="ro1">
          <table:table-cell office:value-type="float" office:value="0.219235" calcext:value-type="float">
            <text:p>0.219235</text:p>
          </table:table-cell>
          <table:table-cell office:value-type="float" office:value="0.457278" calcext:value-type="float">
            <text:p>0.4572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5]" office:value-type="float" office:value="0.219235" calcext:value-type="float">
            <text:p>0.219235</text:p>
          </table:table-cell>
          <table:table-cell table:formula="of:=[.$B85]" office:value-type="float" office:value="0.457278" calcext:value-type="float">
            <text:p>0.457278</text:p>
          </table:table-cell>
          <table:table-cell table:number-columns-repeated="8"/>
        </table:table-row>
        <table:table-row table:style-name="ro1">
          <table:table-cell office:value-type="float" office:value="0.0451884" calcext:value-type="float">
            <text:p>0.0451884</text:p>
          </table:table-cell>
          <table:table-cell office:value-type="float" office:value="1.31267" calcext:value-type="float">
            <text:p>1.312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6]" office:value-type="float" office:value="0.0451884" calcext:value-type="float">
            <text:p>0.0451884</text:p>
          </table:table-cell>
          <table:table-cell table:formula="of:=[.$B86]" office:value-type="float" office:value="1.31267" calcext:value-type="float">
            <text:p>1.31267</text:p>
          </table:table-cell>
          <table:table-cell table:number-columns-repeated="8"/>
        </table:table-row>
        <table:table-row table:style-name="ro1">
          <table:table-cell office:value-type="float" office:value="1.11204" calcext:value-type="float">
            <text:p>1.11204</text:p>
          </table:table-cell>
          <table:table-cell office:value-type="float" office:value="-0.299565" calcext:value-type="float">
            <text:p>-0.2995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7]" office:value-type="float" office:value="1.11204" calcext:value-type="float">
            <text:p>1.11204</text:p>
          </table:table-cell>
          <table:table-cell table:formula="of:=[.$B87]" office:value-type="float" office:value="-0.299565" calcext:value-type="float">
            <text:p>-0.299565</text:p>
          </table:table-cell>
          <table:table-cell table:number-columns-repeated="8"/>
        </table:table-row>
        <table:table-row table:style-name="ro1">
          <table:table-cell office:value-type="float" office:value="-0.634164" calcext:value-type="float">
            <text:p>-0.634164</text:p>
          </table:table-cell>
          <table:table-cell office:value-type="float" office:value="1.21008" calcext:value-type="float">
            <text:p>1.210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8]" office:value-type="float" office:value="-0.634164" calcext:value-type="float">
            <text:p>-0.634164</text:p>
          </table:table-cell>
          <table:table-cell table:formula="of:=[.$B88]" office:value-type="float" office:value="1.21008" calcext:value-type="float">
            <text:p>1.21008</text:p>
          </table:table-cell>
          <table:table-cell table:number-columns-repeated="8"/>
        </table:table-row>
        <table:table-row table:style-name="ro1">
          <table:table-cell office:value-type="float" office:value="0.683733" calcext:value-type="float">
            <text:p>0.683733</text:p>
          </table:table-cell>
          <table:table-cell office:value-type="float" office:value="2.07481" calcext:value-type="float">
            <text:p>2.074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9]" office:value-type="float" office:value="0.683733" calcext:value-type="float">
            <text:p>0.683733</text:p>
          </table:table-cell>
          <table:table-cell table:formula="of:=[.$B89]" office:value-type="float" office:value="2.07481" calcext:value-type="float">
            <text:p>2.07481</text:p>
          </table:table-cell>
          <table:table-cell table:number-columns-repeated="8"/>
        </table:table-row>
        <table:table-row table:style-name="ro1">
          <table:table-cell office:value-type="float" office:value="2.06562" calcext:value-type="float">
            <text:p>2.06562</text:p>
          </table:table-cell>
          <table:table-cell office:value-type="float" office:value="1.44965" calcext:value-type="float">
            <text:p>1.449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90]" office:value-type="float" office:value="2.06562" calcext:value-type="float">
            <text:p>2.06562</text:p>
          </table:table-cell>
          <table:table-cell table:formula="of:=[.$B90]" office:value-type="float" office:value="1.44965" calcext:value-type="float">
            <text:p>1.44965</text:p>
          </table:table-cell>
          <table:table-cell table:number-columns-repeated="8"/>
        </table:table-row>
        <table:table-row table:style-name="ro1">
          <table:table-cell office:value-type="float" office:value="0.158028" calcext:value-type="float">
            <text:p>0.158028</text:p>
          </table:table-cell>
          <table:table-cell office:value-type="float" office:value="-0.234621" calcext:value-type="float">
            <text:p>-0.2346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91]" office:value-type="float" office:value="0.158028" calcext:value-type="float">
            <text:p>0.158028</text:p>
          </table:table-cell>
          <table:table-cell table:formula="of:=[.$B91]" office:value-type="float" office:value="-0.234621" calcext:value-type="float">
            <text:p>-0.234621</text:p>
          </table:table-cell>
          <table:table-cell table:number-columns-repeated="8"/>
        </table:table-row>
        <table:table-row table:style-name="ro1">
          <table:table-cell office:value-type="float" office:value="2.16861" calcext:value-type="float">
            <text:p>2.16861</text:p>
          </table:table-cell>
          <table:table-cell office:value-type="float" office:value="1.27567" calcext:value-type="float">
            <text:p>1.275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92]" office:value-type="float" office:value="2.16861" calcext:value-type="float">
            <text:p>2.16861</text:p>
          </table:table-cell>
          <table:table-cell table:formula="of:=[.$B92]" office:value-type="float" office:value="1.27567" calcext:value-type="float">
            <text:p>1.27567</text:p>
          </table:table-cell>
          <table:table-cell table:number-columns-repeated="8"/>
        </table:table-row>
        <table:table-row table:style-name="ro1">
          <table:table-cell office:value-type="float" office:value="-0.482355" calcext:value-type="float">
            <text:p>-0.482355</text:p>
          </table:table-cell>
          <table:table-cell office:value-type="float" office:value="0.473728" calcext:value-type="float">
            <text:p>0.4737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93]" office:value-type="float" office:value="-0.482355" calcext:value-type="float">
            <text:p>-0.482355</text:p>
          </table:table-cell>
          <table:table-cell table:formula="of:=[.$B93]" office:value-type="float" office:value="0.473728" calcext:value-type="float">
            <text:p>0.473728</text:p>
          </table:table-cell>
          <table:table-cell table:number-columns-repeated="8"/>
        </table:table-row>
        <table:table-row table:style-name="ro1">
          <table:table-cell office:value-type="float" office:value="0.168285" calcext:value-type="float">
            <text:p>0.168285</text:p>
          </table:table-cell>
          <table:table-cell office:value-type="float" office:value="-1.09981" calcext:value-type="float">
            <text:p>-1.099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94]" office:value-type="float" office:value="0.168285" calcext:value-type="float">
            <text:p>0.168285</text:p>
          </table:table-cell>
          <table:table-cell table:formula="of:=[.$B94]" office:value-type="float" office:value="-1.09981" calcext:value-type="float">
            <text:p>-1.09981</text:p>
          </table:table-cell>
          <table:table-cell table:number-columns-repeated="8"/>
        </table:table-row>
        <table:table-row table:style-name="ro1">
          <table:table-cell office:value-type="float" office:value="0.347195" calcext:value-type="float">
            <text:p>0.347195</text:p>
          </table:table-cell>
          <table:table-cell office:value-type="float" office:value="-0.789335" calcext:value-type="float">
            <text:p>-0.7893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95]" office:value-type="float" office:value="0.347195" calcext:value-type="float">
            <text:p>0.347195</text:p>
          </table:table-cell>
          <table:table-cell table:formula="of:=[.$B95]" office:value-type="float" office:value="-0.789335" calcext:value-type="float">
            <text:p>-0.789335</text:p>
          </table:table-cell>
          <table:table-cell table:number-columns-repeated="8"/>
        </table:table-row>
        <table:table-row table:style-name="ro1">
          <table:table-cell office:value-type="float" office:value="1.14872" calcext:value-type="float">
            <text:p>1.14872</text:p>
          </table:table-cell>
          <table:table-cell office:value-type="float" office:value="1.45612" calcext:value-type="float">
            <text:p>1.456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96]" office:value-type="float" office:value="1.14872" calcext:value-type="float">
            <text:p>1.14872</text:p>
          </table:table-cell>
          <table:table-cell table:formula="of:=[.$B96]" office:value-type="float" office:value="1.45612" calcext:value-type="float">
            <text:p>1.45612</text:p>
          </table:table-cell>
          <table:table-cell table:number-columns-repeated="8"/>
        </table:table-row>
        <table:table-row table:style-name="ro1">
          <table:table-cell office:value-type="float" office:value="0.542591" calcext:value-type="float">
            <text:p>0.542591</text:p>
          </table:table-cell>
          <table:table-cell office:value-type="float" office:value="-0.898797" calcext:value-type="float">
            <text:p>-0.8987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97]" office:value-type="float" office:value="0.542591" calcext:value-type="float">
            <text:p>0.542591</text:p>
          </table:table-cell>
          <table:table-cell table:formula="of:=[.$B97]" office:value-type="float" office:value="-0.898797" calcext:value-type="float">
            <text:p>-0.898797</text:p>
          </table:table-cell>
          <table:table-cell table:number-columns-repeated="8"/>
        </table:table-row>
        <table:table-row table:style-name="ro1">
          <table:table-cell office:value-type="float" office:value="2.63033" calcext:value-type="float">
            <text:p>2.63033</text:p>
          </table:table-cell>
          <table:table-cell office:value-type="float" office:value="2.80255" calcext:value-type="float">
            <text:p>2.802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98]" office:value-type="float" office:value="2.63033" calcext:value-type="float">
            <text:p>2.63033</text:p>
          </table:table-cell>
          <table:table-cell table:formula="of:=[.$B98]" office:value-type="float" office:value="2.80255" calcext:value-type="float">
            <text:p>2.80255</text:p>
          </table:table-cell>
          <table:table-cell table:number-columns-repeated="8"/>
        </table:table-row>
        <table:table-row table:style-name="ro1">
          <table:table-cell office:value-type="float" office:value="3.38982" calcext:value-type="float">
            <text:p>3.38982</text:p>
          </table:table-cell>
          <table:table-cell office:value-type="float" office:value="1.96114" calcext:value-type="float">
            <text:p>1.961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99]" office:value-type="float" office:value="3.38982" calcext:value-type="float">
            <text:p>3.38982</text:p>
          </table:table-cell>
          <table:table-cell table:formula="of:=[.$B99]" office:value-type="float" office:value="1.96114" calcext:value-type="float">
            <text:p>1.96114</text:p>
          </table:table-cell>
          <table:table-cell table:number-columns-repeated="8"/>
        </table:table-row>
        <table:table-row table:style-name="ro1">
          <table:table-cell office:value-type="float" office:value="2.12242" calcext:value-type="float">
            <text:p>2.12242</text:p>
          </table:table-cell>
          <table:table-cell office:value-type="float" office:value="0.747571" calcext:value-type="float">
            <text:p>0.7475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00]" office:value-type="float" office:value="2.12242" calcext:value-type="float">
            <text:p>2.12242</text:p>
          </table:table-cell>
          <table:table-cell table:formula="of:=[.$B100]" office:value-type="float" office:value="0.747571" calcext:value-type="float">
            <text:p>0.747571</text:p>
          </table:table-cell>
          <table:table-cell table:number-columns-repeated="8"/>
        </table:table-row>
        <table:table-row table:style-name="ro1">
          <table:table-cell office:value-type="float" office:value="1.28388" calcext:value-type="float">
            <text:p>1.28388</text:p>
          </table:table-cell>
          <table:table-cell office:value-type="float" office:value="2.69572" calcext:value-type="float">
            <text:p>2.695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01]" office:value-type="float" office:value="1.28388" calcext:value-type="float">
            <text:p>1.28388</text:p>
          </table:table-cell>
          <table:table-cell table:formula="of:=[.$B101]" office:value-type="float" office:value="2.69572" calcext:value-type="float">
            <text:p>2.69572</text:p>
          </table:table-cell>
          <table:table-cell table:number-columns-repeated="8"/>
        </table:table-row>
        <table:table-row table:style-name="ro1">
          <table:table-cell office:value-type="float" office:value="-1.10817" calcext:value-type="float">
            <text:p>-1.10817</text:p>
          </table:table-cell>
          <table:table-cell office:value-type="float" office:value="0.388277" calcext:value-type="float">
            <text:p>0.3882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02]" office:value-type="float" office:value="-1.10817" calcext:value-type="float">
            <text:p>-1.10817</text:p>
          </table:table-cell>
          <table:table-cell table:formula="of:=[.$B102]" office:value-type="float" office:value="0.388277" calcext:value-type="float">
            <text:p>0.388277</text:p>
          </table:table-cell>
          <table:table-cell table:number-columns-repeated="8"/>
        </table:table-row>
        <table:table-row table:style-name="ro1">
          <table:table-cell office:value-type="float" office:value="0.690509" calcext:value-type="float">
            <text:p>0.690509</text:p>
          </table:table-cell>
          <table:table-cell office:value-type="float" office:value="-1.02917" calcext:value-type="float">
            <text:p>-1.029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03]" office:value-type="float" office:value="0.690509" calcext:value-type="float">
            <text:p>0.690509</text:p>
          </table:table-cell>
          <table:table-cell table:formula="of:=[.$B103]" office:value-type="float" office:value="-1.02917" calcext:value-type="float">
            <text:p>-1.02917</text:p>
          </table:table-cell>
          <table:table-cell table:number-columns-repeated="8"/>
        </table:table-row>
        <table:table-row table:style-name="ro1">
          <table:table-cell office:value-type="float" office:value="2.40698" calcext:value-type="float">
            <text:p>2.40698</text:p>
          </table:table-cell>
          <table:table-cell office:value-type="float" office:value="1.23429" calcext:value-type="float">
            <text:p>1.234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04]" office:value-type="float" office:value="2.40698" calcext:value-type="float">
            <text:p>2.40698</text:p>
          </table:table-cell>
          <table:table-cell table:formula="of:=[.$B104]" office:value-type="float" office:value="1.23429" calcext:value-type="float">
            <text:p>1.23429</text:p>
          </table:table-cell>
          <table:table-cell table:number-columns-repeated="8"/>
        </table:table-row>
        <table:table-row table:style-name="ro1">
          <table:table-cell office:value-type="float" office:value="-0.596275" calcext:value-type="float">
            <text:p>-0.596275</text:p>
          </table:table-cell>
          <table:table-cell office:value-type="float" office:value="-0.916681" calcext:value-type="float">
            <text:p>-0.9166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05]" office:value-type="float" office:value="-0.596275" calcext:value-type="float">
            <text:p>-0.596275</text:p>
          </table:table-cell>
          <table:table-cell table:formula="of:=[.$B105]" office:value-type="float" office:value="-0.916681" calcext:value-type="float">
            <text:p>-0.916681</text:p>
          </table:table-cell>
          <table:table-cell table:number-columns-repeated="8"/>
        </table:table-row>
        <table:table-row table:style-name="ro1">
          <table:table-cell office:value-type="float" office:value="1.12595" calcext:value-type="float">
            <text:p>1.12595</text:p>
          </table:table-cell>
          <table:table-cell office:value-type="float" office:value="-0.131082" calcext:value-type="float">
            <text:p>-0.13108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06]" office:value-type="float" office:value="1.12595" calcext:value-type="float">
            <text:p>1.12595</text:p>
          </table:table-cell>
          <table:table-cell table:formula="of:=[.$B106]" office:value-type="float" office:value="-0.131082" calcext:value-type="float">
            <text:p>-0.131082</text:p>
          </table:table-cell>
          <table:table-cell table:number-columns-repeated="8"/>
        </table:table-row>
        <table:table-row table:style-name="ro1">
          <table:table-cell office:value-type="float" office:value="1.04582" calcext:value-type="float">
            <text:p>1.04582</text:p>
          </table:table-cell>
          <table:table-cell office:value-type="float" office:value="0.553957" calcext:value-type="float">
            <text:p>0.55395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07]" office:value-type="float" office:value="1.04582" calcext:value-type="float">
            <text:p>1.04582</text:p>
          </table:table-cell>
          <table:table-cell table:formula="of:=[.$B107]" office:value-type="float" office:value="0.553957" calcext:value-type="float">
            <text:p>0.553957</text:p>
          </table:table-cell>
          <table:table-cell table:number-columns-repeated="8"/>
        </table:table-row>
        <table:table-row table:style-name="ro1">
          <table:table-cell office:value-type="float" office:value="-0.839042" calcext:value-type="float">
            <text:p>-0.839042</text:p>
          </table:table-cell>
          <table:table-cell office:value-type="float" office:value="0.547421" calcext:value-type="float">
            <text:p>0.5474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08]" office:value-type="float" office:value="-0.839042" calcext:value-type="float">
            <text:p>-0.839042</text:p>
          </table:table-cell>
          <table:table-cell table:formula="of:=[.$B108]" office:value-type="float" office:value="0.547421" calcext:value-type="float">
            <text:p>0.547421</text:p>
          </table:table-cell>
          <table:table-cell table:number-columns-repeated="8"/>
        </table:table-row>
        <table:table-row table:style-name="ro1">
          <table:table-cell office:value-type="float" office:value="2.19351" calcext:value-type="float">
            <text:p>2.19351</text:p>
          </table:table-cell>
          <table:table-cell office:value-type="float" office:value="3.84364" calcext:value-type="float">
            <text:p>3.843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09]" office:value-type="float" office:value="2.19351" calcext:value-type="float">
            <text:p>2.19351</text:p>
          </table:table-cell>
          <table:table-cell table:formula="of:=[.$B109]" office:value-type="float" office:value="3.84364" calcext:value-type="float">
            <text:p>3.84364</text:p>
          </table:table-cell>
          <table:table-cell table:number-columns-repeated="8"/>
        </table:table-row>
        <table:table-row table:style-name="ro1">
          <table:table-cell office:value-type="float" office:value="0.447912" calcext:value-type="float">
            <text:p>0.447912</text:p>
          </table:table-cell>
          <table:table-cell office:value-type="float" office:value="0.237444" calcext:value-type="float">
            <text:p>0.2374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10]" office:value-type="float" office:value="0.447912" calcext:value-type="float">
            <text:p>0.447912</text:p>
          </table:table-cell>
          <table:table-cell table:formula="of:=[.$B110]" office:value-type="float" office:value="0.237444" calcext:value-type="float">
            <text:p>0.237444</text:p>
          </table:table-cell>
          <table:table-cell table:number-columns-repeated="8"/>
        </table:table-row>
        <table:table-row table:style-name="ro1">
          <table:table-cell office:value-type="float" office:value="1.2153" calcext:value-type="float">
            <text:p>1.2153</text:p>
          </table:table-cell>
          <table:table-cell office:value-type="float" office:value="0.944178" calcext:value-type="float">
            <text:p>0.9441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11]" office:value-type="float" office:value="1.2153" calcext:value-type="float">
            <text:p>1.2153</text:p>
          </table:table-cell>
          <table:table-cell table:formula="of:=[.$B111]" office:value-type="float" office:value="0.944178" calcext:value-type="float">
            <text:p>0.944178</text:p>
          </table:table-cell>
          <table:table-cell table:number-columns-repeated="8"/>
        </table:table-row>
        <table:table-row table:style-name="ro1">
          <table:table-cell office:value-type="float" office:value="-0.746574" calcext:value-type="float">
            <text:p>-0.746574</text:p>
          </table:table-cell>
          <table:table-cell office:value-type="float" office:value="0.552659" calcext:value-type="float">
            <text:p>0.5526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12]" office:value-type="float" office:value="-0.746574" calcext:value-type="float">
            <text:p>-0.746574</text:p>
          </table:table-cell>
          <table:table-cell table:formula="of:=[.$B112]" office:value-type="float" office:value="0.552659" calcext:value-type="float">
            <text:p>0.552659</text:p>
          </table:table-cell>
          <table:table-cell table:number-columns-repeated="8"/>
        </table:table-row>
        <table:table-row table:style-name="ro1">
          <table:table-cell office:value-type="float" office:value="-0.319808" calcext:value-type="float">
            <text:p>-0.319808</text:p>
          </table:table-cell>
          <table:table-cell office:value-type="float" office:value="0.8922" calcext:value-type="float">
            <text:p>0.89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13]" office:value-type="float" office:value="-0.319808" calcext:value-type="float">
            <text:p>-0.319808</text:p>
          </table:table-cell>
          <table:table-cell table:formula="of:=[.$B113]" office:value-type="float" office:value="0.8922" calcext:value-type="float">
            <text:p>0.8922</text:p>
          </table:table-cell>
          <table:table-cell table:number-columns-repeated="8"/>
        </table:table-row>
        <table:table-row table:style-name="ro1">
          <table:table-cell office:value-type="float" office:value="0.0491319" calcext:value-type="float">
            <text:p>0.0491319</text:p>
          </table:table-cell>
          <table:table-cell office:value-type="float" office:value="-0.176108" calcext:value-type="float">
            <text:p>-0.1761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14]" office:value-type="float" office:value="0.0491319" calcext:value-type="float">
            <text:p>0.0491319</text:p>
          </table:table-cell>
          <table:table-cell table:formula="of:=[.$B114]" office:value-type="float" office:value="-0.176108" calcext:value-type="float">
            <text:p>-0.176108</text:p>
          </table:table-cell>
          <table:table-cell table:number-columns-repeated="8"/>
        </table:table-row>
        <table:table-row table:style-name="ro1">
          <table:table-cell office:value-type="float" office:value="-0.239086" calcext:value-type="float">
            <text:p>-0.239086</text:p>
          </table:table-cell>
          <table:table-cell office:value-type="float" office:value="-0.444474" calcext:value-type="float">
            <text:p>-0.4444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15]" office:value-type="float" office:value="-0.239086" calcext:value-type="float">
            <text:p>-0.239086</text:p>
          </table:table-cell>
          <table:table-cell table:formula="of:=[.$B115]" office:value-type="float" office:value="-0.444474" calcext:value-type="float">
            <text:p>-0.444474</text:p>
          </table:table-cell>
          <table:table-cell table:number-columns-repeated="8"/>
        </table:table-row>
        <table:table-row table:style-name="ro1">
          <table:table-cell office:value-type="float" office:value="0.303225" calcext:value-type="float">
            <text:p>0.303225</text:p>
          </table:table-cell>
          <table:table-cell office:value-type="float" office:value="2.44599" calcext:value-type="float">
            <text:p>2.445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16]" office:value-type="float" office:value="0.303225" calcext:value-type="float">
            <text:p>0.303225</text:p>
          </table:table-cell>
          <table:table-cell table:formula="of:=[.$B116]" office:value-type="float" office:value="2.44599" calcext:value-type="float">
            <text:p>2.44599</text:p>
          </table:table-cell>
          <table:table-cell table:number-columns-repeated="8"/>
        </table:table-row>
        <table:table-row table:style-name="ro1">
          <table:table-cell office:value-type="float" office:value="0.960527" calcext:value-type="float">
            <text:p>0.960527</text:p>
          </table:table-cell>
          <table:table-cell office:value-type="float" office:value="0.818187" calcext:value-type="float">
            <text:p>0.8181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17]" office:value-type="float" office:value="0.960527" calcext:value-type="float">
            <text:p>0.960527</text:p>
          </table:table-cell>
          <table:table-cell table:formula="of:=[.$B117]" office:value-type="float" office:value="0.818187" calcext:value-type="float">
            <text:p>0.818187</text:p>
          </table:table-cell>
          <table:table-cell table:number-columns-repeated="8"/>
        </table:table-row>
        <table:table-row table:style-name="ro1">
          <table:table-cell office:value-type="float" office:value="3.26856" calcext:value-type="float">
            <text:p>3.26856</text:p>
          </table:table-cell>
          <table:table-cell office:value-type="float" office:value="1.92303" calcext:value-type="float">
            <text:p>1.923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18]" office:value-type="float" office:value="3.26856" calcext:value-type="float">
            <text:p>3.26856</text:p>
          </table:table-cell>
          <table:table-cell table:formula="of:=[.$B118]" office:value-type="float" office:value="1.92303" calcext:value-type="float">
            <text:p>1.92303</text:p>
          </table:table-cell>
          <table:table-cell table:number-columns-repeated="8"/>
        </table:table-row>
        <table:table-row table:style-name="ro1">
          <table:table-cell office:value-type="float" office:value="0.551426" calcext:value-type="float">
            <text:p>0.551426</text:p>
          </table:table-cell>
          <table:table-cell office:value-type="float" office:value="-1.00521" calcext:value-type="float">
            <text:p>-1.005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19]" office:value-type="float" office:value="0.551426" calcext:value-type="float">
            <text:p>0.551426</text:p>
          </table:table-cell>
          <table:table-cell table:formula="of:=[.$B119]" office:value-type="float" office:value="-1.00521" calcext:value-type="float">
            <text:p>-1.00521</text:p>
          </table:table-cell>
          <table:table-cell table:number-columns-repeated="8"/>
        </table:table-row>
        <table:table-row table:style-name="ro1">
          <table:table-cell office:value-type="float" office:value="0.160673" calcext:value-type="float">
            <text:p>0.160673</text:p>
          </table:table-cell>
          <table:table-cell office:value-type="float" office:value="0.516835" calcext:value-type="float">
            <text:p>0.5168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20]" office:value-type="float" office:value="0.160673" calcext:value-type="float">
            <text:p>0.160673</text:p>
          </table:table-cell>
          <table:table-cell table:formula="of:=[.$B120]" office:value-type="float" office:value="0.516835" calcext:value-type="float">
            <text:p>0.516835</text:p>
          </table:table-cell>
          <table:table-cell table:number-columns-repeated="8"/>
        </table:table-row>
        <table:table-row table:style-name="ro1">
          <table:table-cell office:value-type="float" office:value="1.91899" calcext:value-type="float">
            <text:p>1.91899</text:p>
          </table:table-cell>
          <table:table-cell office:value-type="float" office:value="2.30361" calcext:value-type="float">
            <text:p>2.303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21]" office:value-type="float" office:value="1.91899" calcext:value-type="float">
            <text:p>1.91899</text:p>
          </table:table-cell>
          <table:table-cell table:formula="of:=[.$B121]" office:value-type="float" office:value="2.30361" calcext:value-type="float">
            <text:p>2.30361</text:p>
          </table:table-cell>
          <table:table-cell table:number-columns-repeated="8"/>
        </table:table-row>
        <table:table-row table:style-name="ro1">
          <table:table-cell office:value-type="float" office:value="-0.218149" calcext:value-type="float">
            <text:p>-0.218149</text:p>
          </table:table-cell>
          <table:table-cell office:value-type="float" office:value="0.812957" calcext:value-type="float">
            <text:p>0.8129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22]" office:value-type="float" office:value="-0.218149" calcext:value-type="float">
            <text:p>-0.218149</text:p>
          </table:table-cell>
          <table:table-cell table:formula="of:=[.$B122]" office:value-type="float" office:value="0.812957" calcext:value-type="float">
            <text:p>0.812957</text:p>
          </table:table-cell>
          <table:table-cell table:number-columns-repeated="8"/>
        </table:table-row>
        <table:table-row table:style-name="ro1">
          <table:table-cell office:value-type="float" office:value="1.60178" calcext:value-type="float">
            <text:p>1.60178</text:p>
          </table:table-cell>
          <table:table-cell office:value-type="float" office:value="0.0448389" calcext:value-type="float">
            <text:p>0.044838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3]" office:value-type="float" office:value="1.60178" calcext:value-type="float">
            <text:p>1.60178</text:p>
          </table:table-cell>
          <table:table-cell table:formula="of:=[.$B123]" office:value-type="float" office:value="0.0448389" calcext:value-type="float">
            <text:p>0.0448389</text:p>
          </table:table-cell>
          <table:table-cell table:number-columns-repeated="8"/>
        </table:table-row>
        <table:table-row table:style-name="ro1">
          <table:table-cell office:value-type="float" office:value="-0.406359" calcext:value-type="float">
            <text:p>-0.406359</text:p>
          </table:table-cell>
          <table:table-cell office:value-type="float" office:value="-0.0584332" calcext:value-type="float">
            <text:p>-0.05843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24]" office:value-type="float" office:value="-0.406359" calcext:value-type="float">
            <text:p>-0.406359</text:p>
          </table:table-cell>
          <table:table-cell table:formula="of:=[.$B124]" office:value-type="float" office:value="-0.0584332" calcext:value-type="float">
            <text:p>-0.0584332</text:p>
          </table:table-cell>
          <table:table-cell table:number-columns-repeated="8"/>
        </table:table-row>
        <table:table-row table:style-name="ro1">
          <table:table-cell office:value-type="float" office:value="-0.740763" calcext:value-type="float">
            <text:p>-0.740763</text:p>
          </table:table-cell>
          <table:table-cell office:value-type="float" office:value="-0.623577" calcext:value-type="float">
            <text:p>-0.6235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25]" office:value-type="float" office:value="-0.740763" calcext:value-type="float">
            <text:p>-0.740763</text:p>
          </table:table-cell>
          <table:table-cell table:formula="of:=[.$B125]" office:value-type="float" office:value="-0.623577" calcext:value-type="float">
            <text:p>-0.623577</text:p>
          </table:table-cell>
          <table:table-cell table:number-columns-repeated="8"/>
        </table:table-row>
        <table:table-row table:style-name="ro1">
          <table:table-cell office:value-type="float" office:value="-0.717902" calcext:value-type="float">
            <text:p>-0.717902</text:p>
          </table:table-cell>
          <table:table-cell office:value-type="float" office:value="0.890693" calcext:value-type="float">
            <text:p>0.8906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26]" office:value-type="float" office:value="-0.717902" calcext:value-type="float">
            <text:p>-0.717902</text:p>
          </table:table-cell>
          <table:table-cell table:formula="of:=[.$B126]" office:value-type="float" office:value="0.890693" calcext:value-type="float">
            <text:p>0.890693</text:p>
          </table:table-cell>
          <table:table-cell table:number-columns-repeated="8"/>
        </table:table-row>
        <table:table-row table:style-name="ro1">
          <table:table-cell office:value-type="float" office:value="1.61958" calcext:value-type="float">
            <text:p>1.61958</text:p>
          </table:table-cell>
          <table:table-cell office:value-type="float" office:value="0.287087" calcext:value-type="float">
            <text:p>0.2870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27]" office:value-type="float" office:value="1.61958" calcext:value-type="float">
            <text:p>1.61958</text:p>
          </table:table-cell>
          <table:table-cell table:formula="of:=[.$B127]" office:value-type="float" office:value="0.287087" calcext:value-type="float">
            <text:p>0.287087</text:p>
          </table:table-cell>
          <table:table-cell table:number-columns-repeated="8"/>
        </table:table-row>
        <table:table-row table:style-name="ro1">
          <table:table-cell office:value-type="float" office:value="-0.810984" calcext:value-type="float">
            <text:p>-0.810984</text:p>
          </table:table-cell>
          <table:table-cell office:value-type="float" office:value="1.50999" calcext:value-type="float">
            <text:p>1.509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28]" office:value-type="float" office:value="-0.810984" calcext:value-type="float">
            <text:p>-0.810984</text:p>
          </table:table-cell>
          <table:table-cell table:formula="of:=[.$B128]" office:value-type="float" office:value="1.50999" calcext:value-type="float">
            <text:p>1.50999</text:p>
          </table:table-cell>
          <table:table-cell table:number-columns-repeated="8"/>
        </table:table-row>
        <table:table-row table:style-name="ro1">
          <table:table-cell office:value-type="float" office:value="-0.0381037" calcext:value-type="float">
            <text:p>-0.0381037</text:p>
          </table:table-cell>
          <table:table-cell office:value-type="float" office:value="1.43077" calcext:value-type="float">
            <text:p>1.430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29]" office:value-type="float" office:value="-0.0381037" calcext:value-type="float">
            <text:p>-0.0381037</text:p>
          </table:table-cell>
          <table:table-cell table:formula="of:=[.$B129]" office:value-type="float" office:value="1.43077" calcext:value-type="float">
            <text:p>1.43077</text:p>
          </table:table-cell>
          <table:table-cell table:number-columns-repeated="8"/>
        </table:table-row>
        <table:table-row table:style-name="ro1">
          <table:table-cell office:value-type="float" office:value="1.56719" calcext:value-type="float">
            <text:p>1.56719</text:p>
          </table:table-cell>
          <table:table-cell office:value-type="float" office:value="2.70634" calcext:value-type="float">
            <text:p>2.706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30]" office:value-type="float" office:value="1.56719" calcext:value-type="float">
            <text:p>1.56719</text:p>
          </table:table-cell>
          <table:table-cell table:formula="of:=[.$B130]" office:value-type="float" office:value="2.70634" calcext:value-type="float">
            <text:p>2.70634</text:p>
          </table:table-cell>
          <table:table-cell table:number-columns-repeated="8"/>
        </table:table-row>
        <table:table-row table:style-name="ro1">
          <table:table-cell office:value-type="float" office:value="1.93391" calcext:value-type="float">
            <text:p>1.93391</text:p>
          </table:table-cell>
          <table:table-cell office:value-type="float" office:value="0.483071" calcext:value-type="float">
            <text:p>0.4830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1]" office:value-type="float" office:value="1.93391" calcext:value-type="float">
            <text:p>1.93391</text:p>
          </table:table-cell>
          <table:table-cell table:formula="of:=[.$B131]" office:value-type="float" office:value="0.483071" calcext:value-type="float">
            <text:p>0.483071</text:p>
          </table:table-cell>
          <table:table-cell table:number-columns-repeated="8"/>
        </table:table-row>
        <table:table-row table:style-name="ro1">
          <table:table-cell office:value-type="float" office:value="-0.550662" calcext:value-type="float">
            <text:p>-0.550662</text:p>
          </table:table-cell>
          <table:table-cell office:value-type="float" office:value="0.675706" calcext:value-type="float">
            <text:p>0.6757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32]" office:value-type="float" office:value="-0.550662" calcext:value-type="float">
            <text:p>-0.550662</text:p>
          </table:table-cell>
          <table:table-cell table:formula="of:=[.$B132]" office:value-type="float" office:value="0.675706" calcext:value-type="float">
            <text:p>0.675706</text:p>
          </table:table-cell>
          <table:table-cell table:number-columns-repeated="8"/>
        </table:table-row>
        <table:table-row table:style-name="ro1">
          <table:table-cell office:value-type="float" office:value="1.55931" calcext:value-type="float">
            <text:p>1.55931</text:p>
          </table:table-cell>
          <table:table-cell office:value-type="float" office:value="-0.362132" calcext:value-type="float">
            <text:p>-0.3621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3]" office:value-type="float" office:value="1.55931" calcext:value-type="float">
            <text:p>1.55931</text:p>
          </table:table-cell>
          <table:table-cell table:formula="of:=[.$B133]" office:value-type="float" office:value="-0.362132" calcext:value-type="float">
            <text:p>-0.362132</text:p>
          </table:table-cell>
          <table:table-cell table:number-columns-repeated="8"/>
        </table:table-row>
        <table:table-row table:style-name="ro1">
          <table:table-cell office:value-type="float" office:value="0.0928477" calcext:value-type="float">
            <text:p>0.0928477</text:p>
          </table:table-cell>
          <table:table-cell office:value-type="float" office:value="0.303404" calcext:value-type="float">
            <text:p>0.3034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34]" office:value-type="float" office:value="0.0928477" calcext:value-type="float">
            <text:p>0.0928477</text:p>
          </table:table-cell>
          <table:table-cell table:formula="of:=[.$B134]" office:value-type="float" office:value="0.303404" calcext:value-type="float">
            <text:p>0.303404</text:p>
          </table:table-cell>
          <table:table-cell table:number-columns-repeated="8"/>
        </table:table-row>
        <table:table-row table:style-name="ro1">
          <table:table-cell office:value-type="float" office:value="1.34908" calcext:value-type="float">
            <text:p>1.34908</text:p>
          </table:table-cell>
          <table:table-cell office:value-type="float" office:value="1.34341" calcext:value-type="float">
            <text:p>1.343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35]" office:value-type="float" office:value="1.34908" calcext:value-type="float">
            <text:p>1.34908</text:p>
          </table:table-cell>
          <table:table-cell table:formula="of:=[.$B135]" office:value-type="float" office:value="1.34341" calcext:value-type="float">
            <text:p>1.34341</text:p>
          </table:table-cell>
          <table:table-cell table:number-columns-repeated="8"/>
        </table:table-row>
        <table:table-row table:style-name="ro1">
          <table:table-cell office:value-type="float" office:value="2.25568" calcext:value-type="float">
            <text:p>2.25568</text:p>
          </table:table-cell>
          <table:table-cell office:value-type="float" office:value="0.508636" calcext:value-type="float">
            <text:p>0.50863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6]" office:value-type="float" office:value="2.25568" calcext:value-type="float">
            <text:p>2.25568</text:p>
          </table:table-cell>
          <table:table-cell table:formula="of:=[.$B136]" office:value-type="float" office:value="0.508636" calcext:value-type="float">
            <text:p>0.508636</text:p>
          </table:table-cell>
          <table:table-cell table:number-columns-repeated="8"/>
        </table:table-row>
        <table:table-row table:style-name="ro1">
          <table:table-cell office:value-type="float" office:value="1.0786" calcext:value-type="float">
            <text:p>1.0786</text:p>
          </table:table-cell>
          <table:table-cell office:value-type="float" office:value="0.854419" calcext:value-type="float">
            <text:p>0.8544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37]" office:value-type="float" office:value="1.0786" calcext:value-type="float">
            <text:p>1.0786</text:p>
          </table:table-cell>
          <table:table-cell table:formula="of:=[.$B137]" office:value-type="float" office:value="0.854419" calcext:value-type="float">
            <text:p>0.854419</text:p>
          </table:table-cell>
          <table:table-cell table:number-columns-repeated="8"/>
        </table:table-row>
        <table:table-row table:style-name="ro1">
          <table:table-cell office:value-type="float" office:value="1.39453" calcext:value-type="float">
            <text:p>1.39453</text:p>
          </table:table-cell>
          <table:table-cell office:value-type="float" office:value="0.276135" calcext:value-type="float">
            <text:p>0.2761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38]" office:value-type="float" office:value="1.39453" calcext:value-type="float">
            <text:p>1.39453</text:p>
          </table:table-cell>
          <table:table-cell table:formula="of:=[.$B138]" office:value-type="float" office:value="0.276135" calcext:value-type="float">
            <text:p>0.276135</text:p>
          </table:table-cell>
          <table:table-cell table:number-columns-repeated="8"/>
        </table:table-row>
        <table:table-row table:style-name="ro1">
          <table:table-cell office:value-type="float" office:value="0.887538" calcext:value-type="float">
            <text:p>0.887538</text:p>
          </table:table-cell>
          <table:table-cell office:value-type="float" office:value="2.62667" calcext:value-type="float">
            <text:p>2.626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39]" office:value-type="float" office:value="0.887538" calcext:value-type="float">
            <text:p>0.887538</text:p>
          </table:table-cell>
          <table:table-cell table:formula="of:=[.$B139]" office:value-type="float" office:value="2.62667" calcext:value-type="float">
            <text:p>2.62667</text:p>
          </table:table-cell>
          <table:table-cell table:number-columns-repeated="8"/>
        </table:table-row>
        <table:table-row table:style-name="ro1">
          <table:table-cell office:value-type="float" office:value="0.403636" calcext:value-type="float">
            <text:p>0.403636</text:p>
          </table:table-cell>
          <table:table-cell office:value-type="float" office:value="-0.792422" calcext:value-type="float">
            <text:p>-0.7924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0]" office:value-type="float" office:value="0.403636" calcext:value-type="float">
            <text:p>0.403636</text:p>
          </table:table-cell>
          <table:table-cell table:formula="of:=[.$B140]" office:value-type="float" office:value="-0.792422" calcext:value-type="float">
            <text:p>-0.792422</text:p>
          </table:table-cell>
          <table:table-cell table:number-columns-repeated="8"/>
        </table:table-row>
        <table:table-row table:style-name="ro1">
          <table:table-cell office:value-type="float" office:value="-0.0659" calcext:value-type="float">
            <text:p>-0.0659</text:p>
          </table:table-cell>
          <table:table-cell office:value-type="float" office:value="1.721" calcext:value-type="float">
            <text:p>1.7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41]" office:value-type="float" office:value="-0.0659" calcext:value-type="float">
            <text:p>-0.0659</text:p>
          </table:table-cell>
          <table:table-cell table:formula="of:=[.$B141]" office:value-type="float" office:value="1.721" calcext:value-type="float">
            <text:p>1.721</text:p>
          </table:table-cell>
          <table:table-cell table:number-columns-repeated="8"/>
        </table:table-row>
        <table:table-row table:style-name="ro1">
          <table:table-cell office:value-type="float" office:value="0.8716" calcext:value-type="float">
            <text:p>0.8716</text:p>
          </table:table-cell>
          <table:table-cell office:value-type="float" office:value="0.470962" calcext:value-type="float">
            <text:p>0.4709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42]" office:value-type="float" office:value="0.8716" calcext:value-type="float">
            <text:p>0.8716</text:p>
          </table:table-cell>
          <table:table-cell table:formula="of:=[.$B142]" office:value-type="float" office:value="0.470962" calcext:value-type="float">
            <text:p>0.470962</text:p>
          </table:table-cell>
          <table:table-cell table:number-columns-repeated="8"/>
        </table:table-row>
        <table:table-row table:style-name="ro1">
          <table:table-cell office:value-type="float" office:value="4.08028" calcext:value-type="float">
            <text:p>4.08028</text:p>
          </table:table-cell>
          <table:table-cell office:value-type="float" office:value="2.38016" calcext:value-type="float">
            <text:p>2.380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3]" office:value-type="float" office:value="4.08028" calcext:value-type="float">
            <text:p>4.08028</text:p>
          </table:table-cell>
          <table:table-cell table:formula="of:=[.$B143]" office:value-type="float" office:value="2.38016" calcext:value-type="float">
            <text:p>2.38016</text:p>
          </table:table-cell>
          <table:table-cell table:number-columns-repeated="8"/>
        </table:table-row>
        <table:table-row table:style-name="ro1">
          <table:table-cell office:value-type="float" office:value="1.54654" calcext:value-type="float">
            <text:p>1.54654</text:p>
          </table:table-cell>
          <table:table-cell office:value-type="float" office:value="0.00289489" calcext:value-type="float">
            <text:p>0.0028948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4]" office:value-type="float" office:value="1.54654" calcext:value-type="float">
            <text:p>1.54654</text:p>
          </table:table-cell>
          <table:table-cell table:formula="of:=[.$B144]" office:value-type="float" office:value="0.00289489" calcext:value-type="float">
            <text:p>0.00289489</text:p>
          </table:table-cell>
          <table:table-cell table:number-columns-repeated="8"/>
        </table:table-row>
        <table:table-row table:style-name="ro1">
          <table:table-cell office:value-type="float" office:value="-0.481783" calcext:value-type="float">
            <text:p>-0.481783</text:p>
          </table:table-cell>
          <table:table-cell office:value-type="float" office:value="-0.444595" calcext:value-type="float">
            <text:p>-0.4445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45]" office:value-type="float" office:value="-0.481783" calcext:value-type="float">
            <text:p>-0.481783</text:p>
          </table:table-cell>
          <table:table-cell table:formula="of:=[.$B145]" office:value-type="float" office:value="-0.444595" calcext:value-type="float">
            <text:p>-0.444595</text:p>
          </table:table-cell>
          <table:table-cell table:number-columns-repeated="8"/>
        </table:table-row>
        <table:table-row table:style-name="ro1">
          <table:table-cell office:value-type="float" office:value="-1.15052" calcext:value-type="float">
            <text:p>-1.15052</text:p>
          </table:table-cell>
          <table:table-cell office:value-type="float" office:value="-0.826499" calcext:value-type="float">
            <text:p>-0.8264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46]" office:value-type="float" office:value="-1.15052" calcext:value-type="float">
            <text:p>-1.15052</text:p>
          </table:table-cell>
          <table:table-cell table:formula="of:=[.$B146]" office:value-type="float" office:value="-0.826499" calcext:value-type="float">
            <text:p>-0.826499</text:p>
          </table:table-cell>
          <table:table-cell table:number-columns-repeated="8"/>
        </table:table-row>
        <table:table-row table:style-name="ro1">
          <table:table-cell office:value-type="float" office:value="-2.4658" calcext:value-type="float">
            <text:p>-2.4658</text:p>
          </table:table-cell>
          <table:table-cell office:value-type="float" office:value="-0.697054" calcext:value-type="float">
            <text:p>-0.6970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47]" office:value-type="float" office:value="-2.4658" calcext:value-type="float">
            <text:p>-2.4658</text:p>
          </table:table-cell>
          <table:table-cell table:formula="of:=[.$B147]" office:value-type="float" office:value="-0.697054" calcext:value-type="float">
            <text:p>-0.697054</text:p>
          </table:table-cell>
          <table:table-cell table:number-columns-repeated="8"/>
        </table:table-row>
        <table:table-row table:style-name="ro1">
          <table:table-cell office:value-type="float" office:value="-0.793754" calcext:value-type="float">
            <text:p>-0.793754</text:p>
          </table:table-cell>
          <table:table-cell office:value-type="float" office:value="-2.40754" calcext:value-type="float">
            <text:p>-2.407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48]" office:value-type="float" office:value="-0.793754" calcext:value-type="float">
            <text:p>-0.793754</text:p>
          </table:table-cell>
          <table:table-cell table:formula="of:=[.$B148]" office:value-type="float" office:value="-2.40754" calcext:value-type="float">
            <text:p>-2.40754</text:p>
          </table:table-cell>
          <table:table-cell table:number-columns-repeated="8"/>
        </table:table-row>
        <table:table-row table:style-name="ro1">
          <table:table-cell office:value-type="float" office:value="-0.170217" calcext:value-type="float">
            <text:p>-0.170217</text:p>
          </table:table-cell>
          <table:table-cell office:value-type="float" office:value="1.73354" calcext:value-type="float">
            <text:p>1.733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49]" office:value-type="float" office:value="-0.170217" calcext:value-type="float">
            <text:p>-0.170217</text:p>
          </table:table-cell>
          <table:table-cell table:formula="of:=[.$B149]" office:value-type="float" office:value="1.73354" calcext:value-type="float">
            <text:p>1.73354</text:p>
          </table:table-cell>
          <table:table-cell table:number-columns-repeated="8"/>
        </table:table-row>
        <table:table-row table:style-name="ro1">
          <table:table-cell office:value-type="float" office:value="2.07967" calcext:value-type="float">
            <text:p>2.07967</text:p>
          </table:table-cell>
          <table:table-cell office:value-type="float" office:value="4.16305" calcext:value-type="float">
            <text:p>4.163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50]" office:value-type="float" office:value="2.07967" calcext:value-type="float">
            <text:p>2.07967</text:p>
          </table:table-cell>
          <table:table-cell table:formula="of:=[.$B150]" office:value-type="float" office:value="4.16305" calcext:value-type="float">
            <text:p>4.16305</text:p>
          </table:table-cell>
          <table:table-cell table:number-columns-repeated="8"/>
        </table:table-row>
        <table:table-row table:style-name="ro1">
          <table:table-cell office:value-type="float" office:value="1.95518" calcext:value-type="float">
            <text:p>1.95518</text:p>
          </table:table-cell>
          <table:table-cell office:value-type="float" office:value="0.218229" calcext:value-type="float">
            <text:p>0.2182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1]" office:value-type="float" office:value="1.95518" calcext:value-type="float">
            <text:p>1.95518</text:p>
          </table:table-cell>
          <table:table-cell table:formula="of:=[.$B151]" office:value-type="float" office:value="0.218229" calcext:value-type="float">
            <text:p>0.218229</text:p>
          </table:table-cell>
          <table:table-cell table:number-columns-repeated="8"/>
        </table:table-row>
        <table:table-row table:style-name="ro1">
          <table:table-cell office:value-type="float" office:value="-0.604722" calcext:value-type="float">
            <text:p>-0.604722</text:p>
          </table:table-cell>
          <table:table-cell office:value-type="float" office:value="0.216483" calcext:value-type="float">
            <text:p>0.21648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52]" office:value-type="float" office:value="-0.604722" calcext:value-type="float">
            <text:p>-0.604722</text:p>
          </table:table-cell>
          <table:table-cell table:formula="of:=[.$B152]" office:value-type="float" office:value="0.216483" calcext:value-type="float">
            <text:p>0.216483</text:p>
          </table:table-cell>
          <table:table-cell table:number-columns-repeated="8"/>
        </table:table-row>
        <table:table-row table:style-name="ro1">
          <table:table-cell office:value-type="float" office:value="1.19031" calcext:value-type="float">
            <text:p>1.19031</text:p>
          </table:table-cell>
          <table:table-cell office:value-type="float" office:value="1.19205" calcext:value-type="float">
            <text:p>1.192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53]" office:value-type="float" office:value="1.19031" calcext:value-type="float">
            <text:p>1.19031</text:p>
          </table:table-cell>
          <table:table-cell table:formula="of:=[.$B153]" office:value-type="float" office:value="1.19205" calcext:value-type="float">
            <text:p>1.19205</text:p>
          </table:table-cell>
          <table:table-cell table:number-columns-repeated="8"/>
        </table:table-row>
        <table:table-row table:style-name="ro1">
          <table:table-cell office:value-type="float" office:value="-0.0134319" calcext:value-type="float">
            <text:p>-0.0134319</text:p>
          </table:table-cell>
          <table:table-cell office:value-type="float" office:value="1.70266" calcext:value-type="float">
            <text:p>1.702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54]" office:value-type="float" office:value="-0.0134319" calcext:value-type="float">
            <text:p>-0.0134319</text:p>
          </table:table-cell>
          <table:table-cell table:formula="of:=[.$B154]" office:value-type="float" office:value="1.70266" calcext:value-type="float">
            <text:p>1.70266</text:p>
          </table:table-cell>
          <table:table-cell table:number-columns-repeated="8"/>
        </table:table-row>
        <table:table-row table:style-name="ro1">
          <table:table-cell office:value-type="float" office:value="0.0364417" calcext:value-type="float">
            <text:p>0.0364417</text:p>
          </table:table-cell>
          <table:table-cell office:value-type="float" office:value="2.11212" calcext:value-type="float">
            <text:p>2.112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55]" office:value-type="float" office:value="0.0364417" calcext:value-type="float">
            <text:p>0.0364417</text:p>
          </table:table-cell>
          <table:table-cell table:formula="of:=[.$B155]" office:value-type="float" office:value="2.11212" calcext:value-type="float">
            <text:p>2.11212</text:p>
          </table:table-cell>
          <table:table-cell table:number-columns-repeated="8"/>
        </table:table-row>
        <table:table-row table:style-name="ro1">
          <table:table-cell office:value-type="float" office:value="0.261457" calcext:value-type="float">
            <text:p>0.261457</text:p>
          </table:table-cell>
          <table:table-cell office:value-type="float" office:value="0.360772" calcext:value-type="float">
            <text:p>0.3607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56]" office:value-type="float" office:value="0.261457" calcext:value-type="float">
            <text:p>0.261457</text:p>
          </table:table-cell>
          <table:table-cell table:formula="of:=[.$B156]" office:value-type="float" office:value="0.360772" calcext:value-type="float">
            <text:p>0.360772</text:p>
          </table:table-cell>
          <table:table-cell table:number-columns-repeated="8"/>
        </table:table-row>
        <table:table-row table:style-name="ro1">
          <table:table-cell office:value-type="float" office:value="-0.00377202" calcext:value-type="float">
            <text:p>-0.00377202</text:p>
          </table:table-cell>
          <table:table-cell office:value-type="float" office:value="1.02348" calcext:value-type="float">
            <text:p>1.023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57]" office:value-type="float" office:value="-0.00377202" calcext:value-type="float">
            <text:p>-0.00377202</text:p>
          </table:table-cell>
          <table:table-cell table:formula="of:=[.$B157]" office:value-type="float" office:value="1.02348" calcext:value-type="float">
            <text:p>1.02348</text:p>
          </table:table-cell>
          <table:table-cell table:number-columns-repeated="8"/>
        </table:table-row>
        <table:table-row table:style-name="ro1">
          <table:table-cell office:value-type="float" office:value="1.83413" calcext:value-type="float">
            <text:p>1.83413</text:p>
          </table:table-cell>
          <table:table-cell office:value-type="float" office:value="0.846003" calcext:value-type="float">
            <text:p>0.8460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8]" office:value-type="float" office:value="1.83413" calcext:value-type="float">
            <text:p>1.83413</text:p>
          </table:table-cell>
          <table:table-cell table:formula="of:=[.$B158]" office:value-type="float" office:value="0.846003" calcext:value-type="float">
            <text:p>0.846003</text:p>
          </table:table-cell>
          <table:table-cell table:number-columns-repeated="8"/>
        </table:table-row>
        <table:table-row table:style-name="ro1">
          <table:table-cell office:value-type="float" office:value="1.16396" calcext:value-type="float">
            <text:p>1.16396</text:p>
          </table:table-cell>
          <table:table-cell office:value-type="float" office:value="0.105357" calcext:value-type="float">
            <text:p>0.10535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59]" office:value-type="float" office:value="1.16396" calcext:value-type="float">
            <text:p>1.16396</text:p>
          </table:table-cell>
          <table:table-cell table:formula="of:=[.$B159]" office:value-type="float" office:value="0.105357" calcext:value-type="float">
            <text:p>0.105357</text:p>
          </table:table-cell>
          <table:table-cell table:number-columns-repeated="8"/>
        </table:table-row>
        <table:table-row table:style-name="ro1">
          <table:table-cell office:value-type="float" office:value="1.98352" calcext:value-type="float">
            <text:p>1.98352</text:p>
          </table:table-cell>
          <table:table-cell office:value-type="float" office:value="0.846222" calcext:value-type="float">
            <text:p>0.8462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0]" office:value-type="float" office:value="1.98352" calcext:value-type="float">
            <text:p>1.98352</text:p>
          </table:table-cell>
          <table:table-cell table:formula="of:=[.$B160]" office:value-type="float" office:value="0.846222" calcext:value-type="float">
            <text:p>0.846222</text:p>
          </table:table-cell>
          <table:table-cell table:number-columns-repeated="8"/>
        </table:table-row>
        <table:table-row table:style-name="ro1">
          <table:table-cell office:value-type="float" office:value="2.33934" calcext:value-type="float">
            <text:p>2.33934</text:p>
          </table:table-cell>
          <table:table-cell office:value-type="float" office:value="-0.191482" calcext:value-type="float">
            <text:p>-0.19148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1]" office:value-type="float" office:value="2.33934" calcext:value-type="float">
            <text:p>2.33934</text:p>
          </table:table-cell>
          <table:table-cell table:formula="of:=[.$B161]" office:value-type="float" office:value="-0.191482" calcext:value-type="float">
            <text:p>-0.191482</text:p>
          </table:table-cell>
          <table:table-cell table:number-columns-repeated="8"/>
        </table:table-row>
        <table:table-row table:style-name="ro1">
          <table:table-cell office:value-type="float" office:value="0.77683" calcext:value-type="float">
            <text:p>0.77683</text:p>
          </table:table-cell>
          <table:table-cell office:value-type="float" office:value="0.998572" calcext:value-type="float">
            <text:p>0.9985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62]" office:value-type="float" office:value="0.77683" calcext:value-type="float">
            <text:p>0.77683</text:p>
          </table:table-cell>
          <table:table-cell table:formula="of:=[.$B162]" office:value-type="float" office:value="0.998572" calcext:value-type="float">
            <text:p>0.998572</text:p>
          </table:table-cell>
          <table:table-cell table:number-columns-repeated="8"/>
        </table:table-row>
        <table:table-row table:style-name="ro1">
          <table:table-cell office:value-type="float" office:value="2.03427" calcext:value-type="float">
            <text:p>2.03427</text:p>
          </table:table-cell>
          <table:table-cell office:value-type="float" office:value="1.89344" calcext:value-type="float">
            <text:p>1.893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63]" office:value-type="float" office:value="2.03427" calcext:value-type="float">
            <text:p>2.03427</text:p>
          </table:table-cell>
          <table:table-cell table:formula="of:=[.$B163]" office:value-type="float" office:value="1.89344" calcext:value-type="float">
            <text:p>1.89344</text:p>
          </table:table-cell>
          <table:table-cell table:number-columns-repeated="8"/>
        </table:table-row>
        <table:table-row table:style-name="ro1">
          <table:table-cell office:value-type="float" office:value="3.32935" calcext:value-type="float">
            <text:p>3.32935</text:p>
          </table:table-cell>
          <table:table-cell office:value-type="float" office:value="2.15723" calcext:value-type="float">
            <text:p>2.157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4]" office:value-type="float" office:value="3.32935" calcext:value-type="float">
            <text:p>3.32935</text:p>
          </table:table-cell>
          <table:table-cell table:formula="of:=[.$B164]" office:value-type="float" office:value="2.15723" calcext:value-type="float">
            <text:p>2.15723</text:p>
          </table:table-cell>
          <table:table-cell table:number-columns-repeated="8"/>
        </table:table-row>
        <table:table-row table:style-name="ro1">
          <table:table-cell office:value-type="float" office:value="1.19329" calcext:value-type="float">
            <text:p>1.19329</text:p>
          </table:table-cell>
          <table:table-cell office:value-type="float" office:value="2.55752" calcext:value-type="float">
            <text:p>2.557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65]" office:value-type="float" office:value="1.19329" calcext:value-type="float">
            <text:p>1.19329</text:p>
          </table:table-cell>
          <table:table-cell table:formula="of:=[.$B165]" office:value-type="float" office:value="2.55752" calcext:value-type="float">
            <text:p>2.55752</text:p>
          </table:table-cell>
          <table:table-cell table:number-columns-repeated="8"/>
        </table:table-row>
        <table:table-row table:style-name="ro1">
          <table:table-cell office:value-type="float" office:value="2.43181" calcext:value-type="float">
            <text:p>2.43181</text:p>
          </table:table-cell>
          <table:table-cell office:value-type="float" office:value="0.80051" calcext:value-type="float">
            <text:p>0.8005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6]" office:value-type="float" office:value="2.43181" calcext:value-type="float">
            <text:p>2.43181</text:p>
          </table:table-cell>
          <table:table-cell table:formula="of:=[.$B166]" office:value-type="float" office:value="0.80051" calcext:value-type="float">
            <text:p>0.80051</text:p>
          </table:table-cell>
          <table:table-cell table:number-columns-repeated="8"/>
        </table:table-row>
        <table:table-row table:style-name="ro1">
          <table:table-cell office:value-type="float" office:value="1.99336" calcext:value-type="float">
            <text:p>1.99336</text:p>
          </table:table-cell>
          <table:table-cell office:value-type="float" office:value="0.343652" calcext:value-type="float">
            <text:p>0.3436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67]" office:value-type="float" office:value="1.99336" calcext:value-type="float">
            <text:p>1.99336</text:p>
          </table:table-cell>
          <table:table-cell table:formula="of:=[.$B167]" office:value-type="float" office:value="0.343652" calcext:value-type="float">
            <text:p>0.343652</text:p>
          </table:table-cell>
          <table:table-cell table:number-columns-repeated="8"/>
        </table:table-row>
        <table:table-row table:style-name="ro1">
          <table:table-cell office:value-type="float" office:value="-1.15079" calcext:value-type="float">
            <text:p>-1.15079</text:p>
          </table:table-cell>
          <table:table-cell office:value-type="float" office:value="-1.176" calcext:value-type="float">
            <text:p>-1.1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68]" office:value-type="float" office:value="-1.15079" calcext:value-type="float">
            <text:p>-1.15079</text:p>
          </table:table-cell>
          <table:table-cell table:formula="of:=[.$B168]" office:value-type="float" office:value="-1.176" calcext:value-type="float">
            <text:p>-1.176</text:p>
          </table:table-cell>
          <table:table-cell table:number-columns-repeated="8"/>
        </table:table-row>
        <table:table-row table:style-name="ro1">
          <table:table-cell office:value-type="float" office:value="0.886941" calcext:value-type="float">
            <text:p>0.886941</text:p>
          </table:table-cell>
          <table:table-cell office:value-type="float" office:value="0.645261" calcext:value-type="float">
            <text:p>0.6452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69]" office:value-type="float" office:value="0.886941" calcext:value-type="float">
            <text:p>0.886941</text:p>
          </table:table-cell>
          <table:table-cell table:formula="of:=[.$B169]" office:value-type="float" office:value="0.645261" calcext:value-type="float">
            <text:p>0.645261</text:p>
          </table:table-cell>
          <table:table-cell table:number-columns-repeated="8"/>
        </table:table-row>
        <table:table-row table:style-name="ro1">
          <table:table-cell office:value-type="float" office:value="-0.593131" calcext:value-type="float">
            <text:p>-0.593131</text:p>
          </table:table-cell>
          <table:table-cell office:value-type="float" office:value="0.875817" calcext:value-type="float">
            <text:p>0.8758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70]" office:value-type="float" office:value="-0.593131" calcext:value-type="float">
            <text:p>-0.593131</text:p>
          </table:table-cell>
          <table:table-cell table:formula="of:=[.$B170]" office:value-type="float" office:value="0.875817" calcext:value-type="float">
            <text:p>0.875817</text:p>
          </table:table-cell>
          <table:table-cell table:number-columns-repeated="8"/>
        </table:table-row>
        <table:table-row table:style-name="ro1">
          <table:table-cell office:value-type="float" office:value="-0.793964" calcext:value-type="float">
            <text:p>-0.793964</text:p>
          </table:table-cell>
          <table:table-cell office:value-type="float" office:value="0.869155" calcext:value-type="float">
            <text:p>0.8691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71]" office:value-type="float" office:value="-0.793964" calcext:value-type="float">
            <text:p>-0.793964</text:p>
          </table:table-cell>
          <table:table-cell table:formula="of:=[.$B171]" office:value-type="float" office:value="0.869155" calcext:value-type="float">
            <text:p>0.869155</text:p>
          </table:table-cell>
          <table:table-cell table:number-columns-repeated="8"/>
        </table:table-row>
        <table:table-row table:style-name="ro1">
          <table:table-cell office:value-type="float" office:value="-2.10238" calcext:value-type="float">
            <text:p>-2.10238</text:p>
          </table:table-cell>
          <table:table-cell office:value-type="float" office:value="-0.774021" calcext:value-type="float">
            <text:p>-0.774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72]" office:value-type="float" office:value="-2.10238" calcext:value-type="float">
            <text:p>-2.10238</text:p>
          </table:table-cell>
          <table:table-cell table:formula="of:=[.$B172]" office:value-type="float" office:value="-0.774021" calcext:value-type="float">
            <text:p>-0.774021</text:p>
          </table:table-cell>
          <table:table-cell table:number-columns-repeated="8"/>
        </table:table-row>
        <table:table-row table:style-name="ro1">
          <table:table-cell office:value-type="float" office:value="0.155248" calcext:value-type="float">
            <text:p>0.155248</text:p>
          </table:table-cell>
          <table:table-cell office:value-type="float" office:value="0.315138" calcext:value-type="float">
            <text:p>0.3151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73]" office:value-type="float" office:value="0.155248" calcext:value-type="float">
            <text:p>0.155248</text:p>
          </table:table-cell>
          <table:table-cell table:formula="of:=[.$B173]" office:value-type="float" office:value="0.315138" calcext:value-type="float">
            <text:p>0.315138</text:p>
          </table:table-cell>
          <table:table-cell table:number-columns-repeated="8"/>
        </table:table-row>
        <table:table-row table:style-name="ro1">
          <table:table-cell office:value-type="float" office:value="1.24092" calcext:value-type="float">
            <text:p>1.24092</text:p>
          </table:table-cell>
          <table:table-cell office:value-type="float" office:value="1.77968" calcext:value-type="float">
            <text:p>1.779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74]" office:value-type="float" office:value="1.24092" calcext:value-type="float">
            <text:p>1.24092</text:p>
          </table:table-cell>
          <table:table-cell table:formula="of:=[.$B174]" office:value-type="float" office:value="1.77968" calcext:value-type="float">
            <text:p>1.77968</text:p>
          </table:table-cell>
          <table:table-cell table:number-columns-repeated="8"/>
        </table:table-row>
        <table:table-row table:style-name="ro1">
          <table:table-cell office:value-type="float" office:value="0.279902" calcext:value-type="float">
            <text:p>0.279902</text:p>
          </table:table-cell>
          <table:table-cell office:value-type="float" office:value="2.16461" calcext:value-type="float">
            <text:p>2.164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75]" office:value-type="float" office:value="0.279902" calcext:value-type="float">
            <text:p>0.279902</text:p>
          </table:table-cell>
          <table:table-cell table:formula="of:=[.$B175]" office:value-type="float" office:value="2.16461" calcext:value-type="float">
            <text:p>2.16461</text:p>
          </table:table-cell>
          <table:table-cell table:number-columns-repeated="8"/>
        </table:table-row>
        <table:table-row table:style-name="ro1">
          <table:table-cell office:value-type="float" office:value="-0.212644" calcext:value-type="float">
            <text:p>-0.212644</text:p>
          </table:table-cell>
          <table:table-cell office:value-type="float" office:value="-1.76803" calcext:value-type="float">
            <text:p>-1.768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76]" office:value-type="float" office:value="-0.212644" calcext:value-type="float">
            <text:p>-0.212644</text:p>
          </table:table-cell>
          <table:table-cell table:formula="of:=[.$B176]" office:value-type="float" office:value="-1.76803" calcext:value-type="float">
            <text:p>-1.76803</text:p>
          </table:table-cell>
          <table:table-cell table:number-columns-repeated="8"/>
        </table:table-row>
        <table:table-row table:style-name="ro1">
          <table:table-cell office:value-type="float" office:value="0.282816" calcext:value-type="float">
            <text:p>0.282816</text:p>
          </table:table-cell>
          <table:table-cell office:value-type="float" office:value="1.62646" calcext:value-type="float">
            <text:p>1.626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77]" office:value-type="float" office:value="0.282816" calcext:value-type="float">
            <text:p>0.282816</text:p>
          </table:table-cell>
          <table:table-cell table:formula="of:=[.$B177]" office:value-type="float" office:value="1.62646" calcext:value-type="float">
            <text:p>1.62646</text:p>
          </table:table-cell>
          <table:table-cell table:number-columns-repeated="8"/>
        </table:table-row>
        <table:table-row table:style-name="ro1">
          <table:table-cell office:value-type="float" office:value="-0.902006" calcext:value-type="float">
            <text:p>-0.902006</text:p>
          </table:table-cell>
          <table:table-cell office:value-type="float" office:value="0.504767" calcext:value-type="float">
            <text:p>0.5047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78]" office:value-type="float" office:value="-0.902006" calcext:value-type="float">
            <text:p>-0.902006</text:p>
          </table:table-cell>
          <table:table-cell table:formula="of:=[.$B178]" office:value-type="float" office:value="0.504767" calcext:value-type="float">
            <text:p>0.504767</text:p>
          </table:table-cell>
          <table:table-cell table:number-columns-repeated="8"/>
        </table:table-row>
        <table:table-row table:style-name="ro1">
          <table:table-cell office:value-type="float" office:value="3.63467" calcext:value-type="float">
            <text:p>3.63467</text:p>
          </table:table-cell>
          <table:table-cell office:value-type="float" office:value="1.96376" calcext:value-type="float">
            <text:p>1.963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79]" office:value-type="float" office:value="3.63467" calcext:value-type="float">
            <text:p>3.63467</text:p>
          </table:table-cell>
          <table:table-cell table:formula="of:=[.$B179]" office:value-type="float" office:value="1.96376" calcext:value-type="float">
            <text:p>1.96376</text:p>
          </table:table-cell>
          <table:table-cell table:number-columns-repeated="8"/>
        </table:table-row>
        <table:table-row table:style-name="ro1">
          <table:table-cell office:value-type="float" office:value="1.40397" calcext:value-type="float">
            <text:p>1.40397</text:p>
          </table:table-cell>
          <table:table-cell office:value-type="float" office:value="-0.246632" calcext:value-type="float">
            <text:p>-0.2466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80]" office:value-type="float" office:value="1.40397" calcext:value-type="float">
            <text:p>1.40397</text:p>
          </table:table-cell>
          <table:table-cell table:formula="of:=[.$B180]" office:value-type="float" office:value="-0.246632" calcext:value-type="float">
            <text:p>-0.246632</text:p>
          </table:table-cell>
          <table:table-cell table:number-columns-repeated="8"/>
        </table:table-row>
        <table:table-row table:style-name="ro1">
          <table:table-cell office:value-type="float" office:value="0.464168" calcext:value-type="float">
            <text:p>0.464168</text:p>
          </table:table-cell>
          <table:table-cell office:value-type="float" office:value="2.00449" calcext:value-type="float">
            <text:p>2.004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81]" office:value-type="float" office:value="0.464168" calcext:value-type="float">
            <text:p>0.464168</text:p>
          </table:table-cell>
          <table:table-cell table:formula="of:=[.$B181]" office:value-type="float" office:value="2.00449" calcext:value-type="float">
            <text:p>2.00449</text:p>
          </table:table-cell>
          <table:table-cell table:number-columns-repeated="8"/>
        </table:table-row>
        <table:table-row table:style-name="ro1">
          <table:table-cell office:value-type="float" office:value="0.634921" calcext:value-type="float">
            <text:p>0.634921</text:p>
          </table:table-cell>
          <table:table-cell office:value-type="float" office:value="0.963311" calcext:value-type="float">
            <text:p>0.9633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82]" office:value-type="float" office:value="0.634921" calcext:value-type="float">
            <text:p>0.634921</text:p>
          </table:table-cell>
          <table:table-cell table:formula="of:=[.$B182]" office:value-type="float" office:value="0.963311" calcext:value-type="float">
            <text:p>0.963311</text:p>
          </table:table-cell>
          <table:table-cell table:number-columns-repeated="8"/>
        </table:table-row>
        <table:table-row table:style-name="ro1">
          <table:table-cell office:value-type="float" office:value="1.62111" calcext:value-type="float">
            <text:p>1.62111</text:p>
          </table:table-cell>
          <table:table-cell office:value-type="float" office:value="0.612105" calcext:value-type="float">
            <text:p>0.6121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83]" office:value-type="float" office:value="1.62111" calcext:value-type="float">
            <text:p>1.62111</text:p>
          </table:table-cell>
          <table:table-cell table:formula="of:=[.$B183]" office:value-type="float" office:value="0.612105" calcext:value-type="float">
            <text:p>0.612105</text:p>
          </table:table-cell>
          <table:table-cell table:number-columns-repeated="8"/>
        </table:table-row>
        <table:table-row table:style-name="ro1">
          <table:table-cell office:value-type="float" office:value="0.177358" calcext:value-type="float">
            <text:p>0.177358</text:p>
          </table:table-cell>
          <table:table-cell office:value-type="float" office:value="0.283674" calcext:value-type="float">
            <text:p>0.2836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84]" office:value-type="float" office:value="0.177358" calcext:value-type="float">
            <text:p>0.177358</text:p>
          </table:table-cell>
          <table:table-cell table:formula="of:=[.$B184]" office:value-type="float" office:value="0.283674" calcext:value-type="float">
            <text:p>0.283674</text:p>
          </table:table-cell>
          <table:table-cell table:number-columns-repeated="8"/>
        </table:table-row>
        <table:table-row table:style-name="ro1">
          <table:table-cell office:value-type="float" office:value="0.943" calcext:value-type="float">
            <text:p>0.943</text:p>
          </table:table-cell>
          <table:table-cell office:value-type="float" office:value="1.72142" calcext:value-type="float">
            <text:p>1.721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85]" office:value-type="float" office:value="0.943" calcext:value-type="float">
            <text:p>0.943</text:p>
          </table:table-cell>
          <table:table-cell table:formula="of:=[.$B185]" office:value-type="float" office:value="1.72142" calcext:value-type="float">
            <text:p>1.72142</text:p>
          </table:table-cell>
          <table:table-cell table:number-columns-repeated="8"/>
        </table:table-row>
        <table:table-row table:style-name="ro1">
          <table:table-cell office:value-type="float" office:value="0.872202" calcext:value-type="float">
            <text:p>0.872202</text:p>
          </table:table-cell>
          <table:table-cell office:value-type="float" office:value="1.16913" calcext:value-type="float">
            <text:p>1.169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86]" office:value-type="float" office:value="0.872202" calcext:value-type="float">
            <text:p>0.872202</text:p>
          </table:table-cell>
          <table:table-cell table:formula="of:=[.$B186]" office:value-type="float" office:value="1.16913" calcext:value-type="float">
            <text:p>1.16913</text:p>
          </table:table-cell>
          <table:table-cell table:number-columns-repeated="8"/>
        </table:table-row>
        <table:table-row table:style-name="ro1">
          <table:table-cell office:value-type="float" office:value="-0.713335" calcext:value-type="float">
            <text:p>-0.713335</text:p>
          </table:table-cell>
          <table:table-cell office:value-type="float" office:value="-0.808985" calcext:value-type="float">
            <text:p>-0.8089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87]" office:value-type="float" office:value="-0.713335" calcext:value-type="float">
            <text:p>-0.713335</text:p>
          </table:table-cell>
          <table:table-cell table:formula="of:=[.$B187]" office:value-type="float" office:value="-0.808985" calcext:value-type="float">
            <text:p>-0.808985</text:p>
          </table:table-cell>
          <table:table-cell table:number-columns-repeated="8"/>
        </table:table-row>
        <table:table-row table:style-name="ro1">
          <table:table-cell office:value-type="float" office:value="-0.905802" calcext:value-type="float">
            <text:p>-0.905802</text:p>
          </table:table-cell>
          <table:table-cell office:value-type="float" office:value="-1.062" calcext:value-type="float">
            <text:p>-1.0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88]" office:value-type="float" office:value="-0.905802" calcext:value-type="float">
            <text:p>-0.905802</text:p>
          </table:table-cell>
          <table:table-cell table:formula="of:=[.$B188]" office:value-type="float" office:value="-1.062" calcext:value-type="float">
            <text:p>-1.062</text:p>
          </table:table-cell>
          <table:table-cell table:number-columns-repeated="8"/>
        </table:table-row>
        <table:table-row table:style-name="ro1">
          <table:table-cell office:value-type="float" office:value="1.76804" calcext:value-type="float">
            <text:p>1.76804</text:p>
          </table:table-cell>
          <table:table-cell office:value-type="float" office:value="1.58208" calcext:value-type="float">
            <text:p>1.5820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89]" office:value-type="float" office:value="1.76804" calcext:value-type="float">
            <text:p>1.76804</text:p>
          </table:table-cell>
          <table:table-cell table:formula="of:=[.$B189]" office:value-type="float" office:value="1.58208" calcext:value-type="float">
            <text:p>1.58208</text:p>
          </table:table-cell>
          <table:table-cell table:number-columns-repeated="8"/>
        </table:table-row>
        <table:table-row table:style-name="ro1">
          <table:table-cell office:value-type="float" office:value="0.142205" calcext:value-type="float">
            <text:p>0.142205</text:p>
          </table:table-cell>
          <table:table-cell office:value-type="float" office:value="-0.657828" calcext:value-type="float">
            <text:p>-0.6578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0]" office:value-type="float" office:value="0.142205" calcext:value-type="float">
            <text:p>0.142205</text:p>
          </table:table-cell>
          <table:table-cell table:formula="of:=[.$B190]" office:value-type="float" office:value="-0.657828" calcext:value-type="float">
            <text:p>-0.657828</text:p>
          </table:table-cell>
          <table:table-cell table:number-columns-repeated="8"/>
        </table:table-row>
        <table:table-row table:style-name="ro1">
          <table:table-cell office:value-type="float" office:value="1.21132" calcext:value-type="float">
            <text:p>1.21132</text:p>
          </table:table-cell>
          <table:table-cell office:value-type="float" office:value="-0.56013" calcext:value-type="float">
            <text:p>-0.560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1]" office:value-type="float" office:value="1.21132" calcext:value-type="float">
            <text:p>1.21132</text:p>
          </table:table-cell>
          <table:table-cell table:formula="of:=[.$B191]" office:value-type="float" office:value="-0.56013" calcext:value-type="float">
            <text:p>-0.56013</text:p>
          </table:table-cell>
          <table:table-cell table:number-columns-repeated="8"/>
        </table:table-row>
        <table:table-row table:style-name="ro1">
          <table:table-cell office:value-type="float" office:value="-0.396795" calcext:value-type="float">
            <text:p>-0.396795</text:p>
          </table:table-cell>
          <table:table-cell office:value-type="float" office:value="-0.0000401042" calcext:value-type="float">
            <text:p>-0.00004010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92]" office:value-type="float" office:value="-0.396795" calcext:value-type="float">
            <text:p>-0.396795</text:p>
          </table:table-cell>
          <table:table-cell table:formula="of:=[.$B192]" office:value-type="float" office:value="-0.0000401042" calcext:value-type="float">
            <text:p>-0.0000401042</text:p>
          </table:table-cell>
          <table:table-cell table:number-columns-repeated="8"/>
        </table:table-row>
        <table:table-row table:style-name="ro1">
          <table:table-cell office:value-type="float" office:value="1.27928" calcext:value-type="float">
            <text:p>1.27928</text:p>
          </table:table-cell>
          <table:table-cell office:value-type="float" office:value="-0.269898" calcext:value-type="float">
            <text:p>-0.2698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3]" office:value-type="float" office:value="1.27928" calcext:value-type="float">
            <text:p>1.27928</text:p>
          </table:table-cell>
          <table:table-cell table:formula="of:=[.$B193]" office:value-type="float" office:value="-0.269898" calcext:value-type="float">
            <text:p>-0.269898</text:p>
          </table:table-cell>
          <table:table-cell table:number-columns-repeated="8"/>
        </table:table-row>
        <table:table-row table:style-name="ro1">
          <table:table-cell office:value-type="float" office:value="3.04305" calcext:value-type="float">
            <text:p>3.04305</text:p>
          </table:table-cell>
          <table:table-cell office:value-type="float" office:value="1.42677" calcext:value-type="float">
            <text:p>1.4267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4]" office:value-type="float" office:value="3.04305" calcext:value-type="float">
            <text:p>3.04305</text:p>
          </table:table-cell>
          <table:table-cell table:formula="of:=[.$B194]" office:value-type="float" office:value="1.42677" calcext:value-type="float">
            <text:p>1.42677</text:p>
          </table:table-cell>
          <table:table-cell table:number-columns-repeated="8"/>
        </table:table-row>
        <table:table-row table:style-name="ro1">
          <table:table-cell office:value-type="float" office:value="-0.770829" calcext:value-type="float">
            <text:p>-0.770829</text:p>
          </table:table-cell>
          <table:table-cell office:value-type="float" office:value="0.396565" calcext:value-type="float">
            <text:p>0.3965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195]" office:value-type="float" office:value="-0.770829" calcext:value-type="float">
            <text:p>-0.770829</text:p>
          </table:table-cell>
          <table:table-cell table:formula="of:=[.$B195]" office:value-type="float" office:value="0.396565" calcext:value-type="float">
            <text:p>0.396565</text:p>
          </table:table-cell>
          <table:table-cell table:number-columns-repeated="8"/>
        </table:table-row>
        <table:table-row table:style-name="ro1">
          <table:table-cell office:value-type="float" office:value="1.90211" calcext:value-type="float">
            <text:p>1.90211</text:p>
          </table:table-cell>
          <table:table-cell office:value-type="float" office:value="0.224209" calcext:value-type="float">
            <text:p>0.22420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6]" office:value-type="float" office:value="1.90211" calcext:value-type="float">
            <text:p>1.90211</text:p>
          </table:table-cell>
          <table:table-cell table:formula="of:=[.$B196]" office:value-type="float" office:value="0.224209" calcext:value-type="float">
            <text:p>0.224209</text:p>
          </table:table-cell>
          <table:table-cell table:number-columns-repeated="8"/>
        </table:table-row>
        <table:table-row table:style-name="ro1">
          <table:table-cell office:value-type="float" office:value="1.94277" calcext:value-type="float">
            <text:p>1.94277</text:p>
          </table:table-cell>
          <table:table-cell office:value-type="float" office:value="0.568693" calcext:value-type="float">
            <text:p>0.56869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7]" office:value-type="float" office:value="1.94277" calcext:value-type="float">
            <text:p>1.94277</text:p>
          </table:table-cell>
          <table:table-cell table:formula="of:=[.$B197]" office:value-type="float" office:value="0.568693" calcext:value-type="float">
            <text:p>0.568693</text:p>
          </table:table-cell>
          <table:table-cell table:number-columns-repeated="8"/>
        </table:table-row>
        <table:table-row table:style-name="ro1">
          <table:table-cell office:value-type="float" office:value="0.572516" calcext:value-type="float">
            <text:p>0.572516</text:p>
          </table:table-cell>
          <table:table-cell office:value-type="float" office:value="0.306123" calcext:value-type="float">
            <text:p>0.3061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198]" office:value-type="float" office:value="0.572516" calcext:value-type="float">
            <text:p>0.572516</text:p>
          </table:table-cell>
          <table:table-cell table:formula="of:=[.$B198]" office:value-type="float" office:value="0.306123" calcext:value-type="float">
            <text:p>0.306123</text:p>
          </table:table-cell>
          <table:table-cell table:number-columns-repeated="8"/>
        </table:table-row>
        <table:table-row table:style-name="ro1">
          <table:table-cell office:value-type="float" office:value="1.38621" calcext:value-type="float">
            <text:p>1.38621</text:p>
          </table:table-cell>
          <table:table-cell office:value-type="float" office:value="-0.0227049" calcext:value-type="float">
            <text:p>-0.02270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199]" office:value-type="float" office:value="1.38621" calcext:value-type="float">
            <text:p>1.38621</text:p>
          </table:table-cell>
          <table:table-cell table:formula="of:=[.$B199]" office:value-type="float" office:value="-0.0227049" calcext:value-type="float">
            <text:p>-0.0227049</text:p>
          </table:table-cell>
          <table:table-cell table:number-columns-repeated="8"/>
        </table:table-row>
        <table:table-row table:style-name="ro1">
          <table:table-cell office:value-type="float" office:value="0.634169" calcext:value-type="float">
            <text:p>0.634169</text:p>
          </table:table-cell>
          <table:table-cell office:value-type="float" office:value="1.00318" calcext:value-type="float">
            <text:p>1.003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00]" office:value-type="float" office:value="0.634169" calcext:value-type="float">
            <text:p>0.634169</text:p>
          </table:table-cell>
          <table:table-cell table:formula="of:=[.$B200]" office:value-type="float" office:value="1.00318" calcext:value-type="float">
            <text:p>1.00318</text:p>
          </table:table-cell>
          <table:table-cell table:number-columns-repeated="8"/>
        </table:table-row>
        <table:table-row table:style-name="ro1">
          <table:table-cell office:value-type="float" office:value="1.09412" calcext:value-type="float">
            <text:p>1.09412</text:p>
          </table:table-cell>
          <table:table-cell office:value-type="float" office:value="-0.0928868" calcext:value-type="float">
            <text:p>-0.092886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01]" office:value-type="float" office:value="1.09412" calcext:value-type="float">
            <text:p>1.09412</text:p>
          </table:table-cell>
          <table:table-cell table:formula="of:=[.$B201]" office:value-type="float" office:value="-0.0928868" calcext:value-type="float">
            <text:p>-0.0928868</text:p>
          </table:table-cell>
          <table:table-cell table:number-columns-repeated="8"/>
        </table:table-row>
        <table:table-row table:style-name="ro1">
          <table:table-cell office:value-type="float" office:value="1.11751" calcext:value-type="float">
            <text:p>1.11751</text:p>
          </table:table-cell>
          <table:table-cell office:value-type="float" office:value="1.34002" calcext:value-type="float">
            <text:p>1.340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02]" office:value-type="float" office:value="1.11751" calcext:value-type="float">
            <text:p>1.11751</text:p>
          </table:table-cell>
          <table:table-cell table:formula="of:=[.$B202]" office:value-type="float" office:value="1.34002" calcext:value-type="float">
            <text:p>1.34002</text:p>
          </table:table-cell>
          <table:table-cell table:number-columns-repeated="8"/>
        </table:table-row>
        <table:table-row table:style-name="ro1">
          <table:table-cell office:value-type="float" office:value="-0.169243" calcext:value-type="float">
            <text:p>-0.169243</text:p>
          </table:table-cell>
          <table:table-cell office:value-type="float" office:value="-0.147892" calcext:value-type="float">
            <text:p>-0.1478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03]" office:value-type="float" office:value="-0.169243" calcext:value-type="float">
            <text:p>-0.169243</text:p>
          </table:table-cell>
          <table:table-cell table:formula="of:=[.$B203]" office:value-type="float" office:value="-0.147892" calcext:value-type="float">
            <text:p>-0.147892</text:p>
          </table:table-cell>
          <table:table-cell table:number-columns-repeated="8"/>
        </table:table-row>
        <table:table-row table:style-name="ro1">
          <table:table-cell office:value-type="float" office:value="0.700154" calcext:value-type="float">
            <text:p>0.700154</text:p>
          </table:table-cell>
          <table:table-cell office:value-type="float" office:value="2.09866" calcext:value-type="float">
            <text:p>2.098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04]" office:value-type="float" office:value="0.700154" calcext:value-type="float">
            <text:p>0.700154</text:p>
          </table:table-cell>
          <table:table-cell table:formula="of:=[.$B204]" office:value-type="float" office:value="2.09866" calcext:value-type="float">
            <text:p>2.09866</text:p>
          </table:table-cell>
          <table:table-cell table:number-columns-repeated="8"/>
        </table:table-row>
        <table:table-row table:style-name="ro1">
          <table:table-cell office:value-type="float" office:value="-1.11983" calcext:value-type="float">
            <text:p>-1.11983</text:p>
          </table:table-cell>
          <table:table-cell office:value-type="float" office:value="0.0181444" calcext:value-type="float">
            <text:p>0.01814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05]" office:value-type="float" office:value="-1.11983" calcext:value-type="float">
            <text:p>-1.11983</text:p>
          </table:table-cell>
          <table:table-cell table:formula="of:=[.$B205]" office:value-type="float" office:value="0.0181444" calcext:value-type="float">
            <text:p>0.0181444</text:p>
          </table:table-cell>
          <table:table-cell table:number-columns-repeated="8"/>
        </table:table-row>
        <table:table-row table:style-name="ro1">
          <table:table-cell office:value-type="float" office:value="0.323559" calcext:value-type="float">
            <text:p>0.323559</text:p>
          </table:table-cell>
          <table:table-cell office:value-type="float" office:value="0.475164" calcext:value-type="float">
            <text:p>0.4751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06]" office:value-type="float" office:value="0.323559" calcext:value-type="float">
            <text:p>0.323559</text:p>
          </table:table-cell>
          <table:table-cell table:formula="of:=[.$B206]" office:value-type="float" office:value="0.475164" calcext:value-type="float">
            <text:p>0.475164</text:p>
          </table:table-cell>
          <table:table-cell table:number-columns-repeated="8"/>
        </table:table-row>
        <table:table-row table:style-name="ro1">
          <table:table-cell office:value-type="float" office:value="-0.846875" calcext:value-type="float">
            <text:p>-0.846875</text:p>
          </table:table-cell>
          <table:table-cell office:value-type="float" office:value="0.907165" calcext:value-type="float">
            <text:p>0.9071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07]" office:value-type="float" office:value="-0.846875" calcext:value-type="float">
            <text:p>-0.846875</text:p>
          </table:table-cell>
          <table:table-cell table:formula="of:=[.$B207]" office:value-type="float" office:value="0.907165" calcext:value-type="float">
            <text:p>0.907165</text:p>
          </table:table-cell>
          <table:table-cell table:number-columns-repeated="8"/>
        </table:table-row>
        <table:table-row table:style-name="ro1">
          <table:table-cell office:value-type="float" office:value="0.0751132" calcext:value-type="float">
            <text:p>0.0751132</text:p>
          </table:table-cell>
          <table:table-cell office:value-type="float" office:value="0.426917" calcext:value-type="float">
            <text:p>0.4269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08]" office:value-type="float" office:value="0.0751132" calcext:value-type="float">
            <text:p>0.0751132</text:p>
          </table:table-cell>
          <table:table-cell table:formula="of:=[.$B208]" office:value-type="float" office:value="0.426917" calcext:value-type="float">
            <text:p>0.426917</text:p>
          </table:table-cell>
          <table:table-cell table:number-columns-repeated="8"/>
        </table:table-row>
        <table:table-row table:style-name="ro1">
          <table:table-cell office:value-type="float" office:value="0.0505264" calcext:value-type="float">
            <text:p>0.0505264</text:p>
          </table:table-cell>
          <table:table-cell office:value-type="float" office:value="1.46791" calcext:value-type="float">
            <text:p>1.4679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09]" office:value-type="float" office:value="0.0505264" calcext:value-type="float">
            <text:p>0.0505264</text:p>
          </table:table-cell>
          <table:table-cell table:formula="of:=[.$B209]" office:value-type="float" office:value="1.46791" calcext:value-type="float">
            <text:p>1.46791</text:p>
          </table:table-cell>
          <table:table-cell table:number-columns-repeated="8"/>
        </table:table-row>
        <table:table-row table:style-name="ro1">
          <table:table-cell office:value-type="float" office:value="-0.632804" calcext:value-type="float">
            <text:p>-0.632804</text:p>
          </table:table-cell>
          <table:table-cell office:value-type="float" office:value="0.522042" calcext:value-type="float">
            <text:p>0.5220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10]" office:value-type="float" office:value="-0.632804" calcext:value-type="float">
            <text:p>-0.632804</text:p>
          </table:table-cell>
          <table:table-cell table:formula="of:=[.$B210]" office:value-type="float" office:value="0.522042" calcext:value-type="float">
            <text:p>0.522042</text:p>
          </table:table-cell>
          <table:table-cell table:number-columns-repeated="8"/>
        </table:table-row>
        <table:table-row table:style-name="ro1">
          <table:table-cell office:value-type="float" office:value="0.603694" calcext:value-type="float">
            <text:p>0.603694</text:p>
          </table:table-cell>
          <table:table-cell office:value-type="float" office:value="2.10417" calcext:value-type="float">
            <text:p>2.104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11]" office:value-type="float" office:value="0.603694" calcext:value-type="float">
            <text:p>0.603694</text:p>
          </table:table-cell>
          <table:table-cell table:formula="of:=[.$B211]" office:value-type="float" office:value="2.10417" calcext:value-type="float">
            <text:p>2.10417</text:p>
          </table:table-cell>
          <table:table-cell table:number-columns-repeated="8"/>
        </table:table-row>
        <table:table-row table:style-name="ro1">
          <table:table-cell office:value-type="float" office:value="2.20751" calcext:value-type="float">
            <text:p>2.20751</text:p>
          </table:table-cell>
          <table:table-cell office:value-type="float" office:value="3.08268" calcext:value-type="float">
            <text:p>3.082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12]" office:value-type="float" office:value="2.20751" calcext:value-type="float">
            <text:p>2.20751</text:p>
          </table:table-cell>
          <table:table-cell table:formula="of:=[.$B212]" office:value-type="float" office:value="3.08268" calcext:value-type="float">
            <text:p>3.08268</text:p>
          </table:table-cell>
          <table:table-cell table:number-columns-repeated="8"/>
        </table:table-row>
        <table:table-row table:style-name="ro1">
          <table:table-cell office:value-type="float" office:value="0.945453" calcext:value-type="float">
            <text:p>0.945453</text:p>
          </table:table-cell>
          <table:table-cell office:value-type="float" office:value="-0.792859" calcext:value-type="float">
            <text:p>-0.79285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13]" office:value-type="float" office:value="0.945453" calcext:value-type="float">
            <text:p>0.945453</text:p>
          </table:table-cell>
          <table:table-cell table:formula="of:=[.$B213]" office:value-type="float" office:value="-0.792859" calcext:value-type="float">
            <text:p>-0.792859</text:p>
          </table:table-cell>
          <table:table-cell table:number-columns-repeated="8"/>
        </table:table-row>
        <table:table-row table:style-name="ro1">
          <table:table-cell office:value-type="float" office:value="2.2969" calcext:value-type="float">
            <text:p>2.2969</text:p>
          </table:table-cell>
          <table:table-cell office:value-type="float" office:value="4.12265" calcext:value-type="float">
            <text:p>4.122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14]" office:value-type="float" office:value="2.2969" calcext:value-type="float">
            <text:p>2.2969</text:p>
          </table:table-cell>
          <table:table-cell table:formula="of:=[.$B214]" office:value-type="float" office:value="4.12265" calcext:value-type="float">
            <text:p>4.12265</text:p>
          </table:table-cell>
          <table:table-cell table:number-columns-repeated="8"/>
        </table:table-row>
        <table:table-row table:style-name="ro1">
          <table:table-cell office:value-type="float" office:value="-2.04238" calcext:value-type="float">
            <text:p>-2.04238</text:p>
          </table:table-cell>
          <table:table-cell office:value-type="float" office:value="0.101972" calcext:value-type="float">
            <text:p>0.101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15]" office:value-type="float" office:value="-2.04238" calcext:value-type="float">
            <text:p>-2.04238</text:p>
          </table:table-cell>
          <table:table-cell table:formula="of:=[.$B215]" office:value-type="float" office:value="0.101972" calcext:value-type="float">
            <text:p>0.101972</text:p>
          </table:table-cell>
          <table:table-cell table:number-columns-repeated="8"/>
        </table:table-row>
        <table:table-row table:style-name="ro1">
          <table:table-cell office:value-type="float" office:value="1.53859" calcext:value-type="float">
            <text:p>1.53859</text:p>
          </table:table-cell>
          <table:table-cell office:value-type="float" office:value="0.122246" calcext:value-type="float">
            <text:p>0.1222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16]" office:value-type="float" office:value="1.53859" calcext:value-type="float">
            <text:p>1.53859</text:p>
          </table:table-cell>
          <table:table-cell table:formula="of:=[.$B216]" office:value-type="float" office:value="0.122246" calcext:value-type="float">
            <text:p>0.122246</text:p>
          </table:table-cell>
          <table:table-cell table:number-columns-repeated="8"/>
        </table:table-row>
        <table:table-row table:style-name="ro1">
          <table:table-cell office:value-type="float" office:value="1.0571" calcext:value-type="float">
            <text:p>1.0571</text:p>
          </table:table-cell>
          <table:table-cell office:value-type="float" office:value="-0.21061" calcext:value-type="float">
            <text:p>-0.210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17]" office:value-type="float" office:value="1.0571" calcext:value-type="float">
            <text:p>1.0571</text:p>
          </table:table-cell>
          <table:table-cell table:formula="of:=[.$B217]" office:value-type="float" office:value="-0.21061" calcext:value-type="float">
            <text:p>-0.21061</text:p>
          </table:table-cell>
          <table:table-cell table:number-columns-repeated="8"/>
        </table:table-row>
        <table:table-row table:style-name="ro1">
          <table:table-cell office:value-type="float" office:value="-0.950468" calcext:value-type="float">
            <text:p>-0.950468</text:p>
          </table:table-cell>
          <table:table-cell office:value-type="float" office:value="-1.08221" calcext:value-type="float">
            <text:p>-1.082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18]" office:value-type="float" office:value="-0.950468" calcext:value-type="float">
            <text:p>-0.950468</text:p>
          </table:table-cell>
          <table:table-cell table:formula="of:=[.$B218]" office:value-type="float" office:value="-1.08221" calcext:value-type="float">
            <text:p>-1.08221</text:p>
          </table:table-cell>
          <table:table-cell table:number-columns-repeated="8"/>
        </table:table-row>
        <table:table-row table:style-name="ro1">
          <table:table-cell office:value-type="float" office:value="-0.490166" calcext:value-type="float">
            <text:p>-0.490166</text:p>
          </table:table-cell>
          <table:table-cell office:value-type="float" office:value="1.08402" calcext:value-type="float">
            <text:p>1.08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19]" office:value-type="float" office:value="-0.490166" calcext:value-type="float">
            <text:p>-0.490166</text:p>
          </table:table-cell>
          <table:table-cell table:formula="of:=[.$B219]" office:value-type="float" office:value="1.08402" calcext:value-type="float">
            <text:p>1.08402</text:p>
          </table:table-cell>
          <table:table-cell table:number-columns-repeated="8"/>
        </table:table-row>
        <table:table-row table:style-name="ro1">
          <table:table-cell office:value-type="float" office:value="1.95275" calcext:value-type="float">
            <text:p>1.95275</text:p>
          </table:table-cell>
          <table:table-cell office:value-type="float" office:value="0.23014" calcext:value-type="float">
            <text:p>0.230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20]" office:value-type="float" office:value="1.95275" calcext:value-type="float">
            <text:p>1.95275</text:p>
          </table:table-cell>
          <table:table-cell table:formula="of:=[.$B220]" office:value-type="float" office:value="0.23014" calcext:value-type="float">
            <text:p>0.23014</text:p>
          </table:table-cell>
          <table:table-cell table:number-columns-repeated="8"/>
        </table:table-row>
        <table:table-row table:style-name="ro1">
          <table:table-cell office:value-type="float" office:value="-0.771782" calcext:value-type="float">
            <text:p>-0.771782</text:p>
          </table:table-cell>
          <table:table-cell office:value-type="float" office:value="-0.869812" calcext:value-type="float">
            <text:p>-0.8698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21]" office:value-type="float" office:value="-0.771782" calcext:value-type="float">
            <text:p>-0.771782</text:p>
          </table:table-cell>
          <table:table-cell table:formula="of:=[.$B221]" office:value-type="float" office:value="-0.869812" calcext:value-type="float">
            <text:p>-0.869812</text:p>
          </table:table-cell>
          <table:table-cell table:number-columns-repeated="8"/>
        </table:table-row>
        <table:table-row table:style-name="ro1">
          <table:table-cell office:value-type="float" office:value="0.874738" calcext:value-type="float">
            <text:p>0.874738</text:p>
          </table:table-cell>
          <table:table-cell office:value-type="float" office:value="-0.205625" calcext:value-type="float">
            <text:p>-0.2056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22]" office:value-type="float" office:value="0.874738" calcext:value-type="float">
            <text:p>0.874738</text:p>
          </table:table-cell>
          <table:table-cell table:formula="of:=[.$B222]" office:value-type="float" office:value="-0.205625" calcext:value-type="float">
            <text:p>-0.205625</text:p>
          </table:table-cell>
          <table:table-cell table:number-columns-repeated="8"/>
        </table:table-row>
        <table:table-row table:style-name="ro1">
          <table:table-cell office:value-type="float" office:value="1.56414" calcext:value-type="float">
            <text:p>1.56414</text:p>
          </table:table-cell>
          <table:table-cell office:value-type="float" office:value="0.0116667" calcext:value-type="float">
            <text:p>0.01166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23]" office:value-type="float" office:value="1.56414" calcext:value-type="float">
            <text:p>1.56414</text:p>
          </table:table-cell>
          <table:table-cell table:formula="of:=[.$B223]" office:value-type="float" office:value="0.0116667" calcext:value-type="float">
            <text:p>0.0116667</text:p>
          </table:table-cell>
          <table:table-cell table:number-columns-repeated="8"/>
        </table:table-row>
        <table:table-row table:style-name="ro1">
          <table:table-cell office:value-type="float" office:value="0.393093" calcext:value-type="float">
            <text:p>0.393093</text:p>
          </table:table-cell>
          <table:table-cell office:value-type="float" office:value="-1.00187" calcext:value-type="float">
            <text:p>-1.001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24]" office:value-type="float" office:value="0.393093" calcext:value-type="float">
            <text:p>0.393093</text:p>
          </table:table-cell>
          <table:table-cell table:formula="of:=[.$B224]" office:value-type="float" office:value="-1.00187" calcext:value-type="float">
            <text:p>-1.00187</text:p>
          </table:table-cell>
          <table:table-cell table:number-columns-repeated="8"/>
        </table:table-row>
        <table:table-row table:style-name="ro1">
          <table:table-cell office:value-type="float" office:value="0.695802" calcext:value-type="float">
            <text:p>0.695802</text:p>
          </table:table-cell>
          <table:table-cell office:value-type="float" office:value="0.525965" calcext:value-type="float">
            <text:p>0.5259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25]" office:value-type="float" office:value="0.695802" calcext:value-type="float">
            <text:p>0.695802</text:p>
          </table:table-cell>
          <table:table-cell table:formula="of:=[.$B225]" office:value-type="float" office:value="0.525965" calcext:value-type="float">
            <text:p>0.525965</text:p>
          </table:table-cell>
          <table:table-cell table:number-columns-repeated="8"/>
        </table:table-row>
        <table:table-row table:style-name="ro1">
          <table:table-cell office:value-type="float" office:value="0.745201" calcext:value-type="float">
            <text:p>0.745201</text:p>
          </table:table-cell>
          <table:table-cell office:value-type="float" office:value="2.27651" calcext:value-type="float">
            <text:p>2.276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26]" office:value-type="float" office:value="0.745201" calcext:value-type="float">
            <text:p>0.745201</text:p>
          </table:table-cell>
          <table:table-cell table:formula="of:=[.$B226]" office:value-type="float" office:value="2.27651" calcext:value-type="float">
            <text:p>2.27651</text:p>
          </table:table-cell>
          <table:table-cell table:number-columns-repeated="8"/>
        </table:table-row>
        <table:table-row table:style-name="ro1">
          <table:table-cell office:value-type="float" office:value="1.41865" calcext:value-type="float">
            <text:p>1.41865</text:p>
          </table:table-cell>
          <table:table-cell office:value-type="float" office:value="1.33149" calcext:value-type="float">
            <text:p>1.331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27]" office:value-type="float" office:value="1.41865" calcext:value-type="float">
            <text:p>1.41865</text:p>
          </table:table-cell>
          <table:table-cell table:formula="of:=[.$B227]" office:value-type="float" office:value="1.33149" calcext:value-type="float">
            <text:p>1.33149</text:p>
          </table:table-cell>
          <table:table-cell table:number-columns-repeated="8"/>
        </table:table-row>
        <table:table-row table:style-name="ro1">
          <table:table-cell office:value-type="float" office:value="1.8968" calcext:value-type="float">
            <text:p>1.8968</text:p>
          </table:table-cell>
          <table:table-cell office:value-type="float" office:value="0.609779" calcext:value-type="float">
            <text:p>0.60977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28]" office:value-type="float" office:value="1.8968" calcext:value-type="float">
            <text:p>1.8968</text:p>
          </table:table-cell>
          <table:table-cell table:formula="of:=[.$B228]" office:value-type="float" office:value="0.609779" calcext:value-type="float">
            <text:p>0.609779</text:p>
          </table:table-cell>
          <table:table-cell table:number-columns-repeated="8"/>
        </table:table-row>
        <table:table-row table:style-name="ro1">
          <table:table-cell office:value-type="float" office:value="2.26882" calcext:value-type="float">
            <text:p>2.26882</text:p>
          </table:table-cell>
          <table:table-cell office:value-type="float" office:value="1.91479" calcext:value-type="float">
            <text:p>1.914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29]" office:value-type="float" office:value="2.26882" calcext:value-type="float">
            <text:p>2.26882</text:p>
          </table:table-cell>
          <table:table-cell table:formula="of:=[.$B229]" office:value-type="float" office:value="1.91479" calcext:value-type="float">
            <text:p>1.91479</text:p>
          </table:table-cell>
          <table:table-cell table:number-columns-repeated="8"/>
        </table:table-row>
        <table:table-row table:style-name="ro1">
          <table:table-cell office:value-type="float" office:value="-1.25933" calcext:value-type="float">
            <text:p>-1.25933</text:p>
          </table:table-cell>
          <table:table-cell office:value-type="float" office:value="-0.177835" calcext:value-type="float">
            <text:p>-0.1778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30]" office:value-type="float" office:value="-1.25933" calcext:value-type="float">
            <text:p>-1.25933</text:p>
          </table:table-cell>
          <table:table-cell table:formula="of:=[.$B230]" office:value-type="float" office:value="-0.177835" calcext:value-type="float">
            <text:p>-0.177835</text:p>
          </table:table-cell>
          <table:table-cell table:number-columns-repeated="8"/>
        </table:table-row>
        <table:table-row table:style-name="ro1">
          <table:table-cell office:value-type="float" office:value="2.2861" calcext:value-type="float">
            <text:p>2.2861</text:p>
          </table:table-cell>
          <table:table-cell office:value-type="float" office:value="3.33034" calcext:value-type="float">
            <text:p>3.330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31]" office:value-type="float" office:value="2.2861" calcext:value-type="float">
            <text:p>2.2861</text:p>
          </table:table-cell>
          <table:table-cell table:formula="of:=[.$B231]" office:value-type="float" office:value="3.33034" calcext:value-type="float">
            <text:p>3.33034</text:p>
          </table:table-cell>
          <table:table-cell table:number-columns-repeated="8"/>
        </table:table-row>
        <table:table-row table:style-name="ro1">
          <table:table-cell office:value-type="float" office:value="-0.777403" calcext:value-type="float">
            <text:p>-0.777403</text:p>
          </table:table-cell>
          <table:table-cell office:value-type="float" office:value="-0.628581" calcext:value-type="float">
            <text:p>-0.6285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32]" office:value-type="float" office:value="-0.777403" calcext:value-type="float">
            <text:p>-0.777403</text:p>
          </table:table-cell>
          <table:table-cell table:formula="of:=[.$B232]" office:value-type="float" office:value="-0.628581" calcext:value-type="float">
            <text:p>-0.628581</text:p>
          </table:table-cell>
          <table:table-cell table:number-columns-repeated="8"/>
        </table:table-row>
        <table:table-row table:style-name="ro1">
          <table:table-cell office:value-type="float" office:value="-1.51314" calcext:value-type="float">
            <text:p>-1.51314</text:p>
          </table:table-cell>
          <table:table-cell office:value-type="float" office:value="0.582625" calcext:value-type="float">
            <text:p>0.5826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33]" office:value-type="float" office:value="-1.51314" calcext:value-type="float">
            <text:p>-1.51314</text:p>
          </table:table-cell>
          <table:table-cell table:formula="of:=[.$B233]" office:value-type="float" office:value="0.582625" calcext:value-type="float">
            <text:p>0.582625</text:p>
          </table:table-cell>
          <table:table-cell table:number-columns-repeated="8"/>
        </table:table-row>
        <table:table-row table:style-name="ro1">
          <table:table-cell office:value-type="float" office:value="-1.34388" calcext:value-type="float">
            <text:p>-1.34388</text:p>
          </table:table-cell>
          <table:table-cell office:value-type="float" office:value="0.479952" calcext:value-type="float">
            <text:p>0.47995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34]" office:value-type="float" office:value="-1.34388" calcext:value-type="float">
            <text:p>-1.34388</text:p>
          </table:table-cell>
          <table:table-cell table:formula="of:=[.$B234]" office:value-type="float" office:value="0.479952" calcext:value-type="float">
            <text:p>0.479952</text:p>
          </table:table-cell>
          <table:table-cell table:number-columns-repeated="8"/>
        </table:table-row>
        <table:table-row table:style-name="ro1">
          <table:table-cell office:value-type="float" office:value="0.509434" calcext:value-type="float">
            <text:p>0.509434</text:p>
          </table:table-cell>
          <table:table-cell office:value-type="float" office:value="-0.812187" calcext:value-type="float">
            <text:p>-0.8121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5]" office:value-type="float" office:value="0.509434" calcext:value-type="float">
            <text:p>0.509434</text:p>
          </table:table-cell>
          <table:table-cell table:formula="of:=[.$B235]" office:value-type="float" office:value="-0.812187" calcext:value-type="float">
            <text:p>-0.812187</text:p>
          </table:table-cell>
          <table:table-cell table:number-columns-repeated="8"/>
        </table:table-row>
        <table:table-row table:style-name="ro1">
          <table:table-cell office:value-type="float" office:value="0.564714" calcext:value-type="float">
            <text:p>0.564714</text:p>
          </table:table-cell>
          <table:table-cell office:value-type="float" office:value="0.499894" calcext:value-type="float">
            <text:p>0.49989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36]" office:value-type="float" office:value="0.564714" calcext:value-type="float">
            <text:p>0.564714</text:p>
          </table:table-cell>
          <table:table-cell table:formula="of:=[.$B236]" office:value-type="float" office:value="0.499894" calcext:value-type="float">
            <text:p>0.499894</text:p>
          </table:table-cell>
          <table:table-cell table:number-columns-repeated="8"/>
        </table:table-row>
        <table:table-row table:style-name="ro1">
          <table:table-cell office:value-type="float" office:value="-2.03092" calcext:value-type="float">
            <text:p>-2.03092</text:p>
          </table:table-cell>
          <table:table-cell office:value-type="float" office:value="-2.76587" calcext:value-type="float">
            <text:p>-2.765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37]" office:value-type="float" office:value="-2.03092" calcext:value-type="float">
            <text:p>-2.03092</text:p>
          </table:table-cell>
          <table:table-cell table:formula="of:=[.$B237]" office:value-type="float" office:value="-2.76587" calcext:value-type="float">
            <text:p>-2.76587</text:p>
          </table:table-cell>
          <table:table-cell table:number-columns-repeated="8"/>
        </table:table-row>
        <table:table-row table:style-name="ro1">
          <table:table-cell office:value-type="float" office:value="0.13809" calcext:value-type="float">
            <text:p>0.13809</text:p>
          </table:table-cell>
          <table:table-cell office:value-type="float" office:value="-0.0185256" calcext:value-type="float">
            <text:p>-0.01852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38]" office:value-type="float" office:value="0.13809" calcext:value-type="float">
            <text:p>0.13809</text:p>
          </table:table-cell>
          <table:table-cell table:formula="of:=[.$B238]" office:value-type="float" office:value="-0.0185256" calcext:value-type="float">
            <text:p>-0.0185256</text:p>
          </table:table-cell>
          <table:table-cell table:number-columns-repeated="8"/>
        </table:table-row>
        <table:table-row table:style-name="ro1">
          <table:table-cell office:value-type="float" office:value="-1.65899" calcext:value-type="float">
            <text:p>-1.65899</text:p>
          </table:table-cell>
          <table:table-cell office:value-type="float" office:value="0.224469" calcext:value-type="float">
            <text:p>0.2244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39]" office:value-type="float" office:value="-1.65899" calcext:value-type="float">
            <text:p>-1.65899</text:p>
          </table:table-cell>
          <table:table-cell table:formula="of:=[.$B239]" office:value-type="float" office:value="0.224469" calcext:value-type="float">
            <text:p>0.224469</text:p>
          </table:table-cell>
          <table:table-cell table:number-columns-repeated="8"/>
        </table:table-row>
        <table:table-row table:style-name="ro1">
          <table:table-cell office:value-type="float" office:value="0.954733" calcext:value-type="float">
            <text:p>0.954733</text:p>
          </table:table-cell>
          <table:table-cell office:value-type="float" office:value="0.932082" calcext:value-type="float">
            <text:p>0.9320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40]" office:value-type="float" office:value="0.954733" calcext:value-type="float">
            <text:p>0.954733</text:p>
          </table:table-cell>
          <table:table-cell table:formula="of:=[.$B240]" office:value-type="float" office:value="0.932082" calcext:value-type="float">
            <text:p>0.932082</text:p>
          </table:table-cell>
          <table:table-cell table:number-columns-repeated="8"/>
        </table:table-row>
        <table:table-row table:style-name="ro1">
          <table:table-cell office:value-type="float" office:value="-0.901088" calcext:value-type="float">
            <text:p>-0.901088</text:p>
          </table:table-cell>
          <table:table-cell office:value-type="float" office:value="0.919965" calcext:value-type="float">
            <text:p>0.9199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41]" office:value-type="float" office:value="-0.901088" calcext:value-type="float">
            <text:p>-0.901088</text:p>
          </table:table-cell>
          <table:table-cell table:formula="of:=[.$B241]" office:value-type="float" office:value="0.919965" calcext:value-type="float">
            <text:p>0.919965</text:p>
          </table:table-cell>
          <table:table-cell table:number-columns-repeated="8"/>
        </table:table-row>
        <table:table-row table:style-name="ro1">
          <table:table-cell office:value-type="float" office:value="-0.192538" calcext:value-type="float">
            <text:p>-0.192538</text:p>
          </table:table-cell>
          <table:table-cell office:value-type="float" office:value="-0.496987" calcext:value-type="float">
            <text:p>-0.4969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42]" office:value-type="float" office:value="-0.192538" calcext:value-type="float">
            <text:p>-0.192538</text:p>
          </table:table-cell>
          <table:table-cell table:formula="of:=[.$B242]" office:value-type="float" office:value="-0.496987" calcext:value-type="float">
            <text:p>-0.496987</text:p>
          </table:table-cell>
          <table:table-cell table:number-columns-repeated="8"/>
        </table:table-row>
        <table:table-row table:style-name="ro1">
          <table:table-cell office:value-type="float" office:value="1.74538" calcext:value-type="float">
            <text:p>1.74538</text:p>
          </table:table-cell>
          <table:table-cell office:value-type="float" office:value="2.00197" calcext:value-type="float">
            <text:p>2.001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43]" office:value-type="float" office:value="1.74538" calcext:value-type="float">
            <text:p>1.74538</text:p>
          </table:table-cell>
          <table:table-cell table:formula="of:=[.$B243]" office:value-type="float" office:value="2.00197" calcext:value-type="float">
            <text:p>2.00197</text:p>
          </table:table-cell>
          <table:table-cell table:number-columns-repeated="8"/>
        </table:table-row>
        <table:table-row table:style-name="ro1">
          <table:table-cell office:value-type="float" office:value="1.31882" calcext:value-type="float">
            <text:p>1.31882</text:p>
          </table:table-cell>
          <table:table-cell office:value-type="float" office:value="0.364564" calcext:value-type="float">
            <text:p>0.3645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44]" office:value-type="float" office:value="1.31882" calcext:value-type="float">
            <text:p>1.31882</text:p>
          </table:table-cell>
          <table:table-cell table:formula="of:=[.$B244]" office:value-type="float" office:value="0.364564" calcext:value-type="float">
            <text:p>0.364564</text:p>
          </table:table-cell>
          <table:table-cell table:number-columns-repeated="8"/>
        </table:table-row>
        <table:table-row table:style-name="ro1">
          <table:table-cell office:value-type="float" office:value="2.92832" calcext:value-type="float">
            <text:p>2.92832</text:p>
          </table:table-cell>
          <table:table-cell office:value-type="float" office:value="1.36832" calcext:value-type="float">
            <text:p>1.368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45]" office:value-type="float" office:value="2.92832" calcext:value-type="float">
            <text:p>2.92832</text:p>
          </table:table-cell>
          <table:table-cell table:formula="of:=[.$B245]" office:value-type="float" office:value="1.36832" calcext:value-type="float">
            <text:p>1.36832</text:p>
          </table:table-cell>
          <table:table-cell table:number-columns-repeated="8"/>
        </table:table-row>
        <table:table-row table:style-name="ro1">
          <table:table-cell office:value-type="float" office:value="0.377843" calcext:value-type="float">
            <text:p>0.377843</text:p>
          </table:table-cell>
          <table:table-cell office:value-type="float" office:value="0.752374" calcext:value-type="float">
            <text:p>0.7523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46]" office:value-type="float" office:value="0.377843" calcext:value-type="float">
            <text:p>0.377843</text:p>
          </table:table-cell>
          <table:table-cell table:formula="of:=[.$B246]" office:value-type="float" office:value="0.752374" calcext:value-type="float">
            <text:p>0.752374</text:p>
          </table:table-cell>
          <table:table-cell table:number-columns-repeated="8"/>
        </table:table-row>
        <table:table-row table:style-name="ro1">
          <table:table-cell office:value-type="float" office:value="1.72679" calcext:value-type="float">
            <text:p>1.72679</text:p>
          </table:table-cell>
          <table:table-cell office:value-type="float" office:value="0.652331" calcext:value-type="float">
            <text:p>0.65233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47]" office:value-type="float" office:value="1.72679" calcext:value-type="float">
            <text:p>1.72679</text:p>
          </table:table-cell>
          <table:table-cell table:formula="of:=[.$B247]" office:value-type="float" office:value="0.652331" calcext:value-type="float">
            <text:p>0.652331</text:p>
          </table:table-cell>
          <table:table-cell table:number-columns-repeated="8"/>
        </table:table-row>
        <table:table-row table:style-name="ro1">
          <table:table-cell office:value-type="float" office:value="-0.643488" calcext:value-type="float">
            <text:p>-0.643488</text:p>
          </table:table-cell>
          <table:table-cell office:value-type="float" office:value="-0.560076" calcext:value-type="float">
            <text:p>-0.5600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48]" office:value-type="float" office:value="-0.643488" calcext:value-type="float">
            <text:p>-0.643488</text:p>
          </table:table-cell>
          <table:table-cell table:formula="of:=[.$B248]" office:value-type="float" office:value="-0.560076" calcext:value-type="float">
            <text:p>-0.560076</text:p>
          </table:table-cell>
          <table:table-cell table:number-columns-repeated="8"/>
        </table:table-row>
        <table:table-row table:style-name="ro1">
          <table:table-cell office:value-type="float" office:value="1.31032" calcext:value-type="float">
            <text:p>1.31032</text:p>
          </table:table-cell>
          <table:table-cell office:value-type="float" office:value="2.5256" calcext:value-type="float">
            <text:p>2.52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49]" office:value-type="float" office:value="1.31032" calcext:value-type="float">
            <text:p>1.31032</text:p>
          </table:table-cell>
          <table:table-cell table:formula="of:=[.$B249]" office:value-type="float" office:value="2.5256" calcext:value-type="float">
            <text:p>2.5256</text:p>
          </table:table-cell>
          <table:table-cell table:number-columns-repeated="8"/>
        </table:table-row>
        <table:table-row table:style-name="ro1">
          <table:table-cell office:value-type="float" office:value="1.84149" calcext:value-type="float">
            <text:p>1.84149</text:p>
          </table:table-cell>
          <table:table-cell office:value-type="float" office:value="3.99308" calcext:value-type="float">
            <text:p>3.993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50]" office:value-type="float" office:value="1.84149" calcext:value-type="float">
            <text:p>1.84149</text:p>
          </table:table-cell>
          <table:table-cell table:formula="of:=[.$B250]" office:value-type="float" office:value="3.99308" calcext:value-type="float">
            <text:p>3.99308</text:p>
          </table:table-cell>
          <table:table-cell table:number-columns-repeated="8"/>
        </table:table-row>
        <table:table-row table:style-name="ro1">
          <table:table-cell office:value-type="float" office:value="-0.454047" calcext:value-type="float">
            <text:p>-0.454047</text:p>
          </table:table-cell>
          <table:table-cell office:value-type="float" office:value="-0.15468" calcext:value-type="float">
            <text:p>-0.154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51]" office:value-type="float" office:value="-0.454047" calcext:value-type="float">
            <text:p>-0.454047</text:p>
          </table:table-cell>
          <table:table-cell table:formula="of:=[.$B251]" office:value-type="float" office:value="-0.15468" calcext:value-type="float">
            <text:p>-0.15468</text:p>
          </table:table-cell>
          <table:table-cell table:number-columns-repeated="8"/>
        </table:table-row>
        <table:table-row table:style-name="ro1">
          <table:table-cell office:value-type="float" office:value="1.72734" calcext:value-type="float">
            <text:p>1.72734</text:p>
          </table:table-cell>
          <table:table-cell office:value-type="float" office:value="2.84121" calcext:value-type="float">
            <text:p>2.841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52]" office:value-type="float" office:value="1.72734" calcext:value-type="float">
            <text:p>1.72734</text:p>
          </table:table-cell>
          <table:table-cell table:formula="of:=[.$B252]" office:value-type="float" office:value="2.84121" calcext:value-type="float">
            <text:p>2.84121</text:p>
          </table:table-cell>
          <table:table-cell table:number-columns-repeated="8"/>
        </table:table-row>
        <table:table-row table:style-name="ro1">
          <table:table-cell office:value-type="float" office:value="0.617967" calcext:value-type="float">
            <text:p>0.617967</text:p>
          </table:table-cell>
          <table:table-cell office:value-type="float" office:value="0.723917" calcext:value-type="float">
            <text:p>0.7239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53]" office:value-type="float" office:value="0.617967" calcext:value-type="float">
            <text:p>0.617967</text:p>
          </table:table-cell>
          <table:table-cell table:formula="of:=[.$B253]" office:value-type="float" office:value="0.723917" calcext:value-type="float">
            <text:p>0.723917</text:p>
          </table:table-cell>
          <table:table-cell table:number-columns-repeated="8"/>
        </table:table-row>
        <table:table-row table:style-name="ro1">
          <table:table-cell office:value-type="float" office:value="-1.58775" calcext:value-type="float">
            <text:p>-1.58775</text:p>
          </table:table-cell>
          <table:table-cell office:value-type="float" office:value="0.0102529" calcext:value-type="float">
            <text:p>0.01025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54]" office:value-type="float" office:value="-1.58775" calcext:value-type="float">
            <text:p>-1.58775</text:p>
          </table:table-cell>
          <table:table-cell table:formula="of:=[.$B254]" office:value-type="float" office:value="0.0102529" calcext:value-type="float">
            <text:p>0.0102529</text:p>
          </table:table-cell>
          <table:table-cell table:number-columns-repeated="8"/>
        </table:table-row>
        <table:table-row table:style-name="ro1">
          <table:table-cell office:value-type="float" office:value="-1.72315" calcext:value-type="float">
            <text:p>-1.72315</text:p>
          </table:table-cell>
          <table:table-cell office:value-type="float" office:value="0.19139" calcext:value-type="float">
            <text:p>0.191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55]" office:value-type="float" office:value="-1.72315" calcext:value-type="float">
            <text:p>-1.72315</text:p>
          </table:table-cell>
          <table:table-cell table:formula="of:=[.$B255]" office:value-type="float" office:value="0.19139" calcext:value-type="float">
            <text:p>0.19139</text:p>
          </table:table-cell>
          <table:table-cell table:number-columns-repeated="8"/>
        </table:table-row>
        <table:table-row table:style-name="ro1">
          <table:table-cell office:value-type="float" office:value="-1.01538" calcext:value-type="float">
            <text:p>-1.01538</text:p>
          </table:table-cell>
          <table:table-cell office:value-type="float" office:value="-2.19081" calcext:value-type="float">
            <text:p>-2.190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6]" office:value-type="float" office:value="-1.01538" calcext:value-type="float">
            <text:p>-1.01538</text:p>
          </table:table-cell>
          <table:table-cell table:formula="of:=[.$B256]" office:value-type="float" office:value="-2.19081" calcext:value-type="float">
            <text:p>-2.19081</text:p>
          </table:table-cell>
          <table:table-cell table:number-columns-repeated="8"/>
        </table:table-row>
        <table:table-row table:style-name="ro1">
          <table:table-cell office:value-type="float" office:value="1.76241" calcext:value-type="float">
            <text:p>1.76241</text:p>
          </table:table-cell>
          <table:table-cell office:value-type="float" office:value="1.33424" calcext:value-type="float">
            <text:p>1.334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57]" office:value-type="float" office:value="1.76241" calcext:value-type="float">
            <text:p>1.76241</text:p>
          </table:table-cell>
          <table:table-cell table:formula="of:=[.$B257]" office:value-type="float" office:value="1.33424" calcext:value-type="float">
            <text:p>1.33424</text:p>
          </table:table-cell>
          <table:table-cell table:number-columns-repeated="8"/>
        </table:table-row>
        <table:table-row table:style-name="ro1">
          <table:table-cell office:value-type="float" office:value="-1.38128" calcext:value-type="float">
            <text:p>-1.38128</text:p>
          </table:table-cell>
          <table:table-cell office:value-type="float" office:value="-2.89485" calcext:value-type="float">
            <text:p>-2.894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58]" office:value-type="float" office:value="-1.38128" calcext:value-type="float">
            <text:p>-1.38128</text:p>
          </table:table-cell>
          <table:table-cell table:formula="of:=[.$B258]" office:value-type="float" office:value="-2.89485" calcext:value-type="float">
            <text:p>-2.89485</text:p>
          </table:table-cell>
          <table:table-cell table:number-columns-repeated="8"/>
        </table:table-row>
        <table:table-row table:style-name="ro1">
          <table:table-cell office:value-type="float" office:value="0.589887" calcext:value-type="float">
            <text:p>0.589887</text:p>
          </table:table-cell>
          <table:table-cell office:value-type="float" office:value="0.863487" calcext:value-type="float">
            <text:p>0.8634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59]" office:value-type="float" office:value="0.589887" calcext:value-type="float">
            <text:p>0.589887</text:p>
          </table:table-cell>
          <table:table-cell table:formula="of:=[.$B259]" office:value-type="float" office:value="0.863487" calcext:value-type="float">
            <text:p>0.863487</text:p>
          </table:table-cell>
          <table:table-cell table:number-columns-repeated="8"/>
        </table:table-row>
        <table:table-row table:style-name="ro1">
          <table:table-cell office:value-type="float" office:value="-0.443251" calcext:value-type="float">
            <text:p>-0.443251</text:p>
          </table:table-cell>
          <table:table-cell office:value-type="float" office:value="0.599836" calcext:value-type="float">
            <text:p>0.5998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60]" office:value-type="float" office:value="-0.443251" calcext:value-type="float">
            <text:p>-0.443251</text:p>
          </table:table-cell>
          <table:table-cell table:formula="of:=[.$B260]" office:value-type="float" office:value="0.599836" calcext:value-type="float">
            <text:p>0.599836</text:p>
          </table:table-cell>
          <table:table-cell table:number-columns-repeated="8"/>
        </table:table-row>
        <table:table-row table:style-name="ro1">
          <table:table-cell office:value-type="float" office:value="-1.01422" calcext:value-type="float">
            <text:p>-1.01422</text:p>
          </table:table-cell>
          <table:table-cell office:value-type="float" office:value="0.574602" calcext:value-type="float">
            <text:p>0.5746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61]" office:value-type="float" office:value="-1.01422" calcext:value-type="float">
            <text:p>-1.01422</text:p>
          </table:table-cell>
          <table:table-cell table:formula="of:=[.$B261]" office:value-type="float" office:value="0.574602" calcext:value-type="float">
            <text:p>0.574602</text:p>
          </table:table-cell>
          <table:table-cell table:number-columns-repeated="8"/>
        </table:table-row>
        <table:table-row table:style-name="ro1">
          <table:table-cell office:value-type="float" office:value="1.69006" calcext:value-type="float">
            <text:p>1.69006</text:p>
          </table:table-cell>
          <table:table-cell office:value-type="float" office:value="0.281217" calcext:value-type="float">
            <text:p>0.2812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62]" office:value-type="float" office:value="1.69006" calcext:value-type="float">
            <text:p>1.69006</text:p>
          </table:table-cell>
          <table:table-cell table:formula="of:=[.$B262]" office:value-type="float" office:value="0.281217" calcext:value-type="float">
            <text:p>0.281217</text:p>
          </table:table-cell>
          <table:table-cell table:number-columns-repeated="8"/>
        </table:table-row>
        <table:table-row table:style-name="ro1">
          <table:table-cell office:value-type="float" office:value="2.76269" calcext:value-type="float">
            <text:p>2.76269</text:p>
          </table:table-cell>
          <table:table-cell office:value-type="float" office:value="1.40962" calcext:value-type="float">
            <text:p>1.409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63]" office:value-type="float" office:value="2.76269" calcext:value-type="float">
            <text:p>2.76269</text:p>
          </table:table-cell>
          <table:table-cell table:formula="of:=[.$B263]" office:value-type="float" office:value="1.40962" calcext:value-type="float">
            <text:p>1.40962</text:p>
          </table:table-cell>
          <table:table-cell table:number-columns-repeated="8"/>
        </table:table-row>
        <table:table-row table:style-name="ro1">
          <table:table-cell office:value-type="float" office:value="0.685017" calcext:value-type="float">
            <text:p>0.685017</text:p>
          </table:table-cell>
          <table:table-cell office:value-type="float" office:value="0.617881" calcext:value-type="float">
            <text:p>0.6178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64]" office:value-type="float" office:value="0.685017" calcext:value-type="float">
            <text:p>0.685017</text:p>
          </table:table-cell>
          <table:table-cell table:formula="of:=[.$B264]" office:value-type="float" office:value="0.617881" calcext:value-type="float">
            <text:p>0.617881</text:p>
          </table:table-cell>
          <table:table-cell table:number-columns-repeated="8"/>
        </table:table-row>
        <table:table-row table:style-name="ro1">
          <table:table-cell office:value-type="float" office:value="1.66604" calcext:value-type="float">
            <text:p>1.66604</text:p>
          </table:table-cell>
          <table:table-cell office:value-type="float" office:value="0.0518814" calcext:value-type="float">
            <text:p>0.05188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65]" office:value-type="float" office:value="1.66604" calcext:value-type="float">
            <text:p>1.66604</text:p>
          </table:table-cell>
          <table:table-cell table:formula="of:=[.$B265]" office:value-type="float" office:value="0.0518814" calcext:value-type="float">
            <text:p>0.0518814</text:p>
          </table:table-cell>
          <table:table-cell table:number-columns-repeated="8"/>
        </table:table-row>
        <table:table-row table:style-name="ro1">
          <table:table-cell office:value-type="float" office:value="-0.209383" calcext:value-type="float">
            <text:p>-0.209383</text:p>
          </table:table-cell>
          <table:table-cell office:value-type="float" office:value="0.0308338" calcext:value-type="float">
            <text:p>0.030833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66]" office:value-type="float" office:value="-0.209383" calcext:value-type="float">
            <text:p>-0.209383</text:p>
          </table:table-cell>
          <table:table-cell table:formula="of:=[.$B266]" office:value-type="float" office:value="0.0308338" calcext:value-type="float">
            <text:p>0.0308338</text:p>
          </table:table-cell>
          <table:table-cell table:number-columns-repeated="8"/>
        </table:table-row>
        <table:table-row table:style-name="ro1">
          <table:table-cell office:value-type="float" office:value="1.38618" calcext:value-type="float">
            <text:p>1.38618</text:p>
          </table:table-cell>
          <table:table-cell office:value-type="float" office:value="-0.0942288" calcext:value-type="float">
            <text:p>-0.09422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67]" office:value-type="float" office:value="1.38618" calcext:value-type="float">
            <text:p>1.38618</text:p>
          </table:table-cell>
          <table:table-cell table:formula="of:=[.$B267]" office:value-type="float" office:value="-0.0942288" calcext:value-type="float">
            <text:p>-0.0942288</text:p>
          </table:table-cell>
          <table:table-cell table:number-columns-repeated="8"/>
        </table:table-row>
        <table:table-row table:style-name="ro1">
          <table:table-cell office:value-type="float" office:value="-1.06341" calcext:value-type="float">
            <text:p>-1.06341</text:p>
          </table:table-cell>
          <table:table-cell office:value-type="float" office:value="0.404111" calcext:value-type="float">
            <text:p>0.404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68]" office:value-type="float" office:value="-1.06341" calcext:value-type="float">
            <text:p>-1.06341</text:p>
          </table:table-cell>
          <table:table-cell table:formula="of:=[.$B268]" office:value-type="float" office:value="0.404111" calcext:value-type="float">
            <text:p>0.404111</text:p>
          </table:table-cell>
          <table:table-cell table:number-columns-repeated="8"/>
        </table:table-row>
        <table:table-row table:style-name="ro1">
          <table:table-cell office:value-type="float" office:value="-0.623125" calcext:value-type="float">
            <text:p>-0.623125</text:p>
          </table:table-cell>
          <table:table-cell office:value-type="float" office:value="0.67483" calcext:value-type="float">
            <text:p>0.6748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69]" office:value-type="float" office:value="-0.623125" calcext:value-type="float">
            <text:p>-0.623125</text:p>
          </table:table-cell>
          <table:table-cell table:formula="of:=[.$B269]" office:value-type="float" office:value="0.67483" calcext:value-type="float">
            <text:p>0.67483</text:p>
          </table:table-cell>
          <table:table-cell table:number-columns-repeated="8"/>
        </table:table-row>
        <table:table-row table:style-name="ro1">
          <table:table-cell office:value-type="float" office:value="0.184974" calcext:value-type="float">
            <text:p>0.184974</text:p>
          </table:table-cell>
          <table:table-cell office:value-type="float" office:value="-0.228901" calcext:value-type="float">
            <text:p>-0.2289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0]" office:value-type="float" office:value="0.184974" calcext:value-type="float">
            <text:p>0.184974</text:p>
          </table:table-cell>
          <table:table-cell table:formula="of:=[.$B270]" office:value-type="float" office:value="-0.228901" calcext:value-type="float">
            <text:p>-0.228901</text:p>
          </table:table-cell>
          <table:table-cell table:number-columns-repeated="8"/>
        </table:table-row>
        <table:table-row table:style-name="ro1">
          <table:table-cell office:value-type="float" office:value="1.99331" calcext:value-type="float">
            <text:p>1.99331</text:p>
          </table:table-cell>
          <table:table-cell office:value-type="float" office:value="0.588643" calcext:value-type="float">
            <text:p>0.5886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1]" office:value-type="float" office:value="1.99331" calcext:value-type="float">
            <text:p>1.99331</text:p>
          </table:table-cell>
          <table:table-cell table:formula="of:=[.$B271]" office:value-type="float" office:value="0.588643" calcext:value-type="float">
            <text:p>0.588643</text:p>
          </table:table-cell>
          <table:table-cell table:number-columns-repeated="8"/>
        </table:table-row>
        <table:table-row table:style-name="ro1">
          <table:table-cell office:value-type="float" office:value="0.170474" calcext:value-type="float">
            <text:p>0.170474</text:p>
          </table:table-cell>
          <table:table-cell office:value-type="float" office:value="-1.14317" calcext:value-type="float">
            <text:p>-1.143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2]" office:value-type="float" office:value="0.170474" calcext:value-type="float">
            <text:p>0.170474</text:p>
          </table:table-cell>
          <table:table-cell table:formula="of:=[.$B272]" office:value-type="float" office:value="-1.14317" calcext:value-type="float">
            <text:p>-1.14317</text:p>
          </table:table-cell>
          <table:table-cell table:number-columns-repeated="8"/>
        </table:table-row>
        <table:table-row table:style-name="ro1">
          <table:table-cell office:value-type="float" office:value="-1.89175" calcext:value-type="float">
            <text:p>-1.89175</text:p>
          </table:table-cell>
          <table:table-cell office:value-type="float" office:value="-0.493877" calcext:value-type="float">
            <text:p>-0.49387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73]" office:value-type="float" office:value="-1.89175" calcext:value-type="float">
            <text:p>-1.89175</text:p>
          </table:table-cell>
          <table:table-cell table:formula="of:=[.$B273]" office:value-type="float" office:value="-0.493877" calcext:value-type="float">
            <text:p>-0.493877</text:p>
          </table:table-cell>
          <table:table-cell table:number-columns-repeated="8"/>
        </table:table-row>
        <table:table-row table:style-name="ro1">
          <table:table-cell office:value-type="float" office:value="-0.360693" calcext:value-type="float">
            <text:p>-0.360693</text:p>
          </table:table-cell>
          <table:table-cell office:value-type="float" office:value="-0.0541444" calcext:value-type="float">
            <text:p>-0.05414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74]" office:value-type="float" office:value="-0.360693" calcext:value-type="float">
            <text:p>-0.360693</text:p>
          </table:table-cell>
          <table:table-cell table:formula="of:=[.$B274]" office:value-type="float" office:value="-0.0541444" calcext:value-type="float">
            <text:p>-0.0541444</text:p>
          </table:table-cell>
          <table:table-cell table:number-columns-repeated="8"/>
        </table:table-row>
        <table:table-row table:style-name="ro1">
          <table:table-cell office:value-type="float" office:value="-0.227251" calcext:value-type="float">
            <text:p>-0.227251</text:p>
          </table:table-cell>
          <table:table-cell office:value-type="float" office:value="1.33184" calcext:value-type="float">
            <text:p>1.331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75]" office:value-type="float" office:value="-0.227251" calcext:value-type="float">
            <text:p>-0.227251</text:p>
          </table:table-cell>
          <table:table-cell table:formula="of:=[.$B275]" office:value-type="float" office:value="1.33184" calcext:value-type="float">
            <text:p>1.33184</text:p>
          </table:table-cell>
          <table:table-cell table:number-columns-repeated="8"/>
        </table:table-row>
        <table:table-row table:style-name="ro1">
          <table:table-cell office:value-type="float" office:value="1.07297" calcext:value-type="float">
            <text:p>1.07297</text:p>
          </table:table-cell>
          <table:table-cell office:value-type="float" office:value="2.61318" calcext:value-type="float">
            <text:p>2.613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76]" office:value-type="float" office:value="1.07297" calcext:value-type="float">
            <text:p>1.07297</text:p>
          </table:table-cell>
          <table:table-cell table:formula="of:=[.$B276]" office:value-type="float" office:value="2.61318" calcext:value-type="float">
            <text:p>2.61318</text:p>
          </table:table-cell>
          <table:table-cell table:number-columns-repeated="8"/>
        </table:table-row>
        <table:table-row table:style-name="ro1">
          <table:table-cell office:value-type="float" office:value="0.967611" calcext:value-type="float">
            <text:p>0.967611</text:p>
          </table:table-cell>
          <table:table-cell office:value-type="float" office:value="-0.596471" calcext:value-type="float">
            <text:p>-0.5964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7]" office:value-type="float" office:value="0.967611" calcext:value-type="float">
            <text:p>0.967611</text:p>
          </table:table-cell>
          <table:table-cell table:formula="of:=[.$B277]" office:value-type="float" office:value="-0.596471" calcext:value-type="float">
            <text:p>-0.596471</text:p>
          </table:table-cell>
          <table:table-cell table:number-columns-repeated="8"/>
        </table:table-row>
        <table:table-row table:style-name="ro1">
          <table:table-cell office:value-type="float" office:value="1.33308" calcext:value-type="float">
            <text:p>1.33308</text:p>
          </table:table-cell>
          <table:table-cell office:value-type="float" office:value="-0.206064" calcext:value-type="float">
            <text:p>-0.2060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8]" office:value-type="float" office:value="1.33308" calcext:value-type="float">
            <text:p>1.33308</text:p>
          </table:table-cell>
          <table:table-cell table:formula="of:=[.$B278]" office:value-type="float" office:value="-0.206064" calcext:value-type="float">
            <text:p>-0.206064</text:p>
          </table:table-cell>
          <table:table-cell table:number-columns-repeated="8"/>
        </table:table-row>
        <table:table-row table:style-name="ro1">
          <table:table-cell office:value-type="float" office:value="2.19947" calcext:value-type="float">
            <text:p>2.19947</text:p>
          </table:table-cell>
          <table:table-cell office:value-type="float" office:value="0.921091" calcext:value-type="float">
            <text:p>0.9210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79]" office:value-type="float" office:value="2.19947" calcext:value-type="float">
            <text:p>2.19947</text:p>
          </table:table-cell>
          <table:table-cell table:formula="of:=[.$B279]" office:value-type="float" office:value="0.921091" calcext:value-type="float">
            <text:p>0.921091</text:p>
          </table:table-cell>
          <table:table-cell table:number-columns-repeated="8"/>
        </table:table-row>
        <table:table-row table:style-name="ro1">
          <table:table-cell office:value-type="float" office:value="1.11163" calcext:value-type="float">
            <text:p>1.11163</text:p>
          </table:table-cell>
          <table:table-cell office:value-type="float" office:value="2.51824" calcext:value-type="float">
            <text:p>2.518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80]" office:value-type="float" office:value="1.11163" calcext:value-type="float">
            <text:p>1.11163</text:p>
          </table:table-cell>
          <table:table-cell table:formula="of:=[.$B280]" office:value-type="float" office:value="2.51824" calcext:value-type="float">
            <text:p>2.51824</text:p>
          </table:table-cell>
          <table:table-cell table:number-columns-repeated="8"/>
        </table:table-row>
        <table:table-row table:style-name="ro1">
          <table:table-cell office:value-type="float" office:value="-0.136814" calcext:value-type="float">
            <text:p>-0.136814</text:p>
          </table:table-cell>
          <table:table-cell office:value-type="float" office:value="-1.19934" calcext:value-type="float">
            <text:p>-1.199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81]" office:value-type="float" office:value="-0.136814" calcext:value-type="float">
            <text:p>-0.136814</text:p>
          </table:table-cell>
          <table:table-cell table:formula="of:=[.$B281]" office:value-type="float" office:value="-1.19934" calcext:value-type="float">
            <text:p>-1.19934</text:p>
          </table:table-cell>
          <table:table-cell table:number-columns-repeated="8"/>
        </table:table-row>
        <table:table-row table:style-name="ro1">
          <table:table-cell office:value-type="float" office:value="-0.0274688" calcext:value-type="float">
            <text:p>-0.0274688</text:p>
          </table:table-cell>
          <table:table-cell office:value-type="float" office:value="-0.186761" calcext:value-type="float">
            <text:p>-0.1867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82]" office:value-type="float" office:value="-0.0274688" calcext:value-type="float">
            <text:p>-0.0274688</text:p>
          </table:table-cell>
          <table:table-cell table:formula="of:=[.$B282]" office:value-type="float" office:value="-0.186761" calcext:value-type="float">
            <text:p>-0.186761</text:p>
          </table:table-cell>
          <table:table-cell table:number-columns-repeated="8"/>
        </table:table-row>
        <table:table-row table:style-name="ro1">
          <table:table-cell office:value-type="float" office:value="0.45234" calcext:value-type="float">
            <text:p>0.45234</text:p>
          </table:table-cell>
          <table:table-cell office:value-type="float" office:value="-1.1939" calcext:value-type="float">
            <text:p>-1.19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83]" office:value-type="float" office:value="0.45234" calcext:value-type="float">
            <text:p>0.45234</text:p>
          </table:table-cell>
          <table:table-cell table:formula="of:=[.$B283]" office:value-type="float" office:value="-1.1939" calcext:value-type="float">
            <text:p>-1.1939</text:p>
          </table:table-cell>
          <table:table-cell table:number-columns-repeated="8"/>
        </table:table-row>
        <table:table-row table:style-name="ro1">
          <table:table-cell office:value-type="float" office:value="1.29404" calcext:value-type="float">
            <text:p>1.29404</text:p>
          </table:table-cell>
          <table:table-cell office:value-type="float" office:value="-0.129956" calcext:value-type="float">
            <text:p>-0.1299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84]" office:value-type="float" office:value="1.29404" calcext:value-type="float">
            <text:p>1.29404</text:p>
          </table:table-cell>
          <table:table-cell table:formula="of:=[.$B284]" office:value-type="float" office:value="-0.129956" calcext:value-type="float">
            <text:p>-0.129956</text:p>
          </table:table-cell>
          <table:table-cell table:number-columns-repeated="8"/>
        </table:table-row>
        <table:table-row table:style-name="ro1">
          <table:table-cell office:value-type="float" office:value="0.607772" calcext:value-type="float">
            <text:p>0.607772</text:p>
          </table:table-cell>
          <table:table-cell office:value-type="float" office:value="1.81337" calcext:value-type="float">
            <text:p>1.8133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85]" office:value-type="float" office:value="0.607772" calcext:value-type="float">
            <text:p>0.607772</text:p>
          </table:table-cell>
          <table:table-cell table:formula="of:=[.$B285]" office:value-type="float" office:value="1.81337" calcext:value-type="float">
            <text:p>1.81337</text:p>
          </table:table-cell>
          <table:table-cell table:number-columns-repeated="8"/>
        </table:table-row>
        <table:table-row table:style-name="ro1">
          <table:table-cell office:value-type="float" office:value="2.24238" calcext:value-type="float">
            <text:p>2.24238</text:p>
          </table:table-cell>
          <table:table-cell office:value-type="float" office:value="0.611137" calcext:value-type="float">
            <text:p>0.6111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86]" office:value-type="float" office:value="2.24238" calcext:value-type="float">
            <text:p>2.24238</text:p>
          </table:table-cell>
          <table:table-cell table:formula="of:=[.$B286]" office:value-type="float" office:value="0.611137" calcext:value-type="float">
            <text:p>0.611137</text:p>
          </table:table-cell>
          <table:table-cell table:number-columns-repeated="8"/>
        </table:table-row>
        <table:table-row table:style-name="ro1">
          <table:table-cell office:value-type="float" office:value="3.04231" calcext:value-type="float">
            <text:p>3.04231</text:p>
          </table:table-cell>
          <table:table-cell office:value-type="float" office:value="1.19049" calcext:value-type="float">
            <text:p>1.190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87]" office:value-type="float" office:value="3.04231" calcext:value-type="float">
            <text:p>3.04231</text:p>
          </table:table-cell>
          <table:table-cell table:formula="of:=[.$B287]" office:value-type="float" office:value="1.19049" calcext:value-type="float">
            <text:p>1.19049</text:p>
          </table:table-cell>
          <table:table-cell table:number-columns-repeated="8"/>
        </table:table-row>
        <table:table-row table:style-name="ro1">
          <table:table-cell office:value-type="float" office:value="1.04522" calcext:value-type="float">
            <text:p>1.04522</text:p>
          </table:table-cell>
          <table:table-cell office:value-type="float" office:value="2.54747" calcext:value-type="float">
            <text:p>2.547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88]" office:value-type="float" office:value="1.04522" calcext:value-type="float">
            <text:p>1.04522</text:p>
          </table:table-cell>
          <table:table-cell table:formula="of:=[.$B288]" office:value-type="float" office:value="2.54747" calcext:value-type="float">
            <text:p>2.54747</text:p>
          </table:table-cell>
          <table:table-cell table:number-columns-repeated="8"/>
        </table:table-row>
        <table:table-row table:style-name="ro1">
          <table:table-cell office:value-type="float" office:value="0.340604" calcext:value-type="float">
            <text:p>0.340604</text:p>
          </table:table-cell>
          <table:table-cell office:value-type="float" office:value="2.12965" calcext:value-type="float">
            <text:p>2.129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89]" office:value-type="float" office:value="0.340604" calcext:value-type="float">
            <text:p>0.340604</text:p>
          </table:table-cell>
          <table:table-cell table:formula="of:=[.$B289]" office:value-type="float" office:value="2.12965" calcext:value-type="float">
            <text:p>2.12965</text:p>
          </table:table-cell>
          <table:table-cell table:number-columns-repeated="8"/>
        </table:table-row>
        <table:table-row table:style-name="ro1">
          <table:table-cell office:value-type="float" office:value="0.325451" calcext:value-type="float">
            <text:p>0.325451</text:p>
          </table:table-cell>
          <table:table-cell office:value-type="float" office:value="0.533876" calcext:value-type="float">
            <text:p>0.5338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90]" office:value-type="float" office:value="0.325451" calcext:value-type="float">
            <text:p>0.325451</text:p>
          </table:table-cell>
          <table:table-cell table:formula="of:=[.$B290]" office:value-type="float" office:value="0.533876" calcext:value-type="float">
            <text:p>0.533876</text:p>
          </table:table-cell>
          <table:table-cell table:number-columns-repeated="8"/>
        </table:table-row>
        <table:table-row table:style-name="ro1">
          <table:table-cell office:value-type="float" office:value="0.406275" calcext:value-type="float">
            <text:p>0.406275</text:p>
          </table:table-cell>
          <table:table-cell office:value-type="float" office:value="1.49197" calcext:value-type="float">
            <text:p>1.491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91]" office:value-type="float" office:value="0.406275" calcext:value-type="float">
            <text:p>0.406275</text:p>
          </table:table-cell>
          <table:table-cell table:formula="of:=[.$B291]" office:value-type="float" office:value="1.49197" calcext:value-type="float">
            <text:p>1.49197</text:p>
          </table:table-cell>
          <table:table-cell table:number-columns-repeated="8"/>
        </table:table-row>
        <table:table-row table:style-name="ro1">
          <table:table-cell office:value-type="float" office:value="0.616405" calcext:value-type="float">
            <text:p>0.616405</text:p>
          </table:table-cell>
          <table:table-cell office:value-type="float" office:value="-1.06833" calcext:value-type="float">
            <text:p>-1.068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92]" office:value-type="float" office:value="0.616405" calcext:value-type="float">
            <text:p>0.616405</text:p>
          </table:table-cell>
          <table:table-cell table:formula="of:=[.$B292]" office:value-type="float" office:value="-1.06833" calcext:value-type="float">
            <text:p>-1.06833</text:p>
          </table:table-cell>
          <table:table-cell table:number-columns-repeated="8"/>
        </table:table-row>
        <table:table-row table:style-name="ro1">
          <table:table-cell office:value-type="float" office:value="-0.0377934" calcext:value-type="float">
            <text:p>-0.0377934</text:p>
          </table:table-cell>
          <table:table-cell office:value-type="float" office:value="1.54336" calcext:value-type="float">
            <text:p>1.543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93]" office:value-type="float" office:value="-0.0377934" calcext:value-type="float">
            <text:p>-0.0377934</text:p>
          </table:table-cell>
          <table:table-cell table:formula="of:=[.$B293]" office:value-type="float" office:value="1.54336" calcext:value-type="float">
            <text:p>1.54336</text:p>
          </table:table-cell>
          <table:table-cell table:number-columns-repeated="8"/>
        </table:table-row>
        <table:table-row table:style-name="ro1">
          <table:table-cell office:value-type="float" office:value="-0.509587" calcext:value-type="float">
            <text:p>-0.509587</text:p>
          </table:table-cell>
          <table:table-cell office:value-type="float" office:value="1.30891" calcext:value-type="float">
            <text:p>1.3089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294]" office:value-type="float" office:value="-0.509587" calcext:value-type="float">
            <text:p>-0.509587</text:p>
          </table:table-cell>
          <table:table-cell table:formula="of:=[.$B294]" office:value-type="float" office:value="1.30891" calcext:value-type="float">
            <text:p>1.30891</text:p>
          </table:table-cell>
          <table:table-cell table:number-columns-repeated="8"/>
        </table:table-row>
        <table:table-row table:style-name="ro1">
          <table:table-cell office:value-type="float" office:value="2.85033" calcext:value-type="float">
            <text:p>2.85033</text:p>
          </table:table-cell>
          <table:table-cell office:value-type="float" office:value="1.28235" calcext:value-type="float">
            <text:p>1.2823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95]" office:value-type="float" office:value="2.85033" calcext:value-type="float">
            <text:p>2.85033</text:p>
          </table:table-cell>
          <table:table-cell table:formula="of:=[.$B295]" office:value-type="float" office:value="1.28235" calcext:value-type="float">
            <text:p>1.28235</text:p>
          </table:table-cell>
          <table:table-cell table:number-columns-repeated="8"/>
        </table:table-row>
        <table:table-row table:style-name="ro1">
          <table:table-cell office:value-type="float" office:value="0.731438" calcext:value-type="float">
            <text:p>0.731438</text:p>
          </table:table-cell>
          <table:table-cell office:value-type="float" office:value="-0.927658" calcext:value-type="float">
            <text:p>-0.9276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96]" office:value-type="float" office:value="0.731438" calcext:value-type="float">
            <text:p>0.731438</text:p>
          </table:table-cell>
          <table:table-cell table:formula="of:=[.$B296]" office:value-type="float" office:value="-0.927658" calcext:value-type="float">
            <text:p>-0.927658</text:p>
          </table:table-cell>
          <table:table-cell table:number-columns-repeated="8"/>
        </table:table-row>
        <table:table-row table:style-name="ro1">
          <table:table-cell office:value-type="float" office:value="1.14243" calcext:value-type="float">
            <text:p>1.14243</text:p>
          </table:table-cell>
          <table:table-cell office:value-type="float" office:value="1.52607" calcext:value-type="float">
            <text:p>1.526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297]" office:value-type="float" office:value="1.14243" calcext:value-type="float">
            <text:p>1.14243</text:p>
          </table:table-cell>
          <table:table-cell table:formula="of:=[.$B297]" office:value-type="float" office:value="1.52607" calcext:value-type="float">
            <text:p>1.52607</text:p>
          </table:table-cell>
          <table:table-cell table:number-columns-repeated="8"/>
        </table:table-row>
        <table:table-row table:style-name="ro1">
          <table:table-cell office:value-type="float" office:value="0.315935" calcext:value-type="float">
            <text:p>0.315935</text:p>
          </table:table-cell>
          <table:table-cell office:value-type="float" office:value="-0.829445" calcext:value-type="float">
            <text:p>-0.8294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98]" office:value-type="float" office:value="0.315935" calcext:value-type="float">
            <text:p>0.315935</text:p>
          </table:table-cell>
          <table:table-cell table:formula="of:=[.$B298]" office:value-type="float" office:value="-0.829445" calcext:value-type="float">
            <text:p>-0.829445</text:p>
          </table:table-cell>
          <table:table-cell table:number-columns-repeated="8"/>
        </table:table-row>
        <table:table-row table:style-name="ro1">
          <table:table-cell office:value-type="float" office:value="1.18941" calcext:value-type="float">
            <text:p>1.18941</text:p>
          </table:table-cell>
          <table:table-cell office:value-type="float" office:value="-0.869705" calcext:value-type="float">
            <text:p>-0.86970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299]" office:value-type="float" office:value="1.18941" calcext:value-type="float">
            <text:p>1.18941</text:p>
          </table:table-cell>
          <table:table-cell table:formula="of:=[.$B299]" office:value-type="float" office:value="-0.869705" calcext:value-type="float">
            <text:p>-0.869705</text:p>
          </table:table-cell>
          <table:table-cell table:number-columns-repeated="8"/>
        </table:table-row>
        <table:table-row table:style-name="ro1">
          <table:table-cell office:value-type="float" office:value="-0.628575" calcext:value-type="float">
            <text:p>-0.628575</text:p>
          </table:table-cell>
          <table:table-cell office:value-type="float" office:value="0.765511" calcext:value-type="float">
            <text:p>0.7655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00]" office:value-type="float" office:value="-0.628575" calcext:value-type="float">
            <text:p>-0.628575</text:p>
          </table:table-cell>
          <table:table-cell table:formula="of:=[.$B300]" office:value-type="float" office:value="0.765511" calcext:value-type="float">
            <text:p>0.765511</text:p>
          </table:table-cell>
          <table:table-cell table:number-columns-repeated="8"/>
        </table:table-row>
        <table:table-row table:style-name="ro1">
          <table:table-cell office:value-type="float" office:value="-1.8487" calcext:value-type="float">
            <text:p>-1.8487</text:p>
          </table:table-cell>
          <table:table-cell office:value-type="float" office:value="-0.556125" calcext:value-type="float">
            <text:p>-0.5561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01]" office:value-type="float" office:value="-1.8487" calcext:value-type="float">
            <text:p>-1.8487</text:p>
          </table:table-cell>
          <table:table-cell table:formula="of:=[.$B301]" office:value-type="float" office:value="-0.556125" calcext:value-type="float">
            <text:p>-0.556125</text:p>
          </table:table-cell>
          <table:table-cell table:number-columns-repeated="8"/>
        </table:table-row>
        <table:table-row table:style-name="ro1">
          <table:table-cell office:value-type="float" office:value="0.916266" calcext:value-type="float">
            <text:p>0.916266</text:p>
          </table:table-cell>
          <table:table-cell office:value-type="float" office:value="-0.873261" calcext:value-type="float">
            <text:p>-0.87326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02]" office:value-type="float" office:value="0.916266" calcext:value-type="float">
            <text:p>0.916266</text:p>
          </table:table-cell>
          <table:table-cell table:formula="of:=[.$B302]" office:value-type="float" office:value="-0.873261" calcext:value-type="float">
            <text:p>-0.873261</text:p>
          </table:table-cell>
          <table:table-cell table:number-columns-repeated="8"/>
        </table:table-row>
        <table:table-row table:style-name="ro1">
          <table:table-cell office:value-type="float" office:value="-0.622769" calcext:value-type="float">
            <text:p>-0.622769</text:p>
          </table:table-cell>
          <table:table-cell office:value-type="float" office:value="-0.592484" calcext:value-type="float">
            <text:p>-0.5924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03]" office:value-type="float" office:value="-0.622769" calcext:value-type="float">
            <text:p>-0.622769</text:p>
          </table:table-cell>
          <table:table-cell table:formula="of:=[.$B303]" office:value-type="float" office:value="-0.592484" calcext:value-type="float">
            <text:p>-0.592484</text:p>
          </table:table-cell>
          <table:table-cell table:number-columns-repeated="8"/>
        </table:table-row>
        <table:table-row table:style-name="ro1">
          <table:table-cell office:value-type="float" office:value="-0.668475" calcext:value-type="float">
            <text:p>-0.668475</text:p>
          </table:table-cell>
          <table:table-cell office:value-type="float" office:value="-2.3391" calcext:value-type="float">
            <text:p>-2.33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04]" office:value-type="float" office:value="-0.668475" calcext:value-type="float">
            <text:p>-0.668475</text:p>
          </table:table-cell>
          <table:table-cell table:formula="of:=[.$B304]" office:value-type="float" office:value="-2.3391" calcext:value-type="float">
            <text:p>-2.3391</text:p>
          </table:table-cell>
          <table:table-cell table:number-columns-repeated="8"/>
        </table:table-row>
        <table:table-row table:style-name="ro1">
          <table:table-cell office:value-type="float" office:value="1.57252" calcext:value-type="float">
            <text:p>1.57252</text:p>
          </table:table-cell>
          <table:table-cell office:value-type="float" office:value="3.56699" calcext:value-type="float">
            <text:p>3.566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05]" office:value-type="float" office:value="1.57252" calcext:value-type="float">
            <text:p>1.57252</text:p>
          </table:table-cell>
          <table:table-cell table:formula="of:=[.$B305]" office:value-type="float" office:value="3.56699" calcext:value-type="float">
            <text:p>3.56699</text:p>
          </table:table-cell>
          <table:table-cell table:number-columns-repeated="8"/>
        </table:table-row>
        <table:table-row table:style-name="ro1">
          <table:table-cell office:value-type="float" office:value="1.63571" calcext:value-type="float">
            <text:p>1.63571</text:p>
          </table:table-cell>
          <table:table-cell office:value-type="float" office:value="0.482722" calcext:value-type="float">
            <text:p>0.4827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06]" office:value-type="float" office:value="1.63571" calcext:value-type="float">
            <text:p>1.63571</text:p>
          </table:table-cell>
          <table:table-cell table:formula="of:=[.$B306]" office:value-type="float" office:value="0.482722" calcext:value-type="float">
            <text:p>0.482722</text:p>
          </table:table-cell>
          <table:table-cell table:number-columns-repeated="8"/>
        </table:table-row>
        <table:table-row table:style-name="ro1">
          <table:table-cell office:value-type="float" office:value="-0.696914" calcext:value-type="float">
            <text:p>-0.696914</text:p>
          </table:table-cell>
          <table:table-cell office:value-type="float" office:value="0.482258" calcext:value-type="float">
            <text:p>0.4822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07]" office:value-type="float" office:value="-0.696914" calcext:value-type="float">
            <text:p>-0.696914</text:p>
          </table:table-cell>
          <table:table-cell table:formula="of:=[.$B307]" office:value-type="float" office:value="0.482258" calcext:value-type="float">
            <text:p>0.482258</text:p>
          </table:table-cell>
          <table:table-cell table:number-columns-repeated="8"/>
        </table:table-row>
        <table:table-row table:style-name="ro1">
          <table:table-cell office:value-type="float" office:value="0.950279" calcext:value-type="float">
            <text:p>0.950279</text:p>
          </table:table-cell>
          <table:table-cell office:value-type="float" office:value="2.56757" calcext:value-type="float">
            <text:p>2.567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08]" office:value-type="float" office:value="0.950279" calcext:value-type="float">
            <text:p>0.950279</text:p>
          </table:table-cell>
          <table:table-cell table:formula="of:=[.$B308]" office:value-type="float" office:value="2.56757" calcext:value-type="float">
            <text:p>2.56757</text:p>
          </table:table-cell>
          <table:table-cell table:number-columns-repeated="8"/>
        </table:table-row>
        <table:table-row table:style-name="ro1">
          <table:table-cell office:value-type="float" office:value="0.75168" calcext:value-type="float">
            <text:p>0.75168</text:p>
          </table:table-cell>
          <table:table-cell office:value-type="float" office:value="0.757929" calcext:value-type="float">
            <text:p>0.7579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09]" office:value-type="float" office:value="0.75168" calcext:value-type="float">
            <text:p>0.75168</text:p>
          </table:table-cell>
          <table:table-cell table:formula="of:=[.$B309]" office:value-type="float" office:value="0.757929" calcext:value-type="float">
            <text:p>0.757929</text:p>
          </table:table-cell>
          <table:table-cell table:number-columns-repeated="8"/>
        </table:table-row>
        <table:table-row table:style-name="ro1">
          <table:table-cell office:value-type="float" office:value="0.73696" calcext:value-type="float">
            <text:p>0.73696</text:p>
          </table:table-cell>
          <table:table-cell office:value-type="float" office:value="-0.543698" calcext:value-type="float">
            <text:p>-0.54369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10]" office:value-type="float" office:value="0.73696" calcext:value-type="float">
            <text:p>0.73696</text:p>
          </table:table-cell>
          <table:table-cell table:formula="of:=[.$B310]" office:value-type="float" office:value="-0.543698" calcext:value-type="float">
            <text:p>-0.543698</text:p>
          </table:table-cell>
          <table:table-cell table:number-columns-repeated="8"/>
        </table:table-row>
        <table:table-row table:style-name="ro1">
          <table:table-cell office:value-type="float" office:value="0.782965" calcext:value-type="float">
            <text:p>0.782965</text:p>
          </table:table-cell>
          <table:table-cell office:value-type="float" office:value="0.841273" calcext:value-type="float">
            <text:p>0.8412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11]" office:value-type="float" office:value="0.782965" calcext:value-type="float">
            <text:p>0.782965</text:p>
          </table:table-cell>
          <table:table-cell table:formula="of:=[.$B311]" office:value-type="float" office:value="0.841273" calcext:value-type="float">
            <text:p>0.841273</text:p>
          </table:table-cell>
          <table:table-cell table:number-columns-repeated="8"/>
        </table:table-row>
        <table:table-row table:style-name="ro1">
          <table:table-cell office:value-type="float" office:value="-0.317483" calcext:value-type="float">
            <text:p>-0.317483</text:p>
          </table:table-cell>
          <table:table-cell office:value-type="float" office:value="1.59301" calcext:value-type="float">
            <text:p>1.593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12]" office:value-type="float" office:value="-0.317483" calcext:value-type="float">
            <text:p>-0.317483</text:p>
          </table:table-cell>
          <table:table-cell table:formula="of:=[.$B312]" office:value-type="float" office:value="1.59301" calcext:value-type="float">
            <text:p>1.59301</text:p>
          </table:table-cell>
          <table:table-cell table:number-columns-repeated="8"/>
        </table:table-row>
        <table:table-row table:style-name="ro1">
          <table:table-cell office:value-type="float" office:value="0.768363" calcext:value-type="float">
            <text:p>0.768363</text:p>
          </table:table-cell>
          <table:table-cell office:value-type="float" office:value="0.215971" calcext:value-type="float">
            <text:p>0.2159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13]" office:value-type="float" office:value="0.768363" calcext:value-type="float">
            <text:p>0.768363</text:p>
          </table:table-cell>
          <table:table-cell table:formula="of:=[.$B313]" office:value-type="float" office:value="0.215971" calcext:value-type="float">
            <text:p>0.215971</text:p>
          </table:table-cell>
          <table:table-cell table:number-columns-repeated="8"/>
        </table:table-row>
        <table:table-row table:style-name="ro1">
          <table:table-cell office:value-type="float" office:value="1.50822" calcext:value-type="float">
            <text:p>1.50822</text:p>
          </table:table-cell>
          <table:table-cell office:value-type="float" office:value="-0.412199" calcext:value-type="float">
            <text:p>-0.41219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14]" office:value-type="float" office:value="1.50822" calcext:value-type="float">
            <text:p>1.50822</text:p>
          </table:table-cell>
          <table:table-cell table:formula="of:=[.$B314]" office:value-type="float" office:value="-0.412199" calcext:value-type="float">
            <text:p>-0.412199</text:p>
          </table:table-cell>
          <table:table-cell table:number-columns-repeated="8"/>
        </table:table-row>
        <table:table-row table:style-name="ro1">
          <table:table-cell office:value-type="float" office:value="-0.873168" calcext:value-type="float">
            <text:p>-0.873168</text:p>
          </table:table-cell>
          <table:table-cell office:value-type="float" office:value="1.01726" calcext:value-type="float">
            <text:p>1.017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15]" office:value-type="float" office:value="-0.873168" calcext:value-type="float">
            <text:p>-0.873168</text:p>
          </table:table-cell>
          <table:table-cell table:formula="of:=[.$B315]" office:value-type="float" office:value="1.01726" calcext:value-type="float">
            <text:p>1.01726</text:p>
          </table:table-cell>
          <table:table-cell table:number-columns-repeated="8"/>
        </table:table-row>
        <table:table-row table:style-name="ro1">
          <table:table-cell office:value-type="float" office:value="-0.853739" calcext:value-type="float">
            <text:p>-0.853739</text:p>
          </table:table-cell>
          <table:table-cell office:value-type="float" office:value="0.483716" calcext:value-type="float">
            <text:p>0.4837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16]" office:value-type="float" office:value="-0.853739" calcext:value-type="float">
            <text:p>-0.853739</text:p>
          </table:table-cell>
          <table:table-cell table:formula="of:=[.$B316]" office:value-type="float" office:value="0.483716" calcext:value-type="float">
            <text:p>0.483716</text:p>
          </table:table-cell>
          <table:table-cell table:number-columns-repeated="8"/>
        </table:table-row>
        <table:table-row table:style-name="ro1">
          <table:table-cell office:value-type="float" office:value="-0.965825" calcext:value-type="float">
            <text:p>-0.965825</text:p>
          </table:table-cell>
          <table:table-cell office:value-type="float" office:value="1.01783" calcext:value-type="float">
            <text:p>1.0178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17]" office:value-type="float" office:value="-0.965825" calcext:value-type="float">
            <text:p>-0.965825</text:p>
          </table:table-cell>
          <table:table-cell table:formula="of:=[.$B317]" office:value-type="float" office:value="1.01783" calcext:value-type="float">
            <text:p>1.01783</text:p>
          </table:table-cell>
          <table:table-cell table:number-columns-repeated="8"/>
        </table:table-row>
        <table:table-row table:style-name="ro1">
          <table:table-cell office:value-type="float" office:value="-0.292669" calcext:value-type="float">
            <text:p>-0.292669</text:p>
          </table:table-cell>
          <table:table-cell office:value-type="float" office:value="-0.907339" calcext:value-type="float">
            <text:p>-0.9073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18]" office:value-type="float" office:value="-0.292669" calcext:value-type="float">
            <text:p>-0.292669</text:p>
          </table:table-cell>
          <table:table-cell table:formula="of:=[.$B318]" office:value-type="float" office:value="-0.907339" calcext:value-type="float">
            <text:p>-0.907339</text:p>
          </table:table-cell>
          <table:table-cell table:number-columns-repeated="8"/>
        </table:table-row>
        <table:table-row table:style-name="ro1">
          <table:table-cell office:value-type="float" office:value="-0.785218" calcext:value-type="float">
            <text:p>-0.785218</text:p>
          </table:table-cell>
          <table:table-cell office:value-type="float" office:value="-2.07937" calcext:value-type="float">
            <text:p>-2.079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19]" office:value-type="float" office:value="-0.785218" calcext:value-type="float">
            <text:p>-0.785218</text:p>
          </table:table-cell>
          <table:table-cell table:formula="of:=[.$B319]" office:value-type="float" office:value="-2.07937" calcext:value-type="float">
            <text:p>-2.07937</text:p>
          </table:table-cell>
          <table:table-cell table:number-columns-repeated="8"/>
        </table:table-row>
        <table:table-row table:style-name="ro1">
          <table:table-cell office:value-type="float" office:value="0.742628" calcext:value-type="float">
            <text:p>0.742628</text:p>
          </table:table-cell>
          <table:table-cell office:value-type="float" office:value="0.362542" calcext:value-type="float">
            <text:p>0.3625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20]" office:value-type="float" office:value="0.742628" calcext:value-type="float">
            <text:p>0.742628</text:p>
          </table:table-cell>
          <table:table-cell table:formula="of:=[.$B320]" office:value-type="float" office:value="0.362542" calcext:value-type="float">
            <text:p>0.362542</text:p>
          </table:table-cell>
          <table:table-cell table:number-columns-repeated="8"/>
        </table:table-row>
        <table:table-row table:style-name="ro1">
          <table:table-cell office:value-type="float" office:value="0.107557" calcext:value-type="float">
            <text:p>0.107557</text:p>
          </table:table-cell>
          <table:table-cell office:value-type="float" office:value="2.09207" calcext:value-type="float">
            <text:p>2.09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21]" office:value-type="float" office:value="0.107557" calcext:value-type="float">
            <text:p>0.107557</text:p>
          </table:table-cell>
          <table:table-cell table:formula="of:=[.$B321]" office:value-type="float" office:value="2.09207" calcext:value-type="float">
            <text:p>2.09207</text:p>
          </table:table-cell>
          <table:table-cell table:number-columns-repeated="8"/>
        </table:table-row>
        <table:table-row table:style-name="ro1">
          <table:table-cell office:value-type="float" office:value="1.67413" calcext:value-type="float">
            <text:p>1.67413</text:p>
          </table:table-cell>
          <table:table-cell office:value-type="float" office:value="0.0249463" calcext:value-type="float">
            <text:p>0.02494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22]" office:value-type="float" office:value="1.67413" calcext:value-type="float">
            <text:p>1.67413</text:p>
          </table:table-cell>
          <table:table-cell table:formula="of:=[.$B322]" office:value-type="float" office:value="0.0249463" calcext:value-type="float">
            <text:p>0.0249463</text:p>
          </table:table-cell>
          <table:table-cell table:number-columns-repeated="8"/>
        </table:table-row>
        <table:table-row table:style-name="ro1">
          <table:table-cell office:value-type="float" office:value="0.882435" calcext:value-type="float">
            <text:p>0.882435</text:p>
          </table:table-cell>
          <table:table-cell office:value-type="float" office:value="-0.674181" calcext:value-type="float">
            <text:p>-0.6741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23]" office:value-type="float" office:value="0.882435" calcext:value-type="float">
            <text:p>0.882435</text:p>
          </table:table-cell>
          <table:table-cell table:formula="of:=[.$B323]" office:value-type="float" office:value="-0.674181" calcext:value-type="float">
            <text:p>-0.674181</text:p>
          </table:table-cell>
          <table:table-cell table:number-columns-repeated="8"/>
        </table:table-row>
        <table:table-row table:style-name="ro1">
          <table:table-cell office:value-type="float" office:value="0.901725" calcext:value-type="float">
            <text:p>0.901725</text:p>
          </table:table-cell>
          <table:table-cell office:value-type="float" office:value="-0.830616" calcext:value-type="float">
            <text:p>-0.8306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24]" office:value-type="float" office:value="0.901725" calcext:value-type="float">
            <text:p>0.901725</text:p>
          </table:table-cell>
          <table:table-cell table:formula="of:=[.$B324]" office:value-type="float" office:value="-0.830616" calcext:value-type="float">
            <text:p>-0.830616</text:p>
          </table:table-cell>
          <table:table-cell table:number-columns-repeated="8"/>
        </table:table-row>
        <table:table-row table:style-name="ro1">
          <table:table-cell office:value-type="float" office:value="-0.68394" calcext:value-type="float">
            <text:p>-0.68394</text:p>
          </table:table-cell>
          <table:table-cell office:value-type="float" office:value="-2.35334" calcext:value-type="float">
            <text:p>-2.353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25]" office:value-type="float" office:value="-0.68394" calcext:value-type="float">
            <text:p>-0.68394</text:p>
          </table:table-cell>
          <table:table-cell table:formula="of:=[.$B325]" office:value-type="float" office:value="-2.35334" calcext:value-type="float">
            <text:p>-2.35334</text:p>
          </table:table-cell>
          <table:table-cell table:number-columns-repeated="8"/>
        </table:table-row>
        <table:table-row table:style-name="ro1">
          <table:table-cell office:value-type="float" office:value="0.891764" calcext:value-type="float">
            <text:p>0.891764</text:p>
          </table:table-cell>
          <table:table-cell office:value-type="float" office:value="2.92623" calcext:value-type="float">
            <text:p>2.926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26]" office:value-type="float" office:value="0.891764" calcext:value-type="float">
            <text:p>0.891764</text:p>
          </table:table-cell>
          <table:table-cell table:formula="of:=[.$B326]" office:value-type="float" office:value="2.92623" calcext:value-type="float">
            <text:p>2.92623</text:p>
          </table:table-cell>
          <table:table-cell table:number-columns-repeated="8"/>
        </table:table-row>
        <table:table-row table:style-name="ro1">
          <table:table-cell office:value-type="float" office:value="-0.104386" calcext:value-type="float">
            <text:p>-0.104386</text:p>
          </table:table-cell>
          <table:table-cell office:value-type="float" office:value="-0.229525" calcext:value-type="float">
            <text:p>-0.2295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27]" office:value-type="float" office:value="-0.104386" calcext:value-type="float">
            <text:p>-0.104386</text:p>
          </table:table-cell>
          <table:table-cell table:formula="of:=[.$B327]" office:value-type="float" office:value="-0.229525" calcext:value-type="float">
            <text:p>-0.229525</text:p>
          </table:table-cell>
          <table:table-cell table:number-columns-repeated="8"/>
        </table:table-row>
        <table:table-row table:style-name="ro1">
          <table:table-cell office:value-type="float" office:value="1.305" calcext:value-type="float">
            <text:p>1.305</text:p>
          </table:table-cell>
          <table:table-cell office:value-type="float" office:value="3.09674" calcext:value-type="float">
            <text:p>3.096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28]" office:value-type="float" office:value="1.305" calcext:value-type="float">
            <text:p>1.305</text:p>
          </table:table-cell>
          <table:table-cell table:formula="of:=[.$B328]" office:value-type="float" office:value="3.09674" calcext:value-type="float">
            <text:p>3.09674</text:p>
          </table:table-cell>
          <table:table-cell table:number-columns-repeated="8"/>
        </table:table-row>
        <table:table-row table:style-name="ro1">
          <table:table-cell office:value-type="float" office:value="-0.269895" calcext:value-type="float">
            <text:p>-0.269895</text:p>
          </table:table-cell>
          <table:table-cell office:value-type="float" office:value="-0.10613" calcext:value-type="float">
            <text:p>-0.106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29]" office:value-type="float" office:value="-0.269895" calcext:value-type="float">
            <text:p>-0.269895</text:p>
          </table:table-cell>
          <table:table-cell table:formula="of:=[.$B329]" office:value-type="float" office:value="-0.10613" calcext:value-type="float">
            <text:p>-0.10613</text:p>
          </table:table-cell>
          <table:table-cell table:number-columns-repeated="8"/>
        </table:table-row>
        <table:table-row table:style-name="ro1">
          <table:table-cell office:value-type="float" office:value="-2.31709" calcext:value-type="float">
            <text:p>-2.31709</text:p>
          </table:table-cell>
          <table:table-cell office:value-type="float" office:value="-1.8447" calcext:value-type="float">
            <text:p>-1.84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30]" office:value-type="float" office:value="-2.31709" calcext:value-type="float">
            <text:p>-2.31709</text:p>
          </table:table-cell>
          <table:table-cell table:formula="of:=[.$B330]" office:value-type="float" office:value="-1.8447" calcext:value-type="float">
            <text:p>-1.8447</text:p>
          </table:table-cell>
          <table:table-cell table:number-columns-repeated="8"/>
        </table:table-row>
        <table:table-row table:style-name="ro1">
          <table:table-cell office:value-type="float" office:value="-1.6361" calcext:value-type="float">
            <text:p>-1.6361</text:p>
          </table:table-cell>
          <table:table-cell office:value-type="float" office:value="-1.33873" calcext:value-type="float">
            <text:p>-1.338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31]" office:value-type="float" office:value="-1.6361" calcext:value-type="float">
            <text:p>-1.6361</text:p>
          </table:table-cell>
          <table:table-cell table:formula="of:=[.$B331]" office:value-type="float" office:value="-1.33873" calcext:value-type="float">
            <text:p>-1.33873</text:p>
          </table:table-cell>
          <table:table-cell table:number-columns-repeated="8"/>
        </table:table-row>
        <table:table-row table:style-name="ro1">
          <table:table-cell office:value-type="float" office:value="1.87724" calcext:value-type="float">
            <text:p>1.87724</text:p>
          </table:table-cell>
          <table:table-cell office:value-type="float" office:value="1.74081" calcext:value-type="float">
            <text:p>1.7408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32]" office:value-type="float" office:value="1.87724" calcext:value-type="float">
            <text:p>1.87724</text:p>
          </table:table-cell>
          <table:table-cell table:formula="of:=[.$B332]" office:value-type="float" office:value="1.74081" calcext:value-type="float">
            <text:p>1.74081</text:p>
          </table:table-cell>
          <table:table-cell table:number-columns-repeated="8"/>
        </table:table-row>
        <table:table-row table:style-name="ro1">
          <table:table-cell office:value-type="float" office:value="-0.630881" calcext:value-type="float">
            <text:p>-0.630881</text:p>
          </table:table-cell>
          <table:table-cell office:value-type="float" office:value="-0.61777" calcext:value-type="float">
            <text:p>-0.617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33]" office:value-type="float" office:value="-0.630881" calcext:value-type="float">
            <text:p>-0.630881</text:p>
          </table:table-cell>
          <table:table-cell table:formula="of:=[.$B333]" office:value-type="float" office:value="-0.61777" calcext:value-type="float">
            <text:p>-0.61777</text:p>
          </table:table-cell>
          <table:table-cell table:number-columns-repeated="8"/>
        </table:table-row>
        <table:table-row table:style-name="ro1">
          <table:table-cell office:value-type="float" office:value="0.866919" calcext:value-type="float">
            <text:p>0.866919</text:p>
          </table:table-cell>
          <table:table-cell office:value-type="float" office:value="0.997498" calcext:value-type="float">
            <text:p>0.9974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34]" office:value-type="float" office:value="0.866919" calcext:value-type="float">
            <text:p>0.866919</text:p>
          </table:table-cell>
          <table:table-cell table:formula="of:=[.$B334]" office:value-type="float" office:value="0.997498" calcext:value-type="float">
            <text:p>0.997498</text:p>
          </table:table-cell>
          <table:table-cell table:number-columns-repeated="8"/>
        </table:table-row>
        <table:table-row table:style-name="ro1">
          <table:table-cell office:value-type="float" office:value="2.48543" calcext:value-type="float">
            <text:p>2.48543</text:p>
          </table:table-cell>
          <table:table-cell office:value-type="float" office:value="0.614775" calcext:value-type="float">
            <text:p>0.6147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35]" office:value-type="float" office:value="2.48543" calcext:value-type="float">
            <text:p>2.48543</text:p>
          </table:table-cell>
          <table:table-cell table:formula="of:=[.$B335]" office:value-type="float" office:value="0.614775" calcext:value-type="float">
            <text:p>0.614775</text:p>
          </table:table-cell>
          <table:table-cell table:number-columns-repeated="8"/>
        </table:table-row>
        <table:table-row table:style-name="ro1">
          <table:table-cell office:value-type="float" office:value="2.17589" calcext:value-type="float">
            <text:p>2.17589</text:p>
          </table:table-cell>
          <table:table-cell office:value-type="float" office:value="2.28957" calcext:value-type="float">
            <text:p>2.289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36]" office:value-type="float" office:value="2.17589" calcext:value-type="float">
            <text:p>2.17589</text:p>
          </table:table-cell>
          <table:table-cell table:formula="of:=[.$B336]" office:value-type="float" office:value="2.28957" calcext:value-type="float">
            <text:p>2.28957</text:p>
          </table:table-cell>
          <table:table-cell table:number-columns-repeated="8"/>
        </table:table-row>
        <table:table-row table:style-name="ro1">
          <table:table-cell office:value-type="float" office:value="-1.19606" calcext:value-type="float">
            <text:p>-1.19606</text:p>
          </table:table-cell>
          <table:table-cell office:value-type="float" office:value="-1.47068" calcext:value-type="float">
            <text:p>-1.470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37]" office:value-type="float" office:value="-1.19606" calcext:value-type="float">
            <text:p>-1.19606</text:p>
          </table:table-cell>
          <table:table-cell table:formula="of:=[.$B337]" office:value-type="float" office:value="-1.47068" calcext:value-type="float">
            <text:p>-1.47068</text:p>
          </table:table-cell>
          <table:table-cell table:number-columns-repeated="8"/>
        </table:table-row>
        <table:table-row table:style-name="ro1">
          <table:table-cell office:value-type="float" office:value="1.64118" calcext:value-type="float">
            <text:p>1.64118</text:p>
          </table:table-cell>
          <table:table-cell office:value-type="float" office:value="3.14828" calcext:value-type="float">
            <text:p>3.148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38]" office:value-type="float" office:value="1.64118" calcext:value-type="float">
            <text:p>1.64118</text:p>
          </table:table-cell>
          <table:table-cell table:formula="of:=[.$B338]" office:value-type="float" office:value="3.14828" calcext:value-type="float">
            <text:p>3.14828</text:p>
          </table:table-cell>
          <table:table-cell table:number-columns-repeated="8"/>
        </table:table-row>
        <table:table-row table:style-name="ro1">
          <table:table-cell office:value-type="float" office:value="1.08212" calcext:value-type="float">
            <text:p>1.08212</text:p>
          </table:table-cell>
          <table:table-cell office:value-type="float" office:value="0.983113" calcext:value-type="float">
            <text:p>0.9831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39]" office:value-type="float" office:value="1.08212" calcext:value-type="float">
            <text:p>1.08212</text:p>
          </table:table-cell>
          <table:table-cell table:formula="of:=[.$B339]" office:value-type="float" office:value="0.983113" calcext:value-type="float">
            <text:p>0.983113</text:p>
          </table:table-cell>
          <table:table-cell table:number-columns-repeated="8"/>
        </table:table-row>
        <table:table-row table:style-name="ro1">
          <table:table-cell office:value-type="float" office:value="1.66693" calcext:value-type="float">
            <text:p>1.66693</text:p>
          </table:table-cell>
          <table:table-cell office:value-type="float" office:value="2.96756" calcext:value-type="float">
            <text:p>2.967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40]" office:value-type="float" office:value="1.66693" calcext:value-type="float">
            <text:p>1.66693</text:p>
          </table:table-cell>
          <table:table-cell table:formula="of:=[.$B340]" office:value-type="float" office:value="2.96756" calcext:value-type="float">
            <text:p>2.96756</text:p>
          </table:table-cell>
          <table:table-cell table:number-columns-repeated="8"/>
        </table:table-row>
        <table:table-row table:style-name="ro1">
          <table:table-cell office:value-type="float" office:value="2.36325" calcext:value-type="float">
            <text:p>2.36325</text:p>
          </table:table-cell>
          <table:table-cell office:value-type="float" office:value="0.638112" calcext:value-type="float">
            <text:p>0.6381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41]" office:value-type="float" office:value="2.36325" calcext:value-type="float">
            <text:p>2.36325</text:p>
          </table:table-cell>
          <table:table-cell table:formula="of:=[.$B341]" office:value-type="float" office:value="0.638112" calcext:value-type="float">
            <text:p>0.638112</text:p>
          </table:table-cell>
          <table:table-cell table:number-columns-repeated="8"/>
        </table:table-row>
        <table:table-row table:style-name="ro1">
          <table:table-cell office:value-type="float" office:value="-1.63527" calcext:value-type="float">
            <text:p>-1.63527</text:p>
          </table:table-cell>
          <table:table-cell office:value-type="float" office:value="-0.0332534" calcext:value-type="float">
            <text:p>-0.03325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42]" office:value-type="float" office:value="-1.63527" calcext:value-type="float">
            <text:p>-1.63527</text:p>
          </table:table-cell>
          <table:table-cell table:formula="of:=[.$B342]" office:value-type="float" office:value="-0.0332534" calcext:value-type="float">
            <text:p>-0.0332534</text:p>
          </table:table-cell>
          <table:table-cell table:number-columns-repeated="8"/>
        </table:table-row>
        <table:table-row table:style-name="ro1">
          <table:table-cell office:value-type="float" office:value="1.28515" calcext:value-type="float">
            <text:p>1.28515</text:p>
          </table:table-cell>
          <table:table-cell office:value-type="float" office:value="2.61357" calcext:value-type="float">
            <text:p>2.613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43]" office:value-type="float" office:value="1.28515" calcext:value-type="float">
            <text:p>1.28515</text:p>
          </table:table-cell>
          <table:table-cell table:formula="of:=[.$B343]" office:value-type="float" office:value="2.61357" calcext:value-type="float">
            <text:p>2.61357</text:p>
          </table:table-cell>
          <table:table-cell table:number-columns-repeated="8"/>
        </table:table-row>
        <table:table-row table:style-name="ro1">
          <table:table-cell office:value-type="float" office:value="1.35971" calcext:value-type="float">
            <text:p>1.35971</text:p>
          </table:table-cell>
          <table:table-cell office:value-type="float" office:value="0.986634" calcext:value-type="float">
            <text:p>0.9866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44]" office:value-type="float" office:value="1.35971" calcext:value-type="float">
            <text:p>1.35971</text:p>
          </table:table-cell>
          <table:table-cell table:formula="of:=[.$B344]" office:value-type="float" office:value="0.986634" calcext:value-type="float">
            <text:p>0.986634</text:p>
          </table:table-cell>
          <table:table-cell table:number-columns-repeated="8"/>
        </table:table-row>
        <table:table-row table:style-name="ro1">
          <table:table-cell office:value-type="float" office:value="-1.42929" calcext:value-type="float">
            <text:p>-1.42929</text:p>
          </table:table-cell>
          <table:table-cell office:value-type="float" office:value="-1.1717" calcext:value-type="float">
            <text:p>-1.17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45]" office:value-type="float" office:value="-1.42929" calcext:value-type="float">
            <text:p>-1.42929</text:p>
          </table:table-cell>
          <table:table-cell table:formula="of:=[.$B345]" office:value-type="float" office:value="-1.1717" calcext:value-type="float">
            <text:p>-1.1717</text:p>
          </table:table-cell>
          <table:table-cell table:number-columns-repeated="8"/>
        </table:table-row>
        <table:table-row table:style-name="ro1">
          <table:table-cell office:value-type="float" office:value="0.668116" calcext:value-type="float">
            <text:p>0.668116</text:p>
          </table:table-cell>
          <table:table-cell office:value-type="float" office:value="0.108546" calcext:value-type="float">
            <text:p>0.10854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46]" office:value-type="float" office:value="0.668116" calcext:value-type="float">
            <text:p>0.668116</text:p>
          </table:table-cell>
          <table:table-cell table:formula="of:=[.$B346]" office:value-type="float" office:value="0.108546" calcext:value-type="float">
            <text:p>0.108546</text:p>
          </table:table-cell>
          <table:table-cell table:number-columns-repeated="8"/>
        </table:table-row>
        <table:table-row table:style-name="ro1">
          <table:table-cell office:value-type="float" office:value="0.458065" calcext:value-type="float">
            <text:p>0.458065</text:p>
          </table:table-cell>
          <table:table-cell office:value-type="float" office:value="0.773162" calcext:value-type="float">
            <text:p>0.7731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47]" office:value-type="float" office:value="0.458065" calcext:value-type="float">
            <text:p>0.458065</text:p>
          </table:table-cell>
          <table:table-cell table:formula="of:=[.$B347]" office:value-type="float" office:value="0.773162" calcext:value-type="float">
            <text:p>0.773162</text:p>
          </table:table-cell>
          <table:table-cell table:number-columns-repeated="8"/>
        </table:table-row>
        <table:table-row table:style-name="ro1">
          <table:table-cell office:value-type="float" office:value="0.0521123" calcext:value-type="float">
            <text:p>0.0521123</text:p>
          </table:table-cell>
          <table:table-cell office:value-type="float" office:value="1.4646" calcext:value-type="float">
            <text:p>1.46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48]" office:value-type="float" office:value="0.0521123" calcext:value-type="float">
            <text:p>0.0521123</text:p>
          </table:table-cell>
          <table:table-cell table:formula="of:=[.$B348]" office:value-type="float" office:value="1.4646" calcext:value-type="float">
            <text:p>1.4646</text:p>
          </table:table-cell>
          <table:table-cell table:number-columns-repeated="8"/>
        </table:table-row>
        <table:table-row table:style-name="ro1">
          <table:table-cell office:value-type="float" office:value="-1.18384" calcext:value-type="float">
            <text:p>-1.18384</text:p>
          </table:table-cell>
          <table:table-cell office:value-type="float" office:value="-1.08553" calcext:value-type="float">
            <text:p>-1.085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49]" office:value-type="float" office:value="-1.18384" calcext:value-type="float">
            <text:p>-1.18384</text:p>
          </table:table-cell>
          <table:table-cell table:formula="of:=[.$B349]" office:value-type="float" office:value="-1.08553" calcext:value-type="float">
            <text:p>-1.08553</text:p>
          </table:table-cell>
          <table:table-cell table:number-columns-repeated="8"/>
        </table:table-row>
        <table:table-row table:style-name="ro1">
          <table:table-cell office:value-type="float" office:value="1.03729" calcext:value-type="float">
            <text:p>1.03729</text:p>
          </table:table-cell>
          <table:table-cell office:value-type="float" office:value="2.3269" calcext:value-type="float">
            <text:p>2.32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50]" office:value-type="float" office:value="1.03729" calcext:value-type="float">
            <text:p>1.03729</text:p>
          </table:table-cell>
          <table:table-cell table:formula="of:=[.$B350]" office:value-type="float" office:value="2.3269" calcext:value-type="float">
            <text:p>2.3269</text:p>
          </table:table-cell>
          <table:table-cell table:number-columns-repeated="8"/>
        </table:table-row>
        <table:table-row table:style-name="ro1">
          <table:table-cell office:value-type="float" office:value="0.738717" calcext:value-type="float">
            <text:p>0.738717</text:p>
          </table:table-cell>
          <table:table-cell office:value-type="float" office:value="-0.272597" calcext:value-type="float">
            <text:p>-0.2725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51]" office:value-type="float" office:value="0.738717" calcext:value-type="float">
            <text:p>0.738717</text:p>
          </table:table-cell>
          <table:table-cell table:formula="of:=[.$B351]" office:value-type="float" office:value="-0.272597" calcext:value-type="float">
            <text:p>-0.272597</text:p>
          </table:table-cell>
          <table:table-cell table:number-columns-repeated="8"/>
        </table:table-row>
        <table:table-row table:style-name="ro1">
          <table:table-cell office:value-type="float" office:value="-2.1347" calcext:value-type="float">
            <text:p>-2.1347</text:p>
          </table:table-cell>
          <table:table-cell office:value-type="float" office:value="-1.90971" calcext:value-type="float">
            <text:p>-1.909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52]" office:value-type="float" office:value="-2.1347" calcext:value-type="float">
            <text:p>-2.1347</text:p>
          </table:table-cell>
          <table:table-cell table:formula="of:=[.$B352]" office:value-type="float" office:value="-1.90971" calcext:value-type="float">
            <text:p>-1.90971</text:p>
          </table:table-cell>
          <table:table-cell table:number-columns-repeated="8"/>
        </table:table-row>
        <table:table-row table:style-name="ro1">
          <table:table-cell office:value-type="float" office:value="2.23847" calcext:value-type="float">
            <text:p>2.23847</text:p>
          </table:table-cell>
          <table:table-cell office:value-type="float" office:value="1.86776" calcext:value-type="float">
            <text:p>1.867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53]" office:value-type="float" office:value="2.23847" calcext:value-type="float">
            <text:p>2.23847</text:p>
          </table:table-cell>
          <table:table-cell table:formula="of:=[.$B353]" office:value-type="float" office:value="1.86776" calcext:value-type="float">
            <text:p>1.86776</text:p>
          </table:table-cell>
          <table:table-cell table:number-columns-repeated="8"/>
        </table:table-row>
        <table:table-row table:style-name="ro1">
          <table:table-cell office:value-type="float" office:value="-0.222488" calcext:value-type="float">
            <text:p>-0.222488</text:p>
          </table:table-cell>
          <table:table-cell office:value-type="float" office:value="-0.0449327" calcext:value-type="float">
            <text:p>-0.04493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54]" office:value-type="float" office:value="-0.222488" calcext:value-type="float">
            <text:p>-0.222488</text:p>
          </table:table-cell>
          <table:table-cell table:formula="of:=[.$B354]" office:value-type="float" office:value="-0.0449327" calcext:value-type="float">
            <text:p>-0.0449327</text:p>
          </table:table-cell>
          <table:table-cell table:number-columns-repeated="8"/>
        </table:table-row>
        <table:table-row table:style-name="ro1">
          <table:table-cell office:value-type="float" office:value="-0.250716" calcext:value-type="float">
            <text:p>-0.250716</text:p>
          </table:table-cell>
          <table:table-cell office:value-type="float" office:value="0.766274" calcext:value-type="float">
            <text:p>0.76627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55]" office:value-type="float" office:value="-0.250716" calcext:value-type="float">
            <text:p>-0.250716</text:p>
          </table:table-cell>
          <table:table-cell table:formula="of:=[.$B355]" office:value-type="float" office:value="0.766274" calcext:value-type="float">
            <text:p>0.766274</text:p>
          </table:table-cell>
          <table:table-cell table:number-columns-repeated="8"/>
        </table:table-row>
        <table:table-row table:style-name="ro1">
          <table:table-cell office:value-type="float" office:value="1.53178" calcext:value-type="float">
            <text:p>1.53178</text:p>
          </table:table-cell>
          <table:table-cell office:value-type="float" office:value="-0.24349" calcext:value-type="float">
            <text:p>-0.243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56]" office:value-type="float" office:value="1.53178" calcext:value-type="float">
            <text:p>1.53178</text:p>
          </table:table-cell>
          <table:table-cell table:formula="of:=[.$B356]" office:value-type="float" office:value="-0.24349" calcext:value-type="float">
            <text:p>-0.24349</text:p>
          </table:table-cell>
          <table:table-cell table:number-columns-repeated="8"/>
        </table:table-row>
        <table:table-row table:style-name="ro1">
          <table:table-cell office:value-type="float" office:value="2.7263" calcext:value-type="float">
            <text:p>2.7263</text:p>
          </table:table-cell>
          <table:table-cell office:value-type="float" office:value="0.807496" calcext:value-type="float">
            <text:p>0.8074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57]" office:value-type="float" office:value="2.7263" calcext:value-type="float">
            <text:p>2.7263</text:p>
          </table:table-cell>
          <table:table-cell table:formula="of:=[.$B357]" office:value-type="float" office:value="0.807496" calcext:value-type="float">
            <text:p>0.807496</text:p>
          </table:table-cell>
          <table:table-cell table:number-columns-repeated="8"/>
        </table:table-row>
        <table:table-row table:style-name="ro1">
          <table:table-cell office:value-type="float" office:value="-0.215281" calcext:value-type="float">
            <text:p>-0.215281</text:p>
          </table:table-cell>
          <table:table-cell office:value-type="float" office:value="0.928562" calcext:value-type="float">
            <text:p>0.9285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58]" office:value-type="float" office:value="-0.215281" calcext:value-type="float">
            <text:p>-0.215281</text:p>
          </table:table-cell>
          <table:table-cell table:formula="of:=[.$B358]" office:value-type="float" office:value="0.928562" calcext:value-type="float">
            <text:p>0.928562</text:p>
          </table:table-cell>
          <table:table-cell table:number-columns-repeated="8"/>
        </table:table-row>
        <table:table-row table:style-name="ro1">
          <table:table-cell office:value-type="float" office:value="0.890924" calcext:value-type="float">
            <text:p>0.890924</text:p>
          </table:table-cell>
          <table:table-cell office:value-type="float" office:value="-0.94923" calcext:value-type="float">
            <text:p>-0.949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59]" office:value-type="float" office:value="0.890924" calcext:value-type="float">
            <text:p>0.890924</text:p>
          </table:table-cell>
          <table:table-cell table:formula="of:=[.$B359]" office:value-type="float" office:value="-0.94923" calcext:value-type="float">
            <text:p>-0.94923</text:p>
          </table:table-cell>
          <table:table-cell table:number-columns-repeated="8"/>
        </table:table-row>
        <table:table-row table:style-name="ro1">
          <table:table-cell office:value-type="float" office:value="0.118066" calcext:value-type="float">
            <text:p>0.118066</text:p>
          </table:table-cell>
          <table:table-cell office:value-type="float" office:value="-0.310855" calcext:value-type="float">
            <text:p>-0.3108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60]" office:value-type="float" office:value="0.118066" calcext:value-type="float">
            <text:p>0.118066</text:p>
          </table:table-cell>
          <table:table-cell table:formula="of:=[.$B360]" office:value-type="float" office:value="-0.310855" calcext:value-type="float">
            <text:p>-0.310855</text:p>
          </table:table-cell>
          <table:table-cell table:number-columns-repeated="8"/>
        </table:table-row>
        <table:table-row table:style-name="ro1">
          <table:table-cell office:value-type="float" office:value="1.35461" calcext:value-type="float">
            <text:p>1.35461</text:p>
          </table:table-cell>
          <table:table-cell office:value-type="float" office:value="1.2987" calcext:value-type="float">
            <text:p>1.29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61]" office:value-type="float" office:value="1.35461" calcext:value-type="float">
            <text:p>1.35461</text:p>
          </table:table-cell>
          <table:table-cell table:formula="of:=[.$B361]" office:value-type="float" office:value="1.2987" calcext:value-type="float">
            <text:p>1.2987</text:p>
          </table:table-cell>
          <table:table-cell table:number-columns-repeated="8"/>
        </table:table-row>
        <table:table-row table:style-name="ro1">
          <table:table-cell office:value-type="float" office:value="0.824756" calcext:value-type="float">
            <text:p>0.824756</text:p>
          </table:table-cell>
          <table:table-cell office:value-type="float" office:value="-0.699302" calcext:value-type="float">
            <text:p>-0.6993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62]" office:value-type="float" office:value="0.824756" calcext:value-type="float">
            <text:p>0.824756</text:p>
          </table:table-cell>
          <table:table-cell table:formula="of:=[.$B362]" office:value-type="float" office:value="-0.699302" calcext:value-type="float">
            <text:p>-0.699302</text:p>
          </table:table-cell>
          <table:table-cell table:number-columns-repeated="8"/>
        </table:table-row>
        <table:table-row table:style-name="ro1">
          <table:table-cell office:value-type="float" office:value="1.08468" calcext:value-type="float">
            <text:p>1.08468</text:p>
          </table:table-cell>
          <table:table-cell office:value-type="float" office:value="2.12864" calcext:value-type="float">
            <text:p>2.128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63]" office:value-type="float" office:value="1.08468" calcext:value-type="float">
            <text:p>1.08468</text:p>
          </table:table-cell>
          <table:table-cell table:formula="of:=[.$B363]" office:value-type="float" office:value="2.12864" calcext:value-type="float">
            <text:p>2.12864</text:p>
          </table:table-cell>
          <table:table-cell table:number-columns-repeated="8"/>
        </table:table-row>
        <table:table-row table:style-name="ro1">
          <table:table-cell office:value-type="float" office:value="1.88416" calcext:value-type="float">
            <text:p>1.88416</text:p>
          </table:table-cell>
          <table:table-cell office:value-type="float" office:value="1.71453" calcext:value-type="float">
            <text:p>1.714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64]" office:value-type="float" office:value="1.88416" calcext:value-type="float">
            <text:p>1.88416</text:p>
          </table:table-cell>
          <table:table-cell table:formula="of:=[.$B364]" office:value-type="float" office:value="1.71453" calcext:value-type="float">
            <text:p>1.71453</text:p>
          </table:table-cell>
          <table:table-cell table:number-columns-repeated="8"/>
        </table:table-row>
        <table:table-row table:style-name="ro1">
          <table:table-cell office:value-type="float" office:value="0.803698" calcext:value-type="float">
            <text:p>0.803698</text:p>
          </table:table-cell>
          <table:table-cell office:value-type="float" office:value="-1.12588" calcext:value-type="float">
            <text:p>-1.125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65]" office:value-type="float" office:value="0.803698" calcext:value-type="float">
            <text:p>0.803698</text:p>
          </table:table-cell>
          <table:table-cell table:formula="of:=[.$B365]" office:value-type="float" office:value="-1.12588" calcext:value-type="float">
            <text:p>-1.12588</text:p>
          </table:table-cell>
          <table:table-cell table:number-columns-repeated="8"/>
        </table:table-row>
        <table:table-row table:style-name="ro1">
          <table:table-cell office:value-type="float" office:value="1.50794" calcext:value-type="float">
            <text:p>1.50794</text:p>
          </table:table-cell>
          <table:table-cell office:value-type="float" office:value="2.66268" calcext:value-type="float">
            <text:p>2.662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66]" office:value-type="float" office:value="1.50794" calcext:value-type="float">
            <text:p>1.50794</text:p>
          </table:table-cell>
          <table:table-cell table:formula="of:=[.$B366]" office:value-type="float" office:value="2.66268" calcext:value-type="float">
            <text:p>2.66268</text:p>
          </table:table-cell>
          <table:table-cell table:number-columns-repeated="8"/>
        </table:table-row>
        <table:table-row table:style-name="ro1">
          <table:table-cell office:value-type="float" office:value="-0.154875" calcext:value-type="float">
            <text:p>-0.154875</text:p>
          </table:table-cell>
          <table:table-cell office:value-type="float" office:value="-0.179469" calcext:value-type="float">
            <text:p>-0.1794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67]" office:value-type="float" office:value="-0.154875" calcext:value-type="float">
            <text:p>-0.154875</text:p>
          </table:table-cell>
          <table:table-cell table:formula="of:=[.$B367]" office:value-type="float" office:value="-0.179469" calcext:value-type="float">
            <text:p>-0.179469</text:p>
          </table:table-cell>
          <table:table-cell table:number-columns-repeated="8"/>
        </table:table-row>
        <table:table-row table:style-name="ro1">
          <table:table-cell office:value-type="float" office:value="0.307736" calcext:value-type="float">
            <text:p>0.307736</text:p>
          </table:table-cell>
          <table:table-cell office:value-type="float" office:value="1.16241" calcext:value-type="float">
            <text:p>1.162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68]" office:value-type="float" office:value="0.307736" calcext:value-type="float">
            <text:p>0.307736</text:p>
          </table:table-cell>
          <table:table-cell table:formula="of:=[.$B368]" office:value-type="float" office:value="1.16241" calcext:value-type="float">
            <text:p>1.16241</text:p>
          </table:table-cell>
          <table:table-cell table:number-columns-repeated="8"/>
        </table:table-row>
        <table:table-row table:style-name="ro1">
          <table:table-cell office:value-type="float" office:value="-0.696736" calcext:value-type="float">
            <text:p>-0.696736</text:p>
          </table:table-cell>
          <table:table-cell office:value-type="float" office:value="0.729276" calcext:value-type="float">
            <text:p>0.7292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69]" office:value-type="float" office:value="-0.696736" calcext:value-type="float">
            <text:p>-0.696736</text:p>
          </table:table-cell>
          <table:table-cell table:formula="of:=[.$B369]" office:value-type="float" office:value="0.729276" calcext:value-type="float">
            <text:p>0.729276</text:p>
          </table:table-cell>
          <table:table-cell table:number-columns-repeated="8"/>
        </table:table-row>
        <table:table-row table:style-name="ro1">
          <table:table-cell office:value-type="float" office:value="-0.607794" calcext:value-type="float">
            <text:p>-0.607794</text:p>
          </table:table-cell>
          <table:table-cell office:value-type="float" office:value="1.14753" calcext:value-type="float">
            <text:p>1.147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70]" office:value-type="float" office:value="-0.607794" calcext:value-type="float">
            <text:p>-0.607794</text:p>
          </table:table-cell>
          <table:table-cell table:formula="of:=[.$B370]" office:value-type="float" office:value="1.14753" calcext:value-type="float">
            <text:p>1.14753</text:p>
          </table:table-cell>
          <table:table-cell table:number-columns-repeated="8"/>
        </table:table-row>
        <table:table-row table:style-name="ro1">
          <table:table-cell office:value-type="float" office:value="0.757366" calcext:value-type="float">
            <text:p>0.757366</text:p>
          </table:table-cell>
          <table:table-cell office:value-type="float" office:value="2.00625" calcext:value-type="float">
            <text:p>2.006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71]" office:value-type="float" office:value="0.757366" calcext:value-type="float">
            <text:p>0.757366</text:p>
          </table:table-cell>
          <table:table-cell table:formula="of:=[.$B371]" office:value-type="float" office:value="2.00625" calcext:value-type="float">
            <text:p>2.00625</text:p>
          </table:table-cell>
          <table:table-cell table:number-columns-repeated="8"/>
        </table:table-row>
        <table:table-row table:style-name="ro1">
          <table:table-cell office:value-type="float" office:value="0.93361" calcext:value-type="float">
            <text:p>0.93361</text:p>
          </table:table-cell>
          <table:table-cell office:value-type="float" office:value="1.08782" calcext:value-type="float">
            <text:p>1.087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72]" office:value-type="float" office:value="0.93361" calcext:value-type="float">
            <text:p>0.93361</text:p>
          </table:table-cell>
          <table:table-cell table:formula="of:=[.$B372]" office:value-type="float" office:value="1.08782" calcext:value-type="float">
            <text:p>1.08782</text:p>
          </table:table-cell>
          <table:table-cell table:number-columns-repeated="8"/>
        </table:table-row>
        <table:table-row table:style-name="ro1">
          <table:table-cell office:value-type="float" office:value="0.932594" calcext:value-type="float">
            <text:p>0.932594</text:p>
          </table:table-cell>
          <table:table-cell office:value-type="float" office:value="1.46344" calcext:value-type="float">
            <text:p>1.463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73]" office:value-type="float" office:value="0.932594" calcext:value-type="float">
            <text:p>0.932594</text:p>
          </table:table-cell>
          <table:table-cell table:formula="of:=[.$B373]" office:value-type="float" office:value="1.46344" calcext:value-type="float">
            <text:p>1.46344</text:p>
          </table:table-cell>
          <table:table-cell table:number-columns-repeated="8"/>
        </table:table-row>
        <table:table-row table:style-name="ro1">
          <table:table-cell office:value-type="float" office:value="1.52352" calcext:value-type="float">
            <text:p>1.52352</text:p>
          </table:table-cell>
          <table:table-cell office:value-type="float" office:value="2.78248" calcext:value-type="float">
            <text:p>2.782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74]" office:value-type="float" office:value="1.52352" calcext:value-type="float">
            <text:p>1.52352</text:p>
          </table:table-cell>
          <table:table-cell table:formula="of:=[.$B374]" office:value-type="float" office:value="2.78248" calcext:value-type="float">
            <text:p>2.78248</text:p>
          </table:table-cell>
          <table:table-cell table:number-columns-repeated="8"/>
        </table:table-row>
        <table:table-row table:style-name="ro1">
          <table:table-cell office:value-type="float" office:value="-0.363838" calcext:value-type="float">
            <text:p>-0.363838</text:p>
          </table:table-cell>
          <table:table-cell office:value-type="float" office:value="-0.631755" calcext:value-type="float">
            <text:p>-0.6317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75]" office:value-type="float" office:value="-0.363838" calcext:value-type="float">
            <text:p>-0.363838</text:p>
          </table:table-cell>
          <table:table-cell table:formula="of:=[.$B375]" office:value-type="float" office:value="-0.631755" calcext:value-type="float">
            <text:p>-0.631755</text:p>
          </table:table-cell>
          <table:table-cell table:number-columns-repeated="8"/>
        </table:table-row>
        <table:table-row table:style-name="ro1">
          <table:table-cell office:value-type="float" office:value="1.5273" calcext:value-type="float">
            <text:p>1.5273</text:p>
          </table:table-cell>
          <table:table-cell office:value-type="float" office:value="-0.0244367" calcext:value-type="float">
            <text:p>-0.02443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76]" office:value-type="float" office:value="1.5273" calcext:value-type="float">
            <text:p>1.5273</text:p>
          </table:table-cell>
          <table:table-cell table:formula="of:=[.$B376]" office:value-type="float" office:value="-0.0244367" calcext:value-type="float">
            <text:p>-0.0244367</text:p>
          </table:table-cell>
          <table:table-cell table:number-columns-repeated="8"/>
        </table:table-row>
        <table:table-row table:style-name="ro1">
          <table:table-cell office:value-type="float" office:value="0.234487" calcext:value-type="float">
            <text:p>0.234487</text:p>
          </table:table-cell>
          <table:table-cell office:value-type="float" office:value="-1.27694" calcext:value-type="float">
            <text:p>-1.276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77]" office:value-type="float" office:value="0.234487" calcext:value-type="float">
            <text:p>0.234487</text:p>
          </table:table-cell>
          <table:table-cell table:formula="of:=[.$B377]" office:value-type="float" office:value="-1.27694" calcext:value-type="float">
            <text:p>-1.27694</text:p>
          </table:table-cell>
          <table:table-cell table:number-columns-repeated="8"/>
        </table:table-row>
        <table:table-row table:style-name="ro1">
          <table:table-cell office:value-type="float" office:value="0.795087" calcext:value-type="float">
            <text:p>0.795087</text:p>
          </table:table-cell>
          <table:table-cell office:value-type="float" office:value="-0.526941" calcext:value-type="float">
            <text:p>-0.5269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78]" office:value-type="float" office:value="0.795087" calcext:value-type="float">
            <text:p>0.795087</text:p>
          </table:table-cell>
          <table:table-cell table:formula="of:=[.$B378]" office:value-type="float" office:value="-0.526941" calcext:value-type="float">
            <text:p>-0.526941</text:p>
          </table:table-cell>
          <table:table-cell table:number-columns-repeated="8"/>
        </table:table-row>
        <table:table-row table:style-name="ro1">
          <table:table-cell office:value-type="float" office:value="0.919931" calcext:value-type="float">
            <text:p>0.919931</text:p>
          </table:table-cell>
          <table:table-cell office:value-type="float" office:value="2.77467" calcext:value-type="float">
            <text:p>2.774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79]" office:value-type="float" office:value="0.919931" calcext:value-type="float">
            <text:p>0.919931</text:p>
          </table:table-cell>
          <table:table-cell table:formula="of:=[.$B379]" office:value-type="float" office:value="2.77467" calcext:value-type="float">
            <text:p>2.77467</text:p>
          </table:table-cell>
          <table:table-cell table:number-columns-repeated="8"/>
        </table:table-row>
        <table:table-row table:style-name="ro1">
          <table:table-cell office:value-type="float" office:value="0.00401383" calcext:value-type="float">
            <text:p>0.00401383</text:p>
          </table:table-cell>
          <table:table-cell office:value-type="float" office:value="1.181" calcext:value-type="float">
            <text:p>1.1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80]" office:value-type="float" office:value="0.00401383" calcext:value-type="float">
            <text:p>0.00401383</text:p>
          </table:table-cell>
          <table:table-cell table:formula="of:=[.$B380]" office:value-type="float" office:value="1.181" calcext:value-type="float">
            <text:p>1.181</text:p>
          </table:table-cell>
          <table:table-cell table:number-columns-repeated="8"/>
        </table:table-row>
        <table:table-row table:style-name="ro1">
          <table:table-cell office:value-type="float" office:value="0.133123" calcext:value-type="float">
            <text:p>0.133123</text:p>
          </table:table-cell>
          <table:table-cell office:value-type="float" office:value="1.11895" calcext:value-type="float">
            <text:p>1.118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81]" office:value-type="float" office:value="0.133123" calcext:value-type="float">
            <text:p>0.133123</text:p>
          </table:table-cell>
          <table:table-cell table:formula="of:=[.$B381]" office:value-type="float" office:value="1.11895" calcext:value-type="float">
            <text:p>1.11895</text:p>
          </table:table-cell>
          <table:table-cell table:number-columns-repeated="8"/>
        </table:table-row>
        <table:table-row table:style-name="ro1">
          <table:table-cell office:value-type="float" office:value="1.43387" calcext:value-type="float">
            <text:p>1.43387</text:p>
          </table:table-cell>
          <table:table-cell office:value-type="float" office:value="1.21923" calcext:value-type="float">
            <text:p>1.219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82]" office:value-type="float" office:value="1.43387" calcext:value-type="float">
            <text:p>1.43387</text:p>
          </table:table-cell>
          <table:table-cell table:formula="of:=[.$B382]" office:value-type="float" office:value="1.21923" calcext:value-type="float">
            <text:p>1.21923</text:p>
          </table:table-cell>
          <table:table-cell table:number-columns-repeated="8"/>
        </table:table-row>
        <table:table-row table:style-name="ro1">
          <table:table-cell office:value-type="float" office:value="0.0160273" calcext:value-type="float">
            <text:p>0.0160273</text:p>
          </table:table-cell>
          <table:table-cell office:value-type="float" office:value="0.229448" calcext:value-type="float">
            <text:p>0.2294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83]" office:value-type="float" office:value="0.0160273" calcext:value-type="float">
            <text:p>0.0160273</text:p>
          </table:table-cell>
          <table:table-cell table:formula="of:=[.$B383]" office:value-type="float" office:value="0.229448" calcext:value-type="float">
            <text:p>0.229448</text:p>
          </table:table-cell>
          <table:table-cell table:number-columns-repeated="8"/>
        </table:table-row>
        <table:table-row table:style-name="ro1">
          <table:table-cell office:value-type="float" office:value="1.1798" calcext:value-type="float">
            <text:p>1.1798</text:p>
          </table:table-cell>
          <table:table-cell office:value-type="float" office:value="1.6389" calcext:value-type="float">
            <text:p>1.63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84]" office:value-type="float" office:value="1.1798" calcext:value-type="float">
            <text:p>1.1798</text:p>
          </table:table-cell>
          <table:table-cell table:formula="of:=[.$B384]" office:value-type="float" office:value="1.6389" calcext:value-type="float">
            <text:p>1.6389</text:p>
          </table:table-cell>
          <table:table-cell table:number-columns-repeated="8"/>
        </table:table-row>
        <table:table-row table:style-name="ro1">
          <table:table-cell office:value-type="float" office:value="-0.0401319" calcext:value-type="float">
            <text:p>-0.0401319</text:p>
          </table:table-cell>
          <table:table-cell office:value-type="float" office:value="0.970673" calcext:value-type="float">
            <text:p>0.9706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85]" office:value-type="float" office:value="-0.0401319" calcext:value-type="float">
            <text:p>-0.0401319</text:p>
          </table:table-cell>
          <table:table-cell table:formula="of:=[.$B385]" office:value-type="float" office:value="0.970673" calcext:value-type="float">
            <text:p>0.970673</text:p>
          </table:table-cell>
          <table:table-cell table:number-columns-repeated="8"/>
        </table:table-row>
        <table:table-row table:style-name="ro1">
          <table:table-cell office:value-type="float" office:value="0.124083" calcext:value-type="float">
            <text:p>0.124083</text:p>
          </table:table-cell>
          <table:table-cell office:value-type="float" office:value="1.87257" calcext:value-type="float">
            <text:p>1.872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86]" office:value-type="float" office:value="0.124083" calcext:value-type="float">
            <text:p>0.124083</text:p>
          </table:table-cell>
          <table:table-cell table:formula="of:=[.$B386]" office:value-type="float" office:value="1.87257" calcext:value-type="float">
            <text:p>1.87257</text:p>
          </table:table-cell>
          <table:table-cell table:number-columns-repeated="8"/>
        </table:table-row>
        <table:table-row table:style-name="ro1">
          <table:table-cell office:value-type="float" office:value="1.25948" calcext:value-type="float">
            <text:p>1.25948</text:p>
          </table:table-cell>
          <table:table-cell office:value-type="float" office:value="2.5803" calcext:value-type="float">
            <text:p>2.58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87]" office:value-type="float" office:value="1.25948" calcext:value-type="float">
            <text:p>1.25948</text:p>
          </table:table-cell>
          <table:table-cell table:formula="of:=[.$B387]" office:value-type="float" office:value="2.5803" calcext:value-type="float">
            <text:p>2.5803</text:p>
          </table:table-cell>
          <table:table-cell table:number-columns-repeated="8"/>
        </table:table-row>
        <table:table-row table:style-name="ro1">
          <table:table-cell office:value-type="float" office:value="1.21706" calcext:value-type="float">
            <text:p>1.21706</text:p>
          </table:table-cell>
          <table:table-cell office:value-type="float" office:value="0.229404" calcext:value-type="float">
            <text:p>0.2294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88]" office:value-type="float" office:value="1.21706" calcext:value-type="float">
            <text:p>1.21706</text:p>
          </table:table-cell>
          <table:table-cell table:formula="of:=[.$B388]" office:value-type="float" office:value="0.229404" calcext:value-type="float">
            <text:p>0.229404</text:p>
          </table:table-cell>
          <table:table-cell table:number-columns-repeated="8"/>
        </table:table-row>
        <table:table-row table:style-name="ro1">
          <table:table-cell office:value-type="float" office:value="0.753865" calcext:value-type="float">
            <text:p>0.753865</text:p>
          </table:table-cell>
          <table:table-cell office:value-type="float" office:value="0.725537" calcext:value-type="float">
            <text:p>0.72553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89]" office:value-type="float" office:value="0.753865" calcext:value-type="float">
            <text:p>0.753865</text:p>
          </table:table-cell>
          <table:table-cell table:formula="of:=[.$B389]" office:value-type="float" office:value="0.725537" calcext:value-type="float">
            <text:p>0.725537</text:p>
          </table:table-cell>
          <table:table-cell table:number-columns-repeated="8"/>
        </table:table-row>
        <table:table-row table:style-name="ro1">
          <table:table-cell office:value-type="float" office:value="1.32208" calcext:value-type="float">
            <text:p>1.32208</text:p>
          </table:table-cell>
          <table:table-cell office:value-type="float" office:value="3.01221" calcext:value-type="float">
            <text:p>3.012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90]" office:value-type="float" office:value="1.32208" calcext:value-type="float">
            <text:p>1.32208</text:p>
          </table:table-cell>
          <table:table-cell table:formula="of:=[.$B390]" office:value-type="float" office:value="3.01221" calcext:value-type="float">
            <text:p>3.01221</text:p>
          </table:table-cell>
          <table:table-cell table:number-columns-repeated="8"/>
        </table:table-row>
        <table:table-row table:style-name="ro1">
          <table:table-cell office:value-type="float" office:value="-0.273939" calcext:value-type="float">
            <text:p>-0.273939</text:p>
          </table:table-cell>
          <table:table-cell office:value-type="float" office:value="-0.150907" calcext:value-type="float">
            <text:p>-0.1509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91]" office:value-type="float" office:value="-0.273939" calcext:value-type="float">
            <text:p>-0.273939</text:p>
          </table:table-cell>
          <table:table-cell table:formula="of:=[.$B391]" office:value-type="float" office:value="-0.150907" calcext:value-type="float">
            <text:p>-0.150907</text:p>
          </table:table-cell>
          <table:table-cell table:number-columns-repeated="8"/>
        </table:table-row>
        <table:table-row table:style-name="ro1">
          <table:table-cell office:value-type="float" office:value="-0.0400968" calcext:value-type="float">
            <text:p>-0.0400968</text:p>
          </table:table-cell>
          <table:table-cell office:value-type="float" office:value="1.18181" calcext:value-type="float">
            <text:p>1.181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92]" office:value-type="float" office:value="-0.0400968" calcext:value-type="float">
            <text:p>-0.0400968</text:p>
          </table:table-cell>
          <table:table-cell table:formula="of:=[.$B392]" office:value-type="float" office:value="1.18181" calcext:value-type="float">
            <text:p>1.18181</text:p>
          </table:table-cell>
          <table:table-cell table:number-columns-repeated="8"/>
        </table:table-row>
        <table:table-row table:style-name="ro1">
          <table:table-cell office:value-type="float" office:value="0.740455" calcext:value-type="float">
            <text:p>0.740455</text:p>
          </table:table-cell>
          <table:table-cell office:value-type="float" office:value="0.831733" calcext:value-type="float">
            <text:p>0.8317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93]" office:value-type="float" office:value="0.740455" calcext:value-type="float">
            <text:p>0.740455</text:p>
          </table:table-cell>
          <table:table-cell table:formula="of:=[.$B393]" office:value-type="float" office:value="0.831733" calcext:value-type="float">
            <text:p>0.831733</text:p>
          </table:table-cell>
          <table:table-cell table:number-columns-repeated="8"/>
        </table:table-row>
        <table:table-row table:style-name="ro1">
          <table:table-cell office:value-type="float" office:value="0.352676" calcext:value-type="float">
            <text:p>0.352676</text:p>
          </table:table-cell>
          <table:table-cell office:value-type="float" office:value="-0.892639" calcext:value-type="float">
            <text:p>-0.8926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94]" office:value-type="float" office:value="0.352676" calcext:value-type="float">
            <text:p>0.352676</text:p>
          </table:table-cell>
          <table:table-cell table:formula="of:=[.$B394]" office:value-type="float" office:value="-0.892639" calcext:value-type="float">
            <text:p>-0.892639</text:p>
          </table:table-cell>
          <table:table-cell table:number-columns-repeated="8"/>
        </table:table-row>
        <table:table-row table:style-name="ro1">
          <table:table-cell office:value-type="float" office:value="0.745876" calcext:value-type="float">
            <text:p>0.745876</text:p>
          </table:table-cell>
          <table:table-cell office:value-type="float" office:value="2.39959" calcext:value-type="float">
            <text:p>2.399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95]" office:value-type="float" office:value="0.745876" calcext:value-type="float">
            <text:p>0.745876</text:p>
          </table:table-cell>
          <table:table-cell table:formula="of:=[.$B395]" office:value-type="float" office:value="2.39959" calcext:value-type="float">
            <text:p>2.39959</text:p>
          </table:table-cell>
          <table:table-cell table:number-columns-repeated="8"/>
        </table:table-row>
        <table:table-row table:style-name="ro1">
          <table:table-cell office:value-type="float" office:value="-0.6478" calcext:value-type="float">
            <text:p>-0.6478</text:p>
          </table:table-cell>
          <table:table-cell office:value-type="float" office:value="0.863369" calcext:value-type="float">
            <text:p>0.8633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396]" office:value-type="float" office:value="-0.6478" calcext:value-type="float">
            <text:p>-0.6478</text:p>
          </table:table-cell>
          <table:table-cell table:formula="of:=[.$B396]" office:value-type="float" office:value="0.863369" calcext:value-type="float">
            <text:p>0.863369</text:p>
          </table:table-cell>
          <table:table-cell table:number-columns-repeated="8"/>
        </table:table-row>
        <table:table-row table:style-name="ro1">
          <table:table-cell office:value-type="float" office:value="0.111094" calcext:value-type="float">
            <text:p>0.111094</text:p>
          </table:table-cell>
          <table:table-cell office:value-type="float" office:value="0.309574" calcext:value-type="float">
            <text:p>0.3095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97]" office:value-type="float" office:value="0.111094" calcext:value-type="float">
            <text:p>0.111094</text:p>
          </table:table-cell>
          <table:table-cell table:formula="of:=[.$B397]" office:value-type="float" office:value="0.309574" calcext:value-type="float">
            <text:p>0.309574</text:p>
          </table:table-cell>
          <table:table-cell table:number-columns-repeated="8"/>
        </table:table-row>
        <table:table-row table:style-name="ro1">
          <table:table-cell office:value-type="float" office:value="0.527786" calcext:value-type="float">
            <text:p>0.527786</text:p>
          </table:table-cell>
          <table:table-cell office:value-type="float" office:value="-0.034509" calcext:value-type="float">
            <text:p>-0.0345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398]" office:value-type="float" office:value="0.527786" calcext:value-type="float">
            <text:p>0.527786</text:p>
          </table:table-cell>
          <table:table-cell table:formula="of:=[.$B398]" office:value-type="float" office:value="-0.034509" calcext:value-type="float">
            <text:p>-0.034509</text:p>
          </table:table-cell>
          <table:table-cell table:number-columns-repeated="8"/>
        </table:table-row>
        <table:table-row table:style-name="ro1">
          <table:table-cell office:value-type="float" office:value="1.3153" calcext:value-type="float">
            <text:p>1.3153</text:p>
          </table:table-cell>
          <table:table-cell office:value-type="float" office:value="-0.631847" calcext:value-type="float">
            <text:p>-0.6318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399]" office:value-type="float" office:value="1.3153" calcext:value-type="float">
            <text:p>1.3153</text:p>
          </table:table-cell>
          <table:table-cell table:formula="of:=[.$B399]" office:value-type="float" office:value="-0.631847" calcext:value-type="float">
            <text:p>-0.631847</text:p>
          </table:table-cell>
          <table:table-cell table:number-columns-repeated="8"/>
        </table:table-row>
        <table:table-row table:style-name="ro1">
          <table:table-cell office:value-type="float" office:value="2.62311" calcext:value-type="float">
            <text:p>2.62311</text:p>
          </table:table-cell>
          <table:table-cell office:value-type="float" office:value="0.741759" calcext:value-type="float">
            <text:p>0.74175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00]" office:value-type="float" office:value="2.62311" calcext:value-type="float">
            <text:p>2.62311</text:p>
          </table:table-cell>
          <table:table-cell table:formula="of:=[.$B400]" office:value-type="float" office:value="0.741759" calcext:value-type="float">
            <text:p>0.741759</text:p>
          </table:table-cell>
          <table:table-cell table:number-columns-repeated="8"/>
        </table:table-row>
        <table:table-row table:style-name="ro1">
          <table:table-cell office:value-type="float" office:value="0.83441" calcext:value-type="float">
            <text:p>0.83441</text:p>
          </table:table-cell>
          <table:table-cell office:value-type="float" office:value="-0.378681" calcext:value-type="float">
            <text:p>-0.3786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01]" office:value-type="float" office:value="0.83441" calcext:value-type="float">
            <text:p>0.83441</text:p>
          </table:table-cell>
          <table:table-cell table:formula="of:=[.$B401]" office:value-type="float" office:value="-0.378681" calcext:value-type="float">
            <text:p>-0.378681</text:p>
          </table:table-cell>
          <table:table-cell table:number-columns-repeated="8"/>
        </table:table-row>
        <table:table-row table:style-name="ro1">
          <table:table-cell office:value-type="float" office:value="0.0591741" calcext:value-type="float">
            <text:p>0.0591741</text:p>
          </table:table-cell>
          <table:table-cell office:value-type="float" office:value="-0.307914" calcext:value-type="float">
            <text:p>-0.3079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02]" office:value-type="float" office:value="0.0591741" calcext:value-type="float">
            <text:p>0.0591741</text:p>
          </table:table-cell>
          <table:table-cell table:formula="of:=[.$B402]" office:value-type="float" office:value="-0.307914" calcext:value-type="float">
            <text:p>-0.307914</text:p>
          </table:table-cell>
          <table:table-cell table:number-columns-repeated="8"/>
        </table:table-row>
        <table:table-row table:style-name="ro1">
          <table:table-cell office:value-type="float" office:value="1.50356" calcext:value-type="float">
            <text:p>1.50356</text:p>
          </table:table-cell>
          <table:table-cell office:value-type="float" office:value="1.67686" calcext:value-type="float">
            <text:p>1.676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03]" office:value-type="float" office:value="1.50356" calcext:value-type="float">
            <text:p>1.50356</text:p>
          </table:table-cell>
          <table:table-cell table:formula="of:=[.$B403]" office:value-type="float" office:value="1.67686" calcext:value-type="float">
            <text:p>1.67686</text:p>
          </table:table-cell>
          <table:table-cell table:number-columns-repeated="8"/>
        </table:table-row>
        <table:table-row table:style-name="ro1">
          <table:table-cell office:value-type="float" office:value="1.97097" calcext:value-type="float">
            <text:p>1.97097</text:p>
          </table:table-cell>
          <table:table-cell office:value-type="float" office:value="0.172233" calcext:value-type="float">
            <text:p>0.1722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04]" office:value-type="float" office:value="1.97097" calcext:value-type="float">
            <text:p>1.97097</text:p>
          </table:table-cell>
          <table:table-cell table:formula="of:=[.$B404]" office:value-type="float" office:value="0.172233" calcext:value-type="float">
            <text:p>0.172233</text:p>
          </table:table-cell>
          <table:table-cell table:number-columns-repeated="8"/>
        </table:table-row>
        <table:table-row table:style-name="ro1">
          <table:table-cell office:value-type="float" office:value="0.657055" calcext:value-type="float">
            <text:p>0.657055</text:p>
          </table:table-cell>
          <table:table-cell office:value-type="float" office:value="0.607128" calcext:value-type="float">
            <text:p>0.6071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05]" office:value-type="float" office:value="0.657055" calcext:value-type="float">
            <text:p>0.657055</text:p>
          </table:table-cell>
          <table:table-cell table:formula="of:=[.$B405]" office:value-type="float" office:value="0.607128" calcext:value-type="float">
            <text:p>0.607128</text:p>
          </table:table-cell>
          <table:table-cell table:number-columns-repeated="8"/>
        </table:table-row>
        <table:table-row table:style-name="ro1">
          <table:table-cell office:value-type="float" office:value="1.48681" calcext:value-type="float">
            <text:p>1.48681</text:p>
          </table:table-cell>
          <table:table-cell office:value-type="float" office:value="-0.247891" calcext:value-type="float">
            <text:p>-0.2478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06]" office:value-type="float" office:value="1.48681" calcext:value-type="float">
            <text:p>1.48681</text:p>
          </table:table-cell>
          <table:table-cell table:formula="of:=[.$B406]" office:value-type="float" office:value="-0.247891" calcext:value-type="float">
            <text:p>-0.247891</text:p>
          </table:table-cell>
          <table:table-cell table:number-columns-repeated="8"/>
        </table:table-row>
        <table:table-row table:style-name="ro1">
          <table:table-cell office:value-type="float" office:value="0.996416" calcext:value-type="float">
            <text:p>0.996416</text:p>
          </table:table-cell>
          <table:table-cell office:value-type="float" office:value="2.56939" calcext:value-type="float">
            <text:p>2.569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07]" office:value-type="float" office:value="0.996416" calcext:value-type="float">
            <text:p>0.996416</text:p>
          </table:table-cell>
          <table:table-cell table:formula="of:=[.$B407]" office:value-type="float" office:value="2.56939" calcext:value-type="float">
            <text:p>2.56939</text:p>
          </table:table-cell>
          <table:table-cell table:number-columns-repeated="8"/>
        </table:table-row>
        <table:table-row table:style-name="ro1">
          <table:table-cell office:value-type="float" office:value="0.115424" calcext:value-type="float">
            <text:p>0.115424</text:p>
          </table:table-cell>
          <table:table-cell office:value-type="float" office:value="-1.27564" calcext:value-type="float">
            <text:p>-1.275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08]" office:value-type="float" office:value="0.115424" calcext:value-type="float">
            <text:p>0.115424</text:p>
          </table:table-cell>
          <table:table-cell table:formula="of:=[.$B408]" office:value-type="float" office:value="-1.27564" calcext:value-type="float">
            <text:p>-1.27564</text:p>
          </table:table-cell>
          <table:table-cell table:number-columns-repeated="8"/>
        </table:table-row>
        <table:table-row table:style-name="ro1">
          <table:table-cell office:value-type="float" office:value="2.20207" calcext:value-type="float">
            <text:p>2.20207</text:p>
          </table:table-cell>
          <table:table-cell office:value-type="float" office:value="1.99061" calcext:value-type="float">
            <text:p>1.990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09]" office:value-type="float" office:value="2.20207" calcext:value-type="float">
            <text:p>2.20207</text:p>
          </table:table-cell>
          <table:table-cell table:formula="of:=[.$B409]" office:value-type="float" office:value="1.99061" calcext:value-type="float">
            <text:p>1.99061</text:p>
          </table:table-cell>
          <table:table-cell table:number-columns-repeated="8"/>
        </table:table-row>
        <table:table-row table:style-name="ro1">
          <table:table-cell office:value-type="float" office:value="0.24569" calcext:value-type="float">
            <text:p>0.24569</text:p>
          </table:table-cell>
          <table:table-cell office:value-type="float" office:value="-0.130632" calcext:value-type="float">
            <text:p>-0.1306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10]" office:value-type="float" office:value="0.24569" calcext:value-type="float">
            <text:p>0.24569</text:p>
          </table:table-cell>
          <table:table-cell table:formula="of:=[.$B410]" office:value-type="float" office:value="-0.130632" calcext:value-type="float">
            <text:p>-0.130632</text:p>
          </table:table-cell>
          <table:table-cell table:number-columns-repeated="8"/>
        </table:table-row>
        <table:table-row table:style-name="ro1">
          <table:table-cell office:value-type="float" office:value="-0.224851" calcext:value-type="float">
            <text:p>-0.224851</text:p>
          </table:table-cell>
          <table:table-cell office:value-type="float" office:value="0.142527" calcext:value-type="float">
            <text:p>0.1425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11]" office:value-type="float" office:value="-0.224851" calcext:value-type="float">
            <text:p>-0.224851</text:p>
          </table:table-cell>
          <table:table-cell table:formula="of:=[.$B411]" office:value-type="float" office:value="0.142527" calcext:value-type="float">
            <text:p>0.142527</text:p>
          </table:table-cell>
          <table:table-cell table:number-columns-repeated="8"/>
        </table:table-row>
        <table:table-row table:style-name="ro1">
          <table:table-cell office:value-type="float" office:value="2.46892" calcext:value-type="float">
            <text:p>2.46892</text:p>
          </table:table-cell>
          <table:table-cell office:value-type="float" office:value="2.6786" calcext:value-type="float">
            <text:p>2.67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12]" office:value-type="float" office:value="2.46892" calcext:value-type="float">
            <text:p>2.46892</text:p>
          </table:table-cell>
          <table:table-cell table:formula="of:=[.$B412]" office:value-type="float" office:value="2.6786" calcext:value-type="float">
            <text:p>2.6786</text:p>
          </table:table-cell>
          <table:table-cell table:number-columns-repeated="8"/>
        </table:table-row>
        <table:table-row table:style-name="ro1">
          <table:table-cell office:value-type="float" office:value="2.05448" calcext:value-type="float">
            <text:p>2.05448</text:p>
          </table:table-cell>
          <table:table-cell office:value-type="float" office:value="0.507993" calcext:value-type="float">
            <text:p>0.50799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13]" office:value-type="float" office:value="2.05448" calcext:value-type="float">
            <text:p>2.05448</text:p>
          </table:table-cell>
          <table:table-cell table:formula="of:=[.$B413]" office:value-type="float" office:value="0.507993" calcext:value-type="float">
            <text:p>0.507993</text:p>
          </table:table-cell>
          <table:table-cell table:number-columns-repeated="8"/>
        </table:table-row>
        <table:table-row table:style-name="ro1">
          <table:table-cell office:value-type="float" office:value="0.29095" calcext:value-type="float">
            <text:p>0.29095</text:p>
          </table:table-cell>
          <table:table-cell office:value-type="float" office:value="1.45965" calcext:value-type="float">
            <text:p>1.4596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14]" office:value-type="float" office:value="0.29095" calcext:value-type="float">
            <text:p>0.29095</text:p>
          </table:table-cell>
          <table:table-cell table:formula="of:=[.$B414]" office:value-type="float" office:value="1.45965" calcext:value-type="float">
            <text:p>1.45965</text:p>
          </table:table-cell>
          <table:table-cell table:number-columns-repeated="8"/>
        </table:table-row>
        <table:table-row table:style-name="ro1">
          <table:table-cell office:value-type="float" office:value="-0.0788679" calcext:value-type="float">
            <text:p>-0.0788679</text:p>
          </table:table-cell>
          <table:table-cell office:value-type="float" office:value="1.76424" calcext:value-type="float">
            <text:p>1.764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15]" office:value-type="float" office:value="-0.0788679" calcext:value-type="float">
            <text:p>-0.0788679</text:p>
          </table:table-cell>
          <table:table-cell table:formula="of:=[.$B415]" office:value-type="float" office:value="1.76424" calcext:value-type="float">
            <text:p>1.76424</text:p>
          </table:table-cell>
          <table:table-cell table:number-columns-repeated="8"/>
        </table:table-row>
        <table:table-row table:style-name="ro1">
          <table:table-cell office:value-type="float" office:value="0.480457" calcext:value-type="float">
            <text:p>0.480457</text:p>
          </table:table-cell>
          <table:table-cell office:value-type="float" office:value="2.14113" calcext:value-type="float">
            <text:p>2.141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16]" office:value-type="float" office:value="0.480457" calcext:value-type="float">
            <text:p>0.480457</text:p>
          </table:table-cell>
          <table:table-cell table:formula="of:=[.$B416]" office:value-type="float" office:value="2.14113" calcext:value-type="float">
            <text:p>2.14113</text:p>
          </table:table-cell>
          <table:table-cell table:number-columns-repeated="8"/>
        </table:table-row>
        <table:table-row table:style-name="ro1">
          <table:table-cell office:value-type="float" office:value="2.48166" calcext:value-type="float">
            <text:p>2.48166</text:p>
          </table:table-cell>
          <table:table-cell office:value-type="float" office:value="0.988425" calcext:value-type="float">
            <text:p>0.9884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17]" office:value-type="float" office:value="2.48166" calcext:value-type="float">
            <text:p>2.48166</text:p>
          </table:table-cell>
          <table:table-cell table:formula="of:=[.$B417]" office:value-type="float" office:value="0.988425" calcext:value-type="float">
            <text:p>0.988425</text:p>
          </table:table-cell>
          <table:table-cell table:number-columns-repeated="8"/>
        </table:table-row>
        <table:table-row table:style-name="ro1">
          <table:table-cell office:value-type="float" office:value="0.327029" calcext:value-type="float">
            <text:p>0.327029</text:p>
          </table:table-cell>
          <table:table-cell office:value-type="float" office:value="2.00622" calcext:value-type="float">
            <text:p>2.006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18]" office:value-type="float" office:value="0.327029" calcext:value-type="float">
            <text:p>0.327029</text:p>
          </table:table-cell>
          <table:table-cell table:formula="of:=[.$B418]" office:value-type="float" office:value="2.00622" calcext:value-type="float">
            <text:p>2.00622</text:p>
          </table:table-cell>
          <table:table-cell table:number-columns-repeated="8"/>
        </table:table-row>
        <table:table-row table:style-name="ro1">
          <table:table-cell office:value-type="float" office:value="1.1015" calcext:value-type="float">
            <text:p>1.1015</text:p>
          </table:table-cell>
          <table:table-cell office:value-type="float" office:value="1.08873" calcext:value-type="float">
            <text:p>1.088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19]" office:value-type="float" office:value="1.1015" calcext:value-type="float">
            <text:p>1.1015</text:p>
          </table:table-cell>
          <table:table-cell table:formula="of:=[.$B419]" office:value-type="float" office:value="1.08873" calcext:value-type="float">
            <text:p>1.08873</text:p>
          </table:table-cell>
          <table:table-cell table:number-columns-repeated="8"/>
        </table:table-row>
        <table:table-row table:style-name="ro1">
          <table:table-cell office:value-type="float" office:value="0.613365" calcext:value-type="float">
            <text:p>0.613365</text:p>
          </table:table-cell>
          <table:table-cell office:value-type="float" office:value="0.778487" calcext:value-type="float">
            <text:p>0.7784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20]" office:value-type="float" office:value="0.613365" calcext:value-type="float">
            <text:p>0.613365</text:p>
          </table:table-cell>
          <table:table-cell table:formula="of:=[.$B420]" office:value-type="float" office:value="0.778487" calcext:value-type="float">
            <text:p>0.778487</text:p>
          </table:table-cell>
          <table:table-cell table:number-columns-repeated="8"/>
        </table:table-row>
        <table:table-row table:style-name="ro1">
          <table:table-cell office:value-type="float" office:value="0.682281" calcext:value-type="float">
            <text:p>0.682281</text:p>
          </table:table-cell>
          <table:table-cell office:value-type="float" office:value="1.81827" calcext:value-type="float">
            <text:p>1.818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21]" office:value-type="float" office:value="0.682281" calcext:value-type="float">
            <text:p>0.682281</text:p>
          </table:table-cell>
          <table:table-cell table:formula="of:=[.$B421]" office:value-type="float" office:value="1.81827" calcext:value-type="float">
            <text:p>1.81827</text:p>
          </table:table-cell>
          <table:table-cell table:number-columns-repeated="8"/>
        </table:table-row>
        <table:table-row table:style-name="ro1">
          <table:table-cell office:value-type="float" office:value="1.77492" calcext:value-type="float">
            <text:p>1.77492</text:p>
          </table:table-cell>
          <table:table-cell office:value-type="float" office:value="2.37342" calcext:value-type="float">
            <text:p>2.373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22]" office:value-type="float" office:value="1.77492" calcext:value-type="float">
            <text:p>1.77492</text:p>
          </table:table-cell>
          <table:table-cell table:formula="of:=[.$B422]" office:value-type="float" office:value="2.37342" calcext:value-type="float">
            <text:p>2.37342</text:p>
          </table:table-cell>
          <table:table-cell table:number-columns-repeated="8"/>
        </table:table-row>
        <table:table-row table:style-name="ro1">
          <table:table-cell office:value-type="float" office:value="-0.890303" calcext:value-type="float">
            <text:p>-0.890303</text:p>
          </table:table-cell>
          <table:table-cell office:value-type="float" office:value="1.18142" calcext:value-type="float">
            <text:p>1.181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23]" office:value-type="float" office:value="-0.890303" calcext:value-type="float">
            <text:p>-0.890303</text:p>
          </table:table-cell>
          <table:table-cell table:formula="of:=[.$B423]" office:value-type="float" office:value="1.18142" calcext:value-type="float">
            <text:p>1.18142</text:p>
          </table:table-cell>
          <table:table-cell table:number-columns-repeated="8"/>
        </table:table-row>
        <table:table-row table:style-name="ro1">
          <table:table-cell office:value-type="float" office:value="3.00853" calcext:value-type="float">
            <text:p>3.00853</text:p>
          </table:table-cell>
          <table:table-cell office:value-type="float" office:value="1.55751" calcext:value-type="float">
            <text:p>1.5575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24]" office:value-type="float" office:value="3.00853" calcext:value-type="float">
            <text:p>3.00853</text:p>
          </table:table-cell>
          <table:table-cell table:formula="of:=[.$B424]" office:value-type="float" office:value="1.55751" calcext:value-type="float">
            <text:p>1.55751</text:p>
          </table:table-cell>
          <table:table-cell table:number-columns-repeated="8"/>
        </table:table-row>
        <table:table-row table:style-name="ro1">
          <table:table-cell office:value-type="float" office:value="0.870596" calcext:value-type="float">
            <text:p>0.870596</text:p>
          </table:table-cell>
          <table:table-cell office:value-type="float" office:value="-0.734148" calcext:value-type="float">
            <text:p>-0.73414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25]" office:value-type="float" office:value="0.870596" calcext:value-type="float">
            <text:p>0.870596</text:p>
          </table:table-cell>
          <table:table-cell table:formula="of:=[.$B425]" office:value-type="float" office:value="-0.734148" calcext:value-type="float">
            <text:p>-0.734148</text:p>
          </table:table-cell>
          <table:table-cell table:number-columns-repeated="8"/>
        </table:table-row>
        <table:table-row table:style-name="ro1">
          <table:table-cell office:value-type="float" office:value="0.670139" calcext:value-type="float">
            <text:p>0.670139</text:p>
          </table:table-cell>
          <table:table-cell office:value-type="float" office:value="-1.18814" calcext:value-type="float">
            <text:p>-1.188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26]" office:value-type="float" office:value="0.670139" calcext:value-type="float">
            <text:p>0.670139</text:p>
          </table:table-cell>
          <table:table-cell table:formula="of:=[.$B426]" office:value-type="float" office:value="-1.18814" calcext:value-type="float">
            <text:p>-1.18814</text:p>
          </table:table-cell>
          <table:table-cell table:number-columns-repeated="8"/>
        </table:table-row>
        <table:table-row table:style-name="ro1">
          <table:table-cell office:value-type="float" office:value="-0.474529" calcext:value-type="float">
            <text:p>-0.474529</text:p>
          </table:table-cell>
          <table:table-cell office:value-type="float" office:value="1.29959" calcext:value-type="float">
            <text:p>1.2995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27]" office:value-type="float" office:value="-0.474529" calcext:value-type="float">
            <text:p>-0.474529</text:p>
          </table:table-cell>
          <table:table-cell table:formula="of:=[.$B427]" office:value-type="float" office:value="1.29959" calcext:value-type="float">
            <text:p>1.29959</text:p>
          </table:table-cell>
          <table:table-cell table:number-columns-repeated="8"/>
        </table:table-row>
        <table:table-row table:style-name="ro1">
          <table:table-cell office:value-type="float" office:value="-1.29429" calcext:value-type="float">
            <text:p>-1.29429</text:p>
          </table:table-cell>
          <table:table-cell office:value-type="float" office:value="0.481656" calcext:value-type="float">
            <text:p>0.4816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28]" office:value-type="float" office:value="-1.29429" calcext:value-type="float">
            <text:p>-1.29429</text:p>
          </table:table-cell>
          <table:table-cell table:formula="of:=[.$B428]" office:value-type="float" office:value="0.481656" calcext:value-type="float">
            <text:p>0.481656</text:p>
          </table:table-cell>
          <table:table-cell table:number-columns-repeated="8"/>
        </table:table-row>
        <table:table-row table:style-name="ro1">
          <table:table-cell office:value-type="float" office:value="-0.766075" calcext:value-type="float">
            <text:p>-0.766075</text:p>
          </table:table-cell>
          <table:table-cell office:value-type="float" office:value="-0.820964" calcext:value-type="float">
            <text:p>-0.82096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29]" office:value-type="float" office:value="-0.766075" calcext:value-type="float">
            <text:p>-0.766075</text:p>
          </table:table-cell>
          <table:table-cell table:formula="of:=[.$B429]" office:value-type="float" office:value="-0.820964" calcext:value-type="float">
            <text:p>-0.820964</text:p>
          </table:table-cell>
          <table:table-cell table:number-columns-repeated="8"/>
        </table:table-row>
        <table:table-row table:style-name="ro1">
          <table:table-cell office:value-type="float" office:value="0.547674" calcext:value-type="float">
            <text:p>0.547674</text:p>
          </table:table-cell>
          <table:table-cell office:value-type="float" office:value="0.17342" calcext:value-type="float">
            <text:p>0.173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30]" office:value-type="float" office:value="0.547674" calcext:value-type="float">
            <text:p>0.547674</text:p>
          </table:table-cell>
          <table:table-cell table:formula="of:=[.$B430]" office:value-type="float" office:value="0.17342" calcext:value-type="float">
            <text:p>0.17342</text:p>
          </table:table-cell>
          <table:table-cell table:number-columns-repeated="8"/>
        </table:table-row>
        <table:table-row table:style-name="ro1">
          <table:table-cell office:value-type="float" office:value="1.30714" calcext:value-type="float">
            <text:p>1.30714</text:p>
          </table:table-cell>
          <table:table-cell office:value-type="float" office:value="1.48491" calcext:value-type="float">
            <text:p>1.484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31]" office:value-type="float" office:value="1.30714" calcext:value-type="float">
            <text:p>1.30714</text:p>
          </table:table-cell>
          <table:table-cell table:formula="of:=[.$B431]" office:value-type="float" office:value="1.48491" calcext:value-type="float">
            <text:p>1.48491</text:p>
          </table:table-cell>
          <table:table-cell table:number-columns-repeated="8"/>
        </table:table-row>
        <table:table-row table:style-name="ro1">
          <table:table-cell office:value-type="float" office:value="0.602085" calcext:value-type="float">
            <text:p>0.602085</text:p>
          </table:table-cell>
          <table:table-cell office:value-type="float" office:value="2.25238" calcext:value-type="float">
            <text:p>2.252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32]" office:value-type="float" office:value="0.602085" calcext:value-type="float">
            <text:p>0.602085</text:p>
          </table:table-cell>
          <table:table-cell table:formula="of:=[.$B432]" office:value-type="float" office:value="2.25238" calcext:value-type="float">
            <text:p>2.25238</text:p>
          </table:table-cell>
          <table:table-cell table:number-columns-repeated="8"/>
        </table:table-row>
        <table:table-row table:style-name="ro1">
          <table:table-cell office:value-type="float" office:value="2.34804" calcext:value-type="float">
            <text:p>2.34804</text:p>
          </table:table-cell>
          <table:table-cell office:value-type="float" office:value="1.11784" calcext:value-type="float">
            <text:p>1.117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33]" office:value-type="float" office:value="2.34804" calcext:value-type="float">
            <text:p>2.34804</text:p>
          </table:table-cell>
          <table:table-cell table:formula="of:=[.$B433]" office:value-type="float" office:value="1.11784" calcext:value-type="float">
            <text:p>1.11784</text:p>
          </table:table-cell>
          <table:table-cell table:number-columns-repeated="8"/>
        </table:table-row>
        <table:table-row table:style-name="ro1">
          <table:table-cell office:value-type="float" office:value="1.85794" calcext:value-type="float">
            <text:p>1.85794</text:p>
          </table:table-cell>
          <table:table-cell office:value-type="float" office:value="-0.23813" calcext:value-type="float">
            <text:p>-0.238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34]" office:value-type="float" office:value="1.85794" calcext:value-type="float">
            <text:p>1.85794</text:p>
          </table:table-cell>
          <table:table-cell table:formula="of:=[.$B434]" office:value-type="float" office:value="-0.23813" calcext:value-type="float">
            <text:p>-0.23813</text:p>
          </table:table-cell>
          <table:table-cell table:number-columns-repeated="8"/>
        </table:table-row>
        <table:table-row table:style-name="ro1">
          <table:table-cell office:value-type="float" office:value="2.92835" calcext:value-type="float">
            <text:p>2.92835</text:p>
          </table:table-cell>
          <table:table-cell office:value-type="float" office:value="1.33717" calcext:value-type="float">
            <text:p>1.3371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35]" office:value-type="float" office:value="2.92835" calcext:value-type="float">
            <text:p>2.92835</text:p>
          </table:table-cell>
          <table:table-cell table:formula="of:=[.$B435]" office:value-type="float" office:value="1.33717" calcext:value-type="float">
            <text:p>1.33717</text:p>
          </table:table-cell>
          <table:table-cell table:number-columns-repeated="8"/>
        </table:table-row>
        <table:table-row table:style-name="ro1">
          <table:table-cell office:value-type="float" office:value="-0.991863" calcext:value-type="float">
            <text:p>-0.991863</text:p>
          </table:table-cell>
          <table:table-cell office:value-type="float" office:value="0.973527" calcext:value-type="float">
            <text:p>0.9735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36]" office:value-type="float" office:value="-0.991863" calcext:value-type="float">
            <text:p>-0.991863</text:p>
          </table:table-cell>
          <table:table-cell table:formula="of:=[.$B436]" office:value-type="float" office:value="0.973527" calcext:value-type="float">
            <text:p>0.973527</text:p>
          </table:table-cell>
          <table:table-cell table:number-columns-repeated="8"/>
        </table:table-row>
        <table:table-row table:style-name="ro1">
          <table:table-cell office:value-type="float" office:value="0.543806" calcext:value-type="float">
            <text:p>0.543806</text:p>
          </table:table-cell>
          <table:table-cell office:value-type="float" office:value="2.20334" calcext:value-type="float">
            <text:p>2.203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37]" office:value-type="float" office:value="0.543806" calcext:value-type="float">
            <text:p>0.543806</text:p>
          </table:table-cell>
          <table:table-cell table:formula="of:=[.$B437]" office:value-type="float" office:value="2.20334" calcext:value-type="float">
            <text:p>2.20334</text:p>
          </table:table-cell>
          <table:table-cell table:number-columns-repeated="8"/>
        </table:table-row>
        <table:table-row table:style-name="ro1">
          <table:table-cell office:value-type="float" office:value="-0.307381" calcext:value-type="float">
            <text:p>-0.307381</text:p>
          </table:table-cell>
          <table:table-cell office:value-type="float" office:value="0.948062" calcext:value-type="float">
            <text:p>0.9480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38]" office:value-type="float" office:value="-0.307381" calcext:value-type="float">
            <text:p>-0.307381</text:p>
          </table:table-cell>
          <table:table-cell table:formula="of:=[.$B438]" office:value-type="float" office:value="0.948062" calcext:value-type="float">
            <text:p>0.948062</text:p>
          </table:table-cell>
          <table:table-cell table:number-columns-repeated="8"/>
        </table:table-row>
        <table:table-row table:style-name="ro1">
          <table:table-cell office:value-type="float" office:value="2.24845" calcext:value-type="float">
            <text:p>2.24845</text:p>
          </table:table-cell>
          <table:table-cell office:value-type="float" office:value="3.51981" calcext:value-type="float">
            <text:p>3.519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39]" office:value-type="float" office:value="2.24845" calcext:value-type="float">
            <text:p>2.24845</text:p>
          </table:table-cell>
          <table:table-cell table:formula="of:=[.$B439]" office:value-type="float" office:value="3.51981" calcext:value-type="float">
            <text:p>3.51981</text:p>
          </table:table-cell>
          <table:table-cell table:number-columns-repeated="8"/>
        </table:table-row>
        <table:table-row table:style-name="ro1">
          <table:table-cell office:value-type="float" office:value="-0.324571" calcext:value-type="float">
            <text:p>-0.324571</text:p>
          </table:table-cell>
          <table:table-cell office:value-type="float" office:value="-0.270076" calcext:value-type="float">
            <text:p>-0.2700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40]" office:value-type="float" office:value="-0.324571" calcext:value-type="float">
            <text:p>-0.324571</text:p>
          </table:table-cell>
          <table:table-cell table:formula="of:=[.$B440]" office:value-type="float" office:value="-0.270076" calcext:value-type="float">
            <text:p>-0.270076</text:p>
          </table:table-cell>
          <table:table-cell table:number-columns-repeated="8"/>
        </table:table-row>
        <table:table-row table:style-name="ro1">
          <table:table-cell office:value-type="float" office:value="-0.125046" calcext:value-type="float">
            <text:p>-0.125046</text:p>
          </table:table-cell>
          <table:table-cell office:value-type="float" office:value="-0.993639" calcext:value-type="float">
            <text:p>-0.9936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41]" office:value-type="float" office:value="-0.125046" calcext:value-type="float">
            <text:p>-0.125046</text:p>
          </table:table-cell>
          <table:table-cell table:formula="of:=[.$B441]" office:value-type="float" office:value="-0.993639" calcext:value-type="float">
            <text:p>-0.993639</text:p>
          </table:table-cell>
          <table:table-cell table:number-columns-repeated="8"/>
        </table:table-row>
        <table:table-row table:style-name="ro1">
          <table:table-cell office:value-type="float" office:value="0.484047" calcext:value-type="float">
            <text:p>0.484047</text:p>
          </table:table-cell>
          <table:table-cell office:value-type="float" office:value="2.06613" calcext:value-type="float">
            <text:p>2.0661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42]" office:value-type="float" office:value="0.484047" calcext:value-type="float">
            <text:p>0.484047</text:p>
          </table:table-cell>
          <table:table-cell table:formula="of:=[.$B442]" office:value-type="float" office:value="2.06613" calcext:value-type="float">
            <text:p>2.06613</text:p>
          </table:table-cell>
          <table:table-cell table:number-columns-repeated="8"/>
        </table:table-row>
        <table:table-row table:style-name="ro1">
          <table:table-cell office:value-type="float" office:value="-0.176037" calcext:value-type="float">
            <text:p>-0.176037</text:p>
          </table:table-cell>
          <table:table-cell office:value-type="float" office:value="0.0116288" calcext:value-type="float">
            <text:p>0.01162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43]" office:value-type="float" office:value="-0.176037" calcext:value-type="float">
            <text:p>-0.176037</text:p>
          </table:table-cell>
          <table:table-cell table:formula="of:=[.$B443]" office:value-type="float" office:value="0.0116288" calcext:value-type="float">
            <text:p>0.0116288</text:p>
          </table:table-cell>
          <table:table-cell table:number-columns-repeated="8"/>
        </table:table-row>
        <table:table-row table:style-name="ro1">
          <table:table-cell office:value-type="float" office:value="-1.02365" calcext:value-type="float">
            <text:p>-1.02365</text:p>
          </table:table-cell>
          <table:table-cell office:value-type="float" office:value="-1.21148" calcext:value-type="float">
            <text:p>-1.211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44]" office:value-type="float" office:value="-1.02365" calcext:value-type="float">
            <text:p>-1.02365</text:p>
          </table:table-cell>
          <table:table-cell table:formula="of:=[.$B444]" office:value-type="float" office:value="-1.21148" calcext:value-type="float">
            <text:p>-1.21148</text:p>
          </table:table-cell>
          <table:table-cell table:number-columns-repeated="8"/>
        </table:table-row>
        <table:table-row table:style-name="ro1">
          <table:table-cell office:value-type="float" office:value="-0.437387" calcext:value-type="float">
            <text:p>-0.437387</text:p>
          </table:table-cell>
          <table:table-cell office:value-type="float" office:value="0.142655" calcext:value-type="float">
            <text:p>0.14265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45]" office:value-type="float" office:value="-0.437387" calcext:value-type="float">
            <text:p>-0.437387</text:p>
          </table:table-cell>
          <table:table-cell table:formula="of:=[.$B445]" office:value-type="float" office:value="0.142655" calcext:value-type="float">
            <text:p>0.142655</text:p>
          </table:table-cell>
          <table:table-cell table:number-columns-repeated="8"/>
        </table:table-row>
        <table:table-row table:style-name="ro1">
          <table:table-cell office:value-type="float" office:value="0.996184" calcext:value-type="float">
            <text:p>0.996184</text:p>
          </table:table-cell>
          <table:table-cell office:value-type="float" office:value="1.00132" calcext:value-type="float">
            <text:p>1.001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46]" office:value-type="float" office:value="0.996184" calcext:value-type="float">
            <text:p>0.996184</text:p>
          </table:table-cell>
          <table:table-cell table:formula="of:=[.$B446]" office:value-type="float" office:value="1.00132" calcext:value-type="float">
            <text:p>1.00132</text:p>
          </table:table-cell>
          <table:table-cell table:number-columns-repeated="8"/>
        </table:table-row>
        <table:table-row table:style-name="ro1">
          <table:table-cell office:value-type="float" office:value="-0.356569" calcext:value-type="float">
            <text:p>-0.356569</text:p>
          </table:table-cell>
          <table:table-cell office:value-type="float" office:value="-0.460166" calcext:value-type="float">
            <text:p>-0.4601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47]" office:value-type="float" office:value="-0.356569" calcext:value-type="float">
            <text:p>-0.356569</text:p>
          </table:table-cell>
          <table:table-cell table:formula="of:=[.$B447]" office:value-type="float" office:value="-0.460166" calcext:value-type="float">
            <text:p>-0.460166</text:p>
          </table:table-cell>
          <table:table-cell table:number-columns-repeated="8"/>
        </table:table-row>
        <table:table-row table:style-name="ro1">
          <table:table-cell office:value-type="float" office:value="-0.418787" calcext:value-type="float">
            <text:p>-0.418787</text:p>
          </table:table-cell>
          <table:table-cell office:value-type="float" office:value="1.68151" calcext:value-type="float">
            <text:p>1.681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48]" office:value-type="float" office:value="-0.418787" calcext:value-type="float">
            <text:p>-0.418787</text:p>
          </table:table-cell>
          <table:table-cell table:formula="of:=[.$B448]" office:value-type="float" office:value="1.68151" calcext:value-type="float">
            <text:p>1.68151</text:p>
          </table:table-cell>
          <table:table-cell table:number-columns-repeated="8"/>
        </table:table-row>
        <table:table-row table:style-name="ro1">
          <table:table-cell office:value-type="float" office:value="-0.279634" calcext:value-type="float">
            <text:p>-0.279634</text:p>
          </table:table-cell>
          <table:table-cell office:value-type="float" office:value="0.753639" calcext:value-type="float">
            <text:p>0.7536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49]" office:value-type="float" office:value="-0.279634" calcext:value-type="float">
            <text:p>-0.279634</text:p>
          </table:table-cell>
          <table:table-cell table:formula="of:=[.$B449]" office:value-type="float" office:value="0.753639" calcext:value-type="float">
            <text:p>0.753639</text:p>
          </table:table-cell>
          <table:table-cell table:number-columns-repeated="8"/>
        </table:table-row>
        <table:table-row table:style-name="ro1">
          <table:table-cell office:value-type="float" office:value="0.303314" calcext:value-type="float">
            <text:p>0.303314</text:p>
          </table:table-cell>
          <table:table-cell office:value-type="float" office:value="2.00109" calcext:value-type="float">
            <text:p>2.001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50]" office:value-type="float" office:value="0.303314" calcext:value-type="float">
            <text:p>0.303314</text:p>
          </table:table-cell>
          <table:table-cell table:formula="of:=[.$B450]" office:value-type="float" office:value="2.00109" calcext:value-type="float">
            <text:p>2.00109</text:p>
          </table:table-cell>
          <table:table-cell table:number-columns-repeated="8"/>
        </table:table-row>
        <table:table-row table:style-name="ro1">
          <table:table-cell office:value-type="float" office:value="-1.52143" calcext:value-type="float">
            <text:p>-1.52143</text:p>
          </table:table-cell>
          <table:table-cell office:value-type="float" office:value="0.699625" calcext:value-type="float">
            <text:p>0.69962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51]" office:value-type="float" office:value="-1.52143" calcext:value-type="float">
            <text:p>-1.52143</text:p>
          </table:table-cell>
          <table:table-cell table:formula="of:=[.$B451]" office:value-type="float" office:value="0.699625" calcext:value-type="float">
            <text:p>0.699625</text:p>
          </table:table-cell>
          <table:table-cell table:number-columns-repeated="8"/>
        </table:table-row>
        <table:table-row table:style-name="ro1">
          <table:table-cell office:value-type="float" office:value="-0.711731" calcext:value-type="float">
            <text:p>-0.711731</text:p>
          </table:table-cell>
          <table:table-cell office:value-type="float" office:value="-0.546589" calcext:value-type="float">
            <text:p>-0.5465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52]" office:value-type="float" office:value="-0.711731" calcext:value-type="float">
            <text:p>-0.711731</text:p>
          </table:table-cell>
          <table:table-cell table:formula="of:=[.$B452]" office:value-type="float" office:value="-0.546589" calcext:value-type="float">
            <text:p>-0.546589</text:p>
          </table:table-cell>
          <table:table-cell table:number-columns-repeated="8"/>
        </table:table-row>
        <table:table-row table:style-name="ro1">
          <table:table-cell office:value-type="float" office:value="-0.757427" calcext:value-type="float">
            <text:p>-0.757427</text:p>
          </table:table-cell>
          <table:table-cell office:value-type="float" office:value="-0.267231" calcext:value-type="float">
            <text:p>-0.2672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53]" office:value-type="float" office:value="-0.757427" calcext:value-type="float">
            <text:p>-0.757427</text:p>
          </table:table-cell>
          <table:table-cell table:formula="of:=[.$B453]" office:value-type="float" office:value="-0.267231" calcext:value-type="float">
            <text:p>-0.267231</text:p>
          </table:table-cell>
          <table:table-cell table:number-columns-repeated="8"/>
        </table:table-row>
        <table:table-row table:style-name="ro1">
          <table:table-cell office:value-type="float" office:value="0.971547" calcext:value-type="float">
            <text:p>0.971547</text:p>
          </table:table-cell>
          <table:table-cell office:value-type="float" office:value="-0.325502" calcext:value-type="float">
            <text:p>-0.3255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54]" office:value-type="float" office:value="0.971547" calcext:value-type="float">
            <text:p>0.971547</text:p>
          </table:table-cell>
          <table:table-cell table:formula="of:=[.$B454]" office:value-type="float" office:value="-0.325502" calcext:value-type="float">
            <text:p>-0.325502</text:p>
          </table:table-cell>
          <table:table-cell table:number-columns-repeated="8"/>
        </table:table-row>
        <table:table-row table:style-name="ro1">
          <table:table-cell office:value-type="float" office:value="1.18484" calcext:value-type="float">
            <text:p>1.18484</text:p>
          </table:table-cell>
          <table:table-cell office:value-type="float" office:value="0.702779" calcext:value-type="float">
            <text:p>0.7027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55]" office:value-type="float" office:value="1.18484" calcext:value-type="float">
            <text:p>1.18484</text:p>
          </table:table-cell>
          <table:table-cell table:formula="of:=[.$B455]" office:value-type="float" office:value="0.702779" calcext:value-type="float">
            <text:p>0.702779</text:p>
          </table:table-cell>
          <table:table-cell table:number-columns-repeated="8"/>
        </table:table-row>
        <table:table-row table:style-name="ro1">
          <table:table-cell office:value-type="float" office:value="1.48387" calcext:value-type="float">
            <text:p>1.48387</text:p>
          </table:table-cell>
          <table:table-cell office:value-type="float" office:value="1.90657" calcext:value-type="float">
            <text:p>1.906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56]" office:value-type="float" office:value="1.48387" calcext:value-type="float">
            <text:p>1.48387</text:p>
          </table:table-cell>
          <table:table-cell table:formula="of:=[.$B456]" office:value-type="float" office:value="1.90657" calcext:value-type="float">
            <text:p>1.90657</text:p>
          </table:table-cell>
          <table:table-cell table:number-columns-repeated="8"/>
        </table:table-row>
        <table:table-row table:style-name="ro1">
          <table:table-cell office:value-type="float" office:value="0.763416" calcext:value-type="float">
            <text:p>0.763416</text:p>
          </table:table-cell>
          <table:table-cell office:value-type="float" office:value="0.651277" calcext:value-type="float">
            <text:p>0.6512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57]" office:value-type="float" office:value="0.763416" calcext:value-type="float">
            <text:p>0.763416</text:p>
          </table:table-cell>
          <table:table-cell table:formula="of:=[.$B457]" office:value-type="float" office:value="0.651277" calcext:value-type="float">
            <text:p>0.651277</text:p>
          </table:table-cell>
          <table:table-cell table:number-columns-repeated="8"/>
        </table:table-row>
        <table:table-row table:style-name="ro1">
          <table:table-cell office:value-type="float" office:value="-2.08721" calcext:value-type="float">
            <text:p>-2.08721</text:p>
          </table:table-cell>
          <table:table-cell office:value-type="float" office:value="-1.90997" calcext:value-type="float">
            <text:p>-1.909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58]" office:value-type="float" office:value="-2.08721" calcext:value-type="float">
            <text:p>-2.08721</text:p>
          </table:table-cell>
          <table:table-cell table:formula="of:=[.$B458]" office:value-type="float" office:value="-1.90997" calcext:value-type="float">
            <text:p>-1.90997</text:p>
          </table:table-cell>
          <table:table-cell table:number-columns-repeated="8"/>
        </table:table-row>
        <table:table-row table:style-name="ro1">
          <table:table-cell office:value-type="float" office:value="1.83869" calcext:value-type="float">
            <text:p>1.83869</text:p>
          </table:table-cell>
          <table:table-cell office:value-type="float" office:value="3.49414" calcext:value-type="float">
            <text:p>3.494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59]" office:value-type="float" office:value="1.83869" calcext:value-type="float">
            <text:p>1.83869</text:p>
          </table:table-cell>
          <table:table-cell table:formula="of:=[.$B459]" office:value-type="float" office:value="3.49414" calcext:value-type="float">
            <text:p>3.49414</text:p>
          </table:table-cell>
          <table:table-cell table:number-columns-repeated="8"/>
        </table:table-row>
        <table:table-row table:style-name="ro1">
          <table:table-cell office:value-type="float" office:value="1.2204" calcext:value-type="float">
            <text:p>1.2204</text:p>
          </table:table-cell>
          <table:table-cell office:value-type="float" office:value="-0.429907" calcext:value-type="float">
            <text:p>-0.4299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60]" office:value-type="float" office:value="1.2204" calcext:value-type="float">
            <text:p>1.2204</text:p>
          </table:table-cell>
          <table:table-cell table:formula="of:=[.$B460]" office:value-type="float" office:value="-0.429907" calcext:value-type="float">
            <text:p>-0.429907</text:p>
          </table:table-cell>
          <table:table-cell table:number-columns-repeated="8"/>
        </table:table-row>
        <table:table-row table:style-name="ro1">
          <table:table-cell office:value-type="float" office:value="0.448459" calcext:value-type="float">
            <text:p>0.448459</text:p>
          </table:table-cell>
          <table:table-cell office:value-type="float" office:value="0.726972" calcext:value-type="float">
            <text:p>0.7269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61]" office:value-type="float" office:value="0.448459" calcext:value-type="float">
            <text:p>0.448459</text:p>
          </table:table-cell>
          <table:table-cell table:formula="of:=[.$B461]" office:value-type="float" office:value="0.726972" calcext:value-type="float">
            <text:p>0.726972</text:p>
          </table:table-cell>
          <table:table-cell table:number-columns-repeated="8"/>
        </table:table-row>
        <table:table-row table:style-name="ro1">
          <table:table-cell office:value-type="float" office:value="0.31175" calcext:value-type="float">
            <text:p>0.31175</text:p>
          </table:table-cell>
          <table:table-cell office:value-type="float" office:value="-1.14339" calcext:value-type="float">
            <text:p>-1.143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62]" office:value-type="float" office:value="0.31175" calcext:value-type="float">
            <text:p>0.31175</text:p>
          </table:table-cell>
          <table:table-cell table:formula="of:=[.$B462]" office:value-type="float" office:value="-1.14339" calcext:value-type="float">
            <text:p>-1.14339</text:p>
          </table:table-cell>
          <table:table-cell table:number-columns-repeated="8"/>
        </table:table-row>
        <table:table-row table:style-name="ro1">
          <table:table-cell office:value-type="float" office:value="-1.08642" calcext:value-type="float">
            <text:p>-1.08642</text:p>
          </table:table-cell>
          <table:table-cell office:value-type="float" office:value="0.43038" calcext:value-type="float">
            <text:p>0.430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63]" office:value-type="float" office:value="-1.08642" calcext:value-type="float">
            <text:p>-1.08642</text:p>
          </table:table-cell>
          <table:table-cell table:formula="of:=[.$B463]" office:value-type="float" office:value="0.43038" calcext:value-type="float">
            <text:p>0.43038</text:p>
          </table:table-cell>
          <table:table-cell table:number-columns-repeated="8"/>
        </table:table-row>
        <table:table-row table:style-name="ro1">
          <table:table-cell office:value-type="float" office:value="1.86751" calcext:value-type="float">
            <text:p>1.86751</text:p>
          </table:table-cell>
          <table:table-cell office:value-type="float" office:value="0.181708" calcext:value-type="float">
            <text:p>0.1817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64]" office:value-type="float" office:value="1.86751" calcext:value-type="float">
            <text:p>1.86751</text:p>
          </table:table-cell>
          <table:table-cell table:formula="of:=[.$B464]" office:value-type="float" office:value="0.181708" calcext:value-type="float">
            <text:p>0.181708</text:p>
          </table:table-cell>
          <table:table-cell table:number-columns-repeated="8"/>
        </table:table-row>
        <table:table-row table:style-name="ro1">
          <table:table-cell office:value-type="float" office:value="1.95151" calcext:value-type="float">
            <text:p>1.95151</text:p>
          </table:table-cell>
          <table:table-cell office:value-type="float" office:value="0.479163" calcext:value-type="float">
            <text:p>0.47916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65]" office:value-type="float" office:value="1.95151" calcext:value-type="float">
            <text:p>1.95151</text:p>
          </table:table-cell>
          <table:table-cell table:formula="of:=[.$B465]" office:value-type="float" office:value="0.479163" calcext:value-type="float">
            <text:p>0.479163</text:p>
          </table:table-cell>
          <table:table-cell table:number-columns-repeated="8"/>
        </table:table-row>
        <table:table-row table:style-name="ro1">
          <table:table-cell office:value-type="float" office:value="-1.14669" calcext:value-type="float">
            <text:p>-1.14669</text:p>
          </table:table-cell>
          <table:table-cell office:value-type="float" office:value="-1.09739" calcext:value-type="float">
            <text:p>-1.0973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66]" office:value-type="float" office:value="-1.14669" calcext:value-type="float">
            <text:p>-1.14669</text:p>
          </table:table-cell>
          <table:table-cell table:formula="of:=[.$B466]" office:value-type="float" office:value="-1.09739" calcext:value-type="float">
            <text:p>-1.09739</text:p>
          </table:table-cell>
          <table:table-cell table:number-columns-repeated="8"/>
        </table:table-row>
        <table:table-row table:style-name="ro1">
          <table:table-cell office:value-type="float" office:value="2.75298" calcext:value-type="float">
            <text:p>2.75298</text:p>
          </table:table-cell>
          <table:table-cell office:value-type="float" office:value="2.36468" calcext:value-type="float">
            <text:p>2.3646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67]" office:value-type="float" office:value="2.75298" calcext:value-type="float">
            <text:p>2.75298</text:p>
          </table:table-cell>
          <table:table-cell table:formula="of:=[.$B467]" office:value-type="float" office:value="2.36468" calcext:value-type="float">
            <text:p>2.36468</text:p>
          </table:table-cell>
          <table:table-cell table:number-columns-repeated="8"/>
        </table:table-row>
        <table:table-row table:style-name="ro1">
          <table:table-cell office:value-type="float" office:value="0.148122" calcext:value-type="float">
            <text:p>0.148122</text:p>
          </table:table-cell>
          <table:table-cell office:value-type="float" office:value="1.25536" calcext:value-type="float">
            <text:p>1.255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68]" office:value-type="float" office:value="0.148122" calcext:value-type="float">
            <text:p>0.148122</text:p>
          </table:table-cell>
          <table:table-cell table:formula="of:=[.$B468]" office:value-type="float" office:value="1.25536" calcext:value-type="float">
            <text:p>1.25536</text:p>
          </table:table-cell>
          <table:table-cell table:number-columns-repeated="8"/>
        </table:table-row>
        <table:table-row table:style-name="ro1">
          <table:table-cell office:value-type="float" office:value="0.641993" calcext:value-type="float">
            <text:p>0.641993</text:p>
          </table:table-cell>
          <table:table-cell office:value-type="float" office:value="0.201215" calcext:value-type="float">
            <text:p>0.2012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69]" office:value-type="float" office:value="0.641993" calcext:value-type="float">
            <text:p>0.641993</text:p>
          </table:table-cell>
          <table:table-cell table:formula="of:=[.$B469]" office:value-type="float" office:value="0.201215" calcext:value-type="float">
            <text:p>0.201215</text:p>
          </table:table-cell>
          <table:table-cell table:number-columns-repeated="8"/>
        </table:table-row>
        <table:table-row table:style-name="ro1">
          <table:table-cell office:value-type="float" office:value="0.249119" calcext:value-type="float">
            <text:p>0.249119</text:p>
          </table:table-cell>
          <table:table-cell office:value-type="float" office:value="1.63367" calcext:value-type="float">
            <text:p>1.633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70]" office:value-type="float" office:value="0.249119" calcext:value-type="float">
            <text:p>0.249119</text:p>
          </table:table-cell>
          <table:table-cell table:formula="of:=[.$B470]" office:value-type="float" office:value="1.63367" calcext:value-type="float">
            <text:p>1.63367</text:p>
          </table:table-cell>
          <table:table-cell table:number-columns-repeated="8"/>
        </table:table-row>
        <table:table-row table:style-name="ro1">
          <table:table-cell office:value-type="float" office:value="1.11384" calcext:value-type="float">
            <text:p>1.11384</text:p>
          </table:table-cell>
          <table:table-cell office:value-type="float" office:value="-1.10416" calcext:value-type="float">
            <text:p>-1.104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71]" office:value-type="float" office:value="1.11384" calcext:value-type="float">
            <text:p>1.11384</text:p>
          </table:table-cell>
          <table:table-cell table:formula="of:=[.$B471]" office:value-type="float" office:value="-1.10416" calcext:value-type="float">
            <text:p>-1.10416</text:p>
          </table:table-cell>
          <table:table-cell table:number-columns-repeated="8"/>
        </table:table-row>
        <table:table-row table:style-name="ro1">
          <table:table-cell office:value-type="float" office:value="2.7787" calcext:value-type="float">
            <text:p>2.7787</text:p>
          </table:table-cell>
          <table:table-cell office:value-type="float" office:value="1.43088" calcext:value-type="float">
            <text:p>1.4308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72]" office:value-type="float" office:value="2.7787" calcext:value-type="float">
            <text:p>2.7787</text:p>
          </table:table-cell>
          <table:table-cell table:formula="of:=[.$B472]" office:value-type="float" office:value="1.43088" calcext:value-type="float">
            <text:p>1.43088</text:p>
          </table:table-cell>
          <table:table-cell table:number-columns-repeated="8"/>
        </table:table-row>
        <table:table-row table:style-name="ro1">
          <table:table-cell office:value-type="float" office:value="1.61475" calcext:value-type="float">
            <text:p>1.61475</text:p>
          </table:table-cell>
          <table:table-cell office:value-type="float" office:value="-0.431122" calcext:value-type="float">
            <text:p>-0.4311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73]" office:value-type="float" office:value="1.61475" calcext:value-type="float">
            <text:p>1.61475</text:p>
          </table:table-cell>
          <table:table-cell table:formula="of:=[.$B473]" office:value-type="float" office:value="-0.431122" calcext:value-type="float">
            <text:p>-0.431122</text:p>
          </table:table-cell>
          <table:table-cell table:number-columns-repeated="8"/>
        </table:table-row>
        <table:table-row table:style-name="ro1">
          <table:table-cell office:value-type="float" office:value="-0.996284" calcext:value-type="float">
            <text:p>-0.996284</text:p>
          </table:table-cell>
          <table:table-cell office:value-type="float" office:value="-1.09919" calcext:value-type="float">
            <text:p>-1.099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74]" office:value-type="float" office:value="-0.996284" calcext:value-type="float">
            <text:p>-0.996284</text:p>
          </table:table-cell>
          <table:table-cell table:formula="of:=[.$B474]" office:value-type="float" office:value="-1.09919" calcext:value-type="float">
            <text:p>-1.09919</text:p>
          </table:table-cell>
          <table:table-cell table:number-columns-repeated="8"/>
        </table:table-row>
        <table:table-row table:style-name="ro1">
          <table:table-cell office:value-type="float" office:value="-0.30478" calcext:value-type="float">
            <text:p>-0.30478</text:p>
          </table:table-cell>
          <table:table-cell office:value-type="float" office:value="-0.448274" calcext:value-type="float">
            <text:p>-0.4482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75]" office:value-type="float" office:value="-0.30478" calcext:value-type="float">
            <text:p>-0.30478</text:p>
          </table:table-cell>
          <table:table-cell table:formula="of:=[.$B475]" office:value-type="float" office:value="-0.448274" calcext:value-type="float">
            <text:p>-0.448274</text:p>
          </table:table-cell>
          <table:table-cell table:number-columns-repeated="8"/>
        </table:table-row>
        <table:table-row table:style-name="ro1">
          <table:table-cell office:value-type="float" office:value="3.93144" calcext:value-type="float">
            <text:p>3.93144</text:p>
          </table:table-cell>
          <table:table-cell office:value-type="float" office:value="2.69364" calcext:value-type="float">
            <text:p>2.693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76]" office:value-type="float" office:value="3.93144" calcext:value-type="float">
            <text:p>3.93144</text:p>
          </table:table-cell>
          <table:table-cell table:formula="of:=[.$B476]" office:value-type="float" office:value="2.69364" calcext:value-type="float">
            <text:p>2.69364</text:p>
          </table:table-cell>
          <table:table-cell table:number-columns-repeated="8"/>
        </table:table-row>
        <table:table-row table:style-name="ro1">
          <table:table-cell office:value-type="float" office:value="1.5116" calcext:value-type="float">
            <text:p>1.5116</text:p>
          </table:table-cell>
          <table:table-cell office:value-type="float" office:value="2.80581" calcext:value-type="float">
            <text:p>2.805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77]" office:value-type="float" office:value="1.5116" calcext:value-type="float">
            <text:p>1.5116</text:p>
          </table:table-cell>
          <table:table-cell table:formula="of:=[.$B477]" office:value-type="float" office:value="2.80581" calcext:value-type="float">
            <text:p>2.80581</text:p>
          </table:table-cell>
          <table:table-cell table:number-columns-repeated="8"/>
        </table:table-row>
        <table:table-row table:style-name="ro1">
          <table:table-cell office:value-type="float" office:value="0.310869" calcext:value-type="float">
            <text:p>0.310869</text:p>
          </table:table-cell>
          <table:table-cell office:value-type="float" office:value="-1.29139" calcext:value-type="float">
            <text:p>-1.291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78]" office:value-type="float" office:value="0.310869" calcext:value-type="float">
            <text:p>0.310869</text:p>
          </table:table-cell>
          <table:table-cell table:formula="of:=[.$B478]" office:value-type="float" office:value="-1.29139" calcext:value-type="float">
            <text:p>-1.29139</text:p>
          </table:table-cell>
          <table:table-cell table:number-columns-repeated="8"/>
        </table:table-row>
        <table:table-row table:style-name="ro1">
          <table:table-cell office:value-type="float" office:value="-0.338919" calcext:value-type="float">
            <text:p>-0.338919</text:p>
          </table:table-cell>
          <table:table-cell office:value-type="float" office:value="1.44856" calcext:value-type="float">
            <text:p>1.448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79]" office:value-type="float" office:value="-0.338919" calcext:value-type="float">
            <text:p>-0.338919</text:p>
          </table:table-cell>
          <table:table-cell table:formula="of:=[.$B479]" office:value-type="float" office:value="1.44856" calcext:value-type="float">
            <text:p>1.44856</text:p>
          </table:table-cell>
          <table:table-cell table:number-columns-repeated="8"/>
        </table:table-row>
        <table:table-row table:style-name="ro1">
          <table:table-cell office:value-type="float" office:value="0.137579" calcext:value-type="float">
            <text:p>0.137579</text:p>
          </table:table-cell>
          <table:table-cell office:value-type="float" office:value="1.99545" calcext:value-type="float">
            <text:p>1.9954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80]" office:value-type="float" office:value="0.137579" calcext:value-type="float">
            <text:p>0.137579</text:p>
          </table:table-cell>
          <table:table-cell table:formula="of:=[.$B480]" office:value-type="float" office:value="1.99545" calcext:value-type="float">
            <text:p>1.99545</text:p>
          </table:table-cell>
          <table:table-cell table:number-columns-repeated="8"/>
        </table:table-row>
        <table:table-row table:style-name="ro1">
          <table:table-cell office:value-type="float" office:value="0.754153" calcext:value-type="float">
            <text:p>0.754153</text:p>
          </table:table-cell>
          <table:table-cell office:value-type="float" office:value="0.737763" calcext:value-type="float">
            <text:p>0.73776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81]" office:value-type="float" office:value="0.754153" calcext:value-type="float">
            <text:p>0.754153</text:p>
          </table:table-cell>
          <table:table-cell table:formula="of:=[.$B481]" office:value-type="float" office:value="0.737763" calcext:value-type="float">
            <text:p>0.737763</text:p>
          </table:table-cell>
          <table:table-cell table:number-columns-repeated="8"/>
        </table:table-row>
        <table:table-row table:style-name="ro1">
          <table:table-cell office:value-type="float" office:value="2.81585" calcext:value-type="float">
            <text:p>2.81585</text:p>
          </table:table-cell>
          <table:table-cell office:value-type="float" office:value="1.0834" calcext:value-type="float">
            <text:p>1.08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82]" office:value-type="float" office:value="2.81585" calcext:value-type="float">
            <text:p>2.81585</text:p>
          </table:table-cell>
          <table:table-cell table:formula="of:=[.$B482]" office:value-type="float" office:value="1.0834" calcext:value-type="float">
            <text:p>1.0834</text:p>
          </table:table-cell>
          <table:table-cell table:number-columns-repeated="8"/>
        </table:table-row>
        <table:table-row table:style-name="ro1">
          <table:table-cell office:value-type="float" office:value="-1.18846" calcext:value-type="float">
            <text:p>-1.18846</text:p>
          </table:table-cell>
          <table:table-cell office:value-type="float" office:value="0.87546" calcext:value-type="float">
            <text:p>0.875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83]" office:value-type="float" office:value="-1.18846" calcext:value-type="float">
            <text:p>-1.18846</text:p>
          </table:table-cell>
          <table:table-cell table:formula="of:=[.$B483]" office:value-type="float" office:value="0.87546" calcext:value-type="float">
            <text:p>0.87546</text:p>
          </table:table-cell>
          <table:table-cell table:number-columns-repeated="8"/>
        </table:table-row>
        <table:table-row table:style-name="ro1">
          <table:table-cell office:value-type="float" office:value="0.515206" calcext:value-type="float">
            <text:p>0.515206</text:p>
          </table:table-cell>
          <table:table-cell office:value-type="float" office:value="0.71386" calcext:value-type="float">
            <text:p>0.713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84]" office:value-type="float" office:value="0.515206" calcext:value-type="float">
            <text:p>0.515206</text:p>
          </table:table-cell>
          <table:table-cell table:formula="of:=[.$B484]" office:value-type="float" office:value="0.71386" calcext:value-type="float">
            <text:p>0.71386</text:p>
          </table:table-cell>
          <table:table-cell table:number-columns-repeated="8"/>
        </table:table-row>
        <table:table-row table:style-name="ro1">
          <table:table-cell office:value-type="float" office:value="-1.48865" calcext:value-type="float">
            <text:p>-1.48865</text:p>
          </table:table-cell>
          <table:table-cell office:value-type="float" office:value="-0.36115" calcext:value-type="float">
            <text:p>-0.361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85]" office:value-type="float" office:value="-1.48865" calcext:value-type="float">
            <text:p>-1.48865</text:p>
          </table:table-cell>
          <table:table-cell table:formula="of:=[.$B485]" office:value-type="float" office:value="-0.36115" calcext:value-type="float">
            <text:p>-0.36115</text:p>
          </table:table-cell>
          <table:table-cell table:number-columns-repeated="8"/>
        </table:table-row>
        <table:table-row table:style-name="ro1">
          <table:table-cell office:value-type="float" office:value="2.90398" calcext:value-type="float">
            <text:p>2.90398</text:p>
          </table:table-cell>
          <table:table-cell office:value-type="float" office:value="3.13528" calcext:value-type="float">
            <text:p>3.135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86]" office:value-type="float" office:value="2.90398" calcext:value-type="float">
            <text:p>2.90398</text:p>
          </table:table-cell>
          <table:table-cell table:formula="of:=[.$B486]" office:value-type="float" office:value="3.13528" calcext:value-type="float">
            <text:p>3.13528</text:p>
          </table:table-cell>
          <table:table-cell table:number-columns-repeated="8"/>
        </table:table-row>
        <table:table-row table:style-name="ro1">
          <table:table-cell office:value-type="float" office:value="0.140155" calcext:value-type="float">
            <text:p>0.140155</text:p>
          </table:table-cell>
          <table:table-cell office:value-type="float" office:value="-0.031826" calcext:value-type="float">
            <text:p>-0.0318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87]" office:value-type="float" office:value="0.140155" calcext:value-type="float">
            <text:p>0.140155</text:p>
          </table:table-cell>
          <table:table-cell table:formula="of:=[.$B487]" office:value-type="float" office:value="-0.031826" calcext:value-type="float">
            <text:p>-0.031826</text:p>
          </table:table-cell>
          <table:table-cell table:number-columns-repeated="8"/>
        </table:table-row>
        <table:table-row table:style-name="ro1">
          <table:table-cell office:value-type="float" office:value="0.984836" calcext:value-type="float">
            <text:p>0.984836</text:p>
          </table:table-cell>
          <table:table-cell office:value-type="float" office:value="0.598422" calcext:value-type="float">
            <text:p>0.59842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88]" office:value-type="float" office:value="0.984836" calcext:value-type="float">
            <text:p>0.984836</text:p>
          </table:table-cell>
          <table:table-cell table:formula="of:=[.$B488]" office:value-type="float" office:value="0.598422" calcext:value-type="float">
            <text:p>0.598422</text:p>
          </table:table-cell>
          <table:table-cell table:number-columns-repeated="8"/>
        </table:table-row>
        <table:table-row table:style-name="ro1">
          <table:table-cell office:value-type="float" office:value="2.1402" calcext:value-type="float">
            <text:p>2.1402</text:p>
          </table:table-cell>
          <table:table-cell office:value-type="float" office:value="0.258006" calcext:value-type="float">
            <text:p>0.2580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89]" office:value-type="float" office:value="2.1402" calcext:value-type="float">
            <text:p>2.1402</text:p>
          </table:table-cell>
          <table:table-cell table:formula="of:=[.$B489]" office:value-type="float" office:value="0.258006" calcext:value-type="float">
            <text:p>0.258006</text:p>
          </table:table-cell>
          <table:table-cell table:number-columns-repeated="8"/>
        </table:table-row>
        <table:table-row table:style-name="ro1">
          <table:table-cell office:value-type="float" office:value="-0.328118" calcext:value-type="float">
            <text:p>-0.328118</text:p>
          </table:table-cell>
          <table:table-cell office:value-type="float" office:value="-0.321158" calcext:value-type="float">
            <text:p>-0.3211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90]" office:value-type="float" office:value="-0.328118" calcext:value-type="float">
            <text:p>-0.328118</text:p>
          </table:table-cell>
          <table:table-cell table:formula="of:=[.$B490]" office:value-type="float" office:value="-0.321158" calcext:value-type="float">
            <text:p>-0.321158</text:p>
          </table:table-cell>
          <table:table-cell table:number-columns-repeated="8"/>
        </table:table-row>
        <table:table-row table:style-name="ro1">
          <table:table-cell office:value-type="float" office:value="0.847984" calcext:value-type="float">
            <text:p>0.847984</text:p>
          </table:table-cell>
          <table:table-cell office:value-type="float" office:value="-1.3439" calcext:value-type="float">
            <text:p>-1.34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91]" office:value-type="float" office:value="0.847984" calcext:value-type="float">
            <text:p>0.847984</text:p>
          </table:table-cell>
          <table:table-cell table:formula="of:=[.$B491]" office:value-type="float" office:value="-1.3439" calcext:value-type="float">
            <text:p>-1.3439</text:p>
          </table:table-cell>
          <table:table-cell table:number-columns-repeated="8"/>
        </table:table-row>
        <table:table-row table:style-name="ro1">
          <table:table-cell office:value-type="float" office:value="-1.19996" calcext:value-type="float">
            <text:p>-1.19996</text:p>
          </table:table-cell>
          <table:table-cell office:value-type="float" office:value="0.643579" calcext:value-type="float">
            <text:p>0.6435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92]" office:value-type="float" office:value="-1.19996" calcext:value-type="float">
            <text:p>-1.19996</text:p>
          </table:table-cell>
          <table:table-cell table:formula="of:=[.$B492]" office:value-type="float" office:value="0.643579" calcext:value-type="float">
            <text:p>0.643579</text:p>
          </table:table-cell>
          <table:table-cell table:number-columns-repeated="8"/>
        </table:table-row>
        <table:table-row table:style-name="ro1">
          <table:table-cell office:value-type="float" office:value="0.361146" calcext:value-type="float">
            <text:p>0.361146</text:p>
          </table:table-cell>
          <table:table-cell office:value-type="float" office:value="-1.17811" calcext:value-type="float">
            <text:p>-1.178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93]" office:value-type="float" office:value="0.361146" calcext:value-type="float">
            <text:p>0.361146</text:p>
          </table:table-cell>
          <table:table-cell table:formula="of:=[.$B493]" office:value-type="float" office:value="-1.17811" calcext:value-type="float">
            <text:p>-1.17811</text:p>
          </table:table-cell>
          <table:table-cell table:number-columns-repeated="8"/>
        </table:table-row>
        <table:table-row table:style-name="ro1">
          <table:table-cell office:value-type="float" office:value="1.85109" calcext:value-type="float">
            <text:p>1.85109</text:p>
          </table:table-cell>
          <table:table-cell office:value-type="float" office:value="1.46227" calcext:value-type="float">
            <text:p>1.462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94]" office:value-type="float" office:value="1.85109" calcext:value-type="float">
            <text:p>1.85109</text:p>
          </table:table-cell>
          <table:table-cell table:formula="of:=[.$B494]" office:value-type="float" office:value="1.46227" calcext:value-type="float">
            <text:p>1.46227</text:p>
          </table:table-cell>
          <table:table-cell table:number-columns-repeated="8"/>
        </table:table-row>
        <table:table-row table:style-name="ro1">
          <table:table-cell office:value-type="float" office:value="0.184555" calcext:value-type="float">
            <text:p>0.184555</text:p>
          </table:table-cell>
          <table:table-cell office:value-type="float" office:value="0.622947" calcext:value-type="float">
            <text:p>0.6229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95]" office:value-type="float" office:value="0.184555" calcext:value-type="float">
            <text:p>0.184555</text:p>
          </table:table-cell>
          <table:table-cell table:formula="of:=[.$B495]" office:value-type="float" office:value="0.622947" calcext:value-type="float">
            <text:p>0.622947</text:p>
          </table:table-cell>
          <table:table-cell table:number-columns-repeated="8"/>
        </table:table-row>
        <table:table-row table:style-name="ro1">
          <table:table-cell office:value-type="float" office:value="0.896605" calcext:value-type="float">
            <text:p>0.896605</text:p>
          </table:table-cell>
          <table:table-cell office:value-type="float" office:value="1.19624" calcext:value-type="float">
            <text:p>1.196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96]" office:value-type="float" office:value="0.896605" calcext:value-type="float">
            <text:p>0.896605</text:p>
          </table:table-cell>
          <table:table-cell table:formula="of:=[.$B496]" office:value-type="float" office:value="1.19624" calcext:value-type="float">
            <text:p>1.19624</text:p>
          </table:table-cell>
          <table:table-cell table:number-columns-repeated="8"/>
        </table:table-row>
        <table:table-row table:style-name="ro1">
          <table:table-cell office:value-type="float" office:value="0.514606" calcext:value-type="float">
            <text:p>0.514606</text:p>
          </table:table-cell>
          <table:table-cell office:value-type="float" office:value="0.628662" calcext:value-type="float">
            <text:p>0.62866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497]" office:value-type="float" office:value="0.514606" calcext:value-type="float">
            <text:p>0.514606</text:p>
          </table:table-cell>
          <table:table-cell table:formula="of:=[.$B497]" office:value-type="float" office:value="0.628662" calcext:value-type="float">
            <text:p>0.628662</text:p>
          </table:table-cell>
          <table:table-cell table:number-columns-repeated="8"/>
        </table:table-row>
        <table:table-row table:style-name="ro1">
          <table:table-cell office:value-type="float" office:value="-2.10433" calcext:value-type="float">
            <text:p>-2.10433</text:p>
          </table:table-cell>
          <table:table-cell office:value-type="float" office:value="-0.282787" calcext:value-type="float">
            <text:p>-0.28278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498]" office:value-type="float" office:value="-2.10433" calcext:value-type="float">
            <text:p>-2.10433</text:p>
          </table:table-cell>
          <table:table-cell table:formula="of:=[.$B498]" office:value-type="float" office:value="-0.282787" calcext:value-type="float">
            <text:p>-0.282787</text:p>
          </table:table-cell>
          <table:table-cell table:number-columns-repeated="8"/>
        </table:table-row>
        <table:table-row table:style-name="ro1">
          <table:table-cell office:value-type="float" office:value="1.5034" calcext:value-type="float">
            <text:p>1.5034</text:p>
          </table:table-cell>
          <table:table-cell office:value-type="float" office:value="-0.143207" calcext:value-type="float">
            <text:p>-0.1432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499]" office:value-type="float" office:value="1.5034" calcext:value-type="float">
            <text:p>1.5034</text:p>
          </table:table-cell>
          <table:table-cell table:formula="of:=[.$B499]" office:value-type="float" office:value="-0.143207" calcext:value-type="float">
            <text:p>-0.143207</text:p>
          </table:table-cell>
          <table:table-cell table:number-columns-repeated="8"/>
        </table:table-row>
        <table:table-row table:style-name="ro1">
          <table:table-cell office:value-type="float" office:value="2.4427" calcext:value-type="float">
            <text:p>2.4427</text:p>
          </table:table-cell>
          <table:table-cell office:value-type="float" office:value="0.848764" calcext:value-type="float">
            <text:p>0.84876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00]" office:value-type="float" office:value="2.4427" calcext:value-type="float">
            <text:p>2.4427</text:p>
          </table:table-cell>
          <table:table-cell table:formula="of:=[.$B500]" office:value-type="float" office:value="0.848764" calcext:value-type="float">
            <text:p>0.848764</text:p>
          </table:table-cell>
          <table:table-cell table:number-columns-repeated="8"/>
        </table:table-row>
        <table:table-row table:style-name="ro1">
          <table:table-cell office:value-type="float" office:value="2.24396" calcext:value-type="float">
            <text:p>2.24396</text:p>
          </table:table-cell>
          <table:table-cell office:value-type="float" office:value="2.19297" calcext:value-type="float">
            <text:p>2.1929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01]" office:value-type="float" office:value="2.24396" calcext:value-type="float">
            <text:p>2.24396</text:p>
          </table:table-cell>
          <table:table-cell table:formula="of:=[.$B501]" office:value-type="float" office:value="2.19297" calcext:value-type="float">
            <text:p>2.19297</text:p>
          </table:table-cell>
          <table:table-cell table:number-columns-repeated="8"/>
        </table:table-row>
        <table:table-row table:style-name="ro1">
          <table:table-cell office:value-type="float" office:value="0.160228" calcext:value-type="float">
            <text:p>0.160228</text:p>
          </table:table-cell>
          <table:table-cell office:value-type="float" office:value="0.74342" calcext:value-type="float">
            <text:p>0.7434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02]" office:value-type="float" office:value="0.160228" calcext:value-type="float">
            <text:p>0.160228</text:p>
          </table:table-cell>
          <table:table-cell table:formula="of:=[.$B502]" office:value-type="float" office:value="0.74342" calcext:value-type="float">
            <text:p>0.74342</text:p>
          </table:table-cell>
          <table:table-cell table:number-columns-repeated="8"/>
        </table:table-row>
        <table:table-row table:style-name="ro1">
          <table:table-cell office:value-type="float" office:value="0.46214" calcext:value-type="float">
            <text:p>0.46214</text:p>
          </table:table-cell>
          <table:table-cell office:value-type="float" office:value="0.292982" calcext:value-type="float">
            <text:p>0.2929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03]" office:value-type="float" office:value="0.46214" calcext:value-type="float">
            <text:p>0.46214</text:p>
          </table:table-cell>
          <table:table-cell table:formula="of:=[.$B503]" office:value-type="float" office:value="0.292982" calcext:value-type="float">
            <text:p>0.292982</text:p>
          </table:table-cell>
          <table:table-cell table:number-columns-repeated="8"/>
        </table:table-row>
        <table:table-row table:style-name="ro1">
          <table:table-cell office:value-type="float" office:value="0.483489" calcext:value-type="float">
            <text:p>0.483489</text:p>
          </table:table-cell>
          <table:table-cell office:value-type="float" office:value="-1.01467" calcext:value-type="float">
            <text:p>-1.014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04]" office:value-type="float" office:value="0.483489" calcext:value-type="float">
            <text:p>0.483489</text:p>
          </table:table-cell>
          <table:table-cell table:formula="of:=[.$B504]" office:value-type="float" office:value="-1.01467" calcext:value-type="float">
            <text:p>-1.01467</text:p>
          </table:table-cell>
          <table:table-cell table:number-columns-repeated="8"/>
        </table:table-row>
        <table:table-row table:style-name="ro1">
          <table:table-cell office:value-type="float" office:value="2.48775" calcext:value-type="float">
            <text:p>2.48775</text:p>
          </table:table-cell>
          <table:table-cell office:value-type="float" office:value="1.54214" calcext:value-type="float">
            <text:p>1.542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05]" office:value-type="float" office:value="2.48775" calcext:value-type="float">
            <text:p>2.48775</text:p>
          </table:table-cell>
          <table:table-cell table:formula="of:=[.$B505]" office:value-type="float" office:value="1.54214" calcext:value-type="float">
            <text:p>1.54214</text:p>
          </table:table-cell>
          <table:table-cell table:number-columns-repeated="8"/>
        </table:table-row>
        <table:table-row table:style-name="ro1">
          <table:table-cell office:value-type="float" office:value="2.04795" calcext:value-type="float">
            <text:p>2.04795</text:p>
          </table:table-cell>
          <table:table-cell office:value-type="float" office:value="3.06618" calcext:value-type="float">
            <text:p>3.066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06]" office:value-type="float" office:value="2.04795" calcext:value-type="float">
            <text:p>2.04795</text:p>
          </table:table-cell>
          <table:table-cell table:formula="of:=[.$B506]" office:value-type="float" office:value="3.06618" calcext:value-type="float">
            <text:p>3.06618</text:p>
          </table:table-cell>
          <table:table-cell table:number-columns-repeated="8"/>
        </table:table-row>
        <table:table-row table:style-name="ro1">
          <table:table-cell office:value-type="float" office:value="-0.463198" calcext:value-type="float">
            <text:p>-0.463198</text:p>
          </table:table-cell>
          <table:table-cell office:value-type="float" office:value="1.24192" calcext:value-type="float">
            <text:p>1.241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07]" office:value-type="float" office:value="-0.463198" calcext:value-type="float">
            <text:p>-0.463198</text:p>
          </table:table-cell>
          <table:table-cell table:formula="of:=[.$B507]" office:value-type="float" office:value="1.24192" calcext:value-type="float">
            <text:p>1.24192</text:p>
          </table:table-cell>
          <table:table-cell table:number-columns-repeated="8"/>
        </table:table-row>
        <table:table-row table:style-name="ro1">
          <table:table-cell office:value-type="float" office:value="1.7934" calcext:value-type="float">
            <text:p>1.7934</text:p>
          </table:table-cell>
          <table:table-cell office:value-type="float" office:value="1.991" calcext:value-type="float">
            <text:p>1.99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08]" office:value-type="float" office:value="1.7934" calcext:value-type="float">
            <text:p>1.7934</text:p>
          </table:table-cell>
          <table:table-cell table:formula="of:=[.$B508]" office:value-type="float" office:value="1.991" calcext:value-type="float">
            <text:p>1.991</text:p>
          </table:table-cell>
          <table:table-cell table:number-columns-repeated="8"/>
        </table:table-row>
        <table:table-row table:style-name="ro1">
          <table:table-cell office:value-type="float" office:value="1.37158" calcext:value-type="float">
            <text:p>1.37158</text:p>
          </table:table-cell>
          <table:table-cell office:value-type="float" office:value="2.99197" calcext:value-type="float">
            <text:p>2.991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09]" office:value-type="float" office:value="1.37158" calcext:value-type="float">
            <text:p>1.37158</text:p>
          </table:table-cell>
          <table:table-cell table:formula="of:=[.$B509]" office:value-type="float" office:value="2.99197" calcext:value-type="float">
            <text:p>2.99197</text:p>
          </table:table-cell>
          <table:table-cell table:number-columns-repeated="8"/>
        </table:table-row>
        <table:table-row table:style-name="ro1">
          <table:table-cell office:value-type="float" office:value="0.722119" calcext:value-type="float">
            <text:p>0.722119</text:p>
          </table:table-cell>
          <table:table-cell office:value-type="float" office:value="0.253043" calcext:value-type="float">
            <text:p>0.2530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10]" office:value-type="float" office:value="0.722119" calcext:value-type="float">
            <text:p>0.722119</text:p>
          </table:table-cell>
          <table:table-cell table:formula="of:=[.$B510]" office:value-type="float" office:value="0.253043" calcext:value-type="float">
            <text:p>0.253043</text:p>
          </table:table-cell>
          <table:table-cell table:number-columns-repeated="8"/>
        </table:table-row>
        <table:table-row table:style-name="ro1">
          <table:table-cell office:value-type="float" office:value="2.55086" calcext:value-type="float">
            <text:p>2.55086</text:p>
          </table:table-cell>
          <table:table-cell office:value-type="float" office:value="1.08033" calcext:value-type="float">
            <text:p>1.080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11]" office:value-type="float" office:value="2.55086" calcext:value-type="float">
            <text:p>2.55086</text:p>
          </table:table-cell>
          <table:table-cell table:formula="of:=[.$B511]" office:value-type="float" office:value="1.08033" calcext:value-type="float">
            <text:p>1.08033</text:p>
          </table:table-cell>
          <table:table-cell table:number-columns-repeated="8"/>
        </table:table-row>
        <table:table-row table:style-name="ro1">
          <table:table-cell office:value-type="float" office:value="-0.390594" calcext:value-type="float">
            <text:p>-0.390594</text:p>
          </table:table-cell>
          <table:table-cell office:value-type="float" office:value="1.71742" calcext:value-type="float">
            <text:p>1.717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12]" office:value-type="float" office:value="-0.390594" calcext:value-type="float">
            <text:p>-0.390594</text:p>
          </table:table-cell>
          <table:table-cell table:formula="of:=[.$B512]" office:value-type="float" office:value="1.71742" calcext:value-type="float">
            <text:p>1.71742</text:p>
          </table:table-cell>
          <table:table-cell table:number-columns-repeated="8"/>
        </table:table-row>
        <table:table-row table:style-name="ro1">
          <table:table-cell office:value-type="float" office:value="0.427968" calcext:value-type="float">
            <text:p>0.427968</text:p>
          </table:table-cell>
          <table:table-cell office:value-type="float" office:value="-0.843189" calcext:value-type="float">
            <text:p>-0.84318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13]" office:value-type="float" office:value="0.427968" calcext:value-type="float">
            <text:p>0.427968</text:p>
          </table:table-cell>
          <table:table-cell table:formula="of:=[.$B513]" office:value-type="float" office:value="-0.843189" calcext:value-type="float">
            <text:p>-0.843189</text:p>
          </table:table-cell>
          <table:table-cell table:number-columns-repeated="8"/>
        </table:table-row>
        <table:table-row table:style-name="ro1">
          <table:table-cell office:value-type="float" office:value="0.290534" calcext:value-type="float">
            <text:p>0.290534</text:p>
          </table:table-cell>
          <table:table-cell office:value-type="float" office:value="-0.918849" calcext:value-type="float">
            <text:p>-0.9188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14]" office:value-type="float" office:value="0.290534" calcext:value-type="float">
            <text:p>0.290534</text:p>
          </table:table-cell>
          <table:table-cell table:formula="of:=[.$B514]" office:value-type="float" office:value="-0.918849" calcext:value-type="float">
            <text:p>-0.918849</text:p>
          </table:table-cell>
          <table:table-cell table:number-columns-repeated="8"/>
        </table:table-row>
        <table:table-row table:style-name="ro1">
          <table:table-cell office:value-type="float" office:value="-0.899976" calcext:value-type="float">
            <text:p>-0.899976</text:p>
          </table:table-cell>
          <table:table-cell office:value-type="float" office:value="0.640934" calcext:value-type="float">
            <text:p>0.6409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15]" office:value-type="float" office:value="-0.899976" calcext:value-type="float">
            <text:p>-0.899976</text:p>
          </table:table-cell>
          <table:table-cell table:formula="of:=[.$B515]" office:value-type="float" office:value="0.640934" calcext:value-type="float">
            <text:p>0.640934</text:p>
          </table:table-cell>
          <table:table-cell table:number-columns-repeated="8"/>
        </table:table-row>
        <table:table-row table:style-name="ro1">
          <table:table-cell office:value-type="float" office:value="1.41278" calcext:value-type="float">
            <text:p>1.41278</text:p>
          </table:table-cell>
          <table:table-cell office:value-type="float" office:value="0.129349" calcext:value-type="float">
            <text:p>0.1293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16]" office:value-type="float" office:value="1.41278" calcext:value-type="float">
            <text:p>1.41278</text:p>
          </table:table-cell>
          <table:table-cell table:formula="of:=[.$B516]" office:value-type="float" office:value="0.129349" calcext:value-type="float">
            <text:p>0.129349</text:p>
          </table:table-cell>
          <table:table-cell table:number-columns-repeated="8"/>
        </table:table-row>
        <table:table-row table:style-name="ro1">
          <table:table-cell office:value-type="float" office:value="-0.199067" calcext:value-type="float">
            <text:p>-0.199067</text:p>
          </table:table-cell>
          <table:table-cell office:value-type="float" office:value="-0.316423" calcext:value-type="float">
            <text:p>-0.3164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17]" office:value-type="float" office:value="-0.199067" calcext:value-type="float">
            <text:p>-0.199067</text:p>
          </table:table-cell>
          <table:table-cell table:formula="of:=[.$B517]" office:value-type="float" office:value="-0.316423" calcext:value-type="float">
            <text:p>-0.316423</text:p>
          </table:table-cell>
          <table:table-cell table:number-columns-repeated="8"/>
        </table:table-row>
        <table:table-row table:style-name="ro1">
          <table:table-cell office:value-type="float" office:value="0.852512" calcext:value-type="float">
            <text:p>0.852512</text:p>
          </table:table-cell>
          <table:table-cell office:value-type="float" office:value="0.842873" calcext:value-type="float">
            <text:p>0.8428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18]" office:value-type="float" office:value="0.852512" calcext:value-type="float">
            <text:p>0.852512</text:p>
          </table:table-cell>
          <table:table-cell table:formula="of:=[.$B518]" office:value-type="float" office:value="0.842873" calcext:value-type="float">
            <text:p>0.842873</text:p>
          </table:table-cell>
          <table:table-cell table:number-columns-repeated="8"/>
        </table:table-row>
        <table:table-row table:style-name="ro1">
          <table:table-cell office:value-type="float" office:value="2.02915" calcext:value-type="float">
            <text:p>2.02915</text:p>
          </table:table-cell>
          <table:table-cell office:value-type="float" office:value="1.93432" calcext:value-type="float">
            <text:p>1.934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19]" office:value-type="float" office:value="2.02915" calcext:value-type="float">
            <text:p>2.02915</text:p>
          </table:table-cell>
          <table:table-cell table:formula="of:=[.$B519]" office:value-type="float" office:value="1.93432" calcext:value-type="float">
            <text:p>1.93432</text:p>
          </table:table-cell>
          <table:table-cell table:number-columns-repeated="8"/>
        </table:table-row>
        <table:table-row table:style-name="ro1">
          <table:table-cell office:value-type="float" office:value="-0.384019" calcext:value-type="float">
            <text:p>-0.384019</text:p>
          </table:table-cell>
          <table:table-cell office:value-type="float" office:value="1.38749" calcext:value-type="float">
            <text:p>1.387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20]" office:value-type="float" office:value="-0.384019" calcext:value-type="float">
            <text:p>-0.384019</text:p>
          </table:table-cell>
          <table:table-cell table:formula="of:=[.$B520]" office:value-type="float" office:value="1.38749" calcext:value-type="float">
            <text:p>1.38749</text:p>
          </table:table-cell>
          <table:table-cell table:number-columns-repeated="8"/>
        </table:table-row>
        <table:table-row table:style-name="ro1">
          <table:table-cell office:value-type="float" office:value="-0.150072" calcext:value-type="float">
            <text:p>-0.150072</text:p>
          </table:table-cell>
          <table:table-cell office:value-type="float" office:value="1.78354" calcext:value-type="float">
            <text:p>1.783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21]" office:value-type="float" office:value="-0.150072" calcext:value-type="float">
            <text:p>-0.150072</text:p>
          </table:table-cell>
          <table:table-cell table:formula="of:=[.$B521]" office:value-type="float" office:value="1.78354" calcext:value-type="float">
            <text:p>1.78354</text:p>
          </table:table-cell>
          <table:table-cell table:number-columns-repeated="8"/>
        </table:table-row>
        <table:table-row table:style-name="ro1">
          <table:table-cell office:value-type="float" office:value="1.57626" calcext:value-type="float">
            <text:p>1.57626</text:p>
          </table:table-cell>
          <table:table-cell office:value-type="float" office:value="-0.0130102" calcext:value-type="float">
            <text:p>-0.01301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22]" office:value-type="float" office:value="1.57626" calcext:value-type="float">
            <text:p>1.57626</text:p>
          </table:table-cell>
          <table:table-cell table:formula="of:=[.$B522]" office:value-type="float" office:value="-0.0130102" calcext:value-type="float">
            <text:p>-0.0130102</text:p>
          </table:table-cell>
          <table:table-cell table:number-columns-repeated="8"/>
        </table:table-row>
        <table:table-row table:style-name="ro1">
          <table:table-cell office:value-type="float" office:value="-1.15959" calcext:value-type="float">
            <text:p>-1.15959</text:p>
          </table:table-cell>
          <table:table-cell office:value-type="float" office:value="-2.33606" calcext:value-type="float">
            <text:p>-2.336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23]" office:value-type="float" office:value="-1.15959" calcext:value-type="float">
            <text:p>-1.15959</text:p>
          </table:table-cell>
          <table:table-cell table:formula="of:=[.$B523]" office:value-type="float" office:value="-2.33606" calcext:value-type="float">
            <text:p>-2.33606</text:p>
          </table:table-cell>
          <table:table-cell table:number-columns-repeated="8"/>
        </table:table-row>
        <table:table-row table:style-name="ro1">
          <table:table-cell office:value-type="float" office:value="0.862565" calcext:value-type="float">
            <text:p>0.862565</text:p>
          </table:table-cell>
          <table:table-cell office:value-type="float" office:value="-0.228003" calcext:value-type="float">
            <text:p>-0.2280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24]" office:value-type="float" office:value="0.862565" calcext:value-type="float">
            <text:p>0.862565</text:p>
          </table:table-cell>
          <table:table-cell table:formula="of:=[.$B524]" office:value-type="float" office:value="-0.228003" calcext:value-type="float">
            <text:p>-0.228003</text:p>
          </table:table-cell>
          <table:table-cell table:number-columns-repeated="8"/>
        </table:table-row>
        <table:table-row table:style-name="ro1">
          <table:table-cell office:value-type="float" office:value="-0.379242" calcext:value-type="float">
            <text:p>-0.379242</text:p>
          </table:table-cell>
          <table:table-cell office:value-type="float" office:value="0.891324" calcext:value-type="float">
            <text:p>0.8913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25]" office:value-type="float" office:value="-0.379242" calcext:value-type="float">
            <text:p>-0.379242</text:p>
          </table:table-cell>
          <table:table-cell table:formula="of:=[.$B525]" office:value-type="float" office:value="0.891324" calcext:value-type="float">
            <text:p>0.891324</text:p>
          </table:table-cell>
          <table:table-cell table:number-columns-repeated="8"/>
        </table:table-row>
        <table:table-row table:style-name="ro1">
          <table:table-cell office:value-type="float" office:value="2.24142" calcext:value-type="float">
            <text:p>2.24142</text:p>
          </table:table-cell>
          <table:table-cell office:value-type="float" office:value="0.185668" calcext:value-type="float">
            <text:p>0.18566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26]" office:value-type="float" office:value="2.24142" calcext:value-type="float">
            <text:p>2.24142</text:p>
          </table:table-cell>
          <table:table-cell table:formula="of:=[.$B526]" office:value-type="float" office:value="0.185668" calcext:value-type="float">
            <text:p>0.185668</text:p>
          </table:table-cell>
          <table:table-cell table:number-columns-repeated="8"/>
        </table:table-row>
        <table:table-row table:style-name="ro1">
          <table:table-cell office:value-type="float" office:value="0.814628" calcext:value-type="float">
            <text:p>0.814628</text:p>
          </table:table-cell>
          <table:table-cell office:value-type="float" office:value="0.581587" calcext:value-type="float">
            <text:p>0.5815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27]" office:value-type="float" office:value="0.814628" calcext:value-type="float">
            <text:p>0.814628</text:p>
          </table:table-cell>
          <table:table-cell table:formula="of:=[.$B527]" office:value-type="float" office:value="0.581587" calcext:value-type="float">
            <text:p>0.581587</text:p>
          </table:table-cell>
          <table:table-cell table:number-columns-repeated="8"/>
        </table:table-row>
        <table:table-row table:style-name="ro1">
          <table:table-cell office:value-type="float" office:value="-0.0019572" calcext:value-type="float">
            <text:p>-0.0019572</text:p>
          </table:table-cell>
          <table:table-cell office:value-type="float" office:value="1.58214" calcext:value-type="float">
            <text:p>1.582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28]" office:value-type="float" office:value="-0.0019572" calcext:value-type="float">
            <text:p>-0.0019572</text:p>
          </table:table-cell>
          <table:table-cell table:formula="of:=[.$B528]" office:value-type="float" office:value="1.58214" calcext:value-type="float">
            <text:p>1.58214</text:p>
          </table:table-cell>
          <table:table-cell table:number-columns-repeated="8"/>
        </table:table-row>
        <table:table-row table:style-name="ro1">
          <table:table-cell office:value-type="float" office:value="0.569234" calcext:value-type="float">
            <text:p>0.569234</text:p>
          </table:table-cell>
          <table:table-cell office:value-type="float" office:value="-0.824167" calcext:value-type="float">
            <text:p>-0.82416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29]" office:value-type="float" office:value="0.569234" calcext:value-type="float">
            <text:p>0.569234</text:p>
          </table:table-cell>
          <table:table-cell table:formula="of:=[.$B529]" office:value-type="float" office:value="-0.824167" calcext:value-type="float">
            <text:p>-0.824167</text:p>
          </table:table-cell>
          <table:table-cell table:number-columns-repeated="8"/>
        </table:table-row>
        <table:table-row table:style-name="ro1">
          <table:table-cell office:value-type="float" office:value="-0.67388" calcext:value-type="float">
            <text:p>-0.67388</text:p>
          </table:table-cell>
          <table:table-cell office:value-type="float" office:value="-0.790099" calcext:value-type="float">
            <text:p>-0.7900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30]" office:value-type="float" office:value="-0.67388" calcext:value-type="float">
            <text:p>-0.67388</text:p>
          </table:table-cell>
          <table:table-cell table:formula="of:=[.$B530]" office:value-type="float" office:value="-0.790099" calcext:value-type="float">
            <text:p>-0.790099</text:p>
          </table:table-cell>
          <table:table-cell table:number-columns-repeated="8"/>
        </table:table-row>
        <table:table-row table:style-name="ro1">
          <table:table-cell office:value-type="float" office:value="-0.750739" calcext:value-type="float">
            <text:p>-0.750739</text:p>
          </table:table-cell>
          <table:table-cell office:value-type="float" office:value="0.635675" calcext:value-type="float">
            <text:p>0.6356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31]" office:value-type="float" office:value="-0.750739" calcext:value-type="float">
            <text:p>-0.750739</text:p>
          </table:table-cell>
          <table:table-cell table:formula="of:=[.$B531]" office:value-type="float" office:value="0.635675" calcext:value-type="float">
            <text:p>0.635675</text:p>
          </table:table-cell>
          <table:table-cell table:number-columns-repeated="8"/>
        </table:table-row>
        <table:table-row table:style-name="ro1">
          <table:table-cell office:value-type="float" office:value="-0.143647" calcext:value-type="float">
            <text:p>-0.143647</text:p>
          </table:table-cell>
          <table:table-cell office:value-type="float" office:value="1.04106" calcext:value-type="float">
            <text:p>1.041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32]" office:value-type="float" office:value="-0.143647" calcext:value-type="float">
            <text:p>-0.143647</text:p>
          </table:table-cell>
          <table:table-cell table:formula="of:=[.$B532]" office:value-type="float" office:value="1.04106" calcext:value-type="float">
            <text:p>1.04106</text:p>
          </table:table-cell>
          <table:table-cell table:number-columns-repeated="8"/>
        </table:table-row>
        <table:table-row table:style-name="ro1">
          <table:table-cell office:value-type="float" office:value="-2.21502" calcext:value-type="float">
            <text:p>-2.21502</text:p>
          </table:table-cell>
          <table:table-cell office:value-type="float" office:value="0.0153009" calcext:value-type="float">
            <text:p>0.0153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33]" office:value-type="float" office:value="-2.21502" calcext:value-type="float">
            <text:p>-2.21502</text:p>
          </table:table-cell>
          <table:table-cell table:formula="of:=[.$B533]" office:value-type="float" office:value="0.0153009" calcext:value-type="float">
            <text:p>0.0153009</text:p>
          </table:table-cell>
          <table:table-cell table:number-columns-repeated="8"/>
        </table:table-row>
        <table:table-row table:style-name="ro1">
          <table:table-cell office:value-type="float" office:value="-1.16168" calcext:value-type="float">
            <text:p>-1.16168</text:p>
          </table:table-cell>
          <table:table-cell office:value-type="float" office:value="-0.19712" calcext:value-type="float">
            <text:p>-0.197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34]" office:value-type="float" office:value="-1.16168" calcext:value-type="float">
            <text:p>-1.16168</text:p>
          </table:table-cell>
          <table:table-cell table:formula="of:=[.$B534]" office:value-type="float" office:value="-0.19712" calcext:value-type="float">
            <text:p>-0.19712</text:p>
          </table:table-cell>
          <table:table-cell table:number-columns-repeated="8"/>
        </table:table-row>
        <table:table-row table:style-name="ro1">
          <table:table-cell office:value-type="float" office:value="0.980647" calcext:value-type="float">
            <text:p>0.980647</text:p>
          </table:table-cell>
          <table:table-cell office:value-type="float" office:value="0.593965" calcext:value-type="float">
            <text:p>0.59396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35]" office:value-type="float" office:value="0.980647" calcext:value-type="float">
            <text:p>0.980647</text:p>
          </table:table-cell>
          <table:table-cell table:formula="of:=[.$B535]" office:value-type="float" office:value="0.593965" calcext:value-type="float">
            <text:p>0.593965</text:p>
          </table:table-cell>
          <table:table-cell table:number-columns-repeated="8"/>
        </table:table-row>
        <table:table-row table:style-name="ro1">
          <table:table-cell office:value-type="float" office:value="-1.548" calcext:value-type="float">
            <text:p>-1.548</text:p>
          </table:table-cell>
          <table:table-cell office:value-type="float" office:value="-1.36033" calcext:value-type="float">
            <text:p>-1.360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36]" office:value-type="float" office:value="-1.548" calcext:value-type="float">
            <text:p>-1.548</text:p>
          </table:table-cell>
          <table:table-cell table:formula="of:=[.$B536]" office:value-type="float" office:value="-1.36033" calcext:value-type="float">
            <text:p>-1.36033</text:p>
          </table:table-cell>
          <table:table-cell table:number-columns-repeated="8"/>
        </table:table-row>
        <table:table-row table:style-name="ro1">
          <table:table-cell office:value-type="float" office:value="0.348803" calcext:value-type="float">
            <text:p>0.348803</text:p>
          </table:table-cell>
          <table:table-cell office:value-type="float" office:value="0.270986" calcext:value-type="float">
            <text:p>0.2709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37]" office:value-type="float" office:value="0.348803" calcext:value-type="float">
            <text:p>0.348803</text:p>
          </table:table-cell>
          <table:table-cell table:formula="of:=[.$B537]" office:value-type="float" office:value="0.270986" calcext:value-type="float">
            <text:p>0.270986</text:p>
          </table:table-cell>
          <table:table-cell table:number-columns-repeated="8"/>
        </table:table-row>
        <table:table-row table:style-name="ro1">
          <table:table-cell office:value-type="float" office:value="-1.15867" calcext:value-type="float">
            <text:p>-1.15867</text:p>
          </table:table-cell>
          <table:table-cell office:value-type="float" office:value="-0.997734" calcext:value-type="float">
            <text:p>-0.9977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38]" office:value-type="float" office:value="-1.15867" calcext:value-type="float">
            <text:p>-1.15867</text:p>
          </table:table-cell>
          <table:table-cell table:formula="of:=[.$B538]" office:value-type="float" office:value="-0.997734" calcext:value-type="float">
            <text:p>-0.997734</text:p>
          </table:table-cell>
          <table:table-cell table:number-columns-repeated="8"/>
        </table:table-row>
        <table:table-row table:style-name="ro1">
          <table:table-cell office:value-type="float" office:value="0.768503" calcext:value-type="float">
            <text:p>0.768503</text:p>
          </table:table-cell>
          <table:table-cell office:value-type="float" office:value="0.765961" calcext:value-type="float">
            <text:p>0.7659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39]" office:value-type="float" office:value="0.768503" calcext:value-type="float">
            <text:p>0.768503</text:p>
          </table:table-cell>
          <table:table-cell table:formula="of:=[.$B539]" office:value-type="float" office:value="0.765961" calcext:value-type="float">
            <text:p>0.765961</text:p>
          </table:table-cell>
          <table:table-cell table:number-columns-repeated="8"/>
        </table:table-row>
        <table:table-row table:style-name="ro1">
          <table:table-cell office:value-type="float" office:value="-0.421147" calcext:value-type="float">
            <text:p>-0.421147</text:p>
          </table:table-cell>
          <table:table-cell office:value-type="float" office:value="-0.732379" calcext:value-type="float">
            <text:p>-0.7323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40]" office:value-type="float" office:value="-0.421147" calcext:value-type="float">
            <text:p>-0.421147</text:p>
          </table:table-cell>
          <table:table-cell table:formula="of:=[.$B540]" office:value-type="float" office:value="-0.732379" calcext:value-type="float">
            <text:p>-0.732379</text:p>
          </table:table-cell>
          <table:table-cell table:number-columns-repeated="8"/>
        </table:table-row>
        <table:table-row table:style-name="ro1">
          <table:table-cell office:value-type="float" office:value="-0.382751" calcext:value-type="float">
            <text:p>-0.382751</text:p>
          </table:table-cell>
          <table:table-cell office:value-type="float" office:value="0.219713" calcext:value-type="float">
            <text:p>0.2197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41]" office:value-type="float" office:value="-0.382751" calcext:value-type="float">
            <text:p>-0.382751</text:p>
          </table:table-cell>
          <table:table-cell table:formula="of:=[.$B541]" office:value-type="float" office:value="0.219713" calcext:value-type="float">
            <text:p>0.219713</text:p>
          </table:table-cell>
          <table:table-cell table:number-columns-repeated="8"/>
        </table:table-row>
        <table:table-row table:style-name="ro1">
          <table:table-cell office:value-type="float" office:value="-2.50747" calcext:value-type="float">
            <text:p>-2.50747</text:p>
          </table:table-cell>
          <table:table-cell office:value-type="float" office:value="-1.30503" calcext:value-type="float">
            <text:p>-1.3050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42]" office:value-type="float" office:value="-2.50747" calcext:value-type="float">
            <text:p>-2.50747</text:p>
          </table:table-cell>
          <table:table-cell table:formula="of:=[.$B542]" office:value-type="float" office:value="-1.30503" calcext:value-type="float">
            <text:p>-1.30503</text:p>
          </table:table-cell>
          <table:table-cell table:number-columns-repeated="8"/>
        </table:table-row>
        <table:table-row table:style-name="ro1">
          <table:table-cell office:value-type="float" office:value="1.04619" calcext:value-type="float">
            <text:p>1.04619</text:p>
          </table:table-cell>
          <table:table-cell office:value-type="float" office:value="2.09753" calcext:value-type="float">
            <text:p>2.097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43]" office:value-type="float" office:value="1.04619" calcext:value-type="float">
            <text:p>1.04619</text:p>
          </table:table-cell>
          <table:table-cell table:formula="of:=[.$B543]" office:value-type="float" office:value="2.09753" calcext:value-type="float">
            <text:p>2.09753</text:p>
          </table:table-cell>
          <table:table-cell table:number-columns-repeated="8"/>
        </table:table-row>
        <table:table-row table:style-name="ro1">
          <table:table-cell office:value-type="float" office:value="1.82947" calcext:value-type="float">
            <text:p>1.82947</text:p>
          </table:table-cell>
          <table:table-cell office:value-type="float" office:value="1.61551" calcext:value-type="float">
            <text:p>1.615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44]" office:value-type="float" office:value="1.82947" calcext:value-type="float">
            <text:p>1.82947</text:p>
          </table:table-cell>
          <table:table-cell table:formula="of:=[.$B544]" office:value-type="float" office:value="1.61551" calcext:value-type="float">
            <text:p>1.61551</text:p>
          </table:table-cell>
          <table:table-cell table:number-columns-repeated="8"/>
        </table:table-row>
        <table:table-row table:style-name="ro1">
          <table:table-cell office:value-type="float" office:value="0.570765" calcext:value-type="float">
            <text:p>0.570765</text:p>
          </table:table-cell>
          <table:table-cell office:value-type="float" office:value="0.793526" calcext:value-type="float">
            <text:p>0.79352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45]" office:value-type="float" office:value="0.570765" calcext:value-type="float">
            <text:p>0.570765</text:p>
          </table:table-cell>
          <table:table-cell table:formula="of:=[.$B545]" office:value-type="float" office:value="0.793526" calcext:value-type="float">
            <text:p>0.793526</text:p>
          </table:table-cell>
          <table:table-cell table:number-columns-repeated="8"/>
        </table:table-row>
        <table:table-row table:style-name="ro1">
          <table:table-cell office:value-type="float" office:value="1.8545" calcext:value-type="float">
            <text:p>1.8545</text:p>
          </table:table-cell>
          <table:table-cell office:value-type="float" office:value="-0.314611" calcext:value-type="float">
            <text:p>-0.3146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46]" office:value-type="float" office:value="1.8545" calcext:value-type="float">
            <text:p>1.8545</text:p>
          </table:table-cell>
          <table:table-cell table:formula="of:=[.$B546]" office:value-type="float" office:value="-0.314611" calcext:value-type="float">
            <text:p>-0.314611</text:p>
          </table:table-cell>
          <table:table-cell table:number-columns-repeated="8"/>
        </table:table-row>
        <table:table-row table:style-name="ro1">
          <table:table-cell office:value-type="float" office:value="-0.356448" calcext:value-type="float">
            <text:p>-0.356448</text:p>
          </table:table-cell>
          <table:table-cell office:value-type="float" office:value="-0.458918" calcext:value-type="float">
            <text:p>-0.4589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47]" office:value-type="float" office:value="-0.356448" calcext:value-type="float">
            <text:p>-0.356448</text:p>
          </table:table-cell>
          <table:table-cell table:formula="of:=[.$B547]" office:value-type="float" office:value="-0.458918" calcext:value-type="float">
            <text:p>-0.458918</text:p>
          </table:table-cell>
          <table:table-cell table:number-columns-repeated="8"/>
        </table:table-row>
        <table:table-row table:style-name="ro1">
          <table:table-cell office:value-type="float" office:value="0.370242" calcext:value-type="float">
            <text:p>0.370242</text:p>
          </table:table-cell>
          <table:table-cell office:value-type="float" office:value="2.16917" calcext:value-type="float">
            <text:p>2.169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48]" office:value-type="float" office:value="0.370242" calcext:value-type="float">
            <text:p>0.370242</text:p>
          </table:table-cell>
          <table:table-cell table:formula="of:=[.$B548]" office:value-type="float" office:value="2.16917" calcext:value-type="float">
            <text:p>2.16917</text:p>
          </table:table-cell>
          <table:table-cell table:number-columns-repeated="8"/>
        </table:table-row>
        <table:table-row table:style-name="ro1">
          <table:table-cell office:value-type="float" office:value="-1.19762" calcext:value-type="float">
            <text:p>-1.19762</text:p>
          </table:table-cell>
          <table:table-cell office:value-type="float" office:value="-0.40829" calcext:value-type="float">
            <text:p>-0.4082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49]" office:value-type="float" office:value="-1.19762" calcext:value-type="float">
            <text:p>-1.19762</text:p>
          </table:table-cell>
          <table:table-cell table:formula="of:=[.$B549]" office:value-type="float" office:value="-0.40829" calcext:value-type="float">
            <text:p>-0.40829</text:p>
          </table:table-cell>
          <table:table-cell table:number-columns-repeated="8"/>
        </table:table-row>
        <table:table-row table:style-name="ro1">
          <table:table-cell office:value-type="float" office:value="0.777019" calcext:value-type="float">
            <text:p>0.777019</text:p>
          </table:table-cell>
          <table:table-cell office:value-type="float" office:value="0.461648" calcext:value-type="float">
            <text:p>0.4616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50]" office:value-type="float" office:value="0.777019" calcext:value-type="float">
            <text:p>0.777019</text:p>
          </table:table-cell>
          <table:table-cell table:formula="of:=[.$B550]" office:value-type="float" office:value="0.461648" calcext:value-type="float">
            <text:p>0.461648</text:p>
          </table:table-cell>
          <table:table-cell table:number-columns-repeated="8"/>
        </table:table-row>
        <table:table-row table:style-name="ro1">
          <table:table-cell office:value-type="float" office:value="1.12267" calcext:value-type="float">
            <text:p>1.12267</text:p>
          </table:table-cell>
          <table:table-cell office:value-type="float" office:value="2.51648" calcext:value-type="float">
            <text:p>2.516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51]" office:value-type="float" office:value="1.12267" calcext:value-type="float">
            <text:p>1.12267</text:p>
          </table:table-cell>
          <table:table-cell table:formula="of:=[.$B551]" office:value-type="float" office:value="2.51648" calcext:value-type="float">
            <text:p>2.51648</text:p>
          </table:table-cell>
          <table:table-cell table:number-columns-repeated="8"/>
        </table:table-row>
        <table:table-row table:style-name="ro1">
          <table:table-cell office:value-type="float" office:value="1.09849" calcext:value-type="float">
            <text:p>1.09849</text:p>
          </table:table-cell>
          <table:table-cell office:value-type="float" office:value="-0.294016" calcext:value-type="float">
            <text:p>-0.2940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52]" office:value-type="float" office:value="1.09849" calcext:value-type="float">
            <text:p>1.09849</text:p>
          </table:table-cell>
          <table:table-cell table:formula="of:=[.$B552]" office:value-type="float" office:value="-0.294016" calcext:value-type="float">
            <text:p>-0.294016</text:p>
          </table:table-cell>
          <table:table-cell table:number-columns-repeated="8"/>
        </table:table-row>
        <table:table-row table:style-name="ro1">
          <table:table-cell office:value-type="float" office:value="1.57206" calcext:value-type="float">
            <text:p>1.57206</text:p>
          </table:table-cell>
          <table:table-cell office:value-type="float" office:value="2.84101" calcext:value-type="float">
            <text:p>2.8410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53]" office:value-type="float" office:value="1.57206" calcext:value-type="float">
            <text:p>1.57206</text:p>
          </table:table-cell>
          <table:table-cell table:formula="of:=[.$B553]" office:value-type="float" office:value="2.84101" calcext:value-type="float">
            <text:p>2.84101</text:p>
          </table:table-cell>
          <table:table-cell table:number-columns-repeated="8"/>
        </table:table-row>
        <table:table-row table:style-name="ro1">
          <table:table-cell office:value-type="float" office:value="-0.447719" calcext:value-type="float">
            <text:p>-0.447719</text:p>
          </table:table-cell>
          <table:table-cell office:value-type="float" office:value="1.59919" calcext:value-type="float">
            <text:p>1.599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54]" office:value-type="float" office:value="-0.447719" calcext:value-type="float">
            <text:p>-0.447719</text:p>
          </table:table-cell>
          <table:table-cell table:formula="of:=[.$B554]" office:value-type="float" office:value="1.59919" calcext:value-type="float">
            <text:p>1.59919</text:p>
          </table:table-cell>
          <table:table-cell table:number-columns-repeated="8"/>
        </table:table-row>
        <table:table-row table:style-name="ro1">
          <table:table-cell office:value-type="float" office:value="-0.377152" calcext:value-type="float">
            <text:p>-0.377152</text:p>
          </table:table-cell>
          <table:table-cell office:value-type="float" office:value="-1.72858" calcext:value-type="float">
            <text:p>-1.728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55]" office:value-type="float" office:value="-0.377152" calcext:value-type="float">
            <text:p>-0.377152</text:p>
          </table:table-cell>
          <table:table-cell table:formula="of:=[.$B555]" office:value-type="float" office:value="-1.72858" calcext:value-type="float">
            <text:p>-1.72858</text:p>
          </table:table-cell>
          <table:table-cell table:number-columns-repeated="8"/>
        </table:table-row>
        <table:table-row table:style-name="ro1">
          <table:table-cell office:value-type="float" office:value="0.280693" calcext:value-type="float">
            <text:p>0.280693</text:p>
          </table:table-cell>
          <table:table-cell office:value-type="float" office:value="-1.03926" calcext:value-type="float">
            <text:p>-1.039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56]" office:value-type="float" office:value="0.280693" calcext:value-type="float">
            <text:p>0.280693</text:p>
          </table:table-cell>
          <table:table-cell table:formula="of:=[.$B556]" office:value-type="float" office:value="-1.03926" calcext:value-type="float">
            <text:p>-1.03926</text:p>
          </table:table-cell>
          <table:table-cell table:number-columns-repeated="8"/>
        </table:table-row>
        <table:table-row table:style-name="ro1">
          <table:table-cell office:value-type="float" office:value="-0.465824" calcext:value-type="float">
            <text:p>-0.465824</text:p>
          </table:table-cell>
          <table:table-cell office:value-type="float" office:value="-0.417276" calcext:value-type="float">
            <text:p>-0.4172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57]" office:value-type="float" office:value="-0.465824" calcext:value-type="float">
            <text:p>-0.465824</text:p>
          </table:table-cell>
          <table:table-cell table:formula="of:=[.$B557]" office:value-type="float" office:value="-0.417276" calcext:value-type="float">
            <text:p>-0.417276</text:p>
          </table:table-cell>
          <table:table-cell table:number-columns-repeated="8"/>
        </table:table-row>
        <table:table-row table:style-name="ro1">
          <table:table-cell office:value-type="float" office:value="0.571823" calcext:value-type="float">
            <text:p>0.571823</text:p>
          </table:table-cell>
          <table:table-cell office:value-type="float" office:value="1.76348" calcext:value-type="float">
            <text:p>1.763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58]" office:value-type="float" office:value="0.571823" calcext:value-type="float">
            <text:p>0.571823</text:p>
          </table:table-cell>
          <table:table-cell table:formula="of:=[.$B558]" office:value-type="float" office:value="1.76348" calcext:value-type="float">
            <text:p>1.76348</text:p>
          </table:table-cell>
          <table:table-cell table:number-columns-repeated="8"/>
        </table:table-row>
        <table:table-row table:style-name="ro1">
          <table:table-cell office:value-type="float" office:value="0.72524" calcext:value-type="float">
            <text:p>0.72524</text:p>
          </table:table-cell>
          <table:table-cell office:value-type="float" office:value="-0.568386" calcext:value-type="float">
            <text:p>-0.56838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59]" office:value-type="float" office:value="0.72524" calcext:value-type="float">
            <text:p>0.72524</text:p>
          </table:table-cell>
          <table:table-cell table:formula="of:=[.$B559]" office:value-type="float" office:value="-0.568386" calcext:value-type="float">
            <text:p>-0.568386</text:p>
          </table:table-cell>
          <table:table-cell table:number-columns-repeated="8"/>
        </table:table-row>
        <table:table-row table:style-name="ro1">
          <table:table-cell office:value-type="float" office:value="1.61892" calcext:value-type="float">
            <text:p>1.61892</text:p>
          </table:table-cell>
          <table:table-cell office:value-type="float" office:value="-0.0550553" calcext:value-type="float">
            <text:p>-0.055055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60]" office:value-type="float" office:value="1.61892" calcext:value-type="float">
            <text:p>1.61892</text:p>
          </table:table-cell>
          <table:table-cell table:formula="of:=[.$B560]" office:value-type="float" office:value="-0.0550553" calcext:value-type="float">
            <text:p>-0.0550553</text:p>
          </table:table-cell>
          <table:table-cell table:number-columns-repeated="8"/>
        </table:table-row>
        <table:table-row table:style-name="ro1">
          <table:table-cell office:value-type="float" office:value="1.01151" calcext:value-type="float">
            <text:p>1.01151</text:p>
          </table:table-cell>
          <table:table-cell office:value-type="float" office:value="1.18784" calcext:value-type="float">
            <text:p>1.187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61]" office:value-type="float" office:value="1.01151" calcext:value-type="float">
            <text:p>1.01151</text:p>
          </table:table-cell>
          <table:table-cell table:formula="of:=[.$B561]" office:value-type="float" office:value="1.18784" calcext:value-type="float">
            <text:p>1.18784</text:p>
          </table:table-cell>
          <table:table-cell table:number-columns-repeated="8"/>
        </table:table-row>
        <table:table-row table:style-name="ro1">
          <table:table-cell office:value-type="float" office:value="0.352793" calcext:value-type="float">
            <text:p>0.352793</text:p>
          </table:table-cell>
          <table:table-cell office:value-type="float" office:value="0.726531" calcext:value-type="float">
            <text:p>0.7265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62]" office:value-type="float" office:value="0.352793" calcext:value-type="float">
            <text:p>0.352793</text:p>
          </table:table-cell>
          <table:table-cell table:formula="of:=[.$B562]" office:value-type="float" office:value="0.726531" calcext:value-type="float">
            <text:p>0.726531</text:p>
          </table:table-cell>
          <table:table-cell table:number-columns-repeated="8"/>
        </table:table-row>
        <table:table-row table:style-name="ro1">
          <table:table-cell office:value-type="float" office:value="-0.926479" calcext:value-type="float">
            <text:p>-0.926479</text:p>
          </table:table-cell>
          <table:table-cell office:value-type="float" office:value="0.59246" calcext:value-type="float">
            <text:p>0.592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63]" office:value-type="float" office:value="-0.926479" calcext:value-type="float">
            <text:p>-0.926479</text:p>
          </table:table-cell>
          <table:table-cell table:formula="of:=[.$B563]" office:value-type="float" office:value="0.59246" calcext:value-type="float">
            <text:p>0.59246</text:p>
          </table:table-cell>
          <table:table-cell table:number-columns-repeated="8"/>
        </table:table-row>
        <table:table-row table:style-name="ro1">
          <table:table-cell office:value-type="float" office:value="-0.347653" calcext:value-type="float">
            <text:p>-0.347653</text:p>
          </table:table-cell>
          <table:table-cell office:value-type="float" office:value="0.591534" calcext:value-type="float">
            <text:p>0.5915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64]" office:value-type="float" office:value="-0.347653" calcext:value-type="float">
            <text:p>-0.347653</text:p>
          </table:table-cell>
          <table:table-cell table:formula="of:=[.$B564]" office:value-type="float" office:value="0.591534" calcext:value-type="float">
            <text:p>0.591534</text:p>
          </table:table-cell>
          <table:table-cell table:number-columns-repeated="8"/>
        </table:table-row>
        <table:table-row table:style-name="ro1">
          <table:table-cell office:value-type="float" office:value="-1.7948" calcext:value-type="float">
            <text:p>-1.7948</text:p>
          </table:table-cell>
          <table:table-cell office:value-type="float" office:value="-0.0652473" calcext:value-type="float">
            <text:p>-0.06524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65]" office:value-type="float" office:value="-1.7948" calcext:value-type="float">
            <text:p>-1.7948</text:p>
          </table:table-cell>
          <table:table-cell table:formula="of:=[.$B565]" office:value-type="float" office:value="-0.0652473" calcext:value-type="float">
            <text:p>-0.0652473</text:p>
          </table:table-cell>
          <table:table-cell table:number-columns-repeated="8"/>
        </table:table-row>
        <table:table-row table:style-name="ro1">
          <table:table-cell office:value-type="float" office:value="0.861142" calcext:value-type="float">
            <text:p>0.861142</text:p>
          </table:table-cell>
          <table:table-cell office:value-type="float" office:value="0.994793" calcext:value-type="float">
            <text:p>0.9947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66]" office:value-type="float" office:value="0.861142" calcext:value-type="float">
            <text:p>0.861142</text:p>
          </table:table-cell>
          <table:table-cell table:formula="of:=[.$B566]" office:value-type="float" office:value="0.994793" calcext:value-type="float">
            <text:p>0.994793</text:p>
          </table:table-cell>
          <table:table-cell table:number-columns-repeated="8"/>
        </table:table-row>
        <table:table-row table:style-name="ro1">
          <table:table-cell office:value-type="float" office:value="-1.77001" calcext:value-type="float">
            <text:p>-1.77001</text:p>
          </table:table-cell>
          <table:table-cell office:value-type="float" office:value="-0.508642" calcext:value-type="float">
            <text:p>-0.5086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67]" office:value-type="float" office:value="-1.77001" calcext:value-type="float">
            <text:p>-1.77001</text:p>
          </table:table-cell>
          <table:table-cell table:formula="of:=[.$B567]" office:value-type="float" office:value="-0.508642" calcext:value-type="float">
            <text:p>-0.508642</text:p>
          </table:table-cell>
          <table:table-cell table:number-columns-repeated="8"/>
        </table:table-row>
        <table:table-row table:style-name="ro1">
          <table:table-cell office:value-type="float" office:value="0.537723" calcext:value-type="float">
            <text:p>0.537723</text:p>
          </table:table-cell>
          <table:table-cell office:value-type="float" office:value="1.03195" calcext:value-type="float">
            <text:p>1.0319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68]" office:value-type="float" office:value="0.537723" calcext:value-type="float">
            <text:p>0.537723</text:p>
          </table:table-cell>
          <table:table-cell table:formula="of:=[.$B568]" office:value-type="float" office:value="1.03195" calcext:value-type="float">
            <text:p>1.03195</text:p>
          </table:table-cell>
          <table:table-cell table:number-columns-repeated="8"/>
        </table:table-row>
        <table:table-row table:style-name="ro1">
          <table:table-cell office:value-type="float" office:value="-0.853289" calcext:value-type="float">
            <text:p>-0.853289</text:p>
          </table:table-cell>
          <table:table-cell office:value-type="float" office:value="0.658995" calcext:value-type="float">
            <text:p>0.6589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69]" office:value-type="float" office:value="-0.853289" calcext:value-type="float">
            <text:p>-0.853289</text:p>
          </table:table-cell>
          <table:table-cell table:formula="of:=[.$B569]" office:value-type="float" office:value="0.658995" calcext:value-type="float">
            <text:p>0.658995</text:p>
          </table:table-cell>
          <table:table-cell table:number-columns-repeated="8"/>
        </table:table-row>
        <table:table-row table:style-name="ro1">
          <table:table-cell office:value-type="float" office:value="1.06137" calcext:value-type="float">
            <text:p>1.06137</text:p>
          </table:table-cell>
          <table:table-cell office:value-type="float" office:value="2.53297" calcext:value-type="float">
            <text:p>2.532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70]" office:value-type="float" office:value="1.06137" calcext:value-type="float">
            <text:p>1.06137</text:p>
          </table:table-cell>
          <table:table-cell table:formula="of:=[.$B570]" office:value-type="float" office:value="2.53297" calcext:value-type="float">
            <text:p>2.53297</text:p>
          </table:table-cell>
          <table:table-cell table:number-columns-repeated="8"/>
        </table:table-row>
        <table:table-row table:style-name="ro1">
          <table:table-cell office:value-type="float" office:value="0.292039" calcext:value-type="float">
            <text:p>0.292039</text:p>
          </table:table-cell>
          <table:table-cell office:value-type="float" office:value="1.82506" calcext:value-type="float">
            <text:p>1.825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71]" office:value-type="float" office:value="0.292039" calcext:value-type="float">
            <text:p>0.292039</text:p>
          </table:table-cell>
          <table:table-cell table:formula="of:=[.$B571]" office:value-type="float" office:value="1.82506" calcext:value-type="float">
            <text:p>1.82506</text:p>
          </table:table-cell>
          <table:table-cell table:number-columns-repeated="8"/>
        </table:table-row>
        <table:table-row table:style-name="ro1">
          <table:table-cell office:value-type="float" office:value="0.415789" calcext:value-type="float">
            <text:p>0.415789</text:p>
          </table:table-cell>
          <table:table-cell office:value-type="float" office:value="-0.398759" calcext:value-type="float">
            <text:p>-0.39875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72]" office:value-type="float" office:value="0.415789" calcext:value-type="float">
            <text:p>0.415789</text:p>
          </table:table-cell>
          <table:table-cell table:formula="of:=[.$B572]" office:value-type="float" office:value="-0.398759" calcext:value-type="float">
            <text:p>-0.398759</text:p>
          </table:table-cell>
          <table:table-cell table:number-columns-repeated="8"/>
        </table:table-row>
        <table:table-row table:style-name="ro1">
          <table:table-cell office:value-type="float" office:value="2.90603" calcext:value-type="float">
            <text:p>2.90603</text:p>
          </table:table-cell>
          <table:table-cell office:value-type="float" office:value="2.04468" calcext:value-type="float">
            <text:p>2.0446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73]" office:value-type="float" office:value="2.90603" calcext:value-type="float">
            <text:p>2.90603</text:p>
          </table:table-cell>
          <table:table-cell table:formula="of:=[.$B573]" office:value-type="float" office:value="2.04468" calcext:value-type="float">
            <text:p>2.04468</text:p>
          </table:table-cell>
          <table:table-cell table:number-columns-repeated="8"/>
        </table:table-row>
        <table:table-row table:style-name="ro1">
          <table:table-cell office:value-type="float" office:value="-0.0929843" calcext:value-type="float">
            <text:p>-0.0929843</text:p>
          </table:table-cell>
          <table:table-cell office:value-type="float" office:value="1.25912" calcext:value-type="float">
            <text:p>1.259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74]" office:value-type="float" office:value="-0.0929843" calcext:value-type="float">
            <text:p>-0.0929843</text:p>
          </table:table-cell>
          <table:table-cell table:formula="of:=[.$B574]" office:value-type="float" office:value="1.25912" calcext:value-type="float">
            <text:p>1.25912</text:p>
          </table:table-cell>
          <table:table-cell table:number-columns-repeated="8"/>
        </table:table-row>
        <table:table-row table:style-name="ro1">
          <table:table-cell office:value-type="float" office:value="1.86908" calcext:value-type="float">
            <text:p>1.86908</text:p>
          </table:table-cell>
          <table:table-cell office:value-type="float" office:value="0.189492" calcext:value-type="float">
            <text:p>0.1894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75]" office:value-type="float" office:value="1.86908" calcext:value-type="float">
            <text:p>1.86908</text:p>
          </table:table-cell>
          <table:table-cell table:formula="of:=[.$B575]" office:value-type="float" office:value="0.189492" calcext:value-type="float">
            <text:p>0.189492</text:p>
          </table:table-cell>
          <table:table-cell table:number-columns-repeated="8"/>
        </table:table-row>
        <table:table-row table:style-name="ro1">
          <table:table-cell office:value-type="float" office:value="-0.594158" calcext:value-type="float">
            <text:p>-0.594158</text:p>
          </table:table-cell>
          <table:table-cell office:value-type="float" office:value="-0.415348" calcext:value-type="float">
            <text:p>-0.41534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76]" office:value-type="float" office:value="-0.594158" calcext:value-type="float">
            <text:p>-0.594158</text:p>
          </table:table-cell>
          <table:table-cell table:formula="of:=[.$B576]" office:value-type="float" office:value="-0.415348" calcext:value-type="float">
            <text:p>-0.415348</text:p>
          </table:table-cell>
          <table:table-cell table:number-columns-repeated="8"/>
        </table:table-row>
        <table:table-row table:style-name="ro1">
          <table:table-cell office:value-type="float" office:value="-0.525739" calcext:value-type="float">
            <text:p>-0.525739</text:p>
          </table:table-cell>
          <table:table-cell office:value-type="float" office:value="-2.2552" calcext:value-type="float">
            <text:p>-2.255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77]" office:value-type="float" office:value="-0.525739" calcext:value-type="float">
            <text:p>-0.525739</text:p>
          </table:table-cell>
          <table:table-cell table:formula="of:=[.$B577]" office:value-type="float" office:value="-2.2552" calcext:value-type="float">
            <text:p>-2.2552</text:p>
          </table:table-cell>
          <table:table-cell table:number-columns-repeated="8"/>
        </table:table-row>
        <table:table-row table:style-name="ro1">
          <table:table-cell office:value-type="float" office:value="0.56631" calcext:value-type="float">
            <text:p>0.56631</text:p>
          </table:table-cell>
          <table:table-cell office:value-type="float" office:value="2.18673" calcext:value-type="float">
            <text:p>2.1867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78]" office:value-type="float" office:value="0.56631" calcext:value-type="float">
            <text:p>0.56631</text:p>
          </table:table-cell>
          <table:table-cell table:formula="of:=[.$B578]" office:value-type="float" office:value="2.18673" calcext:value-type="float">
            <text:p>2.18673</text:p>
          </table:table-cell>
          <table:table-cell table:number-columns-repeated="8"/>
        </table:table-row>
        <table:table-row table:style-name="ro1">
          <table:table-cell office:value-type="float" office:value="-1.20955" calcext:value-type="float">
            <text:p>-1.20955</text:p>
          </table:table-cell>
          <table:table-cell office:value-type="float" office:value="0.368581" calcext:value-type="float">
            <text:p>0.3685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79]" office:value-type="float" office:value="-1.20955" calcext:value-type="float">
            <text:p>-1.20955</text:p>
          </table:table-cell>
          <table:table-cell table:formula="of:=[.$B579]" office:value-type="float" office:value="0.368581" calcext:value-type="float">
            <text:p>0.368581</text:p>
          </table:table-cell>
          <table:table-cell table:number-columns-repeated="8"/>
        </table:table-row>
        <table:table-row table:style-name="ro1">
          <table:table-cell office:value-type="float" office:value="0.899345" calcext:value-type="float">
            <text:p>0.899345</text:p>
          </table:table-cell>
          <table:table-cell office:value-type="float" office:value="2.7079" calcext:value-type="float">
            <text:p>2.707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80]" office:value-type="float" office:value="0.899345" calcext:value-type="float">
            <text:p>0.899345</text:p>
          </table:table-cell>
          <table:table-cell table:formula="of:=[.$B580]" office:value-type="float" office:value="2.7079" calcext:value-type="float">
            <text:p>2.7079</text:p>
          </table:table-cell>
          <table:table-cell table:number-columns-repeated="8"/>
        </table:table-row>
        <table:table-row table:style-name="ro1">
          <table:table-cell office:value-type="float" office:value="1.9995" calcext:value-type="float">
            <text:p>1.9995</text:p>
          </table:table-cell>
          <table:table-cell office:value-type="float" office:value="3.134" calcext:value-type="float">
            <text:p>3.1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81]" office:value-type="float" office:value="1.9995" calcext:value-type="float">
            <text:p>1.9995</text:p>
          </table:table-cell>
          <table:table-cell table:formula="of:=[.$B581]" office:value-type="float" office:value="3.134" calcext:value-type="float">
            <text:p>3.134</text:p>
          </table:table-cell>
          <table:table-cell table:number-columns-repeated="8"/>
        </table:table-row>
        <table:table-row table:style-name="ro1">
          <table:table-cell office:value-type="float" office:value="0.737489" calcext:value-type="float">
            <text:p>0.737489</text:p>
          </table:table-cell>
          <table:table-cell office:value-type="float" office:value="-1.28896" calcext:value-type="float">
            <text:p>-1.288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82]" office:value-type="float" office:value="0.737489" calcext:value-type="float">
            <text:p>0.737489</text:p>
          </table:table-cell>
          <table:table-cell table:formula="of:=[.$B582]" office:value-type="float" office:value="-1.28896" calcext:value-type="float">
            <text:p>-1.28896</text:p>
          </table:table-cell>
          <table:table-cell table:number-columns-repeated="8"/>
        </table:table-row>
        <table:table-row table:style-name="ro1">
          <table:table-cell office:value-type="float" office:value="1.31326" calcext:value-type="float">
            <text:p>1.31326</text:p>
          </table:table-cell>
          <table:table-cell office:value-type="float" office:value="-0.181065" calcext:value-type="float">
            <text:p>-0.1810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83]" office:value-type="float" office:value="1.31326" calcext:value-type="float">
            <text:p>1.31326</text:p>
          </table:table-cell>
          <table:table-cell table:formula="of:=[.$B583]" office:value-type="float" office:value="-0.181065" calcext:value-type="float">
            <text:p>-0.181065</text:p>
          </table:table-cell>
          <table:table-cell table:number-columns-repeated="8"/>
        </table:table-row>
        <table:table-row table:style-name="ro1">
          <table:table-cell office:value-type="float" office:value="-0.463431" calcext:value-type="float">
            <text:p>-0.463431</text:p>
          </table:table-cell>
          <table:table-cell office:value-type="float" office:value="-0.238978" calcext:value-type="float">
            <text:p>-0.23897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84]" office:value-type="float" office:value="-0.463431" calcext:value-type="float">
            <text:p>-0.463431</text:p>
          </table:table-cell>
          <table:table-cell table:formula="of:=[.$B584]" office:value-type="float" office:value="-0.238978" calcext:value-type="float">
            <text:p>-0.238978</text:p>
          </table:table-cell>
          <table:table-cell table:number-columns-repeated="8"/>
        </table:table-row>
        <table:table-row table:style-name="ro1">
          <table:table-cell office:value-type="float" office:value="0.521637" calcext:value-type="float">
            <text:p>0.521637</text:p>
          </table:table-cell>
          <table:table-cell office:value-type="float" office:value="1.52382" calcext:value-type="float">
            <text:p>1.523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85]" office:value-type="float" office:value="0.521637" calcext:value-type="float">
            <text:p>0.521637</text:p>
          </table:table-cell>
          <table:table-cell table:formula="of:=[.$B585]" office:value-type="float" office:value="1.52382" calcext:value-type="float">
            <text:p>1.52382</text:p>
          </table:table-cell>
          <table:table-cell table:number-columns-repeated="8"/>
        </table:table-row>
        <table:table-row table:style-name="ro1">
          <table:table-cell office:value-type="float" office:value="0.0803844" calcext:value-type="float">
            <text:p>0.0803844</text:p>
          </table:table-cell>
          <table:table-cell office:value-type="float" office:value="-1.50262" calcext:value-type="float">
            <text:p>-1.5026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86]" office:value-type="float" office:value="0.0803844" calcext:value-type="float">
            <text:p>0.0803844</text:p>
          </table:table-cell>
          <table:table-cell table:formula="of:=[.$B586]" office:value-type="float" office:value="-1.50262" calcext:value-type="float">
            <text:p>-1.50262</text:p>
          </table:table-cell>
          <table:table-cell table:number-columns-repeated="8"/>
        </table:table-row>
        <table:table-row table:style-name="ro1">
          <table:table-cell office:value-type="float" office:value="3.95075" calcext:value-type="float">
            <text:p>3.95075</text:p>
          </table:table-cell>
          <table:table-cell office:value-type="float" office:value="2.54376" calcext:value-type="float">
            <text:p>2.543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87]" office:value-type="float" office:value="3.95075" calcext:value-type="float">
            <text:p>3.95075</text:p>
          </table:table-cell>
          <table:table-cell table:formula="of:=[.$B587]" office:value-type="float" office:value="2.54376" calcext:value-type="float">
            <text:p>2.54376</text:p>
          </table:table-cell>
          <table:table-cell table:number-columns-repeated="8"/>
        </table:table-row>
        <table:table-row table:style-name="ro1">
          <table:table-cell office:value-type="float" office:value="2.01056" calcext:value-type="float">
            <text:p>2.01056</text:p>
          </table:table-cell>
          <table:table-cell office:value-type="float" office:value="1.83772" calcext:value-type="float">
            <text:p>1.837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88]" office:value-type="float" office:value="2.01056" calcext:value-type="float">
            <text:p>2.01056</text:p>
          </table:table-cell>
          <table:table-cell table:formula="of:=[.$B588]" office:value-type="float" office:value="1.83772" calcext:value-type="float">
            <text:p>1.83772</text:p>
          </table:table-cell>
          <table:table-cell table:number-columns-repeated="8"/>
        </table:table-row>
        <table:table-row table:style-name="ro1">
          <table:table-cell office:value-type="float" office:value="1.79955" calcext:value-type="float">
            <text:p>1.79955</text:p>
          </table:table-cell>
          <table:table-cell office:value-type="float" office:value="1.87123" calcext:value-type="float">
            <text:p>1.871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89]" office:value-type="float" office:value="1.79955" calcext:value-type="float">
            <text:p>1.79955</text:p>
          </table:table-cell>
          <table:table-cell table:formula="of:=[.$B589]" office:value-type="float" office:value="1.87123" calcext:value-type="float">
            <text:p>1.87123</text:p>
          </table:table-cell>
          <table:table-cell table:number-columns-repeated="8"/>
        </table:table-row>
        <table:table-row table:style-name="ro1">
          <table:table-cell office:value-type="float" office:value="1.30471" calcext:value-type="float">
            <text:p>1.30471</text:p>
          </table:table-cell>
          <table:table-cell office:value-type="float" office:value="0.509314" calcext:value-type="float">
            <text:p>0.50931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90]" office:value-type="float" office:value="1.30471" calcext:value-type="float">
            <text:p>1.30471</text:p>
          </table:table-cell>
          <table:table-cell table:formula="of:=[.$B590]" office:value-type="float" office:value="0.509314" calcext:value-type="float">
            <text:p>0.509314</text:p>
          </table:table-cell>
          <table:table-cell table:number-columns-repeated="8"/>
        </table:table-row>
        <table:table-row table:style-name="ro1">
          <table:table-cell office:value-type="float" office:value="2.17672" calcext:value-type="float">
            <text:p>2.17672</text:p>
          </table:table-cell>
          <table:table-cell office:value-type="float" office:value="0.56093" calcext:value-type="float">
            <text:p>0.5609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91]" office:value-type="float" office:value="2.17672" calcext:value-type="float">
            <text:p>2.17672</text:p>
          </table:table-cell>
          <table:table-cell table:formula="of:=[.$B591]" office:value-type="float" office:value="0.56093" calcext:value-type="float">
            <text:p>0.56093</text:p>
          </table:table-cell>
          <table:table-cell table:number-columns-repeated="8"/>
        </table:table-row>
        <table:table-row table:style-name="ro1">
          <table:table-cell office:value-type="float" office:value="1.08234" calcext:value-type="float">
            <text:p>1.08234</text:p>
          </table:table-cell>
          <table:table-cell office:value-type="float" office:value="3.00953" calcext:value-type="float">
            <text:p>3.009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92]" office:value-type="float" office:value="1.08234" calcext:value-type="float">
            <text:p>1.08234</text:p>
          </table:table-cell>
          <table:table-cell table:formula="of:=[.$B592]" office:value-type="float" office:value="3.00953" calcext:value-type="float">
            <text:p>3.00953</text:p>
          </table:table-cell>
          <table:table-cell table:number-columns-repeated="8"/>
        </table:table-row>
        <table:table-row table:style-name="ro1">
          <table:table-cell office:value-type="float" office:value="0.88618" calcext:value-type="float">
            <text:p>0.88618</text:p>
          </table:table-cell>
          <table:table-cell office:value-type="float" office:value="2.95157" calcext:value-type="float">
            <text:p>2.951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93]" office:value-type="float" office:value="0.88618" calcext:value-type="float">
            <text:p>0.88618</text:p>
          </table:table-cell>
          <table:table-cell table:formula="of:=[.$B593]" office:value-type="float" office:value="2.95157" calcext:value-type="float">
            <text:p>2.95157</text:p>
          </table:table-cell>
          <table:table-cell table:number-columns-repeated="8"/>
        </table:table-row>
        <table:table-row table:style-name="ro1">
          <table:table-cell office:value-type="float" office:value="0.795164" calcext:value-type="float">
            <text:p>0.795164</text:p>
          </table:table-cell>
          <table:table-cell office:value-type="float" office:value="0.462973" calcext:value-type="float">
            <text:p>0.4629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94]" office:value-type="float" office:value="0.795164" calcext:value-type="float">
            <text:p>0.795164</text:p>
          </table:table-cell>
          <table:table-cell table:formula="of:=[.$B594]" office:value-type="float" office:value="0.462973" calcext:value-type="float">
            <text:p>0.462973</text:p>
          </table:table-cell>
          <table:table-cell table:number-columns-repeated="8"/>
        </table:table-row>
        <table:table-row table:style-name="ro1">
          <table:table-cell office:value-type="float" office:value="1.47135" calcext:value-type="float">
            <text:p>1.47135</text:p>
          </table:table-cell>
          <table:table-cell office:value-type="float" office:value="0.47826" calcext:value-type="float">
            <text:p>0.478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95]" office:value-type="float" office:value="1.47135" calcext:value-type="float">
            <text:p>1.47135</text:p>
          </table:table-cell>
          <table:table-cell table:formula="of:=[.$B595]" office:value-type="float" office:value="0.47826" calcext:value-type="float">
            <text:p>0.47826</text:p>
          </table:table-cell>
          <table:table-cell table:number-columns-repeated="8"/>
        </table:table-row>
        <table:table-row table:style-name="ro1">
          <table:table-cell office:value-type="float" office:value="0.260528" calcext:value-type="float">
            <text:p>0.260528</text:p>
          </table:table-cell>
          <table:table-cell office:value-type="float" office:value="1.71147" calcext:value-type="float">
            <text:p>1.711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596]" office:value-type="float" office:value="0.260528" calcext:value-type="float">
            <text:p>0.260528</text:p>
          </table:table-cell>
          <table:table-cell table:formula="of:=[.$B596]" office:value-type="float" office:value="1.71147" calcext:value-type="float">
            <text:p>1.71147</text:p>
          </table:table-cell>
          <table:table-cell table:number-columns-repeated="8"/>
        </table:table-row>
        <table:table-row table:style-name="ro1">
          <table:table-cell office:value-type="float" office:value="-0.457405" calcext:value-type="float">
            <text:p>-0.457405</text:p>
          </table:table-cell>
          <table:table-cell office:value-type="float" office:value="-1.79009" calcext:value-type="float">
            <text:p>-1.7900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97]" office:value-type="float" office:value="-0.457405" calcext:value-type="float">
            <text:p>-0.457405</text:p>
          </table:table-cell>
          <table:table-cell table:formula="of:=[.$B597]" office:value-type="float" office:value="-1.79009" calcext:value-type="float">
            <text:p>-1.79009</text:p>
          </table:table-cell>
          <table:table-cell table:number-columns-repeated="8"/>
        </table:table-row>
        <table:table-row table:style-name="ro1">
          <table:table-cell office:value-type="float" office:value="3.10326" calcext:value-type="float">
            <text:p>3.10326</text:p>
          </table:table-cell>
          <table:table-cell office:value-type="float" office:value="1.97413" calcext:value-type="float">
            <text:p>1.974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598]" office:value-type="float" office:value="3.10326" calcext:value-type="float">
            <text:p>3.10326</text:p>
          </table:table-cell>
          <table:table-cell table:formula="of:=[.$B598]" office:value-type="float" office:value="1.97413" calcext:value-type="float">
            <text:p>1.97413</text:p>
          </table:table-cell>
          <table:table-cell table:number-columns-repeated="8"/>
        </table:table-row>
        <table:table-row table:style-name="ro1">
          <table:table-cell office:value-type="float" office:value="1.62782" calcext:value-type="float">
            <text:p>1.62782</text:p>
          </table:table-cell>
          <table:table-cell office:value-type="float" office:value="1.64415" calcext:value-type="float">
            <text:p>1.644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599]" office:value-type="float" office:value="1.62782" calcext:value-type="float">
            <text:p>1.62782</text:p>
          </table:table-cell>
          <table:table-cell table:formula="of:=[.$B599]" office:value-type="float" office:value="1.64415" calcext:value-type="float">
            <text:p>1.64415</text:p>
          </table:table-cell>
          <table:table-cell table:number-columns-repeated="8"/>
        </table:table-row>
        <table:table-row table:style-name="ro1">
          <table:table-cell office:value-type="float" office:value="1.77287" calcext:value-type="float">
            <text:p>1.77287</text:p>
          </table:table-cell>
          <table:table-cell office:value-type="float" office:value="1.59303" calcext:value-type="float">
            <text:p>1.593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00]" office:value-type="float" office:value="1.77287" calcext:value-type="float">
            <text:p>1.77287</text:p>
          </table:table-cell>
          <table:table-cell table:formula="of:=[.$B600]" office:value-type="float" office:value="1.59303" calcext:value-type="float">
            <text:p>1.59303</text:p>
          </table:table-cell>
          <table:table-cell table:number-columns-repeated="8"/>
        </table:table-row>
        <table:table-row table:style-name="ro1">
          <table:table-cell office:value-type="float" office:value="0.430104" calcext:value-type="float">
            <text:p>0.430104</text:p>
          </table:table-cell>
          <table:table-cell office:value-type="float" office:value="0.421533" calcext:value-type="float">
            <text:p>0.42153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01]" office:value-type="float" office:value="0.430104" calcext:value-type="float">
            <text:p>0.430104</text:p>
          </table:table-cell>
          <table:table-cell table:formula="of:=[.$B601]" office:value-type="float" office:value="0.421533" calcext:value-type="float">
            <text:p>0.421533</text:p>
          </table:table-cell>
          <table:table-cell table:number-columns-repeated="8"/>
        </table:table-row>
        <table:table-row table:style-name="ro1">
          <table:table-cell office:value-type="float" office:value="0.271144" calcext:value-type="float">
            <text:p>0.271144</text:p>
          </table:table-cell>
          <table:table-cell office:value-type="float" office:value="-1.73057" calcext:value-type="float">
            <text:p>-1.7305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02]" office:value-type="float" office:value="0.271144" calcext:value-type="float">
            <text:p>0.271144</text:p>
          </table:table-cell>
          <table:table-cell table:formula="of:=[.$B602]" office:value-type="float" office:value="-1.73057" calcext:value-type="float">
            <text:p>-1.73057</text:p>
          </table:table-cell>
          <table:table-cell table:number-columns-repeated="8"/>
        </table:table-row>
        <table:table-row table:style-name="ro1">
          <table:table-cell office:value-type="float" office:value="-0.737197" calcext:value-type="float">
            <text:p>-0.737197</text:p>
          </table:table-cell>
          <table:table-cell office:value-type="float" office:value="-0.358216" calcext:value-type="float">
            <text:p>-0.3582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03]" office:value-type="float" office:value="-0.737197" calcext:value-type="float">
            <text:p>-0.737197</text:p>
          </table:table-cell>
          <table:table-cell table:formula="of:=[.$B603]" office:value-type="float" office:value="-0.358216" calcext:value-type="float">
            <text:p>-0.358216</text:p>
          </table:table-cell>
          <table:table-cell table:number-columns-repeated="8"/>
        </table:table-row>
        <table:table-row table:style-name="ro1">
          <table:table-cell office:value-type="float" office:value="0.298453" calcext:value-type="float">
            <text:p>0.298453</text:p>
          </table:table-cell>
          <table:table-cell office:value-type="float" office:value="-0.00960661" calcext:value-type="float">
            <text:p>-0.009606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04]" office:value-type="float" office:value="0.298453" calcext:value-type="float">
            <text:p>0.298453</text:p>
          </table:table-cell>
          <table:table-cell table:formula="of:=[.$B604]" office:value-type="float" office:value="-0.00960661" calcext:value-type="float">
            <text:p>-0.00960661</text:p>
          </table:table-cell>
          <table:table-cell table:number-columns-repeated="8"/>
        </table:table-row>
        <table:table-row table:style-name="ro1">
          <table:table-cell office:value-type="float" office:value="0.566885" calcext:value-type="float">
            <text:p>0.566885</text:p>
          </table:table-cell>
          <table:table-cell office:value-type="float" office:value="0.878388" calcext:value-type="float">
            <text:p>0.87838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05]" office:value-type="float" office:value="0.566885" calcext:value-type="float">
            <text:p>0.566885</text:p>
          </table:table-cell>
          <table:table-cell table:formula="of:=[.$B605]" office:value-type="float" office:value="0.878388" calcext:value-type="float">
            <text:p>0.878388</text:p>
          </table:table-cell>
          <table:table-cell table:number-columns-repeated="8"/>
        </table:table-row>
        <table:table-row table:style-name="ro1">
          <table:table-cell office:value-type="float" office:value="0.445144" calcext:value-type="float">
            <text:p>0.445144</text:p>
          </table:table-cell>
          <table:table-cell office:value-type="float" office:value="0.87886" calcext:value-type="float">
            <text:p>0.878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06]" office:value-type="float" office:value="0.445144" calcext:value-type="float">
            <text:p>0.445144</text:p>
          </table:table-cell>
          <table:table-cell table:formula="of:=[.$B606]" office:value-type="float" office:value="0.87886" calcext:value-type="float">
            <text:p>0.87886</text:p>
          </table:table-cell>
          <table:table-cell table:number-columns-repeated="8"/>
        </table:table-row>
        <table:table-row table:style-name="ro1">
          <table:table-cell office:value-type="float" office:value="-0.053191" calcext:value-type="float">
            <text:p>-0.053191</text:p>
          </table:table-cell>
          <table:table-cell office:value-type="float" office:value="0.00831731" calcext:value-type="float">
            <text:p>0.0083173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07]" office:value-type="float" office:value="-0.053191" calcext:value-type="float">
            <text:p>-0.053191</text:p>
          </table:table-cell>
          <table:table-cell table:formula="of:=[.$B607]" office:value-type="float" office:value="0.00831731" calcext:value-type="float">
            <text:p>0.00831731</text:p>
          </table:table-cell>
          <table:table-cell table:number-columns-repeated="8"/>
        </table:table-row>
        <table:table-row table:style-name="ro1">
          <table:table-cell office:value-type="float" office:value="1.40463" calcext:value-type="float">
            <text:p>1.40463</text:p>
          </table:table-cell>
          <table:table-cell office:value-type="float" office:value="2.80476" calcext:value-type="float">
            <text:p>2.804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08]" office:value-type="float" office:value="1.40463" calcext:value-type="float">
            <text:p>1.40463</text:p>
          </table:table-cell>
          <table:table-cell table:formula="of:=[.$B608]" office:value-type="float" office:value="2.80476" calcext:value-type="float">
            <text:p>2.80476</text:p>
          </table:table-cell>
          <table:table-cell table:number-columns-repeated="8"/>
        </table:table-row>
        <table:table-row table:style-name="ro1">
          <table:table-cell office:value-type="float" office:value="0.662108" calcext:value-type="float">
            <text:p>0.662108</text:p>
          </table:table-cell>
          <table:table-cell office:value-type="float" office:value="-0.981613" calcext:value-type="float">
            <text:p>-0.9816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09]" office:value-type="float" office:value="0.662108" calcext:value-type="float">
            <text:p>0.662108</text:p>
          </table:table-cell>
          <table:table-cell table:formula="of:=[.$B609]" office:value-type="float" office:value="-0.981613" calcext:value-type="float">
            <text:p>-0.981613</text:p>
          </table:table-cell>
          <table:table-cell table:number-columns-repeated="8"/>
        </table:table-row>
        <table:table-row table:style-name="ro1">
          <table:table-cell office:value-type="float" office:value="1.36765" calcext:value-type="float">
            <text:p>1.36765</text:p>
          </table:table-cell>
          <table:table-cell office:value-type="float" office:value="-0.132823" calcext:value-type="float">
            <text:p>-0.13282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10]" office:value-type="float" office:value="1.36765" calcext:value-type="float">
            <text:p>1.36765</text:p>
          </table:table-cell>
          <table:table-cell table:formula="of:=[.$B610]" office:value-type="float" office:value="-0.132823" calcext:value-type="float">
            <text:p>-0.132823</text:p>
          </table:table-cell>
          <table:table-cell table:number-columns-repeated="8"/>
        </table:table-row>
        <table:table-row table:style-name="ro1">
          <table:table-cell office:value-type="float" office:value="0.0220296" calcext:value-type="float">
            <text:p>0.0220296</text:p>
          </table:table-cell>
          <table:table-cell office:value-type="float" office:value="0.309643" calcext:value-type="float">
            <text:p>0.30964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11]" office:value-type="float" office:value="0.0220296" calcext:value-type="float">
            <text:p>0.0220296</text:p>
          </table:table-cell>
          <table:table-cell table:formula="of:=[.$B611]" office:value-type="float" office:value="0.309643" calcext:value-type="float">
            <text:p>0.309643</text:p>
          </table:table-cell>
          <table:table-cell table:number-columns-repeated="8"/>
        </table:table-row>
        <table:table-row table:style-name="ro1">
          <table:table-cell office:value-type="float" office:value="0.248644" calcext:value-type="float">
            <text:p>0.248644</text:p>
          </table:table-cell>
          <table:table-cell office:value-type="float" office:value="1.87009" calcext:value-type="float">
            <text:p>1.870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12]" office:value-type="float" office:value="0.248644" calcext:value-type="float">
            <text:p>0.248644</text:p>
          </table:table-cell>
          <table:table-cell table:formula="of:=[.$B612]" office:value-type="float" office:value="1.87009" calcext:value-type="float">
            <text:p>1.87009</text:p>
          </table:table-cell>
          <table:table-cell table:number-columns-repeated="8"/>
        </table:table-row>
        <table:table-row table:style-name="ro1">
          <table:table-cell office:value-type="float" office:value="2.15101" calcext:value-type="float">
            <text:p>2.15101</text:p>
          </table:table-cell>
          <table:table-cell office:value-type="float" office:value="0.439672" calcext:value-type="float">
            <text:p>0.43967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13]" office:value-type="float" office:value="2.15101" calcext:value-type="float">
            <text:p>2.15101</text:p>
          </table:table-cell>
          <table:table-cell table:formula="of:=[.$B613]" office:value-type="float" office:value="0.439672" calcext:value-type="float">
            <text:p>0.439672</text:p>
          </table:table-cell>
          <table:table-cell table:number-columns-repeated="8"/>
        </table:table-row>
        <table:table-row table:style-name="ro1">
          <table:table-cell office:value-type="float" office:value="-1.0368" calcext:value-type="float">
            <text:p>-1.0368</text:p>
          </table:table-cell>
          <table:table-cell office:value-type="float" office:value="-0.980671" calcext:value-type="float">
            <text:p>-0.98067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14]" office:value-type="float" office:value="-1.0368" calcext:value-type="float">
            <text:p>-1.0368</text:p>
          </table:table-cell>
          <table:table-cell table:formula="of:=[.$B614]" office:value-type="float" office:value="-0.980671" calcext:value-type="float">
            <text:p>-0.980671</text:p>
          </table:table-cell>
          <table:table-cell table:number-columns-repeated="8"/>
        </table:table-row>
        <table:table-row table:style-name="ro1">
          <table:table-cell office:value-type="float" office:value="-0.186138" calcext:value-type="float">
            <text:p>-0.186138</text:p>
          </table:table-cell>
          <table:table-cell office:value-type="float" office:value="-0.478766" calcext:value-type="float">
            <text:p>-0.4787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15]" office:value-type="float" office:value="-0.186138" calcext:value-type="float">
            <text:p>-0.186138</text:p>
          </table:table-cell>
          <table:table-cell table:formula="of:=[.$B615]" office:value-type="float" office:value="-0.478766" calcext:value-type="float">
            <text:p>-0.478766</text:p>
          </table:table-cell>
          <table:table-cell table:number-columns-repeated="8"/>
        </table:table-row>
        <table:table-row table:style-name="ro1">
          <table:table-cell office:value-type="float" office:value="0.207485" calcext:value-type="float">
            <text:p>0.207485</text:p>
          </table:table-cell>
          <table:table-cell office:value-type="float" office:value="0.806745" calcext:value-type="float">
            <text:p>0.8067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16]" office:value-type="float" office:value="0.207485" calcext:value-type="float">
            <text:p>0.207485</text:p>
          </table:table-cell>
          <table:table-cell table:formula="of:=[.$B616]" office:value-type="float" office:value="0.806745" calcext:value-type="float">
            <text:p>0.806745</text:p>
          </table:table-cell>
          <table:table-cell table:number-columns-repeated="8"/>
        </table:table-row>
        <table:table-row table:style-name="ro1">
          <table:table-cell office:value-type="float" office:value="1.59322" calcext:value-type="float">
            <text:p>1.59322</text:p>
          </table:table-cell>
          <table:table-cell office:value-type="float" office:value="-0.164477" calcext:value-type="float">
            <text:p>-0.16447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17]" office:value-type="float" office:value="1.59322" calcext:value-type="float">
            <text:p>1.59322</text:p>
          </table:table-cell>
          <table:table-cell table:formula="of:=[.$B617]" office:value-type="float" office:value="-0.164477" calcext:value-type="float">
            <text:p>-0.164477</text:p>
          </table:table-cell>
          <table:table-cell table:number-columns-repeated="8"/>
        </table:table-row>
        <table:table-row table:style-name="ro1">
          <table:table-cell office:value-type="float" office:value="0.9425" calcext:value-type="float">
            <text:p>0.9425</text:p>
          </table:table-cell>
          <table:table-cell office:value-type="float" office:value="0.316944" calcext:value-type="float">
            <text:p>0.31694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18]" office:value-type="float" office:value="0.9425" calcext:value-type="float">
            <text:p>0.9425</text:p>
          </table:table-cell>
          <table:table-cell table:formula="of:=[.$B618]" office:value-type="float" office:value="0.316944" calcext:value-type="float">
            <text:p>0.316944</text:p>
          </table:table-cell>
          <table:table-cell table:number-columns-repeated="8"/>
        </table:table-row>
        <table:table-row table:style-name="ro1">
          <table:table-cell office:value-type="float" office:value="1.41764" calcext:value-type="float">
            <text:p>1.41764</text:p>
          </table:table-cell>
          <table:table-cell office:value-type="float" office:value="-0.164327" calcext:value-type="float">
            <text:p>-0.1643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19]" office:value-type="float" office:value="1.41764" calcext:value-type="float">
            <text:p>1.41764</text:p>
          </table:table-cell>
          <table:table-cell table:formula="of:=[.$B619]" office:value-type="float" office:value="-0.164327" calcext:value-type="float">
            <text:p>-0.164327</text:p>
          </table:table-cell>
          <table:table-cell table:number-columns-repeated="8"/>
        </table:table-row>
        <table:table-row table:style-name="ro1">
          <table:table-cell office:value-type="float" office:value="0.984081" calcext:value-type="float">
            <text:p>0.984081</text:p>
          </table:table-cell>
          <table:table-cell office:value-type="float" office:value="2.65276" calcext:value-type="float">
            <text:p>2.652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20]" office:value-type="float" office:value="0.984081" calcext:value-type="float">
            <text:p>0.984081</text:p>
          </table:table-cell>
          <table:table-cell table:formula="of:=[.$B620]" office:value-type="float" office:value="2.65276" calcext:value-type="float">
            <text:p>2.65276</text:p>
          </table:table-cell>
          <table:table-cell table:number-columns-repeated="8"/>
        </table:table-row>
        <table:table-row table:style-name="ro1">
          <table:table-cell office:value-type="float" office:value="-0.404904" calcext:value-type="float">
            <text:p>-0.404904</text:p>
          </table:table-cell>
          <table:table-cell office:value-type="float" office:value="1.4438" calcext:value-type="float">
            <text:p>1.44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21]" office:value-type="float" office:value="-0.404904" calcext:value-type="float">
            <text:p>-0.404904</text:p>
          </table:table-cell>
          <table:table-cell table:formula="of:=[.$B621]" office:value-type="float" office:value="1.4438" calcext:value-type="float">
            <text:p>1.4438</text:p>
          </table:table-cell>
          <table:table-cell table:number-columns-repeated="8"/>
        </table:table-row>
        <table:table-row table:style-name="ro1">
          <table:table-cell office:value-type="float" office:value="0.781783" calcext:value-type="float">
            <text:p>0.781783</text:p>
          </table:table-cell>
          <table:table-cell office:value-type="float" office:value="-0.849438" calcext:value-type="float">
            <text:p>-0.8494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22]" office:value-type="float" office:value="0.781783" calcext:value-type="float">
            <text:p>0.781783</text:p>
          </table:table-cell>
          <table:table-cell table:formula="of:=[.$B622]" office:value-type="float" office:value="-0.849438" calcext:value-type="float">
            <text:p>-0.849438</text:p>
          </table:table-cell>
          <table:table-cell table:number-columns-repeated="8"/>
        </table:table-row>
        <table:table-row table:style-name="ro1">
          <table:table-cell office:value-type="float" office:value="0.761093" calcext:value-type="float">
            <text:p>0.761093</text:p>
          </table:table-cell>
          <table:table-cell office:value-type="float" office:value="0.627993" calcext:value-type="float">
            <text:p>0.6279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23]" office:value-type="float" office:value="0.761093" calcext:value-type="float">
            <text:p>0.761093</text:p>
          </table:table-cell>
          <table:table-cell table:formula="of:=[.$B623]" office:value-type="float" office:value="0.627993" calcext:value-type="float">
            <text:p>0.627993</text:p>
          </table:table-cell>
          <table:table-cell table:number-columns-repeated="8"/>
        </table:table-row>
        <table:table-row table:style-name="ro1">
          <table:table-cell office:value-type="float" office:value="1.11179" calcext:value-type="float">
            <text:p>1.11179</text:p>
          </table:table-cell>
          <table:table-cell office:value-type="float" office:value="0.879817" calcext:value-type="float">
            <text:p>0.8798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24]" office:value-type="float" office:value="1.11179" calcext:value-type="float">
            <text:p>1.11179</text:p>
          </table:table-cell>
          <table:table-cell table:formula="of:=[.$B624]" office:value-type="float" office:value="0.879817" calcext:value-type="float">
            <text:p>0.879817</text:p>
          </table:table-cell>
          <table:table-cell table:number-columns-repeated="8"/>
        </table:table-row>
        <table:table-row table:style-name="ro1">
          <table:table-cell office:value-type="float" office:value="0.511325" calcext:value-type="float">
            <text:p>0.511325</text:p>
          </table:table-cell>
          <table:table-cell office:value-type="float" office:value="2.04207" calcext:value-type="float">
            <text:p>2.042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25]" office:value-type="float" office:value="0.511325" calcext:value-type="float">
            <text:p>0.511325</text:p>
          </table:table-cell>
          <table:table-cell table:formula="of:=[.$B625]" office:value-type="float" office:value="2.04207" calcext:value-type="float">
            <text:p>2.04207</text:p>
          </table:table-cell>
          <table:table-cell table:number-columns-repeated="8"/>
        </table:table-row>
        <table:table-row table:style-name="ro1">
          <table:table-cell office:value-type="float" office:value="1.69887" calcext:value-type="float">
            <text:p>1.69887</text:p>
          </table:table-cell>
          <table:table-cell office:value-type="float" office:value="1.74215" calcext:value-type="float">
            <text:p>1.7421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26]" office:value-type="float" office:value="1.69887" calcext:value-type="float">
            <text:p>1.69887</text:p>
          </table:table-cell>
          <table:table-cell table:formula="of:=[.$B626]" office:value-type="float" office:value="1.74215" calcext:value-type="float">
            <text:p>1.74215</text:p>
          </table:table-cell>
          <table:table-cell table:number-columns-repeated="8"/>
        </table:table-row>
        <table:table-row table:style-name="ro1">
          <table:table-cell office:value-type="float" office:value="1.02518" calcext:value-type="float">
            <text:p>1.02518</text:p>
          </table:table-cell>
          <table:table-cell office:value-type="float" office:value="1.20245" calcext:value-type="float">
            <text:p>1.202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27]" office:value-type="float" office:value="1.02518" calcext:value-type="float">
            <text:p>1.02518</text:p>
          </table:table-cell>
          <table:table-cell table:formula="of:=[.$B627]" office:value-type="float" office:value="1.20245" calcext:value-type="float">
            <text:p>1.20245</text:p>
          </table:table-cell>
          <table:table-cell table:number-columns-repeated="8"/>
        </table:table-row>
        <table:table-row table:style-name="ro1">
          <table:table-cell office:value-type="float" office:value="2.50816" calcext:value-type="float">
            <text:p>2.50816</text:p>
          </table:table-cell>
          <table:table-cell office:value-type="float" office:value="0.969244" calcext:value-type="float">
            <text:p>0.9692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28]" office:value-type="float" office:value="2.50816" calcext:value-type="float">
            <text:p>2.50816</text:p>
          </table:table-cell>
          <table:table-cell table:formula="of:=[.$B628]" office:value-type="float" office:value="0.969244" calcext:value-type="float">
            <text:p>0.969244</text:p>
          </table:table-cell>
          <table:table-cell table:number-columns-repeated="8"/>
        </table:table-row>
        <table:table-row table:style-name="ro1">
          <table:table-cell office:value-type="float" office:value="0.0284627" calcext:value-type="float">
            <text:p>0.0284627</text:p>
          </table:table-cell>
          <table:table-cell office:value-type="float" office:value="-1.20947" calcext:value-type="float">
            <text:p>-1.209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29]" office:value-type="float" office:value="0.0284627" calcext:value-type="float">
            <text:p>0.0284627</text:p>
          </table:table-cell>
          <table:table-cell table:formula="of:=[.$B629]" office:value-type="float" office:value="-1.20947" calcext:value-type="float">
            <text:p>-1.20947</text:p>
          </table:table-cell>
          <table:table-cell table:number-columns-repeated="8"/>
        </table:table-row>
        <table:table-row table:style-name="ro1">
          <table:table-cell office:value-type="float" office:value="0.457248" calcext:value-type="float">
            <text:p>0.457248</text:p>
          </table:table-cell>
          <table:table-cell office:value-type="float" office:value="0.485323" calcext:value-type="float">
            <text:p>0.4853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30]" office:value-type="float" office:value="0.457248" calcext:value-type="float">
            <text:p>0.457248</text:p>
          </table:table-cell>
          <table:table-cell table:formula="of:=[.$B630]" office:value-type="float" office:value="0.485323" calcext:value-type="float">
            <text:p>0.485323</text:p>
          </table:table-cell>
          <table:table-cell table:number-columns-repeated="8"/>
        </table:table-row>
        <table:table-row table:style-name="ro1">
          <table:table-cell office:value-type="float" office:value="1.42863" calcext:value-type="float">
            <text:p>1.42863</text:p>
          </table:table-cell>
          <table:table-cell office:value-type="float" office:value="0.0418232" calcext:value-type="float">
            <text:p>0.04182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31]" office:value-type="float" office:value="1.42863" calcext:value-type="float">
            <text:p>1.42863</text:p>
          </table:table-cell>
          <table:table-cell table:formula="of:=[.$B631]" office:value-type="float" office:value="0.0418232" calcext:value-type="float">
            <text:p>0.0418232</text:p>
          </table:table-cell>
          <table:table-cell table:number-columns-repeated="8"/>
        </table:table-row>
        <table:table-row table:style-name="ro1">
          <table:table-cell office:value-type="float" office:value="-1.27171" calcext:value-type="float">
            <text:p>-1.27171</text:p>
          </table:table-cell>
          <table:table-cell office:value-type="float" office:value="1.03197" calcext:value-type="float">
            <text:p>1.0319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32]" office:value-type="float" office:value="-1.27171" calcext:value-type="float">
            <text:p>-1.27171</text:p>
          </table:table-cell>
          <table:table-cell table:formula="of:=[.$B632]" office:value-type="float" office:value="1.03197" calcext:value-type="float">
            <text:p>1.03197</text:p>
          </table:table-cell>
          <table:table-cell table:number-columns-repeated="8"/>
        </table:table-row>
        <table:table-row table:style-name="ro1">
          <table:table-cell office:value-type="float" office:value="1.17142" calcext:value-type="float">
            <text:p>1.17142</text:p>
          </table:table-cell>
          <table:table-cell office:value-type="float" office:value="0.728341" calcext:value-type="float">
            <text:p>0.72834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33]" office:value-type="float" office:value="1.17142" calcext:value-type="float">
            <text:p>1.17142</text:p>
          </table:table-cell>
          <table:table-cell table:formula="of:=[.$B633]" office:value-type="float" office:value="0.728341" calcext:value-type="float">
            <text:p>0.728341</text:p>
          </table:table-cell>
          <table:table-cell table:number-columns-repeated="8"/>
        </table:table-row>
        <table:table-row table:style-name="ro1">
          <table:table-cell office:value-type="float" office:value="1.23185" calcext:value-type="float">
            <text:p>1.23185</text:p>
          </table:table-cell>
          <table:table-cell office:value-type="float" office:value="1.28524" calcext:value-type="float">
            <text:p>1.2852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34]" office:value-type="float" office:value="1.23185" calcext:value-type="float">
            <text:p>1.23185</text:p>
          </table:table-cell>
          <table:table-cell table:formula="of:=[.$B634]" office:value-type="float" office:value="1.28524" calcext:value-type="float">
            <text:p>1.28524</text:p>
          </table:table-cell>
          <table:table-cell table:number-columns-repeated="8"/>
        </table:table-row>
        <table:table-row table:style-name="ro1">
          <table:table-cell office:value-type="float" office:value="-0.240684" calcext:value-type="float">
            <text:p>-0.240684</text:p>
          </table:table-cell>
          <table:table-cell office:value-type="float" office:value="0.985492" calcext:value-type="float">
            <text:p>0.9854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35]" office:value-type="float" office:value="-0.240684" calcext:value-type="float">
            <text:p>-0.240684</text:p>
          </table:table-cell>
          <table:table-cell table:formula="of:=[.$B635]" office:value-type="float" office:value="0.985492" calcext:value-type="float">
            <text:p>0.985492</text:p>
          </table:table-cell>
          <table:table-cell table:number-columns-repeated="8"/>
        </table:table-row>
        <table:table-row table:style-name="ro1">
          <table:table-cell office:value-type="float" office:value="1.75432" calcext:value-type="float">
            <text:p>1.75432</text:p>
          </table:table-cell>
          <table:table-cell office:value-type="float" office:value="0.130634" calcext:value-type="float">
            <text:p>0.1306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36]" office:value-type="float" office:value="1.75432" calcext:value-type="float">
            <text:p>1.75432</text:p>
          </table:table-cell>
          <table:table-cell table:formula="of:=[.$B636]" office:value-type="float" office:value="0.130634" calcext:value-type="float">
            <text:p>0.130634</text:p>
          </table:table-cell>
          <table:table-cell table:number-columns-repeated="8"/>
        </table:table-row>
        <table:table-row table:style-name="ro1">
          <table:table-cell office:value-type="float" office:value="-0.612298" calcext:value-type="float">
            <text:p>-0.612298</text:p>
          </table:table-cell>
          <table:table-cell office:value-type="float" office:value="-1.27929" calcext:value-type="float">
            <text:p>-1.279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37]" office:value-type="float" office:value="-0.612298" calcext:value-type="float">
            <text:p>-0.612298</text:p>
          </table:table-cell>
          <table:table-cell table:formula="of:=[.$B637]" office:value-type="float" office:value="-1.27929" calcext:value-type="float">
            <text:p>-1.27929</text:p>
          </table:table-cell>
          <table:table-cell table:number-columns-repeated="8"/>
        </table:table-row>
        <table:table-row table:style-name="ro1">
          <table:table-cell office:value-type="float" office:value="1.54795" calcext:value-type="float">
            <text:p>1.54795</text:p>
          </table:table-cell>
          <table:table-cell office:value-type="float" office:value="-0.25371" calcext:value-type="float">
            <text:p>-0.253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38]" office:value-type="float" office:value="1.54795" calcext:value-type="float">
            <text:p>1.54795</text:p>
          </table:table-cell>
          <table:table-cell table:formula="of:=[.$B638]" office:value-type="float" office:value="-0.25371" calcext:value-type="float">
            <text:p>-0.25371</text:p>
          </table:table-cell>
          <table:table-cell table:number-columns-repeated="8"/>
        </table:table-row>
        <table:table-row table:style-name="ro1">
          <table:table-cell office:value-type="float" office:value="3.28895" calcext:value-type="float">
            <text:p>3.28895</text:p>
          </table:table-cell>
          <table:table-cell office:value-type="float" office:value="1.57576" calcext:value-type="float">
            <text:p>1.575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39]" office:value-type="float" office:value="3.28895" calcext:value-type="float">
            <text:p>3.28895</text:p>
          </table:table-cell>
          <table:table-cell table:formula="of:=[.$B639]" office:value-type="float" office:value="1.57576" calcext:value-type="float">
            <text:p>1.57576</text:p>
          </table:table-cell>
          <table:table-cell table:number-columns-repeated="8"/>
        </table:table-row>
        <table:table-row table:style-name="ro1">
          <table:table-cell office:value-type="float" office:value="0.322635" calcext:value-type="float">
            <text:p>0.322635</text:p>
          </table:table-cell>
          <table:table-cell office:value-type="float" office:value="1.74216" calcext:value-type="float">
            <text:p>1.7421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40]" office:value-type="float" office:value="0.322635" calcext:value-type="float">
            <text:p>0.322635</text:p>
          </table:table-cell>
          <table:table-cell table:formula="of:=[.$B640]" office:value-type="float" office:value="1.74216" calcext:value-type="float">
            <text:p>1.74216</text:p>
          </table:table-cell>
          <table:table-cell table:number-columns-repeated="8"/>
        </table:table-row>
        <table:table-row table:style-name="ro1">
          <table:table-cell office:value-type="float" office:value="0.402624" calcext:value-type="float">
            <text:p>0.402624</text:p>
          </table:table-cell>
          <table:table-cell office:value-type="float" office:value="0.199982" calcext:value-type="float">
            <text:p>0.1999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41]" office:value-type="float" office:value="0.402624" calcext:value-type="float">
            <text:p>0.402624</text:p>
          </table:table-cell>
          <table:table-cell table:formula="of:=[.$B641]" office:value-type="float" office:value="0.199982" calcext:value-type="float">
            <text:p>0.199982</text:p>
          </table:table-cell>
          <table:table-cell table:number-columns-repeated="8"/>
        </table:table-row>
        <table:table-row table:style-name="ro1">
          <table:table-cell office:value-type="float" office:value="0.564753" calcext:value-type="float">
            <text:p>0.564753</text:p>
          </table:table-cell>
          <table:table-cell office:value-type="float" office:value="-1.19056" calcext:value-type="float">
            <text:p>-1.190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42]" office:value-type="float" office:value="0.564753" calcext:value-type="float">
            <text:p>0.564753</text:p>
          </table:table-cell>
          <table:table-cell table:formula="of:=[.$B642]" office:value-type="float" office:value="-1.19056" calcext:value-type="float">
            <text:p>-1.19056</text:p>
          </table:table-cell>
          <table:table-cell table:number-columns-repeated="8"/>
        </table:table-row>
        <table:table-row table:style-name="ro1">
          <table:table-cell office:value-type="float" office:value="0.390627" calcext:value-type="float">
            <text:p>0.390627</text:p>
          </table:table-cell>
          <table:table-cell office:value-type="float" office:value="-0.772904" calcext:value-type="float">
            <text:p>-0.77290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43]" office:value-type="float" office:value="0.390627" calcext:value-type="float">
            <text:p>0.390627</text:p>
          </table:table-cell>
          <table:table-cell table:formula="of:=[.$B643]" office:value-type="float" office:value="-0.772904" calcext:value-type="float">
            <text:p>-0.772904</text:p>
          </table:table-cell>
          <table:table-cell table:number-columns-repeated="8"/>
        </table:table-row>
        <table:table-row table:style-name="ro1">
          <table:table-cell office:value-type="float" office:value="1.80464" calcext:value-type="float">
            <text:p>1.80464</text:p>
          </table:table-cell>
          <table:table-cell office:value-type="float" office:value="0.329791" calcext:value-type="float">
            <text:p>0.32979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44]" office:value-type="float" office:value="1.80464" calcext:value-type="float">
            <text:p>1.80464</text:p>
          </table:table-cell>
          <table:table-cell table:formula="of:=[.$B644]" office:value-type="float" office:value="0.329791" calcext:value-type="float">
            <text:p>0.329791</text:p>
          </table:table-cell>
          <table:table-cell table:number-columns-repeated="8"/>
        </table:table-row>
        <table:table-row table:style-name="ro1">
          <table:table-cell office:value-type="float" office:value="1.97413" calcext:value-type="float">
            <text:p>1.97413</text:p>
          </table:table-cell>
          <table:table-cell office:value-type="float" office:value="1.89817" calcext:value-type="float">
            <text:p>1.898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45]" office:value-type="float" office:value="1.97413" calcext:value-type="float">
            <text:p>1.97413</text:p>
          </table:table-cell>
          <table:table-cell table:formula="of:=[.$B645]" office:value-type="float" office:value="1.89817" calcext:value-type="float">
            <text:p>1.89817</text:p>
          </table:table-cell>
          <table:table-cell table:number-columns-repeated="8"/>
        </table:table-row>
        <table:table-row table:style-name="ro1">
          <table:table-cell office:value-type="float" office:value="0.415527" calcext:value-type="float">
            <text:p>0.415527</text:p>
          </table:table-cell>
          <table:table-cell office:value-type="float" office:value="1.71709" calcext:value-type="float">
            <text:p>1.7170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46]" office:value-type="float" office:value="0.415527" calcext:value-type="float">
            <text:p>0.415527</text:p>
          </table:table-cell>
          <table:table-cell table:formula="of:=[.$B646]" office:value-type="float" office:value="1.71709" calcext:value-type="float">
            <text:p>1.71709</text:p>
          </table:table-cell>
          <table:table-cell table:number-columns-repeated="8"/>
        </table:table-row>
        <table:table-row table:style-name="ro1">
          <table:table-cell office:value-type="float" office:value="-0.24036" calcext:value-type="float">
            <text:p>-0.24036</text:p>
          </table:table-cell>
          <table:table-cell office:value-type="float" office:value="-0.637686" calcext:value-type="float">
            <text:p>-0.63768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47]" office:value-type="float" office:value="-0.24036" calcext:value-type="float">
            <text:p>-0.24036</text:p>
          </table:table-cell>
          <table:table-cell table:formula="of:=[.$B647]" office:value-type="float" office:value="-0.637686" calcext:value-type="float">
            <text:p>-0.637686</text:p>
          </table:table-cell>
          <table:table-cell table:number-columns-repeated="8"/>
        </table:table-row>
        <table:table-row table:style-name="ro1">
          <table:table-cell office:value-type="float" office:value="-1.42795" calcext:value-type="float">
            <text:p>-1.42795</text:p>
          </table:table-cell>
          <table:table-cell office:value-type="float" office:value="-1.27128" calcext:value-type="float">
            <text:p>-1.271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48]" office:value-type="float" office:value="-1.42795" calcext:value-type="float">
            <text:p>-1.42795</text:p>
          </table:table-cell>
          <table:table-cell table:formula="of:=[.$B648]" office:value-type="float" office:value="-1.27128" calcext:value-type="float">
            <text:p>-1.27128</text:p>
          </table:table-cell>
          <table:table-cell table:number-columns-repeated="8"/>
        </table:table-row>
        <table:table-row table:style-name="ro1">
          <table:table-cell office:value-type="float" office:value="0.201409" calcext:value-type="float">
            <text:p>0.201409</text:p>
          </table:table-cell>
          <table:table-cell office:value-type="float" office:value="2.00276" calcext:value-type="float">
            <text:p>2.002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49]" office:value-type="float" office:value="0.201409" calcext:value-type="float">
            <text:p>0.201409</text:p>
          </table:table-cell>
          <table:table-cell table:formula="of:=[.$B649]" office:value-type="float" office:value="2.00276" calcext:value-type="float">
            <text:p>2.00276</text:p>
          </table:table-cell>
          <table:table-cell table:number-columns-repeated="8"/>
        </table:table-row>
        <table:table-row table:style-name="ro1">
          <table:table-cell office:value-type="float" office:value="1.23989" calcext:value-type="float">
            <text:p>1.23989</text:p>
          </table:table-cell>
          <table:table-cell office:value-type="float" office:value="-0.0904028" calcext:value-type="float">
            <text:p>-0.09040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50]" office:value-type="float" office:value="1.23989" calcext:value-type="float">
            <text:p>1.23989</text:p>
          </table:table-cell>
          <table:table-cell table:formula="of:=[.$B650]" office:value-type="float" office:value="-0.0904028" calcext:value-type="float">
            <text:p>-0.0904028</text:p>
          </table:table-cell>
          <table:table-cell table:number-columns-repeated="8"/>
        </table:table-row>
        <table:table-row table:style-name="ro1">
          <table:table-cell office:value-type="float" office:value="-0.136735" calcext:value-type="float">
            <text:p>-0.136735</text:p>
          </table:table-cell>
          <table:table-cell office:value-type="float" office:value="1.86854" calcext:value-type="float">
            <text:p>1.868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51]" office:value-type="float" office:value="-0.136735" calcext:value-type="float">
            <text:p>-0.136735</text:p>
          </table:table-cell>
          <table:table-cell table:formula="of:=[.$B651]" office:value-type="float" office:value="1.86854" calcext:value-type="float">
            <text:p>1.86854</text:p>
          </table:table-cell>
          <table:table-cell table:number-columns-repeated="8"/>
        </table:table-row>
        <table:table-row table:style-name="ro1">
          <table:table-cell office:value-type="float" office:value="2.07834" calcext:value-type="float">
            <text:p>2.07834</text:p>
          </table:table-cell>
          <table:table-cell office:value-type="float" office:value="0.97482" calcext:value-type="float">
            <text:p>0.9748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52]" office:value-type="float" office:value="2.07834" calcext:value-type="float">
            <text:p>2.07834</text:p>
          </table:table-cell>
          <table:table-cell table:formula="of:=[.$B652]" office:value-type="float" office:value="0.97482" calcext:value-type="float">
            <text:p>0.97482</text:p>
          </table:table-cell>
          <table:table-cell table:number-columns-repeated="8"/>
        </table:table-row>
        <table:table-row table:style-name="ro1">
          <table:table-cell office:value-type="float" office:value="0.619743" calcext:value-type="float">
            <text:p>0.619743</text:p>
          </table:table-cell>
          <table:table-cell office:value-type="float" office:value="-0.251675" calcext:value-type="float">
            <text:p>-0.25167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53]" office:value-type="float" office:value="0.619743" calcext:value-type="float">
            <text:p>0.619743</text:p>
          </table:table-cell>
          <table:table-cell table:formula="of:=[.$B653]" office:value-type="float" office:value="-0.251675" calcext:value-type="float">
            <text:p>-0.251675</text:p>
          </table:table-cell>
          <table:table-cell table:number-columns-repeated="8"/>
        </table:table-row>
        <table:table-row table:style-name="ro1">
          <table:table-cell office:value-type="float" office:value="1.23877" calcext:value-type="float">
            <text:p>1.23877</text:p>
          </table:table-cell>
          <table:table-cell office:value-type="float" office:value="-0.412913" calcext:value-type="float">
            <text:p>-0.41291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54]" office:value-type="float" office:value="1.23877" calcext:value-type="float">
            <text:p>1.23877</text:p>
          </table:table-cell>
          <table:table-cell table:formula="of:=[.$B654]" office:value-type="float" office:value="-0.412913" calcext:value-type="float">
            <text:p>-0.412913</text:p>
          </table:table-cell>
          <table:table-cell table:number-columns-repeated="8"/>
        </table:table-row>
        <table:table-row table:style-name="ro1">
          <table:table-cell office:value-type="float" office:value="2.6949" calcext:value-type="float">
            <text:p>2.6949</text:p>
          </table:table-cell>
          <table:table-cell office:value-type="float" office:value="0.606577" calcext:value-type="float">
            <text:p>0.60657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55]" office:value-type="float" office:value="2.6949" calcext:value-type="float">
            <text:p>2.6949</text:p>
          </table:table-cell>
          <table:table-cell table:formula="of:=[.$B655]" office:value-type="float" office:value="0.606577" calcext:value-type="float">
            <text:p>0.606577</text:p>
          </table:table-cell>
          <table:table-cell table:number-columns-repeated="8"/>
        </table:table-row>
        <table:table-row table:style-name="ro1">
          <table:table-cell office:value-type="float" office:value="1.30266" calcext:value-type="float">
            <text:p>1.30266</text:p>
          </table:table-cell>
          <table:table-cell office:value-type="float" office:value="2.88584" calcext:value-type="float">
            <text:p>2.8858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56]" office:value-type="float" office:value="1.30266" calcext:value-type="float">
            <text:p>1.30266</text:p>
          </table:table-cell>
          <table:table-cell table:formula="of:=[.$B656]" office:value-type="float" office:value="2.88584" calcext:value-type="float">
            <text:p>2.88584</text:p>
          </table:table-cell>
          <table:table-cell table:number-columns-repeated="8"/>
        </table:table-row>
        <table:table-row table:style-name="ro1">
          <table:table-cell office:value-type="float" office:value="0.507444" calcext:value-type="float">
            <text:p>0.507444</text:p>
          </table:table-cell>
          <table:table-cell office:value-type="float" office:value="0.107482" calcext:value-type="float">
            <text:p>0.1074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57]" office:value-type="float" office:value="0.507444" calcext:value-type="float">
            <text:p>0.507444</text:p>
          </table:table-cell>
          <table:table-cell table:formula="of:=[.$B657]" office:value-type="float" office:value="0.107482" calcext:value-type="float">
            <text:p>0.107482</text:p>
          </table:table-cell>
          <table:table-cell table:number-columns-repeated="8"/>
        </table:table-row>
        <table:table-row table:style-name="ro1">
          <table:table-cell office:value-type="float" office:value="-0.489014" calcext:value-type="float">
            <text:p>-0.489014</text:p>
          </table:table-cell>
          <table:table-cell office:value-type="float" office:value="-0.407987" calcext:value-type="float">
            <text:p>-0.40798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58]" office:value-type="float" office:value="-0.489014" calcext:value-type="float">
            <text:p>-0.489014</text:p>
          </table:table-cell>
          <table:table-cell table:formula="of:=[.$B658]" office:value-type="float" office:value="-0.407987" calcext:value-type="float">
            <text:p>-0.407987</text:p>
          </table:table-cell>
          <table:table-cell table:number-columns-repeated="8"/>
        </table:table-row>
        <table:table-row table:style-name="ro1">
          <table:table-cell office:value-type="float" office:value="1.02429" calcext:value-type="float">
            <text:p>1.02429</text:p>
          </table:table-cell>
          <table:table-cell office:value-type="float" office:value="0.170699" calcext:value-type="float">
            <text:p>0.17069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59]" office:value-type="float" office:value="1.02429" calcext:value-type="float">
            <text:p>1.02429</text:p>
          </table:table-cell>
          <table:table-cell table:formula="of:=[.$B659]" office:value-type="float" office:value="0.170699" calcext:value-type="float">
            <text:p>0.170699</text:p>
          </table:table-cell>
          <table:table-cell table:number-columns-repeated="8"/>
        </table:table-row>
        <table:table-row table:style-name="ro1">
          <table:table-cell office:value-type="float" office:value="1.41101" calcext:value-type="float">
            <text:p>1.41101</text:p>
          </table:table-cell>
          <table:table-cell office:value-type="float" office:value="0.577512" calcext:value-type="float">
            <text:p>0.57751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60]" office:value-type="float" office:value="1.41101" calcext:value-type="float">
            <text:p>1.41101</text:p>
          </table:table-cell>
          <table:table-cell table:formula="of:=[.$B660]" office:value-type="float" office:value="0.577512" calcext:value-type="float">
            <text:p>0.577512</text:p>
          </table:table-cell>
          <table:table-cell table:number-columns-repeated="8"/>
        </table:table-row>
        <table:table-row table:style-name="ro1">
          <table:table-cell office:value-type="float" office:value="0.328249" calcext:value-type="float">
            <text:p>0.328249</text:p>
          </table:table-cell>
          <table:table-cell office:value-type="float" office:value="0.780303" calcext:value-type="float">
            <text:p>0.78030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61]" office:value-type="float" office:value="0.328249" calcext:value-type="float">
            <text:p>0.328249</text:p>
          </table:table-cell>
          <table:table-cell table:formula="of:=[.$B661]" office:value-type="float" office:value="0.780303" calcext:value-type="float">
            <text:p>0.780303</text:p>
          </table:table-cell>
          <table:table-cell table:number-columns-repeated="8"/>
        </table:table-row>
        <table:table-row table:style-name="ro1">
          <table:table-cell office:value-type="float" office:value="1.51892" calcext:value-type="float">
            <text:p>1.51892</text:p>
          </table:table-cell>
          <table:table-cell office:value-type="float" office:value="-0.593632" calcext:value-type="float">
            <text:p>-0.5936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62]" office:value-type="float" office:value="1.51892" calcext:value-type="float">
            <text:p>1.51892</text:p>
          </table:table-cell>
          <table:table-cell table:formula="of:=[.$B662]" office:value-type="float" office:value="-0.593632" calcext:value-type="float">
            <text:p>-0.593632</text:p>
          </table:table-cell>
          <table:table-cell table:number-columns-repeated="8"/>
        </table:table-row>
        <table:table-row table:style-name="ro1">
          <table:table-cell office:value-type="float" office:value="1.67528" calcext:value-type="float">
            <text:p>1.67528</text:p>
          </table:table-cell>
          <table:table-cell office:value-type="float" office:value="0.197501" calcext:value-type="float">
            <text:p>0.19750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63]" office:value-type="float" office:value="1.67528" calcext:value-type="float">
            <text:p>1.67528</text:p>
          </table:table-cell>
          <table:table-cell table:formula="of:=[.$B663]" office:value-type="float" office:value="0.197501" calcext:value-type="float">
            <text:p>0.197501</text:p>
          </table:table-cell>
          <table:table-cell table:number-columns-repeated="8"/>
        </table:table-row>
        <table:table-row table:style-name="ro1">
          <table:table-cell office:value-type="float" office:value="0.600092" calcext:value-type="float">
            <text:p>0.600092</text:p>
          </table:table-cell>
          <table:table-cell office:value-type="float" office:value="0.217367" calcext:value-type="float">
            <text:p>0.2173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64]" office:value-type="float" office:value="0.600092" calcext:value-type="float">
            <text:p>0.600092</text:p>
          </table:table-cell>
          <table:table-cell table:formula="of:=[.$B664]" office:value-type="float" office:value="0.217367" calcext:value-type="float">
            <text:p>0.217367</text:p>
          </table:table-cell>
          <table:table-cell table:number-columns-repeated="8"/>
        </table:table-row>
        <table:table-row table:style-name="ro1">
          <table:table-cell office:value-type="float" office:value="1.50762" calcext:value-type="float">
            <text:p>1.50762</text:p>
          </table:table-cell>
          <table:table-cell office:value-type="float" office:value="1.60457" calcext:value-type="float">
            <text:p>1.604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65]" office:value-type="float" office:value="1.50762" calcext:value-type="float">
            <text:p>1.50762</text:p>
          </table:table-cell>
          <table:table-cell table:formula="of:=[.$B665]" office:value-type="float" office:value="1.60457" calcext:value-type="float">
            <text:p>1.60457</text:p>
          </table:table-cell>
          <table:table-cell table:number-columns-repeated="8"/>
        </table:table-row>
        <table:table-row table:style-name="ro1">
          <table:table-cell office:value-type="float" office:value="-0.0816979" calcext:value-type="float">
            <text:p>-0.0816979</text:p>
          </table:table-cell>
          <table:table-cell office:value-type="float" office:value="1.48053" calcext:value-type="float">
            <text:p>1.480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66]" office:value-type="float" office:value="-0.0816979" calcext:value-type="float">
            <text:p>-0.0816979</text:p>
          </table:table-cell>
          <table:table-cell table:formula="of:=[.$B666]" office:value-type="float" office:value="1.48053" calcext:value-type="float">
            <text:p>1.48053</text:p>
          </table:table-cell>
          <table:table-cell table:number-columns-repeated="8"/>
        </table:table-row>
        <table:table-row table:style-name="ro1">
          <table:table-cell office:value-type="float" office:value="0.0845164" calcext:value-type="float">
            <text:p>0.0845164</text:p>
          </table:table-cell>
          <table:table-cell office:value-type="float" office:value="1.61871" calcext:value-type="float">
            <text:p>1.618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67]" office:value-type="float" office:value="0.0845164" calcext:value-type="float">
            <text:p>0.0845164</text:p>
          </table:table-cell>
          <table:table-cell table:formula="of:=[.$B667]" office:value-type="float" office:value="1.61871" calcext:value-type="float">
            <text:p>1.61871</text:p>
          </table:table-cell>
          <table:table-cell table:number-columns-repeated="8"/>
        </table:table-row>
        <table:table-row table:style-name="ro1">
          <table:table-cell office:value-type="float" office:value="-0.779362" calcext:value-type="float">
            <text:p>-0.779362</text:p>
          </table:table-cell>
          <table:table-cell office:value-type="float" office:value="-0.336049" calcext:value-type="float">
            <text:p>-0.33604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68]" office:value-type="float" office:value="-0.779362" calcext:value-type="float">
            <text:p>-0.779362</text:p>
          </table:table-cell>
          <table:table-cell table:formula="of:=[.$B668]" office:value-type="float" office:value="-0.336049" calcext:value-type="float">
            <text:p>-0.336049</text:p>
          </table:table-cell>
          <table:table-cell table:number-columns-repeated="8"/>
        </table:table-row>
        <table:table-row table:style-name="ro1">
          <table:table-cell office:value-type="float" office:value="1.34476" calcext:value-type="float">
            <text:p>1.34476</text:p>
          </table:table-cell>
          <table:table-cell office:value-type="float" office:value="-0.132565" calcext:value-type="float">
            <text:p>-0.1325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69]" office:value-type="float" office:value="1.34476" calcext:value-type="float">
            <text:p>1.34476</text:p>
          </table:table-cell>
          <table:table-cell table:formula="of:=[.$B669]" office:value-type="float" office:value="-0.132565" calcext:value-type="float">
            <text:p>-0.132565</text:p>
          </table:table-cell>
          <table:table-cell table:number-columns-repeated="8"/>
        </table:table-row>
        <table:table-row table:style-name="ro1">
          <table:table-cell office:value-type="float" office:value="0.58443" calcext:value-type="float">
            <text:p>0.58443</text:p>
          </table:table-cell>
          <table:table-cell office:value-type="float" office:value="2.33422" calcext:value-type="float">
            <text:p>2.3342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70]" office:value-type="float" office:value="0.58443" calcext:value-type="float">
            <text:p>0.58443</text:p>
          </table:table-cell>
          <table:table-cell table:formula="of:=[.$B670]" office:value-type="float" office:value="2.33422" calcext:value-type="float">
            <text:p>2.33422</text:p>
          </table:table-cell>
          <table:table-cell table:number-columns-repeated="8"/>
        </table:table-row>
        <table:table-row table:style-name="ro1">
          <table:table-cell office:value-type="float" office:value="0.597244" calcext:value-type="float">
            <text:p>0.597244</text:p>
          </table:table-cell>
          <table:table-cell office:value-type="float" office:value="1.57557" calcext:value-type="float">
            <text:p>1.575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71]" office:value-type="float" office:value="0.597244" calcext:value-type="float">
            <text:p>0.597244</text:p>
          </table:table-cell>
          <table:table-cell table:formula="of:=[.$B671]" office:value-type="float" office:value="1.57557" calcext:value-type="float">
            <text:p>1.57557</text:p>
          </table:table-cell>
          <table:table-cell table:number-columns-repeated="8"/>
        </table:table-row>
        <table:table-row table:style-name="ro1">
          <table:table-cell office:value-type="float" office:value="-0.377181" calcext:value-type="float">
            <text:p>-0.377181</text:p>
          </table:table-cell>
          <table:table-cell office:value-type="float" office:value="1.17051" calcext:value-type="float">
            <text:p>1.170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72]" office:value-type="float" office:value="-0.377181" calcext:value-type="float">
            <text:p>-0.377181</text:p>
          </table:table-cell>
          <table:table-cell table:formula="of:=[.$B672]" office:value-type="float" office:value="1.17051" calcext:value-type="float">
            <text:p>1.17051</text:p>
          </table:table-cell>
          <table:table-cell table:number-columns-repeated="8"/>
        </table:table-row>
        <table:table-row table:style-name="ro1">
          <table:table-cell office:value-type="float" office:value="0.976582" calcext:value-type="float">
            <text:p>0.976582</text:p>
          </table:table-cell>
          <table:table-cell office:value-type="float" office:value="0.736782" calcext:value-type="float">
            <text:p>0.73678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73]" office:value-type="float" office:value="0.976582" calcext:value-type="float">
            <text:p>0.976582</text:p>
          </table:table-cell>
          <table:table-cell table:formula="of:=[.$B673]" office:value-type="float" office:value="0.736782" calcext:value-type="float">
            <text:p>0.736782</text:p>
          </table:table-cell>
          <table:table-cell table:number-columns-repeated="8"/>
        </table:table-row>
        <table:table-row table:style-name="ro1">
          <table:table-cell office:value-type="float" office:value="1.47962" calcext:value-type="float">
            <text:p>1.47962</text:p>
          </table:table-cell>
          <table:table-cell office:value-type="float" office:value="1.81835" calcext:value-type="float">
            <text:p>1.818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74]" office:value-type="float" office:value="1.47962" calcext:value-type="float">
            <text:p>1.47962</text:p>
          </table:table-cell>
          <table:table-cell table:formula="of:=[.$B674]" office:value-type="float" office:value="1.81835" calcext:value-type="float">
            <text:p>1.81835</text:p>
          </table:table-cell>
          <table:table-cell table:number-columns-repeated="8"/>
        </table:table-row>
        <table:table-row table:style-name="ro1">
          <table:table-cell office:value-type="float" office:value="1.78207" calcext:value-type="float">
            <text:p>1.78207</text:p>
          </table:table-cell>
          <table:table-cell office:value-type="float" office:value="1.01593" calcext:value-type="float">
            <text:p>1.015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75]" office:value-type="float" office:value="1.78207" calcext:value-type="float">
            <text:p>1.78207</text:p>
          </table:table-cell>
          <table:table-cell table:formula="of:=[.$B675]" office:value-type="float" office:value="1.01593" calcext:value-type="float">
            <text:p>1.01593</text:p>
          </table:table-cell>
          <table:table-cell table:number-columns-repeated="8"/>
        </table:table-row>
        <table:table-row table:style-name="ro1">
          <table:table-cell office:value-type="float" office:value="2.54846" calcext:value-type="float">
            <text:p>2.54846</text:p>
          </table:table-cell>
          <table:table-cell office:value-type="float" office:value="1.23142" calcext:value-type="float">
            <text:p>1.231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76]" office:value-type="float" office:value="2.54846" calcext:value-type="float">
            <text:p>2.54846</text:p>
          </table:table-cell>
          <table:table-cell table:formula="of:=[.$B676]" office:value-type="float" office:value="1.23142" calcext:value-type="float">
            <text:p>1.23142</text:p>
          </table:table-cell>
          <table:table-cell table:number-columns-repeated="8"/>
        </table:table-row>
        <table:table-row table:style-name="ro1">
          <table:table-cell office:value-type="float" office:value="0.306988" calcext:value-type="float">
            <text:p>0.306988</text:p>
          </table:table-cell>
          <table:table-cell office:value-type="float" office:value="-1.12915" calcext:value-type="float">
            <text:p>-1.129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77]" office:value-type="float" office:value="0.306988" calcext:value-type="float">
            <text:p>0.306988</text:p>
          </table:table-cell>
          <table:table-cell table:formula="of:=[.$B677]" office:value-type="float" office:value="-1.12915" calcext:value-type="float">
            <text:p>-1.12915</text:p>
          </table:table-cell>
          <table:table-cell table:number-columns-repeated="8"/>
        </table:table-row>
        <table:table-row table:style-name="ro1">
          <table:table-cell office:value-type="float" office:value="0.218211" calcext:value-type="float">
            <text:p>0.218211</text:p>
          </table:table-cell>
          <table:table-cell office:value-type="float" office:value="1.31441" calcext:value-type="float">
            <text:p>1.314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78]" office:value-type="float" office:value="0.218211" calcext:value-type="float">
            <text:p>0.218211</text:p>
          </table:table-cell>
          <table:table-cell table:formula="of:=[.$B678]" office:value-type="float" office:value="1.31441" calcext:value-type="float">
            <text:p>1.31441</text:p>
          </table:table-cell>
          <table:table-cell table:number-columns-repeated="8"/>
        </table:table-row>
        <table:table-row table:style-name="ro1">
          <table:table-cell office:value-type="float" office:value="-0.746424" calcext:value-type="float">
            <text:p>-0.746424</text:p>
          </table:table-cell>
          <table:table-cell office:value-type="float" office:value="-1.17512" calcext:value-type="float">
            <text:p>-1.175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79]" office:value-type="float" office:value="-0.746424" calcext:value-type="float">
            <text:p>-0.746424</text:p>
          </table:table-cell>
          <table:table-cell table:formula="of:=[.$B679]" office:value-type="float" office:value="-1.17512" calcext:value-type="float">
            <text:p>-1.17512</text:p>
          </table:table-cell>
          <table:table-cell table:number-columns-repeated="8"/>
        </table:table-row>
        <table:table-row table:style-name="ro1">
          <table:table-cell office:value-type="float" office:value="-0.45022" calcext:value-type="float">
            <text:p>-0.45022</text:p>
          </table:table-cell>
          <table:table-cell office:value-type="float" office:value="-0.22123" calcext:value-type="float">
            <text:p>-0.221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80]" office:value-type="float" office:value="-0.45022" calcext:value-type="float">
            <text:p>-0.45022</text:p>
          </table:table-cell>
          <table:table-cell table:formula="of:=[.$B680]" office:value-type="float" office:value="-0.22123" calcext:value-type="float">
            <text:p>-0.22123</text:p>
          </table:table-cell>
          <table:table-cell table:number-columns-repeated="8"/>
        </table:table-row>
        <table:table-row table:style-name="ro1">
          <table:table-cell office:value-type="float" office:value="2.06835" calcext:value-type="float">
            <text:p>2.06835</text:p>
          </table:table-cell>
          <table:table-cell office:value-type="float" office:value="0.711734" calcext:value-type="float">
            <text:p>0.71173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81]" office:value-type="float" office:value="2.06835" calcext:value-type="float">
            <text:p>2.06835</text:p>
          </table:table-cell>
          <table:table-cell table:formula="of:=[.$B681]" office:value-type="float" office:value="0.711734" calcext:value-type="float">
            <text:p>0.711734</text:p>
          </table:table-cell>
          <table:table-cell table:number-columns-repeated="8"/>
        </table:table-row>
        <table:table-row table:style-name="ro1">
          <table:table-cell office:value-type="float" office:value="0.98794" calcext:value-type="float">
            <text:p>0.98794</text:p>
          </table:table-cell>
          <table:table-cell office:value-type="float" office:value="0.858456" calcext:value-type="float">
            <text:p>0.8584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82]" office:value-type="float" office:value="0.98794" calcext:value-type="float">
            <text:p>0.98794</text:p>
          </table:table-cell>
          <table:table-cell table:formula="of:=[.$B682]" office:value-type="float" office:value="0.858456" calcext:value-type="float">
            <text:p>0.858456</text:p>
          </table:table-cell>
          <table:table-cell table:number-columns-repeated="8"/>
        </table:table-row>
        <table:table-row table:style-name="ro1">
          <table:table-cell office:value-type="float" office:value="0.339379" calcext:value-type="float">
            <text:p>0.339379</text:p>
          </table:table-cell>
          <table:table-cell office:value-type="float" office:value="2.12699" calcext:value-type="float">
            <text:p>2.1269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83]" office:value-type="float" office:value="0.339379" calcext:value-type="float">
            <text:p>0.339379</text:p>
          </table:table-cell>
          <table:table-cell table:formula="of:=[.$B683]" office:value-type="float" office:value="2.12699" calcext:value-type="float">
            <text:p>2.12699</text:p>
          </table:table-cell>
          <table:table-cell table:number-columns-repeated="8"/>
        </table:table-row>
        <table:table-row table:style-name="ro1">
          <table:table-cell office:value-type="float" office:value="1.28877" calcext:value-type="float">
            <text:p>1.28877</text:p>
          </table:table-cell>
          <table:table-cell office:value-type="float" office:value="-0.374102" calcext:value-type="float">
            <text:p>-0.3741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84]" office:value-type="float" office:value="1.28877" calcext:value-type="float">
            <text:p>1.28877</text:p>
          </table:table-cell>
          <table:table-cell table:formula="of:=[.$B684]" office:value-type="float" office:value="-0.374102" calcext:value-type="float">
            <text:p>-0.374102</text:p>
          </table:table-cell>
          <table:table-cell table:number-columns-repeated="8"/>
        </table:table-row>
        <table:table-row table:style-name="ro1">
          <table:table-cell office:value-type="float" office:value="0.693039" calcext:value-type="float">
            <text:p>0.693039</text:p>
          </table:table-cell>
          <table:table-cell office:value-type="float" office:value="1.42314" calcext:value-type="float">
            <text:p>1.4231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85]" office:value-type="float" office:value="0.693039" calcext:value-type="float">
            <text:p>0.693039</text:p>
          </table:table-cell>
          <table:table-cell table:formula="of:=[.$B685]" office:value-type="float" office:value="1.42314" calcext:value-type="float">
            <text:p>1.42314</text:p>
          </table:table-cell>
          <table:table-cell table:number-columns-repeated="8"/>
        </table:table-row>
        <table:table-row table:style-name="ro1">
          <table:table-cell office:value-type="float" office:value="-1.53277" calcext:value-type="float">
            <text:p>-1.53277</text:p>
          </table:table-cell>
          <table:table-cell office:value-type="float" office:value="0.0992332" calcext:value-type="float">
            <text:p>0.09923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86]" office:value-type="float" office:value="-1.53277" calcext:value-type="float">
            <text:p>-1.53277</text:p>
          </table:table-cell>
          <table:table-cell table:formula="of:=[.$B686]" office:value-type="float" office:value="0.0992332" calcext:value-type="float">
            <text:p>0.0992332</text:p>
          </table:table-cell>
          <table:table-cell table:number-columns-repeated="8"/>
        </table:table-row>
        <table:table-row table:style-name="ro1">
          <table:table-cell office:value-type="float" office:value="2.81491" calcext:value-type="float">
            <text:p>2.81491</text:p>
          </table:table-cell>
          <table:table-cell office:value-type="float" office:value="0.839397" calcext:value-type="float">
            <text:p>0.83939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87]" office:value-type="float" office:value="2.81491" calcext:value-type="float">
            <text:p>2.81491</text:p>
          </table:table-cell>
          <table:table-cell table:formula="of:=[.$B687]" office:value-type="float" office:value="0.839397" calcext:value-type="float">
            <text:p>0.839397</text:p>
          </table:table-cell>
          <table:table-cell table:number-columns-repeated="8"/>
        </table:table-row>
        <table:table-row table:style-name="ro1">
          <table:table-cell office:value-type="float" office:value="-0.149598" calcext:value-type="float">
            <text:p>-0.149598</text:p>
          </table:table-cell>
          <table:table-cell office:value-type="float" office:value="0.221428" calcext:value-type="float">
            <text:p>0.2214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688]" office:value-type="float" office:value="-0.149598" calcext:value-type="float">
            <text:p>-0.149598</text:p>
          </table:table-cell>
          <table:table-cell table:formula="of:=[.$B688]" office:value-type="float" office:value="0.221428" calcext:value-type="float">
            <text:p>0.221428</text:p>
          </table:table-cell>
          <table:table-cell table:number-columns-repeated="8"/>
        </table:table-row>
        <table:table-row table:style-name="ro1">
          <table:table-cell office:value-type="float" office:value="0.293101" calcext:value-type="float">
            <text:p>0.293101</text:p>
          </table:table-cell>
          <table:table-cell office:value-type="float" office:value="2.19315" calcext:value-type="float">
            <text:p>2.193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89]" office:value-type="float" office:value="0.293101" calcext:value-type="float">
            <text:p>0.293101</text:p>
          </table:table-cell>
          <table:table-cell table:formula="of:=[.$B689]" office:value-type="float" office:value="2.19315" calcext:value-type="float">
            <text:p>2.19315</text:p>
          </table:table-cell>
          <table:table-cell table:number-columns-repeated="8"/>
        </table:table-row>
        <table:table-row table:style-name="ro1">
          <table:table-cell office:value-type="float" office:value="0.00482467" calcext:value-type="float">
            <text:p>0.00482467</text:p>
          </table:table-cell>
          <table:table-cell office:value-type="float" office:value="1.66705" calcext:value-type="float">
            <text:p>1.667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90]" office:value-type="float" office:value="0.00482467" calcext:value-type="float">
            <text:p>0.00482467</text:p>
          </table:table-cell>
          <table:table-cell table:formula="of:=[.$B690]" office:value-type="float" office:value="1.66705" calcext:value-type="float">
            <text:p>1.66705</text:p>
          </table:table-cell>
          <table:table-cell table:number-columns-repeated="8"/>
        </table:table-row>
        <table:table-row table:style-name="ro1">
          <table:table-cell office:value-type="float" office:value="1.24262" calcext:value-type="float">
            <text:p>1.24262</text:p>
          </table:table-cell>
          <table:table-cell office:value-type="float" office:value="-0.244232" calcext:value-type="float">
            <text:p>-0.2442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91]" office:value-type="float" office:value="1.24262" calcext:value-type="float">
            <text:p>1.24262</text:p>
          </table:table-cell>
          <table:table-cell table:formula="of:=[.$B691]" office:value-type="float" office:value="-0.244232" calcext:value-type="float">
            <text:p>-0.244232</text:p>
          </table:table-cell>
          <table:table-cell table:number-columns-repeated="8"/>
        </table:table-row>
        <table:table-row table:style-name="ro1">
          <table:table-cell office:value-type="float" office:value="1.13447" calcext:value-type="float">
            <text:p>1.13447</text:p>
          </table:table-cell>
          <table:table-cell office:value-type="float" office:value="-0.70203" calcext:value-type="float">
            <text:p>-0.702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92]" office:value-type="float" office:value="1.13447" calcext:value-type="float">
            <text:p>1.13447</text:p>
          </table:table-cell>
          <table:table-cell table:formula="of:=[.$B692]" office:value-type="float" office:value="-0.70203" calcext:value-type="float">
            <text:p>-0.70203</text:p>
          </table:table-cell>
          <table:table-cell table:number-columns-repeated="8"/>
        </table:table-row>
        <table:table-row table:style-name="ro1">
          <table:table-cell office:value-type="float" office:value="-1.73612" calcext:value-type="float">
            <text:p>-1.73612</text:p>
          </table:table-cell>
          <table:table-cell office:value-type="float" office:value="-0.0280249" calcext:value-type="float">
            <text:p>-0.028024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93]" office:value-type="float" office:value="-1.73612" calcext:value-type="float">
            <text:p>-1.73612</text:p>
          </table:table-cell>
          <table:table-cell table:formula="of:=[.$B693]" office:value-type="float" office:value="-0.0280249" calcext:value-type="float">
            <text:p>-0.0280249</text:p>
          </table:table-cell>
          <table:table-cell table:number-columns-repeated="8"/>
        </table:table-row>
        <table:table-row table:style-name="ro1">
          <table:table-cell office:value-type="float" office:value="0.665178" calcext:value-type="float">
            <text:p>0.665178</text:p>
          </table:table-cell>
          <table:table-cell office:value-type="float" office:value="2.54536" calcext:value-type="float">
            <text:p>2.5453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94]" office:value-type="float" office:value="0.665178" calcext:value-type="float">
            <text:p>0.665178</text:p>
          </table:table-cell>
          <table:table-cell table:formula="of:=[.$B694]" office:value-type="float" office:value="2.54536" calcext:value-type="float">
            <text:p>2.54536</text:p>
          </table:table-cell>
          <table:table-cell table:number-columns-repeated="8"/>
        </table:table-row>
        <table:table-row table:style-name="ro1">
          <table:table-cell office:value-type="float" office:value="1.75946" calcext:value-type="float">
            <text:p>1.75946</text:p>
          </table:table-cell>
          <table:table-cell office:value-type="float" office:value="0.31274" calcext:value-type="float">
            <text:p>0.3127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95]" office:value-type="float" office:value="1.75946" calcext:value-type="float">
            <text:p>1.75946</text:p>
          </table:table-cell>
          <table:table-cell table:formula="of:=[.$B695]" office:value-type="float" office:value="0.31274" calcext:value-type="float">
            <text:p>0.31274</text:p>
          </table:table-cell>
          <table:table-cell table:number-columns-repeated="8"/>
        </table:table-row>
        <table:table-row table:style-name="ro1">
          <table:table-cell office:value-type="float" office:value="0.182049" calcext:value-type="float">
            <text:p>0.182049</text:p>
          </table:table-cell>
          <table:table-cell office:value-type="float" office:value="-1.18381" calcext:value-type="float">
            <text:p>-1.1838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96]" office:value-type="float" office:value="0.182049" calcext:value-type="float">
            <text:p>0.182049</text:p>
          </table:table-cell>
          <table:table-cell table:formula="of:=[.$B696]" office:value-type="float" office:value="-1.18381" calcext:value-type="float">
            <text:p>-1.18381</text:p>
          </table:table-cell>
          <table:table-cell table:number-columns-repeated="8"/>
        </table:table-row>
        <table:table-row table:style-name="ro1">
          <table:table-cell office:value-type="float" office:value="1.43133" calcext:value-type="float">
            <text:p>1.43133</text:p>
          </table:table-cell>
          <table:table-cell office:value-type="float" office:value="-0.917132" calcext:value-type="float">
            <text:p>-0.91713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97]" office:value-type="float" office:value="1.43133" calcext:value-type="float">
            <text:p>1.43133</text:p>
          </table:table-cell>
          <table:table-cell table:formula="of:=[.$B697]" office:value-type="float" office:value="-0.917132" calcext:value-type="float">
            <text:p>-0.917132</text:p>
          </table:table-cell>
          <table:table-cell table:number-columns-repeated="8"/>
        </table:table-row>
        <table:table-row table:style-name="ro1">
          <table:table-cell office:value-type="float" office:value="-0.628291" calcext:value-type="float">
            <text:p>-0.628291</text:p>
          </table:table-cell>
          <table:table-cell office:value-type="float" office:value="0.54318" calcext:value-type="float">
            <text:p>0.5431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698]" office:value-type="float" office:value="-0.628291" calcext:value-type="float">
            <text:p>-0.628291</text:p>
          </table:table-cell>
          <table:table-cell table:formula="of:=[.$B698]" office:value-type="float" office:value="0.54318" calcext:value-type="float">
            <text:p>0.54318</text:p>
          </table:table-cell>
          <table:table-cell table:number-columns-repeated="8"/>
        </table:table-row>
        <table:table-row table:style-name="ro1">
          <table:table-cell office:value-type="float" office:value="2.50204" calcext:value-type="float">
            <text:p>2.50204</text:p>
          </table:table-cell>
          <table:table-cell office:value-type="float" office:value="1.2866" calcext:value-type="float">
            <text:p>1.28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699]" office:value-type="float" office:value="2.50204" calcext:value-type="float">
            <text:p>2.50204</text:p>
          </table:table-cell>
          <table:table-cell table:formula="of:=[.$B699]" office:value-type="float" office:value="1.2866" calcext:value-type="float">
            <text:p>1.2866</text:p>
          </table:table-cell>
          <table:table-cell table:number-columns-repeated="8"/>
        </table:table-row>
        <table:table-row table:style-name="ro1">
          <table:table-cell office:value-type="float" office:value="1.28205" calcext:value-type="float">
            <text:p>1.28205</text:p>
          </table:table-cell>
          <table:table-cell office:value-type="float" office:value="1.59292" calcext:value-type="float">
            <text:p>1.592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00]" office:value-type="float" office:value="1.28205" calcext:value-type="float">
            <text:p>1.28205</text:p>
          </table:table-cell>
          <table:table-cell table:formula="of:=[.$B700]" office:value-type="float" office:value="1.59292" calcext:value-type="float">
            <text:p>1.59292</text:p>
          </table:table-cell>
          <table:table-cell table:number-columns-repeated="8"/>
        </table:table-row>
        <table:table-row table:style-name="ro1">
          <table:table-cell office:value-type="float" office:value="0.672943" calcext:value-type="float">
            <text:p>0.672943</text:p>
          </table:table-cell>
          <table:table-cell office:value-type="float" office:value="2.40923" calcext:value-type="float">
            <text:p>2.409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01]" office:value-type="float" office:value="0.672943" calcext:value-type="float">
            <text:p>0.672943</text:p>
          </table:table-cell>
          <table:table-cell table:formula="of:=[.$B701]" office:value-type="float" office:value="2.40923" calcext:value-type="float">
            <text:p>2.40923</text:p>
          </table:table-cell>
          <table:table-cell table:number-columns-repeated="8"/>
        </table:table-row>
        <table:table-row table:style-name="ro1">
          <table:table-cell office:value-type="float" office:value="1.09796" calcext:value-type="float">
            <text:p>1.09796</text:p>
          </table:table-cell>
          <table:table-cell office:value-type="float" office:value="-0.224692" calcext:value-type="float">
            <text:p>-0.22469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02]" office:value-type="float" office:value="1.09796" calcext:value-type="float">
            <text:p>1.09796</text:p>
          </table:table-cell>
          <table:table-cell table:formula="of:=[.$B702]" office:value-type="float" office:value="-0.224692" calcext:value-type="float">
            <text:p>-0.224692</text:p>
          </table:table-cell>
          <table:table-cell table:number-columns-repeated="8"/>
        </table:table-row>
        <table:table-row table:style-name="ro1">
          <table:table-cell office:value-type="float" office:value="2.06661" calcext:value-type="float">
            <text:p>2.06661</text:p>
          </table:table-cell>
          <table:table-cell office:value-type="float" office:value="0.80918" calcext:value-type="float">
            <text:p>0.8091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03]" office:value-type="float" office:value="2.06661" calcext:value-type="float">
            <text:p>2.06661</text:p>
          </table:table-cell>
          <table:table-cell table:formula="of:=[.$B703]" office:value-type="float" office:value="0.80918" calcext:value-type="float">
            <text:p>0.80918</text:p>
          </table:table-cell>
          <table:table-cell table:number-columns-repeated="8"/>
        </table:table-row>
        <table:table-row table:style-name="ro1">
          <table:table-cell office:value-type="float" office:value="0.553682" calcext:value-type="float">
            <text:p>0.553682</text:p>
          </table:table-cell>
          <table:table-cell office:value-type="float" office:value="2.16368" calcext:value-type="float">
            <text:p>2.1636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04]" office:value-type="float" office:value="0.553682" calcext:value-type="float">
            <text:p>0.553682</text:p>
          </table:table-cell>
          <table:table-cell table:formula="of:=[.$B704]" office:value-type="float" office:value="2.16368" calcext:value-type="float">
            <text:p>2.16368</text:p>
          </table:table-cell>
          <table:table-cell table:number-columns-repeated="8"/>
        </table:table-row>
        <table:table-row table:style-name="ro1">
          <table:table-cell office:value-type="float" office:value="1.16799" calcext:value-type="float">
            <text:p>1.16799</text:p>
          </table:table-cell>
          <table:table-cell office:value-type="float" office:value="1.71751" calcext:value-type="float">
            <text:p>1.717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05]" office:value-type="float" office:value="1.16799" calcext:value-type="float">
            <text:p>1.16799</text:p>
          </table:table-cell>
          <table:table-cell table:formula="of:=[.$B705]" office:value-type="float" office:value="1.71751" calcext:value-type="float">
            <text:p>1.71751</text:p>
          </table:table-cell>
          <table:table-cell table:number-columns-repeated="8"/>
        </table:table-row>
        <table:table-row table:style-name="ro1">
          <table:table-cell office:value-type="float" office:value="-0.0406477" calcext:value-type="float">
            <text:p>-0.0406477</text:p>
          </table:table-cell>
          <table:table-cell office:value-type="float" office:value="1.18164" calcext:value-type="float">
            <text:p>1.181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06]" office:value-type="float" office:value="-0.0406477" calcext:value-type="float">
            <text:p>-0.0406477</text:p>
          </table:table-cell>
          <table:table-cell table:formula="of:=[.$B706]" office:value-type="float" office:value="1.18164" calcext:value-type="float">
            <text:p>1.18164</text:p>
          </table:table-cell>
          <table:table-cell table:number-columns-repeated="8"/>
        </table:table-row>
        <table:table-row table:style-name="ro1">
          <table:table-cell office:value-type="float" office:value="0.870701" calcext:value-type="float">
            <text:p>0.870701</text:p>
          </table:table-cell>
          <table:table-cell office:value-type="float" office:value="0.406502" calcext:value-type="float">
            <text:p>0.4065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07]" office:value-type="float" office:value="0.870701" calcext:value-type="float">
            <text:p>0.870701</text:p>
          </table:table-cell>
          <table:table-cell table:formula="of:=[.$B707]" office:value-type="float" office:value="0.406502" calcext:value-type="float">
            <text:p>0.406502</text:p>
          </table:table-cell>
          <table:table-cell table:number-columns-repeated="8"/>
        </table:table-row>
        <table:table-row table:style-name="ro1">
          <table:table-cell office:value-type="float" office:value="1.47236" calcext:value-type="float">
            <text:p>1.47236</text:p>
          </table:table-cell>
          <table:table-cell office:value-type="float" office:value="1.27779" calcext:value-type="float">
            <text:p>1.2777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08]" office:value-type="float" office:value="1.47236" calcext:value-type="float">
            <text:p>1.47236</text:p>
          </table:table-cell>
          <table:table-cell table:formula="of:=[.$B708]" office:value-type="float" office:value="1.27779" calcext:value-type="float">
            <text:p>1.27779</text:p>
          </table:table-cell>
          <table:table-cell table:number-columns-repeated="8"/>
        </table:table-row>
        <table:table-row table:style-name="ro1">
          <table:table-cell office:value-type="float" office:value="0.197351" calcext:value-type="float">
            <text:p>0.197351</text:p>
          </table:table-cell>
          <table:table-cell office:value-type="float" office:value="-1.24565" calcext:value-type="float">
            <text:p>-1.245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09]" office:value-type="float" office:value="0.197351" calcext:value-type="float">
            <text:p>0.197351</text:p>
          </table:table-cell>
          <table:table-cell table:formula="of:=[.$B709]" office:value-type="float" office:value="-1.24565" calcext:value-type="float">
            <text:p>-1.24565</text:p>
          </table:table-cell>
          <table:table-cell table:number-columns-repeated="8"/>
        </table:table-row>
        <table:table-row table:style-name="ro1">
          <table:table-cell office:value-type="float" office:value="0.547607" calcext:value-type="float">
            <text:p>0.547607</text:p>
          </table:table-cell>
          <table:table-cell office:value-type="float" office:value="-0.391566" calcext:value-type="float">
            <text:p>-0.39156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10]" office:value-type="float" office:value="0.547607" calcext:value-type="float">
            <text:p>0.547607</text:p>
          </table:table-cell>
          <table:table-cell table:formula="of:=[.$B710]" office:value-type="float" office:value="-0.391566" calcext:value-type="float">
            <text:p>-0.391566</text:p>
          </table:table-cell>
          <table:table-cell table:number-columns-repeated="8"/>
        </table:table-row>
        <table:table-row table:style-name="ro1">
          <table:table-cell office:value-type="float" office:value="1.52114" calcext:value-type="float">
            <text:p>1.52114</text:p>
          </table:table-cell>
          <table:table-cell office:value-type="float" office:value="1.55459" calcext:value-type="float">
            <text:p>1.5545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11]" office:value-type="float" office:value="1.52114" calcext:value-type="float">
            <text:p>1.52114</text:p>
          </table:table-cell>
          <table:table-cell table:formula="of:=[.$B711]" office:value-type="float" office:value="1.55459" calcext:value-type="float">
            <text:p>1.55459</text:p>
          </table:table-cell>
          <table:table-cell table:number-columns-repeated="8"/>
        </table:table-row>
        <table:table-row table:style-name="ro1">
          <table:table-cell office:value-type="float" office:value="-1.46374" calcext:value-type="float">
            <text:p>-1.46374</text:p>
          </table:table-cell>
          <table:table-cell office:value-type="float" office:value="-0.0428326" calcext:value-type="float">
            <text:p>-0.04283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12]" office:value-type="float" office:value="-1.46374" calcext:value-type="float">
            <text:p>-1.46374</text:p>
          </table:table-cell>
          <table:table-cell table:formula="of:=[.$B712]" office:value-type="float" office:value="-0.0428326" calcext:value-type="float">
            <text:p>-0.0428326</text:p>
          </table:table-cell>
          <table:table-cell table:number-columns-repeated="8"/>
        </table:table-row>
        <table:table-row table:style-name="ro1">
          <table:table-cell office:value-type="float" office:value="0.392188" calcext:value-type="float">
            <text:p>0.392188</text:p>
          </table:table-cell>
          <table:table-cell office:value-type="float" office:value="1.80034" calcext:value-type="float">
            <text:p>1.800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13]" office:value-type="float" office:value="0.392188" calcext:value-type="float">
            <text:p>0.392188</text:p>
          </table:table-cell>
          <table:table-cell table:formula="of:=[.$B713]" office:value-type="float" office:value="1.80034" calcext:value-type="float">
            <text:p>1.80034</text:p>
          </table:table-cell>
          <table:table-cell table:number-columns-repeated="8"/>
        </table:table-row>
        <table:table-row table:style-name="ro1">
          <table:table-cell office:value-type="float" office:value="2.96341" calcext:value-type="float">
            <text:p>2.96341</text:p>
          </table:table-cell>
          <table:table-cell office:value-type="float" office:value="1.76733" calcext:value-type="float">
            <text:p>1.767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14]" office:value-type="float" office:value="2.96341" calcext:value-type="float">
            <text:p>2.96341</text:p>
          </table:table-cell>
          <table:table-cell table:formula="of:=[.$B714]" office:value-type="float" office:value="1.76733" calcext:value-type="float">
            <text:p>1.76733</text:p>
          </table:table-cell>
          <table:table-cell table:number-columns-repeated="8"/>
        </table:table-row>
        <table:table-row table:style-name="ro1">
          <table:table-cell office:value-type="float" office:value="0.621168" calcext:value-type="float">
            <text:p>0.621168</text:p>
          </table:table-cell>
          <table:table-cell office:value-type="float" office:value="2.1657" calcext:value-type="float">
            <text:p>2.16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15]" office:value-type="float" office:value="0.621168" calcext:value-type="float">
            <text:p>0.621168</text:p>
          </table:table-cell>
          <table:table-cell table:formula="of:=[.$B715]" office:value-type="float" office:value="2.1657" calcext:value-type="float">
            <text:p>2.1657</text:p>
          </table:table-cell>
          <table:table-cell table:number-columns-repeated="8"/>
        </table:table-row>
        <table:table-row table:style-name="ro1">
          <table:table-cell office:value-type="float" office:value="-0.161301" calcext:value-type="float">
            <text:p>-0.161301</text:p>
          </table:table-cell>
          <table:table-cell office:value-type="float" office:value="0.0318761" calcext:value-type="float">
            <text:p>0.031876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16]" office:value-type="float" office:value="-0.161301" calcext:value-type="float">
            <text:p>-0.161301</text:p>
          </table:table-cell>
          <table:table-cell table:formula="of:=[.$B716]" office:value-type="float" office:value="0.0318761" calcext:value-type="float">
            <text:p>0.0318761</text:p>
          </table:table-cell>
          <table:table-cell table:number-columns-repeated="8"/>
        </table:table-row>
        <table:table-row table:style-name="ro1">
          <table:table-cell office:value-type="float" office:value="0.20799" calcext:value-type="float">
            <text:p>0.20799</text:p>
          </table:table-cell>
          <table:table-cell office:value-type="float" office:value="1.76351" calcext:value-type="float">
            <text:p>1.763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17]" office:value-type="float" office:value="0.20799" calcext:value-type="float">
            <text:p>0.20799</text:p>
          </table:table-cell>
          <table:table-cell table:formula="of:=[.$B717]" office:value-type="float" office:value="1.76351" calcext:value-type="float">
            <text:p>1.76351</text:p>
          </table:table-cell>
          <table:table-cell table:number-columns-repeated="8"/>
        </table:table-row>
        <table:table-row table:style-name="ro1">
          <table:table-cell office:value-type="float" office:value="-0.541673" calcext:value-type="float">
            <text:p>-0.541673</text:p>
          </table:table-cell>
          <table:table-cell office:value-type="float" office:value="-0.792273" calcext:value-type="float">
            <text:p>-0.7922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18]" office:value-type="float" office:value="-0.541673" calcext:value-type="float">
            <text:p>-0.541673</text:p>
          </table:table-cell>
          <table:table-cell table:formula="of:=[.$B718]" office:value-type="float" office:value="-0.792273" calcext:value-type="float">
            <text:p>-0.792273</text:p>
          </table:table-cell>
          <table:table-cell table:number-columns-repeated="8"/>
        </table:table-row>
        <table:table-row table:style-name="ro1">
          <table:table-cell office:value-type="float" office:value="-0.271887" calcext:value-type="float">
            <text:p>-0.271887</text:p>
          </table:table-cell>
          <table:table-cell office:value-type="float" office:value="1.65628" calcext:value-type="float">
            <text:p>1.6562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19]" office:value-type="float" office:value="-0.271887" calcext:value-type="float">
            <text:p>-0.271887</text:p>
          </table:table-cell>
          <table:table-cell table:formula="of:=[.$B719]" office:value-type="float" office:value="1.65628" calcext:value-type="float">
            <text:p>1.65628</text:p>
          </table:table-cell>
          <table:table-cell table:number-columns-repeated="8"/>
        </table:table-row>
        <table:table-row table:style-name="ro1">
          <table:table-cell office:value-type="float" office:value="3.5952" calcext:value-type="float">
            <text:p>3.5952</text:p>
          </table:table-cell>
          <table:table-cell office:value-type="float" office:value="1.65485" calcext:value-type="float">
            <text:p>1.6548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20]" office:value-type="float" office:value="3.5952" calcext:value-type="float">
            <text:p>3.5952</text:p>
          </table:table-cell>
          <table:table-cell table:formula="of:=[.$B720]" office:value-type="float" office:value="1.65485" calcext:value-type="float">
            <text:p>1.65485</text:p>
          </table:table-cell>
          <table:table-cell table:number-columns-repeated="8"/>
        </table:table-row>
        <table:table-row table:style-name="ro1">
          <table:table-cell office:value-type="float" office:value="-0.601296" calcext:value-type="float">
            <text:p>-0.601296</text:p>
          </table:table-cell>
          <table:table-cell office:value-type="float" office:value="-2.12054" calcext:value-type="float">
            <text:p>-2.120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21]" office:value-type="float" office:value="-0.601296" calcext:value-type="float">
            <text:p>-0.601296</text:p>
          </table:table-cell>
          <table:table-cell table:formula="of:=[.$B721]" office:value-type="float" office:value="-2.12054" calcext:value-type="float">
            <text:p>-2.12054</text:p>
          </table:table-cell>
          <table:table-cell table:number-columns-repeated="8"/>
        </table:table-row>
        <table:table-row table:style-name="ro1">
          <table:table-cell office:value-type="float" office:value="-0.518952" calcext:value-type="float">
            <text:p>-0.518952</text:p>
          </table:table-cell>
          <table:table-cell office:value-type="float" office:value="0.659464" calcext:value-type="float">
            <text:p>0.65946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22]" office:value-type="float" office:value="-0.518952" calcext:value-type="float">
            <text:p>-0.518952</text:p>
          </table:table-cell>
          <table:table-cell table:formula="of:=[.$B722]" office:value-type="float" office:value="0.659464" calcext:value-type="float">
            <text:p>0.659464</text:p>
          </table:table-cell>
          <table:table-cell table:number-columns-repeated="8"/>
        </table:table-row>
        <table:table-row table:style-name="ro1">
          <table:table-cell office:value-type="float" office:value="0.925536" calcext:value-type="float">
            <text:p>0.925536</text:p>
          </table:table-cell>
          <table:table-cell office:value-type="float" office:value="1.24523" calcext:value-type="float">
            <text:p>1.245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23]" office:value-type="float" office:value="0.925536" calcext:value-type="float">
            <text:p>0.925536</text:p>
          </table:table-cell>
          <table:table-cell table:formula="of:=[.$B723]" office:value-type="float" office:value="1.24523" calcext:value-type="float">
            <text:p>1.24523</text:p>
          </table:table-cell>
          <table:table-cell table:number-columns-repeated="8"/>
        </table:table-row>
        <table:table-row table:style-name="ro1">
          <table:table-cell office:value-type="float" office:value="0.718307" calcext:value-type="float">
            <text:p>0.718307</text:p>
          </table:table-cell>
          <table:table-cell office:value-type="float" office:value="-0.698784" calcext:value-type="float">
            <text:p>-0.69878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24]" office:value-type="float" office:value="0.718307" calcext:value-type="float">
            <text:p>0.718307</text:p>
          </table:table-cell>
          <table:table-cell table:formula="of:=[.$B724]" office:value-type="float" office:value="-0.698784" calcext:value-type="float">
            <text:p>-0.698784</text:p>
          </table:table-cell>
          <table:table-cell table:number-columns-repeated="8"/>
        </table:table-row>
        <table:table-row table:style-name="ro1">
          <table:table-cell office:value-type="float" office:value="0.621476" calcext:value-type="float">
            <text:p>0.621476</text:p>
          </table:table-cell>
          <table:table-cell office:value-type="float" office:value="-0.481676" calcext:value-type="float">
            <text:p>-0.4816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25]" office:value-type="float" office:value="0.621476" calcext:value-type="float">
            <text:p>0.621476</text:p>
          </table:table-cell>
          <table:table-cell table:formula="of:=[.$B725]" office:value-type="float" office:value="-0.481676" calcext:value-type="float">
            <text:p>-0.481676</text:p>
          </table:table-cell>
          <table:table-cell table:number-columns-repeated="8"/>
        </table:table-row>
        <table:table-row table:style-name="ro1">
          <table:table-cell office:value-type="float" office:value="-1.02033" calcext:value-type="float">
            <text:p>-1.02033</text:p>
          </table:table-cell>
          <table:table-cell office:value-type="float" office:value="0.0108871" calcext:value-type="float">
            <text:p>0.010887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26]" office:value-type="float" office:value="-1.02033" calcext:value-type="float">
            <text:p>-1.02033</text:p>
          </table:table-cell>
          <table:table-cell table:formula="of:=[.$B726]" office:value-type="float" office:value="0.0108871" calcext:value-type="float">
            <text:p>0.0108871</text:p>
          </table:table-cell>
          <table:table-cell table:number-columns-repeated="8"/>
        </table:table-row>
        <table:table-row table:style-name="ro1">
          <table:table-cell office:value-type="float" office:value="1.39428" calcext:value-type="float">
            <text:p>1.39428</text:p>
          </table:table-cell>
          <table:table-cell office:value-type="float" office:value="1.64546" calcext:value-type="float">
            <text:p>1.645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27]" office:value-type="float" office:value="1.39428" calcext:value-type="float">
            <text:p>1.39428</text:p>
          </table:table-cell>
          <table:table-cell table:formula="of:=[.$B727]" office:value-type="float" office:value="1.64546" calcext:value-type="float">
            <text:p>1.64546</text:p>
          </table:table-cell>
          <table:table-cell table:number-columns-repeated="8"/>
        </table:table-row>
        <table:table-row table:style-name="ro1">
          <table:table-cell office:value-type="float" office:value="-0.464501" calcext:value-type="float">
            <text:p>-0.464501</text:p>
          </table:table-cell>
          <table:table-cell office:value-type="float" office:value="-0.779676" calcext:value-type="float">
            <text:p>-0.7796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28]" office:value-type="float" office:value="-0.464501" calcext:value-type="float">
            <text:p>-0.464501</text:p>
          </table:table-cell>
          <table:table-cell table:formula="of:=[.$B728]" office:value-type="float" office:value="-0.779676" calcext:value-type="float">
            <text:p>-0.779676</text:p>
          </table:table-cell>
          <table:table-cell table:number-columns-repeated="8"/>
        </table:table-row>
        <table:table-row table:style-name="ro1">
          <table:table-cell office:value-type="float" office:value="1.51506" calcext:value-type="float">
            <text:p>1.51506</text:p>
          </table:table-cell>
          <table:table-cell office:value-type="float" office:value="-0.690093" calcext:value-type="float">
            <text:p>-0.69009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29]" office:value-type="float" office:value="1.51506" calcext:value-type="float">
            <text:p>1.51506</text:p>
          </table:table-cell>
          <table:table-cell table:formula="of:=[.$B729]" office:value-type="float" office:value="-0.690093" calcext:value-type="float">
            <text:p>-0.690093</text:p>
          </table:table-cell>
          <table:table-cell table:number-columns-repeated="8"/>
        </table:table-row>
        <table:table-row table:style-name="ro1">
          <table:table-cell office:value-type="float" office:value="1.20667" calcext:value-type="float">
            <text:p>1.20667</text:p>
          </table:table-cell>
          <table:table-cell office:value-type="float" office:value="-0.320237" calcext:value-type="float">
            <text:p>-0.3202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30]" office:value-type="float" office:value="1.20667" calcext:value-type="float">
            <text:p>1.20667</text:p>
          </table:table-cell>
          <table:table-cell table:formula="of:=[.$B730]" office:value-type="float" office:value="-0.320237" calcext:value-type="float">
            <text:p>-0.320237</text:p>
          </table:table-cell>
          <table:table-cell table:number-columns-repeated="8"/>
        </table:table-row>
        <table:table-row table:style-name="ro1">
          <table:table-cell office:value-type="float" office:value="-0.790201" calcext:value-type="float">
            <text:p>-0.790201</text:p>
          </table:table-cell>
          <table:table-cell office:value-type="float" office:value="1.03334" calcext:value-type="float">
            <text:p>1.0333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31]" office:value-type="float" office:value="-0.790201" calcext:value-type="float">
            <text:p>-0.790201</text:p>
          </table:table-cell>
          <table:table-cell table:formula="of:=[.$B731]" office:value-type="float" office:value="1.03334" calcext:value-type="float">
            <text:p>1.03334</text:p>
          </table:table-cell>
          <table:table-cell table:number-columns-repeated="8"/>
        </table:table-row>
        <table:table-row table:style-name="ro1">
          <table:table-cell office:value-type="float" office:value="-1.25483" calcext:value-type="float">
            <text:p>-1.25483</text:p>
          </table:table-cell>
          <table:table-cell office:value-type="float" office:value="0.17226" calcext:value-type="float">
            <text:p>0.1722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32]" office:value-type="float" office:value="-1.25483" calcext:value-type="float">
            <text:p>-1.25483</text:p>
          </table:table-cell>
          <table:table-cell table:formula="of:=[.$B732]" office:value-type="float" office:value="0.17226" calcext:value-type="float">
            <text:p>0.17226</text:p>
          </table:table-cell>
          <table:table-cell table:number-columns-repeated="8"/>
        </table:table-row>
        <table:table-row table:style-name="ro1">
          <table:table-cell office:value-type="float" office:value="-1.11545" calcext:value-type="float">
            <text:p>-1.11545</text:p>
          </table:table-cell>
          <table:table-cell office:value-type="float" office:value="0.259995" calcext:value-type="float">
            <text:p>0.2599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33]" office:value-type="float" office:value="-1.11545" calcext:value-type="float">
            <text:p>-1.11545</text:p>
          </table:table-cell>
          <table:table-cell table:formula="of:=[.$B733]" office:value-type="float" office:value="0.259995" calcext:value-type="float">
            <text:p>0.259995</text:p>
          </table:table-cell>
          <table:table-cell table:number-columns-repeated="8"/>
        </table:table-row>
        <table:table-row table:style-name="ro1">
          <table:table-cell office:value-type="float" office:value="0.0787059" calcext:value-type="float">
            <text:p>0.0787059</text:p>
          </table:table-cell>
          <table:table-cell office:value-type="float" office:value="1.52239" calcext:value-type="float">
            <text:p>1.5223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34]" office:value-type="float" office:value="0.0787059" calcext:value-type="float">
            <text:p>0.0787059</text:p>
          </table:table-cell>
          <table:table-cell table:formula="of:=[.$B734]" office:value-type="float" office:value="1.52239" calcext:value-type="float">
            <text:p>1.52239</text:p>
          </table:table-cell>
          <table:table-cell table:number-columns-repeated="8"/>
        </table:table-row>
        <table:table-row table:style-name="ro1">
          <table:table-cell office:value-type="float" office:value="-0.063575" calcext:value-type="float">
            <text:p>-0.063575</text:p>
          </table:table-cell>
          <table:table-cell office:value-type="float" office:value="1.25883" calcext:value-type="float">
            <text:p>1.2588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35]" office:value-type="float" office:value="-0.063575" calcext:value-type="float">
            <text:p>-0.063575</text:p>
          </table:table-cell>
          <table:table-cell table:formula="of:=[.$B735]" office:value-type="float" office:value="1.25883" calcext:value-type="float">
            <text:p>1.25883</text:p>
          </table:table-cell>
          <table:table-cell table:number-columns-repeated="8"/>
        </table:table-row>
        <table:table-row table:style-name="ro1">
          <table:table-cell office:value-type="float" office:value="0.27081" calcext:value-type="float">
            <text:p>0.27081</text:p>
          </table:table-cell>
          <table:table-cell office:value-type="float" office:value="0.230289" calcext:value-type="float">
            <text:p>0.2302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36]" office:value-type="float" office:value="0.27081" calcext:value-type="float">
            <text:p>0.27081</text:p>
          </table:table-cell>
          <table:table-cell table:formula="of:=[.$B736]" office:value-type="float" office:value="0.230289" calcext:value-type="float">
            <text:p>0.230289</text:p>
          </table:table-cell>
          <table:table-cell table:number-columns-repeated="8"/>
        </table:table-row>
        <table:table-row table:style-name="ro1">
          <table:table-cell office:value-type="float" office:value="0.205136" calcext:value-type="float">
            <text:p>0.205136</text:p>
          </table:table-cell>
          <table:table-cell office:value-type="float" office:value="1.7966" calcext:value-type="float">
            <text:p>1.79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37]" office:value-type="float" office:value="0.205136" calcext:value-type="float">
            <text:p>0.205136</text:p>
          </table:table-cell>
          <table:table-cell table:formula="of:=[.$B737]" office:value-type="float" office:value="1.7966" calcext:value-type="float">
            <text:p>1.7966</text:p>
          </table:table-cell>
          <table:table-cell table:number-columns-repeated="8"/>
        </table:table-row>
        <table:table-row table:style-name="ro1">
          <table:table-cell office:value-type="float" office:value="-0.70802" calcext:value-type="float">
            <text:p>-0.70802</text:p>
          </table:table-cell>
          <table:table-cell office:value-type="float" office:value="-0.201046" calcext:value-type="float">
            <text:p>-0.20104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38]" office:value-type="float" office:value="-0.70802" calcext:value-type="float">
            <text:p>-0.70802</text:p>
          </table:table-cell>
          <table:table-cell table:formula="of:=[.$B738]" office:value-type="float" office:value="-0.201046" calcext:value-type="float">
            <text:p>-0.201046</text:p>
          </table:table-cell>
          <table:table-cell table:number-columns-repeated="8"/>
        </table:table-row>
        <table:table-row table:style-name="ro1">
          <table:table-cell office:value-type="float" office:value="2.19432" calcext:value-type="float">
            <text:p>2.19432</text:p>
          </table:table-cell>
          <table:table-cell office:value-type="float" office:value="0.886393" calcext:value-type="float">
            <text:p>0.88639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39]" office:value-type="float" office:value="2.19432" calcext:value-type="float">
            <text:p>2.19432</text:p>
          </table:table-cell>
          <table:table-cell table:formula="of:=[.$B739]" office:value-type="float" office:value="0.886393" calcext:value-type="float">
            <text:p>0.886393</text:p>
          </table:table-cell>
          <table:table-cell table:number-columns-repeated="8"/>
        </table:table-row>
        <table:table-row table:style-name="ro1">
          <table:table-cell office:value-type="float" office:value="2.65776" calcext:value-type="float">
            <text:p>2.65776</text:p>
          </table:table-cell>
          <table:table-cell office:value-type="float" office:value="0.353482" calcext:value-type="float">
            <text:p>0.35348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40]" office:value-type="float" office:value="2.65776" calcext:value-type="float">
            <text:p>2.65776</text:p>
          </table:table-cell>
          <table:table-cell table:formula="of:=[.$B740]" office:value-type="float" office:value="0.353482" calcext:value-type="float">
            <text:p>0.353482</text:p>
          </table:table-cell>
          <table:table-cell table:number-columns-repeated="8"/>
        </table:table-row>
        <table:table-row table:style-name="ro1">
          <table:table-cell office:value-type="float" office:value="-1.70209" calcext:value-type="float">
            <text:p>-1.70209</text:p>
          </table:table-cell>
          <table:table-cell office:value-type="float" office:value="-2.33112" calcext:value-type="float">
            <text:p>-2.3311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41]" office:value-type="float" office:value="-1.70209" calcext:value-type="float">
            <text:p>-1.70209</text:p>
          </table:table-cell>
          <table:table-cell table:formula="of:=[.$B741]" office:value-type="float" office:value="-2.33112" calcext:value-type="float">
            <text:p>-2.33112</text:p>
          </table:table-cell>
          <table:table-cell table:number-columns-repeated="8"/>
        </table:table-row>
        <table:table-row table:style-name="ro1">
          <table:table-cell office:value-type="float" office:value="0.597829" calcext:value-type="float">
            <text:p>0.597829</text:p>
          </table:table-cell>
          <table:table-cell office:value-type="float" office:value="-0.824602" calcext:value-type="float">
            <text:p>-0.8246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42]" office:value-type="float" office:value="0.597829" calcext:value-type="float">
            <text:p>0.597829</text:p>
          </table:table-cell>
          <table:table-cell table:formula="of:=[.$B742]" office:value-type="float" office:value="-0.824602" calcext:value-type="float">
            <text:p>-0.824602</text:p>
          </table:table-cell>
          <table:table-cell table:number-columns-repeated="8"/>
        </table:table-row>
        <table:table-row table:style-name="ro1">
          <table:table-cell office:value-type="float" office:value="-0.624183" calcext:value-type="float">
            <text:p>-0.624183</text:p>
          </table:table-cell>
          <table:table-cell office:value-type="float" office:value="1.50005" calcext:value-type="float">
            <text:p>1.500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43]" office:value-type="float" office:value="-0.624183" calcext:value-type="float">
            <text:p>-0.624183</text:p>
          </table:table-cell>
          <table:table-cell table:formula="of:=[.$B743]" office:value-type="float" office:value="1.50005" calcext:value-type="float">
            <text:p>1.50005</text:p>
          </table:table-cell>
          <table:table-cell table:number-columns-repeated="8"/>
        </table:table-row>
        <table:table-row table:style-name="ro1">
          <table:table-cell office:value-type="float" office:value="0.0838689" calcext:value-type="float">
            <text:p>0.0838689</text:p>
          </table:table-cell>
          <table:table-cell office:value-type="float" office:value="1.44158" calcext:value-type="float">
            <text:p>1.4415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44]" office:value-type="float" office:value="0.0838689" calcext:value-type="float">
            <text:p>0.0838689</text:p>
          </table:table-cell>
          <table:table-cell table:formula="of:=[.$B744]" office:value-type="float" office:value="1.44158" calcext:value-type="float">
            <text:p>1.44158</text:p>
          </table:table-cell>
          <table:table-cell table:number-columns-repeated="8"/>
        </table:table-row>
        <table:table-row table:style-name="ro1">
          <table:table-cell office:value-type="float" office:value="-0.746704" calcext:value-type="float">
            <text:p>-0.746704</text:p>
          </table:table-cell>
          <table:table-cell office:value-type="float" office:value="1.00669" calcext:value-type="float">
            <text:p>1.006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45]" office:value-type="float" office:value="-0.746704" calcext:value-type="float">
            <text:p>-0.746704</text:p>
          </table:table-cell>
          <table:table-cell table:formula="of:=[.$B745]" office:value-type="float" office:value="1.00669" calcext:value-type="float">
            <text:p>1.00669</text:p>
          </table:table-cell>
          <table:table-cell table:number-columns-repeated="8"/>
        </table:table-row>
        <table:table-row table:style-name="ro1">
          <table:table-cell office:value-type="float" office:value="0.669517" calcext:value-type="float">
            <text:p>0.669517</text:p>
          </table:table-cell>
          <table:table-cell office:value-type="float" office:value="-0.252758" calcext:value-type="float">
            <text:p>-0.25275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46]" office:value-type="float" office:value="0.669517" calcext:value-type="float">
            <text:p>0.669517</text:p>
          </table:table-cell>
          <table:table-cell table:formula="of:=[.$B746]" office:value-type="float" office:value="-0.252758" calcext:value-type="float">
            <text:p>-0.252758</text:p>
          </table:table-cell>
          <table:table-cell table:number-columns-repeated="8"/>
        </table:table-row>
        <table:table-row table:style-name="ro1">
          <table:table-cell office:value-type="float" office:value="1.62188" calcext:value-type="float">
            <text:p>1.62188</text:p>
          </table:table-cell>
          <table:table-cell office:value-type="float" office:value="-0.000124303" calcext:value-type="float">
            <text:p>-0.00012430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47]" office:value-type="float" office:value="1.62188" calcext:value-type="float">
            <text:p>1.62188</text:p>
          </table:table-cell>
          <table:table-cell table:formula="of:=[.$B747]" office:value-type="float" office:value="-0.000124303" calcext:value-type="float">
            <text:p>-0.000124303</text:p>
          </table:table-cell>
          <table:table-cell table:number-columns-repeated="8"/>
        </table:table-row>
        <table:table-row table:style-name="ro1">
          <table:table-cell office:value-type="float" office:value="0.770289" calcext:value-type="float">
            <text:p>0.770289</text:p>
          </table:table-cell>
          <table:table-cell office:value-type="float" office:value="-0.405644" calcext:value-type="float">
            <text:p>-0.4056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48]" office:value-type="float" office:value="0.770289" calcext:value-type="float">
            <text:p>0.770289</text:p>
          </table:table-cell>
          <table:table-cell table:formula="of:=[.$B748]" office:value-type="float" office:value="-0.405644" calcext:value-type="float">
            <text:p>-0.405644</text:p>
          </table:table-cell>
          <table:table-cell table:number-columns-repeated="8"/>
        </table:table-row>
        <table:table-row table:style-name="ro1">
          <table:table-cell office:value-type="float" office:value="-0.713236" calcext:value-type="float">
            <text:p>-0.713236</text:p>
          </table:table-cell>
          <table:table-cell office:value-type="float" office:value="0.957972" calcext:value-type="float">
            <text:p>0.95797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49]" office:value-type="float" office:value="-0.713236" calcext:value-type="float">
            <text:p>-0.713236</text:p>
          </table:table-cell>
          <table:table-cell table:formula="of:=[.$B749]" office:value-type="float" office:value="0.957972" calcext:value-type="float">
            <text:p>0.957972</text:p>
          </table:table-cell>
          <table:table-cell table:number-columns-repeated="8"/>
        </table:table-row>
        <table:table-row table:style-name="ro1">
          <table:table-cell office:value-type="float" office:value="0.397541" calcext:value-type="float">
            <text:p>0.397541</text:p>
          </table:table-cell>
          <table:table-cell office:value-type="float" office:value="1.85147" calcext:value-type="float">
            <text:p>1.851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50]" office:value-type="float" office:value="0.397541" calcext:value-type="float">
            <text:p>0.397541</text:p>
          </table:table-cell>
          <table:table-cell table:formula="of:=[.$B750]" office:value-type="float" office:value="1.85147" calcext:value-type="float">
            <text:p>1.85147</text:p>
          </table:table-cell>
          <table:table-cell table:number-columns-repeated="8"/>
        </table:table-row>
        <table:table-row table:style-name="ro1">
          <table:table-cell office:value-type="float" office:value="-1.40985" calcext:value-type="float">
            <text:p>-1.40985</text:p>
          </table:table-cell>
          <table:table-cell office:value-type="float" office:value="-0.0541955" calcext:value-type="float">
            <text:p>-0.054195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51]" office:value-type="float" office:value="-1.40985" calcext:value-type="float">
            <text:p>-1.40985</text:p>
          </table:table-cell>
          <table:table-cell table:formula="of:=[.$B751]" office:value-type="float" office:value="-0.0541955" calcext:value-type="float">
            <text:p>-0.0541955</text:p>
          </table:table-cell>
          <table:table-cell table:number-columns-repeated="8"/>
        </table:table-row>
        <table:table-row table:style-name="ro1">
          <table:table-cell office:value-type="float" office:value="-0.0610185" calcext:value-type="float">
            <text:p>-0.0610185</text:p>
          </table:table-cell>
          <table:table-cell office:value-type="float" office:value="-0.541345" calcext:value-type="float">
            <text:p>-0.54134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52]" office:value-type="float" office:value="-0.0610185" calcext:value-type="float">
            <text:p>-0.0610185</text:p>
          </table:table-cell>
          <table:table-cell table:formula="of:=[.$B752]" office:value-type="float" office:value="-0.541345" calcext:value-type="float">
            <text:p>-0.541345</text:p>
          </table:table-cell>
          <table:table-cell table:number-columns-repeated="8"/>
        </table:table-row>
        <table:table-row table:style-name="ro1">
          <table:table-cell office:value-type="float" office:value="1.51599" calcext:value-type="float">
            <text:p>1.51599</text:p>
          </table:table-cell>
          <table:table-cell office:value-type="float" office:value="3.05751" calcext:value-type="float">
            <text:p>3.0575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53]" office:value-type="float" office:value="1.51599" calcext:value-type="float">
            <text:p>1.51599</text:p>
          </table:table-cell>
          <table:table-cell table:formula="of:=[.$B753]" office:value-type="float" office:value="3.05751" calcext:value-type="float">
            <text:p>3.05751</text:p>
          </table:table-cell>
          <table:table-cell table:number-columns-repeated="8"/>
        </table:table-row>
        <table:table-row table:style-name="ro1">
          <table:table-cell office:value-type="float" office:value="-0.357403" calcext:value-type="float">
            <text:p>-0.357403</text:p>
          </table:table-cell>
          <table:table-cell office:value-type="float" office:value="0.698856" calcext:value-type="float">
            <text:p>0.6988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54]" office:value-type="float" office:value="-0.357403" calcext:value-type="float">
            <text:p>-0.357403</text:p>
          </table:table-cell>
          <table:table-cell table:formula="of:=[.$B754]" office:value-type="float" office:value="0.698856" calcext:value-type="float">
            <text:p>0.698856</text:p>
          </table:table-cell>
          <table:table-cell table:number-columns-repeated="8"/>
        </table:table-row>
        <table:table-row table:style-name="ro1">
          <table:table-cell office:value-type="float" office:value="1.66415" calcext:value-type="float">
            <text:p>1.66415</text:p>
          </table:table-cell>
          <table:table-cell office:value-type="float" office:value="1.1009" calcext:value-type="float">
            <text:p>1.10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55]" office:value-type="float" office:value="1.66415" calcext:value-type="float">
            <text:p>1.66415</text:p>
          </table:table-cell>
          <table:table-cell table:formula="of:=[.$B755]" office:value-type="float" office:value="1.1009" calcext:value-type="float">
            <text:p>1.1009</text:p>
          </table:table-cell>
          <table:table-cell table:number-columns-repeated="8"/>
        </table:table-row>
        <table:table-row table:style-name="ro1">
          <table:table-cell office:value-type="float" office:value="0.420966" calcext:value-type="float">
            <text:p>0.420966</text:p>
          </table:table-cell>
          <table:table-cell office:value-type="float" office:value="-1.10841" calcext:value-type="float">
            <text:p>-1.1084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56]" office:value-type="float" office:value="0.420966" calcext:value-type="float">
            <text:p>0.420966</text:p>
          </table:table-cell>
          <table:table-cell table:formula="of:=[.$B756]" office:value-type="float" office:value="-1.10841" calcext:value-type="float">
            <text:p>-1.10841</text:p>
          </table:table-cell>
          <table:table-cell table:number-columns-repeated="8"/>
        </table:table-row>
        <table:table-row table:style-name="ro1">
          <table:table-cell office:value-type="float" office:value="-0.749366" calcext:value-type="float">
            <text:p>-0.749366</text:p>
          </table:table-cell>
          <table:table-cell office:value-type="float" office:value="0.492802" calcext:value-type="float">
            <text:p>0.4928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57]" office:value-type="float" office:value="-0.749366" calcext:value-type="float">
            <text:p>-0.749366</text:p>
          </table:table-cell>
          <table:table-cell table:formula="of:=[.$B757]" office:value-type="float" office:value="0.492802" calcext:value-type="float">
            <text:p>0.492802</text:p>
          </table:table-cell>
          <table:table-cell table:number-columns-repeated="8"/>
        </table:table-row>
        <table:table-row table:style-name="ro1">
          <table:table-cell office:value-type="float" office:value="0.333044" calcext:value-type="float">
            <text:p>0.333044</text:p>
          </table:table-cell>
          <table:table-cell office:value-type="float" office:value="1.57608" calcext:value-type="float">
            <text:p>1.576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58]" office:value-type="float" office:value="0.333044" calcext:value-type="float">
            <text:p>0.333044</text:p>
          </table:table-cell>
          <table:table-cell table:formula="of:=[.$B758]" office:value-type="float" office:value="1.57608" calcext:value-type="float">
            <text:p>1.57608</text:p>
          </table:table-cell>
          <table:table-cell table:number-columns-repeated="8"/>
        </table:table-row>
        <table:table-row table:style-name="ro1">
          <table:table-cell office:value-type="float" office:value="-0.53486" calcext:value-type="float">
            <text:p>-0.53486</text:p>
          </table:table-cell>
          <table:table-cell office:value-type="float" office:value="0.607407" calcext:value-type="float">
            <text:p>0.60740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59]" office:value-type="float" office:value="-0.53486" calcext:value-type="float">
            <text:p>-0.53486</text:p>
          </table:table-cell>
          <table:table-cell table:formula="of:=[.$B759]" office:value-type="float" office:value="0.607407" calcext:value-type="float">
            <text:p>0.607407</text:p>
          </table:table-cell>
          <table:table-cell table:number-columns-repeated="8"/>
        </table:table-row>
        <table:table-row table:style-name="ro1">
          <table:table-cell office:value-type="float" office:value="0.0333801" calcext:value-type="float">
            <text:p>0.0333801</text:p>
          </table:table-cell>
          <table:table-cell office:value-type="float" office:value="0.424399" calcext:value-type="float">
            <text:p>0.4243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60]" office:value-type="float" office:value="0.0333801" calcext:value-type="float">
            <text:p>0.0333801</text:p>
          </table:table-cell>
          <table:table-cell table:formula="of:=[.$B760]" office:value-type="float" office:value="0.424399" calcext:value-type="float">
            <text:p>0.424399</text:p>
          </table:table-cell>
          <table:table-cell table:number-columns-repeated="8"/>
        </table:table-row>
        <table:table-row table:style-name="ro1">
          <table:table-cell office:value-type="float" office:value="-1.23399" calcext:value-type="float">
            <text:p>-1.23399</text:p>
          </table:table-cell>
          <table:table-cell office:value-type="float" office:value="-1.28352" calcext:value-type="float">
            <text:p>-1.283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61]" office:value-type="float" office:value="-1.23399" calcext:value-type="float">
            <text:p>-1.23399</text:p>
          </table:table-cell>
          <table:table-cell table:formula="of:=[.$B761]" office:value-type="float" office:value="-1.28352" calcext:value-type="float">
            <text:p>-1.28352</text:p>
          </table:table-cell>
          <table:table-cell table:number-columns-repeated="8"/>
        </table:table-row>
        <table:table-row table:style-name="ro1">
          <table:table-cell office:value-type="float" office:value="-0.220672" calcext:value-type="float">
            <text:p>-0.220672</text:p>
          </table:table-cell>
          <table:table-cell office:value-type="float" office:value="1.49369" calcext:value-type="float">
            <text:p>1.4936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62]" office:value-type="float" office:value="-0.220672" calcext:value-type="float">
            <text:p>-0.220672</text:p>
          </table:table-cell>
          <table:table-cell table:formula="of:=[.$B762]" office:value-type="float" office:value="1.49369" calcext:value-type="float">
            <text:p>1.49369</text:p>
          </table:table-cell>
          <table:table-cell table:number-columns-repeated="8"/>
        </table:table-row>
        <table:table-row table:style-name="ro1">
          <table:table-cell office:value-type="float" office:value="2.63118" calcext:value-type="float">
            <text:p>2.63118</text:p>
          </table:table-cell>
          <table:table-cell office:value-type="float" office:value="1.47849" calcext:value-type="float">
            <text:p>1.478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63]" office:value-type="float" office:value="2.63118" calcext:value-type="float">
            <text:p>2.63118</text:p>
          </table:table-cell>
          <table:table-cell table:formula="of:=[.$B763]" office:value-type="float" office:value="1.47849" calcext:value-type="float">
            <text:p>1.47849</text:p>
          </table:table-cell>
          <table:table-cell table:number-columns-repeated="8"/>
        </table:table-row>
        <table:table-row table:style-name="ro1">
          <table:table-cell office:value-type="float" office:value="3.66252" calcext:value-type="float">
            <text:p>3.66252</text:p>
          </table:table-cell>
          <table:table-cell office:value-type="float" office:value="2.03771" calcext:value-type="float">
            <text:p>2.0377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64]" office:value-type="float" office:value="3.66252" calcext:value-type="float">
            <text:p>3.66252</text:p>
          </table:table-cell>
          <table:table-cell table:formula="of:=[.$B764]" office:value-type="float" office:value="2.03771" calcext:value-type="float">
            <text:p>2.03771</text:p>
          </table:table-cell>
          <table:table-cell table:number-columns-repeated="8"/>
        </table:table-row>
        <table:table-row table:style-name="ro1">
          <table:table-cell office:value-type="float" office:value="2.61865" calcext:value-type="float">
            <text:p>2.61865</text:p>
          </table:table-cell>
          <table:table-cell office:value-type="float" office:value="2.20592" calcext:value-type="float">
            <text:p>2.2059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65]" office:value-type="float" office:value="2.61865" calcext:value-type="float">
            <text:p>2.61865</text:p>
          </table:table-cell>
          <table:table-cell table:formula="of:=[.$B765]" office:value-type="float" office:value="2.20592" calcext:value-type="float">
            <text:p>2.20592</text:p>
          </table:table-cell>
          <table:table-cell table:number-columns-repeated="8"/>
        </table:table-row>
        <table:table-row table:style-name="ro1">
          <table:table-cell office:value-type="float" office:value="2.86306" calcext:value-type="float">
            <text:p>2.86306</text:p>
          </table:table-cell>
          <table:table-cell office:value-type="float" office:value="2.80593" calcext:value-type="float">
            <text:p>2.8059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66]" office:value-type="float" office:value="2.86306" calcext:value-type="float">
            <text:p>2.86306</text:p>
          </table:table-cell>
          <table:table-cell table:formula="of:=[.$B766]" office:value-type="float" office:value="2.80593" calcext:value-type="float">
            <text:p>2.80593</text:p>
          </table:table-cell>
          <table:table-cell table:number-columns-repeated="8"/>
        </table:table-row>
        <table:table-row table:style-name="ro1">
          <table:table-cell office:value-type="float" office:value="0.375101" calcext:value-type="float">
            <text:p>0.375101</text:p>
          </table:table-cell>
          <table:table-cell office:value-type="float" office:value="0.121547" calcext:value-type="float">
            <text:p>0.12154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67]" office:value-type="float" office:value="0.375101" calcext:value-type="float">
            <text:p>0.375101</text:p>
          </table:table-cell>
          <table:table-cell table:formula="of:=[.$B767]" office:value-type="float" office:value="0.121547" calcext:value-type="float">
            <text:p>0.121547</text:p>
          </table:table-cell>
          <table:table-cell table:number-columns-repeated="8"/>
        </table:table-row>
        <table:table-row table:style-name="ro1">
          <table:table-cell office:value-type="float" office:value="-0.339212" calcext:value-type="float">
            <text:p>-0.339212</text:p>
          </table:table-cell>
          <table:table-cell office:value-type="float" office:value="1.03967" calcext:value-type="float">
            <text:p>1.0396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68]" office:value-type="float" office:value="-0.339212" calcext:value-type="float">
            <text:p>-0.339212</text:p>
          </table:table-cell>
          <table:table-cell table:formula="of:=[.$B768]" office:value-type="float" office:value="1.03967" calcext:value-type="float">
            <text:p>1.03967</text:p>
          </table:table-cell>
          <table:table-cell table:number-columns-repeated="8"/>
        </table:table-row>
        <table:table-row table:style-name="ro1">
          <table:table-cell office:value-type="float" office:value="-1.01631" calcext:value-type="float">
            <text:p>-1.01631</text:p>
          </table:table-cell>
          <table:table-cell office:value-type="float" office:value="1.11196" calcext:value-type="float">
            <text:p>1.1119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69]" office:value-type="float" office:value="-1.01631" calcext:value-type="float">
            <text:p>-1.01631</text:p>
          </table:table-cell>
          <table:table-cell table:formula="of:=[.$B769]" office:value-type="float" office:value="1.11196" calcext:value-type="float">
            <text:p>1.11196</text:p>
          </table:table-cell>
          <table:table-cell table:number-columns-repeated="8"/>
        </table:table-row>
        <table:table-row table:style-name="ro1">
          <table:table-cell office:value-type="float" office:value="0.631835" calcext:value-type="float">
            <text:p>0.631835</text:p>
          </table:table-cell>
          <table:table-cell office:value-type="float" office:value="2.1932" calcext:value-type="float">
            <text:p>2.193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70]" office:value-type="float" office:value="0.631835" calcext:value-type="float">
            <text:p>0.631835</text:p>
          </table:table-cell>
          <table:table-cell table:formula="of:=[.$B770]" office:value-type="float" office:value="2.1932" calcext:value-type="float">
            <text:p>2.1932</text:p>
          </table:table-cell>
          <table:table-cell table:number-columns-repeated="8"/>
        </table:table-row>
        <table:table-row table:style-name="ro1">
          <table:table-cell office:value-type="float" office:value="0.576952" calcext:value-type="float">
            <text:p>0.576952</text:p>
          </table:table-cell>
          <table:table-cell office:value-type="float" office:value="-0.404533" calcext:value-type="float">
            <text:p>-0.40453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71]" office:value-type="float" office:value="0.576952" calcext:value-type="float">
            <text:p>0.576952</text:p>
          </table:table-cell>
          <table:table-cell table:formula="of:=[.$B771]" office:value-type="float" office:value="-0.404533" calcext:value-type="float">
            <text:p>-0.404533</text:p>
          </table:table-cell>
          <table:table-cell table:number-columns-repeated="8"/>
        </table:table-row>
        <table:table-row table:style-name="ro1">
          <table:table-cell office:value-type="float" office:value="0.505105" calcext:value-type="float">
            <text:p>0.505105</text:p>
          </table:table-cell>
          <table:table-cell office:value-type="float" office:value="-1.09743" calcext:value-type="float">
            <text:p>-1.097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72]" office:value-type="float" office:value="0.505105" calcext:value-type="float">
            <text:p>0.505105</text:p>
          </table:table-cell>
          <table:table-cell table:formula="of:=[.$B772]" office:value-type="float" office:value="-1.09743" calcext:value-type="float">
            <text:p>-1.09743</text:p>
          </table:table-cell>
          <table:table-cell table:number-columns-repeated="8"/>
        </table:table-row>
        <table:table-row table:style-name="ro1">
          <table:table-cell office:value-type="float" office:value="-0.178817" calcext:value-type="float">
            <text:p>-0.178817</text:p>
          </table:table-cell>
          <table:table-cell office:value-type="float" office:value="-0.179829" calcext:value-type="float">
            <text:p>-0.1798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73]" office:value-type="float" office:value="-0.178817" calcext:value-type="float">
            <text:p>-0.178817</text:p>
          </table:table-cell>
          <table:table-cell table:formula="of:=[.$B773]" office:value-type="float" office:value="-0.179829" calcext:value-type="float">
            <text:p>-0.179829</text:p>
          </table:table-cell>
          <table:table-cell table:number-columns-repeated="8"/>
        </table:table-row>
        <table:table-row table:style-name="ro1">
          <table:table-cell office:value-type="float" office:value="1.34784" calcext:value-type="float">
            <text:p>1.34784</text:p>
          </table:table-cell>
          <table:table-cell office:value-type="float" office:value="1.34885" calcext:value-type="float">
            <text:p>1.3488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74]" office:value-type="float" office:value="1.34784" calcext:value-type="float">
            <text:p>1.34784</text:p>
          </table:table-cell>
          <table:table-cell table:formula="of:=[.$B774]" office:value-type="float" office:value="1.34885" calcext:value-type="float">
            <text:p>1.34885</text:p>
          </table:table-cell>
          <table:table-cell table:number-columns-repeated="8"/>
        </table:table-row>
        <table:table-row table:style-name="ro1">
          <table:table-cell office:value-type="float" office:value="-1.94993" calcext:value-type="float">
            <text:p>-1.94993</text:p>
          </table:table-cell>
          <table:table-cell office:value-type="float" office:value="-1.90232" calcext:value-type="float">
            <text:p>-1.9023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75]" office:value-type="float" office:value="-1.94993" calcext:value-type="float">
            <text:p>-1.94993</text:p>
          </table:table-cell>
          <table:table-cell table:formula="of:=[.$B775]" office:value-type="float" office:value="-1.90232" calcext:value-type="float">
            <text:p>-1.90232</text:p>
          </table:table-cell>
          <table:table-cell table:number-columns-repeated="8"/>
        </table:table-row>
        <table:table-row table:style-name="ro1">
          <table:table-cell office:value-type="float" office:value="0.51492" calcext:value-type="float">
            <text:p>0.51492</text:p>
          </table:table-cell>
          <table:table-cell office:value-type="float" office:value="2.402" calcext:value-type="float">
            <text:p>2.40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76]" office:value-type="float" office:value="0.51492" calcext:value-type="float">
            <text:p>0.51492</text:p>
          </table:table-cell>
          <table:table-cell table:formula="of:=[.$B776]" office:value-type="float" office:value="2.402" calcext:value-type="float">
            <text:p>2.402</text:p>
          </table:table-cell>
          <table:table-cell table:number-columns-repeated="8"/>
        </table:table-row>
        <table:table-row table:style-name="ro1">
          <table:table-cell office:value-type="float" office:value="1.30885" calcext:value-type="float">
            <text:p>1.30885</text:p>
          </table:table-cell>
          <table:table-cell office:value-type="float" office:value="1.82534" calcext:value-type="float">
            <text:p>1.8253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77]" office:value-type="float" office:value="1.30885" calcext:value-type="float">
            <text:p>1.30885</text:p>
          </table:table-cell>
          <table:table-cell table:formula="of:=[.$B777]" office:value-type="float" office:value="1.82534" calcext:value-type="float">
            <text:p>1.82534</text:p>
          </table:table-cell>
          <table:table-cell table:number-columns-repeated="8"/>
        </table:table-row>
        <table:table-row table:style-name="ro1">
          <table:table-cell office:value-type="float" office:value="1.27807" calcext:value-type="float">
            <text:p>1.27807</text:p>
          </table:table-cell>
          <table:table-cell office:value-type="float" office:value="1.50804" calcext:value-type="float">
            <text:p>1.508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78]" office:value-type="float" office:value="1.27807" calcext:value-type="float">
            <text:p>1.27807</text:p>
          </table:table-cell>
          <table:table-cell table:formula="of:=[.$B778]" office:value-type="float" office:value="1.50804" calcext:value-type="float">
            <text:p>1.50804</text:p>
          </table:table-cell>
          <table:table-cell table:number-columns-repeated="8"/>
        </table:table-row>
        <table:table-row table:style-name="ro1">
          <table:table-cell office:value-type="float" office:value="0.728788" calcext:value-type="float">
            <text:p>0.728788</text:p>
          </table:table-cell>
          <table:table-cell office:value-type="float" office:value="-1.15196" calcext:value-type="float">
            <text:p>-1.1519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79]" office:value-type="float" office:value="0.728788" calcext:value-type="float">
            <text:p>0.728788</text:p>
          </table:table-cell>
          <table:table-cell table:formula="of:=[.$B779]" office:value-type="float" office:value="-1.15196" calcext:value-type="float">
            <text:p>-1.15196</text:p>
          </table:table-cell>
          <table:table-cell table:number-columns-repeated="8"/>
        </table:table-row>
        <table:table-row table:style-name="ro1">
          <table:table-cell office:value-type="float" office:value="0.62727" calcext:value-type="float">
            <text:p>0.62727</text:p>
          </table:table-cell>
          <table:table-cell office:value-type="float" office:value="0.796716" calcext:value-type="float">
            <text:p>0.79671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80]" office:value-type="float" office:value="0.62727" calcext:value-type="float">
            <text:p>0.62727</text:p>
          </table:table-cell>
          <table:table-cell table:formula="of:=[.$B780]" office:value-type="float" office:value="0.796716" calcext:value-type="float">
            <text:p>0.796716</text:p>
          </table:table-cell>
          <table:table-cell table:number-columns-repeated="8"/>
        </table:table-row>
        <table:table-row table:style-name="ro1">
          <table:table-cell office:value-type="float" office:value="0.245715" calcext:value-type="float">
            <text:p>0.245715</text:p>
          </table:table-cell>
          <table:table-cell office:value-type="float" office:value="-1.37226" calcext:value-type="float">
            <text:p>-1.3722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81]" office:value-type="float" office:value="0.245715" calcext:value-type="float">
            <text:p>0.245715</text:p>
          </table:table-cell>
          <table:table-cell table:formula="of:=[.$B781]" office:value-type="float" office:value="-1.37226" calcext:value-type="float">
            <text:p>-1.37226</text:p>
          </table:table-cell>
          <table:table-cell table:number-columns-repeated="8"/>
        </table:table-row>
        <table:table-row table:style-name="ro1">
          <table:table-cell office:value-type="float" office:value="0.995667" calcext:value-type="float">
            <text:p>0.995667</text:p>
          </table:table-cell>
          <table:table-cell office:value-type="float" office:value="0.541617" calcext:value-type="float">
            <text:p>0.54161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82]" office:value-type="float" office:value="0.995667" calcext:value-type="float">
            <text:p>0.995667</text:p>
          </table:table-cell>
          <table:table-cell table:formula="of:=[.$B782]" office:value-type="float" office:value="0.541617" calcext:value-type="float">
            <text:p>0.541617</text:p>
          </table:table-cell>
          <table:table-cell table:number-columns-repeated="8"/>
        </table:table-row>
        <table:table-row table:style-name="ro1">
          <table:table-cell office:value-type="float" office:value="0.870521" calcext:value-type="float">
            <text:p>0.870521</text:p>
          </table:table-cell>
          <table:table-cell office:value-type="float" office:value="0.82673" calcext:value-type="float">
            <text:p>0.826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83]" office:value-type="float" office:value="0.870521" calcext:value-type="float">
            <text:p>0.870521</text:p>
          </table:table-cell>
          <table:table-cell table:formula="of:=[.$B783]" office:value-type="float" office:value="0.82673" calcext:value-type="float">
            <text:p>0.82673</text:p>
          </table:table-cell>
          <table:table-cell table:number-columns-repeated="8"/>
        </table:table-row>
        <table:table-row table:style-name="ro1">
          <table:table-cell office:value-type="float" office:value="0.260925" calcext:value-type="float">
            <text:p>0.260925</text:p>
          </table:table-cell>
          <table:table-cell office:value-type="float" office:value="-0.35752" calcext:value-type="float">
            <text:p>-0.357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84]" office:value-type="float" office:value="0.260925" calcext:value-type="float">
            <text:p>0.260925</text:p>
          </table:table-cell>
          <table:table-cell table:formula="of:=[.$B784]" office:value-type="float" office:value="-0.35752" calcext:value-type="float">
            <text:p>-0.35752</text:p>
          </table:table-cell>
          <table:table-cell table:number-columns-repeated="8"/>
        </table:table-row>
        <table:table-row table:style-name="ro1">
          <table:table-cell office:value-type="float" office:value="0.387573" calcext:value-type="float">
            <text:p>0.387573</text:p>
          </table:table-cell>
          <table:table-cell office:value-type="float" office:value="1.97712" calcext:value-type="float">
            <text:p>1.977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85]" office:value-type="float" office:value="0.387573" calcext:value-type="float">
            <text:p>0.387573</text:p>
          </table:table-cell>
          <table:table-cell table:formula="of:=[.$B785]" office:value-type="float" office:value="1.97712" calcext:value-type="float">
            <text:p>1.97712</text:p>
          </table:table-cell>
          <table:table-cell table:number-columns-repeated="8"/>
        </table:table-row>
        <table:table-row table:style-name="ro1">
          <table:table-cell office:value-type="float" office:value="-0.528472" calcext:value-type="float">
            <text:p>-0.528472</text:p>
          </table:table-cell>
          <table:table-cell office:value-type="float" office:value="1.13053" calcext:value-type="float">
            <text:p>1.1305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86]" office:value-type="float" office:value="-0.528472" calcext:value-type="float">
            <text:p>-0.528472</text:p>
          </table:table-cell>
          <table:table-cell table:formula="of:=[.$B786]" office:value-type="float" office:value="1.13053" calcext:value-type="float">
            <text:p>1.13053</text:p>
          </table:table-cell>
          <table:table-cell table:number-columns-repeated="8"/>
        </table:table-row>
        <table:table-row table:style-name="ro1">
          <table:table-cell office:value-type="float" office:value="-1.2634" calcext:value-type="float">
            <text:p>-1.2634</text:p>
          </table:table-cell>
          <table:table-cell office:value-type="float" office:value="-1.31572" calcext:value-type="float">
            <text:p>-1.315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87]" office:value-type="float" office:value="-1.2634" calcext:value-type="float">
            <text:p>-1.2634</text:p>
          </table:table-cell>
          <table:table-cell table:formula="of:=[.$B787]" office:value-type="float" office:value="-1.31572" calcext:value-type="float">
            <text:p>-1.31572</text:p>
          </table:table-cell>
          <table:table-cell table:number-columns-repeated="8"/>
        </table:table-row>
        <table:table-row table:style-name="ro1">
          <table:table-cell office:value-type="float" office:value="-1.39382" calcext:value-type="float">
            <text:p>-1.39382</text:p>
          </table:table-cell>
          <table:table-cell office:value-type="float" office:value="0.149478" calcext:value-type="float">
            <text:p>0.14947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88]" office:value-type="float" office:value="-1.39382" calcext:value-type="float">
            <text:p>-1.39382</text:p>
          </table:table-cell>
          <table:table-cell table:formula="of:=[.$B788]" office:value-type="float" office:value="0.149478" calcext:value-type="float">
            <text:p>0.149478</text:p>
          </table:table-cell>
          <table:table-cell table:number-columns-repeated="8"/>
        </table:table-row>
        <table:table-row table:style-name="ro1">
          <table:table-cell office:value-type="float" office:value="0.153987" calcext:value-type="float">
            <text:p>0.153987</text:p>
          </table:table-cell>
          <table:table-cell office:value-type="float" office:value="-1.38976" calcext:value-type="float">
            <text:p>-1.3897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89]" office:value-type="float" office:value="0.153987" calcext:value-type="float">
            <text:p>0.153987</text:p>
          </table:table-cell>
          <table:table-cell table:formula="of:=[.$B789]" office:value-type="float" office:value="-1.38976" calcext:value-type="float">
            <text:p>-1.38976</text:p>
          </table:table-cell>
          <table:table-cell table:number-columns-repeated="8"/>
        </table:table-row>
        <table:table-row table:style-name="ro1">
          <table:table-cell office:value-type="float" office:value="1.13619" calcext:value-type="float">
            <text:p>1.13619</text:p>
          </table:table-cell>
          <table:table-cell office:value-type="float" office:value="-0.446747" calcext:value-type="float">
            <text:p>-0.44674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90]" office:value-type="float" office:value="1.13619" calcext:value-type="float">
            <text:p>1.13619</text:p>
          </table:table-cell>
          <table:table-cell table:formula="of:=[.$B790]" office:value-type="float" office:value="-0.446747" calcext:value-type="float">
            <text:p>-0.446747</text:p>
          </table:table-cell>
          <table:table-cell table:number-columns-repeated="8"/>
        </table:table-row>
        <table:table-row table:style-name="ro1">
          <table:table-cell office:value-type="float" office:value="2.12638" calcext:value-type="float">
            <text:p>2.12638</text:p>
          </table:table-cell>
          <table:table-cell office:value-type="float" office:value="0.239879" calcext:value-type="float">
            <text:p>0.23987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91]" office:value-type="float" office:value="2.12638" calcext:value-type="float">
            <text:p>2.12638</text:p>
          </table:table-cell>
          <table:table-cell table:formula="of:=[.$B791]" office:value-type="float" office:value="0.239879" calcext:value-type="float">
            <text:p>0.239879</text:p>
          </table:table-cell>
          <table:table-cell table:number-columns-repeated="8"/>
        </table:table-row>
        <table:table-row table:style-name="ro1">
          <table:table-cell office:value-type="float" office:value="-0.224786" calcext:value-type="float">
            <text:p>-0.224786</text:p>
          </table:table-cell>
          <table:table-cell office:value-type="float" office:value="-1.78302" calcext:value-type="float">
            <text:p>-1.7830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92]" office:value-type="float" office:value="-0.224786" calcext:value-type="float">
            <text:p>-0.224786</text:p>
          </table:table-cell>
          <table:table-cell table:formula="of:=[.$B792]" office:value-type="float" office:value="-1.78302" calcext:value-type="float">
            <text:p>-1.78302</text:p>
          </table:table-cell>
          <table:table-cell table:number-columns-repeated="8"/>
        </table:table-row>
        <table:table-row table:style-name="ro1">
          <table:table-cell office:value-type="float" office:value="1.71436" calcext:value-type="float">
            <text:p>1.71436</text:p>
          </table:table-cell>
          <table:table-cell office:value-type="float" office:value="0.160649" calcext:value-type="float">
            <text:p>0.16064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93]" office:value-type="float" office:value="1.71436" calcext:value-type="float">
            <text:p>1.71436</text:p>
          </table:table-cell>
          <table:table-cell table:formula="of:=[.$B793]" office:value-type="float" office:value="0.160649" calcext:value-type="float">
            <text:p>0.160649</text:p>
          </table:table-cell>
          <table:table-cell table:number-columns-repeated="8"/>
        </table:table-row>
        <table:table-row table:style-name="ro1">
          <table:table-cell office:value-type="float" office:value="1.48578" calcext:value-type="float">
            <text:p>1.48578</text:p>
          </table:table-cell>
          <table:table-cell office:value-type="float" office:value="0.342189" calcext:value-type="float">
            <text:p>0.34218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94]" office:value-type="float" office:value="1.48578" calcext:value-type="float">
            <text:p>1.48578</text:p>
          </table:table-cell>
          <table:table-cell table:formula="of:=[.$B794]" office:value-type="float" office:value="0.342189" calcext:value-type="float">
            <text:p>0.342189</text:p>
          </table:table-cell>
          <table:table-cell table:number-columns-repeated="8"/>
        </table:table-row>
        <table:table-row table:style-name="ro1">
          <table:table-cell office:value-type="float" office:value="-0.714266" calcext:value-type="float">
            <text:p>-0.714266</text:p>
          </table:table-cell>
          <table:table-cell office:value-type="float" office:value="1.25266" calcext:value-type="float">
            <text:p>1.2526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795]" office:value-type="float" office:value="-0.714266" calcext:value-type="float">
            <text:p>-0.714266</text:p>
          </table:table-cell>
          <table:table-cell table:formula="of:=[.$B795]" office:value-type="float" office:value="1.25266" calcext:value-type="float">
            <text:p>1.25266</text:p>
          </table:table-cell>
          <table:table-cell table:number-columns-repeated="8"/>
        </table:table-row>
        <table:table-row table:style-name="ro1">
          <table:table-cell office:value-type="float" office:value="1.19777" calcext:value-type="float">
            <text:p>1.19777</text:p>
          </table:table-cell>
          <table:table-cell office:value-type="float" office:value="0.915652" calcext:value-type="float">
            <text:p>0.91565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796]" office:value-type="float" office:value="1.19777" calcext:value-type="float">
            <text:p>1.19777</text:p>
          </table:table-cell>
          <table:table-cell table:formula="of:=[.$B796]" office:value-type="float" office:value="0.915652" calcext:value-type="float">
            <text:p>0.915652</text:p>
          </table:table-cell>
          <table:table-cell table:number-columns-repeated="8"/>
        </table:table-row>
        <table:table-row table:style-name="ro1">
          <table:table-cell office:value-type="float" office:value="1.88312" calcext:value-type="float">
            <text:p>1.88312</text:p>
          </table:table-cell>
          <table:table-cell office:value-type="float" office:value="0.686524" calcext:value-type="float">
            <text:p>0.68652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97]" office:value-type="float" office:value="1.88312" calcext:value-type="float">
            <text:p>1.88312</text:p>
          </table:table-cell>
          <table:table-cell table:formula="of:=[.$B797]" office:value-type="float" office:value="0.686524" calcext:value-type="float">
            <text:p>0.686524</text:p>
          </table:table-cell>
          <table:table-cell table:number-columns-repeated="8"/>
        </table:table-row>
        <table:table-row table:style-name="ro1">
          <table:table-cell office:value-type="float" office:value="1.62291" calcext:value-type="float">
            <text:p>1.62291</text:p>
          </table:table-cell>
          <table:table-cell office:value-type="float" office:value="0.0700319" calcext:value-type="float">
            <text:p>0.07003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98]" office:value-type="float" office:value="1.62291" calcext:value-type="float">
            <text:p>1.62291</text:p>
          </table:table-cell>
          <table:table-cell table:formula="of:=[.$B798]" office:value-type="float" office:value="0.0700319" calcext:value-type="float">
            <text:p>0.0700319</text:p>
          </table:table-cell>
          <table:table-cell table:number-columns-repeated="8"/>
        </table:table-row>
        <table:table-row table:style-name="ro1">
          <table:table-cell office:value-type="float" office:value="3.06261" calcext:value-type="float">
            <text:p>3.06261</text:p>
          </table:table-cell>
          <table:table-cell office:value-type="float" office:value="2.06919" calcext:value-type="float">
            <text:p>2.069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799]" office:value-type="float" office:value="3.06261" calcext:value-type="float">
            <text:p>3.06261</text:p>
          </table:table-cell>
          <table:table-cell table:formula="of:=[.$B799]" office:value-type="float" office:value="2.06919" calcext:value-type="float">
            <text:p>2.06919</text:p>
          </table:table-cell>
          <table:table-cell table:number-columns-repeated="8"/>
        </table:table-row>
        <table:table-row table:style-name="ro1">
          <table:table-cell office:value-type="float" office:value="-0.506554" calcext:value-type="float">
            <text:p>-0.506554</text:p>
          </table:table-cell>
          <table:table-cell office:value-type="float" office:value="-0.242284" calcext:value-type="float">
            <text:p>-0.24228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00]" office:value-type="float" office:value="-0.506554" calcext:value-type="float">
            <text:p>-0.506554</text:p>
          </table:table-cell>
          <table:table-cell table:formula="of:=[.$B800]" office:value-type="float" office:value="-0.242284" calcext:value-type="float">
            <text:p>-0.242284</text:p>
          </table:table-cell>
          <table:table-cell table:number-columns-repeated="8"/>
        </table:table-row>
        <table:table-row table:style-name="ro1">
          <table:table-cell office:value-type="float" office:value="2.2725" calcext:value-type="float">
            <text:p>2.2725</text:p>
          </table:table-cell>
          <table:table-cell office:value-type="float" office:value="0.403654" calcext:value-type="float">
            <text:p>0.4036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01]" office:value-type="float" office:value="2.2725" calcext:value-type="float">
            <text:p>2.2725</text:p>
          </table:table-cell>
          <table:table-cell table:formula="of:=[.$B801]" office:value-type="float" office:value="0.403654" calcext:value-type="float">
            <text:p>0.403654</text:p>
          </table:table-cell>
          <table:table-cell table:number-columns-repeated="8"/>
        </table:table-row>
        <table:table-row table:style-name="ro1">
          <table:table-cell office:value-type="float" office:value="2.1987" calcext:value-type="float">
            <text:p>2.1987</text:p>
          </table:table-cell>
          <table:table-cell office:value-type="float" office:value="1.05559" calcext:value-type="float">
            <text:p>1.0555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02]" office:value-type="float" office:value="2.1987" calcext:value-type="float">
            <text:p>2.1987</text:p>
          </table:table-cell>
          <table:table-cell table:formula="of:=[.$B802]" office:value-type="float" office:value="1.05559" calcext:value-type="float">
            <text:p>1.05559</text:p>
          </table:table-cell>
          <table:table-cell table:number-columns-repeated="8"/>
        </table:table-row>
        <table:table-row table:style-name="ro1">
          <table:table-cell office:value-type="float" office:value="1.83364" calcext:value-type="float">
            <text:p>1.83364</text:p>
          </table:table-cell>
          <table:table-cell office:value-type="float" office:value="0.663157" calcext:value-type="float">
            <text:p>0.66315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03]" office:value-type="float" office:value="1.83364" calcext:value-type="float">
            <text:p>1.83364</text:p>
          </table:table-cell>
          <table:table-cell table:formula="of:=[.$B803]" office:value-type="float" office:value="0.663157" calcext:value-type="float">
            <text:p>0.663157</text:p>
          </table:table-cell>
          <table:table-cell table:number-columns-repeated="8"/>
        </table:table-row>
        <table:table-row table:style-name="ro1">
          <table:table-cell office:value-type="float" office:value="2.4999" calcext:value-type="float">
            <text:p>2.4999</text:p>
          </table:table-cell>
          <table:table-cell office:value-type="float" office:value="1.18089" calcext:value-type="float">
            <text:p>1.1808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04]" office:value-type="float" office:value="2.4999" calcext:value-type="float">
            <text:p>2.4999</text:p>
          </table:table-cell>
          <table:table-cell table:formula="of:=[.$B804]" office:value-type="float" office:value="1.18089" calcext:value-type="float">
            <text:p>1.18089</text:p>
          </table:table-cell>
          <table:table-cell table:number-columns-repeated="8"/>
        </table:table-row>
        <table:table-row table:style-name="ro1">
          <table:table-cell office:value-type="float" office:value="-0.40914" calcext:value-type="float">
            <text:p>-0.40914</text:p>
          </table:table-cell>
          <table:table-cell office:value-type="float" office:value="-0.537518" calcext:value-type="float">
            <text:p>-0.5375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05]" office:value-type="float" office:value="-0.40914" calcext:value-type="float">
            <text:p>-0.40914</text:p>
          </table:table-cell>
          <table:table-cell table:formula="of:=[.$B805]" office:value-type="float" office:value="-0.537518" calcext:value-type="float">
            <text:p>-0.537518</text:p>
          </table:table-cell>
          <table:table-cell table:number-columns-repeated="8"/>
        </table:table-row>
        <table:table-row table:style-name="ro1">
          <table:table-cell office:value-type="float" office:value="1.02493" calcext:value-type="float">
            <text:p>1.02493</text:p>
          </table:table-cell>
          <table:table-cell office:value-type="float" office:value="2.67791" calcext:value-type="float">
            <text:p>2.6779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06]" office:value-type="float" office:value="1.02493" calcext:value-type="float">
            <text:p>1.02493</text:p>
          </table:table-cell>
          <table:table-cell table:formula="of:=[.$B806]" office:value-type="float" office:value="2.67791" calcext:value-type="float">
            <text:p>2.67791</text:p>
          </table:table-cell>
          <table:table-cell table:number-columns-repeated="8"/>
        </table:table-row>
        <table:table-row table:style-name="ro1">
          <table:table-cell office:value-type="float" office:value="-0.0744542" calcext:value-type="float">
            <text:p>-0.0744542</text:p>
          </table:table-cell>
          <table:table-cell office:value-type="float" office:value="1.29417" calcext:value-type="float">
            <text:p>1.294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07]" office:value-type="float" office:value="-0.0744542" calcext:value-type="float">
            <text:p>-0.0744542</text:p>
          </table:table-cell>
          <table:table-cell table:formula="of:=[.$B807]" office:value-type="float" office:value="1.29417" calcext:value-type="float">
            <text:p>1.29417</text:p>
          </table:table-cell>
          <table:table-cell table:number-columns-repeated="8"/>
        </table:table-row>
        <table:table-row table:style-name="ro1">
          <table:table-cell office:value-type="float" office:value="0.57819" calcext:value-type="float">
            <text:p>0.57819</text:p>
          </table:table-cell>
          <table:table-cell office:value-type="float" office:value="-1.60054" calcext:value-type="float">
            <text:p>-1.6005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08]" office:value-type="float" office:value="0.57819" calcext:value-type="float">
            <text:p>0.57819</text:p>
          </table:table-cell>
          <table:table-cell table:formula="of:=[.$B808]" office:value-type="float" office:value="-1.60054" calcext:value-type="float">
            <text:p>-1.60054</text:p>
          </table:table-cell>
          <table:table-cell table:number-columns-repeated="8"/>
        </table:table-row>
        <table:table-row table:style-name="ro1">
          <table:table-cell office:value-type="float" office:value="-0.792348" calcext:value-type="float">
            <text:p>-0.792348</text:p>
          </table:table-cell>
          <table:table-cell office:value-type="float" office:value="0.796823" calcext:value-type="float">
            <text:p>0.79682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09]" office:value-type="float" office:value="-0.792348" calcext:value-type="float">
            <text:p>-0.792348</text:p>
          </table:table-cell>
          <table:table-cell table:formula="of:=[.$B809]" office:value-type="float" office:value="0.796823" calcext:value-type="float">
            <text:p>0.796823</text:p>
          </table:table-cell>
          <table:table-cell table:number-columns-repeated="8"/>
        </table:table-row>
        <table:table-row table:style-name="ro1">
          <table:table-cell office:value-type="float" office:value="1.25329" calcext:value-type="float">
            <text:p>1.25329</text:p>
          </table:table-cell>
          <table:table-cell office:value-type="float" office:value="-0.369439" calcext:value-type="float">
            <text:p>-0.36943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10]" office:value-type="float" office:value="1.25329" calcext:value-type="float">
            <text:p>1.25329</text:p>
          </table:table-cell>
          <table:table-cell table:formula="of:=[.$B810]" office:value-type="float" office:value="-0.369439" calcext:value-type="float">
            <text:p>-0.369439</text:p>
          </table:table-cell>
          <table:table-cell table:number-columns-repeated="8"/>
        </table:table-row>
        <table:table-row table:style-name="ro1">
          <table:table-cell office:value-type="float" office:value="-0.69556" calcext:value-type="float">
            <text:p>-0.69556</text:p>
          </table:table-cell>
          <table:table-cell office:value-type="float" office:value="-1.29821" calcext:value-type="float">
            <text:p>-1.2982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11]" office:value-type="float" office:value="-0.69556" calcext:value-type="float">
            <text:p>-0.69556</text:p>
          </table:table-cell>
          <table:table-cell table:formula="of:=[.$B811]" office:value-type="float" office:value="-1.29821" calcext:value-type="float">
            <text:p>-1.29821</text:p>
          </table:table-cell>
          <table:table-cell table:number-columns-repeated="8"/>
        </table:table-row>
        <table:table-row table:style-name="ro1">
          <table:table-cell office:value-type="float" office:value="1.47075" calcext:value-type="float">
            <text:p>1.47075</text:p>
          </table:table-cell>
          <table:table-cell office:value-type="float" office:value="-0.199211" calcext:value-type="float">
            <text:p>-0.19921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12]" office:value-type="float" office:value="1.47075" calcext:value-type="float">
            <text:p>1.47075</text:p>
          </table:table-cell>
          <table:table-cell table:formula="of:=[.$B812]" office:value-type="float" office:value="-0.199211" calcext:value-type="float">
            <text:p>-0.199211</text:p>
          </table:table-cell>
          <table:table-cell table:number-columns-repeated="8"/>
        </table:table-row>
        <table:table-row table:style-name="ro1">
          <table:table-cell office:value-type="float" office:value="1.45935" calcext:value-type="float">
            <text:p>1.45935</text:p>
          </table:table-cell>
          <table:table-cell office:value-type="float" office:value="2.33173" calcext:value-type="float">
            <text:p>2.3317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13]" office:value-type="float" office:value="1.45935" calcext:value-type="float">
            <text:p>1.45935</text:p>
          </table:table-cell>
          <table:table-cell table:formula="of:=[.$B813]" office:value-type="float" office:value="2.33173" calcext:value-type="float">
            <text:p>2.33173</text:p>
          </table:table-cell>
          <table:table-cell table:number-columns-repeated="8"/>
        </table:table-row>
        <table:table-row table:style-name="ro1">
          <table:table-cell office:value-type="float" office:value="1.3838" calcext:value-type="float">
            <text:p>1.3838</text:p>
          </table:table-cell>
          <table:table-cell office:value-type="float" office:value="-0.509153" calcext:value-type="float">
            <text:p>-0.50915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14]" office:value-type="float" office:value="1.3838" calcext:value-type="float">
            <text:p>1.3838</text:p>
          </table:table-cell>
          <table:table-cell table:formula="of:=[.$B814]" office:value-type="float" office:value="-0.509153" calcext:value-type="float">
            <text:p>-0.509153</text:p>
          </table:table-cell>
          <table:table-cell table:number-columns-repeated="8"/>
        </table:table-row>
        <table:table-row table:style-name="ro1">
          <table:table-cell office:value-type="float" office:value="2.26691" calcext:value-type="float">
            <text:p>2.26691</text:p>
          </table:table-cell>
          <table:table-cell office:value-type="float" office:value="0.98994" calcext:value-type="float">
            <text:p>0.9899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15]" office:value-type="float" office:value="2.26691" calcext:value-type="float">
            <text:p>2.26691</text:p>
          </table:table-cell>
          <table:table-cell table:formula="of:=[.$B815]" office:value-type="float" office:value="0.98994" calcext:value-type="float">
            <text:p>0.98994</text:p>
          </table:table-cell>
          <table:table-cell table:number-columns-repeated="8"/>
        </table:table-row>
        <table:table-row table:style-name="ro1">
          <table:table-cell office:value-type="float" office:value="1.07487" calcext:value-type="float">
            <text:p>1.07487</text:p>
          </table:table-cell>
          <table:table-cell office:value-type="float" office:value="2.78248" calcext:value-type="float">
            <text:p>2.782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16]" office:value-type="float" office:value="1.07487" calcext:value-type="float">
            <text:p>1.07487</text:p>
          </table:table-cell>
          <table:table-cell table:formula="of:=[.$B816]" office:value-type="float" office:value="2.78248" calcext:value-type="float">
            <text:p>2.78248</text:p>
          </table:table-cell>
          <table:table-cell table:number-columns-repeated="8"/>
        </table:table-row>
        <table:table-row table:style-name="ro1">
          <table:table-cell office:value-type="float" office:value="0.552465" calcext:value-type="float">
            <text:p>0.552465</text:p>
          </table:table-cell>
          <table:table-cell office:value-type="float" office:value="2.24142" calcext:value-type="float">
            <text:p>2.241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17]" office:value-type="float" office:value="0.552465" calcext:value-type="float">
            <text:p>0.552465</text:p>
          </table:table-cell>
          <table:table-cell table:formula="of:=[.$B817]" office:value-type="float" office:value="2.24142" calcext:value-type="float">
            <text:p>2.24142</text:p>
          </table:table-cell>
          <table:table-cell table:number-columns-repeated="8"/>
        </table:table-row>
        <table:table-row table:style-name="ro1">
          <table:table-cell office:value-type="float" office:value="0.968675" calcext:value-type="float">
            <text:p>0.968675</text:p>
          </table:table-cell>
          <table:table-cell office:value-type="float" office:value="2.88205" calcext:value-type="float">
            <text:p>2.8820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18]" office:value-type="float" office:value="0.968675" calcext:value-type="float">
            <text:p>0.968675</text:p>
          </table:table-cell>
          <table:table-cell table:formula="of:=[.$B818]" office:value-type="float" office:value="2.88205" calcext:value-type="float">
            <text:p>2.88205</text:p>
          </table:table-cell>
          <table:table-cell table:number-columns-repeated="8"/>
        </table:table-row>
        <table:table-row table:style-name="ro1">
          <table:table-cell office:value-type="float" office:value="-0.472841" calcext:value-type="float">
            <text:p>-0.472841</text:p>
          </table:table-cell>
          <table:table-cell office:value-type="float" office:value="0.866927" calcext:value-type="float">
            <text:p>0.8669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19]" office:value-type="float" office:value="-0.472841" calcext:value-type="float">
            <text:p>-0.472841</text:p>
          </table:table-cell>
          <table:table-cell table:formula="of:=[.$B819]" office:value-type="float" office:value="0.866927" calcext:value-type="float">
            <text:p>0.866927</text:p>
          </table:table-cell>
          <table:table-cell table:number-columns-repeated="8"/>
        </table:table-row>
        <table:table-row table:style-name="ro1">
          <table:table-cell office:value-type="float" office:value="0.793922" calcext:value-type="float">
            <text:p>0.793922</text:p>
          </table:table-cell>
          <table:table-cell office:value-type="float" office:value="0.580589" calcext:value-type="float">
            <text:p>0.58058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20]" office:value-type="float" office:value="0.793922" calcext:value-type="float">
            <text:p>0.793922</text:p>
          </table:table-cell>
          <table:table-cell table:formula="of:=[.$B820]" office:value-type="float" office:value="0.580589" calcext:value-type="float">
            <text:p>0.580589</text:p>
          </table:table-cell>
          <table:table-cell table:number-columns-repeated="8"/>
        </table:table-row>
        <table:table-row table:style-name="ro1">
          <table:table-cell office:value-type="float" office:value="0.858754" calcext:value-type="float">
            <text:p>0.858754</text:p>
          </table:table-cell>
          <table:table-cell office:value-type="float" office:value="0.96519" calcext:value-type="float">
            <text:p>0.9651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21]" office:value-type="float" office:value="0.858754" calcext:value-type="float">
            <text:p>0.858754</text:p>
          </table:table-cell>
          <table:table-cell table:formula="of:=[.$B821]" office:value-type="float" office:value="0.96519" calcext:value-type="float">
            <text:p>0.96519</text:p>
          </table:table-cell>
          <table:table-cell table:number-columns-repeated="8"/>
        </table:table-row>
        <table:table-row table:style-name="ro1">
          <table:table-cell office:value-type="float" office:value="0.265995" calcext:value-type="float">
            <text:p>0.265995</text:p>
          </table:table-cell>
          <table:table-cell office:value-type="float" office:value="0.229566" calcext:value-type="float">
            <text:p>0.22956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22]" office:value-type="float" office:value="0.265995" calcext:value-type="float">
            <text:p>0.265995</text:p>
          </table:table-cell>
          <table:table-cell table:formula="of:=[.$B822]" office:value-type="float" office:value="0.229566" calcext:value-type="float">
            <text:p>0.229566</text:p>
          </table:table-cell>
          <table:table-cell table:number-columns-repeated="8"/>
        </table:table-row>
        <table:table-row table:style-name="ro1">
          <table:table-cell office:value-type="float" office:value="-0.372165" calcext:value-type="float">
            <text:p>-0.372165</text:p>
          </table:table-cell>
          <table:table-cell office:value-type="float" office:value="1.19386" calcext:value-type="float">
            <text:p>1.1938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23]" office:value-type="float" office:value="-0.372165" calcext:value-type="float">
            <text:p>-0.372165</text:p>
          </table:table-cell>
          <table:table-cell table:formula="of:=[.$B823]" office:value-type="float" office:value="1.19386" calcext:value-type="float">
            <text:p>1.19386</text:p>
          </table:table-cell>
          <table:table-cell table:number-columns-repeated="8"/>
        </table:table-row>
        <table:table-row table:style-name="ro1">
          <table:table-cell office:value-type="float" office:value="0.298721" calcext:value-type="float">
            <text:p>0.298721</text:p>
          </table:table-cell>
          <table:table-cell office:value-type="float" office:value="-1.05725" calcext:value-type="float">
            <text:p>-1.0572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24]" office:value-type="float" office:value="0.298721" calcext:value-type="float">
            <text:p>0.298721</text:p>
          </table:table-cell>
          <table:table-cell table:formula="of:=[.$B824]" office:value-type="float" office:value="-1.05725" calcext:value-type="float">
            <text:p>-1.05725</text:p>
          </table:table-cell>
          <table:table-cell table:number-columns-repeated="8"/>
        </table:table-row>
        <table:table-row table:style-name="ro1">
          <table:table-cell office:value-type="float" office:value="3.00606" calcext:value-type="float">
            <text:p>3.00606</text:p>
          </table:table-cell>
          <table:table-cell office:value-type="float" office:value="0.982309" calcext:value-type="float">
            <text:p>0.98230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25]" office:value-type="float" office:value="3.00606" calcext:value-type="float">
            <text:p>3.00606</text:p>
          </table:table-cell>
          <table:table-cell table:formula="of:=[.$B825]" office:value-type="float" office:value="0.982309" calcext:value-type="float">
            <text:p>0.982309</text:p>
          </table:table-cell>
          <table:table-cell table:number-columns-repeated="8"/>
        </table:table-row>
        <table:table-row table:style-name="ro1">
          <table:table-cell office:value-type="float" office:value="-0.296788" calcext:value-type="float">
            <text:p>-0.296788</text:p>
          </table:table-cell>
          <table:table-cell office:value-type="float" office:value="1.40195" calcext:value-type="float">
            <text:p>1.4019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26]" office:value-type="float" office:value="-0.296788" calcext:value-type="float">
            <text:p>-0.296788</text:p>
          </table:table-cell>
          <table:table-cell table:formula="of:=[.$B826]" office:value-type="float" office:value="1.40195" calcext:value-type="float">
            <text:p>1.40195</text:p>
          </table:table-cell>
          <table:table-cell table:number-columns-repeated="8"/>
        </table:table-row>
        <table:table-row table:style-name="ro1">
          <table:table-cell office:value-type="float" office:value="1.70206" calcext:value-type="float">
            <text:p>1.70206</text:p>
          </table:table-cell>
          <table:table-cell office:value-type="float" office:value="2.71812" calcext:value-type="float">
            <text:p>2.7181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27]" office:value-type="float" office:value="1.70206" calcext:value-type="float">
            <text:p>1.70206</text:p>
          </table:table-cell>
          <table:table-cell table:formula="of:=[.$B827]" office:value-type="float" office:value="2.71812" calcext:value-type="float">
            <text:p>2.71812</text:p>
          </table:table-cell>
          <table:table-cell table:number-columns-repeated="8"/>
        </table:table-row>
        <table:table-row table:style-name="ro1">
          <table:table-cell office:value-type="float" office:value="1.30506" calcext:value-type="float">
            <text:p>1.30506</text:p>
          </table:table-cell>
          <table:table-cell office:value-type="float" office:value="-0.420708" calcext:value-type="float">
            <text:p>-0.4207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28]" office:value-type="float" office:value="1.30506" calcext:value-type="float">
            <text:p>1.30506</text:p>
          </table:table-cell>
          <table:table-cell table:formula="of:=[.$B828]" office:value-type="float" office:value="-0.420708" calcext:value-type="float">
            <text:p>-0.420708</text:p>
          </table:table-cell>
          <table:table-cell table:number-columns-repeated="8"/>
        </table:table-row>
        <table:table-row table:style-name="ro1">
          <table:table-cell office:value-type="float" office:value="0.234239" calcext:value-type="float">
            <text:p>0.234239</text:p>
          </table:table-cell>
          <table:table-cell office:value-type="float" office:value="0.127913" calcext:value-type="float">
            <text:p>0.12791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29]" office:value-type="float" office:value="0.234239" calcext:value-type="float">
            <text:p>0.234239</text:p>
          </table:table-cell>
          <table:table-cell table:formula="of:=[.$B829]" office:value-type="float" office:value="0.127913" calcext:value-type="float">
            <text:p>0.127913</text:p>
          </table:table-cell>
          <table:table-cell table:number-columns-repeated="8"/>
        </table:table-row>
        <table:table-row table:style-name="ro1">
          <table:table-cell office:value-type="float" office:value="1.12109" calcext:value-type="float">
            <text:p>1.12109</text:p>
          </table:table-cell>
          <table:table-cell office:value-type="float" office:value="2.14383" calcext:value-type="float">
            <text:p>2.1438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30]" office:value-type="float" office:value="1.12109" calcext:value-type="float">
            <text:p>1.12109</text:p>
          </table:table-cell>
          <table:table-cell table:formula="of:=[.$B830]" office:value-type="float" office:value="2.14383" calcext:value-type="float">
            <text:p>2.14383</text:p>
          </table:table-cell>
          <table:table-cell table:number-columns-repeated="8"/>
        </table:table-row>
        <table:table-row table:style-name="ro1">
          <table:table-cell office:value-type="float" office:value="1.91905" calcext:value-type="float">
            <text:p>1.91905</text:p>
          </table:table-cell>
          <table:table-cell office:value-type="float" office:value="0.0526429" calcext:value-type="float">
            <text:p>0.052642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31]" office:value-type="float" office:value="1.91905" calcext:value-type="float">
            <text:p>1.91905</text:p>
          </table:table-cell>
          <table:table-cell table:formula="of:=[.$B831]" office:value-type="float" office:value="0.0526429" calcext:value-type="float">
            <text:p>0.0526429</text:p>
          </table:table-cell>
          <table:table-cell table:number-columns-repeated="8"/>
        </table:table-row>
        <table:table-row table:style-name="ro1">
          <table:table-cell office:value-type="float" office:value="0.931415" calcext:value-type="float">
            <text:p>0.931415</text:p>
          </table:table-cell>
          <table:table-cell office:value-type="float" office:value="-0.832322" calcext:value-type="float">
            <text:p>-0.83232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32]" office:value-type="float" office:value="0.931415" calcext:value-type="float">
            <text:p>0.931415</text:p>
          </table:table-cell>
          <table:table-cell table:formula="of:=[.$B832]" office:value-type="float" office:value="-0.832322" calcext:value-type="float">
            <text:p>-0.832322</text:p>
          </table:table-cell>
          <table:table-cell table:number-columns-repeated="8"/>
        </table:table-row>
        <table:table-row table:style-name="ro1">
          <table:table-cell office:value-type="float" office:value="-0.331818" calcext:value-type="float">
            <text:p>-0.331818</text:p>
          </table:table-cell>
          <table:table-cell office:value-type="float" office:value="-0.306172" calcext:value-type="float">
            <text:p>-0.3061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33]" office:value-type="float" office:value="-0.331818" calcext:value-type="float">
            <text:p>-0.331818</text:p>
          </table:table-cell>
          <table:table-cell table:formula="of:=[.$B833]" office:value-type="float" office:value="-0.306172" calcext:value-type="float">
            <text:p>-0.306172</text:p>
          </table:table-cell>
          <table:table-cell table:number-columns-repeated="8"/>
        </table:table-row>
        <table:table-row table:style-name="ro1">
          <table:table-cell office:value-type="float" office:value="-1.28645" calcext:value-type="float">
            <text:p>-1.28645</text:p>
          </table:table-cell>
          <table:table-cell office:value-type="float" office:value="-1.05207" calcext:value-type="float">
            <text:p>-1.0520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34]" office:value-type="float" office:value="-1.28645" calcext:value-type="float">
            <text:p>-1.28645</text:p>
          </table:table-cell>
          <table:table-cell table:formula="of:=[.$B834]" office:value-type="float" office:value="-1.05207" calcext:value-type="float">
            <text:p>-1.05207</text:p>
          </table:table-cell>
          <table:table-cell table:number-columns-repeated="8"/>
        </table:table-row>
        <table:table-row table:style-name="ro1">
          <table:table-cell office:value-type="float" office:value="-0.768477" calcext:value-type="float">
            <text:p>-0.768477</text:p>
          </table:table-cell>
          <table:table-cell office:value-type="float" office:value="-0.811801" calcext:value-type="float">
            <text:p>-0.81180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35]" office:value-type="float" office:value="-0.768477" calcext:value-type="float">
            <text:p>-0.768477</text:p>
          </table:table-cell>
          <table:table-cell table:formula="of:=[.$B835]" office:value-type="float" office:value="-0.811801" calcext:value-type="float">
            <text:p>-0.811801</text:p>
          </table:table-cell>
          <table:table-cell table:number-columns-repeated="8"/>
        </table:table-row>
        <table:table-row table:style-name="ro1">
          <table:table-cell office:value-type="float" office:value="1.68156" calcext:value-type="float">
            <text:p>1.68156</text:p>
          </table:table-cell>
          <table:table-cell office:value-type="float" office:value="-0.0210327" calcext:value-type="float">
            <text:p>-0.02103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36]" office:value-type="float" office:value="1.68156" calcext:value-type="float">
            <text:p>1.68156</text:p>
          </table:table-cell>
          <table:table-cell table:formula="of:=[.$B836]" office:value-type="float" office:value="-0.0210327" calcext:value-type="float">
            <text:p>-0.0210327</text:p>
          </table:table-cell>
          <table:table-cell table:number-columns-repeated="8"/>
        </table:table-row>
        <table:table-row table:style-name="ro1">
          <table:table-cell office:value-type="float" office:value="0.846126" calcext:value-type="float">
            <text:p>0.846126</text:p>
          </table:table-cell>
          <table:table-cell office:value-type="float" office:value="1.10319" calcext:value-type="float">
            <text:p>1.103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37]" office:value-type="float" office:value="0.846126" calcext:value-type="float">
            <text:p>0.846126</text:p>
          </table:table-cell>
          <table:table-cell table:formula="of:=[.$B837]" office:value-type="float" office:value="1.10319" calcext:value-type="float">
            <text:p>1.10319</text:p>
          </table:table-cell>
          <table:table-cell table:number-columns-repeated="8"/>
        </table:table-row>
        <table:table-row table:style-name="ro1">
          <table:table-cell office:value-type="float" office:value="0.118946" calcext:value-type="float">
            <text:p>0.118946</text:p>
          </table:table-cell>
          <table:table-cell office:value-type="float" office:value="-0.0386453" calcext:value-type="float">
            <text:p>-0.03864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38]" office:value-type="float" office:value="0.118946" calcext:value-type="float">
            <text:p>0.118946</text:p>
          </table:table-cell>
          <table:table-cell table:formula="of:=[.$B838]" office:value-type="float" office:value="-0.0386453" calcext:value-type="float">
            <text:p>-0.0386453</text:p>
          </table:table-cell>
          <table:table-cell table:number-columns-repeated="8"/>
        </table:table-row>
        <table:table-row table:style-name="ro1">
          <table:table-cell office:value-type="float" office:value="0.382088" calcext:value-type="float">
            <text:p>0.382088</text:p>
          </table:table-cell>
          <table:table-cell office:value-type="float" office:value="2.08175" calcext:value-type="float">
            <text:p>2.0817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39]" office:value-type="float" office:value="0.382088" calcext:value-type="float">
            <text:p>0.382088</text:p>
          </table:table-cell>
          <table:table-cell table:formula="of:=[.$B839]" office:value-type="float" office:value="2.08175" calcext:value-type="float">
            <text:p>2.08175</text:p>
          </table:table-cell>
          <table:table-cell table:number-columns-repeated="8"/>
        </table:table-row>
        <table:table-row table:style-name="ro1">
          <table:table-cell office:value-type="float" office:value="3.25721" calcext:value-type="float">
            <text:p>3.25721</text:p>
          </table:table-cell>
          <table:table-cell office:value-type="float" office:value="3.37523" calcext:value-type="float">
            <text:p>3.375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40]" office:value-type="float" office:value="3.25721" calcext:value-type="float">
            <text:p>3.25721</text:p>
          </table:table-cell>
          <table:table-cell table:formula="of:=[.$B840]" office:value-type="float" office:value="3.37523" calcext:value-type="float">
            <text:p>3.37523</text:p>
          </table:table-cell>
          <table:table-cell table:number-columns-repeated="8"/>
        </table:table-row>
        <table:table-row table:style-name="ro1">
          <table:table-cell office:value-type="float" office:value="3.12835" calcext:value-type="float">
            <text:p>3.12835</text:p>
          </table:table-cell>
          <table:table-cell office:value-type="float" office:value="1.37069" calcext:value-type="float">
            <text:p>1.3706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41]" office:value-type="float" office:value="3.12835" calcext:value-type="float">
            <text:p>3.12835</text:p>
          </table:table-cell>
          <table:table-cell table:formula="of:=[.$B841]" office:value-type="float" office:value="1.37069" calcext:value-type="float">
            <text:p>1.37069</text:p>
          </table:table-cell>
          <table:table-cell table:number-columns-repeated="8"/>
        </table:table-row>
        <table:table-row table:style-name="ro1">
          <table:table-cell office:value-type="float" office:value="1.28838" calcext:value-type="float">
            <text:p>1.28838</text:p>
          </table:table-cell>
          <table:table-cell office:value-type="float" office:value="1.19077" calcext:value-type="float">
            <text:p>1.1907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42]" office:value-type="float" office:value="1.28838" calcext:value-type="float">
            <text:p>1.28838</text:p>
          </table:table-cell>
          <table:table-cell table:formula="of:=[.$B842]" office:value-type="float" office:value="1.19077" calcext:value-type="float">
            <text:p>1.19077</text:p>
          </table:table-cell>
          <table:table-cell table:number-columns-repeated="8"/>
        </table:table-row>
        <table:table-row table:style-name="ro1">
          <table:table-cell office:value-type="float" office:value="0.501222" calcext:value-type="float">
            <text:p>0.501222</text:p>
          </table:table-cell>
          <table:table-cell office:value-type="float" office:value="2.10424" calcext:value-type="float">
            <text:p>2.1042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43]" office:value-type="float" office:value="0.501222" calcext:value-type="float">
            <text:p>0.501222</text:p>
          </table:table-cell>
          <table:table-cell table:formula="of:=[.$B843]" office:value-type="float" office:value="2.10424" calcext:value-type="float">
            <text:p>2.10424</text:p>
          </table:table-cell>
          <table:table-cell table:number-columns-repeated="8"/>
        </table:table-row>
        <table:table-row table:style-name="ro1">
          <table:table-cell office:value-type="float" office:value="1.49567" calcext:value-type="float">
            <text:p>1.49567</text:p>
          </table:table-cell>
          <table:table-cell office:value-type="float" office:value="1.18772" calcext:value-type="float">
            <text:p>1.1877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44]" office:value-type="float" office:value="1.49567" calcext:value-type="float">
            <text:p>1.49567</text:p>
          </table:table-cell>
          <table:table-cell table:formula="of:=[.$B844]" office:value-type="float" office:value="1.18772" calcext:value-type="float">
            <text:p>1.18772</text:p>
          </table:table-cell>
          <table:table-cell table:number-columns-repeated="8"/>
        </table:table-row>
        <table:table-row table:style-name="ro1">
          <table:table-cell office:value-type="float" office:value="0.217926" calcext:value-type="float">
            <text:p>0.217926</text:p>
          </table:table-cell>
          <table:table-cell office:value-type="float" office:value="1.52541" calcext:value-type="float">
            <text:p>1.525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45]" office:value-type="float" office:value="0.217926" calcext:value-type="float">
            <text:p>0.217926</text:p>
          </table:table-cell>
          <table:table-cell table:formula="of:=[.$B845]" office:value-type="float" office:value="1.52541" calcext:value-type="float">
            <text:p>1.52541</text:p>
          </table:table-cell>
          <table:table-cell table:number-columns-repeated="8"/>
        </table:table-row>
        <table:table-row table:style-name="ro1">
          <table:table-cell office:value-type="float" office:value="0.860913" calcext:value-type="float">
            <text:p>0.860913</text:p>
          </table:table-cell>
          <table:table-cell office:value-type="float" office:value="-0.570819" calcext:value-type="float">
            <text:p>-0.57081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46]" office:value-type="float" office:value="0.860913" calcext:value-type="float">
            <text:p>0.860913</text:p>
          </table:table-cell>
          <table:table-cell table:formula="of:=[.$B846]" office:value-type="float" office:value="-0.570819" calcext:value-type="float">
            <text:p>-0.570819</text:p>
          </table:table-cell>
          <table:table-cell table:number-columns-repeated="8"/>
        </table:table-row>
        <table:table-row table:style-name="ro1">
          <table:table-cell office:value-type="float" office:value="0.441407" calcext:value-type="float">
            <text:p>0.441407</text:p>
          </table:table-cell>
          <table:table-cell office:value-type="float" office:value="0.800021" calcext:value-type="float">
            <text:p>0.8000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47]" office:value-type="float" office:value="0.441407" calcext:value-type="float">
            <text:p>0.441407</text:p>
          </table:table-cell>
          <table:table-cell table:formula="of:=[.$B847]" office:value-type="float" office:value="0.800021" calcext:value-type="float">
            <text:p>0.800021</text:p>
          </table:table-cell>
          <table:table-cell table:number-columns-repeated="8"/>
        </table:table-row>
        <table:table-row table:style-name="ro1">
          <table:table-cell office:value-type="float" office:value="-0.651742" calcext:value-type="float">
            <text:p>-0.651742</text:p>
          </table:table-cell>
          <table:table-cell office:value-type="float" office:value="0.775742" calcext:value-type="float">
            <text:p>0.7757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48]" office:value-type="float" office:value="-0.651742" calcext:value-type="float">
            <text:p>-0.651742</text:p>
          </table:table-cell>
          <table:table-cell table:formula="of:=[.$B848]" office:value-type="float" office:value="0.775742" calcext:value-type="float">
            <text:p>0.775742</text:p>
          </table:table-cell>
          <table:table-cell table:number-columns-repeated="8"/>
        </table:table-row>
        <table:table-row table:style-name="ro1">
          <table:table-cell office:value-type="float" office:value="1.13425" calcext:value-type="float">
            <text:p>1.13425</text:p>
          </table:table-cell>
          <table:table-cell office:value-type="float" office:value="-0.104982" calcext:value-type="float">
            <text:p>-0.10498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49]" office:value-type="float" office:value="1.13425" calcext:value-type="float">
            <text:p>1.13425</text:p>
          </table:table-cell>
          <table:table-cell table:formula="of:=[.$B849]" office:value-type="float" office:value="-0.104982" calcext:value-type="float">
            <text:p>-0.104982</text:p>
          </table:table-cell>
          <table:table-cell table:number-columns-repeated="8"/>
        </table:table-row>
        <table:table-row table:style-name="ro1">
          <table:table-cell office:value-type="float" office:value="0.627251" calcext:value-type="float">
            <text:p>0.627251</text:p>
          </table:table-cell>
          <table:table-cell office:value-type="float" office:value="0.563223" calcext:value-type="float">
            <text:p>0.5632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50]" office:value-type="float" office:value="0.627251" calcext:value-type="float">
            <text:p>0.627251</text:p>
          </table:table-cell>
          <table:table-cell table:formula="of:=[.$B850]" office:value-type="float" office:value="0.563223" calcext:value-type="float">
            <text:p>0.563223</text:p>
          </table:table-cell>
          <table:table-cell table:number-columns-repeated="8"/>
        </table:table-row>
        <table:table-row table:style-name="ro1">
          <table:table-cell office:value-type="float" office:value="1.92051" calcext:value-type="float">
            <text:p>1.92051</text:p>
          </table:table-cell>
          <table:table-cell office:value-type="float" office:value="0.27683" calcext:value-type="float">
            <text:p>0.2768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51]" office:value-type="float" office:value="1.92051" calcext:value-type="float">
            <text:p>1.92051</text:p>
          </table:table-cell>
          <table:table-cell table:formula="of:=[.$B851]" office:value-type="float" office:value="0.27683" calcext:value-type="float">
            <text:p>0.27683</text:p>
          </table:table-cell>
          <table:table-cell table:number-columns-repeated="8"/>
        </table:table-row>
        <table:table-row table:style-name="ro1">
          <table:table-cell office:value-type="float" office:value="-0.353071" calcext:value-type="float">
            <text:p>-0.353071</text:p>
          </table:table-cell>
          <table:table-cell office:value-type="float" office:value="1.12198" calcext:value-type="float">
            <text:p>1.1219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52]" office:value-type="float" office:value="-0.353071" calcext:value-type="float">
            <text:p>-0.353071</text:p>
          </table:table-cell>
          <table:table-cell table:formula="of:=[.$B852]" office:value-type="float" office:value="1.12198" calcext:value-type="float">
            <text:p>1.12198</text:p>
          </table:table-cell>
          <table:table-cell table:number-columns-repeated="8"/>
        </table:table-row>
        <table:table-row table:style-name="ro1">
          <table:table-cell office:value-type="float" office:value="1.81102" calcext:value-type="float">
            <text:p>1.81102</text:p>
          </table:table-cell>
          <table:table-cell office:value-type="float" office:value="3.31392" calcext:value-type="float">
            <text:p>3.3139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53]" office:value-type="float" office:value="1.81102" calcext:value-type="float">
            <text:p>1.81102</text:p>
          </table:table-cell>
          <table:table-cell table:formula="of:=[.$B853]" office:value-type="float" office:value="3.31392" calcext:value-type="float">
            <text:p>3.31392</text:p>
          </table:table-cell>
          <table:table-cell table:number-columns-repeated="8"/>
        </table:table-row>
        <table:table-row table:style-name="ro1">
          <table:table-cell office:value-type="float" office:value="-0.196818" calcext:value-type="float">
            <text:p>-0.196818</text:p>
          </table:table-cell>
          <table:table-cell office:value-type="float" office:value="-0.138028" calcext:value-type="float">
            <text:p>-0.13802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54]" office:value-type="float" office:value="-0.196818" calcext:value-type="float">
            <text:p>-0.196818</text:p>
          </table:table-cell>
          <table:table-cell table:formula="of:=[.$B854]" office:value-type="float" office:value="-0.138028" calcext:value-type="float">
            <text:p>-0.138028</text:p>
          </table:table-cell>
          <table:table-cell table:number-columns-repeated="8"/>
        </table:table-row>
        <table:table-row table:style-name="ro1">
          <table:table-cell office:value-type="float" office:value="0.215626" calcext:value-type="float">
            <text:p>0.215626</text:p>
          </table:table-cell>
          <table:table-cell office:value-type="float" office:value="-0.0774535" calcext:value-type="float">
            <text:p>-0.077453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55]" office:value-type="float" office:value="0.215626" calcext:value-type="float">
            <text:p>0.215626</text:p>
          </table:table-cell>
          <table:table-cell table:formula="of:=[.$B855]" office:value-type="float" office:value="-0.0774535" calcext:value-type="float">
            <text:p>-0.0774535</text:p>
          </table:table-cell>
          <table:table-cell table:number-columns-repeated="8"/>
        </table:table-row>
        <table:table-row table:style-name="ro1">
          <table:table-cell office:value-type="float" office:value="2.12999" calcext:value-type="float">
            <text:p>2.12999</text:p>
          </table:table-cell>
          <table:table-cell office:value-type="float" office:value="2.32799" calcext:value-type="float">
            <text:p>2.327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56]" office:value-type="float" office:value="2.12999" calcext:value-type="float">
            <text:p>2.12999</text:p>
          </table:table-cell>
          <table:table-cell table:formula="of:=[.$B856]" office:value-type="float" office:value="2.32799" calcext:value-type="float">
            <text:p>2.32799</text:p>
          </table:table-cell>
          <table:table-cell table:number-columns-repeated="8"/>
        </table:table-row>
        <table:table-row table:style-name="ro1">
          <table:table-cell office:value-type="float" office:value="1.28396" calcext:value-type="float">
            <text:p>1.28396</text:p>
          </table:table-cell>
          <table:table-cell office:value-type="float" office:value="1.37099" calcext:value-type="float">
            <text:p>1.3709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57]" office:value-type="float" office:value="1.28396" calcext:value-type="float">
            <text:p>1.28396</text:p>
          </table:table-cell>
          <table:table-cell table:formula="of:=[.$B857]" office:value-type="float" office:value="1.37099" calcext:value-type="float">
            <text:p>1.37099</text:p>
          </table:table-cell>
          <table:table-cell table:number-columns-repeated="8"/>
        </table:table-row>
        <table:table-row table:style-name="ro1">
          <table:table-cell office:value-type="float" office:value="0.465987" calcext:value-type="float">
            <text:p>0.465987</text:p>
          </table:table-cell>
          <table:table-cell office:value-type="float" office:value="0.317204" calcext:value-type="float">
            <text:p>0.31720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58]" office:value-type="float" office:value="0.465987" calcext:value-type="float">
            <text:p>0.465987</text:p>
          </table:table-cell>
          <table:table-cell table:formula="of:=[.$B858]" office:value-type="float" office:value="0.317204" calcext:value-type="float">
            <text:p>0.317204</text:p>
          </table:table-cell>
          <table:table-cell table:number-columns-repeated="8"/>
        </table:table-row>
        <table:table-row table:style-name="ro1">
          <table:table-cell office:value-type="float" office:value="1.33313" calcext:value-type="float">
            <text:p>1.33313</text:p>
          </table:table-cell>
          <table:table-cell office:value-type="float" office:value="-0.504974" calcext:value-type="float">
            <text:p>-0.50497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59]" office:value-type="float" office:value="1.33313" calcext:value-type="float">
            <text:p>1.33313</text:p>
          </table:table-cell>
          <table:table-cell table:formula="of:=[.$B859]" office:value-type="float" office:value="-0.504974" calcext:value-type="float">
            <text:p>-0.504974</text:p>
          </table:table-cell>
          <table:table-cell table:number-columns-repeated="8"/>
        </table:table-row>
        <table:table-row table:style-name="ro1">
          <table:table-cell office:value-type="float" office:value="-0.0822089" calcext:value-type="float">
            <text:p>-0.0822089</text:p>
          </table:table-cell>
          <table:table-cell office:value-type="float" office:value="-1.32206" calcext:value-type="float">
            <text:p>-1.322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60]" office:value-type="float" office:value="-0.0822089" calcext:value-type="float">
            <text:p>-0.0822089</text:p>
          </table:table-cell>
          <table:table-cell table:formula="of:=[.$B860]" office:value-type="float" office:value="-1.32206" calcext:value-type="float">
            <text:p>-1.32206</text:p>
          </table:table-cell>
          <table:table-cell table:number-columns-repeated="8"/>
        </table:table-row>
        <table:table-row table:style-name="ro1">
          <table:table-cell office:value-type="float" office:value="0.744097" calcext:value-type="float">
            <text:p>0.744097</text:p>
          </table:table-cell>
          <table:table-cell office:value-type="float" office:value="0.723351" calcext:value-type="float">
            <text:p>0.72335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61]" office:value-type="float" office:value="0.744097" calcext:value-type="float">
            <text:p>0.744097</text:p>
          </table:table-cell>
          <table:table-cell table:formula="of:=[.$B861]" office:value-type="float" office:value="0.723351" calcext:value-type="float">
            <text:p>0.723351</text:p>
          </table:table-cell>
          <table:table-cell table:number-columns-repeated="8"/>
        </table:table-row>
        <table:table-row table:style-name="ro1">
          <table:table-cell office:value-type="float" office:value="-0.793653" calcext:value-type="float">
            <text:p>-0.793653</text:p>
          </table:table-cell>
          <table:table-cell office:value-type="float" office:value="-0.202121" calcext:value-type="float">
            <text:p>-0.20212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62]" office:value-type="float" office:value="-0.793653" calcext:value-type="float">
            <text:p>-0.793653</text:p>
          </table:table-cell>
          <table:table-cell table:formula="of:=[.$B862]" office:value-type="float" office:value="-0.202121" calcext:value-type="float">
            <text:p>-0.202121</text:p>
          </table:table-cell>
          <table:table-cell table:number-columns-repeated="8"/>
        </table:table-row>
        <table:table-row table:style-name="ro1">
          <table:table-cell office:value-type="float" office:value="1.41621" calcext:value-type="float">
            <text:p>1.41621</text:p>
          </table:table-cell>
          <table:table-cell office:value-type="float" office:value="-0.306906" calcext:value-type="float">
            <text:p>-0.30690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63]" office:value-type="float" office:value="1.41621" calcext:value-type="float">
            <text:p>1.41621</text:p>
          </table:table-cell>
          <table:table-cell table:formula="of:=[.$B863]" office:value-type="float" office:value="-0.306906" calcext:value-type="float">
            <text:p>-0.306906</text:p>
          </table:table-cell>
          <table:table-cell table:number-columns-repeated="8"/>
        </table:table-row>
        <table:table-row table:style-name="ro1">
          <table:table-cell office:value-type="float" office:value="1.34753" calcext:value-type="float">
            <text:p>1.34753</text:p>
          </table:table-cell>
          <table:table-cell office:value-type="float" office:value="2.92554" calcext:value-type="float">
            <text:p>2.9255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64]" office:value-type="float" office:value="1.34753" calcext:value-type="float">
            <text:p>1.34753</text:p>
          </table:table-cell>
          <table:table-cell table:formula="of:=[.$B864]" office:value-type="float" office:value="2.92554" calcext:value-type="float">
            <text:p>2.92554</text:p>
          </table:table-cell>
          <table:table-cell table:number-columns-repeated="8"/>
        </table:table-row>
        <table:table-row table:style-name="ro1">
          <table:table-cell office:value-type="float" office:value="0.404637" calcext:value-type="float">
            <text:p>0.404637</text:p>
          </table:table-cell>
          <table:table-cell office:value-type="float" office:value="-0.90537" calcext:value-type="float">
            <text:p>-0.9053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65]" office:value-type="float" office:value="0.404637" calcext:value-type="float">
            <text:p>0.404637</text:p>
          </table:table-cell>
          <table:table-cell table:formula="of:=[.$B865]" office:value-type="float" office:value="-0.90537" calcext:value-type="float">
            <text:p>-0.90537</text:p>
          </table:table-cell>
          <table:table-cell table:number-columns-repeated="8"/>
        </table:table-row>
        <table:table-row table:style-name="ro1">
          <table:table-cell office:value-type="float" office:value="0.591323" calcext:value-type="float">
            <text:p>0.591323</text:p>
          </table:table-cell>
          <table:table-cell office:value-type="float" office:value="2.26481" calcext:value-type="float">
            <text:p>2.2648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66]" office:value-type="float" office:value="0.591323" calcext:value-type="float">
            <text:p>0.591323</text:p>
          </table:table-cell>
          <table:table-cell table:formula="of:=[.$B866]" office:value-type="float" office:value="2.26481" calcext:value-type="float">
            <text:p>2.26481</text:p>
          </table:table-cell>
          <table:table-cell table:number-columns-repeated="8"/>
        </table:table-row>
        <table:table-row table:style-name="ro1">
          <table:table-cell office:value-type="float" office:value="0.500353" calcext:value-type="float">
            <text:p>0.500353</text:p>
          </table:table-cell>
          <table:table-cell office:value-type="float" office:value="1.72361" calcext:value-type="float">
            <text:p>1.7236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67]" office:value-type="float" office:value="0.500353" calcext:value-type="float">
            <text:p>0.500353</text:p>
          </table:table-cell>
          <table:table-cell table:formula="of:=[.$B867]" office:value-type="float" office:value="1.72361" calcext:value-type="float">
            <text:p>1.72361</text:p>
          </table:table-cell>
          <table:table-cell table:number-columns-repeated="8"/>
        </table:table-row>
        <table:table-row table:style-name="ro1">
          <table:table-cell office:value-type="float" office:value="0.718355" calcext:value-type="float">
            <text:p>0.718355</text:p>
          </table:table-cell>
          <table:table-cell office:value-type="float" office:value="-0.890842" calcext:value-type="float">
            <text:p>-0.8908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68]" office:value-type="float" office:value="0.718355" calcext:value-type="float">
            <text:p>0.718355</text:p>
          </table:table-cell>
          <table:table-cell table:formula="of:=[.$B868]" office:value-type="float" office:value="-0.890842" calcext:value-type="float">
            <text:p>-0.890842</text:p>
          </table:table-cell>
          <table:table-cell table:number-columns-repeated="8"/>
        </table:table-row>
        <table:table-row table:style-name="ro1">
          <table:table-cell office:value-type="float" office:value="0.863304" calcext:value-type="float">
            <text:p>0.863304</text:p>
          </table:table-cell>
          <table:table-cell office:value-type="float" office:value="2.55182" calcext:value-type="float">
            <text:p>2.551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69]" office:value-type="float" office:value="0.863304" calcext:value-type="float">
            <text:p>0.863304</text:p>
          </table:table-cell>
          <table:table-cell table:formula="of:=[.$B869]" office:value-type="float" office:value="2.55182" calcext:value-type="float">
            <text:p>2.55182</text:p>
          </table:table-cell>
          <table:table-cell table:number-columns-repeated="8"/>
        </table:table-row>
        <table:table-row table:style-name="ro1">
          <table:table-cell office:value-type="float" office:value="1.106" calcext:value-type="float">
            <text:p>1.106</text:p>
          </table:table-cell>
          <table:table-cell office:value-type="float" office:value="1.69114" calcext:value-type="float">
            <text:p>1.6911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70]" office:value-type="float" office:value="1.106" calcext:value-type="float">
            <text:p>1.106</text:p>
          </table:table-cell>
          <table:table-cell table:formula="of:=[.$B870]" office:value-type="float" office:value="1.69114" calcext:value-type="float">
            <text:p>1.69114</text:p>
          </table:table-cell>
          <table:table-cell table:number-columns-repeated="8"/>
        </table:table-row>
        <table:table-row table:style-name="ro1">
          <table:table-cell office:value-type="float" office:value="-0.626402" calcext:value-type="float">
            <text:p>-0.626402</text:p>
          </table:table-cell>
          <table:table-cell office:value-type="float" office:value="0.420457" calcext:value-type="float">
            <text:p>0.42045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71]" office:value-type="float" office:value="-0.626402" calcext:value-type="float">
            <text:p>-0.626402</text:p>
          </table:table-cell>
          <table:table-cell table:formula="of:=[.$B871]" office:value-type="float" office:value="0.420457" calcext:value-type="float">
            <text:p>0.420457</text:p>
          </table:table-cell>
          <table:table-cell table:number-columns-repeated="8"/>
        </table:table-row>
        <table:table-row table:style-name="ro1">
          <table:table-cell office:value-type="float" office:value="-0.123852" calcext:value-type="float">
            <text:p>-0.123852</text:p>
          </table:table-cell>
          <table:table-cell office:value-type="float" office:value="1.39919" calcext:value-type="float">
            <text:p>1.39919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72]" office:value-type="float" office:value="-0.123852" calcext:value-type="float">
            <text:p>-0.123852</text:p>
          </table:table-cell>
          <table:table-cell table:formula="of:=[.$B872]" office:value-type="float" office:value="1.39919" calcext:value-type="float">
            <text:p>1.39919</text:p>
          </table:table-cell>
          <table:table-cell table:number-columns-repeated="8"/>
        </table:table-row>
        <table:table-row table:style-name="ro1">
          <table:table-cell office:value-type="float" office:value="-0.230404" calcext:value-type="float">
            <text:p>-0.230404</text:p>
          </table:table-cell>
          <table:table-cell office:value-type="float" office:value="1.38815" calcext:value-type="float">
            <text:p>1.388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73]" office:value-type="float" office:value="-0.230404" calcext:value-type="float">
            <text:p>-0.230404</text:p>
          </table:table-cell>
          <table:table-cell table:formula="of:=[.$B873]" office:value-type="float" office:value="1.38815" calcext:value-type="float">
            <text:p>1.38815</text:p>
          </table:table-cell>
          <table:table-cell table:number-columns-repeated="8"/>
        </table:table-row>
        <table:table-row table:style-name="ro1">
          <table:table-cell office:value-type="float" office:value="0.660058" calcext:value-type="float">
            <text:p>0.660058</text:p>
          </table:table-cell>
          <table:table-cell office:value-type="float" office:value="1.01667" calcext:value-type="float">
            <text:p>1.0166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74]" office:value-type="float" office:value="0.660058" calcext:value-type="float">
            <text:p>0.660058</text:p>
          </table:table-cell>
          <table:table-cell table:formula="of:=[.$B874]" office:value-type="float" office:value="1.01667" calcext:value-type="float">
            <text:p>1.01667</text:p>
          </table:table-cell>
          <table:table-cell table:number-columns-repeated="8"/>
        </table:table-row>
        <table:table-row table:style-name="ro1">
          <table:table-cell office:value-type="float" office:value="-0.736198" calcext:value-type="float">
            <text:p>-0.736198</text:p>
          </table:table-cell>
          <table:table-cell office:value-type="float" office:value="-2.19187" calcext:value-type="float">
            <text:p>-2.191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75]" office:value-type="float" office:value="-0.736198" calcext:value-type="float">
            <text:p>-0.736198</text:p>
          </table:table-cell>
          <table:table-cell table:formula="of:=[.$B875]" office:value-type="float" office:value="-2.19187" calcext:value-type="float">
            <text:p>-2.19187</text:p>
          </table:table-cell>
          <table:table-cell table:number-columns-repeated="8"/>
        </table:table-row>
        <table:table-row table:style-name="ro1">
          <table:table-cell office:value-type="float" office:value="-0.650472" calcext:value-type="float">
            <text:p>-0.650472</text:p>
          </table:table-cell>
          <table:table-cell office:value-type="float" office:value="-0.553483" calcext:value-type="float">
            <text:p>-0.55348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76]" office:value-type="float" office:value="-0.650472" calcext:value-type="float">
            <text:p>-0.650472</text:p>
          </table:table-cell>
          <table:table-cell table:formula="of:=[.$B876]" office:value-type="float" office:value="-0.553483" calcext:value-type="float">
            <text:p>-0.553483</text:p>
          </table:table-cell>
          <table:table-cell table:number-columns-repeated="8"/>
        </table:table-row>
        <table:table-row table:style-name="ro1">
          <table:table-cell office:value-type="float" office:value="3.14154" calcext:value-type="float">
            <text:p>3.14154</text:p>
          </table:table-cell>
          <table:table-cell office:value-type="float" office:value="1.74343" calcext:value-type="float">
            <text:p>1.7434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77]" office:value-type="float" office:value="3.14154" calcext:value-type="float">
            <text:p>3.14154</text:p>
          </table:table-cell>
          <table:table-cell table:formula="of:=[.$B877]" office:value-type="float" office:value="1.74343" calcext:value-type="float">
            <text:p>1.74343</text:p>
          </table:table-cell>
          <table:table-cell table:number-columns-repeated="8"/>
        </table:table-row>
        <table:table-row table:style-name="ro1">
          <table:table-cell office:value-type="float" office:value="0.034244" calcext:value-type="float">
            <text:p>0.034244</text:p>
          </table:table-cell>
          <table:table-cell office:value-type="float" office:value="-2.26338" calcext:value-type="float">
            <text:p>-2.2633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78]" office:value-type="float" office:value="0.034244" calcext:value-type="float">
            <text:p>0.034244</text:p>
          </table:table-cell>
          <table:table-cell table:formula="of:=[.$B878]" office:value-type="float" office:value="-2.26338" calcext:value-type="float">
            <text:p>-2.26338</text:p>
          </table:table-cell>
          <table:table-cell table:number-columns-repeated="8"/>
        </table:table-row>
        <table:table-row table:style-name="ro1">
          <table:table-cell office:value-type="float" office:value="1.81637" calcext:value-type="float">
            <text:p>1.81637</text:p>
          </table:table-cell>
          <table:table-cell office:value-type="float" office:value="0.326144" calcext:value-type="float">
            <text:p>0.32614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79]" office:value-type="float" office:value="1.81637" calcext:value-type="float">
            <text:p>1.81637</text:p>
          </table:table-cell>
          <table:table-cell table:formula="of:=[.$B879]" office:value-type="float" office:value="0.326144" calcext:value-type="float">
            <text:p>0.326144</text:p>
          </table:table-cell>
          <table:table-cell table:number-columns-repeated="8"/>
        </table:table-row>
        <table:table-row table:style-name="ro1">
          <table:table-cell office:value-type="float" office:value="0.809117" calcext:value-type="float">
            <text:p>0.809117</text:p>
          </table:table-cell>
          <table:table-cell office:value-type="float" office:value="1.04074" calcext:value-type="float">
            <text:p>1.0407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80]" office:value-type="float" office:value="0.809117" calcext:value-type="float">
            <text:p>0.809117</text:p>
          </table:table-cell>
          <table:table-cell table:formula="of:=[.$B880]" office:value-type="float" office:value="1.04074" calcext:value-type="float">
            <text:p>1.04074</text:p>
          </table:table-cell>
          <table:table-cell table:number-columns-repeated="8"/>
        </table:table-row>
        <table:table-row table:style-name="ro1">
          <table:table-cell office:value-type="float" office:value="2.14131" calcext:value-type="float">
            <text:p>2.14131</text:p>
          </table:table-cell>
          <table:table-cell office:value-type="float" office:value="1.80427" calcext:value-type="float">
            <text:p>1.8042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81]" office:value-type="float" office:value="2.14131" calcext:value-type="float">
            <text:p>2.14131</text:p>
          </table:table-cell>
          <table:table-cell table:formula="of:=[.$B881]" office:value-type="float" office:value="1.80427" calcext:value-type="float">
            <text:p>1.80427</text:p>
          </table:table-cell>
          <table:table-cell table:number-columns-repeated="8"/>
        </table:table-row>
        <table:table-row table:style-name="ro1">
          <table:table-cell office:value-type="float" office:value="3.31014" calcext:value-type="float">
            <text:p>3.31014</text:p>
          </table:table-cell>
          <table:table-cell office:value-type="float" office:value="1.44287" calcext:value-type="float">
            <text:p>1.4428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82]" office:value-type="float" office:value="3.31014" calcext:value-type="float">
            <text:p>3.31014</text:p>
          </table:table-cell>
          <table:table-cell table:formula="of:=[.$B882]" office:value-type="float" office:value="1.44287" calcext:value-type="float">
            <text:p>1.44287</text:p>
          </table:table-cell>
          <table:table-cell table:number-columns-repeated="8"/>
        </table:table-row>
        <table:table-row table:style-name="ro1">
          <table:table-cell office:value-type="float" office:value="0.323716" calcext:value-type="float">
            <text:p>0.323716</text:p>
          </table:table-cell>
          <table:table-cell office:value-type="float" office:value="1.39111" calcext:value-type="float">
            <text:p>1.3911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83]" office:value-type="float" office:value="0.323716" calcext:value-type="float">
            <text:p>0.323716</text:p>
          </table:table-cell>
          <table:table-cell table:formula="of:=[.$B883]" office:value-type="float" office:value="1.39111" calcext:value-type="float">
            <text:p>1.39111</text:p>
          </table:table-cell>
          <table:table-cell table:number-columns-repeated="8"/>
        </table:table-row>
        <table:table-row table:style-name="ro1">
          <table:table-cell office:value-type="float" office:value="-0.771711" calcext:value-type="float">
            <text:p>-0.771711</text:p>
          </table:table-cell>
          <table:table-cell office:value-type="float" office:value="0.578363" calcext:value-type="float">
            <text:p>0.5783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84]" office:value-type="float" office:value="-0.771711" calcext:value-type="float">
            <text:p>-0.771711</text:p>
          </table:table-cell>
          <table:table-cell table:formula="of:=[.$B884]" office:value-type="float" office:value="0.578363" calcext:value-type="float">
            <text:p>0.578363</text:p>
          </table:table-cell>
          <table:table-cell table:number-columns-repeated="8"/>
        </table:table-row>
        <table:table-row table:style-name="ro1">
          <table:table-cell office:value-type="float" office:value="1.55388" calcext:value-type="float">
            <text:p>1.55388</text:p>
          </table:table-cell>
          <table:table-cell office:value-type="float" office:value="2.16356" calcext:value-type="float">
            <text:p>2.1635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85]" office:value-type="float" office:value="1.55388" calcext:value-type="float">
            <text:p>1.55388</text:p>
          </table:table-cell>
          <table:table-cell table:formula="of:=[.$B885]" office:value-type="float" office:value="2.16356" calcext:value-type="float">
            <text:p>2.16356</text:p>
          </table:table-cell>
          <table:table-cell table:number-columns-repeated="8"/>
        </table:table-row>
        <table:table-row table:style-name="ro1">
          <table:table-cell office:value-type="float" office:value="-0.53822" calcext:value-type="float">
            <text:p>-0.53822</text:p>
          </table:table-cell>
          <table:table-cell office:value-type="float" office:value="1.03347" calcext:value-type="float">
            <text:p>1.0334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86]" office:value-type="float" office:value="-0.53822" calcext:value-type="float">
            <text:p>-0.53822</text:p>
          </table:table-cell>
          <table:table-cell table:formula="of:=[.$B886]" office:value-type="float" office:value="1.03347" calcext:value-type="float">
            <text:p>1.03347</text:p>
          </table:table-cell>
          <table:table-cell table:number-columns-repeated="8"/>
        </table:table-row>
        <table:table-row table:style-name="ro1">
          <table:table-cell office:value-type="float" office:value="1.5176" calcext:value-type="float">
            <text:p>1.5176</text:p>
          </table:table-cell>
          <table:table-cell office:value-type="float" office:value="-0.378516" calcext:value-type="float">
            <text:p>-0.37851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87]" office:value-type="float" office:value="1.5176" calcext:value-type="float">
            <text:p>1.5176</text:p>
          </table:table-cell>
          <table:table-cell table:formula="of:=[.$B887]" office:value-type="float" office:value="-0.378516" calcext:value-type="float">
            <text:p>-0.378516</text:p>
          </table:table-cell>
          <table:table-cell table:number-columns-repeated="8"/>
        </table:table-row>
        <table:table-row table:style-name="ro1">
          <table:table-cell office:value-type="float" office:value="1.13263" calcext:value-type="float">
            <text:p>1.13263</text:p>
          </table:table-cell>
          <table:table-cell office:value-type="float" office:value="1.16057" calcext:value-type="float">
            <text:p>1.1605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88]" office:value-type="float" office:value="1.13263" calcext:value-type="float">
            <text:p>1.13263</text:p>
          </table:table-cell>
          <table:table-cell table:formula="of:=[.$B888]" office:value-type="float" office:value="1.16057" calcext:value-type="float">
            <text:p>1.16057</text:p>
          </table:table-cell>
          <table:table-cell table:number-columns-repeated="8"/>
        </table:table-row>
        <table:table-row table:style-name="ro1">
          <table:table-cell office:value-type="float" office:value="1.42419" calcext:value-type="float">
            <text:p>1.42419</text:p>
          </table:table-cell>
          <table:table-cell office:value-type="float" office:value="1.82198" calcext:value-type="float">
            <text:p>1.8219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89]" office:value-type="float" office:value="1.42419" calcext:value-type="float">
            <text:p>1.42419</text:p>
          </table:table-cell>
          <table:table-cell table:formula="of:=[.$B889]" office:value-type="float" office:value="1.82198" calcext:value-type="float">
            <text:p>1.82198</text:p>
          </table:table-cell>
          <table:table-cell table:number-columns-repeated="8"/>
        </table:table-row>
        <table:table-row table:style-name="ro1">
          <table:table-cell office:value-type="float" office:value="2.57152" calcext:value-type="float">
            <text:p>2.57152</text:p>
          </table:table-cell>
          <table:table-cell office:value-type="float" office:value="1.90918" calcext:value-type="float">
            <text:p>1.9091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90]" office:value-type="float" office:value="2.57152" calcext:value-type="float">
            <text:p>2.57152</text:p>
          </table:table-cell>
          <table:table-cell table:formula="of:=[.$B890]" office:value-type="float" office:value="1.90918" calcext:value-type="float">
            <text:p>1.90918</text:p>
          </table:table-cell>
          <table:table-cell table:number-columns-repeated="8"/>
        </table:table-row>
        <table:table-row table:style-name="ro1">
          <table:table-cell office:value-type="float" office:value="-0.111968" calcext:value-type="float">
            <text:p>-0.111968</text:p>
          </table:table-cell>
          <table:table-cell office:value-type="float" office:value="-0.0718411" calcext:value-type="float">
            <text:p>-0.071841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91]" office:value-type="float" office:value="-0.111968" calcext:value-type="float">
            <text:p>-0.111968</text:p>
          </table:table-cell>
          <table:table-cell table:formula="of:=[.$B891]" office:value-type="float" office:value="-0.0718411" calcext:value-type="float">
            <text:p>-0.0718411</text:p>
          </table:table-cell>
          <table:table-cell table:number-columns-repeated="8"/>
        </table:table-row>
        <table:table-row table:style-name="ro1">
          <table:table-cell office:value-type="float" office:value="0.226615" calcext:value-type="float">
            <text:p>0.226615</text:p>
          </table:table-cell>
          <table:table-cell office:value-type="float" office:value="1.55006" calcext:value-type="float">
            <text:p>1.5500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92]" office:value-type="float" office:value="0.226615" calcext:value-type="float">
            <text:p>0.226615</text:p>
          </table:table-cell>
          <table:table-cell table:formula="of:=[.$B892]" office:value-type="float" office:value="1.55006" calcext:value-type="float">
            <text:p>1.55006</text:p>
          </table:table-cell>
          <table:table-cell table:number-columns-repeated="8"/>
        </table:table-row>
        <table:table-row table:style-name="ro1">
          <table:table-cell office:value-type="float" office:value="-0.620341" calcext:value-type="float">
            <text:p>-0.620341</text:p>
          </table:table-cell>
          <table:table-cell office:value-type="float" office:value="0.569715" calcext:value-type="float">
            <text:p>0.56971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93]" office:value-type="float" office:value="-0.620341" calcext:value-type="float">
            <text:p>-0.620341</text:p>
          </table:table-cell>
          <table:table-cell table:formula="of:=[.$B893]" office:value-type="float" office:value="0.569715" calcext:value-type="float">
            <text:p>0.569715</text:p>
          </table:table-cell>
          <table:table-cell table:number-columns-repeated="8"/>
        </table:table-row>
        <table:table-row table:style-name="ro1">
          <table:table-cell office:value-type="float" office:value="-0.0414552" calcext:value-type="float">
            <text:p>-0.0414552</text:p>
          </table:table-cell>
          <table:table-cell office:value-type="float" office:value="-1.44158" calcext:value-type="float">
            <text:p>-1.4415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94]" office:value-type="float" office:value="-0.0414552" calcext:value-type="float">
            <text:p>-0.0414552</text:p>
          </table:table-cell>
          <table:table-cell table:formula="of:=[.$B894]" office:value-type="float" office:value="-1.44158" calcext:value-type="float">
            <text:p>-1.44158</text:p>
          </table:table-cell>
          <table:table-cell table:number-columns-repeated="8"/>
        </table:table-row>
        <table:table-row table:style-name="ro1">
          <table:table-cell office:value-type="float" office:value="3.34099" calcext:value-type="float">
            <text:p>3.34099</text:p>
          </table:table-cell>
          <table:table-cell office:value-type="float" office:value="2.10807" calcext:value-type="float">
            <text:p>2.1080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95]" office:value-type="float" office:value="3.34099" calcext:value-type="float">
            <text:p>3.34099</text:p>
          </table:table-cell>
          <table:table-cell table:formula="of:=[.$B895]" office:value-type="float" office:value="2.10807" calcext:value-type="float">
            <text:p>2.10807</text:p>
          </table:table-cell>
          <table:table-cell table:number-columns-repeated="8"/>
        </table:table-row>
        <table:table-row table:style-name="ro1">
          <table:table-cell office:value-type="float" office:value="0.013139" calcext:value-type="float">
            <text:p>0.013139</text:p>
          </table:table-cell>
          <table:table-cell office:value-type="float" office:value="1.79056" calcext:value-type="float">
            <text:p>1.790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96]" office:value-type="float" office:value="0.013139" calcext:value-type="float">
            <text:p>0.013139</text:p>
          </table:table-cell>
          <table:table-cell table:formula="of:=[.$B896]" office:value-type="float" office:value="1.79056" calcext:value-type="float">
            <text:p>1.79056</text:p>
          </table:table-cell>
          <table:table-cell table:number-columns-repeated="8"/>
        </table:table-row>
        <table:table-row table:style-name="ro1">
          <table:table-cell office:value-type="float" office:value="1.80545" calcext:value-type="float">
            <text:p>1.80545</text:p>
          </table:table-cell>
          <table:table-cell office:value-type="float" office:value="0.139045" calcext:value-type="float">
            <text:p>0.13904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897]" office:value-type="float" office:value="1.80545" calcext:value-type="float">
            <text:p>1.80545</text:p>
          </table:table-cell>
          <table:table-cell table:formula="of:=[.$B897]" office:value-type="float" office:value="0.139045" calcext:value-type="float">
            <text:p>0.139045</text:p>
          </table:table-cell>
          <table:table-cell table:number-columns-repeated="8"/>
        </table:table-row>
        <table:table-row table:style-name="ro1">
          <table:table-cell office:value-type="float" office:value="-0.591378" calcext:value-type="float">
            <text:p>-0.591378</text:p>
          </table:table-cell>
          <table:table-cell office:value-type="float" office:value="0.808021" calcext:value-type="float">
            <text:p>0.80802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[.$A898]" office:value-type="float" office:value="-0.591378" calcext:value-type="float">
            <text:p>-0.591378</text:p>
          </table:table-cell>
          <table:table-cell table:formula="of:=[.$B898]" office:value-type="float" office:value="0.808021" calcext:value-type="float">
            <text:p>0.808021</text:p>
          </table:table-cell>
          <table:table-cell table:number-columns-repeated="8"/>
        </table:table-row>
        <table:table-row table:style-name="ro1">
          <table:table-cell office:value-type="float" office:value="-1.02922" calcext:value-type="float">
            <text:p>-1.02922</text:p>
          </table:table-cell>
          <table:table-cell office:value-type="float" office:value="-0.927902" calcext:value-type="float">
            <text:p>-0.92790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899]" office:value-type="float" office:value="-1.02922" calcext:value-type="float">
            <text:p>-1.02922</text:p>
          </table:table-cell>
          <table:table-cell table:formula="of:=[.$B899]" office:value-type="float" office:value="-0.927902" calcext:value-type="float">
            <text:p>-0.927902</text:p>
          </table:table-cell>
          <table:table-cell table:number-columns-repeated="8"/>
        </table:table-row>
        <table:table-row table:style-name="ro1">
          <table:table-cell office:value-type="float" office:value="1.20226" calcext:value-type="float">
            <text:p>1.20226</text:p>
          </table:table-cell>
          <table:table-cell office:value-type="float" office:value="1.02005" calcext:value-type="float">
            <text:p>1.0200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$A900]" office:value-type="float" office:value="1.20226" calcext:value-type="float">
            <text:p>1.20226</text:p>
          </table:table-cell>
          <table:table-cell table:formula="of:=[.$B900]" office:value-type="float" office:value="1.02005" calcext:value-type="float">
            <text:p>1.02005</text:p>
          </table:table-cell>
          <table:table-cell table:number-columns-repeated="8"/>
        </table:table-row>
        <table:table-row table:style-name="ro1">
          <table:table-cell office:value-type="float" office:value="1.31773" calcext:value-type="float">
            <text:p>1.31773</text:p>
          </table:table-cell>
          <table:table-cell office:value-type="float" office:value="-0.172956" calcext:value-type="float">
            <text:p>-0.17295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[.$A901]" office:value-type="float" office:value="1.31773" calcext:value-type="float">
            <text:p>1.31773</text:p>
          </table:table-cell>
          <table:table-cell table:formula="of:=[.$B901]" office:value-type="float" office:value="-0.172956" calcext:value-type="float">
            <text:p>-0.172956</text:p>
          </table:table-cell>
          <table:table-cell table:number-columns-repeated="8"/>
        </table:table-row>
      </table:table>
      <table:table table:name="temp" table:style-name="ta2">
        <table:table-column table:style-name="co3" table:number-columns-repeated="6" table:default-cell-style-name="ce139"/>
        <table:table-column table:style-name="co3" table:number-columns-repeated="2" table:default-cell-style-name="Default"/>
        <table:table-column table:style-name="co3" table:number-columns-repeated="6" table:default-cell-style-name="ce139"/>
        <table:table-row table:style-name="ro1">
          <table:table-cell table:style-name="Default" office:value-type="string" calcext:value-type="string">
            <text:p>X_cluster0</text:p>
          </table:table-cell>
          <table:table-cell table:style-name="Default" office:value-type="string" calcext:value-type="string">
            <text:p>Y_cluster0</text:p>
          </table:table-cell>
          <table:table-cell table:style-name="Default" office:value-type="string" calcext:value-type="string">
            <text:p>X_cluster1</text:p>
          </table:table-cell>
          <table:table-cell table:style-name="Default" office:value-type="string" calcext:value-type="string">
            <text:p>Y_cluster1</text:p>
          </table:table-cell>
          <table:table-cell table:style-name="Default" office:value-type="string" calcext:value-type="string">
            <text:p>X_cluster2</text:p>
          </table:table-cell>
          <table:table-cell table:style-name="Default" office:value-type="string" calcext:value-type="string">
            <text:p>Y_cluster2</text:p>
          </table:table-cell>
          <table:table-cell table:number-columns-repeated="2"/>
          <table:table-cell table:style-name="Default" office:value-type="string" calcext:value-type="string">
            <text:p>A_cluster0</text:p>
          </table:table-cell>
          <table:table-cell table:style-name="Default" office:value-type="string" calcext:value-type="string">
            <text:p>B_cluster0</text:p>
          </table:table-cell>
          <table:table-cell table:style-name="Default" office:value-type="string" calcext:value-type="string">
            <text:p>A_cluster1</text:p>
          </table:table-cell>
          <table:table-cell table:style-name="Default" office:value-type="string" calcext:value-type="string">
            <text:p>B_cluster1</text:p>
          </table:table-cell>
          <table:table-cell table:style-name="Default" office:value-type="string" calcext:value-type="string">
            <text:p>A_cluster2</text:p>
          </table:table-cell>
          <table:table-cell table:style-name="Default" office:value-type="string" calcext:value-type="string">
            <text:p>B_cluster2</text:p>
          </table:table-cell>
        </table:table-row>
        <table:table-row table:style-name="ro1">
          <table:table-cell table:formula="of:=IF([main.$C2]=0;[main.$A2];&quot;&quot;)" office:value-type="float" office:value="-1.01845" calcext:value-type="float">
            <text:p>-1.01845</text:p>
          </table:table-cell>
          <table:table-cell table:formula="of:=IF([main.$C2]=0;[main.$B2];&quot;&quot;)" office:value-type="float" office:value="-0.858738" calcext:value-type="float">
            <text:p>-0.858738</text:p>
          </table:table-cell>
          <table:table-cell table:formula="of:=IF([main.$C2]=1;[main.$A2];&quot;&quot;)">
            <text:p/>
          </table:table-cell>
          <table:table-cell table:formula="of:=IF([main.$C2]=1;[main.$B2];&quot;&quot;)">
            <text:p/>
          </table:table-cell>
          <table:table-cell table:formula="of:=IF([main.$C2]=2;[main.$A2];&quot;&quot;)">
            <text:p/>
          </table:table-cell>
          <table:table-cell table:formula="of:=IF([main.$C2]=2;[main.$B2];&quot;&quot;)">
            <text:p/>
          </table:table-cell>
          <table:table-cell table:number-columns-repeated="2"/>
          <table:table-cell table:formula="of:=IF([main.$H2]=0;[main.$F2];&quot;&quot;)" office:value-type="float" office:value="-1.01845" calcext:value-type="float">
            <text:p>-1.01845</text:p>
          </table:table-cell>
          <table:table-cell table:formula="of:=IF([main.$H2]=0;[main.$G2];&quot;&quot;)" office:value-type="float" office:value="-0.858738" calcext:value-type="float">
            <text:p>-0.858738</text:p>
          </table:table-cell>
          <table:table-cell table:formula="of:=IF([main.$H2]=1;[main.$F2];&quot;&quot;)">
            <text:p/>
          </table:table-cell>
          <table:table-cell table:formula="of:=IF([main.$H2]=1;[main.$G2];&quot;&quot;)">
            <text:p/>
          </table:table-cell>
          <table:table-cell table:formula="of:=IF([main.$H2]=2;[main.$F2];&quot;&quot;)">
            <text:p/>
          </table:table-cell>
          <table:table-cell table:formula="of:=IF([main.$H2]=2;[main.$G2];&quot;&quot;)">
            <text:p/>
          </table:table-cell>
        </table:table-row>
        <table:table-row table:style-name="ro1">
          <table:table-cell table:formula="of:=IF([main.$C3]=0;[main.$A3];&quot;&quot;)">
            <text:p/>
          </table:table-cell>
          <table:table-cell table:formula="of:=IF([main.$C3]=0;[main.$B3];&quot;&quot;)">
            <text:p/>
          </table:table-cell>
          <table:table-cell table:formula="of:=IF([main.$C3]=1;[main.$A3];&quot;&quot;)">
            <text:p/>
          </table:table-cell>
          <table:table-cell table:formula="of:=IF([main.$C3]=1;[main.$B3];&quot;&quot;)">
            <text:p/>
          </table:table-cell>
          <table:table-cell table:formula="of:=IF([main.$C3]=2;[main.$A3];&quot;&quot;)" office:value-type="float" office:value="0.497767" calcext:value-type="float">
            <text:p>0.497767</text:p>
          </table:table-cell>
          <table:table-cell table:formula="of:=IF([main.$C3]=2;[main.$B3];&quot;&quot;)" office:value-type="float" office:value="-1.26011" calcext:value-type="float">
            <text:p>-1.26011</text:p>
          </table:table-cell>
          <table:table-cell table:number-columns-repeated="2"/>
          <table:table-cell table:formula="of:=IF([main.$H3]=0;[main.$F3];&quot;&quot;)" office:value-type="float" office:value="0.497767" calcext:value-type="float">
            <text:p>0.497767</text:p>
          </table:table-cell>
          <table:table-cell table:formula="of:=IF([main.$H3]=0;[main.$G3];&quot;&quot;)" office:value-type="float" office:value="-1.26011" calcext:value-type="float">
            <text:p>-1.26011</text:p>
          </table:table-cell>
          <table:table-cell table:formula="of:=IF([main.$H3]=1;[main.$F3];&quot;&quot;)">
            <text:p/>
          </table:table-cell>
          <table:table-cell table:formula="of:=IF([main.$H3]=1;[main.$G3];&quot;&quot;)">
            <text:p/>
          </table:table-cell>
          <table:table-cell table:formula="of:=IF([main.$H3]=2;[main.$F3];&quot;&quot;)">
            <text:p/>
          </table:table-cell>
          <table:table-cell table:formula="of:=IF([main.$H3]=2;[main.$G3];&quot;&quot;)">
            <text:p/>
          </table:table-cell>
        </table:table-row>
        <table:table-row table:style-name="ro1">
          <table:table-cell table:formula="of:=IF([main.$C4]=0;[main.$A4];&quot;&quot;)">
            <text:p/>
          </table:table-cell>
          <table:table-cell table:formula="of:=IF([main.$C4]=0;[main.$B4];&quot;&quot;)">
            <text:p/>
          </table:table-cell>
          <table:table-cell table:formula="of:=IF([main.$C4]=1;[main.$A4];&quot;&quot;)">
            <text:p/>
          </table:table-cell>
          <table:table-cell table:formula="of:=IF([main.$C4]=1;[main.$B4];&quot;&quot;)">
            <text:p/>
          </table:table-cell>
          <table:table-cell table:formula="of:=IF([main.$C4]=2;[main.$A4];&quot;&quot;)" office:value-type="float" office:value="-0.223017" calcext:value-type="float">
            <text:p>-0.223017</text:p>
          </table:table-cell>
          <table:table-cell table:formula="of:=IF([main.$C4]=2;[main.$B4];&quot;&quot;)" office:value-type="float" office:value="-1.17472" calcext:value-type="float">
            <text:p>-1.17472</text:p>
          </table:table-cell>
          <table:table-cell table:number-columns-repeated="2"/>
          <table:table-cell table:formula="of:=IF([main.$H4]=0;[main.$F4];&quot;&quot;)" office:value-type="float" office:value="-0.223017" calcext:value-type="float">
            <text:p>-0.223017</text:p>
          </table:table-cell>
          <table:table-cell table:formula="of:=IF([main.$H4]=0;[main.$G4];&quot;&quot;)" office:value-type="float" office:value="-1.17472" calcext:value-type="float">
            <text:p>-1.17472</text:p>
          </table:table-cell>
          <table:table-cell table:formula="of:=IF([main.$H4]=1;[main.$F4];&quot;&quot;)">
            <text:p/>
          </table:table-cell>
          <table:table-cell table:formula="of:=IF([main.$H4]=1;[main.$G4];&quot;&quot;)">
            <text:p/>
          </table:table-cell>
          <table:table-cell table:formula="of:=IF([main.$H4]=2;[main.$F4];&quot;&quot;)">
            <text:p/>
          </table:table-cell>
          <table:table-cell table:formula="of:=IF([main.$H4]=2;[main.$G4];&quot;&quot;)">
            <text:p/>
          </table:table-cell>
        </table:table-row>
        <table:table-row table:style-name="ro1">
          <table:table-cell table:formula="of:=IF([main.$C5]=0;[main.$A5];&quot;&quot;)" office:value-type="float" office:value="1.96912" calcext:value-type="float">
            <text:p>1.96912</text:p>
          </table:table-cell>
          <table:table-cell table:formula="of:=IF([main.$C5]=0;[main.$B5];&quot;&quot;)" office:value-type="float" office:value="2.31541" calcext:value-type="float">
            <text:p>2.31541</text:p>
          </table:table-cell>
          <table:table-cell table:formula="of:=IF([main.$C5]=1;[main.$A5];&quot;&quot;)">
            <text:p/>
          </table:table-cell>
          <table:table-cell table:formula="of:=IF([main.$C5]=1;[main.$B5];&quot;&quot;)">
            <text:p/>
          </table:table-cell>
          <table:table-cell table:formula="of:=IF([main.$C5]=2;[main.$A5];&quot;&quot;)">
            <text:p/>
          </table:table-cell>
          <table:table-cell table:formula="of:=IF([main.$C5]=2;[main.$B5];&quot;&quot;)">
            <text:p/>
          </table:table-cell>
          <table:table-cell table:number-columns-repeated="2"/>
          <table:table-cell table:formula="of:=IF([main.$H5]=0;[main.$F5];&quot;&quot;)" office:value-type="float" office:value="1.96912" calcext:value-type="float">
            <text:p>1.96912</text:p>
          </table:table-cell>
          <table:table-cell table:formula="of:=IF([main.$H5]=0;[main.$G5];&quot;&quot;)" office:value-type="float" office:value="2.31541" calcext:value-type="float">
            <text:p>2.31541</text:p>
          </table:table-cell>
          <table:table-cell table:formula="of:=IF([main.$H5]=1;[main.$F5];&quot;&quot;)">
            <text:p/>
          </table:table-cell>
          <table:table-cell table:formula="of:=IF([main.$H5]=1;[main.$G5];&quot;&quot;)">
            <text:p/>
          </table:table-cell>
          <table:table-cell table:formula="of:=IF([main.$H5]=2;[main.$F5];&quot;&quot;)">
            <text:p/>
          </table:table-cell>
          <table:table-cell table:formula="of:=IF([main.$H5]=2;[main.$G5];&quot;&quot;)">
            <text:p/>
          </table:table-cell>
        </table:table-row>
        <table:table-row table:style-name="ro1">
          <table:table-cell table:formula="of:=IF([main.$C6]=0;[main.$A6];&quot;&quot;)" office:value-type="float" office:value="1.92155" calcext:value-type="float">
            <text:p>1.92155</text:p>
          </table:table-cell>
          <table:table-cell table:formula="of:=IF([main.$C6]=0;[main.$B6];&quot;&quot;)" office:value-type="float" office:value="1.53588" calcext:value-type="float">
            <text:p>1.53588</text:p>
          </table:table-cell>
          <table:table-cell table:formula="of:=IF([main.$C6]=1;[main.$A6];&quot;&quot;)">
            <text:p/>
          </table:table-cell>
          <table:table-cell table:formula="of:=IF([main.$C6]=1;[main.$B6];&quot;&quot;)">
            <text:p/>
          </table:table-cell>
          <table:table-cell table:formula="of:=IF([main.$C6]=2;[main.$A6];&quot;&quot;)">
            <text:p/>
          </table:table-cell>
          <table:table-cell table:formula="of:=IF([main.$C6]=2;[main.$B6];&quot;&quot;)">
            <text:p/>
          </table:table-cell>
          <table:table-cell table:number-columns-repeated="2"/>
          <table:table-cell table:formula="of:=IF([main.$H6]=0;[main.$F6];&quot;&quot;)" office:value-type="float" office:value="1.92155" calcext:value-type="float">
            <text:p>1.92155</text:p>
          </table:table-cell>
          <table:table-cell table:formula="of:=IF([main.$H6]=0;[main.$G6];&quot;&quot;)" office:value-type="float" office:value="1.53588" calcext:value-type="float">
            <text:p>1.53588</text:p>
          </table:table-cell>
          <table:table-cell table:formula="of:=IF([main.$H6]=1;[main.$F6];&quot;&quot;)">
            <text:p/>
          </table:table-cell>
          <table:table-cell table:formula="of:=IF([main.$H6]=1;[main.$G6];&quot;&quot;)">
            <text:p/>
          </table:table-cell>
          <table:table-cell table:formula="of:=IF([main.$H6]=2;[main.$F6];&quot;&quot;)">
            <text:p/>
          </table:table-cell>
          <table:table-cell table:formula="of:=IF([main.$H6]=2;[main.$G6];&quot;&quot;)">
            <text:p/>
          </table:table-cell>
        </table:table-row>
        <table:table-row table:style-name="ro1">
          <table:table-cell table:formula="of:=IF([main.$C7]=0;[main.$A7];&quot;&quot;)">
            <text:p/>
          </table:table-cell>
          <table:table-cell table:formula="of:=IF([main.$C7]=0;[main.$B7];&quot;&quot;)">
            <text:p/>
          </table:table-cell>
          <table:table-cell table:formula="of:=IF([main.$C7]=1;[main.$A7];&quot;&quot;)" office:value-type="float" office:value="1.83529" calcext:value-type="float">
            <text:p>1.83529</text:p>
          </table:table-cell>
          <table:table-cell table:formula="of:=IF([main.$C7]=1;[main.$B7];&quot;&quot;)" office:value-type="float" office:value="2.73516" calcext:value-type="float">
            <text:p>2.73516</text:p>
          </table:table-cell>
          <table:table-cell table:formula="of:=IF([main.$C7]=2;[main.$A7];&quot;&quot;)">
            <text:p/>
          </table:table-cell>
          <table:table-cell table:formula="of:=IF([main.$C7]=2;[main.$B7];&quot;&quot;)">
            <text:p/>
          </table:table-cell>
          <table:table-cell table:number-columns-repeated="2"/>
          <table:table-cell table:formula="of:=IF([main.$H7]=0;[main.$F7];&quot;&quot;)" office:value-type="float" office:value="1.83529" calcext:value-type="float">
            <text:p>1.83529</text:p>
          </table:table-cell>
          <table:table-cell table:formula="of:=IF([main.$H7]=0;[main.$G7];&quot;&quot;)" office:value-type="float" office:value="2.73516" calcext:value-type="float">
            <text:p>2.73516</text:p>
          </table:table-cell>
          <table:table-cell table:formula="of:=IF([main.$H7]=1;[main.$F7];&quot;&quot;)">
            <text:p/>
          </table:table-cell>
          <table:table-cell table:formula="of:=IF([main.$H7]=1;[main.$G7];&quot;&quot;)">
            <text:p/>
          </table:table-cell>
          <table:table-cell table:formula="of:=IF([main.$H7]=2;[main.$F7];&quot;&quot;)">
            <text:p/>
          </table:table-cell>
          <table:table-cell table:formula="of:=IF([main.$H7]=2;[main.$G7];&quot;&quot;)">
            <text:p/>
          </table:table-cell>
        </table:table-row>
        <table:table-row table:style-name="ro1">
          <table:table-cell table:formula="of:=IF([main.$C8]=0;[main.$A8];&quot;&quot;)" office:value-type="float" office:value="1.0169" calcext:value-type="float">
            <text:p>1.0169</text:p>
          </table:table-cell>
          <table:table-cell table:formula="of:=IF([main.$C8]=0;[main.$B8];&quot;&quot;)" office:value-type="float" office:value="0.939635" calcext:value-type="float">
            <text:p>0.939635</text:p>
          </table:table-cell>
          <table:table-cell table:formula="of:=IF([main.$C8]=1;[main.$A8];&quot;&quot;)">
            <text:p/>
          </table:table-cell>
          <table:table-cell table:formula="of:=IF([main.$C8]=1;[main.$B8];&quot;&quot;)">
            <text:p/>
          </table:table-cell>
          <table:table-cell table:formula="of:=IF([main.$C8]=2;[main.$A8];&quot;&quot;)">
            <text:p/>
          </table:table-cell>
          <table:table-cell table:formula="of:=IF([main.$C8]=2;[main.$B8];&quot;&quot;)">
            <text:p/>
          </table:table-cell>
          <table:table-cell table:number-columns-repeated="2"/>
          <table:table-cell table:formula="of:=IF([main.$H8]=0;[main.$F8];&quot;&quot;)" office:value-type="float" office:value="1.0169" calcext:value-type="float">
            <text:p>1.0169</text:p>
          </table:table-cell>
          <table:table-cell table:formula="of:=IF([main.$H8]=0;[main.$G8];&quot;&quot;)" office:value-type="float" office:value="0.939635" calcext:value-type="float">
            <text:p>0.939635</text:p>
          </table:table-cell>
          <table:table-cell table:formula="of:=IF([main.$H8]=1;[main.$F8];&quot;&quot;)">
            <text:p/>
          </table:table-cell>
          <table:table-cell table:formula="of:=IF([main.$H8]=1;[main.$G8];&quot;&quot;)">
            <text:p/>
          </table:table-cell>
          <table:table-cell table:formula="of:=IF([main.$H8]=2;[main.$F8];&quot;&quot;)">
            <text:p/>
          </table:table-cell>
          <table:table-cell table:formula="of:=IF([main.$H8]=2;[main.$G8];&quot;&quot;)">
            <text:p/>
          </table:table-cell>
        </table:table-row>
        <table:table-row table:style-name="ro1">
          <table:table-cell table:formula="of:=IF([main.$C9]=0;[main.$A9];&quot;&quot;)">
            <text:p/>
          </table:table-cell>
          <table:table-cell table:formula="of:=IF([main.$C9]=0;[main.$B9];&quot;&quot;)">
            <text:p/>
          </table:table-cell>
          <table:table-cell table:formula="of:=IF([main.$C9]=1;[main.$A9];&quot;&quot;)">
            <text:p/>
          </table:table-cell>
          <table:table-cell table:formula="of:=IF([main.$C9]=1;[main.$B9];&quot;&quot;)">
            <text:p/>
          </table:table-cell>
          <table:table-cell table:formula="of:=IF([main.$C9]=2;[main.$A9];&quot;&quot;)" office:value-type="float" office:value="-0.168964" calcext:value-type="float">
            <text:p>-0.168964</text:p>
          </table:table-cell>
          <table:table-cell table:formula="of:=IF([main.$C9]=2;[main.$B9];&quot;&quot;)" office:value-type="float" office:value="-1.61001" calcext:value-type="float">
            <text:p>-1.61001</text:p>
          </table:table-cell>
          <table:table-cell table:number-columns-repeated="2"/>
          <table:table-cell table:formula="of:=IF([main.$H9]=0;[main.$F9];&quot;&quot;)" office:value-type="float" office:value="-0.168964" calcext:value-type="float">
            <text:p>-0.168964</text:p>
          </table:table-cell>
          <table:table-cell table:formula="of:=IF([main.$H9]=0;[main.$G9];&quot;&quot;)" office:value-type="float" office:value="-1.61001" calcext:value-type="float">
            <text:p>-1.61001</text:p>
          </table:table-cell>
          <table:table-cell table:formula="of:=IF([main.$H9]=1;[main.$F9];&quot;&quot;)">
            <text:p/>
          </table:table-cell>
          <table:table-cell table:formula="of:=IF([main.$H9]=1;[main.$G9];&quot;&quot;)">
            <text:p/>
          </table:table-cell>
          <table:table-cell table:formula="of:=IF([main.$H9]=2;[main.$F9];&quot;&quot;)">
            <text:p/>
          </table:table-cell>
          <table:table-cell table:formula="of:=IF([main.$H9]=2;[main.$G9];&quot;&quot;)">
            <text:p/>
          </table:table-cell>
        </table:table-row>
        <table:table-row table:style-name="ro1">
          <table:table-cell table:formula="of:=IF([main.$C10]=0;[main.$A10];&quot;&quot;)">
            <text:p/>
          </table:table-cell>
          <table:table-cell table:formula="of:=IF([main.$C10]=0;[main.$B10];&quot;&quot;)">
            <text:p/>
          </table:table-cell>
          <table:table-cell table:formula="of:=IF([main.$C10]=1;[main.$A10];&quot;&quot;)">
            <text:p/>
          </table:table-cell>
          <table:table-cell table:formula="of:=IF([main.$C10]=1;[main.$B10];&quot;&quot;)">
            <text:p/>
          </table:table-cell>
          <table:table-cell table:formula="of:=IF([main.$C10]=2;[main.$A10];&quot;&quot;)" office:value-type="float" office:value="1.09682" calcext:value-type="float">
            <text:p>1.09682</text:p>
          </table:table-cell>
          <table:table-cell table:formula="of:=IF([main.$C10]=2;[main.$B10];&quot;&quot;)" office:value-type="float" office:value="-1.31077" calcext:value-type="float">
            <text:p>-1.31077</text:p>
          </table:table-cell>
          <table:table-cell table:number-columns-repeated="2"/>
          <table:table-cell table:formula="of:=IF([main.$H10]=0;[main.$F10];&quot;&quot;)" office:value-type="float" office:value="1.09682" calcext:value-type="float">
            <text:p>1.09682</text:p>
          </table:table-cell>
          <table:table-cell table:formula="of:=IF([main.$H10]=0;[main.$G10];&quot;&quot;)" office:value-type="float" office:value="-1.31077" calcext:value-type="float">
            <text:p>-1.31077</text:p>
          </table:table-cell>
          <table:table-cell table:formula="of:=IF([main.$H10]=1;[main.$F10];&quot;&quot;)">
            <text:p/>
          </table:table-cell>
          <table:table-cell table:formula="of:=IF([main.$H10]=1;[main.$G10];&quot;&quot;)">
            <text:p/>
          </table:table-cell>
          <table:table-cell table:formula="of:=IF([main.$H10]=2;[main.$F10];&quot;&quot;)">
            <text:p/>
          </table:table-cell>
          <table:table-cell table:formula="of:=IF([main.$H10]=2;[main.$G10];&quot;&quot;)">
            <text:p/>
          </table:table-cell>
        </table:table-row>
        <table:table-row table:style-name="ro1">
          <table:table-cell table:formula="of:=IF([main.$C11]=0;[main.$A11];&quot;&quot;)">
            <text:p/>
          </table:table-cell>
          <table:table-cell table:formula="of:=IF([main.$C11]=0;[main.$B11];&quot;&quot;)">
            <text:p/>
          </table:table-cell>
          <table:table-cell table:formula="of:=IF([main.$C11]=1;[main.$A11];&quot;&quot;)" office:value-type="float" office:value="0.659933" calcext:value-type="float">
            <text:p>0.659933</text:p>
          </table:table-cell>
          <table:table-cell table:formula="of:=IF([main.$C11]=1;[main.$B11];&quot;&quot;)" office:value-type="float" office:value="2.2357" calcext:value-type="float">
            <text:p>2.2357</text:p>
          </table:table-cell>
          <table:table-cell table:formula="of:=IF([main.$C11]=2;[main.$A11];&quot;&quot;)">
            <text:p/>
          </table:table-cell>
          <table:table-cell table:formula="of:=IF([main.$C11]=2;[main.$B11];&quot;&quot;)">
            <text:p/>
          </table:table-cell>
          <table:table-cell table:number-columns-repeated="2"/>
          <table:table-cell table:formula="of:=IF([main.$H11]=0;[main.$F11];&quot;&quot;)" office:value-type="float" office:value="0.659933" calcext:value-type="float">
            <text:p>0.659933</text:p>
          </table:table-cell>
          <table:table-cell table:formula="of:=IF([main.$H11]=0;[main.$G11];&quot;&quot;)" office:value-type="float" office:value="2.2357" calcext:value-type="float">
            <text:p>2.2357</text:p>
          </table:table-cell>
          <table:table-cell table:formula="of:=IF([main.$H11]=1;[main.$F11];&quot;&quot;)">
            <text:p/>
          </table:table-cell>
          <table:table-cell table:formula="of:=IF([main.$H11]=1;[main.$G11];&quot;&quot;)">
            <text:p/>
          </table:table-cell>
          <table:table-cell table:formula="of:=IF([main.$H11]=2;[main.$F11];&quot;&quot;)">
            <text:p/>
          </table:table-cell>
          <table:table-cell table:formula="of:=IF([main.$H11]=2;[main.$G11];&quot;&quot;)">
            <text:p/>
          </table:table-cell>
        </table:table-row>
        <table:table-row table:style-name="ro1">
          <table:table-cell table:formula="of:=IF([main.$C12]=0;[main.$A12];&quot;&quot;)">
            <text:p/>
          </table:table-cell>
          <table:table-cell table:formula="of:=IF([main.$C12]=0;[main.$B12];&quot;&quot;)">
            <text:p/>
          </table:table-cell>
          <table:table-cell table:formula="of:=IF([main.$C12]=1;[main.$A12];&quot;&quot;)" office:value-type="float" office:value="0.305245" calcext:value-type="float">
            <text:p>0.305245</text:p>
          </table:table-cell>
          <table:table-cell table:formula="of:=IF([main.$C12]=1;[main.$B12];&quot;&quot;)" office:value-type="float" office:value="1.70098" calcext:value-type="float">
            <text:p>1.70098</text:p>
          </table:table-cell>
          <table:table-cell table:formula="of:=IF([main.$C12]=2;[main.$A12];&quot;&quot;)">
            <text:p/>
          </table:table-cell>
          <table:table-cell table:formula="of:=IF([main.$C12]=2;[main.$B12];&quot;&quot;)">
            <text:p/>
          </table:table-cell>
          <table:table-cell table:number-columns-repeated="2"/>
          <table:table-cell table:formula="of:=IF([main.$H12]=0;[main.$F12];&quot;&quot;)" office:value-type="float" office:value="0.305245" calcext:value-type="float">
            <text:p>0.305245</text:p>
          </table:table-cell>
          <table:table-cell table:formula="of:=IF([main.$H12]=0;[main.$G12];&quot;&quot;)" office:value-type="float" office:value="1.70098" calcext:value-type="float">
            <text:p>1.70098</text:p>
          </table:table-cell>
          <table:table-cell table:formula="of:=IF([main.$H12]=1;[main.$F12];&quot;&quot;)">
            <text:p/>
          </table:table-cell>
          <table:table-cell table:formula="of:=IF([main.$H12]=1;[main.$G12];&quot;&quot;)">
            <text:p/>
          </table:table-cell>
          <table:table-cell table:formula="of:=IF([main.$H12]=2;[main.$F12];&quot;&quot;)">
            <text:p/>
          </table:table-cell>
          <table:table-cell table:formula="of:=IF([main.$H12]=2;[main.$G12];&quot;&quot;)">
            <text:p/>
          </table:table-cell>
        </table:table-row>
        <table:table-row table:style-name="ro1">
          <table:table-cell table:formula="of:=IF([main.$C13]=0;[main.$A13];&quot;&quot;)">
            <text:p/>
          </table:table-cell>
          <table:table-cell table:formula="of:=IF([main.$C13]=0;[main.$B13];&quot;&quot;)">
            <text:p/>
          </table:table-cell>
          <table:table-cell table:formula="of:=IF([main.$C13]=1;[main.$A13];&quot;&quot;)">
            <text:p/>
          </table:table-cell>
          <table:table-cell table:formula="of:=IF([main.$C13]=1;[main.$B13];&quot;&quot;)">
            <text:p/>
          </table:table-cell>
          <table:table-cell table:formula="of:=IF([main.$C13]=2;[main.$A13];&quot;&quot;)" office:value-type="float" office:value="1.85005" calcext:value-type="float">
            <text:p>1.85005</text:p>
          </table:table-cell>
          <table:table-cell table:formula="of:=IF([main.$C13]=2;[main.$B13];&quot;&quot;)" office:value-type="float" office:value="0.212863" calcext:value-type="float">
            <text:p>0.212863</text:p>
          </table:table-cell>
          <table:table-cell table:number-columns-repeated="2"/>
          <table:table-cell table:formula="of:=IF([main.$H13]=0;[main.$F13];&quot;&quot;)" office:value-type="float" office:value="1.85005" calcext:value-type="float">
            <text:p>1.85005</text:p>
          </table:table-cell>
          <table:table-cell table:formula="of:=IF([main.$H13]=0;[main.$G13];&quot;&quot;)" office:value-type="float" office:value="0.212863" calcext:value-type="float">
            <text:p>0.212863</text:p>
          </table:table-cell>
          <table:table-cell table:formula="of:=IF([main.$H13]=1;[main.$F13];&quot;&quot;)">
            <text:p/>
          </table:table-cell>
          <table:table-cell table:formula="of:=IF([main.$H13]=1;[main.$G13];&quot;&quot;)">
            <text:p/>
          </table:table-cell>
          <table:table-cell table:formula="of:=IF([main.$H13]=2;[main.$F13];&quot;&quot;)">
            <text:p/>
          </table:table-cell>
          <table:table-cell table:formula="of:=IF([main.$H13]=2;[main.$G13];&quot;&quot;)">
            <text:p/>
          </table:table-cell>
        </table:table-row>
        <table:table-row table:style-name="ro1">
          <table:table-cell table:formula="of:=IF([main.$C14]=0;[main.$A14];&quot;&quot;)">
            <text:p/>
          </table:table-cell>
          <table:table-cell table:formula="of:=IF([main.$C14]=0;[main.$B14];&quot;&quot;)">
            <text:p/>
          </table:table-cell>
          <table:table-cell table:formula="of:=IF([main.$C14]=1;[main.$A14];&quot;&quot;)" office:value-type="float" office:value="1.04516" calcext:value-type="float">
            <text:p>1.04516</text:p>
          </table:table-cell>
          <table:table-cell table:formula="of:=IF([main.$C14]=1;[main.$B14];&quot;&quot;)" office:value-type="float" office:value="2.40894" calcext:value-type="float">
            <text:p>2.40894</text:p>
          </table:table-cell>
          <table:table-cell table:formula="of:=IF([main.$C14]=2;[main.$A14];&quot;&quot;)">
            <text:p/>
          </table:table-cell>
          <table:table-cell table:formula="of:=IF([main.$C14]=2;[main.$B14];&quot;&quot;)">
            <text:p/>
          </table:table-cell>
          <table:table-cell table:number-columns-repeated="2"/>
          <table:table-cell table:formula="of:=IF([main.$H14]=0;[main.$F14];&quot;&quot;)" office:value-type="float" office:value="1.04516" calcext:value-type="float">
            <text:p>1.04516</text:p>
          </table:table-cell>
          <table:table-cell table:formula="of:=IF([main.$H14]=0;[main.$G14];&quot;&quot;)" office:value-type="float" office:value="2.40894" calcext:value-type="float">
            <text:p>2.40894</text:p>
          </table:table-cell>
          <table:table-cell table:formula="of:=IF([main.$H14]=1;[main.$F14];&quot;&quot;)">
            <text:p/>
          </table:table-cell>
          <table:table-cell table:formula="of:=IF([main.$H14]=1;[main.$G14];&quot;&quot;)">
            <text:p/>
          </table:table-cell>
          <table:table-cell table:formula="of:=IF([main.$H14]=2;[main.$F14];&quot;&quot;)">
            <text:p/>
          </table:table-cell>
          <table:table-cell table:formula="of:=IF([main.$H14]=2;[main.$G14];&quot;&quot;)">
            <text:p/>
          </table:table-cell>
        </table:table-row>
        <table:table-row table:style-name="ro1">
          <table:table-cell table:formula="of:=IF([main.$C15]=0;[main.$A15];&quot;&quot;)">
            <text:p/>
          </table:table-cell>
          <table:table-cell table:formula="of:=IF([main.$C15]=0;[main.$B15];&quot;&quot;)">
            <text:p/>
          </table:table-cell>
          <table:table-cell table:formula="of:=IF([main.$C15]=1;[main.$A15];&quot;&quot;)">
            <text:p/>
          </table:table-cell>
          <table:table-cell table:formula="of:=IF([main.$C15]=1;[main.$B15];&quot;&quot;)">
            <text:p/>
          </table:table-cell>
          <table:table-cell table:formula="of:=IF([main.$C15]=2;[main.$A15];&quot;&quot;)" office:value-type="float" office:value="1.7075" calcext:value-type="float">
            <text:p>1.7075</text:p>
          </table:table-cell>
          <table:table-cell table:formula="of:=IF([main.$C15]=2;[main.$B15];&quot;&quot;)" office:value-type="float" office:value="-0.271273" calcext:value-type="float">
            <text:p>-0.271273</text:p>
          </table:table-cell>
          <table:table-cell table:number-columns-repeated="2"/>
          <table:table-cell table:formula="of:=IF([main.$H15]=0;[main.$F15];&quot;&quot;)" office:value-type="float" office:value="1.7075" calcext:value-type="float">
            <text:p>1.7075</text:p>
          </table:table-cell>
          <table:table-cell table:formula="of:=IF([main.$H15]=0;[main.$G15];&quot;&quot;)" office:value-type="float" office:value="-0.271273" calcext:value-type="float">
            <text:p>-0.271273</text:p>
          </table:table-cell>
          <table:table-cell table:formula="of:=IF([main.$H15]=1;[main.$F15];&quot;&quot;)">
            <text:p/>
          </table:table-cell>
          <table:table-cell table:formula="of:=IF([main.$H15]=1;[main.$G15];&quot;&quot;)">
            <text:p/>
          </table:table-cell>
          <table:table-cell table:formula="of:=IF([main.$H15]=2;[main.$F15];&quot;&quot;)">
            <text:p/>
          </table:table-cell>
          <table:table-cell table:formula="of:=IF([main.$H15]=2;[main.$G15];&quot;&quot;)">
            <text:p/>
          </table:table-cell>
        </table:table-row>
        <table:table-row table:style-name="ro1">
          <table:table-cell table:formula="of:=IF([main.$C16]=0;[main.$A16];&quot;&quot;)">
            <text:p/>
          </table:table-cell>
          <table:table-cell table:formula="of:=IF([main.$C16]=0;[main.$B16];&quot;&quot;)">
            <text:p/>
          </table:table-cell>
          <table:table-cell table:formula="of:=IF([main.$C16]=1;[main.$A16];&quot;&quot;)" office:value-type="float" office:value="0.358783" calcext:value-type="float">
            <text:p>0.358783</text:p>
          </table:table-cell>
          <table:table-cell table:formula="of:=IF([main.$C16]=1;[main.$B16];&quot;&quot;)" office:value-type="float" office:value="1.68057" calcext:value-type="float">
            <text:p>1.68057</text:p>
          </table:table-cell>
          <table:table-cell table:formula="of:=IF([main.$C16]=2;[main.$A16];&quot;&quot;)">
            <text:p/>
          </table:table-cell>
          <table:table-cell table:formula="of:=IF([main.$C16]=2;[main.$B16];&quot;&quot;)">
            <text:p/>
          </table:table-cell>
          <table:table-cell table:number-columns-repeated="2"/>
          <table:table-cell table:formula="of:=IF([main.$H16]=0;[main.$F16];&quot;&quot;)" office:value-type="float" office:value="0.358783" calcext:value-type="float">
            <text:p>0.358783</text:p>
          </table:table-cell>
          <table:table-cell table:formula="of:=IF([main.$H16]=0;[main.$G16];&quot;&quot;)" office:value-type="float" office:value="1.68057" calcext:value-type="float">
            <text:p>1.68057</text:p>
          </table:table-cell>
          <table:table-cell table:formula="of:=IF([main.$H16]=1;[main.$F16];&quot;&quot;)">
            <text:p/>
          </table:table-cell>
          <table:table-cell table:formula="of:=IF([main.$H16]=1;[main.$G16];&quot;&quot;)">
            <text:p/>
          </table:table-cell>
          <table:table-cell table:formula="of:=IF([main.$H16]=2;[main.$F16];&quot;&quot;)">
            <text:p/>
          </table:table-cell>
          <table:table-cell table:formula="of:=IF([main.$H16]=2;[main.$G16];&quot;&quot;)">
            <text:p/>
          </table:table-cell>
        </table:table-row>
        <table:table-row table:style-name="ro1">
          <table:table-cell table:formula="of:=IF([main.$C17]=0;[main.$A17];&quot;&quot;)">
            <text:p/>
          </table:table-cell>
          <table:table-cell table:formula="of:=IF([main.$C17]=0;[main.$B17];&quot;&quot;)">
            <text:p/>
          </table:table-cell>
          <table:table-cell table:formula="of:=IF([main.$C17]=1;[main.$A17];&quot;&quot;)" office:value-type="float" office:value="-2.61727" calcext:value-type="float">
            <text:p>-2.61727</text:p>
          </table:table-cell>
          <table:table-cell table:formula="of:=IF([main.$C17]=1;[main.$B17];&quot;&quot;)" office:value-type="float" office:value="-0.946218" calcext:value-type="float">
            <text:p>-0.946218</text:p>
          </table:table-cell>
          <table:table-cell table:formula="of:=IF([main.$C17]=2;[main.$A17];&quot;&quot;)">
            <text:p/>
          </table:table-cell>
          <table:table-cell table:formula="of:=IF([main.$C17]=2;[main.$B17];&quot;&quot;)">
            <text:p/>
          </table:table-cell>
          <table:table-cell table:number-columns-repeated="2"/>
          <table:table-cell table:formula="of:=IF([main.$H17]=0;[main.$F17];&quot;&quot;)" office:value-type="float" office:value="-2.61727" calcext:value-type="float">
            <text:p>-2.61727</text:p>
          </table:table-cell>
          <table:table-cell table:formula="of:=IF([main.$H17]=0;[main.$G17];&quot;&quot;)" office:value-type="float" office:value="-0.946218" calcext:value-type="float">
            <text:p>-0.946218</text:p>
          </table:table-cell>
          <table:table-cell table:formula="of:=IF([main.$H17]=1;[main.$F17];&quot;&quot;)">
            <text:p/>
          </table:table-cell>
          <table:table-cell table:formula="of:=IF([main.$H17]=1;[main.$G17];&quot;&quot;)">
            <text:p/>
          </table:table-cell>
          <table:table-cell table:formula="of:=IF([main.$H17]=2;[main.$F17];&quot;&quot;)">
            <text:p/>
          </table:table-cell>
          <table:table-cell table:formula="of:=IF([main.$H17]=2;[main.$G17];&quot;&quot;)">
            <text:p/>
          </table:table-cell>
        </table:table-row>
        <table:table-row table:style-name="ro1">
          <table:table-cell table:formula="of:=IF([main.$C18]=0;[main.$A18];&quot;&quot;)" office:value-type="float" office:value="-1.35692" calcext:value-type="float">
            <text:p>-1.35692</text:p>
          </table:table-cell>
          <table:table-cell table:formula="of:=IF([main.$C18]=0;[main.$B18];&quot;&quot;)" office:value-type="float" office:value="-1.36086" calcext:value-type="float">
            <text:p>-1.36086</text:p>
          </table:table-cell>
          <table:table-cell table:formula="of:=IF([main.$C18]=1;[main.$A18];&quot;&quot;)">
            <text:p/>
          </table:table-cell>
          <table:table-cell table:formula="of:=IF([main.$C18]=1;[main.$B18];&quot;&quot;)">
            <text:p/>
          </table:table-cell>
          <table:table-cell table:formula="of:=IF([main.$C18]=2;[main.$A18];&quot;&quot;)">
            <text:p/>
          </table:table-cell>
          <table:table-cell table:formula="of:=IF([main.$C18]=2;[main.$B18];&quot;&quot;)">
            <text:p/>
          </table:table-cell>
          <table:table-cell table:number-columns-repeated="2"/>
          <table:table-cell table:formula="of:=IF([main.$H18]=0;[main.$F18];&quot;&quot;)" office:value-type="float" office:value="-1.35692" calcext:value-type="float">
            <text:p>-1.35692</text:p>
          </table:table-cell>
          <table:table-cell table:formula="of:=IF([main.$H18]=0;[main.$G18];&quot;&quot;)" office:value-type="float" office:value="-1.36086" calcext:value-type="float">
            <text:p>-1.36086</text:p>
          </table:table-cell>
          <table:table-cell table:formula="of:=IF([main.$H18]=1;[main.$F18];&quot;&quot;)">
            <text:p/>
          </table:table-cell>
          <table:table-cell table:formula="of:=IF([main.$H18]=1;[main.$G18];&quot;&quot;)">
            <text:p/>
          </table:table-cell>
          <table:table-cell table:formula="of:=IF([main.$H18]=2;[main.$F18];&quot;&quot;)">
            <text:p/>
          </table:table-cell>
          <table:table-cell table:formula="of:=IF([main.$H18]=2;[main.$G18];&quot;&quot;)">
            <text:p/>
          </table:table-cell>
        </table:table-row>
        <table:table-row table:style-name="ro1">
          <table:table-cell table:formula="of:=IF([main.$C19]=0;[main.$A19];&quot;&quot;)">
            <text:p/>
          </table:table-cell>
          <table:table-cell table:formula="of:=IF([main.$C19]=0;[main.$B19];&quot;&quot;)">
            <text:p/>
          </table:table-cell>
          <table:table-cell table:formula="of:=IF([main.$C19]=1;[main.$A19];&quot;&quot;)">
            <text:p/>
          </table:table-cell>
          <table:table-cell table:formula="of:=IF([main.$C19]=1;[main.$B19];&quot;&quot;)">
            <text:p/>
          </table:table-cell>
          <table:table-cell table:formula="of:=IF([main.$C19]=2;[main.$A19];&quot;&quot;)" office:value-type="float" office:value="0.894232" calcext:value-type="float">
            <text:p>0.894232</text:p>
          </table:table-cell>
          <table:table-cell table:formula="of:=IF([main.$C19]=2;[main.$B19];&quot;&quot;)" office:value-type="float" office:value="-0.267748" calcext:value-type="float">
            <text:p>-0.267748</text:p>
          </table:table-cell>
          <table:table-cell table:number-columns-repeated="2"/>
          <table:table-cell table:formula="of:=IF([main.$H19]=0;[main.$F19];&quot;&quot;)" office:value-type="float" office:value="0.894232" calcext:value-type="float">
            <text:p>0.894232</text:p>
          </table:table-cell>
          <table:table-cell table:formula="of:=IF([main.$H19]=0;[main.$G19];&quot;&quot;)" office:value-type="float" office:value="-0.267748" calcext:value-type="float">
            <text:p>-0.267748</text:p>
          </table:table-cell>
          <table:table-cell table:formula="of:=IF([main.$H19]=1;[main.$F19];&quot;&quot;)">
            <text:p/>
          </table:table-cell>
          <table:table-cell table:formula="of:=IF([main.$H19]=1;[main.$G19];&quot;&quot;)">
            <text:p/>
          </table:table-cell>
          <table:table-cell table:formula="of:=IF([main.$H19]=2;[main.$F19];&quot;&quot;)">
            <text:p/>
          </table:table-cell>
          <table:table-cell table:formula="of:=IF([main.$H19]=2;[main.$G19];&quot;&quot;)">
            <text:p/>
          </table:table-cell>
        </table:table-row>
        <table:table-row table:style-name="ro1">
          <table:table-cell table:formula="of:=IF([main.$C20]=0;[main.$A20];&quot;&quot;)">
            <text:p/>
          </table:table-cell>
          <table:table-cell table:formula="of:=IF([main.$C20]=0;[main.$B20];&quot;&quot;)">
            <text:p/>
          </table:table-cell>
          <table:table-cell table:formula="of:=IF([main.$C20]=1;[main.$A20];&quot;&quot;)" office:value-type="float" office:value="-0.765901" calcext:value-type="float">
            <text:p>-0.765901</text:p>
          </table:table-cell>
          <table:table-cell table:formula="of:=IF([main.$C20]=1;[main.$B20];&quot;&quot;)" office:value-type="float" office:value="0.913189" calcext:value-type="float">
            <text:p>0.913189</text:p>
          </table:table-cell>
          <table:table-cell table:formula="of:=IF([main.$C20]=2;[main.$A20];&quot;&quot;)">
            <text:p/>
          </table:table-cell>
          <table:table-cell table:formula="of:=IF([main.$C20]=2;[main.$B20];&quot;&quot;)">
            <text:p/>
          </table:table-cell>
          <table:table-cell table:number-columns-repeated="2"/>
          <table:table-cell table:formula="of:=IF([main.$H20]=0;[main.$F20];&quot;&quot;)" office:value-type="float" office:value="-0.765901" calcext:value-type="float">
            <text:p>-0.765901</text:p>
          </table:table-cell>
          <table:table-cell table:formula="of:=IF([main.$H20]=0;[main.$G20];&quot;&quot;)" office:value-type="float" office:value="0.913189" calcext:value-type="float">
            <text:p>0.913189</text:p>
          </table:table-cell>
          <table:table-cell table:formula="of:=IF([main.$H20]=1;[main.$F20];&quot;&quot;)">
            <text:p/>
          </table:table-cell>
          <table:table-cell table:formula="of:=IF([main.$H20]=1;[main.$G20];&quot;&quot;)">
            <text:p/>
          </table:table-cell>
          <table:table-cell table:formula="of:=IF([main.$H20]=2;[main.$F20];&quot;&quot;)">
            <text:p/>
          </table:table-cell>
          <table:table-cell table:formula="of:=IF([main.$H20]=2;[main.$G20];&quot;&quot;)">
            <text:p/>
          </table:table-cell>
        </table:table-row>
        <table:table-row table:style-name="ro1">
          <table:table-cell table:formula="of:=IF([main.$C21]=0;[main.$A21];&quot;&quot;)" office:value-type="float" office:value="-0.585951" calcext:value-type="float">
            <text:p>-0.585951</text:p>
          </table:table-cell>
          <table:table-cell table:formula="of:=IF([main.$C21]=0;[main.$B21];&quot;&quot;)" office:value-type="float" office:value="-0.70845" calcext:value-type="float">
            <text:p>-0.70845</text:p>
          </table:table-cell>
          <table:table-cell table:formula="of:=IF([main.$C21]=1;[main.$A21];&quot;&quot;)">
            <text:p/>
          </table:table-cell>
          <table:table-cell table:formula="of:=IF([main.$C21]=1;[main.$B21];&quot;&quot;)">
            <text:p/>
          </table:table-cell>
          <table:table-cell table:formula="of:=IF([main.$C21]=2;[main.$A21];&quot;&quot;)">
            <text:p/>
          </table:table-cell>
          <table:table-cell table:formula="of:=IF([main.$C21]=2;[main.$B21];&quot;&quot;)">
            <text:p/>
          </table:table-cell>
          <table:table-cell table:number-columns-repeated="2"/>
          <table:table-cell table:formula="of:=IF([main.$H21]=0;[main.$F21];&quot;&quot;)" office:value-type="float" office:value="-0.585951" calcext:value-type="float">
            <text:p>-0.585951</text:p>
          </table:table-cell>
          <table:table-cell table:formula="of:=IF([main.$H21]=0;[main.$G21];&quot;&quot;)" office:value-type="float" office:value="-0.70845" calcext:value-type="float">
            <text:p>-0.70845</text:p>
          </table:table-cell>
          <table:table-cell table:formula="of:=IF([main.$H21]=1;[main.$F21];&quot;&quot;)">
            <text:p/>
          </table:table-cell>
          <table:table-cell table:formula="of:=IF([main.$H21]=1;[main.$G21];&quot;&quot;)">
            <text:p/>
          </table:table-cell>
          <table:table-cell table:formula="of:=IF([main.$H21]=2;[main.$F21];&quot;&quot;)">
            <text:p/>
          </table:table-cell>
          <table:table-cell table:formula="of:=IF([main.$H21]=2;[main.$G21];&quot;&quot;)">
            <text:p/>
          </table:table-cell>
        </table:table-row>
        <table:table-row table:style-name="ro1">
          <table:table-cell table:formula="of:=IF([main.$C22]=0;[main.$A22];&quot;&quot;)" office:value-type="float" office:value="0.386527" calcext:value-type="float">
            <text:p>0.386527</text:p>
          </table:table-cell>
          <table:table-cell table:formula="of:=IF([main.$C22]=0;[main.$B22];&quot;&quot;)" office:value-type="float" office:value="0.424495" calcext:value-type="float">
            <text:p>0.424495</text:p>
          </table:table-cell>
          <table:table-cell table:formula="of:=IF([main.$C22]=1;[main.$A22];&quot;&quot;)">
            <text:p/>
          </table:table-cell>
          <table:table-cell table:formula="of:=IF([main.$C22]=1;[main.$B22];&quot;&quot;)">
            <text:p/>
          </table:table-cell>
          <table:table-cell table:formula="of:=IF([main.$C22]=2;[main.$A22];&quot;&quot;)">
            <text:p/>
          </table:table-cell>
          <table:table-cell table:formula="of:=IF([main.$C22]=2;[main.$B22];&quot;&quot;)">
            <text:p/>
          </table:table-cell>
          <table:table-cell table:number-columns-repeated="2"/>
          <table:table-cell table:formula="of:=IF([main.$H22]=0;[main.$F22];&quot;&quot;)" office:value-type="float" office:value="0.386527" calcext:value-type="float">
            <text:p>0.386527</text:p>
          </table:table-cell>
          <table:table-cell table:formula="of:=IF([main.$H22]=0;[main.$G22];&quot;&quot;)" office:value-type="float" office:value="0.424495" calcext:value-type="float">
            <text:p>0.424495</text:p>
          </table:table-cell>
          <table:table-cell table:formula="of:=IF([main.$H22]=1;[main.$F22];&quot;&quot;)">
            <text:p/>
          </table:table-cell>
          <table:table-cell table:formula="of:=IF([main.$H22]=1;[main.$G22];&quot;&quot;)">
            <text:p/>
          </table:table-cell>
          <table:table-cell table:formula="of:=IF([main.$H22]=2;[main.$F22];&quot;&quot;)">
            <text:p/>
          </table:table-cell>
          <table:table-cell table:formula="of:=IF([main.$H22]=2;[main.$G22];&quot;&quot;)">
            <text:p/>
          </table:table-cell>
        </table:table-row>
        <table:table-row table:style-name="ro1">
          <table:table-cell table:formula="of:=IF([main.$C23]=0;[main.$A23];&quot;&quot;)">
            <text:p/>
          </table:table-cell>
          <table:table-cell table:formula="of:=IF([main.$C23]=0;[main.$B23];&quot;&quot;)">
            <text:p/>
          </table:table-cell>
          <table:table-cell table:formula="of:=IF([main.$C23]=1;[main.$A23];&quot;&quot;)" office:value-type="float" office:value="0.834032" calcext:value-type="float">
            <text:p>0.834032</text:p>
          </table:table-cell>
          <table:table-cell table:formula="of:=IF([main.$C23]=1;[main.$B23];&quot;&quot;)" office:value-type="float" office:value="2.16351" calcext:value-type="float">
            <text:p>2.16351</text:p>
          </table:table-cell>
          <table:table-cell table:formula="of:=IF([main.$C23]=2;[main.$A23];&quot;&quot;)">
            <text:p/>
          </table:table-cell>
          <table:table-cell table:formula="of:=IF([main.$C23]=2;[main.$B23];&quot;&quot;)">
            <text:p/>
          </table:table-cell>
          <table:table-cell table:number-columns-repeated="2"/>
          <table:table-cell table:formula="of:=IF([main.$H23]=0;[main.$F23];&quot;&quot;)" office:value-type="float" office:value="0.834032" calcext:value-type="float">
            <text:p>0.834032</text:p>
          </table:table-cell>
          <table:table-cell table:formula="of:=IF([main.$H23]=0;[main.$G23];&quot;&quot;)" office:value-type="float" office:value="2.16351" calcext:value-type="float">
            <text:p>2.16351</text:p>
          </table:table-cell>
          <table:table-cell table:formula="of:=IF([main.$H23]=1;[main.$F23];&quot;&quot;)">
            <text:p/>
          </table:table-cell>
          <table:table-cell table:formula="of:=IF([main.$H23]=1;[main.$G23];&quot;&quot;)">
            <text:p/>
          </table:table-cell>
          <table:table-cell table:formula="of:=IF([main.$H23]=2;[main.$F23];&quot;&quot;)">
            <text:p/>
          </table:table-cell>
          <table:table-cell table:formula="of:=IF([main.$H23]=2;[main.$G23];&quot;&quot;)">
            <text:p/>
          </table:table-cell>
        </table:table-row>
        <table:table-row table:style-name="ro1">
          <table:table-cell table:formula="of:=IF([main.$C24]=0;[main.$A24];&quot;&quot;)">
            <text:p/>
          </table:table-cell>
          <table:table-cell table:formula="of:=IF([main.$C24]=0;[main.$B24];&quot;&quot;)">
            <text:p/>
          </table:table-cell>
          <table:table-cell table:formula="of:=IF([main.$C24]=1;[main.$A24];&quot;&quot;)" office:value-type="float" office:value="-0.905995" calcext:value-type="float">
            <text:p>-0.905995</text:p>
          </table:table-cell>
          <table:table-cell table:formula="of:=IF([main.$C24]=1;[main.$B24];&quot;&quot;)" office:value-type="float" office:value="0.622989" calcext:value-type="float">
            <text:p>0.622989</text:p>
          </table:table-cell>
          <table:table-cell table:formula="of:=IF([main.$C24]=2;[main.$A24];&quot;&quot;)">
            <text:p/>
          </table:table-cell>
          <table:table-cell table:formula="of:=IF([main.$C24]=2;[main.$B24];&quot;&quot;)">
            <text:p/>
          </table:table-cell>
          <table:table-cell table:number-columns-repeated="2"/>
          <table:table-cell table:formula="of:=IF([main.$H24]=0;[main.$F24];&quot;&quot;)" office:value-type="float" office:value="-0.905995" calcext:value-type="float">
            <text:p>-0.905995</text:p>
          </table:table-cell>
          <table:table-cell table:formula="of:=IF([main.$H24]=0;[main.$G24];&quot;&quot;)" office:value-type="float" office:value="0.622989" calcext:value-type="float">
            <text:p>0.622989</text:p>
          </table:table-cell>
          <table:table-cell table:formula="of:=IF([main.$H24]=1;[main.$F24];&quot;&quot;)">
            <text:p/>
          </table:table-cell>
          <table:table-cell table:formula="of:=IF([main.$H24]=1;[main.$G24];&quot;&quot;)">
            <text:p/>
          </table:table-cell>
          <table:table-cell table:formula="of:=IF([main.$H24]=2;[main.$F24];&quot;&quot;)">
            <text:p/>
          </table:table-cell>
          <table:table-cell table:formula="of:=IF([main.$H24]=2;[main.$G24];&quot;&quot;)">
            <text:p/>
          </table:table-cell>
        </table:table-row>
        <table:table-row table:style-name="ro1">
          <table:table-cell table:formula="of:=IF([main.$C25]=0;[main.$A25];&quot;&quot;)" office:value-type="float" office:value="0.946324" calcext:value-type="float">
            <text:p>0.946324</text:p>
          </table:table-cell>
          <table:table-cell table:formula="of:=IF([main.$C25]=0;[main.$B25];&quot;&quot;)" office:value-type="float" office:value="1.24331" calcext:value-type="float">
            <text:p>1.24331</text:p>
          </table:table-cell>
          <table:table-cell table:formula="of:=IF([main.$C25]=1;[main.$A25];&quot;&quot;)">
            <text:p/>
          </table:table-cell>
          <table:table-cell table:formula="of:=IF([main.$C25]=1;[main.$B25];&quot;&quot;)">
            <text:p/>
          </table:table-cell>
          <table:table-cell table:formula="of:=IF([main.$C25]=2;[main.$A25];&quot;&quot;)">
            <text:p/>
          </table:table-cell>
          <table:table-cell table:formula="of:=IF([main.$C25]=2;[main.$B25];&quot;&quot;)">
            <text:p/>
          </table:table-cell>
          <table:table-cell table:number-columns-repeated="2"/>
          <table:table-cell table:formula="of:=IF([main.$H25]=0;[main.$F25];&quot;&quot;)" office:value-type="float" office:value="0.946324" calcext:value-type="float">
            <text:p>0.946324</text:p>
          </table:table-cell>
          <table:table-cell table:formula="of:=IF([main.$H25]=0;[main.$G25];&quot;&quot;)" office:value-type="float" office:value="1.24331" calcext:value-type="float">
            <text:p>1.24331</text:p>
          </table:table-cell>
          <table:table-cell table:formula="of:=IF([main.$H25]=1;[main.$F25];&quot;&quot;)">
            <text:p/>
          </table:table-cell>
          <table:table-cell table:formula="of:=IF([main.$H25]=1;[main.$G25];&quot;&quot;)">
            <text:p/>
          </table:table-cell>
          <table:table-cell table:formula="of:=IF([main.$H25]=2;[main.$F25];&quot;&quot;)">
            <text:p/>
          </table:table-cell>
          <table:table-cell table:formula="of:=IF([main.$H25]=2;[main.$G25];&quot;&quot;)">
            <text:p/>
          </table:table-cell>
        </table:table-row>
        <table:table-row table:style-name="ro1">
          <table:table-cell table:formula="of:=IF([main.$C26]=0;[main.$A26];&quot;&quot;)">
            <text:p/>
          </table:table-cell>
          <table:table-cell table:formula="of:=IF([main.$C26]=0;[main.$B26];&quot;&quot;)">
            <text:p/>
          </table:table-cell>
          <table:table-cell table:formula="of:=IF([main.$C26]=1;[main.$A26];&quot;&quot;)">
            <text:p/>
          </table:table-cell>
          <table:table-cell table:formula="of:=IF([main.$C26]=1;[main.$B26];&quot;&quot;)">
            <text:p/>
          </table:table-cell>
          <table:table-cell table:formula="of:=IF([main.$C26]=2;[main.$A26];&quot;&quot;)" office:value-type="float" office:value="0.0898913" calcext:value-type="float">
            <text:p>0.0898913</text:p>
          </table:table-cell>
          <table:table-cell table:formula="of:=IF([main.$C26]=2;[main.$B26];&quot;&quot;)" office:value-type="float" office:value="-1.58141" calcext:value-type="float">
            <text:p>-1.58141</text:p>
          </table:table-cell>
          <table:table-cell table:number-columns-repeated="2"/>
          <table:table-cell table:formula="of:=IF([main.$H26]=0;[main.$F26];&quot;&quot;)" office:value-type="float" office:value="0.0898913" calcext:value-type="float">
            <text:p>0.0898913</text:p>
          </table:table-cell>
          <table:table-cell table:formula="of:=IF([main.$H26]=0;[main.$G26];&quot;&quot;)" office:value-type="float" office:value="-1.58141" calcext:value-type="float">
            <text:p>-1.58141</text:p>
          </table:table-cell>
          <table:table-cell table:formula="of:=IF([main.$H26]=1;[main.$F26];&quot;&quot;)">
            <text:p/>
          </table:table-cell>
          <table:table-cell table:formula="of:=IF([main.$H26]=1;[main.$G26];&quot;&quot;)">
            <text:p/>
          </table:table-cell>
          <table:table-cell table:formula="of:=IF([main.$H26]=2;[main.$F26];&quot;&quot;)">
            <text:p/>
          </table:table-cell>
          <table:table-cell table:formula="of:=IF([main.$H26]=2;[main.$G26];&quot;&quot;)">
            <text:p/>
          </table:table-cell>
        </table:table-row>
        <table:table-row table:style-name="ro1">
          <table:table-cell table:formula="of:=IF([main.$C27]=0;[main.$A27];&quot;&quot;)">
            <text:p/>
          </table:table-cell>
          <table:table-cell table:formula="of:=IF([main.$C27]=0;[main.$B27];&quot;&quot;)">
            <text:p/>
          </table:table-cell>
          <table:table-cell table:formula="of:=IF([main.$C27]=1;[main.$A27];&quot;&quot;)">
            <text:p/>
          </table:table-cell>
          <table:table-cell table:formula="of:=IF([main.$C27]=1;[main.$B27];&quot;&quot;)">
            <text:p/>
          </table:table-cell>
          <table:table-cell table:formula="of:=IF([main.$C27]=2;[main.$A27];&quot;&quot;)" office:value-type="float" office:value="0.349768" calcext:value-type="float">
            <text:p>0.349768</text:p>
          </table:table-cell>
          <table:table-cell table:formula="of:=IF([main.$C27]=2;[main.$B27];&quot;&quot;)" office:value-type="float" office:value="-1.20928" calcext:value-type="float">
            <text:p>-1.20928</text:p>
          </table:table-cell>
          <table:table-cell table:number-columns-repeated="2"/>
          <table:table-cell table:formula="of:=IF([main.$H27]=0;[main.$F27];&quot;&quot;)" office:value-type="float" office:value="0.349768" calcext:value-type="float">
            <text:p>0.349768</text:p>
          </table:table-cell>
          <table:table-cell table:formula="of:=IF([main.$H27]=0;[main.$G27];&quot;&quot;)" office:value-type="float" office:value="-1.20928" calcext:value-type="float">
            <text:p>-1.20928</text:p>
          </table:table-cell>
          <table:table-cell table:formula="of:=IF([main.$H27]=1;[main.$F27];&quot;&quot;)">
            <text:p/>
          </table:table-cell>
          <table:table-cell table:formula="of:=IF([main.$H27]=1;[main.$G27];&quot;&quot;)">
            <text:p/>
          </table:table-cell>
          <table:table-cell table:formula="of:=IF([main.$H27]=2;[main.$F27];&quot;&quot;)">
            <text:p/>
          </table:table-cell>
          <table:table-cell table:formula="of:=IF([main.$H27]=2;[main.$G27];&quot;&quot;)">
            <text:p/>
          </table:table-cell>
        </table:table-row>
        <table:table-row table:style-name="ro1">
          <table:table-cell table:formula="of:=IF([main.$C28]=0;[main.$A28];&quot;&quot;)">
            <text:p/>
          </table:table-cell>
          <table:table-cell table:formula="of:=IF([main.$C28]=0;[main.$B28];&quot;&quot;)">
            <text:p/>
          </table:table-cell>
          <table:table-cell table:formula="of:=IF([main.$C28]=1;[main.$A28];&quot;&quot;)" office:value-type="float" office:value="1.89066" calcext:value-type="float">
            <text:p>1.89066</text:p>
          </table:table-cell>
          <table:table-cell table:formula="of:=IF([main.$C28]=1;[main.$B28];&quot;&quot;)" office:value-type="float" office:value="3.48792" calcext:value-type="float">
            <text:p>3.48792</text:p>
          </table:table-cell>
          <table:table-cell table:formula="of:=IF([main.$C28]=2;[main.$A28];&quot;&quot;)">
            <text:p/>
          </table:table-cell>
          <table:table-cell table:formula="of:=IF([main.$C28]=2;[main.$B28];&quot;&quot;)">
            <text:p/>
          </table:table-cell>
          <table:table-cell table:number-columns-repeated="2"/>
          <table:table-cell table:formula="of:=IF([main.$H28]=0;[main.$F28];&quot;&quot;)" office:value-type="float" office:value="1.89066" calcext:value-type="float">
            <text:p>1.89066</text:p>
          </table:table-cell>
          <table:table-cell table:formula="of:=IF([main.$H28]=0;[main.$G28];&quot;&quot;)" office:value-type="float" office:value="3.48792" calcext:value-type="float">
            <text:p>3.48792</text:p>
          </table:table-cell>
          <table:table-cell table:formula="of:=IF([main.$H28]=1;[main.$F28];&quot;&quot;)">
            <text:p/>
          </table:table-cell>
          <table:table-cell table:formula="of:=IF([main.$H28]=1;[main.$G28];&quot;&quot;)">
            <text:p/>
          </table:table-cell>
          <table:table-cell table:formula="of:=IF([main.$H28]=2;[main.$F28];&quot;&quot;)">
            <text:p/>
          </table:table-cell>
          <table:table-cell table:formula="of:=IF([main.$H28]=2;[main.$G28];&quot;&quot;)">
            <text:p/>
          </table:table-cell>
        </table:table-row>
        <table:table-row table:style-name="ro1">
          <table:table-cell table:formula="of:=IF([main.$C29]=0;[main.$A29];&quot;&quot;)">
            <text:p/>
          </table:table-cell>
          <table:table-cell table:formula="of:=IF([main.$C29]=0;[main.$B29];&quot;&quot;)">
            <text:p/>
          </table:table-cell>
          <table:table-cell table:formula="of:=IF([main.$C29]=1;[main.$A29];&quot;&quot;)" office:value-type="float" office:value="0.570989" calcext:value-type="float">
            <text:p>0.570989</text:p>
          </table:table-cell>
          <table:table-cell table:formula="of:=IF([main.$C29]=1;[main.$B29];&quot;&quot;)" office:value-type="float" office:value="2.06939" calcext:value-type="float">
            <text:p>2.06939</text:p>
          </table:table-cell>
          <table:table-cell table:formula="of:=IF([main.$C29]=2;[main.$A29];&quot;&quot;)">
            <text:p/>
          </table:table-cell>
          <table:table-cell table:formula="of:=IF([main.$C29]=2;[main.$B29];&quot;&quot;)">
            <text:p/>
          </table:table-cell>
          <table:table-cell table:number-columns-repeated="2"/>
          <table:table-cell table:formula="of:=IF([main.$H29]=0;[main.$F29];&quot;&quot;)" office:value-type="float" office:value="0.570989" calcext:value-type="float">
            <text:p>0.570989</text:p>
          </table:table-cell>
          <table:table-cell table:formula="of:=IF([main.$H29]=0;[main.$G29];&quot;&quot;)" office:value-type="float" office:value="2.06939" calcext:value-type="float">
            <text:p>2.06939</text:p>
          </table:table-cell>
          <table:table-cell table:formula="of:=IF([main.$H29]=1;[main.$F29];&quot;&quot;)">
            <text:p/>
          </table:table-cell>
          <table:table-cell table:formula="of:=IF([main.$H29]=1;[main.$G29];&quot;&quot;)">
            <text:p/>
          </table:table-cell>
          <table:table-cell table:formula="of:=IF([main.$H29]=2;[main.$F29];&quot;&quot;)">
            <text:p/>
          </table:table-cell>
          <table:table-cell table:formula="of:=IF([main.$H29]=2;[main.$G29];&quot;&quot;)">
            <text:p/>
          </table:table-cell>
        </table:table-row>
        <table:table-row table:style-name="ro1">
          <table:table-cell table:formula="of:=IF([main.$C30]=0;[main.$A30];&quot;&quot;)" office:value-type="float" office:value="-0.637712" calcext:value-type="float">
            <text:p>-0.637712</text:p>
          </table:table-cell>
          <table:table-cell table:formula="of:=IF([main.$C30]=0;[main.$B30];&quot;&quot;)" office:value-type="float" office:value="-0.447538" calcext:value-type="float">
            <text:p>-0.447538</text:p>
          </table:table-cell>
          <table:table-cell table:formula="of:=IF([main.$C30]=1;[main.$A30];&quot;&quot;)">
            <text:p/>
          </table:table-cell>
          <table:table-cell table:formula="of:=IF([main.$C30]=1;[main.$B30];&quot;&quot;)">
            <text:p/>
          </table:table-cell>
          <table:table-cell table:formula="of:=IF([main.$C30]=2;[main.$A30];&quot;&quot;)">
            <text:p/>
          </table:table-cell>
          <table:table-cell table:formula="of:=IF([main.$C30]=2;[main.$B30];&quot;&quot;)">
            <text:p/>
          </table:table-cell>
          <table:table-cell table:number-columns-repeated="2"/>
          <table:table-cell table:formula="of:=IF([main.$H30]=0;[main.$F30];&quot;&quot;)" office:value-type="float" office:value="-0.637712" calcext:value-type="float">
            <text:p>-0.637712</text:p>
          </table:table-cell>
          <table:table-cell table:formula="of:=IF([main.$H30]=0;[main.$G30];&quot;&quot;)" office:value-type="float" office:value="-0.447538" calcext:value-type="float">
            <text:p>-0.447538</text:p>
          </table:table-cell>
          <table:table-cell table:formula="of:=IF([main.$H30]=1;[main.$F30];&quot;&quot;)">
            <text:p/>
          </table:table-cell>
          <table:table-cell table:formula="of:=IF([main.$H30]=1;[main.$G30];&quot;&quot;)">
            <text:p/>
          </table:table-cell>
          <table:table-cell table:formula="of:=IF([main.$H30]=2;[main.$F30];&quot;&quot;)">
            <text:p/>
          </table:table-cell>
          <table:table-cell table:formula="of:=IF([main.$H30]=2;[main.$G30];&quot;&quot;)">
            <text:p/>
          </table:table-cell>
        </table:table-row>
        <table:table-row table:style-name="ro1">
          <table:table-cell table:formula="of:=IF([main.$C31]=0;[main.$A31];&quot;&quot;)">
            <text:p/>
          </table:table-cell>
          <table:table-cell table:formula="of:=IF([main.$C31]=0;[main.$B31];&quot;&quot;)">
            <text:p/>
          </table:table-cell>
          <table:table-cell table:formula="of:=IF([main.$C31]=1;[main.$A31];&quot;&quot;)">
            <text:p/>
          </table:table-cell>
          <table:table-cell table:formula="of:=IF([main.$C31]=1;[main.$B31];&quot;&quot;)">
            <text:p/>
          </table:table-cell>
          <table:table-cell table:formula="of:=IF([main.$C31]=2;[main.$A31];&quot;&quot;)" office:value-type="float" office:value="1.55588" calcext:value-type="float">
            <text:p>1.55588</text:p>
          </table:table-cell>
          <table:table-cell table:formula="of:=IF([main.$C31]=2;[main.$B31];&quot;&quot;)" office:value-type="float" office:value="0.0848183" calcext:value-type="float">
            <text:p>0.0848183</text:p>
          </table:table-cell>
          <table:table-cell table:number-columns-repeated="2"/>
          <table:table-cell table:formula="of:=IF([main.$H31]=0;[main.$F31];&quot;&quot;)" office:value-type="float" office:value="1.55588" calcext:value-type="float">
            <text:p>1.55588</text:p>
          </table:table-cell>
          <table:table-cell table:formula="of:=IF([main.$H31]=0;[main.$G31];&quot;&quot;)" office:value-type="float" office:value="0.0848183" calcext:value-type="float">
            <text:p>0.0848183</text:p>
          </table:table-cell>
          <table:table-cell table:formula="of:=IF([main.$H31]=1;[main.$F31];&quot;&quot;)">
            <text:p/>
          </table:table-cell>
          <table:table-cell table:formula="of:=IF([main.$H31]=1;[main.$G31];&quot;&quot;)">
            <text:p/>
          </table:table-cell>
          <table:table-cell table:formula="of:=IF([main.$H31]=2;[main.$F31];&quot;&quot;)">
            <text:p/>
          </table:table-cell>
          <table:table-cell table:formula="of:=IF([main.$H31]=2;[main.$G31];&quot;&quot;)">
            <text:p/>
          </table:table-cell>
        </table:table-row>
        <table:table-row table:style-name="ro1">
          <table:table-cell table:formula="of:=IF([main.$C32]=0;[main.$A32];&quot;&quot;)">
            <text:p/>
          </table:table-cell>
          <table:table-cell table:formula="of:=IF([main.$C32]=0;[main.$B32];&quot;&quot;)">
            <text:p/>
          </table:table-cell>
          <table:table-cell table:formula="of:=IF([main.$C32]=1;[main.$A32];&quot;&quot;)" office:value-type="float" office:value="-1.10916" calcext:value-type="float">
            <text:p>-1.10916</text:p>
          </table:table-cell>
          <table:table-cell table:formula="of:=IF([main.$C32]=1;[main.$B32];&quot;&quot;)" office:value-type="float" office:value="0.885537" calcext:value-type="float">
            <text:p>0.885537</text:p>
          </table:table-cell>
          <table:table-cell table:formula="of:=IF([main.$C32]=2;[main.$A32];&quot;&quot;)">
            <text:p/>
          </table:table-cell>
          <table:table-cell table:formula="of:=IF([main.$C32]=2;[main.$B32];&quot;&quot;)">
            <text:p/>
          </table:table-cell>
          <table:table-cell table:number-columns-repeated="2"/>
          <table:table-cell table:formula="of:=IF([main.$H32]=0;[main.$F32];&quot;&quot;)" office:value-type="float" office:value="-1.10916" calcext:value-type="float">
            <text:p>-1.10916</text:p>
          </table:table-cell>
          <table:table-cell table:formula="of:=IF([main.$H32]=0;[main.$G32];&quot;&quot;)" office:value-type="float" office:value="0.885537" calcext:value-type="float">
            <text:p>0.885537</text:p>
          </table:table-cell>
          <table:table-cell table:formula="of:=IF([main.$H32]=1;[main.$F32];&quot;&quot;)">
            <text:p/>
          </table:table-cell>
          <table:table-cell table:formula="of:=IF([main.$H32]=1;[main.$G32];&quot;&quot;)">
            <text:p/>
          </table:table-cell>
          <table:table-cell table:formula="of:=IF([main.$H32]=2;[main.$F32];&quot;&quot;)">
            <text:p/>
          </table:table-cell>
          <table:table-cell table:formula="of:=IF([main.$H32]=2;[main.$G32];&quot;&quot;)">
            <text:p/>
          </table:table-cell>
        </table:table-row>
        <table:table-row table:style-name="ro1">
          <table:table-cell table:formula="of:=IF([main.$C33]=0;[main.$A33];&quot;&quot;)">
            <text:p/>
          </table:table-cell>
          <table:table-cell table:formula="of:=IF([main.$C33]=0;[main.$B33];&quot;&quot;)">
            <text:p/>
          </table:table-cell>
          <table:table-cell table:formula="of:=IF([main.$C33]=1;[main.$A33];&quot;&quot;)" office:value-type="float" office:value="-3.36782" calcext:value-type="float">
            <text:p>-3.36782</text:p>
          </table:table-cell>
          <table:table-cell table:formula="of:=IF([main.$C33]=1;[main.$B33];&quot;&quot;)" office:value-type="float" office:value="-1.94311" calcext:value-type="float">
            <text:p>-1.94311</text:p>
          </table:table-cell>
          <table:table-cell table:formula="of:=IF([main.$C33]=2;[main.$A33];&quot;&quot;)">
            <text:p/>
          </table:table-cell>
          <table:table-cell table:formula="of:=IF([main.$C33]=2;[main.$B33];&quot;&quot;)">
            <text:p/>
          </table:table-cell>
          <table:table-cell table:number-columns-repeated="2"/>
          <table:table-cell table:formula="of:=IF([main.$H33]=0;[main.$F33];&quot;&quot;)" office:value-type="float" office:value="-3.36782" calcext:value-type="float">
            <text:p>-3.36782</text:p>
          </table:table-cell>
          <table:table-cell table:formula="of:=IF([main.$H33]=0;[main.$G33];&quot;&quot;)" office:value-type="float" office:value="-1.94311" calcext:value-type="float">
            <text:p>-1.94311</text:p>
          </table:table-cell>
          <table:table-cell table:formula="of:=IF([main.$H33]=1;[main.$F33];&quot;&quot;)">
            <text:p/>
          </table:table-cell>
          <table:table-cell table:formula="of:=IF([main.$H33]=1;[main.$G33];&quot;&quot;)">
            <text:p/>
          </table:table-cell>
          <table:table-cell table:formula="of:=IF([main.$H33]=2;[main.$F33];&quot;&quot;)">
            <text:p/>
          </table:table-cell>
          <table:table-cell table:formula="of:=IF([main.$H33]=2;[main.$G33];&quot;&quot;)">
            <text:p/>
          </table:table-cell>
        </table:table-row>
        <table:table-row table:style-name="ro1">
          <table:table-cell table:formula="of:=IF([main.$C34]=0;[main.$A34];&quot;&quot;)">
            <text:p/>
          </table:table-cell>
          <table:table-cell table:formula="of:=IF([main.$C34]=0;[main.$B34];&quot;&quot;)">
            <text:p/>
          </table:table-cell>
          <table:table-cell table:formula="of:=IF([main.$C34]=1;[main.$A34];&quot;&quot;)" office:value-type="float" office:value="0.270266" calcext:value-type="float">
            <text:p>0.270266</text:p>
          </table:table-cell>
          <table:table-cell table:formula="of:=IF([main.$C34]=1;[main.$B34];&quot;&quot;)" office:value-type="float" office:value="1.6053" calcext:value-type="float">
            <text:p>1.6053</text:p>
          </table:table-cell>
          <table:table-cell table:formula="of:=IF([main.$C34]=2;[main.$A34];&quot;&quot;)">
            <text:p/>
          </table:table-cell>
          <table:table-cell table:formula="of:=IF([main.$C34]=2;[main.$B34];&quot;&quot;)">
            <text:p/>
          </table:table-cell>
          <table:table-cell table:number-columns-repeated="2"/>
          <table:table-cell table:formula="of:=IF([main.$H34]=0;[main.$F34];&quot;&quot;)" office:value-type="float" office:value="0.270266" calcext:value-type="float">
            <text:p>0.270266</text:p>
          </table:table-cell>
          <table:table-cell table:formula="of:=IF([main.$H34]=0;[main.$G34];&quot;&quot;)" office:value-type="float" office:value="1.6053" calcext:value-type="float">
            <text:p>1.6053</text:p>
          </table:table-cell>
          <table:table-cell table:formula="of:=IF([main.$H34]=1;[main.$F34];&quot;&quot;)">
            <text:p/>
          </table:table-cell>
          <table:table-cell table:formula="of:=IF([main.$H34]=1;[main.$G34];&quot;&quot;)">
            <text:p/>
          </table:table-cell>
          <table:table-cell table:formula="of:=IF([main.$H34]=2;[main.$F34];&quot;&quot;)">
            <text:p/>
          </table:table-cell>
          <table:table-cell table:formula="of:=IF([main.$H34]=2;[main.$G34];&quot;&quot;)">
            <text:p/>
          </table:table-cell>
        </table:table-row>
        <table:table-row table:style-name="ro1">
          <table:table-cell table:formula="of:=IF([main.$C35]=0;[main.$A35];&quot;&quot;)">
            <text:p/>
          </table:table-cell>
          <table:table-cell table:formula="of:=IF([main.$C35]=0;[main.$B35];&quot;&quot;)">
            <text:p/>
          </table:table-cell>
          <table:table-cell table:formula="of:=IF([main.$C35]=1;[main.$A35];&quot;&quot;)" office:value-type="float" office:value="0.764926" calcext:value-type="float">
            <text:p>0.764926</text:p>
          </table:table-cell>
          <table:table-cell table:formula="of:=IF([main.$C35]=1;[main.$B35];&quot;&quot;)" office:value-type="float" office:value="2.20507" calcext:value-type="float">
            <text:p>2.20507</text:p>
          </table:table-cell>
          <table:table-cell table:formula="of:=IF([main.$C35]=2;[main.$A35];&quot;&quot;)">
            <text:p/>
          </table:table-cell>
          <table:table-cell table:formula="of:=IF([main.$C35]=2;[main.$B35];&quot;&quot;)">
            <text:p/>
          </table:table-cell>
          <table:table-cell table:number-columns-repeated="2"/>
          <table:table-cell table:formula="of:=IF([main.$H35]=0;[main.$F35];&quot;&quot;)" office:value-type="float" office:value="0.764926" calcext:value-type="float">
            <text:p>0.764926</text:p>
          </table:table-cell>
          <table:table-cell table:formula="of:=IF([main.$H35]=0;[main.$G35];&quot;&quot;)" office:value-type="float" office:value="2.20507" calcext:value-type="float">
            <text:p>2.20507</text:p>
          </table:table-cell>
          <table:table-cell table:formula="of:=IF([main.$H35]=1;[main.$F35];&quot;&quot;)">
            <text:p/>
          </table:table-cell>
          <table:table-cell table:formula="of:=IF([main.$H35]=1;[main.$G35];&quot;&quot;)">
            <text:p/>
          </table:table-cell>
          <table:table-cell table:formula="of:=IF([main.$H35]=2;[main.$F35];&quot;&quot;)">
            <text:p/>
          </table:table-cell>
          <table:table-cell table:formula="of:=IF([main.$H35]=2;[main.$G35];&quot;&quot;)">
            <text:p/>
          </table:table-cell>
        </table:table-row>
        <table:table-row table:style-name="ro1">
          <table:table-cell table:formula="of:=IF([main.$C36]=0;[main.$A36];&quot;&quot;)">
            <text:p/>
          </table:table-cell>
          <table:table-cell table:formula="of:=IF([main.$C36]=0;[main.$B36];&quot;&quot;)">
            <text:p/>
          </table:table-cell>
          <table:table-cell table:formula="of:=IF([main.$C36]=1;[main.$A36];&quot;&quot;)">
            <text:p/>
          </table:table-cell>
          <table:table-cell table:formula="of:=IF([main.$C36]=1;[main.$B36];&quot;&quot;)">
            <text:p/>
          </table:table-cell>
          <table:table-cell table:formula="of:=IF([main.$C36]=2;[main.$A36];&quot;&quot;)" office:value-type="float" office:value="2.56183" calcext:value-type="float">
            <text:p>2.56183</text:p>
          </table:table-cell>
          <table:table-cell table:formula="of:=IF([main.$C36]=2;[main.$B36];&quot;&quot;)" office:value-type="float" office:value="0.604365" calcext:value-type="float">
            <text:p>0.604365</text:p>
          </table:table-cell>
          <table:table-cell table:number-columns-repeated="2"/>
          <table:table-cell table:formula="of:=IF([main.$H36]=0;[main.$F36];&quot;&quot;)" office:value-type="float" office:value="2.56183" calcext:value-type="float">
            <text:p>2.56183</text:p>
          </table:table-cell>
          <table:table-cell table:formula="of:=IF([main.$H36]=0;[main.$G36];&quot;&quot;)" office:value-type="float" office:value="0.604365" calcext:value-type="float">
            <text:p>0.604365</text:p>
          </table:table-cell>
          <table:table-cell table:formula="of:=IF([main.$H36]=1;[main.$F36];&quot;&quot;)">
            <text:p/>
          </table:table-cell>
          <table:table-cell table:formula="of:=IF([main.$H36]=1;[main.$G36];&quot;&quot;)">
            <text:p/>
          </table:table-cell>
          <table:table-cell table:formula="of:=IF([main.$H36]=2;[main.$F36];&quot;&quot;)">
            <text:p/>
          </table:table-cell>
          <table:table-cell table:formula="of:=IF([main.$H36]=2;[main.$G36];&quot;&quot;)">
            <text:p/>
          </table:table-cell>
        </table:table-row>
        <table:table-row table:style-name="ro1">
          <table:table-cell table:formula="of:=IF([main.$C37]=0;[main.$A37];&quot;&quot;)">
            <text:p/>
          </table:table-cell>
          <table:table-cell table:formula="of:=IF([main.$C37]=0;[main.$B37];&quot;&quot;)">
            <text:p/>
          </table:table-cell>
          <table:table-cell table:formula="of:=IF([main.$C37]=1;[main.$A37];&quot;&quot;)" office:value-type="float" office:value="-0.221357" calcext:value-type="float">
            <text:p>-0.221357</text:p>
          </table:table-cell>
          <table:table-cell table:formula="of:=IF([main.$C37]=1;[main.$B37];&quot;&quot;)" office:value-type="float" office:value="1.38181" calcext:value-type="float">
            <text:p>1.38181</text:p>
          </table:table-cell>
          <table:table-cell table:formula="of:=IF([main.$C37]=2;[main.$A37];&quot;&quot;)">
            <text:p/>
          </table:table-cell>
          <table:table-cell table:formula="of:=IF([main.$C37]=2;[main.$B37];&quot;&quot;)">
            <text:p/>
          </table:table-cell>
          <table:table-cell table:number-columns-repeated="2"/>
          <table:table-cell table:formula="of:=IF([main.$H37]=0;[main.$F37];&quot;&quot;)" office:value-type="float" office:value="-0.221357" calcext:value-type="float">
            <text:p>-0.221357</text:p>
          </table:table-cell>
          <table:table-cell table:formula="of:=IF([main.$H37]=0;[main.$G37];&quot;&quot;)" office:value-type="float" office:value="1.38181" calcext:value-type="float">
            <text:p>1.38181</text:p>
          </table:table-cell>
          <table:table-cell table:formula="of:=IF([main.$H37]=1;[main.$F37];&quot;&quot;)">
            <text:p/>
          </table:table-cell>
          <table:table-cell table:formula="of:=IF([main.$H37]=1;[main.$G37];&quot;&quot;)">
            <text:p/>
          </table:table-cell>
          <table:table-cell table:formula="of:=IF([main.$H37]=2;[main.$F37];&quot;&quot;)">
            <text:p/>
          </table:table-cell>
          <table:table-cell table:formula="of:=IF([main.$H37]=2;[main.$G37];&quot;&quot;)">
            <text:p/>
          </table:table-cell>
        </table:table-row>
        <table:table-row table:style-name="ro1">
          <table:table-cell table:formula="of:=IF([main.$C38]=0;[main.$A38];&quot;&quot;)">
            <text:p/>
          </table:table-cell>
          <table:table-cell table:formula="of:=IF([main.$C38]=0;[main.$B38];&quot;&quot;)">
            <text:p/>
          </table:table-cell>
          <table:table-cell table:formula="of:=IF([main.$C38]=1;[main.$A38];&quot;&quot;)">
            <text:p/>
          </table:table-cell>
          <table:table-cell table:formula="of:=IF([main.$C38]=1;[main.$B38];&quot;&quot;)">
            <text:p/>
          </table:table-cell>
          <table:table-cell table:formula="of:=IF([main.$C38]=2;[main.$A38];&quot;&quot;)" office:value-type="float" office:value="0.843341" calcext:value-type="float">
            <text:p>0.843341</text:p>
          </table:table-cell>
          <table:table-cell table:formula="of:=IF([main.$C38]=2;[main.$B38];&quot;&quot;)" office:value-type="float" office:value="-0.483261" calcext:value-type="float">
            <text:p>-0.483261</text:p>
          </table:table-cell>
          <table:table-cell table:number-columns-repeated="2"/>
          <table:table-cell table:formula="of:=IF([main.$H38]=0;[main.$F38];&quot;&quot;)" office:value-type="float" office:value="0.843341" calcext:value-type="float">
            <text:p>0.843341</text:p>
          </table:table-cell>
          <table:table-cell table:formula="of:=IF([main.$H38]=0;[main.$G38];&quot;&quot;)" office:value-type="float" office:value="-0.483261" calcext:value-type="float">
            <text:p>-0.483261</text:p>
          </table:table-cell>
          <table:table-cell table:formula="of:=IF([main.$H38]=1;[main.$F38];&quot;&quot;)">
            <text:p/>
          </table:table-cell>
          <table:table-cell table:formula="of:=IF([main.$H38]=1;[main.$G38];&quot;&quot;)">
            <text:p/>
          </table:table-cell>
          <table:table-cell table:formula="of:=IF([main.$H38]=2;[main.$F38];&quot;&quot;)">
            <text:p/>
          </table:table-cell>
          <table:table-cell table:formula="of:=IF([main.$H38]=2;[main.$G38];&quot;&quot;)">
            <text:p/>
          </table:table-cell>
        </table:table-row>
        <table:table-row table:style-name="ro1">
          <table:table-cell table:formula="of:=IF([main.$C39]=0;[main.$A39];&quot;&quot;)">
            <text:p/>
          </table:table-cell>
          <table:table-cell table:formula="of:=IF([main.$C39]=0;[main.$B39];&quot;&quot;)">
            <text:p/>
          </table:table-cell>
          <table:table-cell table:formula="of:=IF([main.$C39]=1;[main.$A39];&quot;&quot;)">
            <text:p/>
          </table:table-cell>
          <table:table-cell table:formula="of:=IF([main.$C39]=1;[main.$B39];&quot;&quot;)">
            <text:p/>
          </table:table-cell>
          <table:table-cell table:formula="of:=IF([main.$C39]=2;[main.$A39];&quot;&quot;)" office:value-type="float" office:value="1.26685" calcext:value-type="float">
            <text:p>1.26685</text:p>
          </table:table-cell>
          <table:table-cell table:formula="of:=IF([main.$C39]=2;[main.$B39];&quot;&quot;)" office:value-type="float" office:value="-0.0490742" calcext:value-type="float">
            <text:p>-0.0490742</text:p>
          </table:table-cell>
          <table:table-cell table:number-columns-repeated="2"/>
          <table:table-cell table:formula="of:=IF([main.$H39]=0;[main.$F39];&quot;&quot;)" office:value-type="float" office:value="1.26685" calcext:value-type="float">
            <text:p>1.26685</text:p>
          </table:table-cell>
          <table:table-cell table:formula="of:=IF([main.$H39]=0;[main.$G39];&quot;&quot;)" office:value-type="float" office:value="-0.0490742" calcext:value-type="float">
            <text:p>-0.0490742</text:p>
          </table:table-cell>
          <table:table-cell table:formula="of:=IF([main.$H39]=1;[main.$F39];&quot;&quot;)">
            <text:p/>
          </table:table-cell>
          <table:table-cell table:formula="of:=IF([main.$H39]=1;[main.$G39];&quot;&quot;)">
            <text:p/>
          </table:table-cell>
          <table:table-cell table:formula="of:=IF([main.$H39]=2;[main.$F39];&quot;&quot;)">
            <text:p/>
          </table:table-cell>
          <table:table-cell table:formula="of:=IF([main.$H39]=2;[main.$G39];&quot;&quot;)">
            <text:p/>
          </table:table-cell>
        </table:table-row>
        <table:table-row table:style-name="ro1">
          <table:table-cell table:formula="of:=IF([main.$C40]=0;[main.$A40];&quot;&quot;)">
            <text:p/>
          </table:table-cell>
          <table:table-cell table:formula="of:=IF([main.$C40]=0;[main.$B40];&quot;&quot;)">
            <text:p/>
          </table:table-cell>
          <table:table-cell table:formula="of:=IF([main.$C40]=1;[main.$A40];&quot;&quot;)">
            <text:p/>
          </table:table-cell>
          <table:table-cell table:formula="of:=IF([main.$C40]=1;[main.$B40];&quot;&quot;)">
            <text:p/>
          </table:table-cell>
          <table:table-cell table:formula="of:=IF([main.$C40]=2;[main.$A40];&quot;&quot;)" office:value-type="float" office:value="1.67728" calcext:value-type="float">
            <text:p>1.67728</text:p>
          </table:table-cell>
          <table:table-cell table:formula="of:=IF([main.$C40]=2;[main.$B40];&quot;&quot;)" office:value-type="float" office:value="0.569078" calcext:value-type="float">
            <text:p>0.569078</text:p>
          </table:table-cell>
          <table:table-cell table:number-columns-repeated="2"/>
          <table:table-cell table:formula="of:=IF([main.$H40]=0;[main.$F40];&quot;&quot;)" office:value-type="float" office:value="1.67728" calcext:value-type="float">
            <text:p>1.67728</text:p>
          </table:table-cell>
          <table:table-cell table:formula="of:=IF([main.$H40]=0;[main.$G40];&quot;&quot;)" office:value-type="float" office:value="0.569078" calcext:value-type="float">
            <text:p>0.569078</text:p>
          </table:table-cell>
          <table:table-cell table:formula="of:=IF([main.$H40]=1;[main.$F40];&quot;&quot;)">
            <text:p/>
          </table:table-cell>
          <table:table-cell table:formula="of:=IF([main.$H40]=1;[main.$G40];&quot;&quot;)">
            <text:p/>
          </table:table-cell>
          <table:table-cell table:formula="of:=IF([main.$H40]=2;[main.$F40];&quot;&quot;)">
            <text:p/>
          </table:table-cell>
          <table:table-cell table:formula="of:=IF([main.$H40]=2;[main.$G40];&quot;&quot;)">
            <text:p/>
          </table:table-cell>
        </table:table-row>
        <table:table-row table:style-name="ro1">
          <table:table-cell table:formula="of:=IF([main.$C41]=0;[main.$A41];&quot;&quot;)">
            <text:p/>
          </table:table-cell>
          <table:table-cell table:formula="of:=IF([main.$C41]=0;[main.$B41];&quot;&quot;)">
            <text:p/>
          </table:table-cell>
          <table:table-cell table:formula="of:=IF([main.$C41]=1;[main.$A41];&quot;&quot;)">
            <text:p/>
          </table:table-cell>
          <table:table-cell table:formula="of:=IF([main.$C41]=1;[main.$B41];&quot;&quot;)">
            <text:p/>
          </table:table-cell>
          <table:table-cell table:formula="of:=IF([main.$C41]=2;[main.$A41];&quot;&quot;)" office:value-type="float" office:value="3.44528" calcext:value-type="float">
            <text:p>3.44528</text:p>
          </table:table-cell>
          <table:table-cell table:formula="of:=IF([main.$C41]=2;[main.$B41];&quot;&quot;)" office:value-type="float" office:value="1.74554" calcext:value-type="float">
            <text:p>1.74554</text:p>
          </table:table-cell>
          <table:table-cell table:number-columns-repeated="2"/>
          <table:table-cell table:formula="of:=IF([main.$H41]=0;[main.$F41];&quot;&quot;)" office:value-type="float" office:value="3.44528" calcext:value-type="float">
            <text:p>3.44528</text:p>
          </table:table-cell>
          <table:table-cell table:formula="of:=IF([main.$H41]=0;[main.$G41];&quot;&quot;)" office:value-type="float" office:value="1.74554" calcext:value-type="float">
            <text:p>1.74554</text:p>
          </table:table-cell>
          <table:table-cell table:formula="of:=IF([main.$H41]=1;[main.$F41];&quot;&quot;)">
            <text:p/>
          </table:table-cell>
          <table:table-cell table:formula="of:=IF([main.$H41]=1;[main.$G41];&quot;&quot;)">
            <text:p/>
          </table:table-cell>
          <table:table-cell table:formula="of:=IF([main.$H41]=2;[main.$F41];&quot;&quot;)">
            <text:p/>
          </table:table-cell>
          <table:table-cell table:formula="of:=IF([main.$H41]=2;[main.$G41];&quot;&quot;)">
            <text:p/>
          </table:table-cell>
        </table:table-row>
        <table:table-row table:style-name="ro1">
          <table:table-cell table:formula="of:=IF([main.$C42]=0;[main.$A42];&quot;&quot;)" office:value-type="float" office:value="0.0637666" calcext:value-type="float">
            <text:p>0.0637666</text:p>
          </table:table-cell>
          <table:table-cell table:formula="of:=IF([main.$C42]=0;[main.$B42];&quot;&quot;)" office:value-type="float" office:value="-0.479995" calcext:value-type="float">
            <text:p>-0.479995</text:p>
          </table:table-cell>
          <table:table-cell table:formula="of:=IF([main.$C42]=1;[main.$A42];&quot;&quot;)">
            <text:p/>
          </table:table-cell>
          <table:table-cell table:formula="of:=IF([main.$C42]=1;[main.$B42];&quot;&quot;)">
            <text:p/>
          </table:table-cell>
          <table:table-cell table:formula="of:=IF([main.$C42]=2;[main.$A42];&quot;&quot;)">
            <text:p/>
          </table:table-cell>
          <table:table-cell table:formula="of:=IF([main.$C42]=2;[main.$B42];&quot;&quot;)">
            <text:p/>
          </table:table-cell>
          <table:table-cell table:number-columns-repeated="2"/>
          <table:table-cell table:formula="of:=IF([main.$H42]=0;[main.$F42];&quot;&quot;)" office:value-type="float" office:value="0.0637666" calcext:value-type="float">
            <text:p>0.0637666</text:p>
          </table:table-cell>
          <table:table-cell table:formula="of:=IF([main.$H42]=0;[main.$G42];&quot;&quot;)" office:value-type="float" office:value="-0.479995" calcext:value-type="float">
            <text:p>-0.479995</text:p>
          </table:table-cell>
          <table:table-cell table:formula="of:=IF([main.$H42]=1;[main.$F42];&quot;&quot;)">
            <text:p/>
          </table:table-cell>
          <table:table-cell table:formula="of:=IF([main.$H42]=1;[main.$G42];&quot;&quot;)">
            <text:p/>
          </table:table-cell>
          <table:table-cell table:formula="of:=IF([main.$H42]=2;[main.$F42];&quot;&quot;)">
            <text:p/>
          </table:table-cell>
          <table:table-cell table:formula="of:=IF([main.$H42]=2;[main.$G42];&quot;&quot;)">
            <text:p/>
          </table:table-cell>
        </table:table-row>
        <table:table-row table:style-name="ro1">
          <table:table-cell table:formula="of:=IF([main.$C43]=0;[main.$A43];&quot;&quot;)" office:value-type="float" office:value="2.36739" calcext:value-type="float">
            <text:p>2.36739</text:p>
          </table:table-cell>
          <table:table-cell table:formula="of:=IF([main.$C43]=0;[main.$B43];&quot;&quot;)" office:value-type="float" office:value="1.64151" calcext:value-type="float">
            <text:p>1.64151</text:p>
          </table:table-cell>
          <table:table-cell table:formula="of:=IF([main.$C43]=1;[main.$A43];&quot;&quot;)">
            <text:p/>
          </table:table-cell>
          <table:table-cell table:formula="of:=IF([main.$C43]=1;[main.$B43];&quot;&quot;)">
            <text:p/>
          </table:table-cell>
          <table:table-cell table:formula="of:=IF([main.$C43]=2;[main.$A43];&quot;&quot;)">
            <text:p/>
          </table:table-cell>
          <table:table-cell table:formula="of:=IF([main.$C43]=2;[main.$B43];&quot;&quot;)">
            <text:p/>
          </table:table-cell>
          <table:table-cell table:number-columns-repeated="2"/>
          <table:table-cell table:formula="of:=IF([main.$H43]=0;[main.$F43];&quot;&quot;)" office:value-type="float" office:value="2.36739" calcext:value-type="float">
            <text:p>2.36739</text:p>
          </table:table-cell>
          <table:table-cell table:formula="of:=IF([main.$H43]=0;[main.$G43];&quot;&quot;)" office:value-type="float" office:value="1.64151" calcext:value-type="float">
            <text:p>1.64151</text:p>
          </table:table-cell>
          <table:table-cell table:formula="of:=IF([main.$H43]=1;[main.$F43];&quot;&quot;)">
            <text:p/>
          </table:table-cell>
          <table:table-cell table:formula="of:=IF([main.$H43]=1;[main.$G43];&quot;&quot;)">
            <text:p/>
          </table:table-cell>
          <table:table-cell table:formula="of:=IF([main.$H43]=2;[main.$F43];&quot;&quot;)">
            <text:p/>
          </table:table-cell>
          <table:table-cell table:formula="of:=IF([main.$H43]=2;[main.$G43];&quot;&quot;)">
            <text:p/>
          </table:table-cell>
        </table:table-row>
        <table:table-row table:style-name="ro1">
          <table:table-cell table:formula="of:=IF([main.$C44]=0;[main.$A44];&quot;&quot;)">
            <text:p/>
          </table:table-cell>
          <table:table-cell table:formula="of:=IF([main.$C44]=0;[main.$B44];&quot;&quot;)">
            <text:p/>
          </table:table-cell>
          <table:table-cell table:formula="of:=IF([main.$C44]=1;[main.$A44];&quot;&quot;)" office:value-type="float" office:value="0.407031" calcext:value-type="float">
            <text:p>0.407031</text:p>
          </table:table-cell>
          <table:table-cell table:formula="of:=IF([main.$C44]=1;[main.$B44];&quot;&quot;)" office:value-type="float" office:value="2.34428" calcext:value-type="float">
            <text:p>2.34428</text:p>
          </table:table-cell>
          <table:table-cell table:formula="of:=IF([main.$C44]=2;[main.$A44];&quot;&quot;)">
            <text:p/>
          </table:table-cell>
          <table:table-cell table:formula="of:=IF([main.$C44]=2;[main.$B44];&quot;&quot;)">
            <text:p/>
          </table:table-cell>
          <table:table-cell table:number-columns-repeated="2"/>
          <table:table-cell table:formula="of:=IF([main.$H44]=0;[main.$F44];&quot;&quot;)" office:value-type="float" office:value="0.407031" calcext:value-type="float">
            <text:p>0.407031</text:p>
          </table:table-cell>
          <table:table-cell table:formula="of:=IF([main.$H44]=0;[main.$G44];&quot;&quot;)" office:value-type="float" office:value="2.34428" calcext:value-type="float">
            <text:p>2.34428</text:p>
          </table:table-cell>
          <table:table-cell table:formula="of:=IF([main.$H44]=1;[main.$F44];&quot;&quot;)">
            <text:p/>
          </table:table-cell>
          <table:table-cell table:formula="of:=IF([main.$H44]=1;[main.$G44];&quot;&quot;)">
            <text:p/>
          </table:table-cell>
          <table:table-cell table:formula="of:=IF([main.$H44]=2;[main.$F44];&quot;&quot;)">
            <text:p/>
          </table:table-cell>
          <table:table-cell table:formula="of:=IF([main.$H44]=2;[main.$G44];&quot;&quot;)">
            <text:p/>
          </table:table-cell>
        </table:table-row>
        <table:table-row table:style-name="ro1">
          <table:table-cell table:formula="of:=IF([main.$C45]=0;[main.$A45];&quot;&quot;)">
            <text:p/>
          </table:table-cell>
          <table:table-cell table:formula="of:=IF([main.$C45]=0;[main.$B45];&quot;&quot;)">
            <text:p/>
          </table:table-cell>
          <table:table-cell table:formula="of:=IF([main.$C45]=1;[main.$A45];&quot;&quot;)" office:value-type="float" office:value="0.569459" calcext:value-type="float">
            <text:p>0.569459</text:p>
          </table:table-cell>
          <table:table-cell table:formula="of:=IF([main.$C45]=1;[main.$B45];&quot;&quot;)" office:value-type="float" office:value="1.58732" calcext:value-type="float">
            <text:p>1.58732</text:p>
          </table:table-cell>
          <table:table-cell table:formula="of:=IF([main.$C45]=2;[main.$A45];&quot;&quot;)">
            <text:p/>
          </table:table-cell>
          <table:table-cell table:formula="of:=IF([main.$C45]=2;[main.$B45];&quot;&quot;)">
            <text:p/>
          </table:table-cell>
          <table:table-cell table:number-columns-repeated="2"/>
          <table:table-cell table:formula="of:=IF([main.$H45]=0;[main.$F45];&quot;&quot;)" office:value-type="float" office:value="0.569459" calcext:value-type="float">
            <text:p>0.569459</text:p>
          </table:table-cell>
          <table:table-cell table:formula="of:=IF([main.$H45]=0;[main.$G45];&quot;&quot;)" office:value-type="float" office:value="1.58732" calcext:value-type="float">
            <text:p>1.58732</text:p>
          </table:table-cell>
          <table:table-cell table:formula="of:=IF([main.$H45]=1;[main.$F45];&quot;&quot;)">
            <text:p/>
          </table:table-cell>
          <table:table-cell table:formula="of:=IF([main.$H45]=1;[main.$G45];&quot;&quot;)">
            <text:p/>
          </table:table-cell>
          <table:table-cell table:formula="of:=IF([main.$H45]=2;[main.$F45];&quot;&quot;)">
            <text:p/>
          </table:table-cell>
          <table:table-cell table:formula="of:=IF([main.$H45]=2;[main.$G45];&quot;&quot;)">
            <text:p/>
          </table:table-cell>
        </table:table-row>
        <table:table-row table:style-name="ro1">
          <table:table-cell table:formula="of:=IF([main.$C46]=0;[main.$A46];&quot;&quot;)" office:value-type="float" office:value="-0.841725" calcext:value-type="float">
            <text:p>-0.841725</text:p>
          </table:table-cell>
          <table:table-cell table:formula="of:=IF([main.$C46]=0;[main.$B46];&quot;&quot;)" office:value-type="float" office:value="-0.528779" calcext:value-type="float">
            <text:p>-0.528779</text:p>
          </table:table-cell>
          <table:table-cell table:formula="of:=IF([main.$C46]=1;[main.$A46];&quot;&quot;)">
            <text:p/>
          </table:table-cell>
          <table:table-cell table:formula="of:=IF([main.$C46]=1;[main.$B46];&quot;&quot;)">
            <text:p/>
          </table:table-cell>
          <table:table-cell table:formula="of:=IF([main.$C46]=2;[main.$A46];&quot;&quot;)">
            <text:p/>
          </table:table-cell>
          <table:table-cell table:formula="of:=IF([main.$C46]=2;[main.$B46];&quot;&quot;)">
            <text:p/>
          </table:table-cell>
          <table:table-cell table:number-columns-repeated="2"/>
          <table:table-cell table:formula="of:=IF([main.$H46]=0;[main.$F46];&quot;&quot;)" office:value-type="float" office:value="-0.841725" calcext:value-type="float">
            <text:p>-0.841725</text:p>
          </table:table-cell>
          <table:table-cell table:formula="of:=IF([main.$H46]=0;[main.$G46];&quot;&quot;)" office:value-type="float" office:value="-0.528779" calcext:value-type="float">
            <text:p>-0.528779</text:p>
          </table:table-cell>
          <table:table-cell table:formula="of:=IF([main.$H46]=1;[main.$F46];&quot;&quot;)">
            <text:p/>
          </table:table-cell>
          <table:table-cell table:formula="of:=IF([main.$H46]=1;[main.$G46];&quot;&quot;)">
            <text:p/>
          </table:table-cell>
          <table:table-cell table:formula="of:=IF([main.$H46]=2;[main.$F46];&quot;&quot;)">
            <text:p/>
          </table:table-cell>
          <table:table-cell table:formula="of:=IF([main.$H46]=2;[main.$G46];&quot;&quot;)">
            <text:p/>
          </table:table-cell>
        </table:table-row>
        <table:table-row table:style-name="ro1">
          <table:table-cell table:formula="of:=IF([main.$C47]=0;[main.$A47];&quot;&quot;)">
            <text:p/>
          </table:table-cell>
          <table:table-cell table:formula="of:=IF([main.$C47]=0;[main.$B47];&quot;&quot;)">
            <text:p/>
          </table:table-cell>
          <table:table-cell table:formula="of:=IF([main.$C47]=1;[main.$A47];&quot;&quot;)" office:value-type="float" office:value="1.73541" calcext:value-type="float">
            <text:p>1.73541</text:p>
          </table:table-cell>
          <table:table-cell table:formula="of:=IF([main.$C47]=1;[main.$B47];&quot;&quot;)" office:value-type="float" office:value="3.18379" calcext:value-type="float">
            <text:p>3.18379</text:p>
          </table:table-cell>
          <table:table-cell table:formula="of:=IF([main.$C47]=2;[main.$A47];&quot;&quot;)">
            <text:p/>
          </table:table-cell>
          <table:table-cell table:formula="of:=IF([main.$C47]=2;[main.$B47];&quot;&quot;)">
            <text:p/>
          </table:table-cell>
          <table:table-cell table:number-columns-repeated="2"/>
          <table:table-cell table:formula="of:=IF([main.$H47]=0;[main.$F47];&quot;&quot;)" office:value-type="float" office:value="1.73541" calcext:value-type="float">
            <text:p>1.73541</text:p>
          </table:table-cell>
          <table:table-cell table:formula="of:=IF([main.$H47]=0;[main.$G47];&quot;&quot;)" office:value-type="float" office:value="3.18379" calcext:value-type="float">
            <text:p>3.18379</text:p>
          </table:table-cell>
          <table:table-cell table:formula="of:=IF([main.$H47]=1;[main.$F47];&quot;&quot;)">
            <text:p/>
          </table:table-cell>
          <table:table-cell table:formula="of:=IF([main.$H47]=1;[main.$G47];&quot;&quot;)">
            <text:p/>
          </table:table-cell>
          <table:table-cell table:formula="of:=IF([main.$H47]=2;[main.$F47];&quot;&quot;)">
            <text:p/>
          </table:table-cell>
          <table:table-cell table:formula="of:=IF([main.$H47]=2;[main.$G47];&quot;&quot;)">
            <text:p/>
          </table:table-cell>
        </table:table-row>
        <table:table-row table:style-name="ro1">
          <table:table-cell table:formula="of:=IF([main.$C48]=0;[main.$A48];&quot;&quot;)">
            <text:p/>
          </table:table-cell>
          <table:table-cell table:formula="of:=IF([main.$C48]=0;[main.$B48];&quot;&quot;)">
            <text:p/>
          </table:table-cell>
          <table:table-cell table:formula="of:=IF([main.$C48]=1;[main.$A48];&quot;&quot;)">
            <text:p/>
          </table:table-cell>
          <table:table-cell table:formula="of:=IF([main.$C48]=1;[main.$B48];&quot;&quot;)">
            <text:p/>
          </table:table-cell>
          <table:table-cell table:formula="of:=IF([main.$C48]=2;[main.$A48];&quot;&quot;)" office:value-type="float" office:value="2.3428" calcext:value-type="float">
            <text:p>2.3428</text:p>
          </table:table-cell>
          <table:table-cell table:formula="of:=IF([main.$C48]=2;[main.$B48];&quot;&quot;)" office:value-type="float" office:value="0.789693" calcext:value-type="float">
            <text:p>0.789693</text:p>
          </table:table-cell>
          <table:table-cell table:number-columns-repeated="2"/>
          <table:table-cell table:formula="of:=IF([main.$H48]=0;[main.$F48];&quot;&quot;)" office:value-type="float" office:value="2.3428" calcext:value-type="float">
            <text:p>2.3428</text:p>
          </table:table-cell>
          <table:table-cell table:formula="of:=IF([main.$H48]=0;[main.$G48];&quot;&quot;)" office:value-type="float" office:value="0.789693" calcext:value-type="float">
            <text:p>0.789693</text:p>
          </table:table-cell>
          <table:table-cell table:formula="of:=IF([main.$H48]=1;[main.$F48];&quot;&quot;)">
            <text:p/>
          </table:table-cell>
          <table:table-cell table:formula="of:=IF([main.$H48]=1;[main.$G48];&quot;&quot;)">
            <text:p/>
          </table:table-cell>
          <table:table-cell table:formula="of:=IF([main.$H48]=2;[main.$F48];&quot;&quot;)">
            <text:p/>
          </table:table-cell>
          <table:table-cell table:formula="of:=IF([main.$H48]=2;[main.$G48];&quot;&quot;)">
            <text:p/>
          </table:table-cell>
        </table:table-row>
        <table:table-row table:style-name="ro1">
          <table:table-cell table:formula="of:=IF([main.$C49]=0;[main.$A49];&quot;&quot;)" office:value-type="float" office:value="1.50129" calcext:value-type="float">
            <text:p>1.50129</text:p>
          </table:table-cell>
          <table:table-cell table:formula="of:=IF([main.$C49]=0;[main.$B49];&quot;&quot;)" office:value-type="float" office:value="1.26886" calcext:value-type="float">
            <text:p>1.26886</text:p>
          </table:table-cell>
          <table:table-cell table:formula="of:=IF([main.$C49]=1;[main.$A49];&quot;&quot;)">
            <text:p/>
          </table:table-cell>
          <table:table-cell table:formula="of:=IF([main.$C49]=1;[main.$B49];&quot;&quot;)">
            <text:p/>
          </table:table-cell>
          <table:table-cell table:formula="of:=IF([main.$C49]=2;[main.$A49];&quot;&quot;)">
            <text:p/>
          </table:table-cell>
          <table:table-cell table:formula="of:=IF([main.$C49]=2;[main.$B49];&quot;&quot;)">
            <text:p/>
          </table:table-cell>
          <table:table-cell table:number-columns-repeated="2"/>
          <table:table-cell table:formula="of:=IF([main.$H49]=0;[main.$F49];&quot;&quot;)" office:value-type="float" office:value="1.50129" calcext:value-type="float">
            <text:p>1.50129</text:p>
          </table:table-cell>
          <table:table-cell table:formula="of:=IF([main.$H49]=0;[main.$G49];&quot;&quot;)" office:value-type="float" office:value="1.26886" calcext:value-type="float">
            <text:p>1.26886</text:p>
          </table:table-cell>
          <table:table-cell table:formula="of:=IF([main.$H49]=1;[main.$F49];&quot;&quot;)">
            <text:p/>
          </table:table-cell>
          <table:table-cell table:formula="of:=IF([main.$H49]=1;[main.$G49];&quot;&quot;)">
            <text:p/>
          </table:table-cell>
          <table:table-cell table:formula="of:=IF([main.$H49]=2;[main.$F49];&quot;&quot;)">
            <text:p/>
          </table:table-cell>
          <table:table-cell table:formula="of:=IF([main.$H49]=2;[main.$G49];&quot;&quot;)">
            <text:p/>
          </table:table-cell>
        </table:table-row>
        <table:table-row table:style-name="ro1">
          <table:table-cell table:formula="of:=IF([main.$C50]=0;[main.$A50];&quot;&quot;)" office:value-type="float" office:value="1.30003" calcext:value-type="float">
            <text:p>1.30003</text:p>
          </table:table-cell>
          <table:table-cell table:formula="of:=IF([main.$C50]=0;[main.$B50];&quot;&quot;)" office:value-type="float" office:value="1.49588" calcext:value-type="float">
            <text:p>1.49588</text:p>
          </table:table-cell>
          <table:table-cell table:formula="of:=IF([main.$C50]=1;[main.$A50];&quot;&quot;)">
            <text:p/>
          </table:table-cell>
          <table:table-cell table:formula="of:=IF([main.$C50]=1;[main.$B50];&quot;&quot;)">
            <text:p/>
          </table:table-cell>
          <table:table-cell table:formula="of:=IF([main.$C50]=2;[main.$A50];&quot;&quot;)">
            <text:p/>
          </table:table-cell>
          <table:table-cell table:formula="of:=IF([main.$C50]=2;[main.$B50];&quot;&quot;)">
            <text:p/>
          </table:table-cell>
          <table:table-cell table:number-columns-repeated="2"/>
          <table:table-cell table:formula="of:=IF([main.$H50]=0;[main.$F50];&quot;&quot;)" office:value-type="float" office:value="1.30003" calcext:value-type="float">
            <text:p>1.30003</text:p>
          </table:table-cell>
          <table:table-cell table:formula="of:=IF([main.$H50]=0;[main.$G50];&quot;&quot;)" office:value-type="float" office:value="1.49588" calcext:value-type="float">
            <text:p>1.49588</text:p>
          </table:table-cell>
          <table:table-cell table:formula="of:=IF([main.$H50]=1;[main.$F50];&quot;&quot;)">
            <text:p/>
          </table:table-cell>
          <table:table-cell table:formula="of:=IF([main.$H50]=1;[main.$G50];&quot;&quot;)">
            <text:p/>
          </table:table-cell>
          <table:table-cell table:formula="of:=IF([main.$H50]=2;[main.$F50];&quot;&quot;)">
            <text:p/>
          </table:table-cell>
          <table:table-cell table:formula="of:=IF([main.$H50]=2;[main.$G50];&quot;&quot;)">
            <text:p/>
          </table:table-cell>
        </table:table-row>
        <table:table-row table:style-name="ro1">
          <table:table-cell table:formula="of:=IF([main.$C51]=0;[main.$A51];&quot;&quot;)">
            <text:p/>
          </table:table-cell>
          <table:table-cell table:formula="of:=IF([main.$C51]=0;[main.$B51];&quot;&quot;)">
            <text:p/>
          </table:table-cell>
          <table:table-cell table:formula="of:=IF([main.$C51]=1;[main.$A51];&quot;&quot;)" office:value-type="float" office:value="0.22324" calcext:value-type="float">
            <text:p>0.22324</text:p>
          </table:table-cell>
          <table:table-cell table:formula="of:=IF([main.$C51]=1;[main.$B51];&quot;&quot;)" office:value-type="float" office:value="1.88202" calcext:value-type="float">
            <text:p>1.88202</text:p>
          </table:table-cell>
          <table:table-cell table:formula="of:=IF([main.$C51]=2;[main.$A51];&quot;&quot;)">
            <text:p/>
          </table:table-cell>
          <table:table-cell table:formula="of:=IF([main.$C51]=2;[main.$B51];&quot;&quot;)">
            <text:p/>
          </table:table-cell>
          <table:table-cell table:number-columns-repeated="2"/>
          <table:table-cell table:formula="of:=IF([main.$H51]=0;[main.$F51];&quot;&quot;)" office:value-type="float" office:value="0.22324" calcext:value-type="float">
            <text:p>0.22324</text:p>
          </table:table-cell>
          <table:table-cell table:formula="of:=IF([main.$H51]=0;[main.$G51];&quot;&quot;)" office:value-type="float" office:value="1.88202" calcext:value-type="float">
            <text:p>1.88202</text:p>
          </table:table-cell>
          <table:table-cell table:formula="of:=IF([main.$H51]=1;[main.$F51];&quot;&quot;)">
            <text:p/>
          </table:table-cell>
          <table:table-cell table:formula="of:=IF([main.$H51]=1;[main.$G51];&quot;&quot;)">
            <text:p/>
          </table:table-cell>
          <table:table-cell table:formula="of:=IF([main.$H51]=2;[main.$F51];&quot;&quot;)">
            <text:p/>
          </table:table-cell>
          <table:table-cell table:formula="of:=IF([main.$H51]=2;[main.$G51];&quot;&quot;)">
            <text:p/>
          </table:table-cell>
        </table:table-row>
        <table:table-row table:style-name="ro1">
          <table:table-cell table:formula="of:=IF([main.$C52]=0;[main.$A52];&quot;&quot;)">
            <text:p/>
          </table:table-cell>
          <table:table-cell table:formula="of:=IF([main.$C52]=0;[main.$B52];&quot;&quot;)">
            <text:p/>
          </table:table-cell>
          <table:table-cell table:formula="of:=IF([main.$C52]=1;[main.$A52];&quot;&quot;)">
            <text:p/>
          </table:table-cell>
          <table:table-cell table:formula="of:=IF([main.$C52]=1;[main.$B52];&quot;&quot;)">
            <text:p/>
          </table:table-cell>
          <table:table-cell table:formula="of:=IF([main.$C52]=2;[main.$A52];&quot;&quot;)" office:value-type="float" office:value="0.41998" calcext:value-type="float">
            <text:p>0.41998</text:p>
          </table:table-cell>
          <table:table-cell table:formula="of:=IF([main.$C52]=2;[main.$B52];&quot;&quot;)" office:value-type="float" office:value="-1.25052" calcext:value-type="float">
            <text:p>-1.25052</text:p>
          </table:table-cell>
          <table:table-cell table:number-columns-repeated="2"/>
          <table:table-cell table:formula="of:=IF([main.$H52]=0;[main.$F52];&quot;&quot;)" office:value-type="float" office:value="0.41998" calcext:value-type="float">
            <text:p>0.41998</text:p>
          </table:table-cell>
          <table:table-cell table:formula="of:=IF([main.$H52]=0;[main.$G52];&quot;&quot;)" office:value-type="float" office:value="-1.25052" calcext:value-type="float">
            <text:p>-1.25052</text:p>
          </table:table-cell>
          <table:table-cell table:formula="of:=IF([main.$H52]=1;[main.$F52];&quot;&quot;)">
            <text:p/>
          </table:table-cell>
          <table:table-cell table:formula="of:=IF([main.$H52]=1;[main.$G52];&quot;&quot;)">
            <text:p/>
          </table:table-cell>
          <table:table-cell table:formula="of:=IF([main.$H52]=2;[main.$F52];&quot;&quot;)">
            <text:p/>
          </table:table-cell>
          <table:table-cell table:formula="of:=IF([main.$H52]=2;[main.$G52];&quot;&quot;)">
            <text:p/>
          </table:table-cell>
        </table:table-row>
        <table:table-row table:style-name="ro1">
          <table:table-cell table:formula="of:=IF([main.$C53]=0;[main.$A53];&quot;&quot;)">
            <text:p/>
          </table:table-cell>
          <table:table-cell table:formula="of:=IF([main.$C53]=0;[main.$B53];&quot;&quot;)">
            <text:p/>
          </table:table-cell>
          <table:table-cell table:formula="of:=IF([main.$C53]=1;[main.$A53];&quot;&quot;)" office:value-type="float" office:value="0.507848" calcext:value-type="float">
            <text:p>0.507848</text:p>
          </table:table-cell>
          <table:table-cell table:formula="of:=IF([main.$C53]=1;[main.$B53];&quot;&quot;)" office:value-type="float" office:value="2.41192" calcext:value-type="float">
            <text:p>2.41192</text:p>
          </table:table-cell>
          <table:table-cell table:formula="of:=IF([main.$C53]=2;[main.$A53];&quot;&quot;)">
            <text:p/>
          </table:table-cell>
          <table:table-cell table:formula="of:=IF([main.$C53]=2;[main.$B53];&quot;&quot;)">
            <text:p/>
          </table:table-cell>
          <table:table-cell table:number-columns-repeated="2"/>
          <table:table-cell table:formula="of:=IF([main.$H53]=0;[main.$F53];&quot;&quot;)" office:value-type="float" office:value="0.507848" calcext:value-type="float">
            <text:p>0.507848</text:p>
          </table:table-cell>
          <table:table-cell table:formula="of:=IF([main.$H53]=0;[main.$G53];&quot;&quot;)" office:value-type="float" office:value="2.41192" calcext:value-type="float">
            <text:p>2.41192</text:p>
          </table:table-cell>
          <table:table-cell table:formula="of:=IF([main.$H53]=1;[main.$F53];&quot;&quot;)">
            <text:p/>
          </table:table-cell>
          <table:table-cell table:formula="of:=IF([main.$H53]=1;[main.$G53];&quot;&quot;)">
            <text:p/>
          </table:table-cell>
          <table:table-cell table:formula="of:=IF([main.$H53]=2;[main.$F53];&quot;&quot;)">
            <text:p/>
          </table:table-cell>
          <table:table-cell table:formula="of:=IF([main.$H53]=2;[main.$G53];&quot;&quot;)">
            <text:p/>
          </table:table-cell>
        </table:table-row>
        <table:table-row table:style-name="ro1">
          <table:table-cell table:formula="of:=IF([main.$C54]=0;[main.$A54];&quot;&quot;)">
            <text:p/>
          </table:table-cell>
          <table:table-cell table:formula="of:=IF([main.$C54]=0;[main.$B54];&quot;&quot;)">
            <text:p/>
          </table:table-cell>
          <table:table-cell table:formula="of:=IF([main.$C54]=1;[main.$A54];&quot;&quot;)">
            <text:p/>
          </table:table-cell>
          <table:table-cell table:formula="of:=IF([main.$C54]=1;[main.$B54];&quot;&quot;)">
            <text:p/>
          </table:table-cell>
          <table:table-cell table:formula="of:=IF([main.$C54]=2;[main.$A54];&quot;&quot;)" office:value-type="float" office:value="3.8748" calcext:value-type="float">
            <text:p>3.8748</text:p>
          </table:table-cell>
          <table:table-cell table:formula="of:=IF([main.$C54]=2;[main.$B54];&quot;&quot;)" office:value-type="float" office:value="2.02984" calcext:value-type="float">
            <text:p>2.02984</text:p>
          </table:table-cell>
          <table:table-cell table:number-columns-repeated="2"/>
          <table:table-cell table:formula="of:=IF([main.$H54]=0;[main.$F54];&quot;&quot;)" office:value-type="float" office:value="3.8748" calcext:value-type="float">
            <text:p>3.8748</text:p>
          </table:table-cell>
          <table:table-cell table:formula="of:=IF([main.$H54]=0;[main.$G54];&quot;&quot;)" office:value-type="float" office:value="2.02984" calcext:value-type="float">
            <text:p>2.02984</text:p>
          </table:table-cell>
          <table:table-cell table:formula="of:=IF([main.$H54]=1;[main.$F54];&quot;&quot;)">
            <text:p/>
          </table:table-cell>
          <table:table-cell table:formula="of:=IF([main.$H54]=1;[main.$G54];&quot;&quot;)">
            <text:p/>
          </table:table-cell>
          <table:table-cell table:formula="of:=IF([main.$H54]=2;[main.$F54];&quot;&quot;)">
            <text:p/>
          </table:table-cell>
          <table:table-cell table:formula="of:=IF([main.$H54]=2;[main.$G54];&quot;&quot;)">
            <text:p/>
          </table:table-cell>
        </table:table-row>
        <table:table-row table:style-name="ro1">
          <table:table-cell table:formula="of:=IF([main.$C55]=0;[main.$A55];&quot;&quot;)" office:value-type="float" office:value="0.463012" calcext:value-type="float">
            <text:p>0.463012</text:p>
          </table:table-cell>
          <table:table-cell table:formula="of:=IF([main.$C55]=0;[main.$B55];&quot;&quot;)" office:value-type="float" office:value="0.493731" calcext:value-type="float">
            <text:p>0.493731</text:p>
          </table:table-cell>
          <table:table-cell table:formula="of:=IF([main.$C55]=1;[main.$A55];&quot;&quot;)">
            <text:p/>
          </table:table-cell>
          <table:table-cell table:formula="of:=IF([main.$C55]=1;[main.$B55];&quot;&quot;)">
            <text:p/>
          </table:table-cell>
          <table:table-cell table:formula="of:=IF([main.$C55]=2;[main.$A55];&quot;&quot;)">
            <text:p/>
          </table:table-cell>
          <table:table-cell table:formula="of:=IF([main.$C55]=2;[main.$B55];&quot;&quot;)">
            <text:p/>
          </table:table-cell>
          <table:table-cell table:number-columns-repeated="2"/>
          <table:table-cell table:formula="of:=IF([main.$H55]=0;[main.$F55];&quot;&quot;)" office:value-type="float" office:value="0.463012" calcext:value-type="float">
            <text:p>0.463012</text:p>
          </table:table-cell>
          <table:table-cell table:formula="of:=IF([main.$H55]=0;[main.$G55];&quot;&quot;)" office:value-type="float" office:value="0.493731" calcext:value-type="float">
            <text:p>0.493731</text:p>
          </table:table-cell>
          <table:table-cell table:formula="of:=IF([main.$H55]=1;[main.$F55];&quot;&quot;)">
            <text:p/>
          </table:table-cell>
          <table:table-cell table:formula="of:=IF([main.$H55]=1;[main.$G55];&quot;&quot;)">
            <text:p/>
          </table:table-cell>
          <table:table-cell table:formula="of:=IF([main.$H55]=2;[main.$F55];&quot;&quot;)">
            <text:p/>
          </table:table-cell>
          <table:table-cell table:formula="of:=IF([main.$H55]=2;[main.$G55];&quot;&quot;)">
            <text:p/>
          </table:table-cell>
        </table:table-row>
        <table:table-row table:style-name="ro1">
          <table:table-cell table:formula="of:=IF([main.$C56]=0;[main.$A56];&quot;&quot;)" office:value-type="float" office:value="0.686482" calcext:value-type="float">
            <text:p>0.686482</text:p>
          </table:table-cell>
          <table:table-cell table:formula="of:=IF([main.$C56]=0;[main.$B56];&quot;&quot;)" office:value-type="float" office:value="1.29053" calcext:value-type="float">
            <text:p>1.29053</text:p>
          </table:table-cell>
          <table:table-cell table:formula="of:=IF([main.$C56]=1;[main.$A56];&quot;&quot;)">
            <text:p/>
          </table:table-cell>
          <table:table-cell table:formula="of:=IF([main.$C56]=1;[main.$B56];&quot;&quot;)">
            <text:p/>
          </table:table-cell>
          <table:table-cell table:formula="of:=IF([main.$C56]=2;[main.$A56];&quot;&quot;)">
            <text:p/>
          </table:table-cell>
          <table:table-cell table:formula="of:=IF([main.$C56]=2;[main.$B56];&quot;&quot;)">
            <text:p/>
          </table:table-cell>
          <table:table-cell table:number-columns-repeated="2"/>
          <table:table-cell table:formula="of:=IF([main.$H56]=0;[main.$F56];&quot;&quot;)" office:value-type="float" office:value="0.686482" calcext:value-type="float">
            <text:p>0.686482</text:p>
          </table:table-cell>
          <table:table-cell table:formula="of:=IF([main.$H56]=0;[main.$G56];&quot;&quot;)" office:value-type="float" office:value="1.29053" calcext:value-type="float">
            <text:p>1.29053</text:p>
          </table:table-cell>
          <table:table-cell table:formula="of:=IF([main.$H56]=1;[main.$F56];&quot;&quot;)">
            <text:p/>
          </table:table-cell>
          <table:table-cell table:formula="of:=IF([main.$H56]=1;[main.$G56];&quot;&quot;)">
            <text:p/>
          </table:table-cell>
          <table:table-cell table:formula="of:=IF([main.$H56]=2;[main.$F56];&quot;&quot;)">
            <text:p/>
          </table:table-cell>
          <table:table-cell table:formula="of:=IF([main.$H56]=2;[main.$G56];&quot;&quot;)">
            <text:p/>
          </table:table-cell>
        </table:table-row>
        <table:table-row table:style-name="ro1">
          <table:table-cell table:formula="of:=IF([main.$C57]=0;[main.$A57];&quot;&quot;)" office:value-type="float" office:value="-0.133922" calcext:value-type="float">
            <text:p>-0.133922</text:p>
          </table:table-cell>
          <table:table-cell table:formula="of:=IF([main.$C57]=0;[main.$B57];&quot;&quot;)" office:value-type="float" office:value="-0.376585" calcext:value-type="float">
            <text:p>-0.376585</text:p>
          </table:table-cell>
          <table:table-cell table:formula="of:=IF([main.$C57]=1;[main.$A57];&quot;&quot;)">
            <text:p/>
          </table:table-cell>
          <table:table-cell table:formula="of:=IF([main.$C57]=1;[main.$B57];&quot;&quot;)">
            <text:p/>
          </table:table-cell>
          <table:table-cell table:formula="of:=IF([main.$C57]=2;[main.$A57];&quot;&quot;)">
            <text:p/>
          </table:table-cell>
          <table:table-cell table:formula="of:=IF([main.$C57]=2;[main.$B57];&quot;&quot;)">
            <text:p/>
          </table:table-cell>
          <table:table-cell table:number-columns-repeated="2"/>
          <table:table-cell table:formula="of:=IF([main.$H57]=0;[main.$F57];&quot;&quot;)" office:value-type="float" office:value="-0.133922" calcext:value-type="float">
            <text:p>-0.133922</text:p>
          </table:table-cell>
          <table:table-cell table:formula="of:=IF([main.$H57]=0;[main.$G57];&quot;&quot;)" office:value-type="float" office:value="-0.376585" calcext:value-type="float">
            <text:p>-0.376585</text:p>
          </table:table-cell>
          <table:table-cell table:formula="of:=IF([main.$H57]=1;[main.$F57];&quot;&quot;)">
            <text:p/>
          </table:table-cell>
          <table:table-cell table:formula="of:=IF([main.$H57]=1;[main.$G57];&quot;&quot;)">
            <text:p/>
          </table:table-cell>
          <table:table-cell table:formula="of:=IF([main.$H57]=2;[main.$F57];&quot;&quot;)">
            <text:p/>
          </table:table-cell>
          <table:table-cell table:formula="of:=IF([main.$H57]=2;[main.$G57];&quot;&quot;)">
            <text:p/>
          </table:table-cell>
        </table:table-row>
        <table:table-row table:style-name="ro1">
          <table:table-cell table:formula="of:=IF([main.$C58]=0;[main.$A58];&quot;&quot;)">
            <text:p/>
          </table:table-cell>
          <table:table-cell table:formula="of:=IF([main.$C58]=0;[main.$B58];&quot;&quot;)">
            <text:p/>
          </table:table-cell>
          <table:table-cell table:formula="of:=IF([main.$C58]=1;[main.$A58];&quot;&quot;)">
            <text:p/>
          </table:table-cell>
          <table:table-cell table:formula="of:=IF([main.$C58]=1;[main.$B58];&quot;&quot;)">
            <text:p/>
          </table:table-cell>
          <table:table-cell table:formula="of:=IF([main.$C58]=2;[main.$A58];&quot;&quot;)" office:value-type="float" office:value="0.204685" calcext:value-type="float">
            <text:p>0.204685</text:p>
          </table:table-cell>
          <table:table-cell table:formula="of:=IF([main.$C58]=2;[main.$B58];&quot;&quot;)" office:value-type="float" office:value="-1.75382" calcext:value-type="float">
            <text:p>-1.75382</text:p>
          </table:table-cell>
          <table:table-cell table:number-columns-repeated="2"/>
          <table:table-cell table:formula="of:=IF([main.$H58]=0;[main.$F58];&quot;&quot;)" office:value-type="float" office:value="0.204685" calcext:value-type="float">
            <text:p>0.204685</text:p>
          </table:table-cell>
          <table:table-cell table:formula="of:=IF([main.$H58]=0;[main.$G58];&quot;&quot;)" office:value-type="float" office:value="-1.75382" calcext:value-type="float">
            <text:p>-1.75382</text:p>
          </table:table-cell>
          <table:table-cell table:formula="of:=IF([main.$H58]=1;[main.$F58];&quot;&quot;)">
            <text:p/>
          </table:table-cell>
          <table:table-cell table:formula="of:=IF([main.$H58]=1;[main.$G58];&quot;&quot;)">
            <text:p/>
          </table:table-cell>
          <table:table-cell table:formula="of:=IF([main.$H58]=2;[main.$F58];&quot;&quot;)">
            <text:p/>
          </table:table-cell>
          <table:table-cell table:formula="of:=IF([main.$H58]=2;[main.$G58];&quot;&quot;)">
            <text:p/>
          </table:table-cell>
        </table:table-row>
        <table:table-row table:style-name="ro1">
          <table:table-cell table:formula="of:=IF([main.$C59]=0;[main.$A59];&quot;&quot;)">
            <text:p/>
          </table:table-cell>
          <table:table-cell table:formula="of:=IF([main.$C59]=0;[main.$B59];&quot;&quot;)">
            <text:p/>
          </table:table-cell>
          <table:table-cell table:formula="of:=IF([main.$C59]=1;[main.$A59];&quot;&quot;)">
            <text:p/>
          </table:table-cell>
          <table:table-cell table:formula="of:=IF([main.$C59]=1;[main.$B59];&quot;&quot;)">
            <text:p/>
          </table:table-cell>
          <table:table-cell table:formula="of:=IF([main.$C59]=2;[main.$A59];&quot;&quot;)" office:value-type="float" office:value="0.467059" calcext:value-type="float">
            <text:p>0.467059</text:p>
          </table:table-cell>
          <table:table-cell table:formula="of:=IF([main.$C59]=2;[main.$B59];&quot;&quot;)" office:value-type="float" office:value="-1.16582" calcext:value-type="float">
            <text:p>-1.16582</text:p>
          </table:table-cell>
          <table:table-cell table:number-columns-repeated="2"/>
          <table:table-cell table:formula="of:=IF([main.$H59]=0;[main.$F59];&quot;&quot;)" office:value-type="float" office:value="0.467059" calcext:value-type="float">
            <text:p>0.467059</text:p>
          </table:table-cell>
          <table:table-cell table:formula="of:=IF([main.$H59]=0;[main.$G59];&quot;&quot;)" office:value-type="float" office:value="-1.16582" calcext:value-type="float">
            <text:p>-1.16582</text:p>
          </table:table-cell>
          <table:table-cell table:formula="of:=IF([main.$H59]=1;[main.$F59];&quot;&quot;)">
            <text:p/>
          </table:table-cell>
          <table:table-cell table:formula="of:=IF([main.$H59]=1;[main.$G59];&quot;&quot;)">
            <text:p/>
          </table:table-cell>
          <table:table-cell table:formula="of:=IF([main.$H59]=2;[main.$F59];&quot;&quot;)">
            <text:p/>
          </table:table-cell>
          <table:table-cell table:formula="of:=IF([main.$H59]=2;[main.$G59];&quot;&quot;)">
            <text:p/>
          </table:table-cell>
        </table:table-row>
        <table:table-row table:style-name="ro1">
          <table:table-cell table:formula="of:=IF([main.$C60]=0;[main.$A60];&quot;&quot;)" office:value-type="float" office:value="1.01661" calcext:value-type="float">
            <text:p>1.01661</text:p>
          </table:table-cell>
          <table:table-cell table:formula="of:=IF([main.$C60]=0;[main.$B60];&quot;&quot;)" office:value-type="float" office:value="1.05671" calcext:value-type="float">
            <text:p>1.05671</text:p>
          </table:table-cell>
          <table:table-cell table:formula="of:=IF([main.$C60]=1;[main.$A60];&quot;&quot;)">
            <text:p/>
          </table:table-cell>
          <table:table-cell table:formula="of:=IF([main.$C60]=1;[main.$B60];&quot;&quot;)">
            <text:p/>
          </table:table-cell>
          <table:table-cell table:formula="of:=IF([main.$C60]=2;[main.$A60];&quot;&quot;)">
            <text:p/>
          </table:table-cell>
          <table:table-cell table:formula="of:=IF([main.$C60]=2;[main.$B60];&quot;&quot;)">
            <text:p/>
          </table:table-cell>
          <table:table-cell table:number-columns-repeated="2"/>
          <table:table-cell table:formula="of:=IF([main.$H60]=0;[main.$F60];&quot;&quot;)" office:value-type="float" office:value="1.01661" calcext:value-type="float">
            <text:p>1.01661</text:p>
          </table:table-cell>
          <table:table-cell table:formula="of:=IF([main.$H60]=0;[main.$G60];&quot;&quot;)" office:value-type="float" office:value="1.05671" calcext:value-type="float">
            <text:p>1.05671</text:p>
          </table:table-cell>
          <table:table-cell table:formula="of:=IF([main.$H60]=1;[main.$F60];&quot;&quot;)">
            <text:p/>
          </table:table-cell>
          <table:table-cell table:formula="of:=IF([main.$H60]=1;[main.$G60];&quot;&quot;)">
            <text:p/>
          </table:table-cell>
          <table:table-cell table:formula="of:=IF([main.$H60]=2;[main.$F60];&quot;&quot;)">
            <text:p/>
          </table:table-cell>
          <table:table-cell table:formula="of:=IF([main.$H60]=2;[main.$G60];&quot;&quot;)">
            <text:p/>
          </table:table-cell>
        </table:table-row>
        <table:table-row table:style-name="ro1">
          <table:table-cell table:formula="of:=IF([main.$C61]=0;[main.$A61];&quot;&quot;)">
            <text:p/>
          </table:table-cell>
          <table:table-cell table:formula="of:=IF([main.$C61]=0;[main.$B61];&quot;&quot;)">
            <text:p/>
          </table:table-cell>
          <table:table-cell table:formula="of:=IF([main.$C61]=1;[main.$A61];&quot;&quot;)" office:value-type="float" office:value="-1.02072" calcext:value-type="float">
            <text:p>-1.02072</text:p>
          </table:table-cell>
          <table:table-cell table:formula="of:=IF([main.$C61]=1;[main.$B61];&quot;&quot;)" office:value-type="float" office:value="0.310894" calcext:value-type="float">
            <text:p>0.310894</text:p>
          </table:table-cell>
          <table:table-cell table:formula="of:=IF([main.$C61]=2;[main.$A61];&quot;&quot;)">
            <text:p/>
          </table:table-cell>
          <table:table-cell table:formula="of:=IF([main.$C61]=2;[main.$B61];&quot;&quot;)">
            <text:p/>
          </table:table-cell>
          <table:table-cell table:number-columns-repeated="2"/>
          <table:table-cell table:formula="of:=IF([main.$H61]=0;[main.$F61];&quot;&quot;)" office:value-type="float" office:value="-1.02072" calcext:value-type="float">
            <text:p>-1.02072</text:p>
          </table:table-cell>
          <table:table-cell table:formula="of:=IF([main.$H61]=0;[main.$G61];&quot;&quot;)" office:value-type="float" office:value="0.310894" calcext:value-type="float">
            <text:p>0.310894</text:p>
          </table:table-cell>
          <table:table-cell table:formula="of:=IF([main.$H61]=1;[main.$F61];&quot;&quot;)">
            <text:p/>
          </table:table-cell>
          <table:table-cell table:formula="of:=IF([main.$H61]=1;[main.$G61];&quot;&quot;)">
            <text:p/>
          </table:table-cell>
          <table:table-cell table:formula="of:=IF([main.$H61]=2;[main.$F61];&quot;&quot;)">
            <text:p/>
          </table:table-cell>
          <table:table-cell table:formula="of:=IF([main.$H61]=2;[main.$G61];&quot;&quot;)">
            <text:p/>
          </table:table-cell>
        </table:table-row>
        <table:table-row table:style-name="ro1">
          <table:table-cell table:formula="of:=IF([main.$C62]=0;[main.$A62];&quot;&quot;)">
            <text:p/>
          </table:table-cell>
          <table:table-cell table:formula="of:=IF([main.$C62]=0;[main.$B62];&quot;&quot;)">
            <text:p/>
          </table:table-cell>
          <table:table-cell table:formula="of:=IF([main.$C62]=1;[main.$A62];&quot;&quot;)" office:value-type="float" office:value="-2.57928" calcext:value-type="float">
            <text:p>-2.57928</text:p>
          </table:table-cell>
          <table:table-cell table:formula="of:=IF([main.$C62]=1;[main.$B62];&quot;&quot;)" office:value-type="float" office:value="-1.12947" calcext:value-type="float">
            <text:p>-1.12947</text:p>
          </table:table-cell>
          <table:table-cell table:formula="of:=IF([main.$C62]=2;[main.$A62];&quot;&quot;)">
            <text:p/>
          </table:table-cell>
          <table:table-cell table:formula="of:=IF([main.$C62]=2;[main.$B62];&quot;&quot;)">
            <text:p/>
          </table:table-cell>
          <table:table-cell table:number-columns-repeated="2"/>
          <table:table-cell table:formula="of:=IF([main.$H62]=0;[main.$F62];&quot;&quot;)" office:value-type="float" office:value="-2.57928" calcext:value-type="float">
            <text:p>-2.57928</text:p>
          </table:table-cell>
          <table:table-cell table:formula="of:=IF([main.$H62]=0;[main.$G62];&quot;&quot;)" office:value-type="float" office:value="-1.12947" calcext:value-type="float">
            <text:p>-1.12947</text:p>
          </table:table-cell>
          <table:table-cell table:formula="of:=IF([main.$H62]=1;[main.$F62];&quot;&quot;)">
            <text:p/>
          </table:table-cell>
          <table:table-cell table:formula="of:=IF([main.$H62]=1;[main.$G62];&quot;&quot;)">
            <text:p/>
          </table:table-cell>
          <table:table-cell table:formula="of:=IF([main.$H62]=2;[main.$F62];&quot;&quot;)">
            <text:p/>
          </table:table-cell>
          <table:table-cell table:formula="of:=IF([main.$H62]=2;[main.$G62];&quot;&quot;)">
            <text:p/>
          </table:table-cell>
        </table:table-row>
        <table:table-row table:style-name="ro1">
          <table:table-cell table:formula="of:=IF([main.$C63]=0;[main.$A63];&quot;&quot;)">
            <text:p/>
          </table:table-cell>
          <table:table-cell table:formula="of:=IF([main.$C63]=0;[main.$B63];&quot;&quot;)">
            <text:p/>
          </table:table-cell>
          <table:table-cell table:formula="of:=IF([main.$C63]=1;[main.$A63];&quot;&quot;)" office:value-type="float" office:value="-0.0617491" calcext:value-type="float">
            <text:p>-0.0617491</text:p>
          </table:table-cell>
          <table:table-cell table:formula="of:=IF([main.$C63]=1;[main.$B63];&quot;&quot;)" office:value-type="float" office:value="1.25814" calcext:value-type="float">
            <text:p>1.25814</text:p>
          </table:table-cell>
          <table:table-cell table:formula="of:=IF([main.$C63]=2;[main.$A63];&quot;&quot;)">
            <text:p/>
          </table:table-cell>
          <table:table-cell table:formula="of:=IF([main.$C63]=2;[main.$B63];&quot;&quot;)">
            <text:p/>
          </table:table-cell>
          <table:table-cell table:number-columns-repeated="2"/>
          <table:table-cell table:formula="of:=IF([main.$H63]=0;[main.$F63];&quot;&quot;)" office:value-type="float" office:value="-0.0617491" calcext:value-type="float">
            <text:p>-0.0617491</text:p>
          </table:table-cell>
          <table:table-cell table:formula="of:=IF([main.$H63]=0;[main.$G63];&quot;&quot;)" office:value-type="float" office:value="1.25814" calcext:value-type="float">
            <text:p>1.25814</text:p>
          </table:table-cell>
          <table:table-cell table:formula="of:=IF([main.$H63]=1;[main.$F63];&quot;&quot;)">
            <text:p/>
          </table:table-cell>
          <table:table-cell table:formula="of:=IF([main.$H63]=1;[main.$G63];&quot;&quot;)">
            <text:p/>
          </table:table-cell>
          <table:table-cell table:formula="of:=IF([main.$H63]=2;[main.$F63];&quot;&quot;)">
            <text:p/>
          </table:table-cell>
          <table:table-cell table:formula="of:=IF([main.$H63]=2;[main.$G63];&quot;&quot;)">
            <text:p/>
          </table:table-cell>
        </table:table-row>
        <table:table-row table:style-name="ro1">
          <table:table-cell table:formula="of:=IF([main.$C64]=0;[main.$A64];&quot;&quot;)">
            <text:p/>
          </table:table-cell>
          <table:table-cell table:formula="of:=IF([main.$C64]=0;[main.$B64];&quot;&quot;)">
            <text:p/>
          </table:table-cell>
          <table:table-cell table:formula="of:=IF([main.$C64]=1;[main.$A64];&quot;&quot;)">
            <text:p/>
          </table:table-cell>
          <table:table-cell table:formula="of:=IF([main.$C64]=1;[main.$B64];&quot;&quot;)">
            <text:p/>
          </table:table-cell>
          <table:table-cell table:formula="of:=IF([main.$C64]=2;[main.$A64];&quot;&quot;)" office:value-type="float" office:value="2.94517" calcext:value-type="float">
            <text:p>2.94517</text:p>
          </table:table-cell>
          <table:table-cell table:formula="of:=IF([main.$C64]=2;[main.$B64];&quot;&quot;)" office:value-type="float" office:value="1.23967" calcext:value-type="float">
            <text:p>1.23967</text:p>
          </table:table-cell>
          <table:table-cell table:number-columns-repeated="2"/>
          <table:table-cell table:formula="of:=IF([main.$H64]=0;[main.$F64];&quot;&quot;)" office:value-type="float" office:value="2.94517" calcext:value-type="float">
            <text:p>2.94517</text:p>
          </table:table-cell>
          <table:table-cell table:formula="of:=IF([main.$H64]=0;[main.$G64];&quot;&quot;)" office:value-type="float" office:value="1.23967" calcext:value-type="float">
            <text:p>1.23967</text:p>
          </table:table-cell>
          <table:table-cell table:formula="of:=IF([main.$H64]=1;[main.$F64];&quot;&quot;)">
            <text:p/>
          </table:table-cell>
          <table:table-cell table:formula="of:=IF([main.$H64]=1;[main.$G64];&quot;&quot;)">
            <text:p/>
          </table:table-cell>
          <table:table-cell table:formula="of:=IF([main.$H64]=2;[main.$F64];&quot;&quot;)">
            <text:p/>
          </table:table-cell>
          <table:table-cell table:formula="of:=IF([main.$H64]=2;[main.$G64];&quot;&quot;)">
            <text:p/>
          </table:table-cell>
        </table:table-row>
        <table:table-row table:style-name="ro1">
          <table:table-cell table:formula="of:=IF([main.$C65]=0;[main.$A65];&quot;&quot;)">
            <text:p/>
          </table:table-cell>
          <table:table-cell table:formula="of:=IF([main.$C65]=0;[main.$B65];&quot;&quot;)">
            <text:p/>
          </table:table-cell>
          <table:table-cell table:formula="of:=IF([main.$C65]=1;[main.$A65];&quot;&quot;)">
            <text:p/>
          </table:table-cell>
          <table:table-cell table:formula="of:=IF([main.$C65]=1;[main.$B65];&quot;&quot;)">
            <text:p/>
          </table:table-cell>
          <table:table-cell table:formula="of:=IF([main.$C65]=2;[main.$A65];&quot;&quot;)" office:value-type="float" office:value="2.65094" calcext:value-type="float">
            <text:p>2.65094</text:p>
          </table:table-cell>
          <table:table-cell table:formula="of:=IF([main.$C65]=2;[main.$B65];&quot;&quot;)" office:value-type="float" office:value="0.938043" calcext:value-type="float">
            <text:p>0.938043</text:p>
          </table:table-cell>
          <table:table-cell table:number-columns-repeated="2"/>
          <table:table-cell table:formula="of:=IF([main.$H65]=0;[main.$F65];&quot;&quot;)" office:value-type="float" office:value="2.65094" calcext:value-type="float">
            <text:p>2.65094</text:p>
          </table:table-cell>
          <table:table-cell table:formula="of:=IF([main.$H65]=0;[main.$G65];&quot;&quot;)" office:value-type="float" office:value="0.938043" calcext:value-type="float">
            <text:p>0.938043</text:p>
          </table:table-cell>
          <table:table-cell table:formula="of:=IF([main.$H65]=1;[main.$F65];&quot;&quot;)">
            <text:p/>
          </table:table-cell>
          <table:table-cell table:formula="of:=IF([main.$H65]=1;[main.$G65];&quot;&quot;)">
            <text:p/>
          </table:table-cell>
          <table:table-cell table:formula="of:=IF([main.$H65]=2;[main.$F65];&quot;&quot;)">
            <text:p/>
          </table:table-cell>
          <table:table-cell table:formula="of:=IF([main.$H65]=2;[main.$G65];&quot;&quot;)">
            <text:p/>
          </table:table-cell>
        </table:table-row>
        <table:table-row table:style-name="ro1">
          <table:table-cell table:formula="of:=IF([main.$C66]=0;[main.$A66];&quot;&quot;)">
            <text:p/>
          </table:table-cell>
          <table:table-cell table:formula="of:=IF([main.$C66]=0;[main.$B66];&quot;&quot;)">
            <text:p/>
          </table:table-cell>
          <table:table-cell table:formula="of:=IF([main.$C66]=1;[main.$A66];&quot;&quot;)">
            <text:p/>
          </table:table-cell>
          <table:table-cell table:formula="of:=IF([main.$C66]=1;[main.$B66];&quot;&quot;)">
            <text:p/>
          </table:table-cell>
          <table:table-cell table:formula="of:=IF([main.$C66]=2;[main.$A66];&quot;&quot;)" office:value-type="float" office:value="1.82007" calcext:value-type="float">
            <text:p>1.82007</text:p>
          </table:table-cell>
          <table:table-cell table:formula="of:=IF([main.$C66]=2;[main.$B66];&quot;&quot;)" office:value-type="float" office:value="0.903548" calcext:value-type="float">
            <text:p>0.903548</text:p>
          </table:table-cell>
          <table:table-cell table:number-columns-repeated="2"/>
          <table:table-cell table:formula="of:=IF([main.$H66]=0;[main.$F66];&quot;&quot;)" office:value-type="float" office:value="1.82007" calcext:value-type="float">
            <text:p>1.82007</text:p>
          </table:table-cell>
          <table:table-cell table:formula="of:=IF([main.$H66]=0;[main.$G66];&quot;&quot;)" office:value-type="float" office:value="0.903548" calcext:value-type="float">
            <text:p>0.903548</text:p>
          </table:table-cell>
          <table:table-cell table:formula="of:=IF([main.$H66]=1;[main.$F66];&quot;&quot;)">
            <text:p/>
          </table:table-cell>
          <table:table-cell table:formula="of:=IF([main.$H66]=1;[main.$G66];&quot;&quot;)">
            <text:p/>
          </table:table-cell>
          <table:table-cell table:formula="of:=IF([main.$H66]=2;[main.$F66];&quot;&quot;)">
            <text:p/>
          </table:table-cell>
          <table:table-cell table:formula="of:=IF([main.$H66]=2;[main.$G66];&quot;&quot;)">
            <text:p/>
          </table:table-cell>
        </table:table-row>
        <table:table-row table:style-name="ro1">
          <table:table-cell table:formula="of:=IF([main.$C67]=0;[main.$A67];&quot;&quot;)">
            <text:p/>
          </table:table-cell>
          <table:table-cell table:formula="of:=IF([main.$C67]=0;[main.$B67];&quot;&quot;)">
            <text:p/>
          </table:table-cell>
          <table:table-cell table:formula="of:=IF([main.$C67]=1;[main.$A67];&quot;&quot;)" office:value-type="float" office:value="-0.311853" calcext:value-type="float">
            <text:p>-0.311853</text:p>
          </table:table-cell>
          <table:table-cell table:formula="of:=IF([main.$C67]=1;[main.$B67];&quot;&quot;)" office:value-type="float" office:value="1.40208" calcext:value-type="float">
            <text:p>1.40208</text:p>
          </table:table-cell>
          <table:table-cell table:formula="of:=IF([main.$C67]=2;[main.$A67];&quot;&quot;)">
            <text:p/>
          </table:table-cell>
          <table:table-cell table:formula="of:=IF([main.$C67]=2;[main.$B67];&quot;&quot;)">
            <text:p/>
          </table:table-cell>
          <table:table-cell table:number-columns-repeated="2"/>
          <table:table-cell table:formula="of:=IF([main.$H67]=0;[main.$F67];&quot;&quot;)" office:value-type="float" office:value="-0.311853" calcext:value-type="float">
            <text:p>-0.311853</text:p>
          </table:table-cell>
          <table:table-cell table:formula="of:=IF([main.$H67]=0;[main.$G67];&quot;&quot;)" office:value-type="float" office:value="1.40208" calcext:value-type="float">
            <text:p>1.40208</text:p>
          </table:table-cell>
          <table:table-cell table:formula="of:=IF([main.$H67]=1;[main.$F67];&quot;&quot;)">
            <text:p/>
          </table:table-cell>
          <table:table-cell table:formula="of:=IF([main.$H67]=1;[main.$G67];&quot;&quot;)">
            <text:p/>
          </table:table-cell>
          <table:table-cell table:formula="of:=IF([main.$H67]=2;[main.$F67];&quot;&quot;)">
            <text:p/>
          </table:table-cell>
          <table:table-cell table:formula="of:=IF([main.$H67]=2;[main.$G67];&quot;&quot;)">
            <text:p/>
          </table:table-cell>
        </table:table-row>
        <table:table-row table:style-name="ro1">
          <table:table-cell table:formula="of:=IF([main.$C68]=0;[main.$A68];&quot;&quot;)">
            <text:p/>
          </table:table-cell>
          <table:table-cell table:formula="of:=IF([main.$C68]=0;[main.$B68];&quot;&quot;)">
            <text:p/>
          </table:table-cell>
          <table:table-cell table:formula="of:=IF([main.$C68]=1;[main.$A68];&quot;&quot;)" office:value-type="float" office:value="-0.457772" calcext:value-type="float">
            <text:p>-0.457772</text:p>
          </table:table-cell>
          <table:table-cell table:formula="of:=IF([main.$C68]=1;[main.$B68];&quot;&quot;)" office:value-type="float" office:value="0.393146" calcext:value-type="float">
            <text:p>0.393146</text:p>
          </table:table-cell>
          <table:table-cell table:formula="of:=IF([main.$C68]=2;[main.$A68];&quot;&quot;)">
            <text:p/>
          </table:table-cell>
          <table:table-cell table:formula="of:=IF([main.$C68]=2;[main.$B68];&quot;&quot;)">
            <text:p/>
          </table:table-cell>
          <table:table-cell table:number-columns-repeated="2"/>
          <table:table-cell table:formula="of:=IF([main.$H68]=0;[main.$F68];&quot;&quot;)" office:value-type="float" office:value="-0.457772" calcext:value-type="float">
            <text:p>-0.457772</text:p>
          </table:table-cell>
          <table:table-cell table:formula="of:=IF([main.$H68]=0;[main.$G68];&quot;&quot;)" office:value-type="float" office:value="0.393146" calcext:value-type="float">
            <text:p>0.393146</text:p>
          </table:table-cell>
          <table:table-cell table:formula="of:=IF([main.$H68]=1;[main.$F68];&quot;&quot;)">
            <text:p/>
          </table:table-cell>
          <table:table-cell table:formula="of:=IF([main.$H68]=1;[main.$G68];&quot;&quot;)">
            <text:p/>
          </table:table-cell>
          <table:table-cell table:formula="of:=IF([main.$H68]=2;[main.$F68];&quot;&quot;)">
            <text:p/>
          </table:table-cell>
          <table:table-cell table:formula="of:=IF([main.$H68]=2;[main.$G68];&quot;&quot;)">
            <text:p/>
          </table:table-cell>
        </table:table-row>
        <table:table-row table:style-name="ro1">
          <table:table-cell table:formula="of:=IF([main.$C69]=0;[main.$A69];&quot;&quot;)">
            <text:p/>
          </table:table-cell>
          <table:table-cell table:formula="of:=IF([main.$C69]=0;[main.$B69];&quot;&quot;)">
            <text:p/>
          </table:table-cell>
          <table:table-cell table:formula="of:=IF([main.$C69]=1;[main.$A69];&quot;&quot;)" office:value-type="float" office:value="-0.807757" calcext:value-type="float">
            <text:p>-0.807757</text:p>
          </table:table-cell>
          <table:table-cell table:formula="of:=IF([main.$C69]=1;[main.$B69];&quot;&quot;)" office:value-type="float" office:value="0.42827" calcext:value-type="float">
            <text:p>0.42827</text:p>
          </table:table-cell>
          <table:table-cell table:formula="of:=IF([main.$C69]=2;[main.$A69];&quot;&quot;)">
            <text:p/>
          </table:table-cell>
          <table:table-cell table:formula="of:=IF([main.$C69]=2;[main.$B69];&quot;&quot;)">
            <text:p/>
          </table:table-cell>
          <table:table-cell table:number-columns-repeated="2"/>
          <table:table-cell table:formula="of:=IF([main.$H69]=0;[main.$F69];&quot;&quot;)" office:value-type="float" office:value="-0.807757" calcext:value-type="float">
            <text:p>-0.807757</text:p>
          </table:table-cell>
          <table:table-cell table:formula="of:=IF([main.$H69]=0;[main.$G69];&quot;&quot;)" office:value-type="float" office:value="0.42827" calcext:value-type="float">
            <text:p>0.42827</text:p>
          </table:table-cell>
          <table:table-cell table:formula="of:=IF([main.$H69]=1;[main.$F69];&quot;&quot;)">
            <text:p/>
          </table:table-cell>
          <table:table-cell table:formula="of:=IF([main.$H69]=1;[main.$G69];&quot;&quot;)">
            <text:p/>
          </table:table-cell>
          <table:table-cell table:formula="of:=IF([main.$H69]=2;[main.$F69];&quot;&quot;)">
            <text:p/>
          </table:table-cell>
          <table:table-cell table:formula="of:=IF([main.$H69]=2;[main.$G69];&quot;&quot;)">
            <text:p/>
          </table:table-cell>
        </table:table-row>
        <table:table-row table:style-name="ro1">
          <table:table-cell table:formula="of:=IF([main.$C70]=0;[main.$A70];&quot;&quot;)">
            <text:p/>
          </table:table-cell>
          <table:table-cell table:formula="of:=IF([main.$C70]=0;[main.$B70];&quot;&quot;)">
            <text:p/>
          </table:table-cell>
          <table:table-cell table:formula="of:=IF([main.$C70]=1;[main.$A70];&quot;&quot;)">
            <text:p/>
          </table:table-cell>
          <table:table-cell table:formula="of:=IF([main.$C70]=1;[main.$B70];&quot;&quot;)">
            <text:p/>
          </table:table-cell>
          <table:table-cell table:formula="of:=IF([main.$C70]=2;[main.$A70];&quot;&quot;)" office:value-type="float" office:value="1.10802" calcext:value-type="float">
            <text:p>1.10802</text:p>
          </table:table-cell>
          <table:table-cell table:formula="of:=IF([main.$C70]=2;[main.$B70];&quot;&quot;)" office:value-type="float" office:value="-0.308519" calcext:value-type="float">
            <text:p>-0.308519</text:p>
          </table:table-cell>
          <table:table-cell table:number-columns-repeated="2"/>
          <table:table-cell table:formula="of:=IF([main.$H70]=0;[main.$F70];&quot;&quot;)" office:value-type="float" office:value="1.10802" calcext:value-type="float">
            <text:p>1.10802</text:p>
          </table:table-cell>
          <table:table-cell table:formula="of:=IF([main.$H70]=0;[main.$G70];&quot;&quot;)" office:value-type="float" office:value="-0.308519" calcext:value-type="float">
            <text:p>-0.308519</text:p>
          </table:table-cell>
          <table:table-cell table:formula="of:=IF([main.$H70]=1;[main.$F70];&quot;&quot;)">
            <text:p/>
          </table:table-cell>
          <table:table-cell table:formula="of:=IF([main.$H70]=1;[main.$G70];&quot;&quot;)">
            <text:p/>
          </table:table-cell>
          <table:table-cell table:formula="of:=IF([main.$H70]=2;[main.$F70];&quot;&quot;)">
            <text:p/>
          </table:table-cell>
          <table:table-cell table:formula="of:=IF([main.$H70]=2;[main.$G70];&quot;&quot;)">
            <text:p/>
          </table:table-cell>
        </table:table-row>
        <table:table-row table:style-name="ro1">
          <table:table-cell table:formula="of:=IF([main.$C71]=0;[main.$A71];&quot;&quot;)">
            <text:p/>
          </table:table-cell>
          <table:table-cell table:formula="of:=IF([main.$C71]=0;[main.$B71];&quot;&quot;)">
            <text:p/>
          </table:table-cell>
          <table:table-cell table:formula="of:=IF([main.$C71]=1;[main.$A71];&quot;&quot;)" office:value-type="float" office:value="0.532733" calcext:value-type="float">
            <text:p>0.532733</text:p>
          </table:table-cell>
          <table:table-cell table:formula="of:=IF([main.$C71]=1;[main.$B71];&quot;&quot;)" office:value-type="float" office:value="1.30225" calcext:value-type="float">
            <text:p>1.30225</text:p>
          </table:table-cell>
          <table:table-cell table:formula="of:=IF([main.$C71]=2;[main.$A71];&quot;&quot;)">
            <text:p/>
          </table:table-cell>
          <table:table-cell table:formula="of:=IF([main.$C71]=2;[main.$B71];&quot;&quot;)">
            <text:p/>
          </table:table-cell>
          <table:table-cell table:number-columns-repeated="2"/>
          <table:table-cell table:formula="of:=IF([main.$H71]=0;[main.$F71];&quot;&quot;)" office:value-type="float" office:value="0.532733" calcext:value-type="float">
            <text:p>0.532733</text:p>
          </table:table-cell>
          <table:table-cell table:formula="of:=IF([main.$H71]=0;[main.$G71];&quot;&quot;)" office:value-type="float" office:value="1.30225" calcext:value-type="float">
            <text:p>1.30225</text:p>
          </table:table-cell>
          <table:table-cell table:formula="of:=IF([main.$H71]=1;[main.$F71];&quot;&quot;)">
            <text:p/>
          </table:table-cell>
          <table:table-cell table:formula="of:=IF([main.$H71]=1;[main.$G71];&quot;&quot;)">
            <text:p/>
          </table:table-cell>
          <table:table-cell table:formula="of:=IF([main.$H71]=2;[main.$F71];&quot;&quot;)">
            <text:p/>
          </table:table-cell>
          <table:table-cell table:formula="of:=IF([main.$H71]=2;[main.$G71];&quot;&quot;)">
            <text:p/>
          </table:table-cell>
        </table:table-row>
        <table:table-row table:style-name="ro1">
          <table:table-cell table:formula="of:=IF([main.$C72]=0;[main.$A72];&quot;&quot;)">
            <text:p/>
          </table:table-cell>
          <table:table-cell table:formula="of:=IF([main.$C72]=0;[main.$B72];&quot;&quot;)">
            <text:p/>
          </table:table-cell>
          <table:table-cell table:formula="of:=IF([main.$C72]=1;[main.$A72];&quot;&quot;)" office:value-type="float" office:value="-0.0805355" calcext:value-type="float">
            <text:p>-0.0805355</text:p>
          </table:table-cell>
          <table:table-cell table:formula="of:=IF([main.$C72]=1;[main.$B72];&quot;&quot;)" office:value-type="float" office:value="1.24277" calcext:value-type="float">
            <text:p>1.24277</text:p>
          </table:table-cell>
          <table:table-cell table:formula="of:=IF([main.$C72]=2;[main.$A72];&quot;&quot;)">
            <text:p/>
          </table:table-cell>
          <table:table-cell table:formula="of:=IF([main.$C72]=2;[main.$B72];&quot;&quot;)">
            <text:p/>
          </table:table-cell>
          <table:table-cell table:number-columns-repeated="2"/>
          <table:table-cell table:formula="of:=IF([main.$H72]=0;[main.$F72];&quot;&quot;)" office:value-type="float" office:value="-0.0805355" calcext:value-type="float">
            <text:p>-0.0805355</text:p>
          </table:table-cell>
          <table:table-cell table:formula="of:=IF([main.$H72]=0;[main.$G72];&quot;&quot;)" office:value-type="float" office:value="1.24277" calcext:value-type="float">
            <text:p>1.24277</text:p>
          </table:table-cell>
          <table:table-cell table:formula="of:=IF([main.$H72]=1;[main.$F72];&quot;&quot;)">
            <text:p/>
          </table:table-cell>
          <table:table-cell table:formula="of:=IF([main.$H72]=1;[main.$G72];&quot;&quot;)">
            <text:p/>
          </table:table-cell>
          <table:table-cell table:formula="of:=IF([main.$H72]=2;[main.$F72];&quot;&quot;)">
            <text:p/>
          </table:table-cell>
          <table:table-cell table:formula="of:=IF([main.$H72]=2;[main.$G72];&quot;&quot;)">
            <text:p/>
          </table:table-cell>
        </table:table-row>
        <table:table-row table:style-name="ro1">
          <table:table-cell table:formula="of:=IF([main.$C73]=0;[main.$A73];&quot;&quot;)">
            <text:p/>
          </table:table-cell>
          <table:table-cell table:formula="of:=IF([main.$C73]=0;[main.$B73];&quot;&quot;)">
            <text:p/>
          </table:table-cell>
          <table:table-cell table:formula="of:=IF([main.$C73]=1;[main.$A73];&quot;&quot;)">
            <text:p/>
          </table:table-cell>
          <table:table-cell table:formula="of:=IF([main.$C73]=1;[main.$B73];&quot;&quot;)">
            <text:p/>
          </table:table-cell>
          <table:table-cell table:formula="of:=IF([main.$C73]=2;[main.$A73];&quot;&quot;)" office:value-type="float" office:value="1.88658" calcext:value-type="float">
            <text:p>1.88658</text:p>
          </table:table-cell>
          <table:table-cell table:formula="of:=IF([main.$C73]=2;[main.$B73];&quot;&quot;)" office:value-type="float" office:value="-0.185985" calcext:value-type="float">
            <text:p>-0.185985</text:p>
          </table:table-cell>
          <table:table-cell table:number-columns-repeated="2"/>
          <table:table-cell table:formula="of:=IF([main.$H73]=0;[main.$F73];&quot;&quot;)" office:value-type="float" office:value="1.88658" calcext:value-type="float">
            <text:p>1.88658</text:p>
          </table:table-cell>
          <table:table-cell table:formula="of:=IF([main.$H73]=0;[main.$G73];&quot;&quot;)" office:value-type="float" office:value="-0.185985" calcext:value-type="float">
            <text:p>-0.185985</text:p>
          </table:table-cell>
          <table:table-cell table:formula="of:=IF([main.$H73]=1;[main.$F73];&quot;&quot;)">
            <text:p/>
          </table:table-cell>
          <table:table-cell table:formula="of:=IF([main.$H73]=1;[main.$G73];&quot;&quot;)">
            <text:p/>
          </table:table-cell>
          <table:table-cell table:formula="of:=IF([main.$H73]=2;[main.$F73];&quot;&quot;)">
            <text:p/>
          </table:table-cell>
          <table:table-cell table:formula="of:=IF([main.$H73]=2;[main.$G73];&quot;&quot;)">
            <text:p/>
          </table:table-cell>
        </table:table-row>
        <table:table-row table:style-name="ro1">
          <table:table-cell table:formula="of:=IF([main.$C74]=0;[main.$A74];&quot;&quot;)" office:value-type="float" office:value="-0.264828" calcext:value-type="float">
            <text:p>-0.264828</text:p>
          </table:table-cell>
          <table:table-cell table:formula="of:=IF([main.$C74]=0;[main.$B74];&quot;&quot;)" office:value-type="float" office:value="0.0377902" calcext:value-type="float">
            <text:p>0.0377902</text:p>
          </table:table-cell>
          <table:table-cell table:formula="of:=IF([main.$C74]=1;[main.$A74];&quot;&quot;)">
            <text:p/>
          </table:table-cell>
          <table:table-cell table:formula="of:=IF([main.$C74]=1;[main.$B74];&quot;&quot;)">
            <text:p/>
          </table:table-cell>
          <table:table-cell table:formula="of:=IF([main.$C74]=2;[main.$A74];&quot;&quot;)">
            <text:p/>
          </table:table-cell>
          <table:table-cell table:formula="of:=IF([main.$C74]=2;[main.$B74];&quot;&quot;)">
            <text:p/>
          </table:table-cell>
          <table:table-cell table:number-columns-repeated="2"/>
          <table:table-cell table:formula="of:=IF([main.$H74]=0;[main.$F74];&quot;&quot;)" office:value-type="float" office:value="-0.264828" calcext:value-type="float">
            <text:p>-0.264828</text:p>
          </table:table-cell>
          <table:table-cell table:formula="of:=IF([main.$H74]=0;[main.$G74];&quot;&quot;)" office:value-type="float" office:value="0.0377902" calcext:value-type="float">
            <text:p>0.0377902</text:p>
          </table:table-cell>
          <table:table-cell table:formula="of:=IF([main.$H74]=1;[main.$F74];&quot;&quot;)">
            <text:p/>
          </table:table-cell>
          <table:table-cell table:formula="of:=IF([main.$H74]=1;[main.$G74];&quot;&quot;)">
            <text:p/>
          </table:table-cell>
          <table:table-cell table:formula="of:=IF([main.$H74]=2;[main.$F74];&quot;&quot;)">
            <text:p/>
          </table:table-cell>
          <table:table-cell table:formula="of:=IF([main.$H74]=2;[main.$G74];&quot;&quot;)">
            <text:p/>
          </table:table-cell>
        </table:table-row>
        <table:table-row table:style-name="ro1">
          <table:table-cell table:formula="of:=IF([main.$C75]=0;[main.$A75];&quot;&quot;)">
            <text:p/>
          </table:table-cell>
          <table:table-cell table:formula="of:=IF([main.$C75]=0;[main.$B75];&quot;&quot;)">
            <text:p/>
          </table:table-cell>
          <table:table-cell table:formula="of:=IF([main.$C75]=1;[main.$A75];&quot;&quot;)">
            <text:p/>
          </table:table-cell>
          <table:table-cell table:formula="of:=IF([main.$C75]=1;[main.$B75];&quot;&quot;)">
            <text:p/>
          </table:table-cell>
          <table:table-cell table:formula="of:=IF([main.$C75]=2;[main.$A75];&quot;&quot;)" office:value-type="float" office:value="1.28791" calcext:value-type="float">
            <text:p>1.28791</text:p>
          </table:table-cell>
          <table:table-cell table:formula="of:=IF([main.$C75]=2;[main.$B75];&quot;&quot;)" office:value-type="float" office:value="-0.360231" calcext:value-type="float">
            <text:p>-0.360231</text:p>
          </table:table-cell>
          <table:table-cell table:number-columns-repeated="2"/>
          <table:table-cell table:formula="of:=IF([main.$H75]=0;[main.$F75];&quot;&quot;)" office:value-type="float" office:value="1.28791" calcext:value-type="float">
            <text:p>1.28791</text:p>
          </table:table-cell>
          <table:table-cell table:formula="of:=IF([main.$H75]=0;[main.$G75];&quot;&quot;)" office:value-type="float" office:value="-0.360231" calcext:value-type="float">
            <text:p>-0.360231</text:p>
          </table:table-cell>
          <table:table-cell table:formula="of:=IF([main.$H75]=1;[main.$F75];&quot;&quot;)">
            <text:p/>
          </table:table-cell>
          <table:table-cell table:formula="of:=IF([main.$H75]=1;[main.$G75];&quot;&quot;)">
            <text:p/>
          </table:table-cell>
          <table:table-cell table:formula="of:=IF([main.$H75]=2;[main.$F75];&quot;&quot;)">
            <text:p/>
          </table:table-cell>
          <table:table-cell table:formula="of:=IF([main.$H75]=2;[main.$G75];&quot;&quot;)">
            <text:p/>
          </table:table-cell>
        </table:table-row>
        <table:table-row table:style-name="ro1">
          <table:table-cell table:formula="of:=IF([main.$C76]=0;[main.$A76];&quot;&quot;)">
            <text:p/>
          </table:table-cell>
          <table:table-cell table:formula="of:=IF([main.$C76]=0;[main.$B76];&quot;&quot;)">
            <text:p/>
          </table:table-cell>
          <table:table-cell table:formula="of:=IF([main.$C76]=1;[main.$A76];&quot;&quot;)" office:value-type="float" office:value="-0.278807" calcext:value-type="float">
            <text:p>-0.278807</text:p>
          </table:table-cell>
          <table:table-cell table:formula="of:=IF([main.$C76]=1;[main.$B76];&quot;&quot;)" office:value-type="float" office:value="1.32739" calcext:value-type="float">
            <text:p>1.32739</text:p>
          </table:table-cell>
          <table:table-cell table:formula="of:=IF([main.$C76]=2;[main.$A76];&quot;&quot;)">
            <text:p/>
          </table:table-cell>
          <table:table-cell table:formula="of:=IF([main.$C76]=2;[main.$B76];&quot;&quot;)">
            <text:p/>
          </table:table-cell>
          <table:table-cell table:number-columns-repeated="2"/>
          <table:table-cell table:formula="of:=IF([main.$H76]=0;[main.$F76];&quot;&quot;)" office:value-type="float" office:value="-0.278807" calcext:value-type="float">
            <text:p>-0.278807</text:p>
          </table:table-cell>
          <table:table-cell table:formula="of:=IF([main.$H76]=0;[main.$G76];&quot;&quot;)" office:value-type="float" office:value="1.32739" calcext:value-type="float">
            <text:p>1.32739</text:p>
          </table:table-cell>
          <table:table-cell table:formula="of:=IF([main.$H76]=1;[main.$F76];&quot;&quot;)">
            <text:p/>
          </table:table-cell>
          <table:table-cell table:formula="of:=IF([main.$H76]=1;[main.$G76];&quot;&quot;)">
            <text:p/>
          </table:table-cell>
          <table:table-cell table:formula="of:=IF([main.$H76]=2;[main.$F76];&quot;&quot;)">
            <text:p/>
          </table:table-cell>
          <table:table-cell table:formula="of:=IF([main.$H76]=2;[main.$G76];&quot;&quot;)">
            <text:p/>
          </table:table-cell>
        </table:table-row>
        <table:table-row table:style-name="ro1">
          <table:table-cell table:formula="of:=IF([main.$C77]=0;[main.$A77];&quot;&quot;)" office:value-type="float" office:value="0.626447" calcext:value-type="float">
            <text:p>0.626447</text:p>
          </table:table-cell>
          <table:table-cell table:formula="of:=IF([main.$C77]=0;[main.$B77];&quot;&quot;)" office:value-type="float" office:value="0.656213" calcext:value-type="float">
            <text:p>0.656213</text:p>
          </table:table-cell>
          <table:table-cell table:formula="of:=IF([main.$C77]=1;[main.$A77];&quot;&quot;)">
            <text:p/>
          </table:table-cell>
          <table:table-cell table:formula="of:=IF([main.$C77]=1;[main.$B77];&quot;&quot;)">
            <text:p/>
          </table:table-cell>
          <table:table-cell table:formula="of:=IF([main.$C77]=2;[main.$A77];&quot;&quot;)">
            <text:p/>
          </table:table-cell>
          <table:table-cell table:formula="of:=IF([main.$C77]=2;[main.$B77];&quot;&quot;)">
            <text:p/>
          </table:table-cell>
          <table:table-cell table:number-columns-repeated="2"/>
          <table:table-cell table:formula="of:=IF([main.$H77]=0;[main.$F77];&quot;&quot;)" office:value-type="float" office:value="0.626447" calcext:value-type="float">
            <text:p>0.626447</text:p>
          </table:table-cell>
          <table:table-cell table:formula="of:=IF([main.$H77]=0;[main.$G77];&quot;&quot;)" office:value-type="float" office:value="0.656213" calcext:value-type="float">
            <text:p>0.656213</text:p>
          </table:table-cell>
          <table:table-cell table:formula="of:=IF([main.$H77]=1;[main.$F77];&quot;&quot;)">
            <text:p/>
          </table:table-cell>
          <table:table-cell table:formula="of:=IF([main.$H77]=1;[main.$G77];&quot;&quot;)">
            <text:p/>
          </table:table-cell>
          <table:table-cell table:formula="of:=IF([main.$H77]=2;[main.$F77];&quot;&quot;)">
            <text:p/>
          </table:table-cell>
          <table:table-cell table:formula="of:=IF([main.$H77]=2;[main.$G77];&quot;&quot;)">
            <text:p/>
          </table:table-cell>
        </table:table-row>
        <table:table-row table:style-name="ro1">
          <table:table-cell table:formula="of:=IF([main.$C78]=0;[main.$A78];&quot;&quot;)">
            <text:p/>
          </table:table-cell>
          <table:table-cell table:formula="of:=IF([main.$C78]=0;[main.$B78];&quot;&quot;)">
            <text:p/>
          </table:table-cell>
          <table:table-cell table:formula="of:=IF([main.$C78]=1;[main.$A78];&quot;&quot;)">
            <text:p/>
          </table:table-cell>
          <table:table-cell table:formula="of:=IF([main.$C78]=1;[main.$B78];&quot;&quot;)">
            <text:p/>
          </table:table-cell>
          <table:table-cell table:formula="of:=IF([main.$C78]=2;[main.$A78];&quot;&quot;)" office:value-type="float" office:value="1.30326" calcext:value-type="float">
            <text:p>1.30326</text:p>
          </table:table-cell>
          <table:table-cell table:formula="of:=IF([main.$C78]=2;[main.$B78];&quot;&quot;)" office:value-type="float" office:value="0.176128" calcext:value-type="float">
            <text:p>0.176128</text:p>
          </table:table-cell>
          <table:table-cell table:number-columns-repeated="2"/>
          <table:table-cell table:formula="of:=IF([main.$H78]=0;[main.$F78];&quot;&quot;)" office:value-type="float" office:value="1.30326" calcext:value-type="float">
            <text:p>1.30326</text:p>
          </table:table-cell>
          <table:table-cell table:formula="of:=IF([main.$H78]=0;[main.$G78];&quot;&quot;)" office:value-type="float" office:value="0.176128" calcext:value-type="float">
            <text:p>0.176128</text:p>
          </table:table-cell>
          <table:table-cell table:formula="of:=IF([main.$H78]=1;[main.$F78];&quot;&quot;)">
            <text:p/>
          </table:table-cell>
          <table:table-cell table:formula="of:=IF([main.$H78]=1;[main.$G78];&quot;&quot;)">
            <text:p/>
          </table:table-cell>
          <table:table-cell table:formula="of:=IF([main.$H78]=2;[main.$F78];&quot;&quot;)">
            <text:p/>
          </table:table-cell>
          <table:table-cell table:formula="of:=IF([main.$H78]=2;[main.$G78];&quot;&quot;)">
            <text:p/>
          </table:table-cell>
        </table:table-row>
        <table:table-row table:style-name="ro1">
          <table:table-cell table:formula="of:=IF([main.$C79]=0;[main.$A79];&quot;&quot;)">
            <text:p/>
          </table:table-cell>
          <table:table-cell table:formula="of:=IF([main.$C79]=0;[main.$B79];&quot;&quot;)">
            <text:p/>
          </table:table-cell>
          <table:table-cell table:formula="of:=IF([main.$C79]=1;[main.$A79];&quot;&quot;)">
            <text:p/>
          </table:table-cell>
          <table:table-cell table:formula="of:=IF([main.$C79]=1;[main.$B79];&quot;&quot;)">
            <text:p/>
          </table:table-cell>
          <table:table-cell table:formula="of:=IF([main.$C79]=2;[main.$A79];&quot;&quot;)" office:value-type="float" office:value="2.40658" calcext:value-type="float">
            <text:p>2.40658</text:p>
          </table:table-cell>
          <table:table-cell table:formula="of:=IF([main.$C79]=2;[main.$B79];&quot;&quot;)" office:value-type="float" office:value="0.428004" calcext:value-type="float">
            <text:p>0.428004</text:p>
          </table:table-cell>
          <table:table-cell table:number-columns-repeated="2"/>
          <table:table-cell table:formula="of:=IF([main.$H79]=0;[main.$F79];&quot;&quot;)" office:value-type="float" office:value="2.40658" calcext:value-type="float">
            <text:p>2.40658</text:p>
          </table:table-cell>
          <table:table-cell table:formula="of:=IF([main.$H79]=0;[main.$G79];&quot;&quot;)" office:value-type="float" office:value="0.428004" calcext:value-type="float">
            <text:p>0.428004</text:p>
          </table:table-cell>
          <table:table-cell table:formula="of:=IF([main.$H79]=1;[main.$F79];&quot;&quot;)">
            <text:p/>
          </table:table-cell>
          <table:table-cell table:formula="of:=IF([main.$H79]=1;[main.$G79];&quot;&quot;)">
            <text:p/>
          </table:table-cell>
          <table:table-cell table:formula="of:=IF([main.$H79]=2;[main.$F79];&quot;&quot;)">
            <text:p/>
          </table:table-cell>
          <table:table-cell table:formula="of:=IF([main.$H79]=2;[main.$G79];&quot;&quot;)">
            <text:p/>
          </table:table-cell>
        </table:table-row>
        <table:table-row table:style-name="ro1">
          <table:table-cell table:formula="of:=IF([main.$C80]=0;[main.$A80];&quot;&quot;)">
            <text:p/>
          </table:table-cell>
          <table:table-cell table:formula="of:=IF([main.$C80]=0;[main.$B80];&quot;&quot;)">
            <text:p/>
          </table:table-cell>
          <table:table-cell table:formula="of:=IF([main.$C80]=1;[main.$A80];&quot;&quot;)">
            <text:p/>
          </table:table-cell>
          <table:table-cell table:formula="of:=IF([main.$C80]=1;[main.$B80];&quot;&quot;)">
            <text:p/>
          </table:table-cell>
          <table:table-cell table:formula="of:=IF([main.$C80]=2;[main.$A80];&quot;&quot;)" office:value-type="float" office:value="1.94327" calcext:value-type="float">
            <text:p>1.94327</text:p>
          </table:table-cell>
          <table:table-cell table:formula="of:=IF([main.$C80]=2;[main.$B80];&quot;&quot;)" office:value-type="float" office:value="0.229259" calcext:value-type="float">
            <text:p>0.229259</text:p>
          </table:table-cell>
          <table:table-cell table:number-columns-repeated="2"/>
          <table:table-cell table:formula="of:=IF([main.$H80]=0;[main.$F80];&quot;&quot;)" office:value-type="float" office:value="1.94327" calcext:value-type="float">
            <text:p>1.94327</text:p>
          </table:table-cell>
          <table:table-cell table:formula="of:=IF([main.$H80]=0;[main.$G80];&quot;&quot;)" office:value-type="float" office:value="0.229259" calcext:value-type="float">
            <text:p>0.229259</text:p>
          </table:table-cell>
          <table:table-cell table:formula="of:=IF([main.$H80]=1;[main.$F80];&quot;&quot;)">
            <text:p/>
          </table:table-cell>
          <table:table-cell table:formula="of:=IF([main.$H80]=1;[main.$G80];&quot;&quot;)">
            <text:p/>
          </table:table-cell>
          <table:table-cell table:formula="of:=IF([main.$H80]=2;[main.$F80];&quot;&quot;)">
            <text:p/>
          </table:table-cell>
          <table:table-cell table:formula="of:=IF([main.$H80]=2;[main.$G80];&quot;&quot;)">
            <text:p/>
          </table:table-cell>
        </table:table-row>
        <table:table-row table:style-name="ro1">
          <table:table-cell table:formula="of:=IF([main.$C81]=0;[main.$A81];&quot;&quot;)">
            <text:p/>
          </table:table-cell>
          <table:table-cell table:formula="of:=IF([main.$C81]=0;[main.$B81];&quot;&quot;)">
            <text:p/>
          </table:table-cell>
          <table:table-cell table:formula="of:=IF([main.$C81]=1;[main.$A81];&quot;&quot;)">
            <text:p/>
          </table:table-cell>
          <table:table-cell table:formula="of:=IF([main.$C81]=1;[main.$B81];&quot;&quot;)">
            <text:p/>
          </table:table-cell>
          <table:table-cell table:formula="of:=IF([main.$C81]=2;[main.$A81];&quot;&quot;)" office:value-type="float" office:value="0.855412" calcext:value-type="float">
            <text:p>0.855412</text:p>
          </table:table-cell>
          <table:table-cell table:formula="of:=IF([main.$C81]=2;[main.$B81];&quot;&quot;)" office:value-type="float" office:value="-0.248279" calcext:value-type="float">
            <text:p>-0.248279</text:p>
          </table:table-cell>
          <table:table-cell table:number-columns-repeated="2"/>
          <table:table-cell table:formula="of:=IF([main.$H81]=0;[main.$F81];&quot;&quot;)" office:value-type="float" office:value="0.855412" calcext:value-type="float">
            <text:p>0.855412</text:p>
          </table:table-cell>
          <table:table-cell table:formula="of:=IF([main.$H81]=0;[main.$G81];&quot;&quot;)" office:value-type="float" office:value="-0.248279" calcext:value-type="float">
            <text:p>-0.248279</text:p>
          </table:table-cell>
          <table:table-cell table:formula="of:=IF([main.$H81]=1;[main.$F81];&quot;&quot;)">
            <text:p/>
          </table:table-cell>
          <table:table-cell table:formula="of:=IF([main.$H81]=1;[main.$G81];&quot;&quot;)">
            <text:p/>
          </table:table-cell>
          <table:table-cell table:formula="of:=IF([main.$H81]=2;[main.$F81];&quot;&quot;)">
            <text:p/>
          </table:table-cell>
          <table:table-cell table:formula="of:=IF([main.$H81]=2;[main.$G81];&quot;&quot;)">
            <text:p/>
          </table:table-cell>
        </table:table-row>
        <table:table-row table:style-name="ro1">
          <table:table-cell table:formula="of:=IF([main.$C82]=0;[main.$A82];&quot;&quot;)">
            <text:p/>
          </table:table-cell>
          <table:table-cell table:formula="of:=IF([main.$C82]=0;[main.$B82];&quot;&quot;)">
            <text:p/>
          </table:table-cell>
          <table:table-cell table:formula="of:=IF([main.$C82]=1;[main.$A82];&quot;&quot;)">
            <text:p/>
          </table:table-cell>
          <table:table-cell table:formula="of:=IF([main.$C82]=1;[main.$B82];&quot;&quot;)">
            <text:p/>
          </table:table-cell>
          <table:table-cell table:formula="of:=IF([main.$C82]=2;[main.$A82];&quot;&quot;)" office:value-type="float" office:value="1.21014" calcext:value-type="float">
            <text:p>1.21014</text:p>
          </table:table-cell>
          <table:table-cell table:formula="of:=IF([main.$C82]=2;[main.$B82];&quot;&quot;)" office:value-type="float" office:value="-0.241579" calcext:value-type="float">
            <text:p>-0.241579</text:p>
          </table:table-cell>
          <table:table-cell table:number-columns-repeated="2"/>
          <table:table-cell table:formula="of:=IF([main.$H82]=0;[main.$F82];&quot;&quot;)" office:value-type="float" office:value="1.21014" calcext:value-type="float">
            <text:p>1.21014</text:p>
          </table:table-cell>
          <table:table-cell table:formula="of:=IF([main.$H82]=0;[main.$G82];&quot;&quot;)" office:value-type="float" office:value="-0.241579" calcext:value-type="float">
            <text:p>-0.241579</text:p>
          </table:table-cell>
          <table:table-cell table:formula="of:=IF([main.$H82]=1;[main.$F82];&quot;&quot;)">
            <text:p/>
          </table:table-cell>
          <table:table-cell table:formula="of:=IF([main.$H82]=1;[main.$G82];&quot;&quot;)">
            <text:p/>
          </table:table-cell>
          <table:table-cell table:formula="of:=IF([main.$H82]=2;[main.$F82];&quot;&quot;)">
            <text:p/>
          </table:table-cell>
          <table:table-cell table:formula="of:=IF([main.$H82]=2;[main.$G82];&quot;&quot;)">
            <text:p/>
          </table:table-cell>
        </table:table-row>
        <table:table-row table:style-name="ro1">
          <table:table-cell table:formula="of:=IF([main.$C83]=0;[main.$A83];&quot;&quot;)">
            <text:p/>
          </table:table-cell>
          <table:table-cell table:formula="of:=IF([main.$C83]=0;[main.$B83];&quot;&quot;)">
            <text:p/>
          </table:table-cell>
          <table:table-cell table:formula="of:=IF([main.$C83]=1;[main.$A83];&quot;&quot;)">
            <text:p/>
          </table:table-cell>
          <table:table-cell table:formula="of:=IF([main.$C83]=1;[main.$B83];&quot;&quot;)">
            <text:p/>
          </table:table-cell>
          <table:table-cell table:formula="of:=IF([main.$C83]=2;[main.$A83];&quot;&quot;)" office:value-type="float" office:value="3.31834" calcext:value-type="float">
            <text:p>3.31834</text:p>
          </table:table-cell>
          <table:table-cell table:formula="of:=IF([main.$C83]=2;[main.$B83];&quot;&quot;)" office:value-type="float" office:value="1.63083" calcext:value-type="float">
            <text:p>1.63083</text:p>
          </table:table-cell>
          <table:table-cell table:number-columns-repeated="2"/>
          <table:table-cell table:formula="of:=IF([main.$H83]=0;[main.$F83];&quot;&quot;)" office:value-type="float" office:value="3.31834" calcext:value-type="float">
            <text:p>3.31834</text:p>
          </table:table-cell>
          <table:table-cell table:formula="of:=IF([main.$H83]=0;[main.$G83];&quot;&quot;)" office:value-type="float" office:value="1.63083" calcext:value-type="float">
            <text:p>1.63083</text:p>
          </table:table-cell>
          <table:table-cell table:formula="of:=IF([main.$H83]=1;[main.$F83];&quot;&quot;)">
            <text:p/>
          </table:table-cell>
          <table:table-cell table:formula="of:=IF([main.$H83]=1;[main.$G83];&quot;&quot;)">
            <text:p/>
          </table:table-cell>
          <table:table-cell table:formula="of:=IF([main.$H83]=2;[main.$F83];&quot;&quot;)">
            <text:p/>
          </table:table-cell>
          <table:table-cell table:formula="of:=IF([main.$H83]=2;[main.$G83];&quot;&quot;)">
            <text:p/>
          </table:table-cell>
        </table:table-row>
        <table:table-row table:style-name="ro1">
          <table:table-cell table:formula="of:=IF([main.$C84]=0;[main.$A84];&quot;&quot;)">
            <text:p/>
          </table:table-cell>
          <table:table-cell table:formula="of:=IF([main.$C84]=0;[main.$B84];&quot;&quot;)">
            <text:p/>
          </table:table-cell>
          <table:table-cell table:formula="of:=IF([main.$C84]=1;[main.$A84];&quot;&quot;)">
            <text:p/>
          </table:table-cell>
          <table:table-cell table:formula="of:=IF([main.$C84]=1;[main.$B84];&quot;&quot;)">
            <text:p/>
          </table:table-cell>
          <table:table-cell table:formula="of:=IF([main.$C84]=2;[main.$A84];&quot;&quot;)" office:value-type="float" office:value="1.23145" calcext:value-type="float">
            <text:p>1.23145</text:p>
          </table:table-cell>
          <table:table-cell table:formula="of:=IF([main.$C84]=2;[main.$B84];&quot;&quot;)" office:value-type="float" office:value="0.212152" calcext:value-type="float">
            <text:p>0.212152</text:p>
          </table:table-cell>
          <table:table-cell table:number-columns-repeated="2"/>
          <table:table-cell table:formula="of:=IF([main.$H84]=0;[main.$F84];&quot;&quot;)" office:value-type="float" office:value="1.23145" calcext:value-type="float">
            <text:p>1.23145</text:p>
          </table:table-cell>
          <table:table-cell table:formula="of:=IF([main.$H84]=0;[main.$G84];&quot;&quot;)" office:value-type="float" office:value="0.212152" calcext:value-type="float">
            <text:p>0.212152</text:p>
          </table:table-cell>
          <table:table-cell table:formula="of:=IF([main.$H84]=1;[main.$F84];&quot;&quot;)">
            <text:p/>
          </table:table-cell>
          <table:table-cell table:formula="of:=IF([main.$H84]=1;[main.$G84];&quot;&quot;)">
            <text:p/>
          </table:table-cell>
          <table:table-cell table:formula="of:=IF([main.$H84]=2;[main.$F84];&quot;&quot;)">
            <text:p/>
          </table:table-cell>
          <table:table-cell table:formula="of:=IF([main.$H84]=2;[main.$G84];&quot;&quot;)">
            <text:p/>
          </table:table-cell>
        </table:table-row>
        <table:table-row table:style-name="ro1">
          <table:table-cell table:formula="of:=IF([main.$C85]=0;[main.$A85];&quot;&quot;)" office:value-type="float" office:value="0.219235" calcext:value-type="float">
            <text:p>0.219235</text:p>
          </table:table-cell>
          <table:table-cell table:formula="of:=IF([main.$C85]=0;[main.$B85];&quot;&quot;)" office:value-type="float" office:value="0.457278" calcext:value-type="float">
            <text:p>0.457278</text:p>
          </table:table-cell>
          <table:table-cell table:formula="of:=IF([main.$C85]=1;[main.$A85];&quot;&quot;)">
            <text:p/>
          </table:table-cell>
          <table:table-cell table:formula="of:=IF([main.$C85]=1;[main.$B85];&quot;&quot;)">
            <text:p/>
          </table:table-cell>
          <table:table-cell table:formula="of:=IF([main.$C85]=2;[main.$A85];&quot;&quot;)">
            <text:p/>
          </table:table-cell>
          <table:table-cell table:formula="of:=IF([main.$C85]=2;[main.$B85];&quot;&quot;)">
            <text:p/>
          </table:table-cell>
          <table:table-cell table:number-columns-repeated="2"/>
          <table:table-cell table:formula="of:=IF([main.$H85]=0;[main.$F85];&quot;&quot;)" office:value-type="float" office:value="0.219235" calcext:value-type="float">
            <text:p>0.219235</text:p>
          </table:table-cell>
          <table:table-cell table:formula="of:=IF([main.$H85]=0;[main.$G85];&quot;&quot;)" office:value-type="float" office:value="0.457278" calcext:value-type="float">
            <text:p>0.457278</text:p>
          </table:table-cell>
          <table:table-cell table:formula="of:=IF([main.$H85]=1;[main.$F85];&quot;&quot;)">
            <text:p/>
          </table:table-cell>
          <table:table-cell table:formula="of:=IF([main.$H85]=1;[main.$G85];&quot;&quot;)">
            <text:p/>
          </table:table-cell>
          <table:table-cell table:formula="of:=IF([main.$H85]=2;[main.$F85];&quot;&quot;)">
            <text:p/>
          </table:table-cell>
          <table:table-cell table:formula="of:=IF([main.$H85]=2;[main.$G85];&quot;&quot;)">
            <text:p/>
          </table:table-cell>
        </table:table-row>
        <table:table-row table:style-name="ro1">
          <table:table-cell table:formula="of:=IF([main.$C86]=0;[main.$A86];&quot;&quot;)">
            <text:p/>
          </table:table-cell>
          <table:table-cell table:formula="of:=IF([main.$C86]=0;[main.$B86];&quot;&quot;)">
            <text:p/>
          </table:table-cell>
          <table:table-cell table:formula="of:=IF([main.$C86]=1;[main.$A86];&quot;&quot;)" office:value-type="float" office:value="0.0451884" calcext:value-type="float">
            <text:p>0.0451884</text:p>
          </table:table-cell>
          <table:table-cell table:formula="of:=IF([main.$C86]=1;[main.$B86];&quot;&quot;)" office:value-type="float" office:value="1.31267" calcext:value-type="float">
            <text:p>1.31267</text:p>
          </table:table-cell>
          <table:table-cell table:formula="of:=IF([main.$C86]=2;[main.$A86];&quot;&quot;)">
            <text:p/>
          </table:table-cell>
          <table:table-cell table:formula="of:=IF([main.$C86]=2;[main.$B86];&quot;&quot;)">
            <text:p/>
          </table:table-cell>
          <table:table-cell table:number-columns-repeated="2"/>
          <table:table-cell table:formula="of:=IF([main.$H86]=0;[main.$F86];&quot;&quot;)" office:value-type="float" office:value="0.0451884" calcext:value-type="float">
            <text:p>0.0451884</text:p>
          </table:table-cell>
          <table:table-cell table:formula="of:=IF([main.$H86]=0;[main.$G86];&quot;&quot;)" office:value-type="float" office:value="1.31267" calcext:value-type="float">
            <text:p>1.31267</text:p>
          </table:table-cell>
          <table:table-cell table:formula="of:=IF([main.$H86]=1;[main.$F86];&quot;&quot;)">
            <text:p/>
          </table:table-cell>
          <table:table-cell table:formula="of:=IF([main.$H86]=1;[main.$G86];&quot;&quot;)">
            <text:p/>
          </table:table-cell>
          <table:table-cell table:formula="of:=IF([main.$H86]=2;[main.$F86];&quot;&quot;)">
            <text:p/>
          </table:table-cell>
          <table:table-cell table:formula="of:=IF([main.$H86]=2;[main.$G86];&quot;&quot;)">
            <text:p/>
          </table:table-cell>
        </table:table-row>
        <table:table-row table:style-name="ro1">
          <table:table-cell table:formula="of:=IF([main.$C87]=0;[main.$A87];&quot;&quot;)">
            <text:p/>
          </table:table-cell>
          <table:table-cell table:formula="of:=IF([main.$C87]=0;[main.$B87];&quot;&quot;)">
            <text:p/>
          </table:table-cell>
          <table:table-cell table:formula="of:=IF([main.$C87]=1;[main.$A87];&quot;&quot;)">
            <text:p/>
          </table:table-cell>
          <table:table-cell table:formula="of:=IF([main.$C87]=1;[main.$B87];&quot;&quot;)">
            <text:p/>
          </table:table-cell>
          <table:table-cell table:formula="of:=IF([main.$C87]=2;[main.$A87];&quot;&quot;)" office:value-type="float" office:value="1.11204" calcext:value-type="float">
            <text:p>1.11204</text:p>
          </table:table-cell>
          <table:table-cell table:formula="of:=IF([main.$C87]=2;[main.$B87];&quot;&quot;)" office:value-type="float" office:value="-0.299565" calcext:value-type="float">
            <text:p>-0.299565</text:p>
          </table:table-cell>
          <table:table-cell table:number-columns-repeated="2"/>
          <table:table-cell table:formula="of:=IF([main.$H87]=0;[main.$F87];&quot;&quot;)" office:value-type="float" office:value="1.11204" calcext:value-type="float">
            <text:p>1.11204</text:p>
          </table:table-cell>
          <table:table-cell table:formula="of:=IF([main.$H87]=0;[main.$G87];&quot;&quot;)" office:value-type="float" office:value="-0.299565" calcext:value-type="float">
            <text:p>-0.299565</text:p>
          </table:table-cell>
          <table:table-cell table:formula="of:=IF([main.$H87]=1;[main.$F87];&quot;&quot;)">
            <text:p/>
          </table:table-cell>
          <table:table-cell table:formula="of:=IF([main.$H87]=1;[main.$G87];&quot;&quot;)">
            <text:p/>
          </table:table-cell>
          <table:table-cell table:formula="of:=IF([main.$H87]=2;[main.$F87];&quot;&quot;)">
            <text:p/>
          </table:table-cell>
          <table:table-cell table:formula="of:=IF([main.$H87]=2;[main.$G87];&quot;&quot;)">
            <text:p/>
          </table:table-cell>
        </table:table-row>
        <table:table-row table:style-name="ro1">
          <table:table-cell table:formula="of:=IF([main.$C88]=0;[main.$A88];&quot;&quot;)">
            <text:p/>
          </table:table-cell>
          <table:table-cell table:formula="of:=IF([main.$C88]=0;[main.$B88];&quot;&quot;)">
            <text:p/>
          </table:table-cell>
          <table:table-cell table:formula="of:=IF([main.$C88]=1;[main.$A88];&quot;&quot;)" office:value-type="float" office:value="-0.634164" calcext:value-type="float">
            <text:p>-0.634164</text:p>
          </table:table-cell>
          <table:table-cell table:formula="of:=IF([main.$C88]=1;[main.$B88];&quot;&quot;)" office:value-type="float" office:value="1.21008" calcext:value-type="float">
            <text:p>1.21008</text:p>
          </table:table-cell>
          <table:table-cell table:formula="of:=IF([main.$C88]=2;[main.$A88];&quot;&quot;)">
            <text:p/>
          </table:table-cell>
          <table:table-cell table:formula="of:=IF([main.$C88]=2;[main.$B88];&quot;&quot;)">
            <text:p/>
          </table:table-cell>
          <table:table-cell table:number-columns-repeated="2"/>
          <table:table-cell table:formula="of:=IF([main.$H88]=0;[main.$F88];&quot;&quot;)" office:value-type="float" office:value="-0.634164" calcext:value-type="float">
            <text:p>-0.634164</text:p>
          </table:table-cell>
          <table:table-cell table:formula="of:=IF([main.$H88]=0;[main.$G88];&quot;&quot;)" office:value-type="float" office:value="1.21008" calcext:value-type="float">
            <text:p>1.21008</text:p>
          </table:table-cell>
          <table:table-cell table:formula="of:=IF([main.$H88]=1;[main.$F88];&quot;&quot;)">
            <text:p/>
          </table:table-cell>
          <table:table-cell table:formula="of:=IF([main.$H88]=1;[main.$G88];&quot;&quot;)">
            <text:p/>
          </table:table-cell>
          <table:table-cell table:formula="of:=IF([main.$H88]=2;[main.$F88];&quot;&quot;)">
            <text:p/>
          </table:table-cell>
          <table:table-cell table:formula="of:=IF([main.$H88]=2;[main.$G88];&quot;&quot;)">
            <text:p/>
          </table:table-cell>
        </table:table-row>
        <table:table-row table:style-name="ro1">
          <table:table-cell table:formula="of:=IF([main.$C89]=0;[main.$A89];&quot;&quot;)">
            <text:p/>
          </table:table-cell>
          <table:table-cell table:formula="of:=IF([main.$C89]=0;[main.$B89];&quot;&quot;)">
            <text:p/>
          </table:table-cell>
          <table:table-cell table:formula="of:=IF([main.$C89]=1;[main.$A89];&quot;&quot;)" office:value-type="float" office:value="0.683733" calcext:value-type="float">
            <text:p>0.683733</text:p>
          </table:table-cell>
          <table:table-cell table:formula="of:=IF([main.$C89]=1;[main.$B89];&quot;&quot;)" office:value-type="float" office:value="2.07481" calcext:value-type="float">
            <text:p>2.07481</text:p>
          </table:table-cell>
          <table:table-cell table:formula="of:=IF([main.$C89]=2;[main.$A89];&quot;&quot;)">
            <text:p/>
          </table:table-cell>
          <table:table-cell table:formula="of:=IF([main.$C89]=2;[main.$B89];&quot;&quot;)">
            <text:p/>
          </table:table-cell>
          <table:table-cell table:number-columns-repeated="2"/>
          <table:table-cell table:formula="of:=IF([main.$H89]=0;[main.$F89];&quot;&quot;)" office:value-type="float" office:value="0.683733" calcext:value-type="float">
            <text:p>0.683733</text:p>
          </table:table-cell>
          <table:table-cell table:formula="of:=IF([main.$H89]=0;[main.$G89];&quot;&quot;)" office:value-type="float" office:value="2.07481" calcext:value-type="float">
            <text:p>2.07481</text:p>
          </table:table-cell>
          <table:table-cell table:formula="of:=IF([main.$H89]=1;[main.$F89];&quot;&quot;)">
            <text:p/>
          </table:table-cell>
          <table:table-cell table:formula="of:=IF([main.$H89]=1;[main.$G89];&quot;&quot;)">
            <text:p/>
          </table:table-cell>
          <table:table-cell table:formula="of:=IF([main.$H89]=2;[main.$F89];&quot;&quot;)">
            <text:p/>
          </table:table-cell>
          <table:table-cell table:formula="of:=IF([main.$H89]=2;[main.$G89];&quot;&quot;)">
            <text:p/>
          </table:table-cell>
        </table:table-row>
        <table:table-row table:style-name="ro1">
          <table:table-cell table:formula="of:=IF([main.$C90]=0;[main.$A90];&quot;&quot;)" office:value-type="float" office:value="2.06562" calcext:value-type="float">
            <text:p>2.06562</text:p>
          </table:table-cell>
          <table:table-cell table:formula="of:=IF([main.$C90]=0;[main.$B90];&quot;&quot;)" office:value-type="float" office:value="1.44965" calcext:value-type="float">
            <text:p>1.44965</text:p>
          </table:table-cell>
          <table:table-cell table:formula="of:=IF([main.$C90]=1;[main.$A90];&quot;&quot;)">
            <text:p/>
          </table:table-cell>
          <table:table-cell table:formula="of:=IF([main.$C90]=1;[main.$B90];&quot;&quot;)">
            <text:p/>
          </table:table-cell>
          <table:table-cell table:formula="of:=IF([main.$C90]=2;[main.$A90];&quot;&quot;)">
            <text:p/>
          </table:table-cell>
          <table:table-cell table:formula="of:=IF([main.$C90]=2;[main.$B90];&quot;&quot;)">
            <text:p/>
          </table:table-cell>
          <table:table-cell table:number-columns-repeated="2"/>
          <table:table-cell table:formula="of:=IF([main.$H90]=0;[main.$F90];&quot;&quot;)" office:value-type="float" office:value="2.06562" calcext:value-type="float">
            <text:p>2.06562</text:p>
          </table:table-cell>
          <table:table-cell table:formula="of:=IF([main.$H90]=0;[main.$G90];&quot;&quot;)" office:value-type="float" office:value="1.44965" calcext:value-type="float">
            <text:p>1.44965</text:p>
          </table:table-cell>
          <table:table-cell table:formula="of:=IF([main.$H90]=1;[main.$F90];&quot;&quot;)">
            <text:p/>
          </table:table-cell>
          <table:table-cell table:formula="of:=IF([main.$H90]=1;[main.$G90];&quot;&quot;)">
            <text:p/>
          </table:table-cell>
          <table:table-cell table:formula="of:=IF([main.$H90]=2;[main.$F90];&quot;&quot;)">
            <text:p/>
          </table:table-cell>
          <table:table-cell table:formula="of:=IF([main.$H90]=2;[main.$G90];&quot;&quot;)">
            <text:p/>
          </table:table-cell>
        </table:table-row>
        <table:table-row table:style-name="ro1">
          <table:table-cell table:formula="of:=IF([main.$C91]=0;[main.$A91];&quot;&quot;)" office:value-type="float" office:value="0.158028" calcext:value-type="float">
            <text:p>0.158028</text:p>
          </table:table-cell>
          <table:table-cell table:formula="of:=IF([main.$C91]=0;[main.$B91];&quot;&quot;)" office:value-type="float" office:value="-0.234621" calcext:value-type="float">
            <text:p>-0.234621</text:p>
          </table:table-cell>
          <table:table-cell table:formula="of:=IF([main.$C91]=1;[main.$A91];&quot;&quot;)">
            <text:p/>
          </table:table-cell>
          <table:table-cell table:formula="of:=IF([main.$C91]=1;[main.$B91];&quot;&quot;)">
            <text:p/>
          </table:table-cell>
          <table:table-cell table:formula="of:=IF([main.$C91]=2;[main.$A91];&quot;&quot;)">
            <text:p/>
          </table:table-cell>
          <table:table-cell table:formula="of:=IF([main.$C91]=2;[main.$B91];&quot;&quot;)">
            <text:p/>
          </table:table-cell>
          <table:table-cell table:number-columns-repeated="2"/>
          <table:table-cell table:formula="of:=IF([main.$H91]=0;[main.$F91];&quot;&quot;)" office:value-type="float" office:value="0.158028" calcext:value-type="float">
            <text:p>0.158028</text:p>
          </table:table-cell>
          <table:table-cell table:formula="of:=IF([main.$H91]=0;[main.$G91];&quot;&quot;)" office:value-type="float" office:value="-0.234621" calcext:value-type="float">
            <text:p>-0.234621</text:p>
          </table:table-cell>
          <table:table-cell table:formula="of:=IF([main.$H91]=1;[main.$F91];&quot;&quot;)">
            <text:p/>
          </table:table-cell>
          <table:table-cell table:formula="of:=IF([main.$H91]=1;[main.$G91];&quot;&quot;)">
            <text:p/>
          </table:table-cell>
          <table:table-cell table:formula="of:=IF([main.$H91]=2;[main.$F91];&quot;&quot;)">
            <text:p/>
          </table:table-cell>
          <table:table-cell table:formula="of:=IF([main.$H91]=2;[main.$G91];&quot;&quot;)">
            <text:p/>
          </table:table-cell>
        </table:table-row>
        <table:table-row table:style-name="ro1">
          <table:table-cell table:formula="of:=IF([main.$C92]=0;[main.$A92];&quot;&quot;)" office:value-type="float" office:value="2.16861" calcext:value-type="float">
            <text:p>2.16861</text:p>
          </table:table-cell>
          <table:table-cell table:formula="of:=IF([main.$C92]=0;[main.$B92];&quot;&quot;)" office:value-type="float" office:value="1.27567" calcext:value-type="float">
            <text:p>1.27567</text:p>
          </table:table-cell>
          <table:table-cell table:formula="of:=IF([main.$C92]=1;[main.$A92];&quot;&quot;)">
            <text:p/>
          </table:table-cell>
          <table:table-cell table:formula="of:=IF([main.$C92]=1;[main.$B92];&quot;&quot;)">
            <text:p/>
          </table:table-cell>
          <table:table-cell table:formula="of:=IF([main.$C92]=2;[main.$A92];&quot;&quot;)">
            <text:p/>
          </table:table-cell>
          <table:table-cell table:formula="of:=IF([main.$C92]=2;[main.$B92];&quot;&quot;)">
            <text:p/>
          </table:table-cell>
          <table:table-cell table:number-columns-repeated="2"/>
          <table:table-cell table:formula="of:=IF([main.$H92]=0;[main.$F92];&quot;&quot;)" office:value-type="float" office:value="2.16861" calcext:value-type="float">
            <text:p>2.16861</text:p>
          </table:table-cell>
          <table:table-cell table:formula="of:=IF([main.$H92]=0;[main.$G92];&quot;&quot;)" office:value-type="float" office:value="1.27567" calcext:value-type="float">
            <text:p>1.27567</text:p>
          </table:table-cell>
          <table:table-cell table:formula="of:=IF([main.$H92]=1;[main.$F92];&quot;&quot;)">
            <text:p/>
          </table:table-cell>
          <table:table-cell table:formula="of:=IF([main.$H92]=1;[main.$G92];&quot;&quot;)">
            <text:p/>
          </table:table-cell>
          <table:table-cell table:formula="of:=IF([main.$H92]=2;[main.$F92];&quot;&quot;)">
            <text:p/>
          </table:table-cell>
          <table:table-cell table:formula="of:=IF([main.$H92]=2;[main.$G92];&quot;&quot;)">
            <text:p/>
          </table:table-cell>
        </table:table-row>
        <table:table-row table:style-name="ro1">
          <table:table-cell table:formula="of:=IF([main.$C93]=0;[main.$A93];&quot;&quot;)">
            <text:p/>
          </table:table-cell>
          <table:table-cell table:formula="of:=IF([main.$C93]=0;[main.$B93];&quot;&quot;)">
            <text:p/>
          </table:table-cell>
          <table:table-cell table:formula="of:=IF([main.$C93]=1;[main.$A93];&quot;&quot;)" office:value-type="float" office:value="-0.482355" calcext:value-type="float">
            <text:p>-0.482355</text:p>
          </table:table-cell>
          <table:table-cell table:formula="of:=IF([main.$C93]=1;[main.$B93];&quot;&quot;)" office:value-type="float" office:value="0.473728" calcext:value-type="float">
            <text:p>0.473728</text:p>
          </table:table-cell>
          <table:table-cell table:formula="of:=IF([main.$C93]=2;[main.$A93];&quot;&quot;)">
            <text:p/>
          </table:table-cell>
          <table:table-cell table:formula="of:=IF([main.$C93]=2;[main.$B93];&quot;&quot;)">
            <text:p/>
          </table:table-cell>
          <table:table-cell table:number-columns-repeated="2"/>
          <table:table-cell table:formula="of:=IF([main.$H93]=0;[main.$F93];&quot;&quot;)" office:value-type="float" office:value="-0.482355" calcext:value-type="float">
            <text:p>-0.482355</text:p>
          </table:table-cell>
          <table:table-cell table:formula="of:=IF([main.$H93]=0;[main.$G93];&quot;&quot;)" office:value-type="float" office:value="0.473728" calcext:value-type="float">
            <text:p>0.473728</text:p>
          </table:table-cell>
          <table:table-cell table:formula="of:=IF([main.$H93]=1;[main.$F93];&quot;&quot;)">
            <text:p/>
          </table:table-cell>
          <table:table-cell table:formula="of:=IF([main.$H93]=1;[main.$G93];&quot;&quot;)">
            <text:p/>
          </table:table-cell>
          <table:table-cell table:formula="of:=IF([main.$H93]=2;[main.$F93];&quot;&quot;)">
            <text:p/>
          </table:table-cell>
          <table:table-cell table:formula="of:=IF([main.$H93]=2;[main.$G93];&quot;&quot;)">
            <text:p/>
          </table:table-cell>
        </table:table-row>
        <table:table-row table:style-name="ro1">
          <table:table-cell table:formula="of:=IF([main.$C94]=0;[main.$A94];&quot;&quot;)">
            <text:p/>
          </table:table-cell>
          <table:table-cell table:formula="of:=IF([main.$C94]=0;[main.$B94];&quot;&quot;)">
            <text:p/>
          </table:table-cell>
          <table:table-cell table:formula="of:=IF([main.$C94]=1;[main.$A94];&quot;&quot;)">
            <text:p/>
          </table:table-cell>
          <table:table-cell table:formula="of:=IF([main.$C94]=1;[main.$B94];&quot;&quot;)">
            <text:p/>
          </table:table-cell>
          <table:table-cell table:formula="of:=IF([main.$C94]=2;[main.$A94];&quot;&quot;)" office:value-type="float" office:value="0.168285" calcext:value-type="float">
            <text:p>0.168285</text:p>
          </table:table-cell>
          <table:table-cell table:formula="of:=IF([main.$C94]=2;[main.$B94];&quot;&quot;)" office:value-type="float" office:value="-1.09981" calcext:value-type="float">
            <text:p>-1.09981</text:p>
          </table:table-cell>
          <table:table-cell table:number-columns-repeated="2"/>
          <table:table-cell table:formula="of:=IF([main.$H94]=0;[main.$F94];&quot;&quot;)" office:value-type="float" office:value="0.168285" calcext:value-type="float">
            <text:p>0.168285</text:p>
          </table:table-cell>
          <table:table-cell table:formula="of:=IF([main.$H94]=0;[main.$G94];&quot;&quot;)" office:value-type="float" office:value="-1.09981" calcext:value-type="float">
            <text:p>-1.09981</text:p>
          </table:table-cell>
          <table:table-cell table:formula="of:=IF([main.$H94]=1;[main.$F94];&quot;&quot;)">
            <text:p/>
          </table:table-cell>
          <table:table-cell table:formula="of:=IF([main.$H94]=1;[main.$G94];&quot;&quot;)">
            <text:p/>
          </table:table-cell>
          <table:table-cell table:formula="of:=IF([main.$H94]=2;[main.$F94];&quot;&quot;)">
            <text:p/>
          </table:table-cell>
          <table:table-cell table:formula="of:=IF([main.$H94]=2;[main.$G94];&quot;&quot;)">
            <text:p/>
          </table:table-cell>
        </table:table-row>
        <table:table-row table:style-name="ro1">
          <table:table-cell table:formula="of:=IF([main.$C95]=0;[main.$A95];&quot;&quot;)">
            <text:p/>
          </table:table-cell>
          <table:table-cell table:formula="of:=IF([main.$C95]=0;[main.$B95];&quot;&quot;)">
            <text:p/>
          </table:table-cell>
          <table:table-cell table:formula="of:=IF([main.$C95]=1;[main.$A95];&quot;&quot;)">
            <text:p/>
          </table:table-cell>
          <table:table-cell table:formula="of:=IF([main.$C95]=1;[main.$B95];&quot;&quot;)">
            <text:p/>
          </table:table-cell>
          <table:table-cell table:formula="of:=IF([main.$C95]=2;[main.$A95];&quot;&quot;)" office:value-type="float" office:value="0.347195" calcext:value-type="float">
            <text:p>0.347195</text:p>
          </table:table-cell>
          <table:table-cell table:formula="of:=IF([main.$C95]=2;[main.$B95];&quot;&quot;)" office:value-type="float" office:value="-0.789335" calcext:value-type="float">
            <text:p>-0.789335</text:p>
          </table:table-cell>
          <table:table-cell table:number-columns-repeated="2"/>
          <table:table-cell table:formula="of:=IF([main.$H95]=0;[main.$F95];&quot;&quot;)" office:value-type="float" office:value="0.347195" calcext:value-type="float">
            <text:p>0.347195</text:p>
          </table:table-cell>
          <table:table-cell table:formula="of:=IF([main.$H95]=0;[main.$G95];&quot;&quot;)" office:value-type="float" office:value="-0.789335" calcext:value-type="float">
            <text:p>-0.789335</text:p>
          </table:table-cell>
          <table:table-cell table:formula="of:=IF([main.$H95]=1;[main.$F95];&quot;&quot;)">
            <text:p/>
          </table:table-cell>
          <table:table-cell table:formula="of:=IF([main.$H95]=1;[main.$G95];&quot;&quot;)">
            <text:p/>
          </table:table-cell>
          <table:table-cell table:formula="of:=IF([main.$H95]=2;[main.$F95];&quot;&quot;)">
            <text:p/>
          </table:table-cell>
          <table:table-cell table:formula="of:=IF([main.$H95]=2;[main.$G95];&quot;&quot;)">
            <text:p/>
          </table:table-cell>
        </table:table-row>
        <table:table-row table:style-name="ro1">
          <table:table-cell table:formula="of:=IF([main.$C96]=0;[main.$A96];&quot;&quot;)" office:value-type="float" office:value="1.14872" calcext:value-type="float">
            <text:p>1.14872</text:p>
          </table:table-cell>
          <table:table-cell table:formula="of:=IF([main.$C96]=0;[main.$B96];&quot;&quot;)" office:value-type="float" office:value="1.45612" calcext:value-type="float">
            <text:p>1.45612</text:p>
          </table:table-cell>
          <table:table-cell table:formula="of:=IF([main.$C96]=1;[main.$A96];&quot;&quot;)">
            <text:p/>
          </table:table-cell>
          <table:table-cell table:formula="of:=IF([main.$C96]=1;[main.$B96];&quot;&quot;)">
            <text:p/>
          </table:table-cell>
          <table:table-cell table:formula="of:=IF([main.$C96]=2;[main.$A96];&quot;&quot;)">
            <text:p/>
          </table:table-cell>
          <table:table-cell table:formula="of:=IF([main.$C96]=2;[main.$B96];&quot;&quot;)">
            <text:p/>
          </table:table-cell>
          <table:table-cell table:number-columns-repeated="2"/>
          <table:table-cell table:formula="of:=IF([main.$H96]=0;[main.$F96];&quot;&quot;)" office:value-type="float" office:value="1.14872" calcext:value-type="float">
            <text:p>1.14872</text:p>
          </table:table-cell>
          <table:table-cell table:formula="of:=IF([main.$H96]=0;[main.$G96];&quot;&quot;)" office:value-type="float" office:value="1.45612" calcext:value-type="float">
            <text:p>1.45612</text:p>
          </table:table-cell>
          <table:table-cell table:formula="of:=IF([main.$H96]=1;[main.$F96];&quot;&quot;)">
            <text:p/>
          </table:table-cell>
          <table:table-cell table:formula="of:=IF([main.$H96]=1;[main.$G96];&quot;&quot;)">
            <text:p/>
          </table:table-cell>
          <table:table-cell table:formula="of:=IF([main.$H96]=2;[main.$F96];&quot;&quot;)">
            <text:p/>
          </table:table-cell>
          <table:table-cell table:formula="of:=IF([main.$H96]=2;[main.$G96];&quot;&quot;)">
            <text:p/>
          </table:table-cell>
        </table:table-row>
        <table:table-row table:style-name="ro1">
          <table:table-cell table:formula="of:=IF([main.$C97]=0;[main.$A97];&quot;&quot;)">
            <text:p/>
          </table:table-cell>
          <table:table-cell table:formula="of:=IF([main.$C97]=0;[main.$B97];&quot;&quot;)">
            <text:p/>
          </table:table-cell>
          <table:table-cell table:formula="of:=IF([main.$C97]=1;[main.$A97];&quot;&quot;)">
            <text:p/>
          </table:table-cell>
          <table:table-cell table:formula="of:=IF([main.$C97]=1;[main.$B97];&quot;&quot;)">
            <text:p/>
          </table:table-cell>
          <table:table-cell table:formula="of:=IF([main.$C97]=2;[main.$A97];&quot;&quot;)" office:value-type="float" office:value="0.542591" calcext:value-type="float">
            <text:p>0.542591</text:p>
          </table:table-cell>
          <table:table-cell table:formula="of:=IF([main.$C97]=2;[main.$B97];&quot;&quot;)" office:value-type="float" office:value="-0.898797" calcext:value-type="float">
            <text:p>-0.898797</text:p>
          </table:table-cell>
          <table:table-cell table:number-columns-repeated="2"/>
          <table:table-cell table:formula="of:=IF([main.$H97]=0;[main.$F97];&quot;&quot;)" office:value-type="float" office:value="0.542591" calcext:value-type="float">
            <text:p>0.542591</text:p>
          </table:table-cell>
          <table:table-cell table:formula="of:=IF([main.$H97]=0;[main.$G97];&quot;&quot;)" office:value-type="float" office:value="-0.898797" calcext:value-type="float">
            <text:p>-0.898797</text:p>
          </table:table-cell>
          <table:table-cell table:formula="of:=IF([main.$H97]=1;[main.$F97];&quot;&quot;)">
            <text:p/>
          </table:table-cell>
          <table:table-cell table:formula="of:=IF([main.$H97]=1;[main.$G97];&quot;&quot;)">
            <text:p/>
          </table:table-cell>
          <table:table-cell table:formula="of:=IF([main.$H97]=2;[main.$F97];&quot;&quot;)">
            <text:p/>
          </table:table-cell>
          <table:table-cell table:formula="of:=IF([main.$H97]=2;[main.$G97];&quot;&quot;)">
            <text:p/>
          </table:table-cell>
        </table:table-row>
        <table:table-row table:style-name="ro1">
          <table:table-cell table:formula="of:=IF([main.$C98]=0;[main.$A98];&quot;&quot;)" office:value-type="float" office:value="2.63033" calcext:value-type="float">
            <text:p>2.63033</text:p>
          </table:table-cell>
          <table:table-cell table:formula="of:=IF([main.$C98]=0;[main.$B98];&quot;&quot;)" office:value-type="float" office:value="2.80255" calcext:value-type="float">
            <text:p>2.80255</text:p>
          </table:table-cell>
          <table:table-cell table:formula="of:=IF([main.$C98]=1;[main.$A98];&quot;&quot;)">
            <text:p/>
          </table:table-cell>
          <table:table-cell table:formula="of:=IF([main.$C98]=1;[main.$B98];&quot;&quot;)">
            <text:p/>
          </table:table-cell>
          <table:table-cell table:formula="of:=IF([main.$C98]=2;[main.$A98];&quot;&quot;)">
            <text:p/>
          </table:table-cell>
          <table:table-cell table:formula="of:=IF([main.$C98]=2;[main.$B98];&quot;&quot;)">
            <text:p/>
          </table:table-cell>
          <table:table-cell table:number-columns-repeated="2"/>
          <table:table-cell table:formula="of:=IF([main.$H98]=0;[main.$F98];&quot;&quot;)" office:value-type="float" office:value="2.63033" calcext:value-type="float">
            <text:p>2.63033</text:p>
          </table:table-cell>
          <table:table-cell table:formula="of:=IF([main.$H98]=0;[main.$G98];&quot;&quot;)" office:value-type="float" office:value="2.80255" calcext:value-type="float">
            <text:p>2.80255</text:p>
          </table:table-cell>
          <table:table-cell table:formula="of:=IF([main.$H98]=1;[main.$F98];&quot;&quot;)">
            <text:p/>
          </table:table-cell>
          <table:table-cell table:formula="of:=IF([main.$H98]=1;[main.$G98];&quot;&quot;)">
            <text:p/>
          </table:table-cell>
          <table:table-cell table:formula="of:=IF([main.$H98]=2;[main.$F98];&quot;&quot;)">
            <text:p/>
          </table:table-cell>
          <table:table-cell table:formula="of:=IF([main.$H98]=2;[main.$G98];&quot;&quot;)">
            <text:p/>
          </table:table-cell>
        </table:table-row>
        <table:table-row table:style-name="ro1">
          <table:table-cell table:formula="of:=IF([main.$C99]=0;[main.$A99];&quot;&quot;)">
            <text:p/>
          </table:table-cell>
          <table:table-cell table:formula="of:=IF([main.$C99]=0;[main.$B99];&quot;&quot;)">
            <text:p/>
          </table:table-cell>
          <table:table-cell table:formula="of:=IF([main.$C99]=1;[main.$A99];&quot;&quot;)">
            <text:p/>
          </table:table-cell>
          <table:table-cell table:formula="of:=IF([main.$C99]=1;[main.$B99];&quot;&quot;)">
            <text:p/>
          </table:table-cell>
          <table:table-cell table:formula="of:=IF([main.$C99]=2;[main.$A99];&quot;&quot;)" office:value-type="float" office:value="3.38982" calcext:value-type="float">
            <text:p>3.38982</text:p>
          </table:table-cell>
          <table:table-cell table:formula="of:=IF([main.$C99]=2;[main.$B99];&quot;&quot;)" office:value-type="float" office:value="1.96114" calcext:value-type="float">
            <text:p>1.96114</text:p>
          </table:table-cell>
          <table:table-cell table:number-columns-repeated="2"/>
          <table:table-cell table:formula="of:=IF([main.$H99]=0;[main.$F99];&quot;&quot;)" office:value-type="float" office:value="3.38982" calcext:value-type="float">
            <text:p>3.38982</text:p>
          </table:table-cell>
          <table:table-cell table:formula="of:=IF([main.$H99]=0;[main.$G99];&quot;&quot;)" office:value-type="float" office:value="1.96114" calcext:value-type="float">
            <text:p>1.96114</text:p>
          </table:table-cell>
          <table:table-cell table:formula="of:=IF([main.$H99]=1;[main.$F99];&quot;&quot;)">
            <text:p/>
          </table:table-cell>
          <table:table-cell table:formula="of:=IF([main.$H99]=1;[main.$G99];&quot;&quot;)">
            <text:p/>
          </table:table-cell>
          <table:table-cell table:formula="of:=IF([main.$H99]=2;[main.$F99];&quot;&quot;)">
            <text:p/>
          </table:table-cell>
          <table:table-cell table:formula="of:=IF([main.$H99]=2;[main.$G99];&quot;&quot;)">
            <text:p/>
          </table:table-cell>
        </table:table-row>
        <table:table-row table:style-name="ro1">
          <table:table-cell table:formula="of:=IF([main.$C100]=0;[main.$A100];&quot;&quot;)">
            <text:p/>
          </table:table-cell>
          <table:table-cell table:formula="of:=IF([main.$C100]=0;[main.$B100];&quot;&quot;)">
            <text:p/>
          </table:table-cell>
          <table:table-cell table:formula="of:=IF([main.$C100]=1;[main.$A100];&quot;&quot;)">
            <text:p/>
          </table:table-cell>
          <table:table-cell table:formula="of:=IF([main.$C100]=1;[main.$B100];&quot;&quot;)">
            <text:p/>
          </table:table-cell>
          <table:table-cell table:formula="of:=IF([main.$C100]=2;[main.$A100];&quot;&quot;)" office:value-type="float" office:value="2.12242" calcext:value-type="float">
            <text:p>2.12242</text:p>
          </table:table-cell>
          <table:table-cell table:formula="of:=IF([main.$C100]=2;[main.$B100];&quot;&quot;)" office:value-type="float" office:value="0.747571" calcext:value-type="float">
            <text:p>0.747571</text:p>
          </table:table-cell>
          <table:table-cell table:number-columns-repeated="2"/>
          <table:table-cell table:formula="of:=IF([main.$H100]=0;[main.$F100];&quot;&quot;)" office:value-type="float" office:value="2.12242" calcext:value-type="float">
            <text:p>2.12242</text:p>
          </table:table-cell>
          <table:table-cell table:formula="of:=IF([main.$H100]=0;[main.$G100];&quot;&quot;)" office:value-type="float" office:value="0.747571" calcext:value-type="float">
            <text:p>0.747571</text:p>
          </table:table-cell>
          <table:table-cell table:formula="of:=IF([main.$H100]=1;[main.$F100];&quot;&quot;)">
            <text:p/>
          </table:table-cell>
          <table:table-cell table:formula="of:=IF([main.$H100]=1;[main.$G100];&quot;&quot;)">
            <text:p/>
          </table:table-cell>
          <table:table-cell table:formula="of:=IF([main.$H100]=2;[main.$F100];&quot;&quot;)">
            <text:p/>
          </table:table-cell>
          <table:table-cell table:formula="of:=IF([main.$H100]=2;[main.$G100];&quot;&quot;)">
            <text:p/>
          </table:table-cell>
        </table:table-row>
        <table:table-row table:style-name="ro1">
          <table:table-cell table:formula="of:=IF([main.$C101]=0;[main.$A101];&quot;&quot;)">
            <text:p/>
          </table:table-cell>
          <table:table-cell table:formula="of:=IF([main.$C101]=0;[main.$B101];&quot;&quot;)">
            <text:p/>
          </table:table-cell>
          <table:table-cell table:formula="of:=IF([main.$C101]=1;[main.$A101];&quot;&quot;)" office:value-type="float" office:value="1.28388" calcext:value-type="float">
            <text:p>1.28388</text:p>
          </table:table-cell>
          <table:table-cell table:formula="of:=IF([main.$C101]=1;[main.$B101];&quot;&quot;)" office:value-type="float" office:value="2.69572" calcext:value-type="float">
            <text:p>2.69572</text:p>
          </table:table-cell>
          <table:table-cell table:formula="of:=IF([main.$C101]=2;[main.$A101];&quot;&quot;)">
            <text:p/>
          </table:table-cell>
          <table:table-cell table:formula="of:=IF([main.$C101]=2;[main.$B101];&quot;&quot;)">
            <text:p/>
          </table:table-cell>
          <table:table-cell table:number-columns-repeated="2"/>
          <table:table-cell table:formula="of:=IF([main.$H101]=0;[main.$F101];&quot;&quot;)" office:value-type="float" office:value="1.28388" calcext:value-type="float">
            <text:p>1.28388</text:p>
          </table:table-cell>
          <table:table-cell table:formula="of:=IF([main.$H101]=0;[main.$G101];&quot;&quot;)" office:value-type="float" office:value="2.69572" calcext:value-type="float">
            <text:p>2.69572</text:p>
          </table:table-cell>
          <table:table-cell table:formula="of:=IF([main.$H101]=1;[main.$F101];&quot;&quot;)">
            <text:p/>
          </table:table-cell>
          <table:table-cell table:formula="of:=IF([main.$H101]=1;[main.$G101];&quot;&quot;)">
            <text:p/>
          </table:table-cell>
          <table:table-cell table:formula="of:=IF([main.$H101]=2;[main.$F101];&quot;&quot;)">
            <text:p/>
          </table:table-cell>
          <table:table-cell table:formula="of:=IF([main.$H101]=2;[main.$G101];&quot;&quot;)">
            <text:p/>
          </table:table-cell>
        </table:table-row>
        <table:table-row table:style-name="ro1">
          <table:table-cell table:formula="of:=IF([main.$C102]=0;[main.$A102];&quot;&quot;)">
            <text:p/>
          </table:table-cell>
          <table:table-cell table:formula="of:=IF([main.$C102]=0;[main.$B102];&quot;&quot;)">
            <text:p/>
          </table:table-cell>
          <table:table-cell table:formula="of:=IF([main.$C102]=1;[main.$A102];&quot;&quot;)" office:value-type="float" office:value="-1.10817" calcext:value-type="float">
            <text:p>-1.10817</text:p>
          </table:table-cell>
          <table:table-cell table:formula="of:=IF([main.$C102]=1;[main.$B102];&quot;&quot;)" office:value-type="float" office:value="0.388277" calcext:value-type="float">
            <text:p>0.388277</text:p>
          </table:table-cell>
          <table:table-cell table:formula="of:=IF([main.$C102]=2;[main.$A102];&quot;&quot;)">
            <text:p/>
          </table:table-cell>
          <table:table-cell table:formula="of:=IF([main.$C102]=2;[main.$B102];&quot;&quot;)">
            <text:p/>
          </table:table-cell>
          <table:table-cell table:number-columns-repeated="2"/>
          <table:table-cell table:formula="of:=IF([main.$H102]=0;[main.$F102];&quot;&quot;)" office:value-type="float" office:value="-1.10817" calcext:value-type="float">
            <text:p>-1.10817</text:p>
          </table:table-cell>
          <table:table-cell table:formula="of:=IF([main.$H102]=0;[main.$G102];&quot;&quot;)" office:value-type="float" office:value="0.388277" calcext:value-type="float">
            <text:p>0.388277</text:p>
          </table:table-cell>
          <table:table-cell table:formula="of:=IF([main.$H102]=1;[main.$F102];&quot;&quot;)">
            <text:p/>
          </table:table-cell>
          <table:table-cell table:formula="of:=IF([main.$H102]=1;[main.$G102];&quot;&quot;)">
            <text:p/>
          </table:table-cell>
          <table:table-cell table:formula="of:=IF([main.$H102]=2;[main.$F102];&quot;&quot;)">
            <text:p/>
          </table:table-cell>
          <table:table-cell table:formula="of:=IF([main.$H102]=2;[main.$G102];&quot;&quot;)">
            <text:p/>
          </table:table-cell>
        </table:table-row>
        <table:table-row table:style-name="ro1">
          <table:table-cell table:formula="of:=IF([main.$C103]=0;[main.$A103];&quot;&quot;)">
            <text:p/>
          </table:table-cell>
          <table:table-cell table:formula="of:=IF([main.$C103]=0;[main.$B103];&quot;&quot;)">
            <text:p/>
          </table:table-cell>
          <table:table-cell table:formula="of:=IF([main.$C103]=1;[main.$A103];&quot;&quot;)">
            <text:p/>
          </table:table-cell>
          <table:table-cell table:formula="of:=IF([main.$C103]=1;[main.$B103];&quot;&quot;)">
            <text:p/>
          </table:table-cell>
          <table:table-cell table:formula="of:=IF([main.$C103]=2;[main.$A103];&quot;&quot;)" office:value-type="float" office:value="0.690509" calcext:value-type="float">
            <text:p>0.690509</text:p>
          </table:table-cell>
          <table:table-cell table:formula="of:=IF([main.$C103]=2;[main.$B103];&quot;&quot;)" office:value-type="float" office:value="-1.02917" calcext:value-type="float">
            <text:p>-1.02917</text:p>
          </table:table-cell>
          <table:table-cell table:number-columns-repeated="2"/>
          <table:table-cell table:formula="of:=IF([main.$H103]=0;[main.$F103];&quot;&quot;)" office:value-type="float" office:value="0.690509" calcext:value-type="float">
            <text:p>0.690509</text:p>
          </table:table-cell>
          <table:table-cell table:formula="of:=IF([main.$H103]=0;[main.$G103];&quot;&quot;)" office:value-type="float" office:value="-1.02917" calcext:value-type="float">
            <text:p>-1.02917</text:p>
          </table:table-cell>
          <table:table-cell table:formula="of:=IF([main.$H103]=1;[main.$F103];&quot;&quot;)">
            <text:p/>
          </table:table-cell>
          <table:table-cell table:formula="of:=IF([main.$H103]=1;[main.$G103];&quot;&quot;)">
            <text:p/>
          </table:table-cell>
          <table:table-cell table:formula="of:=IF([main.$H103]=2;[main.$F103];&quot;&quot;)">
            <text:p/>
          </table:table-cell>
          <table:table-cell table:formula="of:=IF([main.$H103]=2;[main.$G103];&quot;&quot;)">
            <text:p/>
          </table:table-cell>
        </table:table-row>
        <table:table-row table:style-name="ro1">
          <table:table-cell table:formula="of:=IF([main.$C104]=0;[main.$A104];&quot;&quot;)">
            <text:p/>
          </table:table-cell>
          <table:table-cell table:formula="of:=IF([main.$C104]=0;[main.$B104];&quot;&quot;)">
            <text:p/>
          </table:table-cell>
          <table:table-cell table:formula="of:=IF([main.$C104]=1;[main.$A104];&quot;&quot;)">
            <text:p/>
          </table:table-cell>
          <table:table-cell table:formula="of:=IF([main.$C104]=1;[main.$B104];&quot;&quot;)">
            <text:p/>
          </table:table-cell>
          <table:table-cell table:formula="of:=IF([main.$C104]=2;[main.$A104];&quot;&quot;)" office:value-type="float" office:value="2.40698" calcext:value-type="float">
            <text:p>2.40698</text:p>
          </table:table-cell>
          <table:table-cell table:formula="of:=IF([main.$C104]=2;[main.$B104];&quot;&quot;)" office:value-type="float" office:value="1.23429" calcext:value-type="float">
            <text:p>1.23429</text:p>
          </table:table-cell>
          <table:table-cell table:number-columns-repeated="2"/>
          <table:table-cell table:formula="of:=IF([main.$H104]=0;[main.$F104];&quot;&quot;)" office:value-type="float" office:value="2.40698" calcext:value-type="float">
            <text:p>2.40698</text:p>
          </table:table-cell>
          <table:table-cell table:formula="of:=IF([main.$H104]=0;[main.$G104];&quot;&quot;)" office:value-type="float" office:value="1.23429" calcext:value-type="float">
            <text:p>1.23429</text:p>
          </table:table-cell>
          <table:table-cell table:formula="of:=IF([main.$H104]=1;[main.$F104];&quot;&quot;)">
            <text:p/>
          </table:table-cell>
          <table:table-cell table:formula="of:=IF([main.$H104]=1;[main.$G104];&quot;&quot;)">
            <text:p/>
          </table:table-cell>
          <table:table-cell table:formula="of:=IF([main.$H104]=2;[main.$F104];&quot;&quot;)">
            <text:p/>
          </table:table-cell>
          <table:table-cell table:formula="of:=IF([main.$H104]=2;[main.$G104];&quot;&quot;)">
            <text:p/>
          </table:table-cell>
        </table:table-row>
        <table:table-row table:style-name="ro1">
          <table:table-cell table:formula="of:=IF([main.$C105]=0;[main.$A105];&quot;&quot;)" office:value-type="float" office:value="-0.596275" calcext:value-type="float">
            <text:p>-0.596275</text:p>
          </table:table-cell>
          <table:table-cell table:formula="of:=IF([main.$C105]=0;[main.$B105];&quot;&quot;)" office:value-type="float" office:value="-0.916681" calcext:value-type="float">
            <text:p>-0.916681</text:p>
          </table:table-cell>
          <table:table-cell table:formula="of:=IF([main.$C105]=1;[main.$A105];&quot;&quot;)">
            <text:p/>
          </table:table-cell>
          <table:table-cell table:formula="of:=IF([main.$C105]=1;[main.$B105];&quot;&quot;)">
            <text:p/>
          </table:table-cell>
          <table:table-cell table:formula="of:=IF([main.$C105]=2;[main.$A105];&quot;&quot;)">
            <text:p/>
          </table:table-cell>
          <table:table-cell table:formula="of:=IF([main.$C105]=2;[main.$B105];&quot;&quot;)">
            <text:p/>
          </table:table-cell>
          <table:table-cell table:number-columns-repeated="2"/>
          <table:table-cell table:formula="of:=IF([main.$H105]=0;[main.$F105];&quot;&quot;)" office:value-type="float" office:value="-0.596275" calcext:value-type="float">
            <text:p>-0.596275</text:p>
          </table:table-cell>
          <table:table-cell table:formula="of:=IF([main.$H105]=0;[main.$G105];&quot;&quot;)" office:value-type="float" office:value="-0.916681" calcext:value-type="float">
            <text:p>-0.916681</text:p>
          </table:table-cell>
          <table:table-cell table:formula="of:=IF([main.$H105]=1;[main.$F105];&quot;&quot;)">
            <text:p/>
          </table:table-cell>
          <table:table-cell table:formula="of:=IF([main.$H105]=1;[main.$G105];&quot;&quot;)">
            <text:p/>
          </table:table-cell>
          <table:table-cell table:formula="of:=IF([main.$H105]=2;[main.$F105];&quot;&quot;)">
            <text:p/>
          </table:table-cell>
          <table:table-cell table:formula="of:=IF([main.$H105]=2;[main.$G105];&quot;&quot;)">
            <text:p/>
          </table:table-cell>
        </table:table-row>
        <table:table-row table:style-name="ro1">
          <table:table-cell table:formula="of:=IF([main.$C106]=0;[main.$A106];&quot;&quot;)">
            <text:p/>
          </table:table-cell>
          <table:table-cell table:formula="of:=IF([main.$C106]=0;[main.$B106];&quot;&quot;)">
            <text:p/>
          </table:table-cell>
          <table:table-cell table:formula="of:=IF([main.$C106]=1;[main.$A106];&quot;&quot;)">
            <text:p/>
          </table:table-cell>
          <table:table-cell table:formula="of:=IF([main.$C106]=1;[main.$B106];&quot;&quot;)">
            <text:p/>
          </table:table-cell>
          <table:table-cell table:formula="of:=IF([main.$C106]=2;[main.$A106];&quot;&quot;)" office:value-type="float" office:value="1.12595" calcext:value-type="float">
            <text:p>1.12595</text:p>
          </table:table-cell>
          <table:table-cell table:formula="of:=IF([main.$C106]=2;[main.$B106];&quot;&quot;)" office:value-type="float" office:value="-0.131082" calcext:value-type="float">
            <text:p>-0.131082</text:p>
          </table:table-cell>
          <table:table-cell table:number-columns-repeated="2"/>
          <table:table-cell table:formula="of:=IF([main.$H106]=0;[main.$F106];&quot;&quot;)" office:value-type="float" office:value="1.12595" calcext:value-type="float">
            <text:p>1.12595</text:p>
          </table:table-cell>
          <table:table-cell table:formula="of:=IF([main.$H106]=0;[main.$G106];&quot;&quot;)" office:value-type="float" office:value="-0.131082" calcext:value-type="float">
            <text:p>-0.131082</text:p>
          </table:table-cell>
          <table:table-cell table:formula="of:=IF([main.$H106]=1;[main.$F106];&quot;&quot;)">
            <text:p/>
          </table:table-cell>
          <table:table-cell table:formula="of:=IF([main.$H106]=1;[main.$G106];&quot;&quot;)">
            <text:p/>
          </table:table-cell>
          <table:table-cell table:formula="of:=IF([main.$H106]=2;[main.$F106];&quot;&quot;)">
            <text:p/>
          </table:table-cell>
          <table:table-cell table:formula="of:=IF([main.$H106]=2;[main.$G106];&quot;&quot;)">
            <text:p/>
          </table:table-cell>
        </table:table-row>
        <table:table-row table:style-name="ro1">
          <table:table-cell table:formula="of:=IF([main.$C107]=0;[main.$A107];&quot;&quot;)">
            <text:p/>
          </table:table-cell>
          <table:table-cell table:formula="of:=IF([main.$C107]=0;[main.$B107];&quot;&quot;)">
            <text:p/>
          </table:table-cell>
          <table:table-cell table:formula="of:=IF([main.$C107]=1;[main.$A107];&quot;&quot;)">
            <text:p/>
          </table:table-cell>
          <table:table-cell table:formula="of:=IF([main.$C107]=1;[main.$B107];&quot;&quot;)">
            <text:p/>
          </table:table-cell>
          <table:table-cell table:formula="of:=IF([main.$C107]=2;[main.$A107];&quot;&quot;)" office:value-type="float" office:value="1.04582" calcext:value-type="float">
            <text:p>1.04582</text:p>
          </table:table-cell>
          <table:table-cell table:formula="of:=IF([main.$C107]=2;[main.$B107];&quot;&quot;)" office:value-type="float" office:value="0.553957" calcext:value-type="float">
            <text:p>0.553957</text:p>
          </table:table-cell>
          <table:table-cell table:number-columns-repeated="2"/>
          <table:table-cell table:formula="of:=IF([main.$H107]=0;[main.$F107];&quot;&quot;)" office:value-type="float" office:value="1.04582" calcext:value-type="float">
            <text:p>1.04582</text:p>
          </table:table-cell>
          <table:table-cell table:formula="of:=IF([main.$H107]=0;[main.$G107];&quot;&quot;)" office:value-type="float" office:value="0.553957" calcext:value-type="float">
            <text:p>0.553957</text:p>
          </table:table-cell>
          <table:table-cell table:formula="of:=IF([main.$H107]=1;[main.$F107];&quot;&quot;)">
            <text:p/>
          </table:table-cell>
          <table:table-cell table:formula="of:=IF([main.$H107]=1;[main.$G107];&quot;&quot;)">
            <text:p/>
          </table:table-cell>
          <table:table-cell table:formula="of:=IF([main.$H107]=2;[main.$F107];&quot;&quot;)">
            <text:p/>
          </table:table-cell>
          <table:table-cell table:formula="of:=IF([main.$H107]=2;[main.$G107];&quot;&quot;)">
            <text:p/>
          </table:table-cell>
        </table:table-row>
        <table:table-row table:style-name="ro1">
          <table:table-cell table:formula="of:=IF([main.$C108]=0;[main.$A108];&quot;&quot;)">
            <text:p/>
          </table:table-cell>
          <table:table-cell table:formula="of:=IF([main.$C108]=0;[main.$B108];&quot;&quot;)">
            <text:p/>
          </table:table-cell>
          <table:table-cell table:formula="of:=IF([main.$C108]=1;[main.$A108];&quot;&quot;)" office:value-type="float" office:value="-0.839042" calcext:value-type="float">
            <text:p>-0.839042</text:p>
          </table:table-cell>
          <table:table-cell table:formula="of:=IF([main.$C108]=1;[main.$B108];&quot;&quot;)" office:value-type="float" office:value="0.547421" calcext:value-type="float">
            <text:p>0.547421</text:p>
          </table:table-cell>
          <table:table-cell table:formula="of:=IF([main.$C108]=2;[main.$A108];&quot;&quot;)">
            <text:p/>
          </table:table-cell>
          <table:table-cell table:formula="of:=IF([main.$C108]=2;[main.$B108];&quot;&quot;)">
            <text:p/>
          </table:table-cell>
          <table:table-cell table:number-columns-repeated="2"/>
          <table:table-cell table:formula="of:=IF([main.$H108]=0;[main.$F108];&quot;&quot;)" office:value-type="float" office:value="-0.839042" calcext:value-type="float">
            <text:p>-0.839042</text:p>
          </table:table-cell>
          <table:table-cell table:formula="of:=IF([main.$H108]=0;[main.$G108];&quot;&quot;)" office:value-type="float" office:value="0.547421" calcext:value-type="float">
            <text:p>0.547421</text:p>
          </table:table-cell>
          <table:table-cell table:formula="of:=IF([main.$H108]=1;[main.$F108];&quot;&quot;)">
            <text:p/>
          </table:table-cell>
          <table:table-cell table:formula="of:=IF([main.$H108]=1;[main.$G108];&quot;&quot;)">
            <text:p/>
          </table:table-cell>
          <table:table-cell table:formula="of:=IF([main.$H108]=2;[main.$F108];&quot;&quot;)">
            <text:p/>
          </table:table-cell>
          <table:table-cell table:formula="of:=IF([main.$H108]=2;[main.$G108];&quot;&quot;)">
            <text:p/>
          </table:table-cell>
        </table:table-row>
        <table:table-row table:style-name="ro1">
          <table:table-cell table:formula="of:=IF([main.$C109]=0;[main.$A109];&quot;&quot;)">
            <text:p/>
          </table:table-cell>
          <table:table-cell table:formula="of:=IF([main.$C109]=0;[main.$B109];&quot;&quot;)">
            <text:p/>
          </table:table-cell>
          <table:table-cell table:formula="of:=IF([main.$C109]=1;[main.$A109];&quot;&quot;)" office:value-type="float" office:value="2.19351" calcext:value-type="float">
            <text:p>2.19351</text:p>
          </table:table-cell>
          <table:table-cell table:formula="of:=IF([main.$C109]=1;[main.$B109];&quot;&quot;)" office:value-type="float" office:value="3.84364" calcext:value-type="float">
            <text:p>3.84364</text:p>
          </table:table-cell>
          <table:table-cell table:formula="of:=IF([main.$C109]=2;[main.$A109];&quot;&quot;)">
            <text:p/>
          </table:table-cell>
          <table:table-cell table:formula="of:=IF([main.$C109]=2;[main.$B109];&quot;&quot;)">
            <text:p/>
          </table:table-cell>
          <table:table-cell table:number-columns-repeated="2"/>
          <table:table-cell table:formula="of:=IF([main.$H109]=0;[main.$F109];&quot;&quot;)" office:value-type="float" office:value="2.19351" calcext:value-type="float">
            <text:p>2.19351</text:p>
          </table:table-cell>
          <table:table-cell table:formula="of:=IF([main.$H109]=0;[main.$G109];&quot;&quot;)" office:value-type="float" office:value="3.84364" calcext:value-type="float">
            <text:p>3.84364</text:p>
          </table:table-cell>
          <table:table-cell table:formula="of:=IF([main.$H109]=1;[main.$F109];&quot;&quot;)">
            <text:p/>
          </table:table-cell>
          <table:table-cell table:formula="of:=IF([main.$H109]=1;[main.$G109];&quot;&quot;)">
            <text:p/>
          </table:table-cell>
          <table:table-cell table:formula="of:=IF([main.$H109]=2;[main.$F109];&quot;&quot;)">
            <text:p/>
          </table:table-cell>
          <table:table-cell table:formula="of:=IF([main.$H109]=2;[main.$G109];&quot;&quot;)">
            <text:p/>
          </table:table-cell>
        </table:table-row>
        <table:table-row table:style-name="ro1">
          <table:table-cell table:formula="of:=IF([main.$C110]=0;[main.$A110];&quot;&quot;)" office:value-type="float" office:value="0.447912" calcext:value-type="float">
            <text:p>0.447912</text:p>
          </table:table-cell>
          <table:table-cell table:formula="of:=IF([main.$C110]=0;[main.$B110];&quot;&quot;)" office:value-type="float" office:value="0.237444" calcext:value-type="float">
            <text:p>0.237444</text:p>
          </table:table-cell>
          <table:table-cell table:formula="of:=IF([main.$C110]=1;[main.$A110];&quot;&quot;)">
            <text:p/>
          </table:table-cell>
          <table:table-cell table:formula="of:=IF([main.$C110]=1;[main.$B110];&quot;&quot;)">
            <text:p/>
          </table:table-cell>
          <table:table-cell table:formula="of:=IF([main.$C110]=2;[main.$A110];&quot;&quot;)">
            <text:p/>
          </table:table-cell>
          <table:table-cell table:formula="of:=IF([main.$C110]=2;[main.$B110];&quot;&quot;)">
            <text:p/>
          </table:table-cell>
          <table:table-cell table:number-columns-repeated="2"/>
          <table:table-cell table:formula="of:=IF([main.$H110]=0;[main.$F110];&quot;&quot;)" office:value-type="float" office:value="0.447912" calcext:value-type="float">
            <text:p>0.447912</text:p>
          </table:table-cell>
          <table:table-cell table:formula="of:=IF([main.$H110]=0;[main.$G110];&quot;&quot;)" office:value-type="float" office:value="0.237444" calcext:value-type="float">
            <text:p>0.237444</text:p>
          </table:table-cell>
          <table:table-cell table:formula="of:=IF([main.$H110]=1;[main.$F110];&quot;&quot;)">
            <text:p/>
          </table:table-cell>
          <table:table-cell table:formula="of:=IF([main.$H110]=1;[main.$G110];&quot;&quot;)">
            <text:p/>
          </table:table-cell>
          <table:table-cell table:formula="of:=IF([main.$H110]=2;[main.$F110];&quot;&quot;)">
            <text:p/>
          </table:table-cell>
          <table:table-cell table:formula="of:=IF([main.$H110]=2;[main.$G110];&quot;&quot;)">
            <text:p/>
          </table:table-cell>
        </table:table-row>
        <table:table-row table:style-name="ro1">
          <table:table-cell table:formula="of:=IF([main.$C111]=0;[main.$A111];&quot;&quot;)" office:value-type="float" office:value="1.2153" calcext:value-type="float">
            <text:p>1.2153</text:p>
          </table:table-cell>
          <table:table-cell table:formula="of:=IF([main.$C111]=0;[main.$B111];&quot;&quot;)" office:value-type="float" office:value="0.944178" calcext:value-type="float">
            <text:p>0.944178</text:p>
          </table:table-cell>
          <table:table-cell table:formula="of:=IF([main.$C111]=1;[main.$A111];&quot;&quot;)">
            <text:p/>
          </table:table-cell>
          <table:table-cell table:formula="of:=IF([main.$C111]=1;[main.$B111];&quot;&quot;)">
            <text:p/>
          </table:table-cell>
          <table:table-cell table:formula="of:=IF([main.$C111]=2;[main.$A111];&quot;&quot;)">
            <text:p/>
          </table:table-cell>
          <table:table-cell table:formula="of:=IF([main.$C111]=2;[main.$B111];&quot;&quot;)">
            <text:p/>
          </table:table-cell>
          <table:table-cell table:number-columns-repeated="2"/>
          <table:table-cell table:formula="of:=IF([main.$H111]=0;[main.$F111];&quot;&quot;)" office:value-type="float" office:value="1.2153" calcext:value-type="float">
            <text:p>1.2153</text:p>
          </table:table-cell>
          <table:table-cell table:formula="of:=IF([main.$H111]=0;[main.$G111];&quot;&quot;)" office:value-type="float" office:value="0.944178" calcext:value-type="float">
            <text:p>0.944178</text:p>
          </table:table-cell>
          <table:table-cell table:formula="of:=IF([main.$H111]=1;[main.$F111];&quot;&quot;)">
            <text:p/>
          </table:table-cell>
          <table:table-cell table:formula="of:=IF([main.$H111]=1;[main.$G111];&quot;&quot;)">
            <text:p/>
          </table:table-cell>
          <table:table-cell table:formula="of:=IF([main.$H111]=2;[main.$F111];&quot;&quot;)">
            <text:p/>
          </table:table-cell>
          <table:table-cell table:formula="of:=IF([main.$H111]=2;[main.$G111];&quot;&quot;)">
            <text:p/>
          </table:table-cell>
        </table:table-row>
        <table:table-row table:style-name="ro1">
          <table:table-cell table:formula="of:=IF([main.$C112]=0;[main.$A112];&quot;&quot;)">
            <text:p/>
          </table:table-cell>
          <table:table-cell table:formula="of:=IF([main.$C112]=0;[main.$B112];&quot;&quot;)">
            <text:p/>
          </table:table-cell>
          <table:table-cell table:formula="of:=IF([main.$C112]=1;[main.$A112];&quot;&quot;)" office:value-type="float" office:value="-0.746574" calcext:value-type="float">
            <text:p>-0.746574</text:p>
          </table:table-cell>
          <table:table-cell table:formula="of:=IF([main.$C112]=1;[main.$B112];&quot;&quot;)" office:value-type="float" office:value="0.552659" calcext:value-type="float">
            <text:p>0.552659</text:p>
          </table:table-cell>
          <table:table-cell table:formula="of:=IF([main.$C112]=2;[main.$A112];&quot;&quot;)">
            <text:p/>
          </table:table-cell>
          <table:table-cell table:formula="of:=IF([main.$C112]=2;[main.$B112];&quot;&quot;)">
            <text:p/>
          </table:table-cell>
          <table:table-cell table:number-columns-repeated="2"/>
          <table:table-cell table:formula="of:=IF([main.$H112]=0;[main.$F112];&quot;&quot;)" office:value-type="float" office:value="-0.746574" calcext:value-type="float">
            <text:p>-0.746574</text:p>
          </table:table-cell>
          <table:table-cell table:formula="of:=IF([main.$H112]=0;[main.$G112];&quot;&quot;)" office:value-type="float" office:value="0.552659" calcext:value-type="float">
            <text:p>0.552659</text:p>
          </table:table-cell>
          <table:table-cell table:formula="of:=IF([main.$H112]=1;[main.$F112];&quot;&quot;)">
            <text:p/>
          </table:table-cell>
          <table:table-cell table:formula="of:=IF([main.$H112]=1;[main.$G112];&quot;&quot;)">
            <text:p/>
          </table:table-cell>
          <table:table-cell table:formula="of:=IF([main.$H112]=2;[main.$F112];&quot;&quot;)">
            <text:p/>
          </table:table-cell>
          <table:table-cell table:formula="of:=IF([main.$H112]=2;[main.$G112];&quot;&quot;)">
            <text:p/>
          </table:table-cell>
        </table:table-row>
        <table:table-row table:style-name="ro1">
          <table:table-cell table:formula="of:=IF([main.$C113]=0;[main.$A113];&quot;&quot;)">
            <text:p/>
          </table:table-cell>
          <table:table-cell table:formula="of:=IF([main.$C113]=0;[main.$B113];&quot;&quot;)">
            <text:p/>
          </table:table-cell>
          <table:table-cell table:formula="of:=IF([main.$C113]=1;[main.$A113];&quot;&quot;)" office:value-type="float" office:value="-0.319808" calcext:value-type="float">
            <text:p>-0.319808</text:p>
          </table:table-cell>
          <table:table-cell table:formula="of:=IF([main.$C113]=1;[main.$B113];&quot;&quot;)" office:value-type="float" office:value="0.8922" calcext:value-type="float">
            <text:p>0.8922</text:p>
          </table:table-cell>
          <table:table-cell table:formula="of:=IF([main.$C113]=2;[main.$A113];&quot;&quot;)">
            <text:p/>
          </table:table-cell>
          <table:table-cell table:formula="of:=IF([main.$C113]=2;[main.$B113];&quot;&quot;)">
            <text:p/>
          </table:table-cell>
          <table:table-cell table:number-columns-repeated="2"/>
          <table:table-cell table:formula="of:=IF([main.$H113]=0;[main.$F113];&quot;&quot;)" office:value-type="float" office:value="-0.319808" calcext:value-type="float">
            <text:p>-0.319808</text:p>
          </table:table-cell>
          <table:table-cell table:formula="of:=IF([main.$H113]=0;[main.$G113];&quot;&quot;)" office:value-type="float" office:value="0.8922" calcext:value-type="float">
            <text:p>0.8922</text:p>
          </table:table-cell>
          <table:table-cell table:formula="of:=IF([main.$H113]=1;[main.$F113];&quot;&quot;)">
            <text:p/>
          </table:table-cell>
          <table:table-cell table:formula="of:=IF([main.$H113]=1;[main.$G113];&quot;&quot;)">
            <text:p/>
          </table:table-cell>
          <table:table-cell table:formula="of:=IF([main.$H113]=2;[main.$F113];&quot;&quot;)">
            <text:p/>
          </table:table-cell>
          <table:table-cell table:formula="of:=IF([main.$H113]=2;[main.$G113];&quot;&quot;)">
            <text:p/>
          </table:table-cell>
        </table:table-row>
        <table:table-row table:style-name="ro1">
          <table:table-cell table:formula="of:=IF([main.$C114]=0;[main.$A114];&quot;&quot;)" office:value-type="float" office:value="0.0491319" calcext:value-type="float">
            <text:p>0.0491319</text:p>
          </table:table-cell>
          <table:table-cell table:formula="of:=IF([main.$C114]=0;[main.$B114];&quot;&quot;)" office:value-type="float" office:value="-0.176108" calcext:value-type="float">
            <text:p>-0.176108</text:p>
          </table:table-cell>
          <table:table-cell table:formula="of:=IF([main.$C114]=1;[main.$A114];&quot;&quot;)">
            <text:p/>
          </table:table-cell>
          <table:table-cell table:formula="of:=IF([main.$C114]=1;[main.$B114];&quot;&quot;)">
            <text:p/>
          </table:table-cell>
          <table:table-cell table:formula="of:=IF([main.$C114]=2;[main.$A114];&quot;&quot;)">
            <text:p/>
          </table:table-cell>
          <table:table-cell table:formula="of:=IF([main.$C114]=2;[main.$B114];&quot;&quot;)">
            <text:p/>
          </table:table-cell>
          <table:table-cell table:number-columns-repeated="2"/>
          <table:table-cell table:formula="of:=IF([main.$H114]=0;[main.$F114];&quot;&quot;)" office:value-type="float" office:value="0.0491319" calcext:value-type="float">
            <text:p>0.0491319</text:p>
          </table:table-cell>
          <table:table-cell table:formula="of:=IF([main.$H114]=0;[main.$G114];&quot;&quot;)" office:value-type="float" office:value="-0.176108" calcext:value-type="float">
            <text:p>-0.176108</text:p>
          </table:table-cell>
          <table:table-cell table:formula="of:=IF([main.$H114]=1;[main.$F114];&quot;&quot;)">
            <text:p/>
          </table:table-cell>
          <table:table-cell table:formula="of:=IF([main.$H114]=1;[main.$G114];&quot;&quot;)">
            <text:p/>
          </table:table-cell>
          <table:table-cell table:formula="of:=IF([main.$H114]=2;[main.$F114];&quot;&quot;)">
            <text:p/>
          </table:table-cell>
          <table:table-cell table:formula="of:=IF([main.$H114]=2;[main.$G114];&quot;&quot;)">
            <text:p/>
          </table:table-cell>
        </table:table-row>
        <table:table-row table:style-name="ro1">
          <table:table-cell table:formula="of:=IF([main.$C115]=0;[main.$A115];&quot;&quot;)" office:value-type="float" office:value="-0.239086" calcext:value-type="float">
            <text:p>-0.239086</text:p>
          </table:table-cell>
          <table:table-cell table:formula="of:=IF([main.$C115]=0;[main.$B115];&quot;&quot;)" office:value-type="float" office:value="-0.444474" calcext:value-type="float">
            <text:p>-0.444474</text:p>
          </table:table-cell>
          <table:table-cell table:formula="of:=IF([main.$C115]=1;[main.$A115];&quot;&quot;)">
            <text:p/>
          </table:table-cell>
          <table:table-cell table:formula="of:=IF([main.$C115]=1;[main.$B115];&quot;&quot;)">
            <text:p/>
          </table:table-cell>
          <table:table-cell table:formula="of:=IF([main.$C115]=2;[main.$A115];&quot;&quot;)">
            <text:p/>
          </table:table-cell>
          <table:table-cell table:formula="of:=IF([main.$C115]=2;[main.$B115];&quot;&quot;)">
            <text:p/>
          </table:table-cell>
          <table:table-cell table:number-columns-repeated="2"/>
          <table:table-cell table:formula="of:=IF([main.$H115]=0;[main.$F115];&quot;&quot;)" office:value-type="float" office:value="-0.239086" calcext:value-type="float">
            <text:p>-0.239086</text:p>
          </table:table-cell>
          <table:table-cell table:formula="of:=IF([main.$H115]=0;[main.$G115];&quot;&quot;)" office:value-type="float" office:value="-0.444474" calcext:value-type="float">
            <text:p>-0.444474</text:p>
          </table:table-cell>
          <table:table-cell table:formula="of:=IF([main.$H115]=1;[main.$F115];&quot;&quot;)">
            <text:p/>
          </table:table-cell>
          <table:table-cell table:formula="of:=IF([main.$H115]=1;[main.$G115];&quot;&quot;)">
            <text:p/>
          </table:table-cell>
          <table:table-cell table:formula="of:=IF([main.$H115]=2;[main.$F115];&quot;&quot;)">
            <text:p/>
          </table:table-cell>
          <table:table-cell table:formula="of:=IF([main.$H115]=2;[main.$G115];&quot;&quot;)">
            <text:p/>
          </table:table-cell>
        </table:table-row>
        <table:table-row table:style-name="ro1">
          <table:table-cell table:formula="of:=IF([main.$C116]=0;[main.$A116];&quot;&quot;)">
            <text:p/>
          </table:table-cell>
          <table:table-cell table:formula="of:=IF([main.$C116]=0;[main.$B116];&quot;&quot;)">
            <text:p/>
          </table:table-cell>
          <table:table-cell table:formula="of:=IF([main.$C116]=1;[main.$A116];&quot;&quot;)" office:value-type="float" office:value="0.303225" calcext:value-type="float">
            <text:p>0.303225</text:p>
          </table:table-cell>
          <table:table-cell table:formula="of:=IF([main.$C116]=1;[main.$B116];&quot;&quot;)" office:value-type="float" office:value="2.44599" calcext:value-type="float">
            <text:p>2.44599</text:p>
          </table:table-cell>
          <table:table-cell table:formula="of:=IF([main.$C116]=2;[main.$A116];&quot;&quot;)">
            <text:p/>
          </table:table-cell>
          <table:table-cell table:formula="of:=IF([main.$C116]=2;[main.$B116];&quot;&quot;)">
            <text:p/>
          </table:table-cell>
          <table:table-cell table:number-columns-repeated="2"/>
          <table:table-cell table:formula="of:=IF([main.$H116]=0;[main.$F116];&quot;&quot;)" office:value-type="float" office:value="0.303225" calcext:value-type="float">
            <text:p>0.303225</text:p>
          </table:table-cell>
          <table:table-cell table:formula="of:=IF([main.$H116]=0;[main.$G116];&quot;&quot;)" office:value-type="float" office:value="2.44599" calcext:value-type="float">
            <text:p>2.44599</text:p>
          </table:table-cell>
          <table:table-cell table:formula="of:=IF([main.$H116]=1;[main.$F116];&quot;&quot;)">
            <text:p/>
          </table:table-cell>
          <table:table-cell table:formula="of:=IF([main.$H116]=1;[main.$G116];&quot;&quot;)">
            <text:p/>
          </table:table-cell>
          <table:table-cell table:formula="of:=IF([main.$H116]=2;[main.$F116];&quot;&quot;)">
            <text:p/>
          </table:table-cell>
          <table:table-cell table:formula="of:=IF([main.$H116]=2;[main.$G116];&quot;&quot;)">
            <text:p/>
          </table:table-cell>
        </table:table-row>
        <table:table-row table:style-name="ro1">
          <table:table-cell table:formula="of:=IF([main.$C117]=0;[main.$A117];&quot;&quot;)" office:value-type="float" office:value="0.960527" calcext:value-type="float">
            <text:p>0.960527</text:p>
          </table:table-cell>
          <table:table-cell table:formula="of:=IF([main.$C117]=0;[main.$B117];&quot;&quot;)" office:value-type="float" office:value="0.818187" calcext:value-type="float">
            <text:p>0.818187</text:p>
          </table:table-cell>
          <table:table-cell table:formula="of:=IF([main.$C117]=1;[main.$A117];&quot;&quot;)">
            <text:p/>
          </table:table-cell>
          <table:table-cell table:formula="of:=IF([main.$C117]=1;[main.$B117];&quot;&quot;)">
            <text:p/>
          </table:table-cell>
          <table:table-cell table:formula="of:=IF([main.$C117]=2;[main.$A117];&quot;&quot;)">
            <text:p/>
          </table:table-cell>
          <table:table-cell table:formula="of:=IF([main.$C117]=2;[main.$B117];&quot;&quot;)">
            <text:p/>
          </table:table-cell>
          <table:table-cell table:number-columns-repeated="2"/>
          <table:table-cell table:formula="of:=IF([main.$H117]=0;[main.$F117];&quot;&quot;)" office:value-type="float" office:value="0.960527" calcext:value-type="float">
            <text:p>0.960527</text:p>
          </table:table-cell>
          <table:table-cell table:formula="of:=IF([main.$H117]=0;[main.$G117];&quot;&quot;)" office:value-type="float" office:value="0.818187" calcext:value-type="float">
            <text:p>0.818187</text:p>
          </table:table-cell>
          <table:table-cell table:formula="of:=IF([main.$H117]=1;[main.$F117];&quot;&quot;)">
            <text:p/>
          </table:table-cell>
          <table:table-cell table:formula="of:=IF([main.$H117]=1;[main.$G117];&quot;&quot;)">
            <text:p/>
          </table:table-cell>
          <table:table-cell table:formula="of:=IF([main.$H117]=2;[main.$F117];&quot;&quot;)">
            <text:p/>
          </table:table-cell>
          <table:table-cell table:formula="of:=IF([main.$H117]=2;[main.$G117];&quot;&quot;)">
            <text:p/>
          </table:table-cell>
        </table:table-row>
        <table:table-row table:style-name="ro1">
          <table:table-cell table:formula="of:=IF([main.$C118]=0;[main.$A118];&quot;&quot;)">
            <text:p/>
          </table:table-cell>
          <table:table-cell table:formula="of:=IF([main.$C118]=0;[main.$B118];&quot;&quot;)">
            <text:p/>
          </table:table-cell>
          <table:table-cell table:formula="of:=IF([main.$C118]=1;[main.$A118];&quot;&quot;)">
            <text:p/>
          </table:table-cell>
          <table:table-cell table:formula="of:=IF([main.$C118]=1;[main.$B118];&quot;&quot;)">
            <text:p/>
          </table:table-cell>
          <table:table-cell table:formula="of:=IF([main.$C118]=2;[main.$A118];&quot;&quot;)" office:value-type="float" office:value="3.26856" calcext:value-type="float">
            <text:p>3.26856</text:p>
          </table:table-cell>
          <table:table-cell table:formula="of:=IF([main.$C118]=2;[main.$B118];&quot;&quot;)" office:value-type="float" office:value="1.92303" calcext:value-type="float">
            <text:p>1.92303</text:p>
          </table:table-cell>
          <table:table-cell table:number-columns-repeated="2"/>
          <table:table-cell table:formula="of:=IF([main.$H118]=0;[main.$F118];&quot;&quot;)" office:value-type="float" office:value="3.26856" calcext:value-type="float">
            <text:p>3.26856</text:p>
          </table:table-cell>
          <table:table-cell table:formula="of:=IF([main.$H118]=0;[main.$G118];&quot;&quot;)" office:value-type="float" office:value="1.92303" calcext:value-type="float">
            <text:p>1.92303</text:p>
          </table:table-cell>
          <table:table-cell table:formula="of:=IF([main.$H118]=1;[main.$F118];&quot;&quot;)">
            <text:p/>
          </table:table-cell>
          <table:table-cell table:formula="of:=IF([main.$H118]=1;[main.$G118];&quot;&quot;)">
            <text:p/>
          </table:table-cell>
          <table:table-cell table:formula="of:=IF([main.$H118]=2;[main.$F118];&quot;&quot;)">
            <text:p/>
          </table:table-cell>
          <table:table-cell table:formula="of:=IF([main.$H118]=2;[main.$G118];&quot;&quot;)">
            <text:p/>
          </table:table-cell>
        </table:table-row>
        <table:table-row table:style-name="ro1">
          <table:table-cell table:formula="of:=IF([main.$C119]=0;[main.$A119];&quot;&quot;)">
            <text:p/>
          </table:table-cell>
          <table:table-cell table:formula="of:=IF([main.$C119]=0;[main.$B119];&quot;&quot;)">
            <text:p/>
          </table:table-cell>
          <table:table-cell table:formula="of:=IF([main.$C119]=1;[main.$A119];&quot;&quot;)">
            <text:p/>
          </table:table-cell>
          <table:table-cell table:formula="of:=IF([main.$C119]=1;[main.$B119];&quot;&quot;)">
            <text:p/>
          </table:table-cell>
          <table:table-cell table:formula="of:=IF([main.$C119]=2;[main.$A119];&quot;&quot;)" office:value-type="float" office:value="0.551426" calcext:value-type="float">
            <text:p>0.551426</text:p>
          </table:table-cell>
          <table:table-cell table:formula="of:=IF([main.$C119]=2;[main.$B119];&quot;&quot;)" office:value-type="float" office:value="-1.00521" calcext:value-type="float">
            <text:p>-1.00521</text:p>
          </table:table-cell>
          <table:table-cell table:number-columns-repeated="2"/>
          <table:table-cell table:formula="of:=IF([main.$H119]=0;[main.$F119];&quot;&quot;)" office:value-type="float" office:value="0.551426" calcext:value-type="float">
            <text:p>0.551426</text:p>
          </table:table-cell>
          <table:table-cell table:formula="of:=IF([main.$H119]=0;[main.$G119];&quot;&quot;)" office:value-type="float" office:value="-1.00521" calcext:value-type="float">
            <text:p>-1.00521</text:p>
          </table:table-cell>
          <table:table-cell table:formula="of:=IF([main.$H119]=1;[main.$F119];&quot;&quot;)">
            <text:p/>
          </table:table-cell>
          <table:table-cell table:formula="of:=IF([main.$H119]=1;[main.$G119];&quot;&quot;)">
            <text:p/>
          </table:table-cell>
          <table:table-cell table:formula="of:=IF([main.$H119]=2;[main.$F119];&quot;&quot;)">
            <text:p/>
          </table:table-cell>
          <table:table-cell table:formula="of:=IF([main.$H119]=2;[main.$G119];&quot;&quot;)">
            <text:p/>
          </table:table-cell>
        </table:table-row>
        <table:table-row table:style-name="ro1">
          <table:table-cell table:formula="of:=IF([main.$C120]=0;[main.$A120];&quot;&quot;)" office:value-type="float" office:value="0.160673" calcext:value-type="float">
            <text:p>0.160673</text:p>
          </table:table-cell>
          <table:table-cell table:formula="of:=IF([main.$C120]=0;[main.$B120];&quot;&quot;)" office:value-type="float" office:value="0.516835" calcext:value-type="float">
            <text:p>0.516835</text:p>
          </table:table-cell>
          <table:table-cell table:formula="of:=IF([main.$C120]=1;[main.$A120];&quot;&quot;)">
            <text:p/>
          </table:table-cell>
          <table:table-cell table:formula="of:=IF([main.$C120]=1;[main.$B120];&quot;&quot;)">
            <text:p/>
          </table:table-cell>
          <table:table-cell table:formula="of:=IF([main.$C120]=2;[main.$A120];&quot;&quot;)">
            <text:p/>
          </table:table-cell>
          <table:table-cell table:formula="of:=IF([main.$C120]=2;[main.$B120];&quot;&quot;)">
            <text:p/>
          </table:table-cell>
          <table:table-cell table:number-columns-repeated="2"/>
          <table:table-cell table:formula="of:=IF([main.$H120]=0;[main.$F120];&quot;&quot;)" office:value-type="float" office:value="0.160673" calcext:value-type="float">
            <text:p>0.160673</text:p>
          </table:table-cell>
          <table:table-cell table:formula="of:=IF([main.$H120]=0;[main.$G120];&quot;&quot;)" office:value-type="float" office:value="0.516835" calcext:value-type="float">
            <text:p>0.516835</text:p>
          </table:table-cell>
          <table:table-cell table:formula="of:=IF([main.$H120]=1;[main.$F120];&quot;&quot;)">
            <text:p/>
          </table:table-cell>
          <table:table-cell table:formula="of:=IF([main.$H120]=1;[main.$G120];&quot;&quot;)">
            <text:p/>
          </table:table-cell>
          <table:table-cell table:formula="of:=IF([main.$H120]=2;[main.$F120];&quot;&quot;)">
            <text:p/>
          </table:table-cell>
          <table:table-cell table:formula="of:=IF([main.$H120]=2;[main.$G120];&quot;&quot;)">
            <text:p/>
          </table:table-cell>
        </table:table-row>
        <table:table-row table:style-name="ro1">
          <table:table-cell table:formula="of:=IF([main.$C121]=0;[main.$A121];&quot;&quot;)" office:value-type="float" office:value="1.91899" calcext:value-type="float">
            <text:p>1.91899</text:p>
          </table:table-cell>
          <table:table-cell table:formula="of:=IF([main.$C121]=0;[main.$B121];&quot;&quot;)" office:value-type="float" office:value="2.30361" calcext:value-type="float">
            <text:p>2.30361</text:p>
          </table:table-cell>
          <table:table-cell table:formula="of:=IF([main.$C121]=1;[main.$A121];&quot;&quot;)">
            <text:p/>
          </table:table-cell>
          <table:table-cell table:formula="of:=IF([main.$C121]=1;[main.$B121];&quot;&quot;)">
            <text:p/>
          </table:table-cell>
          <table:table-cell table:formula="of:=IF([main.$C121]=2;[main.$A121];&quot;&quot;)">
            <text:p/>
          </table:table-cell>
          <table:table-cell table:formula="of:=IF([main.$C121]=2;[main.$B121];&quot;&quot;)">
            <text:p/>
          </table:table-cell>
          <table:table-cell table:number-columns-repeated="2"/>
          <table:table-cell table:formula="of:=IF([main.$H121]=0;[main.$F121];&quot;&quot;)" office:value-type="float" office:value="1.91899" calcext:value-type="float">
            <text:p>1.91899</text:p>
          </table:table-cell>
          <table:table-cell table:formula="of:=IF([main.$H121]=0;[main.$G121];&quot;&quot;)" office:value-type="float" office:value="2.30361" calcext:value-type="float">
            <text:p>2.30361</text:p>
          </table:table-cell>
          <table:table-cell table:formula="of:=IF([main.$H121]=1;[main.$F121];&quot;&quot;)">
            <text:p/>
          </table:table-cell>
          <table:table-cell table:formula="of:=IF([main.$H121]=1;[main.$G121];&quot;&quot;)">
            <text:p/>
          </table:table-cell>
          <table:table-cell table:formula="of:=IF([main.$H121]=2;[main.$F121];&quot;&quot;)">
            <text:p/>
          </table:table-cell>
          <table:table-cell table:formula="of:=IF([main.$H121]=2;[main.$G121];&quot;&quot;)">
            <text:p/>
          </table:table-cell>
        </table:table-row>
        <table:table-row table:style-name="ro1">
          <table:table-cell table:formula="of:=IF([main.$C122]=0;[main.$A122];&quot;&quot;)">
            <text:p/>
          </table:table-cell>
          <table:table-cell table:formula="of:=IF([main.$C122]=0;[main.$B122];&quot;&quot;)">
            <text:p/>
          </table:table-cell>
          <table:table-cell table:formula="of:=IF([main.$C122]=1;[main.$A122];&quot;&quot;)" office:value-type="float" office:value="-0.218149" calcext:value-type="float">
            <text:p>-0.218149</text:p>
          </table:table-cell>
          <table:table-cell table:formula="of:=IF([main.$C122]=1;[main.$B122];&quot;&quot;)" office:value-type="float" office:value="0.812957" calcext:value-type="float">
            <text:p>0.812957</text:p>
          </table:table-cell>
          <table:table-cell table:formula="of:=IF([main.$C122]=2;[main.$A122];&quot;&quot;)">
            <text:p/>
          </table:table-cell>
          <table:table-cell table:formula="of:=IF([main.$C122]=2;[main.$B122];&quot;&quot;)">
            <text:p/>
          </table:table-cell>
          <table:table-cell table:number-columns-repeated="2"/>
          <table:table-cell table:formula="of:=IF([main.$H122]=0;[main.$F122];&quot;&quot;)" office:value-type="float" office:value="-0.218149" calcext:value-type="float">
            <text:p>-0.218149</text:p>
          </table:table-cell>
          <table:table-cell table:formula="of:=IF([main.$H122]=0;[main.$G122];&quot;&quot;)" office:value-type="float" office:value="0.812957" calcext:value-type="float">
            <text:p>0.812957</text:p>
          </table:table-cell>
          <table:table-cell table:formula="of:=IF([main.$H122]=1;[main.$F122];&quot;&quot;)">
            <text:p/>
          </table:table-cell>
          <table:table-cell table:formula="of:=IF([main.$H122]=1;[main.$G122];&quot;&quot;)">
            <text:p/>
          </table:table-cell>
          <table:table-cell table:formula="of:=IF([main.$H122]=2;[main.$F122];&quot;&quot;)">
            <text:p/>
          </table:table-cell>
          <table:table-cell table:formula="of:=IF([main.$H122]=2;[main.$G122];&quot;&quot;)">
            <text:p/>
          </table:table-cell>
        </table:table-row>
        <table:table-row table:style-name="ro1">
          <table:table-cell table:formula="of:=IF([main.$C123]=0;[main.$A123];&quot;&quot;)">
            <text:p/>
          </table:table-cell>
          <table:table-cell table:formula="of:=IF([main.$C123]=0;[main.$B123];&quot;&quot;)">
            <text:p/>
          </table:table-cell>
          <table:table-cell table:formula="of:=IF([main.$C123]=1;[main.$A123];&quot;&quot;)">
            <text:p/>
          </table:table-cell>
          <table:table-cell table:formula="of:=IF([main.$C123]=1;[main.$B123];&quot;&quot;)">
            <text:p/>
          </table:table-cell>
          <table:table-cell table:formula="of:=IF([main.$C123]=2;[main.$A123];&quot;&quot;)" office:value-type="float" office:value="1.60178" calcext:value-type="float">
            <text:p>1.60178</text:p>
          </table:table-cell>
          <table:table-cell table:formula="of:=IF([main.$C123]=2;[main.$B123];&quot;&quot;)" office:value-type="float" office:value="0.0448389" calcext:value-type="float">
            <text:p>0.0448389</text:p>
          </table:table-cell>
          <table:table-cell table:number-columns-repeated="2"/>
          <table:table-cell table:formula="of:=IF([main.$H123]=0;[main.$F123];&quot;&quot;)" office:value-type="float" office:value="1.60178" calcext:value-type="float">
            <text:p>1.60178</text:p>
          </table:table-cell>
          <table:table-cell table:formula="of:=IF([main.$H123]=0;[main.$G123];&quot;&quot;)" office:value-type="float" office:value="0.0448389" calcext:value-type="float">
            <text:p>0.0448389</text:p>
          </table:table-cell>
          <table:table-cell table:formula="of:=IF([main.$H123]=1;[main.$F123];&quot;&quot;)">
            <text:p/>
          </table:table-cell>
          <table:table-cell table:formula="of:=IF([main.$H123]=1;[main.$G123];&quot;&quot;)">
            <text:p/>
          </table:table-cell>
          <table:table-cell table:formula="of:=IF([main.$H123]=2;[main.$F123];&quot;&quot;)">
            <text:p/>
          </table:table-cell>
          <table:table-cell table:formula="of:=IF([main.$H123]=2;[main.$G123];&quot;&quot;)">
            <text:p/>
          </table:table-cell>
        </table:table-row>
        <table:table-row table:style-name="ro1">
          <table:table-cell table:formula="of:=IF([main.$C124]=0;[main.$A124];&quot;&quot;)" office:value-type="float" office:value="-0.406359" calcext:value-type="float">
            <text:p>-0.406359</text:p>
          </table:table-cell>
          <table:table-cell table:formula="of:=IF([main.$C124]=0;[main.$B124];&quot;&quot;)" office:value-type="float" office:value="-0.0584332" calcext:value-type="float">
            <text:p>-0.0584332</text:p>
          </table:table-cell>
          <table:table-cell table:formula="of:=IF([main.$C124]=1;[main.$A124];&quot;&quot;)">
            <text:p/>
          </table:table-cell>
          <table:table-cell table:formula="of:=IF([main.$C124]=1;[main.$B124];&quot;&quot;)">
            <text:p/>
          </table:table-cell>
          <table:table-cell table:formula="of:=IF([main.$C124]=2;[main.$A124];&quot;&quot;)">
            <text:p/>
          </table:table-cell>
          <table:table-cell table:formula="of:=IF([main.$C124]=2;[main.$B124];&quot;&quot;)">
            <text:p/>
          </table:table-cell>
          <table:table-cell table:number-columns-repeated="2"/>
          <table:table-cell table:formula="of:=IF([main.$H124]=0;[main.$F124];&quot;&quot;)" office:value-type="float" office:value="-0.406359" calcext:value-type="float">
            <text:p>-0.406359</text:p>
          </table:table-cell>
          <table:table-cell table:formula="of:=IF([main.$H124]=0;[main.$G124];&quot;&quot;)" office:value-type="float" office:value="-0.0584332" calcext:value-type="float">
            <text:p>-0.0584332</text:p>
          </table:table-cell>
          <table:table-cell table:formula="of:=IF([main.$H124]=1;[main.$F124];&quot;&quot;)">
            <text:p/>
          </table:table-cell>
          <table:table-cell table:formula="of:=IF([main.$H124]=1;[main.$G124];&quot;&quot;)">
            <text:p/>
          </table:table-cell>
          <table:table-cell table:formula="of:=IF([main.$H124]=2;[main.$F124];&quot;&quot;)">
            <text:p/>
          </table:table-cell>
          <table:table-cell table:formula="of:=IF([main.$H124]=2;[main.$G124];&quot;&quot;)">
            <text:p/>
          </table:table-cell>
        </table:table-row>
        <table:table-row table:style-name="ro1">
          <table:table-cell table:formula="of:=IF([main.$C125]=0;[main.$A125];&quot;&quot;)" office:value-type="float" office:value="-0.740763" calcext:value-type="float">
            <text:p>-0.740763</text:p>
          </table:table-cell>
          <table:table-cell table:formula="of:=IF([main.$C125]=0;[main.$B125];&quot;&quot;)" office:value-type="float" office:value="-0.623577" calcext:value-type="float">
            <text:p>-0.623577</text:p>
          </table:table-cell>
          <table:table-cell table:formula="of:=IF([main.$C125]=1;[main.$A125];&quot;&quot;)">
            <text:p/>
          </table:table-cell>
          <table:table-cell table:formula="of:=IF([main.$C125]=1;[main.$B125];&quot;&quot;)">
            <text:p/>
          </table:table-cell>
          <table:table-cell table:formula="of:=IF([main.$C125]=2;[main.$A125];&quot;&quot;)">
            <text:p/>
          </table:table-cell>
          <table:table-cell table:formula="of:=IF([main.$C125]=2;[main.$B125];&quot;&quot;)">
            <text:p/>
          </table:table-cell>
          <table:table-cell table:number-columns-repeated="2"/>
          <table:table-cell table:formula="of:=IF([main.$H125]=0;[main.$F125];&quot;&quot;)" office:value-type="float" office:value="-0.740763" calcext:value-type="float">
            <text:p>-0.740763</text:p>
          </table:table-cell>
          <table:table-cell table:formula="of:=IF([main.$H125]=0;[main.$G125];&quot;&quot;)" office:value-type="float" office:value="-0.623577" calcext:value-type="float">
            <text:p>-0.623577</text:p>
          </table:table-cell>
          <table:table-cell table:formula="of:=IF([main.$H125]=1;[main.$F125];&quot;&quot;)">
            <text:p/>
          </table:table-cell>
          <table:table-cell table:formula="of:=IF([main.$H125]=1;[main.$G125];&quot;&quot;)">
            <text:p/>
          </table:table-cell>
          <table:table-cell table:formula="of:=IF([main.$H125]=2;[main.$F125];&quot;&quot;)">
            <text:p/>
          </table:table-cell>
          <table:table-cell table:formula="of:=IF([main.$H125]=2;[main.$G125];&quot;&quot;)">
            <text:p/>
          </table:table-cell>
        </table:table-row>
        <table:table-row table:style-name="ro1">
          <table:table-cell table:formula="of:=IF([main.$C126]=0;[main.$A126];&quot;&quot;)">
            <text:p/>
          </table:table-cell>
          <table:table-cell table:formula="of:=IF([main.$C126]=0;[main.$B126];&quot;&quot;)">
            <text:p/>
          </table:table-cell>
          <table:table-cell table:formula="of:=IF([main.$C126]=1;[main.$A126];&quot;&quot;)" office:value-type="float" office:value="-0.717902" calcext:value-type="float">
            <text:p>-0.717902</text:p>
          </table:table-cell>
          <table:table-cell table:formula="of:=IF([main.$C126]=1;[main.$B126];&quot;&quot;)" office:value-type="float" office:value="0.890693" calcext:value-type="float">
            <text:p>0.890693</text:p>
          </table:table-cell>
          <table:table-cell table:formula="of:=IF([main.$C126]=2;[main.$A126];&quot;&quot;)">
            <text:p/>
          </table:table-cell>
          <table:table-cell table:formula="of:=IF([main.$C126]=2;[main.$B126];&quot;&quot;)">
            <text:p/>
          </table:table-cell>
          <table:table-cell table:number-columns-repeated="2"/>
          <table:table-cell table:formula="of:=IF([main.$H126]=0;[main.$F126];&quot;&quot;)" office:value-type="float" office:value="-0.717902" calcext:value-type="float">
            <text:p>-0.717902</text:p>
          </table:table-cell>
          <table:table-cell table:formula="of:=IF([main.$H126]=0;[main.$G126];&quot;&quot;)" office:value-type="float" office:value="0.890693" calcext:value-type="float">
            <text:p>0.890693</text:p>
          </table:table-cell>
          <table:table-cell table:formula="of:=IF([main.$H126]=1;[main.$F126];&quot;&quot;)">
            <text:p/>
          </table:table-cell>
          <table:table-cell table:formula="of:=IF([main.$H126]=1;[main.$G126];&quot;&quot;)">
            <text:p/>
          </table:table-cell>
          <table:table-cell table:formula="of:=IF([main.$H126]=2;[main.$F126];&quot;&quot;)">
            <text:p/>
          </table:table-cell>
          <table:table-cell table:formula="of:=IF([main.$H126]=2;[main.$G126];&quot;&quot;)">
            <text:p/>
          </table:table-cell>
        </table:table-row>
        <table:table-row table:style-name="ro1">
          <table:table-cell table:formula="of:=IF([main.$C127]=0;[main.$A127];&quot;&quot;)">
            <text:p/>
          </table:table-cell>
          <table:table-cell table:formula="of:=IF([main.$C127]=0;[main.$B127];&quot;&quot;)">
            <text:p/>
          </table:table-cell>
          <table:table-cell table:formula="of:=IF([main.$C127]=1;[main.$A127];&quot;&quot;)">
            <text:p/>
          </table:table-cell>
          <table:table-cell table:formula="of:=IF([main.$C127]=1;[main.$B127];&quot;&quot;)">
            <text:p/>
          </table:table-cell>
          <table:table-cell table:formula="of:=IF([main.$C127]=2;[main.$A127];&quot;&quot;)" office:value-type="float" office:value="1.61958" calcext:value-type="float">
            <text:p>1.61958</text:p>
          </table:table-cell>
          <table:table-cell table:formula="of:=IF([main.$C127]=2;[main.$B127];&quot;&quot;)" office:value-type="float" office:value="0.287087" calcext:value-type="float">
            <text:p>0.287087</text:p>
          </table:table-cell>
          <table:table-cell table:number-columns-repeated="2"/>
          <table:table-cell table:formula="of:=IF([main.$H127]=0;[main.$F127];&quot;&quot;)" office:value-type="float" office:value="1.61958" calcext:value-type="float">
            <text:p>1.61958</text:p>
          </table:table-cell>
          <table:table-cell table:formula="of:=IF([main.$H127]=0;[main.$G127];&quot;&quot;)" office:value-type="float" office:value="0.287087" calcext:value-type="float">
            <text:p>0.287087</text:p>
          </table:table-cell>
          <table:table-cell table:formula="of:=IF([main.$H127]=1;[main.$F127];&quot;&quot;)">
            <text:p/>
          </table:table-cell>
          <table:table-cell table:formula="of:=IF([main.$H127]=1;[main.$G127];&quot;&quot;)">
            <text:p/>
          </table:table-cell>
          <table:table-cell table:formula="of:=IF([main.$H127]=2;[main.$F127];&quot;&quot;)">
            <text:p/>
          </table:table-cell>
          <table:table-cell table:formula="of:=IF([main.$H127]=2;[main.$G127];&quot;&quot;)">
            <text:p/>
          </table:table-cell>
        </table:table-row>
        <table:table-row table:style-name="ro1">
          <table:table-cell table:formula="of:=IF([main.$C128]=0;[main.$A128];&quot;&quot;)">
            <text:p/>
          </table:table-cell>
          <table:table-cell table:formula="of:=IF([main.$C128]=0;[main.$B128];&quot;&quot;)">
            <text:p/>
          </table:table-cell>
          <table:table-cell table:formula="of:=IF([main.$C128]=1;[main.$A128];&quot;&quot;)" office:value-type="float" office:value="-0.810984" calcext:value-type="float">
            <text:p>-0.810984</text:p>
          </table:table-cell>
          <table:table-cell table:formula="of:=IF([main.$C128]=1;[main.$B128];&quot;&quot;)" office:value-type="float" office:value="1.50999" calcext:value-type="float">
            <text:p>1.50999</text:p>
          </table:table-cell>
          <table:table-cell table:formula="of:=IF([main.$C128]=2;[main.$A128];&quot;&quot;)">
            <text:p/>
          </table:table-cell>
          <table:table-cell table:formula="of:=IF([main.$C128]=2;[main.$B128];&quot;&quot;)">
            <text:p/>
          </table:table-cell>
          <table:table-cell table:number-columns-repeated="2"/>
          <table:table-cell table:formula="of:=IF([main.$H128]=0;[main.$F128];&quot;&quot;)" office:value-type="float" office:value="-0.810984" calcext:value-type="float">
            <text:p>-0.810984</text:p>
          </table:table-cell>
          <table:table-cell table:formula="of:=IF([main.$H128]=0;[main.$G128];&quot;&quot;)" office:value-type="float" office:value="1.50999" calcext:value-type="float">
            <text:p>1.50999</text:p>
          </table:table-cell>
          <table:table-cell table:formula="of:=IF([main.$H128]=1;[main.$F128];&quot;&quot;)">
            <text:p/>
          </table:table-cell>
          <table:table-cell table:formula="of:=IF([main.$H128]=1;[main.$G128];&quot;&quot;)">
            <text:p/>
          </table:table-cell>
          <table:table-cell table:formula="of:=IF([main.$H128]=2;[main.$F128];&quot;&quot;)">
            <text:p/>
          </table:table-cell>
          <table:table-cell table:formula="of:=IF([main.$H128]=2;[main.$G128];&quot;&quot;)">
            <text:p/>
          </table:table-cell>
        </table:table-row>
        <table:table-row table:style-name="ro1">
          <table:table-cell table:formula="of:=IF([main.$C129]=0;[main.$A129];&quot;&quot;)">
            <text:p/>
          </table:table-cell>
          <table:table-cell table:formula="of:=IF([main.$C129]=0;[main.$B129];&quot;&quot;)">
            <text:p/>
          </table:table-cell>
          <table:table-cell table:formula="of:=IF([main.$C129]=1;[main.$A129];&quot;&quot;)" office:value-type="float" office:value="-0.0381037" calcext:value-type="float">
            <text:p>-0.0381037</text:p>
          </table:table-cell>
          <table:table-cell table:formula="of:=IF([main.$C129]=1;[main.$B129];&quot;&quot;)" office:value-type="float" office:value="1.43077" calcext:value-type="float">
            <text:p>1.43077</text:p>
          </table:table-cell>
          <table:table-cell table:formula="of:=IF([main.$C129]=2;[main.$A129];&quot;&quot;)">
            <text:p/>
          </table:table-cell>
          <table:table-cell table:formula="of:=IF([main.$C129]=2;[main.$B129];&quot;&quot;)">
            <text:p/>
          </table:table-cell>
          <table:table-cell table:number-columns-repeated="2"/>
          <table:table-cell table:formula="of:=IF([main.$H129]=0;[main.$F129];&quot;&quot;)" office:value-type="float" office:value="-0.0381037" calcext:value-type="float">
            <text:p>-0.0381037</text:p>
          </table:table-cell>
          <table:table-cell table:formula="of:=IF([main.$H129]=0;[main.$G129];&quot;&quot;)" office:value-type="float" office:value="1.43077" calcext:value-type="float">
            <text:p>1.43077</text:p>
          </table:table-cell>
          <table:table-cell table:formula="of:=IF([main.$H129]=1;[main.$F129];&quot;&quot;)">
            <text:p/>
          </table:table-cell>
          <table:table-cell table:formula="of:=IF([main.$H129]=1;[main.$G129];&quot;&quot;)">
            <text:p/>
          </table:table-cell>
          <table:table-cell table:formula="of:=IF([main.$H129]=2;[main.$F129];&quot;&quot;)">
            <text:p/>
          </table:table-cell>
          <table:table-cell table:formula="of:=IF([main.$H129]=2;[main.$G129];&quot;&quot;)">
            <text:p/>
          </table:table-cell>
        </table:table-row>
        <table:table-row table:style-name="ro1">
          <table:table-cell table:formula="of:=IF([main.$C130]=0;[main.$A130];&quot;&quot;)">
            <text:p/>
          </table:table-cell>
          <table:table-cell table:formula="of:=IF([main.$C130]=0;[main.$B130];&quot;&quot;)">
            <text:p/>
          </table:table-cell>
          <table:table-cell table:formula="of:=IF([main.$C130]=1;[main.$A130];&quot;&quot;)" office:value-type="float" office:value="1.56719" calcext:value-type="float">
            <text:p>1.56719</text:p>
          </table:table-cell>
          <table:table-cell table:formula="of:=IF([main.$C130]=1;[main.$B130];&quot;&quot;)" office:value-type="float" office:value="2.70634" calcext:value-type="float">
            <text:p>2.70634</text:p>
          </table:table-cell>
          <table:table-cell table:formula="of:=IF([main.$C130]=2;[main.$A130];&quot;&quot;)">
            <text:p/>
          </table:table-cell>
          <table:table-cell table:formula="of:=IF([main.$C130]=2;[main.$B130];&quot;&quot;)">
            <text:p/>
          </table:table-cell>
          <table:table-cell table:number-columns-repeated="2"/>
          <table:table-cell table:formula="of:=IF([main.$H130]=0;[main.$F130];&quot;&quot;)" office:value-type="float" office:value="1.56719" calcext:value-type="float">
            <text:p>1.56719</text:p>
          </table:table-cell>
          <table:table-cell table:formula="of:=IF([main.$H130]=0;[main.$G130];&quot;&quot;)" office:value-type="float" office:value="2.70634" calcext:value-type="float">
            <text:p>2.70634</text:p>
          </table:table-cell>
          <table:table-cell table:formula="of:=IF([main.$H130]=1;[main.$F130];&quot;&quot;)">
            <text:p/>
          </table:table-cell>
          <table:table-cell table:formula="of:=IF([main.$H130]=1;[main.$G130];&quot;&quot;)">
            <text:p/>
          </table:table-cell>
          <table:table-cell table:formula="of:=IF([main.$H130]=2;[main.$F130];&quot;&quot;)">
            <text:p/>
          </table:table-cell>
          <table:table-cell table:formula="of:=IF([main.$H130]=2;[main.$G130];&quot;&quot;)">
            <text:p/>
          </table:table-cell>
        </table:table-row>
        <table:table-row table:style-name="ro1">
          <table:table-cell table:formula="of:=IF([main.$C131]=0;[main.$A131];&quot;&quot;)">
            <text:p/>
          </table:table-cell>
          <table:table-cell table:formula="of:=IF([main.$C131]=0;[main.$B131];&quot;&quot;)">
            <text:p/>
          </table:table-cell>
          <table:table-cell table:formula="of:=IF([main.$C131]=1;[main.$A131];&quot;&quot;)">
            <text:p/>
          </table:table-cell>
          <table:table-cell table:formula="of:=IF([main.$C131]=1;[main.$B131];&quot;&quot;)">
            <text:p/>
          </table:table-cell>
          <table:table-cell table:formula="of:=IF([main.$C131]=2;[main.$A131];&quot;&quot;)" office:value-type="float" office:value="1.93391" calcext:value-type="float">
            <text:p>1.93391</text:p>
          </table:table-cell>
          <table:table-cell table:formula="of:=IF([main.$C131]=2;[main.$B131];&quot;&quot;)" office:value-type="float" office:value="0.483071" calcext:value-type="float">
            <text:p>0.483071</text:p>
          </table:table-cell>
          <table:table-cell table:number-columns-repeated="2"/>
          <table:table-cell table:formula="of:=IF([main.$H131]=0;[main.$F131];&quot;&quot;)" office:value-type="float" office:value="1.93391" calcext:value-type="float">
            <text:p>1.93391</text:p>
          </table:table-cell>
          <table:table-cell table:formula="of:=IF([main.$H131]=0;[main.$G131];&quot;&quot;)" office:value-type="float" office:value="0.483071" calcext:value-type="float">
            <text:p>0.483071</text:p>
          </table:table-cell>
          <table:table-cell table:formula="of:=IF([main.$H131]=1;[main.$F131];&quot;&quot;)">
            <text:p/>
          </table:table-cell>
          <table:table-cell table:formula="of:=IF([main.$H131]=1;[main.$G131];&quot;&quot;)">
            <text:p/>
          </table:table-cell>
          <table:table-cell table:formula="of:=IF([main.$H131]=2;[main.$F131];&quot;&quot;)">
            <text:p/>
          </table:table-cell>
          <table:table-cell table:formula="of:=IF([main.$H131]=2;[main.$G131];&quot;&quot;)">
            <text:p/>
          </table:table-cell>
        </table:table-row>
        <table:table-row table:style-name="ro1">
          <table:table-cell table:formula="of:=IF([main.$C132]=0;[main.$A132];&quot;&quot;)">
            <text:p/>
          </table:table-cell>
          <table:table-cell table:formula="of:=IF([main.$C132]=0;[main.$B132];&quot;&quot;)">
            <text:p/>
          </table:table-cell>
          <table:table-cell table:formula="of:=IF([main.$C132]=1;[main.$A132];&quot;&quot;)" office:value-type="float" office:value="-0.550662" calcext:value-type="float">
            <text:p>-0.550662</text:p>
          </table:table-cell>
          <table:table-cell table:formula="of:=IF([main.$C132]=1;[main.$B132];&quot;&quot;)" office:value-type="float" office:value="0.675706" calcext:value-type="float">
            <text:p>0.675706</text:p>
          </table:table-cell>
          <table:table-cell table:formula="of:=IF([main.$C132]=2;[main.$A132];&quot;&quot;)">
            <text:p/>
          </table:table-cell>
          <table:table-cell table:formula="of:=IF([main.$C132]=2;[main.$B132];&quot;&quot;)">
            <text:p/>
          </table:table-cell>
          <table:table-cell table:number-columns-repeated="2"/>
          <table:table-cell table:formula="of:=IF([main.$H132]=0;[main.$F132];&quot;&quot;)" office:value-type="float" office:value="-0.550662" calcext:value-type="float">
            <text:p>-0.550662</text:p>
          </table:table-cell>
          <table:table-cell table:formula="of:=IF([main.$H132]=0;[main.$G132];&quot;&quot;)" office:value-type="float" office:value="0.675706" calcext:value-type="float">
            <text:p>0.675706</text:p>
          </table:table-cell>
          <table:table-cell table:formula="of:=IF([main.$H132]=1;[main.$F132];&quot;&quot;)">
            <text:p/>
          </table:table-cell>
          <table:table-cell table:formula="of:=IF([main.$H132]=1;[main.$G132];&quot;&quot;)">
            <text:p/>
          </table:table-cell>
          <table:table-cell table:formula="of:=IF([main.$H132]=2;[main.$F132];&quot;&quot;)">
            <text:p/>
          </table:table-cell>
          <table:table-cell table:formula="of:=IF([main.$H132]=2;[main.$G132];&quot;&quot;)">
            <text:p/>
          </table:table-cell>
        </table:table-row>
        <table:table-row table:style-name="ro1">
          <table:table-cell table:formula="of:=IF([main.$C133]=0;[main.$A133];&quot;&quot;)">
            <text:p/>
          </table:table-cell>
          <table:table-cell table:formula="of:=IF([main.$C133]=0;[main.$B133];&quot;&quot;)">
            <text:p/>
          </table:table-cell>
          <table:table-cell table:formula="of:=IF([main.$C133]=1;[main.$A133];&quot;&quot;)">
            <text:p/>
          </table:table-cell>
          <table:table-cell table:formula="of:=IF([main.$C133]=1;[main.$B133];&quot;&quot;)">
            <text:p/>
          </table:table-cell>
          <table:table-cell table:formula="of:=IF([main.$C133]=2;[main.$A133];&quot;&quot;)" office:value-type="float" office:value="1.55931" calcext:value-type="float">
            <text:p>1.55931</text:p>
          </table:table-cell>
          <table:table-cell table:formula="of:=IF([main.$C133]=2;[main.$B133];&quot;&quot;)" office:value-type="float" office:value="-0.362132" calcext:value-type="float">
            <text:p>-0.362132</text:p>
          </table:table-cell>
          <table:table-cell table:number-columns-repeated="2"/>
          <table:table-cell table:formula="of:=IF([main.$H133]=0;[main.$F133];&quot;&quot;)" office:value-type="float" office:value="1.55931" calcext:value-type="float">
            <text:p>1.55931</text:p>
          </table:table-cell>
          <table:table-cell table:formula="of:=IF([main.$H133]=0;[main.$G133];&quot;&quot;)" office:value-type="float" office:value="-0.362132" calcext:value-type="float">
            <text:p>-0.362132</text:p>
          </table:table-cell>
          <table:table-cell table:formula="of:=IF([main.$H133]=1;[main.$F133];&quot;&quot;)">
            <text:p/>
          </table:table-cell>
          <table:table-cell table:formula="of:=IF([main.$H133]=1;[main.$G133];&quot;&quot;)">
            <text:p/>
          </table:table-cell>
          <table:table-cell table:formula="of:=IF([main.$H133]=2;[main.$F133];&quot;&quot;)">
            <text:p/>
          </table:table-cell>
          <table:table-cell table:formula="of:=IF([main.$H133]=2;[main.$G133];&quot;&quot;)">
            <text:p/>
          </table:table-cell>
        </table:table-row>
        <table:table-row table:style-name="ro1">
          <table:table-cell table:formula="of:=IF([main.$C134]=0;[main.$A134];&quot;&quot;)" office:value-type="float" office:value="0.0928477" calcext:value-type="float">
            <text:p>0.0928477</text:p>
          </table:table-cell>
          <table:table-cell table:formula="of:=IF([main.$C134]=0;[main.$B134];&quot;&quot;)" office:value-type="float" office:value="0.303404" calcext:value-type="float">
            <text:p>0.303404</text:p>
          </table:table-cell>
          <table:table-cell table:formula="of:=IF([main.$C134]=1;[main.$A134];&quot;&quot;)">
            <text:p/>
          </table:table-cell>
          <table:table-cell table:formula="of:=IF([main.$C134]=1;[main.$B134];&quot;&quot;)">
            <text:p/>
          </table:table-cell>
          <table:table-cell table:formula="of:=IF([main.$C134]=2;[main.$A134];&quot;&quot;)">
            <text:p/>
          </table:table-cell>
          <table:table-cell table:formula="of:=IF([main.$C134]=2;[main.$B134];&quot;&quot;)">
            <text:p/>
          </table:table-cell>
          <table:table-cell table:number-columns-repeated="2"/>
          <table:table-cell table:formula="of:=IF([main.$H134]=0;[main.$F134];&quot;&quot;)" office:value-type="float" office:value="0.0928477" calcext:value-type="float">
            <text:p>0.0928477</text:p>
          </table:table-cell>
          <table:table-cell table:formula="of:=IF([main.$H134]=0;[main.$G134];&quot;&quot;)" office:value-type="float" office:value="0.303404" calcext:value-type="float">
            <text:p>0.303404</text:p>
          </table:table-cell>
          <table:table-cell table:formula="of:=IF([main.$H134]=1;[main.$F134];&quot;&quot;)">
            <text:p/>
          </table:table-cell>
          <table:table-cell table:formula="of:=IF([main.$H134]=1;[main.$G134];&quot;&quot;)">
            <text:p/>
          </table:table-cell>
          <table:table-cell table:formula="of:=IF([main.$H134]=2;[main.$F134];&quot;&quot;)">
            <text:p/>
          </table:table-cell>
          <table:table-cell table:formula="of:=IF([main.$H134]=2;[main.$G134];&quot;&quot;)">
            <text:p/>
          </table:table-cell>
        </table:table-row>
        <table:table-row table:style-name="ro1">
          <table:table-cell table:formula="of:=IF([main.$C135]=0;[main.$A135];&quot;&quot;)" office:value-type="float" office:value="1.34908" calcext:value-type="float">
            <text:p>1.34908</text:p>
          </table:table-cell>
          <table:table-cell table:formula="of:=IF([main.$C135]=0;[main.$B135];&quot;&quot;)" office:value-type="float" office:value="1.34341" calcext:value-type="float">
            <text:p>1.34341</text:p>
          </table:table-cell>
          <table:table-cell table:formula="of:=IF([main.$C135]=1;[main.$A135];&quot;&quot;)">
            <text:p/>
          </table:table-cell>
          <table:table-cell table:formula="of:=IF([main.$C135]=1;[main.$B135];&quot;&quot;)">
            <text:p/>
          </table:table-cell>
          <table:table-cell table:formula="of:=IF([main.$C135]=2;[main.$A135];&quot;&quot;)">
            <text:p/>
          </table:table-cell>
          <table:table-cell table:formula="of:=IF([main.$C135]=2;[main.$B135];&quot;&quot;)">
            <text:p/>
          </table:table-cell>
          <table:table-cell table:number-columns-repeated="2"/>
          <table:table-cell table:formula="of:=IF([main.$H135]=0;[main.$F135];&quot;&quot;)" office:value-type="float" office:value="1.34908" calcext:value-type="float">
            <text:p>1.34908</text:p>
          </table:table-cell>
          <table:table-cell table:formula="of:=IF([main.$H135]=0;[main.$G135];&quot;&quot;)" office:value-type="float" office:value="1.34341" calcext:value-type="float">
            <text:p>1.34341</text:p>
          </table:table-cell>
          <table:table-cell table:formula="of:=IF([main.$H135]=1;[main.$F135];&quot;&quot;)">
            <text:p/>
          </table:table-cell>
          <table:table-cell table:formula="of:=IF([main.$H135]=1;[main.$G135];&quot;&quot;)">
            <text:p/>
          </table:table-cell>
          <table:table-cell table:formula="of:=IF([main.$H135]=2;[main.$F135];&quot;&quot;)">
            <text:p/>
          </table:table-cell>
          <table:table-cell table:formula="of:=IF([main.$H135]=2;[main.$G135];&quot;&quot;)">
            <text:p/>
          </table:table-cell>
        </table:table-row>
        <table:table-row table:style-name="ro1">
          <table:table-cell table:formula="of:=IF([main.$C136]=0;[main.$A136];&quot;&quot;)">
            <text:p/>
          </table:table-cell>
          <table:table-cell table:formula="of:=IF([main.$C136]=0;[main.$B136];&quot;&quot;)">
            <text:p/>
          </table:table-cell>
          <table:table-cell table:formula="of:=IF([main.$C136]=1;[main.$A136];&quot;&quot;)">
            <text:p/>
          </table:table-cell>
          <table:table-cell table:formula="of:=IF([main.$C136]=1;[main.$B136];&quot;&quot;)">
            <text:p/>
          </table:table-cell>
          <table:table-cell table:formula="of:=IF([main.$C136]=2;[main.$A136];&quot;&quot;)" office:value-type="float" office:value="2.25568" calcext:value-type="float">
            <text:p>2.25568</text:p>
          </table:table-cell>
          <table:table-cell table:formula="of:=IF([main.$C136]=2;[main.$B136];&quot;&quot;)" office:value-type="float" office:value="0.508636" calcext:value-type="float">
            <text:p>0.508636</text:p>
          </table:table-cell>
          <table:table-cell table:number-columns-repeated="2"/>
          <table:table-cell table:formula="of:=IF([main.$H136]=0;[main.$F136];&quot;&quot;)" office:value-type="float" office:value="2.25568" calcext:value-type="float">
            <text:p>2.25568</text:p>
          </table:table-cell>
          <table:table-cell table:formula="of:=IF([main.$H136]=0;[main.$G136];&quot;&quot;)" office:value-type="float" office:value="0.508636" calcext:value-type="float">
            <text:p>0.508636</text:p>
          </table:table-cell>
          <table:table-cell table:formula="of:=IF([main.$H136]=1;[main.$F136];&quot;&quot;)">
            <text:p/>
          </table:table-cell>
          <table:table-cell table:formula="of:=IF([main.$H136]=1;[main.$G136];&quot;&quot;)">
            <text:p/>
          </table:table-cell>
          <table:table-cell table:formula="of:=IF([main.$H136]=2;[main.$F136];&quot;&quot;)">
            <text:p/>
          </table:table-cell>
          <table:table-cell table:formula="of:=IF([main.$H136]=2;[main.$G136];&quot;&quot;)">
            <text:p/>
          </table:table-cell>
        </table:table-row>
        <table:table-row table:style-name="ro1">
          <table:table-cell table:formula="of:=IF([main.$C137]=0;[main.$A137];&quot;&quot;)" office:value-type="float" office:value="1.0786" calcext:value-type="float">
            <text:p>1.0786</text:p>
          </table:table-cell>
          <table:table-cell table:formula="of:=IF([main.$C137]=0;[main.$B137];&quot;&quot;)" office:value-type="float" office:value="0.854419" calcext:value-type="float">
            <text:p>0.854419</text:p>
          </table:table-cell>
          <table:table-cell table:formula="of:=IF([main.$C137]=1;[main.$A137];&quot;&quot;)">
            <text:p/>
          </table:table-cell>
          <table:table-cell table:formula="of:=IF([main.$C137]=1;[main.$B137];&quot;&quot;)">
            <text:p/>
          </table:table-cell>
          <table:table-cell table:formula="of:=IF([main.$C137]=2;[main.$A137];&quot;&quot;)">
            <text:p/>
          </table:table-cell>
          <table:table-cell table:formula="of:=IF([main.$C137]=2;[main.$B137];&quot;&quot;)">
            <text:p/>
          </table:table-cell>
          <table:table-cell table:number-columns-repeated="2"/>
          <table:table-cell table:formula="of:=IF([main.$H137]=0;[main.$F137];&quot;&quot;)" office:value-type="float" office:value="1.0786" calcext:value-type="float">
            <text:p>1.0786</text:p>
          </table:table-cell>
          <table:table-cell table:formula="of:=IF([main.$H137]=0;[main.$G137];&quot;&quot;)" office:value-type="float" office:value="0.854419" calcext:value-type="float">
            <text:p>0.854419</text:p>
          </table:table-cell>
          <table:table-cell table:formula="of:=IF([main.$H137]=1;[main.$F137];&quot;&quot;)">
            <text:p/>
          </table:table-cell>
          <table:table-cell table:formula="of:=IF([main.$H137]=1;[main.$G137];&quot;&quot;)">
            <text:p/>
          </table:table-cell>
          <table:table-cell table:formula="of:=IF([main.$H137]=2;[main.$F137];&quot;&quot;)">
            <text:p/>
          </table:table-cell>
          <table:table-cell table:formula="of:=IF([main.$H137]=2;[main.$G137];&quot;&quot;)">
            <text:p/>
          </table:table-cell>
        </table:table-row>
        <table:table-row table:style-name="ro1">
          <table:table-cell table:formula="of:=IF([main.$C138]=0;[main.$A138];&quot;&quot;)">
            <text:p/>
          </table:table-cell>
          <table:table-cell table:formula="of:=IF([main.$C138]=0;[main.$B138];&quot;&quot;)">
            <text:p/>
          </table:table-cell>
          <table:table-cell table:formula="of:=IF([main.$C138]=1;[main.$A138];&quot;&quot;)">
            <text:p/>
          </table:table-cell>
          <table:table-cell table:formula="of:=IF([main.$C138]=1;[main.$B138];&quot;&quot;)">
            <text:p/>
          </table:table-cell>
          <table:table-cell table:formula="of:=IF([main.$C138]=2;[main.$A138];&quot;&quot;)" office:value-type="float" office:value="1.39453" calcext:value-type="float">
            <text:p>1.39453</text:p>
          </table:table-cell>
          <table:table-cell table:formula="of:=IF([main.$C138]=2;[main.$B138];&quot;&quot;)" office:value-type="float" office:value="0.276135" calcext:value-type="float">
            <text:p>0.276135</text:p>
          </table:table-cell>
          <table:table-cell table:number-columns-repeated="2"/>
          <table:table-cell table:formula="of:=IF([main.$H138]=0;[main.$F138];&quot;&quot;)" office:value-type="float" office:value="1.39453" calcext:value-type="float">
            <text:p>1.39453</text:p>
          </table:table-cell>
          <table:table-cell table:formula="of:=IF([main.$H138]=0;[main.$G138];&quot;&quot;)" office:value-type="float" office:value="0.276135" calcext:value-type="float">
            <text:p>0.276135</text:p>
          </table:table-cell>
          <table:table-cell table:formula="of:=IF([main.$H138]=1;[main.$F138];&quot;&quot;)">
            <text:p/>
          </table:table-cell>
          <table:table-cell table:formula="of:=IF([main.$H138]=1;[main.$G138];&quot;&quot;)">
            <text:p/>
          </table:table-cell>
          <table:table-cell table:formula="of:=IF([main.$H138]=2;[main.$F138];&quot;&quot;)">
            <text:p/>
          </table:table-cell>
          <table:table-cell table:formula="of:=IF([main.$H138]=2;[main.$G138];&quot;&quot;)">
            <text:p/>
          </table:table-cell>
        </table:table-row>
        <table:table-row table:style-name="ro1">
          <table:table-cell table:formula="of:=IF([main.$C139]=0;[main.$A139];&quot;&quot;)">
            <text:p/>
          </table:table-cell>
          <table:table-cell table:formula="of:=IF([main.$C139]=0;[main.$B139];&quot;&quot;)">
            <text:p/>
          </table:table-cell>
          <table:table-cell table:formula="of:=IF([main.$C139]=1;[main.$A139];&quot;&quot;)" office:value-type="float" office:value="0.887538" calcext:value-type="float">
            <text:p>0.887538</text:p>
          </table:table-cell>
          <table:table-cell table:formula="of:=IF([main.$C139]=1;[main.$B139];&quot;&quot;)" office:value-type="float" office:value="2.62667" calcext:value-type="float">
            <text:p>2.62667</text:p>
          </table:table-cell>
          <table:table-cell table:formula="of:=IF([main.$C139]=2;[main.$A139];&quot;&quot;)">
            <text:p/>
          </table:table-cell>
          <table:table-cell table:formula="of:=IF([main.$C139]=2;[main.$B139];&quot;&quot;)">
            <text:p/>
          </table:table-cell>
          <table:table-cell table:number-columns-repeated="2"/>
          <table:table-cell table:formula="of:=IF([main.$H139]=0;[main.$F139];&quot;&quot;)" office:value-type="float" office:value="0.887538" calcext:value-type="float">
            <text:p>0.887538</text:p>
          </table:table-cell>
          <table:table-cell table:formula="of:=IF([main.$H139]=0;[main.$G139];&quot;&quot;)" office:value-type="float" office:value="2.62667" calcext:value-type="float">
            <text:p>2.62667</text:p>
          </table:table-cell>
          <table:table-cell table:formula="of:=IF([main.$H139]=1;[main.$F139];&quot;&quot;)">
            <text:p/>
          </table:table-cell>
          <table:table-cell table:formula="of:=IF([main.$H139]=1;[main.$G139];&quot;&quot;)">
            <text:p/>
          </table:table-cell>
          <table:table-cell table:formula="of:=IF([main.$H139]=2;[main.$F139];&quot;&quot;)">
            <text:p/>
          </table:table-cell>
          <table:table-cell table:formula="of:=IF([main.$H139]=2;[main.$G139];&quot;&quot;)">
            <text:p/>
          </table:table-cell>
        </table:table-row>
        <table:table-row table:style-name="ro1">
          <table:table-cell table:formula="of:=IF([main.$C140]=0;[main.$A140];&quot;&quot;)">
            <text:p/>
          </table:table-cell>
          <table:table-cell table:formula="of:=IF([main.$C140]=0;[main.$B140];&quot;&quot;)">
            <text:p/>
          </table:table-cell>
          <table:table-cell table:formula="of:=IF([main.$C140]=1;[main.$A140];&quot;&quot;)">
            <text:p/>
          </table:table-cell>
          <table:table-cell table:formula="of:=IF([main.$C140]=1;[main.$B140];&quot;&quot;)">
            <text:p/>
          </table:table-cell>
          <table:table-cell table:formula="of:=IF([main.$C140]=2;[main.$A140];&quot;&quot;)" office:value-type="float" office:value="0.403636" calcext:value-type="float">
            <text:p>0.403636</text:p>
          </table:table-cell>
          <table:table-cell table:formula="of:=IF([main.$C140]=2;[main.$B140];&quot;&quot;)" office:value-type="float" office:value="-0.792422" calcext:value-type="float">
            <text:p>-0.792422</text:p>
          </table:table-cell>
          <table:table-cell table:number-columns-repeated="2"/>
          <table:table-cell table:formula="of:=IF([main.$H140]=0;[main.$F140];&quot;&quot;)" office:value-type="float" office:value="0.403636" calcext:value-type="float">
            <text:p>0.403636</text:p>
          </table:table-cell>
          <table:table-cell table:formula="of:=IF([main.$H140]=0;[main.$G140];&quot;&quot;)" office:value-type="float" office:value="-0.792422" calcext:value-type="float">
            <text:p>-0.792422</text:p>
          </table:table-cell>
          <table:table-cell table:formula="of:=IF([main.$H140]=1;[main.$F140];&quot;&quot;)">
            <text:p/>
          </table:table-cell>
          <table:table-cell table:formula="of:=IF([main.$H140]=1;[main.$G140];&quot;&quot;)">
            <text:p/>
          </table:table-cell>
          <table:table-cell table:formula="of:=IF([main.$H140]=2;[main.$F140];&quot;&quot;)">
            <text:p/>
          </table:table-cell>
          <table:table-cell table:formula="of:=IF([main.$H140]=2;[main.$G140];&quot;&quot;)">
            <text:p/>
          </table:table-cell>
        </table:table-row>
        <table:table-row table:style-name="ro1">
          <table:table-cell table:formula="of:=IF([main.$C141]=0;[main.$A141];&quot;&quot;)">
            <text:p/>
          </table:table-cell>
          <table:table-cell table:formula="of:=IF([main.$C141]=0;[main.$B141];&quot;&quot;)">
            <text:p/>
          </table:table-cell>
          <table:table-cell table:formula="of:=IF([main.$C141]=1;[main.$A141];&quot;&quot;)" office:value-type="float" office:value="-0.0659" calcext:value-type="float">
            <text:p>-0.0659</text:p>
          </table:table-cell>
          <table:table-cell table:formula="of:=IF([main.$C141]=1;[main.$B141];&quot;&quot;)" office:value-type="float" office:value="1.721" calcext:value-type="float">
            <text:p>1.721</text:p>
          </table:table-cell>
          <table:table-cell table:formula="of:=IF([main.$C141]=2;[main.$A141];&quot;&quot;)">
            <text:p/>
          </table:table-cell>
          <table:table-cell table:formula="of:=IF([main.$C141]=2;[main.$B141];&quot;&quot;)">
            <text:p/>
          </table:table-cell>
          <table:table-cell table:number-columns-repeated="2"/>
          <table:table-cell table:formula="of:=IF([main.$H141]=0;[main.$F141];&quot;&quot;)" office:value-type="float" office:value="-0.0659" calcext:value-type="float">
            <text:p>-0.0659</text:p>
          </table:table-cell>
          <table:table-cell table:formula="of:=IF([main.$H141]=0;[main.$G141];&quot;&quot;)" office:value-type="float" office:value="1.721" calcext:value-type="float">
            <text:p>1.721</text:p>
          </table:table-cell>
          <table:table-cell table:formula="of:=IF([main.$H141]=1;[main.$F141];&quot;&quot;)">
            <text:p/>
          </table:table-cell>
          <table:table-cell table:formula="of:=IF([main.$H141]=1;[main.$G141];&quot;&quot;)">
            <text:p/>
          </table:table-cell>
          <table:table-cell table:formula="of:=IF([main.$H141]=2;[main.$F141];&quot;&quot;)">
            <text:p/>
          </table:table-cell>
          <table:table-cell table:formula="of:=IF([main.$H141]=2;[main.$G141];&quot;&quot;)">
            <text:p/>
          </table:table-cell>
        </table:table-row>
        <table:table-row table:style-name="ro1">
          <table:table-cell table:formula="of:=IF([main.$C142]=0;[main.$A142];&quot;&quot;)" office:value-type="float" office:value="0.8716" calcext:value-type="float">
            <text:p>0.8716</text:p>
          </table:table-cell>
          <table:table-cell table:formula="of:=IF([main.$C142]=0;[main.$B142];&quot;&quot;)" office:value-type="float" office:value="0.470962" calcext:value-type="float">
            <text:p>0.470962</text:p>
          </table:table-cell>
          <table:table-cell table:formula="of:=IF([main.$C142]=1;[main.$A142];&quot;&quot;)">
            <text:p/>
          </table:table-cell>
          <table:table-cell table:formula="of:=IF([main.$C142]=1;[main.$B142];&quot;&quot;)">
            <text:p/>
          </table:table-cell>
          <table:table-cell table:formula="of:=IF([main.$C142]=2;[main.$A142];&quot;&quot;)">
            <text:p/>
          </table:table-cell>
          <table:table-cell table:formula="of:=IF([main.$C142]=2;[main.$B142];&quot;&quot;)">
            <text:p/>
          </table:table-cell>
          <table:table-cell table:number-columns-repeated="2"/>
          <table:table-cell table:formula="of:=IF([main.$H142]=0;[main.$F142];&quot;&quot;)" office:value-type="float" office:value="0.8716" calcext:value-type="float">
            <text:p>0.8716</text:p>
          </table:table-cell>
          <table:table-cell table:formula="of:=IF([main.$H142]=0;[main.$G142];&quot;&quot;)" office:value-type="float" office:value="0.470962" calcext:value-type="float">
            <text:p>0.470962</text:p>
          </table:table-cell>
          <table:table-cell table:formula="of:=IF([main.$H142]=1;[main.$F142];&quot;&quot;)">
            <text:p/>
          </table:table-cell>
          <table:table-cell table:formula="of:=IF([main.$H142]=1;[main.$G142];&quot;&quot;)">
            <text:p/>
          </table:table-cell>
          <table:table-cell table:formula="of:=IF([main.$H142]=2;[main.$F142];&quot;&quot;)">
            <text:p/>
          </table:table-cell>
          <table:table-cell table:formula="of:=IF([main.$H142]=2;[main.$G142];&quot;&quot;)">
            <text:p/>
          </table:table-cell>
        </table:table-row>
        <table:table-row table:style-name="ro1">
          <table:table-cell table:formula="of:=IF([main.$C143]=0;[main.$A143];&quot;&quot;)">
            <text:p/>
          </table:table-cell>
          <table:table-cell table:formula="of:=IF([main.$C143]=0;[main.$B143];&quot;&quot;)">
            <text:p/>
          </table:table-cell>
          <table:table-cell table:formula="of:=IF([main.$C143]=1;[main.$A143];&quot;&quot;)">
            <text:p/>
          </table:table-cell>
          <table:table-cell table:formula="of:=IF([main.$C143]=1;[main.$B143];&quot;&quot;)">
            <text:p/>
          </table:table-cell>
          <table:table-cell table:formula="of:=IF([main.$C143]=2;[main.$A143];&quot;&quot;)" office:value-type="float" office:value="4.08028" calcext:value-type="float">
            <text:p>4.08028</text:p>
          </table:table-cell>
          <table:table-cell table:formula="of:=IF([main.$C143]=2;[main.$B143];&quot;&quot;)" office:value-type="float" office:value="2.38016" calcext:value-type="float">
            <text:p>2.38016</text:p>
          </table:table-cell>
          <table:table-cell table:number-columns-repeated="2"/>
          <table:table-cell table:formula="of:=IF([main.$H143]=0;[main.$F143];&quot;&quot;)" office:value-type="float" office:value="4.08028" calcext:value-type="float">
            <text:p>4.08028</text:p>
          </table:table-cell>
          <table:table-cell table:formula="of:=IF([main.$H143]=0;[main.$G143];&quot;&quot;)" office:value-type="float" office:value="2.38016" calcext:value-type="float">
            <text:p>2.38016</text:p>
          </table:table-cell>
          <table:table-cell table:formula="of:=IF([main.$H143]=1;[main.$F143];&quot;&quot;)">
            <text:p/>
          </table:table-cell>
          <table:table-cell table:formula="of:=IF([main.$H143]=1;[main.$G143];&quot;&quot;)">
            <text:p/>
          </table:table-cell>
          <table:table-cell table:formula="of:=IF([main.$H143]=2;[main.$F143];&quot;&quot;)">
            <text:p/>
          </table:table-cell>
          <table:table-cell table:formula="of:=IF([main.$H143]=2;[main.$G143];&quot;&quot;)">
            <text:p/>
          </table:table-cell>
        </table:table-row>
        <table:table-row table:style-name="ro1">
          <table:table-cell table:formula="of:=IF([main.$C144]=0;[main.$A144];&quot;&quot;)">
            <text:p/>
          </table:table-cell>
          <table:table-cell table:formula="of:=IF([main.$C144]=0;[main.$B144];&quot;&quot;)">
            <text:p/>
          </table:table-cell>
          <table:table-cell table:formula="of:=IF([main.$C144]=1;[main.$A144];&quot;&quot;)">
            <text:p/>
          </table:table-cell>
          <table:table-cell table:formula="of:=IF([main.$C144]=1;[main.$B144];&quot;&quot;)">
            <text:p/>
          </table:table-cell>
          <table:table-cell table:formula="of:=IF([main.$C144]=2;[main.$A144];&quot;&quot;)" office:value-type="float" office:value="1.54654" calcext:value-type="float">
            <text:p>1.54654</text:p>
          </table:table-cell>
          <table:table-cell table:formula="of:=IF([main.$C144]=2;[main.$B144];&quot;&quot;)" office:value-type="float" office:value="0.00289489" calcext:value-type="float">
            <text:p>0.00289489</text:p>
          </table:table-cell>
          <table:table-cell table:number-columns-repeated="2"/>
          <table:table-cell table:formula="of:=IF([main.$H144]=0;[main.$F144];&quot;&quot;)" office:value-type="float" office:value="1.54654" calcext:value-type="float">
            <text:p>1.54654</text:p>
          </table:table-cell>
          <table:table-cell table:formula="of:=IF([main.$H144]=0;[main.$G144];&quot;&quot;)" office:value-type="float" office:value="0.00289489" calcext:value-type="float">
            <text:p>0.00289489</text:p>
          </table:table-cell>
          <table:table-cell table:formula="of:=IF([main.$H144]=1;[main.$F144];&quot;&quot;)">
            <text:p/>
          </table:table-cell>
          <table:table-cell table:formula="of:=IF([main.$H144]=1;[main.$G144];&quot;&quot;)">
            <text:p/>
          </table:table-cell>
          <table:table-cell table:formula="of:=IF([main.$H144]=2;[main.$F144];&quot;&quot;)">
            <text:p/>
          </table:table-cell>
          <table:table-cell table:formula="of:=IF([main.$H144]=2;[main.$G144];&quot;&quot;)">
            <text:p/>
          </table:table-cell>
        </table:table-row>
        <table:table-row table:style-name="ro1">
          <table:table-cell table:formula="of:=IF([main.$C145]=0;[main.$A145];&quot;&quot;)" office:value-type="float" office:value="-0.481783" calcext:value-type="float">
            <text:p>-0.481783</text:p>
          </table:table-cell>
          <table:table-cell table:formula="of:=IF([main.$C145]=0;[main.$B145];&quot;&quot;)" office:value-type="float" office:value="-0.444595" calcext:value-type="float">
            <text:p>-0.444595</text:p>
          </table:table-cell>
          <table:table-cell table:formula="of:=IF([main.$C145]=1;[main.$A145];&quot;&quot;)">
            <text:p/>
          </table:table-cell>
          <table:table-cell table:formula="of:=IF([main.$C145]=1;[main.$B145];&quot;&quot;)">
            <text:p/>
          </table:table-cell>
          <table:table-cell table:formula="of:=IF([main.$C145]=2;[main.$A145];&quot;&quot;)">
            <text:p/>
          </table:table-cell>
          <table:table-cell table:formula="of:=IF([main.$C145]=2;[main.$B145];&quot;&quot;)">
            <text:p/>
          </table:table-cell>
          <table:table-cell table:number-columns-repeated="2"/>
          <table:table-cell table:formula="of:=IF([main.$H145]=0;[main.$F145];&quot;&quot;)" office:value-type="float" office:value="-0.481783" calcext:value-type="float">
            <text:p>-0.481783</text:p>
          </table:table-cell>
          <table:table-cell table:formula="of:=IF([main.$H145]=0;[main.$G145];&quot;&quot;)" office:value-type="float" office:value="-0.444595" calcext:value-type="float">
            <text:p>-0.444595</text:p>
          </table:table-cell>
          <table:table-cell table:formula="of:=IF([main.$H145]=1;[main.$F145];&quot;&quot;)">
            <text:p/>
          </table:table-cell>
          <table:table-cell table:formula="of:=IF([main.$H145]=1;[main.$G145];&quot;&quot;)">
            <text:p/>
          </table:table-cell>
          <table:table-cell table:formula="of:=IF([main.$H145]=2;[main.$F145];&quot;&quot;)">
            <text:p/>
          </table:table-cell>
          <table:table-cell table:formula="of:=IF([main.$H145]=2;[main.$G145];&quot;&quot;)">
            <text:p/>
          </table:table-cell>
        </table:table-row>
        <table:table-row table:style-name="ro1">
          <table:table-cell table:formula="of:=IF([main.$C146]=0;[main.$A146];&quot;&quot;)" office:value-type="float" office:value="-1.15052" calcext:value-type="float">
            <text:p>-1.15052</text:p>
          </table:table-cell>
          <table:table-cell table:formula="of:=IF([main.$C146]=0;[main.$B146];&quot;&quot;)" office:value-type="float" office:value="-0.826499" calcext:value-type="float">
            <text:p>-0.826499</text:p>
          </table:table-cell>
          <table:table-cell table:formula="of:=IF([main.$C146]=1;[main.$A146];&quot;&quot;)">
            <text:p/>
          </table:table-cell>
          <table:table-cell table:formula="of:=IF([main.$C146]=1;[main.$B146];&quot;&quot;)">
            <text:p/>
          </table:table-cell>
          <table:table-cell table:formula="of:=IF([main.$C146]=2;[main.$A146];&quot;&quot;)">
            <text:p/>
          </table:table-cell>
          <table:table-cell table:formula="of:=IF([main.$C146]=2;[main.$B146];&quot;&quot;)">
            <text:p/>
          </table:table-cell>
          <table:table-cell table:number-columns-repeated="2"/>
          <table:table-cell table:formula="of:=IF([main.$H146]=0;[main.$F146];&quot;&quot;)" office:value-type="float" office:value="-1.15052" calcext:value-type="float">
            <text:p>-1.15052</text:p>
          </table:table-cell>
          <table:table-cell table:formula="of:=IF([main.$H146]=0;[main.$G146];&quot;&quot;)" office:value-type="float" office:value="-0.826499" calcext:value-type="float">
            <text:p>-0.826499</text:p>
          </table:table-cell>
          <table:table-cell table:formula="of:=IF([main.$H146]=1;[main.$F146];&quot;&quot;)">
            <text:p/>
          </table:table-cell>
          <table:table-cell table:formula="of:=IF([main.$H146]=1;[main.$G146];&quot;&quot;)">
            <text:p/>
          </table:table-cell>
          <table:table-cell table:formula="of:=IF([main.$H146]=2;[main.$F146];&quot;&quot;)">
            <text:p/>
          </table:table-cell>
          <table:table-cell table:formula="of:=IF([main.$H146]=2;[main.$G146];&quot;&quot;)">
            <text:p/>
          </table:table-cell>
        </table:table-row>
        <table:table-row table:style-name="ro1">
          <table:table-cell table:formula="of:=IF([main.$C147]=0;[main.$A147];&quot;&quot;)">
            <text:p/>
          </table:table-cell>
          <table:table-cell table:formula="of:=IF([main.$C147]=0;[main.$B147];&quot;&quot;)">
            <text:p/>
          </table:table-cell>
          <table:table-cell table:formula="of:=IF([main.$C147]=1;[main.$A147];&quot;&quot;)" office:value-type="float" office:value="-2.4658" calcext:value-type="float">
            <text:p>-2.4658</text:p>
          </table:table-cell>
          <table:table-cell table:formula="of:=IF([main.$C147]=1;[main.$B147];&quot;&quot;)" office:value-type="float" office:value="-0.697054" calcext:value-type="float">
            <text:p>-0.697054</text:p>
          </table:table-cell>
          <table:table-cell table:formula="of:=IF([main.$C147]=2;[main.$A147];&quot;&quot;)">
            <text:p/>
          </table:table-cell>
          <table:table-cell table:formula="of:=IF([main.$C147]=2;[main.$B147];&quot;&quot;)">
            <text:p/>
          </table:table-cell>
          <table:table-cell table:number-columns-repeated="2"/>
          <table:table-cell table:formula="of:=IF([main.$H147]=0;[main.$F147];&quot;&quot;)" office:value-type="float" office:value="-2.4658" calcext:value-type="float">
            <text:p>-2.4658</text:p>
          </table:table-cell>
          <table:table-cell table:formula="of:=IF([main.$H147]=0;[main.$G147];&quot;&quot;)" office:value-type="float" office:value="-0.697054" calcext:value-type="float">
            <text:p>-0.697054</text:p>
          </table:table-cell>
          <table:table-cell table:formula="of:=IF([main.$H147]=1;[main.$F147];&quot;&quot;)">
            <text:p/>
          </table:table-cell>
          <table:table-cell table:formula="of:=IF([main.$H147]=1;[main.$G147];&quot;&quot;)">
            <text:p/>
          </table:table-cell>
          <table:table-cell table:formula="of:=IF([main.$H147]=2;[main.$F147];&quot;&quot;)">
            <text:p/>
          </table:table-cell>
          <table:table-cell table:formula="of:=IF([main.$H147]=2;[main.$G147];&quot;&quot;)">
            <text:p/>
          </table:table-cell>
        </table:table-row>
        <table:table-row table:style-name="ro1">
          <table:table-cell table:formula="of:=IF([main.$C148]=0;[main.$A148];&quot;&quot;)">
            <text:p/>
          </table:table-cell>
          <table:table-cell table:formula="of:=IF([main.$C148]=0;[main.$B148];&quot;&quot;)">
            <text:p/>
          </table:table-cell>
          <table:table-cell table:formula="of:=IF([main.$C148]=1;[main.$A148];&quot;&quot;)">
            <text:p/>
          </table:table-cell>
          <table:table-cell table:formula="of:=IF([main.$C148]=1;[main.$B148];&quot;&quot;)">
            <text:p/>
          </table:table-cell>
          <table:table-cell table:formula="of:=IF([main.$C148]=2;[main.$A148];&quot;&quot;)" office:value-type="float" office:value="-0.793754" calcext:value-type="float">
            <text:p>-0.793754</text:p>
          </table:table-cell>
          <table:table-cell table:formula="of:=IF([main.$C148]=2;[main.$B148];&quot;&quot;)" office:value-type="float" office:value="-2.40754" calcext:value-type="float">
            <text:p>-2.40754</text:p>
          </table:table-cell>
          <table:table-cell table:number-columns-repeated="2"/>
          <table:table-cell table:formula="of:=IF([main.$H148]=0;[main.$F148];&quot;&quot;)" office:value-type="float" office:value="-0.793754" calcext:value-type="float">
            <text:p>-0.793754</text:p>
          </table:table-cell>
          <table:table-cell table:formula="of:=IF([main.$H148]=0;[main.$G148];&quot;&quot;)" office:value-type="float" office:value="-2.40754" calcext:value-type="float">
            <text:p>-2.40754</text:p>
          </table:table-cell>
          <table:table-cell table:formula="of:=IF([main.$H148]=1;[main.$F148];&quot;&quot;)">
            <text:p/>
          </table:table-cell>
          <table:table-cell table:formula="of:=IF([main.$H148]=1;[main.$G148];&quot;&quot;)">
            <text:p/>
          </table:table-cell>
          <table:table-cell table:formula="of:=IF([main.$H148]=2;[main.$F148];&quot;&quot;)">
            <text:p/>
          </table:table-cell>
          <table:table-cell table:formula="of:=IF([main.$H148]=2;[main.$G148];&quot;&quot;)">
            <text:p/>
          </table:table-cell>
        </table:table-row>
        <table:table-row table:style-name="ro1">
          <table:table-cell table:formula="of:=IF([main.$C149]=0;[main.$A149];&quot;&quot;)">
            <text:p/>
          </table:table-cell>
          <table:table-cell table:formula="of:=IF([main.$C149]=0;[main.$B149];&quot;&quot;)">
            <text:p/>
          </table:table-cell>
          <table:table-cell table:formula="of:=IF([main.$C149]=1;[main.$A149];&quot;&quot;)" office:value-type="float" office:value="-0.170217" calcext:value-type="float">
            <text:p>-0.170217</text:p>
          </table:table-cell>
          <table:table-cell table:formula="of:=IF([main.$C149]=1;[main.$B149];&quot;&quot;)" office:value-type="float" office:value="1.73354" calcext:value-type="float">
            <text:p>1.73354</text:p>
          </table:table-cell>
          <table:table-cell table:formula="of:=IF([main.$C149]=2;[main.$A149];&quot;&quot;)">
            <text:p/>
          </table:table-cell>
          <table:table-cell table:formula="of:=IF([main.$C149]=2;[main.$B149];&quot;&quot;)">
            <text:p/>
          </table:table-cell>
          <table:table-cell table:number-columns-repeated="2"/>
          <table:table-cell table:formula="of:=IF([main.$H149]=0;[main.$F149];&quot;&quot;)" office:value-type="float" office:value="-0.170217" calcext:value-type="float">
            <text:p>-0.170217</text:p>
          </table:table-cell>
          <table:table-cell table:formula="of:=IF([main.$H149]=0;[main.$G149];&quot;&quot;)" office:value-type="float" office:value="1.73354" calcext:value-type="float">
            <text:p>1.73354</text:p>
          </table:table-cell>
          <table:table-cell table:formula="of:=IF([main.$H149]=1;[main.$F149];&quot;&quot;)">
            <text:p/>
          </table:table-cell>
          <table:table-cell table:formula="of:=IF([main.$H149]=1;[main.$G149];&quot;&quot;)">
            <text:p/>
          </table:table-cell>
          <table:table-cell table:formula="of:=IF([main.$H149]=2;[main.$F149];&quot;&quot;)">
            <text:p/>
          </table:table-cell>
          <table:table-cell table:formula="of:=IF([main.$H149]=2;[main.$G149];&quot;&quot;)">
            <text:p/>
          </table:table-cell>
        </table:table-row>
        <table:table-row table:style-name="ro1">
          <table:table-cell table:formula="of:=IF([main.$C150]=0;[main.$A150];&quot;&quot;)">
            <text:p/>
          </table:table-cell>
          <table:table-cell table:formula="of:=IF([main.$C150]=0;[main.$B150];&quot;&quot;)">
            <text:p/>
          </table:table-cell>
          <table:table-cell table:formula="of:=IF([main.$C150]=1;[main.$A150];&quot;&quot;)" office:value-type="float" office:value="2.07967" calcext:value-type="float">
            <text:p>2.07967</text:p>
          </table:table-cell>
          <table:table-cell table:formula="of:=IF([main.$C150]=1;[main.$B150];&quot;&quot;)" office:value-type="float" office:value="4.16305" calcext:value-type="float">
            <text:p>4.16305</text:p>
          </table:table-cell>
          <table:table-cell table:formula="of:=IF([main.$C150]=2;[main.$A150];&quot;&quot;)">
            <text:p/>
          </table:table-cell>
          <table:table-cell table:formula="of:=IF([main.$C150]=2;[main.$B150];&quot;&quot;)">
            <text:p/>
          </table:table-cell>
          <table:table-cell table:number-columns-repeated="2"/>
          <table:table-cell table:formula="of:=IF([main.$H150]=0;[main.$F150];&quot;&quot;)" office:value-type="float" office:value="2.07967" calcext:value-type="float">
            <text:p>2.07967</text:p>
          </table:table-cell>
          <table:table-cell table:formula="of:=IF([main.$H150]=0;[main.$G150];&quot;&quot;)" office:value-type="float" office:value="4.16305" calcext:value-type="float">
            <text:p>4.16305</text:p>
          </table:table-cell>
          <table:table-cell table:formula="of:=IF([main.$H150]=1;[main.$F150];&quot;&quot;)">
            <text:p/>
          </table:table-cell>
          <table:table-cell table:formula="of:=IF([main.$H150]=1;[main.$G150];&quot;&quot;)">
            <text:p/>
          </table:table-cell>
          <table:table-cell table:formula="of:=IF([main.$H150]=2;[main.$F150];&quot;&quot;)">
            <text:p/>
          </table:table-cell>
          <table:table-cell table:formula="of:=IF([main.$H150]=2;[main.$G150];&quot;&quot;)">
            <text:p/>
          </table:table-cell>
        </table:table-row>
        <table:table-row table:style-name="ro1">
          <table:table-cell table:formula="of:=IF([main.$C151]=0;[main.$A151];&quot;&quot;)">
            <text:p/>
          </table:table-cell>
          <table:table-cell table:formula="of:=IF([main.$C151]=0;[main.$B151];&quot;&quot;)">
            <text:p/>
          </table:table-cell>
          <table:table-cell table:formula="of:=IF([main.$C151]=1;[main.$A151];&quot;&quot;)">
            <text:p/>
          </table:table-cell>
          <table:table-cell table:formula="of:=IF([main.$C151]=1;[main.$B151];&quot;&quot;)">
            <text:p/>
          </table:table-cell>
          <table:table-cell table:formula="of:=IF([main.$C151]=2;[main.$A151];&quot;&quot;)" office:value-type="float" office:value="1.95518" calcext:value-type="float">
            <text:p>1.95518</text:p>
          </table:table-cell>
          <table:table-cell table:formula="of:=IF([main.$C151]=2;[main.$B151];&quot;&quot;)" office:value-type="float" office:value="0.218229" calcext:value-type="float">
            <text:p>0.218229</text:p>
          </table:table-cell>
          <table:table-cell table:number-columns-repeated="2"/>
          <table:table-cell table:formula="of:=IF([main.$H151]=0;[main.$F151];&quot;&quot;)" office:value-type="float" office:value="1.95518" calcext:value-type="float">
            <text:p>1.95518</text:p>
          </table:table-cell>
          <table:table-cell table:formula="of:=IF([main.$H151]=0;[main.$G151];&quot;&quot;)" office:value-type="float" office:value="0.218229" calcext:value-type="float">
            <text:p>0.218229</text:p>
          </table:table-cell>
          <table:table-cell table:formula="of:=IF([main.$H151]=1;[main.$F151];&quot;&quot;)">
            <text:p/>
          </table:table-cell>
          <table:table-cell table:formula="of:=IF([main.$H151]=1;[main.$G151];&quot;&quot;)">
            <text:p/>
          </table:table-cell>
          <table:table-cell table:formula="of:=IF([main.$H151]=2;[main.$F151];&quot;&quot;)">
            <text:p/>
          </table:table-cell>
          <table:table-cell table:formula="of:=IF([main.$H151]=2;[main.$G151];&quot;&quot;)">
            <text:p/>
          </table:table-cell>
        </table:table-row>
        <table:table-row table:style-name="ro1">
          <table:table-cell table:formula="of:=IF([main.$C152]=0;[main.$A152];&quot;&quot;)">
            <text:p/>
          </table:table-cell>
          <table:table-cell table:formula="of:=IF([main.$C152]=0;[main.$B152];&quot;&quot;)">
            <text:p/>
          </table:table-cell>
          <table:table-cell table:formula="of:=IF([main.$C152]=1;[main.$A152];&quot;&quot;)" office:value-type="float" office:value="-0.604722" calcext:value-type="float">
            <text:p>-0.604722</text:p>
          </table:table-cell>
          <table:table-cell table:formula="of:=IF([main.$C152]=1;[main.$B152];&quot;&quot;)" office:value-type="float" office:value="0.216483" calcext:value-type="float">
            <text:p>0.216483</text:p>
          </table:table-cell>
          <table:table-cell table:formula="of:=IF([main.$C152]=2;[main.$A152];&quot;&quot;)">
            <text:p/>
          </table:table-cell>
          <table:table-cell table:formula="of:=IF([main.$C152]=2;[main.$B152];&quot;&quot;)">
            <text:p/>
          </table:table-cell>
          <table:table-cell table:number-columns-repeated="2"/>
          <table:table-cell table:formula="of:=IF([main.$H152]=0;[main.$F152];&quot;&quot;)" office:value-type="float" office:value="-0.604722" calcext:value-type="float">
            <text:p>-0.604722</text:p>
          </table:table-cell>
          <table:table-cell table:formula="of:=IF([main.$H152]=0;[main.$G152];&quot;&quot;)" office:value-type="float" office:value="0.216483" calcext:value-type="float">
            <text:p>0.216483</text:p>
          </table:table-cell>
          <table:table-cell table:formula="of:=IF([main.$H152]=1;[main.$F152];&quot;&quot;)">
            <text:p/>
          </table:table-cell>
          <table:table-cell table:formula="of:=IF([main.$H152]=1;[main.$G152];&quot;&quot;)">
            <text:p/>
          </table:table-cell>
          <table:table-cell table:formula="of:=IF([main.$H152]=2;[main.$F152];&quot;&quot;)">
            <text:p/>
          </table:table-cell>
          <table:table-cell table:formula="of:=IF([main.$H152]=2;[main.$G152];&quot;&quot;)">
            <text:p/>
          </table:table-cell>
        </table:table-row>
        <table:table-row table:style-name="ro1">
          <table:table-cell table:formula="of:=IF([main.$C153]=0;[main.$A153];&quot;&quot;)" office:value-type="float" office:value="1.19031" calcext:value-type="float">
            <text:p>1.19031</text:p>
          </table:table-cell>
          <table:table-cell table:formula="of:=IF([main.$C153]=0;[main.$B153];&quot;&quot;)" office:value-type="float" office:value="1.19205" calcext:value-type="float">
            <text:p>1.19205</text:p>
          </table:table-cell>
          <table:table-cell table:formula="of:=IF([main.$C153]=1;[main.$A153];&quot;&quot;)">
            <text:p/>
          </table:table-cell>
          <table:table-cell table:formula="of:=IF([main.$C153]=1;[main.$B153];&quot;&quot;)">
            <text:p/>
          </table:table-cell>
          <table:table-cell table:formula="of:=IF([main.$C153]=2;[main.$A153];&quot;&quot;)">
            <text:p/>
          </table:table-cell>
          <table:table-cell table:formula="of:=IF([main.$C153]=2;[main.$B153];&quot;&quot;)">
            <text:p/>
          </table:table-cell>
          <table:table-cell table:number-columns-repeated="2"/>
          <table:table-cell table:formula="of:=IF([main.$H153]=0;[main.$F153];&quot;&quot;)" office:value-type="float" office:value="1.19031" calcext:value-type="float">
            <text:p>1.19031</text:p>
          </table:table-cell>
          <table:table-cell table:formula="of:=IF([main.$H153]=0;[main.$G153];&quot;&quot;)" office:value-type="float" office:value="1.19205" calcext:value-type="float">
            <text:p>1.19205</text:p>
          </table:table-cell>
          <table:table-cell table:formula="of:=IF([main.$H153]=1;[main.$F153];&quot;&quot;)">
            <text:p/>
          </table:table-cell>
          <table:table-cell table:formula="of:=IF([main.$H153]=1;[main.$G153];&quot;&quot;)">
            <text:p/>
          </table:table-cell>
          <table:table-cell table:formula="of:=IF([main.$H153]=2;[main.$F153];&quot;&quot;)">
            <text:p/>
          </table:table-cell>
          <table:table-cell table:formula="of:=IF([main.$H153]=2;[main.$G153];&quot;&quot;)">
            <text:p/>
          </table:table-cell>
        </table:table-row>
        <table:table-row table:style-name="ro1">
          <table:table-cell table:formula="of:=IF([main.$C154]=0;[main.$A154];&quot;&quot;)">
            <text:p/>
          </table:table-cell>
          <table:table-cell table:formula="of:=IF([main.$C154]=0;[main.$B154];&quot;&quot;)">
            <text:p/>
          </table:table-cell>
          <table:table-cell table:formula="of:=IF([main.$C154]=1;[main.$A154];&quot;&quot;)" office:value-type="float" office:value="-0.0134319" calcext:value-type="float">
            <text:p>-0.0134319</text:p>
          </table:table-cell>
          <table:table-cell table:formula="of:=IF([main.$C154]=1;[main.$B154];&quot;&quot;)" office:value-type="float" office:value="1.70266" calcext:value-type="float">
            <text:p>1.70266</text:p>
          </table:table-cell>
          <table:table-cell table:formula="of:=IF([main.$C154]=2;[main.$A154];&quot;&quot;)">
            <text:p/>
          </table:table-cell>
          <table:table-cell table:formula="of:=IF([main.$C154]=2;[main.$B154];&quot;&quot;)">
            <text:p/>
          </table:table-cell>
          <table:table-cell table:number-columns-repeated="2"/>
          <table:table-cell table:formula="of:=IF([main.$H154]=0;[main.$F154];&quot;&quot;)" office:value-type="float" office:value="-0.0134319" calcext:value-type="float">
            <text:p>-0.0134319</text:p>
          </table:table-cell>
          <table:table-cell table:formula="of:=IF([main.$H154]=0;[main.$G154];&quot;&quot;)" office:value-type="float" office:value="1.70266" calcext:value-type="float">
            <text:p>1.70266</text:p>
          </table:table-cell>
          <table:table-cell table:formula="of:=IF([main.$H154]=1;[main.$F154];&quot;&quot;)">
            <text:p/>
          </table:table-cell>
          <table:table-cell table:formula="of:=IF([main.$H154]=1;[main.$G154];&quot;&quot;)">
            <text:p/>
          </table:table-cell>
          <table:table-cell table:formula="of:=IF([main.$H154]=2;[main.$F154];&quot;&quot;)">
            <text:p/>
          </table:table-cell>
          <table:table-cell table:formula="of:=IF([main.$H154]=2;[main.$G154];&quot;&quot;)">
            <text:p/>
          </table:table-cell>
        </table:table-row>
        <table:table-row table:style-name="ro1">
          <table:table-cell table:formula="of:=IF([main.$C155]=0;[main.$A155];&quot;&quot;)">
            <text:p/>
          </table:table-cell>
          <table:table-cell table:formula="of:=IF([main.$C155]=0;[main.$B155];&quot;&quot;)">
            <text:p/>
          </table:table-cell>
          <table:table-cell table:formula="of:=IF([main.$C155]=1;[main.$A155];&quot;&quot;)" office:value-type="float" office:value="0.0364417" calcext:value-type="float">
            <text:p>0.0364417</text:p>
          </table:table-cell>
          <table:table-cell table:formula="of:=IF([main.$C155]=1;[main.$B155];&quot;&quot;)" office:value-type="float" office:value="2.11212" calcext:value-type="float">
            <text:p>2.11212</text:p>
          </table:table-cell>
          <table:table-cell table:formula="of:=IF([main.$C155]=2;[main.$A155];&quot;&quot;)">
            <text:p/>
          </table:table-cell>
          <table:table-cell table:formula="of:=IF([main.$C155]=2;[main.$B155];&quot;&quot;)">
            <text:p/>
          </table:table-cell>
          <table:table-cell table:number-columns-repeated="2"/>
          <table:table-cell table:formula="of:=IF([main.$H155]=0;[main.$F155];&quot;&quot;)" office:value-type="float" office:value="0.0364417" calcext:value-type="float">
            <text:p>0.0364417</text:p>
          </table:table-cell>
          <table:table-cell table:formula="of:=IF([main.$H155]=0;[main.$G155];&quot;&quot;)" office:value-type="float" office:value="2.11212" calcext:value-type="float">
            <text:p>2.11212</text:p>
          </table:table-cell>
          <table:table-cell table:formula="of:=IF([main.$H155]=1;[main.$F155];&quot;&quot;)">
            <text:p/>
          </table:table-cell>
          <table:table-cell table:formula="of:=IF([main.$H155]=1;[main.$G155];&quot;&quot;)">
            <text:p/>
          </table:table-cell>
          <table:table-cell table:formula="of:=IF([main.$H155]=2;[main.$F155];&quot;&quot;)">
            <text:p/>
          </table:table-cell>
          <table:table-cell table:formula="of:=IF([main.$H155]=2;[main.$G155];&quot;&quot;)">
            <text:p/>
          </table:table-cell>
        </table:table-row>
        <table:table-row table:style-name="ro1">
          <table:table-cell table:formula="of:=IF([main.$C156]=0;[main.$A156];&quot;&quot;)" office:value-type="float" office:value="0.261457" calcext:value-type="float">
            <text:p>0.261457</text:p>
          </table:table-cell>
          <table:table-cell table:formula="of:=IF([main.$C156]=0;[main.$B156];&quot;&quot;)" office:value-type="float" office:value="0.360772" calcext:value-type="float">
            <text:p>0.360772</text:p>
          </table:table-cell>
          <table:table-cell table:formula="of:=IF([main.$C156]=1;[main.$A156];&quot;&quot;)">
            <text:p/>
          </table:table-cell>
          <table:table-cell table:formula="of:=IF([main.$C156]=1;[main.$B156];&quot;&quot;)">
            <text:p/>
          </table:table-cell>
          <table:table-cell table:formula="of:=IF([main.$C156]=2;[main.$A156];&quot;&quot;)">
            <text:p/>
          </table:table-cell>
          <table:table-cell table:formula="of:=IF([main.$C156]=2;[main.$B156];&quot;&quot;)">
            <text:p/>
          </table:table-cell>
          <table:table-cell table:number-columns-repeated="2"/>
          <table:table-cell table:formula="of:=IF([main.$H156]=0;[main.$F156];&quot;&quot;)" office:value-type="float" office:value="0.261457" calcext:value-type="float">
            <text:p>0.261457</text:p>
          </table:table-cell>
          <table:table-cell table:formula="of:=IF([main.$H156]=0;[main.$G156];&quot;&quot;)" office:value-type="float" office:value="0.360772" calcext:value-type="float">
            <text:p>0.360772</text:p>
          </table:table-cell>
          <table:table-cell table:formula="of:=IF([main.$H156]=1;[main.$F156];&quot;&quot;)">
            <text:p/>
          </table:table-cell>
          <table:table-cell table:formula="of:=IF([main.$H156]=1;[main.$G156];&quot;&quot;)">
            <text:p/>
          </table:table-cell>
          <table:table-cell table:formula="of:=IF([main.$H156]=2;[main.$F156];&quot;&quot;)">
            <text:p/>
          </table:table-cell>
          <table:table-cell table:formula="of:=IF([main.$H156]=2;[main.$G156];&quot;&quot;)">
            <text:p/>
          </table:table-cell>
        </table:table-row>
        <table:table-row table:style-name="ro1">
          <table:table-cell table:formula="of:=IF([main.$C157]=0;[main.$A157];&quot;&quot;)">
            <text:p/>
          </table:table-cell>
          <table:table-cell table:formula="of:=IF([main.$C157]=0;[main.$B157];&quot;&quot;)">
            <text:p/>
          </table:table-cell>
          <table:table-cell table:formula="of:=IF([main.$C157]=1;[main.$A157];&quot;&quot;)" office:value-type="float" office:value="-0.00377202" calcext:value-type="float">
            <text:p>-0.00377202</text:p>
          </table:table-cell>
          <table:table-cell table:formula="of:=IF([main.$C157]=1;[main.$B157];&quot;&quot;)" office:value-type="float" office:value="1.02348" calcext:value-type="float">
            <text:p>1.02348</text:p>
          </table:table-cell>
          <table:table-cell table:formula="of:=IF([main.$C157]=2;[main.$A157];&quot;&quot;)">
            <text:p/>
          </table:table-cell>
          <table:table-cell table:formula="of:=IF([main.$C157]=2;[main.$B157];&quot;&quot;)">
            <text:p/>
          </table:table-cell>
          <table:table-cell table:number-columns-repeated="2"/>
          <table:table-cell table:formula="of:=IF([main.$H157]=0;[main.$F157];&quot;&quot;)" office:value-type="float" office:value="-0.00377202" calcext:value-type="float">
            <text:p>-0.00377202</text:p>
          </table:table-cell>
          <table:table-cell table:formula="of:=IF([main.$H157]=0;[main.$G157];&quot;&quot;)" office:value-type="float" office:value="1.02348" calcext:value-type="float">
            <text:p>1.02348</text:p>
          </table:table-cell>
          <table:table-cell table:formula="of:=IF([main.$H157]=1;[main.$F157];&quot;&quot;)">
            <text:p/>
          </table:table-cell>
          <table:table-cell table:formula="of:=IF([main.$H157]=1;[main.$G157];&quot;&quot;)">
            <text:p/>
          </table:table-cell>
          <table:table-cell table:formula="of:=IF([main.$H157]=2;[main.$F157];&quot;&quot;)">
            <text:p/>
          </table:table-cell>
          <table:table-cell table:formula="of:=IF([main.$H157]=2;[main.$G157];&quot;&quot;)">
            <text:p/>
          </table:table-cell>
        </table:table-row>
        <table:table-row table:style-name="ro1">
          <table:table-cell table:formula="of:=IF([main.$C158]=0;[main.$A158];&quot;&quot;)">
            <text:p/>
          </table:table-cell>
          <table:table-cell table:formula="of:=IF([main.$C158]=0;[main.$B158];&quot;&quot;)">
            <text:p/>
          </table:table-cell>
          <table:table-cell table:formula="of:=IF([main.$C158]=1;[main.$A158];&quot;&quot;)">
            <text:p/>
          </table:table-cell>
          <table:table-cell table:formula="of:=IF([main.$C158]=1;[main.$B158];&quot;&quot;)">
            <text:p/>
          </table:table-cell>
          <table:table-cell table:formula="of:=IF([main.$C158]=2;[main.$A158];&quot;&quot;)" office:value-type="float" office:value="1.83413" calcext:value-type="float">
            <text:p>1.83413</text:p>
          </table:table-cell>
          <table:table-cell table:formula="of:=IF([main.$C158]=2;[main.$B158];&quot;&quot;)" office:value-type="float" office:value="0.846003" calcext:value-type="float">
            <text:p>0.846003</text:p>
          </table:table-cell>
          <table:table-cell table:number-columns-repeated="2"/>
          <table:table-cell table:formula="of:=IF([main.$H158]=0;[main.$F158];&quot;&quot;)" office:value-type="float" office:value="1.83413" calcext:value-type="float">
            <text:p>1.83413</text:p>
          </table:table-cell>
          <table:table-cell table:formula="of:=IF([main.$H158]=0;[main.$G158];&quot;&quot;)" office:value-type="float" office:value="0.846003" calcext:value-type="float">
            <text:p>0.846003</text:p>
          </table:table-cell>
          <table:table-cell table:formula="of:=IF([main.$H158]=1;[main.$F158];&quot;&quot;)">
            <text:p/>
          </table:table-cell>
          <table:table-cell table:formula="of:=IF([main.$H158]=1;[main.$G158];&quot;&quot;)">
            <text:p/>
          </table:table-cell>
          <table:table-cell table:formula="of:=IF([main.$H158]=2;[main.$F158];&quot;&quot;)">
            <text:p/>
          </table:table-cell>
          <table:table-cell table:formula="of:=IF([main.$H158]=2;[main.$G158];&quot;&quot;)">
            <text:p/>
          </table:table-cell>
        </table:table-row>
        <table:table-row table:style-name="ro1">
          <table:table-cell table:formula="of:=IF([main.$C159]=0;[main.$A159];&quot;&quot;)">
            <text:p/>
          </table:table-cell>
          <table:table-cell table:formula="of:=IF([main.$C159]=0;[main.$B159];&quot;&quot;)">
            <text:p/>
          </table:table-cell>
          <table:table-cell table:formula="of:=IF([main.$C159]=1;[main.$A159];&quot;&quot;)">
            <text:p/>
          </table:table-cell>
          <table:table-cell table:formula="of:=IF([main.$C159]=1;[main.$B159];&quot;&quot;)">
            <text:p/>
          </table:table-cell>
          <table:table-cell table:formula="of:=IF([main.$C159]=2;[main.$A159];&quot;&quot;)" office:value-type="float" office:value="1.16396" calcext:value-type="float">
            <text:p>1.16396</text:p>
          </table:table-cell>
          <table:table-cell table:formula="of:=IF([main.$C159]=2;[main.$B159];&quot;&quot;)" office:value-type="float" office:value="0.105357" calcext:value-type="float">
            <text:p>0.105357</text:p>
          </table:table-cell>
          <table:table-cell table:number-columns-repeated="2"/>
          <table:table-cell table:formula="of:=IF([main.$H159]=0;[main.$F159];&quot;&quot;)" office:value-type="float" office:value="1.16396" calcext:value-type="float">
            <text:p>1.16396</text:p>
          </table:table-cell>
          <table:table-cell table:formula="of:=IF([main.$H159]=0;[main.$G159];&quot;&quot;)" office:value-type="float" office:value="0.105357" calcext:value-type="float">
            <text:p>0.105357</text:p>
          </table:table-cell>
          <table:table-cell table:formula="of:=IF([main.$H159]=1;[main.$F159];&quot;&quot;)">
            <text:p/>
          </table:table-cell>
          <table:table-cell table:formula="of:=IF([main.$H159]=1;[main.$G159];&quot;&quot;)">
            <text:p/>
          </table:table-cell>
          <table:table-cell table:formula="of:=IF([main.$H159]=2;[main.$F159];&quot;&quot;)">
            <text:p/>
          </table:table-cell>
          <table:table-cell table:formula="of:=IF([main.$H159]=2;[main.$G159];&quot;&quot;)">
            <text:p/>
          </table:table-cell>
        </table:table-row>
        <table:table-row table:style-name="ro1">
          <table:table-cell table:formula="of:=IF([main.$C160]=0;[main.$A160];&quot;&quot;)">
            <text:p/>
          </table:table-cell>
          <table:table-cell table:formula="of:=IF([main.$C160]=0;[main.$B160];&quot;&quot;)">
            <text:p/>
          </table:table-cell>
          <table:table-cell table:formula="of:=IF([main.$C160]=1;[main.$A160];&quot;&quot;)">
            <text:p/>
          </table:table-cell>
          <table:table-cell table:formula="of:=IF([main.$C160]=1;[main.$B160];&quot;&quot;)">
            <text:p/>
          </table:table-cell>
          <table:table-cell table:formula="of:=IF([main.$C160]=2;[main.$A160];&quot;&quot;)" office:value-type="float" office:value="1.98352" calcext:value-type="float">
            <text:p>1.98352</text:p>
          </table:table-cell>
          <table:table-cell table:formula="of:=IF([main.$C160]=2;[main.$B160];&quot;&quot;)" office:value-type="float" office:value="0.846222" calcext:value-type="float">
            <text:p>0.846222</text:p>
          </table:table-cell>
          <table:table-cell table:number-columns-repeated="2"/>
          <table:table-cell table:formula="of:=IF([main.$H160]=0;[main.$F160];&quot;&quot;)" office:value-type="float" office:value="1.98352" calcext:value-type="float">
            <text:p>1.98352</text:p>
          </table:table-cell>
          <table:table-cell table:formula="of:=IF([main.$H160]=0;[main.$G160];&quot;&quot;)" office:value-type="float" office:value="0.846222" calcext:value-type="float">
            <text:p>0.846222</text:p>
          </table:table-cell>
          <table:table-cell table:formula="of:=IF([main.$H160]=1;[main.$F160];&quot;&quot;)">
            <text:p/>
          </table:table-cell>
          <table:table-cell table:formula="of:=IF([main.$H160]=1;[main.$G160];&quot;&quot;)">
            <text:p/>
          </table:table-cell>
          <table:table-cell table:formula="of:=IF([main.$H160]=2;[main.$F160];&quot;&quot;)">
            <text:p/>
          </table:table-cell>
          <table:table-cell table:formula="of:=IF([main.$H160]=2;[main.$G160];&quot;&quot;)">
            <text:p/>
          </table:table-cell>
        </table:table-row>
        <table:table-row table:style-name="ro1">
          <table:table-cell table:formula="of:=IF([main.$C161]=0;[main.$A161];&quot;&quot;)">
            <text:p/>
          </table:table-cell>
          <table:table-cell table:formula="of:=IF([main.$C161]=0;[main.$B161];&quot;&quot;)">
            <text:p/>
          </table:table-cell>
          <table:table-cell table:formula="of:=IF([main.$C161]=1;[main.$A161];&quot;&quot;)">
            <text:p/>
          </table:table-cell>
          <table:table-cell table:formula="of:=IF([main.$C161]=1;[main.$B161];&quot;&quot;)">
            <text:p/>
          </table:table-cell>
          <table:table-cell table:formula="of:=IF([main.$C161]=2;[main.$A161];&quot;&quot;)" office:value-type="float" office:value="2.33934" calcext:value-type="float">
            <text:p>2.33934</text:p>
          </table:table-cell>
          <table:table-cell table:formula="of:=IF([main.$C161]=2;[main.$B161];&quot;&quot;)" office:value-type="float" office:value="-0.191482" calcext:value-type="float">
            <text:p>-0.191482</text:p>
          </table:table-cell>
          <table:table-cell table:number-columns-repeated="2"/>
          <table:table-cell table:formula="of:=IF([main.$H161]=0;[main.$F161];&quot;&quot;)" office:value-type="float" office:value="2.33934" calcext:value-type="float">
            <text:p>2.33934</text:p>
          </table:table-cell>
          <table:table-cell table:formula="of:=IF([main.$H161]=0;[main.$G161];&quot;&quot;)" office:value-type="float" office:value="-0.191482" calcext:value-type="float">
            <text:p>-0.191482</text:p>
          </table:table-cell>
          <table:table-cell table:formula="of:=IF([main.$H161]=1;[main.$F161];&quot;&quot;)">
            <text:p/>
          </table:table-cell>
          <table:table-cell table:formula="of:=IF([main.$H161]=1;[main.$G161];&quot;&quot;)">
            <text:p/>
          </table:table-cell>
          <table:table-cell table:formula="of:=IF([main.$H161]=2;[main.$F161];&quot;&quot;)">
            <text:p/>
          </table:table-cell>
          <table:table-cell table:formula="of:=IF([main.$H161]=2;[main.$G161];&quot;&quot;)">
            <text:p/>
          </table:table-cell>
        </table:table-row>
        <table:table-row table:style-name="ro1">
          <table:table-cell table:formula="of:=IF([main.$C162]=0;[main.$A162];&quot;&quot;)" office:value-type="float" office:value="0.77683" calcext:value-type="float">
            <text:p>0.77683</text:p>
          </table:table-cell>
          <table:table-cell table:formula="of:=IF([main.$C162]=0;[main.$B162];&quot;&quot;)" office:value-type="float" office:value="0.998572" calcext:value-type="float">
            <text:p>0.998572</text:p>
          </table:table-cell>
          <table:table-cell table:formula="of:=IF([main.$C162]=1;[main.$A162];&quot;&quot;)">
            <text:p/>
          </table:table-cell>
          <table:table-cell table:formula="of:=IF([main.$C162]=1;[main.$B162];&quot;&quot;)">
            <text:p/>
          </table:table-cell>
          <table:table-cell table:formula="of:=IF([main.$C162]=2;[main.$A162];&quot;&quot;)">
            <text:p/>
          </table:table-cell>
          <table:table-cell table:formula="of:=IF([main.$C162]=2;[main.$B162];&quot;&quot;)">
            <text:p/>
          </table:table-cell>
          <table:table-cell table:number-columns-repeated="2"/>
          <table:table-cell table:formula="of:=IF([main.$H162]=0;[main.$F162];&quot;&quot;)" office:value-type="float" office:value="0.77683" calcext:value-type="float">
            <text:p>0.77683</text:p>
          </table:table-cell>
          <table:table-cell table:formula="of:=IF([main.$H162]=0;[main.$G162];&quot;&quot;)" office:value-type="float" office:value="0.998572" calcext:value-type="float">
            <text:p>0.998572</text:p>
          </table:table-cell>
          <table:table-cell table:formula="of:=IF([main.$H162]=1;[main.$F162];&quot;&quot;)">
            <text:p/>
          </table:table-cell>
          <table:table-cell table:formula="of:=IF([main.$H162]=1;[main.$G162];&quot;&quot;)">
            <text:p/>
          </table:table-cell>
          <table:table-cell table:formula="of:=IF([main.$H162]=2;[main.$F162];&quot;&quot;)">
            <text:p/>
          </table:table-cell>
          <table:table-cell table:formula="of:=IF([main.$H162]=2;[main.$G162];&quot;&quot;)">
            <text:p/>
          </table:table-cell>
        </table:table-row>
        <table:table-row table:style-name="ro1">
          <table:table-cell table:formula="of:=IF([main.$C163]=0;[main.$A163];&quot;&quot;)" office:value-type="float" office:value="2.03427" calcext:value-type="float">
            <text:p>2.03427</text:p>
          </table:table-cell>
          <table:table-cell table:formula="of:=IF([main.$C163]=0;[main.$B163];&quot;&quot;)" office:value-type="float" office:value="1.89344" calcext:value-type="float">
            <text:p>1.89344</text:p>
          </table:table-cell>
          <table:table-cell table:formula="of:=IF([main.$C163]=1;[main.$A163];&quot;&quot;)">
            <text:p/>
          </table:table-cell>
          <table:table-cell table:formula="of:=IF([main.$C163]=1;[main.$B163];&quot;&quot;)">
            <text:p/>
          </table:table-cell>
          <table:table-cell table:formula="of:=IF([main.$C163]=2;[main.$A163];&quot;&quot;)">
            <text:p/>
          </table:table-cell>
          <table:table-cell table:formula="of:=IF([main.$C163]=2;[main.$B163];&quot;&quot;)">
            <text:p/>
          </table:table-cell>
          <table:table-cell table:number-columns-repeated="2"/>
          <table:table-cell table:formula="of:=IF([main.$H163]=0;[main.$F163];&quot;&quot;)" office:value-type="float" office:value="2.03427" calcext:value-type="float">
            <text:p>2.03427</text:p>
          </table:table-cell>
          <table:table-cell table:formula="of:=IF([main.$H163]=0;[main.$G163];&quot;&quot;)" office:value-type="float" office:value="1.89344" calcext:value-type="float">
            <text:p>1.89344</text:p>
          </table:table-cell>
          <table:table-cell table:formula="of:=IF([main.$H163]=1;[main.$F163];&quot;&quot;)">
            <text:p/>
          </table:table-cell>
          <table:table-cell table:formula="of:=IF([main.$H163]=1;[main.$G163];&quot;&quot;)">
            <text:p/>
          </table:table-cell>
          <table:table-cell table:formula="of:=IF([main.$H163]=2;[main.$F163];&quot;&quot;)">
            <text:p/>
          </table:table-cell>
          <table:table-cell table:formula="of:=IF([main.$H163]=2;[main.$G163];&quot;&quot;)">
            <text:p/>
          </table:table-cell>
        </table:table-row>
        <table:table-row table:style-name="ro1">
          <table:table-cell table:formula="of:=IF([main.$C164]=0;[main.$A164];&quot;&quot;)">
            <text:p/>
          </table:table-cell>
          <table:table-cell table:formula="of:=IF([main.$C164]=0;[main.$B164];&quot;&quot;)">
            <text:p/>
          </table:table-cell>
          <table:table-cell table:formula="of:=IF([main.$C164]=1;[main.$A164];&quot;&quot;)">
            <text:p/>
          </table:table-cell>
          <table:table-cell table:formula="of:=IF([main.$C164]=1;[main.$B164];&quot;&quot;)">
            <text:p/>
          </table:table-cell>
          <table:table-cell table:formula="of:=IF([main.$C164]=2;[main.$A164];&quot;&quot;)" office:value-type="float" office:value="3.32935" calcext:value-type="float">
            <text:p>3.32935</text:p>
          </table:table-cell>
          <table:table-cell table:formula="of:=IF([main.$C164]=2;[main.$B164];&quot;&quot;)" office:value-type="float" office:value="2.15723" calcext:value-type="float">
            <text:p>2.15723</text:p>
          </table:table-cell>
          <table:table-cell table:number-columns-repeated="2"/>
          <table:table-cell table:formula="of:=IF([main.$H164]=0;[main.$F164];&quot;&quot;)" office:value-type="float" office:value="3.32935" calcext:value-type="float">
            <text:p>3.32935</text:p>
          </table:table-cell>
          <table:table-cell table:formula="of:=IF([main.$H164]=0;[main.$G164];&quot;&quot;)" office:value-type="float" office:value="2.15723" calcext:value-type="float">
            <text:p>2.15723</text:p>
          </table:table-cell>
          <table:table-cell table:formula="of:=IF([main.$H164]=1;[main.$F164];&quot;&quot;)">
            <text:p/>
          </table:table-cell>
          <table:table-cell table:formula="of:=IF([main.$H164]=1;[main.$G164];&quot;&quot;)">
            <text:p/>
          </table:table-cell>
          <table:table-cell table:formula="of:=IF([main.$H164]=2;[main.$F164];&quot;&quot;)">
            <text:p/>
          </table:table-cell>
          <table:table-cell table:formula="of:=IF([main.$H164]=2;[main.$G164];&quot;&quot;)">
            <text:p/>
          </table:table-cell>
        </table:table-row>
        <table:table-row table:style-name="ro1">
          <table:table-cell table:formula="of:=IF([main.$C165]=0;[main.$A165];&quot;&quot;)">
            <text:p/>
          </table:table-cell>
          <table:table-cell table:formula="of:=IF([main.$C165]=0;[main.$B165];&quot;&quot;)">
            <text:p/>
          </table:table-cell>
          <table:table-cell table:formula="of:=IF([main.$C165]=1;[main.$A165];&quot;&quot;)" office:value-type="float" office:value="1.19329" calcext:value-type="float">
            <text:p>1.19329</text:p>
          </table:table-cell>
          <table:table-cell table:formula="of:=IF([main.$C165]=1;[main.$B165];&quot;&quot;)" office:value-type="float" office:value="2.55752" calcext:value-type="float">
            <text:p>2.55752</text:p>
          </table:table-cell>
          <table:table-cell table:formula="of:=IF([main.$C165]=2;[main.$A165];&quot;&quot;)">
            <text:p/>
          </table:table-cell>
          <table:table-cell table:formula="of:=IF([main.$C165]=2;[main.$B165];&quot;&quot;)">
            <text:p/>
          </table:table-cell>
          <table:table-cell table:number-columns-repeated="2"/>
          <table:table-cell table:formula="of:=IF([main.$H165]=0;[main.$F165];&quot;&quot;)" office:value-type="float" office:value="1.19329" calcext:value-type="float">
            <text:p>1.19329</text:p>
          </table:table-cell>
          <table:table-cell table:formula="of:=IF([main.$H165]=0;[main.$G165];&quot;&quot;)" office:value-type="float" office:value="2.55752" calcext:value-type="float">
            <text:p>2.55752</text:p>
          </table:table-cell>
          <table:table-cell table:formula="of:=IF([main.$H165]=1;[main.$F165];&quot;&quot;)">
            <text:p/>
          </table:table-cell>
          <table:table-cell table:formula="of:=IF([main.$H165]=1;[main.$G165];&quot;&quot;)">
            <text:p/>
          </table:table-cell>
          <table:table-cell table:formula="of:=IF([main.$H165]=2;[main.$F165];&quot;&quot;)">
            <text:p/>
          </table:table-cell>
          <table:table-cell table:formula="of:=IF([main.$H165]=2;[main.$G165];&quot;&quot;)">
            <text:p/>
          </table:table-cell>
        </table:table-row>
        <table:table-row table:style-name="ro1">
          <table:table-cell table:formula="of:=IF([main.$C166]=0;[main.$A166];&quot;&quot;)">
            <text:p/>
          </table:table-cell>
          <table:table-cell table:formula="of:=IF([main.$C166]=0;[main.$B166];&quot;&quot;)">
            <text:p/>
          </table:table-cell>
          <table:table-cell table:formula="of:=IF([main.$C166]=1;[main.$A166];&quot;&quot;)">
            <text:p/>
          </table:table-cell>
          <table:table-cell table:formula="of:=IF([main.$C166]=1;[main.$B166];&quot;&quot;)">
            <text:p/>
          </table:table-cell>
          <table:table-cell table:formula="of:=IF([main.$C166]=2;[main.$A166];&quot;&quot;)" office:value-type="float" office:value="2.43181" calcext:value-type="float">
            <text:p>2.43181</text:p>
          </table:table-cell>
          <table:table-cell table:formula="of:=IF([main.$C166]=2;[main.$B166];&quot;&quot;)" office:value-type="float" office:value="0.80051" calcext:value-type="float">
            <text:p>0.80051</text:p>
          </table:table-cell>
          <table:table-cell table:number-columns-repeated="2"/>
          <table:table-cell table:formula="of:=IF([main.$H166]=0;[main.$F166];&quot;&quot;)" office:value-type="float" office:value="2.43181" calcext:value-type="float">
            <text:p>2.43181</text:p>
          </table:table-cell>
          <table:table-cell table:formula="of:=IF([main.$H166]=0;[main.$G166];&quot;&quot;)" office:value-type="float" office:value="0.80051" calcext:value-type="float">
            <text:p>0.80051</text:p>
          </table:table-cell>
          <table:table-cell table:formula="of:=IF([main.$H166]=1;[main.$F166];&quot;&quot;)">
            <text:p/>
          </table:table-cell>
          <table:table-cell table:formula="of:=IF([main.$H166]=1;[main.$G166];&quot;&quot;)">
            <text:p/>
          </table:table-cell>
          <table:table-cell table:formula="of:=IF([main.$H166]=2;[main.$F166];&quot;&quot;)">
            <text:p/>
          </table:table-cell>
          <table:table-cell table:formula="of:=IF([main.$H166]=2;[main.$G166];&quot;&quot;)">
            <text:p/>
          </table:table-cell>
        </table:table-row>
        <table:table-row table:style-name="ro1">
          <table:table-cell table:formula="of:=IF([main.$C167]=0;[main.$A167];&quot;&quot;)">
            <text:p/>
          </table:table-cell>
          <table:table-cell table:formula="of:=IF([main.$C167]=0;[main.$B167];&quot;&quot;)">
            <text:p/>
          </table:table-cell>
          <table:table-cell table:formula="of:=IF([main.$C167]=1;[main.$A167];&quot;&quot;)">
            <text:p/>
          </table:table-cell>
          <table:table-cell table:formula="of:=IF([main.$C167]=1;[main.$B167];&quot;&quot;)">
            <text:p/>
          </table:table-cell>
          <table:table-cell table:formula="of:=IF([main.$C167]=2;[main.$A167];&quot;&quot;)" office:value-type="float" office:value="1.99336" calcext:value-type="float">
            <text:p>1.99336</text:p>
          </table:table-cell>
          <table:table-cell table:formula="of:=IF([main.$C167]=2;[main.$B167];&quot;&quot;)" office:value-type="float" office:value="0.343652" calcext:value-type="float">
            <text:p>0.343652</text:p>
          </table:table-cell>
          <table:table-cell table:number-columns-repeated="2"/>
          <table:table-cell table:formula="of:=IF([main.$H167]=0;[main.$F167];&quot;&quot;)" office:value-type="float" office:value="1.99336" calcext:value-type="float">
            <text:p>1.99336</text:p>
          </table:table-cell>
          <table:table-cell table:formula="of:=IF([main.$H167]=0;[main.$G167];&quot;&quot;)" office:value-type="float" office:value="0.343652" calcext:value-type="float">
            <text:p>0.343652</text:p>
          </table:table-cell>
          <table:table-cell table:formula="of:=IF([main.$H167]=1;[main.$F167];&quot;&quot;)">
            <text:p/>
          </table:table-cell>
          <table:table-cell table:formula="of:=IF([main.$H167]=1;[main.$G167];&quot;&quot;)">
            <text:p/>
          </table:table-cell>
          <table:table-cell table:formula="of:=IF([main.$H167]=2;[main.$F167];&quot;&quot;)">
            <text:p/>
          </table:table-cell>
          <table:table-cell table:formula="of:=IF([main.$H167]=2;[main.$G167];&quot;&quot;)">
            <text:p/>
          </table:table-cell>
        </table:table-row>
        <table:table-row table:style-name="ro1">
          <table:table-cell table:formula="of:=IF([main.$C168]=0;[main.$A168];&quot;&quot;)" office:value-type="float" office:value="-1.15079" calcext:value-type="float">
            <text:p>-1.15079</text:p>
          </table:table-cell>
          <table:table-cell table:formula="of:=IF([main.$C168]=0;[main.$B168];&quot;&quot;)" office:value-type="float" office:value="-1.176" calcext:value-type="float">
            <text:p>-1.176</text:p>
          </table:table-cell>
          <table:table-cell table:formula="of:=IF([main.$C168]=1;[main.$A168];&quot;&quot;)">
            <text:p/>
          </table:table-cell>
          <table:table-cell table:formula="of:=IF([main.$C168]=1;[main.$B168];&quot;&quot;)">
            <text:p/>
          </table:table-cell>
          <table:table-cell table:formula="of:=IF([main.$C168]=2;[main.$A168];&quot;&quot;)">
            <text:p/>
          </table:table-cell>
          <table:table-cell table:formula="of:=IF([main.$C168]=2;[main.$B168];&quot;&quot;)">
            <text:p/>
          </table:table-cell>
          <table:table-cell table:number-columns-repeated="2"/>
          <table:table-cell table:formula="of:=IF([main.$H168]=0;[main.$F168];&quot;&quot;)" office:value-type="float" office:value="-1.15079" calcext:value-type="float">
            <text:p>-1.15079</text:p>
          </table:table-cell>
          <table:table-cell table:formula="of:=IF([main.$H168]=0;[main.$G168];&quot;&quot;)" office:value-type="float" office:value="-1.176" calcext:value-type="float">
            <text:p>-1.176</text:p>
          </table:table-cell>
          <table:table-cell table:formula="of:=IF([main.$H168]=1;[main.$F168];&quot;&quot;)">
            <text:p/>
          </table:table-cell>
          <table:table-cell table:formula="of:=IF([main.$H168]=1;[main.$G168];&quot;&quot;)">
            <text:p/>
          </table:table-cell>
          <table:table-cell table:formula="of:=IF([main.$H168]=2;[main.$F168];&quot;&quot;)">
            <text:p/>
          </table:table-cell>
          <table:table-cell table:formula="of:=IF([main.$H168]=2;[main.$G168];&quot;&quot;)">
            <text:p/>
          </table:table-cell>
        </table:table-row>
        <table:table-row table:style-name="ro1">
          <table:table-cell table:formula="of:=IF([main.$C169]=0;[main.$A169];&quot;&quot;)" office:value-type="float" office:value="0.886941" calcext:value-type="float">
            <text:p>0.886941</text:p>
          </table:table-cell>
          <table:table-cell table:formula="of:=IF([main.$C169]=0;[main.$B169];&quot;&quot;)" office:value-type="float" office:value="0.645261" calcext:value-type="float">
            <text:p>0.645261</text:p>
          </table:table-cell>
          <table:table-cell table:formula="of:=IF([main.$C169]=1;[main.$A169];&quot;&quot;)">
            <text:p/>
          </table:table-cell>
          <table:table-cell table:formula="of:=IF([main.$C169]=1;[main.$B169];&quot;&quot;)">
            <text:p/>
          </table:table-cell>
          <table:table-cell table:formula="of:=IF([main.$C169]=2;[main.$A169];&quot;&quot;)">
            <text:p/>
          </table:table-cell>
          <table:table-cell table:formula="of:=IF([main.$C169]=2;[main.$B169];&quot;&quot;)">
            <text:p/>
          </table:table-cell>
          <table:table-cell table:number-columns-repeated="2"/>
          <table:table-cell table:formula="of:=IF([main.$H169]=0;[main.$F169];&quot;&quot;)" office:value-type="float" office:value="0.886941" calcext:value-type="float">
            <text:p>0.886941</text:p>
          </table:table-cell>
          <table:table-cell table:formula="of:=IF([main.$H169]=0;[main.$G169];&quot;&quot;)" office:value-type="float" office:value="0.645261" calcext:value-type="float">
            <text:p>0.645261</text:p>
          </table:table-cell>
          <table:table-cell table:formula="of:=IF([main.$H169]=1;[main.$F169];&quot;&quot;)">
            <text:p/>
          </table:table-cell>
          <table:table-cell table:formula="of:=IF([main.$H169]=1;[main.$G169];&quot;&quot;)">
            <text:p/>
          </table:table-cell>
          <table:table-cell table:formula="of:=IF([main.$H169]=2;[main.$F169];&quot;&quot;)">
            <text:p/>
          </table:table-cell>
          <table:table-cell table:formula="of:=IF([main.$H169]=2;[main.$G169];&quot;&quot;)">
            <text:p/>
          </table:table-cell>
        </table:table-row>
        <table:table-row table:style-name="ro1">
          <table:table-cell table:formula="of:=IF([main.$C170]=0;[main.$A170];&quot;&quot;)">
            <text:p/>
          </table:table-cell>
          <table:table-cell table:formula="of:=IF([main.$C170]=0;[main.$B170];&quot;&quot;)">
            <text:p/>
          </table:table-cell>
          <table:table-cell table:formula="of:=IF([main.$C170]=1;[main.$A170];&quot;&quot;)" office:value-type="float" office:value="-0.593131" calcext:value-type="float">
            <text:p>-0.593131</text:p>
          </table:table-cell>
          <table:table-cell table:formula="of:=IF([main.$C170]=1;[main.$B170];&quot;&quot;)" office:value-type="float" office:value="0.875817" calcext:value-type="float">
            <text:p>0.875817</text:p>
          </table:table-cell>
          <table:table-cell table:formula="of:=IF([main.$C170]=2;[main.$A170];&quot;&quot;)">
            <text:p/>
          </table:table-cell>
          <table:table-cell table:formula="of:=IF([main.$C170]=2;[main.$B170];&quot;&quot;)">
            <text:p/>
          </table:table-cell>
          <table:table-cell table:number-columns-repeated="2"/>
          <table:table-cell table:formula="of:=IF([main.$H170]=0;[main.$F170];&quot;&quot;)" office:value-type="float" office:value="-0.593131" calcext:value-type="float">
            <text:p>-0.593131</text:p>
          </table:table-cell>
          <table:table-cell table:formula="of:=IF([main.$H170]=0;[main.$G170];&quot;&quot;)" office:value-type="float" office:value="0.875817" calcext:value-type="float">
            <text:p>0.875817</text:p>
          </table:table-cell>
          <table:table-cell table:formula="of:=IF([main.$H170]=1;[main.$F170];&quot;&quot;)">
            <text:p/>
          </table:table-cell>
          <table:table-cell table:formula="of:=IF([main.$H170]=1;[main.$G170];&quot;&quot;)">
            <text:p/>
          </table:table-cell>
          <table:table-cell table:formula="of:=IF([main.$H170]=2;[main.$F170];&quot;&quot;)">
            <text:p/>
          </table:table-cell>
          <table:table-cell table:formula="of:=IF([main.$H170]=2;[main.$G170];&quot;&quot;)">
            <text:p/>
          </table:table-cell>
        </table:table-row>
        <table:table-row table:style-name="ro1">
          <table:table-cell table:formula="of:=IF([main.$C171]=0;[main.$A171];&quot;&quot;)">
            <text:p/>
          </table:table-cell>
          <table:table-cell table:formula="of:=IF([main.$C171]=0;[main.$B171];&quot;&quot;)">
            <text:p/>
          </table:table-cell>
          <table:table-cell table:formula="of:=IF([main.$C171]=1;[main.$A171];&quot;&quot;)" office:value-type="float" office:value="-0.793964" calcext:value-type="float">
            <text:p>-0.793964</text:p>
          </table:table-cell>
          <table:table-cell table:formula="of:=IF([main.$C171]=1;[main.$B171];&quot;&quot;)" office:value-type="float" office:value="0.869155" calcext:value-type="float">
            <text:p>0.869155</text:p>
          </table:table-cell>
          <table:table-cell table:formula="of:=IF([main.$C171]=2;[main.$A171];&quot;&quot;)">
            <text:p/>
          </table:table-cell>
          <table:table-cell table:formula="of:=IF([main.$C171]=2;[main.$B171];&quot;&quot;)">
            <text:p/>
          </table:table-cell>
          <table:table-cell table:number-columns-repeated="2"/>
          <table:table-cell table:formula="of:=IF([main.$H171]=0;[main.$F171];&quot;&quot;)" office:value-type="float" office:value="-0.793964" calcext:value-type="float">
            <text:p>-0.793964</text:p>
          </table:table-cell>
          <table:table-cell table:formula="of:=IF([main.$H171]=0;[main.$G171];&quot;&quot;)" office:value-type="float" office:value="0.869155" calcext:value-type="float">
            <text:p>0.869155</text:p>
          </table:table-cell>
          <table:table-cell table:formula="of:=IF([main.$H171]=1;[main.$F171];&quot;&quot;)">
            <text:p/>
          </table:table-cell>
          <table:table-cell table:formula="of:=IF([main.$H171]=1;[main.$G171];&quot;&quot;)">
            <text:p/>
          </table:table-cell>
          <table:table-cell table:formula="of:=IF([main.$H171]=2;[main.$F171];&quot;&quot;)">
            <text:p/>
          </table:table-cell>
          <table:table-cell table:formula="of:=IF([main.$H171]=2;[main.$G171];&quot;&quot;)">
            <text:p/>
          </table:table-cell>
        </table:table-row>
        <table:table-row table:style-name="ro1">
          <table:table-cell table:formula="of:=IF([main.$C172]=0;[main.$A172];&quot;&quot;)">
            <text:p/>
          </table:table-cell>
          <table:table-cell table:formula="of:=IF([main.$C172]=0;[main.$B172];&quot;&quot;)">
            <text:p/>
          </table:table-cell>
          <table:table-cell table:formula="of:=IF([main.$C172]=1;[main.$A172];&quot;&quot;)" office:value-type="float" office:value="-2.10238" calcext:value-type="float">
            <text:p>-2.10238</text:p>
          </table:table-cell>
          <table:table-cell table:formula="of:=IF([main.$C172]=1;[main.$B172];&quot;&quot;)" office:value-type="float" office:value="-0.774021" calcext:value-type="float">
            <text:p>-0.774021</text:p>
          </table:table-cell>
          <table:table-cell table:formula="of:=IF([main.$C172]=2;[main.$A172];&quot;&quot;)">
            <text:p/>
          </table:table-cell>
          <table:table-cell table:formula="of:=IF([main.$C172]=2;[main.$B172];&quot;&quot;)">
            <text:p/>
          </table:table-cell>
          <table:table-cell table:number-columns-repeated="2"/>
          <table:table-cell table:formula="of:=IF([main.$H172]=0;[main.$F172];&quot;&quot;)" office:value-type="float" office:value="-2.10238" calcext:value-type="float">
            <text:p>-2.10238</text:p>
          </table:table-cell>
          <table:table-cell table:formula="of:=IF([main.$H172]=0;[main.$G172];&quot;&quot;)" office:value-type="float" office:value="-0.774021" calcext:value-type="float">
            <text:p>-0.774021</text:p>
          </table:table-cell>
          <table:table-cell table:formula="of:=IF([main.$H172]=1;[main.$F172];&quot;&quot;)">
            <text:p/>
          </table:table-cell>
          <table:table-cell table:formula="of:=IF([main.$H172]=1;[main.$G172];&quot;&quot;)">
            <text:p/>
          </table:table-cell>
          <table:table-cell table:formula="of:=IF([main.$H172]=2;[main.$F172];&quot;&quot;)">
            <text:p/>
          </table:table-cell>
          <table:table-cell table:formula="of:=IF([main.$H172]=2;[main.$G172];&quot;&quot;)">
            <text:p/>
          </table:table-cell>
        </table:table-row>
        <table:table-row table:style-name="ro1">
          <table:table-cell table:formula="of:=IF([main.$C173]=0;[main.$A173];&quot;&quot;)" office:value-type="float" office:value="0.155248" calcext:value-type="float">
            <text:p>0.155248</text:p>
          </table:table-cell>
          <table:table-cell table:formula="of:=IF([main.$C173]=0;[main.$B173];&quot;&quot;)" office:value-type="float" office:value="0.315138" calcext:value-type="float">
            <text:p>0.315138</text:p>
          </table:table-cell>
          <table:table-cell table:formula="of:=IF([main.$C173]=1;[main.$A173];&quot;&quot;)">
            <text:p/>
          </table:table-cell>
          <table:table-cell table:formula="of:=IF([main.$C173]=1;[main.$B173];&quot;&quot;)">
            <text:p/>
          </table:table-cell>
          <table:table-cell table:formula="of:=IF([main.$C173]=2;[main.$A173];&quot;&quot;)">
            <text:p/>
          </table:table-cell>
          <table:table-cell table:formula="of:=IF([main.$C173]=2;[main.$B173];&quot;&quot;)">
            <text:p/>
          </table:table-cell>
          <table:table-cell table:number-columns-repeated="2"/>
          <table:table-cell table:formula="of:=IF([main.$H173]=0;[main.$F173];&quot;&quot;)" office:value-type="float" office:value="0.155248" calcext:value-type="float">
            <text:p>0.155248</text:p>
          </table:table-cell>
          <table:table-cell table:formula="of:=IF([main.$H173]=0;[main.$G173];&quot;&quot;)" office:value-type="float" office:value="0.315138" calcext:value-type="float">
            <text:p>0.315138</text:p>
          </table:table-cell>
          <table:table-cell table:formula="of:=IF([main.$H173]=1;[main.$F173];&quot;&quot;)">
            <text:p/>
          </table:table-cell>
          <table:table-cell table:formula="of:=IF([main.$H173]=1;[main.$G173];&quot;&quot;)">
            <text:p/>
          </table:table-cell>
          <table:table-cell table:formula="of:=IF([main.$H173]=2;[main.$F173];&quot;&quot;)">
            <text:p/>
          </table:table-cell>
          <table:table-cell table:formula="of:=IF([main.$H173]=2;[main.$G173];&quot;&quot;)">
            <text:p/>
          </table:table-cell>
        </table:table-row>
        <table:table-row table:style-name="ro1">
          <table:table-cell table:formula="of:=IF([main.$C174]=0;[main.$A174];&quot;&quot;)" office:value-type="float" office:value="1.24092" calcext:value-type="float">
            <text:p>1.24092</text:p>
          </table:table-cell>
          <table:table-cell table:formula="of:=IF([main.$C174]=0;[main.$B174];&quot;&quot;)" office:value-type="float" office:value="1.77968" calcext:value-type="float">
            <text:p>1.77968</text:p>
          </table:table-cell>
          <table:table-cell table:formula="of:=IF([main.$C174]=1;[main.$A174];&quot;&quot;)">
            <text:p/>
          </table:table-cell>
          <table:table-cell table:formula="of:=IF([main.$C174]=1;[main.$B174];&quot;&quot;)">
            <text:p/>
          </table:table-cell>
          <table:table-cell table:formula="of:=IF([main.$C174]=2;[main.$A174];&quot;&quot;)">
            <text:p/>
          </table:table-cell>
          <table:table-cell table:formula="of:=IF([main.$C174]=2;[main.$B174];&quot;&quot;)">
            <text:p/>
          </table:table-cell>
          <table:table-cell table:number-columns-repeated="2"/>
          <table:table-cell table:formula="of:=IF([main.$H174]=0;[main.$F174];&quot;&quot;)" office:value-type="float" office:value="1.24092" calcext:value-type="float">
            <text:p>1.24092</text:p>
          </table:table-cell>
          <table:table-cell table:formula="of:=IF([main.$H174]=0;[main.$G174];&quot;&quot;)" office:value-type="float" office:value="1.77968" calcext:value-type="float">
            <text:p>1.77968</text:p>
          </table:table-cell>
          <table:table-cell table:formula="of:=IF([main.$H174]=1;[main.$F174];&quot;&quot;)">
            <text:p/>
          </table:table-cell>
          <table:table-cell table:formula="of:=IF([main.$H174]=1;[main.$G174];&quot;&quot;)">
            <text:p/>
          </table:table-cell>
          <table:table-cell table:formula="of:=IF([main.$H174]=2;[main.$F174];&quot;&quot;)">
            <text:p/>
          </table:table-cell>
          <table:table-cell table:formula="of:=IF([main.$H174]=2;[main.$G174];&quot;&quot;)">
            <text:p/>
          </table:table-cell>
        </table:table-row>
        <table:table-row table:style-name="ro1">
          <table:table-cell table:formula="of:=IF([main.$C175]=0;[main.$A175];&quot;&quot;)">
            <text:p/>
          </table:table-cell>
          <table:table-cell table:formula="of:=IF([main.$C175]=0;[main.$B175];&quot;&quot;)">
            <text:p/>
          </table:table-cell>
          <table:table-cell table:formula="of:=IF([main.$C175]=1;[main.$A175];&quot;&quot;)" office:value-type="float" office:value="0.279902" calcext:value-type="float">
            <text:p>0.279902</text:p>
          </table:table-cell>
          <table:table-cell table:formula="of:=IF([main.$C175]=1;[main.$B175];&quot;&quot;)" office:value-type="float" office:value="2.16461" calcext:value-type="float">
            <text:p>2.16461</text:p>
          </table:table-cell>
          <table:table-cell table:formula="of:=IF([main.$C175]=2;[main.$A175];&quot;&quot;)">
            <text:p/>
          </table:table-cell>
          <table:table-cell table:formula="of:=IF([main.$C175]=2;[main.$B175];&quot;&quot;)">
            <text:p/>
          </table:table-cell>
          <table:table-cell table:number-columns-repeated="2"/>
          <table:table-cell table:formula="of:=IF([main.$H175]=0;[main.$F175];&quot;&quot;)" office:value-type="float" office:value="0.279902" calcext:value-type="float">
            <text:p>0.279902</text:p>
          </table:table-cell>
          <table:table-cell table:formula="of:=IF([main.$H175]=0;[main.$G175];&quot;&quot;)" office:value-type="float" office:value="2.16461" calcext:value-type="float">
            <text:p>2.16461</text:p>
          </table:table-cell>
          <table:table-cell table:formula="of:=IF([main.$H175]=1;[main.$F175];&quot;&quot;)">
            <text:p/>
          </table:table-cell>
          <table:table-cell table:formula="of:=IF([main.$H175]=1;[main.$G175];&quot;&quot;)">
            <text:p/>
          </table:table-cell>
          <table:table-cell table:formula="of:=IF([main.$H175]=2;[main.$F175];&quot;&quot;)">
            <text:p/>
          </table:table-cell>
          <table:table-cell table:formula="of:=IF([main.$H175]=2;[main.$G175];&quot;&quot;)">
            <text:p/>
          </table:table-cell>
        </table:table-row>
        <table:table-row table:style-name="ro1">
          <table:table-cell table:formula="of:=IF([main.$C176]=0;[main.$A176];&quot;&quot;)">
            <text:p/>
          </table:table-cell>
          <table:table-cell table:formula="of:=IF([main.$C176]=0;[main.$B176];&quot;&quot;)">
            <text:p/>
          </table:table-cell>
          <table:table-cell table:formula="of:=IF([main.$C176]=1;[main.$A176];&quot;&quot;)">
            <text:p/>
          </table:table-cell>
          <table:table-cell table:formula="of:=IF([main.$C176]=1;[main.$B176];&quot;&quot;)">
            <text:p/>
          </table:table-cell>
          <table:table-cell table:formula="of:=IF([main.$C176]=2;[main.$A176];&quot;&quot;)" office:value-type="float" office:value="-0.212644" calcext:value-type="float">
            <text:p>-0.212644</text:p>
          </table:table-cell>
          <table:table-cell table:formula="of:=IF([main.$C176]=2;[main.$B176];&quot;&quot;)" office:value-type="float" office:value="-1.76803" calcext:value-type="float">
            <text:p>-1.76803</text:p>
          </table:table-cell>
          <table:table-cell table:number-columns-repeated="2"/>
          <table:table-cell table:formula="of:=IF([main.$H176]=0;[main.$F176];&quot;&quot;)" office:value-type="float" office:value="-0.212644" calcext:value-type="float">
            <text:p>-0.212644</text:p>
          </table:table-cell>
          <table:table-cell table:formula="of:=IF([main.$H176]=0;[main.$G176];&quot;&quot;)" office:value-type="float" office:value="-1.76803" calcext:value-type="float">
            <text:p>-1.76803</text:p>
          </table:table-cell>
          <table:table-cell table:formula="of:=IF([main.$H176]=1;[main.$F176];&quot;&quot;)">
            <text:p/>
          </table:table-cell>
          <table:table-cell table:formula="of:=IF([main.$H176]=1;[main.$G176];&quot;&quot;)">
            <text:p/>
          </table:table-cell>
          <table:table-cell table:formula="of:=IF([main.$H176]=2;[main.$F176];&quot;&quot;)">
            <text:p/>
          </table:table-cell>
          <table:table-cell table:formula="of:=IF([main.$H176]=2;[main.$G176];&quot;&quot;)">
            <text:p/>
          </table:table-cell>
        </table:table-row>
        <table:table-row table:style-name="ro1">
          <table:table-cell table:formula="of:=IF([main.$C177]=0;[main.$A177];&quot;&quot;)">
            <text:p/>
          </table:table-cell>
          <table:table-cell table:formula="of:=IF([main.$C177]=0;[main.$B177];&quot;&quot;)">
            <text:p/>
          </table:table-cell>
          <table:table-cell table:formula="of:=IF([main.$C177]=1;[main.$A177];&quot;&quot;)" office:value-type="float" office:value="0.282816" calcext:value-type="float">
            <text:p>0.282816</text:p>
          </table:table-cell>
          <table:table-cell table:formula="of:=IF([main.$C177]=1;[main.$B177];&quot;&quot;)" office:value-type="float" office:value="1.62646" calcext:value-type="float">
            <text:p>1.62646</text:p>
          </table:table-cell>
          <table:table-cell table:formula="of:=IF([main.$C177]=2;[main.$A177];&quot;&quot;)">
            <text:p/>
          </table:table-cell>
          <table:table-cell table:formula="of:=IF([main.$C177]=2;[main.$B177];&quot;&quot;)">
            <text:p/>
          </table:table-cell>
          <table:table-cell table:number-columns-repeated="2"/>
          <table:table-cell table:formula="of:=IF([main.$H177]=0;[main.$F177];&quot;&quot;)" office:value-type="float" office:value="0.282816" calcext:value-type="float">
            <text:p>0.282816</text:p>
          </table:table-cell>
          <table:table-cell table:formula="of:=IF([main.$H177]=0;[main.$G177];&quot;&quot;)" office:value-type="float" office:value="1.62646" calcext:value-type="float">
            <text:p>1.62646</text:p>
          </table:table-cell>
          <table:table-cell table:formula="of:=IF([main.$H177]=1;[main.$F177];&quot;&quot;)">
            <text:p/>
          </table:table-cell>
          <table:table-cell table:formula="of:=IF([main.$H177]=1;[main.$G177];&quot;&quot;)">
            <text:p/>
          </table:table-cell>
          <table:table-cell table:formula="of:=IF([main.$H177]=2;[main.$F177];&quot;&quot;)">
            <text:p/>
          </table:table-cell>
          <table:table-cell table:formula="of:=IF([main.$H177]=2;[main.$G177];&quot;&quot;)">
            <text:p/>
          </table:table-cell>
        </table:table-row>
        <table:table-row table:style-name="ro1">
          <table:table-cell table:formula="of:=IF([main.$C178]=0;[main.$A178];&quot;&quot;)">
            <text:p/>
          </table:table-cell>
          <table:table-cell table:formula="of:=IF([main.$C178]=0;[main.$B178];&quot;&quot;)">
            <text:p/>
          </table:table-cell>
          <table:table-cell table:formula="of:=IF([main.$C178]=1;[main.$A178];&quot;&quot;)" office:value-type="float" office:value="-0.902006" calcext:value-type="float">
            <text:p>-0.902006</text:p>
          </table:table-cell>
          <table:table-cell table:formula="of:=IF([main.$C178]=1;[main.$B178];&quot;&quot;)" office:value-type="float" office:value="0.504767" calcext:value-type="float">
            <text:p>0.504767</text:p>
          </table:table-cell>
          <table:table-cell table:formula="of:=IF([main.$C178]=2;[main.$A178];&quot;&quot;)">
            <text:p/>
          </table:table-cell>
          <table:table-cell table:formula="of:=IF([main.$C178]=2;[main.$B178];&quot;&quot;)">
            <text:p/>
          </table:table-cell>
          <table:table-cell table:number-columns-repeated="2"/>
          <table:table-cell table:formula="of:=IF([main.$H178]=0;[main.$F178];&quot;&quot;)" office:value-type="float" office:value="-0.902006" calcext:value-type="float">
            <text:p>-0.902006</text:p>
          </table:table-cell>
          <table:table-cell table:formula="of:=IF([main.$H178]=0;[main.$G178];&quot;&quot;)" office:value-type="float" office:value="0.504767" calcext:value-type="float">
            <text:p>0.504767</text:p>
          </table:table-cell>
          <table:table-cell table:formula="of:=IF([main.$H178]=1;[main.$F178];&quot;&quot;)">
            <text:p/>
          </table:table-cell>
          <table:table-cell table:formula="of:=IF([main.$H178]=1;[main.$G178];&quot;&quot;)">
            <text:p/>
          </table:table-cell>
          <table:table-cell table:formula="of:=IF([main.$H178]=2;[main.$F178];&quot;&quot;)">
            <text:p/>
          </table:table-cell>
          <table:table-cell table:formula="of:=IF([main.$H178]=2;[main.$G178];&quot;&quot;)">
            <text:p/>
          </table:table-cell>
        </table:table-row>
        <table:table-row table:style-name="ro1">
          <table:table-cell table:formula="of:=IF([main.$C179]=0;[main.$A179];&quot;&quot;)">
            <text:p/>
          </table:table-cell>
          <table:table-cell table:formula="of:=IF([main.$C179]=0;[main.$B179];&quot;&quot;)">
            <text:p/>
          </table:table-cell>
          <table:table-cell table:formula="of:=IF([main.$C179]=1;[main.$A179];&quot;&quot;)">
            <text:p/>
          </table:table-cell>
          <table:table-cell table:formula="of:=IF([main.$C179]=1;[main.$B179];&quot;&quot;)">
            <text:p/>
          </table:table-cell>
          <table:table-cell table:formula="of:=IF([main.$C179]=2;[main.$A179];&quot;&quot;)" office:value-type="float" office:value="3.63467" calcext:value-type="float">
            <text:p>3.63467</text:p>
          </table:table-cell>
          <table:table-cell table:formula="of:=IF([main.$C179]=2;[main.$B179];&quot;&quot;)" office:value-type="float" office:value="1.96376" calcext:value-type="float">
            <text:p>1.96376</text:p>
          </table:table-cell>
          <table:table-cell table:number-columns-repeated="2"/>
          <table:table-cell table:formula="of:=IF([main.$H179]=0;[main.$F179];&quot;&quot;)" office:value-type="float" office:value="3.63467" calcext:value-type="float">
            <text:p>3.63467</text:p>
          </table:table-cell>
          <table:table-cell table:formula="of:=IF([main.$H179]=0;[main.$G179];&quot;&quot;)" office:value-type="float" office:value="1.96376" calcext:value-type="float">
            <text:p>1.96376</text:p>
          </table:table-cell>
          <table:table-cell table:formula="of:=IF([main.$H179]=1;[main.$F179];&quot;&quot;)">
            <text:p/>
          </table:table-cell>
          <table:table-cell table:formula="of:=IF([main.$H179]=1;[main.$G179];&quot;&quot;)">
            <text:p/>
          </table:table-cell>
          <table:table-cell table:formula="of:=IF([main.$H179]=2;[main.$F179];&quot;&quot;)">
            <text:p/>
          </table:table-cell>
          <table:table-cell table:formula="of:=IF([main.$H179]=2;[main.$G179];&quot;&quot;)">
            <text:p/>
          </table:table-cell>
        </table:table-row>
        <table:table-row table:style-name="ro1">
          <table:table-cell table:formula="of:=IF([main.$C180]=0;[main.$A180];&quot;&quot;)">
            <text:p/>
          </table:table-cell>
          <table:table-cell table:formula="of:=IF([main.$C180]=0;[main.$B180];&quot;&quot;)">
            <text:p/>
          </table:table-cell>
          <table:table-cell table:formula="of:=IF([main.$C180]=1;[main.$A180];&quot;&quot;)">
            <text:p/>
          </table:table-cell>
          <table:table-cell table:formula="of:=IF([main.$C180]=1;[main.$B180];&quot;&quot;)">
            <text:p/>
          </table:table-cell>
          <table:table-cell table:formula="of:=IF([main.$C180]=2;[main.$A180];&quot;&quot;)" office:value-type="float" office:value="1.40397" calcext:value-type="float">
            <text:p>1.40397</text:p>
          </table:table-cell>
          <table:table-cell table:formula="of:=IF([main.$C180]=2;[main.$B180];&quot;&quot;)" office:value-type="float" office:value="-0.246632" calcext:value-type="float">
            <text:p>-0.246632</text:p>
          </table:table-cell>
          <table:table-cell table:number-columns-repeated="2"/>
          <table:table-cell table:formula="of:=IF([main.$H180]=0;[main.$F180];&quot;&quot;)" office:value-type="float" office:value="1.40397" calcext:value-type="float">
            <text:p>1.40397</text:p>
          </table:table-cell>
          <table:table-cell table:formula="of:=IF([main.$H180]=0;[main.$G180];&quot;&quot;)" office:value-type="float" office:value="-0.246632" calcext:value-type="float">
            <text:p>-0.246632</text:p>
          </table:table-cell>
          <table:table-cell table:formula="of:=IF([main.$H180]=1;[main.$F180];&quot;&quot;)">
            <text:p/>
          </table:table-cell>
          <table:table-cell table:formula="of:=IF([main.$H180]=1;[main.$G180];&quot;&quot;)">
            <text:p/>
          </table:table-cell>
          <table:table-cell table:formula="of:=IF([main.$H180]=2;[main.$F180];&quot;&quot;)">
            <text:p/>
          </table:table-cell>
          <table:table-cell table:formula="of:=IF([main.$H180]=2;[main.$G180];&quot;&quot;)">
            <text:p/>
          </table:table-cell>
        </table:table-row>
        <table:table-row table:style-name="ro1">
          <table:table-cell table:formula="of:=IF([main.$C181]=0;[main.$A181];&quot;&quot;)">
            <text:p/>
          </table:table-cell>
          <table:table-cell table:formula="of:=IF([main.$C181]=0;[main.$B181];&quot;&quot;)">
            <text:p/>
          </table:table-cell>
          <table:table-cell table:formula="of:=IF([main.$C181]=1;[main.$A181];&quot;&quot;)" office:value-type="float" office:value="0.464168" calcext:value-type="float">
            <text:p>0.464168</text:p>
          </table:table-cell>
          <table:table-cell table:formula="of:=IF([main.$C181]=1;[main.$B181];&quot;&quot;)" office:value-type="float" office:value="2.00449" calcext:value-type="float">
            <text:p>2.00449</text:p>
          </table:table-cell>
          <table:table-cell table:formula="of:=IF([main.$C181]=2;[main.$A181];&quot;&quot;)">
            <text:p/>
          </table:table-cell>
          <table:table-cell table:formula="of:=IF([main.$C181]=2;[main.$B181];&quot;&quot;)">
            <text:p/>
          </table:table-cell>
          <table:table-cell table:number-columns-repeated="2"/>
          <table:table-cell table:formula="of:=IF([main.$H181]=0;[main.$F181];&quot;&quot;)" office:value-type="float" office:value="0.464168" calcext:value-type="float">
            <text:p>0.464168</text:p>
          </table:table-cell>
          <table:table-cell table:formula="of:=IF([main.$H181]=0;[main.$G181];&quot;&quot;)" office:value-type="float" office:value="2.00449" calcext:value-type="float">
            <text:p>2.00449</text:p>
          </table:table-cell>
          <table:table-cell table:formula="of:=IF([main.$H181]=1;[main.$F181];&quot;&quot;)">
            <text:p/>
          </table:table-cell>
          <table:table-cell table:formula="of:=IF([main.$H181]=1;[main.$G181];&quot;&quot;)">
            <text:p/>
          </table:table-cell>
          <table:table-cell table:formula="of:=IF([main.$H181]=2;[main.$F181];&quot;&quot;)">
            <text:p/>
          </table:table-cell>
          <table:table-cell table:formula="of:=IF([main.$H181]=2;[main.$G181];&quot;&quot;)">
            <text:p/>
          </table:table-cell>
        </table:table-row>
        <table:table-row table:style-name="ro1">
          <table:table-cell table:formula="of:=IF([main.$C182]=0;[main.$A182];&quot;&quot;)" office:value-type="float" office:value="0.634921" calcext:value-type="float">
            <text:p>0.634921</text:p>
          </table:table-cell>
          <table:table-cell table:formula="of:=IF([main.$C182]=0;[main.$B182];&quot;&quot;)" office:value-type="float" office:value="0.963311" calcext:value-type="float">
            <text:p>0.963311</text:p>
          </table:table-cell>
          <table:table-cell table:formula="of:=IF([main.$C182]=1;[main.$A182];&quot;&quot;)">
            <text:p/>
          </table:table-cell>
          <table:table-cell table:formula="of:=IF([main.$C182]=1;[main.$B182];&quot;&quot;)">
            <text:p/>
          </table:table-cell>
          <table:table-cell table:formula="of:=IF([main.$C182]=2;[main.$A182];&quot;&quot;)">
            <text:p/>
          </table:table-cell>
          <table:table-cell table:formula="of:=IF([main.$C182]=2;[main.$B182];&quot;&quot;)">
            <text:p/>
          </table:table-cell>
          <table:table-cell table:number-columns-repeated="2"/>
          <table:table-cell table:formula="of:=IF([main.$H182]=0;[main.$F182];&quot;&quot;)" office:value-type="float" office:value="0.634921" calcext:value-type="float">
            <text:p>0.634921</text:p>
          </table:table-cell>
          <table:table-cell table:formula="of:=IF([main.$H182]=0;[main.$G182];&quot;&quot;)" office:value-type="float" office:value="0.963311" calcext:value-type="float">
            <text:p>0.963311</text:p>
          </table:table-cell>
          <table:table-cell table:formula="of:=IF([main.$H182]=1;[main.$F182];&quot;&quot;)">
            <text:p/>
          </table:table-cell>
          <table:table-cell table:formula="of:=IF([main.$H182]=1;[main.$G182];&quot;&quot;)">
            <text:p/>
          </table:table-cell>
          <table:table-cell table:formula="of:=IF([main.$H182]=2;[main.$F182];&quot;&quot;)">
            <text:p/>
          </table:table-cell>
          <table:table-cell table:formula="of:=IF([main.$H182]=2;[main.$G182];&quot;&quot;)">
            <text:p/>
          </table:table-cell>
        </table:table-row>
        <table:table-row table:style-name="ro1">
          <table:table-cell table:formula="of:=IF([main.$C183]=0;[main.$A183];&quot;&quot;)">
            <text:p/>
          </table:table-cell>
          <table:table-cell table:formula="of:=IF([main.$C183]=0;[main.$B183];&quot;&quot;)">
            <text:p/>
          </table:table-cell>
          <table:table-cell table:formula="of:=IF([main.$C183]=1;[main.$A183];&quot;&quot;)">
            <text:p/>
          </table:table-cell>
          <table:table-cell table:formula="of:=IF([main.$C183]=1;[main.$B183];&quot;&quot;)">
            <text:p/>
          </table:table-cell>
          <table:table-cell table:formula="of:=IF([main.$C183]=2;[main.$A183];&quot;&quot;)" office:value-type="float" office:value="1.62111" calcext:value-type="float">
            <text:p>1.62111</text:p>
          </table:table-cell>
          <table:table-cell table:formula="of:=IF([main.$C183]=2;[main.$B183];&quot;&quot;)" office:value-type="float" office:value="0.612105" calcext:value-type="float">
            <text:p>0.612105</text:p>
          </table:table-cell>
          <table:table-cell table:number-columns-repeated="2"/>
          <table:table-cell table:formula="of:=IF([main.$H183]=0;[main.$F183];&quot;&quot;)" office:value-type="float" office:value="1.62111" calcext:value-type="float">
            <text:p>1.62111</text:p>
          </table:table-cell>
          <table:table-cell table:formula="of:=IF([main.$H183]=0;[main.$G183];&quot;&quot;)" office:value-type="float" office:value="0.612105" calcext:value-type="float">
            <text:p>0.612105</text:p>
          </table:table-cell>
          <table:table-cell table:formula="of:=IF([main.$H183]=1;[main.$F183];&quot;&quot;)">
            <text:p/>
          </table:table-cell>
          <table:table-cell table:formula="of:=IF([main.$H183]=1;[main.$G183];&quot;&quot;)">
            <text:p/>
          </table:table-cell>
          <table:table-cell table:formula="of:=IF([main.$H183]=2;[main.$F183];&quot;&quot;)">
            <text:p/>
          </table:table-cell>
          <table:table-cell table:formula="of:=IF([main.$H183]=2;[main.$G183];&quot;&quot;)">
            <text:p/>
          </table:table-cell>
        </table:table-row>
        <table:table-row table:style-name="ro1">
          <table:table-cell table:formula="of:=IF([main.$C184]=0;[main.$A184];&quot;&quot;)" office:value-type="float" office:value="0.177358" calcext:value-type="float">
            <text:p>0.177358</text:p>
          </table:table-cell>
          <table:table-cell table:formula="of:=IF([main.$C184]=0;[main.$B184];&quot;&quot;)" office:value-type="float" office:value="0.283674" calcext:value-type="float">
            <text:p>0.283674</text:p>
          </table:table-cell>
          <table:table-cell table:formula="of:=IF([main.$C184]=1;[main.$A184];&quot;&quot;)">
            <text:p/>
          </table:table-cell>
          <table:table-cell table:formula="of:=IF([main.$C184]=1;[main.$B184];&quot;&quot;)">
            <text:p/>
          </table:table-cell>
          <table:table-cell table:formula="of:=IF([main.$C184]=2;[main.$A184];&quot;&quot;)">
            <text:p/>
          </table:table-cell>
          <table:table-cell table:formula="of:=IF([main.$C184]=2;[main.$B184];&quot;&quot;)">
            <text:p/>
          </table:table-cell>
          <table:table-cell table:number-columns-repeated="2"/>
          <table:table-cell table:formula="of:=IF([main.$H184]=0;[main.$F184];&quot;&quot;)" office:value-type="float" office:value="0.177358" calcext:value-type="float">
            <text:p>0.177358</text:p>
          </table:table-cell>
          <table:table-cell table:formula="of:=IF([main.$H184]=0;[main.$G184];&quot;&quot;)" office:value-type="float" office:value="0.283674" calcext:value-type="float">
            <text:p>0.283674</text:p>
          </table:table-cell>
          <table:table-cell table:formula="of:=IF([main.$H184]=1;[main.$F184];&quot;&quot;)">
            <text:p/>
          </table:table-cell>
          <table:table-cell table:formula="of:=IF([main.$H184]=1;[main.$G184];&quot;&quot;)">
            <text:p/>
          </table:table-cell>
          <table:table-cell table:formula="of:=IF([main.$H184]=2;[main.$F184];&quot;&quot;)">
            <text:p/>
          </table:table-cell>
          <table:table-cell table:formula="of:=IF([main.$H184]=2;[main.$G184];&quot;&quot;)">
            <text:p/>
          </table:table-cell>
        </table:table-row>
        <table:table-row table:style-name="ro1">
          <table:table-cell table:formula="of:=IF([main.$C185]=0;[main.$A185];&quot;&quot;)">
            <text:p/>
          </table:table-cell>
          <table:table-cell table:formula="of:=IF([main.$C185]=0;[main.$B185];&quot;&quot;)">
            <text:p/>
          </table:table-cell>
          <table:table-cell table:formula="of:=IF([main.$C185]=1;[main.$A185];&quot;&quot;)" office:value-type="float" office:value="0.943" calcext:value-type="float">
            <text:p>0.943</text:p>
          </table:table-cell>
          <table:table-cell table:formula="of:=IF([main.$C185]=1;[main.$B185];&quot;&quot;)" office:value-type="float" office:value="1.72142" calcext:value-type="float">
            <text:p>1.72142</text:p>
          </table:table-cell>
          <table:table-cell table:formula="of:=IF([main.$C185]=2;[main.$A185];&quot;&quot;)">
            <text:p/>
          </table:table-cell>
          <table:table-cell table:formula="of:=IF([main.$C185]=2;[main.$B185];&quot;&quot;)">
            <text:p/>
          </table:table-cell>
          <table:table-cell table:number-columns-repeated="2"/>
          <table:table-cell table:formula="of:=IF([main.$H185]=0;[main.$F185];&quot;&quot;)" office:value-type="float" office:value="0.943" calcext:value-type="float">
            <text:p>0.943</text:p>
          </table:table-cell>
          <table:table-cell table:formula="of:=IF([main.$H185]=0;[main.$G185];&quot;&quot;)" office:value-type="float" office:value="1.72142" calcext:value-type="float">
            <text:p>1.72142</text:p>
          </table:table-cell>
          <table:table-cell table:formula="of:=IF([main.$H185]=1;[main.$F185];&quot;&quot;)">
            <text:p/>
          </table:table-cell>
          <table:table-cell table:formula="of:=IF([main.$H185]=1;[main.$G185];&quot;&quot;)">
            <text:p/>
          </table:table-cell>
          <table:table-cell table:formula="of:=IF([main.$H185]=2;[main.$F185];&quot;&quot;)">
            <text:p/>
          </table:table-cell>
          <table:table-cell table:formula="of:=IF([main.$H185]=2;[main.$G185];&quot;&quot;)">
            <text:p/>
          </table:table-cell>
        </table:table-row>
        <table:table-row table:style-name="ro1">
          <table:table-cell table:formula="of:=IF([main.$C186]=0;[main.$A186];&quot;&quot;)" office:value-type="float" office:value="0.872202" calcext:value-type="float">
            <text:p>0.872202</text:p>
          </table:table-cell>
          <table:table-cell table:formula="of:=IF([main.$C186]=0;[main.$B186];&quot;&quot;)" office:value-type="float" office:value="1.16913" calcext:value-type="float">
            <text:p>1.16913</text:p>
          </table:table-cell>
          <table:table-cell table:formula="of:=IF([main.$C186]=1;[main.$A186];&quot;&quot;)">
            <text:p/>
          </table:table-cell>
          <table:table-cell table:formula="of:=IF([main.$C186]=1;[main.$B186];&quot;&quot;)">
            <text:p/>
          </table:table-cell>
          <table:table-cell table:formula="of:=IF([main.$C186]=2;[main.$A186];&quot;&quot;)">
            <text:p/>
          </table:table-cell>
          <table:table-cell table:formula="of:=IF([main.$C186]=2;[main.$B186];&quot;&quot;)">
            <text:p/>
          </table:table-cell>
          <table:table-cell table:number-columns-repeated="2"/>
          <table:table-cell table:formula="of:=IF([main.$H186]=0;[main.$F186];&quot;&quot;)" office:value-type="float" office:value="0.872202" calcext:value-type="float">
            <text:p>0.872202</text:p>
          </table:table-cell>
          <table:table-cell table:formula="of:=IF([main.$H186]=0;[main.$G186];&quot;&quot;)" office:value-type="float" office:value="1.16913" calcext:value-type="float">
            <text:p>1.16913</text:p>
          </table:table-cell>
          <table:table-cell table:formula="of:=IF([main.$H186]=1;[main.$F186];&quot;&quot;)">
            <text:p/>
          </table:table-cell>
          <table:table-cell table:formula="of:=IF([main.$H186]=1;[main.$G186];&quot;&quot;)">
            <text:p/>
          </table:table-cell>
          <table:table-cell table:formula="of:=IF([main.$H186]=2;[main.$F186];&quot;&quot;)">
            <text:p/>
          </table:table-cell>
          <table:table-cell table:formula="of:=IF([main.$H186]=2;[main.$G186];&quot;&quot;)">
            <text:p/>
          </table:table-cell>
        </table:table-row>
        <table:table-row table:style-name="ro1">
          <table:table-cell table:formula="of:=IF([main.$C187]=0;[main.$A187];&quot;&quot;)" office:value-type="float" office:value="-0.713335" calcext:value-type="float">
            <text:p>-0.713335</text:p>
          </table:table-cell>
          <table:table-cell table:formula="of:=IF([main.$C187]=0;[main.$B187];&quot;&quot;)" office:value-type="float" office:value="-0.808985" calcext:value-type="float">
            <text:p>-0.808985</text:p>
          </table:table-cell>
          <table:table-cell table:formula="of:=IF([main.$C187]=1;[main.$A187];&quot;&quot;)">
            <text:p/>
          </table:table-cell>
          <table:table-cell table:formula="of:=IF([main.$C187]=1;[main.$B187];&quot;&quot;)">
            <text:p/>
          </table:table-cell>
          <table:table-cell table:formula="of:=IF([main.$C187]=2;[main.$A187];&quot;&quot;)">
            <text:p/>
          </table:table-cell>
          <table:table-cell table:formula="of:=IF([main.$C187]=2;[main.$B187];&quot;&quot;)">
            <text:p/>
          </table:table-cell>
          <table:table-cell table:number-columns-repeated="2"/>
          <table:table-cell table:formula="of:=IF([main.$H187]=0;[main.$F187];&quot;&quot;)" office:value-type="float" office:value="-0.713335" calcext:value-type="float">
            <text:p>-0.713335</text:p>
          </table:table-cell>
          <table:table-cell table:formula="of:=IF([main.$H187]=0;[main.$G187];&quot;&quot;)" office:value-type="float" office:value="-0.808985" calcext:value-type="float">
            <text:p>-0.808985</text:p>
          </table:table-cell>
          <table:table-cell table:formula="of:=IF([main.$H187]=1;[main.$F187];&quot;&quot;)">
            <text:p/>
          </table:table-cell>
          <table:table-cell table:formula="of:=IF([main.$H187]=1;[main.$G187];&quot;&quot;)">
            <text:p/>
          </table:table-cell>
          <table:table-cell table:formula="of:=IF([main.$H187]=2;[main.$F187];&quot;&quot;)">
            <text:p/>
          </table:table-cell>
          <table:table-cell table:formula="of:=IF([main.$H187]=2;[main.$G187];&quot;&quot;)">
            <text:p/>
          </table:table-cell>
        </table:table-row>
        <table:table-row table:style-name="ro1">
          <table:table-cell table:formula="of:=IF([main.$C188]=0;[main.$A188];&quot;&quot;)" office:value-type="float" office:value="-0.905802" calcext:value-type="float">
            <text:p>-0.905802</text:p>
          </table:table-cell>
          <table:table-cell table:formula="of:=IF([main.$C188]=0;[main.$B188];&quot;&quot;)" office:value-type="float" office:value="-1.062" calcext:value-type="float">
            <text:p>-1.062</text:p>
          </table:table-cell>
          <table:table-cell table:formula="of:=IF([main.$C188]=1;[main.$A188];&quot;&quot;)">
            <text:p/>
          </table:table-cell>
          <table:table-cell table:formula="of:=IF([main.$C188]=1;[main.$B188];&quot;&quot;)">
            <text:p/>
          </table:table-cell>
          <table:table-cell table:formula="of:=IF([main.$C188]=2;[main.$A188];&quot;&quot;)">
            <text:p/>
          </table:table-cell>
          <table:table-cell table:formula="of:=IF([main.$C188]=2;[main.$B188];&quot;&quot;)">
            <text:p/>
          </table:table-cell>
          <table:table-cell table:number-columns-repeated="2"/>
          <table:table-cell table:formula="of:=IF([main.$H188]=0;[main.$F188];&quot;&quot;)" office:value-type="float" office:value="-0.905802" calcext:value-type="float">
            <text:p>-0.905802</text:p>
          </table:table-cell>
          <table:table-cell table:formula="of:=IF([main.$H188]=0;[main.$G188];&quot;&quot;)" office:value-type="float" office:value="-1.062" calcext:value-type="float">
            <text:p>-1.062</text:p>
          </table:table-cell>
          <table:table-cell table:formula="of:=IF([main.$H188]=1;[main.$F188];&quot;&quot;)">
            <text:p/>
          </table:table-cell>
          <table:table-cell table:formula="of:=IF([main.$H188]=1;[main.$G188];&quot;&quot;)">
            <text:p/>
          </table:table-cell>
          <table:table-cell table:formula="of:=IF([main.$H188]=2;[main.$F188];&quot;&quot;)">
            <text:p/>
          </table:table-cell>
          <table:table-cell table:formula="of:=IF([main.$H188]=2;[main.$G188];&quot;&quot;)">
            <text:p/>
          </table:table-cell>
        </table:table-row>
        <table:table-row table:style-name="ro1">
          <table:table-cell table:formula="of:=IF([main.$C189]=0;[main.$A189];&quot;&quot;)" office:value-type="float" office:value="1.76804" calcext:value-type="float">
            <text:p>1.76804</text:p>
          </table:table-cell>
          <table:table-cell table:formula="of:=IF([main.$C189]=0;[main.$B189];&quot;&quot;)" office:value-type="float" office:value="1.58208" calcext:value-type="float">
            <text:p>1.58208</text:p>
          </table:table-cell>
          <table:table-cell table:formula="of:=IF([main.$C189]=1;[main.$A189];&quot;&quot;)">
            <text:p/>
          </table:table-cell>
          <table:table-cell table:formula="of:=IF([main.$C189]=1;[main.$B189];&quot;&quot;)">
            <text:p/>
          </table:table-cell>
          <table:table-cell table:formula="of:=IF([main.$C189]=2;[main.$A189];&quot;&quot;)">
            <text:p/>
          </table:table-cell>
          <table:table-cell table:formula="of:=IF([main.$C189]=2;[main.$B189];&quot;&quot;)">
            <text:p/>
          </table:table-cell>
          <table:table-cell table:number-columns-repeated="2"/>
          <table:table-cell table:formula="of:=IF([main.$H189]=0;[main.$F189];&quot;&quot;)" office:value-type="float" office:value="1.76804" calcext:value-type="float">
            <text:p>1.76804</text:p>
          </table:table-cell>
          <table:table-cell table:formula="of:=IF([main.$H189]=0;[main.$G189];&quot;&quot;)" office:value-type="float" office:value="1.58208" calcext:value-type="float">
            <text:p>1.58208</text:p>
          </table:table-cell>
          <table:table-cell table:formula="of:=IF([main.$H189]=1;[main.$F189];&quot;&quot;)">
            <text:p/>
          </table:table-cell>
          <table:table-cell table:formula="of:=IF([main.$H189]=1;[main.$G189];&quot;&quot;)">
            <text:p/>
          </table:table-cell>
          <table:table-cell table:formula="of:=IF([main.$H189]=2;[main.$F189];&quot;&quot;)">
            <text:p/>
          </table:table-cell>
          <table:table-cell table:formula="of:=IF([main.$H189]=2;[main.$G189];&quot;&quot;)">
            <text:p/>
          </table:table-cell>
        </table:table-row>
        <table:table-row table:style-name="ro1">
          <table:table-cell table:formula="of:=IF([main.$C190]=0;[main.$A190];&quot;&quot;)">
            <text:p/>
          </table:table-cell>
          <table:table-cell table:formula="of:=IF([main.$C190]=0;[main.$B190];&quot;&quot;)">
            <text:p/>
          </table:table-cell>
          <table:table-cell table:formula="of:=IF([main.$C190]=1;[main.$A190];&quot;&quot;)">
            <text:p/>
          </table:table-cell>
          <table:table-cell table:formula="of:=IF([main.$C190]=1;[main.$B190];&quot;&quot;)">
            <text:p/>
          </table:table-cell>
          <table:table-cell table:formula="of:=IF([main.$C190]=2;[main.$A190];&quot;&quot;)" office:value-type="float" office:value="0.142205" calcext:value-type="float">
            <text:p>0.142205</text:p>
          </table:table-cell>
          <table:table-cell table:formula="of:=IF([main.$C190]=2;[main.$B190];&quot;&quot;)" office:value-type="float" office:value="-0.657828" calcext:value-type="float">
            <text:p>-0.657828</text:p>
          </table:table-cell>
          <table:table-cell table:number-columns-repeated="2"/>
          <table:table-cell table:formula="of:=IF([main.$H190]=0;[main.$F190];&quot;&quot;)" office:value-type="float" office:value="0.142205" calcext:value-type="float">
            <text:p>0.142205</text:p>
          </table:table-cell>
          <table:table-cell table:formula="of:=IF([main.$H190]=0;[main.$G190];&quot;&quot;)" office:value-type="float" office:value="-0.657828" calcext:value-type="float">
            <text:p>-0.657828</text:p>
          </table:table-cell>
          <table:table-cell table:formula="of:=IF([main.$H190]=1;[main.$F190];&quot;&quot;)">
            <text:p/>
          </table:table-cell>
          <table:table-cell table:formula="of:=IF([main.$H190]=1;[main.$G190];&quot;&quot;)">
            <text:p/>
          </table:table-cell>
          <table:table-cell table:formula="of:=IF([main.$H190]=2;[main.$F190];&quot;&quot;)">
            <text:p/>
          </table:table-cell>
          <table:table-cell table:formula="of:=IF([main.$H190]=2;[main.$G190];&quot;&quot;)">
            <text:p/>
          </table:table-cell>
        </table:table-row>
        <table:table-row table:style-name="ro1">
          <table:table-cell table:formula="of:=IF([main.$C191]=0;[main.$A191];&quot;&quot;)">
            <text:p/>
          </table:table-cell>
          <table:table-cell table:formula="of:=IF([main.$C191]=0;[main.$B191];&quot;&quot;)">
            <text:p/>
          </table:table-cell>
          <table:table-cell table:formula="of:=IF([main.$C191]=1;[main.$A191];&quot;&quot;)">
            <text:p/>
          </table:table-cell>
          <table:table-cell table:formula="of:=IF([main.$C191]=1;[main.$B191];&quot;&quot;)">
            <text:p/>
          </table:table-cell>
          <table:table-cell table:formula="of:=IF([main.$C191]=2;[main.$A191];&quot;&quot;)" office:value-type="float" office:value="1.21132" calcext:value-type="float">
            <text:p>1.21132</text:p>
          </table:table-cell>
          <table:table-cell table:formula="of:=IF([main.$C191]=2;[main.$B191];&quot;&quot;)" office:value-type="float" office:value="-0.56013" calcext:value-type="float">
            <text:p>-0.56013</text:p>
          </table:table-cell>
          <table:table-cell table:number-columns-repeated="2"/>
          <table:table-cell table:formula="of:=IF([main.$H191]=0;[main.$F191];&quot;&quot;)" office:value-type="float" office:value="1.21132" calcext:value-type="float">
            <text:p>1.21132</text:p>
          </table:table-cell>
          <table:table-cell table:formula="of:=IF([main.$H191]=0;[main.$G191];&quot;&quot;)" office:value-type="float" office:value="-0.56013" calcext:value-type="float">
            <text:p>-0.56013</text:p>
          </table:table-cell>
          <table:table-cell table:formula="of:=IF([main.$H191]=1;[main.$F191];&quot;&quot;)">
            <text:p/>
          </table:table-cell>
          <table:table-cell table:formula="of:=IF([main.$H191]=1;[main.$G191];&quot;&quot;)">
            <text:p/>
          </table:table-cell>
          <table:table-cell table:formula="of:=IF([main.$H191]=2;[main.$F191];&quot;&quot;)">
            <text:p/>
          </table:table-cell>
          <table:table-cell table:formula="of:=IF([main.$H191]=2;[main.$G191];&quot;&quot;)">
            <text:p/>
          </table:table-cell>
        </table:table-row>
        <table:table-row table:style-name="ro1">
          <table:table-cell table:formula="of:=IF([main.$C192]=0;[main.$A192];&quot;&quot;)" office:value-type="float" office:value="-0.396795" calcext:value-type="float">
            <text:p>-0.396795</text:p>
          </table:table-cell>
          <table:table-cell table:formula="of:=IF([main.$C192]=0;[main.$B192];&quot;&quot;)" office:value-type="float" office:value="-0.0000401042" calcext:value-type="float">
            <text:p>-0.0000401042</text:p>
          </table:table-cell>
          <table:table-cell table:formula="of:=IF([main.$C192]=1;[main.$A192];&quot;&quot;)">
            <text:p/>
          </table:table-cell>
          <table:table-cell table:formula="of:=IF([main.$C192]=1;[main.$B192];&quot;&quot;)">
            <text:p/>
          </table:table-cell>
          <table:table-cell table:formula="of:=IF([main.$C192]=2;[main.$A192];&quot;&quot;)">
            <text:p/>
          </table:table-cell>
          <table:table-cell table:formula="of:=IF([main.$C192]=2;[main.$B192];&quot;&quot;)">
            <text:p/>
          </table:table-cell>
          <table:table-cell table:number-columns-repeated="2"/>
          <table:table-cell table:formula="of:=IF([main.$H192]=0;[main.$F192];&quot;&quot;)" office:value-type="float" office:value="-0.396795" calcext:value-type="float">
            <text:p>-0.396795</text:p>
          </table:table-cell>
          <table:table-cell table:formula="of:=IF([main.$H192]=0;[main.$G192];&quot;&quot;)" office:value-type="float" office:value="-0.0000401042" calcext:value-type="float">
            <text:p>-0.0000401042</text:p>
          </table:table-cell>
          <table:table-cell table:formula="of:=IF([main.$H192]=1;[main.$F192];&quot;&quot;)">
            <text:p/>
          </table:table-cell>
          <table:table-cell table:formula="of:=IF([main.$H192]=1;[main.$G192];&quot;&quot;)">
            <text:p/>
          </table:table-cell>
          <table:table-cell table:formula="of:=IF([main.$H192]=2;[main.$F192];&quot;&quot;)">
            <text:p/>
          </table:table-cell>
          <table:table-cell table:formula="of:=IF([main.$H192]=2;[main.$G192];&quot;&quot;)">
            <text:p/>
          </table:table-cell>
        </table:table-row>
        <table:table-row table:style-name="ro1">
          <table:table-cell table:formula="of:=IF([main.$C193]=0;[main.$A193];&quot;&quot;)">
            <text:p/>
          </table:table-cell>
          <table:table-cell table:formula="of:=IF([main.$C193]=0;[main.$B193];&quot;&quot;)">
            <text:p/>
          </table:table-cell>
          <table:table-cell table:formula="of:=IF([main.$C193]=1;[main.$A193];&quot;&quot;)">
            <text:p/>
          </table:table-cell>
          <table:table-cell table:formula="of:=IF([main.$C193]=1;[main.$B193];&quot;&quot;)">
            <text:p/>
          </table:table-cell>
          <table:table-cell table:formula="of:=IF([main.$C193]=2;[main.$A193];&quot;&quot;)" office:value-type="float" office:value="1.27928" calcext:value-type="float">
            <text:p>1.27928</text:p>
          </table:table-cell>
          <table:table-cell table:formula="of:=IF([main.$C193]=2;[main.$B193];&quot;&quot;)" office:value-type="float" office:value="-0.269898" calcext:value-type="float">
            <text:p>-0.269898</text:p>
          </table:table-cell>
          <table:table-cell table:number-columns-repeated="2"/>
          <table:table-cell table:formula="of:=IF([main.$H193]=0;[main.$F193];&quot;&quot;)" office:value-type="float" office:value="1.27928" calcext:value-type="float">
            <text:p>1.27928</text:p>
          </table:table-cell>
          <table:table-cell table:formula="of:=IF([main.$H193]=0;[main.$G193];&quot;&quot;)" office:value-type="float" office:value="-0.269898" calcext:value-type="float">
            <text:p>-0.269898</text:p>
          </table:table-cell>
          <table:table-cell table:formula="of:=IF([main.$H193]=1;[main.$F193];&quot;&quot;)">
            <text:p/>
          </table:table-cell>
          <table:table-cell table:formula="of:=IF([main.$H193]=1;[main.$G193];&quot;&quot;)">
            <text:p/>
          </table:table-cell>
          <table:table-cell table:formula="of:=IF([main.$H193]=2;[main.$F193];&quot;&quot;)">
            <text:p/>
          </table:table-cell>
          <table:table-cell table:formula="of:=IF([main.$H193]=2;[main.$G193];&quot;&quot;)">
            <text:p/>
          </table:table-cell>
        </table:table-row>
        <table:table-row table:style-name="ro1">
          <table:table-cell table:formula="of:=IF([main.$C194]=0;[main.$A194];&quot;&quot;)">
            <text:p/>
          </table:table-cell>
          <table:table-cell table:formula="of:=IF([main.$C194]=0;[main.$B194];&quot;&quot;)">
            <text:p/>
          </table:table-cell>
          <table:table-cell table:formula="of:=IF([main.$C194]=1;[main.$A194];&quot;&quot;)">
            <text:p/>
          </table:table-cell>
          <table:table-cell table:formula="of:=IF([main.$C194]=1;[main.$B194];&quot;&quot;)">
            <text:p/>
          </table:table-cell>
          <table:table-cell table:formula="of:=IF([main.$C194]=2;[main.$A194];&quot;&quot;)" office:value-type="float" office:value="3.04305" calcext:value-type="float">
            <text:p>3.04305</text:p>
          </table:table-cell>
          <table:table-cell table:formula="of:=IF([main.$C194]=2;[main.$B194];&quot;&quot;)" office:value-type="float" office:value="1.42677" calcext:value-type="float">
            <text:p>1.42677</text:p>
          </table:table-cell>
          <table:table-cell table:number-columns-repeated="2"/>
          <table:table-cell table:formula="of:=IF([main.$H194]=0;[main.$F194];&quot;&quot;)" office:value-type="float" office:value="3.04305" calcext:value-type="float">
            <text:p>3.04305</text:p>
          </table:table-cell>
          <table:table-cell table:formula="of:=IF([main.$H194]=0;[main.$G194];&quot;&quot;)" office:value-type="float" office:value="1.42677" calcext:value-type="float">
            <text:p>1.42677</text:p>
          </table:table-cell>
          <table:table-cell table:formula="of:=IF([main.$H194]=1;[main.$F194];&quot;&quot;)">
            <text:p/>
          </table:table-cell>
          <table:table-cell table:formula="of:=IF([main.$H194]=1;[main.$G194];&quot;&quot;)">
            <text:p/>
          </table:table-cell>
          <table:table-cell table:formula="of:=IF([main.$H194]=2;[main.$F194];&quot;&quot;)">
            <text:p/>
          </table:table-cell>
          <table:table-cell table:formula="of:=IF([main.$H194]=2;[main.$G194];&quot;&quot;)">
            <text:p/>
          </table:table-cell>
        </table:table-row>
        <table:table-row table:style-name="ro1">
          <table:table-cell table:formula="of:=IF([main.$C195]=0;[main.$A195];&quot;&quot;)">
            <text:p/>
          </table:table-cell>
          <table:table-cell table:formula="of:=IF([main.$C195]=0;[main.$B195];&quot;&quot;)">
            <text:p/>
          </table:table-cell>
          <table:table-cell table:formula="of:=IF([main.$C195]=1;[main.$A195];&quot;&quot;)" office:value-type="float" office:value="-0.770829" calcext:value-type="float">
            <text:p>-0.770829</text:p>
          </table:table-cell>
          <table:table-cell table:formula="of:=IF([main.$C195]=1;[main.$B195];&quot;&quot;)" office:value-type="float" office:value="0.396565" calcext:value-type="float">
            <text:p>0.396565</text:p>
          </table:table-cell>
          <table:table-cell table:formula="of:=IF([main.$C195]=2;[main.$A195];&quot;&quot;)">
            <text:p/>
          </table:table-cell>
          <table:table-cell table:formula="of:=IF([main.$C195]=2;[main.$B195];&quot;&quot;)">
            <text:p/>
          </table:table-cell>
          <table:table-cell table:number-columns-repeated="2"/>
          <table:table-cell table:formula="of:=IF([main.$H195]=0;[main.$F195];&quot;&quot;)" office:value-type="float" office:value="-0.770829" calcext:value-type="float">
            <text:p>-0.770829</text:p>
          </table:table-cell>
          <table:table-cell table:formula="of:=IF([main.$H195]=0;[main.$G195];&quot;&quot;)" office:value-type="float" office:value="0.396565" calcext:value-type="float">
            <text:p>0.396565</text:p>
          </table:table-cell>
          <table:table-cell table:formula="of:=IF([main.$H195]=1;[main.$F195];&quot;&quot;)">
            <text:p/>
          </table:table-cell>
          <table:table-cell table:formula="of:=IF([main.$H195]=1;[main.$G195];&quot;&quot;)">
            <text:p/>
          </table:table-cell>
          <table:table-cell table:formula="of:=IF([main.$H195]=2;[main.$F195];&quot;&quot;)">
            <text:p/>
          </table:table-cell>
          <table:table-cell table:formula="of:=IF([main.$H195]=2;[main.$G195];&quot;&quot;)">
            <text:p/>
          </table:table-cell>
        </table:table-row>
        <table:table-row table:style-name="ro1">
          <table:table-cell table:formula="of:=IF([main.$C196]=0;[main.$A196];&quot;&quot;)">
            <text:p/>
          </table:table-cell>
          <table:table-cell table:formula="of:=IF([main.$C196]=0;[main.$B196];&quot;&quot;)">
            <text:p/>
          </table:table-cell>
          <table:table-cell table:formula="of:=IF([main.$C196]=1;[main.$A196];&quot;&quot;)">
            <text:p/>
          </table:table-cell>
          <table:table-cell table:formula="of:=IF([main.$C196]=1;[main.$B196];&quot;&quot;)">
            <text:p/>
          </table:table-cell>
          <table:table-cell table:formula="of:=IF([main.$C196]=2;[main.$A196];&quot;&quot;)" office:value-type="float" office:value="1.90211" calcext:value-type="float">
            <text:p>1.90211</text:p>
          </table:table-cell>
          <table:table-cell table:formula="of:=IF([main.$C196]=2;[main.$B196];&quot;&quot;)" office:value-type="float" office:value="0.224209" calcext:value-type="float">
            <text:p>0.224209</text:p>
          </table:table-cell>
          <table:table-cell table:number-columns-repeated="2"/>
          <table:table-cell table:formula="of:=IF([main.$H196]=0;[main.$F196];&quot;&quot;)" office:value-type="float" office:value="1.90211" calcext:value-type="float">
            <text:p>1.90211</text:p>
          </table:table-cell>
          <table:table-cell table:formula="of:=IF([main.$H196]=0;[main.$G196];&quot;&quot;)" office:value-type="float" office:value="0.224209" calcext:value-type="float">
            <text:p>0.224209</text:p>
          </table:table-cell>
          <table:table-cell table:formula="of:=IF([main.$H196]=1;[main.$F196];&quot;&quot;)">
            <text:p/>
          </table:table-cell>
          <table:table-cell table:formula="of:=IF([main.$H196]=1;[main.$G196];&quot;&quot;)">
            <text:p/>
          </table:table-cell>
          <table:table-cell table:formula="of:=IF([main.$H196]=2;[main.$F196];&quot;&quot;)">
            <text:p/>
          </table:table-cell>
          <table:table-cell table:formula="of:=IF([main.$H196]=2;[main.$G196];&quot;&quot;)">
            <text:p/>
          </table:table-cell>
        </table:table-row>
        <table:table-row table:style-name="ro1">
          <table:table-cell table:formula="of:=IF([main.$C197]=0;[main.$A197];&quot;&quot;)">
            <text:p/>
          </table:table-cell>
          <table:table-cell table:formula="of:=IF([main.$C197]=0;[main.$B197];&quot;&quot;)">
            <text:p/>
          </table:table-cell>
          <table:table-cell table:formula="of:=IF([main.$C197]=1;[main.$A197];&quot;&quot;)">
            <text:p/>
          </table:table-cell>
          <table:table-cell table:formula="of:=IF([main.$C197]=1;[main.$B197];&quot;&quot;)">
            <text:p/>
          </table:table-cell>
          <table:table-cell table:formula="of:=IF([main.$C197]=2;[main.$A197];&quot;&quot;)" office:value-type="float" office:value="1.94277" calcext:value-type="float">
            <text:p>1.94277</text:p>
          </table:table-cell>
          <table:table-cell table:formula="of:=IF([main.$C197]=2;[main.$B197];&quot;&quot;)" office:value-type="float" office:value="0.568693" calcext:value-type="float">
            <text:p>0.568693</text:p>
          </table:table-cell>
          <table:table-cell table:number-columns-repeated="2"/>
          <table:table-cell table:formula="of:=IF([main.$H197]=0;[main.$F197];&quot;&quot;)" office:value-type="float" office:value="1.94277" calcext:value-type="float">
            <text:p>1.94277</text:p>
          </table:table-cell>
          <table:table-cell table:formula="of:=IF([main.$H197]=0;[main.$G197];&quot;&quot;)" office:value-type="float" office:value="0.568693" calcext:value-type="float">
            <text:p>0.568693</text:p>
          </table:table-cell>
          <table:table-cell table:formula="of:=IF([main.$H197]=1;[main.$F197];&quot;&quot;)">
            <text:p/>
          </table:table-cell>
          <table:table-cell table:formula="of:=IF([main.$H197]=1;[main.$G197];&quot;&quot;)">
            <text:p/>
          </table:table-cell>
          <table:table-cell table:formula="of:=IF([main.$H197]=2;[main.$F197];&quot;&quot;)">
            <text:p/>
          </table:table-cell>
          <table:table-cell table:formula="of:=IF([main.$H197]=2;[main.$G197];&quot;&quot;)">
            <text:p/>
          </table:table-cell>
        </table:table-row>
        <table:table-row table:style-name="ro1">
          <table:table-cell table:formula="of:=IF([main.$C198]=0;[main.$A198];&quot;&quot;)" office:value-type="float" office:value="0.572516" calcext:value-type="float">
            <text:p>0.572516</text:p>
          </table:table-cell>
          <table:table-cell table:formula="of:=IF([main.$C198]=0;[main.$B198];&quot;&quot;)" office:value-type="float" office:value="0.306123" calcext:value-type="float">
            <text:p>0.306123</text:p>
          </table:table-cell>
          <table:table-cell table:formula="of:=IF([main.$C198]=1;[main.$A198];&quot;&quot;)">
            <text:p/>
          </table:table-cell>
          <table:table-cell table:formula="of:=IF([main.$C198]=1;[main.$B198];&quot;&quot;)">
            <text:p/>
          </table:table-cell>
          <table:table-cell table:formula="of:=IF([main.$C198]=2;[main.$A198];&quot;&quot;)">
            <text:p/>
          </table:table-cell>
          <table:table-cell table:formula="of:=IF([main.$C198]=2;[main.$B198];&quot;&quot;)">
            <text:p/>
          </table:table-cell>
          <table:table-cell table:number-columns-repeated="2"/>
          <table:table-cell table:formula="of:=IF([main.$H198]=0;[main.$F198];&quot;&quot;)" office:value-type="float" office:value="0.572516" calcext:value-type="float">
            <text:p>0.572516</text:p>
          </table:table-cell>
          <table:table-cell table:formula="of:=IF([main.$H198]=0;[main.$G198];&quot;&quot;)" office:value-type="float" office:value="0.306123" calcext:value-type="float">
            <text:p>0.306123</text:p>
          </table:table-cell>
          <table:table-cell table:formula="of:=IF([main.$H198]=1;[main.$F198];&quot;&quot;)">
            <text:p/>
          </table:table-cell>
          <table:table-cell table:formula="of:=IF([main.$H198]=1;[main.$G198];&quot;&quot;)">
            <text:p/>
          </table:table-cell>
          <table:table-cell table:formula="of:=IF([main.$H198]=2;[main.$F198];&quot;&quot;)">
            <text:p/>
          </table:table-cell>
          <table:table-cell table:formula="of:=IF([main.$H198]=2;[main.$G198];&quot;&quot;)">
            <text:p/>
          </table:table-cell>
        </table:table-row>
        <table:table-row table:style-name="ro1">
          <table:table-cell table:formula="of:=IF([main.$C199]=0;[main.$A199];&quot;&quot;)">
            <text:p/>
          </table:table-cell>
          <table:table-cell table:formula="of:=IF([main.$C199]=0;[main.$B199];&quot;&quot;)">
            <text:p/>
          </table:table-cell>
          <table:table-cell table:formula="of:=IF([main.$C199]=1;[main.$A199];&quot;&quot;)">
            <text:p/>
          </table:table-cell>
          <table:table-cell table:formula="of:=IF([main.$C199]=1;[main.$B199];&quot;&quot;)">
            <text:p/>
          </table:table-cell>
          <table:table-cell table:formula="of:=IF([main.$C199]=2;[main.$A199];&quot;&quot;)" office:value-type="float" office:value="1.38621" calcext:value-type="float">
            <text:p>1.38621</text:p>
          </table:table-cell>
          <table:table-cell table:formula="of:=IF([main.$C199]=2;[main.$B199];&quot;&quot;)" office:value-type="float" office:value="-0.0227049" calcext:value-type="float">
            <text:p>-0.0227049</text:p>
          </table:table-cell>
          <table:table-cell table:number-columns-repeated="2"/>
          <table:table-cell table:formula="of:=IF([main.$H199]=0;[main.$F199];&quot;&quot;)" office:value-type="float" office:value="1.38621" calcext:value-type="float">
            <text:p>1.38621</text:p>
          </table:table-cell>
          <table:table-cell table:formula="of:=IF([main.$H199]=0;[main.$G199];&quot;&quot;)" office:value-type="float" office:value="-0.0227049" calcext:value-type="float">
            <text:p>-0.0227049</text:p>
          </table:table-cell>
          <table:table-cell table:formula="of:=IF([main.$H199]=1;[main.$F199];&quot;&quot;)">
            <text:p/>
          </table:table-cell>
          <table:table-cell table:formula="of:=IF([main.$H199]=1;[main.$G199];&quot;&quot;)">
            <text:p/>
          </table:table-cell>
          <table:table-cell table:formula="of:=IF([main.$H199]=2;[main.$F199];&quot;&quot;)">
            <text:p/>
          </table:table-cell>
          <table:table-cell table:formula="of:=IF([main.$H199]=2;[main.$G199];&quot;&quot;)">
            <text:p/>
          </table:table-cell>
        </table:table-row>
        <table:table-row table:style-name="ro1">
          <table:table-cell table:formula="of:=IF([main.$C200]=0;[main.$A200];&quot;&quot;)" office:value-type="float" office:value="0.634169" calcext:value-type="float">
            <text:p>0.634169</text:p>
          </table:table-cell>
          <table:table-cell table:formula="of:=IF([main.$C200]=0;[main.$B200];&quot;&quot;)" office:value-type="float" office:value="1.00318" calcext:value-type="float">
            <text:p>1.00318</text:p>
          </table:table-cell>
          <table:table-cell table:formula="of:=IF([main.$C200]=1;[main.$A200];&quot;&quot;)">
            <text:p/>
          </table:table-cell>
          <table:table-cell table:formula="of:=IF([main.$C200]=1;[main.$B200];&quot;&quot;)">
            <text:p/>
          </table:table-cell>
          <table:table-cell table:formula="of:=IF([main.$C200]=2;[main.$A200];&quot;&quot;)">
            <text:p/>
          </table:table-cell>
          <table:table-cell table:formula="of:=IF([main.$C200]=2;[main.$B200];&quot;&quot;)">
            <text:p/>
          </table:table-cell>
          <table:table-cell table:number-columns-repeated="2"/>
          <table:table-cell table:formula="of:=IF([main.$H200]=0;[main.$F200];&quot;&quot;)" office:value-type="float" office:value="0.634169" calcext:value-type="float">
            <text:p>0.634169</text:p>
          </table:table-cell>
          <table:table-cell table:formula="of:=IF([main.$H200]=0;[main.$G200];&quot;&quot;)" office:value-type="float" office:value="1.00318" calcext:value-type="float">
            <text:p>1.00318</text:p>
          </table:table-cell>
          <table:table-cell table:formula="of:=IF([main.$H200]=1;[main.$F200];&quot;&quot;)">
            <text:p/>
          </table:table-cell>
          <table:table-cell table:formula="of:=IF([main.$H200]=1;[main.$G200];&quot;&quot;)">
            <text:p/>
          </table:table-cell>
          <table:table-cell table:formula="of:=IF([main.$H200]=2;[main.$F200];&quot;&quot;)">
            <text:p/>
          </table:table-cell>
          <table:table-cell table:formula="of:=IF([main.$H200]=2;[main.$G200];&quot;&quot;)">
            <text:p/>
          </table:table-cell>
        </table:table-row>
        <table:table-row table:style-name="ro1">
          <table:table-cell table:formula="of:=IF([main.$C201]=0;[main.$A201];&quot;&quot;)">
            <text:p/>
          </table:table-cell>
          <table:table-cell table:formula="of:=IF([main.$C201]=0;[main.$B201];&quot;&quot;)">
            <text:p/>
          </table:table-cell>
          <table:table-cell table:formula="of:=IF([main.$C201]=1;[main.$A201];&quot;&quot;)">
            <text:p/>
          </table:table-cell>
          <table:table-cell table:formula="of:=IF([main.$C201]=1;[main.$B201];&quot;&quot;)">
            <text:p/>
          </table:table-cell>
          <table:table-cell table:formula="of:=IF([main.$C201]=2;[main.$A201];&quot;&quot;)" office:value-type="float" office:value="1.09412" calcext:value-type="float">
            <text:p>1.09412</text:p>
          </table:table-cell>
          <table:table-cell table:formula="of:=IF([main.$C201]=2;[main.$B201];&quot;&quot;)" office:value-type="float" office:value="-0.0928868" calcext:value-type="float">
            <text:p>-0.0928868</text:p>
          </table:table-cell>
          <table:table-cell table:number-columns-repeated="2"/>
          <table:table-cell table:formula="of:=IF([main.$H201]=0;[main.$F201];&quot;&quot;)" office:value-type="float" office:value="1.09412" calcext:value-type="float">
            <text:p>1.09412</text:p>
          </table:table-cell>
          <table:table-cell table:formula="of:=IF([main.$H201]=0;[main.$G201];&quot;&quot;)" office:value-type="float" office:value="-0.0928868" calcext:value-type="float">
            <text:p>-0.0928868</text:p>
          </table:table-cell>
          <table:table-cell table:formula="of:=IF([main.$H201]=1;[main.$F201];&quot;&quot;)">
            <text:p/>
          </table:table-cell>
          <table:table-cell table:formula="of:=IF([main.$H201]=1;[main.$G201];&quot;&quot;)">
            <text:p/>
          </table:table-cell>
          <table:table-cell table:formula="of:=IF([main.$H201]=2;[main.$F201];&quot;&quot;)">
            <text:p/>
          </table:table-cell>
          <table:table-cell table:formula="of:=IF([main.$H201]=2;[main.$G201];&quot;&quot;)">
            <text:p/>
          </table:table-cell>
        </table:table-row>
        <table:table-row table:style-name="ro1">
          <table:table-cell table:formula="of:=IF([main.$C202]=0;[main.$A202];&quot;&quot;)" office:value-type="float" office:value="1.11751" calcext:value-type="float">
            <text:p>1.11751</text:p>
          </table:table-cell>
          <table:table-cell table:formula="of:=IF([main.$C202]=0;[main.$B202];&quot;&quot;)" office:value-type="float" office:value="1.34002" calcext:value-type="float">
            <text:p>1.34002</text:p>
          </table:table-cell>
          <table:table-cell table:formula="of:=IF([main.$C202]=1;[main.$A202];&quot;&quot;)">
            <text:p/>
          </table:table-cell>
          <table:table-cell table:formula="of:=IF([main.$C202]=1;[main.$B202];&quot;&quot;)">
            <text:p/>
          </table:table-cell>
          <table:table-cell table:formula="of:=IF([main.$C202]=2;[main.$A202];&quot;&quot;)">
            <text:p/>
          </table:table-cell>
          <table:table-cell table:formula="of:=IF([main.$C202]=2;[main.$B202];&quot;&quot;)">
            <text:p/>
          </table:table-cell>
          <table:table-cell table:number-columns-repeated="2"/>
          <table:table-cell table:formula="of:=IF([main.$H202]=0;[main.$F202];&quot;&quot;)" office:value-type="float" office:value="1.11751" calcext:value-type="float">
            <text:p>1.11751</text:p>
          </table:table-cell>
          <table:table-cell table:formula="of:=IF([main.$H202]=0;[main.$G202];&quot;&quot;)" office:value-type="float" office:value="1.34002" calcext:value-type="float">
            <text:p>1.34002</text:p>
          </table:table-cell>
          <table:table-cell table:formula="of:=IF([main.$H202]=1;[main.$F202];&quot;&quot;)">
            <text:p/>
          </table:table-cell>
          <table:table-cell table:formula="of:=IF([main.$H202]=1;[main.$G202];&quot;&quot;)">
            <text:p/>
          </table:table-cell>
          <table:table-cell table:formula="of:=IF([main.$H202]=2;[main.$F202];&quot;&quot;)">
            <text:p/>
          </table:table-cell>
          <table:table-cell table:formula="of:=IF([main.$H202]=2;[main.$G202];&quot;&quot;)">
            <text:p/>
          </table:table-cell>
        </table:table-row>
        <table:table-row table:style-name="ro1">
          <table:table-cell table:formula="of:=IF([main.$C203]=0;[main.$A203];&quot;&quot;)" office:value-type="float" office:value="-0.169243" calcext:value-type="float">
            <text:p>-0.169243</text:p>
          </table:table-cell>
          <table:table-cell table:formula="of:=IF([main.$C203]=0;[main.$B203];&quot;&quot;)" office:value-type="float" office:value="-0.147892" calcext:value-type="float">
            <text:p>-0.147892</text:p>
          </table:table-cell>
          <table:table-cell table:formula="of:=IF([main.$C203]=1;[main.$A203];&quot;&quot;)">
            <text:p/>
          </table:table-cell>
          <table:table-cell table:formula="of:=IF([main.$C203]=1;[main.$B203];&quot;&quot;)">
            <text:p/>
          </table:table-cell>
          <table:table-cell table:formula="of:=IF([main.$C203]=2;[main.$A203];&quot;&quot;)">
            <text:p/>
          </table:table-cell>
          <table:table-cell table:formula="of:=IF([main.$C203]=2;[main.$B203];&quot;&quot;)">
            <text:p/>
          </table:table-cell>
          <table:table-cell table:number-columns-repeated="2"/>
          <table:table-cell table:formula="of:=IF([main.$H203]=0;[main.$F203];&quot;&quot;)" office:value-type="float" office:value="-0.169243" calcext:value-type="float">
            <text:p>-0.169243</text:p>
          </table:table-cell>
          <table:table-cell table:formula="of:=IF([main.$H203]=0;[main.$G203];&quot;&quot;)" office:value-type="float" office:value="-0.147892" calcext:value-type="float">
            <text:p>-0.147892</text:p>
          </table:table-cell>
          <table:table-cell table:formula="of:=IF([main.$H203]=1;[main.$F203];&quot;&quot;)">
            <text:p/>
          </table:table-cell>
          <table:table-cell table:formula="of:=IF([main.$H203]=1;[main.$G203];&quot;&quot;)">
            <text:p/>
          </table:table-cell>
          <table:table-cell table:formula="of:=IF([main.$H203]=2;[main.$F203];&quot;&quot;)">
            <text:p/>
          </table:table-cell>
          <table:table-cell table:formula="of:=IF([main.$H203]=2;[main.$G203];&quot;&quot;)">
            <text:p/>
          </table:table-cell>
        </table:table-row>
        <table:table-row table:style-name="ro1">
          <table:table-cell table:formula="of:=IF([main.$C204]=0;[main.$A204];&quot;&quot;)">
            <text:p/>
          </table:table-cell>
          <table:table-cell table:formula="of:=IF([main.$C204]=0;[main.$B204];&quot;&quot;)">
            <text:p/>
          </table:table-cell>
          <table:table-cell table:formula="of:=IF([main.$C204]=1;[main.$A204];&quot;&quot;)" office:value-type="float" office:value="0.700154" calcext:value-type="float">
            <text:p>0.700154</text:p>
          </table:table-cell>
          <table:table-cell table:formula="of:=IF([main.$C204]=1;[main.$B204];&quot;&quot;)" office:value-type="float" office:value="2.09866" calcext:value-type="float">
            <text:p>2.09866</text:p>
          </table:table-cell>
          <table:table-cell table:formula="of:=IF([main.$C204]=2;[main.$A204];&quot;&quot;)">
            <text:p/>
          </table:table-cell>
          <table:table-cell table:formula="of:=IF([main.$C204]=2;[main.$B204];&quot;&quot;)">
            <text:p/>
          </table:table-cell>
          <table:table-cell table:number-columns-repeated="2"/>
          <table:table-cell table:formula="of:=IF([main.$H204]=0;[main.$F204];&quot;&quot;)" office:value-type="float" office:value="0.700154" calcext:value-type="float">
            <text:p>0.700154</text:p>
          </table:table-cell>
          <table:table-cell table:formula="of:=IF([main.$H204]=0;[main.$G204];&quot;&quot;)" office:value-type="float" office:value="2.09866" calcext:value-type="float">
            <text:p>2.09866</text:p>
          </table:table-cell>
          <table:table-cell table:formula="of:=IF([main.$H204]=1;[main.$F204];&quot;&quot;)">
            <text:p/>
          </table:table-cell>
          <table:table-cell table:formula="of:=IF([main.$H204]=1;[main.$G204];&quot;&quot;)">
            <text:p/>
          </table:table-cell>
          <table:table-cell table:formula="of:=IF([main.$H204]=2;[main.$F204];&quot;&quot;)">
            <text:p/>
          </table:table-cell>
          <table:table-cell table:formula="of:=IF([main.$H204]=2;[main.$G204];&quot;&quot;)">
            <text:p/>
          </table:table-cell>
        </table:table-row>
        <table:table-row table:style-name="ro1">
          <table:table-cell table:formula="of:=IF([main.$C205]=0;[main.$A205];&quot;&quot;)">
            <text:p/>
          </table:table-cell>
          <table:table-cell table:formula="of:=IF([main.$C205]=0;[main.$B205];&quot;&quot;)">
            <text:p/>
          </table:table-cell>
          <table:table-cell table:formula="of:=IF([main.$C205]=1;[main.$A205];&quot;&quot;)" office:value-type="float" office:value="-1.11983" calcext:value-type="float">
            <text:p>-1.11983</text:p>
          </table:table-cell>
          <table:table-cell table:formula="of:=IF([main.$C205]=1;[main.$B205];&quot;&quot;)" office:value-type="float" office:value="0.0181444" calcext:value-type="float">
            <text:p>0.0181444</text:p>
          </table:table-cell>
          <table:table-cell table:formula="of:=IF([main.$C205]=2;[main.$A205];&quot;&quot;)">
            <text:p/>
          </table:table-cell>
          <table:table-cell table:formula="of:=IF([main.$C205]=2;[main.$B205];&quot;&quot;)">
            <text:p/>
          </table:table-cell>
          <table:table-cell table:number-columns-repeated="2"/>
          <table:table-cell table:formula="of:=IF([main.$H205]=0;[main.$F205];&quot;&quot;)" office:value-type="float" office:value="-1.11983" calcext:value-type="float">
            <text:p>-1.11983</text:p>
          </table:table-cell>
          <table:table-cell table:formula="of:=IF([main.$H205]=0;[main.$G205];&quot;&quot;)" office:value-type="float" office:value="0.0181444" calcext:value-type="float">
            <text:p>0.0181444</text:p>
          </table:table-cell>
          <table:table-cell table:formula="of:=IF([main.$H205]=1;[main.$F205];&quot;&quot;)">
            <text:p/>
          </table:table-cell>
          <table:table-cell table:formula="of:=IF([main.$H205]=1;[main.$G205];&quot;&quot;)">
            <text:p/>
          </table:table-cell>
          <table:table-cell table:formula="of:=IF([main.$H205]=2;[main.$F205];&quot;&quot;)">
            <text:p/>
          </table:table-cell>
          <table:table-cell table:formula="of:=IF([main.$H205]=2;[main.$G205];&quot;&quot;)">
            <text:p/>
          </table:table-cell>
        </table:table-row>
        <table:table-row table:style-name="ro1">
          <table:table-cell table:formula="of:=IF([main.$C206]=0;[main.$A206];&quot;&quot;)" office:value-type="float" office:value="0.323559" calcext:value-type="float">
            <text:p>0.323559</text:p>
          </table:table-cell>
          <table:table-cell table:formula="of:=IF([main.$C206]=0;[main.$B206];&quot;&quot;)" office:value-type="float" office:value="0.475164" calcext:value-type="float">
            <text:p>0.475164</text:p>
          </table:table-cell>
          <table:table-cell table:formula="of:=IF([main.$C206]=1;[main.$A206];&quot;&quot;)">
            <text:p/>
          </table:table-cell>
          <table:table-cell table:formula="of:=IF([main.$C206]=1;[main.$B206];&quot;&quot;)">
            <text:p/>
          </table:table-cell>
          <table:table-cell table:formula="of:=IF([main.$C206]=2;[main.$A206];&quot;&quot;)">
            <text:p/>
          </table:table-cell>
          <table:table-cell table:formula="of:=IF([main.$C206]=2;[main.$B206];&quot;&quot;)">
            <text:p/>
          </table:table-cell>
          <table:table-cell table:number-columns-repeated="2"/>
          <table:table-cell table:formula="of:=IF([main.$H206]=0;[main.$F206];&quot;&quot;)" office:value-type="float" office:value="0.323559" calcext:value-type="float">
            <text:p>0.323559</text:p>
          </table:table-cell>
          <table:table-cell table:formula="of:=IF([main.$H206]=0;[main.$G206];&quot;&quot;)" office:value-type="float" office:value="0.475164" calcext:value-type="float">
            <text:p>0.475164</text:p>
          </table:table-cell>
          <table:table-cell table:formula="of:=IF([main.$H206]=1;[main.$F206];&quot;&quot;)">
            <text:p/>
          </table:table-cell>
          <table:table-cell table:formula="of:=IF([main.$H206]=1;[main.$G206];&quot;&quot;)">
            <text:p/>
          </table:table-cell>
          <table:table-cell table:formula="of:=IF([main.$H206]=2;[main.$F206];&quot;&quot;)">
            <text:p/>
          </table:table-cell>
          <table:table-cell table:formula="of:=IF([main.$H206]=2;[main.$G206];&quot;&quot;)">
            <text:p/>
          </table:table-cell>
        </table:table-row>
        <table:table-row table:style-name="ro1">
          <table:table-cell table:formula="of:=IF([main.$C207]=0;[main.$A207];&quot;&quot;)">
            <text:p/>
          </table:table-cell>
          <table:table-cell table:formula="of:=IF([main.$C207]=0;[main.$B207];&quot;&quot;)">
            <text:p/>
          </table:table-cell>
          <table:table-cell table:formula="of:=IF([main.$C207]=1;[main.$A207];&quot;&quot;)" office:value-type="float" office:value="-0.846875" calcext:value-type="float">
            <text:p>-0.846875</text:p>
          </table:table-cell>
          <table:table-cell table:formula="of:=IF([main.$C207]=1;[main.$B207];&quot;&quot;)" office:value-type="float" office:value="0.907165" calcext:value-type="float">
            <text:p>0.907165</text:p>
          </table:table-cell>
          <table:table-cell table:formula="of:=IF([main.$C207]=2;[main.$A207];&quot;&quot;)">
            <text:p/>
          </table:table-cell>
          <table:table-cell table:formula="of:=IF([main.$C207]=2;[main.$B207];&quot;&quot;)">
            <text:p/>
          </table:table-cell>
          <table:table-cell table:number-columns-repeated="2"/>
          <table:table-cell table:formula="of:=IF([main.$H207]=0;[main.$F207];&quot;&quot;)" office:value-type="float" office:value="-0.846875" calcext:value-type="float">
            <text:p>-0.846875</text:p>
          </table:table-cell>
          <table:table-cell table:formula="of:=IF([main.$H207]=0;[main.$G207];&quot;&quot;)" office:value-type="float" office:value="0.907165" calcext:value-type="float">
            <text:p>0.907165</text:p>
          </table:table-cell>
          <table:table-cell table:formula="of:=IF([main.$H207]=1;[main.$F207];&quot;&quot;)">
            <text:p/>
          </table:table-cell>
          <table:table-cell table:formula="of:=IF([main.$H207]=1;[main.$G207];&quot;&quot;)">
            <text:p/>
          </table:table-cell>
          <table:table-cell table:formula="of:=IF([main.$H207]=2;[main.$F207];&quot;&quot;)">
            <text:p/>
          </table:table-cell>
          <table:table-cell table:formula="of:=IF([main.$H207]=2;[main.$G207];&quot;&quot;)">
            <text:p/>
          </table:table-cell>
        </table:table-row>
        <table:table-row table:style-name="ro1">
          <table:table-cell table:formula="of:=IF([main.$C208]=0;[main.$A208];&quot;&quot;)" office:value-type="float" office:value="0.0751132" calcext:value-type="float">
            <text:p>0.0751132</text:p>
          </table:table-cell>
          <table:table-cell table:formula="of:=IF([main.$C208]=0;[main.$B208];&quot;&quot;)" office:value-type="float" office:value="0.426917" calcext:value-type="float">
            <text:p>0.426917</text:p>
          </table:table-cell>
          <table:table-cell table:formula="of:=IF([main.$C208]=1;[main.$A208];&quot;&quot;)">
            <text:p/>
          </table:table-cell>
          <table:table-cell table:formula="of:=IF([main.$C208]=1;[main.$B208];&quot;&quot;)">
            <text:p/>
          </table:table-cell>
          <table:table-cell table:formula="of:=IF([main.$C208]=2;[main.$A208];&quot;&quot;)">
            <text:p/>
          </table:table-cell>
          <table:table-cell table:formula="of:=IF([main.$C208]=2;[main.$B208];&quot;&quot;)">
            <text:p/>
          </table:table-cell>
          <table:table-cell table:number-columns-repeated="2"/>
          <table:table-cell table:formula="of:=IF([main.$H208]=0;[main.$F208];&quot;&quot;)" office:value-type="float" office:value="0.0751132" calcext:value-type="float">
            <text:p>0.0751132</text:p>
          </table:table-cell>
          <table:table-cell table:formula="of:=IF([main.$H208]=0;[main.$G208];&quot;&quot;)" office:value-type="float" office:value="0.426917" calcext:value-type="float">
            <text:p>0.426917</text:p>
          </table:table-cell>
          <table:table-cell table:formula="of:=IF([main.$H208]=1;[main.$F208];&quot;&quot;)">
            <text:p/>
          </table:table-cell>
          <table:table-cell table:formula="of:=IF([main.$H208]=1;[main.$G208];&quot;&quot;)">
            <text:p/>
          </table:table-cell>
          <table:table-cell table:formula="of:=IF([main.$H208]=2;[main.$F208];&quot;&quot;)">
            <text:p/>
          </table:table-cell>
          <table:table-cell table:formula="of:=IF([main.$H208]=2;[main.$G208];&quot;&quot;)">
            <text:p/>
          </table:table-cell>
        </table:table-row>
        <table:table-row table:style-name="ro1">
          <table:table-cell table:formula="of:=IF([main.$C209]=0;[main.$A209];&quot;&quot;)">
            <text:p/>
          </table:table-cell>
          <table:table-cell table:formula="of:=IF([main.$C209]=0;[main.$B209];&quot;&quot;)">
            <text:p/>
          </table:table-cell>
          <table:table-cell table:formula="of:=IF([main.$C209]=1;[main.$A209];&quot;&quot;)" office:value-type="float" office:value="0.0505264" calcext:value-type="float">
            <text:p>0.0505264</text:p>
          </table:table-cell>
          <table:table-cell table:formula="of:=IF([main.$C209]=1;[main.$B209];&quot;&quot;)" office:value-type="float" office:value="1.46791" calcext:value-type="float">
            <text:p>1.46791</text:p>
          </table:table-cell>
          <table:table-cell table:formula="of:=IF([main.$C209]=2;[main.$A209];&quot;&quot;)">
            <text:p/>
          </table:table-cell>
          <table:table-cell table:formula="of:=IF([main.$C209]=2;[main.$B209];&quot;&quot;)">
            <text:p/>
          </table:table-cell>
          <table:table-cell table:number-columns-repeated="2"/>
          <table:table-cell table:formula="of:=IF([main.$H209]=0;[main.$F209];&quot;&quot;)" office:value-type="float" office:value="0.0505264" calcext:value-type="float">
            <text:p>0.0505264</text:p>
          </table:table-cell>
          <table:table-cell table:formula="of:=IF([main.$H209]=0;[main.$G209];&quot;&quot;)" office:value-type="float" office:value="1.46791" calcext:value-type="float">
            <text:p>1.46791</text:p>
          </table:table-cell>
          <table:table-cell table:formula="of:=IF([main.$H209]=1;[main.$F209];&quot;&quot;)">
            <text:p/>
          </table:table-cell>
          <table:table-cell table:formula="of:=IF([main.$H209]=1;[main.$G209];&quot;&quot;)">
            <text:p/>
          </table:table-cell>
          <table:table-cell table:formula="of:=IF([main.$H209]=2;[main.$F209];&quot;&quot;)">
            <text:p/>
          </table:table-cell>
          <table:table-cell table:formula="of:=IF([main.$H209]=2;[main.$G209];&quot;&quot;)">
            <text:p/>
          </table:table-cell>
        </table:table-row>
        <table:table-row table:style-name="ro1">
          <table:table-cell table:formula="of:=IF([main.$C210]=0;[main.$A210];&quot;&quot;)">
            <text:p/>
          </table:table-cell>
          <table:table-cell table:formula="of:=IF([main.$C210]=0;[main.$B210];&quot;&quot;)">
            <text:p/>
          </table:table-cell>
          <table:table-cell table:formula="of:=IF([main.$C210]=1;[main.$A210];&quot;&quot;)" office:value-type="float" office:value="-0.632804" calcext:value-type="float">
            <text:p>-0.632804</text:p>
          </table:table-cell>
          <table:table-cell table:formula="of:=IF([main.$C210]=1;[main.$B210];&quot;&quot;)" office:value-type="float" office:value="0.522042" calcext:value-type="float">
            <text:p>0.522042</text:p>
          </table:table-cell>
          <table:table-cell table:formula="of:=IF([main.$C210]=2;[main.$A210];&quot;&quot;)">
            <text:p/>
          </table:table-cell>
          <table:table-cell table:formula="of:=IF([main.$C210]=2;[main.$B210];&quot;&quot;)">
            <text:p/>
          </table:table-cell>
          <table:table-cell table:number-columns-repeated="2"/>
          <table:table-cell table:formula="of:=IF([main.$H210]=0;[main.$F210];&quot;&quot;)" office:value-type="float" office:value="-0.632804" calcext:value-type="float">
            <text:p>-0.632804</text:p>
          </table:table-cell>
          <table:table-cell table:formula="of:=IF([main.$H210]=0;[main.$G210];&quot;&quot;)" office:value-type="float" office:value="0.522042" calcext:value-type="float">
            <text:p>0.522042</text:p>
          </table:table-cell>
          <table:table-cell table:formula="of:=IF([main.$H210]=1;[main.$F210];&quot;&quot;)">
            <text:p/>
          </table:table-cell>
          <table:table-cell table:formula="of:=IF([main.$H210]=1;[main.$G210];&quot;&quot;)">
            <text:p/>
          </table:table-cell>
          <table:table-cell table:formula="of:=IF([main.$H210]=2;[main.$F210];&quot;&quot;)">
            <text:p/>
          </table:table-cell>
          <table:table-cell table:formula="of:=IF([main.$H210]=2;[main.$G210];&quot;&quot;)">
            <text:p/>
          </table:table-cell>
        </table:table-row>
        <table:table-row table:style-name="ro1">
          <table:table-cell table:formula="of:=IF([main.$C211]=0;[main.$A211];&quot;&quot;)">
            <text:p/>
          </table:table-cell>
          <table:table-cell table:formula="of:=IF([main.$C211]=0;[main.$B211];&quot;&quot;)">
            <text:p/>
          </table:table-cell>
          <table:table-cell table:formula="of:=IF([main.$C211]=1;[main.$A211];&quot;&quot;)" office:value-type="float" office:value="0.603694" calcext:value-type="float">
            <text:p>0.603694</text:p>
          </table:table-cell>
          <table:table-cell table:formula="of:=IF([main.$C211]=1;[main.$B211];&quot;&quot;)" office:value-type="float" office:value="2.10417" calcext:value-type="float">
            <text:p>2.10417</text:p>
          </table:table-cell>
          <table:table-cell table:formula="of:=IF([main.$C211]=2;[main.$A211];&quot;&quot;)">
            <text:p/>
          </table:table-cell>
          <table:table-cell table:formula="of:=IF([main.$C211]=2;[main.$B211];&quot;&quot;)">
            <text:p/>
          </table:table-cell>
          <table:table-cell table:number-columns-repeated="2"/>
          <table:table-cell table:formula="of:=IF([main.$H211]=0;[main.$F211];&quot;&quot;)" office:value-type="float" office:value="0.603694" calcext:value-type="float">
            <text:p>0.603694</text:p>
          </table:table-cell>
          <table:table-cell table:formula="of:=IF([main.$H211]=0;[main.$G211];&quot;&quot;)" office:value-type="float" office:value="2.10417" calcext:value-type="float">
            <text:p>2.10417</text:p>
          </table:table-cell>
          <table:table-cell table:formula="of:=IF([main.$H211]=1;[main.$F211];&quot;&quot;)">
            <text:p/>
          </table:table-cell>
          <table:table-cell table:formula="of:=IF([main.$H211]=1;[main.$G211];&quot;&quot;)">
            <text:p/>
          </table:table-cell>
          <table:table-cell table:formula="of:=IF([main.$H211]=2;[main.$F211];&quot;&quot;)">
            <text:p/>
          </table:table-cell>
          <table:table-cell table:formula="of:=IF([main.$H211]=2;[main.$G211];&quot;&quot;)">
            <text:p/>
          </table:table-cell>
        </table:table-row>
        <table:table-row table:style-name="ro1">
          <table:table-cell table:formula="of:=IF([main.$C212]=0;[main.$A212];&quot;&quot;)">
            <text:p/>
          </table:table-cell>
          <table:table-cell table:formula="of:=IF([main.$C212]=0;[main.$B212];&quot;&quot;)">
            <text:p/>
          </table:table-cell>
          <table:table-cell table:formula="of:=IF([main.$C212]=1;[main.$A212];&quot;&quot;)" office:value-type="float" office:value="2.20751" calcext:value-type="float">
            <text:p>2.20751</text:p>
          </table:table-cell>
          <table:table-cell table:formula="of:=IF([main.$C212]=1;[main.$B212];&quot;&quot;)" office:value-type="float" office:value="3.08268" calcext:value-type="float">
            <text:p>3.08268</text:p>
          </table:table-cell>
          <table:table-cell table:formula="of:=IF([main.$C212]=2;[main.$A212];&quot;&quot;)">
            <text:p/>
          </table:table-cell>
          <table:table-cell table:formula="of:=IF([main.$C212]=2;[main.$B212];&quot;&quot;)">
            <text:p/>
          </table:table-cell>
          <table:table-cell table:number-columns-repeated="2"/>
          <table:table-cell table:formula="of:=IF([main.$H212]=0;[main.$F212];&quot;&quot;)" office:value-type="float" office:value="2.20751" calcext:value-type="float">
            <text:p>2.20751</text:p>
          </table:table-cell>
          <table:table-cell table:formula="of:=IF([main.$H212]=0;[main.$G212];&quot;&quot;)" office:value-type="float" office:value="3.08268" calcext:value-type="float">
            <text:p>3.08268</text:p>
          </table:table-cell>
          <table:table-cell table:formula="of:=IF([main.$H212]=1;[main.$F212];&quot;&quot;)">
            <text:p/>
          </table:table-cell>
          <table:table-cell table:formula="of:=IF([main.$H212]=1;[main.$G212];&quot;&quot;)">
            <text:p/>
          </table:table-cell>
          <table:table-cell table:formula="of:=IF([main.$H212]=2;[main.$F212];&quot;&quot;)">
            <text:p/>
          </table:table-cell>
          <table:table-cell table:formula="of:=IF([main.$H212]=2;[main.$G212];&quot;&quot;)">
            <text:p/>
          </table:table-cell>
        </table:table-row>
        <table:table-row table:style-name="ro1">
          <table:table-cell table:formula="of:=IF([main.$C213]=0;[main.$A213];&quot;&quot;)">
            <text:p/>
          </table:table-cell>
          <table:table-cell table:formula="of:=IF([main.$C213]=0;[main.$B213];&quot;&quot;)">
            <text:p/>
          </table:table-cell>
          <table:table-cell table:formula="of:=IF([main.$C213]=1;[main.$A213];&quot;&quot;)">
            <text:p/>
          </table:table-cell>
          <table:table-cell table:formula="of:=IF([main.$C213]=1;[main.$B213];&quot;&quot;)">
            <text:p/>
          </table:table-cell>
          <table:table-cell table:formula="of:=IF([main.$C213]=2;[main.$A213];&quot;&quot;)" office:value-type="float" office:value="0.945453" calcext:value-type="float">
            <text:p>0.945453</text:p>
          </table:table-cell>
          <table:table-cell table:formula="of:=IF([main.$C213]=2;[main.$B213];&quot;&quot;)" office:value-type="float" office:value="-0.792859" calcext:value-type="float">
            <text:p>-0.792859</text:p>
          </table:table-cell>
          <table:table-cell table:number-columns-repeated="2"/>
          <table:table-cell table:formula="of:=IF([main.$H213]=0;[main.$F213];&quot;&quot;)" office:value-type="float" office:value="0.945453" calcext:value-type="float">
            <text:p>0.945453</text:p>
          </table:table-cell>
          <table:table-cell table:formula="of:=IF([main.$H213]=0;[main.$G213];&quot;&quot;)" office:value-type="float" office:value="-0.792859" calcext:value-type="float">
            <text:p>-0.792859</text:p>
          </table:table-cell>
          <table:table-cell table:formula="of:=IF([main.$H213]=1;[main.$F213];&quot;&quot;)">
            <text:p/>
          </table:table-cell>
          <table:table-cell table:formula="of:=IF([main.$H213]=1;[main.$G213];&quot;&quot;)">
            <text:p/>
          </table:table-cell>
          <table:table-cell table:formula="of:=IF([main.$H213]=2;[main.$F213];&quot;&quot;)">
            <text:p/>
          </table:table-cell>
          <table:table-cell table:formula="of:=IF([main.$H213]=2;[main.$G213];&quot;&quot;)">
            <text:p/>
          </table:table-cell>
        </table:table-row>
        <table:table-row table:style-name="ro1">
          <table:table-cell table:formula="of:=IF([main.$C214]=0;[main.$A214];&quot;&quot;)">
            <text:p/>
          </table:table-cell>
          <table:table-cell table:formula="of:=IF([main.$C214]=0;[main.$B214];&quot;&quot;)">
            <text:p/>
          </table:table-cell>
          <table:table-cell table:formula="of:=IF([main.$C214]=1;[main.$A214];&quot;&quot;)" office:value-type="float" office:value="2.2969" calcext:value-type="float">
            <text:p>2.2969</text:p>
          </table:table-cell>
          <table:table-cell table:formula="of:=IF([main.$C214]=1;[main.$B214];&quot;&quot;)" office:value-type="float" office:value="4.12265" calcext:value-type="float">
            <text:p>4.12265</text:p>
          </table:table-cell>
          <table:table-cell table:formula="of:=IF([main.$C214]=2;[main.$A214];&quot;&quot;)">
            <text:p/>
          </table:table-cell>
          <table:table-cell table:formula="of:=IF([main.$C214]=2;[main.$B214];&quot;&quot;)">
            <text:p/>
          </table:table-cell>
          <table:table-cell table:number-columns-repeated="2"/>
          <table:table-cell table:formula="of:=IF([main.$H214]=0;[main.$F214];&quot;&quot;)" office:value-type="float" office:value="2.2969" calcext:value-type="float">
            <text:p>2.2969</text:p>
          </table:table-cell>
          <table:table-cell table:formula="of:=IF([main.$H214]=0;[main.$G214];&quot;&quot;)" office:value-type="float" office:value="4.12265" calcext:value-type="float">
            <text:p>4.12265</text:p>
          </table:table-cell>
          <table:table-cell table:formula="of:=IF([main.$H214]=1;[main.$F214];&quot;&quot;)">
            <text:p/>
          </table:table-cell>
          <table:table-cell table:formula="of:=IF([main.$H214]=1;[main.$G214];&quot;&quot;)">
            <text:p/>
          </table:table-cell>
          <table:table-cell table:formula="of:=IF([main.$H214]=2;[main.$F214];&quot;&quot;)">
            <text:p/>
          </table:table-cell>
          <table:table-cell table:formula="of:=IF([main.$H214]=2;[main.$G214];&quot;&quot;)">
            <text:p/>
          </table:table-cell>
        </table:table-row>
        <table:table-row table:style-name="ro1">
          <table:table-cell table:formula="of:=IF([main.$C215]=0;[main.$A215];&quot;&quot;)">
            <text:p/>
          </table:table-cell>
          <table:table-cell table:formula="of:=IF([main.$C215]=0;[main.$B215];&quot;&quot;)">
            <text:p/>
          </table:table-cell>
          <table:table-cell table:formula="of:=IF([main.$C215]=1;[main.$A215];&quot;&quot;)" office:value-type="float" office:value="-2.04238" calcext:value-type="float">
            <text:p>-2.04238</text:p>
          </table:table-cell>
          <table:table-cell table:formula="of:=IF([main.$C215]=1;[main.$B215];&quot;&quot;)" office:value-type="float" office:value="0.101972" calcext:value-type="float">
            <text:p>0.101972</text:p>
          </table:table-cell>
          <table:table-cell table:formula="of:=IF([main.$C215]=2;[main.$A215];&quot;&quot;)">
            <text:p/>
          </table:table-cell>
          <table:table-cell table:formula="of:=IF([main.$C215]=2;[main.$B215];&quot;&quot;)">
            <text:p/>
          </table:table-cell>
          <table:table-cell table:number-columns-repeated="2"/>
          <table:table-cell table:formula="of:=IF([main.$H215]=0;[main.$F215];&quot;&quot;)" office:value-type="float" office:value="-2.04238" calcext:value-type="float">
            <text:p>-2.04238</text:p>
          </table:table-cell>
          <table:table-cell table:formula="of:=IF([main.$H215]=0;[main.$G215];&quot;&quot;)" office:value-type="float" office:value="0.101972" calcext:value-type="float">
            <text:p>0.101972</text:p>
          </table:table-cell>
          <table:table-cell table:formula="of:=IF([main.$H215]=1;[main.$F215];&quot;&quot;)">
            <text:p/>
          </table:table-cell>
          <table:table-cell table:formula="of:=IF([main.$H215]=1;[main.$G215];&quot;&quot;)">
            <text:p/>
          </table:table-cell>
          <table:table-cell table:formula="of:=IF([main.$H215]=2;[main.$F215];&quot;&quot;)">
            <text:p/>
          </table:table-cell>
          <table:table-cell table:formula="of:=IF([main.$H215]=2;[main.$G215];&quot;&quot;)">
            <text:p/>
          </table:table-cell>
        </table:table-row>
        <table:table-row table:style-name="ro1">
          <table:table-cell table:formula="of:=IF([main.$C216]=0;[main.$A216];&quot;&quot;)">
            <text:p/>
          </table:table-cell>
          <table:table-cell table:formula="of:=IF([main.$C216]=0;[main.$B216];&quot;&quot;)">
            <text:p/>
          </table:table-cell>
          <table:table-cell table:formula="of:=IF([main.$C216]=1;[main.$A216];&quot;&quot;)">
            <text:p/>
          </table:table-cell>
          <table:table-cell table:formula="of:=IF([main.$C216]=1;[main.$B216];&quot;&quot;)">
            <text:p/>
          </table:table-cell>
          <table:table-cell table:formula="of:=IF([main.$C216]=2;[main.$A216];&quot;&quot;)" office:value-type="float" office:value="1.53859" calcext:value-type="float">
            <text:p>1.53859</text:p>
          </table:table-cell>
          <table:table-cell table:formula="of:=IF([main.$C216]=2;[main.$B216];&quot;&quot;)" office:value-type="float" office:value="0.122246" calcext:value-type="float">
            <text:p>0.122246</text:p>
          </table:table-cell>
          <table:table-cell table:number-columns-repeated="2"/>
          <table:table-cell table:formula="of:=IF([main.$H216]=0;[main.$F216];&quot;&quot;)" office:value-type="float" office:value="1.53859" calcext:value-type="float">
            <text:p>1.53859</text:p>
          </table:table-cell>
          <table:table-cell table:formula="of:=IF([main.$H216]=0;[main.$G216];&quot;&quot;)" office:value-type="float" office:value="0.122246" calcext:value-type="float">
            <text:p>0.122246</text:p>
          </table:table-cell>
          <table:table-cell table:formula="of:=IF([main.$H216]=1;[main.$F216];&quot;&quot;)">
            <text:p/>
          </table:table-cell>
          <table:table-cell table:formula="of:=IF([main.$H216]=1;[main.$G216];&quot;&quot;)">
            <text:p/>
          </table:table-cell>
          <table:table-cell table:formula="of:=IF([main.$H216]=2;[main.$F216];&quot;&quot;)">
            <text:p/>
          </table:table-cell>
          <table:table-cell table:formula="of:=IF([main.$H216]=2;[main.$G216];&quot;&quot;)">
            <text:p/>
          </table:table-cell>
        </table:table-row>
        <table:table-row table:style-name="ro1">
          <table:table-cell table:formula="of:=IF([main.$C217]=0;[main.$A217];&quot;&quot;)">
            <text:p/>
          </table:table-cell>
          <table:table-cell table:formula="of:=IF([main.$C217]=0;[main.$B217];&quot;&quot;)">
            <text:p/>
          </table:table-cell>
          <table:table-cell table:formula="of:=IF([main.$C217]=1;[main.$A217];&quot;&quot;)">
            <text:p/>
          </table:table-cell>
          <table:table-cell table:formula="of:=IF([main.$C217]=1;[main.$B217];&quot;&quot;)">
            <text:p/>
          </table:table-cell>
          <table:table-cell table:formula="of:=IF([main.$C217]=2;[main.$A217];&quot;&quot;)" office:value-type="float" office:value="1.0571" calcext:value-type="float">
            <text:p>1.0571</text:p>
          </table:table-cell>
          <table:table-cell table:formula="of:=IF([main.$C217]=2;[main.$B217];&quot;&quot;)" office:value-type="float" office:value="-0.21061" calcext:value-type="float">
            <text:p>-0.21061</text:p>
          </table:table-cell>
          <table:table-cell table:number-columns-repeated="2"/>
          <table:table-cell table:formula="of:=IF([main.$H217]=0;[main.$F217];&quot;&quot;)" office:value-type="float" office:value="1.0571" calcext:value-type="float">
            <text:p>1.0571</text:p>
          </table:table-cell>
          <table:table-cell table:formula="of:=IF([main.$H217]=0;[main.$G217];&quot;&quot;)" office:value-type="float" office:value="-0.21061" calcext:value-type="float">
            <text:p>-0.21061</text:p>
          </table:table-cell>
          <table:table-cell table:formula="of:=IF([main.$H217]=1;[main.$F217];&quot;&quot;)">
            <text:p/>
          </table:table-cell>
          <table:table-cell table:formula="of:=IF([main.$H217]=1;[main.$G217];&quot;&quot;)">
            <text:p/>
          </table:table-cell>
          <table:table-cell table:formula="of:=IF([main.$H217]=2;[main.$F217];&quot;&quot;)">
            <text:p/>
          </table:table-cell>
          <table:table-cell table:formula="of:=IF([main.$H217]=2;[main.$G217];&quot;&quot;)">
            <text:p/>
          </table:table-cell>
        </table:table-row>
        <table:table-row table:style-name="ro1">
          <table:table-cell table:formula="of:=IF([main.$C218]=0;[main.$A218];&quot;&quot;)" office:value-type="float" office:value="-0.950468" calcext:value-type="float">
            <text:p>-0.950468</text:p>
          </table:table-cell>
          <table:table-cell table:formula="of:=IF([main.$C218]=0;[main.$B218];&quot;&quot;)" office:value-type="float" office:value="-1.08221" calcext:value-type="float">
            <text:p>-1.08221</text:p>
          </table:table-cell>
          <table:table-cell table:formula="of:=IF([main.$C218]=1;[main.$A218];&quot;&quot;)">
            <text:p/>
          </table:table-cell>
          <table:table-cell table:formula="of:=IF([main.$C218]=1;[main.$B218];&quot;&quot;)">
            <text:p/>
          </table:table-cell>
          <table:table-cell table:formula="of:=IF([main.$C218]=2;[main.$A218];&quot;&quot;)">
            <text:p/>
          </table:table-cell>
          <table:table-cell table:formula="of:=IF([main.$C218]=2;[main.$B218];&quot;&quot;)">
            <text:p/>
          </table:table-cell>
          <table:table-cell table:number-columns-repeated="2"/>
          <table:table-cell table:formula="of:=IF([main.$H218]=0;[main.$F218];&quot;&quot;)" office:value-type="float" office:value="-0.950468" calcext:value-type="float">
            <text:p>-0.950468</text:p>
          </table:table-cell>
          <table:table-cell table:formula="of:=IF([main.$H218]=0;[main.$G218];&quot;&quot;)" office:value-type="float" office:value="-1.08221" calcext:value-type="float">
            <text:p>-1.08221</text:p>
          </table:table-cell>
          <table:table-cell table:formula="of:=IF([main.$H218]=1;[main.$F218];&quot;&quot;)">
            <text:p/>
          </table:table-cell>
          <table:table-cell table:formula="of:=IF([main.$H218]=1;[main.$G218];&quot;&quot;)">
            <text:p/>
          </table:table-cell>
          <table:table-cell table:formula="of:=IF([main.$H218]=2;[main.$F218];&quot;&quot;)">
            <text:p/>
          </table:table-cell>
          <table:table-cell table:formula="of:=IF([main.$H218]=2;[main.$G218];&quot;&quot;)">
            <text:p/>
          </table:table-cell>
        </table:table-row>
        <table:table-row table:style-name="ro1">
          <table:table-cell table:formula="of:=IF([main.$C219]=0;[main.$A219];&quot;&quot;)">
            <text:p/>
          </table:table-cell>
          <table:table-cell table:formula="of:=IF([main.$C219]=0;[main.$B219];&quot;&quot;)">
            <text:p/>
          </table:table-cell>
          <table:table-cell table:formula="of:=IF([main.$C219]=1;[main.$A219];&quot;&quot;)" office:value-type="float" office:value="-0.490166" calcext:value-type="float">
            <text:p>-0.490166</text:p>
          </table:table-cell>
          <table:table-cell table:formula="of:=IF([main.$C219]=1;[main.$B219];&quot;&quot;)" office:value-type="float" office:value="1.08402" calcext:value-type="float">
            <text:p>1.08402</text:p>
          </table:table-cell>
          <table:table-cell table:formula="of:=IF([main.$C219]=2;[main.$A219];&quot;&quot;)">
            <text:p/>
          </table:table-cell>
          <table:table-cell table:formula="of:=IF([main.$C219]=2;[main.$B219];&quot;&quot;)">
            <text:p/>
          </table:table-cell>
          <table:table-cell table:number-columns-repeated="2"/>
          <table:table-cell table:formula="of:=IF([main.$H219]=0;[main.$F219];&quot;&quot;)" office:value-type="float" office:value="-0.490166" calcext:value-type="float">
            <text:p>-0.490166</text:p>
          </table:table-cell>
          <table:table-cell table:formula="of:=IF([main.$H219]=0;[main.$G219];&quot;&quot;)" office:value-type="float" office:value="1.08402" calcext:value-type="float">
            <text:p>1.08402</text:p>
          </table:table-cell>
          <table:table-cell table:formula="of:=IF([main.$H219]=1;[main.$F219];&quot;&quot;)">
            <text:p/>
          </table:table-cell>
          <table:table-cell table:formula="of:=IF([main.$H219]=1;[main.$G219];&quot;&quot;)">
            <text:p/>
          </table:table-cell>
          <table:table-cell table:formula="of:=IF([main.$H219]=2;[main.$F219];&quot;&quot;)">
            <text:p/>
          </table:table-cell>
          <table:table-cell table:formula="of:=IF([main.$H219]=2;[main.$G219];&quot;&quot;)">
            <text:p/>
          </table:table-cell>
        </table:table-row>
        <table:table-row table:style-name="ro1">
          <table:table-cell table:formula="of:=IF([main.$C220]=0;[main.$A220];&quot;&quot;)">
            <text:p/>
          </table:table-cell>
          <table:table-cell table:formula="of:=IF([main.$C220]=0;[main.$B220];&quot;&quot;)">
            <text:p/>
          </table:table-cell>
          <table:table-cell table:formula="of:=IF([main.$C220]=1;[main.$A220];&quot;&quot;)">
            <text:p/>
          </table:table-cell>
          <table:table-cell table:formula="of:=IF([main.$C220]=1;[main.$B220];&quot;&quot;)">
            <text:p/>
          </table:table-cell>
          <table:table-cell table:formula="of:=IF([main.$C220]=2;[main.$A220];&quot;&quot;)" office:value-type="float" office:value="1.95275" calcext:value-type="float">
            <text:p>1.95275</text:p>
          </table:table-cell>
          <table:table-cell table:formula="of:=IF([main.$C220]=2;[main.$B220];&quot;&quot;)" office:value-type="float" office:value="0.23014" calcext:value-type="float">
            <text:p>0.23014</text:p>
          </table:table-cell>
          <table:table-cell table:number-columns-repeated="2"/>
          <table:table-cell table:formula="of:=IF([main.$H220]=0;[main.$F220];&quot;&quot;)" office:value-type="float" office:value="1.95275" calcext:value-type="float">
            <text:p>1.95275</text:p>
          </table:table-cell>
          <table:table-cell table:formula="of:=IF([main.$H220]=0;[main.$G220];&quot;&quot;)" office:value-type="float" office:value="0.23014" calcext:value-type="float">
            <text:p>0.23014</text:p>
          </table:table-cell>
          <table:table-cell table:formula="of:=IF([main.$H220]=1;[main.$F220];&quot;&quot;)">
            <text:p/>
          </table:table-cell>
          <table:table-cell table:formula="of:=IF([main.$H220]=1;[main.$G220];&quot;&quot;)">
            <text:p/>
          </table:table-cell>
          <table:table-cell table:formula="of:=IF([main.$H220]=2;[main.$F220];&quot;&quot;)">
            <text:p/>
          </table:table-cell>
          <table:table-cell table:formula="of:=IF([main.$H220]=2;[main.$G220];&quot;&quot;)">
            <text:p/>
          </table:table-cell>
        </table:table-row>
        <table:table-row table:style-name="ro1">
          <table:table-cell table:formula="of:=IF([main.$C221]=0;[main.$A221];&quot;&quot;)" office:value-type="float" office:value="-0.771782" calcext:value-type="float">
            <text:p>-0.771782</text:p>
          </table:table-cell>
          <table:table-cell table:formula="of:=IF([main.$C221]=0;[main.$B221];&quot;&quot;)" office:value-type="float" office:value="-0.869812" calcext:value-type="float">
            <text:p>-0.869812</text:p>
          </table:table-cell>
          <table:table-cell table:formula="of:=IF([main.$C221]=1;[main.$A221];&quot;&quot;)">
            <text:p/>
          </table:table-cell>
          <table:table-cell table:formula="of:=IF([main.$C221]=1;[main.$B221];&quot;&quot;)">
            <text:p/>
          </table:table-cell>
          <table:table-cell table:formula="of:=IF([main.$C221]=2;[main.$A221];&quot;&quot;)">
            <text:p/>
          </table:table-cell>
          <table:table-cell table:formula="of:=IF([main.$C221]=2;[main.$B221];&quot;&quot;)">
            <text:p/>
          </table:table-cell>
          <table:table-cell table:number-columns-repeated="2"/>
          <table:table-cell table:formula="of:=IF([main.$H221]=0;[main.$F221];&quot;&quot;)" office:value-type="float" office:value="-0.771782" calcext:value-type="float">
            <text:p>-0.771782</text:p>
          </table:table-cell>
          <table:table-cell table:formula="of:=IF([main.$H221]=0;[main.$G221];&quot;&quot;)" office:value-type="float" office:value="-0.869812" calcext:value-type="float">
            <text:p>-0.869812</text:p>
          </table:table-cell>
          <table:table-cell table:formula="of:=IF([main.$H221]=1;[main.$F221];&quot;&quot;)">
            <text:p/>
          </table:table-cell>
          <table:table-cell table:formula="of:=IF([main.$H221]=1;[main.$G221];&quot;&quot;)">
            <text:p/>
          </table:table-cell>
          <table:table-cell table:formula="of:=IF([main.$H221]=2;[main.$F221];&quot;&quot;)">
            <text:p/>
          </table:table-cell>
          <table:table-cell table:formula="of:=IF([main.$H221]=2;[main.$G221];&quot;&quot;)">
            <text:p/>
          </table:table-cell>
        </table:table-row>
        <table:table-row table:style-name="ro1">
          <table:table-cell table:formula="of:=IF([main.$C222]=0;[main.$A222];&quot;&quot;)">
            <text:p/>
          </table:table-cell>
          <table:table-cell table:formula="of:=IF([main.$C222]=0;[main.$B222];&quot;&quot;)">
            <text:p/>
          </table:table-cell>
          <table:table-cell table:formula="of:=IF([main.$C222]=1;[main.$A222];&quot;&quot;)">
            <text:p/>
          </table:table-cell>
          <table:table-cell table:formula="of:=IF([main.$C222]=1;[main.$B222];&quot;&quot;)">
            <text:p/>
          </table:table-cell>
          <table:table-cell table:formula="of:=IF([main.$C222]=2;[main.$A222];&quot;&quot;)" office:value-type="float" office:value="0.874738" calcext:value-type="float">
            <text:p>0.874738</text:p>
          </table:table-cell>
          <table:table-cell table:formula="of:=IF([main.$C222]=2;[main.$B222];&quot;&quot;)" office:value-type="float" office:value="-0.205625" calcext:value-type="float">
            <text:p>-0.205625</text:p>
          </table:table-cell>
          <table:table-cell table:number-columns-repeated="2"/>
          <table:table-cell table:formula="of:=IF([main.$H222]=0;[main.$F222];&quot;&quot;)" office:value-type="float" office:value="0.874738" calcext:value-type="float">
            <text:p>0.874738</text:p>
          </table:table-cell>
          <table:table-cell table:formula="of:=IF([main.$H222]=0;[main.$G222];&quot;&quot;)" office:value-type="float" office:value="-0.205625" calcext:value-type="float">
            <text:p>-0.205625</text:p>
          </table:table-cell>
          <table:table-cell table:formula="of:=IF([main.$H222]=1;[main.$F222];&quot;&quot;)">
            <text:p/>
          </table:table-cell>
          <table:table-cell table:formula="of:=IF([main.$H222]=1;[main.$G222];&quot;&quot;)">
            <text:p/>
          </table:table-cell>
          <table:table-cell table:formula="of:=IF([main.$H222]=2;[main.$F222];&quot;&quot;)">
            <text:p/>
          </table:table-cell>
          <table:table-cell table:formula="of:=IF([main.$H222]=2;[main.$G222];&quot;&quot;)">
            <text:p/>
          </table:table-cell>
        </table:table-row>
        <table:table-row table:style-name="ro1">
          <table:table-cell table:formula="of:=IF([main.$C223]=0;[main.$A223];&quot;&quot;)">
            <text:p/>
          </table:table-cell>
          <table:table-cell table:formula="of:=IF([main.$C223]=0;[main.$B223];&quot;&quot;)">
            <text:p/>
          </table:table-cell>
          <table:table-cell table:formula="of:=IF([main.$C223]=1;[main.$A223];&quot;&quot;)">
            <text:p/>
          </table:table-cell>
          <table:table-cell table:formula="of:=IF([main.$C223]=1;[main.$B223];&quot;&quot;)">
            <text:p/>
          </table:table-cell>
          <table:table-cell table:formula="of:=IF([main.$C223]=2;[main.$A223];&quot;&quot;)" office:value-type="float" office:value="1.56414" calcext:value-type="float">
            <text:p>1.56414</text:p>
          </table:table-cell>
          <table:table-cell table:formula="of:=IF([main.$C223]=2;[main.$B223];&quot;&quot;)" office:value-type="float" office:value="0.0116667" calcext:value-type="float">
            <text:p>0.0116667</text:p>
          </table:table-cell>
          <table:table-cell table:number-columns-repeated="2"/>
          <table:table-cell table:formula="of:=IF([main.$H223]=0;[main.$F223];&quot;&quot;)" office:value-type="float" office:value="1.56414" calcext:value-type="float">
            <text:p>1.56414</text:p>
          </table:table-cell>
          <table:table-cell table:formula="of:=IF([main.$H223]=0;[main.$G223];&quot;&quot;)" office:value-type="float" office:value="0.0116667" calcext:value-type="float">
            <text:p>0.0116667</text:p>
          </table:table-cell>
          <table:table-cell table:formula="of:=IF([main.$H223]=1;[main.$F223];&quot;&quot;)">
            <text:p/>
          </table:table-cell>
          <table:table-cell table:formula="of:=IF([main.$H223]=1;[main.$G223];&quot;&quot;)">
            <text:p/>
          </table:table-cell>
          <table:table-cell table:formula="of:=IF([main.$H223]=2;[main.$F223];&quot;&quot;)">
            <text:p/>
          </table:table-cell>
          <table:table-cell table:formula="of:=IF([main.$H223]=2;[main.$G223];&quot;&quot;)">
            <text:p/>
          </table:table-cell>
        </table:table-row>
        <table:table-row table:style-name="ro1">
          <table:table-cell table:formula="of:=IF([main.$C224]=0;[main.$A224];&quot;&quot;)">
            <text:p/>
          </table:table-cell>
          <table:table-cell table:formula="of:=IF([main.$C224]=0;[main.$B224];&quot;&quot;)">
            <text:p/>
          </table:table-cell>
          <table:table-cell table:formula="of:=IF([main.$C224]=1;[main.$A224];&quot;&quot;)">
            <text:p/>
          </table:table-cell>
          <table:table-cell table:formula="of:=IF([main.$C224]=1;[main.$B224];&quot;&quot;)">
            <text:p/>
          </table:table-cell>
          <table:table-cell table:formula="of:=IF([main.$C224]=2;[main.$A224];&quot;&quot;)" office:value-type="float" office:value="0.393093" calcext:value-type="float">
            <text:p>0.393093</text:p>
          </table:table-cell>
          <table:table-cell table:formula="of:=IF([main.$C224]=2;[main.$B224];&quot;&quot;)" office:value-type="float" office:value="-1.00187" calcext:value-type="float">
            <text:p>-1.00187</text:p>
          </table:table-cell>
          <table:table-cell table:number-columns-repeated="2"/>
          <table:table-cell table:formula="of:=IF([main.$H224]=0;[main.$F224];&quot;&quot;)" office:value-type="float" office:value="0.393093" calcext:value-type="float">
            <text:p>0.393093</text:p>
          </table:table-cell>
          <table:table-cell table:formula="of:=IF([main.$H224]=0;[main.$G224];&quot;&quot;)" office:value-type="float" office:value="-1.00187" calcext:value-type="float">
            <text:p>-1.00187</text:p>
          </table:table-cell>
          <table:table-cell table:formula="of:=IF([main.$H224]=1;[main.$F224];&quot;&quot;)">
            <text:p/>
          </table:table-cell>
          <table:table-cell table:formula="of:=IF([main.$H224]=1;[main.$G224];&quot;&quot;)">
            <text:p/>
          </table:table-cell>
          <table:table-cell table:formula="of:=IF([main.$H224]=2;[main.$F224];&quot;&quot;)">
            <text:p/>
          </table:table-cell>
          <table:table-cell table:formula="of:=IF([main.$H224]=2;[main.$G224];&quot;&quot;)">
            <text:p/>
          </table:table-cell>
        </table:table-row>
        <table:table-row table:style-name="ro1">
          <table:table-cell table:formula="of:=IF([main.$C225]=0;[main.$A225];&quot;&quot;)" office:value-type="float" office:value="0.695802" calcext:value-type="float">
            <text:p>0.695802</text:p>
          </table:table-cell>
          <table:table-cell table:formula="of:=IF([main.$C225]=0;[main.$B225];&quot;&quot;)" office:value-type="float" office:value="0.525965" calcext:value-type="float">
            <text:p>0.525965</text:p>
          </table:table-cell>
          <table:table-cell table:formula="of:=IF([main.$C225]=1;[main.$A225];&quot;&quot;)">
            <text:p/>
          </table:table-cell>
          <table:table-cell table:formula="of:=IF([main.$C225]=1;[main.$B225];&quot;&quot;)">
            <text:p/>
          </table:table-cell>
          <table:table-cell table:formula="of:=IF([main.$C225]=2;[main.$A225];&quot;&quot;)">
            <text:p/>
          </table:table-cell>
          <table:table-cell table:formula="of:=IF([main.$C225]=2;[main.$B225];&quot;&quot;)">
            <text:p/>
          </table:table-cell>
          <table:table-cell table:number-columns-repeated="2"/>
          <table:table-cell table:formula="of:=IF([main.$H225]=0;[main.$F225];&quot;&quot;)" office:value-type="float" office:value="0.695802" calcext:value-type="float">
            <text:p>0.695802</text:p>
          </table:table-cell>
          <table:table-cell table:formula="of:=IF([main.$H225]=0;[main.$G225];&quot;&quot;)" office:value-type="float" office:value="0.525965" calcext:value-type="float">
            <text:p>0.525965</text:p>
          </table:table-cell>
          <table:table-cell table:formula="of:=IF([main.$H225]=1;[main.$F225];&quot;&quot;)">
            <text:p/>
          </table:table-cell>
          <table:table-cell table:formula="of:=IF([main.$H225]=1;[main.$G225];&quot;&quot;)">
            <text:p/>
          </table:table-cell>
          <table:table-cell table:formula="of:=IF([main.$H225]=2;[main.$F225];&quot;&quot;)">
            <text:p/>
          </table:table-cell>
          <table:table-cell table:formula="of:=IF([main.$H225]=2;[main.$G225];&quot;&quot;)">
            <text:p/>
          </table:table-cell>
        </table:table-row>
        <table:table-row table:style-name="ro1">
          <table:table-cell table:formula="of:=IF([main.$C226]=0;[main.$A226];&quot;&quot;)">
            <text:p/>
          </table:table-cell>
          <table:table-cell table:formula="of:=IF([main.$C226]=0;[main.$B226];&quot;&quot;)">
            <text:p/>
          </table:table-cell>
          <table:table-cell table:formula="of:=IF([main.$C226]=1;[main.$A226];&quot;&quot;)" office:value-type="float" office:value="0.745201" calcext:value-type="float">
            <text:p>0.745201</text:p>
          </table:table-cell>
          <table:table-cell table:formula="of:=IF([main.$C226]=1;[main.$B226];&quot;&quot;)" office:value-type="float" office:value="2.27651" calcext:value-type="float">
            <text:p>2.27651</text:p>
          </table:table-cell>
          <table:table-cell table:formula="of:=IF([main.$C226]=2;[main.$A226];&quot;&quot;)">
            <text:p/>
          </table:table-cell>
          <table:table-cell table:formula="of:=IF([main.$C226]=2;[main.$B226];&quot;&quot;)">
            <text:p/>
          </table:table-cell>
          <table:table-cell table:number-columns-repeated="2"/>
          <table:table-cell table:formula="of:=IF([main.$H226]=0;[main.$F226];&quot;&quot;)" office:value-type="float" office:value="0.745201" calcext:value-type="float">
            <text:p>0.745201</text:p>
          </table:table-cell>
          <table:table-cell table:formula="of:=IF([main.$H226]=0;[main.$G226];&quot;&quot;)" office:value-type="float" office:value="2.27651" calcext:value-type="float">
            <text:p>2.27651</text:p>
          </table:table-cell>
          <table:table-cell table:formula="of:=IF([main.$H226]=1;[main.$F226];&quot;&quot;)">
            <text:p/>
          </table:table-cell>
          <table:table-cell table:formula="of:=IF([main.$H226]=1;[main.$G226];&quot;&quot;)">
            <text:p/>
          </table:table-cell>
          <table:table-cell table:formula="of:=IF([main.$H226]=2;[main.$F226];&quot;&quot;)">
            <text:p/>
          </table:table-cell>
          <table:table-cell table:formula="of:=IF([main.$H226]=2;[main.$G226];&quot;&quot;)">
            <text:p/>
          </table:table-cell>
        </table:table-row>
        <table:table-row table:style-name="ro1">
          <table:table-cell table:formula="of:=IF([main.$C227]=0;[main.$A227];&quot;&quot;)" office:value-type="float" office:value="1.41865" calcext:value-type="float">
            <text:p>1.41865</text:p>
          </table:table-cell>
          <table:table-cell table:formula="of:=IF([main.$C227]=0;[main.$B227];&quot;&quot;)" office:value-type="float" office:value="1.33149" calcext:value-type="float">
            <text:p>1.33149</text:p>
          </table:table-cell>
          <table:table-cell table:formula="of:=IF([main.$C227]=1;[main.$A227];&quot;&quot;)">
            <text:p/>
          </table:table-cell>
          <table:table-cell table:formula="of:=IF([main.$C227]=1;[main.$B227];&quot;&quot;)">
            <text:p/>
          </table:table-cell>
          <table:table-cell table:formula="of:=IF([main.$C227]=2;[main.$A227];&quot;&quot;)">
            <text:p/>
          </table:table-cell>
          <table:table-cell table:formula="of:=IF([main.$C227]=2;[main.$B227];&quot;&quot;)">
            <text:p/>
          </table:table-cell>
          <table:table-cell table:number-columns-repeated="2"/>
          <table:table-cell table:formula="of:=IF([main.$H227]=0;[main.$F227];&quot;&quot;)" office:value-type="float" office:value="1.41865" calcext:value-type="float">
            <text:p>1.41865</text:p>
          </table:table-cell>
          <table:table-cell table:formula="of:=IF([main.$H227]=0;[main.$G227];&quot;&quot;)" office:value-type="float" office:value="1.33149" calcext:value-type="float">
            <text:p>1.33149</text:p>
          </table:table-cell>
          <table:table-cell table:formula="of:=IF([main.$H227]=1;[main.$F227];&quot;&quot;)">
            <text:p/>
          </table:table-cell>
          <table:table-cell table:formula="of:=IF([main.$H227]=1;[main.$G227];&quot;&quot;)">
            <text:p/>
          </table:table-cell>
          <table:table-cell table:formula="of:=IF([main.$H227]=2;[main.$F227];&quot;&quot;)">
            <text:p/>
          </table:table-cell>
          <table:table-cell table:formula="of:=IF([main.$H227]=2;[main.$G227];&quot;&quot;)">
            <text:p/>
          </table:table-cell>
        </table:table-row>
        <table:table-row table:style-name="ro1">
          <table:table-cell table:formula="of:=IF([main.$C228]=0;[main.$A228];&quot;&quot;)">
            <text:p/>
          </table:table-cell>
          <table:table-cell table:formula="of:=IF([main.$C228]=0;[main.$B228];&quot;&quot;)">
            <text:p/>
          </table:table-cell>
          <table:table-cell table:formula="of:=IF([main.$C228]=1;[main.$A228];&quot;&quot;)">
            <text:p/>
          </table:table-cell>
          <table:table-cell table:formula="of:=IF([main.$C228]=1;[main.$B228];&quot;&quot;)">
            <text:p/>
          </table:table-cell>
          <table:table-cell table:formula="of:=IF([main.$C228]=2;[main.$A228];&quot;&quot;)" office:value-type="float" office:value="1.8968" calcext:value-type="float">
            <text:p>1.8968</text:p>
          </table:table-cell>
          <table:table-cell table:formula="of:=IF([main.$C228]=2;[main.$B228];&quot;&quot;)" office:value-type="float" office:value="0.609779" calcext:value-type="float">
            <text:p>0.609779</text:p>
          </table:table-cell>
          <table:table-cell table:number-columns-repeated="2"/>
          <table:table-cell table:formula="of:=IF([main.$H228]=0;[main.$F228];&quot;&quot;)" office:value-type="float" office:value="1.8968" calcext:value-type="float">
            <text:p>1.8968</text:p>
          </table:table-cell>
          <table:table-cell table:formula="of:=IF([main.$H228]=0;[main.$G228];&quot;&quot;)" office:value-type="float" office:value="0.609779" calcext:value-type="float">
            <text:p>0.609779</text:p>
          </table:table-cell>
          <table:table-cell table:formula="of:=IF([main.$H228]=1;[main.$F228];&quot;&quot;)">
            <text:p/>
          </table:table-cell>
          <table:table-cell table:formula="of:=IF([main.$H228]=1;[main.$G228];&quot;&quot;)">
            <text:p/>
          </table:table-cell>
          <table:table-cell table:formula="of:=IF([main.$H228]=2;[main.$F228];&quot;&quot;)">
            <text:p/>
          </table:table-cell>
          <table:table-cell table:formula="of:=IF([main.$H228]=2;[main.$G228];&quot;&quot;)">
            <text:p/>
          </table:table-cell>
        </table:table-row>
        <table:table-row table:style-name="ro1">
          <table:table-cell table:formula="of:=IF([main.$C229]=0;[main.$A229];&quot;&quot;)" office:value-type="float" office:value="2.26882" calcext:value-type="float">
            <text:p>2.26882</text:p>
          </table:table-cell>
          <table:table-cell table:formula="of:=IF([main.$C229]=0;[main.$B229];&quot;&quot;)" office:value-type="float" office:value="1.91479" calcext:value-type="float">
            <text:p>1.91479</text:p>
          </table:table-cell>
          <table:table-cell table:formula="of:=IF([main.$C229]=1;[main.$A229];&quot;&quot;)">
            <text:p/>
          </table:table-cell>
          <table:table-cell table:formula="of:=IF([main.$C229]=1;[main.$B229];&quot;&quot;)">
            <text:p/>
          </table:table-cell>
          <table:table-cell table:formula="of:=IF([main.$C229]=2;[main.$A229];&quot;&quot;)">
            <text:p/>
          </table:table-cell>
          <table:table-cell table:formula="of:=IF([main.$C229]=2;[main.$B229];&quot;&quot;)">
            <text:p/>
          </table:table-cell>
          <table:table-cell table:number-columns-repeated="2"/>
          <table:table-cell table:formula="of:=IF([main.$H229]=0;[main.$F229];&quot;&quot;)" office:value-type="float" office:value="2.26882" calcext:value-type="float">
            <text:p>2.26882</text:p>
          </table:table-cell>
          <table:table-cell table:formula="of:=IF([main.$H229]=0;[main.$G229];&quot;&quot;)" office:value-type="float" office:value="1.91479" calcext:value-type="float">
            <text:p>1.91479</text:p>
          </table:table-cell>
          <table:table-cell table:formula="of:=IF([main.$H229]=1;[main.$F229];&quot;&quot;)">
            <text:p/>
          </table:table-cell>
          <table:table-cell table:formula="of:=IF([main.$H229]=1;[main.$G229];&quot;&quot;)">
            <text:p/>
          </table:table-cell>
          <table:table-cell table:formula="of:=IF([main.$H229]=2;[main.$F229];&quot;&quot;)">
            <text:p/>
          </table:table-cell>
          <table:table-cell table:formula="of:=IF([main.$H229]=2;[main.$G229];&quot;&quot;)">
            <text:p/>
          </table:table-cell>
        </table:table-row>
        <table:table-row table:style-name="ro1">
          <table:table-cell table:formula="of:=IF([main.$C230]=0;[main.$A230];&quot;&quot;)">
            <text:p/>
          </table:table-cell>
          <table:table-cell table:formula="of:=IF([main.$C230]=0;[main.$B230];&quot;&quot;)">
            <text:p/>
          </table:table-cell>
          <table:table-cell table:formula="of:=IF([main.$C230]=1;[main.$A230];&quot;&quot;)" office:value-type="float" office:value="-1.25933" calcext:value-type="float">
            <text:p>-1.25933</text:p>
          </table:table-cell>
          <table:table-cell table:formula="of:=IF([main.$C230]=1;[main.$B230];&quot;&quot;)" office:value-type="float" office:value="-0.177835" calcext:value-type="float">
            <text:p>-0.177835</text:p>
          </table:table-cell>
          <table:table-cell table:formula="of:=IF([main.$C230]=2;[main.$A230];&quot;&quot;)">
            <text:p/>
          </table:table-cell>
          <table:table-cell table:formula="of:=IF([main.$C230]=2;[main.$B230];&quot;&quot;)">
            <text:p/>
          </table:table-cell>
          <table:table-cell table:number-columns-repeated="2"/>
          <table:table-cell table:formula="of:=IF([main.$H230]=0;[main.$F230];&quot;&quot;)" office:value-type="float" office:value="-1.25933" calcext:value-type="float">
            <text:p>-1.25933</text:p>
          </table:table-cell>
          <table:table-cell table:formula="of:=IF([main.$H230]=0;[main.$G230];&quot;&quot;)" office:value-type="float" office:value="-0.177835" calcext:value-type="float">
            <text:p>-0.177835</text:p>
          </table:table-cell>
          <table:table-cell table:formula="of:=IF([main.$H230]=1;[main.$F230];&quot;&quot;)">
            <text:p/>
          </table:table-cell>
          <table:table-cell table:formula="of:=IF([main.$H230]=1;[main.$G230];&quot;&quot;)">
            <text:p/>
          </table:table-cell>
          <table:table-cell table:formula="of:=IF([main.$H230]=2;[main.$F230];&quot;&quot;)">
            <text:p/>
          </table:table-cell>
          <table:table-cell table:formula="of:=IF([main.$H230]=2;[main.$G230];&quot;&quot;)">
            <text:p/>
          </table:table-cell>
        </table:table-row>
        <table:table-row table:style-name="ro1">
          <table:table-cell table:formula="of:=IF([main.$C231]=0;[main.$A231];&quot;&quot;)">
            <text:p/>
          </table:table-cell>
          <table:table-cell table:formula="of:=IF([main.$C231]=0;[main.$B231];&quot;&quot;)">
            <text:p/>
          </table:table-cell>
          <table:table-cell table:formula="of:=IF([main.$C231]=1;[main.$A231];&quot;&quot;)" office:value-type="float" office:value="2.2861" calcext:value-type="float">
            <text:p>2.2861</text:p>
          </table:table-cell>
          <table:table-cell table:formula="of:=IF([main.$C231]=1;[main.$B231];&quot;&quot;)" office:value-type="float" office:value="3.33034" calcext:value-type="float">
            <text:p>3.33034</text:p>
          </table:table-cell>
          <table:table-cell table:formula="of:=IF([main.$C231]=2;[main.$A231];&quot;&quot;)">
            <text:p/>
          </table:table-cell>
          <table:table-cell table:formula="of:=IF([main.$C231]=2;[main.$B231];&quot;&quot;)">
            <text:p/>
          </table:table-cell>
          <table:table-cell table:number-columns-repeated="2"/>
          <table:table-cell table:formula="of:=IF([main.$H231]=0;[main.$F231];&quot;&quot;)" office:value-type="float" office:value="2.2861" calcext:value-type="float">
            <text:p>2.2861</text:p>
          </table:table-cell>
          <table:table-cell table:formula="of:=IF([main.$H231]=0;[main.$G231];&quot;&quot;)" office:value-type="float" office:value="3.33034" calcext:value-type="float">
            <text:p>3.33034</text:p>
          </table:table-cell>
          <table:table-cell table:formula="of:=IF([main.$H231]=1;[main.$F231];&quot;&quot;)">
            <text:p/>
          </table:table-cell>
          <table:table-cell table:formula="of:=IF([main.$H231]=1;[main.$G231];&quot;&quot;)">
            <text:p/>
          </table:table-cell>
          <table:table-cell table:formula="of:=IF([main.$H231]=2;[main.$F231];&quot;&quot;)">
            <text:p/>
          </table:table-cell>
          <table:table-cell table:formula="of:=IF([main.$H231]=2;[main.$G231];&quot;&quot;)">
            <text:p/>
          </table:table-cell>
        </table:table-row>
        <table:table-row table:style-name="ro1">
          <table:table-cell table:formula="of:=IF([main.$C232]=0;[main.$A232];&quot;&quot;)" office:value-type="float" office:value="-0.777403" calcext:value-type="float">
            <text:p>-0.777403</text:p>
          </table:table-cell>
          <table:table-cell table:formula="of:=IF([main.$C232]=0;[main.$B232];&quot;&quot;)" office:value-type="float" office:value="-0.628581" calcext:value-type="float">
            <text:p>-0.628581</text:p>
          </table:table-cell>
          <table:table-cell table:formula="of:=IF([main.$C232]=1;[main.$A232];&quot;&quot;)">
            <text:p/>
          </table:table-cell>
          <table:table-cell table:formula="of:=IF([main.$C232]=1;[main.$B232];&quot;&quot;)">
            <text:p/>
          </table:table-cell>
          <table:table-cell table:formula="of:=IF([main.$C232]=2;[main.$A232];&quot;&quot;)">
            <text:p/>
          </table:table-cell>
          <table:table-cell table:formula="of:=IF([main.$C232]=2;[main.$B232];&quot;&quot;)">
            <text:p/>
          </table:table-cell>
          <table:table-cell table:number-columns-repeated="2"/>
          <table:table-cell table:formula="of:=IF([main.$H232]=0;[main.$F232];&quot;&quot;)" office:value-type="float" office:value="-0.777403" calcext:value-type="float">
            <text:p>-0.777403</text:p>
          </table:table-cell>
          <table:table-cell table:formula="of:=IF([main.$H232]=0;[main.$G232];&quot;&quot;)" office:value-type="float" office:value="-0.628581" calcext:value-type="float">
            <text:p>-0.628581</text:p>
          </table:table-cell>
          <table:table-cell table:formula="of:=IF([main.$H232]=1;[main.$F232];&quot;&quot;)">
            <text:p/>
          </table:table-cell>
          <table:table-cell table:formula="of:=IF([main.$H232]=1;[main.$G232];&quot;&quot;)">
            <text:p/>
          </table:table-cell>
          <table:table-cell table:formula="of:=IF([main.$H232]=2;[main.$F232];&quot;&quot;)">
            <text:p/>
          </table:table-cell>
          <table:table-cell table:formula="of:=IF([main.$H232]=2;[main.$G232];&quot;&quot;)">
            <text:p/>
          </table:table-cell>
        </table:table-row>
        <table:table-row table:style-name="ro1">
          <table:table-cell table:formula="of:=IF([main.$C233]=0;[main.$A233];&quot;&quot;)">
            <text:p/>
          </table:table-cell>
          <table:table-cell table:formula="of:=IF([main.$C233]=0;[main.$B233];&quot;&quot;)">
            <text:p/>
          </table:table-cell>
          <table:table-cell table:formula="of:=IF([main.$C233]=1;[main.$A233];&quot;&quot;)" office:value-type="float" office:value="-1.51314" calcext:value-type="float">
            <text:p>-1.51314</text:p>
          </table:table-cell>
          <table:table-cell table:formula="of:=IF([main.$C233]=1;[main.$B233];&quot;&quot;)" office:value-type="float" office:value="0.582625" calcext:value-type="float">
            <text:p>0.582625</text:p>
          </table:table-cell>
          <table:table-cell table:formula="of:=IF([main.$C233]=2;[main.$A233];&quot;&quot;)">
            <text:p/>
          </table:table-cell>
          <table:table-cell table:formula="of:=IF([main.$C233]=2;[main.$B233];&quot;&quot;)">
            <text:p/>
          </table:table-cell>
          <table:table-cell table:number-columns-repeated="2"/>
          <table:table-cell table:formula="of:=IF([main.$H233]=0;[main.$F233];&quot;&quot;)" office:value-type="float" office:value="-1.51314" calcext:value-type="float">
            <text:p>-1.51314</text:p>
          </table:table-cell>
          <table:table-cell table:formula="of:=IF([main.$H233]=0;[main.$G233];&quot;&quot;)" office:value-type="float" office:value="0.582625" calcext:value-type="float">
            <text:p>0.582625</text:p>
          </table:table-cell>
          <table:table-cell table:formula="of:=IF([main.$H233]=1;[main.$F233];&quot;&quot;)">
            <text:p/>
          </table:table-cell>
          <table:table-cell table:formula="of:=IF([main.$H233]=1;[main.$G233];&quot;&quot;)">
            <text:p/>
          </table:table-cell>
          <table:table-cell table:formula="of:=IF([main.$H233]=2;[main.$F233];&quot;&quot;)">
            <text:p/>
          </table:table-cell>
          <table:table-cell table:formula="of:=IF([main.$H233]=2;[main.$G233];&quot;&quot;)">
            <text:p/>
          </table:table-cell>
        </table:table-row>
        <table:table-row table:style-name="ro1">
          <table:table-cell table:formula="of:=IF([main.$C234]=0;[main.$A234];&quot;&quot;)">
            <text:p/>
          </table:table-cell>
          <table:table-cell table:formula="of:=IF([main.$C234]=0;[main.$B234];&quot;&quot;)">
            <text:p/>
          </table:table-cell>
          <table:table-cell table:formula="of:=IF([main.$C234]=1;[main.$A234];&quot;&quot;)" office:value-type="float" office:value="-1.34388" calcext:value-type="float">
            <text:p>-1.34388</text:p>
          </table:table-cell>
          <table:table-cell table:formula="of:=IF([main.$C234]=1;[main.$B234];&quot;&quot;)" office:value-type="float" office:value="0.479952" calcext:value-type="float">
            <text:p>0.479952</text:p>
          </table:table-cell>
          <table:table-cell table:formula="of:=IF([main.$C234]=2;[main.$A234];&quot;&quot;)">
            <text:p/>
          </table:table-cell>
          <table:table-cell table:formula="of:=IF([main.$C234]=2;[main.$B234];&quot;&quot;)">
            <text:p/>
          </table:table-cell>
          <table:table-cell table:number-columns-repeated="2"/>
          <table:table-cell table:formula="of:=IF([main.$H234]=0;[main.$F234];&quot;&quot;)" office:value-type="float" office:value="-1.34388" calcext:value-type="float">
            <text:p>-1.34388</text:p>
          </table:table-cell>
          <table:table-cell table:formula="of:=IF([main.$H234]=0;[main.$G234];&quot;&quot;)" office:value-type="float" office:value="0.479952" calcext:value-type="float">
            <text:p>0.479952</text:p>
          </table:table-cell>
          <table:table-cell table:formula="of:=IF([main.$H234]=1;[main.$F234];&quot;&quot;)">
            <text:p/>
          </table:table-cell>
          <table:table-cell table:formula="of:=IF([main.$H234]=1;[main.$G234];&quot;&quot;)">
            <text:p/>
          </table:table-cell>
          <table:table-cell table:formula="of:=IF([main.$H234]=2;[main.$F234];&quot;&quot;)">
            <text:p/>
          </table:table-cell>
          <table:table-cell table:formula="of:=IF([main.$H234]=2;[main.$G234];&quot;&quot;)">
            <text:p/>
          </table:table-cell>
        </table:table-row>
        <table:table-row table:style-name="ro1">
          <table:table-cell table:formula="of:=IF([main.$C235]=0;[main.$A235];&quot;&quot;)">
            <text:p/>
          </table:table-cell>
          <table:table-cell table:formula="of:=IF([main.$C235]=0;[main.$B235];&quot;&quot;)">
            <text:p/>
          </table:table-cell>
          <table:table-cell table:formula="of:=IF([main.$C235]=1;[main.$A235];&quot;&quot;)">
            <text:p/>
          </table:table-cell>
          <table:table-cell table:formula="of:=IF([main.$C235]=1;[main.$B235];&quot;&quot;)">
            <text:p/>
          </table:table-cell>
          <table:table-cell table:formula="of:=IF([main.$C235]=2;[main.$A235];&quot;&quot;)" office:value-type="float" office:value="0.509434" calcext:value-type="float">
            <text:p>0.509434</text:p>
          </table:table-cell>
          <table:table-cell table:formula="of:=IF([main.$C235]=2;[main.$B235];&quot;&quot;)" office:value-type="float" office:value="-0.812187" calcext:value-type="float">
            <text:p>-0.812187</text:p>
          </table:table-cell>
          <table:table-cell table:number-columns-repeated="2"/>
          <table:table-cell table:formula="of:=IF([main.$H235]=0;[main.$F235];&quot;&quot;)" office:value-type="float" office:value="0.509434" calcext:value-type="float">
            <text:p>0.509434</text:p>
          </table:table-cell>
          <table:table-cell table:formula="of:=IF([main.$H235]=0;[main.$G235];&quot;&quot;)" office:value-type="float" office:value="-0.812187" calcext:value-type="float">
            <text:p>-0.812187</text:p>
          </table:table-cell>
          <table:table-cell table:formula="of:=IF([main.$H235]=1;[main.$F235];&quot;&quot;)">
            <text:p/>
          </table:table-cell>
          <table:table-cell table:formula="of:=IF([main.$H235]=1;[main.$G235];&quot;&quot;)">
            <text:p/>
          </table:table-cell>
          <table:table-cell table:formula="of:=IF([main.$H235]=2;[main.$F235];&quot;&quot;)">
            <text:p/>
          </table:table-cell>
          <table:table-cell table:formula="of:=IF([main.$H235]=2;[main.$G235];&quot;&quot;)">
            <text:p/>
          </table:table-cell>
        </table:table-row>
        <table:table-row table:style-name="ro1">
          <table:table-cell table:formula="of:=IF([main.$C236]=0;[main.$A236];&quot;&quot;)" office:value-type="float" office:value="0.564714" calcext:value-type="float">
            <text:p>0.564714</text:p>
          </table:table-cell>
          <table:table-cell table:formula="of:=IF([main.$C236]=0;[main.$B236];&quot;&quot;)" office:value-type="float" office:value="0.499894" calcext:value-type="float">
            <text:p>0.499894</text:p>
          </table:table-cell>
          <table:table-cell table:formula="of:=IF([main.$C236]=1;[main.$A236];&quot;&quot;)">
            <text:p/>
          </table:table-cell>
          <table:table-cell table:formula="of:=IF([main.$C236]=1;[main.$B236];&quot;&quot;)">
            <text:p/>
          </table:table-cell>
          <table:table-cell table:formula="of:=IF([main.$C236]=2;[main.$A236];&quot;&quot;)">
            <text:p/>
          </table:table-cell>
          <table:table-cell table:formula="of:=IF([main.$C236]=2;[main.$B236];&quot;&quot;)">
            <text:p/>
          </table:table-cell>
          <table:table-cell table:number-columns-repeated="2"/>
          <table:table-cell table:formula="of:=IF([main.$H236]=0;[main.$F236];&quot;&quot;)" office:value-type="float" office:value="0.564714" calcext:value-type="float">
            <text:p>0.564714</text:p>
          </table:table-cell>
          <table:table-cell table:formula="of:=IF([main.$H236]=0;[main.$G236];&quot;&quot;)" office:value-type="float" office:value="0.499894" calcext:value-type="float">
            <text:p>0.499894</text:p>
          </table:table-cell>
          <table:table-cell table:formula="of:=IF([main.$H236]=1;[main.$F236];&quot;&quot;)">
            <text:p/>
          </table:table-cell>
          <table:table-cell table:formula="of:=IF([main.$H236]=1;[main.$G236];&quot;&quot;)">
            <text:p/>
          </table:table-cell>
          <table:table-cell table:formula="of:=IF([main.$H236]=2;[main.$F236];&quot;&quot;)">
            <text:p/>
          </table:table-cell>
          <table:table-cell table:formula="of:=IF([main.$H236]=2;[main.$G236];&quot;&quot;)">
            <text:p/>
          </table:table-cell>
        </table:table-row>
        <table:table-row table:style-name="ro1">
          <table:table-cell table:formula="of:=IF([main.$C237]=0;[main.$A237];&quot;&quot;)">
            <text:p/>
          </table:table-cell>
          <table:table-cell table:formula="of:=IF([main.$C237]=0;[main.$B237];&quot;&quot;)">
            <text:p/>
          </table:table-cell>
          <table:table-cell table:formula="of:=IF([main.$C237]=1;[main.$A237];&quot;&quot;)">
            <text:p/>
          </table:table-cell>
          <table:table-cell table:formula="of:=IF([main.$C237]=1;[main.$B237];&quot;&quot;)">
            <text:p/>
          </table:table-cell>
          <table:table-cell table:formula="of:=IF([main.$C237]=2;[main.$A237];&quot;&quot;)" office:value-type="float" office:value="-2.03092" calcext:value-type="float">
            <text:p>-2.03092</text:p>
          </table:table-cell>
          <table:table-cell table:formula="of:=IF([main.$C237]=2;[main.$B237];&quot;&quot;)" office:value-type="float" office:value="-2.76587" calcext:value-type="float">
            <text:p>-2.76587</text:p>
          </table:table-cell>
          <table:table-cell table:number-columns-repeated="2"/>
          <table:table-cell table:formula="of:=IF([main.$H237]=0;[main.$F237];&quot;&quot;)" office:value-type="float" office:value="-2.03092" calcext:value-type="float">
            <text:p>-2.03092</text:p>
          </table:table-cell>
          <table:table-cell table:formula="of:=IF([main.$H237]=0;[main.$G237];&quot;&quot;)" office:value-type="float" office:value="-2.76587" calcext:value-type="float">
            <text:p>-2.76587</text:p>
          </table:table-cell>
          <table:table-cell table:formula="of:=IF([main.$H237]=1;[main.$F237];&quot;&quot;)">
            <text:p/>
          </table:table-cell>
          <table:table-cell table:formula="of:=IF([main.$H237]=1;[main.$G237];&quot;&quot;)">
            <text:p/>
          </table:table-cell>
          <table:table-cell table:formula="of:=IF([main.$H237]=2;[main.$F237];&quot;&quot;)">
            <text:p/>
          </table:table-cell>
          <table:table-cell table:formula="of:=IF([main.$H237]=2;[main.$G237];&quot;&quot;)">
            <text:p/>
          </table:table-cell>
        </table:table-row>
        <table:table-row table:style-name="ro1">
          <table:table-cell table:formula="of:=IF([main.$C238]=0;[main.$A238];&quot;&quot;)" office:value-type="float" office:value="0.13809" calcext:value-type="float">
            <text:p>0.13809</text:p>
          </table:table-cell>
          <table:table-cell table:formula="of:=IF([main.$C238]=0;[main.$B238];&quot;&quot;)" office:value-type="float" office:value="-0.0185256" calcext:value-type="float">
            <text:p>-0.0185256</text:p>
          </table:table-cell>
          <table:table-cell table:formula="of:=IF([main.$C238]=1;[main.$A238];&quot;&quot;)">
            <text:p/>
          </table:table-cell>
          <table:table-cell table:formula="of:=IF([main.$C238]=1;[main.$B238];&quot;&quot;)">
            <text:p/>
          </table:table-cell>
          <table:table-cell table:formula="of:=IF([main.$C238]=2;[main.$A238];&quot;&quot;)">
            <text:p/>
          </table:table-cell>
          <table:table-cell table:formula="of:=IF([main.$C238]=2;[main.$B238];&quot;&quot;)">
            <text:p/>
          </table:table-cell>
          <table:table-cell table:number-columns-repeated="2"/>
          <table:table-cell table:formula="of:=IF([main.$H238]=0;[main.$F238];&quot;&quot;)" office:value-type="float" office:value="0.13809" calcext:value-type="float">
            <text:p>0.13809</text:p>
          </table:table-cell>
          <table:table-cell table:formula="of:=IF([main.$H238]=0;[main.$G238];&quot;&quot;)" office:value-type="float" office:value="-0.0185256" calcext:value-type="float">
            <text:p>-0.0185256</text:p>
          </table:table-cell>
          <table:table-cell table:formula="of:=IF([main.$H238]=1;[main.$F238];&quot;&quot;)">
            <text:p/>
          </table:table-cell>
          <table:table-cell table:formula="of:=IF([main.$H238]=1;[main.$G238];&quot;&quot;)">
            <text:p/>
          </table:table-cell>
          <table:table-cell table:formula="of:=IF([main.$H238]=2;[main.$F238];&quot;&quot;)">
            <text:p/>
          </table:table-cell>
          <table:table-cell table:formula="of:=IF([main.$H238]=2;[main.$G238];&quot;&quot;)">
            <text:p/>
          </table:table-cell>
        </table:table-row>
        <table:table-row table:style-name="ro1">
          <table:table-cell table:formula="of:=IF([main.$C239]=0;[main.$A239];&quot;&quot;)">
            <text:p/>
          </table:table-cell>
          <table:table-cell table:formula="of:=IF([main.$C239]=0;[main.$B239];&quot;&quot;)">
            <text:p/>
          </table:table-cell>
          <table:table-cell table:formula="of:=IF([main.$C239]=1;[main.$A239];&quot;&quot;)" office:value-type="float" office:value="-1.65899" calcext:value-type="float">
            <text:p>-1.65899</text:p>
          </table:table-cell>
          <table:table-cell table:formula="of:=IF([main.$C239]=1;[main.$B239];&quot;&quot;)" office:value-type="float" office:value="0.224469" calcext:value-type="float">
            <text:p>0.224469</text:p>
          </table:table-cell>
          <table:table-cell table:formula="of:=IF([main.$C239]=2;[main.$A239];&quot;&quot;)">
            <text:p/>
          </table:table-cell>
          <table:table-cell table:formula="of:=IF([main.$C239]=2;[main.$B239];&quot;&quot;)">
            <text:p/>
          </table:table-cell>
          <table:table-cell table:number-columns-repeated="2"/>
          <table:table-cell table:formula="of:=IF([main.$H239]=0;[main.$F239];&quot;&quot;)" office:value-type="float" office:value="-1.65899" calcext:value-type="float">
            <text:p>-1.65899</text:p>
          </table:table-cell>
          <table:table-cell table:formula="of:=IF([main.$H239]=0;[main.$G239];&quot;&quot;)" office:value-type="float" office:value="0.224469" calcext:value-type="float">
            <text:p>0.224469</text:p>
          </table:table-cell>
          <table:table-cell table:formula="of:=IF([main.$H239]=1;[main.$F239];&quot;&quot;)">
            <text:p/>
          </table:table-cell>
          <table:table-cell table:formula="of:=IF([main.$H239]=1;[main.$G239];&quot;&quot;)">
            <text:p/>
          </table:table-cell>
          <table:table-cell table:formula="of:=IF([main.$H239]=2;[main.$F239];&quot;&quot;)">
            <text:p/>
          </table:table-cell>
          <table:table-cell table:formula="of:=IF([main.$H239]=2;[main.$G239];&quot;&quot;)">
            <text:p/>
          </table:table-cell>
        </table:table-row>
        <table:table-row table:style-name="ro1">
          <table:table-cell table:formula="of:=IF([main.$C240]=0;[main.$A240];&quot;&quot;)" office:value-type="float" office:value="0.954733" calcext:value-type="float">
            <text:p>0.954733</text:p>
          </table:table-cell>
          <table:table-cell table:formula="of:=IF([main.$C240]=0;[main.$B240];&quot;&quot;)" office:value-type="float" office:value="0.932082" calcext:value-type="float">
            <text:p>0.932082</text:p>
          </table:table-cell>
          <table:table-cell table:formula="of:=IF([main.$C240]=1;[main.$A240];&quot;&quot;)">
            <text:p/>
          </table:table-cell>
          <table:table-cell table:formula="of:=IF([main.$C240]=1;[main.$B240];&quot;&quot;)">
            <text:p/>
          </table:table-cell>
          <table:table-cell table:formula="of:=IF([main.$C240]=2;[main.$A240];&quot;&quot;)">
            <text:p/>
          </table:table-cell>
          <table:table-cell table:formula="of:=IF([main.$C240]=2;[main.$B240];&quot;&quot;)">
            <text:p/>
          </table:table-cell>
          <table:table-cell table:number-columns-repeated="2"/>
          <table:table-cell table:formula="of:=IF([main.$H240]=0;[main.$F240];&quot;&quot;)" office:value-type="float" office:value="0.954733" calcext:value-type="float">
            <text:p>0.954733</text:p>
          </table:table-cell>
          <table:table-cell table:formula="of:=IF([main.$H240]=0;[main.$G240];&quot;&quot;)" office:value-type="float" office:value="0.932082" calcext:value-type="float">
            <text:p>0.932082</text:p>
          </table:table-cell>
          <table:table-cell table:formula="of:=IF([main.$H240]=1;[main.$F240];&quot;&quot;)">
            <text:p/>
          </table:table-cell>
          <table:table-cell table:formula="of:=IF([main.$H240]=1;[main.$G240];&quot;&quot;)">
            <text:p/>
          </table:table-cell>
          <table:table-cell table:formula="of:=IF([main.$H240]=2;[main.$F240];&quot;&quot;)">
            <text:p/>
          </table:table-cell>
          <table:table-cell table:formula="of:=IF([main.$H240]=2;[main.$G240];&quot;&quot;)">
            <text:p/>
          </table:table-cell>
        </table:table-row>
        <table:table-row table:style-name="ro1">
          <table:table-cell table:formula="of:=IF([main.$C241]=0;[main.$A241];&quot;&quot;)">
            <text:p/>
          </table:table-cell>
          <table:table-cell table:formula="of:=IF([main.$C241]=0;[main.$B241];&quot;&quot;)">
            <text:p/>
          </table:table-cell>
          <table:table-cell table:formula="of:=IF([main.$C241]=1;[main.$A241];&quot;&quot;)" office:value-type="float" office:value="-0.901088" calcext:value-type="float">
            <text:p>-0.901088</text:p>
          </table:table-cell>
          <table:table-cell table:formula="of:=IF([main.$C241]=1;[main.$B241];&quot;&quot;)" office:value-type="float" office:value="0.919965" calcext:value-type="float">
            <text:p>0.919965</text:p>
          </table:table-cell>
          <table:table-cell table:formula="of:=IF([main.$C241]=2;[main.$A241];&quot;&quot;)">
            <text:p/>
          </table:table-cell>
          <table:table-cell table:formula="of:=IF([main.$C241]=2;[main.$B241];&quot;&quot;)">
            <text:p/>
          </table:table-cell>
          <table:table-cell table:number-columns-repeated="2"/>
          <table:table-cell table:formula="of:=IF([main.$H241]=0;[main.$F241];&quot;&quot;)" office:value-type="float" office:value="-0.901088" calcext:value-type="float">
            <text:p>-0.901088</text:p>
          </table:table-cell>
          <table:table-cell table:formula="of:=IF([main.$H241]=0;[main.$G241];&quot;&quot;)" office:value-type="float" office:value="0.919965" calcext:value-type="float">
            <text:p>0.919965</text:p>
          </table:table-cell>
          <table:table-cell table:formula="of:=IF([main.$H241]=1;[main.$F241];&quot;&quot;)">
            <text:p/>
          </table:table-cell>
          <table:table-cell table:formula="of:=IF([main.$H241]=1;[main.$G241];&quot;&quot;)">
            <text:p/>
          </table:table-cell>
          <table:table-cell table:formula="of:=IF([main.$H241]=2;[main.$F241];&quot;&quot;)">
            <text:p/>
          </table:table-cell>
          <table:table-cell table:formula="of:=IF([main.$H241]=2;[main.$G241];&quot;&quot;)">
            <text:p/>
          </table:table-cell>
        </table:table-row>
        <table:table-row table:style-name="ro1">
          <table:table-cell table:formula="of:=IF([main.$C242]=0;[main.$A242];&quot;&quot;)" office:value-type="float" office:value="-0.192538" calcext:value-type="float">
            <text:p>-0.192538</text:p>
          </table:table-cell>
          <table:table-cell table:formula="of:=IF([main.$C242]=0;[main.$B242];&quot;&quot;)" office:value-type="float" office:value="-0.496987" calcext:value-type="float">
            <text:p>-0.496987</text:p>
          </table:table-cell>
          <table:table-cell table:formula="of:=IF([main.$C242]=1;[main.$A242];&quot;&quot;)">
            <text:p/>
          </table:table-cell>
          <table:table-cell table:formula="of:=IF([main.$C242]=1;[main.$B242];&quot;&quot;)">
            <text:p/>
          </table:table-cell>
          <table:table-cell table:formula="of:=IF([main.$C242]=2;[main.$A242];&quot;&quot;)">
            <text:p/>
          </table:table-cell>
          <table:table-cell table:formula="of:=IF([main.$C242]=2;[main.$B242];&quot;&quot;)">
            <text:p/>
          </table:table-cell>
          <table:table-cell table:number-columns-repeated="2"/>
          <table:table-cell table:formula="of:=IF([main.$H242]=0;[main.$F242];&quot;&quot;)" office:value-type="float" office:value="-0.192538" calcext:value-type="float">
            <text:p>-0.192538</text:p>
          </table:table-cell>
          <table:table-cell table:formula="of:=IF([main.$H242]=0;[main.$G242];&quot;&quot;)" office:value-type="float" office:value="-0.496987" calcext:value-type="float">
            <text:p>-0.496987</text:p>
          </table:table-cell>
          <table:table-cell table:formula="of:=IF([main.$H242]=1;[main.$F242];&quot;&quot;)">
            <text:p/>
          </table:table-cell>
          <table:table-cell table:formula="of:=IF([main.$H242]=1;[main.$G242];&quot;&quot;)">
            <text:p/>
          </table:table-cell>
          <table:table-cell table:formula="of:=IF([main.$H242]=2;[main.$F242];&quot;&quot;)">
            <text:p/>
          </table:table-cell>
          <table:table-cell table:formula="of:=IF([main.$H242]=2;[main.$G242];&quot;&quot;)">
            <text:p/>
          </table:table-cell>
        </table:table-row>
        <table:table-row table:style-name="ro1">
          <table:table-cell table:formula="of:=IF([main.$C243]=0;[main.$A243];&quot;&quot;)" office:value-type="float" office:value="1.74538" calcext:value-type="float">
            <text:p>1.74538</text:p>
          </table:table-cell>
          <table:table-cell table:formula="of:=IF([main.$C243]=0;[main.$B243];&quot;&quot;)" office:value-type="float" office:value="2.00197" calcext:value-type="float">
            <text:p>2.00197</text:p>
          </table:table-cell>
          <table:table-cell table:formula="of:=IF([main.$C243]=1;[main.$A243];&quot;&quot;)">
            <text:p/>
          </table:table-cell>
          <table:table-cell table:formula="of:=IF([main.$C243]=1;[main.$B243];&quot;&quot;)">
            <text:p/>
          </table:table-cell>
          <table:table-cell table:formula="of:=IF([main.$C243]=2;[main.$A243];&quot;&quot;)">
            <text:p/>
          </table:table-cell>
          <table:table-cell table:formula="of:=IF([main.$C243]=2;[main.$B243];&quot;&quot;)">
            <text:p/>
          </table:table-cell>
          <table:table-cell table:number-columns-repeated="2"/>
          <table:table-cell table:formula="of:=IF([main.$H243]=0;[main.$F243];&quot;&quot;)" office:value-type="float" office:value="1.74538" calcext:value-type="float">
            <text:p>1.74538</text:p>
          </table:table-cell>
          <table:table-cell table:formula="of:=IF([main.$H243]=0;[main.$G243];&quot;&quot;)" office:value-type="float" office:value="2.00197" calcext:value-type="float">
            <text:p>2.00197</text:p>
          </table:table-cell>
          <table:table-cell table:formula="of:=IF([main.$H243]=1;[main.$F243];&quot;&quot;)">
            <text:p/>
          </table:table-cell>
          <table:table-cell table:formula="of:=IF([main.$H243]=1;[main.$G243];&quot;&quot;)">
            <text:p/>
          </table:table-cell>
          <table:table-cell table:formula="of:=IF([main.$H243]=2;[main.$F243];&quot;&quot;)">
            <text:p/>
          </table:table-cell>
          <table:table-cell table:formula="of:=IF([main.$H243]=2;[main.$G243];&quot;&quot;)">
            <text:p/>
          </table:table-cell>
        </table:table-row>
        <table:table-row table:style-name="ro1">
          <table:table-cell table:formula="of:=IF([main.$C244]=0;[main.$A244];&quot;&quot;)">
            <text:p/>
          </table:table-cell>
          <table:table-cell table:formula="of:=IF([main.$C244]=0;[main.$B244];&quot;&quot;)">
            <text:p/>
          </table:table-cell>
          <table:table-cell table:formula="of:=IF([main.$C244]=1;[main.$A244];&quot;&quot;)">
            <text:p/>
          </table:table-cell>
          <table:table-cell table:formula="of:=IF([main.$C244]=1;[main.$B244];&quot;&quot;)">
            <text:p/>
          </table:table-cell>
          <table:table-cell table:formula="of:=IF([main.$C244]=2;[main.$A244];&quot;&quot;)" office:value-type="float" office:value="1.31882" calcext:value-type="float">
            <text:p>1.31882</text:p>
          </table:table-cell>
          <table:table-cell table:formula="of:=IF([main.$C244]=2;[main.$B244];&quot;&quot;)" office:value-type="float" office:value="0.364564" calcext:value-type="float">
            <text:p>0.364564</text:p>
          </table:table-cell>
          <table:table-cell table:number-columns-repeated="2"/>
          <table:table-cell table:formula="of:=IF([main.$H244]=0;[main.$F244];&quot;&quot;)" office:value-type="float" office:value="1.31882" calcext:value-type="float">
            <text:p>1.31882</text:p>
          </table:table-cell>
          <table:table-cell table:formula="of:=IF([main.$H244]=0;[main.$G244];&quot;&quot;)" office:value-type="float" office:value="0.364564" calcext:value-type="float">
            <text:p>0.364564</text:p>
          </table:table-cell>
          <table:table-cell table:formula="of:=IF([main.$H244]=1;[main.$F244];&quot;&quot;)">
            <text:p/>
          </table:table-cell>
          <table:table-cell table:formula="of:=IF([main.$H244]=1;[main.$G244];&quot;&quot;)">
            <text:p/>
          </table:table-cell>
          <table:table-cell table:formula="of:=IF([main.$H244]=2;[main.$F244];&quot;&quot;)">
            <text:p/>
          </table:table-cell>
          <table:table-cell table:formula="of:=IF([main.$H244]=2;[main.$G244];&quot;&quot;)">
            <text:p/>
          </table:table-cell>
        </table:table-row>
        <table:table-row table:style-name="ro1">
          <table:table-cell table:formula="of:=IF([main.$C245]=0;[main.$A245];&quot;&quot;)">
            <text:p/>
          </table:table-cell>
          <table:table-cell table:formula="of:=IF([main.$C245]=0;[main.$B245];&quot;&quot;)">
            <text:p/>
          </table:table-cell>
          <table:table-cell table:formula="of:=IF([main.$C245]=1;[main.$A245];&quot;&quot;)">
            <text:p/>
          </table:table-cell>
          <table:table-cell table:formula="of:=IF([main.$C245]=1;[main.$B245];&quot;&quot;)">
            <text:p/>
          </table:table-cell>
          <table:table-cell table:formula="of:=IF([main.$C245]=2;[main.$A245];&quot;&quot;)" office:value-type="float" office:value="2.92832" calcext:value-type="float">
            <text:p>2.92832</text:p>
          </table:table-cell>
          <table:table-cell table:formula="of:=IF([main.$C245]=2;[main.$B245];&quot;&quot;)" office:value-type="float" office:value="1.36832" calcext:value-type="float">
            <text:p>1.36832</text:p>
          </table:table-cell>
          <table:table-cell table:number-columns-repeated="2"/>
          <table:table-cell table:formula="of:=IF([main.$H245]=0;[main.$F245];&quot;&quot;)" office:value-type="float" office:value="2.92832" calcext:value-type="float">
            <text:p>2.92832</text:p>
          </table:table-cell>
          <table:table-cell table:formula="of:=IF([main.$H245]=0;[main.$G245];&quot;&quot;)" office:value-type="float" office:value="1.36832" calcext:value-type="float">
            <text:p>1.36832</text:p>
          </table:table-cell>
          <table:table-cell table:formula="of:=IF([main.$H245]=1;[main.$F245];&quot;&quot;)">
            <text:p/>
          </table:table-cell>
          <table:table-cell table:formula="of:=IF([main.$H245]=1;[main.$G245];&quot;&quot;)">
            <text:p/>
          </table:table-cell>
          <table:table-cell table:formula="of:=IF([main.$H245]=2;[main.$F245];&quot;&quot;)">
            <text:p/>
          </table:table-cell>
          <table:table-cell table:formula="of:=IF([main.$H245]=2;[main.$G245];&quot;&quot;)">
            <text:p/>
          </table:table-cell>
        </table:table-row>
        <table:table-row table:style-name="ro1">
          <table:table-cell table:formula="of:=IF([main.$C246]=0;[main.$A246];&quot;&quot;)" office:value-type="float" office:value="0.377843" calcext:value-type="float">
            <text:p>0.377843</text:p>
          </table:table-cell>
          <table:table-cell table:formula="of:=IF([main.$C246]=0;[main.$B246];&quot;&quot;)" office:value-type="float" office:value="0.752374" calcext:value-type="float">
            <text:p>0.752374</text:p>
          </table:table-cell>
          <table:table-cell table:formula="of:=IF([main.$C246]=1;[main.$A246];&quot;&quot;)">
            <text:p/>
          </table:table-cell>
          <table:table-cell table:formula="of:=IF([main.$C246]=1;[main.$B246];&quot;&quot;)">
            <text:p/>
          </table:table-cell>
          <table:table-cell table:formula="of:=IF([main.$C246]=2;[main.$A246];&quot;&quot;)">
            <text:p/>
          </table:table-cell>
          <table:table-cell table:formula="of:=IF([main.$C246]=2;[main.$B246];&quot;&quot;)">
            <text:p/>
          </table:table-cell>
          <table:table-cell table:number-columns-repeated="2"/>
          <table:table-cell table:formula="of:=IF([main.$H246]=0;[main.$F246];&quot;&quot;)" office:value-type="float" office:value="0.377843" calcext:value-type="float">
            <text:p>0.377843</text:p>
          </table:table-cell>
          <table:table-cell table:formula="of:=IF([main.$H246]=0;[main.$G246];&quot;&quot;)" office:value-type="float" office:value="0.752374" calcext:value-type="float">
            <text:p>0.752374</text:p>
          </table:table-cell>
          <table:table-cell table:formula="of:=IF([main.$H246]=1;[main.$F246];&quot;&quot;)">
            <text:p/>
          </table:table-cell>
          <table:table-cell table:formula="of:=IF([main.$H246]=1;[main.$G246];&quot;&quot;)">
            <text:p/>
          </table:table-cell>
          <table:table-cell table:formula="of:=IF([main.$H246]=2;[main.$F246];&quot;&quot;)">
            <text:p/>
          </table:table-cell>
          <table:table-cell table:formula="of:=IF([main.$H246]=2;[main.$G246];&quot;&quot;)">
            <text:p/>
          </table:table-cell>
        </table:table-row>
        <table:table-row table:style-name="ro1">
          <table:table-cell table:formula="of:=IF([main.$C247]=0;[main.$A247];&quot;&quot;)">
            <text:p/>
          </table:table-cell>
          <table:table-cell table:formula="of:=IF([main.$C247]=0;[main.$B247];&quot;&quot;)">
            <text:p/>
          </table:table-cell>
          <table:table-cell table:formula="of:=IF([main.$C247]=1;[main.$A247];&quot;&quot;)">
            <text:p/>
          </table:table-cell>
          <table:table-cell table:formula="of:=IF([main.$C247]=1;[main.$B247];&quot;&quot;)">
            <text:p/>
          </table:table-cell>
          <table:table-cell table:formula="of:=IF([main.$C247]=2;[main.$A247];&quot;&quot;)" office:value-type="float" office:value="1.72679" calcext:value-type="float">
            <text:p>1.72679</text:p>
          </table:table-cell>
          <table:table-cell table:formula="of:=IF([main.$C247]=2;[main.$B247];&quot;&quot;)" office:value-type="float" office:value="0.652331" calcext:value-type="float">
            <text:p>0.652331</text:p>
          </table:table-cell>
          <table:table-cell table:number-columns-repeated="2"/>
          <table:table-cell table:formula="of:=IF([main.$H247]=0;[main.$F247];&quot;&quot;)" office:value-type="float" office:value="1.72679" calcext:value-type="float">
            <text:p>1.72679</text:p>
          </table:table-cell>
          <table:table-cell table:formula="of:=IF([main.$H247]=0;[main.$G247];&quot;&quot;)" office:value-type="float" office:value="0.652331" calcext:value-type="float">
            <text:p>0.652331</text:p>
          </table:table-cell>
          <table:table-cell table:formula="of:=IF([main.$H247]=1;[main.$F247];&quot;&quot;)">
            <text:p/>
          </table:table-cell>
          <table:table-cell table:formula="of:=IF([main.$H247]=1;[main.$G247];&quot;&quot;)">
            <text:p/>
          </table:table-cell>
          <table:table-cell table:formula="of:=IF([main.$H247]=2;[main.$F247];&quot;&quot;)">
            <text:p/>
          </table:table-cell>
          <table:table-cell table:formula="of:=IF([main.$H247]=2;[main.$G247];&quot;&quot;)">
            <text:p/>
          </table:table-cell>
        </table:table-row>
        <table:table-row table:style-name="ro1">
          <table:table-cell table:formula="of:=IF([main.$C248]=0;[main.$A248];&quot;&quot;)" office:value-type="float" office:value="-0.643488" calcext:value-type="float">
            <text:p>-0.643488</text:p>
          </table:table-cell>
          <table:table-cell table:formula="of:=IF([main.$C248]=0;[main.$B248];&quot;&quot;)" office:value-type="float" office:value="-0.560076" calcext:value-type="float">
            <text:p>-0.560076</text:p>
          </table:table-cell>
          <table:table-cell table:formula="of:=IF([main.$C248]=1;[main.$A248];&quot;&quot;)">
            <text:p/>
          </table:table-cell>
          <table:table-cell table:formula="of:=IF([main.$C248]=1;[main.$B248];&quot;&quot;)">
            <text:p/>
          </table:table-cell>
          <table:table-cell table:formula="of:=IF([main.$C248]=2;[main.$A248];&quot;&quot;)">
            <text:p/>
          </table:table-cell>
          <table:table-cell table:formula="of:=IF([main.$C248]=2;[main.$B248];&quot;&quot;)">
            <text:p/>
          </table:table-cell>
          <table:table-cell table:number-columns-repeated="2"/>
          <table:table-cell table:formula="of:=IF([main.$H248]=0;[main.$F248];&quot;&quot;)" office:value-type="float" office:value="-0.643488" calcext:value-type="float">
            <text:p>-0.643488</text:p>
          </table:table-cell>
          <table:table-cell table:formula="of:=IF([main.$H248]=0;[main.$G248];&quot;&quot;)" office:value-type="float" office:value="-0.560076" calcext:value-type="float">
            <text:p>-0.560076</text:p>
          </table:table-cell>
          <table:table-cell table:formula="of:=IF([main.$H248]=1;[main.$F248];&quot;&quot;)">
            <text:p/>
          </table:table-cell>
          <table:table-cell table:formula="of:=IF([main.$H248]=1;[main.$G248];&quot;&quot;)">
            <text:p/>
          </table:table-cell>
          <table:table-cell table:formula="of:=IF([main.$H248]=2;[main.$F248];&quot;&quot;)">
            <text:p/>
          </table:table-cell>
          <table:table-cell table:formula="of:=IF([main.$H248]=2;[main.$G248];&quot;&quot;)">
            <text:p/>
          </table:table-cell>
        </table:table-row>
        <table:table-row table:style-name="ro1">
          <table:table-cell table:formula="of:=IF([main.$C249]=0;[main.$A249];&quot;&quot;)">
            <text:p/>
          </table:table-cell>
          <table:table-cell table:formula="of:=IF([main.$C249]=0;[main.$B249];&quot;&quot;)">
            <text:p/>
          </table:table-cell>
          <table:table-cell table:formula="of:=IF([main.$C249]=1;[main.$A249];&quot;&quot;)" office:value-type="float" office:value="1.31032" calcext:value-type="float">
            <text:p>1.31032</text:p>
          </table:table-cell>
          <table:table-cell table:formula="of:=IF([main.$C249]=1;[main.$B249];&quot;&quot;)" office:value-type="float" office:value="2.5256" calcext:value-type="float">
            <text:p>2.5256</text:p>
          </table:table-cell>
          <table:table-cell table:formula="of:=IF([main.$C249]=2;[main.$A249];&quot;&quot;)">
            <text:p/>
          </table:table-cell>
          <table:table-cell table:formula="of:=IF([main.$C249]=2;[main.$B249];&quot;&quot;)">
            <text:p/>
          </table:table-cell>
          <table:table-cell table:number-columns-repeated="2"/>
          <table:table-cell table:formula="of:=IF([main.$H249]=0;[main.$F249];&quot;&quot;)" office:value-type="float" office:value="1.31032" calcext:value-type="float">
            <text:p>1.31032</text:p>
          </table:table-cell>
          <table:table-cell table:formula="of:=IF([main.$H249]=0;[main.$G249];&quot;&quot;)" office:value-type="float" office:value="2.5256" calcext:value-type="float">
            <text:p>2.5256</text:p>
          </table:table-cell>
          <table:table-cell table:formula="of:=IF([main.$H249]=1;[main.$F249];&quot;&quot;)">
            <text:p/>
          </table:table-cell>
          <table:table-cell table:formula="of:=IF([main.$H249]=1;[main.$G249];&quot;&quot;)">
            <text:p/>
          </table:table-cell>
          <table:table-cell table:formula="of:=IF([main.$H249]=2;[main.$F249];&quot;&quot;)">
            <text:p/>
          </table:table-cell>
          <table:table-cell table:formula="of:=IF([main.$H249]=2;[main.$G249];&quot;&quot;)">
            <text:p/>
          </table:table-cell>
        </table:table-row>
        <table:table-row table:style-name="ro1">
          <table:table-cell table:formula="of:=IF([main.$C250]=0;[main.$A250];&quot;&quot;)">
            <text:p/>
          </table:table-cell>
          <table:table-cell table:formula="of:=IF([main.$C250]=0;[main.$B250];&quot;&quot;)">
            <text:p/>
          </table:table-cell>
          <table:table-cell table:formula="of:=IF([main.$C250]=1;[main.$A250];&quot;&quot;)" office:value-type="float" office:value="1.84149" calcext:value-type="float">
            <text:p>1.84149</text:p>
          </table:table-cell>
          <table:table-cell table:formula="of:=IF([main.$C250]=1;[main.$B250];&quot;&quot;)" office:value-type="float" office:value="3.99308" calcext:value-type="float">
            <text:p>3.99308</text:p>
          </table:table-cell>
          <table:table-cell table:formula="of:=IF([main.$C250]=2;[main.$A250];&quot;&quot;)">
            <text:p/>
          </table:table-cell>
          <table:table-cell table:formula="of:=IF([main.$C250]=2;[main.$B250];&quot;&quot;)">
            <text:p/>
          </table:table-cell>
          <table:table-cell table:number-columns-repeated="2"/>
          <table:table-cell table:formula="of:=IF([main.$H250]=0;[main.$F250];&quot;&quot;)" office:value-type="float" office:value="1.84149" calcext:value-type="float">
            <text:p>1.84149</text:p>
          </table:table-cell>
          <table:table-cell table:formula="of:=IF([main.$H250]=0;[main.$G250];&quot;&quot;)" office:value-type="float" office:value="3.99308" calcext:value-type="float">
            <text:p>3.99308</text:p>
          </table:table-cell>
          <table:table-cell table:formula="of:=IF([main.$H250]=1;[main.$F250];&quot;&quot;)">
            <text:p/>
          </table:table-cell>
          <table:table-cell table:formula="of:=IF([main.$H250]=1;[main.$G250];&quot;&quot;)">
            <text:p/>
          </table:table-cell>
          <table:table-cell table:formula="of:=IF([main.$H250]=2;[main.$F250];&quot;&quot;)">
            <text:p/>
          </table:table-cell>
          <table:table-cell table:formula="of:=IF([main.$H250]=2;[main.$G250];&quot;&quot;)">
            <text:p/>
          </table:table-cell>
        </table:table-row>
        <table:table-row table:style-name="ro1">
          <table:table-cell table:formula="of:=IF([main.$C251]=0;[main.$A251];&quot;&quot;)" office:value-type="float" office:value="-0.454047" calcext:value-type="float">
            <text:p>-0.454047</text:p>
          </table:table-cell>
          <table:table-cell table:formula="of:=IF([main.$C251]=0;[main.$B251];&quot;&quot;)" office:value-type="float" office:value="-0.15468" calcext:value-type="float">
            <text:p>-0.15468</text:p>
          </table:table-cell>
          <table:table-cell table:formula="of:=IF([main.$C251]=1;[main.$A251];&quot;&quot;)">
            <text:p/>
          </table:table-cell>
          <table:table-cell table:formula="of:=IF([main.$C251]=1;[main.$B251];&quot;&quot;)">
            <text:p/>
          </table:table-cell>
          <table:table-cell table:formula="of:=IF([main.$C251]=2;[main.$A251];&quot;&quot;)">
            <text:p/>
          </table:table-cell>
          <table:table-cell table:formula="of:=IF([main.$C251]=2;[main.$B251];&quot;&quot;)">
            <text:p/>
          </table:table-cell>
          <table:table-cell table:number-columns-repeated="2"/>
          <table:table-cell table:formula="of:=IF([main.$H251]=0;[main.$F251];&quot;&quot;)" office:value-type="float" office:value="-0.454047" calcext:value-type="float">
            <text:p>-0.454047</text:p>
          </table:table-cell>
          <table:table-cell table:formula="of:=IF([main.$H251]=0;[main.$G251];&quot;&quot;)" office:value-type="float" office:value="-0.15468" calcext:value-type="float">
            <text:p>-0.15468</text:p>
          </table:table-cell>
          <table:table-cell table:formula="of:=IF([main.$H251]=1;[main.$F251];&quot;&quot;)">
            <text:p/>
          </table:table-cell>
          <table:table-cell table:formula="of:=IF([main.$H251]=1;[main.$G251];&quot;&quot;)">
            <text:p/>
          </table:table-cell>
          <table:table-cell table:formula="of:=IF([main.$H251]=2;[main.$F251];&quot;&quot;)">
            <text:p/>
          </table:table-cell>
          <table:table-cell table:formula="of:=IF([main.$H251]=2;[main.$G251];&quot;&quot;)">
            <text:p/>
          </table:table-cell>
        </table:table-row>
        <table:table-row table:style-name="ro1">
          <table:table-cell table:formula="of:=IF([main.$C252]=0;[main.$A252];&quot;&quot;)">
            <text:p/>
          </table:table-cell>
          <table:table-cell table:formula="of:=IF([main.$C252]=0;[main.$B252];&quot;&quot;)">
            <text:p/>
          </table:table-cell>
          <table:table-cell table:formula="of:=IF([main.$C252]=1;[main.$A252];&quot;&quot;)" office:value-type="float" office:value="1.72734" calcext:value-type="float">
            <text:p>1.72734</text:p>
          </table:table-cell>
          <table:table-cell table:formula="of:=IF([main.$C252]=1;[main.$B252];&quot;&quot;)" office:value-type="float" office:value="2.84121" calcext:value-type="float">
            <text:p>2.84121</text:p>
          </table:table-cell>
          <table:table-cell table:formula="of:=IF([main.$C252]=2;[main.$A252];&quot;&quot;)">
            <text:p/>
          </table:table-cell>
          <table:table-cell table:formula="of:=IF([main.$C252]=2;[main.$B252];&quot;&quot;)">
            <text:p/>
          </table:table-cell>
          <table:table-cell table:number-columns-repeated="2"/>
          <table:table-cell table:formula="of:=IF([main.$H252]=0;[main.$F252];&quot;&quot;)" office:value-type="float" office:value="1.72734" calcext:value-type="float">
            <text:p>1.72734</text:p>
          </table:table-cell>
          <table:table-cell table:formula="of:=IF([main.$H252]=0;[main.$G252];&quot;&quot;)" office:value-type="float" office:value="2.84121" calcext:value-type="float">
            <text:p>2.84121</text:p>
          </table:table-cell>
          <table:table-cell table:formula="of:=IF([main.$H252]=1;[main.$F252];&quot;&quot;)">
            <text:p/>
          </table:table-cell>
          <table:table-cell table:formula="of:=IF([main.$H252]=1;[main.$G252];&quot;&quot;)">
            <text:p/>
          </table:table-cell>
          <table:table-cell table:formula="of:=IF([main.$H252]=2;[main.$F252];&quot;&quot;)">
            <text:p/>
          </table:table-cell>
          <table:table-cell table:formula="of:=IF([main.$H252]=2;[main.$G252];&quot;&quot;)">
            <text:p/>
          </table:table-cell>
        </table:table-row>
        <table:table-row table:style-name="ro1">
          <table:table-cell table:formula="of:=IF([main.$C253]=0;[main.$A253];&quot;&quot;)" office:value-type="float" office:value="0.617967" calcext:value-type="float">
            <text:p>0.617967</text:p>
          </table:table-cell>
          <table:table-cell table:formula="of:=IF([main.$C253]=0;[main.$B253];&quot;&quot;)" office:value-type="float" office:value="0.723917" calcext:value-type="float">
            <text:p>0.723917</text:p>
          </table:table-cell>
          <table:table-cell table:formula="of:=IF([main.$C253]=1;[main.$A253];&quot;&quot;)">
            <text:p/>
          </table:table-cell>
          <table:table-cell table:formula="of:=IF([main.$C253]=1;[main.$B253];&quot;&quot;)">
            <text:p/>
          </table:table-cell>
          <table:table-cell table:formula="of:=IF([main.$C253]=2;[main.$A253];&quot;&quot;)">
            <text:p/>
          </table:table-cell>
          <table:table-cell table:formula="of:=IF([main.$C253]=2;[main.$B253];&quot;&quot;)">
            <text:p/>
          </table:table-cell>
          <table:table-cell table:number-columns-repeated="2"/>
          <table:table-cell table:formula="of:=IF([main.$H253]=0;[main.$F253];&quot;&quot;)" office:value-type="float" office:value="0.617967" calcext:value-type="float">
            <text:p>0.617967</text:p>
          </table:table-cell>
          <table:table-cell table:formula="of:=IF([main.$H253]=0;[main.$G253];&quot;&quot;)" office:value-type="float" office:value="0.723917" calcext:value-type="float">
            <text:p>0.723917</text:p>
          </table:table-cell>
          <table:table-cell table:formula="of:=IF([main.$H253]=1;[main.$F253];&quot;&quot;)">
            <text:p/>
          </table:table-cell>
          <table:table-cell table:formula="of:=IF([main.$H253]=1;[main.$G253];&quot;&quot;)">
            <text:p/>
          </table:table-cell>
          <table:table-cell table:formula="of:=IF([main.$H253]=2;[main.$F253];&quot;&quot;)">
            <text:p/>
          </table:table-cell>
          <table:table-cell table:formula="of:=IF([main.$H253]=2;[main.$G253];&quot;&quot;)">
            <text:p/>
          </table:table-cell>
        </table:table-row>
        <table:table-row table:style-name="ro1">
          <table:table-cell table:formula="of:=IF([main.$C254]=0;[main.$A254];&quot;&quot;)">
            <text:p/>
          </table:table-cell>
          <table:table-cell table:formula="of:=IF([main.$C254]=0;[main.$B254];&quot;&quot;)">
            <text:p/>
          </table:table-cell>
          <table:table-cell table:formula="of:=IF([main.$C254]=1;[main.$A254];&quot;&quot;)" office:value-type="float" office:value="-1.58775" calcext:value-type="float">
            <text:p>-1.58775</text:p>
          </table:table-cell>
          <table:table-cell table:formula="of:=IF([main.$C254]=1;[main.$B254];&quot;&quot;)" office:value-type="float" office:value="0.0102529" calcext:value-type="float">
            <text:p>0.0102529</text:p>
          </table:table-cell>
          <table:table-cell table:formula="of:=IF([main.$C254]=2;[main.$A254];&quot;&quot;)">
            <text:p/>
          </table:table-cell>
          <table:table-cell table:formula="of:=IF([main.$C254]=2;[main.$B254];&quot;&quot;)">
            <text:p/>
          </table:table-cell>
          <table:table-cell table:number-columns-repeated="2"/>
          <table:table-cell table:formula="of:=IF([main.$H254]=0;[main.$F254];&quot;&quot;)" office:value-type="float" office:value="-1.58775" calcext:value-type="float">
            <text:p>-1.58775</text:p>
          </table:table-cell>
          <table:table-cell table:formula="of:=IF([main.$H254]=0;[main.$G254];&quot;&quot;)" office:value-type="float" office:value="0.0102529" calcext:value-type="float">
            <text:p>0.0102529</text:p>
          </table:table-cell>
          <table:table-cell table:formula="of:=IF([main.$H254]=1;[main.$F254];&quot;&quot;)">
            <text:p/>
          </table:table-cell>
          <table:table-cell table:formula="of:=IF([main.$H254]=1;[main.$G254];&quot;&quot;)">
            <text:p/>
          </table:table-cell>
          <table:table-cell table:formula="of:=IF([main.$H254]=2;[main.$F254];&quot;&quot;)">
            <text:p/>
          </table:table-cell>
          <table:table-cell table:formula="of:=IF([main.$H254]=2;[main.$G254];&quot;&quot;)">
            <text:p/>
          </table:table-cell>
        </table:table-row>
        <table:table-row table:style-name="ro1">
          <table:table-cell table:formula="of:=IF([main.$C255]=0;[main.$A255];&quot;&quot;)">
            <text:p/>
          </table:table-cell>
          <table:table-cell table:formula="of:=IF([main.$C255]=0;[main.$B255];&quot;&quot;)">
            <text:p/>
          </table:table-cell>
          <table:table-cell table:formula="of:=IF([main.$C255]=1;[main.$A255];&quot;&quot;)" office:value-type="float" office:value="-1.72315" calcext:value-type="float">
            <text:p>-1.72315</text:p>
          </table:table-cell>
          <table:table-cell table:formula="of:=IF([main.$C255]=1;[main.$B255];&quot;&quot;)" office:value-type="float" office:value="0.19139" calcext:value-type="float">
            <text:p>0.19139</text:p>
          </table:table-cell>
          <table:table-cell table:formula="of:=IF([main.$C255]=2;[main.$A255];&quot;&quot;)">
            <text:p/>
          </table:table-cell>
          <table:table-cell table:formula="of:=IF([main.$C255]=2;[main.$B255];&quot;&quot;)">
            <text:p/>
          </table:table-cell>
          <table:table-cell table:number-columns-repeated="2"/>
          <table:table-cell table:formula="of:=IF([main.$H255]=0;[main.$F255];&quot;&quot;)" office:value-type="float" office:value="-1.72315" calcext:value-type="float">
            <text:p>-1.72315</text:p>
          </table:table-cell>
          <table:table-cell table:formula="of:=IF([main.$H255]=0;[main.$G255];&quot;&quot;)" office:value-type="float" office:value="0.19139" calcext:value-type="float">
            <text:p>0.19139</text:p>
          </table:table-cell>
          <table:table-cell table:formula="of:=IF([main.$H255]=1;[main.$F255];&quot;&quot;)">
            <text:p/>
          </table:table-cell>
          <table:table-cell table:formula="of:=IF([main.$H255]=1;[main.$G255];&quot;&quot;)">
            <text:p/>
          </table:table-cell>
          <table:table-cell table:formula="of:=IF([main.$H255]=2;[main.$F255];&quot;&quot;)">
            <text:p/>
          </table:table-cell>
          <table:table-cell table:formula="of:=IF([main.$H255]=2;[main.$G255];&quot;&quot;)">
            <text:p/>
          </table:table-cell>
        </table:table-row>
        <table:table-row table:style-name="ro1">
          <table:table-cell table:formula="of:=IF([main.$C256]=0;[main.$A256];&quot;&quot;)">
            <text:p/>
          </table:table-cell>
          <table:table-cell table:formula="of:=IF([main.$C256]=0;[main.$B256];&quot;&quot;)">
            <text:p/>
          </table:table-cell>
          <table:table-cell table:formula="of:=IF([main.$C256]=1;[main.$A256];&quot;&quot;)">
            <text:p/>
          </table:table-cell>
          <table:table-cell table:formula="of:=IF([main.$C256]=1;[main.$B256];&quot;&quot;)">
            <text:p/>
          </table:table-cell>
          <table:table-cell table:formula="of:=IF([main.$C256]=2;[main.$A256];&quot;&quot;)" office:value-type="float" office:value="-1.01538" calcext:value-type="float">
            <text:p>-1.01538</text:p>
          </table:table-cell>
          <table:table-cell table:formula="of:=IF([main.$C256]=2;[main.$B256];&quot;&quot;)" office:value-type="float" office:value="-2.19081" calcext:value-type="float">
            <text:p>-2.19081</text:p>
          </table:table-cell>
          <table:table-cell table:number-columns-repeated="2"/>
          <table:table-cell table:formula="of:=IF([main.$H256]=0;[main.$F256];&quot;&quot;)" office:value-type="float" office:value="-1.01538" calcext:value-type="float">
            <text:p>-1.01538</text:p>
          </table:table-cell>
          <table:table-cell table:formula="of:=IF([main.$H256]=0;[main.$G256];&quot;&quot;)" office:value-type="float" office:value="-2.19081" calcext:value-type="float">
            <text:p>-2.19081</text:p>
          </table:table-cell>
          <table:table-cell table:formula="of:=IF([main.$H256]=1;[main.$F256];&quot;&quot;)">
            <text:p/>
          </table:table-cell>
          <table:table-cell table:formula="of:=IF([main.$H256]=1;[main.$G256];&quot;&quot;)">
            <text:p/>
          </table:table-cell>
          <table:table-cell table:formula="of:=IF([main.$H256]=2;[main.$F256];&quot;&quot;)">
            <text:p/>
          </table:table-cell>
          <table:table-cell table:formula="of:=IF([main.$H256]=2;[main.$G256];&quot;&quot;)">
            <text:p/>
          </table:table-cell>
        </table:table-row>
        <table:table-row table:style-name="ro1">
          <table:table-cell table:formula="of:=IF([main.$C257]=0;[main.$A257];&quot;&quot;)" office:value-type="float" office:value="1.76241" calcext:value-type="float">
            <text:p>1.76241</text:p>
          </table:table-cell>
          <table:table-cell table:formula="of:=IF([main.$C257]=0;[main.$B257];&quot;&quot;)" office:value-type="float" office:value="1.33424" calcext:value-type="float">
            <text:p>1.33424</text:p>
          </table:table-cell>
          <table:table-cell table:formula="of:=IF([main.$C257]=1;[main.$A257];&quot;&quot;)">
            <text:p/>
          </table:table-cell>
          <table:table-cell table:formula="of:=IF([main.$C257]=1;[main.$B257];&quot;&quot;)">
            <text:p/>
          </table:table-cell>
          <table:table-cell table:formula="of:=IF([main.$C257]=2;[main.$A257];&quot;&quot;)">
            <text:p/>
          </table:table-cell>
          <table:table-cell table:formula="of:=IF([main.$C257]=2;[main.$B257];&quot;&quot;)">
            <text:p/>
          </table:table-cell>
          <table:table-cell table:number-columns-repeated="2"/>
          <table:table-cell table:formula="of:=IF([main.$H257]=0;[main.$F257];&quot;&quot;)" office:value-type="float" office:value="1.76241" calcext:value-type="float">
            <text:p>1.76241</text:p>
          </table:table-cell>
          <table:table-cell table:formula="of:=IF([main.$H257]=0;[main.$G257];&quot;&quot;)" office:value-type="float" office:value="1.33424" calcext:value-type="float">
            <text:p>1.33424</text:p>
          </table:table-cell>
          <table:table-cell table:formula="of:=IF([main.$H257]=1;[main.$F257];&quot;&quot;)">
            <text:p/>
          </table:table-cell>
          <table:table-cell table:formula="of:=IF([main.$H257]=1;[main.$G257];&quot;&quot;)">
            <text:p/>
          </table:table-cell>
          <table:table-cell table:formula="of:=IF([main.$H257]=2;[main.$F257];&quot;&quot;)">
            <text:p/>
          </table:table-cell>
          <table:table-cell table:formula="of:=IF([main.$H257]=2;[main.$G257];&quot;&quot;)">
            <text:p/>
          </table:table-cell>
        </table:table-row>
        <table:table-row table:style-name="ro1">
          <table:table-cell table:formula="of:=IF([main.$C258]=0;[main.$A258];&quot;&quot;)">
            <text:p/>
          </table:table-cell>
          <table:table-cell table:formula="of:=IF([main.$C258]=0;[main.$B258];&quot;&quot;)">
            <text:p/>
          </table:table-cell>
          <table:table-cell table:formula="of:=IF([main.$C258]=1;[main.$A258];&quot;&quot;)">
            <text:p/>
          </table:table-cell>
          <table:table-cell table:formula="of:=IF([main.$C258]=1;[main.$B258];&quot;&quot;)">
            <text:p/>
          </table:table-cell>
          <table:table-cell table:formula="of:=IF([main.$C258]=2;[main.$A258];&quot;&quot;)" office:value-type="float" office:value="-1.38128" calcext:value-type="float">
            <text:p>-1.38128</text:p>
          </table:table-cell>
          <table:table-cell table:formula="of:=IF([main.$C258]=2;[main.$B258];&quot;&quot;)" office:value-type="float" office:value="-2.89485" calcext:value-type="float">
            <text:p>-2.89485</text:p>
          </table:table-cell>
          <table:table-cell table:number-columns-repeated="2"/>
          <table:table-cell table:formula="of:=IF([main.$H258]=0;[main.$F258];&quot;&quot;)" office:value-type="float" office:value="-1.38128" calcext:value-type="float">
            <text:p>-1.38128</text:p>
          </table:table-cell>
          <table:table-cell table:formula="of:=IF([main.$H258]=0;[main.$G258];&quot;&quot;)" office:value-type="float" office:value="-2.89485" calcext:value-type="float">
            <text:p>-2.89485</text:p>
          </table:table-cell>
          <table:table-cell table:formula="of:=IF([main.$H258]=1;[main.$F258];&quot;&quot;)">
            <text:p/>
          </table:table-cell>
          <table:table-cell table:formula="of:=IF([main.$H258]=1;[main.$G258];&quot;&quot;)">
            <text:p/>
          </table:table-cell>
          <table:table-cell table:formula="of:=IF([main.$H258]=2;[main.$F258];&quot;&quot;)">
            <text:p/>
          </table:table-cell>
          <table:table-cell table:formula="of:=IF([main.$H258]=2;[main.$G258];&quot;&quot;)">
            <text:p/>
          </table:table-cell>
        </table:table-row>
        <table:table-row table:style-name="ro1">
          <table:table-cell table:formula="of:=IF([main.$C259]=0;[main.$A259];&quot;&quot;)" office:value-type="float" office:value="0.589887" calcext:value-type="float">
            <text:p>0.589887</text:p>
          </table:table-cell>
          <table:table-cell table:formula="of:=IF([main.$C259]=0;[main.$B259];&quot;&quot;)" office:value-type="float" office:value="0.863487" calcext:value-type="float">
            <text:p>0.863487</text:p>
          </table:table-cell>
          <table:table-cell table:formula="of:=IF([main.$C259]=1;[main.$A259];&quot;&quot;)">
            <text:p/>
          </table:table-cell>
          <table:table-cell table:formula="of:=IF([main.$C259]=1;[main.$B259];&quot;&quot;)">
            <text:p/>
          </table:table-cell>
          <table:table-cell table:formula="of:=IF([main.$C259]=2;[main.$A259];&quot;&quot;)">
            <text:p/>
          </table:table-cell>
          <table:table-cell table:formula="of:=IF([main.$C259]=2;[main.$B259];&quot;&quot;)">
            <text:p/>
          </table:table-cell>
          <table:table-cell table:number-columns-repeated="2"/>
          <table:table-cell table:formula="of:=IF([main.$H259]=0;[main.$F259];&quot;&quot;)" office:value-type="float" office:value="0.589887" calcext:value-type="float">
            <text:p>0.589887</text:p>
          </table:table-cell>
          <table:table-cell table:formula="of:=IF([main.$H259]=0;[main.$G259];&quot;&quot;)" office:value-type="float" office:value="0.863487" calcext:value-type="float">
            <text:p>0.863487</text:p>
          </table:table-cell>
          <table:table-cell table:formula="of:=IF([main.$H259]=1;[main.$F259];&quot;&quot;)">
            <text:p/>
          </table:table-cell>
          <table:table-cell table:formula="of:=IF([main.$H259]=1;[main.$G259];&quot;&quot;)">
            <text:p/>
          </table:table-cell>
          <table:table-cell table:formula="of:=IF([main.$H259]=2;[main.$F259];&quot;&quot;)">
            <text:p/>
          </table:table-cell>
          <table:table-cell table:formula="of:=IF([main.$H259]=2;[main.$G259];&quot;&quot;)">
            <text:p/>
          </table:table-cell>
        </table:table-row>
        <table:table-row table:style-name="ro1">
          <table:table-cell table:formula="of:=IF([main.$C260]=0;[main.$A260];&quot;&quot;)">
            <text:p/>
          </table:table-cell>
          <table:table-cell table:formula="of:=IF([main.$C260]=0;[main.$B260];&quot;&quot;)">
            <text:p/>
          </table:table-cell>
          <table:table-cell table:formula="of:=IF([main.$C260]=1;[main.$A260];&quot;&quot;)" office:value-type="float" office:value="-0.443251" calcext:value-type="float">
            <text:p>-0.443251</text:p>
          </table:table-cell>
          <table:table-cell table:formula="of:=IF([main.$C260]=1;[main.$B260];&quot;&quot;)" office:value-type="float" office:value="0.599836" calcext:value-type="float">
            <text:p>0.599836</text:p>
          </table:table-cell>
          <table:table-cell table:formula="of:=IF([main.$C260]=2;[main.$A260];&quot;&quot;)">
            <text:p/>
          </table:table-cell>
          <table:table-cell table:formula="of:=IF([main.$C260]=2;[main.$B260];&quot;&quot;)">
            <text:p/>
          </table:table-cell>
          <table:table-cell table:number-columns-repeated="2"/>
          <table:table-cell table:formula="of:=IF([main.$H260]=0;[main.$F260];&quot;&quot;)" office:value-type="float" office:value="-0.443251" calcext:value-type="float">
            <text:p>-0.443251</text:p>
          </table:table-cell>
          <table:table-cell table:formula="of:=IF([main.$H260]=0;[main.$G260];&quot;&quot;)" office:value-type="float" office:value="0.599836" calcext:value-type="float">
            <text:p>0.599836</text:p>
          </table:table-cell>
          <table:table-cell table:formula="of:=IF([main.$H260]=1;[main.$F260];&quot;&quot;)">
            <text:p/>
          </table:table-cell>
          <table:table-cell table:formula="of:=IF([main.$H260]=1;[main.$G260];&quot;&quot;)">
            <text:p/>
          </table:table-cell>
          <table:table-cell table:formula="of:=IF([main.$H260]=2;[main.$F260];&quot;&quot;)">
            <text:p/>
          </table:table-cell>
          <table:table-cell table:formula="of:=IF([main.$H260]=2;[main.$G260];&quot;&quot;)">
            <text:p/>
          </table:table-cell>
        </table:table-row>
        <table:table-row table:style-name="ro1">
          <table:table-cell table:formula="of:=IF([main.$C261]=0;[main.$A261];&quot;&quot;)">
            <text:p/>
          </table:table-cell>
          <table:table-cell table:formula="of:=IF([main.$C261]=0;[main.$B261];&quot;&quot;)">
            <text:p/>
          </table:table-cell>
          <table:table-cell table:formula="of:=IF([main.$C261]=1;[main.$A261];&quot;&quot;)" office:value-type="float" office:value="-1.01422" calcext:value-type="float">
            <text:p>-1.01422</text:p>
          </table:table-cell>
          <table:table-cell table:formula="of:=IF([main.$C261]=1;[main.$B261];&quot;&quot;)" office:value-type="float" office:value="0.574602" calcext:value-type="float">
            <text:p>0.574602</text:p>
          </table:table-cell>
          <table:table-cell table:formula="of:=IF([main.$C261]=2;[main.$A261];&quot;&quot;)">
            <text:p/>
          </table:table-cell>
          <table:table-cell table:formula="of:=IF([main.$C261]=2;[main.$B261];&quot;&quot;)">
            <text:p/>
          </table:table-cell>
          <table:table-cell table:number-columns-repeated="2"/>
          <table:table-cell table:formula="of:=IF([main.$H261]=0;[main.$F261];&quot;&quot;)" office:value-type="float" office:value="-1.01422" calcext:value-type="float">
            <text:p>-1.01422</text:p>
          </table:table-cell>
          <table:table-cell table:formula="of:=IF([main.$H261]=0;[main.$G261];&quot;&quot;)" office:value-type="float" office:value="0.574602" calcext:value-type="float">
            <text:p>0.574602</text:p>
          </table:table-cell>
          <table:table-cell table:formula="of:=IF([main.$H261]=1;[main.$F261];&quot;&quot;)">
            <text:p/>
          </table:table-cell>
          <table:table-cell table:formula="of:=IF([main.$H261]=1;[main.$G261];&quot;&quot;)">
            <text:p/>
          </table:table-cell>
          <table:table-cell table:formula="of:=IF([main.$H261]=2;[main.$F261];&quot;&quot;)">
            <text:p/>
          </table:table-cell>
          <table:table-cell table:formula="of:=IF([main.$H261]=2;[main.$G261];&quot;&quot;)">
            <text:p/>
          </table:table-cell>
        </table:table-row>
        <table:table-row table:style-name="ro1">
          <table:table-cell table:formula="of:=IF([main.$C262]=0;[main.$A262];&quot;&quot;)">
            <text:p/>
          </table:table-cell>
          <table:table-cell table:formula="of:=IF([main.$C262]=0;[main.$B262];&quot;&quot;)">
            <text:p/>
          </table:table-cell>
          <table:table-cell table:formula="of:=IF([main.$C262]=1;[main.$A262];&quot;&quot;)">
            <text:p/>
          </table:table-cell>
          <table:table-cell table:formula="of:=IF([main.$C262]=1;[main.$B262];&quot;&quot;)">
            <text:p/>
          </table:table-cell>
          <table:table-cell table:formula="of:=IF([main.$C262]=2;[main.$A262];&quot;&quot;)" office:value-type="float" office:value="1.69006" calcext:value-type="float">
            <text:p>1.69006</text:p>
          </table:table-cell>
          <table:table-cell table:formula="of:=IF([main.$C262]=2;[main.$B262];&quot;&quot;)" office:value-type="float" office:value="0.281217" calcext:value-type="float">
            <text:p>0.281217</text:p>
          </table:table-cell>
          <table:table-cell table:number-columns-repeated="2"/>
          <table:table-cell table:formula="of:=IF([main.$H262]=0;[main.$F262];&quot;&quot;)" office:value-type="float" office:value="1.69006" calcext:value-type="float">
            <text:p>1.69006</text:p>
          </table:table-cell>
          <table:table-cell table:formula="of:=IF([main.$H262]=0;[main.$G262];&quot;&quot;)" office:value-type="float" office:value="0.281217" calcext:value-type="float">
            <text:p>0.281217</text:p>
          </table:table-cell>
          <table:table-cell table:formula="of:=IF([main.$H262]=1;[main.$F262];&quot;&quot;)">
            <text:p/>
          </table:table-cell>
          <table:table-cell table:formula="of:=IF([main.$H262]=1;[main.$G262];&quot;&quot;)">
            <text:p/>
          </table:table-cell>
          <table:table-cell table:formula="of:=IF([main.$H262]=2;[main.$F262];&quot;&quot;)">
            <text:p/>
          </table:table-cell>
          <table:table-cell table:formula="of:=IF([main.$H262]=2;[main.$G262];&quot;&quot;)">
            <text:p/>
          </table:table-cell>
        </table:table-row>
        <table:table-row table:style-name="ro1">
          <table:table-cell table:formula="of:=IF([main.$C263]=0;[main.$A263];&quot;&quot;)">
            <text:p/>
          </table:table-cell>
          <table:table-cell table:formula="of:=IF([main.$C263]=0;[main.$B263];&quot;&quot;)">
            <text:p/>
          </table:table-cell>
          <table:table-cell table:formula="of:=IF([main.$C263]=1;[main.$A263];&quot;&quot;)">
            <text:p/>
          </table:table-cell>
          <table:table-cell table:formula="of:=IF([main.$C263]=1;[main.$B263];&quot;&quot;)">
            <text:p/>
          </table:table-cell>
          <table:table-cell table:formula="of:=IF([main.$C263]=2;[main.$A263];&quot;&quot;)" office:value-type="float" office:value="2.76269" calcext:value-type="float">
            <text:p>2.76269</text:p>
          </table:table-cell>
          <table:table-cell table:formula="of:=IF([main.$C263]=2;[main.$B263];&quot;&quot;)" office:value-type="float" office:value="1.40962" calcext:value-type="float">
            <text:p>1.40962</text:p>
          </table:table-cell>
          <table:table-cell table:number-columns-repeated="2"/>
          <table:table-cell table:formula="of:=IF([main.$H263]=0;[main.$F263];&quot;&quot;)" office:value-type="float" office:value="2.76269" calcext:value-type="float">
            <text:p>2.76269</text:p>
          </table:table-cell>
          <table:table-cell table:formula="of:=IF([main.$H263]=0;[main.$G263];&quot;&quot;)" office:value-type="float" office:value="1.40962" calcext:value-type="float">
            <text:p>1.40962</text:p>
          </table:table-cell>
          <table:table-cell table:formula="of:=IF([main.$H263]=1;[main.$F263];&quot;&quot;)">
            <text:p/>
          </table:table-cell>
          <table:table-cell table:formula="of:=IF([main.$H263]=1;[main.$G263];&quot;&quot;)">
            <text:p/>
          </table:table-cell>
          <table:table-cell table:formula="of:=IF([main.$H263]=2;[main.$F263];&quot;&quot;)">
            <text:p/>
          </table:table-cell>
          <table:table-cell table:formula="of:=IF([main.$H263]=2;[main.$G263];&quot;&quot;)">
            <text:p/>
          </table:table-cell>
        </table:table-row>
        <table:table-row table:style-name="ro1">
          <table:table-cell table:formula="of:=IF([main.$C264]=0;[main.$A264];&quot;&quot;)" office:value-type="float" office:value="0.685017" calcext:value-type="float">
            <text:p>0.685017</text:p>
          </table:table-cell>
          <table:table-cell table:formula="of:=IF([main.$C264]=0;[main.$B264];&quot;&quot;)" office:value-type="float" office:value="0.617881" calcext:value-type="float">
            <text:p>0.617881</text:p>
          </table:table-cell>
          <table:table-cell table:formula="of:=IF([main.$C264]=1;[main.$A264];&quot;&quot;)">
            <text:p/>
          </table:table-cell>
          <table:table-cell table:formula="of:=IF([main.$C264]=1;[main.$B264];&quot;&quot;)">
            <text:p/>
          </table:table-cell>
          <table:table-cell table:formula="of:=IF([main.$C264]=2;[main.$A264];&quot;&quot;)">
            <text:p/>
          </table:table-cell>
          <table:table-cell table:formula="of:=IF([main.$C264]=2;[main.$B264];&quot;&quot;)">
            <text:p/>
          </table:table-cell>
          <table:table-cell table:number-columns-repeated="2"/>
          <table:table-cell table:formula="of:=IF([main.$H264]=0;[main.$F264];&quot;&quot;)" office:value-type="float" office:value="0.685017" calcext:value-type="float">
            <text:p>0.685017</text:p>
          </table:table-cell>
          <table:table-cell table:formula="of:=IF([main.$H264]=0;[main.$G264];&quot;&quot;)" office:value-type="float" office:value="0.617881" calcext:value-type="float">
            <text:p>0.617881</text:p>
          </table:table-cell>
          <table:table-cell table:formula="of:=IF([main.$H264]=1;[main.$F264];&quot;&quot;)">
            <text:p/>
          </table:table-cell>
          <table:table-cell table:formula="of:=IF([main.$H264]=1;[main.$G264];&quot;&quot;)">
            <text:p/>
          </table:table-cell>
          <table:table-cell table:formula="of:=IF([main.$H264]=2;[main.$F264];&quot;&quot;)">
            <text:p/>
          </table:table-cell>
          <table:table-cell table:formula="of:=IF([main.$H264]=2;[main.$G264];&quot;&quot;)">
            <text:p/>
          </table:table-cell>
        </table:table-row>
        <table:table-row table:style-name="ro1">
          <table:table-cell table:formula="of:=IF([main.$C265]=0;[main.$A265];&quot;&quot;)">
            <text:p/>
          </table:table-cell>
          <table:table-cell table:formula="of:=IF([main.$C265]=0;[main.$B265];&quot;&quot;)">
            <text:p/>
          </table:table-cell>
          <table:table-cell table:formula="of:=IF([main.$C265]=1;[main.$A265];&quot;&quot;)">
            <text:p/>
          </table:table-cell>
          <table:table-cell table:formula="of:=IF([main.$C265]=1;[main.$B265];&quot;&quot;)">
            <text:p/>
          </table:table-cell>
          <table:table-cell table:formula="of:=IF([main.$C265]=2;[main.$A265];&quot;&quot;)" office:value-type="float" office:value="1.66604" calcext:value-type="float">
            <text:p>1.66604</text:p>
          </table:table-cell>
          <table:table-cell table:formula="of:=IF([main.$C265]=2;[main.$B265];&quot;&quot;)" office:value-type="float" office:value="0.0518814" calcext:value-type="float">
            <text:p>0.0518814</text:p>
          </table:table-cell>
          <table:table-cell table:number-columns-repeated="2"/>
          <table:table-cell table:formula="of:=IF([main.$H265]=0;[main.$F265];&quot;&quot;)" office:value-type="float" office:value="1.66604" calcext:value-type="float">
            <text:p>1.66604</text:p>
          </table:table-cell>
          <table:table-cell table:formula="of:=IF([main.$H265]=0;[main.$G265];&quot;&quot;)" office:value-type="float" office:value="0.0518814" calcext:value-type="float">
            <text:p>0.0518814</text:p>
          </table:table-cell>
          <table:table-cell table:formula="of:=IF([main.$H265]=1;[main.$F265];&quot;&quot;)">
            <text:p/>
          </table:table-cell>
          <table:table-cell table:formula="of:=IF([main.$H265]=1;[main.$G265];&quot;&quot;)">
            <text:p/>
          </table:table-cell>
          <table:table-cell table:formula="of:=IF([main.$H265]=2;[main.$F265];&quot;&quot;)">
            <text:p/>
          </table:table-cell>
          <table:table-cell table:formula="of:=IF([main.$H265]=2;[main.$G265];&quot;&quot;)">
            <text:p/>
          </table:table-cell>
        </table:table-row>
        <table:table-row table:style-name="ro1">
          <table:table-cell table:formula="of:=IF([main.$C266]=0;[main.$A266];&quot;&quot;)" office:value-type="float" office:value="-0.209383" calcext:value-type="float">
            <text:p>-0.209383</text:p>
          </table:table-cell>
          <table:table-cell table:formula="of:=IF([main.$C266]=0;[main.$B266];&quot;&quot;)" office:value-type="float" office:value="0.0308338" calcext:value-type="float">
            <text:p>0.0308338</text:p>
          </table:table-cell>
          <table:table-cell table:formula="of:=IF([main.$C266]=1;[main.$A266];&quot;&quot;)">
            <text:p/>
          </table:table-cell>
          <table:table-cell table:formula="of:=IF([main.$C266]=1;[main.$B266];&quot;&quot;)">
            <text:p/>
          </table:table-cell>
          <table:table-cell table:formula="of:=IF([main.$C266]=2;[main.$A266];&quot;&quot;)">
            <text:p/>
          </table:table-cell>
          <table:table-cell table:formula="of:=IF([main.$C266]=2;[main.$B266];&quot;&quot;)">
            <text:p/>
          </table:table-cell>
          <table:table-cell table:number-columns-repeated="2"/>
          <table:table-cell table:formula="of:=IF([main.$H266]=0;[main.$F266];&quot;&quot;)" office:value-type="float" office:value="-0.209383" calcext:value-type="float">
            <text:p>-0.209383</text:p>
          </table:table-cell>
          <table:table-cell table:formula="of:=IF([main.$H266]=0;[main.$G266];&quot;&quot;)" office:value-type="float" office:value="0.0308338" calcext:value-type="float">
            <text:p>0.0308338</text:p>
          </table:table-cell>
          <table:table-cell table:formula="of:=IF([main.$H266]=1;[main.$F266];&quot;&quot;)">
            <text:p/>
          </table:table-cell>
          <table:table-cell table:formula="of:=IF([main.$H266]=1;[main.$G266];&quot;&quot;)">
            <text:p/>
          </table:table-cell>
          <table:table-cell table:formula="of:=IF([main.$H266]=2;[main.$F266];&quot;&quot;)">
            <text:p/>
          </table:table-cell>
          <table:table-cell table:formula="of:=IF([main.$H266]=2;[main.$G266];&quot;&quot;)">
            <text:p/>
          </table:table-cell>
        </table:table-row>
        <table:table-row table:style-name="ro1">
          <table:table-cell table:formula="of:=IF([main.$C267]=0;[main.$A267];&quot;&quot;)">
            <text:p/>
          </table:table-cell>
          <table:table-cell table:formula="of:=IF([main.$C267]=0;[main.$B267];&quot;&quot;)">
            <text:p/>
          </table:table-cell>
          <table:table-cell table:formula="of:=IF([main.$C267]=1;[main.$A267];&quot;&quot;)">
            <text:p/>
          </table:table-cell>
          <table:table-cell table:formula="of:=IF([main.$C267]=1;[main.$B267];&quot;&quot;)">
            <text:p/>
          </table:table-cell>
          <table:table-cell table:formula="of:=IF([main.$C267]=2;[main.$A267];&quot;&quot;)" office:value-type="float" office:value="1.38618" calcext:value-type="float">
            <text:p>1.38618</text:p>
          </table:table-cell>
          <table:table-cell table:formula="of:=IF([main.$C267]=2;[main.$B267];&quot;&quot;)" office:value-type="float" office:value="-0.0942288" calcext:value-type="float">
            <text:p>-0.0942288</text:p>
          </table:table-cell>
          <table:table-cell table:number-columns-repeated="2"/>
          <table:table-cell table:formula="of:=IF([main.$H267]=0;[main.$F267];&quot;&quot;)" office:value-type="float" office:value="1.38618" calcext:value-type="float">
            <text:p>1.38618</text:p>
          </table:table-cell>
          <table:table-cell table:formula="of:=IF([main.$H267]=0;[main.$G267];&quot;&quot;)" office:value-type="float" office:value="-0.0942288" calcext:value-type="float">
            <text:p>-0.0942288</text:p>
          </table:table-cell>
          <table:table-cell table:formula="of:=IF([main.$H267]=1;[main.$F267];&quot;&quot;)">
            <text:p/>
          </table:table-cell>
          <table:table-cell table:formula="of:=IF([main.$H267]=1;[main.$G267];&quot;&quot;)">
            <text:p/>
          </table:table-cell>
          <table:table-cell table:formula="of:=IF([main.$H267]=2;[main.$F267];&quot;&quot;)">
            <text:p/>
          </table:table-cell>
          <table:table-cell table:formula="of:=IF([main.$H267]=2;[main.$G267];&quot;&quot;)">
            <text:p/>
          </table:table-cell>
        </table:table-row>
        <table:table-row table:style-name="ro1">
          <table:table-cell table:formula="of:=IF([main.$C268]=0;[main.$A268];&quot;&quot;)">
            <text:p/>
          </table:table-cell>
          <table:table-cell table:formula="of:=IF([main.$C268]=0;[main.$B268];&quot;&quot;)">
            <text:p/>
          </table:table-cell>
          <table:table-cell table:formula="of:=IF([main.$C268]=1;[main.$A268];&quot;&quot;)" office:value-type="float" office:value="-1.06341" calcext:value-type="float">
            <text:p>-1.06341</text:p>
          </table:table-cell>
          <table:table-cell table:formula="of:=IF([main.$C268]=1;[main.$B268];&quot;&quot;)" office:value-type="float" office:value="0.404111" calcext:value-type="float">
            <text:p>0.404111</text:p>
          </table:table-cell>
          <table:table-cell table:formula="of:=IF([main.$C268]=2;[main.$A268];&quot;&quot;)">
            <text:p/>
          </table:table-cell>
          <table:table-cell table:formula="of:=IF([main.$C268]=2;[main.$B268];&quot;&quot;)">
            <text:p/>
          </table:table-cell>
          <table:table-cell table:number-columns-repeated="2"/>
          <table:table-cell table:formula="of:=IF([main.$H268]=0;[main.$F268];&quot;&quot;)" office:value-type="float" office:value="-1.06341" calcext:value-type="float">
            <text:p>-1.06341</text:p>
          </table:table-cell>
          <table:table-cell table:formula="of:=IF([main.$H268]=0;[main.$G268];&quot;&quot;)" office:value-type="float" office:value="0.404111" calcext:value-type="float">
            <text:p>0.404111</text:p>
          </table:table-cell>
          <table:table-cell table:formula="of:=IF([main.$H268]=1;[main.$F268];&quot;&quot;)">
            <text:p/>
          </table:table-cell>
          <table:table-cell table:formula="of:=IF([main.$H268]=1;[main.$G268];&quot;&quot;)">
            <text:p/>
          </table:table-cell>
          <table:table-cell table:formula="of:=IF([main.$H268]=2;[main.$F268];&quot;&quot;)">
            <text:p/>
          </table:table-cell>
          <table:table-cell table:formula="of:=IF([main.$H268]=2;[main.$G268];&quot;&quot;)">
            <text:p/>
          </table:table-cell>
        </table:table-row>
        <table:table-row table:style-name="ro1">
          <table:table-cell table:formula="of:=IF([main.$C269]=0;[main.$A269];&quot;&quot;)">
            <text:p/>
          </table:table-cell>
          <table:table-cell table:formula="of:=IF([main.$C269]=0;[main.$B269];&quot;&quot;)">
            <text:p/>
          </table:table-cell>
          <table:table-cell table:formula="of:=IF([main.$C269]=1;[main.$A269];&quot;&quot;)" office:value-type="float" office:value="-0.623125" calcext:value-type="float">
            <text:p>-0.623125</text:p>
          </table:table-cell>
          <table:table-cell table:formula="of:=IF([main.$C269]=1;[main.$B269];&quot;&quot;)" office:value-type="float" office:value="0.67483" calcext:value-type="float">
            <text:p>0.67483</text:p>
          </table:table-cell>
          <table:table-cell table:formula="of:=IF([main.$C269]=2;[main.$A269];&quot;&quot;)">
            <text:p/>
          </table:table-cell>
          <table:table-cell table:formula="of:=IF([main.$C269]=2;[main.$B269];&quot;&quot;)">
            <text:p/>
          </table:table-cell>
          <table:table-cell table:number-columns-repeated="2"/>
          <table:table-cell table:formula="of:=IF([main.$H269]=0;[main.$F269];&quot;&quot;)" office:value-type="float" office:value="-0.623125" calcext:value-type="float">
            <text:p>-0.623125</text:p>
          </table:table-cell>
          <table:table-cell table:formula="of:=IF([main.$H269]=0;[main.$G269];&quot;&quot;)" office:value-type="float" office:value="0.67483" calcext:value-type="float">
            <text:p>0.67483</text:p>
          </table:table-cell>
          <table:table-cell table:formula="of:=IF([main.$H269]=1;[main.$F269];&quot;&quot;)">
            <text:p/>
          </table:table-cell>
          <table:table-cell table:formula="of:=IF([main.$H269]=1;[main.$G269];&quot;&quot;)">
            <text:p/>
          </table:table-cell>
          <table:table-cell table:formula="of:=IF([main.$H269]=2;[main.$F269];&quot;&quot;)">
            <text:p/>
          </table:table-cell>
          <table:table-cell table:formula="of:=IF([main.$H269]=2;[main.$G269];&quot;&quot;)">
            <text:p/>
          </table:table-cell>
        </table:table-row>
        <table:table-row table:style-name="ro1">
          <table:table-cell table:formula="of:=IF([main.$C270]=0;[main.$A270];&quot;&quot;)">
            <text:p/>
          </table:table-cell>
          <table:table-cell table:formula="of:=IF([main.$C270]=0;[main.$B270];&quot;&quot;)">
            <text:p/>
          </table:table-cell>
          <table:table-cell table:formula="of:=IF([main.$C270]=1;[main.$A270];&quot;&quot;)">
            <text:p/>
          </table:table-cell>
          <table:table-cell table:formula="of:=IF([main.$C270]=1;[main.$B270];&quot;&quot;)">
            <text:p/>
          </table:table-cell>
          <table:table-cell table:formula="of:=IF([main.$C270]=2;[main.$A270];&quot;&quot;)" office:value-type="float" office:value="0.184974" calcext:value-type="float">
            <text:p>0.184974</text:p>
          </table:table-cell>
          <table:table-cell table:formula="of:=IF([main.$C270]=2;[main.$B270];&quot;&quot;)" office:value-type="float" office:value="-0.228901" calcext:value-type="float">
            <text:p>-0.228901</text:p>
          </table:table-cell>
          <table:table-cell table:number-columns-repeated="2"/>
          <table:table-cell table:formula="of:=IF([main.$H270]=0;[main.$F270];&quot;&quot;)" office:value-type="float" office:value="0.184974" calcext:value-type="float">
            <text:p>0.184974</text:p>
          </table:table-cell>
          <table:table-cell table:formula="of:=IF([main.$H270]=0;[main.$G270];&quot;&quot;)" office:value-type="float" office:value="-0.228901" calcext:value-type="float">
            <text:p>-0.228901</text:p>
          </table:table-cell>
          <table:table-cell table:formula="of:=IF([main.$H270]=1;[main.$F270];&quot;&quot;)">
            <text:p/>
          </table:table-cell>
          <table:table-cell table:formula="of:=IF([main.$H270]=1;[main.$G270];&quot;&quot;)">
            <text:p/>
          </table:table-cell>
          <table:table-cell table:formula="of:=IF([main.$H270]=2;[main.$F270];&quot;&quot;)">
            <text:p/>
          </table:table-cell>
          <table:table-cell table:formula="of:=IF([main.$H270]=2;[main.$G270];&quot;&quot;)">
            <text:p/>
          </table:table-cell>
        </table:table-row>
        <table:table-row table:style-name="ro1">
          <table:table-cell table:formula="of:=IF([main.$C271]=0;[main.$A271];&quot;&quot;)">
            <text:p/>
          </table:table-cell>
          <table:table-cell table:formula="of:=IF([main.$C271]=0;[main.$B271];&quot;&quot;)">
            <text:p/>
          </table:table-cell>
          <table:table-cell table:formula="of:=IF([main.$C271]=1;[main.$A271];&quot;&quot;)">
            <text:p/>
          </table:table-cell>
          <table:table-cell table:formula="of:=IF([main.$C271]=1;[main.$B271];&quot;&quot;)">
            <text:p/>
          </table:table-cell>
          <table:table-cell table:formula="of:=IF([main.$C271]=2;[main.$A271];&quot;&quot;)" office:value-type="float" office:value="1.99331" calcext:value-type="float">
            <text:p>1.99331</text:p>
          </table:table-cell>
          <table:table-cell table:formula="of:=IF([main.$C271]=2;[main.$B271];&quot;&quot;)" office:value-type="float" office:value="0.588643" calcext:value-type="float">
            <text:p>0.588643</text:p>
          </table:table-cell>
          <table:table-cell table:number-columns-repeated="2"/>
          <table:table-cell table:formula="of:=IF([main.$H271]=0;[main.$F271];&quot;&quot;)" office:value-type="float" office:value="1.99331" calcext:value-type="float">
            <text:p>1.99331</text:p>
          </table:table-cell>
          <table:table-cell table:formula="of:=IF([main.$H271]=0;[main.$G271];&quot;&quot;)" office:value-type="float" office:value="0.588643" calcext:value-type="float">
            <text:p>0.588643</text:p>
          </table:table-cell>
          <table:table-cell table:formula="of:=IF([main.$H271]=1;[main.$F271];&quot;&quot;)">
            <text:p/>
          </table:table-cell>
          <table:table-cell table:formula="of:=IF([main.$H271]=1;[main.$G271];&quot;&quot;)">
            <text:p/>
          </table:table-cell>
          <table:table-cell table:formula="of:=IF([main.$H271]=2;[main.$F271];&quot;&quot;)">
            <text:p/>
          </table:table-cell>
          <table:table-cell table:formula="of:=IF([main.$H271]=2;[main.$G271];&quot;&quot;)">
            <text:p/>
          </table:table-cell>
        </table:table-row>
        <table:table-row table:style-name="ro1">
          <table:table-cell table:formula="of:=IF([main.$C272]=0;[main.$A272];&quot;&quot;)">
            <text:p/>
          </table:table-cell>
          <table:table-cell table:formula="of:=IF([main.$C272]=0;[main.$B272];&quot;&quot;)">
            <text:p/>
          </table:table-cell>
          <table:table-cell table:formula="of:=IF([main.$C272]=1;[main.$A272];&quot;&quot;)">
            <text:p/>
          </table:table-cell>
          <table:table-cell table:formula="of:=IF([main.$C272]=1;[main.$B272];&quot;&quot;)">
            <text:p/>
          </table:table-cell>
          <table:table-cell table:formula="of:=IF([main.$C272]=2;[main.$A272];&quot;&quot;)" office:value-type="float" office:value="0.170474" calcext:value-type="float">
            <text:p>0.170474</text:p>
          </table:table-cell>
          <table:table-cell table:formula="of:=IF([main.$C272]=2;[main.$B272];&quot;&quot;)" office:value-type="float" office:value="-1.14317" calcext:value-type="float">
            <text:p>-1.14317</text:p>
          </table:table-cell>
          <table:table-cell table:number-columns-repeated="2"/>
          <table:table-cell table:formula="of:=IF([main.$H272]=0;[main.$F272];&quot;&quot;)" office:value-type="float" office:value="0.170474" calcext:value-type="float">
            <text:p>0.170474</text:p>
          </table:table-cell>
          <table:table-cell table:formula="of:=IF([main.$H272]=0;[main.$G272];&quot;&quot;)" office:value-type="float" office:value="-1.14317" calcext:value-type="float">
            <text:p>-1.14317</text:p>
          </table:table-cell>
          <table:table-cell table:formula="of:=IF([main.$H272]=1;[main.$F272];&quot;&quot;)">
            <text:p/>
          </table:table-cell>
          <table:table-cell table:formula="of:=IF([main.$H272]=1;[main.$G272];&quot;&quot;)">
            <text:p/>
          </table:table-cell>
          <table:table-cell table:formula="of:=IF([main.$H272]=2;[main.$F272];&quot;&quot;)">
            <text:p/>
          </table:table-cell>
          <table:table-cell table:formula="of:=IF([main.$H272]=2;[main.$G272];&quot;&quot;)">
            <text:p/>
          </table:table-cell>
        </table:table-row>
        <table:table-row table:style-name="ro1">
          <table:table-cell table:formula="of:=IF([main.$C273]=0;[main.$A273];&quot;&quot;)">
            <text:p/>
          </table:table-cell>
          <table:table-cell table:formula="of:=IF([main.$C273]=0;[main.$B273];&quot;&quot;)">
            <text:p/>
          </table:table-cell>
          <table:table-cell table:formula="of:=IF([main.$C273]=1;[main.$A273];&quot;&quot;)" office:value-type="float" office:value="-1.89175" calcext:value-type="float">
            <text:p>-1.89175</text:p>
          </table:table-cell>
          <table:table-cell table:formula="of:=IF([main.$C273]=1;[main.$B273];&quot;&quot;)" office:value-type="float" office:value="-0.493877" calcext:value-type="float">
            <text:p>-0.493877</text:p>
          </table:table-cell>
          <table:table-cell table:formula="of:=IF([main.$C273]=2;[main.$A273];&quot;&quot;)">
            <text:p/>
          </table:table-cell>
          <table:table-cell table:formula="of:=IF([main.$C273]=2;[main.$B273];&quot;&quot;)">
            <text:p/>
          </table:table-cell>
          <table:table-cell table:number-columns-repeated="2"/>
          <table:table-cell table:formula="of:=IF([main.$H273]=0;[main.$F273];&quot;&quot;)" office:value-type="float" office:value="-1.89175" calcext:value-type="float">
            <text:p>-1.89175</text:p>
          </table:table-cell>
          <table:table-cell table:formula="of:=IF([main.$H273]=0;[main.$G273];&quot;&quot;)" office:value-type="float" office:value="-0.493877" calcext:value-type="float">
            <text:p>-0.493877</text:p>
          </table:table-cell>
          <table:table-cell table:formula="of:=IF([main.$H273]=1;[main.$F273];&quot;&quot;)">
            <text:p/>
          </table:table-cell>
          <table:table-cell table:formula="of:=IF([main.$H273]=1;[main.$G273];&quot;&quot;)">
            <text:p/>
          </table:table-cell>
          <table:table-cell table:formula="of:=IF([main.$H273]=2;[main.$F273];&quot;&quot;)">
            <text:p/>
          </table:table-cell>
          <table:table-cell table:formula="of:=IF([main.$H273]=2;[main.$G273];&quot;&quot;)">
            <text:p/>
          </table:table-cell>
        </table:table-row>
        <table:table-row table:style-name="ro1">
          <table:table-cell table:formula="of:=IF([main.$C274]=0;[main.$A274];&quot;&quot;)" office:value-type="float" office:value="-0.360693" calcext:value-type="float">
            <text:p>-0.360693</text:p>
          </table:table-cell>
          <table:table-cell table:formula="of:=IF([main.$C274]=0;[main.$B274];&quot;&quot;)" office:value-type="float" office:value="-0.0541444" calcext:value-type="float">
            <text:p>-0.0541444</text:p>
          </table:table-cell>
          <table:table-cell table:formula="of:=IF([main.$C274]=1;[main.$A274];&quot;&quot;)">
            <text:p/>
          </table:table-cell>
          <table:table-cell table:formula="of:=IF([main.$C274]=1;[main.$B274];&quot;&quot;)">
            <text:p/>
          </table:table-cell>
          <table:table-cell table:formula="of:=IF([main.$C274]=2;[main.$A274];&quot;&quot;)">
            <text:p/>
          </table:table-cell>
          <table:table-cell table:formula="of:=IF([main.$C274]=2;[main.$B274];&quot;&quot;)">
            <text:p/>
          </table:table-cell>
          <table:table-cell table:number-columns-repeated="2"/>
          <table:table-cell table:formula="of:=IF([main.$H274]=0;[main.$F274];&quot;&quot;)" office:value-type="float" office:value="-0.360693" calcext:value-type="float">
            <text:p>-0.360693</text:p>
          </table:table-cell>
          <table:table-cell table:formula="of:=IF([main.$H274]=0;[main.$G274];&quot;&quot;)" office:value-type="float" office:value="-0.0541444" calcext:value-type="float">
            <text:p>-0.0541444</text:p>
          </table:table-cell>
          <table:table-cell table:formula="of:=IF([main.$H274]=1;[main.$F274];&quot;&quot;)">
            <text:p/>
          </table:table-cell>
          <table:table-cell table:formula="of:=IF([main.$H274]=1;[main.$G274];&quot;&quot;)">
            <text:p/>
          </table:table-cell>
          <table:table-cell table:formula="of:=IF([main.$H274]=2;[main.$F274];&quot;&quot;)">
            <text:p/>
          </table:table-cell>
          <table:table-cell table:formula="of:=IF([main.$H274]=2;[main.$G274];&quot;&quot;)">
            <text:p/>
          </table:table-cell>
        </table:table-row>
        <table:table-row table:style-name="ro1">
          <table:table-cell table:formula="of:=IF([main.$C275]=0;[main.$A275];&quot;&quot;)">
            <text:p/>
          </table:table-cell>
          <table:table-cell table:formula="of:=IF([main.$C275]=0;[main.$B275];&quot;&quot;)">
            <text:p/>
          </table:table-cell>
          <table:table-cell table:formula="of:=IF([main.$C275]=1;[main.$A275];&quot;&quot;)" office:value-type="float" office:value="-0.227251" calcext:value-type="float">
            <text:p>-0.227251</text:p>
          </table:table-cell>
          <table:table-cell table:formula="of:=IF([main.$C275]=1;[main.$B275];&quot;&quot;)" office:value-type="float" office:value="1.33184" calcext:value-type="float">
            <text:p>1.33184</text:p>
          </table:table-cell>
          <table:table-cell table:formula="of:=IF([main.$C275]=2;[main.$A275];&quot;&quot;)">
            <text:p/>
          </table:table-cell>
          <table:table-cell table:formula="of:=IF([main.$C275]=2;[main.$B275];&quot;&quot;)">
            <text:p/>
          </table:table-cell>
          <table:table-cell table:number-columns-repeated="2"/>
          <table:table-cell table:formula="of:=IF([main.$H275]=0;[main.$F275];&quot;&quot;)" office:value-type="float" office:value="-0.227251" calcext:value-type="float">
            <text:p>-0.227251</text:p>
          </table:table-cell>
          <table:table-cell table:formula="of:=IF([main.$H275]=0;[main.$G275];&quot;&quot;)" office:value-type="float" office:value="1.33184" calcext:value-type="float">
            <text:p>1.33184</text:p>
          </table:table-cell>
          <table:table-cell table:formula="of:=IF([main.$H275]=1;[main.$F275];&quot;&quot;)">
            <text:p/>
          </table:table-cell>
          <table:table-cell table:formula="of:=IF([main.$H275]=1;[main.$G275];&quot;&quot;)">
            <text:p/>
          </table:table-cell>
          <table:table-cell table:formula="of:=IF([main.$H275]=2;[main.$F275];&quot;&quot;)">
            <text:p/>
          </table:table-cell>
          <table:table-cell table:formula="of:=IF([main.$H275]=2;[main.$G275];&quot;&quot;)">
            <text:p/>
          </table:table-cell>
        </table:table-row>
        <table:table-row table:style-name="ro1">
          <table:table-cell table:formula="of:=IF([main.$C276]=0;[main.$A276];&quot;&quot;)">
            <text:p/>
          </table:table-cell>
          <table:table-cell table:formula="of:=IF([main.$C276]=0;[main.$B276];&quot;&quot;)">
            <text:p/>
          </table:table-cell>
          <table:table-cell table:formula="of:=IF([main.$C276]=1;[main.$A276];&quot;&quot;)" office:value-type="float" office:value="1.07297" calcext:value-type="float">
            <text:p>1.07297</text:p>
          </table:table-cell>
          <table:table-cell table:formula="of:=IF([main.$C276]=1;[main.$B276];&quot;&quot;)" office:value-type="float" office:value="2.61318" calcext:value-type="float">
            <text:p>2.61318</text:p>
          </table:table-cell>
          <table:table-cell table:formula="of:=IF([main.$C276]=2;[main.$A276];&quot;&quot;)">
            <text:p/>
          </table:table-cell>
          <table:table-cell table:formula="of:=IF([main.$C276]=2;[main.$B276];&quot;&quot;)">
            <text:p/>
          </table:table-cell>
          <table:table-cell table:number-columns-repeated="2"/>
          <table:table-cell table:formula="of:=IF([main.$H276]=0;[main.$F276];&quot;&quot;)" office:value-type="float" office:value="1.07297" calcext:value-type="float">
            <text:p>1.07297</text:p>
          </table:table-cell>
          <table:table-cell table:formula="of:=IF([main.$H276]=0;[main.$G276];&quot;&quot;)" office:value-type="float" office:value="2.61318" calcext:value-type="float">
            <text:p>2.61318</text:p>
          </table:table-cell>
          <table:table-cell table:formula="of:=IF([main.$H276]=1;[main.$F276];&quot;&quot;)">
            <text:p/>
          </table:table-cell>
          <table:table-cell table:formula="of:=IF([main.$H276]=1;[main.$G276];&quot;&quot;)">
            <text:p/>
          </table:table-cell>
          <table:table-cell table:formula="of:=IF([main.$H276]=2;[main.$F276];&quot;&quot;)">
            <text:p/>
          </table:table-cell>
          <table:table-cell table:formula="of:=IF([main.$H276]=2;[main.$G276];&quot;&quot;)">
            <text:p/>
          </table:table-cell>
        </table:table-row>
        <table:table-row table:style-name="ro1">
          <table:table-cell table:formula="of:=IF([main.$C277]=0;[main.$A277];&quot;&quot;)">
            <text:p/>
          </table:table-cell>
          <table:table-cell table:formula="of:=IF([main.$C277]=0;[main.$B277];&quot;&quot;)">
            <text:p/>
          </table:table-cell>
          <table:table-cell table:formula="of:=IF([main.$C277]=1;[main.$A277];&quot;&quot;)">
            <text:p/>
          </table:table-cell>
          <table:table-cell table:formula="of:=IF([main.$C277]=1;[main.$B277];&quot;&quot;)">
            <text:p/>
          </table:table-cell>
          <table:table-cell table:formula="of:=IF([main.$C277]=2;[main.$A277];&quot;&quot;)" office:value-type="float" office:value="0.967611" calcext:value-type="float">
            <text:p>0.967611</text:p>
          </table:table-cell>
          <table:table-cell table:formula="of:=IF([main.$C277]=2;[main.$B277];&quot;&quot;)" office:value-type="float" office:value="-0.596471" calcext:value-type="float">
            <text:p>-0.596471</text:p>
          </table:table-cell>
          <table:table-cell table:number-columns-repeated="2"/>
          <table:table-cell table:formula="of:=IF([main.$H277]=0;[main.$F277];&quot;&quot;)" office:value-type="float" office:value="0.967611" calcext:value-type="float">
            <text:p>0.967611</text:p>
          </table:table-cell>
          <table:table-cell table:formula="of:=IF([main.$H277]=0;[main.$G277];&quot;&quot;)" office:value-type="float" office:value="-0.596471" calcext:value-type="float">
            <text:p>-0.596471</text:p>
          </table:table-cell>
          <table:table-cell table:formula="of:=IF([main.$H277]=1;[main.$F277];&quot;&quot;)">
            <text:p/>
          </table:table-cell>
          <table:table-cell table:formula="of:=IF([main.$H277]=1;[main.$G277];&quot;&quot;)">
            <text:p/>
          </table:table-cell>
          <table:table-cell table:formula="of:=IF([main.$H277]=2;[main.$F277];&quot;&quot;)">
            <text:p/>
          </table:table-cell>
          <table:table-cell table:formula="of:=IF([main.$H277]=2;[main.$G277];&quot;&quot;)">
            <text:p/>
          </table:table-cell>
        </table:table-row>
        <table:table-row table:style-name="ro1">
          <table:table-cell table:formula="of:=IF([main.$C278]=0;[main.$A278];&quot;&quot;)">
            <text:p/>
          </table:table-cell>
          <table:table-cell table:formula="of:=IF([main.$C278]=0;[main.$B278];&quot;&quot;)">
            <text:p/>
          </table:table-cell>
          <table:table-cell table:formula="of:=IF([main.$C278]=1;[main.$A278];&quot;&quot;)">
            <text:p/>
          </table:table-cell>
          <table:table-cell table:formula="of:=IF([main.$C278]=1;[main.$B278];&quot;&quot;)">
            <text:p/>
          </table:table-cell>
          <table:table-cell table:formula="of:=IF([main.$C278]=2;[main.$A278];&quot;&quot;)" office:value-type="float" office:value="1.33308" calcext:value-type="float">
            <text:p>1.33308</text:p>
          </table:table-cell>
          <table:table-cell table:formula="of:=IF([main.$C278]=2;[main.$B278];&quot;&quot;)" office:value-type="float" office:value="-0.206064" calcext:value-type="float">
            <text:p>-0.206064</text:p>
          </table:table-cell>
          <table:table-cell table:number-columns-repeated="2"/>
          <table:table-cell table:formula="of:=IF([main.$H278]=0;[main.$F278];&quot;&quot;)" office:value-type="float" office:value="1.33308" calcext:value-type="float">
            <text:p>1.33308</text:p>
          </table:table-cell>
          <table:table-cell table:formula="of:=IF([main.$H278]=0;[main.$G278];&quot;&quot;)" office:value-type="float" office:value="-0.206064" calcext:value-type="float">
            <text:p>-0.206064</text:p>
          </table:table-cell>
          <table:table-cell table:formula="of:=IF([main.$H278]=1;[main.$F278];&quot;&quot;)">
            <text:p/>
          </table:table-cell>
          <table:table-cell table:formula="of:=IF([main.$H278]=1;[main.$G278];&quot;&quot;)">
            <text:p/>
          </table:table-cell>
          <table:table-cell table:formula="of:=IF([main.$H278]=2;[main.$F278];&quot;&quot;)">
            <text:p/>
          </table:table-cell>
          <table:table-cell table:formula="of:=IF([main.$H278]=2;[main.$G278];&quot;&quot;)">
            <text:p/>
          </table:table-cell>
        </table:table-row>
        <table:table-row table:style-name="ro1">
          <table:table-cell table:formula="of:=IF([main.$C279]=0;[main.$A279];&quot;&quot;)">
            <text:p/>
          </table:table-cell>
          <table:table-cell table:formula="of:=IF([main.$C279]=0;[main.$B279];&quot;&quot;)">
            <text:p/>
          </table:table-cell>
          <table:table-cell table:formula="of:=IF([main.$C279]=1;[main.$A279];&quot;&quot;)">
            <text:p/>
          </table:table-cell>
          <table:table-cell table:formula="of:=IF([main.$C279]=1;[main.$B279];&quot;&quot;)">
            <text:p/>
          </table:table-cell>
          <table:table-cell table:formula="of:=IF([main.$C279]=2;[main.$A279];&quot;&quot;)" office:value-type="float" office:value="2.19947" calcext:value-type="float">
            <text:p>2.19947</text:p>
          </table:table-cell>
          <table:table-cell table:formula="of:=IF([main.$C279]=2;[main.$B279];&quot;&quot;)" office:value-type="float" office:value="0.921091" calcext:value-type="float">
            <text:p>0.921091</text:p>
          </table:table-cell>
          <table:table-cell table:number-columns-repeated="2"/>
          <table:table-cell table:formula="of:=IF([main.$H279]=0;[main.$F279];&quot;&quot;)" office:value-type="float" office:value="2.19947" calcext:value-type="float">
            <text:p>2.19947</text:p>
          </table:table-cell>
          <table:table-cell table:formula="of:=IF([main.$H279]=0;[main.$G279];&quot;&quot;)" office:value-type="float" office:value="0.921091" calcext:value-type="float">
            <text:p>0.921091</text:p>
          </table:table-cell>
          <table:table-cell table:formula="of:=IF([main.$H279]=1;[main.$F279];&quot;&quot;)">
            <text:p/>
          </table:table-cell>
          <table:table-cell table:formula="of:=IF([main.$H279]=1;[main.$G279];&quot;&quot;)">
            <text:p/>
          </table:table-cell>
          <table:table-cell table:formula="of:=IF([main.$H279]=2;[main.$F279];&quot;&quot;)">
            <text:p/>
          </table:table-cell>
          <table:table-cell table:formula="of:=IF([main.$H279]=2;[main.$G279];&quot;&quot;)">
            <text:p/>
          </table:table-cell>
        </table:table-row>
        <table:table-row table:style-name="ro1">
          <table:table-cell table:formula="of:=IF([main.$C280]=0;[main.$A280];&quot;&quot;)">
            <text:p/>
          </table:table-cell>
          <table:table-cell table:formula="of:=IF([main.$C280]=0;[main.$B280];&quot;&quot;)">
            <text:p/>
          </table:table-cell>
          <table:table-cell table:formula="of:=IF([main.$C280]=1;[main.$A280];&quot;&quot;)" office:value-type="float" office:value="1.11163" calcext:value-type="float">
            <text:p>1.11163</text:p>
          </table:table-cell>
          <table:table-cell table:formula="of:=IF([main.$C280]=1;[main.$B280];&quot;&quot;)" office:value-type="float" office:value="2.51824" calcext:value-type="float">
            <text:p>2.51824</text:p>
          </table:table-cell>
          <table:table-cell table:formula="of:=IF([main.$C280]=2;[main.$A280];&quot;&quot;)">
            <text:p/>
          </table:table-cell>
          <table:table-cell table:formula="of:=IF([main.$C280]=2;[main.$B280];&quot;&quot;)">
            <text:p/>
          </table:table-cell>
          <table:table-cell table:number-columns-repeated="2"/>
          <table:table-cell table:formula="of:=IF([main.$H280]=0;[main.$F280];&quot;&quot;)" office:value-type="float" office:value="1.11163" calcext:value-type="float">
            <text:p>1.11163</text:p>
          </table:table-cell>
          <table:table-cell table:formula="of:=IF([main.$H280]=0;[main.$G280];&quot;&quot;)" office:value-type="float" office:value="2.51824" calcext:value-type="float">
            <text:p>2.51824</text:p>
          </table:table-cell>
          <table:table-cell table:formula="of:=IF([main.$H280]=1;[main.$F280];&quot;&quot;)">
            <text:p/>
          </table:table-cell>
          <table:table-cell table:formula="of:=IF([main.$H280]=1;[main.$G280];&quot;&quot;)">
            <text:p/>
          </table:table-cell>
          <table:table-cell table:formula="of:=IF([main.$H280]=2;[main.$F280];&quot;&quot;)">
            <text:p/>
          </table:table-cell>
          <table:table-cell table:formula="of:=IF([main.$H280]=2;[main.$G280];&quot;&quot;)">
            <text:p/>
          </table:table-cell>
        </table:table-row>
        <table:table-row table:style-name="ro1">
          <table:table-cell table:formula="of:=IF([main.$C281]=0;[main.$A281];&quot;&quot;)">
            <text:p/>
          </table:table-cell>
          <table:table-cell table:formula="of:=IF([main.$C281]=0;[main.$B281];&quot;&quot;)">
            <text:p/>
          </table:table-cell>
          <table:table-cell table:formula="of:=IF([main.$C281]=1;[main.$A281];&quot;&quot;)">
            <text:p/>
          </table:table-cell>
          <table:table-cell table:formula="of:=IF([main.$C281]=1;[main.$B281];&quot;&quot;)">
            <text:p/>
          </table:table-cell>
          <table:table-cell table:formula="of:=IF([main.$C281]=2;[main.$A281];&quot;&quot;)" office:value-type="float" office:value="-0.136814" calcext:value-type="float">
            <text:p>-0.136814</text:p>
          </table:table-cell>
          <table:table-cell table:formula="of:=IF([main.$C281]=2;[main.$B281];&quot;&quot;)" office:value-type="float" office:value="-1.19934" calcext:value-type="float">
            <text:p>-1.19934</text:p>
          </table:table-cell>
          <table:table-cell table:number-columns-repeated="2"/>
          <table:table-cell table:formula="of:=IF([main.$H281]=0;[main.$F281];&quot;&quot;)" office:value-type="float" office:value="-0.136814" calcext:value-type="float">
            <text:p>-0.136814</text:p>
          </table:table-cell>
          <table:table-cell table:formula="of:=IF([main.$H281]=0;[main.$G281];&quot;&quot;)" office:value-type="float" office:value="-1.19934" calcext:value-type="float">
            <text:p>-1.19934</text:p>
          </table:table-cell>
          <table:table-cell table:formula="of:=IF([main.$H281]=1;[main.$F281];&quot;&quot;)">
            <text:p/>
          </table:table-cell>
          <table:table-cell table:formula="of:=IF([main.$H281]=1;[main.$G281];&quot;&quot;)">
            <text:p/>
          </table:table-cell>
          <table:table-cell table:formula="of:=IF([main.$H281]=2;[main.$F281];&quot;&quot;)">
            <text:p/>
          </table:table-cell>
          <table:table-cell table:formula="of:=IF([main.$H281]=2;[main.$G281];&quot;&quot;)">
            <text:p/>
          </table:table-cell>
        </table:table-row>
        <table:table-row table:style-name="ro1">
          <table:table-cell table:formula="of:=IF([main.$C282]=0;[main.$A282];&quot;&quot;)" office:value-type="float" office:value="-0.0274688" calcext:value-type="float">
            <text:p>-0.0274688</text:p>
          </table:table-cell>
          <table:table-cell table:formula="of:=IF([main.$C282]=0;[main.$B282];&quot;&quot;)" office:value-type="float" office:value="-0.186761" calcext:value-type="float">
            <text:p>-0.186761</text:p>
          </table:table-cell>
          <table:table-cell table:formula="of:=IF([main.$C282]=1;[main.$A282];&quot;&quot;)">
            <text:p/>
          </table:table-cell>
          <table:table-cell table:formula="of:=IF([main.$C282]=1;[main.$B282];&quot;&quot;)">
            <text:p/>
          </table:table-cell>
          <table:table-cell table:formula="of:=IF([main.$C282]=2;[main.$A282];&quot;&quot;)">
            <text:p/>
          </table:table-cell>
          <table:table-cell table:formula="of:=IF([main.$C282]=2;[main.$B282];&quot;&quot;)">
            <text:p/>
          </table:table-cell>
          <table:table-cell table:number-columns-repeated="2"/>
          <table:table-cell table:formula="of:=IF([main.$H282]=0;[main.$F282];&quot;&quot;)" office:value-type="float" office:value="-0.0274688" calcext:value-type="float">
            <text:p>-0.0274688</text:p>
          </table:table-cell>
          <table:table-cell table:formula="of:=IF([main.$H282]=0;[main.$G282];&quot;&quot;)" office:value-type="float" office:value="-0.186761" calcext:value-type="float">
            <text:p>-0.186761</text:p>
          </table:table-cell>
          <table:table-cell table:formula="of:=IF([main.$H282]=1;[main.$F282];&quot;&quot;)">
            <text:p/>
          </table:table-cell>
          <table:table-cell table:formula="of:=IF([main.$H282]=1;[main.$G282];&quot;&quot;)">
            <text:p/>
          </table:table-cell>
          <table:table-cell table:formula="of:=IF([main.$H282]=2;[main.$F282];&quot;&quot;)">
            <text:p/>
          </table:table-cell>
          <table:table-cell table:formula="of:=IF([main.$H282]=2;[main.$G282];&quot;&quot;)">
            <text:p/>
          </table:table-cell>
        </table:table-row>
        <table:table-row table:style-name="ro1">
          <table:table-cell table:formula="of:=IF([main.$C283]=0;[main.$A283];&quot;&quot;)">
            <text:p/>
          </table:table-cell>
          <table:table-cell table:formula="of:=IF([main.$C283]=0;[main.$B283];&quot;&quot;)">
            <text:p/>
          </table:table-cell>
          <table:table-cell table:formula="of:=IF([main.$C283]=1;[main.$A283];&quot;&quot;)">
            <text:p/>
          </table:table-cell>
          <table:table-cell table:formula="of:=IF([main.$C283]=1;[main.$B283];&quot;&quot;)">
            <text:p/>
          </table:table-cell>
          <table:table-cell table:formula="of:=IF([main.$C283]=2;[main.$A283];&quot;&quot;)" office:value-type="float" office:value="0.45234" calcext:value-type="float">
            <text:p>0.45234</text:p>
          </table:table-cell>
          <table:table-cell table:formula="of:=IF([main.$C283]=2;[main.$B283];&quot;&quot;)" office:value-type="float" office:value="-1.1939" calcext:value-type="float">
            <text:p>-1.1939</text:p>
          </table:table-cell>
          <table:table-cell table:number-columns-repeated="2"/>
          <table:table-cell table:formula="of:=IF([main.$H283]=0;[main.$F283];&quot;&quot;)" office:value-type="float" office:value="0.45234" calcext:value-type="float">
            <text:p>0.45234</text:p>
          </table:table-cell>
          <table:table-cell table:formula="of:=IF([main.$H283]=0;[main.$G283];&quot;&quot;)" office:value-type="float" office:value="-1.1939" calcext:value-type="float">
            <text:p>-1.1939</text:p>
          </table:table-cell>
          <table:table-cell table:formula="of:=IF([main.$H283]=1;[main.$F283];&quot;&quot;)">
            <text:p/>
          </table:table-cell>
          <table:table-cell table:formula="of:=IF([main.$H283]=1;[main.$G283];&quot;&quot;)">
            <text:p/>
          </table:table-cell>
          <table:table-cell table:formula="of:=IF([main.$H283]=2;[main.$F283];&quot;&quot;)">
            <text:p/>
          </table:table-cell>
          <table:table-cell table:formula="of:=IF([main.$H283]=2;[main.$G283];&quot;&quot;)">
            <text:p/>
          </table:table-cell>
        </table:table-row>
        <table:table-row table:style-name="ro1">
          <table:table-cell table:formula="of:=IF([main.$C284]=0;[main.$A284];&quot;&quot;)">
            <text:p/>
          </table:table-cell>
          <table:table-cell table:formula="of:=IF([main.$C284]=0;[main.$B284];&quot;&quot;)">
            <text:p/>
          </table:table-cell>
          <table:table-cell table:formula="of:=IF([main.$C284]=1;[main.$A284];&quot;&quot;)">
            <text:p/>
          </table:table-cell>
          <table:table-cell table:formula="of:=IF([main.$C284]=1;[main.$B284];&quot;&quot;)">
            <text:p/>
          </table:table-cell>
          <table:table-cell table:formula="of:=IF([main.$C284]=2;[main.$A284];&quot;&quot;)" office:value-type="float" office:value="1.29404" calcext:value-type="float">
            <text:p>1.29404</text:p>
          </table:table-cell>
          <table:table-cell table:formula="of:=IF([main.$C284]=2;[main.$B284];&quot;&quot;)" office:value-type="float" office:value="-0.129956" calcext:value-type="float">
            <text:p>-0.129956</text:p>
          </table:table-cell>
          <table:table-cell table:number-columns-repeated="2"/>
          <table:table-cell table:formula="of:=IF([main.$H284]=0;[main.$F284];&quot;&quot;)" office:value-type="float" office:value="1.29404" calcext:value-type="float">
            <text:p>1.29404</text:p>
          </table:table-cell>
          <table:table-cell table:formula="of:=IF([main.$H284]=0;[main.$G284];&quot;&quot;)" office:value-type="float" office:value="-0.129956" calcext:value-type="float">
            <text:p>-0.129956</text:p>
          </table:table-cell>
          <table:table-cell table:formula="of:=IF([main.$H284]=1;[main.$F284];&quot;&quot;)">
            <text:p/>
          </table:table-cell>
          <table:table-cell table:formula="of:=IF([main.$H284]=1;[main.$G284];&quot;&quot;)">
            <text:p/>
          </table:table-cell>
          <table:table-cell table:formula="of:=IF([main.$H284]=2;[main.$F284];&quot;&quot;)">
            <text:p/>
          </table:table-cell>
          <table:table-cell table:formula="of:=IF([main.$H284]=2;[main.$G284];&quot;&quot;)">
            <text:p/>
          </table:table-cell>
        </table:table-row>
        <table:table-row table:style-name="ro1">
          <table:table-cell table:formula="of:=IF([main.$C285]=0;[main.$A285];&quot;&quot;)">
            <text:p/>
          </table:table-cell>
          <table:table-cell table:formula="of:=IF([main.$C285]=0;[main.$B285];&quot;&quot;)">
            <text:p/>
          </table:table-cell>
          <table:table-cell table:formula="of:=IF([main.$C285]=1;[main.$A285];&quot;&quot;)" office:value-type="float" office:value="0.607772" calcext:value-type="float">
            <text:p>0.607772</text:p>
          </table:table-cell>
          <table:table-cell table:formula="of:=IF([main.$C285]=1;[main.$B285];&quot;&quot;)" office:value-type="float" office:value="1.81337" calcext:value-type="float">
            <text:p>1.81337</text:p>
          </table:table-cell>
          <table:table-cell table:formula="of:=IF([main.$C285]=2;[main.$A285];&quot;&quot;)">
            <text:p/>
          </table:table-cell>
          <table:table-cell table:formula="of:=IF([main.$C285]=2;[main.$B285];&quot;&quot;)">
            <text:p/>
          </table:table-cell>
          <table:table-cell table:number-columns-repeated="2"/>
          <table:table-cell table:formula="of:=IF([main.$H285]=0;[main.$F285];&quot;&quot;)" office:value-type="float" office:value="0.607772" calcext:value-type="float">
            <text:p>0.607772</text:p>
          </table:table-cell>
          <table:table-cell table:formula="of:=IF([main.$H285]=0;[main.$G285];&quot;&quot;)" office:value-type="float" office:value="1.81337" calcext:value-type="float">
            <text:p>1.81337</text:p>
          </table:table-cell>
          <table:table-cell table:formula="of:=IF([main.$H285]=1;[main.$F285];&quot;&quot;)">
            <text:p/>
          </table:table-cell>
          <table:table-cell table:formula="of:=IF([main.$H285]=1;[main.$G285];&quot;&quot;)">
            <text:p/>
          </table:table-cell>
          <table:table-cell table:formula="of:=IF([main.$H285]=2;[main.$F285];&quot;&quot;)">
            <text:p/>
          </table:table-cell>
          <table:table-cell table:formula="of:=IF([main.$H285]=2;[main.$G285];&quot;&quot;)">
            <text:p/>
          </table:table-cell>
        </table:table-row>
        <table:table-row table:style-name="ro1">
          <table:table-cell table:formula="of:=IF([main.$C286]=0;[main.$A286];&quot;&quot;)">
            <text:p/>
          </table:table-cell>
          <table:table-cell table:formula="of:=IF([main.$C286]=0;[main.$B286];&quot;&quot;)">
            <text:p/>
          </table:table-cell>
          <table:table-cell table:formula="of:=IF([main.$C286]=1;[main.$A286];&quot;&quot;)">
            <text:p/>
          </table:table-cell>
          <table:table-cell table:formula="of:=IF([main.$C286]=1;[main.$B286];&quot;&quot;)">
            <text:p/>
          </table:table-cell>
          <table:table-cell table:formula="of:=IF([main.$C286]=2;[main.$A286];&quot;&quot;)" office:value-type="float" office:value="2.24238" calcext:value-type="float">
            <text:p>2.24238</text:p>
          </table:table-cell>
          <table:table-cell table:formula="of:=IF([main.$C286]=2;[main.$B286];&quot;&quot;)" office:value-type="float" office:value="0.611137" calcext:value-type="float">
            <text:p>0.611137</text:p>
          </table:table-cell>
          <table:table-cell table:number-columns-repeated="2"/>
          <table:table-cell table:formula="of:=IF([main.$H286]=0;[main.$F286];&quot;&quot;)" office:value-type="float" office:value="2.24238" calcext:value-type="float">
            <text:p>2.24238</text:p>
          </table:table-cell>
          <table:table-cell table:formula="of:=IF([main.$H286]=0;[main.$G286];&quot;&quot;)" office:value-type="float" office:value="0.611137" calcext:value-type="float">
            <text:p>0.611137</text:p>
          </table:table-cell>
          <table:table-cell table:formula="of:=IF([main.$H286]=1;[main.$F286];&quot;&quot;)">
            <text:p/>
          </table:table-cell>
          <table:table-cell table:formula="of:=IF([main.$H286]=1;[main.$G286];&quot;&quot;)">
            <text:p/>
          </table:table-cell>
          <table:table-cell table:formula="of:=IF([main.$H286]=2;[main.$F286];&quot;&quot;)">
            <text:p/>
          </table:table-cell>
          <table:table-cell table:formula="of:=IF([main.$H286]=2;[main.$G286];&quot;&quot;)">
            <text:p/>
          </table:table-cell>
        </table:table-row>
        <table:table-row table:style-name="ro1">
          <table:table-cell table:formula="of:=IF([main.$C287]=0;[main.$A287];&quot;&quot;)">
            <text:p/>
          </table:table-cell>
          <table:table-cell table:formula="of:=IF([main.$C287]=0;[main.$B287];&quot;&quot;)">
            <text:p/>
          </table:table-cell>
          <table:table-cell table:formula="of:=IF([main.$C287]=1;[main.$A287];&quot;&quot;)">
            <text:p/>
          </table:table-cell>
          <table:table-cell table:formula="of:=IF([main.$C287]=1;[main.$B287];&quot;&quot;)">
            <text:p/>
          </table:table-cell>
          <table:table-cell table:formula="of:=IF([main.$C287]=2;[main.$A287];&quot;&quot;)" office:value-type="float" office:value="3.04231" calcext:value-type="float">
            <text:p>3.04231</text:p>
          </table:table-cell>
          <table:table-cell table:formula="of:=IF([main.$C287]=2;[main.$B287];&quot;&quot;)" office:value-type="float" office:value="1.19049" calcext:value-type="float">
            <text:p>1.19049</text:p>
          </table:table-cell>
          <table:table-cell table:number-columns-repeated="2"/>
          <table:table-cell table:formula="of:=IF([main.$H287]=0;[main.$F287];&quot;&quot;)" office:value-type="float" office:value="3.04231" calcext:value-type="float">
            <text:p>3.04231</text:p>
          </table:table-cell>
          <table:table-cell table:formula="of:=IF([main.$H287]=0;[main.$G287];&quot;&quot;)" office:value-type="float" office:value="1.19049" calcext:value-type="float">
            <text:p>1.19049</text:p>
          </table:table-cell>
          <table:table-cell table:formula="of:=IF([main.$H287]=1;[main.$F287];&quot;&quot;)">
            <text:p/>
          </table:table-cell>
          <table:table-cell table:formula="of:=IF([main.$H287]=1;[main.$G287];&quot;&quot;)">
            <text:p/>
          </table:table-cell>
          <table:table-cell table:formula="of:=IF([main.$H287]=2;[main.$F287];&quot;&quot;)">
            <text:p/>
          </table:table-cell>
          <table:table-cell table:formula="of:=IF([main.$H287]=2;[main.$G287];&quot;&quot;)">
            <text:p/>
          </table:table-cell>
        </table:table-row>
        <table:table-row table:style-name="ro1">
          <table:table-cell table:formula="of:=IF([main.$C288]=0;[main.$A288];&quot;&quot;)">
            <text:p/>
          </table:table-cell>
          <table:table-cell table:formula="of:=IF([main.$C288]=0;[main.$B288];&quot;&quot;)">
            <text:p/>
          </table:table-cell>
          <table:table-cell table:formula="of:=IF([main.$C288]=1;[main.$A288];&quot;&quot;)" office:value-type="float" office:value="1.04522" calcext:value-type="float">
            <text:p>1.04522</text:p>
          </table:table-cell>
          <table:table-cell table:formula="of:=IF([main.$C288]=1;[main.$B288];&quot;&quot;)" office:value-type="float" office:value="2.54747" calcext:value-type="float">
            <text:p>2.54747</text:p>
          </table:table-cell>
          <table:table-cell table:formula="of:=IF([main.$C288]=2;[main.$A288];&quot;&quot;)">
            <text:p/>
          </table:table-cell>
          <table:table-cell table:formula="of:=IF([main.$C288]=2;[main.$B288];&quot;&quot;)">
            <text:p/>
          </table:table-cell>
          <table:table-cell table:number-columns-repeated="2"/>
          <table:table-cell table:formula="of:=IF([main.$H288]=0;[main.$F288];&quot;&quot;)" office:value-type="float" office:value="1.04522" calcext:value-type="float">
            <text:p>1.04522</text:p>
          </table:table-cell>
          <table:table-cell table:formula="of:=IF([main.$H288]=0;[main.$G288];&quot;&quot;)" office:value-type="float" office:value="2.54747" calcext:value-type="float">
            <text:p>2.54747</text:p>
          </table:table-cell>
          <table:table-cell table:formula="of:=IF([main.$H288]=1;[main.$F288];&quot;&quot;)">
            <text:p/>
          </table:table-cell>
          <table:table-cell table:formula="of:=IF([main.$H288]=1;[main.$G288];&quot;&quot;)">
            <text:p/>
          </table:table-cell>
          <table:table-cell table:formula="of:=IF([main.$H288]=2;[main.$F288];&quot;&quot;)">
            <text:p/>
          </table:table-cell>
          <table:table-cell table:formula="of:=IF([main.$H288]=2;[main.$G288];&quot;&quot;)">
            <text:p/>
          </table:table-cell>
        </table:table-row>
        <table:table-row table:style-name="ro1">
          <table:table-cell table:formula="of:=IF([main.$C289]=0;[main.$A289];&quot;&quot;)">
            <text:p/>
          </table:table-cell>
          <table:table-cell table:formula="of:=IF([main.$C289]=0;[main.$B289];&quot;&quot;)">
            <text:p/>
          </table:table-cell>
          <table:table-cell table:formula="of:=IF([main.$C289]=1;[main.$A289];&quot;&quot;)" office:value-type="float" office:value="0.340604" calcext:value-type="float">
            <text:p>0.340604</text:p>
          </table:table-cell>
          <table:table-cell table:formula="of:=IF([main.$C289]=1;[main.$B289];&quot;&quot;)" office:value-type="float" office:value="2.12965" calcext:value-type="float">
            <text:p>2.12965</text:p>
          </table:table-cell>
          <table:table-cell table:formula="of:=IF([main.$C289]=2;[main.$A289];&quot;&quot;)">
            <text:p/>
          </table:table-cell>
          <table:table-cell table:formula="of:=IF([main.$C289]=2;[main.$B289];&quot;&quot;)">
            <text:p/>
          </table:table-cell>
          <table:table-cell table:number-columns-repeated="2"/>
          <table:table-cell table:formula="of:=IF([main.$H289]=0;[main.$F289];&quot;&quot;)" office:value-type="float" office:value="0.340604" calcext:value-type="float">
            <text:p>0.340604</text:p>
          </table:table-cell>
          <table:table-cell table:formula="of:=IF([main.$H289]=0;[main.$G289];&quot;&quot;)" office:value-type="float" office:value="2.12965" calcext:value-type="float">
            <text:p>2.12965</text:p>
          </table:table-cell>
          <table:table-cell table:formula="of:=IF([main.$H289]=1;[main.$F289];&quot;&quot;)">
            <text:p/>
          </table:table-cell>
          <table:table-cell table:formula="of:=IF([main.$H289]=1;[main.$G289];&quot;&quot;)">
            <text:p/>
          </table:table-cell>
          <table:table-cell table:formula="of:=IF([main.$H289]=2;[main.$F289];&quot;&quot;)">
            <text:p/>
          </table:table-cell>
          <table:table-cell table:formula="of:=IF([main.$H289]=2;[main.$G289];&quot;&quot;)">
            <text:p/>
          </table:table-cell>
        </table:table-row>
        <table:table-row table:style-name="ro1">
          <table:table-cell table:formula="of:=IF([main.$C290]=0;[main.$A290];&quot;&quot;)" office:value-type="float" office:value="0.325451" calcext:value-type="float">
            <text:p>0.325451</text:p>
          </table:table-cell>
          <table:table-cell table:formula="of:=IF([main.$C290]=0;[main.$B290];&quot;&quot;)" office:value-type="float" office:value="0.533876" calcext:value-type="float">
            <text:p>0.533876</text:p>
          </table:table-cell>
          <table:table-cell table:formula="of:=IF([main.$C290]=1;[main.$A290];&quot;&quot;)">
            <text:p/>
          </table:table-cell>
          <table:table-cell table:formula="of:=IF([main.$C290]=1;[main.$B290];&quot;&quot;)">
            <text:p/>
          </table:table-cell>
          <table:table-cell table:formula="of:=IF([main.$C290]=2;[main.$A290];&quot;&quot;)">
            <text:p/>
          </table:table-cell>
          <table:table-cell table:formula="of:=IF([main.$C290]=2;[main.$B290];&quot;&quot;)">
            <text:p/>
          </table:table-cell>
          <table:table-cell table:number-columns-repeated="2"/>
          <table:table-cell table:formula="of:=IF([main.$H290]=0;[main.$F290];&quot;&quot;)" office:value-type="float" office:value="0.325451" calcext:value-type="float">
            <text:p>0.325451</text:p>
          </table:table-cell>
          <table:table-cell table:formula="of:=IF([main.$H290]=0;[main.$G290];&quot;&quot;)" office:value-type="float" office:value="0.533876" calcext:value-type="float">
            <text:p>0.533876</text:p>
          </table:table-cell>
          <table:table-cell table:formula="of:=IF([main.$H290]=1;[main.$F290];&quot;&quot;)">
            <text:p/>
          </table:table-cell>
          <table:table-cell table:formula="of:=IF([main.$H290]=1;[main.$G290];&quot;&quot;)">
            <text:p/>
          </table:table-cell>
          <table:table-cell table:formula="of:=IF([main.$H290]=2;[main.$F290];&quot;&quot;)">
            <text:p/>
          </table:table-cell>
          <table:table-cell table:formula="of:=IF([main.$H290]=2;[main.$G290];&quot;&quot;)">
            <text:p/>
          </table:table-cell>
        </table:table-row>
        <table:table-row table:style-name="ro1">
          <table:table-cell table:formula="of:=IF([main.$C291]=0;[main.$A291];&quot;&quot;)">
            <text:p/>
          </table:table-cell>
          <table:table-cell table:formula="of:=IF([main.$C291]=0;[main.$B291];&quot;&quot;)">
            <text:p/>
          </table:table-cell>
          <table:table-cell table:formula="of:=IF([main.$C291]=1;[main.$A291];&quot;&quot;)" office:value-type="float" office:value="0.406275" calcext:value-type="float">
            <text:p>0.406275</text:p>
          </table:table-cell>
          <table:table-cell table:formula="of:=IF([main.$C291]=1;[main.$B291];&quot;&quot;)" office:value-type="float" office:value="1.49197" calcext:value-type="float">
            <text:p>1.49197</text:p>
          </table:table-cell>
          <table:table-cell table:formula="of:=IF([main.$C291]=2;[main.$A291];&quot;&quot;)">
            <text:p/>
          </table:table-cell>
          <table:table-cell table:formula="of:=IF([main.$C291]=2;[main.$B291];&quot;&quot;)">
            <text:p/>
          </table:table-cell>
          <table:table-cell table:number-columns-repeated="2"/>
          <table:table-cell table:formula="of:=IF([main.$H291]=0;[main.$F291];&quot;&quot;)" office:value-type="float" office:value="0.406275" calcext:value-type="float">
            <text:p>0.406275</text:p>
          </table:table-cell>
          <table:table-cell table:formula="of:=IF([main.$H291]=0;[main.$G291];&quot;&quot;)" office:value-type="float" office:value="1.49197" calcext:value-type="float">
            <text:p>1.49197</text:p>
          </table:table-cell>
          <table:table-cell table:formula="of:=IF([main.$H291]=1;[main.$F291];&quot;&quot;)">
            <text:p/>
          </table:table-cell>
          <table:table-cell table:formula="of:=IF([main.$H291]=1;[main.$G291];&quot;&quot;)">
            <text:p/>
          </table:table-cell>
          <table:table-cell table:formula="of:=IF([main.$H291]=2;[main.$F291];&quot;&quot;)">
            <text:p/>
          </table:table-cell>
          <table:table-cell table:formula="of:=IF([main.$H291]=2;[main.$G291];&quot;&quot;)">
            <text:p/>
          </table:table-cell>
        </table:table-row>
        <table:table-row table:style-name="ro1">
          <table:table-cell table:formula="of:=IF([main.$C292]=0;[main.$A292];&quot;&quot;)">
            <text:p/>
          </table:table-cell>
          <table:table-cell table:formula="of:=IF([main.$C292]=0;[main.$B292];&quot;&quot;)">
            <text:p/>
          </table:table-cell>
          <table:table-cell table:formula="of:=IF([main.$C292]=1;[main.$A292];&quot;&quot;)">
            <text:p/>
          </table:table-cell>
          <table:table-cell table:formula="of:=IF([main.$C292]=1;[main.$B292];&quot;&quot;)">
            <text:p/>
          </table:table-cell>
          <table:table-cell table:formula="of:=IF([main.$C292]=2;[main.$A292];&quot;&quot;)" office:value-type="float" office:value="0.616405" calcext:value-type="float">
            <text:p>0.616405</text:p>
          </table:table-cell>
          <table:table-cell table:formula="of:=IF([main.$C292]=2;[main.$B292];&quot;&quot;)" office:value-type="float" office:value="-1.06833" calcext:value-type="float">
            <text:p>-1.06833</text:p>
          </table:table-cell>
          <table:table-cell table:number-columns-repeated="2"/>
          <table:table-cell table:formula="of:=IF([main.$H292]=0;[main.$F292];&quot;&quot;)" office:value-type="float" office:value="0.616405" calcext:value-type="float">
            <text:p>0.616405</text:p>
          </table:table-cell>
          <table:table-cell table:formula="of:=IF([main.$H292]=0;[main.$G292];&quot;&quot;)" office:value-type="float" office:value="-1.06833" calcext:value-type="float">
            <text:p>-1.06833</text:p>
          </table:table-cell>
          <table:table-cell table:formula="of:=IF([main.$H292]=1;[main.$F292];&quot;&quot;)">
            <text:p/>
          </table:table-cell>
          <table:table-cell table:formula="of:=IF([main.$H292]=1;[main.$G292];&quot;&quot;)">
            <text:p/>
          </table:table-cell>
          <table:table-cell table:formula="of:=IF([main.$H292]=2;[main.$F292];&quot;&quot;)">
            <text:p/>
          </table:table-cell>
          <table:table-cell table:formula="of:=IF([main.$H292]=2;[main.$G292];&quot;&quot;)">
            <text:p/>
          </table:table-cell>
        </table:table-row>
        <table:table-row table:style-name="ro1">
          <table:table-cell table:formula="of:=IF([main.$C293]=0;[main.$A293];&quot;&quot;)">
            <text:p/>
          </table:table-cell>
          <table:table-cell table:formula="of:=IF([main.$C293]=0;[main.$B293];&quot;&quot;)">
            <text:p/>
          </table:table-cell>
          <table:table-cell table:formula="of:=IF([main.$C293]=1;[main.$A293];&quot;&quot;)" office:value-type="float" office:value="-0.0377934" calcext:value-type="float">
            <text:p>-0.0377934</text:p>
          </table:table-cell>
          <table:table-cell table:formula="of:=IF([main.$C293]=1;[main.$B293];&quot;&quot;)" office:value-type="float" office:value="1.54336" calcext:value-type="float">
            <text:p>1.54336</text:p>
          </table:table-cell>
          <table:table-cell table:formula="of:=IF([main.$C293]=2;[main.$A293];&quot;&quot;)">
            <text:p/>
          </table:table-cell>
          <table:table-cell table:formula="of:=IF([main.$C293]=2;[main.$B293];&quot;&quot;)">
            <text:p/>
          </table:table-cell>
          <table:table-cell table:number-columns-repeated="2"/>
          <table:table-cell table:formula="of:=IF([main.$H293]=0;[main.$F293];&quot;&quot;)" office:value-type="float" office:value="-0.0377934" calcext:value-type="float">
            <text:p>-0.0377934</text:p>
          </table:table-cell>
          <table:table-cell table:formula="of:=IF([main.$H293]=0;[main.$G293];&quot;&quot;)" office:value-type="float" office:value="1.54336" calcext:value-type="float">
            <text:p>1.54336</text:p>
          </table:table-cell>
          <table:table-cell table:formula="of:=IF([main.$H293]=1;[main.$F293];&quot;&quot;)">
            <text:p/>
          </table:table-cell>
          <table:table-cell table:formula="of:=IF([main.$H293]=1;[main.$G293];&quot;&quot;)">
            <text:p/>
          </table:table-cell>
          <table:table-cell table:formula="of:=IF([main.$H293]=2;[main.$F293];&quot;&quot;)">
            <text:p/>
          </table:table-cell>
          <table:table-cell table:formula="of:=IF([main.$H293]=2;[main.$G293];&quot;&quot;)">
            <text:p/>
          </table:table-cell>
        </table:table-row>
        <table:table-row table:style-name="ro1">
          <table:table-cell table:formula="of:=IF([main.$C294]=0;[main.$A294];&quot;&quot;)">
            <text:p/>
          </table:table-cell>
          <table:table-cell table:formula="of:=IF([main.$C294]=0;[main.$B294];&quot;&quot;)">
            <text:p/>
          </table:table-cell>
          <table:table-cell table:formula="of:=IF([main.$C294]=1;[main.$A294];&quot;&quot;)" office:value-type="float" office:value="-0.509587" calcext:value-type="float">
            <text:p>-0.509587</text:p>
          </table:table-cell>
          <table:table-cell table:formula="of:=IF([main.$C294]=1;[main.$B294];&quot;&quot;)" office:value-type="float" office:value="1.30891" calcext:value-type="float">
            <text:p>1.30891</text:p>
          </table:table-cell>
          <table:table-cell table:formula="of:=IF([main.$C294]=2;[main.$A294];&quot;&quot;)">
            <text:p/>
          </table:table-cell>
          <table:table-cell table:formula="of:=IF([main.$C294]=2;[main.$B294];&quot;&quot;)">
            <text:p/>
          </table:table-cell>
          <table:table-cell table:number-columns-repeated="2"/>
          <table:table-cell table:formula="of:=IF([main.$H294]=0;[main.$F294];&quot;&quot;)" office:value-type="float" office:value="-0.509587" calcext:value-type="float">
            <text:p>-0.509587</text:p>
          </table:table-cell>
          <table:table-cell table:formula="of:=IF([main.$H294]=0;[main.$G294];&quot;&quot;)" office:value-type="float" office:value="1.30891" calcext:value-type="float">
            <text:p>1.30891</text:p>
          </table:table-cell>
          <table:table-cell table:formula="of:=IF([main.$H294]=1;[main.$F294];&quot;&quot;)">
            <text:p/>
          </table:table-cell>
          <table:table-cell table:formula="of:=IF([main.$H294]=1;[main.$G294];&quot;&quot;)">
            <text:p/>
          </table:table-cell>
          <table:table-cell table:formula="of:=IF([main.$H294]=2;[main.$F294];&quot;&quot;)">
            <text:p/>
          </table:table-cell>
          <table:table-cell table:formula="of:=IF([main.$H294]=2;[main.$G294];&quot;&quot;)">
            <text:p/>
          </table:table-cell>
        </table:table-row>
        <table:table-row table:style-name="ro1">
          <table:table-cell table:formula="of:=IF([main.$C295]=0;[main.$A295];&quot;&quot;)">
            <text:p/>
          </table:table-cell>
          <table:table-cell table:formula="of:=IF([main.$C295]=0;[main.$B295];&quot;&quot;)">
            <text:p/>
          </table:table-cell>
          <table:table-cell table:formula="of:=IF([main.$C295]=1;[main.$A295];&quot;&quot;)">
            <text:p/>
          </table:table-cell>
          <table:table-cell table:formula="of:=IF([main.$C295]=1;[main.$B295];&quot;&quot;)">
            <text:p/>
          </table:table-cell>
          <table:table-cell table:formula="of:=IF([main.$C295]=2;[main.$A295];&quot;&quot;)" office:value-type="float" office:value="2.85033" calcext:value-type="float">
            <text:p>2.85033</text:p>
          </table:table-cell>
          <table:table-cell table:formula="of:=IF([main.$C295]=2;[main.$B295];&quot;&quot;)" office:value-type="float" office:value="1.28235" calcext:value-type="float">
            <text:p>1.28235</text:p>
          </table:table-cell>
          <table:table-cell table:number-columns-repeated="2"/>
          <table:table-cell table:formula="of:=IF([main.$H295]=0;[main.$F295];&quot;&quot;)" office:value-type="float" office:value="2.85033" calcext:value-type="float">
            <text:p>2.85033</text:p>
          </table:table-cell>
          <table:table-cell table:formula="of:=IF([main.$H295]=0;[main.$G295];&quot;&quot;)" office:value-type="float" office:value="1.28235" calcext:value-type="float">
            <text:p>1.28235</text:p>
          </table:table-cell>
          <table:table-cell table:formula="of:=IF([main.$H295]=1;[main.$F295];&quot;&quot;)">
            <text:p/>
          </table:table-cell>
          <table:table-cell table:formula="of:=IF([main.$H295]=1;[main.$G295];&quot;&quot;)">
            <text:p/>
          </table:table-cell>
          <table:table-cell table:formula="of:=IF([main.$H295]=2;[main.$F295];&quot;&quot;)">
            <text:p/>
          </table:table-cell>
          <table:table-cell table:formula="of:=IF([main.$H295]=2;[main.$G295];&quot;&quot;)">
            <text:p/>
          </table:table-cell>
        </table:table-row>
        <table:table-row table:style-name="ro1">
          <table:table-cell table:formula="of:=IF([main.$C296]=0;[main.$A296];&quot;&quot;)">
            <text:p/>
          </table:table-cell>
          <table:table-cell table:formula="of:=IF([main.$C296]=0;[main.$B296];&quot;&quot;)">
            <text:p/>
          </table:table-cell>
          <table:table-cell table:formula="of:=IF([main.$C296]=1;[main.$A296];&quot;&quot;)">
            <text:p/>
          </table:table-cell>
          <table:table-cell table:formula="of:=IF([main.$C296]=1;[main.$B296];&quot;&quot;)">
            <text:p/>
          </table:table-cell>
          <table:table-cell table:formula="of:=IF([main.$C296]=2;[main.$A296];&quot;&quot;)" office:value-type="float" office:value="0.731438" calcext:value-type="float">
            <text:p>0.731438</text:p>
          </table:table-cell>
          <table:table-cell table:formula="of:=IF([main.$C296]=2;[main.$B296];&quot;&quot;)" office:value-type="float" office:value="-0.927658" calcext:value-type="float">
            <text:p>-0.927658</text:p>
          </table:table-cell>
          <table:table-cell table:number-columns-repeated="2"/>
          <table:table-cell table:formula="of:=IF([main.$H296]=0;[main.$F296];&quot;&quot;)" office:value-type="float" office:value="0.731438" calcext:value-type="float">
            <text:p>0.731438</text:p>
          </table:table-cell>
          <table:table-cell table:formula="of:=IF([main.$H296]=0;[main.$G296];&quot;&quot;)" office:value-type="float" office:value="-0.927658" calcext:value-type="float">
            <text:p>-0.927658</text:p>
          </table:table-cell>
          <table:table-cell table:formula="of:=IF([main.$H296]=1;[main.$F296];&quot;&quot;)">
            <text:p/>
          </table:table-cell>
          <table:table-cell table:formula="of:=IF([main.$H296]=1;[main.$G296];&quot;&quot;)">
            <text:p/>
          </table:table-cell>
          <table:table-cell table:formula="of:=IF([main.$H296]=2;[main.$F296];&quot;&quot;)">
            <text:p/>
          </table:table-cell>
          <table:table-cell table:formula="of:=IF([main.$H296]=2;[main.$G296];&quot;&quot;)">
            <text:p/>
          </table:table-cell>
        </table:table-row>
        <table:table-row table:style-name="ro1">
          <table:table-cell table:formula="of:=IF([main.$C297]=0;[main.$A297];&quot;&quot;)" office:value-type="float" office:value="1.14243" calcext:value-type="float">
            <text:p>1.14243</text:p>
          </table:table-cell>
          <table:table-cell table:formula="of:=IF([main.$C297]=0;[main.$B297];&quot;&quot;)" office:value-type="float" office:value="1.52607" calcext:value-type="float">
            <text:p>1.52607</text:p>
          </table:table-cell>
          <table:table-cell table:formula="of:=IF([main.$C297]=1;[main.$A297];&quot;&quot;)">
            <text:p/>
          </table:table-cell>
          <table:table-cell table:formula="of:=IF([main.$C297]=1;[main.$B297];&quot;&quot;)">
            <text:p/>
          </table:table-cell>
          <table:table-cell table:formula="of:=IF([main.$C297]=2;[main.$A297];&quot;&quot;)">
            <text:p/>
          </table:table-cell>
          <table:table-cell table:formula="of:=IF([main.$C297]=2;[main.$B297];&quot;&quot;)">
            <text:p/>
          </table:table-cell>
          <table:table-cell table:number-columns-repeated="2"/>
          <table:table-cell table:formula="of:=IF([main.$H297]=0;[main.$F297];&quot;&quot;)" office:value-type="float" office:value="1.14243" calcext:value-type="float">
            <text:p>1.14243</text:p>
          </table:table-cell>
          <table:table-cell table:formula="of:=IF([main.$H297]=0;[main.$G297];&quot;&quot;)" office:value-type="float" office:value="1.52607" calcext:value-type="float">
            <text:p>1.52607</text:p>
          </table:table-cell>
          <table:table-cell table:formula="of:=IF([main.$H297]=1;[main.$F297];&quot;&quot;)">
            <text:p/>
          </table:table-cell>
          <table:table-cell table:formula="of:=IF([main.$H297]=1;[main.$G297];&quot;&quot;)">
            <text:p/>
          </table:table-cell>
          <table:table-cell table:formula="of:=IF([main.$H297]=2;[main.$F297];&quot;&quot;)">
            <text:p/>
          </table:table-cell>
          <table:table-cell table:formula="of:=IF([main.$H297]=2;[main.$G297];&quot;&quot;)">
            <text:p/>
          </table:table-cell>
        </table:table-row>
        <table:table-row table:style-name="ro1">
          <table:table-cell table:formula="of:=IF([main.$C298]=0;[main.$A298];&quot;&quot;)">
            <text:p/>
          </table:table-cell>
          <table:table-cell table:formula="of:=IF([main.$C298]=0;[main.$B298];&quot;&quot;)">
            <text:p/>
          </table:table-cell>
          <table:table-cell table:formula="of:=IF([main.$C298]=1;[main.$A298];&quot;&quot;)">
            <text:p/>
          </table:table-cell>
          <table:table-cell table:formula="of:=IF([main.$C298]=1;[main.$B298];&quot;&quot;)">
            <text:p/>
          </table:table-cell>
          <table:table-cell table:formula="of:=IF([main.$C298]=2;[main.$A298];&quot;&quot;)" office:value-type="float" office:value="0.315935" calcext:value-type="float">
            <text:p>0.315935</text:p>
          </table:table-cell>
          <table:table-cell table:formula="of:=IF([main.$C298]=2;[main.$B298];&quot;&quot;)" office:value-type="float" office:value="-0.829445" calcext:value-type="float">
            <text:p>-0.829445</text:p>
          </table:table-cell>
          <table:table-cell table:number-columns-repeated="2"/>
          <table:table-cell table:formula="of:=IF([main.$H298]=0;[main.$F298];&quot;&quot;)" office:value-type="float" office:value="0.315935" calcext:value-type="float">
            <text:p>0.315935</text:p>
          </table:table-cell>
          <table:table-cell table:formula="of:=IF([main.$H298]=0;[main.$G298];&quot;&quot;)" office:value-type="float" office:value="-0.829445" calcext:value-type="float">
            <text:p>-0.829445</text:p>
          </table:table-cell>
          <table:table-cell table:formula="of:=IF([main.$H298]=1;[main.$F298];&quot;&quot;)">
            <text:p/>
          </table:table-cell>
          <table:table-cell table:formula="of:=IF([main.$H298]=1;[main.$G298];&quot;&quot;)">
            <text:p/>
          </table:table-cell>
          <table:table-cell table:formula="of:=IF([main.$H298]=2;[main.$F298];&quot;&quot;)">
            <text:p/>
          </table:table-cell>
          <table:table-cell table:formula="of:=IF([main.$H298]=2;[main.$G298];&quot;&quot;)">
            <text:p/>
          </table:table-cell>
        </table:table-row>
        <table:table-row table:style-name="ro1">
          <table:table-cell table:formula="of:=IF([main.$C299]=0;[main.$A299];&quot;&quot;)">
            <text:p/>
          </table:table-cell>
          <table:table-cell table:formula="of:=IF([main.$C299]=0;[main.$B299];&quot;&quot;)">
            <text:p/>
          </table:table-cell>
          <table:table-cell table:formula="of:=IF([main.$C299]=1;[main.$A299];&quot;&quot;)">
            <text:p/>
          </table:table-cell>
          <table:table-cell table:formula="of:=IF([main.$C299]=1;[main.$B299];&quot;&quot;)">
            <text:p/>
          </table:table-cell>
          <table:table-cell table:formula="of:=IF([main.$C299]=2;[main.$A299];&quot;&quot;)" office:value-type="float" office:value="1.18941" calcext:value-type="float">
            <text:p>1.18941</text:p>
          </table:table-cell>
          <table:table-cell table:formula="of:=IF([main.$C299]=2;[main.$B299];&quot;&quot;)" office:value-type="float" office:value="-0.869705" calcext:value-type="float">
            <text:p>-0.869705</text:p>
          </table:table-cell>
          <table:table-cell table:number-columns-repeated="2"/>
          <table:table-cell table:formula="of:=IF([main.$H299]=0;[main.$F299];&quot;&quot;)" office:value-type="float" office:value="1.18941" calcext:value-type="float">
            <text:p>1.18941</text:p>
          </table:table-cell>
          <table:table-cell table:formula="of:=IF([main.$H299]=0;[main.$G299];&quot;&quot;)" office:value-type="float" office:value="-0.869705" calcext:value-type="float">
            <text:p>-0.869705</text:p>
          </table:table-cell>
          <table:table-cell table:formula="of:=IF([main.$H299]=1;[main.$F299];&quot;&quot;)">
            <text:p/>
          </table:table-cell>
          <table:table-cell table:formula="of:=IF([main.$H299]=1;[main.$G299];&quot;&quot;)">
            <text:p/>
          </table:table-cell>
          <table:table-cell table:formula="of:=IF([main.$H299]=2;[main.$F299];&quot;&quot;)">
            <text:p/>
          </table:table-cell>
          <table:table-cell table:formula="of:=IF([main.$H299]=2;[main.$G299];&quot;&quot;)">
            <text:p/>
          </table:table-cell>
        </table:table-row>
        <table:table-row table:style-name="ro1">
          <table:table-cell table:formula="of:=IF([main.$C300]=0;[main.$A300];&quot;&quot;)">
            <text:p/>
          </table:table-cell>
          <table:table-cell table:formula="of:=IF([main.$C300]=0;[main.$B300];&quot;&quot;)">
            <text:p/>
          </table:table-cell>
          <table:table-cell table:formula="of:=IF([main.$C300]=1;[main.$A300];&quot;&quot;)" office:value-type="float" office:value="-0.628575" calcext:value-type="float">
            <text:p>-0.628575</text:p>
          </table:table-cell>
          <table:table-cell table:formula="of:=IF([main.$C300]=1;[main.$B300];&quot;&quot;)" office:value-type="float" office:value="0.765511" calcext:value-type="float">
            <text:p>0.765511</text:p>
          </table:table-cell>
          <table:table-cell table:formula="of:=IF([main.$C300]=2;[main.$A300];&quot;&quot;)">
            <text:p/>
          </table:table-cell>
          <table:table-cell table:formula="of:=IF([main.$C300]=2;[main.$B300];&quot;&quot;)">
            <text:p/>
          </table:table-cell>
          <table:table-cell table:number-columns-repeated="2"/>
          <table:table-cell table:formula="of:=IF([main.$H300]=0;[main.$F300];&quot;&quot;)" office:value-type="float" office:value="-0.628575" calcext:value-type="float">
            <text:p>-0.628575</text:p>
          </table:table-cell>
          <table:table-cell table:formula="of:=IF([main.$H300]=0;[main.$G300];&quot;&quot;)" office:value-type="float" office:value="0.765511" calcext:value-type="float">
            <text:p>0.765511</text:p>
          </table:table-cell>
          <table:table-cell table:formula="of:=IF([main.$H300]=1;[main.$F300];&quot;&quot;)">
            <text:p/>
          </table:table-cell>
          <table:table-cell table:formula="of:=IF([main.$H300]=1;[main.$G300];&quot;&quot;)">
            <text:p/>
          </table:table-cell>
          <table:table-cell table:formula="of:=IF([main.$H300]=2;[main.$F300];&quot;&quot;)">
            <text:p/>
          </table:table-cell>
          <table:table-cell table:formula="of:=IF([main.$H300]=2;[main.$G300];&quot;&quot;)">
            <text:p/>
          </table:table-cell>
        </table:table-row>
        <table:table-row table:style-name="ro1">
          <table:table-cell table:formula="of:=IF([main.$C301]=0;[main.$A301];&quot;&quot;)">
            <text:p/>
          </table:table-cell>
          <table:table-cell table:formula="of:=IF([main.$C301]=0;[main.$B301];&quot;&quot;)">
            <text:p/>
          </table:table-cell>
          <table:table-cell table:formula="of:=IF([main.$C301]=1;[main.$A301];&quot;&quot;)" office:value-type="float" office:value="-1.8487" calcext:value-type="float">
            <text:p>-1.8487</text:p>
          </table:table-cell>
          <table:table-cell table:formula="of:=IF([main.$C301]=1;[main.$B301];&quot;&quot;)" office:value-type="float" office:value="-0.556125" calcext:value-type="float">
            <text:p>-0.556125</text:p>
          </table:table-cell>
          <table:table-cell table:formula="of:=IF([main.$C301]=2;[main.$A301];&quot;&quot;)">
            <text:p/>
          </table:table-cell>
          <table:table-cell table:formula="of:=IF([main.$C301]=2;[main.$B301];&quot;&quot;)">
            <text:p/>
          </table:table-cell>
          <table:table-cell table:number-columns-repeated="2"/>
          <table:table-cell table:formula="of:=IF([main.$H301]=0;[main.$F301];&quot;&quot;)" office:value-type="float" office:value="-1.8487" calcext:value-type="float">
            <text:p>-1.8487</text:p>
          </table:table-cell>
          <table:table-cell table:formula="of:=IF([main.$H301]=0;[main.$G301];&quot;&quot;)" office:value-type="float" office:value="-0.556125" calcext:value-type="float">
            <text:p>-0.556125</text:p>
          </table:table-cell>
          <table:table-cell table:formula="of:=IF([main.$H301]=1;[main.$F301];&quot;&quot;)">
            <text:p/>
          </table:table-cell>
          <table:table-cell table:formula="of:=IF([main.$H301]=1;[main.$G301];&quot;&quot;)">
            <text:p/>
          </table:table-cell>
          <table:table-cell table:formula="of:=IF([main.$H301]=2;[main.$F301];&quot;&quot;)">
            <text:p/>
          </table:table-cell>
          <table:table-cell table:formula="of:=IF([main.$H301]=2;[main.$G301];&quot;&quot;)">
            <text:p/>
          </table:table-cell>
        </table:table-row>
        <table:table-row table:style-name="ro1">
          <table:table-cell table:formula="of:=IF([main.$C302]=0;[main.$A302];&quot;&quot;)">
            <text:p/>
          </table:table-cell>
          <table:table-cell table:formula="of:=IF([main.$C302]=0;[main.$B302];&quot;&quot;)">
            <text:p/>
          </table:table-cell>
          <table:table-cell table:formula="of:=IF([main.$C302]=1;[main.$A302];&quot;&quot;)">
            <text:p/>
          </table:table-cell>
          <table:table-cell table:formula="of:=IF([main.$C302]=1;[main.$B302];&quot;&quot;)">
            <text:p/>
          </table:table-cell>
          <table:table-cell table:formula="of:=IF([main.$C302]=2;[main.$A302];&quot;&quot;)" office:value-type="float" office:value="0.916266" calcext:value-type="float">
            <text:p>0.916266</text:p>
          </table:table-cell>
          <table:table-cell table:formula="of:=IF([main.$C302]=2;[main.$B302];&quot;&quot;)" office:value-type="float" office:value="-0.873261" calcext:value-type="float">
            <text:p>-0.873261</text:p>
          </table:table-cell>
          <table:table-cell table:number-columns-repeated="2"/>
          <table:table-cell table:formula="of:=IF([main.$H302]=0;[main.$F302];&quot;&quot;)" office:value-type="float" office:value="0.916266" calcext:value-type="float">
            <text:p>0.916266</text:p>
          </table:table-cell>
          <table:table-cell table:formula="of:=IF([main.$H302]=0;[main.$G302];&quot;&quot;)" office:value-type="float" office:value="-0.873261" calcext:value-type="float">
            <text:p>-0.873261</text:p>
          </table:table-cell>
          <table:table-cell table:formula="of:=IF([main.$H302]=1;[main.$F302];&quot;&quot;)">
            <text:p/>
          </table:table-cell>
          <table:table-cell table:formula="of:=IF([main.$H302]=1;[main.$G302];&quot;&quot;)">
            <text:p/>
          </table:table-cell>
          <table:table-cell table:formula="of:=IF([main.$H302]=2;[main.$F302];&quot;&quot;)">
            <text:p/>
          </table:table-cell>
          <table:table-cell table:formula="of:=IF([main.$H302]=2;[main.$G302];&quot;&quot;)">
            <text:p/>
          </table:table-cell>
        </table:table-row>
        <table:table-row table:style-name="ro1">
          <table:table-cell table:formula="of:=IF([main.$C303]=0;[main.$A303];&quot;&quot;)" office:value-type="float" office:value="-0.622769" calcext:value-type="float">
            <text:p>-0.622769</text:p>
          </table:table-cell>
          <table:table-cell table:formula="of:=IF([main.$C303]=0;[main.$B303];&quot;&quot;)" office:value-type="float" office:value="-0.592484" calcext:value-type="float">
            <text:p>-0.592484</text:p>
          </table:table-cell>
          <table:table-cell table:formula="of:=IF([main.$C303]=1;[main.$A303];&quot;&quot;)">
            <text:p/>
          </table:table-cell>
          <table:table-cell table:formula="of:=IF([main.$C303]=1;[main.$B303];&quot;&quot;)">
            <text:p/>
          </table:table-cell>
          <table:table-cell table:formula="of:=IF([main.$C303]=2;[main.$A303];&quot;&quot;)">
            <text:p/>
          </table:table-cell>
          <table:table-cell table:formula="of:=IF([main.$C303]=2;[main.$B303];&quot;&quot;)">
            <text:p/>
          </table:table-cell>
          <table:table-cell table:number-columns-repeated="2"/>
          <table:table-cell table:formula="of:=IF([main.$H303]=0;[main.$F303];&quot;&quot;)" office:value-type="float" office:value="-0.622769" calcext:value-type="float">
            <text:p>-0.622769</text:p>
          </table:table-cell>
          <table:table-cell table:formula="of:=IF([main.$H303]=0;[main.$G303];&quot;&quot;)" office:value-type="float" office:value="-0.592484" calcext:value-type="float">
            <text:p>-0.592484</text:p>
          </table:table-cell>
          <table:table-cell table:formula="of:=IF([main.$H303]=1;[main.$F303];&quot;&quot;)">
            <text:p/>
          </table:table-cell>
          <table:table-cell table:formula="of:=IF([main.$H303]=1;[main.$G303];&quot;&quot;)">
            <text:p/>
          </table:table-cell>
          <table:table-cell table:formula="of:=IF([main.$H303]=2;[main.$F303];&quot;&quot;)">
            <text:p/>
          </table:table-cell>
          <table:table-cell table:formula="of:=IF([main.$H303]=2;[main.$G303];&quot;&quot;)">
            <text:p/>
          </table:table-cell>
        </table:table-row>
        <table:table-row table:style-name="ro1">
          <table:table-cell table:formula="of:=IF([main.$C304]=0;[main.$A304];&quot;&quot;)">
            <text:p/>
          </table:table-cell>
          <table:table-cell table:formula="of:=IF([main.$C304]=0;[main.$B304];&quot;&quot;)">
            <text:p/>
          </table:table-cell>
          <table:table-cell table:formula="of:=IF([main.$C304]=1;[main.$A304];&quot;&quot;)">
            <text:p/>
          </table:table-cell>
          <table:table-cell table:formula="of:=IF([main.$C304]=1;[main.$B304];&quot;&quot;)">
            <text:p/>
          </table:table-cell>
          <table:table-cell table:formula="of:=IF([main.$C304]=2;[main.$A304];&quot;&quot;)" office:value-type="float" office:value="-0.668475" calcext:value-type="float">
            <text:p>-0.668475</text:p>
          </table:table-cell>
          <table:table-cell table:formula="of:=IF([main.$C304]=2;[main.$B304];&quot;&quot;)" office:value-type="float" office:value="-2.3391" calcext:value-type="float">
            <text:p>-2.3391</text:p>
          </table:table-cell>
          <table:table-cell table:number-columns-repeated="2"/>
          <table:table-cell table:formula="of:=IF([main.$H304]=0;[main.$F304];&quot;&quot;)" office:value-type="float" office:value="-0.668475" calcext:value-type="float">
            <text:p>-0.668475</text:p>
          </table:table-cell>
          <table:table-cell table:formula="of:=IF([main.$H304]=0;[main.$G304];&quot;&quot;)" office:value-type="float" office:value="-2.3391" calcext:value-type="float">
            <text:p>-2.3391</text:p>
          </table:table-cell>
          <table:table-cell table:formula="of:=IF([main.$H304]=1;[main.$F304];&quot;&quot;)">
            <text:p/>
          </table:table-cell>
          <table:table-cell table:formula="of:=IF([main.$H304]=1;[main.$G304];&quot;&quot;)">
            <text:p/>
          </table:table-cell>
          <table:table-cell table:formula="of:=IF([main.$H304]=2;[main.$F304];&quot;&quot;)">
            <text:p/>
          </table:table-cell>
          <table:table-cell table:formula="of:=IF([main.$H304]=2;[main.$G304];&quot;&quot;)">
            <text:p/>
          </table:table-cell>
        </table:table-row>
        <table:table-row table:style-name="ro1">
          <table:table-cell table:formula="of:=IF([main.$C305]=0;[main.$A305];&quot;&quot;)">
            <text:p/>
          </table:table-cell>
          <table:table-cell table:formula="of:=IF([main.$C305]=0;[main.$B305];&quot;&quot;)">
            <text:p/>
          </table:table-cell>
          <table:table-cell table:formula="of:=IF([main.$C305]=1;[main.$A305];&quot;&quot;)" office:value-type="float" office:value="1.57252" calcext:value-type="float">
            <text:p>1.57252</text:p>
          </table:table-cell>
          <table:table-cell table:formula="of:=IF([main.$C305]=1;[main.$B305];&quot;&quot;)" office:value-type="float" office:value="3.56699" calcext:value-type="float">
            <text:p>3.56699</text:p>
          </table:table-cell>
          <table:table-cell table:formula="of:=IF([main.$C305]=2;[main.$A305];&quot;&quot;)">
            <text:p/>
          </table:table-cell>
          <table:table-cell table:formula="of:=IF([main.$C305]=2;[main.$B305];&quot;&quot;)">
            <text:p/>
          </table:table-cell>
          <table:table-cell table:number-columns-repeated="2"/>
          <table:table-cell table:formula="of:=IF([main.$H305]=0;[main.$F305];&quot;&quot;)" office:value-type="float" office:value="1.57252" calcext:value-type="float">
            <text:p>1.57252</text:p>
          </table:table-cell>
          <table:table-cell table:formula="of:=IF([main.$H305]=0;[main.$G305];&quot;&quot;)" office:value-type="float" office:value="3.56699" calcext:value-type="float">
            <text:p>3.56699</text:p>
          </table:table-cell>
          <table:table-cell table:formula="of:=IF([main.$H305]=1;[main.$F305];&quot;&quot;)">
            <text:p/>
          </table:table-cell>
          <table:table-cell table:formula="of:=IF([main.$H305]=1;[main.$G305];&quot;&quot;)">
            <text:p/>
          </table:table-cell>
          <table:table-cell table:formula="of:=IF([main.$H305]=2;[main.$F305];&quot;&quot;)">
            <text:p/>
          </table:table-cell>
          <table:table-cell table:formula="of:=IF([main.$H305]=2;[main.$G305];&quot;&quot;)">
            <text:p/>
          </table:table-cell>
        </table:table-row>
        <table:table-row table:style-name="ro1">
          <table:table-cell table:formula="of:=IF([main.$C306]=0;[main.$A306];&quot;&quot;)">
            <text:p/>
          </table:table-cell>
          <table:table-cell table:formula="of:=IF([main.$C306]=0;[main.$B306];&quot;&quot;)">
            <text:p/>
          </table:table-cell>
          <table:table-cell table:formula="of:=IF([main.$C306]=1;[main.$A306];&quot;&quot;)">
            <text:p/>
          </table:table-cell>
          <table:table-cell table:formula="of:=IF([main.$C306]=1;[main.$B306];&quot;&quot;)">
            <text:p/>
          </table:table-cell>
          <table:table-cell table:formula="of:=IF([main.$C306]=2;[main.$A306];&quot;&quot;)" office:value-type="float" office:value="1.63571" calcext:value-type="float">
            <text:p>1.63571</text:p>
          </table:table-cell>
          <table:table-cell table:formula="of:=IF([main.$C306]=2;[main.$B306];&quot;&quot;)" office:value-type="float" office:value="0.482722" calcext:value-type="float">
            <text:p>0.482722</text:p>
          </table:table-cell>
          <table:table-cell table:number-columns-repeated="2"/>
          <table:table-cell table:formula="of:=IF([main.$H306]=0;[main.$F306];&quot;&quot;)" office:value-type="float" office:value="1.63571" calcext:value-type="float">
            <text:p>1.63571</text:p>
          </table:table-cell>
          <table:table-cell table:formula="of:=IF([main.$H306]=0;[main.$G306];&quot;&quot;)" office:value-type="float" office:value="0.482722" calcext:value-type="float">
            <text:p>0.482722</text:p>
          </table:table-cell>
          <table:table-cell table:formula="of:=IF([main.$H306]=1;[main.$F306];&quot;&quot;)">
            <text:p/>
          </table:table-cell>
          <table:table-cell table:formula="of:=IF([main.$H306]=1;[main.$G306];&quot;&quot;)">
            <text:p/>
          </table:table-cell>
          <table:table-cell table:formula="of:=IF([main.$H306]=2;[main.$F306];&quot;&quot;)">
            <text:p/>
          </table:table-cell>
          <table:table-cell table:formula="of:=IF([main.$H306]=2;[main.$G306];&quot;&quot;)">
            <text:p/>
          </table:table-cell>
        </table:table-row>
        <table:table-row table:style-name="ro1">
          <table:table-cell table:formula="of:=IF([main.$C307]=0;[main.$A307];&quot;&quot;)">
            <text:p/>
          </table:table-cell>
          <table:table-cell table:formula="of:=IF([main.$C307]=0;[main.$B307];&quot;&quot;)">
            <text:p/>
          </table:table-cell>
          <table:table-cell table:formula="of:=IF([main.$C307]=1;[main.$A307];&quot;&quot;)" office:value-type="float" office:value="-0.696914" calcext:value-type="float">
            <text:p>-0.696914</text:p>
          </table:table-cell>
          <table:table-cell table:formula="of:=IF([main.$C307]=1;[main.$B307];&quot;&quot;)" office:value-type="float" office:value="0.482258" calcext:value-type="float">
            <text:p>0.482258</text:p>
          </table:table-cell>
          <table:table-cell table:formula="of:=IF([main.$C307]=2;[main.$A307];&quot;&quot;)">
            <text:p/>
          </table:table-cell>
          <table:table-cell table:formula="of:=IF([main.$C307]=2;[main.$B307];&quot;&quot;)">
            <text:p/>
          </table:table-cell>
          <table:table-cell table:number-columns-repeated="2"/>
          <table:table-cell table:formula="of:=IF([main.$H307]=0;[main.$F307];&quot;&quot;)" office:value-type="float" office:value="-0.696914" calcext:value-type="float">
            <text:p>-0.696914</text:p>
          </table:table-cell>
          <table:table-cell table:formula="of:=IF([main.$H307]=0;[main.$G307];&quot;&quot;)" office:value-type="float" office:value="0.482258" calcext:value-type="float">
            <text:p>0.482258</text:p>
          </table:table-cell>
          <table:table-cell table:formula="of:=IF([main.$H307]=1;[main.$F307];&quot;&quot;)">
            <text:p/>
          </table:table-cell>
          <table:table-cell table:formula="of:=IF([main.$H307]=1;[main.$G307];&quot;&quot;)">
            <text:p/>
          </table:table-cell>
          <table:table-cell table:formula="of:=IF([main.$H307]=2;[main.$F307];&quot;&quot;)">
            <text:p/>
          </table:table-cell>
          <table:table-cell table:formula="of:=IF([main.$H307]=2;[main.$G307];&quot;&quot;)">
            <text:p/>
          </table:table-cell>
        </table:table-row>
        <table:table-row table:style-name="ro1">
          <table:table-cell table:formula="of:=IF([main.$C308]=0;[main.$A308];&quot;&quot;)">
            <text:p/>
          </table:table-cell>
          <table:table-cell table:formula="of:=IF([main.$C308]=0;[main.$B308];&quot;&quot;)">
            <text:p/>
          </table:table-cell>
          <table:table-cell table:formula="of:=IF([main.$C308]=1;[main.$A308];&quot;&quot;)" office:value-type="float" office:value="0.950279" calcext:value-type="float">
            <text:p>0.950279</text:p>
          </table:table-cell>
          <table:table-cell table:formula="of:=IF([main.$C308]=1;[main.$B308];&quot;&quot;)" office:value-type="float" office:value="2.56757" calcext:value-type="float">
            <text:p>2.56757</text:p>
          </table:table-cell>
          <table:table-cell table:formula="of:=IF([main.$C308]=2;[main.$A308];&quot;&quot;)">
            <text:p/>
          </table:table-cell>
          <table:table-cell table:formula="of:=IF([main.$C308]=2;[main.$B308];&quot;&quot;)">
            <text:p/>
          </table:table-cell>
          <table:table-cell table:number-columns-repeated="2"/>
          <table:table-cell table:formula="of:=IF([main.$H308]=0;[main.$F308];&quot;&quot;)" office:value-type="float" office:value="0.950279" calcext:value-type="float">
            <text:p>0.950279</text:p>
          </table:table-cell>
          <table:table-cell table:formula="of:=IF([main.$H308]=0;[main.$G308];&quot;&quot;)" office:value-type="float" office:value="2.56757" calcext:value-type="float">
            <text:p>2.56757</text:p>
          </table:table-cell>
          <table:table-cell table:formula="of:=IF([main.$H308]=1;[main.$F308];&quot;&quot;)">
            <text:p/>
          </table:table-cell>
          <table:table-cell table:formula="of:=IF([main.$H308]=1;[main.$G308];&quot;&quot;)">
            <text:p/>
          </table:table-cell>
          <table:table-cell table:formula="of:=IF([main.$H308]=2;[main.$F308];&quot;&quot;)">
            <text:p/>
          </table:table-cell>
          <table:table-cell table:formula="of:=IF([main.$H308]=2;[main.$G308];&quot;&quot;)">
            <text:p/>
          </table:table-cell>
        </table:table-row>
        <table:table-row table:style-name="ro1">
          <table:table-cell table:formula="of:=IF([main.$C309]=0;[main.$A309];&quot;&quot;)" office:value-type="float" office:value="0.75168" calcext:value-type="float">
            <text:p>0.75168</text:p>
          </table:table-cell>
          <table:table-cell table:formula="of:=IF([main.$C309]=0;[main.$B309];&quot;&quot;)" office:value-type="float" office:value="0.757929" calcext:value-type="float">
            <text:p>0.757929</text:p>
          </table:table-cell>
          <table:table-cell table:formula="of:=IF([main.$C309]=1;[main.$A309];&quot;&quot;)">
            <text:p/>
          </table:table-cell>
          <table:table-cell table:formula="of:=IF([main.$C309]=1;[main.$B309];&quot;&quot;)">
            <text:p/>
          </table:table-cell>
          <table:table-cell table:formula="of:=IF([main.$C309]=2;[main.$A309];&quot;&quot;)">
            <text:p/>
          </table:table-cell>
          <table:table-cell table:formula="of:=IF([main.$C309]=2;[main.$B309];&quot;&quot;)">
            <text:p/>
          </table:table-cell>
          <table:table-cell table:number-columns-repeated="2"/>
          <table:table-cell table:formula="of:=IF([main.$H309]=0;[main.$F309];&quot;&quot;)" office:value-type="float" office:value="0.75168" calcext:value-type="float">
            <text:p>0.75168</text:p>
          </table:table-cell>
          <table:table-cell table:formula="of:=IF([main.$H309]=0;[main.$G309];&quot;&quot;)" office:value-type="float" office:value="0.757929" calcext:value-type="float">
            <text:p>0.757929</text:p>
          </table:table-cell>
          <table:table-cell table:formula="of:=IF([main.$H309]=1;[main.$F309];&quot;&quot;)">
            <text:p/>
          </table:table-cell>
          <table:table-cell table:formula="of:=IF([main.$H309]=1;[main.$G309];&quot;&quot;)">
            <text:p/>
          </table:table-cell>
          <table:table-cell table:formula="of:=IF([main.$H309]=2;[main.$F309];&quot;&quot;)">
            <text:p/>
          </table:table-cell>
          <table:table-cell table:formula="of:=IF([main.$H309]=2;[main.$G309];&quot;&quot;)">
            <text:p/>
          </table:table-cell>
        </table:table-row>
        <table:table-row table:style-name="ro1">
          <table:table-cell table:formula="of:=IF([main.$C310]=0;[main.$A310];&quot;&quot;)">
            <text:p/>
          </table:table-cell>
          <table:table-cell table:formula="of:=IF([main.$C310]=0;[main.$B310];&quot;&quot;)">
            <text:p/>
          </table:table-cell>
          <table:table-cell table:formula="of:=IF([main.$C310]=1;[main.$A310];&quot;&quot;)">
            <text:p/>
          </table:table-cell>
          <table:table-cell table:formula="of:=IF([main.$C310]=1;[main.$B310];&quot;&quot;)">
            <text:p/>
          </table:table-cell>
          <table:table-cell table:formula="of:=IF([main.$C310]=2;[main.$A310];&quot;&quot;)" office:value-type="float" office:value="0.73696" calcext:value-type="float">
            <text:p>0.73696</text:p>
          </table:table-cell>
          <table:table-cell table:formula="of:=IF([main.$C310]=2;[main.$B310];&quot;&quot;)" office:value-type="float" office:value="-0.543698" calcext:value-type="float">
            <text:p>-0.543698</text:p>
          </table:table-cell>
          <table:table-cell table:number-columns-repeated="2"/>
          <table:table-cell table:formula="of:=IF([main.$H310]=0;[main.$F310];&quot;&quot;)" office:value-type="float" office:value="0.73696" calcext:value-type="float">
            <text:p>0.73696</text:p>
          </table:table-cell>
          <table:table-cell table:formula="of:=IF([main.$H310]=0;[main.$G310];&quot;&quot;)" office:value-type="float" office:value="-0.543698" calcext:value-type="float">
            <text:p>-0.543698</text:p>
          </table:table-cell>
          <table:table-cell table:formula="of:=IF([main.$H310]=1;[main.$F310];&quot;&quot;)">
            <text:p/>
          </table:table-cell>
          <table:table-cell table:formula="of:=IF([main.$H310]=1;[main.$G310];&quot;&quot;)">
            <text:p/>
          </table:table-cell>
          <table:table-cell table:formula="of:=IF([main.$H310]=2;[main.$F310];&quot;&quot;)">
            <text:p/>
          </table:table-cell>
          <table:table-cell table:formula="of:=IF([main.$H310]=2;[main.$G310];&quot;&quot;)">
            <text:p/>
          </table:table-cell>
        </table:table-row>
        <table:table-row table:style-name="ro1">
          <table:table-cell table:formula="of:=IF([main.$C311]=0;[main.$A311];&quot;&quot;)" office:value-type="float" office:value="0.782965" calcext:value-type="float">
            <text:p>0.782965</text:p>
          </table:table-cell>
          <table:table-cell table:formula="of:=IF([main.$C311]=0;[main.$B311];&quot;&quot;)" office:value-type="float" office:value="0.841273" calcext:value-type="float">
            <text:p>0.841273</text:p>
          </table:table-cell>
          <table:table-cell table:formula="of:=IF([main.$C311]=1;[main.$A311];&quot;&quot;)">
            <text:p/>
          </table:table-cell>
          <table:table-cell table:formula="of:=IF([main.$C311]=1;[main.$B311];&quot;&quot;)">
            <text:p/>
          </table:table-cell>
          <table:table-cell table:formula="of:=IF([main.$C311]=2;[main.$A311];&quot;&quot;)">
            <text:p/>
          </table:table-cell>
          <table:table-cell table:formula="of:=IF([main.$C311]=2;[main.$B311];&quot;&quot;)">
            <text:p/>
          </table:table-cell>
          <table:table-cell table:number-columns-repeated="2"/>
          <table:table-cell table:formula="of:=IF([main.$H311]=0;[main.$F311];&quot;&quot;)" office:value-type="float" office:value="0.782965" calcext:value-type="float">
            <text:p>0.782965</text:p>
          </table:table-cell>
          <table:table-cell table:formula="of:=IF([main.$H311]=0;[main.$G311];&quot;&quot;)" office:value-type="float" office:value="0.841273" calcext:value-type="float">
            <text:p>0.841273</text:p>
          </table:table-cell>
          <table:table-cell table:formula="of:=IF([main.$H311]=1;[main.$F311];&quot;&quot;)">
            <text:p/>
          </table:table-cell>
          <table:table-cell table:formula="of:=IF([main.$H311]=1;[main.$G311];&quot;&quot;)">
            <text:p/>
          </table:table-cell>
          <table:table-cell table:formula="of:=IF([main.$H311]=2;[main.$F311];&quot;&quot;)">
            <text:p/>
          </table:table-cell>
          <table:table-cell table:formula="of:=IF([main.$H311]=2;[main.$G311];&quot;&quot;)">
            <text:p/>
          </table:table-cell>
        </table:table-row>
        <table:table-row table:style-name="ro1">
          <table:table-cell table:formula="of:=IF([main.$C312]=0;[main.$A312];&quot;&quot;)">
            <text:p/>
          </table:table-cell>
          <table:table-cell table:formula="of:=IF([main.$C312]=0;[main.$B312];&quot;&quot;)">
            <text:p/>
          </table:table-cell>
          <table:table-cell table:formula="of:=IF([main.$C312]=1;[main.$A312];&quot;&quot;)" office:value-type="float" office:value="-0.317483" calcext:value-type="float">
            <text:p>-0.317483</text:p>
          </table:table-cell>
          <table:table-cell table:formula="of:=IF([main.$C312]=1;[main.$B312];&quot;&quot;)" office:value-type="float" office:value="1.59301" calcext:value-type="float">
            <text:p>1.59301</text:p>
          </table:table-cell>
          <table:table-cell table:formula="of:=IF([main.$C312]=2;[main.$A312];&quot;&quot;)">
            <text:p/>
          </table:table-cell>
          <table:table-cell table:formula="of:=IF([main.$C312]=2;[main.$B312];&quot;&quot;)">
            <text:p/>
          </table:table-cell>
          <table:table-cell table:number-columns-repeated="2"/>
          <table:table-cell table:formula="of:=IF([main.$H312]=0;[main.$F312];&quot;&quot;)" office:value-type="float" office:value="-0.317483" calcext:value-type="float">
            <text:p>-0.317483</text:p>
          </table:table-cell>
          <table:table-cell table:formula="of:=IF([main.$H312]=0;[main.$G312];&quot;&quot;)" office:value-type="float" office:value="1.59301" calcext:value-type="float">
            <text:p>1.59301</text:p>
          </table:table-cell>
          <table:table-cell table:formula="of:=IF([main.$H312]=1;[main.$F312];&quot;&quot;)">
            <text:p/>
          </table:table-cell>
          <table:table-cell table:formula="of:=IF([main.$H312]=1;[main.$G312];&quot;&quot;)">
            <text:p/>
          </table:table-cell>
          <table:table-cell table:formula="of:=IF([main.$H312]=2;[main.$F312];&quot;&quot;)">
            <text:p/>
          </table:table-cell>
          <table:table-cell table:formula="of:=IF([main.$H312]=2;[main.$G312];&quot;&quot;)">
            <text:p/>
          </table:table-cell>
        </table:table-row>
        <table:table-row table:style-name="ro1">
          <table:table-cell table:formula="of:=IF([main.$C313]=0;[main.$A313];&quot;&quot;)">
            <text:p/>
          </table:table-cell>
          <table:table-cell table:formula="of:=IF([main.$C313]=0;[main.$B313];&quot;&quot;)">
            <text:p/>
          </table:table-cell>
          <table:table-cell table:formula="of:=IF([main.$C313]=1;[main.$A313];&quot;&quot;)">
            <text:p/>
          </table:table-cell>
          <table:table-cell table:formula="of:=IF([main.$C313]=1;[main.$B313];&quot;&quot;)">
            <text:p/>
          </table:table-cell>
          <table:table-cell table:formula="of:=IF([main.$C313]=2;[main.$A313];&quot;&quot;)" office:value-type="float" office:value="0.768363" calcext:value-type="float">
            <text:p>0.768363</text:p>
          </table:table-cell>
          <table:table-cell table:formula="of:=IF([main.$C313]=2;[main.$B313];&quot;&quot;)" office:value-type="float" office:value="0.215971" calcext:value-type="float">
            <text:p>0.215971</text:p>
          </table:table-cell>
          <table:table-cell table:number-columns-repeated="2"/>
          <table:table-cell table:formula="of:=IF([main.$H313]=0;[main.$F313];&quot;&quot;)" office:value-type="float" office:value="0.768363" calcext:value-type="float">
            <text:p>0.768363</text:p>
          </table:table-cell>
          <table:table-cell table:formula="of:=IF([main.$H313]=0;[main.$G313];&quot;&quot;)" office:value-type="float" office:value="0.215971" calcext:value-type="float">
            <text:p>0.215971</text:p>
          </table:table-cell>
          <table:table-cell table:formula="of:=IF([main.$H313]=1;[main.$F313];&quot;&quot;)">
            <text:p/>
          </table:table-cell>
          <table:table-cell table:formula="of:=IF([main.$H313]=1;[main.$G313];&quot;&quot;)">
            <text:p/>
          </table:table-cell>
          <table:table-cell table:formula="of:=IF([main.$H313]=2;[main.$F313];&quot;&quot;)">
            <text:p/>
          </table:table-cell>
          <table:table-cell table:formula="of:=IF([main.$H313]=2;[main.$G313];&quot;&quot;)">
            <text:p/>
          </table:table-cell>
        </table:table-row>
        <table:table-row table:style-name="ro1">
          <table:table-cell table:formula="of:=IF([main.$C314]=0;[main.$A314];&quot;&quot;)">
            <text:p/>
          </table:table-cell>
          <table:table-cell table:formula="of:=IF([main.$C314]=0;[main.$B314];&quot;&quot;)">
            <text:p/>
          </table:table-cell>
          <table:table-cell table:formula="of:=IF([main.$C314]=1;[main.$A314];&quot;&quot;)">
            <text:p/>
          </table:table-cell>
          <table:table-cell table:formula="of:=IF([main.$C314]=1;[main.$B314];&quot;&quot;)">
            <text:p/>
          </table:table-cell>
          <table:table-cell table:formula="of:=IF([main.$C314]=2;[main.$A314];&quot;&quot;)" office:value-type="float" office:value="1.50822" calcext:value-type="float">
            <text:p>1.50822</text:p>
          </table:table-cell>
          <table:table-cell table:formula="of:=IF([main.$C314]=2;[main.$B314];&quot;&quot;)" office:value-type="float" office:value="-0.412199" calcext:value-type="float">
            <text:p>-0.412199</text:p>
          </table:table-cell>
          <table:table-cell table:number-columns-repeated="2"/>
          <table:table-cell table:formula="of:=IF([main.$H314]=0;[main.$F314];&quot;&quot;)" office:value-type="float" office:value="1.50822" calcext:value-type="float">
            <text:p>1.50822</text:p>
          </table:table-cell>
          <table:table-cell table:formula="of:=IF([main.$H314]=0;[main.$G314];&quot;&quot;)" office:value-type="float" office:value="-0.412199" calcext:value-type="float">
            <text:p>-0.412199</text:p>
          </table:table-cell>
          <table:table-cell table:formula="of:=IF([main.$H314]=1;[main.$F314];&quot;&quot;)">
            <text:p/>
          </table:table-cell>
          <table:table-cell table:formula="of:=IF([main.$H314]=1;[main.$G314];&quot;&quot;)">
            <text:p/>
          </table:table-cell>
          <table:table-cell table:formula="of:=IF([main.$H314]=2;[main.$F314];&quot;&quot;)">
            <text:p/>
          </table:table-cell>
          <table:table-cell table:formula="of:=IF([main.$H314]=2;[main.$G314];&quot;&quot;)">
            <text:p/>
          </table:table-cell>
        </table:table-row>
        <table:table-row table:style-name="ro1">
          <table:table-cell table:formula="of:=IF([main.$C315]=0;[main.$A315];&quot;&quot;)">
            <text:p/>
          </table:table-cell>
          <table:table-cell table:formula="of:=IF([main.$C315]=0;[main.$B315];&quot;&quot;)">
            <text:p/>
          </table:table-cell>
          <table:table-cell table:formula="of:=IF([main.$C315]=1;[main.$A315];&quot;&quot;)" office:value-type="float" office:value="-0.873168" calcext:value-type="float">
            <text:p>-0.873168</text:p>
          </table:table-cell>
          <table:table-cell table:formula="of:=IF([main.$C315]=1;[main.$B315];&quot;&quot;)" office:value-type="float" office:value="1.01726" calcext:value-type="float">
            <text:p>1.01726</text:p>
          </table:table-cell>
          <table:table-cell table:formula="of:=IF([main.$C315]=2;[main.$A315];&quot;&quot;)">
            <text:p/>
          </table:table-cell>
          <table:table-cell table:formula="of:=IF([main.$C315]=2;[main.$B315];&quot;&quot;)">
            <text:p/>
          </table:table-cell>
          <table:table-cell table:number-columns-repeated="2"/>
          <table:table-cell table:formula="of:=IF([main.$H315]=0;[main.$F315];&quot;&quot;)" office:value-type="float" office:value="-0.873168" calcext:value-type="float">
            <text:p>-0.873168</text:p>
          </table:table-cell>
          <table:table-cell table:formula="of:=IF([main.$H315]=0;[main.$G315];&quot;&quot;)" office:value-type="float" office:value="1.01726" calcext:value-type="float">
            <text:p>1.01726</text:p>
          </table:table-cell>
          <table:table-cell table:formula="of:=IF([main.$H315]=1;[main.$F315];&quot;&quot;)">
            <text:p/>
          </table:table-cell>
          <table:table-cell table:formula="of:=IF([main.$H315]=1;[main.$G315];&quot;&quot;)">
            <text:p/>
          </table:table-cell>
          <table:table-cell table:formula="of:=IF([main.$H315]=2;[main.$F315];&quot;&quot;)">
            <text:p/>
          </table:table-cell>
          <table:table-cell table:formula="of:=IF([main.$H315]=2;[main.$G315];&quot;&quot;)">
            <text:p/>
          </table:table-cell>
        </table:table-row>
        <table:table-row table:style-name="ro1">
          <table:table-cell table:formula="of:=IF([main.$C316]=0;[main.$A316];&quot;&quot;)">
            <text:p/>
          </table:table-cell>
          <table:table-cell table:formula="of:=IF([main.$C316]=0;[main.$B316];&quot;&quot;)">
            <text:p/>
          </table:table-cell>
          <table:table-cell table:formula="of:=IF([main.$C316]=1;[main.$A316];&quot;&quot;)" office:value-type="float" office:value="-0.853739" calcext:value-type="float">
            <text:p>-0.853739</text:p>
          </table:table-cell>
          <table:table-cell table:formula="of:=IF([main.$C316]=1;[main.$B316];&quot;&quot;)" office:value-type="float" office:value="0.483716" calcext:value-type="float">
            <text:p>0.483716</text:p>
          </table:table-cell>
          <table:table-cell table:formula="of:=IF([main.$C316]=2;[main.$A316];&quot;&quot;)">
            <text:p/>
          </table:table-cell>
          <table:table-cell table:formula="of:=IF([main.$C316]=2;[main.$B316];&quot;&quot;)">
            <text:p/>
          </table:table-cell>
          <table:table-cell table:number-columns-repeated="2"/>
          <table:table-cell table:formula="of:=IF([main.$H316]=0;[main.$F316];&quot;&quot;)" office:value-type="float" office:value="-0.853739" calcext:value-type="float">
            <text:p>-0.853739</text:p>
          </table:table-cell>
          <table:table-cell table:formula="of:=IF([main.$H316]=0;[main.$G316];&quot;&quot;)" office:value-type="float" office:value="0.483716" calcext:value-type="float">
            <text:p>0.483716</text:p>
          </table:table-cell>
          <table:table-cell table:formula="of:=IF([main.$H316]=1;[main.$F316];&quot;&quot;)">
            <text:p/>
          </table:table-cell>
          <table:table-cell table:formula="of:=IF([main.$H316]=1;[main.$G316];&quot;&quot;)">
            <text:p/>
          </table:table-cell>
          <table:table-cell table:formula="of:=IF([main.$H316]=2;[main.$F316];&quot;&quot;)">
            <text:p/>
          </table:table-cell>
          <table:table-cell table:formula="of:=IF([main.$H316]=2;[main.$G316];&quot;&quot;)">
            <text:p/>
          </table:table-cell>
        </table:table-row>
        <table:table-row table:style-name="ro1">
          <table:table-cell table:formula="of:=IF([main.$C317]=0;[main.$A317];&quot;&quot;)">
            <text:p/>
          </table:table-cell>
          <table:table-cell table:formula="of:=IF([main.$C317]=0;[main.$B317];&quot;&quot;)">
            <text:p/>
          </table:table-cell>
          <table:table-cell table:formula="of:=IF([main.$C317]=1;[main.$A317];&quot;&quot;)" office:value-type="float" office:value="-0.965825" calcext:value-type="float">
            <text:p>-0.965825</text:p>
          </table:table-cell>
          <table:table-cell table:formula="of:=IF([main.$C317]=1;[main.$B317];&quot;&quot;)" office:value-type="float" office:value="1.01783" calcext:value-type="float">
            <text:p>1.01783</text:p>
          </table:table-cell>
          <table:table-cell table:formula="of:=IF([main.$C317]=2;[main.$A317];&quot;&quot;)">
            <text:p/>
          </table:table-cell>
          <table:table-cell table:formula="of:=IF([main.$C317]=2;[main.$B317];&quot;&quot;)">
            <text:p/>
          </table:table-cell>
          <table:table-cell table:number-columns-repeated="2"/>
          <table:table-cell table:formula="of:=IF([main.$H317]=0;[main.$F317];&quot;&quot;)" office:value-type="float" office:value="-0.965825" calcext:value-type="float">
            <text:p>-0.965825</text:p>
          </table:table-cell>
          <table:table-cell table:formula="of:=IF([main.$H317]=0;[main.$G317];&quot;&quot;)" office:value-type="float" office:value="1.01783" calcext:value-type="float">
            <text:p>1.01783</text:p>
          </table:table-cell>
          <table:table-cell table:formula="of:=IF([main.$H317]=1;[main.$F317];&quot;&quot;)">
            <text:p/>
          </table:table-cell>
          <table:table-cell table:formula="of:=IF([main.$H317]=1;[main.$G317];&quot;&quot;)">
            <text:p/>
          </table:table-cell>
          <table:table-cell table:formula="of:=IF([main.$H317]=2;[main.$F317];&quot;&quot;)">
            <text:p/>
          </table:table-cell>
          <table:table-cell table:formula="of:=IF([main.$H317]=2;[main.$G317];&quot;&quot;)">
            <text:p/>
          </table:table-cell>
        </table:table-row>
        <table:table-row table:style-name="ro1">
          <table:table-cell table:formula="of:=IF([main.$C318]=0;[main.$A318];&quot;&quot;)" office:value-type="float" office:value="-0.292669" calcext:value-type="float">
            <text:p>-0.292669</text:p>
          </table:table-cell>
          <table:table-cell table:formula="of:=IF([main.$C318]=0;[main.$B318];&quot;&quot;)" office:value-type="float" office:value="-0.907339" calcext:value-type="float">
            <text:p>-0.907339</text:p>
          </table:table-cell>
          <table:table-cell table:formula="of:=IF([main.$C318]=1;[main.$A318];&quot;&quot;)">
            <text:p/>
          </table:table-cell>
          <table:table-cell table:formula="of:=IF([main.$C318]=1;[main.$B318];&quot;&quot;)">
            <text:p/>
          </table:table-cell>
          <table:table-cell table:formula="of:=IF([main.$C318]=2;[main.$A318];&quot;&quot;)">
            <text:p/>
          </table:table-cell>
          <table:table-cell table:formula="of:=IF([main.$C318]=2;[main.$B318];&quot;&quot;)">
            <text:p/>
          </table:table-cell>
          <table:table-cell table:number-columns-repeated="2"/>
          <table:table-cell table:formula="of:=IF([main.$H318]=0;[main.$F318];&quot;&quot;)" office:value-type="float" office:value="-0.292669" calcext:value-type="float">
            <text:p>-0.292669</text:p>
          </table:table-cell>
          <table:table-cell table:formula="of:=IF([main.$H318]=0;[main.$G318];&quot;&quot;)" office:value-type="float" office:value="-0.907339" calcext:value-type="float">
            <text:p>-0.907339</text:p>
          </table:table-cell>
          <table:table-cell table:formula="of:=IF([main.$H318]=1;[main.$F318];&quot;&quot;)">
            <text:p/>
          </table:table-cell>
          <table:table-cell table:formula="of:=IF([main.$H318]=1;[main.$G318];&quot;&quot;)">
            <text:p/>
          </table:table-cell>
          <table:table-cell table:formula="of:=IF([main.$H318]=2;[main.$F318];&quot;&quot;)">
            <text:p/>
          </table:table-cell>
          <table:table-cell table:formula="of:=IF([main.$H318]=2;[main.$G318];&quot;&quot;)">
            <text:p/>
          </table:table-cell>
        </table:table-row>
        <table:table-row table:style-name="ro1">
          <table:table-cell table:formula="of:=IF([main.$C319]=0;[main.$A319];&quot;&quot;)">
            <text:p/>
          </table:table-cell>
          <table:table-cell table:formula="of:=IF([main.$C319]=0;[main.$B319];&quot;&quot;)">
            <text:p/>
          </table:table-cell>
          <table:table-cell table:formula="of:=IF([main.$C319]=1;[main.$A319];&quot;&quot;)">
            <text:p/>
          </table:table-cell>
          <table:table-cell table:formula="of:=IF([main.$C319]=1;[main.$B319];&quot;&quot;)">
            <text:p/>
          </table:table-cell>
          <table:table-cell table:formula="of:=IF([main.$C319]=2;[main.$A319];&quot;&quot;)" office:value-type="float" office:value="-0.785218" calcext:value-type="float">
            <text:p>-0.785218</text:p>
          </table:table-cell>
          <table:table-cell table:formula="of:=IF([main.$C319]=2;[main.$B319];&quot;&quot;)" office:value-type="float" office:value="-2.07937" calcext:value-type="float">
            <text:p>-2.07937</text:p>
          </table:table-cell>
          <table:table-cell table:number-columns-repeated="2"/>
          <table:table-cell table:formula="of:=IF([main.$H319]=0;[main.$F319];&quot;&quot;)" office:value-type="float" office:value="-0.785218" calcext:value-type="float">
            <text:p>-0.785218</text:p>
          </table:table-cell>
          <table:table-cell table:formula="of:=IF([main.$H319]=0;[main.$G319];&quot;&quot;)" office:value-type="float" office:value="-2.07937" calcext:value-type="float">
            <text:p>-2.07937</text:p>
          </table:table-cell>
          <table:table-cell table:formula="of:=IF([main.$H319]=1;[main.$F319];&quot;&quot;)">
            <text:p/>
          </table:table-cell>
          <table:table-cell table:formula="of:=IF([main.$H319]=1;[main.$G319];&quot;&quot;)">
            <text:p/>
          </table:table-cell>
          <table:table-cell table:formula="of:=IF([main.$H319]=2;[main.$F319];&quot;&quot;)">
            <text:p/>
          </table:table-cell>
          <table:table-cell table:formula="of:=IF([main.$H319]=2;[main.$G319];&quot;&quot;)">
            <text:p/>
          </table:table-cell>
        </table:table-row>
        <table:table-row table:style-name="ro1">
          <table:table-cell table:formula="of:=IF([main.$C320]=0;[main.$A320];&quot;&quot;)" office:value-type="float" office:value="0.742628" calcext:value-type="float">
            <text:p>0.742628</text:p>
          </table:table-cell>
          <table:table-cell table:formula="of:=IF([main.$C320]=0;[main.$B320];&quot;&quot;)" office:value-type="float" office:value="0.362542" calcext:value-type="float">
            <text:p>0.362542</text:p>
          </table:table-cell>
          <table:table-cell table:formula="of:=IF([main.$C320]=1;[main.$A320];&quot;&quot;)">
            <text:p/>
          </table:table-cell>
          <table:table-cell table:formula="of:=IF([main.$C320]=1;[main.$B320];&quot;&quot;)">
            <text:p/>
          </table:table-cell>
          <table:table-cell table:formula="of:=IF([main.$C320]=2;[main.$A320];&quot;&quot;)">
            <text:p/>
          </table:table-cell>
          <table:table-cell table:formula="of:=IF([main.$C320]=2;[main.$B320];&quot;&quot;)">
            <text:p/>
          </table:table-cell>
          <table:table-cell table:number-columns-repeated="2"/>
          <table:table-cell table:formula="of:=IF([main.$H320]=0;[main.$F320];&quot;&quot;)" office:value-type="float" office:value="0.742628" calcext:value-type="float">
            <text:p>0.742628</text:p>
          </table:table-cell>
          <table:table-cell table:formula="of:=IF([main.$H320]=0;[main.$G320];&quot;&quot;)" office:value-type="float" office:value="0.362542" calcext:value-type="float">
            <text:p>0.362542</text:p>
          </table:table-cell>
          <table:table-cell table:formula="of:=IF([main.$H320]=1;[main.$F320];&quot;&quot;)">
            <text:p/>
          </table:table-cell>
          <table:table-cell table:formula="of:=IF([main.$H320]=1;[main.$G320];&quot;&quot;)">
            <text:p/>
          </table:table-cell>
          <table:table-cell table:formula="of:=IF([main.$H320]=2;[main.$F320];&quot;&quot;)">
            <text:p/>
          </table:table-cell>
          <table:table-cell table:formula="of:=IF([main.$H320]=2;[main.$G320];&quot;&quot;)">
            <text:p/>
          </table:table-cell>
        </table:table-row>
        <table:table-row table:style-name="ro1">
          <table:table-cell table:formula="of:=IF([main.$C321]=0;[main.$A321];&quot;&quot;)">
            <text:p/>
          </table:table-cell>
          <table:table-cell table:formula="of:=IF([main.$C321]=0;[main.$B321];&quot;&quot;)">
            <text:p/>
          </table:table-cell>
          <table:table-cell table:formula="of:=IF([main.$C321]=1;[main.$A321];&quot;&quot;)" office:value-type="float" office:value="0.107557" calcext:value-type="float">
            <text:p>0.107557</text:p>
          </table:table-cell>
          <table:table-cell table:formula="of:=IF([main.$C321]=1;[main.$B321];&quot;&quot;)" office:value-type="float" office:value="2.09207" calcext:value-type="float">
            <text:p>2.09207</text:p>
          </table:table-cell>
          <table:table-cell table:formula="of:=IF([main.$C321]=2;[main.$A321];&quot;&quot;)">
            <text:p/>
          </table:table-cell>
          <table:table-cell table:formula="of:=IF([main.$C321]=2;[main.$B321];&quot;&quot;)">
            <text:p/>
          </table:table-cell>
          <table:table-cell table:number-columns-repeated="2"/>
          <table:table-cell table:formula="of:=IF([main.$H321]=0;[main.$F321];&quot;&quot;)" office:value-type="float" office:value="0.107557" calcext:value-type="float">
            <text:p>0.107557</text:p>
          </table:table-cell>
          <table:table-cell table:formula="of:=IF([main.$H321]=0;[main.$G321];&quot;&quot;)" office:value-type="float" office:value="2.09207" calcext:value-type="float">
            <text:p>2.09207</text:p>
          </table:table-cell>
          <table:table-cell table:formula="of:=IF([main.$H321]=1;[main.$F321];&quot;&quot;)">
            <text:p/>
          </table:table-cell>
          <table:table-cell table:formula="of:=IF([main.$H321]=1;[main.$G321];&quot;&quot;)">
            <text:p/>
          </table:table-cell>
          <table:table-cell table:formula="of:=IF([main.$H321]=2;[main.$F321];&quot;&quot;)">
            <text:p/>
          </table:table-cell>
          <table:table-cell table:formula="of:=IF([main.$H321]=2;[main.$G321];&quot;&quot;)">
            <text:p/>
          </table:table-cell>
        </table:table-row>
        <table:table-row table:style-name="ro1">
          <table:table-cell table:formula="of:=IF([main.$C322]=0;[main.$A322];&quot;&quot;)">
            <text:p/>
          </table:table-cell>
          <table:table-cell table:formula="of:=IF([main.$C322]=0;[main.$B322];&quot;&quot;)">
            <text:p/>
          </table:table-cell>
          <table:table-cell table:formula="of:=IF([main.$C322]=1;[main.$A322];&quot;&quot;)">
            <text:p/>
          </table:table-cell>
          <table:table-cell table:formula="of:=IF([main.$C322]=1;[main.$B322];&quot;&quot;)">
            <text:p/>
          </table:table-cell>
          <table:table-cell table:formula="of:=IF([main.$C322]=2;[main.$A322];&quot;&quot;)" office:value-type="float" office:value="1.67413" calcext:value-type="float">
            <text:p>1.67413</text:p>
          </table:table-cell>
          <table:table-cell table:formula="of:=IF([main.$C322]=2;[main.$B322];&quot;&quot;)" office:value-type="float" office:value="0.0249463" calcext:value-type="float">
            <text:p>0.0249463</text:p>
          </table:table-cell>
          <table:table-cell table:number-columns-repeated="2"/>
          <table:table-cell table:formula="of:=IF([main.$H322]=0;[main.$F322];&quot;&quot;)" office:value-type="float" office:value="1.67413" calcext:value-type="float">
            <text:p>1.67413</text:p>
          </table:table-cell>
          <table:table-cell table:formula="of:=IF([main.$H322]=0;[main.$G322];&quot;&quot;)" office:value-type="float" office:value="0.0249463" calcext:value-type="float">
            <text:p>0.0249463</text:p>
          </table:table-cell>
          <table:table-cell table:formula="of:=IF([main.$H322]=1;[main.$F322];&quot;&quot;)">
            <text:p/>
          </table:table-cell>
          <table:table-cell table:formula="of:=IF([main.$H322]=1;[main.$G322];&quot;&quot;)">
            <text:p/>
          </table:table-cell>
          <table:table-cell table:formula="of:=IF([main.$H322]=2;[main.$F322];&quot;&quot;)">
            <text:p/>
          </table:table-cell>
          <table:table-cell table:formula="of:=IF([main.$H322]=2;[main.$G322];&quot;&quot;)">
            <text:p/>
          </table:table-cell>
        </table:table-row>
        <table:table-row table:style-name="ro1">
          <table:table-cell table:formula="of:=IF([main.$C323]=0;[main.$A323];&quot;&quot;)">
            <text:p/>
          </table:table-cell>
          <table:table-cell table:formula="of:=IF([main.$C323]=0;[main.$B323];&quot;&quot;)">
            <text:p/>
          </table:table-cell>
          <table:table-cell table:formula="of:=IF([main.$C323]=1;[main.$A323];&quot;&quot;)">
            <text:p/>
          </table:table-cell>
          <table:table-cell table:formula="of:=IF([main.$C323]=1;[main.$B323];&quot;&quot;)">
            <text:p/>
          </table:table-cell>
          <table:table-cell table:formula="of:=IF([main.$C323]=2;[main.$A323];&quot;&quot;)" office:value-type="float" office:value="0.882435" calcext:value-type="float">
            <text:p>0.882435</text:p>
          </table:table-cell>
          <table:table-cell table:formula="of:=IF([main.$C323]=2;[main.$B323];&quot;&quot;)" office:value-type="float" office:value="-0.674181" calcext:value-type="float">
            <text:p>-0.674181</text:p>
          </table:table-cell>
          <table:table-cell table:number-columns-repeated="2"/>
          <table:table-cell table:formula="of:=IF([main.$H323]=0;[main.$F323];&quot;&quot;)" office:value-type="float" office:value="0.882435" calcext:value-type="float">
            <text:p>0.882435</text:p>
          </table:table-cell>
          <table:table-cell table:formula="of:=IF([main.$H323]=0;[main.$G323];&quot;&quot;)" office:value-type="float" office:value="-0.674181" calcext:value-type="float">
            <text:p>-0.674181</text:p>
          </table:table-cell>
          <table:table-cell table:formula="of:=IF([main.$H323]=1;[main.$F323];&quot;&quot;)">
            <text:p/>
          </table:table-cell>
          <table:table-cell table:formula="of:=IF([main.$H323]=1;[main.$G323];&quot;&quot;)">
            <text:p/>
          </table:table-cell>
          <table:table-cell table:formula="of:=IF([main.$H323]=2;[main.$F323];&quot;&quot;)">
            <text:p/>
          </table:table-cell>
          <table:table-cell table:formula="of:=IF([main.$H323]=2;[main.$G323];&quot;&quot;)">
            <text:p/>
          </table:table-cell>
        </table:table-row>
        <table:table-row table:style-name="ro1">
          <table:table-cell table:formula="of:=IF([main.$C324]=0;[main.$A324];&quot;&quot;)">
            <text:p/>
          </table:table-cell>
          <table:table-cell table:formula="of:=IF([main.$C324]=0;[main.$B324];&quot;&quot;)">
            <text:p/>
          </table:table-cell>
          <table:table-cell table:formula="of:=IF([main.$C324]=1;[main.$A324];&quot;&quot;)">
            <text:p/>
          </table:table-cell>
          <table:table-cell table:formula="of:=IF([main.$C324]=1;[main.$B324];&quot;&quot;)">
            <text:p/>
          </table:table-cell>
          <table:table-cell table:formula="of:=IF([main.$C324]=2;[main.$A324];&quot;&quot;)" office:value-type="float" office:value="0.901725" calcext:value-type="float">
            <text:p>0.901725</text:p>
          </table:table-cell>
          <table:table-cell table:formula="of:=IF([main.$C324]=2;[main.$B324];&quot;&quot;)" office:value-type="float" office:value="-0.830616" calcext:value-type="float">
            <text:p>-0.830616</text:p>
          </table:table-cell>
          <table:table-cell table:number-columns-repeated="2"/>
          <table:table-cell table:formula="of:=IF([main.$H324]=0;[main.$F324];&quot;&quot;)" office:value-type="float" office:value="0.901725" calcext:value-type="float">
            <text:p>0.901725</text:p>
          </table:table-cell>
          <table:table-cell table:formula="of:=IF([main.$H324]=0;[main.$G324];&quot;&quot;)" office:value-type="float" office:value="-0.830616" calcext:value-type="float">
            <text:p>-0.830616</text:p>
          </table:table-cell>
          <table:table-cell table:formula="of:=IF([main.$H324]=1;[main.$F324];&quot;&quot;)">
            <text:p/>
          </table:table-cell>
          <table:table-cell table:formula="of:=IF([main.$H324]=1;[main.$G324];&quot;&quot;)">
            <text:p/>
          </table:table-cell>
          <table:table-cell table:formula="of:=IF([main.$H324]=2;[main.$F324];&quot;&quot;)">
            <text:p/>
          </table:table-cell>
          <table:table-cell table:formula="of:=IF([main.$H324]=2;[main.$G324];&quot;&quot;)">
            <text:p/>
          </table:table-cell>
        </table:table-row>
        <table:table-row table:style-name="ro1">
          <table:table-cell table:formula="of:=IF([main.$C325]=0;[main.$A325];&quot;&quot;)">
            <text:p/>
          </table:table-cell>
          <table:table-cell table:formula="of:=IF([main.$C325]=0;[main.$B325];&quot;&quot;)">
            <text:p/>
          </table:table-cell>
          <table:table-cell table:formula="of:=IF([main.$C325]=1;[main.$A325];&quot;&quot;)">
            <text:p/>
          </table:table-cell>
          <table:table-cell table:formula="of:=IF([main.$C325]=1;[main.$B325];&quot;&quot;)">
            <text:p/>
          </table:table-cell>
          <table:table-cell table:formula="of:=IF([main.$C325]=2;[main.$A325];&quot;&quot;)" office:value-type="float" office:value="-0.68394" calcext:value-type="float">
            <text:p>-0.68394</text:p>
          </table:table-cell>
          <table:table-cell table:formula="of:=IF([main.$C325]=2;[main.$B325];&quot;&quot;)" office:value-type="float" office:value="-2.35334" calcext:value-type="float">
            <text:p>-2.35334</text:p>
          </table:table-cell>
          <table:table-cell table:number-columns-repeated="2"/>
          <table:table-cell table:formula="of:=IF([main.$H325]=0;[main.$F325];&quot;&quot;)" office:value-type="float" office:value="-0.68394" calcext:value-type="float">
            <text:p>-0.68394</text:p>
          </table:table-cell>
          <table:table-cell table:formula="of:=IF([main.$H325]=0;[main.$G325];&quot;&quot;)" office:value-type="float" office:value="-2.35334" calcext:value-type="float">
            <text:p>-2.35334</text:p>
          </table:table-cell>
          <table:table-cell table:formula="of:=IF([main.$H325]=1;[main.$F325];&quot;&quot;)">
            <text:p/>
          </table:table-cell>
          <table:table-cell table:formula="of:=IF([main.$H325]=1;[main.$G325];&quot;&quot;)">
            <text:p/>
          </table:table-cell>
          <table:table-cell table:formula="of:=IF([main.$H325]=2;[main.$F325];&quot;&quot;)">
            <text:p/>
          </table:table-cell>
          <table:table-cell table:formula="of:=IF([main.$H325]=2;[main.$G325];&quot;&quot;)">
            <text:p/>
          </table:table-cell>
        </table:table-row>
        <table:table-row table:style-name="ro1">
          <table:table-cell table:formula="of:=IF([main.$C326]=0;[main.$A326];&quot;&quot;)">
            <text:p/>
          </table:table-cell>
          <table:table-cell table:formula="of:=IF([main.$C326]=0;[main.$B326];&quot;&quot;)">
            <text:p/>
          </table:table-cell>
          <table:table-cell table:formula="of:=IF([main.$C326]=1;[main.$A326];&quot;&quot;)" office:value-type="float" office:value="0.891764" calcext:value-type="float">
            <text:p>0.891764</text:p>
          </table:table-cell>
          <table:table-cell table:formula="of:=IF([main.$C326]=1;[main.$B326];&quot;&quot;)" office:value-type="float" office:value="2.92623" calcext:value-type="float">
            <text:p>2.92623</text:p>
          </table:table-cell>
          <table:table-cell table:formula="of:=IF([main.$C326]=2;[main.$A326];&quot;&quot;)">
            <text:p/>
          </table:table-cell>
          <table:table-cell table:formula="of:=IF([main.$C326]=2;[main.$B326];&quot;&quot;)">
            <text:p/>
          </table:table-cell>
          <table:table-cell table:number-columns-repeated="2"/>
          <table:table-cell table:formula="of:=IF([main.$H326]=0;[main.$F326];&quot;&quot;)" office:value-type="float" office:value="0.891764" calcext:value-type="float">
            <text:p>0.891764</text:p>
          </table:table-cell>
          <table:table-cell table:formula="of:=IF([main.$H326]=0;[main.$G326];&quot;&quot;)" office:value-type="float" office:value="2.92623" calcext:value-type="float">
            <text:p>2.92623</text:p>
          </table:table-cell>
          <table:table-cell table:formula="of:=IF([main.$H326]=1;[main.$F326];&quot;&quot;)">
            <text:p/>
          </table:table-cell>
          <table:table-cell table:formula="of:=IF([main.$H326]=1;[main.$G326];&quot;&quot;)">
            <text:p/>
          </table:table-cell>
          <table:table-cell table:formula="of:=IF([main.$H326]=2;[main.$F326];&quot;&quot;)">
            <text:p/>
          </table:table-cell>
          <table:table-cell table:formula="of:=IF([main.$H326]=2;[main.$G326];&quot;&quot;)">
            <text:p/>
          </table:table-cell>
        </table:table-row>
        <table:table-row table:style-name="ro1">
          <table:table-cell table:formula="of:=IF([main.$C327]=0;[main.$A327];&quot;&quot;)" office:value-type="float" office:value="-0.104386" calcext:value-type="float">
            <text:p>-0.104386</text:p>
          </table:table-cell>
          <table:table-cell table:formula="of:=IF([main.$C327]=0;[main.$B327];&quot;&quot;)" office:value-type="float" office:value="-0.229525" calcext:value-type="float">
            <text:p>-0.229525</text:p>
          </table:table-cell>
          <table:table-cell table:formula="of:=IF([main.$C327]=1;[main.$A327];&quot;&quot;)">
            <text:p/>
          </table:table-cell>
          <table:table-cell table:formula="of:=IF([main.$C327]=1;[main.$B327];&quot;&quot;)">
            <text:p/>
          </table:table-cell>
          <table:table-cell table:formula="of:=IF([main.$C327]=2;[main.$A327];&quot;&quot;)">
            <text:p/>
          </table:table-cell>
          <table:table-cell table:formula="of:=IF([main.$C327]=2;[main.$B327];&quot;&quot;)">
            <text:p/>
          </table:table-cell>
          <table:table-cell table:number-columns-repeated="2"/>
          <table:table-cell table:formula="of:=IF([main.$H327]=0;[main.$F327];&quot;&quot;)" office:value-type="float" office:value="-0.104386" calcext:value-type="float">
            <text:p>-0.104386</text:p>
          </table:table-cell>
          <table:table-cell table:formula="of:=IF([main.$H327]=0;[main.$G327];&quot;&quot;)" office:value-type="float" office:value="-0.229525" calcext:value-type="float">
            <text:p>-0.229525</text:p>
          </table:table-cell>
          <table:table-cell table:formula="of:=IF([main.$H327]=1;[main.$F327];&quot;&quot;)">
            <text:p/>
          </table:table-cell>
          <table:table-cell table:formula="of:=IF([main.$H327]=1;[main.$G327];&quot;&quot;)">
            <text:p/>
          </table:table-cell>
          <table:table-cell table:formula="of:=IF([main.$H327]=2;[main.$F327];&quot;&quot;)">
            <text:p/>
          </table:table-cell>
          <table:table-cell table:formula="of:=IF([main.$H327]=2;[main.$G327];&quot;&quot;)">
            <text:p/>
          </table:table-cell>
        </table:table-row>
        <table:table-row table:style-name="ro1">
          <table:table-cell table:formula="of:=IF([main.$C328]=0;[main.$A328];&quot;&quot;)">
            <text:p/>
          </table:table-cell>
          <table:table-cell table:formula="of:=IF([main.$C328]=0;[main.$B328];&quot;&quot;)">
            <text:p/>
          </table:table-cell>
          <table:table-cell table:formula="of:=IF([main.$C328]=1;[main.$A328];&quot;&quot;)" office:value-type="float" office:value="1.305" calcext:value-type="float">
            <text:p>1.305</text:p>
          </table:table-cell>
          <table:table-cell table:formula="of:=IF([main.$C328]=1;[main.$B328];&quot;&quot;)" office:value-type="float" office:value="3.09674" calcext:value-type="float">
            <text:p>3.09674</text:p>
          </table:table-cell>
          <table:table-cell table:formula="of:=IF([main.$C328]=2;[main.$A328];&quot;&quot;)">
            <text:p/>
          </table:table-cell>
          <table:table-cell table:formula="of:=IF([main.$C328]=2;[main.$B328];&quot;&quot;)">
            <text:p/>
          </table:table-cell>
          <table:table-cell table:number-columns-repeated="2"/>
          <table:table-cell table:formula="of:=IF([main.$H328]=0;[main.$F328];&quot;&quot;)" office:value-type="float" office:value="1.305" calcext:value-type="float">
            <text:p>1.305</text:p>
          </table:table-cell>
          <table:table-cell table:formula="of:=IF([main.$H328]=0;[main.$G328];&quot;&quot;)" office:value-type="float" office:value="3.09674" calcext:value-type="float">
            <text:p>3.09674</text:p>
          </table:table-cell>
          <table:table-cell table:formula="of:=IF([main.$H328]=1;[main.$F328];&quot;&quot;)">
            <text:p/>
          </table:table-cell>
          <table:table-cell table:formula="of:=IF([main.$H328]=1;[main.$G328];&quot;&quot;)">
            <text:p/>
          </table:table-cell>
          <table:table-cell table:formula="of:=IF([main.$H328]=2;[main.$F328];&quot;&quot;)">
            <text:p/>
          </table:table-cell>
          <table:table-cell table:formula="of:=IF([main.$H328]=2;[main.$G328];&quot;&quot;)">
            <text:p/>
          </table:table-cell>
        </table:table-row>
        <table:table-row table:style-name="ro1">
          <table:table-cell table:formula="of:=IF([main.$C329]=0;[main.$A329];&quot;&quot;)" office:value-type="float" office:value="-0.269895" calcext:value-type="float">
            <text:p>-0.269895</text:p>
          </table:table-cell>
          <table:table-cell table:formula="of:=IF([main.$C329]=0;[main.$B329];&quot;&quot;)" office:value-type="float" office:value="-0.10613" calcext:value-type="float">
            <text:p>-0.10613</text:p>
          </table:table-cell>
          <table:table-cell table:formula="of:=IF([main.$C329]=1;[main.$A329];&quot;&quot;)">
            <text:p/>
          </table:table-cell>
          <table:table-cell table:formula="of:=IF([main.$C329]=1;[main.$B329];&quot;&quot;)">
            <text:p/>
          </table:table-cell>
          <table:table-cell table:formula="of:=IF([main.$C329]=2;[main.$A329];&quot;&quot;)">
            <text:p/>
          </table:table-cell>
          <table:table-cell table:formula="of:=IF([main.$C329]=2;[main.$B329];&quot;&quot;)">
            <text:p/>
          </table:table-cell>
          <table:table-cell table:number-columns-repeated="2"/>
          <table:table-cell table:formula="of:=IF([main.$H329]=0;[main.$F329];&quot;&quot;)" office:value-type="float" office:value="-0.269895" calcext:value-type="float">
            <text:p>-0.269895</text:p>
          </table:table-cell>
          <table:table-cell table:formula="of:=IF([main.$H329]=0;[main.$G329];&quot;&quot;)" office:value-type="float" office:value="-0.10613" calcext:value-type="float">
            <text:p>-0.10613</text:p>
          </table:table-cell>
          <table:table-cell table:formula="of:=IF([main.$H329]=1;[main.$F329];&quot;&quot;)">
            <text:p/>
          </table:table-cell>
          <table:table-cell table:formula="of:=IF([main.$H329]=1;[main.$G329];&quot;&quot;)">
            <text:p/>
          </table:table-cell>
          <table:table-cell table:formula="of:=IF([main.$H329]=2;[main.$F329];&quot;&quot;)">
            <text:p/>
          </table:table-cell>
          <table:table-cell table:formula="of:=IF([main.$H329]=2;[main.$G329];&quot;&quot;)">
            <text:p/>
          </table:table-cell>
        </table:table-row>
        <table:table-row table:style-name="ro1">
          <table:table-cell table:formula="of:=IF([main.$C330]=0;[main.$A330];&quot;&quot;)" office:value-type="float" office:value="-2.31709" calcext:value-type="float">
            <text:p>-2.31709</text:p>
          </table:table-cell>
          <table:table-cell table:formula="of:=IF([main.$C330]=0;[main.$B330];&quot;&quot;)" office:value-type="float" office:value="-1.8447" calcext:value-type="float">
            <text:p>-1.8447</text:p>
          </table:table-cell>
          <table:table-cell table:formula="of:=IF([main.$C330]=1;[main.$A330];&quot;&quot;)">
            <text:p/>
          </table:table-cell>
          <table:table-cell table:formula="of:=IF([main.$C330]=1;[main.$B330];&quot;&quot;)">
            <text:p/>
          </table:table-cell>
          <table:table-cell table:formula="of:=IF([main.$C330]=2;[main.$A330];&quot;&quot;)">
            <text:p/>
          </table:table-cell>
          <table:table-cell table:formula="of:=IF([main.$C330]=2;[main.$B330];&quot;&quot;)">
            <text:p/>
          </table:table-cell>
          <table:table-cell table:number-columns-repeated="2"/>
          <table:table-cell table:formula="of:=IF([main.$H330]=0;[main.$F330];&quot;&quot;)" office:value-type="float" office:value="-2.31709" calcext:value-type="float">
            <text:p>-2.31709</text:p>
          </table:table-cell>
          <table:table-cell table:formula="of:=IF([main.$H330]=0;[main.$G330];&quot;&quot;)" office:value-type="float" office:value="-1.8447" calcext:value-type="float">
            <text:p>-1.8447</text:p>
          </table:table-cell>
          <table:table-cell table:formula="of:=IF([main.$H330]=1;[main.$F330];&quot;&quot;)">
            <text:p/>
          </table:table-cell>
          <table:table-cell table:formula="of:=IF([main.$H330]=1;[main.$G330];&quot;&quot;)">
            <text:p/>
          </table:table-cell>
          <table:table-cell table:formula="of:=IF([main.$H330]=2;[main.$F330];&quot;&quot;)">
            <text:p/>
          </table:table-cell>
          <table:table-cell table:formula="of:=IF([main.$H330]=2;[main.$G330];&quot;&quot;)">
            <text:p/>
          </table:table-cell>
        </table:table-row>
        <table:table-row table:style-name="ro1">
          <table:table-cell table:formula="of:=IF([main.$C331]=0;[main.$A331];&quot;&quot;)" office:value-type="float" office:value="-1.6361" calcext:value-type="float">
            <text:p>-1.6361</text:p>
          </table:table-cell>
          <table:table-cell table:formula="of:=IF([main.$C331]=0;[main.$B331];&quot;&quot;)" office:value-type="float" office:value="-1.33873" calcext:value-type="float">
            <text:p>-1.33873</text:p>
          </table:table-cell>
          <table:table-cell table:formula="of:=IF([main.$C331]=1;[main.$A331];&quot;&quot;)">
            <text:p/>
          </table:table-cell>
          <table:table-cell table:formula="of:=IF([main.$C331]=1;[main.$B331];&quot;&quot;)">
            <text:p/>
          </table:table-cell>
          <table:table-cell table:formula="of:=IF([main.$C331]=2;[main.$A331];&quot;&quot;)">
            <text:p/>
          </table:table-cell>
          <table:table-cell table:formula="of:=IF([main.$C331]=2;[main.$B331];&quot;&quot;)">
            <text:p/>
          </table:table-cell>
          <table:table-cell table:number-columns-repeated="2"/>
          <table:table-cell table:formula="of:=IF([main.$H331]=0;[main.$F331];&quot;&quot;)" office:value-type="float" office:value="-1.6361" calcext:value-type="float">
            <text:p>-1.6361</text:p>
          </table:table-cell>
          <table:table-cell table:formula="of:=IF([main.$H331]=0;[main.$G331];&quot;&quot;)" office:value-type="float" office:value="-1.33873" calcext:value-type="float">
            <text:p>-1.33873</text:p>
          </table:table-cell>
          <table:table-cell table:formula="of:=IF([main.$H331]=1;[main.$F331];&quot;&quot;)">
            <text:p/>
          </table:table-cell>
          <table:table-cell table:formula="of:=IF([main.$H331]=1;[main.$G331];&quot;&quot;)">
            <text:p/>
          </table:table-cell>
          <table:table-cell table:formula="of:=IF([main.$H331]=2;[main.$F331];&quot;&quot;)">
            <text:p/>
          </table:table-cell>
          <table:table-cell table:formula="of:=IF([main.$H331]=2;[main.$G331];&quot;&quot;)">
            <text:p/>
          </table:table-cell>
        </table:table-row>
        <table:table-row table:style-name="ro1">
          <table:table-cell table:formula="of:=IF([main.$C332]=0;[main.$A332];&quot;&quot;)" office:value-type="float" office:value="1.87724" calcext:value-type="float">
            <text:p>1.87724</text:p>
          </table:table-cell>
          <table:table-cell table:formula="of:=IF([main.$C332]=0;[main.$B332];&quot;&quot;)" office:value-type="float" office:value="1.74081" calcext:value-type="float">
            <text:p>1.74081</text:p>
          </table:table-cell>
          <table:table-cell table:formula="of:=IF([main.$C332]=1;[main.$A332];&quot;&quot;)">
            <text:p/>
          </table:table-cell>
          <table:table-cell table:formula="of:=IF([main.$C332]=1;[main.$B332];&quot;&quot;)">
            <text:p/>
          </table:table-cell>
          <table:table-cell table:formula="of:=IF([main.$C332]=2;[main.$A332];&quot;&quot;)">
            <text:p/>
          </table:table-cell>
          <table:table-cell table:formula="of:=IF([main.$C332]=2;[main.$B332];&quot;&quot;)">
            <text:p/>
          </table:table-cell>
          <table:table-cell table:number-columns-repeated="2"/>
          <table:table-cell table:formula="of:=IF([main.$H332]=0;[main.$F332];&quot;&quot;)" office:value-type="float" office:value="1.87724" calcext:value-type="float">
            <text:p>1.87724</text:p>
          </table:table-cell>
          <table:table-cell table:formula="of:=IF([main.$H332]=0;[main.$G332];&quot;&quot;)" office:value-type="float" office:value="1.74081" calcext:value-type="float">
            <text:p>1.74081</text:p>
          </table:table-cell>
          <table:table-cell table:formula="of:=IF([main.$H332]=1;[main.$F332];&quot;&quot;)">
            <text:p/>
          </table:table-cell>
          <table:table-cell table:formula="of:=IF([main.$H332]=1;[main.$G332];&quot;&quot;)">
            <text:p/>
          </table:table-cell>
          <table:table-cell table:formula="of:=IF([main.$H332]=2;[main.$F332];&quot;&quot;)">
            <text:p/>
          </table:table-cell>
          <table:table-cell table:formula="of:=IF([main.$H332]=2;[main.$G332];&quot;&quot;)">
            <text:p/>
          </table:table-cell>
        </table:table-row>
        <table:table-row table:style-name="ro1">
          <table:table-cell table:formula="of:=IF([main.$C333]=0;[main.$A333];&quot;&quot;)" office:value-type="float" office:value="-0.630881" calcext:value-type="float">
            <text:p>-0.630881</text:p>
          </table:table-cell>
          <table:table-cell table:formula="of:=IF([main.$C333]=0;[main.$B333];&quot;&quot;)" office:value-type="float" office:value="-0.61777" calcext:value-type="float">
            <text:p>-0.61777</text:p>
          </table:table-cell>
          <table:table-cell table:formula="of:=IF([main.$C333]=1;[main.$A333];&quot;&quot;)">
            <text:p/>
          </table:table-cell>
          <table:table-cell table:formula="of:=IF([main.$C333]=1;[main.$B333];&quot;&quot;)">
            <text:p/>
          </table:table-cell>
          <table:table-cell table:formula="of:=IF([main.$C333]=2;[main.$A333];&quot;&quot;)">
            <text:p/>
          </table:table-cell>
          <table:table-cell table:formula="of:=IF([main.$C333]=2;[main.$B333];&quot;&quot;)">
            <text:p/>
          </table:table-cell>
          <table:table-cell table:number-columns-repeated="2"/>
          <table:table-cell table:formula="of:=IF([main.$H333]=0;[main.$F333];&quot;&quot;)" office:value-type="float" office:value="-0.630881" calcext:value-type="float">
            <text:p>-0.630881</text:p>
          </table:table-cell>
          <table:table-cell table:formula="of:=IF([main.$H333]=0;[main.$G333];&quot;&quot;)" office:value-type="float" office:value="-0.61777" calcext:value-type="float">
            <text:p>-0.61777</text:p>
          </table:table-cell>
          <table:table-cell table:formula="of:=IF([main.$H333]=1;[main.$F333];&quot;&quot;)">
            <text:p/>
          </table:table-cell>
          <table:table-cell table:formula="of:=IF([main.$H333]=1;[main.$G333];&quot;&quot;)">
            <text:p/>
          </table:table-cell>
          <table:table-cell table:formula="of:=IF([main.$H333]=2;[main.$F333];&quot;&quot;)">
            <text:p/>
          </table:table-cell>
          <table:table-cell table:formula="of:=IF([main.$H333]=2;[main.$G333];&quot;&quot;)">
            <text:p/>
          </table:table-cell>
        </table:table-row>
        <table:table-row table:style-name="ro1">
          <table:table-cell table:formula="of:=IF([main.$C334]=0;[main.$A334];&quot;&quot;)" office:value-type="float" office:value="0.866919" calcext:value-type="float">
            <text:p>0.866919</text:p>
          </table:table-cell>
          <table:table-cell table:formula="of:=IF([main.$C334]=0;[main.$B334];&quot;&quot;)" office:value-type="float" office:value="0.997498" calcext:value-type="float">
            <text:p>0.997498</text:p>
          </table:table-cell>
          <table:table-cell table:formula="of:=IF([main.$C334]=1;[main.$A334];&quot;&quot;)">
            <text:p/>
          </table:table-cell>
          <table:table-cell table:formula="of:=IF([main.$C334]=1;[main.$B334];&quot;&quot;)">
            <text:p/>
          </table:table-cell>
          <table:table-cell table:formula="of:=IF([main.$C334]=2;[main.$A334];&quot;&quot;)">
            <text:p/>
          </table:table-cell>
          <table:table-cell table:formula="of:=IF([main.$C334]=2;[main.$B334];&quot;&quot;)">
            <text:p/>
          </table:table-cell>
          <table:table-cell table:number-columns-repeated="2"/>
          <table:table-cell table:formula="of:=IF([main.$H334]=0;[main.$F334];&quot;&quot;)" office:value-type="float" office:value="0.866919" calcext:value-type="float">
            <text:p>0.866919</text:p>
          </table:table-cell>
          <table:table-cell table:formula="of:=IF([main.$H334]=0;[main.$G334];&quot;&quot;)" office:value-type="float" office:value="0.997498" calcext:value-type="float">
            <text:p>0.997498</text:p>
          </table:table-cell>
          <table:table-cell table:formula="of:=IF([main.$H334]=1;[main.$F334];&quot;&quot;)">
            <text:p/>
          </table:table-cell>
          <table:table-cell table:formula="of:=IF([main.$H334]=1;[main.$G334];&quot;&quot;)">
            <text:p/>
          </table:table-cell>
          <table:table-cell table:formula="of:=IF([main.$H334]=2;[main.$F334];&quot;&quot;)">
            <text:p/>
          </table:table-cell>
          <table:table-cell table:formula="of:=IF([main.$H334]=2;[main.$G334];&quot;&quot;)">
            <text:p/>
          </table:table-cell>
        </table:table-row>
        <table:table-row table:style-name="ro1">
          <table:table-cell table:formula="of:=IF([main.$C335]=0;[main.$A335];&quot;&quot;)">
            <text:p/>
          </table:table-cell>
          <table:table-cell table:formula="of:=IF([main.$C335]=0;[main.$B335];&quot;&quot;)">
            <text:p/>
          </table:table-cell>
          <table:table-cell table:formula="of:=IF([main.$C335]=1;[main.$A335];&quot;&quot;)">
            <text:p/>
          </table:table-cell>
          <table:table-cell table:formula="of:=IF([main.$C335]=1;[main.$B335];&quot;&quot;)">
            <text:p/>
          </table:table-cell>
          <table:table-cell table:formula="of:=IF([main.$C335]=2;[main.$A335];&quot;&quot;)" office:value-type="float" office:value="2.48543" calcext:value-type="float">
            <text:p>2.48543</text:p>
          </table:table-cell>
          <table:table-cell table:formula="of:=IF([main.$C335]=2;[main.$B335];&quot;&quot;)" office:value-type="float" office:value="0.614775" calcext:value-type="float">
            <text:p>0.614775</text:p>
          </table:table-cell>
          <table:table-cell table:number-columns-repeated="2"/>
          <table:table-cell table:formula="of:=IF([main.$H335]=0;[main.$F335];&quot;&quot;)" office:value-type="float" office:value="2.48543" calcext:value-type="float">
            <text:p>2.48543</text:p>
          </table:table-cell>
          <table:table-cell table:formula="of:=IF([main.$H335]=0;[main.$G335];&quot;&quot;)" office:value-type="float" office:value="0.614775" calcext:value-type="float">
            <text:p>0.614775</text:p>
          </table:table-cell>
          <table:table-cell table:formula="of:=IF([main.$H335]=1;[main.$F335];&quot;&quot;)">
            <text:p/>
          </table:table-cell>
          <table:table-cell table:formula="of:=IF([main.$H335]=1;[main.$G335];&quot;&quot;)">
            <text:p/>
          </table:table-cell>
          <table:table-cell table:formula="of:=IF([main.$H335]=2;[main.$F335];&quot;&quot;)">
            <text:p/>
          </table:table-cell>
          <table:table-cell table:formula="of:=IF([main.$H335]=2;[main.$G335];&quot;&quot;)">
            <text:p/>
          </table:table-cell>
        </table:table-row>
        <table:table-row table:style-name="ro1">
          <table:table-cell table:formula="of:=IF([main.$C336]=0;[main.$A336];&quot;&quot;)" office:value-type="float" office:value="2.17589" calcext:value-type="float">
            <text:p>2.17589</text:p>
          </table:table-cell>
          <table:table-cell table:formula="of:=IF([main.$C336]=0;[main.$B336];&quot;&quot;)" office:value-type="float" office:value="2.28957" calcext:value-type="float">
            <text:p>2.28957</text:p>
          </table:table-cell>
          <table:table-cell table:formula="of:=IF([main.$C336]=1;[main.$A336];&quot;&quot;)">
            <text:p/>
          </table:table-cell>
          <table:table-cell table:formula="of:=IF([main.$C336]=1;[main.$B336];&quot;&quot;)">
            <text:p/>
          </table:table-cell>
          <table:table-cell table:formula="of:=IF([main.$C336]=2;[main.$A336];&quot;&quot;)">
            <text:p/>
          </table:table-cell>
          <table:table-cell table:formula="of:=IF([main.$C336]=2;[main.$B336];&quot;&quot;)">
            <text:p/>
          </table:table-cell>
          <table:table-cell table:number-columns-repeated="2"/>
          <table:table-cell table:formula="of:=IF([main.$H336]=0;[main.$F336];&quot;&quot;)" office:value-type="float" office:value="2.17589" calcext:value-type="float">
            <text:p>2.17589</text:p>
          </table:table-cell>
          <table:table-cell table:formula="of:=IF([main.$H336]=0;[main.$G336];&quot;&quot;)" office:value-type="float" office:value="2.28957" calcext:value-type="float">
            <text:p>2.28957</text:p>
          </table:table-cell>
          <table:table-cell table:formula="of:=IF([main.$H336]=1;[main.$F336];&quot;&quot;)">
            <text:p/>
          </table:table-cell>
          <table:table-cell table:formula="of:=IF([main.$H336]=1;[main.$G336];&quot;&quot;)">
            <text:p/>
          </table:table-cell>
          <table:table-cell table:formula="of:=IF([main.$H336]=2;[main.$F336];&quot;&quot;)">
            <text:p/>
          </table:table-cell>
          <table:table-cell table:formula="of:=IF([main.$H336]=2;[main.$G336];&quot;&quot;)">
            <text:p/>
          </table:table-cell>
        </table:table-row>
        <table:table-row table:style-name="ro1">
          <table:table-cell table:formula="of:=IF([main.$C337]=0;[main.$A337];&quot;&quot;)" office:value-type="float" office:value="-1.19606" calcext:value-type="float">
            <text:p>-1.19606</text:p>
          </table:table-cell>
          <table:table-cell table:formula="of:=IF([main.$C337]=0;[main.$B337];&quot;&quot;)" office:value-type="float" office:value="-1.47068" calcext:value-type="float">
            <text:p>-1.47068</text:p>
          </table:table-cell>
          <table:table-cell table:formula="of:=IF([main.$C337]=1;[main.$A337];&quot;&quot;)">
            <text:p/>
          </table:table-cell>
          <table:table-cell table:formula="of:=IF([main.$C337]=1;[main.$B337];&quot;&quot;)">
            <text:p/>
          </table:table-cell>
          <table:table-cell table:formula="of:=IF([main.$C337]=2;[main.$A337];&quot;&quot;)">
            <text:p/>
          </table:table-cell>
          <table:table-cell table:formula="of:=IF([main.$C337]=2;[main.$B337];&quot;&quot;)">
            <text:p/>
          </table:table-cell>
          <table:table-cell table:number-columns-repeated="2"/>
          <table:table-cell table:formula="of:=IF([main.$H337]=0;[main.$F337];&quot;&quot;)" office:value-type="float" office:value="-1.19606" calcext:value-type="float">
            <text:p>-1.19606</text:p>
          </table:table-cell>
          <table:table-cell table:formula="of:=IF([main.$H337]=0;[main.$G337];&quot;&quot;)" office:value-type="float" office:value="-1.47068" calcext:value-type="float">
            <text:p>-1.47068</text:p>
          </table:table-cell>
          <table:table-cell table:formula="of:=IF([main.$H337]=1;[main.$F337];&quot;&quot;)">
            <text:p/>
          </table:table-cell>
          <table:table-cell table:formula="of:=IF([main.$H337]=1;[main.$G337];&quot;&quot;)">
            <text:p/>
          </table:table-cell>
          <table:table-cell table:formula="of:=IF([main.$H337]=2;[main.$F337];&quot;&quot;)">
            <text:p/>
          </table:table-cell>
          <table:table-cell table:formula="of:=IF([main.$H337]=2;[main.$G337];&quot;&quot;)">
            <text:p/>
          </table:table-cell>
        </table:table-row>
        <table:table-row table:style-name="ro1">
          <table:table-cell table:formula="of:=IF([main.$C338]=0;[main.$A338];&quot;&quot;)">
            <text:p/>
          </table:table-cell>
          <table:table-cell table:formula="of:=IF([main.$C338]=0;[main.$B338];&quot;&quot;)">
            <text:p/>
          </table:table-cell>
          <table:table-cell table:formula="of:=IF([main.$C338]=1;[main.$A338];&quot;&quot;)" office:value-type="float" office:value="1.64118" calcext:value-type="float">
            <text:p>1.64118</text:p>
          </table:table-cell>
          <table:table-cell table:formula="of:=IF([main.$C338]=1;[main.$B338];&quot;&quot;)" office:value-type="float" office:value="3.14828" calcext:value-type="float">
            <text:p>3.14828</text:p>
          </table:table-cell>
          <table:table-cell table:formula="of:=IF([main.$C338]=2;[main.$A338];&quot;&quot;)">
            <text:p/>
          </table:table-cell>
          <table:table-cell table:formula="of:=IF([main.$C338]=2;[main.$B338];&quot;&quot;)">
            <text:p/>
          </table:table-cell>
          <table:table-cell table:number-columns-repeated="2"/>
          <table:table-cell table:formula="of:=IF([main.$H338]=0;[main.$F338];&quot;&quot;)" office:value-type="float" office:value="1.64118" calcext:value-type="float">
            <text:p>1.64118</text:p>
          </table:table-cell>
          <table:table-cell table:formula="of:=IF([main.$H338]=0;[main.$G338];&quot;&quot;)" office:value-type="float" office:value="3.14828" calcext:value-type="float">
            <text:p>3.14828</text:p>
          </table:table-cell>
          <table:table-cell table:formula="of:=IF([main.$H338]=1;[main.$F338];&quot;&quot;)">
            <text:p/>
          </table:table-cell>
          <table:table-cell table:formula="of:=IF([main.$H338]=1;[main.$G338];&quot;&quot;)">
            <text:p/>
          </table:table-cell>
          <table:table-cell table:formula="of:=IF([main.$H338]=2;[main.$F338];&quot;&quot;)">
            <text:p/>
          </table:table-cell>
          <table:table-cell table:formula="of:=IF([main.$H338]=2;[main.$G338];&quot;&quot;)">
            <text:p/>
          </table:table-cell>
        </table:table-row>
        <table:table-row table:style-name="ro1">
          <table:table-cell table:formula="of:=IF([main.$C339]=0;[main.$A339];&quot;&quot;)" office:value-type="float" office:value="1.08212" calcext:value-type="float">
            <text:p>1.08212</text:p>
          </table:table-cell>
          <table:table-cell table:formula="of:=IF([main.$C339]=0;[main.$B339];&quot;&quot;)" office:value-type="float" office:value="0.983113" calcext:value-type="float">
            <text:p>0.983113</text:p>
          </table:table-cell>
          <table:table-cell table:formula="of:=IF([main.$C339]=1;[main.$A339];&quot;&quot;)">
            <text:p/>
          </table:table-cell>
          <table:table-cell table:formula="of:=IF([main.$C339]=1;[main.$B339];&quot;&quot;)">
            <text:p/>
          </table:table-cell>
          <table:table-cell table:formula="of:=IF([main.$C339]=2;[main.$A339];&quot;&quot;)">
            <text:p/>
          </table:table-cell>
          <table:table-cell table:formula="of:=IF([main.$C339]=2;[main.$B339];&quot;&quot;)">
            <text:p/>
          </table:table-cell>
          <table:table-cell table:number-columns-repeated="2"/>
          <table:table-cell table:formula="of:=IF([main.$H339]=0;[main.$F339];&quot;&quot;)" office:value-type="float" office:value="1.08212" calcext:value-type="float">
            <text:p>1.08212</text:p>
          </table:table-cell>
          <table:table-cell table:formula="of:=IF([main.$H339]=0;[main.$G339];&quot;&quot;)" office:value-type="float" office:value="0.983113" calcext:value-type="float">
            <text:p>0.983113</text:p>
          </table:table-cell>
          <table:table-cell table:formula="of:=IF([main.$H339]=1;[main.$F339];&quot;&quot;)">
            <text:p/>
          </table:table-cell>
          <table:table-cell table:formula="of:=IF([main.$H339]=1;[main.$G339];&quot;&quot;)">
            <text:p/>
          </table:table-cell>
          <table:table-cell table:formula="of:=IF([main.$H339]=2;[main.$F339];&quot;&quot;)">
            <text:p/>
          </table:table-cell>
          <table:table-cell table:formula="of:=IF([main.$H339]=2;[main.$G339];&quot;&quot;)">
            <text:p/>
          </table:table-cell>
        </table:table-row>
        <table:table-row table:style-name="ro1">
          <table:table-cell table:formula="of:=IF([main.$C340]=0;[main.$A340];&quot;&quot;)">
            <text:p/>
          </table:table-cell>
          <table:table-cell table:formula="of:=IF([main.$C340]=0;[main.$B340];&quot;&quot;)">
            <text:p/>
          </table:table-cell>
          <table:table-cell table:formula="of:=IF([main.$C340]=1;[main.$A340];&quot;&quot;)" office:value-type="float" office:value="1.66693" calcext:value-type="float">
            <text:p>1.66693</text:p>
          </table:table-cell>
          <table:table-cell table:formula="of:=IF([main.$C340]=1;[main.$B340];&quot;&quot;)" office:value-type="float" office:value="2.96756" calcext:value-type="float">
            <text:p>2.96756</text:p>
          </table:table-cell>
          <table:table-cell table:formula="of:=IF([main.$C340]=2;[main.$A340];&quot;&quot;)">
            <text:p/>
          </table:table-cell>
          <table:table-cell table:formula="of:=IF([main.$C340]=2;[main.$B340];&quot;&quot;)">
            <text:p/>
          </table:table-cell>
          <table:table-cell table:number-columns-repeated="2"/>
          <table:table-cell table:formula="of:=IF([main.$H340]=0;[main.$F340];&quot;&quot;)" office:value-type="float" office:value="1.66693" calcext:value-type="float">
            <text:p>1.66693</text:p>
          </table:table-cell>
          <table:table-cell table:formula="of:=IF([main.$H340]=0;[main.$G340];&quot;&quot;)" office:value-type="float" office:value="2.96756" calcext:value-type="float">
            <text:p>2.96756</text:p>
          </table:table-cell>
          <table:table-cell table:formula="of:=IF([main.$H340]=1;[main.$F340];&quot;&quot;)">
            <text:p/>
          </table:table-cell>
          <table:table-cell table:formula="of:=IF([main.$H340]=1;[main.$G340];&quot;&quot;)">
            <text:p/>
          </table:table-cell>
          <table:table-cell table:formula="of:=IF([main.$H340]=2;[main.$F340];&quot;&quot;)">
            <text:p/>
          </table:table-cell>
          <table:table-cell table:formula="of:=IF([main.$H340]=2;[main.$G340];&quot;&quot;)">
            <text:p/>
          </table:table-cell>
        </table:table-row>
        <table:table-row table:style-name="ro1">
          <table:table-cell table:formula="of:=IF([main.$C341]=0;[main.$A341];&quot;&quot;)">
            <text:p/>
          </table:table-cell>
          <table:table-cell table:formula="of:=IF([main.$C341]=0;[main.$B341];&quot;&quot;)">
            <text:p/>
          </table:table-cell>
          <table:table-cell table:formula="of:=IF([main.$C341]=1;[main.$A341];&quot;&quot;)">
            <text:p/>
          </table:table-cell>
          <table:table-cell table:formula="of:=IF([main.$C341]=1;[main.$B341];&quot;&quot;)">
            <text:p/>
          </table:table-cell>
          <table:table-cell table:formula="of:=IF([main.$C341]=2;[main.$A341];&quot;&quot;)" office:value-type="float" office:value="2.36325" calcext:value-type="float">
            <text:p>2.36325</text:p>
          </table:table-cell>
          <table:table-cell table:formula="of:=IF([main.$C341]=2;[main.$B341];&quot;&quot;)" office:value-type="float" office:value="0.638112" calcext:value-type="float">
            <text:p>0.638112</text:p>
          </table:table-cell>
          <table:table-cell table:number-columns-repeated="2"/>
          <table:table-cell table:formula="of:=IF([main.$H341]=0;[main.$F341];&quot;&quot;)" office:value-type="float" office:value="2.36325" calcext:value-type="float">
            <text:p>2.36325</text:p>
          </table:table-cell>
          <table:table-cell table:formula="of:=IF([main.$H341]=0;[main.$G341];&quot;&quot;)" office:value-type="float" office:value="0.638112" calcext:value-type="float">
            <text:p>0.638112</text:p>
          </table:table-cell>
          <table:table-cell table:formula="of:=IF([main.$H341]=1;[main.$F341];&quot;&quot;)">
            <text:p/>
          </table:table-cell>
          <table:table-cell table:formula="of:=IF([main.$H341]=1;[main.$G341];&quot;&quot;)">
            <text:p/>
          </table:table-cell>
          <table:table-cell table:formula="of:=IF([main.$H341]=2;[main.$F341];&quot;&quot;)">
            <text:p/>
          </table:table-cell>
          <table:table-cell table:formula="of:=IF([main.$H341]=2;[main.$G341];&quot;&quot;)">
            <text:p/>
          </table:table-cell>
        </table:table-row>
        <table:table-row table:style-name="ro1">
          <table:table-cell table:formula="of:=IF([main.$C342]=0;[main.$A342];&quot;&quot;)">
            <text:p/>
          </table:table-cell>
          <table:table-cell table:formula="of:=IF([main.$C342]=0;[main.$B342];&quot;&quot;)">
            <text:p/>
          </table:table-cell>
          <table:table-cell table:formula="of:=IF([main.$C342]=1;[main.$A342];&quot;&quot;)" office:value-type="float" office:value="-1.63527" calcext:value-type="float">
            <text:p>-1.63527</text:p>
          </table:table-cell>
          <table:table-cell table:formula="of:=IF([main.$C342]=1;[main.$B342];&quot;&quot;)" office:value-type="float" office:value="-0.0332534" calcext:value-type="float">
            <text:p>-0.0332534</text:p>
          </table:table-cell>
          <table:table-cell table:formula="of:=IF([main.$C342]=2;[main.$A342];&quot;&quot;)">
            <text:p/>
          </table:table-cell>
          <table:table-cell table:formula="of:=IF([main.$C342]=2;[main.$B342];&quot;&quot;)">
            <text:p/>
          </table:table-cell>
          <table:table-cell table:number-columns-repeated="2"/>
          <table:table-cell table:formula="of:=IF([main.$H342]=0;[main.$F342];&quot;&quot;)" office:value-type="float" office:value="-1.63527" calcext:value-type="float">
            <text:p>-1.63527</text:p>
          </table:table-cell>
          <table:table-cell table:formula="of:=IF([main.$H342]=0;[main.$G342];&quot;&quot;)" office:value-type="float" office:value="-0.0332534" calcext:value-type="float">
            <text:p>-0.0332534</text:p>
          </table:table-cell>
          <table:table-cell table:formula="of:=IF([main.$H342]=1;[main.$F342];&quot;&quot;)">
            <text:p/>
          </table:table-cell>
          <table:table-cell table:formula="of:=IF([main.$H342]=1;[main.$G342];&quot;&quot;)">
            <text:p/>
          </table:table-cell>
          <table:table-cell table:formula="of:=IF([main.$H342]=2;[main.$F342];&quot;&quot;)">
            <text:p/>
          </table:table-cell>
          <table:table-cell table:formula="of:=IF([main.$H342]=2;[main.$G342];&quot;&quot;)">
            <text:p/>
          </table:table-cell>
        </table:table-row>
        <table:table-row table:style-name="ro1">
          <table:table-cell table:formula="of:=IF([main.$C343]=0;[main.$A343];&quot;&quot;)">
            <text:p/>
          </table:table-cell>
          <table:table-cell table:formula="of:=IF([main.$C343]=0;[main.$B343];&quot;&quot;)">
            <text:p/>
          </table:table-cell>
          <table:table-cell table:formula="of:=IF([main.$C343]=1;[main.$A343];&quot;&quot;)" office:value-type="float" office:value="1.28515" calcext:value-type="float">
            <text:p>1.28515</text:p>
          </table:table-cell>
          <table:table-cell table:formula="of:=IF([main.$C343]=1;[main.$B343];&quot;&quot;)" office:value-type="float" office:value="2.61357" calcext:value-type="float">
            <text:p>2.61357</text:p>
          </table:table-cell>
          <table:table-cell table:formula="of:=IF([main.$C343]=2;[main.$A343];&quot;&quot;)">
            <text:p/>
          </table:table-cell>
          <table:table-cell table:formula="of:=IF([main.$C343]=2;[main.$B343];&quot;&quot;)">
            <text:p/>
          </table:table-cell>
          <table:table-cell table:number-columns-repeated="2"/>
          <table:table-cell table:formula="of:=IF([main.$H343]=0;[main.$F343];&quot;&quot;)" office:value-type="float" office:value="1.28515" calcext:value-type="float">
            <text:p>1.28515</text:p>
          </table:table-cell>
          <table:table-cell table:formula="of:=IF([main.$H343]=0;[main.$G343];&quot;&quot;)" office:value-type="float" office:value="2.61357" calcext:value-type="float">
            <text:p>2.61357</text:p>
          </table:table-cell>
          <table:table-cell table:formula="of:=IF([main.$H343]=1;[main.$F343];&quot;&quot;)">
            <text:p/>
          </table:table-cell>
          <table:table-cell table:formula="of:=IF([main.$H343]=1;[main.$G343];&quot;&quot;)">
            <text:p/>
          </table:table-cell>
          <table:table-cell table:formula="of:=IF([main.$H343]=2;[main.$F343];&quot;&quot;)">
            <text:p/>
          </table:table-cell>
          <table:table-cell table:formula="of:=IF([main.$H343]=2;[main.$G343];&quot;&quot;)">
            <text:p/>
          </table:table-cell>
        </table:table-row>
        <table:table-row table:style-name="ro1">
          <table:table-cell table:formula="of:=IF([main.$C344]=0;[main.$A344];&quot;&quot;)" office:value-type="float" office:value="1.35971" calcext:value-type="float">
            <text:p>1.35971</text:p>
          </table:table-cell>
          <table:table-cell table:formula="of:=IF([main.$C344]=0;[main.$B344];&quot;&quot;)" office:value-type="float" office:value="0.986634" calcext:value-type="float">
            <text:p>0.986634</text:p>
          </table:table-cell>
          <table:table-cell table:formula="of:=IF([main.$C344]=1;[main.$A344];&quot;&quot;)">
            <text:p/>
          </table:table-cell>
          <table:table-cell table:formula="of:=IF([main.$C344]=1;[main.$B344];&quot;&quot;)">
            <text:p/>
          </table:table-cell>
          <table:table-cell table:formula="of:=IF([main.$C344]=2;[main.$A344];&quot;&quot;)">
            <text:p/>
          </table:table-cell>
          <table:table-cell table:formula="of:=IF([main.$C344]=2;[main.$B344];&quot;&quot;)">
            <text:p/>
          </table:table-cell>
          <table:table-cell table:number-columns-repeated="2"/>
          <table:table-cell table:formula="of:=IF([main.$H344]=0;[main.$F344];&quot;&quot;)" office:value-type="float" office:value="1.35971" calcext:value-type="float">
            <text:p>1.35971</text:p>
          </table:table-cell>
          <table:table-cell table:formula="of:=IF([main.$H344]=0;[main.$G344];&quot;&quot;)" office:value-type="float" office:value="0.986634" calcext:value-type="float">
            <text:p>0.986634</text:p>
          </table:table-cell>
          <table:table-cell table:formula="of:=IF([main.$H344]=1;[main.$F344];&quot;&quot;)">
            <text:p/>
          </table:table-cell>
          <table:table-cell table:formula="of:=IF([main.$H344]=1;[main.$G344];&quot;&quot;)">
            <text:p/>
          </table:table-cell>
          <table:table-cell table:formula="of:=IF([main.$H344]=2;[main.$F344];&quot;&quot;)">
            <text:p/>
          </table:table-cell>
          <table:table-cell table:formula="of:=IF([main.$H344]=2;[main.$G344];&quot;&quot;)">
            <text:p/>
          </table:table-cell>
        </table:table-row>
        <table:table-row table:style-name="ro1">
          <table:table-cell table:formula="of:=IF([main.$C345]=0;[main.$A345];&quot;&quot;)" office:value-type="float" office:value="-1.42929" calcext:value-type="float">
            <text:p>-1.42929</text:p>
          </table:table-cell>
          <table:table-cell table:formula="of:=IF([main.$C345]=0;[main.$B345];&quot;&quot;)" office:value-type="float" office:value="-1.1717" calcext:value-type="float">
            <text:p>-1.1717</text:p>
          </table:table-cell>
          <table:table-cell table:formula="of:=IF([main.$C345]=1;[main.$A345];&quot;&quot;)">
            <text:p/>
          </table:table-cell>
          <table:table-cell table:formula="of:=IF([main.$C345]=1;[main.$B345];&quot;&quot;)">
            <text:p/>
          </table:table-cell>
          <table:table-cell table:formula="of:=IF([main.$C345]=2;[main.$A345];&quot;&quot;)">
            <text:p/>
          </table:table-cell>
          <table:table-cell table:formula="of:=IF([main.$C345]=2;[main.$B345];&quot;&quot;)">
            <text:p/>
          </table:table-cell>
          <table:table-cell table:number-columns-repeated="2"/>
          <table:table-cell table:formula="of:=IF([main.$H345]=0;[main.$F345];&quot;&quot;)" office:value-type="float" office:value="-1.42929" calcext:value-type="float">
            <text:p>-1.42929</text:p>
          </table:table-cell>
          <table:table-cell table:formula="of:=IF([main.$H345]=0;[main.$G345];&quot;&quot;)" office:value-type="float" office:value="-1.1717" calcext:value-type="float">
            <text:p>-1.1717</text:p>
          </table:table-cell>
          <table:table-cell table:formula="of:=IF([main.$H345]=1;[main.$F345];&quot;&quot;)">
            <text:p/>
          </table:table-cell>
          <table:table-cell table:formula="of:=IF([main.$H345]=1;[main.$G345];&quot;&quot;)">
            <text:p/>
          </table:table-cell>
          <table:table-cell table:formula="of:=IF([main.$H345]=2;[main.$F345];&quot;&quot;)">
            <text:p/>
          </table:table-cell>
          <table:table-cell table:formula="of:=IF([main.$H345]=2;[main.$G345];&quot;&quot;)">
            <text:p/>
          </table:table-cell>
        </table:table-row>
        <table:table-row table:style-name="ro1">
          <table:table-cell table:formula="of:=IF([main.$C346]=0;[main.$A346];&quot;&quot;)">
            <text:p/>
          </table:table-cell>
          <table:table-cell table:formula="of:=IF([main.$C346]=0;[main.$B346];&quot;&quot;)">
            <text:p/>
          </table:table-cell>
          <table:table-cell table:formula="of:=IF([main.$C346]=1;[main.$A346];&quot;&quot;)">
            <text:p/>
          </table:table-cell>
          <table:table-cell table:formula="of:=IF([main.$C346]=1;[main.$B346];&quot;&quot;)">
            <text:p/>
          </table:table-cell>
          <table:table-cell table:formula="of:=IF([main.$C346]=2;[main.$A346];&quot;&quot;)" office:value-type="float" office:value="0.668116" calcext:value-type="float">
            <text:p>0.668116</text:p>
          </table:table-cell>
          <table:table-cell table:formula="of:=IF([main.$C346]=2;[main.$B346];&quot;&quot;)" office:value-type="float" office:value="0.108546" calcext:value-type="float">
            <text:p>0.108546</text:p>
          </table:table-cell>
          <table:table-cell table:number-columns-repeated="2"/>
          <table:table-cell table:formula="of:=IF([main.$H346]=0;[main.$F346];&quot;&quot;)" office:value-type="float" office:value="0.668116" calcext:value-type="float">
            <text:p>0.668116</text:p>
          </table:table-cell>
          <table:table-cell table:formula="of:=IF([main.$H346]=0;[main.$G346];&quot;&quot;)" office:value-type="float" office:value="0.108546" calcext:value-type="float">
            <text:p>0.108546</text:p>
          </table:table-cell>
          <table:table-cell table:formula="of:=IF([main.$H346]=1;[main.$F346];&quot;&quot;)">
            <text:p/>
          </table:table-cell>
          <table:table-cell table:formula="of:=IF([main.$H346]=1;[main.$G346];&quot;&quot;)">
            <text:p/>
          </table:table-cell>
          <table:table-cell table:formula="of:=IF([main.$H346]=2;[main.$F346];&quot;&quot;)">
            <text:p/>
          </table:table-cell>
          <table:table-cell table:formula="of:=IF([main.$H346]=2;[main.$G346];&quot;&quot;)">
            <text:p/>
          </table:table-cell>
        </table:table-row>
        <table:table-row table:style-name="ro1">
          <table:table-cell table:formula="of:=IF([main.$C347]=0;[main.$A347];&quot;&quot;)" office:value-type="float" office:value="0.458065" calcext:value-type="float">
            <text:p>0.458065</text:p>
          </table:table-cell>
          <table:table-cell table:formula="of:=IF([main.$C347]=0;[main.$B347];&quot;&quot;)" office:value-type="float" office:value="0.773162" calcext:value-type="float">
            <text:p>0.773162</text:p>
          </table:table-cell>
          <table:table-cell table:formula="of:=IF([main.$C347]=1;[main.$A347];&quot;&quot;)">
            <text:p/>
          </table:table-cell>
          <table:table-cell table:formula="of:=IF([main.$C347]=1;[main.$B347];&quot;&quot;)">
            <text:p/>
          </table:table-cell>
          <table:table-cell table:formula="of:=IF([main.$C347]=2;[main.$A347];&quot;&quot;)">
            <text:p/>
          </table:table-cell>
          <table:table-cell table:formula="of:=IF([main.$C347]=2;[main.$B347];&quot;&quot;)">
            <text:p/>
          </table:table-cell>
          <table:table-cell table:number-columns-repeated="2"/>
          <table:table-cell table:formula="of:=IF([main.$H347]=0;[main.$F347];&quot;&quot;)" office:value-type="float" office:value="0.458065" calcext:value-type="float">
            <text:p>0.458065</text:p>
          </table:table-cell>
          <table:table-cell table:formula="of:=IF([main.$H347]=0;[main.$G347];&quot;&quot;)" office:value-type="float" office:value="0.773162" calcext:value-type="float">
            <text:p>0.773162</text:p>
          </table:table-cell>
          <table:table-cell table:formula="of:=IF([main.$H347]=1;[main.$F347];&quot;&quot;)">
            <text:p/>
          </table:table-cell>
          <table:table-cell table:formula="of:=IF([main.$H347]=1;[main.$G347];&quot;&quot;)">
            <text:p/>
          </table:table-cell>
          <table:table-cell table:formula="of:=IF([main.$H347]=2;[main.$F347];&quot;&quot;)">
            <text:p/>
          </table:table-cell>
          <table:table-cell table:formula="of:=IF([main.$H347]=2;[main.$G347];&quot;&quot;)">
            <text:p/>
          </table:table-cell>
        </table:table-row>
        <table:table-row table:style-name="ro1">
          <table:table-cell table:formula="of:=IF([main.$C348]=0;[main.$A348];&quot;&quot;)">
            <text:p/>
          </table:table-cell>
          <table:table-cell table:formula="of:=IF([main.$C348]=0;[main.$B348];&quot;&quot;)">
            <text:p/>
          </table:table-cell>
          <table:table-cell table:formula="of:=IF([main.$C348]=1;[main.$A348];&quot;&quot;)" office:value-type="float" office:value="0.0521123" calcext:value-type="float">
            <text:p>0.0521123</text:p>
          </table:table-cell>
          <table:table-cell table:formula="of:=IF([main.$C348]=1;[main.$B348];&quot;&quot;)" office:value-type="float" office:value="1.4646" calcext:value-type="float">
            <text:p>1.4646</text:p>
          </table:table-cell>
          <table:table-cell table:formula="of:=IF([main.$C348]=2;[main.$A348];&quot;&quot;)">
            <text:p/>
          </table:table-cell>
          <table:table-cell table:formula="of:=IF([main.$C348]=2;[main.$B348];&quot;&quot;)">
            <text:p/>
          </table:table-cell>
          <table:table-cell table:number-columns-repeated="2"/>
          <table:table-cell table:formula="of:=IF([main.$H348]=0;[main.$F348];&quot;&quot;)" office:value-type="float" office:value="0.0521123" calcext:value-type="float">
            <text:p>0.0521123</text:p>
          </table:table-cell>
          <table:table-cell table:formula="of:=IF([main.$H348]=0;[main.$G348];&quot;&quot;)" office:value-type="float" office:value="1.4646" calcext:value-type="float">
            <text:p>1.4646</text:p>
          </table:table-cell>
          <table:table-cell table:formula="of:=IF([main.$H348]=1;[main.$F348];&quot;&quot;)">
            <text:p/>
          </table:table-cell>
          <table:table-cell table:formula="of:=IF([main.$H348]=1;[main.$G348];&quot;&quot;)">
            <text:p/>
          </table:table-cell>
          <table:table-cell table:formula="of:=IF([main.$H348]=2;[main.$F348];&quot;&quot;)">
            <text:p/>
          </table:table-cell>
          <table:table-cell table:formula="of:=IF([main.$H348]=2;[main.$G348];&quot;&quot;)">
            <text:p/>
          </table:table-cell>
        </table:table-row>
        <table:table-row table:style-name="ro1">
          <table:table-cell table:formula="of:=IF([main.$C349]=0;[main.$A349];&quot;&quot;)" office:value-type="float" office:value="-1.18384" calcext:value-type="float">
            <text:p>-1.18384</text:p>
          </table:table-cell>
          <table:table-cell table:formula="of:=IF([main.$C349]=0;[main.$B349];&quot;&quot;)" office:value-type="float" office:value="-1.08553" calcext:value-type="float">
            <text:p>-1.08553</text:p>
          </table:table-cell>
          <table:table-cell table:formula="of:=IF([main.$C349]=1;[main.$A349];&quot;&quot;)">
            <text:p/>
          </table:table-cell>
          <table:table-cell table:formula="of:=IF([main.$C349]=1;[main.$B349];&quot;&quot;)">
            <text:p/>
          </table:table-cell>
          <table:table-cell table:formula="of:=IF([main.$C349]=2;[main.$A349];&quot;&quot;)">
            <text:p/>
          </table:table-cell>
          <table:table-cell table:formula="of:=IF([main.$C349]=2;[main.$B349];&quot;&quot;)">
            <text:p/>
          </table:table-cell>
          <table:table-cell table:number-columns-repeated="2"/>
          <table:table-cell table:formula="of:=IF([main.$H349]=0;[main.$F349];&quot;&quot;)" office:value-type="float" office:value="-1.18384" calcext:value-type="float">
            <text:p>-1.18384</text:p>
          </table:table-cell>
          <table:table-cell table:formula="of:=IF([main.$H349]=0;[main.$G349];&quot;&quot;)" office:value-type="float" office:value="-1.08553" calcext:value-type="float">
            <text:p>-1.08553</text:p>
          </table:table-cell>
          <table:table-cell table:formula="of:=IF([main.$H349]=1;[main.$F349];&quot;&quot;)">
            <text:p/>
          </table:table-cell>
          <table:table-cell table:formula="of:=IF([main.$H349]=1;[main.$G349];&quot;&quot;)">
            <text:p/>
          </table:table-cell>
          <table:table-cell table:formula="of:=IF([main.$H349]=2;[main.$F349];&quot;&quot;)">
            <text:p/>
          </table:table-cell>
          <table:table-cell table:formula="of:=IF([main.$H349]=2;[main.$G349];&quot;&quot;)">
            <text:p/>
          </table:table-cell>
        </table:table-row>
        <table:table-row table:style-name="ro1">
          <table:table-cell table:formula="of:=IF([main.$C350]=0;[main.$A350];&quot;&quot;)">
            <text:p/>
          </table:table-cell>
          <table:table-cell table:formula="of:=IF([main.$C350]=0;[main.$B350];&quot;&quot;)">
            <text:p/>
          </table:table-cell>
          <table:table-cell table:formula="of:=IF([main.$C350]=1;[main.$A350];&quot;&quot;)" office:value-type="float" office:value="1.03729" calcext:value-type="float">
            <text:p>1.03729</text:p>
          </table:table-cell>
          <table:table-cell table:formula="of:=IF([main.$C350]=1;[main.$B350];&quot;&quot;)" office:value-type="float" office:value="2.3269" calcext:value-type="float">
            <text:p>2.3269</text:p>
          </table:table-cell>
          <table:table-cell table:formula="of:=IF([main.$C350]=2;[main.$A350];&quot;&quot;)">
            <text:p/>
          </table:table-cell>
          <table:table-cell table:formula="of:=IF([main.$C350]=2;[main.$B350];&quot;&quot;)">
            <text:p/>
          </table:table-cell>
          <table:table-cell table:number-columns-repeated="2"/>
          <table:table-cell table:formula="of:=IF([main.$H350]=0;[main.$F350];&quot;&quot;)" office:value-type="float" office:value="1.03729" calcext:value-type="float">
            <text:p>1.03729</text:p>
          </table:table-cell>
          <table:table-cell table:formula="of:=IF([main.$H350]=0;[main.$G350];&quot;&quot;)" office:value-type="float" office:value="2.3269" calcext:value-type="float">
            <text:p>2.3269</text:p>
          </table:table-cell>
          <table:table-cell table:formula="of:=IF([main.$H350]=1;[main.$F350];&quot;&quot;)">
            <text:p/>
          </table:table-cell>
          <table:table-cell table:formula="of:=IF([main.$H350]=1;[main.$G350];&quot;&quot;)">
            <text:p/>
          </table:table-cell>
          <table:table-cell table:formula="of:=IF([main.$H350]=2;[main.$F350];&quot;&quot;)">
            <text:p/>
          </table:table-cell>
          <table:table-cell table:formula="of:=IF([main.$H350]=2;[main.$G350];&quot;&quot;)">
            <text:p/>
          </table:table-cell>
        </table:table-row>
        <table:table-row table:style-name="ro1">
          <table:table-cell table:formula="of:=IF([main.$C351]=0;[main.$A351];&quot;&quot;)">
            <text:p/>
          </table:table-cell>
          <table:table-cell table:formula="of:=IF([main.$C351]=0;[main.$B351];&quot;&quot;)">
            <text:p/>
          </table:table-cell>
          <table:table-cell table:formula="of:=IF([main.$C351]=1;[main.$A351];&quot;&quot;)">
            <text:p/>
          </table:table-cell>
          <table:table-cell table:formula="of:=IF([main.$C351]=1;[main.$B351];&quot;&quot;)">
            <text:p/>
          </table:table-cell>
          <table:table-cell table:formula="of:=IF([main.$C351]=2;[main.$A351];&quot;&quot;)" office:value-type="float" office:value="0.738717" calcext:value-type="float">
            <text:p>0.738717</text:p>
          </table:table-cell>
          <table:table-cell table:formula="of:=IF([main.$C351]=2;[main.$B351];&quot;&quot;)" office:value-type="float" office:value="-0.272597" calcext:value-type="float">
            <text:p>-0.272597</text:p>
          </table:table-cell>
          <table:table-cell table:number-columns-repeated="2"/>
          <table:table-cell table:formula="of:=IF([main.$H351]=0;[main.$F351];&quot;&quot;)" office:value-type="float" office:value="0.738717" calcext:value-type="float">
            <text:p>0.738717</text:p>
          </table:table-cell>
          <table:table-cell table:formula="of:=IF([main.$H351]=0;[main.$G351];&quot;&quot;)" office:value-type="float" office:value="-0.272597" calcext:value-type="float">
            <text:p>-0.272597</text:p>
          </table:table-cell>
          <table:table-cell table:formula="of:=IF([main.$H351]=1;[main.$F351];&quot;&quot;)">
            <text:p/>
          </table:table-cell>
          <table:table-cell table:formula="of:=IF([main.$H351]=1;[main.$G351];&quot;&quot;)">
            <text:p/>
          </table:table-cell>
          <table:table-cell table:formula="of:=IF([main.$H351]=2;[main.$F351];&quot;&quot;)">
            <text:p/>
          </table:table-cell>
          <table:table-cell table:formula="of:=IF([main.$H351]=2;[main.$G351];&quot;&quot;)">
            <text:p/>
          </table:table-cell>
        </table:table-row>
        <table:table-row table:style-name="ro1">
          <table:table-cell table:formula="of:=IF([main.$C352]=0;[main.$A352];&quot;&quot;)" office:value-type="float" office:value="-2.1347" calcext:value-type="float">
            <text:p>-2.1347</text:p>
          </table:table-cell>
          <table:table-cell table:formula="of:=IF([main.$C352]=0;[main.$B352];&quot;&quot;)" office:value-type="float" office:value="-1.90971" calcext:value-type="float">
            <text:p>-1.90971</text:p>
          </table:table-cell>
          <table:table-cell table:formula="of:=IF([main.$C352]=1;[main.$A352];&quot;&quot;)">
            <text:p/>
          </table:table-cell>
          <table:table-cell table:formula="of:=IF([main.$C352]=1;[main.$B352];&quot;&quot;)">
            <text:p/>
          </table:table-cell>
          <table:table-cell table:formula="of:=IF([main.$C352]=2;[main.$A352];&quot;&quot;)">
            <text:p/>
          </table:table-cell>
          <table:table-cell table:formula="of:=IF([main.$C352]=2;[main.$B352];&quot;&quot;)">
            <text:p/>
          </table:table-cell>
          <table:table-cell table:number-columns-repeated="2"/>
          <table:table-cell table:formula="of:=IF([main.$H352]=0;[main.$F352];&quot;&quot;)" office:value-type="float" office:value="-2.1347" calcext:value-type="float">
            <text:p>-2.1347</text:p>
          </table:table-cell>
          <table:table-cell table:formula="of:=IF([main.$H352]=0;[main.$G352];&quot;&quot;)" office:value-type="float" office:value="-1.90971" calcext:value-type="float">
            <text:p>-1.90971</text:p>
          </table:table-cell>
          <table:table-cell table:formula="of:=IF([main.$H352]=1;[main.$F352];&quot;&quot;)">
            <text:p/>
          </table:table-cell>
          <table:table-cell table:formula="of:=IF([main.$H352]=1;[main.$G352];&quot;&quot;)">
            <text:p/>
          </table:table-cell>
          <table:table-cell table:formula="of:=IF([main.$H352]=2;[main.$F352];&quot;&quot;)">
            <text:p/>
          </table:table-cell>
          <table:table-cell table:formula="of:=IF([main.$H352]=2;[main.$G352];&quot;&quot;)">
            <text:p/>
          </table:table-cell>
        </table:table-row>
        <table:table-row table:style-name="ro1">
          <table:table-cell table:formula="of:=IF([main.$C353]=0;[main.$A353];&quot;&quot;)" office:value-type="float" office:value="2.23847" calcext:value-type="float">
            <text:p>2.23847</text:p>
          </table:table-cell>
          <table:table-cell table:formula="of:=IF([main.$C353]=0;[main.$B353];&quot;&quot;)" office:value-type="float" office:value="1.86776" calcext:value-type="float">
            <text:p>1.86776</text:p>
          </table:table-cell>
          <table:table-cell table:formula="of:=IF([main.$C353]=1;[main.$A353];&quot;&quot;)">
            <text:p/>
          </table:table-cell>
          <table:table-cell table:formula="of:=IF([main.$C353]=1;[main.$B353];&quot;&quot;)">
            <text:p/>
          </table:table-cell>
          <table:table-cell table:formula="of:=IF([main.$C353]=2;[main.$A353];&quot;&quot;)">
            <text:p/>
          </table:table-cell>
          <table:table-cell table:formula="of:=IF([main.$C353]=2;[main.$B353];&quot;&quot;)">
            <text:p/>
          </table:table-cell>
          <table:table-cell table:number-columns-repeated="2"/>
          <table:table-cell table:formula="of:=IF([main.$H353]=0;[main.$F353];&quot;&quot;)" office:value-type="float" office:value="2.23847" calcext:value-type="float">
            <text:p>2.23847</text:p>
          </table:table-cell>
          <table:table-cell table:formula="of:=IF([main.$H353]=0;[main.$G353];&quot;&quot;)" office:value-type="float" office:value="1.86776" calcext:value-type="float">
            <text:p>1.86776</text:p>
          </table:table-cell>
          <table:table-cell table:formula="of:=IF([main.$H353]=1;[main.$F353];&quot;&quot;)">
            <text:p/>
          </table:table-cell>
          <table:table-cell table:formula="of:=IF([main.$H353]=1;[main.$G353];&quot;&quot;)">
            <text:p/>
          </table:table-cell>
          <table:table-cell table:formula="of:=IF([main.$H353]=2;[main.$F353];&quot;&quot;)">
            <text:p/>
          </table:table-cell>
          <table:table-cell table:formula="of:=IF([main.$H353]=2;[main.$G353];&quot;&quot;)">
            <text:p/>
          </table:table-cell>
        </table:table-row>
        <table:table-row table:style-name="ro1">
          <table:table-cell table:formula="of:=IF([main.$C354]=0;[main.$A354];&quot;&quot;)" office:value-type="float" office:value="-0.222488" calcext:value-type="float">
            <text:p>-0.222488</text:p>
          </table:table-cell>
          <table:table-cell table:formula="of:=IF([main.$C354]=0;[main.$B354];&quot;&quot;)" office:value-type="float" office:value="-0.0449327" calcext:value-type="float">
            <text:p>-0.0449327</text:p>
          </table:table-cell>
          <table:table-cell table:formula="of:=IF([main.$C354]=1;[main.$A354];&quot;&quot;)">
            <text:p/>
          </table:table-cell>
          <table:table-cell table:formula="of:=IF([main.$C354]=1;[main.$B354];&quot;&quot;)">
            <text:p/>
          </table:table-cell>
          <table:table-cell table:formula="of:=IF([main.$C354]=2;[main.$A354];&quot;&quot;)">
            <text:p/>
          </table:table-cell>
          <table:table-cell table:formula="of:=IF([main.$C354]=2;[main.$B354];&quot;&quot;)">
            <text:p/>
          </table:table-cell>
          <table:table-cell table:number-columns-repeated="2"/>
          <table:table-cell table:formula="of:=IF([main.$H354]=0;[main.$F354];&quot;&quot;)" office:value-type="float" office:value="-0.222488" calcext:value-type="float">
            <text:p>-0.222488</text:p>
          </table:table-cell>
          <table:table-cell table:formula="of:=IF([main.$H354]=0;[main.$G354];&quot;&quot;)" office:value-type="float" office:value="-0.0449327" calcext:value-type="float">
            <text:p>-0.0449327</text:p>
          </table:table-cell>
          <table:table-cell table:formula="of:=IF([main.$H354]=1;[main.$F354];&quot;&quot;)">
            <text:p/>
          </table:table-cell>
          <table:table-cell table:formula="of:=IF([main.$H354]=1;[main.$G354];&quot;&quot;)">
            <text:p/>
          </table:table-cell>
          <table:table-cell table:formula="of:=IF([main.$H354]=2;[main.$F354];&quot;&quot;)">
            <text:p/>
          </table:table-cell>
          <table:table-cell table:formula="of:=IF([main.$H354]=2;[main.$G354];&quot;&quot;)">
            <text:p/>
          </table:table-cell>
        </table:table-row>
        <table:table-row table:style-name="ro1">
          <table:table-cell table:formula="of:=IF([main.$C355]=0;[main.$A355];&quot;&quot;)">
            <text:p/>
          </table:table-cell>
          <table:table-cell table:formula="of:=IF([main.$C355]=0;[main.$B355];&quot;&quot;)">
            <text:p/>
          </table:table-cell>
          <table:table-cell table:formula="of:=IF([main.$C355]=1;[main.$A355];&quot;&quot;)" office:value-type="float" office:value="-0.250716" calcext:value-type="float">
            <text:p>-0.250716</text:p>
          </table:table-cell>
          <table:table-cell table:formula="of:=IF([main.$C355]=1;[main.$B355];&quot;&quot;)" office:value-type="float" office:value="0.766274" calcext:value-type="float">
            <text:p>0.766274</text:p>
          </table:table-cell>
          <table:table-cell table:formula="of:=IF([main.$C355]=2;[main.$A355];&quot;&quot;)">
            <text:p/>
          </table:table-cell>
          <table:table-cell table:formula="of:=IF([main.$C355]=2;[main.$B355];&quot;&quot;)">
            <text:p/>
          </table:table-cell>
          <table:table-cell table:number-columns-repeated="2"/>
          <table:table-cell table:formula="of:=IF([main.$H355]=0;[main.$F355];&quot;&quot;)" office:value-type="float" office:value="-0.250716" calcext:value-type="float">
            <text:p>-0.250716</text:p>
          </table:table-cell>
          <table:table-cell table:formula="of:=IF([main.$H355]=0;[main.$G355];&quot;&quot;)" office:value-type="float" office:value="0.766274" calcext:value-type="float">
            <text:p>0.766274</text:p>
          </table:table-cell>
          <table:table-cell table:formula="of:=IF([main.$H355]=1;[main.$F355];&quot;&quot;)">
            <text:p/>
          </table:table-cell>
          <table:table-cell table:formula="of:=IF([main.$H355]=1;[main.$G355];&quot;&quot;)">
            <text:p/>
          </table:table-cell>
          <table:table-cell table:formula="of:=IF([main.$H355]=2;[main.$F355];&quot;&quot;)">
            <text:p/>
          </table:table-cell>
          <table:table-cell table:formula="of:=IF([main.$H355]=2;[main.$G355];&quot;&quot;)">
            <text:p/>
          </table:table-cell>
        </table:table-row>
        <table:table-row table:style-name="ro1">
          <table:table-cell table:formula="of:=IF([main.$C356]=0;[main.$A356];&quot;&quot;)">
            <text:p/>
          </table:table-cell>
          <table:table-cell table:formula="of:=IF([main.$C356]=0;[main.$B356];&quot;&quot;)">
            <text:p/>
          </table:table-cell>
          <table:table-cell table:formula="of:=IF([main.$C356]=1;[main.$A356];&quot;&quot;)">
            <text:p/>
          </table:table-cell>
          <table:table-cell table:formula="of:=IF([main.$C356]=1;[main.$B356];&quot;&quot;)">
            <text:p/>
          </table:table-cell>
          <table:table-cell table:formula="of:=IF([main.$C356]=2;[main.$A356];&quot;&quot;)" office:value-type="float" office:value="1.53178" calcext:value-type="float">
            <text:p>1.53178</text:p>
          </table:table-cell>
          <table:table-cell table:formula="of:=IF([main.$C356]=2;[main.$B356];&quot;&quot;)" office:value-type="float" office:value="-0.24349" calcext:value-type="float">
            <text:p>-0.24349</text:p>
          </table:table-cell>
          <table:table-cell table:number-columns-repeated="2"/>
          <table:table-cell table:formula="of:=IF([main.$H356]=0;[main.$F356];&quot;&quot;)" office:value-type="float" office:value="1.53178" calcext:value-type="float">
            <text:p>1.53178</text:p>
          </table:table-cell>
          <table:table-cell table:formula="of:=IF([main.$H356]=0;[main.$G356];&quot;&quot;)" office:value-type="float" office:value="-0.24349" calcext:value-type="float">
            <text:p>-0.24349</text:p>
          </table:table-cell>
          <table:table-cell table:formula="of:=IF([main.$H356]=1;[main.$F356];&quot;&quot;)">
            <text:p/>
          </table:table-cell>
          <table:table-cell table:formula="of:=IF([main.$H356]=1;[main.$G356];&quot;&quot;)">
            <text:p/>
          </table:table-cell>
          <table:table-cell table:formula="of:=IF([main.$H356]=2;[main.$F356];&quot;&quot;)">
            <text:p/>
          </table:table-cell>
          <table:table-cell table:formula="of:=IF([main.$H356]=2;[main.$G356];&quot;&quot;)">
            <text:p/>
          </table:table-cell>
        </table:table-row>
        <table:table-row table:style-name="ro1">
          <table:table-cell table:formula="of:=IF([main.$C357]=0;[main.$A357];&quot;&quot;)">
            <text:p/>
          </table:table-cell>
          <table:table-cell table:formula="of:=IF([main.$C357]=0;[main.$B357];&quot;&quot;)">
            <text:p/>
          </table:table-cell>
          <table:table-cell table:formula="of:=IF([main.$C357]=1;[main.$A357];&quot;&quot;)">
            <text:p/>
          </table:table-cell>
          <table:table-cell table:formula="of:=IF([main.$C357]=1;[main.$B357];&quot;&quot;)">
            <text:p/>
          </table:table-cell>
          <table:table-cell table:formula="of:=IF([main.$C357]=2;[main.$A357];&quot;&quot;)" office:value-type="float" office:value="2.7263" calcext:value-type="float">
            <text:p>2.7263</text:p>
          </table:table-cell>
          <table:table-cell table:formula="of:=IF([main.$C357]=2;[main.$B357];&quot;&quot;)" office:value-type="float" office:value="0.807496" calcext:value-type="float">
            <text:p>0.807496</text:p>
          </table:table-cell>
          <table:table-cell table:number-columns-repeated="2"/>
          <table:table-cell table:formula="of:=IF([main.$H357]=0;[main.$F357];&quot;&quot;)" office:value-type="float" office:value="2.7263" calcext:value-type="float">
            <text:p>2.7263</text:p>
          </table:table-cell>
          <table:table-cell table:formula="of:=IF([main.$H357]=0;[main.$G357];&quot;&quot;)" office:value-type="float" office:value="0.807496" calcext:value-type="float">
            <text:p>0.807496</text:p>
          </table:table-cell>
          <table:table-cell table:formula="of:=IF([main.$H357]=1;[main.$F357];&quot;&quot;)">
            <text:p/>
          </table:table-cell>
          <table:table-cell table:formula="of:=IF([main.$H357]=1;[main.$G357];&quot;&quot;)">
            <text:p/>
          </table:table-cell>
          <table:table-cell table:formula="of:=IF([main.$H357]=2;[main.$F357];&quot;&quot;)">
            <text:p/>
          </table:table-cell>
          <table:table-cell table:formula="of:=IF([main.$H357]=2;[main.$G357];&quot;&quot;)">
            <text:p/>
          </table:table-cell>
        </table:table-row>
        <table:table-row table:style-name="ro1">
          <table:table-cell table:formula="of:=IF([main.$C358]=0;[main.$A358];&quot;&quot;)">
            <text:p/>
          </table:table-cell>
          <table:table-cell table:formula="of:=IF([main.$C358]=0;[main.$B358];&quot;&quot;)">
            <text:p/>
          </table:table-cell>
          <table:table-cell table:formula="of:=IF([main.$C358]=1;[main.$A358];&quot;&quot;)" office:value-type="float" office:value="-0.215281" calcext:value-type="float">
            <text:p>-0.215281</text:p>
          </table:table-cell>
          <table:table-cell table:formula="of:=IF([main.$C358]=1;[main.$B358];&quot;&quot;)" office:value-type="float" office:value="0.928562" calcext:value-type="float">
            <text:p>0.928562</text:p>
          </table:table-cell>
          <table:table-cell table:formula="of:=IF([main.$C358]=2;[main.$A358];&quot;&quot;)">
            <text:p/>
          </table:table-cell>
          <table:table-cell table:formula="of:=IF([main.$C358]=2;[main.$B358];&quot;&quot;)">
            <text:p/>
          </table:table-cell>
          <table:table-cell table:number-columns-repeated="2"/>
          <table:table-cell table:formula="of:=IF([main.$H358]=0;[main.$F358];&quot;&quot;)" office:value-type="float" office:value="-0.215281" calcext:value-type="float">
            <text:p>-0.215281</text:p>
          </table:table-cell>
          <table:table-cell table:formula="of:=IF([main.$H358]=0;[main.$G358];&quot;&quot;)" office:value-type="float" office:value="0.928562" calcext:value-type="float">
            <text:p>0.928562</text:p>
          </table:table-cell>
          <table:table-cell table:formula="of:=IF([main.$H358]=1;[main.$F358];&quot;&quot;)">
            <text:p/>
          </table:table-cell>
          <table:table-cell table:formula="of:=IF([main.$H358]=1;[main.$G358];&quot;&quot;)">
            <text:p/>
          </table:table-cell>
          <table:table-cell table:formula="of:=IF([main.$H358]=2;[main.$F358];&quot;&quot;)">
            <text:p/>
          </table:table-cell>
          <table:table-cell table:formula="of:=IF([main.$H358]=2;[main.$G358];&quot;&quot;)">
            <text:p/>
          </table:table-cell>
        </table:table-row>
        <table:table-row table:style-name="ro1">
          <table:table-cell table:formula="of:=IF([main.$C359]=0;[main.$A359];&quot;&quot;)">
            <text:p/>
          </table:table-cell>
          <table:table-cell table:formula="of:=IF([main.$C359]=0;[main.$B359];&quot;&quot;)">
            <text:p/>
          </table:table-cell>
          <table:table-cell table:formula="of:=IF([main.$C359]=1;[main.$A359];&quot;&quot;)">
            <text:p/>
          </table:table-cell>
          <table:table-cell table:formula="of:=IF([main.$C359]=1;[main.$B359];&quot;&quot;)">
            <text:p/>
          </table:table-cell>
          <table:table-cell table:formula="of:=IF([main.$C359]=2;[main.$A359];&quot;&quot;)" office:value-type="float" office:value="0.890924" calcext:value-type="float">
            <text:p>0.890924</text:p>
          </table:table-cell>
          <table:table-cell table:formula="of:=IF([main.$C359]=2;[main.$B359];&quot;&quot;)" office:value-type="float" office:value="-0.94923" calcext:value-type="float">
            <text:p>-0.94923</text:p>
          </table:table-cell>
          <table:table-cell table:number-columns-repeated="2"/>
          <table:table-cell table:formula="of:=IF([main.$H359]=0;[main.$F359];&quot;&quot;)" office:value-type="float" office:value="0.890924" calcext:value-type="float">
            <text:p>0.890924</text:p>
          </table:table-cell>
          <table:table-cell table:formula="of:=IF([main.$H359]=0;[main.$G359];&quot;&quot;)" office:value-type="float" office:value="-0.94923" calcext:value-type="float">
            <text:p>-0.94923</text:p>
          </table:table-cell>
          <table:table-cell table:formula="of:=IF([main.$H359]=1;[main.$F359];&quot;&quot;)">
            <text:p/>
          </table:table-cell>
          <table:table-cell table:formula="of:=IF([main.$H359]=1;[main.$G359];&quot;&quot;)">
            <text:p/>
          </table:table-cell>
          <table:table-cell table:formula="of:=IF([main.$H359]=2;[main.$F359];&quot;&quot;)">
            <text:p/>
          </table:table-cell>
          <table:table-cell table:formula="of:=IF([main.$H359]=2;[main.$G359];&quot;&quot;)">
            <text:p/>
          </table:table-cell>
        </table:table-row>
        <table:table-row table:style-name="ro1">
          <table:table-cell table:formula="of:=IF([main.$C360]=0;[main.$A360];&quot;&quot;)" office:value-type="float" office:value="0.118066" calcext:value-type="float">
            <text:p>0.118066</text:p>
          </table:table-cell>
          <table:table-cell table:formula="of:=IF([main.$C360]=0;[main.$B360];&quot;&quot;)" office:value-type="float" office:value="-0.310855" calcext:value-type="float">
            <text:p>-0.310855</text:p>
          </table:table-cell>
          <table:table-cell table:formula="of:=IF([main.$C360]=1;[main.$A360];&quot;&quot;)">
            <text:p/>
          </table:table-cell>
          <table:table-cell table:formula="of:=IF([main.$C360]=1;[main.$B360];&quot;&quot;)">
            <text:p/>
          </table:table-cell>
          <table:table-cell table:formula="of:=IF([main.$C360]=2;[main.$A360];&quot;&quot;)">
            <text:p/>
          </table:table-cell>
          <table:table-cell table:formula="of:=IF([main.$C360]=2;[main.$B360];&quot;&quot;)">
            <text:p/>
          </table:table-cell>
          <table:table-cell table:number-columns-repeated="2"/>
          <table:table-cell table:formula="of:=IF([main.$H360]=0;[main.$F360];&quot;&quot;)" office:value-type="float" office:value="0.118066" calcext:value-type="float">
            <text:p>0.118066</text:p>
          </table:table-cell>
          <table:table-cell table:formula="of:=IF([main.$H360]=0;[main.$G360];&quot;&quot;)" office:value-type="float" office:value="-0.310855" calcext:value-type="float">
            <text:p>-0.310855</text:p>
          </table:table-cell>
          <table:table-cell table:formula="of:=IF([main.$H360]=1;[main.$F360];&quot;&quot;)">
            <text:p/>
          </table:table-cell>
          <table:table-cell table:formula="of:=IF([main.$H360]=1;[main.$G360];&quot;&quot;)">
            <text:p/>
          </table:table-cell>
          <table:table-cell table:formula="of:=IF([main.$H360]=2;[main.$F360];&quot;&quot;)">
            <text:p/>
          </table:table-cell>
          <table:table-cell table:formula="of:=IF([main.$H360]=2;[main.$G360];&quot;&quot;)">
            <text:p/>
          </table:table-cell>
        </table:table-row>
        <table:table-row table:style-name="ro1">
          <table:table-cell table:formula="of:=IF([main.$C361]=0;[main.$A361];&quot;&quot;)" office:value-type="float" office:value="1.35461" calcext:value-type="float">
            <text:p>1.35461</text:p>
          </table:table-cell>
          <table:table-cell table:formula="of:=IF([main.$C361]=0;[main.$B361];&quot;&quot;)" office:value-type="float" office:value="1.2987" calcext:value-type="float">
            <text:p>1.2987</text:p>
          </table:table-cell>
          <table:table-cell table:formula="of:=IF([main.$C361]=1;[main.$A361];&quot;&quot;)">
            <text:p/>
          </table:table-cell>
          <table:table-cell table:formula="of:=IF([main.$C361]=1;[main.$B361];&quot;&quot;)">
            <text:p/>
          </table:table-cell>
          <table:table-cell table:formula="of:=IF([main.$C361]=2;[main.$A361];&quot;&quot;)">
            <text:p/>
          </table:table-cell>
          <table:table-cell table:formula="of:=IF([main.$C361]=2;[main.$B361];&quot;&quot;)">
            <text:p/>
          </table:table-cell>
          <table:table-cell table:number-columns-repeated="2"/>
          <table:table-cell table:formula="of:=IF([main.$H361]=0;[main.$F361];&quot;&quot;)" office:value-type="float" office:value="1.35461" calcext:value-type="float">
            <text:p>1.35461</text:p>
          </table:table-cell>
          <table:table-cell table:formula="of:=IF([main.$H361]=0;[main.$G361];&quot;&quot;)" office:value-type="float" office:value="1.2987" calcext:value-type="float">
            <text:p>1.2987</text:p>
          </table:table-cell>
          <table:table-cell table:formula="of:=IF([main.$H361]=1;[main.$F361];&quot;&quot;)">
            <text:p/>
          </table:table-cell>
          <table:table-cell table:formula="of:=IF([main.$H361]=1;[main.$G361];&quot;&quot;)">
            <text:p/>
          </table:table-cell>
          <table:table-cell table:formula="of:=IF([main.$H361]=2;[main.$F361];&quot;&quot;)">
            <text:p/>
          </table:table-cell>
          <table:table-cell table:formula="of:=IF([main.$H361]=2;[main.$G361];&quot;&quot;)">
            <text:p/>
          </table:table-cell>
        </table:table-row>
        <table:table-row table:style-name="ro1">
          <table:table-cell table:formula="of:=IF([main.$C362]=0;[main.$A362];&quot;&quot;)">
            <text:p/>
          </table:table-cell>
          <table:table-cell table:formula="of:=IF([main.$C362]=0;[main.$B362];&quot;&quot;)">
            <text:p/>
          </table:table-cell>
          <table:table-cell table:formula="of:=IF([main.$C362]=1;[main.$A362];&quot;&quot;)">
            <text:p/>
          </table:table-cell>
          <table:table-cell table:formula="of:=IF([main.$C362]=1;[main.$B362];&quot;&quot;)">
            <text:p/>
          </table:table-cell>
          <table:table-cell table:formula="of:=IF([main.$C362]=2;[main.$A362];&quot;&quot;)" office:value-type="float" office:value="0.824756" calcext:value-type="float">
            <text:p>0.824756</text:p>
          </table:table-cell>
          <table:table-cell table:formula="of:=IF([main.$C362]=2;[main.$B362];&quot;&quot;)" office:value-type="float" office:value="-0.699302" calcext:value-type="float">
            <text:p>-0.699302</text:p>
          </table:table-cell>
          <table:table-cell table:number-columns-repeated="2"/>
          <table:table-cell table:formula="of:=IF([main.$H362]=0;[main.$F362];&quot;&quot;)" office:value-type="float" office:value="0.824756" calcext:value-type="float">
            <text:p>0.824756</text:p>
          </table:table-cell>
          <table:table-cell table:formula="of:=IF([main.$H362]=0;[main.$G362];&quot;&quot;)" office:value-type="float" office:value="-0.699302" calcext:value-type="float">
            <text:p>-0.699302</text:p>
          </table:table-cell>
          <table:table-cell table:formula="of:=IF([main.$H362]=1;[main.$F362];&quot;&quot;)">
            <text:p/>
          </table:table-cell>
          <table:table-cell table:formula="of:=IF([main.$H362]=1;[main.$G362];&quot;&quot;)">
            <text:p/>
          </table:table-cell>
          <table:table-cell table:formula="of:=IF([main.$H362]=2;[main.$F362];&quot;&quot;)">
            <text:p/>
          </table:table-cell>
          <table:table-cell table:formula="of:=IF([main.$H362]=2;[main.$G362];&quot;&quot;)">
            <text:p/>
          </table:table-cell>
        </table:table-row>
        <table:table-row table:style-name="ro1">
          <table:table-cell table:formula="of:=IF([main.$C363]=0;[main.$A363];&quot;&quot;)">
            <text:p/>
          </table:table-cell>
          <table:table-cell table:formula="of:=IF([main.$C363]=0;[main.$B363];&quot;&quot;)">
            <text:p/>
          </table:table-cell>
          <table:table-cell table:formula="of:=IF([main.$C363]=1;[main.$A363];&quot;&quot;)" office:value-type="float" office:value="1.08468" calcext:value-type="float">
            <text:p>1.08468</text:p>
          </table:table-cell>
          <table:table-cell table:formula="of:=IF([main.$C363]=1;[main.$B363];&quot;&quot;)" office:value-type="float" office:value="2.12864" calcext:value-type="float">
            <text:p>2.12864</text:p>
          </table:table-cell>
          <table:table-cell table:formula="of:=IF([main.$C363]=2;[main.$A363];&quot;&quot;)">
            <text:p/>
          </table:table-cell>
          <table:table-cell table:formula="of:=IF([main.$C363]=2;[main.$B363];&quot;&quot;)">
            <text:p/>
          </table:table-cell>
          <table:table-cell table:number-columns-repeated="2"/>
          <table:table-cell table:formula="of:=IF([main.$H363]=0;[main.$F363];&quot;&quot;)" office:value-type="float" office:value="1.08468" calcext:value-type="float">
            <text:p>1.08468</text:p>
          </table:table-cell>
          <table:table-cell table:formula="of:=IF([main.$H363]=0;[main.$G363];&quot;&quot;)" office:value-type="float" office:value="2.12864" calcext:value-type="float">
            <text:p>2.12864</text:p>
          </table:table-cell>
          <table:table-cell table:formula="of:=IF([main.$H363]=1;[main.$F363];&quot;&quot;)">
            <text:p/>
          </table:table-cell>
          <table:table-cell table:formula="of:=IF([main.$H363]=1;[main.$G363];&quot;&quot;)">
            <text:p/>
          </table:table-cell>
          <table:table-cell table:formula="of:=IF([main.$H363]=2;[main.$F363];&quot;&quot;)">
            <text:p/>
          </table:table-cell>
          <table:table-cell table:formula="of:=IF([main.$H363]=2;[main.$G363];&quot;&quot;)">
            <text:p/>
          </table:table-cell>
        </table:table-row>
        <table:table-row table:style-name="ro1">
          <table:table-cell table:formula="of:=IF([main.$C364]=0;[main.$A364];&quot;&quot;)" office:value-type="float" office:value="1.88416" calcext:value-type="float">
            <text:p>1.88416</text:p>
          </table:table-cell>
          <table:table-cell table:formula="of:=IF([main.$C364]=0;[main.$B364];&quot;&quot;)" office:value-type="float" office:value="1.71453" calcext:value-type="float">
            <text:p>1.71453</text:p>
          </table:table-cell>
          <table:table-cell table:formula="of:=IF([main.$C364]=1;[main.$A364];&quot;&quot;)">
            <text:p/>
          </table:table-cell>
          <table:table-cell table:formula="of:=IF([main.$C364]=1;[main.$B364];&quot;&quot;)">
            <text:p/>
          </table:table-cell>
          <table:table-cell table:formula="of:=IF([main.$C364]=2;[main.$A364];&quot;&quot;)">
            <text:p/>
          </table:table-cell>
          <table:table-cell table:formula="of:=IF([main.$C364]=2;[main.$B364];&quot;&quot;)">
            <text:p/>
          </table:table-cell>
          <table:table-cell table:number-columns-repeated="2"/>
          <table:table-cell table:formula="of:=IF([main.$H364]=0;[main.$F364];&quot;&quot;)" office:value-type="float" office:value="1.88416" calcext:value-type="float">
            <text:p>1.88416</text:p>
          </table:table-cell>
          <table:table-cell table:formula="of:=IF([main.$H364]=0;[main.$G364];&quot;&quot;)" office:value-type="float" office:value="1.71453" calcext:value-type="float">
            <text:p>1.71453</text:p>
          </table:table-cell>
          <table:table-cell table:formula="of:=IF([main.$H364]=1;[main.$F364];&quot;&quot;)">
            <text:p/>
          </table:table-cell>
          <table:table-cell table:formula="of:=IF([main.$H364]=1;[main.$G364];&quot;&quot;)">
            <text:p/>
          </table:table-cell>
          <table:table-cell table:formula="of:=IF([main.$H364]=2;[main.$F364];&quot;&quot;)">
            <text:p/>
          </table:table-cell>
          <table:table-cell table:formula="of:=IF([main.$H364]=2;[main.$G364];&quot;&quot;)">
            <text:p/>
          </table:table-cell>
        </table:table-row>
        <table:table-row table:style-name="ro1">
          <table:table-cell table:formula="of:=IF([main.$C365]=0;[main.$A365];&quot;&quot;)">
            <text:p/>
          </table:table-cell>
          <table:table-cell table:formula="of:=IF([main.$C365]=0;[main.$B365];&quot;&quot;)">
            <text:p/>
          </table:table-cell>
          <table:table-cell table:formula="of:=IF([main.$C365]=1;[main.$A365];&quot;&quot;)">
            <text:p/>
          </table:table-cell>
          <table:table-cell table:formula="of:=IF([main.$C365]=1;[main.$B365];&quot;&quot;)">
            <text:p/>
          </table:table-cell>
          <table:table-cell table:formula="of:=IF([main.$C365]=2;[main.$A365];&quot;&quot;)" office:value-type="float" office:value="0.803698" calcext:value-type="float">
            <text:p>0.803698</text:p>
          </table:table-cell>
          <table:table-cell table:formula="of:=IF([main.$C365]=2;[main.$B365];&quot;&quot;)" office:value-type="float" office:value="-1.12588" calcext:value-type="float">
            <text:p>-1.12588</text:p>
          </table:table-cell>
          <table:table-cell table:number-columns-repeated="2"/>
          <table:table-cell table:formula="of:=IF([main.$H365]=0;[main.$F365];&quot;&quot;)" office:value-type="float" office:value="0.803698" calcext:value-type="float">
            <text:p>0.803698</text:p>
          </table:table-cell>
          <table:table-cell table:formula="of:=IF([main.$H365]=0;[main.$G365];&quot;&quot;)" office:value-type="float" office:value="-1.12588" calcext:value-type="float">
            <text:p>-1.12588</text:p>
          </table:table-cell>
          <table:table-cell table:formula="of:=IF([main.$H365]=1;[main.$F365];&quot;&quot;)">
            <text:p/>
          </table:table-cell>
          <table:table-cell table:formula="of:=IF([main.$H365]=1;[main.$G365];&quot;&quot;)">
            <text:p/>
          </table:table-cell>
          <table:table-cell table:formula="of:=IF([main.$H365]=2;[main.$F365];&quot;&quot;)">
            <text:p/>
          </table:table-cell>
          <table:table-cell table:formula="of:=IF([main.$H365]=2;[main.$G365];&quot;&quot;)">
            <text:p/>
          </table:table-cell>
        </table:table-row>
        <table:table-row table:style-name="ro1">
          <table:table-cell table:formula="of:=IF([main.$C366]=0;[main.$A366];&quot;&quot;)">
            <text:p/>
          </table:table-cell>
          <table:table-cell table:formula="of:=IF([main.$C366]=0;[main.$B366];&quot;&quot;)">
            <text:p/>
          </table:table-cell>
          <table:table-cell table:formula="of:=IF([main.$C366]=1;[main.$A366];&quot;&quot;)" office:value-type="float" office:value="1.50794" calcext:value-type="float">
            <text:p>1.50794</text:p>
          </table:table-cell>
          <table:table-cell table:formula="of:=IF([main.$C366]=1;[main.$B366];&quot;&quot;)" office:value-type="float" office:value="2.66268" calcext:value-type="float">
            <text:p>2.66268</text:p>
          </table:table-cell>
          <table:table-cell table:formula="of:=IF([main.$C366]=2;[main.$A366];&quot;&quot;)">
            <text:p/>
          </table:table-cell>
          <table:table-cell table:formula="of:=IF([main.$C366]=2;[main.$B366];&quot;&quot;)">
            <text:p/>
          </table:table-cell>
          <table:table-cell table:number-columns-repeated="2"/>
          <table:table-cell table:formula="of:=IF([main.$H366]=0;[main.$F366];&quot;&quot;)" office:value-type="float" office:value="1.50794" calcext:value-type="float">
            <text:p>1.50794</text:p>
          </table:table-cell>
          <table:table-cell table:formula="of:=IF([main.$H366]=0;[main.$G366];&quot;&quot;)" office:value-type="float" office:value="2.66268" calcext:value-type="float">
            <text:p>2.66268</text:p>
          </table:table-cell>
          <table:table-cell table:formula="of:=IF([main.$H366]=1;[main.$F366];&quot;&quot;)">
            <text:p/>
          </table:table-cell>
          <table:table-cell table:formula="of:=IF([main.$H366]=1;[main.$G366];&quot;&quot;)">
            <text:p/>
          </table:table-cell>
          <table:table-cell table:formula="of:=IF([main.$H366]=2;[main.$F366];&quot;&quot;)">
            <text:p/>
          </table:table-cell>
          <table:table-cell table:formula="of:=IF([main.$H366]=2;[main.$G366];&quot;&quot;)">
            <text:p/>
          </table:table-cell>
        </table:table-row>
        <table:table-row table:style-name="ro1">
          <table:table-cell table:formula="of:=IF([main.$C367]=0;[main.$A367];&quot;&quot;)" office:value-type="float" office:value="-0.154875" calcext:value-type="float">
            <text:p>-0.154875</text:p>
          </table:table-cell>
          <table:table-cell table:formula="of:=IF([main.$C367]=0;[main.$B367];&quot;&quot;)" office:value-type="float" office:value="-0.179469" calcext:value-type="float">
            <text:p>-0.179469</text:p>
          </table:table-cell>
          <table:table-cell table:formula="of:=IF([main.$C367]=1;[main.$A367];&quot;&quot;)">
            <text:p/>
          </table:table-cell>
          <table:table-cell table:formula="of:=IF([main.$C367]=1;[main.$B367];&quot;&quot;)">
            <text:p/>
          </table:table-cell>
          <table:table-cell table:formula="of:=IF([main.$C367]=2;[main.$A367];&quot;&quot;)">
            <text:p/>
          </table:table-cell>
          <table:table-cell table:formula="of:=IF([main.$C367]=2;[main.$B367];&quot;&quot;)">
            <text:p/>
          </table:table-cell>
          <table:table-cell table:number-columns-repeated="2"/>
          <table:table-cell table:formula="of:=IF([main.$H367]=0;[main.$F367];&quot;&quot;)" office:value-type="float" office:value="-0.154875" calcext:value-type="float">
            <text:p>-0.154875</text:p>
          </table:table-cell>
          <table:table-cell table:formula="of:=IF([main.$H367]=0;[main.$G367];&quot;&quot;)" office:value-type="float" office:value="-0.179469" calcext:value-type="float">
            <text:p>-0.179469</text:p>
          </table:table-cell>
          <table:table-cell table:formula="of:=IF([main.$H367]=1;[main.$F367];&quot;&quot;)">
            <text:p/>
          </table:table-cell>
          <table:table-cell table:formula="of:=IF([main.$H367]=1;[main.$G367];&quot;&quot;)">
            <text:p/>
          </table:table-cell>
          <table:table-cell table:formula="of:=IF([main.$H367]=2;[main.$F367];&quot;&quot;)">
            <text:p/>
          </table:table-cell>
          <table:table-cell table:formula="of:=IF([main.$H367]=2;[main.$G367];&quot;&quot;)">
            <text:p/>
          </table:table-cell>
        </table:table-row>
        <table:table-row table:style-name="ro1">
          <table:table-cell table:formula="of:=IF([main.$C368]=0;[main.$A368];&quot;&quot;)">
            <text:p/>
          </table:table-cell>
          <table:table-cell table:formula="of:=IF([main.$C368]=0;[main.$B368];&quot;&quot;)">
            <text:p/>
          </table:table-cell>
          <table:table-cell table:formula="of:=IF([main.$C368]=1;[main.$A368];&quot;&quot;)" office:value-type="float" office:value="0.307736" calcext:value-type="float">
            <text:p>0.307736</text:p>
          </table:table-cell>
          <table:table-cell table:formula="of:=IF([main.$C368]=1;[main.$B368];&quot;&quot;)" office:value-type="float" office:value="1.16241" calcext:value-type="float">
            <text:p>1.16241</text:p>
          </table:table-cell>
          <table:table-cell table:formula="of:=IF([main.$C368]=2;[main.$A368];&quot;&quot;)">
            <text:p/>
          </table:table-cell>
          <table:table-cell table:formula="of:=IF([main.$C368]=2;[main.$B368];&quot;&quot;)">
            <text:p/>
          </table:table-cell>
          <table:table-cell table:number-columns-repeated="2"/>
          <table:table-cell table:formula="of:=IF([main.$H368]=0;[main.$F368];&quot;&quot;)" office:value-type="float" office:value="0.307736" calcext:value-type="float">
            <text:p>0.307736</text:p>
          </table:table-cell>
          <table:table-cell table:formula="of:=IF([main.$H368]=0;[main.$G368];&quot;&quot;)" office:value-type="float" office:value="1.16241" calcext:value-type="float">
            <text:p>1.16241</text:p>
          </table:table-cell>
          <table:table-cell table:formula="of:=IF([main.$H368]=1;[main.$F368];&quot;&quot;)">
            <text:p/>
          </table:table-cell>
          <table:table-cell table:formula="of:=IF([main.$H368]=1;[main.$G368];&quot;&quot;)">
            <text:p/>
          </table:table-cell>
          <table:table-cell table:formula="of:=IF([main.$H368]=2;[main.$F368];&quot;&quot;)">
            <text:p/>
          </table:table-cell>
          <table:table-cell table:formula="of:=IF([main.$H368]=2;[main.$G368];&quot;&quot;)">
            <text:p/>
          </table:table-cell>
        </table:table-row>
        <table:table-row table:style-name="ro1">
          <table:table-cell table:formula="of:=IF([main.$C369]=0;[main.$A369];&quot;&quot;)">
            <text:p/>
          </table:table-cell>
          <table:table-cell table:formula="of:=IF([main.$C369]=0;[main.$B369];&quot;&quot;)">
            <text:p/>
          </table:table-cell>
          <table:table-cell table:formula="of:=IF([main.$C369]=1;[main.$A369];&quot;&quot;)" office:value-type="float" office:value="-0.696736" calcext:value-type="float">
            <text:p>-0.696736</text:p>
          </table:table-cell>
          <table:table-cell table:formula="of:=IF([main.$C369]=1;[main.$B369];&quot;&quot;)" office:value-type="float" office:value="0.729276" calcext:value-type="float">
            <text:p>0.729276</text:p>
          </table:table-cell>
          <table:table-cell table:formula="of:=IF([main.$C369]=2;[main.$A369];&quot;&quot;)">
            <text:p/>
          </table:table-cell>
          <table:table-cell table:formula="of:=IF([main.$C369]=2;[main.$B369];&quot;&quot;)">
            <text:p/>
          </table:table-cell>
          <table:table-cell table:number-columns-repeated="2"/>
          <table:table-cell table:formula="of:=IF([main.$H369]=0;[main.$F369];&quot;&quot;)" office:value-type="float" office:value="-0.696736" calcext:value-type="float">
            <text:p>-0.696736</text:p>
          </table:table-cell>
          <table:table-cell table:formula="of:=IF([main.$H369]=0;[main.$G369];&quot;&quot;)" office:value-type="float" office:value="0.729276" calcext:value-type="float">
            <text:p>0.729276</text:p>
          </table:table-cell>
          <table:table-cell table:formula="of:=IF([main.$H369]=1;[main.$F369];&quot;&quot;)">
            <text:p/>
          </table:table-cell>
          <table:table-cell table:formula="of:=IF([main.$H369]=1;[main.$G369];&quot;&quot;)">
            <text:p/>
          </table:table-cell>
          <table:table-cell table:formula="of:=IF([main.$H369]=2;[main.$F369];&quot;&quot;)">
            <text:p/>
          </table:table-cell>
          <table:table-cell table:formula="of:=IF([main.$H369]=2;[main.$G369];&quot;&quot;)">
            <text:p/>
          </table:table-cell>
        </table:table-row>
        <table:table-row table:style-name="ro1">
          <table:table-cell table:formula="of:=IF([main.$C370]=0;[main.$A370];&quot;&quot;)">
            <text:p/>
          </table:table-cell>
          <table:table-cell table:formula="of:=IF([main.$C370]=0;[main.$B370];&quot;&quot;)">
            <text:p/>
          </table:table-cell>
          <table:table-cell table:formula="of:=IF([main.$C370]=1;[main.$A370];&quot;&quot;)" office:value-type="float" office:value="-0.607794" calcext:value-type="float">
            <text:p>-0.607794</text:p>
          </table:table-cell>
          <table:table-cell table:formula="of:=IF([main.$C370]=1;[main.$B370];&quot;&quot;)" office:value-type="float" office:value="1.14753" calcext:value-type="float">
            <text:p>1.14753</text:p>
          </table:table-cell>
          <table:table-cell table:formula="of:=IF([main.$C370]=2;[main.$A370];&quot;&quot;)">
            <text:p/>
          </table:table-cell>
          <table:table-cell table:formula="of:=IF([main.$C370]=2;[main.$B370];&quot;&quot;)">
            <text:p/>
          </table:table-cell>
          <table:table-cell table:number-columns-repeated="2"/>
          <table:table-cell table:formula="of:=IF([main.$H370]=0;[main.$F370];&quot;&quot;)" office:value-type="float" office:value="-0.607794" calcext:value-type="float">
            <text:p>-0.607794</text:p>
          </table:table-cell>
          <table:table-cell table:formula="of:=IF([main.$H370]=0;[main.$G370];&quot;&quot;)" office:value-type="float" office:value="1.14753" calcext:value-type="float">
            <text:p>1.14753</text:p>
          </table:table-cell>
          <table:table-cell table:formula="of:=IF([main.$H370]=1;[main.$F370];&quot;&quot;)">
            <text:p/>
          </table:table-cell>
          <table:table-cell table:formula="of:=IF([main.$H370]=1;[main.$G370];&quot;&quot;)">
            <text:p/>
          </table:table-cell>
          <table:table-cell table:formula="of:=IF([main.$H370]=2;[main.$F370];&quot;&quot;)">
            <text:p/>
          </table:table-cell>
          <table:table-cell table:formula="of:=IF([main.$H370]=2;[main.$G370];&quot;&quot;)">
            <text:p/>
          </table:table-cell>
        </table:table-row>
        <table:table-row table:style-name="ro1">
          <table:table-cell table:formula="of:=IF([main.$C371]=0;[main.$A371];&quot;&quot;)">
            <text:p/>
          </table:table-cell>
          <table:table-cell table:formula="of:=IF([main.$C371]=0;[main.$B371];&quot;&quot;)">
            <text:p/>
          </table:table-cell>
          <table:table-cell table:formula="of:=IF([main.$C371]=1;[main.$A371];&quot;&quot;)" office:value-type="float" office:value="0.757366" calcext:value-type="float">
            <text:p>0.757366</text:p>
          </table:table-cell>
          <table:table-cell table:formula="of:=IF([main.$C371]=1;[main.$B371];&quot;&quot;)" office:value-type="float" office:value="2.00625" calcext:value-type="float">
            <text:p>2.00625</text:p>
          </table:table-cell>
          <table:table-cell table:formula="of:=IF([main.$C371]=2;[main.$A371];&quot;&quot;)">
            <text:p/>
          </table:table-cell>
          <table:table-cell table:formula="of:=IF([main.$C371]=2;[main.$B371];&quot;&quot;)">
            <text:p/>
          </table:table-cell>
          <table:table-cell table:number-columns-repeated="2"/>
          <table:table-cell table:formula="of:=IF([main.$H371]=0;[main.$F371];&quot;&quot;)" office:value-type="float" office:value="0.757366" calcext:value-type="float">
            <text:p>0.757366</text:p>
          </table:table-cell>
          <table:table-cell table:formula="of:=IF([main.$H371]=0;[main.$G371];&quot;&quot;)" office:value-type="float" office:value="2.00625" calcext:value-type="float">
            <text:p>2.00625</text:p>
          </table:table-cell>
          <table:table-cell table:formula="of:=IF([main.$H371]=1;[main.$F371];&quot;&quot;)">
            <text:p/>
          </table:table-cell>
          <table:table-cell table:formula="of:=IF([main.$H371]=1;[main.$G371];&quot;&quot;)">
            <text:p/>
          </table:table-cell>
          <table:table-cell table:formula="of:=IF([main.$H371]=2;[main.$F371];&quot;&quot;)">
            <text:p/>
          </table:table-cell>
          <table:table-cell table:formula="of:=IF([main.$H371]=2;[main.$G371];&quot;&quot;)">
            <text:p/>
          </table:table-cell>
        </table:table-row>
        <table:table-row table:style-name="ro1">
          <table:table-cell table:formula="of:=IF([main.$C372]=0;[main.$A372];&quot;&quot;)" office:value-type="float" office:value="0.93361" calcext:value-type="float">
            <text:p>0.93361</text:p>
          </table:table-cell>
          <table:table-cell table:formula="of:=IF([main.$C372]=0;[main.$B372];&quot;&quot;)" office:value-type="float" office:value="1.08782" calcext:value-type="float">
            <text:p>1.08782</text:p>
          </table:table-cell>
          <table:table-cell table:formula="of:=IF([main.$C372]=1;[main.$A372];&quot;&quot;)">
            <text:p/>
          </table:table-cell>
          <table:table-cell table:formula="of:=IF([main.$C372]=1;[main.$B372];&quot;&quot;)">
            <text:p/>
          </table:table-cell>
          <table:table-cell table:formula="of:=IF([main.$C372]=2;[main.$A372];&quot;&quot;)">
            <text:p/>
          </table:table-cell>
          <table:table-cell table:formula="of:=IF([main.$C372]=2;[main.$B372];&quot;&quot;)">
            <text:p/>
          </table:table-cell>
          <table:table-cell table:number-columns-repeated="2"/>
          <table:table-cell table:formula="of:=IF([main.$H372]=0;[main.$F372];&quot;&quot;)" office:value-type="float" office:value="0.93361" calcext:value-type="float">
            <text:p>0.93361</text:p>
          </table:table-cell>
          <table:table-cell table:formula="of:=IF([main.$H372]=0;[main.$G372];&quot;&quot;)" office:value-type="float" office:value="1.08782" calcext:value-type="float">
            <text:p>1.08782</text:p>
          </table:table-cell>
          <table:table-cell table:formula="of:=IF([main.$H372]=1;[main.$F372];&quot;&quot;)">
            <text:p/>
          </table:table-cell>
          <table:table-cell table:formula="of:=IF([main.$H372]=1;[main.$G372];&quot;&quot;)">
            <text:p/>
          </table:table-cell>
          <table:table-cell table:formula="of:=IF([main.$H372]=2;[main.$F372];&quot;&quot;)">
            <text:p/>
          </table:table-cell>
          <table:table-cell table:formula="of:=IF([main.$H372]=2;[main.$G372];&quot;&quot;)">
            <text:p/>
          </table:table-cell>
        </table:table-row>
        <table:table-row table:style-name="ro1">
          <table:table-cell table:formula="of:=IF([main.$C373]=0;[main.$A373];&quot;&quot;)" office:value-type="float" office:value="0.932594" calcext:value-type="float">
            <text:p>0.932594</text:p>
          </table:table-cell>
          <table:table-cell table:formula="of:=IF([main.$C373]=0;[main.$B373];&quot;&quot;)" office:value-type="float" office:value="1.46344" calcext:value-type="float">
            <text:p>1.46344</text:p>
          </table:table-cell>
          <table:table-cell table:formula="of:=IF([main.$C373]=1;[main.$A373];&quot;&quot;)">
            <text:p/>
          </table:table-cell>
          <table:table-cell table:formula="of:=IF([main.$C373]=1;[main.$B373];&quot;&quot;)">
            <text:p/>
          </table:table-cell>
          <table:table-cell table:formula="of:=IF([main.$C373]=2;[main.$A373];&quot;&quot;)">
            <text:p/>
          </table:table-cell>
          <table:table-cell table:formula="of:=IF([main.$C373]=2;[main.$B373];&quot;&quot;)">
            <text:p/>
          </table:table-cell>
          <table:table-cell table:number-columns-repeated="2"/>
          <table:table-cell table:formula="of:=IF([main.$H373]=0;[main.$F373];&quot;&quot;)" office:value-type="float" office:value="0.932594" calcext:value-type="float">
            <text:p>0.932594</text:p>
          </table:table-cell>
          <table:table-cell table:formula="of:=IF([main.$H373]=0;[main.$G373];&quot;&quot;)" office:value-type="float" office:value="1.46344" calcext:value-type="float">
            <text:p>1.46344</text:p>
          </table:table-cell>
          <table:table-cell table:formula="of:=IF([main.$H373]=1;[main.$F373];&quot;&quot;)">
            <text:p/>
          </table:table-cell>
          <table:table-cell table:formula="of:=IF([main.$H373]=1;[main.$G373];&quot;&quot;)">
            <text:p/>
          </table:table-cell>
          <table:table-cell table:formula="of:=IF([main.$H373]=2;[main.$F373];&quot;&quot;)">
            <text:p/>
          </table:table-cell>
          <table:table-cell table:formula="of:=IF([main.$H373]=2;[main.$G373];&quot;&quot;)">
            <text:p/>
          </table:table-cell>
        </table:table-row>
        <table:table-row table:style-name="ro1">
          <table:table-cell table:formula="of:=IF([main.$C374]=0;[main.$A374];&quot;&quot;)">
            <text:p/>
          </table:table-cell>
          <table:table-cell table:formula="of:=IF([main.$C374]=0;[main.$B374];&quot;&quot;)">
            <text:p/>
          </table:table-cell>
          <table:table-cell table:formula="of:=IF([main.$C374]=1;[main.$A374];&quot;&quot;)" office:value-type="float" office:value="1.52352" calcext:value-type="float">
            <text:p>1.52352</text:p>
          </table:table-cell>
          <table:table-cell table:formula="of:=IF([main.$C374]=1;[main.$B374];&quot;&quot;)" office:value-type="float" office:value="2.78248" calcext:value-type="float">
            <text:p>2.78248</text:p>
          </table:table-cell>
          <table:table-cell table:formula="of:=IF([main.$C374]=2;[main.$A374];&quot;&quot;)">
            <text:p/>
          </table:table-cell>
          <table:table-cell table:formula="of:=IF([main.$C374]=2;[main.$B374];&quot;&quot;)">
            <text:p/>
          </table:table-cell>
          <table:table-cell table:number-columns-repeated="2"/>
          <table:table-cell table:formula="of:=IF([main.$H374]=0;[main.$F374];&quot;&quot;)" office:value-type="float" office:value="1.52352" calcext:value-type="float">
            <text:p>1.52352</text:p>
          </table:table-cell>
          <table:table-cell table:formula="of:=IF([main.$H374]=0;[main.$G374];&quot;&quot;)" office:value-type="float" office:value="2.78248" calcext:value-type="float">
            <text:p>2.78248</text:p>
          </table:table-cell>
          <table:table-cell table:formula="of:=IF([main.$H374]=1;[main.$F374];&quot;&quot;)">
            <text:p/>
          </table:table-cell>
          <table:table-cell table:formula="of:=IF([main.$H374]=1;[main.$G374];&quot;&quot;)">
            <text:p/>
          </table:table-cell>
          <table:table-cell table:formula="of:=IF([main.$H374]=2;[main.$F374];&quot;&quot;)">
            <text:p/>
          </table:table-cell>
          <table:table-cell table:formula="of:=IF([main.$H374]=2;[main.$G374];&quot;&quot;)">
            <text:p/>
          </table:table-cell>
        </table:table-row>
        <table:table-row table:style-name="ro1">
          <table:table-cell table:formula="of:=IF([main.$C375]=0;[main.$A375];&quot;&quot;)" office:value-type="float" office:value="-0.363838" calcext:value-type="float">
            <text:p>-0.363838</text:p>
          </table:table-cell>
          <table:table-cell table:formula="of:=IF([main.$C375]=0;[main.$B375];&quot;&quot;)" office:value-type="float" office:value="-0.631755" calcext:value-type="float">
            <text:p>-0.631755</text:p>
          </table:table-cell>
          <table:table-cell table:formula="of:=IF([main.$C375]=1;[main.$A375];&quot;&quot;)">
            <text:p/>
          </table:table-cell>
          <table:table-cell table:formula="of:=IF([main.$C375]=1;[main.$B375];&quot;&quot;)">
            <text:p/>
          </table:table-cell>
          <table:table-cell table:formula="of:=IF([main.$C375]=2;[main.$A375];&quot;&quot;)">
            <text:p/>
          </table:table-cell>
          <table:table-cell table:formula="of:=IF([main.$C375]=2;[main.$B375];&quot;&quot;)">
            <text:p/>
          </table:table-cell>
          <table:table-cell table:number-columns-repeated="2"/>
          <table:table-cell table:formula="of:=IF([main.$H375]=0;[main.$F375];&quot;&quot;)" office:value-type="float" office:value="-0.363838" calcext:value-type="float">
            <text:p>-0.363838</text:p>
          </table:table-cell>
          <table:table-cell table:formula="of:=IF([main.$H375]=0;[main.$G375];&quot;&quot;)" office:value-type="float" office:value="-0.631755" calcext:value-type="float">
            <text:p>-0.631755</text:p>
          </table:table-cell>
          <table:table-cell table:formula="of:=IF([main.$H375]=1;[main.$F375];&quot;&quot;)">
            <text:p/>
          </table:table-cell>
          <table:table-cell table:formula="of:=IF([main.$H375]=1;[main.$G375];&quot;&quot;)">
            <text:p/>
          </table:table-cell>
          <table:table-cell table:formula="of:=IF([main.$H375]=2;[main.$F375];&quot;&quot;)">
            <text:p/>
          </table:table-cell>
          <table:table-cell table:formula="of:=IF([main.$H375]=2;[main.$G375];&quot;&quot;)">
            <text:p/>
          </table:table-cell>
        </table:table-row>
        <table:table-row table:style-name="ro1">
          <table:table-cell table:formula="of:=IF([main.$C376]=0;[main.$A376];&quot;&quot;)">
            <text:p/>
          </table:table-cell>
          <table:table-cell table:formula="of:=IF([main.$C376]=0;[main.$B376];&quot;&quot;)">
            <text:p/>
          </table:table-cell>
          <table:table-cell table:formula="of:=IF([main.$C376]=1;[main.$A376];&quot;&quot;)">
            <text:p/>
          </table:table-cell>
          <table:table-cell table:formula="of:=IF([main.$C376]=1;[main.$B376];&quot;&quot;)">
            <text:p/>
          </table:table-cell>
          <table:table-cell table:formula="of:=IF([main.$C376]=2;[main.$A376];&quot;&quot;)" office:value-type="float" office:value="1.5273" calcext:value-type="float">
            <text:p>1.5273</text:p>
          </table:table-cell>
          <table:table-cell table:formula="of:=IF([main.$C376]=2;[main.$B376];&quot;&quot;)" office:value-type="float" office:value="-0.0244367" calcext:value-type="float">
            <text:p>-0.0244367</text:p>
          </table:table-cell>
          <table:table-cell table:number-columns-repeated="2"/>
          <table:table-cell table:formula="of:=IF([main.$H376]=0;[main.$F376];&quot;&quot;)" office:value-type="float" office:value="1.5273" calcext:value-type="float">
            <text:p>1.5273</text:p>
          </table:table-cell>
          <table:table-cell table:formula="of:=IF([main.$H376]=0;[main.$G376];&quot;&quot;)" office:value-type="float" office:value="-0.0244367" calcext:value-type="float">
            <text:p>-0.0244367</text:p>
          </table:table-cell>
          <table:table-cell table:formula="of:=IF([main.$H376]=1;[main.$F376];&quot;&quot;)">
            <text:p/>
          </table:table-cell>
          <table:table-cell table:formula="of:=IF([main.$H376]=1;[main.$G376];&quot;&quot;)">
            <text:p/>
          </table:table-cell>
          <table:table-cell table:formula="of:=IF([main.$H376]=2;[main.$F376];&quot;&quot;)">
            <text:p/>
          </table:table-cell>
          <table:table-cell table:formula="of:=IF([main.$H376]=2;[main.$G376];&quot;&quot;)">
            <text:p/>
          </table:table-cell>
        </table:table-row>
        <table:table-row table:style-name="ro1">
          <table:table-cell table:formula="of:=IF([main.$C377]=0;[main.$A377];&quot;&quot;)">
            <text:p/>
          </table:table-cell>
          <table:table-cell table:formula="of:=IF([main.$C377]=0;[main.$B377];&quot;&quot;)">
            <text:p/>
          </table:table-cell>
          <table:table-cell table:formula="of:=IF([main.$C377]=1;[main.$A377];&quot;&quot;)">
            <text:p/>
          </table:table-cell>
          <table:table-cell table:formula="of:=IF([main.$C377]=1;[main.$B377];&quot;&quot;)">
            <text:p/>
          </table:table-cell>
          <table:table-cell table:formula="of:=IF([main.$C377]=2;[main.$A377];&quot;&quot;)" office:value-type="float" office:value="0.234487" calcext:value-type="float">
            <text:p>0.234487</text:p>
          </table:table-cell>
          <table:table-cell table:formula="of:=IF([main.$C377]=2;[main.$B377];&quot;&quot;)" office:value-type="float" office:value="-1.27694" calcext:value-type="float">
            <text:p>-1.27694</text:p>
          </table:table-cell>
          <table:table-cell table:number-columns-repeated="2"/>
          <table:table-cell table:formula="of:=IF([main.$H377]=0;[main.$F377];&quot;&quot;)" office:value-type="float" office:value="0.234487" calcext:value-type="float">
            <text:p>0.234487</text:p>
          </table:table-cell>
          <table:table-cell table:formula="of:=IF([main.$H377]=0;[main.$G377];&quot;&quot;)" office:value-type="float" office:value="-1.27694" calcext:value-type="float">
            <text:p>-1.27694</text:p>
          </table:table-cell>
          <table:table-cell table:formula="of:=IF([main.$H377]=1;[main.$F377];&quot;&quot;)">
            <text:p/>
          </table:table-cell>
          <table:table-cell table:formula="of:=IF([main.$H377]=1;[main.$G377];&quot;&quot;)">
            <text:p/>
          </table:table-cell>
          <table:table-cell table:formula="of:=IF([main.$H377]=2;[main.$F377];&quot;&quot;)">
            <text:p/>
          </table:table-cell>
          <table:table-cell table:formula="of:=IF([main.$H377]=2;[main.$G377];&quot;&quot;)">
            <text:p/>
          </table:table-cell>
        </table:table-row>
        <table:table-row table:style-name="ro1">
          <table:table-cell table:formula="of:=IF([main.$C378]=0;[main.$A378];&quot;&quot;)">
            <text:p/>
          </table:table-cell>
          <table:table-cell table:formula="of:=IF([main.$C378]=0;[main.$B378];&quot;&quot;)">
            <text:p/>
          </table:table-cell>
          <table:table-cell table:formula="of:=IF([main.$C378]=1;[main.$A378];&quot;&quot;)">
            <text:p/>
          </table:table-cell>
          <table:table-cell table:formula="of:=IF([main.$C378]=1;[main.$B378];&quot;&quot;)">
            <text:p/>
          </table:table-cell>
          <table:table-cell table:formula="of:=IF([main.$C378]=2;[main.$A378];&quot;&quot;)" office:value-type="float" office:value="0.795087" calcext:value-type="float">
            <text:p>0.795087</text:p>
          </table:table-cell>
          <table:table-cell table:formula="of:=IF([main.$C378]=2;[main.$B378];&quot;&quot;)" office:value-type="float" office:value="-0.526941" calcext:value-type="float">
            <text:p>-0.526941</text:p>
          </table:table-cell>
          <table:table-cell table:number-columns-repeated="2"/>
          <table:table-cell table:formula="of:=IF([main.$H378]=0;[main.$F378];&quot;&quot;)" office:value-type="float" office:value="0.795087" calcext:value-type="float">
            <text:p>0.795087</text:p>
          </table:table-cell>
          <table:table-cell table:formula="of:=IF([main.$H378]=0;[main.$G378];&quot;&quot;)" office:value-type="float" office:value="-0.526941" calcext:value-type="float">
            <text:p>-0.526941</text:p>
          </table:table-cell>
          <table:table-cell table:formula="of:=IF([main.$H378]=1;[main.$F378];&quot;&quot;)">
            <text:p/>
          </table:table-cell>
          <table:table-cell table:formula="of:=IF([main.$H378]=1;[main.$G378];&quot;&quot;)">
            <text:p/>
          </table:table-cell>
          <table:table-cell table:formula="of:=IF([main.$H378]=2;[main.$F378];&quot;&quot;)">
            <text:p/>
          </table:table-cell>
          <table:table-cell table:formula="of:=IF([main.$H378]=2;[main.$G378];&quot;&quot;)">
            <text:p/>
          </table:table-cell>
        </table:table-row>
        <table:table-row table:style-name="ro1">
          <table:table-cell table:formula="of:=IF([main.$C379]=0;[main.$A379];&quot;&quot;)">
            <text:p/>
          </table:table-cell>
          <table:table-cell table:formula="of:=IF([main.$C379]=0;[main.$B379];&quot;&quot;)">
            <text:p/>
          </table:table-cell>
          <table:table-cell table:formula="of:=IF([main.$C379]=1;[main.$A379];&quot;&quot;)" office:value-type="float" office:value="0.919931" calcext:value-type="float">
            <text:p>0.919931</text:p>
          </table:table-cell>
          <table:table-cell table:formula="of:=IF([main.$C379]=1;[main.$B379];&quot;&quot;)" office:value-type="float" office:value="2.77467" calcext:value-type="float">
            <text:p>2.77467</text:p>
          </table:table-cell>
          <table:table-cell table:formula="of:=IF([main.$C379]=2;[main.$A379];&quot;&quot;)">
            <text:p/>
          </table:table-cell>
          <table:table-cell table:formula="of:=IF([main.$C379]=2;[main.$B379];&quot;&quot;)">
            <text:p/>
          </table:table-cell>
          <table:table-cell table:number-columns-repeated="2"/>
          <table:table-cell table:formula="of:=IF([main.$H379]=0;[main.$F379];&quot;&quot;)" office:value-type="float" office:value="0.919931" calcext:value-type="float">
            <text:p>0.919931</text:p>
          </table:table-cell>
          <table:table-cell table:formula="of:=IF([main.$H379]=0;[main.$G379];&quot;&quot;)" office:value-type="float" office:value="2.77467" calcext:value-type="float">
            <text:p>2.77467</text:p>
          </table:table-cell>
          <table:table-cell table:formula="of:=IF([main.$H379]=1;[main.$F379];&quot;&quot;)">
            <text:p/>
          </table:table-cell>
          <table:table-cell table:formula="of:=IF([main.$H379]=1;[main.$G379];&quot;&quot;)">
            <text:p/>
          </table:table-cell>
          <table:table-cell table:formula="of:=IF([main.$H379]=2;[main.$F379];&quot;&quot;)">
            <text:p/>
          </table:table-cell>
          <table:table-cell table:formula="of:=IF([main.$H379]=2;[main.$G379];&quot;&quot;)">
            <text:p/>
          </table:table-cell>
        </table:table-row>
        <table:table-row table:style-name="ro1">
          <table:table-cell table:formula="of:=IF([main.$C380]=0;[main.$A380];&quot;&quot;)">
            <text:p/>
          </table:table-cell>
          <table:table-cell table:formula="of:=IF([main.$C380]=0;[main.$B380];&quot;&quot;)">
            <text:p/>
          </table:table-cell>
          <table:table-cell table:formula="of:=IF([main.$C380]=1;[main.$A380];&quot;&quot;)" office:value-type="float" office:value="0.00401383" calcext:value-type="float">
            <text:p>0.00401383</text:p>
          </table:table-cell>
          <table:table-cell table:formula="of:=IF([main.$C380]=1;[main.$B380];&quot;&quot;)" office:value-type="float" office:value="1.181" calcext:value-type="float">
            <text:p>1.181</text:p>
          </table:table-cell>
          <table:table-cell table:formula="of:=IF([main.$C380]=2;[main.$A380];&quot;&quot;)">
            <text:p/>
          </table:table-cell>
          <table:table-cell table:formula="of:=IF([main.$C380]=2;[main.$B380];&quot;&quot;)">
            <text:p/>
          </table:table-cell>
          <table:table-cell table:number-columns-repeated="2"/>
          <table:table-cell table:formula="of:=IF([main.$H380]=0;[main.$F380];&quot;&quot;)" office:value-type="float" office:value="0.00401383" calcext:value-type="float">
            <text:p>0.00401383</text:p>
          </table:table-cell>
          <table:table-cell table:formula="of:=IF([main.$H380]=0;[main.$G380];&quot;&quot;)" office:value-type="float" office:value="1.181" calcext:value-type="float">
            <text:p>1.181</text:p>
          </table:table-cell>
          <table:table-cell table:formula="of:=IF([main.$H380]=1;[main.$F380];&quot;&quot;)">
            <text:p/>
          </table:table-cell>
          <table:table-cell table:formula="of:=IF([main.$H380]=1;[main.$G380];&quot;&quot;)">
            <text:p/>
          </table:table-cell>
          <table:table-cell table:formula="of:=IF([main.$H380]=2;[main.$F380];&quot;&quot;)">
            <text:p/>
          </table:table-cell>
          <table:table-cell table:formula="of:=IF([main.$H380]=2;[main.$G380];&quot;&quot;)">
            <text:p/>
          </table:table-cell>
        </table:table-row>
        <table:table-row table:style-name="ro1">
          <table:table-cell table:formula="of:=IF([main.$C381]=0;[main.$A381];&quot;&quot;)">
            <text:p/>
          </table:table-cell>
          <table:table-cell table:formula="of:=IF([main.$C381]=0;[main.$B381];&quot;&quot;)">
            <text:p/>
          </table:table-cell>
          <table:table-cell table:formula="of:=IF([main.$C381]=1;[main.$A381];&quot;&quot;)" office:value-type="float" office:value="0.133123" calcext:value-type="float">
            <text:p>0.133123</text:p>
          </table:table-cell>
          <table:table-cell table:formula="of:=IF([main.$C381]=1;[main.$B381];&quot;&quot;)" office:value-type="float" office:value="1.11895" calcext:value-type="float">
            <text:p>1.11895</text:p>
          </table:table-cell>
          <table:table-cell table:formula="of:=IF([main.$C381]=2;[main.$A381];&quot;&quot;)">
            <text:p/>
          </table:table-cell>
          <table:table-cell table:formula="of:=IF([main.$C381]=2;[main.$B381];&quot;&quot;)">
            <text:p/>
          </table:table-cell>
          <table:table-cell table:number-columns-repeated="2"/>
          <table:table-cell table:formula="of:=IF([main.$H381]=0;[main.$F381];&quot;&quot;)" office:value-type="float" office:value="0.133123" calcext:value-type="float">
            <text:p>0.133123</text:p>
          </table:table-cell>
          <table:table-cell table:formula="of:=IF([main.$H381]=0;[main.$G381];&quot;&quot;)" office:value-type="float" office:value="1.11895" calcext:value-type="float">
            <text:p>1.11895</text:p>
          </table:table-cell>
          <table:table-cell table:formula="of:=IF([main.$H381]=1;[main.$F381];&quot;&quot;)">
            <text:p/>
          </table:table-cell>
          <table:table-cell table:formula="of:=IF([main.$H381]=1;[main.$G381];&quot;&quot;)">
            <text:p/>
          </table:table-cell>
          <table:table-cell table:formula="of:=IF([main.$H381]=2;[main.$F381];&quot;&quot;)">
            <text:p/>
          </table:table-cell>
          <table:table-cell table:formula="of:=IF([main.$H381]=2;[main.$G381];&quot;&quot;)">
            <text:p/>
          </table:table-cell>
        </table:table-row>
        <table:table-row table:style-name="ro1">
          <table:table-cell table:formula="of:=IF([main.$C382]=0;[main.$A382];&quot;&quot;)" office:value-type="float" office:value="1.43387" calcext:value-type="float">
            <text:p>1.43387</text:p>
          </table:table-cell>
          <table:table-cell table:formula="of:=IF([main.$C382]=0;[main.$B382];&quot;&quot;)" office:value-type="float" office:value="1.21923" calcext:value-type="float">
            <text:p>1.21923</text:p>
          </table:table-cell>
          <table:table-cell table:formula="of:=IF([main.$C382]=1;[main.$A382];&quot;&quot;)">
            <text:p/>
          </table:table-cell>
          <table:table-cell table:formula="of:=IF([main.$C382]=1;[main.$B382];&quot;&quot;)">
            <text:p/>
          </table:table-cell>
          <table:table-cell table:formula="of:=IF([main.$C382]=2;[main.$A382];&quot;&quot;)">
            <text:p/>
          </table:table-cell>
          <table:table-cell table:formula="of:=IF([main.$C382]=2;[main.$B382];&quot;&quot;)">
            <text:p/>
          </table:table-cell>
          <table:table-cell table:number-columns-repeated="2"/>
          <table:table-cell table:formula="of:=IF([main.$H382]=0;[main.$F382];&quot;&quot;)" office:value-type="float" office:value="1.43387" calcext:value-type="float">
            <text:p>1.43387</text:p>
          </table:table-cell>
          <table:table-cell table:formula="of:=IF([main.$H382]=0;[main.$G382];&quot;&quot;)" office:value-type="float" office:value="1.21923" calcext:value-type="float">
            <text:p>1.21923</text:p>
          </table:table-cell>
          <table:table-cell table:formula="of:=IF([main.$H382]=1;[main.$F382];&quot;&quot;)">
            <text:p/>
          </table:table-cell>
          <table:table-cell table:formula="of:=IF([main.$H382]=1;[main.$G382];&quot;&quot;)">
            <text:p/>
          </table:table-cell>
          <table:table-cell table:formula="of:=IF([main.$H382]=2;[main.$F382];&quot;&quot;)">
            <text:p/>
          </table:table-cell>
          <table:table-cell table:formula="of:=IF([main.$H382]=2;[main.$G382];&quot;&quot;)">
            <text:p/>
          </table:table-cell>
        </table:table-row>
        <table:table-row table:style-name="ro1">
          <table:table-cell table:formula="of:=IF([main.$C383]=0;[main.$A383];&quot;&quot;)" office:value-type="float" office:value="0.0160273" calcext:value-type="float">
            <text:p>0.0160273</text:p>
          </table:table-cell>
          <table:table-cell table:formula="of:=IF([main.$C383]=0;[main.$B383];&quot;&quot;)" office:value-type="float" office:value="0.229448" calcext:value-type="float">
            <text:p>0.229448</text:p>
          </table:table-cell>
          <table:table-cell table:formula="of:=IF([main.$C383]=1;[main.$A383];&quot;&quot;)">
            <text:p/>
          </table:table-cell>
          <table:table-cell table:formula="of:=IF([main.$C383]=1;[main.$B383];&quot;&quot;)">
            <text:p/>
          </table:table-cell>
          <table:table-cell table:formula="of:=IF([main.$C383]=2;[main.$A383];&quot;&quot;)">
            <text:p/>
          </table:table-cell>
          <table:table-cell table:formula="of:=IF([main.$C383]=2;[main.$B383];&quot;&quot;)">
            <text:p/>
          </table:table-cell>
          <table:table-cell table:number-columns-repeated="2"/>
          <table:table-cell table:formula="of:=IF([main.$H383]=0;[main.$F383];&quot;&quot;)" office:value-type="float" office:value="0.0160273" calcext:value-type="float">
            <text:p>0.0160273</text:p>
          </table:table-cell>
          <table:table-cell table:formula="of:=IF([main.$H383]=0;[main.$G383];&quot;&quot;)" office:value-type="float" office:value="0.229448" calcext:value-type="float">
            <text:p>0.229448</text:p>
          </table:table-cell>
          <table:table-cell table:formula="of:=IF([main.$H383]=1;[main.$F383];&quot;&quot;)">
            <text:p/>
          </table:table-cell>
          <table:table-cell table:formula="of:=IF([main.$H383]=1;[main.$G383];&quot;&quot;)">
            <text:p/>
          </table:table-cell>
          <table:table-cell table:formula="of:=IF([main.$H383]=2;[main.$F383];&quot;&quot;)">
            <text:p/>
          </table:table-cell>
          <table:table-cell table:formula="of:=IF([main.$H383]=2;[main.$G383];&quot;&quot;)">
            <text:p/>
          </table:table-cell>
        </table:table-row>
        <table:table-row table:style-name="ro1">
          <table:table-cell table:formula="of:=IF([main.$C384]=0;[main.$A384];&quot;&quot;)" office:value-type="float" office:value="1.1798" calcext:value-type="float">
            <text:p>1.1798</text:p>
          </table:table-cell>
          <table:table-cell table:formula="of:=IF([main.$C384]=0;[main.$B384];&quot;&quot;)" office:value-type="float" office:value="1.6389" calcext:value-type="float">
            <text:p>1.6389</text:p>
          </table:table-cell>
          <table:table-cell table:formula="of:=IF([main.$C384]=1;[main.$A384];&quot;&quot;)">
            <text:p/>
          </table:table-cell>
          <table:table-cell table:formula="of:=IF([main.$C384]=1;[main.$B384];&quot;&quot;)">
            <text:p/>
          </table:table-cell>
          <table:table-cell table:formula="of:=IF([main.$C384]=2;[main.$A384];&quot;&quot;)">
            <text:p/>
          </table:table-cell>
          <table:table-cell table:formula="of:=IF([main.$C384]=2;[main.$B384];&quot;&quot;)">
            <text:p/>
          </table:table-cell>
          <table:table-cell table:number-columns-repeated="2"/>
          <table:table-cell table:formula="of:=IF([main.$H384]=0;[main.$F384];&quot;&quot;)" office:value-type="float" office:value="1.1798" calcext:value-type="float">
            <text:p>1.1798</text:p>
          </table:table-cell>
          <table:table-cell table:formula="of:=IF([main.$H384]=0;[main.$G384];&quot;&quot;)" office:value-type="float" office:value="1.6389" calcext:value-type="float">
            <text:p>1.6389</text:p>
          </table:table-cell>
          <table:table-cell table:formula="of:=IF([main.$H384]=1;[main.$F384];&quot;&quot;)">
            <text:p/>
          </table:table-cell>
          <table:table-cell table:formula="of:=IF([main.$H384]=1;[main.$G384];&quot;&quot;)">
            <text:p/>
          </table:table-cell>
          <table:table-cell table:formula="of:=IF([main.$H384]=2;[main.$F384];&quot;&quot;)">
            <text:p/>
          </table:table-cell>
          <table:table-cell table:formula="of:=IF([main.$H384]=2;[main.$G384];&quot;&quot;)">
            <text:p/>
          </table:table-cell>
        </table:table-row>
        <table:table-row table:style-name="ro1">
          <table:table-cell table:formula="of:=IF([main.$C385]=0;[main.$A385];&quot;&quot;)">
            <text:p/>
          </table:table-cell>
          <table:table-cell table:formula="of:=IF([main.$C385]=0;[main.$B385];&quot;&quot;)">
            <text:p/>
          </table:table-cell>
          <table:table-cell table:formula="of:=IF([main.$C385]=1;[main.$A385];&quot;&quot;)" office:value-type="float" office:value="-0.0401319" calcext:value-type="float">
            <text:p>-0.0401319</text:p>
          </table:table-cell>
          <table:table-cell table:formula="of:=IF([main.$C385]=1;[main.$B385];&quot;&quot;)" office:value-type="float" office:value="0.970673" calcext:value-type="float">
            <text:p>0.970673</text:p>
          </table:table-cell>
          <table:table-cell table:formula="of:=IF([main.$C385]=2;[main.$A385];&quot;&quot;)">
            <text:p/>
          </table:table-cell>
          <table:table-cell table:formula="of:=IF([main.$C385]=2;[main.$B385];&quot;&quot;)">
            <text:p/>
          </table:table-cell>
          <table:table-cell table:number-columns-repeated="2"/>
          <table:table-cell table:formula="of:=IF([main.$H385]=0;[main.$F385];&quot;&quot;)" office:value-type="float" office:value="-0.0401319" calcext:value-type="float">
            <text:p>-0.0401319</text:p>
          </table:table-cell>
          <table:table-cell table:formula="of:=IF([main.$H385]=0;[main.$G385];&quot;&quot;)" office:value-type="float" office:value="0.970673" calcext:value-type="float">
            <text:p>0.970673</text:p>
          </table:table-cell>
          <table:table-cell table:formula="of:=IF([main.$H385]=1;[main.$F385];&quot;&quot;)">
            <text:p/>
          </table:table-cell>
          <table:table-cell table:formula="of:=IF([main.$H385]=1;[main.$G385];&quot;&quot;)">
            <text:p/>
          </table:table-cell>
          <table:table-cell table:formula="of:=IF([main.$H385]=2;[main.$F385];&quot;&quot;)">
            <text:p/>
          </table:table-cell>
          <table:table-cell table:formula="of:=IF([main.$H385]=2;[main.$G385];&quot;&quot;)">
            <text:p/>
          </table:table-cell>
        </table:table-row>
        <table:table-row table:style-name="ro1">
          <table:table-cell table:formula="of:=IF([main.$C386]=0;[main.$A386];&quot;&quot;)">
            <text:p/>
          </table:table-cell>
          <table:table-cell table:formula="of:=IF([main.$C386]=0;[main.$B386];&quot;&quot;)">
            <text:p/>
          </table:table-cell>
          <table:table-cell table:formula="of:=IF([main.$C386]=1;[main.$A386];&quot;&quot;)" office:value-type="float" office:value="0.124083" calcext:value-type="float">
            <text:p>0.124083</text:p>
          </table:table-cell>
          <table:table-cell table:formula="of:=IF([main.$C386]=1;[main.$B386];&quot;&quot;)" office:value-type="float" office:value="1.87257" calcext:value-type="float">
            <text:p>1.87257</text:p>
          </table:table-cell>
          <table:table-cell table:formula="of:=IF([main.$C386]=2;[main.$A386];&quot;&quot;)">
            <text:p/>
          </table:table-cell>
          <table:table-cell table:formula="of:=IF([main.$C386]=2;[main.$B386];&quot;&quot;)">
            <text:p/>
          </table:table-cell>
          <table:table-cell table:number-columns-repeated="2"/>
          <table:table-cell table:formula="of:=IF([main.$H386]=0;[main.$F386];&quot;&quot;)" office:value-type="float" office:value="0.124083" calcext:value-type="float">
            <text:p>0.124083</text:p>
          </table:table-cell>
          <table:table-cell table:formula="of:=IF([main.$H386]=0;[main.$G386];&quot;&quot;)" office:value-type="float" office:value="1.87257" calcext:value-type="float">
            <text:p>1.87257</text:p>
          </table:table-cell>
          <table:table-cell table:formula="of:=IF([main.$H386]=1;[main.$F386];&quot;&quot;)">
            <text:p/>
          </table:table-cell>
          <table:table-cell table:formula="of:=IF([main.$H386]=1;[main.$G386];&quot;&quot;)">
            <text:p/>
          </table:table-cell>
          <table:table-cell table:formula="of:=IF([main.$H386]=2;[main.$F386];&quot;&quot;)">
            <text:p/>
          </table:table-cell>
          <table:table-cell table:formula="of:=IF([main.$H386]=2;[main.$G386];&quot;&quot;)">
            <text:p/>
          </table:table-cell>
        </table:table-row>
        <table:table-row table:style-name="ro1">
          <table:table-cell table:formula="of:=IF([main.$C387]=0;[main.$A387];&quot;&quot;)">
            <text:p/>
          </table:table-cell>
          <table:table-cell table:formula="of:=IF([main.$C387]=0;[main.$B387];&quot;&quot;)">
            <text:p/>
          </table:table-cell>
          <table:table-cell table:formula="of:=IF([main.$C387]=1;[main.$A387];&quot;&quot;)" office:value-type="float" office:value="1.25948" calcext:value-type="float">
            <text:p>1.25948</text:p>
          </table:table-cell>
          <table:table-cell table:formula="of:=IF([main.$C387]=1;[main.$B387];&quot;&quot;)" office:value-type="float" office:value="2.5803" calcext:value-type="float">
            <text:p>2.5803</text:p>
          </table:table-cell>
          <table:table-cell table:formula="of:=IF([main.$C387]=2;[main.$A387];&quot;&quot;)">
            <text:p/>
          </table:table-cell>
          <table:table-cell table:formula="of:=IF([main.$C387]=2;[main.$B387];&quot;&quot;)">
            <text:p/>
          </table:table-cell>
          <table:table-cell table:number-columns-repeated="2"/>
          <table:table-cell table:formula="of:=IF([main.$H387]=0;[main.$F387];&quot;&quot;)" office:value-type="float" office:value="1.25948" calcext:value-type="float">
            <text:p>1.25948</text:p>
          </table:table-cell>
          <table:table-cell table:formula="of:=IF([main.$H387]=0;[main.$G387];&quot;&quot;)" office:value-type="float" office:value="2.5803" calcext:value-type="float">
            <text:p>2.5803</text:p>
          </table:table-cell>
          <table:table-cell table:formula="of:=IF([main.$H387]=1;[main.$F387];&quot;&quot;)">
            <text:p/>
          </table:table-cell>
          <table:table-cell table:formula="of:=IF([main.$H387]=1;[main.$G387];&quot;&quot;)">
            <text:p/>
          </table:table-cell>
          <table:table-cell table:formula="of:=IF([main.$H387]=2;[main.$F387];&quot;&quot;)">
            <text:p/>
          </table:table-cell>
          <table:table-cell table:formula="of:=IF([main.$H387]=2;[main.$G387];&quot;&quot;)">
            <text:p/>
          </table:table-cell>
        </table:table-row>
        <table:table-row table:style-name="ro1">
          <table:table-cell table:formula="of:=IF([main.$C388]=0;[main.$A388];&quot;&quot;)" office:value-type="float" office:value="1.21706" calcext:value-type="float">
            <text:p>1.21706</text:p>
          </table:table-cell>
          <table:table-cell table:formula="of:=IF([main.$C388]=0;[main.$B388];&quot;&quot;)" office:value-type="float" office:value="0.229404" calcext:value-type="float">
            <text:p>0.229404</text:p>
          </table:table-cell>
          <table:table-cell table:formula="of:=IF([main.$C388]=1;[main.$A388];&quot;&quot;)">
            <text:p/>
          </table:table-cell>
          <table:table-cell table:formula="of:=IF([main.$C388]=1;[main.$B388];&quot;&quot;)">
            <text:p/>
          </table:table-cell>
          <table:table-cell table:formula="of:=IF([main.$C388]=2;[main.$A388];&quot;&quot;)">
            <text:p/>
          </table:table-cell>
          <table:table-cell table:formula="of:=IF([main.$C388]=2;[main.$B388];&quot;&quot;)">
            <text:p/>
          </table:table-cell>
          <table:table-cell table:number-columns-repeated="2"/>
          <table:table-cell table:formula="of:=IF([main.$H388]=0;[main.$F388];&quot;&quot;)" office:value-type="float" office:value="1.21706" calcext:value-type="float">
            <text:p>1.21706</text:p>
          </table:table-cell>
          <table:table-cell table:formula="of:=IF([main.$H388]=0;[main.$G388];&quot;&quot;)" office:value-type="float" office:value="0.229404" calcext:value-type="float">
            <text:p>0.229404</text:p>
          </table:table-cell>
          <table:table-cell table:formula="of:=IF([main.$H388]=1;[main.$F388];&quot;&quot;)">
            <text:p/>
          </table:table-cell>
          <table:table-cell table:formula="of:=IF([main.$H388]=1;[main.$G388];&quot;&quot;)">
            <text:p/>
          </table:table-cell>
          <table:table-cell table:formula="of:=IF([main.$H388]=2;[main.$F388];&quot;&quot;)">
            <text:p/>
          </table:table-cell>
          <table:table-cell table:formula="of:=IF([main.$H388]=2;[main.$G388];&quot;&quot;)">
            <text:p/>
          </table:table-cell>
        </table:table-row>
        <table:table-row table:style-name="ro1">
          <table:table-cell table:formula="of:=IF([main.$C389]=0;[main.$A389];&quot;&quot;)" office:value-type="float" office:value="0.753865" calcext:value-type="float">
            <text:p>0.753865</text:p>
          </table:table-cell>
          <table:table-cell table:formula="of:=IF([main.$C389]=0;[main.$B389];&quot;&quot;)" office:value-type="float" office:value="0.725537" calcext:value-type="float">
            <text:p>0.725537</text:p>
          </table:table-cell>
          <table:table-cell table:formula="of:=IF([main.$C389]=1;[main.$A389];&quot;&quot;)">
            <text:p/>
          </table:table-cell>
          <table:table-cell table:formula="of:=IF([main.$C389]=1;[main.$B389];&quot;&quot;)">
            <text:p/>
          </table:table-cell>
          <table:table-cell table:formula="of:=IF([main.$C389]=2;[main.$A389];&quot;&quot;)">
            <text:p/>
          </table:table-cell>
          <table:table-cell table:formula="of:=IF([main.$C389]=2;[main.$B389];&quot;&quot;)">
            <text:p/>
          </table:table-cell>
          <table:table-cell table:number-columns-repeated="2"/>
          <table:table-cell table:formula="of:=IF([main.$H389]=0;[main.$F389];&quot;&quot;)" office:value-type="float" office:value="0.753865" calcext:value-type="float">
            <text:p>0.753865</text:p>
          </table:table-cell>
          <table:table-cell table:formula="of:=IF([main.$H389]=0;[main.$G389];&quot;&quot;)" office:value-type="float" office:value="0.725537" calcext:value-type="float">
            <text:p>0.725537</text:p>
          </table:table-cell>
          <table:table-cell table:formula="of:=IF([main.$H389]=1;[main.$F389];&quot;&quot;)">
            <text:p/>
          </table:table-cell>
          <table:table-cell table:formula="of:=IF([main.$H389]=1;[main.$G389];&quot;&quot;)">
            <text:p/>
          </table:table-cell>
          <table:table-cell table:formula="of:=IF([main.$H389]=2;[main.$F389];&quot;&quot;)">
            <text:p/>
          </table:table-cell>
          <table:table-cell table:formula="of:=IF([main.$H389]=2;[main.$G389];&quot;&quot;)">
            <text:p/>
          </table:table-cell>
        </table:table-row>
        <table:table-row table:style-name="ro1">
          <table:table-cell table:formula="of:=IF([main.$C390]=0;[main.$A390];&quot;&quot;)">
            <text:p/>
          </table:table-cell>
          <table:table-cell table:formula="of:=IF([main.$C390]=0;[main.$B390];&quot;&quot;)">
            <text:p/>
          </table:table-cell>
          <table:table-cell table:formula="of:=IF([main.$C390]=1;[main.$A390];&quot;&quot;)" office:value-type="float" office:value="1.32208" calcext:value-type="float">
            <text:p>1.32208</text:p>
          </table:table-cell>
          <table:table-cell table:formula="of:=IF([main.$C390]=1;[main.$B390];&quot;&quot;)" office:value-type="float" office:value="3.01221" calcext:value-type="float">
            <text:p>3.01221</text:p>
          </table:table-cell>
          <table:table-cell table:formula="of:=IF([main.$C390]=2;[main.$A390];&quot;&quot;)">
            <text:p/>
          </table:table-cell>
          <table:table-cell table:formula="of:=IF([main.$C390]=2;[main.$B390];&quot;&quot;)">
            <text:p/>
          </table:table-cell>
          <table:table-cell table:number-columns-repeated="2"/>
          <table:table-cell table:formula="of:=IF([main.$H390]=0;[main.$F390];&quot;&quot;)" office:value-type="float" office:value="1.32208" calcext:value-type="float">
            <text:p>1.32208</text:p>
          </table:table-cell>
          <table:table-cell table:formula="of:=IF([main.$H390]=0;[main.$G390];&quot;&quot;)" office:value-type="float" office:value="3.01221" calcext:value-type="float">
            <text:p>3.01221</text:p>
          </table:table-cell>
          <table:table-cell table:formula="of:=IF([main.$H390]=1;[main.$F390];&quot;&quot;)">
            <text:p/>
          </table:table-cell>
          <table:table-cell table:formula="of:=IF([main.$H390]=1;[main.$G390];&quot;&quot;)">
            <text:p/>
          </table:table-cell>
          <table:table-cell table:formula="of:=IF([main.$H390]=2;[main.$F390];&quot;&quot;)">
            <text:p/>
          </table:table-cell>
          <table:table-cell table:formula="of:=IF([main.$H390]=2;[main.$G390];&quot;&quot;)">
            <text:p/>
          </table:table-cell>
        </table:table-row>
        <table:table-row table:style-name="ro1">
          <table:table-cell table:formula="of:=IF([main.$C391]=0;[main.$A391];&quot;&quot;)" office:value-type="float" office:value="-0.273939" calcext:value-type="float">
            <text:p>-0.273939</text:p>
          </table:table-cell>
          <table:table-cell table:formula="of:=IF([main.$C391]=0;[main.$B391];&quot;&quot;)" office:value-type="float" office:value="-0.150907" calcext:value-type="float">
            <text:p>-0.150907</text:p>
          </table:table-cell>
          <table:table-cell table:formula="of:=IF([main.$C391]=1;[main.$A391];&quot;&quot;)">
            <text:p/>
          </table:table-cell>
          <table:table-cell table:formula="of:=IF([main.$C391]=1;[main.$B391];&quot;&quot;)">
            <text:p/>
          </table:table-cell>
          <table:table-cell table:formula="of:=IF([main.$C391]=2;[main.$A391];&quot;&quot;)">
            <text:p/>
          </table:table-cell>
          <table:table-cell table:formula="of:=IF([main.$C391]=2;[main.$B391];&quot;&quot;)">
            <text:p/>
          </table:table-cell>
          <table:table-cell table:number-columns-repeated="2"/>
          <table:table-cell table:formula="of:=IF([main.$H391]=0;[main.$F391];&quot;&quot;)" office:value-type="float" office:value="-0.273939" calcext:value-type="float">
            <text:p>-0.273939</text:p>
          </table:table-cell>
          <table:table-cell table:formula="of:=IF([main.$H391]=0;[main.$G391];&quot;&quot;)" office:value-type="float" office:value="-0.150907" calcext:value-type="float">
            <text:p>-0.150907</text:p>
          </table:table-cell>
          <table:table-cell table:formula="of:=IF([main.$H391]=1;[main.$F391];&quot;&quot;)">
            <text:p/>
          </table:table-cell>
          <table:table-cell table:formula="of:=IF([main.$H391]=1;[main.$G391];&quot;&quot;)">
            <text:p/>
          </table:table-cell>
          <table:table-cell table:formula="of:=IF([main.$H391]=2;[main.$F391];&quot;&quot;)">
            <text:p/>
          </table:table-cell>
          <table:table-cell table:formula="of:=IF([main.$H391]=2;[main.$G391];&quot;&quot;)">
            <text:p/>
          </table:table-cell>
        </table:table-row>
        <table:table-row table:style-name="ro1">
          <table:table-cell table:formula="of:=IF([main.$C392]=0;[main.$A392];&quot;&quot;)">
            <text:p/>
          </table:table-cell>
          <table:table-cell table:formula="of:=IF([main.$C392]=0;[main.$B392];&quot;&quot;)">
            <text:p/>
          </table:table-cell>
          <table:table-cell table:formula="of:=IF([main.$C392]=1;[main.$A392];&quot;&quot;)" office:value-type="float" office:value="-0.0400968" calcext:value-type="float">
            <text:p>-0.0400968</text:p>
          </table:table-cell>
          <table:table-cell table:formula="of:=IF([main.$C392]=1;[main.$B392];&quot;&quot;)" office:value-type="float" office:value="1.18181" calcext:value-type="float">
            <text:p>1.18181</text:p>
          </table:table-cell>
          <table:table-cell table:formula="of:=IF([main.$C392]=2;[main.$A392];&quot;&quot;)">
            <text:p/>
          </table:table-cell>
          <table:table-cell table:formula="of:=IF([main.$C392]=2;[main.$B392];&quot;&quot;)">
            <text:p/>
          </table:table-cell>
          <table:table-cell table:number-columns-repeated="2"/>
          <table:table-cell table:formula="of:=IF([main.$H392]=0;[main.$F392];&quot;&quot;)" office:value-type="float" office:value="-0.0400968" calcext:value-type="float">
            <text:p>-0.0400968</text:p>
          </table:table-cell>
          <table:table-cell table:formula="of:=IF([main.$H392]=0;[main.$G392];&quot;&quot;)" office:value-type="float" office:value="1.18181" calcext:value-type="float">
            <text:p>1.18181</text:p>
          </table:table-cell>
          <table:table-cell table:formula="of:=IF([main.$H392]=1;[main.$F392];&quot;&quot;)">
            <text:p/>
          </table:table-cell>
          <table:table-cell table:formula="of:=IF([main.$H392]=1;[main.$G392];&quot;&quot;)">
            <text:p/>
          </table:table-cell>
          <table:table-cell table:formula="of:=IF([main.$H392]=2;[main.$F392];&quot;&quot;)">
            <text:p/>
          </table:table-cell>
          <table:table-cell table:formula="of:=IF([main.$H392]=2;[main.$G392];&quot;&quot;)">
            <text:p/>
          </table:table-cell>
        </table:table-row>
        <table:table-row table:style-name="ro1">
          <table:table-cell table:formula="of:=IF([main.$C393]=0;[main.$A393];&quot;&quot;)" office:value-type="float" office:value="0.740455" calcext:value-type="float">
            <text:p>0.740455</text:p>
          </table:table-cell>
          <table:table-cell table:formula="of:=IF([main.$C393]=0;[main.$B393];&quot;&quot;)" office:value-type="float" office:value="0.831733" calcext:value-type="float">
            <text:p>0.831733</text:p>
          </table:table-cell>
          <table:table-cell table:formula="of:=IF([main.$C393]=1;[main.$A393];&quot;&quot;)">
            <text:p/>
          </table:table-cell>
          <table:table-cell table:formula="of:=IF([main.$C393]=1;[main.$B393];&quot;&quot;)">
            <text:p/>
          </table:table-cell>
          <table:table-cell table:formula="of:=IF([main.$C393]=2;[main.$A393];&quot;&quot;)">
            <text:p/>
          </table:table-cell>
          <table:table-cell table:formula="of:=IF([main.$C393]=2;[main.$B393];&quot;&quot;)">
            <text:p/>
          </table:table-cell>
          <table:table-cell table:number-columns-repeated="2"/>
          <table:table-cell table:formula="of:=IF([main.$H393]=0;[main.$F393];&quot;&quot;)" office:value-type="float" office:value="0.740455" calcext:value-type="float">
            <text:p>0.740455</text:p>
          </table:table-cell>
          <table:table-cell table:formula="of:=IF([main.$H393]=0;[main.$G393];&quot;&quot;)" office:value-type="float" office:value="0.831733" calcext:value-type="float">
            <text:p>0.831733</text:p>
          </table:table-cell>
          <table:table-cell table:formula="of:=IF([main.$H393]=1;[main.$F393];&quot;&quot;)">
            <text:p/>
          </table:table-cell>
          <table:table-cell table:formula="of:=IF([main.$H393]=1;[main.$G393];&quot;&quot;)">
            <text:p/>
          </table:table-cell>
          <table:table-cell table:formula="of:=IF([main.$H393]=2;[main.$F393];&quot;&quot;)">
            <text:p/>
          </table:table-cell>
          <table:table-cell table:formula="of:=IF([main.$H393]=2;[main.$G393];&quot;&quot;)">
            <text:p/>
          </table:table-cell>
        </table:table-row>
        <table:table-row table:style-name="ro1">
          <table:table-cell table:formula="of:=IF([main.$C394]=0;[main.$A394];&quot;&quot;)">
            <text:p/>
          </table:table-cell>
          <table:table-cell table:formula="of:=IF([main.$C394]=0;[main.$B394];&quot;&quot;)">
            <text:p/>
          </table:table-cell>
          <table:table-cell table:formula="of:=IF([main.$C394]=1;[main.$A394];&quot;&quot;)">
            <text:p/>
          </table:table-cell>
          <table:table-cell table:formula="of:=IF([main.$C394]=1;[main.$B394];&quot;&quot;)">
            <text:p/>
          </table:table-cell>
          <table:table-cell table:formula="of:=IF([main.$C394]=2;[main.$A394];&quot;&quot;)" office:value-type="float" office:value="0.352676" calcext:value-type="float">
            <text:p>0.352676</text:p>
          </table:table-cell>
          <table:table-cell table:formula="of:=IF([main.$C394]=2;[main.$B394];&quot;&quot;)" office:value-type="float" office:value="-0.892639" calcext:value-type="float">
            <text:p>-0.892639</text:p>
          </table:table-cell>
          <table:table-cell table:number-columns-repeated="2"/>
          <table:table-cell table:formula="of:=IF([main.$H394]=0;[main.$F394];&quot;&quot;)" office:value-type="float" office:value="0.352676" calcext:value-type="float">
            <text:p>0.352676</text:p>
          </table:table-cell>
          <table:table-cell table:formula="of:=IF([main.$H394]=0;[main.$G394];&quot;&quot;)" office:value-type="float" office:value="-0.892639" calcext:value-type="float">
            <text:p>-0.892639</text:p>
          </table:table-cell>
          <table:table-cell table:formula="of:=IF([main.$H394]=1;[main.$F394];&quot;&quot;)">
            <text:p/>
          </table:table-cell>
          <table:table-cell table:formula="of:=IF([main.$H394]=1;[main.$G394];&quot;&quot;)">
            <text:p/>
          </table:table-cell>
          <table:table-cell table:formula="of:=IF([main.$H394]=2;[main.$F394];&quot;&quot;)">
            <text:p/>
          </table:table-cell>
          <table:table-cell table:formula="of:=IF([main.$H394]=2;[main.$G394];&quot;&quot;)">
            <text:p/>
          </table:table-cell>
        </table:table-row>
        <table:table-row table:style-name="ro1">
          <table:table-cell table:formula="of:=IF([main.$C395]=0;[main.$A395];&quot;&quot;)">
            <text:p/>
          </table:table-cell>
          <table:table-cell table:formula="of:=IF([main.$C395]=0;[main.$B395];&quot;&quot;)">
            <text:p/>
          </table:table-cell>
          <table:table-cell table:formula="of:=IF([main.$C395]=1;[main.$A395];&quot;&quot;)" office:value-type="float" office:value="0.745876" calcext:value-type="float">
            <text:p>0.745876</text:p>
          </table:table-cell>
          <table:table-cell table:formula="of:=IF([main.$C395]=1;[main.$B395];&quot;&quot;)" office:value-type="float" office:value="2.39959" calcext:value-type="float">
            <text:p>2.39959</text:p>
          </table:table-cell>
          <table:table-cell table:formula="of:=IF([main.$C395]=2;[main.$A395];&quot;&quot;)">
            <text:p/>
          </table:table-cell>
          <table:table-cell table:formula="of:=IF([main.$C395]=2;[main.$B395];&quot;&quot;)">
            <text:p/>
          </table:table-cell>
          <table:table-cell table:number-columns-repeated="2"/>
          <table:table-cell table:formula="of:=IF([main.$H395]=0;[main.$F395];&quot;&quot;)" office:value-type="float" office:value="0.745876" calcext:value-type="float">
            <text:p>0.745876</text:p>
          </table:table-cell>
          <table:table-cell table:formula="of:=IF([main.$H395]=0;[main.$G395];&quot;&quot;)" office:value-type="float" office:value="2.39959" calcext:value-type="float">
            <text:p>2.39959</text:p>
          </table:table-cell>
          <table:table-cell table:formula="of:=IF([main.$H395]=1;[main.$F395];&quot;&quot;)">
            <text:p/>
          </table:table-cell>
          <table:table-cell table:formula="of:=IF([main.$H395]=1;[main.$G395];&quot;&quot;)">
            <text:p/>
          </table:table-cell>
          <table:table-cell table:formula="of:=IF([main.$H395]=2;[main.$F395];&quot;&quot;)">
            <text:p/>
          </table:table-cell>
          <table:table-cell table:formula="of:=IF([main.$H395]=2;[main.$G395];&quot;&quot;)">
            <text:p/>
          </table:table-cell>
        </table:table-row>
        <table:table-row table:style-name="ro1">
          <table:table-cell table:formula="of:=IF([main.$C396]=0;[main.$A396];&quot;&quot;)">
            <text:p/>
          </table:table-cell>
          <table:table-cell table:formula="of:=IF([main.$C396]=0;[main.$B396];&quot;&quot;)">
            <text:p/>
          </table:table-cell>
          <table:table-cell table:formula="of:=IF([main.$C396]=1;[main.$A396];&quot;&quot;)" office:value-type="float" office:value="-0.6478" calcext:value-type="float">
            <text:p>-0.6478</text:p>
          </table:table-cell>
          <table:table-cell table:formula="of:=IF([main.$C396]=1;[main.$B396];&quot;&quot;)" office:value-type="float" office:value="0.863369" calcext:value-type="float">
            <text:p>0.863369</text:p>
          </table:table-cell>
          <table:table-cell table:formula="of:=IF([main.$C396]=2;[main.$A396];&quot;&quot;)">
            <text:p/>
          </table:table-cell>
          <table:table-cell table:formula="of:=IF([main.$C396]=2;[main.$B396];&quot;&quot;)">
            <text:p/>
          </table:table-cell>
          <table:table-cell table:number-columns-repeated="2"/>
          <table:table-cell table:formula="of:=IF([main.$H396]=0;[main.$F396];&quot;&quot;)" office:value-type="float" office:value="-0.6478" calcext:value-type="float">
            <text:p>-0.6478</text:p>
          </table:table-cell>
          <table:table-cell table:formula="of:=IF([main.$H396]=0;[main.$G396];&quot;&quot;)" office:value-type="float" office:value="0.863369" calcext:value-type="float">
            <text:p>0.863369</text:p>
          </table:table-cell>
          <table:table-cell table:formula="of:=IF([main.$H396]=1;[main.$F396];&quot;&quot;)">
            <text:p/>
          </table:table-cell>
          <table:table-cell table:formula="of:=IF([main.$H396]=1;[main.$G396];&quot;&quot;)">
            <text:p/>
          </table:table-cell>
          <table:table-cell table:formula="of:=IF([main.$H396]=2;[main.$F396];&quot;&quot;)">
            <text:p/>
          </table:table-cell>
          <table:table-cell table:formula="of:=IF([main.$H396]=2;[main.$G396];&quot;&quot;)">
            <text:p/>
          </table:table-cell>
        </table:table-row>
        <table:table-row table:style-name="ro1">
          <table:table-cell table:formula="of:=IF([main.$C397]=0;[main.$A397];&quot;&quot;)" office:value-type="float" office:value="0.111094" calcext:value-type="float">
            <text:p>0.111094</text:p>
          </table:table-cell>
          <table:table-cell table:formula="of:=IF([main.$C397]=0;[main.$B397];&quot;&quot;)" office:value-type="float" office:value="0.309574" calcext:value-type="float">
            <text:p>0.309574</text:p>
          </table:table-cell>
          <table:table-cell table:formula="of:=IF([main.$C397]=1;[main.$A397];&quot;&quot;)">
            <text:p/>
          </table:table-cell>
          <table:table-cell table:formula="of:=IF([main.$C397]=1;[main.$B397];&quot;&quot;)">
            <text:p/>
          </table:table-cell>
          <table:table-cell table:formula="of:=IF([main.$C397]=2;[main.$A397];&quot;&quot;)">
            <text:p/>
          </table:table-cell>
          <table:table-cell table:formula="of:=IF([main.$C397]=2;[main.$B397];&quot;&quot;)">
            <text:p/>
          </table:table-cell>
          <table:table-cell table:number-columns-repeated="2"/>
          <table:table-cell table:formula="of:=IF([main.$H397]=0;[main.$F397];&quot;&quot;)" office:value-type="float" office:value="0.111094" calcext:value-type="float">
            <text:p>0.111094</text:p>
          </table:table-cell>
          <table:table-cell table:formula="of:=IF([main.$H397]=0;[main.$G397];&quot;&quot;)" office:value-type="float" office:value="0.309574" calcext:value-type="float">
            <text:p>0.309574</text:p>
          </table:table-cell>
          <table:table-cell table:formula="of:=IF([main.$H397]=1;[main.$F397];&quot;&quot;)">
            <text:p/>
          </table:table-cell>
          <table:table-cell table:formula="of:=IF([main.$H397]=1;[main.$G397];&quot;&quot;)">
            <text:p/>
          </table:table-cell>
          <table:table-cell table:formula="of:=IF([main.$H397]=2;[main.$F397];&quot;&quot;)">
            <text:p/>
          </table:table-cell>
          <table:table-cell table:formula="of:=IF([main.$H397]=2;[main.$G397];&quot;&quot;)">
            <text:p/>
          </table:table-cell>
        </table:table-row>
        <table:table-row table:style-name="ro1">
          <table:table-cell table:formula="of:=IF([main.$C398]=0;[main.$A398];&quot;&quot;)" office:value-type="float" office:value="0.527786" calcext:value-type="float">
            <text:p>0.527786</text:p>
          </table:table-cell>
          <table:table-cell table:formula="of:=IF([main.$C398]=0;[main.$B398];&quot;&quot;)" office:value-type="float" office:value="-0.034509" calcext:value-type="float">
            <text:p>-0.034509</text:p>
          </table:table-cell>
          <table:table-cell table:formula="of:=IF([main.$C398]=1;[main.$A398];&quot;&quot;)">
            <text:p/>
          </table:table-cell>
          <table:table-cell table:formula="of:=IF([main.$C398]=1;[main.$B398];&quot;&quot;)">
            <text:p/>
          </table:table-cell>
          <table:table-cell table:formula="of:=IF([main.$C398]=2;[main.$A398];&quot;&quot;)">
            <text:p/>
          </table:table-cell>
          <table:table-cell table:formula="of:=IF([main.$C398]=2;[main.$B398];&quot;&quot;)">
            <text:p/>
          </table:table-cell>
          <table:table-cell table:number-columns-repeated="2"/>
          <table:table-cell table:formula="of:=IF([main.$H398]=0;[main.$F398];&quot;&quot;)" office:value-type="float" office:value="0.527786" calcext:value-type="float">
            <text:p>0.527786</text:p>
          </table:table-cell>
          <table:table-cell table:formula="of:=IF([main.$H398]=0;[main.$G398];&quot;&quot;)" office:value-type="float" office:value="-0.034509" calcext:value-type="float">
            <text:p>-0.034509</text:p>
          </table:table-cell>
          <table:table-cell table:formula="of:=IF([main.$H398]=1;[main.$F398];&quot;&quot;)">
            <text:p/>
          </table:table-cell>
          <table:table-cell table:formula="of:=IF([main.$H398]=1;[main.$G398];&quot;&quot;)">
            <text:p/>
          </table:table-cell>
          <table:table-cell table:formula="of:=IF([main.$H398]=2;[main.$F398];&quot;&quot;)">
            <text:p/>
          </table:table-cell>
          <table:table-cell table:formula="of:=IF([main.$H398]=2;[main.$G398];&quot;&quot;)">
            <text:p/>
          </table:table-cell>
        </table:table-row>
        <table:table-row table:style-name="ro1">
          <table:table-cell table:formula="of:=IF([main.$C399]=0;[main.$A399];&quot;&quot;)">
            <text:p/>
          </table:table-cell>
          <table:table-cell table:formula="of:=IF([main.$C399]=0;[main.$B399];&quot;&quot;)">
            <text:p/>
          </table:table-cell>
          <table:table-cell table:formula="of:=IF([main.$C399]=1;[main.$A399];&quot;&quot;)">
            <text:p/>
          </table:table-cell>
          <table:table-cell table:formula="of:=IF([main.$C399]=1;[main.$B399];&quot;&quot;)">
            <text:p/>
          </table:table-cell>
          <table:table-cell table:formula="of:=IF([main.$C399]=2;[main.$A399];&quot;&quot;)" office:value-type="float" office:value="1.3153" calcext:value-type="float">
            <text:p>1.3153</text:p>
          </table:table-cell>
          <table:table-cell table:formula="of:=IF([main.$C399]=2;[main.$B399];&quot;&quot;)" office:value-type="float" office:value="-0.631847" calcext:value-type="float">
            <text:p>-0.631847</text:p>
          </table:table-cell>
          <table:table-cell table:number-columns-repeated="2"/>
          <table:table-cell table:formula="of:=IF([main.$H399]=0;[main.$F399];&quot;&quot;)" office:value-type="float" office:value="1.3153" calcext:value-type="float">
            <text:p>1.3153</text:p>
          </table:table-cell>
          <table:table-cell table:formula="of:=IF([main.$H399]=0;[main.$G399];&quot;&quot;)" office:value-type="float" office:value="-0.631847" calcext:value-type="float">
            <text:p>-0.631847</text:p>
          </table:table-cell>
          <table:table-cell table:formula="of:=IF([main.$H399]=1;[main.$F399];&quot;&quot;)">
            <text:p/>
          </table:table-cell>
          <table:table-cell table:formula="of:=IF([main.$H399]=1;[main.$G399];&quot;&quot;)">
            <text:p/>
          </table:table-cell>
          <table:table-cell table:formula="of:=IF([main.$H399]=2;[main.$F399];&quot;&quot;)">
            <text:p/>
          </table:table-cell>
          <table:table-cell table:formula="of:=IF([main.$H399]=2;[main.$G399];&quot;&quot;)">
            <text:p/>
          </table:table-cell>
        </table:table-row>
        <table:table-row table:style-name="ro1">
          <table:table-cell table:formula="of:=IF([main.$C400]=0;[main.$A400];&quot;&quot;)">
            <text:p/>
          </table:table-cell>
          <table:table-cell table:formula="of:=IF([main.$C400]=0;[main.$B400];&quot;&quot;)">
            <text:p/>
          </table:table-cell>
          <table:table-cell table:formula="of:=IF([main.$C400]=1;[main.$A400];&quot;&quot;)">
            <text:p/>
          </table:table-cell>
          <table:table-cell table:formula="of:=IF([main.$C400]=1;[main.$B400];&quot;&quot;)">
            <text:p/>
          </table:table-cell>
          <table:table-cell table:formula="of:=IF([main.$C400]=2;[main.$A400];&quot;&quot;)" office:value-type="float" office:value="2.62311" calcext:value-type="float">
            <text:p>2.62311</text:p>
          </table:table-cell>
          <table:table-cell table:formula="of:=IF([main.$C400]=2;[main.$B400];&quot;&quot;)" office:value-type="float" office:value="0.741759" calcext:value-type="float">
            <text:p>0.741759</text:p>
          </table:table-cell>
          <table:table-cell table:number-columns-repeated="2"/>
          <table:table-cell table:formula="of:=IF([main.$H400]=0;[main.$F400];&quot;&quot;)" office:value-type="float" office:value="2.62311" calcext:value-type="float">
            <text:p>2.62311</text:p>
          </table:table-cell>
          <table:table-cell table:formula="of:=IF([main.$H400]=0;[main.$G400];&quot;&quot;)" office:value-type="float" office:value="0.741759" calcext:value-type="float">
            <text:p>0.741759</text:p>
          </table:table-cell>
          <table:table-cell table:formula="of:=IF([main.$H400]=1;[main.$F400];&quot;&quot;)">
            <text:p/>
          </table:table-cell>
          <table:table-cell table:formula="of:=IF([main.$H400]=1;[main.$G400];&quot;&quot;)">
            <text:p/>
          </table:table-cell>
          <table:table-cell table:formula="of:=IF([main.$H400]=2;[main.$F400];&quot;&quot;)">
            <text:p/>
          </table:table-cell>
          <table:table-cell table:formula="of:=IF([main.$H400]=2;[main.$G400];&quot;&quot;)">
            <text:p/>
          </table:table-cell>
        </table:table-row>
        <table:table-row table:style-name="ro1">
          <table:table-cell table:formula="of:=IF([main.$C401]=0;[main.$A401];&quot;&quot;)">
            <text:p/>
          </table:table-cell>
          <table:table-cell table:formula="of:=IF([main.$C401]=0;[main.$B401];&quot;&quot;)">
            <text:p/>
          </table:table-cell>
          <table:table-cell table:formula="of:=IF([main.$C401]=1;[main.$A401];&quot;&quot;)">
            <text:p/>
          </table:table-cell>
          <table:table-cell table:formula="of:=IF([main.$C401]=1;[main.$B401];&quot;&quot;)">
            <text:p/>
          </table:table-cell>
          <table:table-cell table:formula="of:=IF([main.$C401]=2;[main.$A401];&quot;&quot;)" office:value-type="float" office:value="0.83441" calcext:value-type="float">
            <text:p>0.83441</text:p>
          </table:table-cell>
          <table:table-cell table:formula="of:=IF([main.$C401]=2;[main.$B401];&quot;&quot;)" office:value-type="float" office:value="-0.378681" calcext:value-type="float">
            <text:p>-0.378681</text:p>
          </table:table-cell>
          <table:table-cell table:number-columns-repeated="2"/>
          <table:table-cell table:formula="of:=IF([main.$H401]=0;[main.$F401];&quot;&quot;)" office:value-type="float" office:value="0.83441" calcext:value-type="float">
            <text:p>0.83441</text:p>
          </table:table-cell>
          <table:table-cell table:formula="of:=IF([main.$H401]=0;[main.$G401];&quot;&quot;)" office:value-type="float" office:value="-0.378681" calcext:value-type="float">
            <text:p>-0.378681</text:p>
          </table:table-cell>
          <table:table-cell table:formula="of:=IF([main.$H401]=1;[main.$F401];&quot;&quot;)">
            <text:p/>
          </table:table-cell>
          <table:table-cell table:formula="of:=IF([main.$H401]=1;[main.$G401];&quot;&quot;)">
            <text:p/>
          </table:table-cell>
          <table:table-cell table:formula="of:=IF([main.$H401]=2;[main.$F401];&quot;&quot;)">
            <text:p/>
          </table:table-cell>
          <table:table-cell table:formula="of:=IF([main.$H401]=2;[main.$G401];&quot;&quot;)">
            <text:p/>
          </table:table-cell>
        </table:table-row>
        <table:table-row table:style-name="ro1">
          <table:table-cell table:formula="of:=IF([main.$C402]=0;[main.$A402];&quot;&quot;)" office:value-type="float" office:value="0.0591741" calcext:value-type="float">
            <text:p>0.0591741</text:p>
          </table:table-cell>
          <table:table-cell table:formula="of:=IF([main.$C402]=0;[main.$B402];&quot;&quot;)" office:value-type="float" office:value="-0.307914" calcext:value-type="float">
            <text:p>-0.307914</text:p>
          </table:table-cell>
          <table:table-cell table:formula="of:=IF([main.$C402]=1;[main.$A402];&quot;&quot;)">
            <text:p/>
          </table:table-cell>
          <table:table-cell table:formula="of:=IF([main.$C402]=1;[main.$B402];&quot;&quot;)">
            <text:p/>
          </table:table-cell>
          <table:table-cell table:formula="of:=IF([main.$C402]=2;[main.$A402];&quot;&quot;)">
            <text:p/>
          </table:table-cell>
          <table:table-cell table:formula="of:=IF([main.$C402]=2;[main.$B402];&quot;&quot;)">
            <text:p/>
          </table:table-cell>
          <table:table-cell table:number-columns-repeated="2"/>
          <table:table-cell table:formula="of:=IF([main.$H402]=0;[main.$F402];&quot;&quot;)" office:value-type="float" office:value="0.0591741" calcext:value-type="float">
            <text:p>0.0591741</text:p>
          </table:table-cell>
          <table:table-cell table:formula="of:=IF([main.$H402]=0;[main.$G402];&quot;&quot;)" office:value-type="float" office:value="-0.307914" calcext:value-type="float">
            <text:p>-0.307914</text:p>
          </table:table-cell>
          <table:table-cell table:formula="of:=IF([main.$H402]=1;[main.$F402];&quot;&quot;)">
            <text:p/>
          </table:table-cell>
          <table:table-cell table:formula="of:=IF([main.$H402]=1;[main.$G402];&quot;&quot;)">
            <text:p/>
          </table:table-cell>
          <table:table-cell table:formula="of:=IF([main.$H402]=2;[main.$F402];&quot;&quot;)">
            <text:p/>
          </table:table-cell>
          <table:table-cell table:formula="of:=IF([main.$H402]=2;[main.$G402];&quot;&quot;)">
            <text:p/>
          </table:table-cell>
        </table:table-row>
        <table:table-row table:style-name="ro1">
          <table:table-cell table:formula="of:=IF([main.$C403]=0;[main.$A403];&quot;&quot;)" office:value-type="float" office:value="1.50356" calcext:value-type="float">
            <text:p>1.50356</text:p>
          </table:table-cell>
          <table:table-cell table:formula="of:=IF([main.$C403]=0;[main.$B403];&quot;&quot;)" office:value-type="float" office:value="1.67686" calcext:value-type="float">
            <text:p>1.67686</text:p>
          </table:table-cell>
          <table:table-cell table:formula="of:=IF([main.$C403]=1;[main.$A403];&quot;&quot;)">
            <text:p/>
          </table:table-cell>
          <table:table-cell table:formula="of:=IF([main.$C403]=1;[main.$B403];&quot;&quot;)">
            <text:p/>
          </table:table-cell>
          <table:table-cell table:formula="of:=IF([main.$C403]=2;[main.$A403];&quot;&quot;)">
            <text:p/>
          </table:table-cell>
          <table:table-cell table:formula="of:=IF([main.$C403]=2;[main.$B403];&quot;&quot;)">
            <text:p/>
          </table:table-cell>
          <table:table-cell table:number-columns-repeated="2"/>
          <table:table-cell table:formula="of:=IF([main.$H403]=0;[main.$F403];&quot;&quot;)" office:value-type="float" office:value="1.50356" calcext:value-type="float">
            <text:p>1.50356</text:p>
          </table:table-cell>
          <table:table-cell table:formula="of:=IF([main.$H403]=0;[main.$G403];&quot;&quot;)" office:value-type="float" office:value="1.67686" calcext:value-type="float">
            <text:p>1.67686</text:p>
          </table:table-cell>
          <table:table-cell table:formula="of:=IF([main.$H403]=1;[main.$F403];&quot;&quot;)">
            <text:p/>
          </table:table-cell>
          <table:table-cell table:formula="of:=IF([main.$H403]=1;[main.$G403];&quot;&quot;)">
            <text:p/>
          </table:table-cell>
          <table:table-cell table:formula="of:=IF([main.$H403]=2;[main.$F403];&quot;&quot;)">
            <text:p/>
          </table:table-cell>
          <table:table-cell table:formula="of:=IF([main.$H403]=2;[main.$G403];&quot;&quot;)">
            <text:p/>
          </table:table-cell>
        </table:table-row>
        <table:table-row table:style-name="ro1">
          <table:table-cell table:formula="of:=IF([main.$C404]=0;[main.$A404];&quot;&quot;)">
            <text:p/>
          </table:table-cell>
          <table:table-cell table:formula="of:=IF([main.$C404]=0;[main.$B404];&quot;&quot;)">
            <text:p/>
          </table:table-cell>
          <table:table-cell table:formula="of:=IF([main.$C404]=1;[main.$A404];&quot;&quot;)">
            <text:p/>
          </table:table-cell>
          <table:table-cell table:formula="of:=IF([main.$C404]=1;[main.$B404];&quot;&quot;)">
            <text:p/>
          </table:table-cell>
          <table:table-cell table:formula="of:=IF([main.$C404]=2;[main.$A404];&quot;&quot;)" office:value-type="float" office:value="1.97097" calcext:value-type="float">
            <text:p>1.97097</text:p>
          </table:table-cell>
          <table:table-cell table:formula="of:=IF([main.$C404]=2;[main.$B404];&quot;&quot;)" office:value-type="float" office:value="0.172233" calcext:value-type="float">
            <text:p>0.172233</text:p>
          </table:table-cell>
          <table:table-cell table:number-columns-repeated="2"/>
          <table:table-cell table:formula="of:=IF([main.$H404]=0;[main.$F404];&quot;&quot;)" office:value-type="float" office:value="1.97097" calcext:value-type="float">
            <text:p>1.97097</text:p>
          </table:table-cell>
          <table:table-cell table:formula="of:=IF([main.$H404]=0;[main.$G404];&quot;&quot;)" office:value-type="float" office:value="0.172233" calcext:value-type="float">
            <text:p>0.172233</text:p>
          </table:table-cell>
          <table:table-cell table:formula="of:=IF([main.$H404]=1;[main.$F404];&quot;&quot;)">
            <text:p/>
          </table:table-cell>
          <table:table-cell table:formula="of:=IF([main.$H404]=1;[main.$G404];&quot;&quot;)">
            <text:p/>
          </table:table-cell>
          <table:table-cell table:formula="of:=IF([main.$H404]=2;[main.$F404];&quot;&quot;)">
            <text:p/>
          </table:table-cell>
          <table:table-cell table:formula="of:=IF([main.$H404]=2;[main.$G404];&quot;&quot;)">
            <text:p/>
          </table:table-cell>
        </table:table-row>
        <table:table-row table:style-name="ro1">
          <table:table-cell table:formula="of:=IF([main.$C405]=0;[main.$A405];&quot;&quot;)" office:value-type="float" office:value="0.657055" calcext:value-type="float">
            <text:p>0.657055</text:p>
          </table:table-cell>
          <table:table-cell table:formula="of:=IF([main.$C405]=0;[main.$B405];&quot;&quot;)" office:value-type="float" office:value="0.607128" calcext:value-type="float">
            <text:p>0.607128</text:p>
          </table:table-cell>
          <table:table-cell table:formula="of:=IF([main.$C405]=1;[main.$A405];&quot;&quot;)">
            <text:p/>
          </table:table-cell>
          <table:table-cell table:formula="of:=IF([main.$C405]=1;[main.$B405];&quot;&quot;)">
            <text:p/>
          </table:table-cell>
          <table:table-cell table:formula="of:=IF([main.$C405]=2;[main.$A405];&quot;&quot;)">
            <text:p/>
          </table:table-cell>
          <table:table-cell table:formula="of:=IF([main.$C405]=2;[main.$B405];&quot;&quot;)">
            <text:p/>
          </table:table-cell>
          <table:table-cell table:number-columns-repeated="2"/>
          <table:table-cell table:formula="of:=IF([main.$H405]=0;[main.$F405];&quot;&quot;)" office:value-type="float" office:value="0.657055" calcext:value-type="float">
            <text:p>0.657055</text:p>
          </table:table-cell>
          <table:table-cell table:formula="of:=IF([main.$H405]=0;[main.$G405];&quot;&quot;)" office:value-type="float" office:value="0.607128" calcext:value-type="float">
            <text:p>0.607128</text:p>
          </table:table-cell>
          <table:table-cell table:formula="of:=IF([main.$H405]=1;[main.$F405];&quot;&quot;)">
            <text:p/>
          </table:table-cell>
          <table:table-cell table:formula="of:=IF([main.$H405]=1;[main.$G405];&quot;&quot;)">
            <text:p/>
          </table:table-cell>
          <table:table-cell table:formula="of:=IF([main.$H405]=2;[main.$F405];&quot;&quot;)">
            <text:p/>
          </table:table-cell>
          <table:table-cell table:formula="of:=IF([main.$H405]=2;[main.$G405];&quot;&quot;)">
            <text:p/>
          </table:table-cell>
        </table:table-row>
        <table:table-row table:style-name="ro1">
          <table:table-cell table:formula="of:=IF([main.$C406]=0;[main.$A406];&quot;&quot;)">
            <text:p/>
          </table:table-cell>
          <table:table-cell table:formula="of:=IF([main.$C406]=0;[main.$B406];&quot;&quot;)">
            <text:p/>
          </table:table-cell>
          <table:table-cell table:formula="of:=IF([main.$C406]=1;[main.$A406];&quot;&quot;)">
            <text:p/>
          </table:table-cell>
          <table:table-cell table:formula="of:=IF([main.$C406]=1;[main.$B406];&quot;&quot;)">
            <text:p/>
          </table:table-cell>
          <table:table-cell table:formula="of:=IF([main.$C406]=2;[main.$A406];&quot;&quot;)" office:value-type="float" office:value="1.48681" calcext:value-type="float">
            <text:p>1.48681</text:p>
          </table:table-cell>
          <table:table-cell table:formula="of:=IF([main.$C406]=2;[main.$B406];&quot;&quot;)" office:value-type="float" office:value="-0.247891" calcext:value-type="float">
            <text:p>-0.247891</text:p>
          </table:table-cell>
          <table:table-cell table:number-columns-repeated="2"/>
          <table:table-cell table:formula="of:=IF([main.$H406]=0;[main.$F406];&quot;&quot;)" office:value-type="float" office:value="1.48681" calcext:value-type="float">
            <text:p>1.48681</text:p>
          </table:table-cell>
          <table:table-cell table:formula="of:=IF([main.$H406]=0;[main.$G406];&quot;&quot;)" office:value-type="float" office:value="-0.247891" calcext:value-type="float">
            <text:p>-0.247891</text:p>
          </table:table-cell>
          <table:table-cell table:formula="of:=IF([main.$H406]=1;[main.$F406];&quot;&quot;)">
            <text:p/>
          </table:table-cell>
          <table:table-cell table:formula="of:=IF([main.$H406]=1;[main.$G406];&quot;&quot;)">
            <text:p/>
          </table:table-cell>
          <table:table-cell table:formula="of:=IF([main.$H406]=2;[main.$F406];&quot;&quot;)">
            <text:p/>
          </table:table-cell>
          <table:table-cell table:formula="of:=IF([main.$H406]=2;[main.$G406];&quot;&quot;)">
            <text:p/>
          </table:table-cell>
        </table:table-row>
        <table:table-row table:style-name="ro1">
          <table:table-cell table:formula="of:=IF([main.$C407]=0;[main.$A407];&quot;&quot;)">
            <text:p/>
          </table:table-cell>
          <table:table-cell table:formula="of:=IF([main.$C407]=0;[main.$B407];&quot;&quot;)">
            <text:p/>
          </table:table-cell>
          <table:table-cell table:formula="of:=IF([main.$C407]=1;[main.$A407];&quot;&quot;)" office:value-type="float" office:value="0.996416" calcext:value-type="float">
            <text:p>0.996416</text:p>
          </table:table-cell>
          <table:table-cell table:formula="of:=IF([main.$C407]=1;[main.$B407];&quot;&quot;)" office:value-type="float" office:value="2.56939" calcext:value-type="float">
            <text:p>2.56939</text:p>
          </table:table-cell>
          <table:table-cell table:formula="of:=IF([main.$C407]=2;[main.$A407];&quot;&quot;)">
            <text:p/>
          </table:table-cell>
          <table:table-cell table:formula="of:=IF([main.$C407]=2;[main.$B407];&quot;&quot;)">
            <text:p/>
          </table:table-cell>
          <table:table-cell table:number-columns-repeated="2"/>
          <table:table-cell table:formula="of:=IF([main.$H407]=0;[main.$F407];&quot;&quot;)" office:value-type="float" office:value="0.996416" calcext:value-type="float">
            <text:p>0.996416</text:p>
          </table:table-cell>
          <table:table-cell table:formula="of:=IF([main.$H407]=0;[main.$G407];&quot;&quot;)" office:value-type="float" office:value="2.56939" calcext:value-type="float">
            <text:p>2.56939</text:p>
          </table:table-cell>
          <table:table-cell table:formula="of:=IF([main.$H407]=1;[main.$F407];&quot;&quot;)">
            <text:p/>
          </table:table-cell>
          <table:table-cell table:formula="of:=IF([main.$H407]=1;[main.$G407];&quot;&quot;)">
            <text:p/>
          </table:table-cell>
          <table:table-cell table:formula="of:=IF([main.$H407]=2;[main.$F407];&quot;&quot;)">
            <text:p/>
          </table:table-cell>
          <table:table-cell table:formula="of:=IF([main.$H407]=2;[main.$G407];&quot;&quot;)">
            <text:p/>
          </table:table-cell>
        </table:table-row>
        <table:table-row table:style-name="ro1">
          <table:table-cell table:formula="of:=IF([main.$C408]=0;[main.$A408];&quot;&quot;)">
            <text:p/>
          </table:table-cell>
          <table:table-cell table:formula="of:=IF([main.$C408]=0;[main.$B408];&quot;&quot;)">
            <text:p/>
          </table:table-cell>
          <table:table-cell table:formula="of:=IF([main.$C408]=1;[main.$A408];&quot;&quot;)">
            <text:p/>
          </table:table-cell>
          <table:table-cell table:formula="of:=IF([main.$C408]=1;[main.$B408];&quot;&quot;)">
            <text:p/>
          </table:table-cell>
          <table:table-cell table:formula="of:=IF([main.$C408]=2;[main.$A408];&quot;&quot;)" office:value-type="float" office:value="0.115424" calcext:value-type="float">
            <text:p>0.115424</text:p>
          </table:table-cell>
          <table:table-cell table:formula="of:=IF([main.$C408]=2;[main.$B408];&quot;&quot;)" office:value-type="float" office:value="-1.27564" calcext:value-type="float">
            <text:p>-1.27564</text:p>
          </table:table-cell>
          <table:table-cell table:number-columns-repeated="2"/>
          <table:table-cell table:formula="of:=IF([main.$H408]=0;[main.$F408];&quot;&quot;)" office:value-type="float" office:value="0.115424" calcext:value-type="float">
            <text:p>0.115424</text:p>
          </table:table-cell>
          <table:table-cell table:formula="of:=IF([main.$H408]=0;[main.$G408];&quot;&quot;)" office:value-type="float" office:value="-1.27564" calcext:value-type="float">
            <text:p>-1.27564</text:p>
          </table:table-cell>
          <table:table-cell table:formula="of:=IF([main.$H408]=1;[main.$F408];&quot;&quot;)">
            <text:p/>
          </table:table-cell>
          <table:table-cell table:formula="of:=IF([main.$H408]=1;[main.$G408];&quot;&quot;)">
            <text:p/>
          </table:table-cell>
          <table:table-cell table:formula="of:=IF([main.$H408]=2;[main.$F408];&quot;&quot;)">
            <text:p/>
          </table:table-cell>
          <table:table-cell table:formula="of:=IF([main.$H408]=2;[main.$G408];&quot;&quot;)">
            <text:p/>
          </table:table-cell>
        </table:table-row>
        <table:table-row table:style-name="ro1">
          <table:table-cell table:formula="of:=IF([main.$C409]=0;[main.$A409];&quot;&quot;)" office:value-type="float" office:value="2.20207" calcext:value-type="float">
            <text:p>2.20207</text:p>
          </table:table-cell>
          <table:table-cell table:formula="of:=IF([main.$C409]=0;[main.$B409];&quot;&quot;)" office:value-type="float" office:value="1.99061" calcext:value-type="float">
            <text:p>1.99061</text:p>
          </table:table-cell>
          <table:table-cell table:formula="of:=IF([main.$C409]=1;[main.$A409];&quot;&quot;)">
            <text:p/>
          </table:table-cell>
          <table:table-cell table:formula="of:=IF([main.$C409]=1;[main.$B409];&quot;&quot;)">
            <text:p/>
          </table:table-cell>
          <table:table-cell table:formula="of:=IF([main.$C409]=2;[main.$A409];&quot;&quot;)">
            <text:p/>
          </table:table-cell>
          <table:table-cell table:formula="of:=IF([main.$C409]=2;[main.$B409];&quot;&quot;)">
            <text:p/>
          </table:table-cell>
          <table:table-cell table:number-columns-repeated="2"/>
          <table:table-cell table:formula="of:=IF([main.$H409]=0;[main.$F409];&quot;&quot;)" office:value-type="float" office:value="2.20207" calcext:value-type="float">
            <text:p>2.20207</text:p>
          </table:table-cell>
          <table:table-cell table:formula="of:=IF([main.$H409]=0;[main.$G409];&quot;&quot;)" office:value-type="float" office:value="1.99061" calcext:value-type="float">
            <text:p>1.99061</text:p>
          </table:table-cell>
          <table:table-cell table:formula="of:=IF([main.$H409]=1;[main.$F409];&quot;&quot;)">
            <text:p/>
          </table:table-cell>
          <table:table-cell table:formula="of:=IF([main.$H409]=1;[main.$G409];&quot;&quot;)">
            <text:p/>
          </table:table-cell>
          <table:table-cell table:formula="of:=IF([main.$H409]=2;[main.$F409];&quot;&quot;)">
            <text:p/>
          </table:table-cell>
          <table:table-cell table:formula="of:=IF([main.$H409]=2;[main.$G409];&quot;&quot;)">
            <text:p/>
          </table:table-cell>
        </table:table-row>
        <table:table-row table:style-name="ro1">
          <table:table-cell table:formula="of:=IF([main.$C410]=0;[main.$A410];&quot;&quot;)">
            <text:p/>
          </table:table-cell>
          <table:table-cell table:formula="of:=IF([main.$C410]=0;[main.$B410];&quot;&quot;)">
            <text:p/>
          </table:table-cell>
          <table:table-cell table:formula="of:=IF([main.$C410]=1;[main.$A410];&quot;&quot;)">
            <text:p/>
          </table:table-cell>
          <table:table-cell table:formula="of:=IF([main.$C410]=1;[main.$B410];&quot;&quot;)">
            <text:p/>
          </table:table-cell>
          <table:table-cell table:formula="of:=IF([main.$C410]=2;[main.$A410];&quot;&quot;)" office:value-type="float" office:value="0.24569" calcext:value-type="float">
            <text:p>0.24569</text:p>
          </table:table-cell>
          <table:table-cell table:formula="of:=IF([main.$C410]=2;[main.$B410];&quot;&quot;)" office:value-type="float" office:value="-0.130632" calcext:value-type="float">
            <text:p>-0.130632</text:p>
          </table:table-cell>
          <table:table-cell table:number-columns-repeated="2"/>
          <table:table-cell table:formula="of:=IF([main.$H410]=0;[main.$F410];&quot;&quot;)" office:value-type="float" office:value="0.24569" calcext:value-type="float">
            <text:p>0.24569</text:p>
          </table:table-cell>
          <table:table-cell table:formula="of:=IF([main.$H410]=0;[main.$G410];&quot;&quot;)" office:value-type="float" office:value="-0.130632" calcext:value-type="float">
            <text:p>-0.130632</text:p>
          </table:table-cell>
          <table:table-cell table:formula="of:=IF([main.$H410]=1;[main.$F410];&quot;&quot;)">
            <text:p/>
          </table:table-cell>
          <table:table-cell table:formula="of:=IF([main.$H410]=1;[main.$G410];&quot;&quot;)">
            <text:p/>
          </table:table-cell>
          <table:table-cell table:formula="of:=IF([main.$H410]=2;[main.$F410];&quot;&quot;)">
            <text:p/>
          </table:table-cell>
          <table:table-cell table:formula="of:=IF([main.$H410]=2;[main.$G410];&quot;&quot;)">
            <text:p/>
          </table:table-cell>
        </table:table-row>
        <table:table-row table:style-name="ro1">
          <table:table-cell table:formula="of:=IF([main.$C411]=0;[main.$A411];&quot;&quot;)" office:value-type="float" office:value="-0.224851" calcext:value-type="float">
            <text:p>-0.224851</text:p>
          </table:table-cell>
          <table:table-cell table:formula="of:=IF([main.$C411]=0;[main.$B411];&quot;&quot;)" office:value-type="float" office:value="0.142527" calcext:value-type="float">
            <text:p>0.142527</text:p>
          </table:table-cell>
          <table:table-cell table:formula="of:=IF([main.$C411]=1;[main.$A411];&quot;&quot;)">
            <text:p/>
          </table:table-cell>
          <table:table-cell table:formula="of:=IF([main.$C411]=1;[main.$B411];&quot;&quot;)">
            <text:p/>
          </table:table-cell>
          <table:table-cell table:formula="of:=IF([main.$C411]=2;[main.$A411];&quot;&quot;)">
            <text:p/>
          </table:table-cell>
          <table:table-cell table:formula="of:=IF([main.$C411]=2;[main.$B411];&quot;&quot;)">
            <text:p/>
          </table:table-cell>
          <table:table-cell table:number-columns-repeated="2"/>
          <table:table-cell table:formula="of:=IF([main.$H411]=0;[main.$F411];&quot;&quot;)" office:value-type="float" office:value="-0.224851" calcext:value-type="float">
            <text:p>-0.224851</text:p>
          </table:table-cell>
          <table:table-cell table:formula="of:=IF([main.$H411]=0;[main.$G411];&quot;&quot;)" office:value-type="float" office:value="0.142527" calcext:value-type="float">
            <text:p>0.142527</text:p>
          </table:table-cell>
          <table:table-cell table:formula="of:=IF([main.$H411]=1;[main.$F411];&quot;&quot;)">
            <text:p/>
          </table:table-cell>
          <table:table-cell table:formula="of:=IF([main.$H411]=1;[main.$G411];&quot;&quot;)">
            <text:p/>
          </table:table-cell>
          <table:table-cell table:formula="of:=IF([main.$H411]=2;[main.$F411];&quot;&quot;)">
            <text:p/>
          </table:table-cell>
          <table:table-cell table:formula="of:=IF([main.$H411]=2;[main.$G411];&quot;&quot;)">
            <text:p/>
          </table:table-cell>
        </table:table-row>
        <table:table-row table:style-name="ro1">
          <table:table-cell table:formula="of:=IF([main.$C412]=0;[main.$A412];&quot;&quot;)" office:value-type="float" office:value="2.46892" calcext:value-type="float">
            <text:p>2.46892</text:p>
          </table:table-cell>
          <table:table-cell table:formula="of:=IF([main.$C412]=0;[main.$B412];&quot;&quot;)" office:value-type="float" office:value="2.6786" calcext:value-type="float">
            <text:p>2.6786</text:p>
          </table:table-cell>
          <table:table-cell table:formula="of:=IF([main.$C412]=1;[main.$A412];&quot;&quot;)">
            <text:p/>
          </table:table-cell>
          <table:table-cell table:formula="of:=IF([main.$C412]=1;[main.$B412];&quot;&quot;)">
            <text:p/>
          </table:table-cell>
          <table:table-cell table:formula="of:=IF([main.$C412]=2;[main.$A412];&quot;&quot;)">
            <text:p/>
          </table:table-cell>
          <table:table-cell table:formula="of:=IF([main.$C412]=2;[main.$B412];&quot;&quot;)">
            <text:p/>
          </table:table-cell>
          <table:table-cell table:number-columns-repeated="2"/>
          <table:table-cell table:formula="of:=IF([main.$H412]=0;[main.$F412];&quot;&quot;)" office:value-type="float" office:value="2.46892" calcext:value-type="float">
            <text:p>2.46892</text:p>
          </table:table-cell>
          <table:table-cell table:formula="of:=IF([main.$H412]=0;[main.$G412];&quot;&quot;)" office:value-type="float" office:value="2.6786" calcext:value-type="float">
            <text:p>2.6786</text:p>
          </table:table-cell>
          <table:table-cell table:formula="of:=IF([main.$H412]=1;[main.$F412];&quot;&quot;)">
            <text:p/>
          </table:table-cell>
          <table:table-cell table:formula="of:=IF([main.$H412]=1;[main.$G412];&quot;&quot;)">
            <text:p/>
          </table:table-cell>
          <table:table-cell table:formula="of:=IF([main.$H412]=2;[main.$F412];&quot;&quot;)">
            <text:p/>
          </table:table-cell>
          <table:table-cell table:formula="of:=IF([main.$H412]=2;[main.$G412];&quot;&quot;)">
            <text:p/>
          </table:table-cell>
        </table:table-row>
        <table:table-row table:style-name="ro1">
          <table:table-cell table:formula="of:=IF([main.$C413]=0;[main.$A413];&quot;&quot;)">
            <text:p/>
          </table:table-cell>
          <table:table-cell table:formula="of:=IF([main.$C413]=0;[main.$B413];&quot;&quot;)">
            <text:p/>
          </table:table-cell>
          <table:table-cell table:formula="of:=IF([main.$C413]=1;[main.$A413];&quot;&quot;)">
            <text:p/>
          </table:table-cell>
          <table:table-cell table:formula="of:=IF([main.$C413]=1;[main.$B413];&quot;&quot;)">
            <text:p/>
          </table:table-cell>
          <table:table-cell table:formula="of:=IF([main.$C413]=2;[main.$A413];&quot;&quot;)" office:value-type="float" office:value="2.05448" calcext:value-type="float">
            <text:p>2.05448</text:p>
          </table:table-cell>
          <table:table-cell table:formula="of:=IF([main.$C413]=2;[main.$B413];&quot;&quot;)" office:value-type="float" office:value="0.507993" calcext:value-type="float">
            <text:p>0.507993</text:p>
          </table:table-cell>
          <table:table-cell table:number-columns-repeated="2"/>
          <table:table-cell table:formula="of:=IF([main.$H413]=0;[main.$F413];&quot;&quot;)" office:value-type="float" office:value="2.05448" calcext:value-type="float">
            <text:p>2.05448</text:p>
          </table:table-cell>
          <table:table-cell table:formula="of:=IF([main.$H413]=0;[main.$G413];&quot;&quot;)" office:value-type="float" office:value="0.507993" calcext:value-type="float">
            <text:p>0.507993</text:p>
          </table:table-cell>
          <table:table-cell table:formula="of:=IF([main.$H413]=1;[main.$F413];&quot;&quot;)">
            <text:p/>
          </table:table-cell>
          <table:table-cell table:formula="of:=IF([main.$H413]=1;[main.$G413];&quot;&quot;)">
            <text:p/>
          </table:table-cell>
          <table:table-cell table:formula="of:=IF([main.$H413]=2;[main.$F413];&quot;&quot;)">
            <text:p/>
          </table:table-cell>
          <table:table-cell table:formula="of:=IF([main.$H413]=2;[main.$G413];&quot;&quot;)">
            <text:p/>
          </table:table-cell>
        </table:table-row>
        <table:table-row table:style-name="ro1">
          <table:table-cell table:formula="of:=IF([main.$C414]=0;[main.$A414];&quot;&quot;)">
            <text:p/>
          </table:table-cell>
          <table:table-cell table:formula="of:=IF([main.$C414]=0;[main.$B414];&quot;&quot;)">
            <text:p/>
          </table:table-cell>
          <table:table-cell table:formula="of:=IF([main.$C414]=1;[main.$A414];&quot;&quot;)" office:value-type="float" office:value="0.29095" calcext:value-type="float">
            <text:p>0.29095</text:p>
          </table:table-cell>
          <table:table-cell table:formula="of:=IF([main.$C414]=1;[main.$B414];&quot;&quot;)" office:value-type="float" office:value="1.45965" calcext:value-type="float">
            <text:p>1.45965</text:p>
          </table:table-cell>
          <table:table-cell table:formula="of:=IF([main.$C414]=2;[main.$A414];&quot;&quot;)">
            <text:p/>
          </table:table-cell>
          <table:table-cell table:formula="of:=IF([main.$C414]=2;[main.$B414];&quot;&quot;)">
            <text:p/>
          </table:table-cell>
          <table:table-cell table:number-columns-repeated="2"/>
          <table:table-cell table:formula="of:=IF([main.$H414]=0;[main.$F414];&quot;&quot;)" office:value-type="float" office:value="0.29095" calcext:value-type="float">
            <text:p>0.29095</text:p>
          </table:table-cell>
          <table:table-cell table:formula="of:=IF([main.$H414]=0;[main.$G414];&quot;&quot;)" office:value-type="float" office:value="1.45965" calcext:value-type="float">
            <text:p>1.45965</text:p>
          </table:table-cell>
          <table:table-cell table:formula="of:=IF([main.$H414]=1;[main.$F414];&quot;&quot;)">
            <text:p/>
          </table:table-cell>
          <table:table-cell table:formula="of:=IF([main.$H414]=1;[main.$G414];&quot;&quot;)">
            <text:p/>
          </table:table-cell>
          <table:table-cell table:formula="of:=IF([main.$H414]=2;[main.$F414];&quot;&quot;)">
            <text:p/>
          </table:table-cell>
          <table:table-cell table:formula="of:=IF([main.$H414]=2;[main.$G414];&quot;&quot;)">
            <text:p/>
          </table:table-cell>
        </table:table-row>
        <table:table-row table:style-name="ro1">
          <table:table-cell table:formula="of:=IF([main.$C415]=0;[main.$A415];&quot;&quot;)">
            <text:p/>
          </table:table-cell>
          <table:table-cell table:formula="of:=IF([main.$C415]=0;[main.$B415];&quot;&quot;)">
            <text:p/>
          </table:table-cell>
          <table:table-cell table:formula="of:=IF([main.$C415]=1;[main.$A415];&quot;&quot;)" office:value-type="float" office:value="-0.0788679" calcext:value-type="float">
            <text:p>-0.0788679</text:p>
          </table:table-cell>
          <table:table-cell table:formula="of:=IF([main.$C415]=1;[main.$B415];&quot;&quot;)" office:value-type="float" office:value="1.76424" calcext:value-type="float">
            <text:p>1.76424</text:p>
          </table:table-cell>
          <table:table-cell table:formula="of:=IF([main.$C415]=2;[main.$A415];&quot;&quot;)">
            <text:p/>
          </table:table-cell>
          <table:table-cell table:formula="of:=IF([main.$C415]=2;[main.$B415];&quot;&quot;)">
            <text:p/>
          </table:table-cell>
          <table:table-cell table:number-columns-repeated="2"/>
          <table:table-cell table:formula="of:=IF([main.$H415]=0;[main.$F415];&quot;&quot;)" office:value-type="float" office:value="-0.0788679" calcext:value-type="float">
            <text:p>-0.0788679</text:p>
          </table:table-cell>
          <table:table-cell table:formula="of:=IF([main.$H415]=0;[main.$G415];&quot;&quot;)" office:value-type="float" office:value="1.76424" calcext:value-type="float">
            <text:p>1.76424</text:p>
          </table:table-cell>
          <table:table-cell table:formula="of:=IF([main.$H415]=1;[main.$F415];&quot;&quot;)">
            <text:p/>
          </table:table-cell>
          <table:table-cell table:formula="of:=IF([main.$H415]=1;[main.$G415];&quot;&quot;)">
            <text:p/>
          </table:table-cell>
          <table:table-cell table:formula="of:=IF([main.$H415]=2;[main.$F415];&quot;&quot;)">
            <text:p/>
          </table:table-cell>
          <table:table-cell table:formula="of:=IF([main.$H415]=2;[main.$G415];&quot;&quot;)">
            <text:p/>
          </table:table-cell>
        </table:table-row>
        <table:table-row table:style-name="ro1">
          <table:table-cell table:formula="of:=IF([main.$C416]=0;[main.$A416];&quot;&quot;)">
            <text:p/>
          </table:table-cell>
          <table:table-cell table:formula="of:=IF([main.$C416]=0;[main.$B416];&quot;&quot;)">
            <text:p/>
          </table:table-cell>
          <table:table-cell table:formula="of:=IF([main.$C416]=1;[main.$A416];&quot;&quot;)" office:value-type="float" office:value="0.480457" calcext:value-type="float">
            <text:p>0.480457</text:p>
          </table:table-cell>
          <table:table-cell table:formula="of:=IF([main.$C416]=1;[main.$B416];&quot;&quot;)" office:value-type="float" office:value="2.14113" calcext:value-type="float">
            <text:p>2.14113</text:p>
          </table:table-cell>
          <table:table-cell table:formula="of:=IF([main.$C416]=2;[main.$A416];&quot;&quot;)">
            <text:p/>
          </table:table-cell>
          <table:table-cell table:formula="of:=IF([main.$C416]=2;[main.$B416];&quot;&quot;)">
            <text:p/>
          </table:table-cell>
          <table:table-cell table:number-columns-repeated="2"/>
          <table:table-cell table:formula="of:=IF([main.$H416]=0;[main.$F416];&quot;&quot;)" office:value-type="float" office:value="0.480457" calcext:value-type="float">
            <text:p>0.480457</text:p>
          </table:table-cell>
          <table:table-cell table:formula="of:=IF([main.$H416]=0;[main.$G416];&quot;&quot;)" office:value-type="float" office:value="2.14113" calcext:value-type="float">
            <text:p>2.14113</text:p>
          </table:table-cell>
          <table:table-cell table:formula="of:=IF([main.$H416]=1;[main.$F416];&quot;&quot;)">
            <text:p/>
          </table:table-cell>
          <table:table-cell table:formula="of:=IF([main.$H416]=1;[main.$G416];&quot;&quot;)">
            <text:p/>
          </table:table-cell>
          <table:table-cell table:formula="of:=IF([main.$H416]=2;[main.$F416];&quot;&quot;)">
            <text:p/>
          </table:table-cell>
          <table:table-cell table:formula="of:=IF([main.$H416]=2;[main.$G416];&quot;&quot;)">
            <text:p/>
          </table:table-cell>
        </table:table-row>
        <table:table-row table:style-name="ro1">
          <table:table-cell table:formula="of:=IF([main.$C417]=0;[main.$A417];&quot;&quot;)">
            <text:p/>
          </table:table-cell>
          <table:table-cell table:formula="of:=IF([main.$C417]=0;[main.$B417];&quot;&quot;)">
            <text:p/>
          </table:table-cell>
          <table:table-cell table:formula="of:=IF([main.$C417]=1;[main.$A417];&quot;&quot;)">
            <text:p/>
          </table:table-cell>
          <table:table-cell table:formula="of:=IF([main.$C417]=1;[main.$B417];&quot;&quot;)">
            <text:p/>
          </table:table-cell>
          <table:table-cell table:formula="of:=IF([main.$C417]=2;[main.$A417];&quot;&quot;)" office:value-type="float" office:value="2.48166" calcext:value-type="float">
            <text:p>2.48166</text:p>
          </table:table-cell>
          <table:table-cell table:formula="of:=IF([main.$C417]=2;[main.$B417];&quot;&quot;)" office:value-type="float" office:value="0.988425" calcext:value-type="float">
            <text:p>0.988425</text:p>
          </table:table-cell>
          <table:table-cell table:number-columns-repeated="2"/>
          <table:table-cell table:formula="of:=IF([main.$H417]=0;[main.$F417];&quot;&quot;)" office:value-type="float" office:value="2.48166" calcext:value-type="float">
            <text:p>2.48166</text:p>
          </table:table-cell>
          <table:table-cell table:formula="of:=IF([main.$H417]=0;[main.$G417];&quot;&quot;)" office:value-type="float" office:value="0.988425" calcext:value-type="float">
            <text:p>0.988425</text:p>
          </table:table-cell>
          <table:table-cell table:formula="of:=IF([main.$H417]=1;[main.$F417];&quot;&quot;)">
            <text:p/>
          </table:table-cell>
          <table:table-cell table:formula="of:=IF([main.$H417]=1;[main.$G417];&quot;&quot;)">
            <text:p/>
          </table:table-cell>
          <table:table-cell table:formula="of:=IF([main.$H417]=2;[main.$F417];&quot;&quot;)">
            <text:p/>
          </table:table-cell>
          <table:table-cell table:formula="of:=IF([main.$H417]=2;[main.$G417];&quot;&quot;)">
            <text:p/>
          </table:table-cell>
        </table:table-row>
        <table:table-row table:style-name="ro1">
          <table:table-cell table:formula="of:=IF([main.$C418]=0;[main.$A418];&quot;&quot;)">
            <text:p/>
          </table:table-cell>
          <table:table-cell table:formula="of:=IF([main.$C418]=0;[main.$B418];&quot;&quot;)">
            <text:p/>
          </table:table-cell>
          <table:table-cell table:formula="of:=IF([main.$C418]=1;[main.$A418];&quot;&quot;)" office:value-type="float" office:value="0.327029" calcext:value-type="float">
            <text:p>0.327029</text:p>
          </table:table-cell>
          <table:table-cell table:formula="of:=IF([main.$C418]=1;[main.$B418];&quot;&quot;)" office:value-type="float" office:value="2.00622" calcext:value-type="float">
            <text:p>2.00622</text:p>
          </table:table-cell>
          <table:table-cell table:formula="of:=IF([main.$C418]=2;[main.$A418];&quot;&quot;)">
            <text:p/>
          </table:table-cell>
          <table:table-cell table:formula="of:=IF([main.$C418]=2;[main.$B418];&quot;&quot;)">
            <text:p/>
          </table:table-cell>
          <table:table-cell table:number-columns-repeated="2"/>
          <table:table-cell table:formula="of:=IF([main.$H418]=0;[main.$F418];&quot;&quot;)" office:value-type="float" office:value="0.327029" calcext:value-type="float">
            <text:p>0.327029</text:p>
          </table:table-cell>
          <table:table-cell table:formula="of:=IF([main.$H418]=0;[main.$G418];&quot;&quot;)" office:value-type="float" office:value="2.00622" calcext:value-type="float">
            <text:p>2.00622</text:p>
          </table:table-cell>
          <table:table-cell table:formula="of:=IF([main.$H418]=1;[main.$F418];&quot;&quot;)">
            <text:p/>
          </table:table-cell>
          <table:table-cell table:formula="of:=IF([main.$H418]=1;[main.$G418];&quot;&quot;)">
            <text:p/>
          </table:table-cell>
          <table:table-cell table:formula="of:=IF([main.$H418]=2;[main.$F418];&quot;&quot;)">
            <text:p/>
          </table:table-cell>
          <table:table-cell table:formula="of:=IF([main.$H418]=2;[main.$G418];&quot;&quot;)">
            <text:p/>
          </table:table-cell>
        </table:table-row>
        <table:table-row table:style-name="ro1">
          <table:table-cell table:formula="of:=IF([main.$C419]=0;[main.$A419];&quot;&quot;)" office:value-type="float" office:value="1.1015" calcext:value-type="float">
            <text:p>1.1015</text:p>
          </table:table-cell>
          <table:table-cell table:formula="of:=IF([main.$C419]=0;[main.$B419];&quot;&quot;)" office:value-type="float" office:value="1.08873" calcext:value-type="float">
            <text:p>1.08873</text:p>
          </table:table-cell>
          <table:table-cell table:formula="of:=IF([main.$C419]=1;[main.$A419];&quot;&quot;)">
            <text:p/>
          </table:table-cell>
          <table:table-cell table:formula="of:=IF([main.$C419]=1;[main.$B419];&quot;&quot;)">
            <text:p/>
          </table:table-cell>
          <table:table-cell table:formula="of:=IF([main.$C419]=2;[main.$A419];&quot;&quot;)">
            <text:p/>
          </table:table-cell>
          <table:table-cell table:formula="of:=IF([main.$C419]=2;[main.$B419];&quot;&quot;)">
            <text:p/>
          </table:table-cell>
          <table:table-cell table:number-columns-repeated="2"/>
          <table:table-cell table:formula="of:=IF([main.$H419]=0;[main.$F419];&quot;&quot;)" office:value-type="float" office:value="1.1015" calcext:value-type="float">
            <text:p>1.1015</text:p>
          </table:table-cell>
          <table:table-cell table:formula="of:=IF([main.$H419]=0;[main.$G419];&quot;&quot;)" office:value-type="float" office:value="1.08873" calcext:value-type="float">
            <text:p>1.08873</text:p>
          </table:table-cell>
          <table:table-cell table:formula="of:=IF([main.$H419]=1;[main.$F419];&quot;&quot;)">
            <text:p/>
          </table:table-cell>
          <table:table-cell table:formula="of:=IF([main.$H419]=1;[main.$G419];&quot;&quot;)">
            <text:p/>
          </table:table-cell>
          <table:table-cell table:formula="of:=IF([main.$H419]=2;[main.$F419];&quot;&quot;)">
            <text:p/>
          </table:table-cell>
          <table:table-cell table:formula="of:=IF([main.$H419]=2;[main.$G419];&quot;&quot;)">
            <text:p/>
          </table:table-cell>
        </table:table-row>
        <table:table-row table:style-name="ro1">
          <table:table-cell table:formula="of:=IF([main.$C420]=0;[main.$A420];&quot;&quot;)" office:value-type="float" office:value="0.613365" calcext:value-type="float">
            <text:p>0.613365</text:p>
          </table:table-cell>
          <table:table-cell table:formula="of:=IF([main.$C420]=0;[main.$B420];&quot;&quot;)" office:value-type="float" office:value="0.778487" calcext:value-type="float">
            <text:p>0.778487</text:p>
          </table:table-cell>
          <table:table-cell table:formula="of:=IF([main.$C420]=1;[main.$A420];&quot;&quot;)">
            <text:p/>
          </table:table-cell>
          <table:table-cell table:formula="of:=IF([main.$C420]=1;[main.$B420];&quot;&quot;)">
            <text:p/>
          </table:table-cell>
          <table:table-cell table:formula="of:=IF([main.$C420]=2;[main.$A420];&quot;&quot;)">
            <text:p/>
          </table:table-cell>
          <table:table-cell table:formula="of:=IF([main.$C420]=2;[main.$B420];&quot;&quot;)">
            <text:p/>
          </table:table-cell>
          <table:table-cell table:number-columns-repeated="2"/>
          <table:table-cell table:formula="of:=IF([main.$H420]=0;[main.$F420];&quot;&quot;)" office:value-type="float" office:value="0.613365" calcext:value-type="float">
            <text:p>0.613365</text:p>
          </table:table-cell>
          <table:table-cell table:formula="of:=IF([main.$H420]=0;[main.$G420];&quot;&quot;)" office:value-type="float" office:value="0.778487" calcext:value-type="float">
            <text:p>0.778487</text:p>
          </table:table-cell>
          <table:table-cell table:formula="of:=IF([main.$H420]=1;[main.$F420];&quot;&quot;)">
            <text:p/>
          </table:table-cell>
          <table:table-cell table:formula="of:=IF([main.$H420]=1;[main.$G420];&quot;&quot;)">
            <text:p/>
          </table:table-cell>
          <table:table-cell table:formula="of:=IF([main.$H420]=2;[main.$F420];&quot;&quot;)">
            <text:p/>
          </table:table-cell>
          <table:table-cell table:formula="of:=IF([main.$H420]=2;[main.$G420];&quot;&quot;)">
            <text:p/>
          </table:table-cell>
        </table:table-row>
        <table:table-row table:style-name="ro1">
          <table:table-cell table:formula="of:=IF([main.$C421]=0;[main.$A421];&quot;&quot;)">
            <text:p/>
          </table:table-cell>
          <table:table-cell table:formula="of:=IF([main.$C421]=0;[main.$B421];&quot;&quot;)">
            <text:p/>
          </table:table-cell>
          <table:table-cell table:formula="of:=IF([main.$C421]=1;[main.$A421];&quot;&quot;)" office:value-type="float" office:value="0.682281" calcext:value-type="float">
            <text:p>0.682281</text:p>
          </table:table-cell>
          <table:table-cell table:formula="of:=IF([main.$C421]=1;[main.$B421];&quot;&quot;)" office:value-type="float" office:value="1.81827" calcext:value-type="float">
            <text:p>1.81827</text:p>
          </table:table-cell>
          <table:table-cell table:formula="of:=IF([main.$C421]=2;[main.$A421];&quot;&quot;)">
            <text:p/>
          </table:table-cell>
          <table:table-cell table:formula="of:=IF([main.$C421]=2;[main.$B421];&quot;&quot;)">
            <text:p/>
          </table:table-cell>
          <table:table-cell table:number-columns-repeated="2"/>
          <table:table-cell table:formula="of:=IF([main.$H421]=0;[main.$F421];&quot;&quot;)" office:value-type="float" office:value="0.682281" calcext:value-type="float">
            <text:p>0.682281</text:p>
          </table:table-cell>
          <table:table-cell table:formula="of:=IF([main.$H421]=0;[main.$G421];&quot;&quot;)" office:value-type="float" office:value="1.81827" calcext:value-type="float">
            <text:p>1.81827</text:p>
          </table:table-cell>
          <table:table-cell table:formula="of:=IF([main.$H421]=1;[main.$F421];&quot;&quot;)">
            <text:p/>
          </table:table-cell>
          <table:table-cell table:formula="of:=IF([main.$H421]=1;[main.$G421];&quot;&quot;)">
            <text:p/>
          </table:table-cell>
          <table:table-cell table:formula="of:=IF([main.$H421]=2;[main.$F421];&quot;&quot;)">
            <text:p/>
          </table:table-cell>
          <table:table-cell table:formula="of:=IF([main.$H421]=2;[main.$G421];&quot;&quot;)">
            <text:p/>
          </table:table-cell>
        </table:table-row>
        <table:table-row table:style-name="ro1">
          <table:table-cell table:formula="of:=IF([main.$C422]=0;[main.$A422];&quot;&quot;)" office:value-type="float" office:value="1.77492" calcext:value-type="float">
            <text:p>1.77492</text:p>
          </table:table-cell>
          <table:table-cell table:formula="of:=IF([main.$C422]=0;[main.$B422];&quot;&quot;)" office:value-type="float" office:value="2.37342" calcext:value-type="float">
            <text:p>2.37342</text:p>
          </table:table-cell>
          <table:table-cell table:formula="of:=IF([main.$C422]=1;[main.$A422];&quot;&quot;)">
            <text:p/>
          </table:table-cell>
          <table:table-cell table:formula="of:=IF([main.$C422]=1;[main.$B422];&quot;&quot;)">
            <text:p/>
          </table:table-cell>
          <table:table-cell table:formula="of:=IF([main.$C422]=2;[main.$A422];&quot;&quot;)">
            <text:p/>
          </table:table-cell>
          <table:table-cell table:formula="of:=IF([main.$C422]=2;[main.$B422];&quot;&quot;)">
            <text:p/>
          </table:table-cell>
          <table:table-cell table:number-columns-repeated="2"/>
          <table:table-cell table:formula="of:=IF([main.$H422]=0;[main.$F422];&quot;&quot;)" office:value-type="float" office:value="1.77492" calcext:value-type="float">
            <text:p>1.77492</text:p>
          </table:table-cell>
          <table:table-cell table:formula="of:=IF([main.$H422]=0;[main.$G422];&quot;&quot;)" office:value-type="float" office:value="2.37342" calcext:value-type="float">
            <text:p>2.37342</text:p>
          </table:table-cell>
          <table:table-cell table:formula="of:=IF([main.$H422]=1;[main.$F422];&quot;&quot;)">
            <text:p/>
          </table:table-cell>
          <table:table-cell table:formula="of:=IF([main.$H422]=1;[main.$G422];&quot;&quot;)">
            <text:p/>
          </table:table-cell>
          <table:table-cell table:formula="of:=IF([main.$H422]=2;[main.$F422];&quot;&quot;)">
            <text:p/>
          </table:table-cell>
          <table:table-cell table:formula="of:=IF([main.$H422]=2;[main.$G422];&quot;&quot;)">
            <text:p/>
          </table:table-cell>
        </table:table-row>
        <table:table-row table:style-name="ro1">
          <table:table-cell table:formula="of:=IF([main.$C423]=0;[main.$A423];&quot;&quot;)">
            <text:p/>
          </table:table-cell>
          <table:table-cell table:formula="of:=IF([main.$C423]=0;[main.$B423];&quot;&quot;)">
            <text:p/>
          </table:table-cell>
          <table:table-cell table:formula="of:=IF([main.$C423]=1;[main.$A423];&quot;&quot;)" office:value-type="float" office:value="-0.890303" calcext:value-type="float">
            <text:p>-0.890303</text:p>
          </table:table-cell>
          <table:table-cell table:formula="of:=IF([main.$C423]=1;[main.$B423];&quot;&quot;)" office:value-type="float" office:value="1.18142" calcext:value-type="float">
            <text:p>1.18142</text:p>
          </table:table-cell>
          <table:table-cell table:formula="of:=IF([main.$C423]=2;[main.$A423];&quot;&quot;)">
            <text:p/>
          </table:table-cell>
          <table:table-cell table:formula="of:=IF([main.$C423]=2;[main.$B423];&quot;&quot;)">
            <text:p/>
          </table:table-cell>
          <table:table-cell table:number-columns-repeated="2"/>
          <table:table-cell table:formula="of:=IF([main.$H423]=0;[main.$F423];&quot;&quot;)" office:value-type="float" office:value="-0.890303" calcext:value-type="float">
            <text:p>-0.890303</text:p>
          </table:table-cell>
          <table:table-cell table:formula="of:=IF([main.$H423]=0;[main.$G423];&quot;&quot;)" office:value-type="float" office:value="1.18142" calcext:value-type="float">
            <text:p>1.18142</text:p>
          </table:table-cell>
          <table:table-cell table:formula="of:=IF([main.$H423]=1;[main.$F423];&quot;&quot;)">
            <text:p/>
          </table:table-cell>
          <table:table-cell table:formula="of:=IF([main.$H423]=1;[main.$G423];&quot;&quot;)">
            <text:p/>
          </table:table-cell>
          <table:table-cell table:formula="of:=IF([main.$H423]=2;[main.$F423];&quot;&quot;)">
            <text:p/>
          </table:table-cell>
          <table:table-cell table:formula="of:=IF([main.$H423]=2;[main.$G423];&quot;&quot;)">
            <text:p/>
          </table:table-cell>
        </table:table-row>
        <table:table-row table:style-name="ro1">
          <table:table-cell table:formula="of:=IF([main.$C424]=0;[main.$A424];&quot;&quot;)">
            <text:p/>
          </table:table-cell>
          <table:table-cell table:formula="of:=IF([main.$C424]=0;[main.$B424];&quot;&quot;)">
            <text:p/>
          </table:table-cell>
          <table:table-cell table:formula="of:=IF([main.$C424]=1;[main.$A424];&quot;&quot;)">
            <text:p/>
          </table:table-cell>
          <table:table-cell table:formula="of:=IF([main.$C424]=1;[main.$B424];&quot;&quot;)">
            <text:p/>
          </table:table-cell>
          <table:table-cell table:formula="of:=IF([main.$C424]=2;[main.$A424];&quot;&quot;)" office:value-type="float" office:value="3.00853" calcext:value-type="float">
            <text:p>3.00853</text:p>
          </table:table-cell>
          <table:table-cell table:formula="of:=IF([main.$C424]=2;[main.$B424];&quot;&quot;)" office:value-type="float" office:value="1.55751" calcext:value-type="float">
            <text:p>1.55751</text:p>
          </table:table-cell>
          <table:table-cell table:number-columns-repeated="2"/>
          <table:table-cell table:formula="of:=IF([main.$H424]=0;[main.$F424];&quot;&quot;)" office:value-type="float" office:value="3.00853" calcext:value-type="float">
            <text:p>3.00853</text:p>
          </table:table-cell>
          <table:table-cell table:formula="of:=IF([main.$H424]=0;[main.$G424];&quot;&quot;)" office:value-type="float" office:value="1.55751" calcext:value-type="float">
            <text:p>1.55751</text:p>
          </table:table-cell>
          <table:table-cell table:formula="of:=IF([main.$H424]=1;[main.$F424];&quot;&quot;)">
            <text:p/>
          </table:table-cell>
          <table:table-cell table:formula="of:=IF([main.$H424]=1;[main.$G424];&quot;&quot;)">
            <text:p/>
          </table:table-cell>
          <table:table-cell table:formula="of:=IF([main.$H424]=2;[main.$F424];&quot;&quot;)">
            <text:p/>
          </table:table-cell>
          <table:table-cell table:formula="of:=IF([main.$H424]=2;[main.$G424];&quot;&quot;)">
            <text:p/>
          </table:table-cell>
        </table:table-row>
        <table:table-row table:style-name="ro1">
          <table:table-cell table:formula="of:=IF([main.$C425]=0;[main.$A425];&quot;&quot;)">
            <text:p/>
          </table:table-cell>
          <table:table-cell table:formula="of:=IF([main.$C425]=0;[main.$B425];&quot;&quot;)">
            <text:p/>
          </table:table-cell>
          <table:table-cell table:formula="of:=IF([main.$C425]=1;[main.$A425];&quot;&quot;)">
            <text:p/>
          </table:table-cell>
          <table:table-cell table:formula="of:=IF([main.$C425]=1;[main.$B425];&quot;&quot;)">
            <text:p/>
          </table:table-cell>
          <table:table-cell table:formula="of:=IF([main.$C425]=2;[main.$A425];&quot;&quot;)" office:value-type="float" office:value="0.870596" calcext:value-type="float">
            <text:p>0.870596</text:p>
          </table:table-cell>
          <table:table-cell table:formula="of:=IF([main.$C425]=2;[main.$B425];&quot;&quot;)" office:value-type="float" office:value="-0.734148" calcext:value-type="float">
            <text:p>-0.734148</text:p>
          </table:table-cell>
          <table:table-cell table:number-columns-repeated="2"/>
          <table:table-cell table:formula="of:=IF([main.$H425]=0;[main.$F425];&quot;&quot;)" office:value-type="float" office:value="0.870596" calcext:value-type="float">
            <text:p>0.870596</text:p>
          </table:table-cell>
          <table:table-cell table:formula="of:=IF([main.$H425]=0;[main.$G425];&quot;&quot;)" office:value-type="float" office:value="-0.734148" calcext:value-type="float">
            <text:p>-0.734148</text:p>
          </table:table-cell>
          <table:table-cell table:formula="of:=IF([main.$H425]=1;[main.$F425];&quot;&quot;)">
            <text:p/>
          </table:table-cell>
          <table:table-cell table:formula="of:=IF([main.$H425]=1;[main.$G425];&quot;&quot;)">
            <text:p/>
          </table:table-cell>
          <table:table-cell table:formula="of:=IF([main.$H425]=2;[main.$F425];&quot;&quot;)">
            <text:p/>
          </table:table-cell>
          <table:table-cell table:formula="of:=IF([main.$H425]=2;[main.$G425];&quot;&quot;)">
            <text:p/>
          </table:table-cell>
        </table:table-row>
        <table:table-row table:style-name="ro1">
          <table:table-cell table:formula="of:=IF([main.$C426]=0;[main.$A426];&quot;&quot;)">
            <text:p/>
          </table:table-cell>
          <table:table-cell table:formula="of:=IF([main.$C426]=0;[main.$B426];&quot;&quot;)">
            <text:p/>
          </table:table-cell>
          <table:table-cell table:formula="of:=IF([main.$C426]=1;[main.$A426];&quot;&quot;)">
            <text:p/>
          </table:table-cell>
          <table:table-cell table:formula="of:=IF([main.$C426]=1;[main.$B426];&quot;&quot;)">
            <text:p/>
          </table:table-cell>
          <table:table-cell table:formula="of:=IF([main.$C426]=2;[main.$A426];&quot;&quot;)" office:value-type="float" office:value="0.670139" calcext:value-type="float">
            <text:p>0.670139</text:p>
          </table:table-cell>
          <table:table-cell table:formula="of:=IF([main.$C426]=2;[main.$B426];&quot;&quot;)" office:value-type="float" office:value="-1.18814" calcext:value-type="float">
            <text:p>-1.18814</text:p>
          </table:table-cell>
          <table:table-cell table:number-columns-repeated="2"/>
          <table:table-cell table:formula="of:=IF([main.$H426]=0;[main.$F426];&quot;&quot;)" office:value-type="float" office:value="0.670139" calcext:value-type="float">
            <text:p>0.670139</text:p>
          </table:table-cell>
          <table:table-cell table:formula="of:=IF([main.$H426]=0;[main.$G426];&quot;&quot;)" office:value-type="float" office:value="-1.18814" calcext:value-type="float">
            <text:p>-1.18814</text:p>
          </table:table-cell>
          <table:table-cell table:formula="of:=IF([main.$H426]=1;[main.$F426];&quot;&quot;)">
            <text:p/>
          </table:table-cell>
          <table:table-cell table:formula="of:=IF([main.$H426]=1;[main.$G426];&quot;&quot;)">
            <text:p/>
          </table:table-cell>
          <table:table-cell table:formula="of:=IF([main.$H426]=2;[main.$F426];&quot;&quot;)">
            <text:p/>
          </table:table-cell>
          <table:table-cell table:formula="of:=IF([main.$H426]=2;[main.$G426];&quot;&quot;)">
            <text:p/>
          </table:table-cell>
        </table:table-row>
        <table:table-row table:style-name="ro1">
          <table:table-cell table:formula="of:=IF([main.$C427]=0;[main.$A427];&quot;&quot;)">
            <text:p/>
          </table:table-cell>
          <table:table-cell table:formula="of:=IF([main.$C427]=0;[main.$B427];&quot;&quot;)">
            <text:p/>
          </table:table-cell>
          <table:table-cell table:formula="of:=IF([main.$C427]=1;[main.$A427];&quot;&quot;)" office:value-type="float" office:value="-0.474529" calcext:value-type="float">
            <text:p>-0.474529</text:p>
          </table:table-cell>
          <table:table-cell table:formula="of:=IF([main.$C427]=1;[main.$B427];&quot;&quot;)" office:value-type="float" office:value="1.29959" calcext:value-type="float">
            <text:p>1.29959</text:p>
          </table:table-cell>
          <table:table-cell table:formula="of:=IF([main.$C427]=2;[main.$A427];&quot;&quot;)">
            <text:p/>
          </table:table-cell>
          <table:table-cell table:formula="of:=IF([main.$C427]=2;[main.$B427];&quot;&quot;)">
            <text:p/>
          </table:table-cell>
          <table:table-cell table:number-columns-repeated="2"/>
          <table:table-cell table:formula="of:=IF([main.$H427]=0;[main.$F427];&quot;&quot;)" office:value-type="float" office:value="-0.474529" calcext:value-type="float">
            <text:p>-0.474529</text:p>
          </table:table-cell>
          <table:table-cell table:formula="of:=IF([main.$H427]=0;[main.$G427];&quot;&quot;)" office:value-type="float" office:value="1.29959" calcext:value-type="float">
            <text:p>1.29959</text:p>
          </table:table-cell>
          <table:table-cell table:formula="of:=IF([main.$H427]=1;[main.$F427];&quot;&quot;)">
            <text:p/>
          </table:table-cell>
          <table:table-cell table:formula="of:=IF([main.$H427]=1;[main.$G427];&quot;&quot;)">
            <text:p/>
          </table:table-cell>
          <table:table-cell table:formula="of:=IF([main.$H427]=2;[main.$F427];&quot;&quot;)">
            <text:p/>
          </table:table-cell>
          <table:table-cell table:formula="of:=IF([main.$H427]=2;[main.$G427];&quot;&quot;)">
            <text:p/>
          </table:table-cell>
        </table:table-row>
        <table:table-row table:style-name="ro1">
          <table:table-cell table:formula="of:=IF([main.$C428]=0;[main.$A428];&quot;&quot;)">
            <text:p/>
          </table:table-cell>
          <table:table-cell table:formula="of:=IF([main.$C428]=0;[main.$B428];&quot;&quot;)">
            <text:p/>
          </table:table-cell>
          <table:table-cell table:formula="of:=IF([main.$C428]=1;[main.$A428];&quot;&quot;)" office:value-type="float" office:value="-1.29429" calcext:value-type="float">
            <text:p>-1.29429</text:p>
          </table:table-cell>
          <table:table-cell table:formula="of:=IF([main.$C428]=1;[main.$B428];&quot;&quot;)" office:value-type="float" office:value="0.481656" calcext:value-type="float">
            <text:p>0.481656</text:p>
          </table:table-cell>
          <table:table-cell table:formula="of:=IF([main.$C428]=2;[main.$A428];&quot;&quot;)">
            <text:p/>
          </table:table-cell>
          <table:table-cell table:formula="of:=IF([main.$C428]=2;[main.$B428];&quot;&quot;)">
            <text:p/>
          </table:table-cell>
          <table:table-cell table:number-columns-repeated="2"/>
          <table:table-cell table:formula="of:=IF([main.$H428]=0;[main.$F428];&quot;&quot;)" office:value-type="float" office:value="-1.29429" calcext:value-type="float">
            <text:p>-1.29429</text:p>
          </table:table-cell>
          <table:table-cell table:formula="of:=IF([main.$H428]=0;[main.$G428];&quot;&quot;)" office:value-type="float" office:value="0.481656" calcext:value-type="float">
            <text:p>0.481656</text:p>
          </table:table-cell>
          <table:table-cell table:formula="of:=IF([main.$H428]=1;[main.$F428];&quot;&quot;)">
            <text:p/>
          </table:table-cell>
          <table:table-cell table:formula="of:=IF([main.$H428]=1;[main.$G428];&quot;&quot;)">
            <text:p/>
          </table:table-cell>
          <table:table-cell table:formula="of:=IF([main.$H428]=2;[main.$F428];&quot;&quot;)">
            <text:p/>
          </table:table-cell>
          <table:table-cell table:formula="of:=IF([main.$H428]=2;[main.$G428];&quot;&quot;)">
            <text:p/>
          </table:table-cell>
        </table:table-row>
        <table:table-row table:style-name="ro1">
          <table:table-cell table:formula="of:=IF([main.$C429]=0;[main.$A429];&quot;&quot;)" office:value-type="float" office:value="-0.766075" calcext:value-type="float">
            <text:p>-0.766075</text:p>
          </table:table-cell>
          <table:table-cell table:formula="of:=IF([main.$C429]=0;[main.$B429];&quot;&quot;)" office:value-type="float" office:value="-0.820964" calcext:value-type="float">
            <text:p>-0.820964</text:p>
          </table:table-cell>
          <table:table-cell table:formula="of:=IF([main.$C429]=1;[main.$A429];&quot;&quot;)">
            <text:p/>
          </table:table-cell>
          <table:table-cell table:formula="of:=IF([main.$C429]=1;[main.$B429];&quot;&quot;)">
            <text:p/>
          </table:table-cell>
          <table:table-cell table:formula="of:=IF([main.$C429]=2;[main.$A429];&quot;&quot;)">
            <text:p/>
          </table:table-cell>
          <table:table-cell table:formula="of:=IF([main.$C429]=2;[main.$B429];&quot;&quot;)">
            <text:p/>
          </table:table-cell>
          <table:table-cell table:number-columns-repeated="2"/>
          <table:table-cell table:formula="of:=IF([main.$H429]=0;[main.$F429];&quot;&quot;)" office:value-type="float" office:value="-0.766075" calcext:value-type="float">
            <text:p>-0.766075</text:p>
          </table:table-cell>
          <table:table-cell table:formula="of:=IF([main.$H429]=0;[main.$G429];&quot;&quot;)" office:value-type="float" office:value="-0.820964" calcext:value-type="float">
            <text:p>-0.820964</text:p>
          </table:table-cell>
          <table:table-cell table:formula="of:=IF([main.$H429]=1;[main.$F429];&quot;&quot;)">
            <text:p/>
          </table:table-cell>
          <table:table-cell table:formula="of:=IF([main.$H429]=1;[main.$G429];&quot;&quot;)">
            <text:p/>
          </table:table-cell>
          <table:table-cell table:formula="of:=IF([main.$H429]=2;[main.$F429];&quot;&quot;)">
            <text:p/>
          </table:table-cell>
          <table:table-cell table:formula="of:=IF([main.$H429]=2;[main.$G429];&quot;&quot;)">
            <text:p/>
          </table:table-cell>
        </table:table-row>
        <table:table-row table:style-name="ro1">
          <table:table-cell table:formula="of:=IF([main.$C430]=0;[main.$A430];&quot;&quot;)" office:value-type="float" office:value="0.547674" calcext:value-type="float">
            <text:p>0.547674</text:p>
          </table:table-cell>
          <table:table-cell table:formula="of:=IF([main.$C430]=0;[main.$B430];&quot;&quot;)" office:value-type="float" office:value="0.17342" calcext:value-type="float">
            <text:p>0.17342</text:p>
          </table:table-cell>
          <table:table-cell table:formula="of:=IF([main.$C430]=1;[main.$A430];&quot;&quot;)">
            <text:p/>
          </table:table-cell>
          <table:table-cell table:formula="of:=IF([main.$C430]=1;[main.$B430];&quot;&quot;)">
            <text:p/>
          </table:table-cell>
          <table:table-cell table:formula="of:=IF([main.$C430]=2;[main.$A430];&quot;&quot;)">
            <text:p/>
          </table:table-cell>
          <table:table-cell table:formula="of:=IF([main.$C430]=2;[main.$B430];&quot;&quot;)">
            <text:p/>
          </table:table-cell>
          <table:table-cell table:number-columns-repeated="2"/>
          <table:table-cell table:formula="of:=IF([main.$H430]=0;[main.$F430];&quot;&quot;)" office:value-type="float" office:value="0.547674" calcext:value-type="float">
            <text:p>0.547674</text:p>
          </table:table-cell>
          <table:table-cell table:formula="of:=IF([main.$H430]=0;[main.$G430];&quot;&quot;)" office:value-type="float" office:value="0.17342" calcext:value-type="float">
            <text:p>0.17342</text:p>
          </table:table-cell>
          <table:table-cell table:formula="of:=IF([main.$H430]=1;[main.$F430];&quot;&quot;)">
            <text:p/>
          </table:table-cell>
          <table:table-cell table:formula="of:=IF([main.$H430]=1;[main.$G430];&quot;&quot;)">
            <text:p/>
          </table:table-cell>
          <table:table-cell table:formula="of:=IF([main.$H430]=2;[main.$F430];&quot;&quot;)">
            <text:p/>
          </table:table-cell>
          <table:table-cell table:formula="of:=IF([main.$H430]=2;[main.$G430];&quot;&quot;)">
            <text:p/>
          </table:table-cell>
        </table:table-row>
        <table:table-row table:style-name="ro1">
          <table:table-cell table:formula="of:=IF([main.$C431]=0;[main.$A431];&quot;&quot;)" office:value-type="float" office:value="1.30714" calcext:value-type="float">
            <text:p>1.30714</text:p>
          </table:table-cell>
          <table:table-cell table:formula="of:=IF([main.$C431]=0;[main.$B431];&quot;&quot;)" office:value-type="float" office:value="1.48491" calcext:value-type="float">
            <text:p>1.48491</text:p>
          </table:table-cell>
          <table:table-cell table:formula="of:=IF([main.$C431]=1;[main.$A431];&quot;&quot;)">
            <text:p/>
          </table:table-cell>
          <table:table-cell table:formula="of:=IF([main.$C431]=1;[main.$B431];&quot;&quot;)">
            <text:p/>
          </table:table-cell>
          <table:table-cell table:formula="of:=IF([main.$C431]=2;[main.$A431];&quot;&quot;)">
            <text:p/>
          </table:table-cell>
          <table:table-cell table:formula="of:=IF([main.$C431]=2;[main.$B431];&quot;&quot;)">
            <text:p/>
          </table:table-cell>
          <table:table-cell table:number-columns-repeated="2"/>
          <table:table-cell table:formula="of:=IF([main.$H431]=0;[main.$F431];&quot;&quot;)" office:value-type="float" office:value="1.30714" calcext:value-type="float">
            <text:p>1.30714</text:p>
          </table:table-cell>
          <table:table-cell table:formula="of:=IF([main.$H431]=0;[main.$G431];&quot;&quot;)" office:value-type="float" office:value="1.48491" calcext:value-type="float">
            <text:p>1.48491</text:p>
          </table:table-cell>
          <table:table-cell table:formula="of:=IF([main.$H431]=1;[main.$F431];&quot;&quot;)">
            <text:p/>
          </table:table-cell>
          <table:table-cell table:formula="of:=IF([main.$H431]=1;[main.$G431];&quot;&quot;)">
            <text:p/>
          </table:table-cell>
          <table:table-cell table:formula="of:=IF([main.$H431]=2;[main.$F431];&quot;&quot;)">
            <text:p/>
          </table:table-cell>
          <table:table-cell table:formula="of:=IF([main.$H431]=2;[main.$G431];&quot;&quot;)">
            <text:p/>
          </table:table-cell>
        </table:table-row>
        <table:table-row table:style-name="ro1">
          <table:table-cell table:formula="of:=IF([main.$C432]=0;[main.$A432];&quot;&quot;)">
            <text:p/>
          </table:table-cell>
          <table:table-cell table:formula="of:=IF([main.$C432]=0;[main.$B432];&quot;&quot;)">
            <text:p/>
          </table:table-cell>
          <table:table-cell table:formula="of:=IF([main.$C432]=1;[main.$A432];&quot;&quot;)" office:value-type="float" office:value="0.602085" calcext:value-type="float">
            <text:p>0.602085</text:p>
          </table:table-cell>
          <table:table-cell table:formula="of:=IF([main.$C432]=1;[main.$B432];&quot;&quot;)" office:value-type="float" office:value="2.25238" calcext:value-type="float">
            <text:p>2.25238</text:p>
          </table:table-cell>
          <table:table-cell table:formula="of:=IF([main.$C432]=2;[main.$A432];&quot;&quot;)">
            <text:p/>
          </table:table-cell>
          <table:table-cell table:formula="of:=IF([main.$C432]=2;[main.$B432];&quot;&quot;)">
            <text:p/>
          </table:table-cell>
          <table:table-cell table:number-columns-repeated="2"/>
          <table:table-cell table:formula="of:=IF([main.$H432]=0;[main.$F432];&quot;&quot;)" office:value-type="float" office:value="0.602085" calcext:value-type="float">
            <text:p>0.602085</text:p>
          </table:table-cell>
          <table:table-cell table:formula="of:=IF([main.$H432]=0;[main.$G432];&quot;&quot;)" office:value-type="float" office:value="2.25238" calcext:value-type="float">
            <text:p>2.25238</text:p>
          </table:table-cell>
          <table:table-cell table:formula="of:=IF([main.$H432]=1;[main.$F432];&quot;&quot;)">
            <text:p/>
          </table:table-cell>
          <table:table-cell table:formula="of:=IF([main.$H432]=1;[main.$G432];&quot;&quot;)">
            <text:p/>
          </table:table-cell>
          <table:table-cell table:formula="of:=IF([main.$H432]=2;[main.$F432];&quot;&quot;)">
            <text:p/>
          </table:table-cell>
          <table:table-cell table:formula="of:=IF([main.$H432]=2;[main.$G432];&quot;&quot;)">
            <text:p/>
          </table:table-cell>
        </table:table-row>
        <table:table-row table:style-name="ro1">
          <table:table-cell table:formula="of:=IF([main.$C433]=0;[main.$A433];&quot;&quot;)">
            <text:p/>
          </table:table-cell>
          <table:table-cell table:formula="of:=IF([main.$C433]=0;[main.$B433];&quot;&quot;)">
            <text:p/>
          </table:table-cell>
          <table:table-cell table:formula="of:=IF([main.$C433]=1;[main.$A433];&quot;&quot;)">
            <text:p/>
          </table:table-cell>
          <table:table-cell table:formula="of:=IF([main.$C433]=1;[main.$B433];&quot;&quot;)">
            <text:p/>
          </table:table-cell>
          <table:table-cell table:formula="of:=IF([main.$C433]=2;[main.$A433];&quot;&quot;)" office:value-type="float" office:value="2.34804" calcext:value-type="float">
            <text:p>2.34804</text:p>
          </table:table-cell>
          <table:table-cell table:formula="of:=IF([main.$C433]=2;[main.$B433];&quot;&quot;)" office:value-type="float" office:value="1.11784" calcext:value-type="float">
            <text:p>1.11784</text:p>
          </table:table-cell>
          <table:table-cell table:number-columns-repeated="2"/>
          <table:table-cell table:formula="of:=IF([main.$H433]=0;[main.$F433];&quot;&quot;)" office:value-type="float" office:value="2.34804" calcext:value-type="float">
            <text:p>2.34804</text:p>
          </table:table-cell>
          <table:table-cell table:formula="of:=IF([main.$H433]=0;[main.$G433];&quot;&quot;)" office:value-type="float" office:value="1.11784" calcext:value-type="float">
            <text:p>1.11784</text:p>
          </table:table-cell>
          <table:table-cell table:formula="of:=IF([main.$H433]=1;[main.$F433];&quot;&quot;)">
            <text:p/>
          </table:table-cell>
          <table:table-cell table:formula="of:=IF([main.$H433]=1;[main.$G433];&quot;&quot;)">
            <text:p/>
          </table:table-cell>
          <table:table-cell table:formula="of:=IF([main.$H433]=2;[main.$F433];&quot;&quot;)">
            <text:p/>
          </table:table-cell>
          <table:table-cell table:formula="of:=IF([main.$H433]=2;[main.$G433];&quot;&quot;)">
            <text:p/>
          </table:table-cell>
        </table:table-row>
        <table:table-row table:style-name="ro1">
          <table:table-cell table:formula="of:=IF([main.$C434]=0;[main.$A434];&quot;&quot;)">
            <text:p/>
          </table:table-cell>
          <table:table-cell table:formula="of:=IF([main.$C434]=0;[main.$B434];&quot;&quot;)">
            <text:p/>
          </table:table-cell>
          <table:table-cell table:formula="of:=IF([main.$C434]=1;[main.$A434];&quot;&quot;)">
            <text:p/>
          </table:table-cell>
          <table:table-cell table:formula="of:=IF([main.$C434]=1;[main.$B434];&quot;&quot;)">
            <text:p/>
          </table:table-cell>
          <table:table-cell table:formula="of:=IF([main.$C434]=2;[main.$A434];&quot;&quot;)" office:value-type="float" office:value="1.85794" calcext:value-type="float">
            <text:p>1.85794</text:p>
          </table:table-cell>
          <table:table-cell table:formula="of:=IF([main.$C434]=2;[main.$B434];&quot;&quot;)" office:value-type="float" office:value="-0.23813" calcext:value-type="float">
            <text:p>-0.23813</text:p>
          </table:table-cell>
          <table:table-cell table:number-columns-repeated="2"/>
          <table:table-cell table:formula="of:=IF([main.$H434]=0;[main.$F434];&quot;&quot;)" office:value-type="float" office:value="1.85794" calcext:value-type="float">
            <text:p>1.85794</text:p>
          </table:table-cell>
          <table:table-cell table:formula="of:=IF([main.$H434]=0;[main.$G434];&quot;&quot;)" office:value-type="float" office:value="-0.23813" calcext:value-type="float">
            <text:p>-0.23813</text:p>
          </table:table-cell>
          <table:table-cell table:formula="of:=IF([main.$H434]=1;[main.$F434];&quot;&quot;)">
            <text:p/>
          </table:table-cell>
          <table:table-cell table:formula="of:=IF([main.$H434]=1;[main.$G434];&quot;&quot;)">
            <text:p/>
          </table:table-cell>
          <table:table-cell table:formula="of:=IF([main.$H434]=2;[main.$F434];&quot;&quot;)">
            <text:p/>
          </table:table-cell>
          <table:table-cell table:formula="of:=IF([main.$H434]=2;[main.$G434];&quot;&quot;)">
            <text:p/>
          </table:table-cell>
        </table:table-row>
        <table:table-row table:style-name="ro1">
          <table:table-cell table:formula="of:=IF([main.$C435]=0;[main.$A435];&quot;&quot;)">
            <text:p/>
          </table:table-cell>
          <table:table-cell table:formula="of:=IF([main.$C435]=0;[main.$B435];&quot;&quot;)">
            <text:p/>
          </table:table-cell>
          <table:table-cell table:formula="of:=IF([main.$C435]=1;[main.$A435];&quot;&quot;)">
            <text:p/>
          </table:table-cell>
          <table:table-cell table:formula="of:=IF([main.$C435]=1;[main.$B435];&quot;&quot;)">
            <text:p/>
          </table:table-cell>
          <table:table-cell table:formula="of:=IF([main.$C435]=2;[main.$A435];&quot;&quot;)" office:value-type="float" office:value="2.92835" calcext:value-type="float">
            <text:p>2.92835</text:p>
          </table:table-cell>
          <table:table-cell table:formula="of:=IF([main.$C435]=2;[main.$B435];&quot;&quot;)" office:value-type="float" office:value="1.33717" calcext:value-type="float">
            <text:p>1.33717</text:p>
          </table:table-cell>
          <table:table-cell table:number-columns-repeated="2"/>
          <table:table-cell table:formula="of:=IF([main.$H435]=0;[main.$F435];&quot;&quot;)" office:value-type="float" office:value="2.92835" calcext:value-type="float">
            <text:p>2.92835</text:p>
          </table:table-cell>
          <table:table-cell table:formula="of:=IF([main.$H435]=0;[main.$G435];&quot;&quot;)" office:value-type="float" office:value="1.33717" calcext:value-type="float">
            <text:p>1.33717</text:p>
          </table:table-cell>
          <table:table-cell table:formula="of:=IF([main.$H435]=1;[main.$F435];&quot;&quot;)">
            <text:p/>
          </table:table-cell>
          <table:table-cell table:formula="of:=IF([main.$H435]=1;[main.$G435];&quot;&quot;)">
            <text:p/>
          </table:table-cell>
          <table:table-cell table:formula="of:=IF([main.$H435]=2;[main.$F435];&quot;&quot;)">
            <text:p/>
          </table:table-cell>
          <table:table-cell table:formula="of:=IF([main.$H435]=2;[main.$G435];&quot;&quot;)">
            <text:p/>
          </table:table-cell>
        </table:table-row>
        <table:table-row table:style-name="ro1">
          <table:table-cell table:formula="of:=IF([main.$C436]=0;[main.$A436];&quot;&quot;)">
            <text:p/>
          </table:table-cell>
          <table:table-cell table:formula="of:=IF([main.$C436]=0;[main.$B436];&quot;&quot;)">
            <text:p/>
          </table:table-cell>
          <table:table-cell table:formula="of:=IF([main.$C436]=1;[main.$A436];&quot;&quot;)" office:value-type="float" office:value="-0.991863" calcext:value-type="float">
            <text:p>-0.991863</text:p>
          </table:table-cell>
          <table:table-cell table:formula="of:=IF([main.$C436]=1;[main.$B436];&quot;&quot;)" office:value-type="float" office:value="0.973527" calcext:value-type="float">
            <text:p>0.973527</text:p>
          </table:table-cell>
          <table:table-cell table:formula="of:=IF([main.$C436]=2;[main.$A436];&quot;&quot;)">
            <text:p/>
          </table:table-cell>
          <table:table-cell table:formula="of:=IF([main.$C436]=2;[main.$B436];&quot;&quot;)">
            <text:p/>
          </table:table-cell>
          <table:table-cell table:number-columns-repeated="2"/>
          <table:table-cell table:formula="of:=IF([main.$H436]=0;[main.$F436];&quot;&quot;)" office:value-type="float" office:value="-0.991863" calcext:value-type="float">
            <text:p>-0.991863</text:p>
          </table:table-cell>
          <table:table-cell table:formula="of:=IF([main.$H436]=0;[main.$G436];&quot;&quot;)" office:value-type="float" office:value="0.973527" calcext:value-type="float">
            <text:p>0.973527</text:p>
          </table:table-cell>
          <table:table-cell table:formula="of:=IF([main.$H436]=1;[main.$F436];&quot;&quot;)">
            <text:p/>
          </table:table-cell>
          <table:table-cell table:formula="of:=IF([main.$H436]=1;[main.$G436];&quot;&quot;)">
            <text:p/>
          </table:table-cell>
          <table:table-cell table:formula="of:=IF([main.$H436]=2;[main.$F436];&quot;&quot;)">
            <text:p/>
          </table:table-cell>
          <table:table-cell table:formula="of:=IF([main.$H436]=2;[main.$G436];&quot;&quot;)">
            <text:p/>
          </table:table-cell>
        </table:table-row>
        <table:table-row table:style-name="ro1">
          <table:table-cell table:formula="of:=IF([main.$C437]=0;[main.$A437];&quot;&quot;)">
            <text:p/>
          </table:table-cell>
          <table:table-cell table:formula="of:=IF([main.$C437]=0;[main.$B437];&quot;&quot;)">
            <text:p/>
          </table:table-cell>
          <table:table-cell table:formula="of:=IF([main.$C437]=1;[main.$A437];&quot;&quot;)" office:value-type="float" office:value="0.543806" calcext:value-type="float">
            <text:p>0.543806</text:p>
          </table:table-cell>
          <table:table-cell table:formula="of:=IF([main.$C437]=1;[main.$B437];&quot;&quot;)" office:value-type="float" office:value="2.20334" calcext:value-type="float">
            <text:p>2.20334</text:p>
          </table:table-cell>
          <table:table-cell table:formula="of:=IF([main.$C437]=2;[main.$A437];&quot;&quot;)">
            <text:p/>
          </table:table-cell>
          <table:table-cell table:formula="of:=IF([main.$C437]=2;[main.$B437];&quot;&quot;)">
            <text:p/>
          </table:table-cell>
          <table:table-cell table:number-columns-repeated="2"/>
          <table:table-cell table:formula="of:=IF([main.$H437]=0;[main.$F437];&quot;&quot;)" office:value-type="float" office:value="0.543806" calcext:value-type="float">
            <text:p>0.543806</text:p>
          </table:table-cell>
          <table:table-cell table:formula="of:=IF([main.$H437]=0;[main.$G437];&quot;&quot;)" office:value-type="float" office:value="2.20334" calcext:value-type="float">
            <text:p>2.20334</text:p>
          </table:table-cell>
          <table:table-cell table:formula="of:=IF([main.$H437]=1;[main.$F437];&quot;&quot;)">
            <text:p/>
          </table:table-cell>
          <table:table-cell table:formula="of:=IF([main.$H437]=1;[main.$G437];&quot;&quot;)">
            <text:p/>
          </table:table-cell>
          <table:table-cell table:formula="of:=IF([main.$H437]=2;[main.$F437];&quot;&quot;)">
            <text:p/>
          </table:table-cell>
          <table:table-cell table:formula="of:=IF([main.$H437]=2;[main.$G437];&quot;&quot;)">
            <text:p/>
          </table:table-cell>
        </table:table-row>
        <table:table-row table:style-name="ro1">
          <table:table-cell table:formula="of:=IF([main.$C438]=0;[main.$A438];&quot;&quot;)">
            <text:p/>
          </table:table-cell>
          <table:table-cell table:formula="of:=IF([main.$C438]=0;[main.$B438];&quot;&quot;)">
            <text:p/>
          </table:table-cell>
          <table:table-cell table:formula="of:=IF([main.$C438]=1;[main.$A438];&quot;&quot;)" office:value-type="float" office:value="-0.307381" calcext:value-type="float">
            <text:p>-0.307381</text:p>
          </table:table-cell>
          <table:table-cell table:formula="of:=IF([main.$C438]=1;[main.$B438];&quot;&quot;)" office:value-type="float" office:value="0.948062" calcext:value-type="float">
            <text:p>0.948062</text:p>
          </table:table-cell>
          <table:table-cell table:formula="of:=IF([main.$C438]=2;[main.$A438];&quot;&quot;)">
            <text:p/>
          </table:table-cell>
          <table:table-cell table:formula="of:=IF([main.$C438]=2;[main.$B438];&quot;&quot;)">
            <text:p/>
          </table:table-cell>
          <table:table-cell table:number-columns-repeated="2"/>
          <table:table-cell table:formula="of:=IF([main.$H438]=0;[main.$F438];&quot;&quot;)" office:value-type="float" office:value="-0.307381" calcext:value-type="float">
            <text:p>-0.307381</text:p>
          </table:table-cell>
          <table:table-cell table:formula="of:=IF([main.$H438]=0;[main.$G438];&quot;&quot;)" office:value-type="float" office:value="0.948062" calcext:value-type="float">
            <text:p>0.948062</text:p>
          </table:table-cell>
          <table:table-cell table:formula="of:=IF([main.$H438]=1;[main.$F438];&quot;&quot;)">
            <text:p/>
          </table:table-cell>
          <table:table-cell table:formula="of:=IF([main.$H438]=1;[main.$G438];&quot;&quot;)">
            <text:p/>
          </table:table-cell>
          <table:table-cell table:formula="of:=IF([main.$H438]=2;[main.$F438];&quot;&quot;)">
            <text:p/>
          </table:table-cell>
          <table:table-cell table:formula="of:=IF([main.$H438]=2;[main.$G438];&quot;&quot;)">
            <text:p/>
          </table:table-cell>
        </table:table-row>
        <table:table-row table:style-name="ro1">
          <table:table-cell table:formula="of:=IF([main.$C439]=0;[main.$A439];&quot;&quot;)">
            <text:p/>
          </table:table-cell>
          <table:table-cell table:formula="of:=IF([main.$C439]=0;[main.$B439];&quot;&quot;)">
            <text:p/>
          </table:table-cell>
          <table:table-cell table:formula="of:=IF([main.$C439]=1;[main.$A439];&quot;&quot;)" office:value-type="float" office:value="2.24845" calcext:value-type="float">
            <text:p>2.24845</text:p>
          </table:table-cell>
          <table:table-cell table:formula="of:=IF([main.$C439]=1;[main.$B439];&quot;&quot;)" office:value-type="float" office:value="3.51981" calcext:value-type="float">
            <text:p>3.51981</text:p>
          </table:table-cell>
          <table:table-cell table:formula="of:=IF([main.$C439]=2;[main.$A439];&quot;&quot;)">
            <text:p/>
          </table:table-cell>
          <table:table-cell table:formula="of:=IF([main.$C439]=2;[main.$B439];&quot;&quot;)">
            <text:p/>
          </table:table-cell>
          <table:table-cell table:number-columns-repeated="2"/>
          <table:table-cell table:formula="of:=IF([main.$H439]=0;[main.$F439];&quot;&quot;)" office:value-type="float" office:value="2.24845" calcext:value-type="float">
            <text:p>2.24845</text:p>
          </table:table-cell>
          <table:table-cell table:formula="of:=IF([main.$H439]=0;[main.$G439];&quot;&quot;)" office:value-type="float" office:value="3.51981" calcext:value-type="float">
            <text:p>3.51981</text:p>
          </table:table-cell>
          <table:table-cell table:formula="of:=IF([main.$H439]=1;[main.$F439];&quot;&quot;)">
            <text:p/>
          </table:table-cell>
          <table:table-cell table:formula="of:=IF([main.$H439]=1;[main.$G439];&quot;&quot;)">
            <text:p/>
          </table:table-cell>
          <table:table-cell table:formula="of:=IF([main.$H439]=2;[main.$F439];&quot;&quot;)">
            <text:p/>
          </table:table-cell>
          <table:table-cell table:formula="of:=IF([main.$H439]=2;[main.$G439];&quot;&quot;)">
            <text:p/>
          </table:table-cell>
        </table:table-row>
        <table:table-row table:style-name="ro1">
          <table:table-cell table:formula="of:=IF([main.$C440]=0;[main.$A440];&quot;&quot;)" office:value-type="float" office:value="-0.324571" calcext:value-type="float">
            <text:p>-0.324571</text:p>
          </table:table-cell>
          <table:table-cell table:formula="of:=IF([main.$C440]=0;[main.$B440];&quot;&quot;)" office:value-type="float" office:value="-0.270076" calcext:value-type="float">
            <text:p>-0.270076</text:p>
          </table:table-cell>
          <table:table-cell table:formula="of:=IF([main.$C440]=1;[main.$A440];&quot;&quot;)">
            <text:p/>
          </table:table-cell>
          <table:table-cell table:formula="of:=IF([main.$C440]=1;[main.$B440];&quot;&quot;)">
            <text:p/>
          </table:table-cell>
          <table:table-cell table:formula="of:=IF([main.$C440]=2;[main.$A440];&quot;&quot;)">
            <text:p/>
          </table:table-cell>
          <table:table-cell table:formula="of:=IF([main.$C440]=2;[main.$B440];&quot;&quot;)">
            <text:p/>
          </table:table-cell>
          <table:table-cell table:number-columns-repeated="2"/>
          <table:table-cell table:formula="of:=IF([main.$H440]=0;[main.$F440];&quot;&quot;)" office:value-type="float" office:value="-0.324571" calcext:value-type="float">
            <text:p>-0.324571</text:p>
          </table:table-cell>
          <table:table-cell table:formula="of:=IF([main.$H440]=0;[main.$G440];&quot;&quot;)" office:value-type="float" office:value="-0.270076" calcext:value-type="float">
            <text:p>-0.270076</text:p>
          </table:table-cell>
          <table:table-cell table:formula="of:=IF([main.$H440]=1;[main.$F440];&quot;&quot;)">
            <text:p/>
          </table:table-cell>
          <table:table-cell table:formula="of:=IF([main.$H440]=1;[main.$G440];&quot;&quot;)">
            <text:p/>
          </table:table-cell>
          <table:table-cell table:formula="of:=IF([main.$H440]=2;[main.$F440];&quot;&quot;)">
            <text:p/>
          </table:table-cell>
          <table:table-cell table:formula="of:=IF([main.$H440]=2;[main.$G440];&quot;&quot;)">
            <text:p/>
          </table:table-cell>
        </table:table-row>
        <table:table-row table:style-name="ro1">
          <table:table-cell table:formula="of:=IF([main.$C441]=0;[main.$A441];&quot;&quot;)">
            <text:p/>
          </table:table-cell>
          <table:table-cell table:formula="of:=IF([main.$C441]=0;[main.$B441];&quot;&quot;)">
            <text:p/>
          </table:table-cell>
          <table:table-cell table:formula="of:=IF([main.$C441]=1;[main.$A441];&quot;&quot;)">
            <text:p/>
          </table:table-cell>
          <table:table-cell table:formula="of:=IF([main.$C441]=1;[main.$B441];&quot;&quot;)">
            <text:p/>
          </table:table-cell>
          <table:table-cell table:formula="of:=IF([main.$C441]=2;[main.$A441];&quot;&quot;)" office:value-type="float" office:value="-0.125046" calcext:value-type="float">
            <text:p>-0.125046</text:p>
          </table:table-cell>
          <table:table-cell table:formula="of:=IF([main.$C441]=2;[main.$B441];&quot;&quot;)" office:value-type="float" office:value="-0.993639" calcext:value-type="float">
            <text:p>-0.993639</text:p>
          </table:table-cell>
          <table:table-cell table:number-columns-repeated="2"/>
          <table:table-cell table:formula="of:=IF([main.$H441]=0;[main.$F441];&quot;&quot;)" office:value-type="float" office:value="-0.125046" calcext:value-type="float">
            <text:p>-0.125046</text:p>
          </table:table-cell>
          <table:table-cell table:formula="of:=IF([main.$H441]=0;[main.$G441];&quot;&quot;)" office:value-type="float" office:value="-0.993639" calcext:value-type="float">
            <text:p>-0.993639</text:p>
          </table:table-cell>
          <table:table-cell table:formula="of:=IF([main.$H441]=1;[main.$F441];&quot;&quot;)">
            <text:p/>
          </table:table-cell>
          <table:table-cell table:formula="of:=IF([main.$H441]=1;[main.$G441];&quot;&quot;)">
            <text:p/>
          </table:table-cell>
          <table:table-cell table:formula="of:=IF([main.$H441]=2;[main.$F441];&quot;&quot;)">
            <text:p/>
          </table:table-cell>
          <table:table-cell table:formula="of:=IF([main.$H441]=2;[main.$G441];&quot;&quot;)">
            <text:p/>
          </table:table-cell>
        </table:table-row>
        <table:table-row table:style-name="ro1">
          <table:table-cell table:formula="of:=IF([main.$C442]=0;[main.$A442];&quot;&quot;)">
            <text:p/>
          </table:table-cell>
          <table:table-cell table:formula="of:=IF([main.$C442]=0;[main.$B442];&quot;&quot;)">
            <text:p/>
          </table:table-cell>
          <table:table-cell table:formula="of:=IF([main.$C442]=1;[main.$A442];&quot;&quot;)" office:value-type="float" office:value="0.484047" calcext:value-type="float">
            <text:p>0.484047</text:p>
          </table:table-cell>
          <table:table-cell table:formula="of:=IF([main.$C442]=1;[main.$B442];&quot;&quot;)" office:value-type="float" office:value="2.06613" calcext:value-type="float">
            <text:p>2.06613</text:p>
          </table:table-cell>
          <table:table-cell table:formula="of:=IF([main.$C442]=2;[main.$A442];&quot;&quot;)">
            <text:p/>
          </table:table-cell>
          <table:table-cell table:formula="of:=IF([main.$C442]=2;[main.$B442];&quot;&quot;)">
            <text:p/>
          </table:table-cell>
          <table:table-cell table:number-columns-repeated="2"/>
          <table:table-cell table:formula="of:=IF([main.$H442]=0;[main.$F442];&quot;&quot;)" office:value-type="float" office:value="0.484047" calcext:value-type="float">
            <text:p>0.484047</text:p>
          </table:table-cell>
          <table:table-cell table:formula="of:=IF([main.$H442]=0;[main.$G442];&quot;&quot;)" office:value-type="float" office:value="2.06613" calcext:value-type="float">
            <text:p>2.06613</text:p>
          </table:table-cell>
          <table:table-cell table:formula="of:=IF([main.$H442]=1;[main.$F442];&quot;&quot;)">
            <text:p/>
          </table:table-cell>
          <table:table-cell table:formula="of:=IF([main.$H442]=1;[main.$G442];&quot;&quot;)">
            <text:p/>
          </table:table-cell>
          <table:table-cell table:formula="of:=IF([main.$H442]=2;[main.$F442];&quot;&quot;)">
            <text:p/>
          </table:table-cell>
          <table:table-cell table:formula="of:=IF([main.$H442]=2;[main.$G442];&quot;&quot;)">
            <text:p/>
          </table:table-cell>
        </table:table-row>
        <table:table-row table:style-name="ro1">
          <table:table-cell table:formula="of:=IF([main.$C443]=0;[main.$A443];&quot;&quot;)" office:value-type="float" office:value="-0.176037" calcext:value-type="float">
            <text:p>-0.176037</text:p>
          </table:table-cell>
          <table:table-cell table:formula="of:=IF([main.$C443]=0;[main.$B443];&quot;&quot;)" office:value-type="float" office:value="0.0116288" calcext:value-type="float">
            <text:p>0.0116288</text:p>
          </table:table-cell>
          <table:table-cell table:formula="of:=IF([main.$C443]=1;[main.$A443];&quot;&quot;)">
            <text:p/>
          </table:table-cell>
          <table:table-cell table:formula="of:=IF([main.$C443]=1;[main.$B443];&quot;&quot;)">
            <text:p/>
          </table:table-cell>
          <table:table-cell table:formula="of:=IF([main.$C443]=2;[main.$A443];&quot;&quot;)">
            <text:p/>
          </table:table-cell>
          <table:table-cell table:formula="of:=IF([main.$C443]=2;[main.$B443];&quot;&quot;)">
            <text:p/>
          </table:table-cell>
          <table:table-cell table:number-columns-repeated="2"/>
          <table:table-cell table:formula="of:=IF([main.$H443]=0;[main.$F443];&quot;&quot;)" office:value-type="float" office:value="-0.176037" calcext:value-type="float">
            <text:p>-0.176037</text:p>
          </table:table-cell>
          <table:table-cell table:formula="of:=IF([main.$H443]=0;[main.$G443];&quot;&quot;)" office:value-type="float" office:value="0.0116288" calcext:value-type="float">
            <text:p>0.0116288</text:p>
          </table:table-cell>
          <table:table-cell table:formula="of:=IF([main.$H443]=1;[main.$F443];&quot;&quot;)">
            <text:p/>
          </table:table-cell>
          <table:table-cell table:formula="of:=IF([main.$H443]=1;[main.$G443];&quot;&quot;)">
            <text:p/>
          </table:table-cell>
          <table:table-cell table:formula="of:=IF([main.$H443]=2;[main.$F443];&quot;&quot;)">
            <text:p/>
          </table:table-cell>
          <table:table-cell table:formula="of:=IF([main.$H443]=2;[main.$G443];&quot;&quot;)">
            <text:p/>
          </table:table-cell>
        </table:table-row>
        <table:table-row table:style-name="ro1">
          <table:table-cell table:formula="of:=IF([main.$C444]=0;[main.$A444];&quot;&quot;)" office:value-type="float" office:value="-1.02365" calcext:value-type="float">
            <text:p>-1.02365</text:p>
          </table:table-cell>
          <table:table-cell table:formula="of:=IF([main.$C444]=0;[main.$B444];&quot;&quot;)" office:value-type="float" office:value="-1.21148" calcext:value-type="float">
            <text:p>-1.21148</text:p>
          </table:table-cell>
          <table:table-cell table:formula="of:=IF([main.$C444]=1;[main.$A444];&quot;&quot;)">
            <text:p/>
          </table:table-cell>
          <table:table-cell table:formula="of:=IF([main.$C444]=1;[main.$B444];&quot;&quot;)">
            <text:p/>
          </table:table-cell>
          <table:table-cell table:formula="of:=IF([main.$C444]=2;[main.$A444];&quot;&quot;)">
            <text:p/>
          </table:table-cell>
          <table:table-cell table:formula="of:=IF([main.$C444]=2;[main.$B444];&quot;&quot;)">
            <text:p/>
          </table:table-cell>
          <table:table-cell table:number-columns-repeated="2"/>
          <table:table-cell table:formula="of:=IF([main.$H444]=0;[main.$F444];&quot;&quot;)" office:value-type="float" office:value="-1.02365" calcext:value-type="float">
            <text:p>-1.02365</text:p>
          </table:table-cell>
          <table:table-cell table:formula="of:=IF([main.$H444]=0;[main.$G444];&quot;&quot;)" office:value-type="float" office:value="-1.21148" calcext:value-type="float">
            <text:p>-1.21148</text:p>
          </table:table-cell>
          <table:table-cell table:formula="of:=IF([main.$H444]=1;[main.$F444];&quot;&quot;)">
            <text:p/>
          </table:table-cell>
          <table:table-cell table:formula="of:=IF([main.$H444]=1;[main.$G444];&quot;&quot;)">
            <text:p/>
          </table:table-cell>
          <table:table-cell table:formula="of:=IF([main.$H444]=2;[main.$F444];&quot;&quot;)">
            <text:p/>
          </table:table-cell>
          <table:table-cell table:formula="of:=IF([main.$H444]=2;[main.$G444];&quot;&quot;)">
            <text:p/>
          </table:table-cell>
        </table:table-row>
        <table:table-row table:style-name="ro1">
          <table:table-cell table:formula="of:=IF([main.$C445]=0;[main.$A445];&quot;&quot;)" office:value-type="float" office:value="-0.437387" calcext:value-type="float">
            <text:p>-0.437387</text:p>
          </table:table-cell>
          <table:table-cell table:formula="of:=IF([main.$C445]=0;[main.$B445];&quot;&quot;)" office:value-type="float" office:value="0.142655" calcext:value-type="float">
            <text:p>0.142655</text:p>
          </table:table-cell>
          <table:table-cell table:formula="of:=IF([main.$C445]=1;[main.$A445];&quot;&quot;)">
            <text:p/>
          </table:table-cell>
          <table:table-cell table:formula="of:=IF([main.$C445]=1;[main.$B445];&quot;&quot;)">
            <text:p/>
          </table:table-cell>
          <table:table-cell table:formula="of:=IF([main.$C445]=2;[main.$A445];&quot;&quot;)">
            <text:p/>
          </table:table-cell>
          <table:table-cell table:formula="of:=IF([main.$C445]=2;[main.$B445];&quot;&quot;)">
            <text:p/>
          </table:table-cell>
          <table:table-cell table:number-columns-repeated="2"/>
          <table:table-cell table:formula="of:=IF([main.$H445]=0;[main.$F445];&quot;&quot;)" office:value-type="float" office:value="-0.437387" calcext:value-type="float">
            <text:p>-0.437387</text:p>
          </table:table-cell>
          <table:table-cell table:formula="of:=IF([main.$H445]=0;[main.$G445];&quot;&quot;)" office:value-type="float" office:value="0.142655" calcext:value-type="float">
            <text:p>0.142655</text:p>
          </table:table-cell>
          <table:table-cell table:formula="of:=IF([main.$H445]=1;[main.$F445];&quot;&quot;)">
            <text:p/>
          </table:table-cell>
          <table:table-cell table:formula="of:=IF([main.$H445]=1;[main.$G445];&quot;&quot;)">
            <text:p/>
          </table:table-cell>
          <table:table-cell table:formula="of:=IF([main.$H445]=2;[main.$F445];&quot;&quot;)">
            <text:p/>
          </table:table-cell>
          <table:table-cell table:formula="of:=IF([main.$H445]=2;[main.$G445];&quot;&quot;)">
            <text:p/>
          </table:table-cell>
        </table:table-row>
        <table:table-row table:style-name="ro1">
          <table:table-cell table:formula="of:=IF([main.$C446]=0;[main.$A446];&quot;&quot;)" office:value-type="float" office:value="0.996184" calcext:value-type="float">
            <text:p>0.996184</text:p>
          </table:table-cell>
          <table:table-cell table:formula="of:=IF([main.$C446]=0;[main.$B446];&quot;&quot;)" office:value-type="float" office:value="1.00132" calcext:value-type="float">
            <text:p>1.00132</text:p>
          </table:table-cell>
          <table:table-cell table:formula="of:=IF([main.$C446]=1;[main.$A446];&quot;&quot;)">
            <text:p/>
          </table:table-cell>
          <table:table-cell table:formula="of:=IF([main.$C446]=1;[main.$B446];&quot;&quot;)">
            <text:p/>
          </table:table-cell>
          <table:table-cell table:formula="of:=IF([main.$C446]=2;[main.$A446];&quot;&quot;)">
            <text:p/>
          </table:table-cell>
          <table:table-cell table:formula="of:=IF([main.$C446]=2;[main.$B446];&quot;&quot;)">
            <text:p/>
          </table:table-cell>
          <table:table-cell table:number-columns-repeated="2"/>
          <table:table-cell table:formula="of:=IF([main.$H446]=0;[main.$F446];&quot;&quot;)" office:value-type="float" office:value="0.996184" calcext:value-type="float">
            <text:p>0.996184</text:p>
          </table:table-cell>
          <table:table-cell table:formula="of:=IF([main.$H446]=0;[main.$G446];&quot;&quot;)" office:value-type="float" office:value="1.00132" calcext:value-type="float">
            <text:p>1.00132</text:p>
          </table:table-cell>
          <table:table-cell table:formula="of:=IF([main.$H446]=1;[main.$F446];&quot;&quot;)">
            <text:p/>
          </table:table-cell>
          <table:table-cell table:formula="of:=IF([main.$H446]=1;[main.$G446];&quot;&quot;)">
            <text:p/>
          </table:table-cell>
          <table:table-cell table:formula="of:=IF([main.$H446]=2;[main.$F446];&quot;&quot;)">
            <text:p/>
          </table:table-cell>
          <table:table-cell table:formula="of:=IF([main.$H446]=2;[main.$G446];&quot;&quot;)">
            <text:p/>
          </table:table-cell>
        </table:table-row>
        <table:table-row table:style-name="ro1">
          <table:table-cell table:formula="of:=IF([main.$C447]=0;[main.$A447];&quot;&quot;)" office:value-type="float" office:value="-0.356569" calcext:value-type="float">
            <text:p>-0.356569</text:p>
          </table:table-cell>
          <table:table-cell table:formula="of:=IF([main.$C447]=0;[main.$B447];&quot;&quot;)" office:value-type="float" office:value="-0.460166" calcext:value-type="float">
            <text:p>-0.460166</text:p>
          </table:table-cell>
          <table:table-cell table:formula="of:=IF([main.$C447]=1;[main.$A447];&quot;&quot;)">
            <text:p/>
          </table:table-cell>
          <table:table-cell table:formula="of:=IF([main.$C447]=1;[main.$B447];&quot;&quot;)">
            <text:p/>
          </table:table-cell>
          <table:table-cell table:formula="of:=IF([main.$C447]=2;[main.$A447];&quot;&quot;)">
            <text:p/>
          </table:table-cell>
          <table:table-cell table:formula="of:=IF([main.$C447]=2;[main.$B447];&quot;&quot;)">
            <text:p/>
          </table:table-cell>
          <table:table-cell table:number-columns-repeated="2"/>
          <table:table-cell table:formula="of:=IF([main.$H447]=0;[main.$F447];&quot;&quot;)" office:value-type="float" office:value="-0.356569" calcext:value-type="float">
            <text:p>-0.356569</text:p>
          </table:table-cell>
          <table:table-cell table:formula="of:=IF([main.$H447]=0;[main.$G447];&quot;&quot;)" office:value-type="float" office:value="-0.460166" calcext:value-type="float">
            <text:p>-0.460166</text:p>
          </table:table-cell>
          <table:table-cell table:formula="of:=IF([main.$H447]=1;[main.$F447];&quot;&quot;)">
            <text:p/>
          </table:table-cell>
          <table:table-cell table:formula="of:=IF([main.$H447]=1;[main.$G447];&quot;&quot;)">
            <text:p/>
          </table:table-cell>
          <table:table-cell table:formula="of:=IF([main.$H447]=2;[main.$F447];&quot;&quot;)">
            <text:p/>
          </table:table-cell>
          <table:table-cell table:formula="of:=IF([main.$H447]=2;[main.$G447];&quot;&quot;)">
            <text:p/>
          </table:table-cell>
        </table:table-row>
        <table:table-row table:style-name="ro1">
          <table:table-cell table:formula="of:=IF([main.$C448]=0;[main.$A448];&quot;&quot;)">
            <text:p/>
          </table:table-cell>
          <table:table-cell table:formula="of:=IF([main.$C448]=0;[main.$B448];&quot;&quot;)">
            <text:p/>
          </table:table-cell>
          <table:table-cell table:formula="of:=IF([main.$C448]=1;[main.$A448];&quot;&quot;)" office:value-type="float" office:value="-0.418787" calcext:value-type="float">
            <text:p>-0.418787</text:p>
          </table:table-cell>
          <table:table-cell table:formula="of:=IF([main.$C448]=1;[main.$B448];&quot;&quot;)" office:value-type="float" office:value="1.68151" calcext:value-type="float">
            <text:p>1.68151</text:p>
          </table:table-cell>
          <table:table-cell table:formula="of:=IF([main.$C448]=2;[main.$A448];&quot;&quot;)">
            <text:p/>
          </table:table-cell>
          <table:table-cell table:formula="of:=IF([main.$C448]=2;[main.$B448];&quot;&quot;)">
            <text:p/>
          </table:table-cell>
          <table:table-cell table:number-columns-repeated="2"/>
          <table:table-cell table:formula="of:=IF([main.$H448]=0;[main.$F448];&quot;&quot;)" office:value-type="float" office:value="-0.418787" calcext:value-type="float">
            <text:p>-0.418787</text:p>
          </table:table-cell>
          <table:table-cell table:formula="of:=IF([main.$H448]=0;[main.$G448];&quot;&quot;)" office:value-type="float" office:value="1.68151" calcext:value-type="float">
            <text:p>1.68151</text:p>
          </table:table-cell>
          <table:table-cell table:formula="of:=IF([main.$H448]=1;[main.$F448];&quot;&quot;)">
            <text:p/>
          </table:table-cell>
          <table:table-cell table:formula="of:=IF([main.$H448]=1;[main.$G448];&quot;&quot;)">
            <text:p/>
          </table:table-cell>
          <table:table-cell table:formula="of:=IF([main.$H448]=2;[main.$F448];&quot;&quot;)">
            <text:p/>
          </table:table-cell>
          <table:table-cell table:formula="of:=IF([main.$H448]=2;[main.$G448];&quot;&quot;)">
            <text:p/>
          </table:table-cell>
        </table:table-row>
        <table:table-row table:style-name="ro1">
          <table:table-cell table:formula="of:=IF([main.$C449]=0;[main.$A449];&quot;&quot;)">
            <text:p/>
          </table:table-cell>
          <table:table-cell table:formula="of:=IF([main.$C449]=0;[main.$B449];&quot;&quot;)">
            <text:p/>
          </table:table-cell>
          <table:table-cell table:formula="of:=IF([main.$C449]=1;[main.$A449];&quot;&quot;)" office:value-type="float" office:value="-0.279634" calcext:value-type="float">
            <text:p>-0.279634</text:p>
          </table:table-cell>
          <table:table-cell table:formula="of:=IF([main.$C449]=1;[main.$B449];&quot;&quot;)" office:value-type="float" office:value="0.753639" calcext:value-type="float">
            <text:p>0.753639</text:p>
          </table:table-cell>
          <table:table-cell table:formula="of:=IF([main.$C449]=2;[main.$A449];&quot;&quot;)">
            <text:p/>
          </table:table-cell>
          <table:table-cell table:formula="of:=IF([main.$C449]=2;[main.$B449];&quot;&quot;)">
            <text:p/>
          </table:table-cell>
          <table:table-cell table:number-columns-repeated="2"/>
          <table:table-cell table:formula="of:=IF([main.$H449]=0;[main.$F449];&quot;&quot;)" office:value-type="float" office:value="-0.279634" calcext:value-type="float">
            <text:p>-0.279634</text:p>
          </table:table-cell>
          <table:table-cell table:formula="of:=IF([main.$H449]=0;[main.$G449];&quot;&quot;)" office:value-type="float" office:value="0.753639" calcext:value-type="float">
            <text:p>0.753639</text:p>
          </table:table-cell>
          <table:table-cell table:formula="of:=IF([main.$H449]=1;[main.$F449];&quot;&quot;)">
            <text:p/>
          </table:table-cell>
          <table:table-cell table:formula="of:=IF([main.$H449]=1;[main.$G449];&quot;&quot;)">
            <text:p/>
          </table:table-cell>
          <table:table-cell table:formula="of:=IF([main.$H449]=2;[main.$F449];&quot;&quot;)">
            <text:p/>
          </table:table-cell>
          <table:table-cell table:formula="of:=IF([main.$H449]=2;[main.$G449];&quot;&quot;)">
            <text:p/>
          </table:table-cell>
        </table:table-row>
        <table:table-row table:style-name="ro1">
          <table:table-cell table:formula="of:=IF([main.$C450]=0;[main.$A450];&quot;&quot;)">
            <text:p/>
          </table:table-cell>
          <table:table-cell table:formula="of:=IF([main.$C450]=0;[main.$B450];&quot;&quot;)">
            <text:p/>
          </table:table-cell>
          <table:table-cell table:formula="of:=IF([main.$C450]=1;[main.$A450];&quot;&quot;)" office:value-type="float" office:value="0.303314" calcext:value-type="float">
            <text:p>0.303314</text:p>
          </table:table-cell>
          <table:table-cell table:formula="of:=IF([main.$C450]=1;[main.$B450];&quot;&quot;)" office:value-type="float" office:value="2.00109" calcext:value-type="float">
            <text:p>2.00109</text:p>
          </table:table-cell>
          <table:table-cell table:formula="of:=IF([main.$C450]=2;[main.$A450];&quot;&quot;)">
            <text:p/>
          </table:table-cell>
          <table:table-cell table:formula="of:=IF([main.$C450]=2;[main.$B450];&quot;&quot;)">
            <text:p/>
          </table:table-cell>
          <table:table-cell table:number-columns-repeated="2"/>
          <table:table-cell table:formula="of:=IF([main.$H450]=0;[main.$F450];&quot;&quot;)" office:value-type="float" office:value="0.303314" calcext:value-type="float">
            <text:p>0.303314</text:p>
          </table:table-cell>
          <table:table-cell table:formula="of:=IF([main.$H450]=0;[main.$G450];&quot;&quot;)" office:value-type="float" office:value="2.00109" calcext:value-type="float">
            <text:p>2.00109</text:p>
          </table:table-cell>
          <table:table-cell table:formula="of:=IF([main.$H450]=1;[main.$F450];&quot;&quot;)">
            <text:p/>
          </table:table-cell>
          <table:table-cell table:formula="of:=IF([main.$H450]=1;[main.$G450];&quot;&quot;)">
            <text:p/>
          </table:table-cell>
          <table:table-cell table:formula="of:=IF([main.$H450]=2;[main.$F450];&quot;&quot;)">
            <text:p/>
          </table:table-cell>
          <table:table-cell table:formula="of:=IF([main.$H450]=2;[main.$G450];&quot;&quot;)">
            <text:p/>
          </table:table-cell>
        </table:table-row>
        <table:table-row table:style-name="ro1">
          <table:table-cell table:formula="of:=IF([main.$C451]=0;[main.$A451];&quot;&quot;)">
            <text:p/>
          </table:table-cell>
          <table:table-cell table:formula="of:=IF([main.$C451]=0;[main.$B451];&quot;&quot;)">
            <text:p/>
          </table:table-cell>
          <table:table-cell table:formula="of:=IF([main.$C451]=1;[main.$A451];&quot;&quot;)" office:value-type="float" office:value="-1.52143" calcext:value-type="float">
            <text:p>-1.52143</text:p>
          </table:table-cell>
          <table:table-cell table:formula="of:=IF([main.$C451]=1;[main.$B451];&quot;&quot;)" office:value-type="float" office:value="0.699625" calcext:value-type="float">
            <text:p>0.699625</text:p>
          </table:table-cell>
          <table:table-cell table:formula="of:=IF([main.$C451]=2;[main.$A451];&quot;&quot;)">
            <text:p/>
          </table:table-cell>
          <table:table-cell table:formula="of:=IF([main.$C451]=2;[main.$B451];&quot;&quot;)">
            <text:p/>
          </table:table-cell>
          <table:table-cell table:number-columns-repeated="2"/>
          <table:table-cell table:formula="of:=IF([main.$H451]=0;[main.$F451];&quot;&quot;)" office:value-type="float" office:value="-1.52143" calcext:value-type="float">
            <text:p>-1.52143</text:p>
          </table:table-cell>
          <table:table-cell table:formula="of:=IF([main.$H451]=0;[main.$G451];&quot;&quot;)" office:value-type="float" office:value="0.699625" calcext:value-type="float">
            <text:p>0.699625</text:p>
          </table:table-cell>
          <table:table-cell table:formula="of:=IF([main.$H451]=1;[main.$F451];&quot;&quot;)">
            <text:p/>
          </table:table-cell>
          <table:table-cell table:formula="of:=IF([main.$H451]=1;[main.$G451];&quot;&quot;)">
            <text:p/>
          </table:table-cell>
          <table:table-cell table:formula="of:=IF([main.$H451]=2;[main.$F451];&quot;&quot;)">
            <text:p/>
          </table:table-cell>
          <table:table-cell table:formula="of:=IF([main.$H451]=2;[main.$G451];&quot;&quot;)">
            <text:p/>
          </table:table-cell>
        </table:table-row>
        <table:table-row table:style-name="ro1">
          <table:table-cell table:formula="of:=IF([main.$C452]=0;[main.$A452];&quot;&quot;)" office:value-type="float" office:value="-0.711731" calcext:value-type="float">
            <text:p>-0.711731</text:p>
          </table:table-cell>
          <table:table-cell table:formula="of:=IF([main.$C452]=0;[main.$B452];&quot;&quot;)" office:value-type="float" office:value="-0.546589" calcext:value-type="float">
            <text:p>-0.546589</text:p>
          </table:table-cell>
          <table:table-cell table:formula="of:=IF([main.$C452]=1;[main.$A452];&quot;&quot;)">
            <text:p/>
          </table:table-cell>
          <table:table-cell table:formula="of:=IF([main.$C452]=1;[main.$B452];&quot;&quot;)">
            <text:p/>
          </table:table-cell>
          <table:table-cell table:formula="of:=IF([main.$C452]=2;[main.$A452];&quot;&quot;)">
            <text:p/>
          </table:table-cell>
          <table:table-cell table:formula="of:=IF([main.$C452]=2;[main.$B452];&quot;&quot;)">
            <text:p/>
          </table:table-cell>
          <table:table-cell table:number-columns-repeated="2"/>
          <table:table-cell table:formula="of:=IF([main.$H452]=0;[main.$F452];&quot;&quot;)" office:value-type="float" office:value="-0.711731" calcext:value-type="float">
            <text:p>-0.711731</text:p>
          </table:table-cell>
          <table:table-cell table:formula="of:=IF([main.$H452]=0;[main.$G452];&quot;&quot;)" office:value-type="float" office:value="-0.546589" calcext:value-type="float">
            <text:p>-0.546589</text:p>
          </table:table-cell>
          <table:table-cell table:formula="of:=IF([main.$H452]=1;[main.$F452];&quot;&quot;)">
            <text:p/>
          </table:table-cell>
          <table:table-cell table:formula="of:=IF([main.$H452]=1;[main.$G452];&quot;&quot;)">
            <text:p/>
          </table:table-cell>
          <table:table-cell table:formula="of:=IF([main.$H452]=2;[main.$F452];&quot;&quot;)">
            <text:p/>
          </table:table-cell>
          <table:table-cell table:formula="of:=IF([main.$H452]=2;[main.$G452];&quot;&quot;)">
            <text:p/>
          </table:table-cell>
        </table:table-row>
        <table:table-row table:style-name="ro1">
          <table:table-cell table:formula="of:=IF([main.$C453]=0;[main.$A453];&quot;&quot;)" office:value-type="float" office:value="-0.757427" calcext:value-type="float">
            <text:p>-0.757427</text:p>
          </table:table-cell>
          <table:table-cell table:formula="of:=IF([main.$C453]=0;[main.$B453];&quot;&quot;)" office:value-type="float" office:value="-0.267231" calcext:value-type="float">
            <text:p>-0.267231</text:p>
          </table:table-cell>
          <table:table-cell table:formula="of:=IF([main.$C453]=1;[main.$A453];&quot;&quot;)">
            <text:p/>
          </table:table-cell>
          <table:table-cell table:formula="of:=IF([main.$C453]=1;[main.$B453];&quot;&quot;)">
            <text:p/>
          </table:table-cell>
          <table:table-cell table:formula="of:=IF([main.$C453]=2;[main.$A453];&quot;&quot;)">
            <text:p/>
          </table:table-cell>
          <table:table-cell table:formula="of:=IF([main.$C453]=2;[main.$B453];&quot;&quot;)">
            <text:p/>
          </table:table-cell>
          <table:table-cell table:number-columns-repeated="2"/>
          <table:table-cell table:formula="of:=IF([main.$H453]=0;[main.$F453];&quot;&quot;)" office:value-type="float" office:value="-0.757427" calcext:value-type="float">
            <text:p>-0.757427</text:p>
          </table:table-cell>
          <table:table-cell table:formula="of:=IF([main.$H453]=0;[main.$G453];&quot;&quot;)" office:value-type="float" office:value="-0.267231" calcext:value-type="float">
            <text:p>-0.267231</text:p>
          </table:table-cell>
          <table:table-cell table:formula="of:=IF([main.$H453]=1;[main.$F453];&quot;&quot;)">
            <text:p/>
          </table:table-cell>
          <table:table-cell table:formula="of:=IF([main.$H453]=1;[main.$G453];&quot;&quot;)">
            <text:p/>
          </table:table-cell>
          <table:table-cell table:formula="of:=IF([main.$H453]=2;[main.$F453];&quot;&quot;)">
            <text:p/>
          </table:table-cell>
          <table:table-cell table:formula="of:=IF([main.$H453]=2;[main.$G453];&quot;&quot;)">
            <text:p/>
          </table:table-cell>
        </table:table-row>
        <table:table-row table:style-name="ro1">
          <table:table-cell table:formula="of:=IF([main.$C454]=0;[main.$A454];&quot;&quot;)">
            <text:p/>
          </table:table-cell>
          <table:table-cell table:formula="of:=IF([main.$C454]=0;[main.$B454];&quot;&quot;)">
            <text:p/>
          </table:table-cell>
          <table:table-cell table:formula="of:=IF([main.$C454]=1;[main.$A454];&quot;&quot;)">
            <text:p/>
          </table:table-cell>
          <table:table-cell table:formula="of:=IF([main.$C454]=1;[main.$B454];&quot;&quot;)">
            <text:p/>
          </table:table-cell>
          <table:table-cell table:formula="of:=IF([main.$C454]=2;[main.$A454];&quot;&quot;)" office:value-type="float" office:value="0.971547" calcext:value-type="float">
            <text:p>0.971547</text:p>
          </table:table-cell>
          <table:table-cell table:formula="of:=IF([main.$C454]=2;[main.$B454];&quot;&quot;)" office:value-type="float" office:value="-0.325502" calcext:value-type="float">
            <text:p>-0.325502</text:p>
          </table:table-cell>
          <table:table-cell table:number-columns-repeated="2"/>
          <table:table-cell table:formula="of:=IF([main.$H454]=0;[main.$F454];&quot;&quot;)" office:value-type="float" office:value="0.971547" calcext:value-type="float">
            <text:p>0.971547</text:p>
          </table:table-cell>
          <table:table-cell table:formula="of:=IF([main.$H454]=0;[main.$G454];&quot;&quot;)" office:value-type="float" office:value="-0.325502" calcext:value-type="float">
            <text:p>-0.325502</text:p>
          </table:table-cell>
          <table:table-cell table:formula="of:=IF([main.$H454]=1;[main.$F454];&quot;&quot;)">
            <text:p/>
          </table:table-cell>
          <table:table-cell table:formula="of:=IF([main.$H454]=1;[main.$G454];&quot;&quot;)">
            <text:p/>
          </table:table-cell>
          <table:table-cell table:formula="of:=IF([main.$H454]=2;[main.$F454];&quot;&quot;)">
            <text:p/>
          </table:table-cell>
          <table:table-cell table:formula="of:=IF([main.$H454]=2;[main.$G454];&quot;&quot;)">
            <text:p/>
          </table:table-cell>
        </table:table-row>
        <table:table-row table:style-name="ro1">
          <table:table-cell table:formula="of:=IF([main.$C455]=0;[main.$A455];&quot;&quot;)" office:value-type="float" office:value="1.18484" calcext:value-type="float">
            <text:p>1.18484</text:p>
          </table:table-cell>
          <table:table-cell table:formula="of:=IF([main.$C455]=0;[main.$B455];&quot;&quot;)" office:value-type="float" office:value="0.702779" calcext:value-type="float">
            <text:p>0.702779</text:p>
          </table:table-cell>
          <table:table-cell table:formula="of:=IF([main.$C455]=1;[main.$A455];&quot;&quot;)">
            <text:p/>
          </table:table-cell>
          <table:table-cell table:formula="of:=IF([main.$C455]=1;[main.$B455];&quot;&quot;)">
            <text:p/>
          </table:table-cell>
          <table:table-cell table:formula="of:=IF([main.$C455]=2;[main.$A455];&quot;&quot;)">
            <text:p/>
          </table:table-cell>
          <table:table-cell table:formula="of:=IF([main.$C455]=2;[main.$B455];&quot;&quot;)">
            <text:p/>
          </table:table-cell>
          <table:table-cell table:number-columns-repeated="2"/>
          <table:table-cell table:formula="of:=IF([main.$H455]=0;[main.$F455];&quot;&quot;)" office:value-type="float" office:value="1.18484" calcext:value-type="float">
            <text:p>1.18484</text:p>
          </table:table-cell>
          <table:table-cell table:formula="of:=IF([main.$H455]=0;[main.$G455];&quot;&quot;)" office:value-type="float" office:value="0.702779" calcext:value-type="float">
            <text:p>0.702779</text:p>
          </table:table-cell>
          <table:table-cell table:formula="of:=IF([main.$H455]=1;[main.$F455];&quot;&quot;)">
            <text:p/>
          </table:table-cell>
          <table:table-cell table:formula="of:=IF([main.$H455]=1;[main.$G455];&quot;&quot;)">
            <text:p/>
          </table:table-cell>
          <table:table-cell table:formula="of:=IF([main.$H455]=2;[main.$F455];&quot;&quot;)">
            <text:p/>
          </table:table-cell>
          <table:table-cell table:formula="of:=IF([main.$H455]=2;[main.$G455];&quot;&quot;)">
            <text:p/>
          </table:table-cell>
        </table:table-row>
        <table:table-row table:style-name="ro1">
          <table:table-cell table:formula="of:=IF([main.$C456]=0;[main.$A456];&quot;&quot;)" office:value-type="float" office:value="1.48387" calcext:value-type="float">
            <text:p>1.48387</text:p>
          </table:table-cell>
          <table:table-cell table:formula="of:=IF([main.$C456]=0;[main.$B456];&quot;&quot;)" office:value-type="float" office:value="1.90657" calcext:value-type="float">
            <text:p>1.90657</text:p>
          </table:table-cell>
          <table:table-cell table:formula="of:=IF([main.$C456]=1;[main.$A456];&quot;&quot;)">
            <text:p/>
          </table:table-cell>
          <table:table-cell table:formula="of:=IF([main.$C456]=1;[main.$B456];&quot;&quot;)">
            <text:p/>
          </table:table-cell>
          <table:table-cell table:formula="of:=IF([main.$C456]=2;[main.$A456];&quot;&quot;)">
            <text:p/>
          </table:table-cell>
          <table:table-cell table:formula="of:=IF([main.$C456]=2;[main.$B456];&quot;&quot;)">
            <text:p/>
          </table:table-cell>
          <table:table-cell table:number-columns-repeated="2"/>
          <table:table-cell table:formula="of:=IF([main.$H456]=0;[main.$F456];&quot;&quot;)" office:value-type="float" office:value="1.48387" calcext:value-type="float">
            <text:p>1.48387</text:p>
          </table:table-cell>
          <table:table-cell table:formula="of:=IF([main.$H456]=0;[main.$G456];&quot;&quot;)" office:value-type="float" office:value="1.90657" calcext:value-type="float">
            <text:p>1.90657</text:p>
          </table:table-cell>
          <table:table-cell table:formula="of:=IF([main.$H456]=1;[main.$F456];&quot;&quot;)">
            <text:p/>
          </table:table-cell>
          <table:table-cell table:formula="of:=IF([main.$H456]=1;[main.$G456];&quot;&quot;)">
            <text:p/>
          </table:table-cell>
          <table:table-cell table:formula="of:=IF([main.$H456]=2;[main.$F456];&quot;&quot;)">
            <text:p/>
          </table:table-cell>
          <table:table-cell table:formula="of:=IF([main.$H456]=2;[main.$G456];&quot;&quot;)">
            <text:p/>
          </table:table-cell>
        </table:table-row>
        <table:table-row table:style-name="ro1">
          <table:table-cell table:formula="of:=IF([main.$C457]=0;[main.$A457];&quot;&quot;)" office:value-type="float" office:value="0.763416" calcext:value-type="float">
            <text:p>0.763416</text:p>
          </table:table-cell>
          <table:table-cell table:formula="of:=IF([main.$C457]=0;[main.$B457];&quot;&quot;)" office:value-type="float" office:value="0.651277" calcext:value-type="float">
            <text:p>0.651277</text:p>
          </table:table-cell>
          <table:table-cell table:formula="of:=IF([main.$C457]=1;[main.$A457];&quot;&quot;)">
            <text:p/>
          </table:table-cell>
          <table:table-cell table:formula="of:=IF([main.$C457]=1;[main.$B457];&quot;&quot;)">
            <text:p/>
          </table:table-cell>
          <table:table-cell table:formula="of:=IF([main.$C457]=2;[main.$A457];&quot;&quot;)">
            <text:p/>
          </table:table-cell>
          <table:table-cell table:formula="of:=IF([main.$C457]=2;[main.$B457];&quot;&quot;)">
            <text:p/>
          </table:table-cell>
          <table:table-cell table:number-columns-repeated="2"/>
          <table:table-cell table:formula="of:=IF([main.$H457]=0;[main.$F457];&quot;&quot;)" office:value-type="float" office:value="0.763416" calcext:value-type="float">
            <text:p>0.763416</text:p>
          </table:table-cell>
          <table:table-cell table:formula="of:=IF([main.$H457]=0;[main.$G457];&quot;&quot;)" office:value-type="float" office:value="0.651277" calcext:value-type="float">
            <text:p>0.651277</text:p>
          </table:table-cell>
          <table:table-cell table:formula="of:=IF([main.$H457]=1;[main.$F457];&quot;&quot;)">
            <text:p/>
          </table:table-cell>
          <table:table-cell table:formula="of:=IF([main.$H457]=1;[main.$G457];&quot;&quot;)">
            <text:p/>
          </table:table-cell>
          <table:table-cell table:formula="of:=IF([main.$H457]=2;[main.$F457];&quot;&quot;)">
            <text:p/>
          </table:table-cell>
          <table:table-cell table:formula="of:=IF([main.$H457]=2;[main.$G457];&quot;&quot;)">
            <text:p/>
          </table:table-cell>
        </table:table-row>
        <table:table-row table:style-name="ro1">
          <table:table-cell table:formula="of:=IF([main.$C458]=0;[main.$A458];&quot;&quot;)" office:value-type="float" office:value="-2.08721" calcext:value-type="float">
            <text:p>-2.08721</text:p>
          </table:table-cell>
          <table:table-cell table:formula="of:=IF([main.$C458]=0;[main.$B458];&quot;&quot;)" office:value-type="float" office:value="-1.90997" calcext:value-type="float">
            <text:p>-1.90997</text:p>
          </table:table-cell>
          <table:table-cell table:formula="of:=IF([main.$C458]=1;[main.$A458];&quot;&quot;)">
            <text:p/>
          </table:table-cell>
          <table:table-cell table:formula="of:=IF([main.$C458]=1;[main.$B458];&quot;&quot;)">
            <text:p/>
          </table:table-cell>
          <table:table-cell table:formula="of:=IF([main.$C458]=2;[main.$A458];&quot;&quot;)">
            <text:p/>
          </table:table-cell>
          <table:table-cell table:formula="of:=IF([main.$C458]=2;[main.$B458];&quot;&quot;)">
            <text:p/>
          </table:table-cell>
          <table:table-cell table:number-columns-repeated="2"/>
          <table:table-cell table:formula="of:=IF([main.$H458]=0;[main.$F458];&quot;&quot;)" office:value-type="float" office:value="-2.08721" calcext:value-type="float">
            <text:p>-2.08721</text:p>
          </table:table-cell>
          <table:table-cell table:formula="of:=IF([main.$H458]=0;[main.$G458];&quot;&quot;)" office:value-type="float" office:value="-1.90997" calcext:value-type="float">
            <text:p>-1.90997</text:p>
          </table:table-cell>
          <table:table-cell table:formula="of:=IF([main.$H458]=1;[main.$F458];&quot;&quot;)">
            <text:p/>
          </table:table-cell>
          <table:table-cell table:formula="of:=IF([main.$H458]=1;[main.$G458];&quot;&quot;)">
            <text:p/>
          </table:table-cell>
          <table:table-cell table:formula="of:=IF([main.$H458]=2;[main.$F458];&quot;&quot;)">
            <text:p/>
          </table:table-cell>
          <table:table-cell table:formula="of:=IF([main.$H458]=2;[main.$G458];&quot;&quot;)">
            <text:p/>
          </table:table-cell>
        </table:table-row>
        <table:table-row table:style-name="ro1">
          <table:table-cell table:formula="of:=IF([main.$C459]=0;[main.$A459];&quot;&quot;)">
            <text:p/>
          </table:table-cell>
          <table:table-cell table:formula="of:=IF([main.$C459]=0;[main.$B459];&quot;&quot;)">
            <text:p/>
          </table:table-cell>
          <table:table-cell table:formula="of:=IF([main.$C459]=1;[main.$A459];&quot;&quot;)" office:value-type="float" office:value="1.83869" calcext:value-type="float">
            <text:p>1.83869</text:p>
          </table:table-cell>
          <table:table-cell table:formula="of:=IF([main.$C459]=1;[main.$B459];&quot;&quot;)" office:value-type="float" office:value="3.49414" calcext:value-type="float">
            <text:p>3.49414</text:p>
          </table:table-cell>
          <table:table-cell table:formula="of:=IF([main.$C459]=2;[main.$A459];&quot;&quot;)">
            <text:p/>
          </table:table-cell>
          <table:table-cell table:formula="of:=IF([main.$C459]=2;[main.$B459];&quot;&quot;)">
            <text:p/>
          </table:table-cell>
          <table:table-cell table:number-columns-repeated="2"/>
          <table:table-cell table:formula="of:=IF([main.$H459]=0;[main.$F459];&quot;&quot;)" office:value-type="float" office:value="1.83869" calcext:value-type="float">
            <text:p>1.83869</text:p>
          </table:table-cell>
          <table:table-cell table:formula="of:=IF([main.$H459]=0;[main.$G459];&quot;&quot;)" office:value-type="float" office:value="3.49414" calcext:value-type="float">
            <text:p>3.49414</text:p>
          </table:table-cell>
          <table:table-cell table:formula="of:=IF([main.$H459]=1;[main.$F459];&quot;&quot;)">
            <text:p/>
          </table:table-cell>
          <table:table-cell table:formula="of:=IF([main.$H459]=1;[main.$G459];&quot;&quot;)">
            <text:p/>
          </table:table-cell>
          <table:table-cell table:formula="of:=IF([main.$H459]=2;[main.$F459];&quot;&quot;)">
            <text:p/>
          </table:table-cell>
          <table:table-cell table:formula="of:=IF([main.$H459]=2;[main.$G459];&quot;&quot;)">
            <text:p/>
          </table:table-cell>
        </table:table-row>
        <table:table-row table:style-name="ro1">
          <table:table-cell table:formula="of:=IF([main.$C460]=0;[main.$A460];&quot;&quot;)">
            <text:p/>
          </table:table-cell>
          <table:table-cell table:formula="of:=IF([main.$C460]=0;[main.$B460];&quot;&quot;)">
            <text:p/>
          </table:table-cell>
          <table:table-cell table:formula="of:=IF([main.$C460]=1;[main.$A460];&quot;&quot;)">
            <text:p/>
          </table:table-cell>
          <table:table-cell table:formula="of:=IF([main.$C460]=1;[main.$B460];&quot;&quot;)">
            <text:p/>
          </table:table-cell>
          <table:table-cell table:formula="of:=IF([main.$C460]=2;[main.$A460];&quot;&quot;)" office:value-type="float" office:value="1.2204" calcext:value-type="float">
            <text:p>1.2204</text:p>
          </table:table-cell>
          <table:table-cell table:formula="of:=IF([main.$C460]=2;[main.$B460];&quot;&quot;)" office:value-type="float" office:value="-0.429907" calcext:value-type="float">
            <text:p>-0.429907</text:p>
          </table:table-cell>
          <table:table-cell table:number-columns-repeated="2"/>
          <table:table-cell table:formula="of:=IF([main.$H460]=0;[main.$F460];&quot;&quot;)" office:value-type="float" office:value="1.2204" calcext:value-type="float">
            <text:p>1.2204</text:p>
          </table:table-cell>
          <table:table-cell table:formula="of:=IF([main.$H460]=0;[main.$G460];&quot;&quot;)" office:value-type="float" office:value="-0.429907" calcext:value-type="float">
            <text:p>-0.429907</text:p>
          </table:table-cell>
          <table:table-cell table:formula="of:=IF([main.$H460]=1;[main.$F460];&quot;&quot;)">
            <text:p/>
          </table:table-cell>
          <table:table-cell table:formula="of:=IF([main.$H460]=1;[main.$G460];&quot;&quot;)">
            <text:p/>
          </table:table-cell>
          <table:table-cell table:formula="of:=IF([main.$H460]=2;[main.$F460];&quot;&quot;)">
            <text:p/>
          </table:table-cell>
          <table:table-cell table:formula="of:=IF([main.$H460]=2;[main.$G460];&quot;&quot;)">
            <text:p/>
          </table:table-cell>
        </table:table-row>
        <table:table-row table:style-name="ro1">
          <table:table-cell table:formula="of:=IF([main.$C461]=0;[main.$A461];&quot;&quot;)" office:value-type="float" office:value="0.448459" calcext:value-type="float">
            <text:p>0.448459</text:p>
          </table:table-cell>
          <table:table-cell table:formula="of:=IF([main.$C461]=0;[main.$B461];&quot;&quot;)" office:value-type="float" office:value="0.726972" calcext:value-type="float">
            <text:p>0.726972</text:p>
          </table:table-cell>
          <table:table-cell table:formula="of:=IF([main.$C461]=1;[main.$A461];&quot;&quot;)">
            <text:p/>
          </table:table-cell>
          <table:table-cell table:formula="of:=IF([main.$C461]=1;[main.$B461];&quot;&quot;)">
            <text:p/>
          </table:table-cell>
          <table:table-cell table:formula="of:=IF([main.$C461]=2;[main.$A461];&quot;&quot;)">
            <text:p/>
          </table:table-cell>
          <table:table-cell table:formula="of:=IF([main.$C461]=2;[main.$B461];&quot;&quot;)">
            <text:p/>
          </table:table-cell>
          <table:table-cell table:number-columns-repeated="2"/>
          <table:table-cell table:formula="of:=IF([main.$H461]=0;[main.$F461];&quot;&quot;)" office:value-type="float" office:value="0.448459" calcext:value-type="float">
            <text:p>0.448459</text:p>
          </table:table-cell>
          <table:table-cell table:formula="of:=IF([main.$H461]=0;[main.$G461];&quot;&quot;)" office:value-type="float" office:value="0.726972" calcext:value-type="float">
            <text:p>0.726972</text:p>
          </table:table-cell>
          <table:table-cell table:formula="of:=IF([main.$H461]=1;[main.$F461];&quot;&quot;)">
            <text:p/>
          </table:table-cell>
          <table:table-cell table:formula="of:=IF([main.$H461]=1;[main.$G461];&quot;&quot;)">
            <text:p/>
          </table:table-cell>
          <table:table-cell table:formula="of:=IF([main.$H461]=2;[main.$F461];&quot;&quot;)">
            <text:p/>
          </table:table-cell>
          <table:table-cell table:formula="of:=IF([main.$H461]=2;[main.$G461];&quot;&quot;)">
            <text:p/>
          </table:table-cell>
        </table:table-row>
        <table:table-row table:style-name="ro1">
          <table:table-cell table:formula="of:=IF([main.$C462]=0;[main.$A462];&quot;&quot;)">
            <text:p/>
          </table:table-cell>
          <table:table-cell table:formula="of:=IF([main.$C462]=0;[main.$B462];&quot;&quot;)">
            <text:p/>
          </table:table-cell>
          <table:table-cell table:formula="of:=IF([main.$C462]=1;[main.$A462];&quot;&quot;)">
            <text:p/>
          </table:table-cell>
          <table:table-cell table:formula="of:=IF([main.$C462]=1;[main.$B462];&quot;&quot;)">
            <text:p/>
          </table:table-cell>
          <table:table-cell table:formula="of:=IF([main.$C462]=2;[main.$A462];&quot;&quot;)" office:value-type="float" office:value="0.31175" calcext:value-type="float">
            <text:p>0.31175</text:p>
          </table:table-cell>
          <table:table-cell table:formula="of:=IF([main.$C462]=2;[main.$B462];&quot;&quot;)" office:value-type="float" office:value="-1.14339" calcext:value-type="float">
            <text:p>-1.14339</text:p>
          </table:table-cell>
          <table:table-cell table:number-columns-repeated="2"/>
          <table:table-cell table:formula="of:=IF([main.$H462]=0;[main.$F462];&quot;&quot;)" office:value-type="float" office:value="0.31175" calcext:value-type="float">
            <text:p>0.31175</text:p>
          </table:table-cell>
          <table:table-cell table:formula="of:=IF([main.$H462]=0;[main.$G462];&quot;&quot;)" office:value-type="float" office:value="-1.14339" calcext:value-type="float">
            <text:p>-1.14339</text:p>
          </table:table-cell>
          <table:table-cell table:formula="of:=IF([main.$H462]=1;[main.$F462];&quot;&quot;)">
            <text:p/>
          </table:table-cell>
          <table:table-cell table:formula="of:=IF([main.$H462]=1;[main.$G462];&quot;&quot;)">
            <text:p/>
          </table:table-cell>
          <table:table-cell table:formula="of:=IF([main.$H462]=2;[main.$F462];&quot;&quot;)">
            <text:p/>
          </table:table-cell>
          <table:table-cell table:formula="of:=IF([main.$H462]=2;[main.$G462];&quot;&quot;)">
            <text:p/>
          </table:table-cell>
        </table:table-row>
        <table:table-row table:style-name="ro1">
          <table:table-cell table:formula="of:=IF([main.$C463]=0;[main.$A463];&quot;&quot;)">
            <text:p/>
          </table:table-cell>
          <table:table-cell table:formula="of:=IF([main.$C463]=0;[main.$B463];&quot;&quot;)">
            <text:p/>
          </table:table-cell>
          <table:table-cell table:formula="of:=IF([main.$C463]=1;[main.$A463];&quot;&quot;)" office:value-type="float" office:value="-1.08642" calcext:value-type="float">
            <text:p>-1.08642</text:p>
          </table:table-cell>
          <table:table-cell table:formula="of:=IF([main.$C463]=1;[main.$B463];&quot;&quot;)" office:value-type="float" office:value="0.43038" calcext:value-type="float">
            <text:p>0.43038</text:p>
          </table:table-cell>
          <table:table-cell table:formula="of:=IF([main.$C463]=2;[main.$A463];&quot;&quot;)">
            <text:p/>
          </table:table-cell>
          <table:table-cell table:formula="of:=IF([main.$C463]=2;[main.$B463];&quot;&quot;)">
            <text:p/>
          </table:table-cell>
          <table:table-cell table:number-columns-repeated="2"/>
          <table:table-cell table:formula="of:=IF([main.$H463]=0;[main.$F463];&quot;&quot;)" office:value-type="float" office:value="-1.08642" calcext:value-type="float">
            <text:p>-1.08642</text:p>
          </table:table-cell>
          <table:table-cell table:formula="of:=IF([main.$H463]=0;[main.$G463];&quot;&quot;)" office:value-type="float" office:value="0.43038" calcext:value-type="float">
            <text:p>0.43038</text:p>
          </table:table-cell>
          <table:table-cell table:formula="of:=IF([main.$H463]=1;[main.$F463];&quot;&quot;)">
            <text:p/>
          </table:table-cell>
          <table:table-cell table:formula="of:=IF([main.$H463]=1;[main.$G463];&quot;&quot;)">
            <text:p/>
          </table:table-cell>
          <table:table-cell table:formula="of:=IF([main.$H463]=2;[main.$F463];&quot;&quot;)">
            <text:p/>
          </table:table-cell>
          <table:table-cell table:formula="of:=IF([main.$H463]=2;[main.$G463];&quot;&quot;)">
            <text:p/>
          </table:table-cell>
        </table:table-row>
        <table:table-row table:style-name="ro1">
          <table:table-cell table:formula="of:=IF([main.$C464]=0;[main.$A464];&quot;&quot;)">
            <text:p/>
          </table:table-cell>
          <table:table-cell table:formula="of:=IF([main.$C464]=0;[main.$B464];&quot;&quot;)">
            <text:p/>
          </table:table-cell>
          <table:table-cell table:formula="of:=IF([main.$C464]=1;[main.$A464];&quot;&quot;)">
            <text:p/>
          </table:table-cell>
          <table:table-cell table:formula="of:=IF([main.$C464]=1;[main.$B464];&quot;&quot;)">
            <text:p/>
          </table:table-cell>
          <table:table-cell table:formula="of:=IF([main.$C464]=2;[main.$A464];&quot;&quot;)" office:value-type="float" office:value="1.86751" calcext:value-type="float">
            <text:p>1.86751</text:p>
          </table:table-cell>
          <table:table-cell table:formula="of:=IF([main.$C464]=2;[main.$B464];&quot;&quot;)" office:value-type="float" office:value="0.181708" calcext:value-type="float">
            <text:p>0.181708</text:p>
          </table:table-cell>
          <table:table-cell table:number-columns-repeated="2"/>
          <table:table-cell table:formula="of:=IF([main.$H464]=0;[main.$F464];&quot;&quot;)" office:value-type="float" office:value="1.86751" calcext:value-type="float">
            <text:p>1.86751</text:p>
          </table:table-cell>
          <table:table-cell table:formula="of:=IF([main.$H464]=0;[main.$G464];&quot;&quot;)" office:value-type="float" office:value="0.181708" calcext:value-type="float">
            <text:p>0.181708</text:p>
          </table:table-cell>
          <table:table-cell table:formula="of:=IF([main.$H464]=1;[main.$F464];&quot;&quot;)">
            <text:p/>
          </table:table-cell>
          <table:table-cell table:formula="of:=IF([main.$H464]=1;[main.$G464];&quot;&quot;)">
            <text:p/>
          </table:table-cell>
          <table:table-cell table:formula="of:=IF([main.$H464]=2;[main.$F464];&quot;&quot;)">
            <text:p/>
          </table:table-cell>
          <table:table-cell table:formula="of:=IF([main.$H464]=2;[main.$G464];&quot;&quot;)">
            <text:p/>
          </table:table-cell>
        </table:table-row>
        <table:table-row table:style-name="ro1">
          <table:table-cell table:formula="of:=IF([main.$C465]=0;[main.$A465];&quot;&quot;)">
            <text:p/>
          </table:table-cell>
          <table:table-cell table:formula="of:=IF([main.$C465]=0;[main.$B465];&quot;&quot;)">
            <text:p/>
          </table:table-cell>
          <table:table-cell table:formula="of:=IF([main.$C465]=1;[main.$A465];&quot;&quot;)">
            <text:p/>
          </table:table-cell>
          <table:table-cell table:formula="of:=IF([main.$C465]=1;[main.$B465];&quot;&quot;)">
            <text:p/>
          </table:table-cell>
          <table:table-cell table:formula="of:=IF([main.$C465]=2;[main.$A465];&quot;&quot;)" office:value-type="float" office:value="1.95151" calcext:value-type="float">
            <text:p>1.95151</text:p>
          </table:table-cell>
          <table:table-cell table:formula="of:=IF([main.$C465]=2;[main.$B465];&quot;&quot;)" office:value-type="float" office:value="0.479163" calcext:value-type="float">
            <text:p>0.479163</text:p>
          </table:table-cell>
          <table:table-cell table:number-columns-repeated="2"/>
          <table:table-cell table:formula="of:=IF([main.$H465]=0;[main.$F465];&quot;&quot;)" office:value-type="float" office:value="1.95151" calcext:value-type="float">
            <text:p>1.95151</text:p>
          </table:table-cell>
          <table:table-cell table:formula="of:=IF([main.$H465]=0;[main.$G465];&quot;&quot;)" office:value-type="float" office:value="0.479163" calcext:value-type="float">
            <text:p>0.479163</text:p>
          </table:table-cell>
          <table:table-cell table:formula="of:=IF([main.$H465]=1;[main.$F465];&quot;&quot;)">
            <text:p/>
          </table:table-cell>
          <table:table-cell table:formula="of:=IF([main.$H465]=1;[main.$G465];&quot;&quot;)">
            <text:p/>
          </table:table-cell>
          <table:table-cell table:formula="of:=IF([main.$H465]=2;[main.$F465];&quot;&quot;)">
            <text:p/>
          </table:table-cell>
          <table:table-cell table:formula="of:=IF([main.$H465]=2;[main.$G465];&quot;&quot;)">
            <text:p/>
          </table:table-cell>
        </table:table-row>
        <table:table-row table:style-name="ro1">
          <table:table-cell table:formula="of:=IF([main.$C466]=0;[main.$A466];&quot;&quot;)" office:value-type="float" office:value="-1.14669" calcext:value-type="float">
            <text:p>-1.14669</text:p>
          </table:table-cell>
          <table:table-cell table:formula="of:=IF([main.$C466]=0;[main.$B466];&quot;&quot;)" office:value-type="float" office:value="-1.09739" calcext:value-type="float">
            <text:p>-1.09739</text:p>
          </table:table-cell>
          <table:table-cell table:formula="of:=IF([main.$C466]=1;[main.$A466];&quot;&quot;)">
            <text:p/>
          </table:table-cell>
          <table:table-cell table:formula="of:=IF([main.$C466]=1;[main.$B466];&quot;&quot;)">
            <text:p/>
          </table:table-cell>
          <table:table-cell table:formula="of:=IF([main.$C466]=2;[main.$A466];&quot;&quot;)">
            <text:p/>
          </table:table-cell>
          <table:table-cell table:formula="of:=IF([main.$C466]=2;[main.$B466];&quot;&quot;)">
            <text:p/>
          </table:table-cell>
          <table:table-cell table:number-columns-repeated="2"/>
          <table:table-cell table:formula="of:=IF([main.$H466]=0;[main.$F466];&quot;&quot;)" office:value-type="float" office:value="-1.14669" calcext:value-type="float">
            <text:p>-1.14669</text:p>
          </table:table-cell>
          <table:table-cell table:formula="of:=IF([main.$H466]=0;[main.$G466];&quot;&quot;)" office:value-type="float" office:value="-1.09739" calcext:value-type="float">
            <text:p>-1.09739</text:p>
          </table:table-cell>
          <table:table-cell table:formula="of:=IF([main.$H466]=1;[main.$F466];&quot;&quot;)">
            <text:p/>
          </table:table-cell>
          <table:table-cell table:formula="of:=IF([main.$H466]=1;[main.$G466];&quot;&quot;)">
            <text:p/>
          </table:table-cell>
          <table:table-cell table:formula="of:=IF([main.$H466]=2;[main.$F466];&quot;&quot;)">
            <text:p/>
          </table:table-cell>
          <table:table-cell table:formula="of:=IF([main.$H466]=2;[main.$G466];&quot;&quot;)">
            <text:p/>
          </table:table-cell>
        </table:table-row>
        <table:table-row table:style-name="ro1">
          <table:table-cell table:formula="of:=IF([main.$C467]=0;[main.$A467];&quot;&quot;)" office:value-type="float" office:value="2.75298" calcext:value-type="float">
            <text:p>2.75298</text:p>
          </table:table-cell>
          <table:table-cell table:formula="of:=IF([main.$C467]=0;[main.$B467];&quot;&quot;)" office:value-type="float" office:value="2.36468" calcext:value-type="float">
            <text:p>2.36468</text:p>
          </table:table-cell>
          <table:table-cell table:formula="of:=IF([main.$C467]=1;[main.$A467];&quot;&quot;)">
            <text:p/>
          </table:table-cell>
          <table:table-cell table:formula="of:=IF([main.$C467]=1;[main.$B467];&quot;&quot;)">
            <text:p/>
          </table:table-cell>
          <table:table-cell table:formula="of:=IF([main.$C467]=2;[main.$A467];&quot;&quot;)">
            <text:p/>
          </table:table-cell>
          <table:table-cell table:formula="of:=IF([main.$C467]=2;[main.$B467];&quot;&quot;)">
            <text:p/>
          </table:table-cell>
          <table:table-cell table:number-columns-repeated="2"/>
          <table:table-cell table:formula="of:=IF([main.$H467]=0;[main.$F467];&quot;&quot;)" office:value-type="float" office:value="2.75298" calcext:value-type="float">
            <text:p>2.75298</text:p>
          </table:table-cell>
          <table:table-cell table:formula="of:=IF([main.$H467]=0;[main.$G467];&quot;&quot;)" office:value-type="float" office:value="2.36468" calcext:value-type="float">
            <text:p>2.36468</text:p>
          </table:table-cell>
          <table:table-cell table:formula="of:=IF([main.$H467]=1;[main.$F467];&quot;&quot;)">
            <text:p/>
          </table:table-cell>
          <table:table-cell table:formula="of:=IF([main.$H467]=1;[main.$G467];&quot;&quot;)">
            <text:p/>
          </table:table-cell>
          <table:table-cell table:formula="of:=IF([main.$H467]=2;[main.$F467];&quot;&quot;)">
            <text:p/>
          </table:table-cell>
          <table:table-cell table:formula="of:=IF([main.$H467]=2;[main.$G467];&quot;&quot;)">
            <text:p/>
          </table:table-cell>
        </table:table-row>
        <table:table-row table:style-name="ro1">
          <table:table-cell table:formula="of:=IF([main.$C468]=0;[main.$A468];&quot;&quot;)">
            <text:p/>
          </table:table-cell>
          <table:table-cell table:formula="of:=IF([main.$C468]=0;[main.$B468];&quot;&quot;)">
            <text:p/>
          </table:table-cell>
          <table:table-cell table:formula="of:=IF([main.$C468]=1;[main.$A468];&quot;&quot;)" office:value-type="float" office:value="0.148122" calcext:value-type="float">
            <text:p>0.148122</text:p>
          </table:table-cell>
          <table:table-cell table:formula="of:=IF([main.$C468]=1;[main.$B468];&quot;&quot;)" office:value-type="float" office:value="1.25536" calcext:value-type="float">
            <text:p>1.25536</text:p>
          </table:table-cell>
          <table:table-cell table:formula="of:=IF([main.$C468]=2;[main.$A468];&quot;&quot;)">
            <text:p/>
          </table:table-cell>
          <table:table-cell table:formula="of:=IF([main.$C468]=2;[main.$B468];&quot;&quot;)">
            <text:p/>
          </table:table-cell>
          <table:table-cell table:number-columns-repeated="2"/>
          <table:table-cell table:formula="of:=IF([main.$H468]=0;[main.$F468];&quot;&quot;)" office:value-type="float" office:value="0.148122" calcext:value-type="float">
            <text:p>0.148122</text:p>
          </table:table-cell>
          <table:table-cell table:formula="of:=IF([main.$H468]=0;[main.$G468];&quot;&quot;)" office:value-type="float" office:value="1.25536" calcext:value-type="float">
            <text:p>1.25536</text:p>
          </table:table-cell>
          <table:table-cell table:formula="of:=IF([main.$H468]=1;[main.$F468];&quot;&quot;)">
            <text:p/>
          </table:table-cell>
          <table:table-cell table:formula="of:=IF([main.$H468]=1;[main.$G468];&quot;&quot;)">
            <text:p/>
          </table:table-cell>
          <table:table-cell table:formula="of:=IF([main.$H468]=2;[main.$F468];&quot;&quot;)">
            <text:p/>
          </table:table-cell>
          <table:table-cell table:formula="of:=IF([main.$H468]=2;[main.$G468];&quot;&quot;)">
            <text:p/>
          </table:table-cell>
        </table:table-row>
        <table:table-row table:style-name="ro1">
          <table:table-cell table:formula="of:=IF([main.$C469]=0;[main.$A469];&quot;&quot;)" office:value-type="float" office:value="0.641993" calcext:value-type="float">
            <text:p>0.641993</text:p>
          </table:table-cell>
          <table:table-cell table:formula="of:=IF([main.$C469]=0;[main.$B469];&quot;&quot;)" office:value-type="float" office:value="0.201215" calcext:value-type="float">
            <text:p>0.201215</text:p>
          </table:table-cell>
          <table:table-cell table:formula="of:=IF([main.$C469]=1;[main.$A469];&quot;&quot;)">
            <text:p/>
          </table:table-cell>
          <table:table-cell table:formula="of:=IF([main.$C469]=1;[main.$B469];&quot;&quot;)">
            <text:p/>
          </table:table-cell>
          <table:table-cell table:formula="of:=IF([main.$C469]=2;[main.$A469];&quot;&quot;)">
            <text:p/>
          </table:table-cell>
          <table:table-cell table:formula="of:=IF([main.$C469]=2;[main.$B469];&quot;&quot;)">
            <text:p/>
          </table:table-cell>
          <table:table-cell table:number-columns-repeated="2"/>
          <table:table-cell table:formula="of:=IF([main.$H469]=0;[main.$F469];&quot;&quot;)" office:value-type="float" office:value="0.641993" calcext:value-type="float">
            <text:p>0.641993</text:p>
          </table:table-cell>
          <table:table-cell table:formula="of:=IF([main.$H469]=0;[main.$G469];&quot;&quot;)" office:value-type="float" office:value="0.201215" calcext:value-type="float">
            <text:p>0.201215</text:p>
          </table:table-cell>
          <table:table-cell table:formula="of:=IF([main.$H469]=1;[main.$F469];&quot;&quot;)">
            <text:p/>
          </table:table-cell>
          <table:table-cell table:formula="of:=IF([main.$H469]=1;[main.$G469];&quot;&quot;)">
            <text:p/>
          </table:table-cell>
          <table:table-cell table:formula="of:=IF([main.$H469]=2;[main.$F469];&quot;&quot;)">
            <text:p/>
          </table:table-cell>
          <table:table-cell table:formula="of:=IF([main.$H469]=2;[main.$G469];&quot;&quot;)">
            <text:p/>
          </table:table-cell>
        </table:table-row>
        <table:table-row table:style-name="ro1">
          <table:table-cell table:formula="of:=IF([main.$C470]=0;[main.$A470];&quot;&quot;)">
            <text:p/>
          </table:table-cell>
          <table:table-cell table:formula="of:=IF([main.$C470]=0;[main.$B470];&quot;&quot;)">
            <text:p/>
          </table:table-cell>
          <table:table-cell table:formula="of:=IF([main.$C470]=1;[main.$A470];&quot;&quot;)" office:value-type="float" office:value="0.249119" calcext:value-type="float">
            <text:p>0.249119</text:p>
          </table:table-cell>
          <table:table-cell table:formula="of:=IF([main.$C470]=1;[main.$B470];&quot;&quot;)" office:value-type="float" office:value="1.63367" calcext:value-type="float">
            <text:p>1.63367</text:p>
          </table:table-cell>
          <table:table-cell table:formula="of:=IF([main.$C470]=2;[main.$A470];&quot;&quot;)">
            <text:p/>
          </table:table-cell>
          <table:table-cell table:formula="of:=IF([main.$C470]=2;[main.$B470];&quot;&quot;)">
            <text:p/>
          </table:table-cell>
          <table:table-cell table:number-columns-repeated="2"/>
          <table:table-cell table:formula="of:=IF([main.$H470]=0;[main.$F470];&quot;&quot;)" office:value-type="float" office:value="0.249119" calcext:value-type="float">
            <text:p>0.249119</text:p>
          </table:table-cell>
          <table:table-cell table:formula="of:=IF([main.$H470]=0;[main.$G470];&quot;&quot;)" office:value-type="float" office:value="1.63367" calcext:value-type="float">
            <text:p>1.63367</text:p>
          </table:table-cell>
          <table:table-cell table:formula="of:=IF([main.$H470]=1;[main.$F470];&quot;&quot;)">
            <text:p/>
          </table:table-cell>
          <table:table-cell table:formula="of:=IF([main.$H470]=1;[main.$G470];&quot;&quot;)">
            <text:p/>
          </table:table-cell>
          <table:table-cell table:formula="of:=IF([main.$H470]=2;[main.$F470];&quot;&quot;)">
            <text:p/>
          </table:table-cell>
          <table:table-cell table:formula="of:=IF([main.$H470]=2;[main.$G470];&quot;&quot;)">
            <text:p/>
          </table:table-cell>
        </table:table-row>
        <table:table-row table:style-name="ro1">
          <table:table-cell table:formula="of:=IF([main.$C471]=0;[main.$A471];&quot;&quot;)">
            <text:p/>
          </table:table-cell>
          <table:table-cell table:formula="of:=IF([main.$C471]=0;[main.$B471];&quot;&quot;)">
            <text:p/>
          </table:table-cell>
          <table:table-cell table:formula="of:=IF([main.$C471]=1;[main.$A471];&quot;&quot;)">
            <text:p/>
          </table:table-cell>
          <table:table-cell table:formula="of:=IF([main.$C471]=1;[main.$B471];&quot;&quot;)">
            <text:p/>
          </table:table-cell>
          <table:table-cell table:formula="of:=IF([main.$C471]=2;[main.$A471];&quot;&quot;)" office:value-type="float" office:value="1.11384" calcext:value-type="float">
            <text:p>1.11384</text:p>
          </table:table-cell>
          <table:table-cell table:formula="of:=IF([main.$C471]=2;[main.$B471];&quot;&quot;)" office:value-type="float" office:value="-1.10416" calcext:value-type="float">
            <text:p>-1.10416</text:p>
          </table:table-cell>
          <table:table-cell table:number-columns-repeated="2"/>
          <table:table-cell table:formula="of:=IF([main.$H471]=0;[main.$F471];&quot;&quot;)" office:value-type="float" office:value="1.11384" calcext:value-type="float">
            <text:p>1.11384</text:p>
          </table:table-cell>
          <table:table-cell table:formula="of:=IF([main.$H471]=0;[main.$G471];&quot;&quot;)" office:value-type="float" office:value="-1.10416" calcext:value-type="float">
            <text:p>-1.10416</text:p>
          </table:table-cell>
          <table:table-cell table:formula="of:=IF([main.$H471]=1;[main.$F471];&quot;&quot;)">
            <text:p/>
          </table:table-cell>
          <table:table-cell table:formula="of:=IF([main.$H471]=1;[main.$G471];&quot;&quot;)">
            <text:p/>
          </table:table-cell>
          <table:table-cell table:formula="of:=IF([main.$H471]=2;[main.$F471];&quot;&quot;)">
            <text:p/>
          </table:table-cell>
          <table:table-cell table:formula="of:=IF([main.$H471]=2;[main.$G471];&quot;&quot;)">
            <text:p/>
          </table:table-cell>
        </table:table-row>
        <table:table-row table:style-name="ro1">
          <table:table-cell table:formula="of:=IF([main.$C472]=0;[main.$A472];&quot;&quot;)">
            <text:p/>
          </table:table-cell>
          <table:table-cell table:formula="of:=IF([main.$C472]=0;[main.$B472];&quot;&quot;)">
            <text:p/>
          </table:table-cell>
          <table:table-cell table:formula="of:=IF([main.$C472]=1;[main.$A472];&quot;&quot;)">
            <text:p/>
          </table:table-cell>
          <table:table-cell table:formula="of:=IF([main.$C472]=1;[main.$B472];&quot;&quot;)">
            <text:p/>
          </table:table-cell>
          <table:table-cell table:formula="of:=IF([main.$C472]=2;[main.$A472];&quot;&quot;)" office:value-type="float" office:value="2.7787" calcext:value-type="float">
            <text:p>2.7787</text:p>
          </table:table-cell>
          <table:table-cell table:formula="of:=IF([main.$C472]=2;[main.$B472];&quot;&quot;)" office:value-type="float" office:value="1.43088" calcext:value-type="float">
            <text:p>1.43088</text:p>
          </table:table-cell>
          <table:table-cell table:number-columns-repeated="2"/>
          <table:table-cell table:formula="of:=IF([main.$H472]=0;[main.$F472];&quot;&quot;)" office:value-type="float" office:value="2.7787" calcext:value-type="float">
            <text:p>2.7787</text:p>
          </table:table-cell>
          <table:table-cell table:formula="of:=IF([main.$H472]=0;[main.$G472];&quot;&quot;)" office:value-type="float" office:value="1.43088" calcext:value-type="float">
            <text:p>1.43088</text:p>
          </table:table-cell>
          <table:table-cell table:formula="of:=IF([main.$H472]=1;[main.$F472];&quot;&quot;)">
            <text:p/>
          </table:table-cell>
          <table:table-cell table:formula="of:=IF([main.$H472]=1;[main.$G472];&quot;&quot;)">
            <text:p/>
          </table:table-cell>
          <table:table-cell table:formula="of:=IF([main.$H472]=2;[main.$F472];&quot;&quot;)">
            <text:p/>
          </table:table-cell>
          <table:table-cell table:formula="of:=IF([main.$H472]=2;[main.$G472];&quot;&quot;)">
            <text:p/>
          </table:table-cell>
        </table:table-row>
        <table:table-row table:style-name="ro1">
          <table:table-cell table:formula="of:=IF([main.$C473]=0;[main.$A473];&quot;&quot;)">
            <text:p/>
          </table:table-cell>
          <table:table-cell table:formula="of:=IF([main.$C473]=0;[main.$B473];&quot;&quot;)">
            <text:p/>
          </table:table-cell>
          <table:table-cell table:formula="of:=IF([main.$C473]=1;[main.$A473];&quot;&quot;)">
            <text:p/>
          </table:table-cell>
          <table:table-cell table:formula="of:=IF([main.$C473]=1;[main.$B473];&quot;&quot;)">
            <text:p/>
          </table:table-cell>
          <table:table-cell table:formula="of:=IF([main.$C473]=2;[main.$A473];&quot;&quot;)" office:value-type="float" office:value="1.61475" calcext:value-type="float">
            <text:p>1.61475</text:p>
          </table:table-cell>
          <table:table-cell table:formula="of:=IF([main.$C473]=2;[main.$B473];&quot;&quot;)" office:value-type="float" office:value="-0.431122" calcext:value-type="float">
            <text:p>-0.431122</text:p>
          </table:table-cell>
          <table:table-cell table:number-columns-repeated="2"/>
          <table:table-cell table:formula="of:=IF([main.$H473]=0;[main.$F473];&quot;&quot;)" office:value-type="float" office:value="1.61475" calcext:value-type="float">
            <text:p>1.61475</text:p>
          </table:table-cell>
          <table:table-cell table:formula="of:=IF([main.$H473]=0;[main.$G473];&quot;&quot;)" office:value-type="float" office:value="-0.431122" calcext:value-type="float">
            <text:p>-0.431122</text:p>
          </table:table-cell>
          <table:table-cell table:formula="of:=IF([main.$H473]=1;[main.$F473];&quot;&quot;)">
            <text:p/>
          </table:table-cell>
          <table:table-cell table:formula="of:=IF([main.$H473]=1;[main.$G473];&quot;&quot;)">
            <text:p/>
          </table:table-cell>
          <table:table-cell table:formula="of:=IF([main.$H473]=2;[main.$F473];&quot;&quot;)">
            <text:p/>
          </table:table-cell>
          <table:table-cell table:formula="of:=IF([main.$H473]=2;[main.$G473];&quot;&quot;)">
            <text:p/>
          </table:table-cell>
        </table:table-row>
        <table:table-row table:style-name="ro1">
          <table:table-cell table:formula="of:=IF([main.$C474]=0;[main.$A474];&quot;&quot;)" office:value-type="float" office:value="-0.996284" calcext:value-type="float">
            <text:p>-0.996284</text:p>
          </table:table-cell>
          <table:table-cell table:formula="of:=IF([main.$C474]=0;[main.$B474];&quot;&quot;)" office:value-type="float" office:value="-1.09919" calcext:value-type="float">
            <text:p>-1.09919</text:p>
          </table:table-cell>
          <table:table-cell table:formula="of:=IF([main.$C474]=1;[main.$A474];&quot;&quot;)">
            <text:p/>
          </table:table-cell>
          <table:table-cell table:formula="of:=IF([main.$C474]=1;[main.$B474];&quot;&quot;)">
            <text:p/>
          </table:table-cell>
          <table:table-cell table:formula="of:=IF([main.$C474]=2;[main.$A474];&quot;&quot;)">
            <text:p/>
          </table:table-cell>
          <table:table-cell table:formula="of:=IF([main.$C474]=2;[main.$B474];&quot;&quot;)">
            <text:p/>
          </table:table-cell>
          <table:table-cell table:number-columns-repeated="2"/>
          <table:table-cell table:formula="of:=IF([main.$H474]=0;[main.$F474];&quot;&quot;)" office:value-type="float" office:value="-0.996284" calcext:value-type="float">
            <text:p>-0.996284</text:p>
          </table:table-cell>
          <table:table-cell table:formula="of:=IF([main.$H474]=0;[main.$G474];&quot;&quot;)" office:value-type="float" office:value="-1.09919" calcext:value-type="float">
            <text:p>-1.09919</text:p>
          </table:table-cell>
          <table:table-cell table:formula="of:=IF([main.$H474]=1;[main.$F474];&quot;&quot;)">
            <text:p/>
          </table:table-cell>
          <table:table-cell table:formula="of:=IF([main.$H474]=1;[main.$G474];&quot;&quot;)">
            <text:p/>
          </table:table-cell>
          <table:table-cell table:formula="of:=IF([main.$H474]=2;[main.$F474];&quot;&quot;)">
            <text:p/>
          </table:table-cell>
          <table:table-cell table:formula="of:=IF([main.$H474]=2;[main.$G474];&quot;&quot;)">
            <text:p/>
          </table:table-cell>
        </table:table-row>
        <table:table-row table:style-name="ro1">
          <table:table-cell table:formula="of:=IF([main.$C475]=0;[main.$A475];&quot;&quot;)" office:value-type="float" office:value="-0.30478" calcext:value-type="float">
            <text:p>-0.30478</text:p>
          </table:table-cell>
          <table:table-cell table:formula="of:=IF([main.$C475]=0;[main.$B475];&quot;&quot;)" office:value-type="float" office:value="-0.448274" calcext:value-type="float">
            <text:p>-0.448274</text:p>
          </table:table-cell>
          <table:table-cell table:formula="of:=IF([main.$C475]=1;[main.$A475];&quot;&quot;)">
            <text:p/>
          </table:table-cell>
          <table:table-cell table:formula="of:=IF([main.$C475]=1;[main.$B475];&quot;&quot;)">
            <text:p/>
          </table:table-cell>
          <table:table-cell table:formula="of:=IF([main.$C475]=2;[main.$A475];&quot;&quot;)">
            <text:p/>
          </table:table-cell>
          <table:table-cell table:formula="of:=IF([main.$C475]=2;[main.$B475];&quot;&quot;)">
            <text:p/>
          </table:table-cell>
          <table:table-cell table:number-columns-repeated="2"/>
          <table:table-cell table:formula="of:=IF([main.$H475]=0;[main.$F475];&quot;&quot;)" office:value-type="float" office:value="-0.30478" calcext:value-type="float">
            <text:p>-0.30478</text:p>
          </table:table-cell>
          <table:table-cell table:formula="of:=IF([main.$H475]=0;[main.$G475];&quot;&quot;)" office:value-type="float" office:value="-0.448274" calcext:value-type="float">
            <text:p>-0.448274</text:p>
          </table:table-cell>
          <table:table-cell table:formula="of:=IF([main.$H475]=1;[main.$F475];&quot;&quot;)">
            <text:p/>
          </table:table-cell>
          <table:table-cell table:formula="of:=IF([main.$H475]=1;[main.$G475];&quot;&quot;)">
            <text:p/>
          </table:table-cell>
          <table:table-cell table:formula="of:=IF([main.$H475]=2;[main.$F475];&quot;&quot;)">
            <text:p/>
          </table:table-cell>
          <table:table-cell table:formula="of:=IF([main.$H475]=2;[main.$G475];&quot;&quot;)">
            <text:p/>
          </table:table-cell>
        </table:table-row>
        <table:table-row table:style-name="ro1">
          <table:table-cell table:formula="of:=IF([main.$C476]=0;[main.$A476];&quot;&quot;)">
            <text:p/>
          </table:table-cell>
          <table:table-cell table:formula="of:=IF([main.$C476]=0;[main.$B476];&quot;&quot;)">
            <text:p/>
          </table:table-cell>
          <table:table-cell table:formula="of:=IF([main.$C476]=1;[main.$A476];&quot;&quot;)">
            <text:p/>
          </table:table-cell>
          <table:table-cell table:formula="of:=IF([main.$C476]=1;[main.$B476];&quot;&quot;)">
            <text:p/>
          </table:table-cell>
          <table:table-cell table:formula="of:=IF([main.$C476]=2;[main.$A476];&quot;&quot;)" office:value-type="float" office:value="3.93144" calcext:value-type="float">
            <text:p>3.93144</text:p>
          </table:table-cell>
          <table:table-cell table:formula="of:=IF([main.$C476]=2;[main.$B476];&quot;&quot;)" office:value-type="float" office:value="2.69364" calcext:value-type="float">
            <text:p>2.69364</text:p>
          </table:table-cell>
          <table:table-cell table:number-columns-repeated="2"/>
          <table:table-cell table:formula="of:=IF([main.$H476]=0;[main.$F476];&quot;&quot;)" office:value-type="float" office:value="3.93144" calcext:value-type="float">
            <text:p>3.93144</text:p>
          </table:table-cell>
          <table:table-cell table:formula="of:=IF([main.$H476]=0;[main.$G476];&quot;&quot;)" office:value-type="float" office:value="2.69364" calcext:value-type="float">
            <text:p>2.69364</text:p>
          </table:table-cell>
          <table:table-cell table:formula="of:=IF([main.$H476]=1;[main.$F476];&quot;&quot;)">
            <text:p/>
          </table:table-cell>
          <table:table-cell table:formula="of:=IF([main.$H476]=1;[main.$G476];&quot;&quot;)">
            <text:p/>
          </table:table-cell>
          <table:table-cell table:formula="of:=IF([main.$H476]=2;[main.$F476];&quot;&quot;)">
            <text:p/>
          </table:table-cell>
          <table:table-cell table:formula="of:=IF([main.$H476]=2;[main.$G476];&quot;&quot;)">
            <text:p/>
          </table:table-cell>
        </table:table-row>
        <table:table-row table:style-name="ro1">
          <table:table-cell table:formula="of:=IF([main.$C477]=0;[main.$A477];&quot;&quot;)">
            <text:p/>
          </table:table-cell>
          <table:table-cell table:formula="of:=IF([main.$C477]=0;[main.$B477];&quot;&quot;)">
            <text:p/>
          </table:table-cell>
          <table:table-cell table:formula="of:=IF([main.$C477]=1;[main.$A477];&quot;&quot;)" office:value-type="float" office:value="1.5116" calcext:value-type="float">
            <text:p>1.5116</text:p>
          </table:table-cell>
          <table:table-cell table:formula="of:=IF([main.$C477]=1;[main.$B477];&quot;&quot;)" office:value-type="float" office:value="2.80581" calcext:value-type="float">
            <text:p>2.80581</text:p>
          </table:table-cell>
          <table:table-cell table:formula="of:=IF([main.$C477]=2;[main.$A477];&quot;&quot;)">
            <text:p/>
          </table:table-cell>
          <table:table-cell table:formula="of:=IF([main.$C477]=2;[main.$B477];&quot;&quot;)">
            <text:p/>
          </table:table-cell>
          <table:table-cell table:number-columns-repeated="2"/>
          <table:table-cell table:formula="of:=IF([main.$H477]=0;[main.$F477];&quot;&quot;)" office:value-type="float" office:value="1.5116" calcext:value-type="float">
            <text:p>1.5116</text:p>
          </table:table-cell>
          <table:table-cell table:formula="of:=IF([main.$H477]=0;[main.$G477];&quot;&quot;)" office:value-type="float" office:value="2.80581" calcext:value-type="float">
            <text:p>2.80581</text:p>
          </table:table-cell>
          <table:table-cell table:formula="of:=IF([main.$H477]=1;[main.$F477];&quot;&quot;)">
            <text:p/>
          </table:table-cell>
          <table:table-cell table:formula="of:=IF([main.$H477]=1;[main.$G477];&quot;&quot;)">
            <text:p/>
          </table:table-cell>
          <table:table-cell table:formula="of:=IF([main.$H477]=2;[main.$F477];&quot;&quot;)">
            <text:p/>
          </table:table-cell>
          <table:table-cell table:formula="of:=IF([main.$H477]=2;[main.$G477];&quot;&quot;)">
            <text:p/>
          </table:table-cell>
        </table:table-row>
        <table:table-row table:style-name="ro1">
          <table:table-cell table:formula="of:=IF([main.$C478]=0;[main.$A478];&quot;&quot;)">
            <text:p/>
          </table:table-cell>
          <table:table-cell table:formula="of:=IF([main.$C478]=0;[main.$B478];&quot;&quot;)">
            <text:p/>
          </table:table-cell>
          <table:table-cell table:formula="of:=IF([main.$C478]=1;[main.$A478];&quot;&quot;)">
            <text:p/>
          </table:table-cell>
          <table:table-cell table:formula="of:=IF([main.$C478]=1;[main.$B478];&quot;&quot;)">
            <text:p/>
          </table:table-cell>
          <table:table-cell table:formula="of:=IF([main.$C478]=2;[main.$A478];&quot;&quot;)" office:value-type="float" office:value="0.310869" calcext:value-type="float">
            <text:p>0.310869</text:p>
          </table:table-cell>
          <table:table-cell table:formula="of:=IF([main.$C478]=2;[main.$B478];&quot;&quot;)" office:value-type="float" office:value="-1.29139" calcext:value-type="float">
            <text:p>-1.29139</text:p>
          </table:table-cell>
          <table:table-cell table:number-columns-repeated="2"/>
          <table:table-cell table:formula="of:=IF([main.$H478]=0;[main.$F478];&quot;&quot;)" office:value-type="float" office:value="0.310869" calcext:value-type="float">
            <text:p>0.310869</text:p>
          </table:table-cell>
          <table:table-cell table:formula="of:=IF([main.$H478]=0;[main.$G478];&quot;&quot;)" office:value-type="float" office:value="-1.29139" calcext:value-type="float">
            <text:p>-1.29139</text:p>
          </table:table-cell>
          <table:table-cell table:formula="of:=IF([main.$H478]=1;[main.$F478];&quot;&quot;)">
            <text:p/>
          </table:table-cell>
          <table:table-cell table:formula="of:=IF([main.$H478]=1;[main.$G478];&quot;&quot;)">
            <text:p/>
          </table:table-cell>
          <table:table-cell table:formula="of:=IF([main.$H478]=2;[main.$F478];&quot;&quot;)">
            <text:p/>
          </table:table-cell>
          <table:table-cell table:formula="of:=IF([main.$H478]=2;[main.$G478];&quot;&quot;)">
            <text:p/>
          </table:table-cell>
        </table:table-row>
        <table:table-row table:style-name="ro1">
          <table:table-cell table:formula="of:=IF([main.$C479]=0;[main.$A479];&quot;&quot;)">
            <text:p/>
          </table:table-cell>
          <table:table-cell table:formula="of:=IF([main.$C479]=0;[main.$B479];&quot;&quot;)">
            <text:p/>
          </table:table-cell>
          <table:table-cell table:formula="of:=IF([main.$C479]=1;[main.$A479];&quot;&quot;)" office:value-type="float" office:value="-0.338919" calcext:value-type="float">
            <text:p>-0.338919</text:p>
          </table:table-cell>
          <table:table-cell table:formula="of:=IF([main.$C479]=1;[main.$B479];&quot;&quot;)" office:value-type="float" office:value="1.44856" calcext:value-type="float">
            <text:p>1.44856</text:p>
          </table:table-cell>
          <table:table-cell table:formula="of:=IF([main.$C479]=2;[main.$A479];&quot;&quot;)">
            <text:p/>
          </table:table-cell>
          <table:table-cell table:formula="of:=IF([main.$C479]=2;[main.$B479];&quot;&quot;)">
            <text:p/>
          </table:table-cell>
          <table:table-cell table:number-columns-repeated="2"/>
          <table:table-cell table:formula="of:=IF([main.$H479]=0;[main.$F479];&quot;&quot;)" office:value-type="float" office:value="-0.338919" calcext:value-type="float">
            <text:p>-0.338919</text:p>
          </table:table-cell>
          <table:table-cell table:formula="of:=IF([main.$H479]=0;[main.$G479];&quot;&quot;)" office:value-type="float" office:value="1.44856" calcext:value-type="float">
            <text:p>1.44856</text:p>
          </table:table-cell>
          <table:table-cell table:formula="of:=IF([main.$H479]=1;[main.$F479];&quot;&quot;)">
            <text:p/>
          </table:table-cell>
          <table:table-cell table:formula="of:=IF([main.$H479]=1;[main.$G479];&quot;&quot;)">
            <text:p/>
          </table:table-cell>
          <table:table-cell table:formula="of:=IF([main.$H479]=2;[main.$F479];&quot;&quot;)">
            <text:p/>
          </table:table-cell>
          <table:table-cell table:formula="of:=IF([main.$H479]=2;[main.$G479];&quot;&quot;)">
            <text:p/>
          </table:table-cell>
        </table:table-row>
        <table:table-row table:style-name="ro1">
          <table:table-cell table:formula="of:=IF([main.$C480]=0;[main.$A480];&quot;&quot;)">
            <text:p/>
          </table:table-cell>
          <table:table-cell table:formula="of:=IF([main.$C480]=0;[main.$B480];&quot;&quot;)">
            <text:p/>
          </table:table-cell>
          <table:table-cell table:formula="of:=IF([main.$C480]=1;[main.$A480];&quot;&quot;)" office:value-type="float" office:value="0.137579" calcext:value-type="float">
            <text:p>0.137579</text:p>
          </table:table-cell>
          <table:table-cell table:formula="of:=IF([main.$C480]=1;[main.$B480];&quot;&quot;)" office:value-type="float" office:value="1.99545" calcext:value-type="float">
            <text:p>1.99545</text:p>
          </table:table-cell>
          <table:table-cell table:formula="of:=IF([main.$C480]=2;[main.$A480];&quot;&quot;)">
            <text:p/>
          </table:table-cell>
          <table:table-cell table:formula="of:=IF([main.$C480]=2;[main.$B480];&quot;&quot;)">
            <text:p/>
          </table:table-cell>
          <table:table-cell table:number-columns-repeated="2"/>
          <table:table-cell table:formula="of:=IF([main.$H480]=0;[main.$F480];&quot;&quot;)" office:value-type="float" office:value="0.137579" calcext:value-type="float">
            <text:p>0.137579</text:p>
          </table:table-cell>
          <table:table-cell table:formula="of:=IF([main.$H480]=0;[main.$G480];&quot;&quot;)" office:value-type="float" office:value="1.99545" calcext:value-type="float">
            <text:p>1.99545</text:p>
          </table:table-cell>
          <table:table-cell table:formula="of:=IF([main.$H480]=1;[main.$F480];&quot;&quot;)">
            <text:p/>
          </table:table-cell>
          <table:table-cell table:formula="of:=IF([main.$H480]=1;[main.$G480];&quot;&quot;)">
            <text:p/>
          </table:table-cell>
          <table:table-cell table:formula="of:=IF([main.$H480]=2;[main.$F480];&quot;&quot;)">
            <text:p/>
          </table:table-cell>
          <table:table-cell table:formula="of:=IF([main.$H480]=2;[main.$G480];&quot;&quot;)">
            <text:p/>
          </table:table-cell>
        </table:table-row>
        <table:table-row table:style-name="ro1">
          <table:table-cell table:formula="of:=IF([main.$C481]=0;[main.$A481];&quot;&quot;)" office:value-type="float" office:value="0.754153" calcext:value-type="float">
            <text:p>0.754153</text:p>
          </table:table-cell>
          <table:table-cell table:formula="of:=IF([main.$C481]=0;[main.$B481];&quot;&quot;)" office:value-type="float" office:value="0.737763" calcext:value-type="float">
            <text:p>0.737763</text:p>
          </table:table-cell>
          <table:table-cell table:formula="of:=IF([main.$C481]=1;[main.$A481];&quot;&quot;)">
            <text:p/>
          </table:table-cell>
          <table:table-cell table:formula="of:=IF([main.$C481]=1;[main.$B481];&quot;&quot;)">
            <text:p/>
          </table:table-cell>
          <table:table-cell table:formula="of:=IF([main.$C481]=2;[main.$A481];&quot;&quot;)">
            <text:p/>
          </table:table-cell>
          <table:table-cell table:formula="of:=IF([main.$C481]=2;[main.$B481];&quot;&quot;)">
            <text:p/>
          </table:table-cell>
          <table:table-cell table:number-columns-repeated="2"/>
          <table:table-cell table:formula="of:=IF([main.$H481]=0;[main.$F481];&quot;&quot;)" office:value-type="float" office:value="0.754153" calcext:value-type="float">
            <text:p>0.754153</text:p>
          </table:table-cell>
          <table:table-cell table:formula="of:=IF([main.$H481]=0;[main.$G481];&quot;&quot;)" office:value-type="float" office:value="0.737763" calcext:value-type="float">
            <text:p>0.737763</text:p>
          </table:table-cell>
          <table:table-cell table:formula="of:=IF([main.$H481]=1;[main.$F481];&quot;&quot;)">
            <text:p/>
          </table:table-cell>
          <table:table-cell table:formula="of:=IF([main.$H481]=1;[main.$G481];&quot;&quot;)">
            <text:p/>
          </table:table-cell>
          <table:table-cell table:formula="of:=IF([main.$H481]=2;[main.$F481];&quot;&quot;)">
            <text:p/>
          </table:table-cell>
          <table:table-cell table:formula="of:=IF([main.$H481]=2;[main.$G481];&quot;&quot;)">
            <text:p/>
          </table:table-cell>
        </table:table-row>
        <table:table-row table:style-name="ro1">
          <table:table-cell table:formula="of:=IF([main.$C482]=0;[main.$A482];&quot;&quot;)">
            <text:p/>
          </table:table-cell>
          <table:table-cell table:formula="of:=IF([main.$C482]=0;[main.$B482];&quot;&quot;)">
            <text:p/>
          </table:table-cell>
          <table:table-cell table:formula="of:=IF([main.$C482]=1;[main.$A482];&quot;&quot;)">
            <text:p/>
          </table:table-cell>
          <table:table-cell table:formula="of:=IF([main.$C482]=1;[main.$B482];&quot;&quot;)">
            <text:p/>
          </table:table-cell>
          <table:table-cell table:formula="of:=IF([main.$C482]=2;[main.$A482];&quot;&quot;)" office:value-type="float" office:value="2.81585" calcext:value-type="float">
            <text:p>2.81585</text:p>
          </table:table-cell>
          <table:table-cell table:formula="of:=IF([main.$C482]=2;[main.$B482];&quot;&quot;)" office:value-type="float" office:value="1.0834" calcext:value-type="float">
            <text:p>1.0834</text:p>
          </table:table-cell>
          <table:table-cell table:number-columns-repeated="2"/>
          <table:table-cell table:formula="of:=IF([main.$H482]=0;[main.$F482];&quot;&quot;)" office:value-type="float" office:value="2.81585" calcext:value-type="float">
            <text:p>2.81585</text:p>
          </table:table-cell>
          <table:table-cell table:formula="of:=IF([main.$H482]=0;[main.$G482];&quot;&quot;)" office:value-type="float" office:value="1.0834" calcext:value-type="float">
            <text:p>1.0834</text:p>
          </table:table-cell>
          <table:table-cell table:formula="of:=IF([main.$H482]=1;[main.$F482];&quot;&quot;)">
            <text:p/>
          </table:table-cell>
          <table:table-cell table:formula="of:=IF([main.$H482]=1;[main.$G482];&quot;&quot;)">
            <text:p/>
          </table:table-cell>
          <table:table-cell table:formula="of:=IF([main.$H482]=2;[main.$F482];&quot;&quot;)">
            <text:p/>
          </table:table-cell>
          <table:table-cell table:formula="of:=IF([main.$H482]=2;[main.$G482];&quot;&quot;)">
            <text:p/>
          </table:table-cell>
        </table:table-row>
        <table:table-row table:style-name="ro1">
          <table:table-cell table:formula="of:=IF([main.$C483]=0;[main.$A483];&quot;&quot;)">
            <text:p/>
          </table:table-cell>
          <table:table-cell table:formula="of:=IF([main.$C483]=0;[main.$B483];&quot;&quot;)">
            <text:p/>
          </table:table-cell>
          <table:table-cell table:formula="of:=IF([main.$C483]=1;[main.$A483];&quot;&quot;)" office:value-type="float" office:value="-1.18846" calcext:value-type="float">
            <text:p>-1.18846</text:p>
          </table:table-cell>
          <table:table-cell table:formula="of:=IF([main.$C483]=1;[main.$B483];&quot;&quot;)" office:value-type="float" office:value="0.87546" calcext:value-type="float">
            <text:p>0.87546</text:p>
          </table:table-cell>
          <table:table-cell table:formula="of:=IF([main.$C483]=2;[main.$A483];&quot;&quot;)">
            <text:p/>
          </table:table-cell>
          <table:table-cell table:formula="of:=IF([main.$C483]=2;[main.$B483];&quot;&quot;)">
            <text:p/>
          </table:table-cell>
          <table:table-cell table:number-columns-repeated="2"/>
          <table:table-cell table:formula="of:=IF([main.$H483]=0;[main.$F483];&quot;&quot;)" office:value-type="float" office:value="-1.18846" calcext:value-type="float">
            <text:p>-1.18846</text:p>
          </table:table-cell>
          <table:table-cell table:formula="of:=IF([main.$H483]=0;[main.$G483];&quot;&quot;)" office:value-type="float" office:value="0.87546" calcext:value-type="float">
            <text:p>0.87546</text:p>
          </table:table-cell>
          <table:table-cell table:formula="of:=IF([main.$H483]=1;[main.$F483];&quot;&quot;)">
            <text:p/>
          </table:table-cell>
          <table:table-cell table:formula="of:=IF([main.$H483]=1;[main.$G483];&quot;&quot;)">
            <text:p/>
          </table:table-cell>
          <table:table-cell table:formula="of:=IF([main.$H483]=2;[main.$F483];&quot;&quot;)">
            <text:p/>
          </table:table-cell>
          <table:table-cell table:formula="of:=IF([main.$H483]=2;[main.$G483];&quot;&quot;)">
            <text:p/>
          </table:table-cell>
        </table:table-row>
        <table:table-row table:style-name="ro1">
          <table:table-cell table:formula="of:=IF([main.$C484]=0;[main.$A484];&quot;&quot;)" office:value-type="float" office:value="0.515206" calcext:value-type="float">
            <text:p>0.515206</text:p>
          </table:table-cell>
          <table:table-cell table:formula="of:=IF([main.$C484]=0;[main.$B484];&quot;&quot;)" office:value-type="float" office:value="0.71386" calcext:value-type="float">
            <text:p>0.71386</text:p>
          </table:table-cell>
          <table:table-cell table:formula="of:=IF([main.$C484]=1;[main.$A484];&quot;&quot;)">
            <text:p/>
          </table:table-cell>
          <table:table-cell table:formula="of:=IF([main.$C484]=1;[main.$B484];&quot;&quot;)">
            <text:p/>
          </table:table-cell>
          <table:table-cell table:formula="of:=IF([main.$C484]=2;[main.$A484];&quot;&quot;)">
            <text:p/>
          </table:table-cell>
          <table:table-cell table:formula="of:=IF([main.$C484]=2;[main.$B484];&quot;&quot;)">
            <text:p/>
          </table:table-cell>
          <table:table-cell table:number-columns-repeated="2"/>
          <table:table-cell table:formula="of:=IF([main.$H484]=0;[main.$F484];&quot;&quot;)" office:value-type="float" office:value="0.515206" calcext:value-type="float">
            <text:p>0.515206</text:p>
          </table:table-cell>
          <table:table-cell table:formula="of:=IF([main.$H484]=0;[main.$G484];&quot;&quot;)" office:value-type="float" office:value="0.71386" calcext:value-type="float">
            <text:p>0.71386</text:p>
          </table:table-cell>
          <table:table-cell table:formula="of:=IF([main.$H484]=1;[main.$F484];&quot;&quot;)">
            <text:p/>
          </table:table-cell>
          <table:table-cell table:formula="of:=IF([main.$H484]=1;[main.$G484];&quot;&quot;)">
            <text:p/>
          </table:table-cell>
          <table:table-cell table:formula="of:=IF([main.$H484]=2;[main.$F484];&quot;&quot;)">
            <text:p/>
          </table:table-cell>
          <table:table-cell table:formula="of:=IF([main.$H484]=2;[main.$G484];&quot;&quot;)">
            <text:p/>
          </table:table-cell>
        </table:table-row>
        <table:table-row table:style-name="ro1">
          <table:table-cell table:formula="of:=IF([main.$C485]=0;[main.$A485];&quot;&quot;)">
            <text:p/>
          </table:table-cell>
          <table:table-cell table:formula="of:=IF([main.$C485]=0;[main.$B485];&quot;&quot;)">
            <text:p/>
          </table:table-cell>
          <table:table-cell table:formula="of:=IF([main.$C485]=1;[main.$A485];&quot;&quot;)" office:value-type="float" office:value="-1.48865" calcext:value-type="float">
            <text:p>-1.48865</text:p>
          </table:table-cell>
          <table:table-cell table:formula="of:=IF([main.$C485]=1;[main.$B485];&quot;&quot;)" office:value-type="float" office:value="-0.36115" calcext:value-type="float">
            <text:p>-0.36115</text:p>
          </table:table-cell>
          <table:table-cell table:formula="of:=IF([main.$C485]=2;[main.$A485];&quot;&quot;)">
            <text:p/>
          </table:table-cell>
          <table:table-cell table:formula="of:=IF([main.$C485]=2;[main.$B485];&quot;&quot;)">
            <text:p/>
          </table:table-cell>
          <table:table-cell table:number-columns-repeated="2"/>
          <table:table-cell table:formula="of:=IF([main.$H485]=0;[main.$F485];&quot;&quot;)" office:value-type="float" office:value="-1.48865" calcext:value-type="float">
            <text:p>-1.48865</text:p>
          </table:table-cell>
          <table:table-cell table:formula="of:=IF([main.$H485]=0;[main.$G485];&quot;&quot;)" office:value-type="float" office:value="-0.36115" calcext:value-type="float">
            <text:p>-0.36115</text:p>
          </table:table-cell>
          <table:table-cell table:formula="of:=IF([main.$H485]=1;[main.$F485];&quot;&quot;)">
            <text:p/>
          </table:table-cell>
          <table:table-cell table:formula="of:=IF([main.$H485]=1;[main.$G485];&quot;&quot;)">
            <text:p/>
          </table:table-cell>
          <table:table-cell table:formula="of:=IF([main.$H485]=2;[main.$F485];&quot;&quot;)">
            <text:p/>
          </table:table-cell>
          <table:table-cell table:formula="of:=IF([main.$H485]=2;[main.$G485];&quot;&quot;)">
            <text:p/>
          </table:table-cell>
        </table:table-row>
        <table:table-row table:style-name="ro1">
          <table:table-cell table:formula="of:=IF([main.$C486]=0;[main.$A486];&quot;&quot;)" office:value-type="float" office:value="2.90398" calcext:value-type="float">
            <text:p>2.90398</text:p>
          </table:table-cell>
          <table:table-cell table:formula="of:=IF([main.$C486]=0;[main.$B486];&quot;&quot;)" office:value-type="float" office:value="3.13528" calcext:value-type="float">
            <text:p>3.13528</text:p>
          </table:table-cell>
          <table:table-cell table:formula="of:=IF([main.$C486]=1;[main.$A486];&quot;&quot;)">
            <text:p/>
          </table:table-cell>
          <table:table-cell table:formula="of:=IF([main.$C486]=1;[main.$B486];&quot;&quot;)">
            <text:p/>
          </table:table-cell>
          <table:table-cell table:formula="of:=IF([main.$C486]=2;[main.$A486];&quot;&quot;)">
            <text:p/>
          </table:table-cell>
          <table:table-cell table:formula="of:=IF([main.$C486]=2;[main.$B486];&quot;&quot;)">
            <text:p/>
          </table:table-cell>
          <table:table-cell table:number-columns-repeated="2"/>
          <table:table-cell table:formula="of:=IF([main.$H486]=0;[main.$F486];&quot;&quot;)" office:value-type="float" office:value="2.90398" calcext:value-type="float">
            <text:p>2.90398</text:p>
          </table:table-cell>
          <table:table-cell table:formula="of:=IF([main.$H486]=0;[main.$G486];&quot;&quot;)" office:value-type="float" office:value="3.13528" calcext:value-type="float">
            <text:p>3.13528</text:p>
          </table:table-cell>
          <table:table-cell table:formula="of:=IF([main.$H486]=1;[main.$F486];&quot;&quot;)">
            <text:p/>
          </table:table-cell>
          <table:table-cell table:formula="of:=IF([main.$H486]=1;[main.$G486];&quot;&quot;)">
            <text:p/>
          </table:table-cell>
          <table:table-cell table:formula="of:=IF([main.$H486]=2;[main.$F486];&quot;&quot;)">
            <text:p/>
          </table:table-cell>
          <table:table-cell table:formula="of:=IF([main.$H486]=2;[main.$G486];&quot;&quot;)">
            <text:p/>
          </table:table-cell>
        </table:table-row>
        <table:table-row table:style-name="ro1">
          <table:table-cell table:formula="of:=IF([main.$C487]=0;[main.$A487];&quot;&quot;)" office:value-type="float" office:value="0.140155" calcext:value-type="float">
            <text:p>0.140155</text:p>
          </table:table-cell>
          <table:table-cell table:formula="of:=IF([main.$C487]=0;[main.$B487];&quot;&quot;)" office:value-type="float" office:value="-0.031826" calcext:value-type="float">
            <text:p>-0.031826</text:p>
          </table:table-cell>
          <table:table-cell table:formula="of:=IF([main.$C487]=1;[main.$A487];&quot;&quot;)">
            <text:p/>
          </table:table-cell>
          <table:table-cell table:formula="of:=IF([main.$C487]=1;[main.$B487];&quot;&quot;)">
            <text:p/>
          </table:table-cell>
          <table:table-cell table:formula="of:=IF([main.$C487]=2;[main.$A487];&quot;&quot;)">
            <text:p/>
          </table:table-cell>
          <table:table-cell table:formula="of:=IF([main.$C487]=2;[main.$B487];&quot;&quot;)">
            <text:p/>
          </table:table-cell>
          <table:table-cell table:number-columns-repeated="2"/>
          <table:table-cell table:formula="of:=IF([main.$H487]=0;[main.$F487];&quot;&quot;)" office:value-type="float" office:value="0.140155" calcext:value-type="float">
            <text:p>0.140155</text:p>
          </table:table-cell>
          <table:table-cell table:formula="of:=IF([main.$H487]=0;[main.$G487];&quot;&quot;)" office:value-type="float" office:value="-0.031826" calcext:value-type="float">
            <text:p>-0.031826</text:p>
          </table:table-cell>
          <table:table-cell table:formula="of:=IF([main.$H487]=1;[main.$F487];&quot;&quot;)">
            <text:p/>
          </table:table-cell>
          <table:table-cell table:formula="of:=IF([main.$H487]=1;[main.$G487];&quot;&quot;)">
            <text:p/>
          </table:table-cell>
          <table:table-cell table:formula="of:=IF([main.$H487]=2;[main.$F487];&quot;&quot;)">
            <text:p/>
          </table:table-cell>
          <table:table-cell table:formula="of:=IF([main.$H487]=2;[main.$G487];&quot;&quot;)">
            <text:p/>
          </table:table-cell>
        </table:table-row>
        <table:table-row table:style-name="ro1">
          <table:table-cell table:formula="of:=IF([main.$C488]=0;[main.$A488];&quot;&quot;)" office:value-type="float" office:value="0.984836" calcext:value-type="float">
            <text:p>0.984836</text:p>
          </table:table-cell>
          <table:table-cell table:formula="of:=IF([main.$C488]=0;[main.$B488];&quot;&quot;)" office:value-type="float" office:value="0.598422" calcext:value-type="float">
            <text:p>0.598422</text:p>
          </table:table-cell>
          <table:table-cell table:formula="of:=IF([main.$C488]=1;[main.$A488];&quot;&quot;)">
            <text:p/>
          </table:table-cell>
          <table:table-cell table:formula="of:=IF([main.$C488]=1;[main.$B488];&quot;&quot;)">
            <text:p/>
          </table:table-cell>
          <table:table-cell table:formula="of:=IF([main.$C488]=2;[main.$A488];&quot;&quot;)">
            <text:p/>
          </table:table-cell>
          <table:table-cell table:formula="of:=IF([main.$C488]=2;[main.$B488];&quot;&quot;)">
            <text:p/>
          </table:table-cell>
          <table:table-cell table:number-columns-repeated="2"/>
          <table:table-cell table:formula="of:=IF([main.$H488]=0;[main.$F488];&quot;&quot;)" office:value-type="float" office:value="0.984836" calcext:value-type="float">
            <text:p>0.984836</text:p>
          </table:table-cell>
          <table:table-cell table:formula="of:=IF([main.$H488]=0;[main.$G488];&quot;&quot;)" office:value-type="float" office:value="0.598422" calcext:value-type="float">
            <text:p>0.598422</text:p>
          </table:table-cell>
          <table:table-cell table:formula="of:=IF([main.$H488]=1;[main.$F488];&quot;&quot;)">
            <text:p/>
          </table:table-cell>
          <table:table-cell table:formula="of:=IF([main.$H488]=1;[main.$G488];&quot;&quot;)">
            <text:p/>
          </table:table-cell>
          <table:table-cell table:formula="of:=IF([main.$H488]=2;[main.$F488];&quot;&quot;)">
            <text:p/>
          </table:table-cell>
          <table:table-cell table:formula="of:=IF([main.$H488]=2;[main.$G488];&quot;&quot;)">
            <text:p/>
          </table:table-cell>
        </table:table-row>
        <table:table-row table:style-name="ro1">
          <table:table-cell table:formula="of:=IF([main.$C489]=0;[main.$A489];&quot;&quot;)">
            <text:p/>
          </table:table-cell>
          <table:table-cell table:formula="of:=IF([main.$C489]=0;[main.$B489];&quot;&quot;)">
            <text:p/>
          </table:table-cell>
          <table:table-cell table:formula="of:=IF([main.$C489]=1;[main.$A489];&quot;&quot;)">
            <text:p/>
          </table:table-cell>
          <table:table-cell table:formula="of:=IF([main.$C489]=1;[main.$B489];&quot;&quot;)">
            <text:p/>
          </table:table-cell>
          <table:table-cell table:formula="of:=IF([main.$C489]=2;[main.$A489];&quot;&quot;)" office:value-type="float" office:value="2.1402" calcext:value-type="float">
            <text:p>2.1402</text:p>
          </table:table-cell>
          <table:table-cell table:formula="of:=IF([main.$C489]=2;[main.$B489];&quot;&quot;)" office:value-type="float" office:value="0.258006" calcext:value-type="float">
            <text:p>0.258006</text:p>
          </table:table-cell>
          <table:table-cell table:number-columns-repeated="2"/>
          <table:table-cell table:formula="of:=IF([main.$H489]=0;[main.$F489];&quot;&quot;)" office:value-type="float" office:value="2.1402" calcext:value-type="float">
            <text:p>2.1402</text:p>
          </table:table-cell>
          <table:table-cell table:formula="of:=IF([main.$H489]=0;[main.$G489];&quot;&quot;)" office:value-type="float" office:value="0.258006" calcext:value-type="float">
            <text:p>0.258006</text:p>
          </table:table-cell>
          <table:table-cell table:formula="of:=IF([main.$H489]=1;[main.$F489];&quot;&quot;)">
            <text:p/>
          </table:table-cell>
          <table:table-cell table:formula="of:=IF([main.$H489]=1;[main.$G489];&quot;&quot;)">
            <text:p/>
          </table:table-cell>
          <table:table-cell table:formula="of:=IF([main.$H489]=2;[main.$F489];&quot;&quot;)">
            <text:p/>
          </table:table-cell>
          <table:table-cell table:formula="of:=IF([main.$H489]=2;[main.$G489];&quot;&quot;)">
            <text:p/>
          </table:table-cell>
        </table:table-row>
        <table:table-row table:style-name="ro1">
          <table:table-cell table:formula="of:=IF([main.$C490]=0;[main.$A490];&quot;&quot;)" office:value-type="float" office:value="-0.328118" calcext:value-type="float">
            <text:p>-0.328118</text:p>
          </table:table-cell>
          <table:table-cell table:formula="of:=IF([main.$C490]=0;[main.$B490];&quot;&quot;)" office:value-type="float" office:value="-0.321158" calcext:value-type="float">
            <text:p>-0.321158</text:p>
          </table:table-cell>
          <table:table-cell table:formula="of:=IF([main.$C490]=1;[main.$A490];&quot;&quot;)">
            <text:p/>
          </table:table-cell>
          <table:table-cell table:formula="of:=IF([main.$C490]=1;[main.$B490];&quot;&quot;)">
            <text:p/>
          </table:table-cell>
          <table:table-cell table:formula="of:=IF([main.$C490]=2;[main.$A490];&quot;&quot;)">
            <text:p/>
          </table:table-cell>
          <table:table-cell table:formula="of:=IF([main.$C490]=2;[main.$B490];&quot;&quot;)">
            <text:p/>
          </table:table-cell>
          <table:table-cell table:number-columns-repeated="2"/>
          <table:table-cell table:formula="of:=IF([main.$H490]=0;[main.$F490];&quot;&quot;)" office:value-type="float" office:value="-0.328118" calcext:value-type="float">
            <text:p>-0.328118</text:p>
          </table:table-cell>
          <table:table-cell table:formula="of:=IF([main.$H490]=0;[main.$G490];&quot;&quot;)" office:value-type="float" office:value="-0.321158" calcext:value-type="float">
            <text:p>-0.321158</text:p>
          </table:table-cell>
          <table:table-cell table:formula="of:=IF([main.$H490]=1;[main.$F490];&quot;&quot;)">
            <text:p/>
          </table:table-cell>
          <table:table-cell table:formula="of:=IF([main.$H490]=1;[main.$G490];&quot;&quot;)">
            <text:p/>
          </table:table-cell>
          <table:table-cell table:formula="of:=IF([main.$H490]=2;[main.$F490];&quot;&quot;)">
            <text:p/>
          </table:table-cell>
          <table:table-cell table:formula="of:=IF([main.$H490]=2;[main.$G490];&quot;&quot;)">
            <text:p/>
          </table:table-cell>
        </table:table-row>
        <table:table-row table:style-name="ro1">
          <table:table-cell table:formula="of:=IF([main.$C491]=0;[main.$A491];&quot;&quot;)">
            <text:p/>
          </table:table-cell>
          <table:table-cell table:formula="of:=IF([main.$C491]=0;[main.$B491];&quot;&quot;)">
            <text:p/>
          </table:table-cell>
          <table:table-cell table:formula="of:=IF([main.$C491]=1;[main.$A491];&quot;&quot;)">
            <text:p/>
          </table:table-cell>
          <table:table-cell table:formula="of:=IF([main.$C491]=1;[main.$B491];&quot;&quot;)">
            <text:p/>
          </table:table-cell>
          <table:table-cell table:formula="of:=IF([main.$C491]=2;[main.$A491];&quot;&quot;)" office:value-type="float" office:value="0.847984" calcext:value-type="float">
            <text:p>0.847984</text:p>
          </table:table-cell>
          <table:table-cell table:formula="of:=IF([main.$C491]=2;[main.$B491];&quot;&quot;)" office:value-type="float" office:value="-1.3439" calcext:value-type="float">
            <text:p>-1.3439</text:p>
          </table:table-cell>
          <table:table-cell table:number-columns-repeated="2"/>
          <table:table-cell table:formula="of:=IF([main.$H491]=0;[main.$F491];&quot;&quot;)" office:value-type="float" office:value="0.847984" calcext:value-type="float">
            <text:p>0.847984</text:p>
          </table:table-cell>
          <table:table-cell table:formula="of:=IF([main.$H491]=0;[main.$G491];&quot;&quot;)" office:value-type="float" office:value="-1.3439" calcext:value-type="float">
            <text:p>-1.3439</text:p>
          </table:table-cell>
          <table:table-cell table:formula="of:=IF([main.$H491]=1;[main.$F491];&quot;&quot;)">
            <text:p/>
          </table:table-cell>
          <table:table-cell table:formula="of:=IF([main.$H491]=1;[main.$G491];&quot;&quot;)">
            <text:p/>
          </table:table-cell>
          <table:table-cell table:formula="of:=IF([main.$H491]=2;[main.$F491];&quot;&quot;)">
            <text:p/>
          </table:table-cell>
          <table:table-cell table:formula="of:=IF([main.$H491]=2;[main.$G491];&quot;&quot;)">
            <text:p/>
          </table:table-cell>
        </table:table-row>
        <table:table-row table:style-name="ro1">
          <table:table-cell table:formula="of:=IF([main.$C492]=0;[main.$A492];&quot;&quot;)">
            <text:p/>
          </table:table-cell>
          <table:table-cell table:formula="of:=IF([main.$C492]=0;[main.$B492];&quot;&quot;)">
            <text:p/>
          </table:table-cell>
          <table:table-cell table:formula="of:=IF([main.$C492]=1;[main.$A492];&quot;&quot;)" office:value-type="float" office:value="-1.19996" calcext:value-type="float">
            <text:p>-1.19996</text:p>
          </table:table-cell>
          <table:table-cell table:formula="of:=IF([main.$C492]=1;[main.$B492];&quot;&quot;)" office:value-type="float" office:value="0.643579" calcext:value-type="float">
            <text:p>0.643579</text:p>
          </table:table-cell>
          <table:table-cell table:formula="of:=IF([main.$C492]=2;[main.$A492];&quot;&quot;)">
            <text:p/>
          </table:table-cell>
          <table:table-cell table:formula="of:=IF([main.$C492]=2;[main.$B492];&quot;&quot;)">
            <text:p/>
          </table:table-cell>
          <table:table-cell table:number-columns-repeated="2"/>
          <table:table-cell table:formula="of:=IF([main.$H492]=0;[main.$F492];&quot;&quot;)" office:value-type="float" office:value="-1.19996" calcext:value-type="float">
            <text:p>-1.19996</text:p>
          </table:table-cell>
          <table:table-cell table:formula="of:=IF([main.$H492]=0;[main.$G492];&quot;&quot;)" office:value-type="float" office:value="0.643579" calcext:value-type="float">
            <text:p>0.643579</text:p>
          </table:table-cell>
          <table:table-cell table:formula="of:=IF([main.$H492]=1;[main.$F492];&quot;&quot;)">
            <text:p/>
          </table:table-cell>
          <table:table-cell table:formula="of:=IF([main.$H492]=1;[main.$G492];&quot;&quot;)">
            <text:p/>
          </table:table-cell>
          <table:table-cell table:formula="of:=IF([main.$H492]=2;[main.$F492];&quot;&quot;)">
            <text:p/>
          </table:table-cell>
          <table:table-cell table:formula="of:=IF([main.$H492]=2;[main.$G492];&quot;&quot;)">
            <text:p/>
          </table:table-cell>
        </table:table-row>
        <table:table-row table:style-name="ro1">
          <table:table-cell table:formula="of:=IF([main.$C493]=0;[main.$A493];&quot;&quot;)">
            <text:p/>
          </table:table-cell>
          <table:table-cell table:formula="of:=IF([main.$C493]=0;[main.$B493];&quot;&quot;)">
            <text:p/>
          </table:table-cell>
          <table:table-cell table:formula="of:=IF([main.$C493]=1;[main.$A493];&quot;&quot;)">
            <text:p/>
          </table:table-cell>
          <table:table-cell table:formula="of:=IF([main.$C493]=1;[main.$B493];&quot;&quot;)">
            <text:p/>
          </table:table-cell>
          <table:table-cell table:formula="of:=IF([main.$C493]=2;[main.$A493];&quot;&quot;)" office:value-type="float" office:value="0.361146" calcext:value-type="float">
            <text:p>0.361146</text:p>
          </table:table-cell>
          <table:table-cell table:formula="of:=IF([main.$C493]=2;[main.$B493];&quot;&quot;)" office:value-type="float" office:value="-1.17811" calcext:value-type="float">
            <text:p>-1.17811</text:p>
          </table:table-cell>
          <table:table-cell table:number-columns-repeated="2"/>
          <table:table-cell table:formula="of:=IF([main.$H493]=0;[main.$F493];&quot;&quot;)" office:value-type="float" office:value="0.361146" calcext:value-type="float">
            <text:p>0.361146</text:p>
          </table:table-cell>
          <table:table-cell table:formula="of:=IF([main.$H493]=0;[main.$G493];&quot;&quot;)" office:value-type="float" office:value="-1.17811" calcext:value-type="float">
            <text:p>-1.17811</text:p>
          </table:table-cell>
          <table:table-cell table:formula="of:=IF([main.$H493]=1;[main.$F493];&quot;&quot;)">
            <text:p/>
          </table:table-cell>
          <table:table-cell table:formula="of:=IF([main.$H493]=1;[main.$G493];&quot;&quot;)">
            <text:p/>
          </table:table-cell>
          <table:table-cell table:formula="of:=IF([main.$H493]=2;[main.$F493];&quot;&quot;)">
            <text:p/>
          </table:table-cell>
          <table:table-cell table:formula="of:=IF([main.$H493]=2;[main.$G493];&quot;&quot;)">
            <text:p/>
          </table:table-cell>
        </table:table-row>
        <table:table-row table:style-name="ro1">
          <table:table-cell table:formula="of:=IF([main.$C494]=0;[main.$A494];&quot;&quot;)" office:value-type="float" office:value="1.85109" calcext:value-type="float">
            <text:p>1.85109</text:p>
          </table:table-cell>
          <table:table-cell table:formula="of:=IF([main.$C494]=0;[main.$B494];&quot;&quot;)" office:value-type="float" office:value="1.46227" calcext:value-type="float">
            <text:p>1.46227</text:p>
          </table:table-cell>
          <table:table-cell table:formula="of:=IF([main.$C494]=1;[main.$A494];&quot;&quot;)">
            <text:p/>
          </table:table-cell>
          <table:table-cell table:formula="of:=IF([main.$C494]=1;[main.$B494];&quot;&quot;)">
            <text:p/>
          </table:table-cell>
          <table:table-cell table:formula="of:=IF([main.$C494]=2;[main.$A494];&quot;&quot;)">
            <text:p/>
          </table:table-cell>
          <table:table-cell table:formula="of:=IF([main.$C494]=2;[main.$B494];&quot;&quot;)">
            <text:p/>
          </table:table-cell>
          <table:table-cell table:number-columns-repeated="2"/>
          <table:table-cell table:formula="of:=IF([main.$H494]=0;[main.$F494];&quot;&quot;)" office:value-type="float" office:value="1.85109" calcext:value-type="float">
            <text:p>1.85109</text:p>
          </table:table-cell>
          <table:table-cell table:formula="of:=IF([main.$H494]=0;[main.$G494];&quot;&quot;)" office:value-type="float" office:value="1.46227" calcext:value-type="float">
            <text:p>1.46227</text:p>
          </table:table-cell>
          <table:table-cell table:formula="of:=IF([main.$H494]=1;[main.$F494];&quot;&quot;)">
            <text:p/>
          </table:table-cell>
          <table:table-cell table:formula="of:=IF([main.$H494]=1;[main.$G494];&quot;&quot;)">
            <text:p/>
          </table:table-cell>
          <table:table-cell table:formula="of:=IF([main.$H494]=2;[main.$F494];&quot;&quot;)">
            <text:p/>
          </table:table-cell>
          <table:table-cell table:formula="of:=IF([main.$H494]=2;[main.$G494];&quot;&quot;)">
            <text:p/>
          </table:table-cell>
        </table:table-row>
        <table:table-row table:style-name="ro1">
          <table:table-cell table:formula="of:=IF([main.$C495]=0;[main.$A495];&quot;&quot;)" office:value-type="float" office:value="0.184555" calcext:value-type="float">
            <text:p>0.184555</text:p>
          </table:table-cell>
          <table:table-cell table:formula="of:=IF([main.$C495]=0;[main.$B495];&quot;&quot;)" office:value-type="float" office:value="0.622947" calcext:value-type="float">
            <text:p>0.622947</text:p>
          </table:table-cell>
          <table:table-cell table:formula="of:=IF([main.$C495]=1;[main.$A495];&quot;&quot;)">
            <text:p/>
          </table:table-cell>
          <table:table-cell table:formula="of:=IF([main.$C495]=1;[main.$B495];&quot;&quot;)">
            <text:p/>
          </table:table-cell>
          <table:table-cell table:formula="of:=IF([main.$C495]=2;[main.$A495];&quot;&quot;)">
            <text:p/>
          </table:table-cell>
          <table:table-cell table:formula="of:=IF([main.$C495]=2;[main.$B495];&quot;&quot;)">
            <text:p/>
          </table:table-cell>
          <table:table-cell table:number-columns-repeated="2"/>
          <table:table-cell table:formula="of:=IF([main.$H495]=0;[main.$F495];&quot;&quot;)" office:value-type="float" office:value="0.184555" calcext:value-type="float">
            <text:p>0.184555</text:p>
          </table:table-cell>
          <table:table-cell table:formula="of:=IF([main.$H495]=0;[main.$G495];&quot;&quot;)" office:value-type="float" office:value="0.622947" calcext:value-type="float">
            <text:p>0.622947</text:p>
          </table:table-cell>
          <table:table-cell table:formula="of:=IF([main.$H495]=1;[main.$F495];&quot;&quot;)">
            <text:p/>
          </table:table-cell>
          <table:table-cell table:formula="of:=IF([main.$H495]=1;[main.$G495];&quot;&quot;)">
            <text:p/>
          </table:table-cell>
          <table:table-cell table:formula="of:=IF([main.$H495]=2;[main.$F495];&quot;&quot;)">
            <text:p/>
          </table:table-cell>
          <table:table-cell table:formula="of:=IF([main.$H495]=2;[main.$G495];&quot;&quot;)">
            <text:p/>
          </table:table-cell>
        </table:table-row>
        <table:table-row table:style-name="ro1">
          <table:table-cell table:formula="of:=IF([main.$C496]=0;[main.$A496];&quot;&quot;)" office:value-type="float" office:value="0.896605" calcext:value-type="float">
            <text:p>0.896605</text:p>
          </table:table-cell>
          <table:table-cell table:formula="of:=IF([main.$C496]=0;[main.$B496];&quot;&quot;)" office:value-type="float" office:value="1.19624" calcext:value-type="float">
            <text:p>1.19624</text:p>
          </table:table-cell>
          <table:table-cell table:formula="of:=IF([main.$C496]=1;[main.$A496];&quot;&quot;)">
            <text:p/>
          </table:table-cell>
          <table:table-cell table:formula="of:=IF([main.$C496]=1;[main.$B496];&quot;&quot;)">
            <text:p/>
          </table:table-cell>
          <table:table-cell table:formula="of:=IF([main.$C496]=2;[main.$A496];&quot;&quot;)">
            <text:p/>
          </table:table-cell>
          <table:table-cell table:formula="of:=IF([main.$C496]=2;[main.$B496];&quot;&quot;)">
            <text:p/>
          </table:table-cell>
          <table:table-cell table:number-columns-repeated="2"/>
          <table:table-cell table:formula="of:=IF([main.$H496]=0;[main.$F496];&quot;&quot;)" office:value-type="float" office:value="0.896605" calcext:value-type="float">
            <text:p>0.896605</text:p>
          </table:table-cell>
          <table:table-cell table:formula="of:=IF([main.$H496]=0;[main.$G496];&quot;&quot;)" office:value-type="float" office:value="1.19624" calcext:value-type="float">
            <text:p>1.19624</text:p>
          </table:table-cell>
          <table:table-cell table:formula="of:=IF([main.$H496]=1;[main.$F496];&quot;&quot;)">
            <text:p/>
          </table:table-cell>
          <table:table-cell table:formula="of:=IF([main.$H496]=1;[main.$G496];&quot;&quot;)">
            <text:p/>
          </table:table-cell>
          <table:table-cell table:formula="of:=IF([main.$H496]=2;[main.$F496];&quot;&quot;)">
            <text:p/>
          </table:table-cell>
          <table:table-cell table:formula="of:=IF([main.$H496]=2;[main.$G496];&quot;&quot;)">
            <text:p/>
          </table:table-cell>
        </table:table-row>
        <table:table-row table:style-name="ro1">
          <table:table-cell table:formula="of:=IF([main.$C497]=0;[main.$A497];&quot;&quot;)" office:value-type="float" office:value="0.514606" calcext:value-type="float">
            <text:p>0.514606</text:p>
          </table:table-cell>
          <table:table-cell table:formula="of:=IF([main.$C497]=0;[main.$B497];&quot;&quot;)" office:value-type="float" office:value="0.628662" calcext:value-type="float">
            <text:p>0.628662</text:p>
          </table:table-cell>
          <table:table-cell table:formula="of:=IF([main.$C497]=1;[main.$A497];&quot;&quot;)">
            <text:p/>
          </table:table-cell>
          <table:table-cell table:formula="of:=IF([main.$C497]=1;[main.$B497];&quot;&quot;)">
            <text:p/>
          </table:table-cell>
          <table:table-cell table:formula="of:=IF([main.$C497]=2;[main.$A497];&quot;&quot;)">
            <text:p/>
          </table:table-cell>
          <table:table-cell table:formula="of:=IF([main.$C497]=2;[main.$B497];&quot;&quot;)">
            <text:p/>
          </table:table-cell>
          <table:table-cell table:number-columns-repeated="2"/>
          <table:table-cell table:formula="of:=IF([main.$H497]=0;[main.$F497];&quot;&quot;)" office:value-type="float" office:value="0.514606" calcext:value-type="float">
            <text:p>0.514606</text:p>
          </table:table-cell>
          <table:table-cell table:formula="of:=IF([main.$H497]=0;[main.$G497];&quot;&quot;)" office:value-type="float" office:value="0.628662" calcext:value-type="float">
            <text:p>0.628662</text:p>
          </table:table-cell>
          <table:table-cell table:formula="of:=IF([main.$H497]=1;[main.$F497];&quot;&quot;)">
            <text:p/>
          </table:table-cell>
          <table:table-cell table:formula="of:=IF([main.$H497]=1;[main.$G497];&quot;&quot;)">
            <text:p/>
          </table:table-cell>
          <table:table-cell table:formula="of:=IF([main.$H497]=2;[main.$F497];&quot;&quot;)">
            <text:p/>
          </table:table-cell>
          <table:table-cell table:formula="of:=IF([main.$H497]=2;[main.$G497];&quot;&quot;)">
            <text:p/>
          </table:table-cell>
        </table:table-row>
        <table:table-row table:style-name="ro1">
          <table:table-cell table:formula="of:=IF([main.$C498]=0;[main.$A498];&quot;&quot;)">
            <text:p/>
          </table:table-cell>
          <table:table-cell table:formula="of:=IF([main.$C498]=0;[main.$B498];&quot;&quot;)">
            <text:p/>
          </table:table-cell>
          <table:table-cell table:formula="of:=IF([main.$C498]=1;[main.$A498];&quot;&quot;)" office:value-type="float" office:value="-2.10433" calcext:value-type="float">
            <text:p>-2.10433</text:p>
          </table:table-cell>
          <table:table-cell table:formula="of:=IF([main.$C498]=1;[main.$B498];&quot;&quot;)" office:value-type="float" office:value="-0.282787" calcext:value-type="float">
            <text:p>-0.282787</text:p>
          </table:table-cell>
          <table:table-cell table:formula="of:=IF([main.$C498]=2;[main.$A498];&quot;&quot;)">
            <text:p/>
          </table:table-cell>
          <table:table-cell table:formula="of:=IF([main.$C498]=2;[main.$B498];&quot;&quot;)">
            <text:p/>
          </table:table-cell>
          <table:table-cell table:number-columns-repeated="2"/>
          <table:table-cell table:formula="of:=IF([main.$H498]=0;[main.$F498];&quot;&quot;)" office:value-type="float" office:value="-2.10433" calcext:value-type="float">
            <text:p>-2.10433</text:p>
          </table:table-cell>
          <table:table-cell table:formula="of:=IF([main.$H498]=0;[main.$G498];&quot;&quot;)" office:value-type="float" office:value="-0.282787" calcext:value-type="float">
            <text:p>-0.282787</text:p>
          </table:table-cell>
          <table:table-cell table:formula="of:=IF([main.$H498]=1;[main.$F498];&quot;&quot;)">
            <text:p/>
          </table:table-cell>
          <table:table-cell table:formula="of:=IF([main.$H498]=1;[main.$G498];&quot;&quot;)">
            <text:p/>
          </table:table-cell>
          <table:table-cell table:formula="of:=IF([main.$H498]=2;[main.$F498];&quot;&quot;)">
            <text:p/>
          </table:table-cell>
          <table:table-cell table:formula="of:=IF([main.$H498]=2;[main.$G498];&quot;&quot;)">
            <text:p/>
          </table:table-cell>
        </table:table-row>
        <table:table-row table:style-name="ro1">
          <table:table-cell table:formula="of:=IF([main.$C499]=0;[main.$A499];&quot;&quot;)">
            <text:p/>
          </table:table-cell>
          <table:table-cell table:formula="of:=IF([main.$C499]=0;[main.$B499];&quot;&quot;)">
            <text:p/>
          </table:table-cell>
          <table:table-cell table:formula="of:=IF([main.$C499]=1;[main.$A499];&quot;&quot;)">
            <text:p/>
          </table:table-cell>
          <table:table-cell table:formula="of:=IF([main.$C499]=1;[main.$B499];&quot;&quot;)">
            <text:p/>
          </table:table-cell>
          <table:table-cell table:formula="of:=IF([main.$C499]=2;[main.$A499];&quot;&quot;)" office:value-type="float" office:value="1.5034" calcext:value-type="float">
            <text:p>1.5034</text:p>
          </table:table-cell>
          <table:table-cell table:formula="of:=IF([main.$C499]=2;[main.$B499];&quot;&quot;)" office:value-type="float" office:value="-0.143207" calcext:value-type="float">
            <text:p>-0.143207</text:p>
          </table:table-cell>
          <table:table-cell table:number-columns-repeated="2"/>
          <table:table-cell table:formula="of:=IF([main.$H499]=0;[main.$F499];&quot;&quot;)" office:value-type="float" office:value="1.5034" calcext:value-type="float">
            <text:p>1.5034</text:p>
          </table:table-cell>
          <table:table-cell table:formula="of:=IF([main.$H499]=0;[main.$G499];&quot;&quot;)" office:value-type="float" office:value="-0.143207" calcext:value-type="float">
            <text:p>-0.143207</text:p>
          </table:table-cell>
          <table:table-cell table:formula="of:=IF([main.$H499]=1;[main.$F499];&quot;&quot;)">
            <text:p/>
          </table:table-cell>
          <table:table-cell table:formula="of:=IF([main.$H499]=1;[main.$G499];&quot;&quot;)">
            <text:p/>
          </table:table-cell>
          <table:table-cell table:formula="of:=IF([main.$H499]=2;[main.$F499];&quot;&quot;)">
            <text:p/>
          </table:table-cell>
          <table:table-cell table:formula="of:=IF([main.$H499]=2;[main.$G499];&quot;&quot;)">
            <text:p/>
          </table:table-cell>
        </table:table-row>
        <table:table-row table:style-name="ro1">
          <table:table-cell table:formula="of:=IF([main.$C500]=0;[main.$A500];&quot;&quot;)">
            <text:p/>
          </table:table-cell>
          <table:table-cell table:formula="of:=IF([main.$C500]=0;[main.$B500];&quot;&quot;)">
            <text:p/>
          </table:table-cell>
          <table:table-cell table:formula="of:=IF([main.$C500]=1;[main.$A500];&quot;&quot;)">
            <text:p/>
          </table:table-cell>
          <table:table-cell table:formula="of:=IF([main.$C500]=1;[main.$B500];&quot;&quot;)">
            <text:p/>
          </table:table-cell>
          <table:table-cell table:formula="of:=IF([main.$C500]=2;[main.$A500];&quot;&quot;)" office:value-type="float" office:value="2.4427" calcext:value-type="float">
            <text:p>2.4427</text:p>
          </table:table-cell>
          <table:table-cell table:formula="of:=IF([main.$C500]=2;[main.$B500];&quot;&quot;)" office:value-type="float" office:value="0.848764" calcext:value-type="float">
            <text:p>0.848764</text:p>
          </table:table-cell>
          <table:table-cell table:number-columns-repeated="2"/>
          <table:table-cell table:formula="of:=IF([main.$H500]=0;[main.$F500];&quot;&quot;)" office:value-type="float" office:value="2.4427" calcext:value-type="float">
            <text:p>2.4427</text:p>
          </table:table-cell>
          <table:table-cell table:formula="of:=IF([main.$H500]=0;[main.$G500];&quot;&quot;)" office:value-type="float" office:value="0.848764" calcext:value-type="float">
            <text:p>0.848764</text:p>
          </table:table-cell>
          <table:table-cell table:formula="of:=IF([main.$H500]=1;[main.$F500];&quot;&quot;)">
            <text:p/>
          </table:table-cell>
          <table:table-cell table:formula="of:=IF([main.$H500]=1;[main.$G500];&quot;&quot;)">
            <text:p/>
          </table:table-cell>
          <table:table-cell table:formula="of:=IF([main.$H500]=2;[main.$F500];&quot;&quot;)">
            <text:p/>
          </table:table-cell>
          <table:table-cell table:formula="of:=IF([main.$H500]=2;[main.$G500];&quot;&quot;)">
            <text:p/>
          </table:table-cell>
        </table:table-row>
        <table:table-row table:style-name="ro1">
          <table:table-cell table:formula="of:=IF([main.$C501]=0;[main.$A501];&quot;&quot;)" office:value-type="float" office:value="2.24396" calcext:value-type="float">
            <text:p>2.24396</text:p>
          </table:table-cell>
          <table:table-cell table:formula="of:=IF([main.$C501]=0;[main.$B501];&quot;&quot;)" office:value-type="float" office:value="2.19297" calcext:value-type="float">
            <text:p>2.19297</text:p>
          </table:table-cell>
          <table:table-cell table:formula="of:=IF([main.$C501]=1;[main.$A501];&quot;&quot;)">
            <text:p/>
          </table:table-cell>
          <table:table-cell table:formula="of:=IF([main.$C501]=1;[main.$B501];&quot;&quot;)">
            <text:p/>
          </table:table-cell>
          <table:table-cell table:formula="of:=IF([main.$C501]=2;[main.$A501];&quot;&quot;)">
            <text:p/>
          </table:table-cell>
          <table:table-cell table:formula="of:=IF([main.$C501]=2;[main.$B501];&quot;&quot;)">
            <text:p/>
          </table:table-cell>
          <table:table-cell table:number-columns-repeated="2"/>
          <table:table-cell table:formula="of:=IF([main.$H501]=0;[main.$F501];&quot;&quot;)" office:value-type="float" office:value="2.24396" calcext:value-type="float">
            <text:p>2.24396</text:p>
          </table:table-cell>
          <table:table-cell table:formula="of:=IF([main.$H501]=0;[main.$G501];&quot;&quot;)" office:value-type="float" office:value="2.19297" calcext:value-type="float">
            <text:p>2.19297</text:p>
          </table:table-cell>
          <table:table-cell table:formula="of:=IF([main.$H501]=1;[main.$F501];&quot;&quot;)">
            <text:p/>
          </table:table-cell>
          <table:table-cell table:formula="of:=IF([main.$H501]=1;[main.$G501];&quot;&quot;)">
            <text:p/>
          </table:table-cell>
          <table:table-cell table:formula="of:=IF([main.$H501]=2;[main.$F501];&quot;&quot;)">
            <text:p/>
          </table:table-cell>
          <table:table-cell table:formula="of:=IF([main.$H501]=2;[main.$G501];&quot;&quot;)">
            <text:p/>
          </table:table-cell>
        </table:table-row>
        <table:table-row table:style-name="ro1">
          <table:table-cell table:formula="of:=IF([main.$C502]=0;[main.$A502];&quot;&quot;)" office:value-type="float" office:value="0.160228" calcext:value-type="float">
            <text:p>0.160228</text:p>
          </table:table-cell>
          <table:table-cell table:formula="of:=IF([main.$C502]=0;[main.$B502];&quot;&quot;)" office:value-type="float" office:value="0.74342" calcext:value-type="float">
            <text:p>0.74342</text:p>
          </table:table-cell>
          <table:table-cell table:formula="of:=IF([main.$C502]=1;[main.$A502];&quot;&quot;)">
            <text:p/>
          </table:table-cell>
          <table:table-cell table:formula="of:=IF([main.$C502]=1;[main.$B502];&quot;&quot;)">
            <text:p/>
          </table:table-cell>
          <table:table-cell table:formula="of:=IF([main.$C502]=2;[main.$A502];&quot;&quot;)">
            <text:p/>
          </table:table-cell>
          <table:table-cell table:formula="of:=IF([main.$C502]=2;[main.$B502];&quot;&quot;)">
            <text:p/>
          </table:table-cell>
          <table:table-cell table:number-columns-repeated="2"/>
          <table:table-cell table:formula="of:=IF([main.$H502]=0;[main.$F502];&quot;&quot;)" office:value-type="float" office:value="0.160228" calcext:value-type="float">
            <text:p>0.160228</text:p>
          </table:table-cell>
          <table:table-cell table:formula="of:=IF([main.$H502]=0;[main.$G502];&quot;&quot;)" office:value-type="float" office:value="0.74342" calcext:value-type="float">
            <text:p>0.74342</text:p>
          </table:table-cell>
          <table:table-cell table:formula="of:=IF([main.$H502]=1;[main.$F502];&quot;&quot;)">
            <text:p/>
          </table:table-cell>
          <table:table-cell table:formula="of:=IF([main.$H502]=1;[main.$G502];&quot;&quot;)">
            <text:p/>
          </table:table-cell>
          <table:table-cell table:formula="of:=IF([main.$H502]=2;[main.$F502];&quot;&quot;)">
            <text:p/>
          </table:table-cell>
          <table:table-cell table:formula="of:=IF([main.$H502]=2;[main.$G502];&quot;&quot;)">
            <text:p/>
          </table:table-cell>
        </table:table-row>
        <table:table-row table:style-name="ro1">
          <table:table-cell table:formula="of:=IF([main.$C503]=0;[main.$A503];&quot;&quot;)" office:value-type="float" office:value="0.46214" calcext:value-type="float">
            <text:p>0.46214</text:p>
          </table:table-cell>
          <table:table-cell table:formula="of:=IF([main.$C503]=0;[main.$B503];&quot;&quot;)" office:value-type="float" office:value="0.292982" calcext:value-type="float">
            <text:p>0.292982</text:p>
          </table:table-cell>
          <table:table-cell table:formula="of:=IF([main.$C503]=1;[main.$A503];&quot;&quot;)">
            <text:p/>
          </table:table-cell>
          <table:table-cell table:formula="of:=IF([main.$C503]=1;[main.$B503];&quot;&quot;)">
            <text:p/>
          </table:table-cell>
          <table:table-cell table:formula="of:=IF([main.$C503]=2;[main.$A503];&quot;&quot;)">
            <text:p/>
          </table:table-cell>
          <table:table-cell table:formula="of:=IF([main.$C503]=2;[main.$B503];&quot;&quot;)">
            <text:p/>
          </table:table-cell>
          <table:table-cell table:number-columns-repeated="2"/>
          <table:table-cell table:formula="of:=IF([main.$H503]=0;[main.$F503];&quot;&quot;)" office:value-type="float" office:value="0.46214" calcext:value-type="float">
            <text:p>0.46214</text:p>
          </table:table-cell>
          <table:table-cell table:formula="of:=IF([main.$H503]=0;[main.$G503];&quot;&quot;)" office:value-type="float" office:value="0.292982" calcext:value-type="float">
            <text:p>0.292982</text:p>
          </table:table-cell>
          <table:table-cell table:formula="of:=IF([main.$H503]=1;[main.$F503];&quot;&quot;)">
            <text:p/>
          </table:table-cell>
          <table:table-cell table:formula="of:=IF([main.$H503]=1;[main.$G503];&quot;&quot;)">
            <text:p/>
          </table:table-cell>
          <table:table-cell table:formula="of:=IF([main.$H503]=2;[main.$F503];&quot;&quot;)">
            <text:p/>
          </table:table-cell>
          <table:table-cell table:formula="of:=IF([main.$H503]=2;[main.$G503];&quot;&quot;)">
            <text:p/>
          </table:table-cell>
        </table:table-row>
        <table:table-row table:style-name="ro1">
          <table:table-cell table:formula="of:=IF([main.$C504]=0;[main.$A504];&quot;&quot;)">
            <text:p/>
          </table:table-cell>
          <table:table-cell table:formula="of:=IF([main.$C504]=0;[main.$B504];&quot;&quot;)">
            <text:p/>
          </table:table-cell>
          <table:table-cell table:formula="of:=IF([main.$C504]=1;[main.$A504];&quot;&quot;)">
            <text:p/>
          </table:table-cell>
          <table:table-cell table:formula="of:=IF([main.$C504]=1;[main.$B504];&quot;&quot;)">
            <text:p/>
          </table:table-cell>
          <table:table-cell table:formula="of:=IF([main.$C504]=2;[main.$A504];&quot;&quot;)" office:value-type="float" office:value="0.483489" calcext:value-type="float">
            <text:p>0.483489</text:p>
          </table:table-cell>
          <table:table-cell table:formula="of:=IF([main.$C504]=2;[main.$B504];&quot;&quot;)" office:value-type="float" office:value="-1.01467" calcext:value-type="float">
            <text:p>-1.01467</text:p>
          </table:table-cell>
          <table:table-cell table:number-columns-repeated="2"/>
          <table:table-cell table:formula="of:=IF([main.$H504]=0;[main.$F504];&quot;&quot;)" office:value-type="float" office:value="0.483489" calcext:value-type="float">
            <text:p>0.483489</text:p>
          </table:table-cell>
          <table:table-cell table:formula="of:=IF([main.$H504]=0;[main.$G504];&quot;&quot;)" office:value-type="float" office:value="-1.01467" calcext:value-type="float">
            <text:p>-1.01467</text:p>
          </table:table-cell>
          <table:table-cell table:formula="of:=IF([main.$H504]=1;[main.$F504];&quot;&quot;)">
            <text:p/>
          </table:table-cell>
          <table:table-cell table:formula="of:=IF([main.$H504]=1;[main.$G504];&quot;&quot;)">
            <text:p/>
          </table:table-cell>
          <table:table-cell table:formula="of:=IF([main.$H504]=2;[main.$F504];&quot;&quot;)">
            <text:p/>
          </table:table-cell>
          <table:table-cell table:formula="of:=IF([main.$H504]=2;[main.$G504];&quot;&quot;)">
            <text:p/>
          </table:table-cell>
        </table:table-row>
        <table:table-row table:style-name="ro1">
          <table:table-cell table:formula="of:=IF([main.$C505]=0;[main.$A505];&quot;&quot;)">
            <text:p/>
          </table:table-cell>
          <table:table-cell table:formula="of:=IF([main.$C505]=0;[main.$B505];&quot;&quot;)">
            <text:p/>
          </table:table-cell>
          <table:table-cell table:formula="of:=IF([main.$C505]=1;[main.$A505];&quot;&quot;)">
            <text:p/>
          </table:table-cell>
          <table:table-cell table:formula="of:=IF([main.$C505]=1;[main.$B505];&quot;&quot;)">
            <text:p/>
          </table:table-cell>
          <table:table-cell table:formula="of:=IF([main.$C505]=2;[main.$A505];&quot;&quot;)" office:value-type="float" office:value="2.48775" calcext:value-type="float">
            <text:p>2.48775</text:p>
          </table:table-cell>
          <table:table-cell table:formula="of:=IF([main.$C505]=2;[main.$B505];&quot;&quot;)" office:value-type="float" office:value="1.54214" calcext:value-type="float">
            <text:p>1.54214</text:p>
          </table:table-cell>
          <table:table-cell table:number-columns-repeated="2"/>
          <table:table-cell table:formula="of:=IF([main.$H505]=0;[main.$F505];&quot;&quot;)" office:value-type="float" office:value="2.48775" calcext:value-type="float">
            <text:p>2.48775</text:p>
          </table:table-cell>
          <table:table-cell table:formula="of:=IF([main.$H505]=0;[main.$G505];&quot;&quot;)" office:value-type="float" office:value="1.54214" calcext:value-type="float">
            <text:p>1.54214</text:p>
          </table:table-cell>
          <table:table-cell table:formula="of:=IF([main.$H505]=1;[main.$F505];&quot;&quot;)">
            <text:p/>
          </table:table-cell>
          <table:table-cell table:formula="of:=IF([main.$H505]=1;[main.$G505];&quot;&quot;)">
            <text:p/>
          </table:table-cell>
          <table:table-cell table:formula="of:=IF([main.$H505]=2;[main.$F505];&quot;&quot;)">
            <text:p/>
          </table:table-cell>
          <table:table-cell table:formula="of:=IF([main.$H505]=2;[main.$G505];&quot;&quot;)">
            <text:p/>
          </table:table-cell>
        </table:table-row>
        <table:table-row table:style-name="ro1">
          <table:table-cell table:formula="of:=IF([main.$C506]=0;[main.$A506];&quot;&quot;)">
            <text:p/>
          </table:table-cell>
          <table:table-cell table:formula="of:=IF([main.$C506]=0;[main.$B506];&quot;&quot;)">
            <text:p/>
          </table:table-cell>
          <table:table-cell table:formula="of:=IF([main.$C506]=1;[main.$A506];&quot;&quot;)" office:value-type="float" office:value="2.04795" calcext:value-type="float">
            <text:p>2.04795</text:p>
          </table:table-cell>
          <table:table-cell table:formula="of:=IF([main.$C506]=1;[main.$B506];&quot;&quot;)" office:value-type="float" office:value="3.06618" calcext:value-type="float">
            <text:p>3.06618</text:p>
          </table:table-cell>
          <table:table-cell table:formula="of:=IF([main.$C506]=2;[main.$A506];&quot;&quot;)">
            <text:p/>
          </table:table-cell>
          <table:table-cell table:formula="of:=IF([main.$C506]=2;[main.$B506];&quot;&quot;)">
            <text:p/>
          </table:table-cell>
          <table:table-cell table:number-columns-repeated="2"/>
          <table:table-cell table:formula="of:=IF([main.$H506]=0;[main.$F506];&quot;&quot;)" office:value-type="float" office:value="2.04795" calcext:value-type="float">
            <text:p>2.04795</text:p>
          </table:table-cell>
          <table:table-cell table:formula="of:=IF([main.$H506]=0;[main.$G506];&quot;&quot;)" office:value-type="float" office:value="3.06618" calcext:value-type="float">
            <text:p>3.06618</text:p>
          </table:table-cell>
          <table:table-cell table:formula="of:=IF([main.$H506]=1;[main.$F506];&quot;&quot;)">
            <text:p/>
          </table:table-cell>
          <table:table-cell table:formula="of:=IF([main.$H506]=1;[main.$G506];&quot;&quot;)">
            <text:p/>
          </table:table-cell>
          <table:table-cell table:formula="of:=IF([main.$H506]=2;[main.$F506];&quot;&quot;)">
            <text:p/>
          </table:table-cell>
          <table:table-cell table:formula="of:=IF([main.$H506]=2;[main.$G506];&quot;&quot;)">
            <text:p/>
          </table:table-cell>
        </table:table-row>
        <table:table-row table:style-name="ro1">
          <table:table-cell table:formula="of:=IF([main.$C507]=0;[main.$A507];&quot;&quot;)">
            <text:p/>
          </table:table-cell>
          <table:table-cell table:formula="of:=IF([main.$C507]=0;[main.$B507];&quot;&quot;)">
            <text:p/>
          </table:table-cell>
          <table:table-cell table:formula="of:=IF([main.$C507]=1;[main.$A507];&quot;&quot;)" office:value-type="float" office:value="-0.463198" calcext:value-type="float">
            <text:p>-0.463198</text:p>
          </table:table-cell>
          <table:table-cell table:formula="of:=IF([main.$C507]=1;[main.$B507];&quot;&quot;)" office:value-type="float" office:value="1.24192" calcext:value-type="float">
            <text:p>1.24192</text:p>
          </table:table-cell>
          <table:table-cell table:formula="of:=IF([main.$C507]=2;[main.$A507];&quot;&quot;)">
            <text:p/>
          </table:table-cell>
          <table:table-cell table:formula="of:=IF([main.$C507]=2;[main.$B507];&quot;&quot;)">
            <text:p/>
          </table:table-cell>
          <table:table-cell table:number-columns-repeated="2"/>
          <table:table-cell table:formula="of:=IF([main.$H507]=0;[main.$F507];&quot;&quot;)" office:value-type="float" office:value="-0.463198" calcext:value-type="float">
            <text:p>-0.463198</text:p>
          </table:table-cell>
          <table:table-cell table:formula="of:=IF([main.$H507]=0;[main.$G507];&quot;&quot;)" office:value-type="float" office:value="1.24192" calcext:value-type="float">
            <text:p>1.24192</text:p>
          </table:table-cell>
          <table:table-cell table:formula="of:=IF([main.$H507]=1;[main.$F507];&quot;&quot;)">
            <text:p/>
          </table:table-cell>
          <table:table-cell table:formula="of:=IF([main.$H507]=1;[main.$G507];&quot;&quot;)">
            <text:p/>
          </table:table-cell>
          <table:table-cell table:formula="of:=IF([main.$H507]=2;[main.$F507];&quot;&quot;)">
            <text:p/>
          </table:table-cell>
          <table:table-cell table:formula="of:=IF([main.$H507]=2;[main.$G507];&quot;&quot;)">
            <text:p/>
          </table:table-cell>
        </table:table-row>
        <table:table-row table:style-name="ro1">
          <table:table-cell table:formula="of:=IF([main.$C508]=0;[main.$A508];&quot;&quot;)" office:value-type="float" office:value="1.7934" calcext:value-type="float">
            <text:p>1.7934</text:p>
          </table:table-cell>
          <table:table-cell table:formula="of:=IF([main.$C508]=0;[main.$B508];&quot;&quot;)" office:value-type="float" office:value="1.991" calcext:value-type="float">
            <text:p>1.991</text:p>
          </table:table-cell>
          <table:table-cell table:formula="of:=IF([main.$C508]=1;[main.$A508];&quot;&quot;)">
            <text:p/>
          </table:table-cell>
          <table:table-cell table:formula="of:=IF([main.$C508]=1;[main.$B508];&quot;&quot;)">
            <text:p/>
          </table:table-cell>
          <table:table-cell table:formula="of:=IF([main.$C508]=2;[main.$A508];&quot;&quot;)">
            <text:p/>
          </table:table-cell>
          <table:table-cell table:formula="of:=IF([main.$C508]=2;[main.$B508];&quot;&quot;)">
            <text:p/>
          </table:table-cell>
          <table:table-cell table:number-columns-repeated="2"/>
          <table:table-cell table:formula="of:=IF([main.$H508]=0;[main.$F508];&quot;&quot;)" office:value-type="float" office:value="1.7934" calcext:value-type="float">
            <text:p>1.7934</text:p>
          </table:table-cell>
          <table:table-cell table:formula="of:=IF([main.$H508]=0;[main.$G508];&quot;&quot;)" office:value-type="float" office:value="1.991" calcext:value-type="float">
            <text:p>1.991</text:p>
          </table:table-cell>
          <table:table-cell table:formula="of:=IF([main.$H508]=1;[main.$F508];&quot;&quot;)">
            <text:p/>
          </table:table-cell>
          <table:table-cell table:formula="of:=IF([main.$H508]=1;[main.$G508];&quot;&quot;)">
            <text:p/>
          </table:table-cell>
          <table:table-cell table:formula="of:=IF([main.$H508]=2;[main.$F508];&quot;&quot;)">
            <text:p/>
          </table:table-cell>
          <table:table-cell table:formula="of:=IF([main.$H508]=2;[main.$G508];&quot;&quot;)">
            <text:p/>
          </table:table-cell>
        </table:table-row>
        <table:table-row table:style-name="ro1">
          <table:table-cell table:formula="of:=IF([main.$C509]=0;[main.$A509];&quot;&quot;)">
            <text:p/>
          </table:table-cell>
          <table:table-cell table:formula="of:=IF([main.$C509]=0;[main.$B509];&quot;&quot;)">
            <text:p/>
          </table:table-cell>
          <table:table-cell table:formula="of:=IF([main.$C509]=1;[main.$A509];&quot;&quot;)" office:value-type="float" office:value="1.37158" calcext:value-type="float">
            <text:p>1.37158</text:p>
          </table:table-cell>
          <table:table-cell table:formula="of:=IF([main.$C509]=1;[main.$B509];&quot;&quot;)" office:value-type="float" office:value="2.99197" calcext:value-type="float">
            <text:p>2.99197</text:p>
          </table:table-cell>
          <table:table-cell table:formula="of:=IF([main.$C509]=2;[main.$A509];&quot;&quot;)">
            <text:p/>
          </table:table-cell>
          <table:table-cell table:formula="of:=IF([main.$C509]=2;[main.$B509];&quot;&quot;)">
            <text:p/>
          </table:table-cell>
          <table:table-cell table:number-columns-repeated="2"/>
          <table:table-cell table:formula="of:=IF([main.$H509]=0;[main.$F509];&quot;&quot;)" office:value-type="float" office:value="1.37158" calcext:value-type="float">
            <text:p>1.37158</text:p>
          </table:table-cell>
          <table:table-cell table:formula="of:=IF([main.$H509]=0;[main.$G509];&quot;&quot;)" office:value-type="float" office:value="2.99197" calcext:value-type="float">
            <text:p>2.99197</text:p>
          </table:table-cell>
          <table:table-cell table:formula="of:=IF([main.$H509]=1;[main.$F509];&quot;&quot;)">
            <text:p/>
          </table:table-cell>
          <table:table-cell table:formula="of:=IF([main.$H509]=1;[main.$G509];&quot;&quot;)">
            <text:p/>
          </table:table-cell>
          <table:table-cell table:formula="of:=IF([main.$H509]=2;[main.$F509];&quot;&quot;)">
            <text:p/>
          </table:table-cell>
          <table:table-cell table:formula="of:=IF([main.$H509]=2;[main.$G509];&quot;&quot;)">
            <text:p/>
          </table:table-cell>
        </table:table-row>
        <table:table-row table:style-name="ro1">
          <table:table-cell table:formula="of:=IF([main.$C510]=0;[main.$A510];&quot;&quot;)" office:value-type="float" office:value="0.722119" calcext:value-type="float">
            <text:p>0.722119</text:p>
          </table:table-cell>
          <table:table-cell table:formula="of:=IF([main.$C510]=0;[main.$B510];&quot;&quot;)" office:value-type="float" office:value="0.253043" calcext:value-type="float">
            <text:p>0.253043</text:p>
          </table:table-cell>
          <table:table-cell table:formula="of:=IF([main.$C510]=1;[main.$A510];&quot;&quot;)">
            <text:p/>
          </table:table-cell>
          <table:table-cell table:formula="of:=IF([main.$C510]=1;[main.$B510];&quot;&quot;)">
            <text:p/>
          </table:table-cell>
          <table:table-cell table:formula="of:=IF([main.$C510]=2;[main.$A510];&quot;&quot;)">
            <text:p/>
          </table:table-cell>
          <table:table-cell table:formula="of:=IF([main.$C510]=2;[main.$B510];&quot;&quot;)">
            <text:p/>
          </table:table-cell>
          <table:table-cell table:number-columns-repeated="2"/>
          <table:table-cell table:formula="of:=IF([main.$H510]=0;[main.$F510];&quot;&quot;)" office:value-type="float" office:value="0.722119" calcext:value-type="float">
            <text:p>0.722119</text:p>
          </table:table-cell>
          <table:table-cell table:formula="of:=IF([main.$H510]=0;[main.$G510];&quot;&quot;)" office:value-type="float" office:value="0.253043" calcext:value-type="float">
            <text:p>0.253043</text:p>
          </table:table-cell>
          <table:table-cell table:formula="of:=IF([main.$H510]=1;[main.$F510];&quot;&quot;)">
            <text:p/>
          </table:table-cell>
          <table:table-cell table:formula="of:=IF([main.$H510]=1;[main.$G510];&quot;&quot;)">
            <text:p/>
          </table:table-cell>
          <table:table-cell table:formula="of:=IF([main.$H510]=2;[main.$F510];&quot;&quot;)">
            <text:p/>
          </table:table-cell>
          <table:table-cell table:formula="of:=IF([main.$H510]=2;[main.$G510];&quot;&quot;)">
            <text:p/>
          </table:table-cell>
        </table:table-row>
        <table:table-row table:style-name="ro1">
          <table:table-cell table:formula="of:=IF([main.$C511]=0;[main.$A511];&quot;&quot;)">
            <text:p/>
          </table:table-cell>
          <table:table-cell table:formula="of:=IF([main.$C511]=0;[main.$B511];&quot;&quot;)">
            <text:p/>
          </table:table-cell>
          <table:table-cell table:formula="of:=IF([main.$C511]=1;[main.$A511];&quot;&quot;)">
            <text:p/>
          </table:table-cell>
          <table:table-cell table:formula="of:=IF([main.$C511]=1;[main.$B511];&quot;&quot;)">
            <text:p/>
          </table:table-cell>
          <table:table-cell table:formula="of:=IF([main.$C511]=2;[main.$A511];&quot;&quot;)" office:value-type="float" office:value="2.55086" calcext:value-type="float">
            <text:p>2.55086</text:p>
          </table:table-cell>
          <table:table-cell table:formula="of:=IF([main.$C511]=2;[main.$B511];&quot;&quot;)" office:value-type="float" office:value="1.08033" calcext:value-type="float">
            <text:p>1.08033</text:p>
          </table:table-cell>
          <table:table-cell table:number-columns-repeated="2"/>
          <table:table-cell table:formula="of:=IF([main.$H511]=0;[main.$F511];&quot;&quot;)" office:value-type="float" office:value="2.55086" calcext:value-type="float">
            <text:p>2.55086</text:p>
          </table:table-cell>
          <table:table-cell table:formula="of:=IF([main.$H511]=0;[main.$G511];&quot;&quot;)" office:value-type="float" office:value="1.08033" calcext:value-type="float">
            <text:p>1.08033</text:p>
          </table:table-cell>
          <table:table-cell table:formula="of:=IF([main.$H511]=1;[main.$F511];&quot;&quot;)">
            <text:p/>
          </table:table-cell>
          <table:table-cell table:formula="of:=IF([main.$H511]=1;[main.$G511];&quot;&quot;)">
            <text:p/>
          </table:table-cell>
          <table:table-cell table:formula="of:=IF([main.$H511]=2;[main.$F511];&quot;&quot;)">
            <text:p/>
          </table:table-cell>
          <table:table-cell table:formula="of:=IF([main.$H511]=2;[main.$G511];&quot;&quot;)">
            <text:p/>
          </table:table-cell>
        </table:table-row>
        <table:table-row table:style-name="ro1">
          <table:table-cell table:formula="of:=IF([main.$C512]=0;[main.$A512];&quot;&quot;)">
            <text:p/>
          </table:table-cell>
          <table:table-cell table:formula="of:=IF([main.$C512]=0;[main.$B512];&quot;&quot;)">
            <text:p/>
          </table:table-cell>
          <table:table-cell table:formula="of:=IF([main.$C512]=1;[main.$A512];&quot;&quot;)" office:value-type="float" office:value="-0.390594" calcext:value-type="float">
            <text:p>-0.390594</text:p>
          </table:table-cell>
          <table:table-cell table:formula="of:=IF([main.$C512]=1;[main.$B512];&quot;&quot;)" office:value-type="float" office:value="1.71742" calcext:value-type="float">
            <text:p>1.71742</text:p>
          </table:table-cell>
          <table:table-cell table:formula="of:=IF([main.$C512]=2;[main.$A512];&quot;&quot;)">
            <text:p/>
          </table:table-cell>
          <table:table-cell table:formula="of:=IF([main.$C512]=2;[main.$B512];&quot;&quot;)">
            <text:p/>
          </table:table-cell>
          <table:table-cell table:number-columns-repeated="2"/>
          <table:table-cell table:formula="of:=IF([main.$H512]=0;[main.$F512];&quot;&quot;)" office:value-type="float" office:value="-0.390594" calcext:value-type="float">
            <text:p>-0.390594</text:p>
          </table:table-cell>
          <table:table-cell table:formula="of:=IF([main.$H512]=0;[main.$G512];&quot;&quot;)" office:value-type="float" office:value="1.71742" calcext:value-type="float">
            <text:p>1.71742</text:p>
          </table:table-cell>
          <table:table-cell table:formula="of:=IF([main.$H512]=1;[main.$F512];&quot;&quot;)">
            <text:p/>
          </table:table-cell>
          <table:table-cell table:formula="of:=IF([main.$H512]=1;[main.$G512];&quot;&quot;)">
            <text:p/>
          </table:table-cell>
          <table:table-cell table:formula="of:=IF([main.$H512]=2;[main.$F512];&quot;&quot;)">
            <text:p/>
          </table:table-cell>
          <table:table-cell table:formula="of:=IF([main.$H512]=2;[main.$G512];&quot;&quot;)">
            <text:p/>
          </table:table-cell>
        </table:table-row>
        <table:table-row table:style-name="ro1">
          <table:table-cell table:formula="of:=IF([main.$C513]=0;[main.$A513];&quot;&quot;)">
            <text:p/>
          </table:table-cell>
          <table:table-cell table:formula="of:=IF([main.$C513]=0;[main.$B513];&quot;&quot;)">
            <text:p/>
          </table:table-cell>
          <table:table-cell table:formula="of:=IF([main.$C513]=1;[main.$A513];&quot;&quot;)">
            <text:p/>
          </table:table-cell>
          <table:table-cell table:formula="of:=IF([main.$C513]=1;[main.$B513];&quot;&quot;)">
            <text:p/>
          </table:table-cell>
          <table:table-cell table:formula="of:=IF([main.$C513]=2;[main.$A513];&quot;&quot;)" office:value-type="float" office:value="0.427968" calcext:value-type="float">
            <text:p>0.427968</text:p>
          </table:table-cell>
          <table:table-cell table:formula="of:=IF([main.$C513]=2;[main.$B513];&quot;&quot;)" office:value-type="float" office:value="-0.843189" calcext:value-type="float">
            <text:p>-0.843189</text:p>
          </table:table-cell>
          <table:table-cell table:number-columns-repeated="2"/>
          <table:table-cell table:formula="of:=IF([main.$H513]=0;[main.$F513];&quot;&quot;)" office:value-type="float" office:value="0.427968" calcext:value-type="float">
            <text:p>0.427968</text:p>
          </table:table-cell>
          <table:table-cell table:formula="of:=IF([main.$H513]=0;[main.$G513];&quot;&quot;)" office:value-type="float" office:value="-0.843189" calcext:value-type="float">
            <text:p>-0.843189</text:p>
          </table:table-cell>
          <table:table-cell table:formula="of:=IF([main.$H513]=1;[main.$F513];&quot;&quot;)">
            <text:p/>
          </table:table-cell>
          <table:table-cell table:formula="of:=IF([main.$H513]=1;[main.$G513];&quot;&quot;)">
            <text:p/>
          </table:table-cell>
          <table:table-cell table:formula="of:=IF([main.$H513]=2;[main.$F513];&quot;&quot;)">
            <text:p/>
          </table:table-cell>
          <table:table-cell table:formula="of:=IF([main.$H513]=2;[main.$G513];&quot;&quot;)">
            <text:p/>
          </table:table-cell>
        </table:table-row>
        <table:table-row table:style-name="ro1">
          <table:table-cell table:formula="of:=IF([main.$C514]=0;[main.$A514];&quot;&quot;)">
            <text:p/>
          </table:table-cell>
          <table:table-cell table:formula="of:=IF([main.$C514]=0;[main.$B514];&quot;&quot;)">
            <text:p/>
          </table:table-cell>
          <table:table-cell table:formula="of:=IF([main.$C514]=1;[main.$A514];&quot;&quot;)">
            <text:p/>
          </table:table-cell>
          <table:table-cell table:formula="of:=IF([main.$C514]=1;[main.$B514];&quot;&quot;)">
            <text:p/>
          </table:table-cell>
          <table:table-cell table:formula="of:=IF([main.$C514]=2;[main.$A514];&quot;&quot;)" office:value-type="float" office:value="0.290534" calcext:value-type="float">
            <text:p>0.290534</text:p>
          </table:table-cell>
          <table:table-cell table:formula="of:=IF([main.$C514]=2;[main.$B514];&quot;&quot;)" office:value-type="float" office:value="-0.918849" calcext:value-type="float">
            <text:p>-0.918849</text:p>
          </table:table-cell>
          <table:table-cell table:number-columns-repeated="2"/>
          <table:table-cell table:formula="of:=IF([main.$H514]=0;[main.$F514];&quot;&quot;)" office:value-type="float" office:value="0.290534" calcext:value-type="float">
            <text:p>0.290534</text:p>
          </table:table-cell>
          <table:table-cell table:formula="of:=IF([main.$H514]=0;[main.$G514];&quot;&quot;)" office:value-type="float" office:value="-0.918849" calcext:value-type="float">
            <text:p>-0.918849</text:p>
          </table:table-cell>
          <table:table-cell table:formula="of:=IF([main.$H514]=1;[main.$F514];&quot;&quot;)">
            <text:p/>
          </table:table-cell>
          <table:table-cell table:formula="of:=IF([main.$H514]=1;[main.$G514];&quot;&quot;)">
            <text:p/>
          </table:table-cell>
          <table:table-cell table:formula="of:=IF([main.$H514]=2;[main.$F514];&quot;&quot;)">
            <text:p/>
          </table:table-cell>
          <table:table-cell table:formula="of:=IF([main.$H514]=2;[main.$G514];&quot;&quot;)">
            <text:p/>
          </table:table-cell>
        </table:table-row>
        <table:table-row table:style-name="ro1">
          <table:table-cell table:formula="of:=IF([main.$C515]=0;[main.$A515];&quot;&quot;)">
            <text:p/>
          </table:table-cell>
          <table:table-cell table:formula="of:=IF([main.$C515]=0;[main.$B515];&quot;&quot;)">
            <text:p/>
          </table:table-cell>
          <table:table-cell table:formula="of:=IF([main.$C515]=1;[main.$A515];&quot;&quot;)" office:value-type="float" office:value="-0.899976" calcext:value-type="float">
            <text:p>-0.899976</text:p>
          </table:table-cell>
          <table:table-cell table:formula="of:=IF([main.$C515]=1;[main.$B515];&quot;&quot;)" office:value-type="float" office:value="0.640934" calcext:value-type="float">
            <text:p>0.640934</text:p>
          </table:table-cell>
          <table:table-cell table:formula="of:=IF([main.$C515]=2;[main.$A515];&quot;&quot;)">
            <text:p/>
          </table:table-cell>
          <table:table-cell table:formula="of:=IF([main.$C515]=2;[main.$B515];&quot;&quot;)">
            <text:p/>
          </table:table-cell>
          <table:table-cell table:number-columns-repeated="2"/>
          <table:table-cell table:formula="of:=IF([main.$H515]=0;[main.$F515];&quot;&quot;)" office:value-type="float" office:value="-0.899976" calcext:value-type="float">
            <text:p>-0.899976</text:p>
          </table:table-cell>
          <table:table-cell table:formula="of:=IF([main.$H515]=0;[main.$G515];&quot;&quot;)" office:value-type="float" office:value="0.640934" calcext:value-type="float">
            <text:p>0.640934</text:p>
          </table:table-cell>
          <table:table-cell table:formula="of:=IF([main.$H515]=1;[main.$F515];&quot;&quot;)">
            <text:p/>
          </table:table-cell>
          <table:table-cell table:formula="of:=IF([main.$H515]=1;[main.$G515];&quot;&quot;)">
            <text:p/>
          </table:table-cell>
          <table:table-cell table:formula="of:=IF([main.$H515]=2;[main.$F515];&quot;&quot;)">
            <text:p/>
          </table:table-cell>
          <table:table-cell table:formula="of:=IF([main.$H515]=2;[main.$G515];&quot;&quot;)">
            <text:p/>
          </table:table-cell>
        </table:table-row>
        <table:table-row table:style-name="ro1">
          <table:table-cell table:formula="of:=IF([main.$C516]=0;[main.$A516];&quot;&quot;)">
            <text:p/>
          </table:table-cell>
          <table:table-cell table:formula="of:=IF([main.$C516]=0;[main.$B516];&quot;&quot;)">
            <text:p/>
          </table:table-cell>
          <table:table-cell table:formula="of:=IF([main.$C516]=1;[main.$A516];&quot;&quot;)">
            <text:p/>
          </table:table-cell>
          <table:table-cell table:formula="of:=IF([main.$C516]=1;[main.$B516];&quot;&quot;)">
            <text:p/>
          </table:table-cell>
          <table:table-cell table:formula="of:=IF([main.$C516]=2;[main.$A516];&quot;&quot;)" office:value-type="float" office:value="1.41278" calcext:value-type="float">
            <text:p>1.41278</text:p>
          </table:table-cell>
          <table:table-cell table:formula="of:=IF([main.$C516]=2;[main.$B516];&quot;&quot;)" office:value-type="float" office:value="0.129349" calcext:value-type="float">
            <text:p>0.129349</text:p>
          </table:table-cell>
          <table:table-cell table:number-columns-repeated="2"/>
          <table:table-cell table:formula="of:=IF([main.$H516]=0;[main.$F516];&quot;&quot;)" office:value-type="float" office:value="1.41278" calcext:value-type="float">
            <text:p>1.41278</text:p>
          </table:table-cell>
          <table:table-cell table:formula="of:=IF([main.$H516]=0;[main.$G516];&quot;&quot;)" office:value-type="float" office:value="0.129349" calcext:value-type="float">
            <text:p>0.129349</text:p>
          </table:table-cell>
          <table:table-cell table:formula="of:=IF([main.$H516]=1;[main.$F516];&quot;&quot;)">
            <text:p/>
          </table:table-cell>
          <table:table-cell table:formula="of:=IF([main.$H516]=1;[main.$G516];&quot;&quot;)">
            <text:p/>
          </table:table-cell>
          <table:table-cell table:formula="of:=IF([main.$H516]=2;[main.$F516];&quot;&quot;)">
            <text:p/>
          </table:table-cell>
          <table:table-cell table:formula="of:=IF([main.$H516]=2;[main.$G516];&quot;&quot;)">
            <text:p/>
          </table:table-cell>
        </table:table-row>
        <table:table-row table:style-name="ro1">
          <table:table-cell table:formula="of:=IF([main.$C517]=0;[main.$A517];&quot;&quot;)" office:value-type="float" office:value="-0.199067" calcext:value-type="float">
            <text:p>-0.199067</text:p>
          </table:table-cell>
          <table:table-cell table:formula="of:=IF([main.$C517]=0;[main.$B517];&quot;&quot;)" office:value-type="float" office:value="-0.316423" calcext:value-type="float">
            <text:p>-0.316423</text:p>
          </table:table-cell>
          <table:table-cell table:formula="of:=IF([main.$C517]=1;[main.$A517];&quot;&quot;)">
            <text:p/>
          </table:table-cell>
          <table:table-cell table:formula="of:=IF([main.$C517]=1;[main.$B517];&quot;&quot;)">
            <text:p/>
          </table:table-cell>
          <table:table-cell table:formula="of:=IF([main.$C517]=2;[main.$A517];&quot;&quot;)">
            <text:p/>
          </table:table-cell>
          <table:table-cell table:formula="of:=IF([main.$C517]=2;[main.$B517];&quot;&quot;)">
            <text:p/>
          </table:table-cell>
          <table:table-cell table:number-columns-repeated="2"/>
          <table:table-cell table:formula="of:=IF([main.$H517]=0;[main.$F517];&quot;&quot;)" office:value-type="float" office:value="-0.199067" calcext:value-type="float">
            <text:p>-0.199067</text:p>
          </table:table-cell>
          <table:table-cell table:formula="of:=IF([main.$H517]=0;[main.$G517];&quot;&quot;)" office:value-type="float" office:value="-0.316423" calcext:value-type="float">
            <text:p>-0.316423</text:p>
          </table:table-cell>
          <table:table-cell table:formula="of:=IF([main.$H517]=1;[main.$F517];&quot;&quot;)">
            <text:p/>
          </table:table-cell>
          <table:table-cell table:formula="of:=IF([main.$H517]=1;[main.$G517];&quot;&quot;)">
            <text:p/>
          </table:table-cell>
          <table:table-cell table:formula="of:=IF([main.$H517]=2;[main.$F517];&quot;&quot;)">
            <text:p/>
          </table:table-cell>
          <table:table-cell table:formula="of:=IF([main.$H517]=2;[main.$G517];&quot;&quot;)">
            <text:p/>
          </table:table-cell>
        </table:table-row>
        <table:table-row table:style-name="ro1">
          <table:table-cell table:formula="of:=IF([main.$C518]=0;[main.$A518];&quot;&quot;)" office:value-type="float" office:value="0.852512" calcext:value-type="float">
            <text:p>0.852512</text:p>
          </table:table-cell>
          <table:table-cell table:formula="of:=IF([main.$C518]=0;[main.$B518];&quot;&quot;)" office:value-type="float" office:value="0.842873" calcext:value-type="float">
            <text:p>0.842873</text:p>
          </table:table-cell>
          <table:table-cell table:formula="of:=IF([main.$C518]=1;[main.$A518];&quot;&quot;)">
            <text:p/>
          </table:table-cell>
          <table:table-cell table:formula="of:=IF([main.$C518]=1;[main.$B518];&quot;&quot;)">
            <text:p/>
          </table:table-cell>
          <table:table-cell table:formula="of:=IF([main.$C518]=2;[main.$A518];&quot;&quot;)">
            <text:p/>
          </table:table-cell>
          <table:table-cell table:formula="of:=IF([main.$C518]=2;[main.$B518];&quot;&quot;)">
            <text:p/>
          </table:table-cell>
          <table:table-cell table:number-columns-repeated="2"/>
          <table:table-cell table:formula="of:=IF([main.$H518]=0;[main.$F518];&quot;&quot;)" office:value-type="float" office:value="0.852512" calcext:value-type="float">
            <text:p>0.852512</text:p>
          </table:table-cell>
          <table:table-cell table:formula="of:=IF([main.$H518]=0;[main.$G518];&quot;&quot;)" office:value-type="float" office:value="0.842873" calcext:value-type="float">
            <text:p>0.842873</text:p>
          </table:table-cell>
          <table:table-cell table:formula="of:=IF([main.$H518]=1;[main.$F518];&quot;&quot;)">
            <text:p/>
          </table:table-cell>
          <table:table-cell table:formula="of:=IF([main.$H518]=1;[main.$G518];&quot;&quot;)">
            <text:p/>
          </table:table-cell>
          <table:table-cell table:formula="of:=IF([main.$H518]=2;[main.$F518];&quot;&quot;)">
            <text:p/>
          </table:table-cell>
          <table:table-cell table:formula="of:=IF([main.$H518]=2;[main.$G518];&quot;&quot;)">
            <text:p/>
          </table:table-cell>
        </table:table-row>
        <table:table-row table:style-name="ro1">
          <table:table-cell table:formula="of:=IF([main.$C519]=0;[main.$A519];&quot;&quot;)" office:value-type="float" office:value="2.02915" calcext:value-type="float">
            <text:p>2.02915</text:p>
          </table:table-cell>
          <table:table-cell table:formula="of:=IF([main.$C519]=0;[main.$B519];&quot;&quot;)" office:value-type="float" office:value="1.93432" calcext:value-type="float">
            <text:p>1.93432</text:p>
          </table:table-cell>
          <table:table-cell table:formula="of:=IF([main.$C519]=1;[main.$A519];&quot;&quot;)">
            <text:p/>
          </table:table-cell>
          <table:table-cell table:formula="of:=IF([main.$C519]=1;[main.$B519];&quot;&quot;)">
            <text:p/>
          </table:table-cell>
          <table:table-cell table:formula="of:=IF([main.$C519]=2;[main.$A519];&quot;&quot;)">
            <text:p/>
          </table:table-cell>
          <table:table-cell table:formula="of:=IF([main.$C519]=2;[main.$B519];&quot;&quot;)">
            <text:p/>
          </table:table-cell>
          <table:table-cell table:number-columns-repeated="2"/>
          <table:table-cell table:formula="of:=IF([main.$H519]=0;[main.$F519];&quot;&quot;)" office:value-type="float" office:value="2.02915" calcext:value-type="float">
            <text:p>2.02915</text:p>
          </table:table-cell>
          <table:table-cell table:formula="of:=IF([main.$H519]=0;[main.$G519];&quot;&quot;)" office:value-type="float" office:value="1.93432" calcext:value-type="float">
            <text:p>1.93432</text:p>
          </table:table-cell>
          <table:table-cell table:formula="of:=IF([main.$H519]=1;[main.$F519];&quot;&quot;)">
            <text:p/>
          </table:table-cell>
          <table:table-cell table:formula="of:=IF([main.$H519]=1;[main.$G519];&quot;&quot;)">
            <text:p/>
          </table:table-cell>
          <table:table-cell table:formula="of:=IF([main.$H519]=2;[main.$F519];&quot;&quot;)">
            <text:p/>
          </table:table-cell>
          <table:table-cell table:formula="of:=IF([main.$H519]=2;[main.$G519];&quot;&quot;)">
            <text:p/>
          </table:table-cell>
        </table:table-row>
        <table:table-row table:style-name="ro1">
          <table:table-cell table:formula="of:=IF([main.$C520]=0;[main.$A520];&quot;&quot;)">
            <text:p/>
          </table:table-cell>
          <table:table-cell table:formula="of:=IF([main.$C520]=0;[main.$B520];&quot;&quot;)">
            <text:p/>
          </table:table-cell>
          <table:table-cell table:formula="of:=IF([main.$C520]=1;[main.$A520];&quot;&quot;)" office:value-type="float" office:value="-0.384019" calcext:value-type="float">
            <text:p>-0.384019</text:p>
          </table:table-cell>
          <table:table-cell table:formula="of:=IF([main.$C520]=1;[main.$B520];&quot;&quot;)" office:value-type="float" office:value="1.38749" calcext:value-type="float">
            <text:p>1.38749</text:p>
          </table:table-cell>
          <table:table-cell table:formula="of:=IF([main.$C520]=2;[main.$A520];&quot;&quot;)">
            <text:p/>
          </table:table-cell>
          <table:table-cell table:formula="of:=IF([main.$C520]=2;[main.$B520];&quot;&quot;)">
            <text:p/>
          </table:table-cell>
          <table:table-cell table:number-columns-repeated="2"/>
          <table:table-cell table:formula="of:=IF([main.$H520]=0;[main.$F520];&quot;&quot;)" office:value-type="float" office:value="-0.384019" calcext:value-type="float">
            <text:p>-0.384019</text:p>
          </table:table-cell>
          <table:table-cell table:formula="of:=IF([main.$H520]=0;[main.$G520];&quot;&quot;)" office:value-type="float" office:value="1.38749" calcext:value-type="float">
            <text:p>1.38749</text:p>
          </table:table-cell>
          <table:table-cell table:formula="of:=IF([main.$H520]=1;[main.$F520];&quot;&quot;)">
            <text:p/>
          </table:table-cell>
          <table:table-cell table:formula="of:=IF([main.$H520]=1;[main.$G520];&quot;&quot;)">
            <text:p/>
          </table:table-cell>
          <table:table-cell table:formula="of:=IF([main.$H520]=2;[main.$F520];&quot;&quot;)">
            <text:p/>
          </table:table-cell>
          <table:table-cell table:formula="of:=IF([main.$H520]=2;[main.$G520];&quot;&quot;)">
            <text:p/>
          </table:table-cell>
        </table:table-row>
        <table:table-row table:style-name="ro1">
          <table:table-cell table:formula="of:=IF([main.$C521]=0;[main.$A521];&quot;&quot;)">
            <text:p/>
          </table:table-cell>
          <table:table-cell table:formula="of:=IF([main.$C521]=0;[main.$B521];&quot;&quot;)">
            <text:p/>
          </table:table-cell>
          <table:table-cell table:formula="of:=IF([main.$C521]=1;[main.$A521];&quot;&quot;)" office:value-type="float" office:value="-0.150072" calcext:value-type="float">
            <text:p>-0.150072</text:p>
          </table:table-cell>
          <table:table-cell table:formula="of:=IF([main.$C521]=1;[main.$B521];&quot;&quot;)" office:value-type="float" office:value="1.78354" calcext:value-type="float">
            <text:p>1.78354</text:p>
          </table:table-cell>
          <table:table-cell table:formula="of:=IF([main.$C521]=2;[main.$A521];&quot;&quot;)">
            <text:p/>
          </table:table-cell>
          <table:table-cell table:formula="of:=IF([main.$C521]=2;[main.$B521];&quot;&quot;)">
            <text:p/>
          </table:table-cell>
          <table:table-cell table:number-columns-repeated="2"/>
          <table:table-cell table:formula="of:=IF([main.$H521]=0;[main.$F521];&quot;&quot;)" office:value-type="float" office:value="-0.150072" calcext:value-type="float">
            <text:p>-0.150072</text:p>
          </table:table-cell>
          <table:table-cell table:formula="of:=IF([main.$H521]=0;[main.$G521];&quot;&quot;)" office:value-type="float" office:value="1.78354" calcext:value-type="float">
            <text:p>1.78354</text:p>
          </table:table-cell>
          <table:table-cell table:formula="of:=IF([main.$H521]=1;[main.$F521];&quot;&quot;)">
            <text:p/>
          </table:table-cell>
          <table:table-cell table:formula="of:=IF([main.$H521]=1;[main.$G521];&quot;&quot;)">
            <text:p/>
          </table:table-cell>
          <table:table-cell table:formula="of:=IF([main.$H521]=2;[main.$F521];&quot;&quot;)">
            <text:p/>
          </table:table-cell>
          <table:table-cell table:formula="of:=IF([main.$H521]=2;[main.$G521];&quot;&quot;)">
            <text:p/>
          </table:table-cell>
        </table:table-row>
        <table:table-row table:style-name="ro1">
          <table:table-cell table:formula="of:=IF([main.$C522]=0;[main.$A522];&quot;&quot;)">
            <text:p/>
          </table:table-cell>
          <table:table-cell table:formula="of:=IF([main.$C522]=0;[main.$B522];&quot;&quot;)">
            <text:p/>
          </table:table-cell>
          <table:table-cell table:formula="of:=IF([main.$C522]=1;[main.$A522];&quot;&quot;)">
            <text:p/>
          </table:table-cell>
          <table:table-cell table:formula="of:=IF([main.$C522]=1;[main.$B522];&quot;&quot;)">
            <text:p/>
          </table:table-cell>
          <table:table-cell table:formula="of:=IF([main.$C522]=2;[main.$A522];&quot;&quot;)" office:value-type="float" office:value="1.57626" calcext:value-type="float">
            <text:p>1.57626</text:p>
          </table:table-cell>
          <table:table-cell table:formula="of:=IF([main.$C522]=2;[main.$B522];&quot;&quot;)" office:value-type="float" office:value="-0.0130102" calcext:value-type="float">
            <text:p>-0.0130102</text:p>
          </table:table-cell>
          <table:table-cell table:number-columns-repeated="2"/>
          <table:table-cell table:formula="of:=IF([main.$H522]=0;[main.$F522];&quot;&quot;)" office:value-type="float" office:value="1.57626" calcext:value-type="float">
            <text:p>1.57626</text:p>
          </table:table-cell>
          <table:table-cell table:formula="of:=IF([main.$H522]=0;[main.$G522];&quot;&quot;)" office:value-type="float" office:value="-0.0130102" calcext:value-type="float">
            <text:p>-0.0130102</text:p>
          </table:table-cell>
          <table:table-cell table:formula="of:=IF([main.$H522]=1;[main.$F522];&quot;&quot;)">
            <text:p/>
          </table:table-cell>
          <table:table-cell table:formula="of:=IF([main.$H522]=1;[main.$G522];&quot;&quot;)">
            <text:p/>
          </table:table-cell>
          <table:table-cell table:formula="of:=IF([main.$H522]=2;[main.$F522];&quot;&quot;)">
            <text:p/>
          </table:table-cell>
          <table:table-cell table:formula="of:=IF([main.$H522]=2;[main.$G522];&quot;&quot;)">
            <text:p/>
          </table:table-cell>
        </table:table-row>
        <table:table-row table:style-name="ro1">
          <table:table-cell table:formula="of:=IF([main.$C523]=0;[main.$A523];&quot;&quot;)">
            <text:p/>
          </table:table-cell>
          <table:table-cell table:formula="of:=IF([main.$C523]=0;[main.$B523];&quot;&quot;)">
            <text:p/>
          </table:table-cell>
          <table:table-cell table:formula="of:=IF([main.$C523]=1;[main.$A523];&quot;&quot;)">
            <text:p/>
          </table:table-cell>
          <table:table-cell table:formula="of:=IF([main.$C523]=1;[main.$B523];&quot;&quot;)">
            <text:p/>
          </table:table-cell>
          <table:table-cell table:formula="of:=IF([main.$C523]=2;[main.$A523];&quot;&quot;)" office:value-type="float" office:value="-1.15959" calcext:value-type="float">
            <text:p>-1.15959</text:p>
          </table:table-cell>
          <table:table-cell table:formula="of:=IF([main.$C523]=2;[main.$B523];&quot;&quot;)" office:value-type="float" office:value="-2.33606" calcext:value-type="float">
            <text:p>-2.33606</text:p>
          </table:table-cell>
          <table:table-cell table:number-columns-repeated="2"/>
          <table:table-cell table:formula="of:=IF([main.$H523]=0;[main.$F523];&quot;&quot;)" office:value-type="float" office:value="-1.15959" calcext:value-type="float">
            <text:p>-1.15959</text:p>
          </table:table-cell>
          <table:table-cell table:formula="of:=IF([main.$H523]=0;[main.$G523];&quot;&quot;)" office:value-type="float" office:value="-2.33606" calcext:value-type="float">
            <text:p>-2.33606</text:p>
          </table:table-cell>
          <table:table-cell table:formula="of:=IF([main.$H523]=1;[main.$F523];&quot;&quot;)">
            <text:p/>
          </table:table-cell>
          <table:table-cell table:formula="of:=IF([main.$H523]=1;[main.$G523];&quot;&quot;)">
            <text:p/>
          </table:table-cell>
          <table:table-cell table:formula="of:=IF([main.$H523]=2;[main.$F523];&quot;&quot;)">
            <text:p/>
          </table:table-cell>
          <table:table-cell table:formula="of:=IF([main.$H523]=2;[main.$G523];&quot;&quot;)">
            <text:p/>
          </table:table-cell>
        </table:table-row>
        <table:table-row table:style-name="ro1">
          <table:table-cell table:formula="of:=IF([main.$C524]=0;[main.$A524];&quot;&quot;)">
            <text:p/>
          </table:table-cell>
          <table:table-cell table:formula="of:=IF([main.$C524]=0;[main.$B524];&quot;&quot;)">
            <text:p/>
          </table:table-cell>
          <table:table-cell table:formula="of:=IF([main.$C524]=1;[main.$A524];&quot;&quot;)">
            <text:p/>
          </table:table-cell>
          <table:table-cell table:formula="of:=IF([main.$C524]=1;[main.$B524];&quot;&quot;)">
            <text:p/>
          </table:table-cell>
          <table:table-cell table:formula="of:=IF([main.$C524]=2;[main.$A524];&quot;&quot;)" office:value-type="float" office:value="0.862565" calcext:value-type="float">
            <text:p>0.862565</text:p>
          </table:table-cell>
          <table:table-cell table:formula="of:=IF([main.$C524]=2;[main.$B524];&quot;&quot;)" office:value-type="float" office:value="-0.228003" calcext:value-type="float">
            <text:p>-0.228003</text:p>
          </table:table-cell>
          <table:table-cell table:number-columns-repeated="2"/>
          <table:table-cell table:formula="of:=IF([main.$H524]=0;[main.$F524];&quot;&quot;)" office:value-type="float" office:value="0.862565" calcext:value-type="float">
            <text:p>0.862565</text:p>
          </table:table-cell>
          <table:table-cell table:formula="of:=IF([main.$H524]=0;[main.$G524];&quot;&quot;)" office:value-type="float" office:value="-0.228003" calcext:value-type="float">
            <text:p>-0.228003</text:p>
          </table:table-cell>
          <table:table-cell table:formula="of:=IF([main.$H524]=1;[main.$F524];&quot;&quot;)">
            <text:p/>
          </table:table-cell>
          <table:table-cell table:formula="of:=IF([main.$H524]=1;[main.$G524];&quot;&quot;)">
            <text:p/>
          </table:table-cell>
          <table:table-cell table:formula="of:=IF([main.$H524]=2;[main.$F524];&quot;&quot;)">
            <text:p/>
          </table:table-cell>
          <table:table-cell table:formula="of:=IF([main.$H524]=2;[main.$G524];&quot;&quot;)">
            <text:p/>
          </table:table-cell>
        </table:table-row>
        <table:table-row table:style-name="ro1">
          <table:table-cell table:formula="of:=IF([main.$C525]=0;[main.$A525];&quot;&quot;)">
            <text:p/>
          </table:table-cell>
          <table:table-cell table:formula="of:=IF([main.$C525]=0;[main.$B525];&quot;&quot;)">
            <text:p/>
          </table:table-cell>
          <table:table-cell table:formula="of:=IF([main.$C525]=1;[main.$A525];&quot;&quot;)" office:value-type="float" office:value="-0.379242" calcext:value-type="float">
            <text:p>-0.379242</text:p>
          </table:table-cell>
          <table:table-cell table:formula="of:=IF([main.$C525]=1;[main.$B525];&quot;&quot;)" office:value-type="float" office:value="0.891324" calcext:value-type="float">
            <text:p>0.891324</text:p>
          </table:table-cell>
          <table:table-cell table:formula="of:=IF([main.$C525]=2;[main.$A525];&quot;&quot;)">
            <text:p/>
          </table:table-cell>
          <table:table-cell table:formula="of:=IF([main.$C525]=2;[main.$B525];&quot;&quot;)">
            <text:p/>
          </table:table-cell>
          <table:table-cell table:number-columns-repeated="2"/>
          <table:table-cell table:formula="of:=IF([main.$H525]=0;[main.$F525];&quot;&quot;)" office:value-type="float" office:value="-0.379242" calcext:value-type="float">
            <text:p>-0.379242</text:p>
          </table:table-cell>
          <table:table-cell table:formula="of:=IF([main.$H525]=0;[main.$G525];&quot;&quot;)" office:value-type="float" office:value="0.891324" calcext:value-type="float">
            <text:p>0.891324</text:p>
          </table:table-cell>
          <table:table-cell table:formula="of:=IF([main.$H525]=1;[main.$F525];&quot;&quot;)">
            <text:p/>
          </table:table-cell>
          <table:table-cell table:formula="of:=IF([main.$H525]=1;[main.$G525];&quot;&quot;)">
            <text:p/>
          </table:table-cell>
          <table:table-cell table:formula="of:=IF([main.$H525]=2;[main.$F525];&quot;&quot;)">
            <text:p/>
          </table:table-cell>
          <table:table-cell table:formula="of:=IF([main.$H525]=2;[main.$G525];&quot;&quot;)">
            <text:p/>
          </table:table-cell>
        </table:table-row>
        <table:table-row table:style-name="ro1">
          <table:table-cell table:formula="of:=IF([main.$C526]=0;[main.$A526];&quot;&quot;)">
            <text:p/>
          </table:table-cell>
          <table:table-cell table:formula="of:=IF([main.$C526]=0;[main.$B526];&quot;&quot;)">
            <text:p/>
          </table:table-cell>
          <table:table-cell table:formula="of:=IF([main.$C526]=1;[main.$A526];&quot;&quot;)">
            <text:p/>
          </table:table-cell>
          <table:table-cell table:formula="of:=IF([main.$C526]=1;[main.$B526];&quot;&quot;)">
            <text:p/>
          </table:table-cell>
          <table:table-cell table:formula="of:=IF([main.$C526]=2;[main.$A526];&quot;&quot;)" office:value-type="float" office:value="2.24142" calcext:value-type="float">
            <text:p>2.24142</text:p>
          </table:table-cell>
          <table:table-cell table:formula="of:=IF([main.$C526]=2;[main.$B526];&quot;&quot;)" office:value-type="float" office:value="0.185668" calcext:value-type="float">
            <text:p>0.185668</text:p>
          </table:table-cell>
          <table:table-cell table:number-columns-repeated="2"/>
          <table:table-cell table:formula="of:=IF([main.$H526]=0;[main.$F526];&quot;&quot;)" office:value-type="float" office:value="2.24142" calcext:value-type="float">
            <text:p>2.24142</text:p>
          </table:table-cell>
          <table:table-cell table:formula="of:=IF([main.$H526]=0;[main.$G526];&quot;&quot;)" office:value-type="float" office:value="0.185668" calcext:value-type="float">
            <text:p>0.185668</text:p>
          </table:table-cell>
          <table:table-cell table:formula="of:=IF([main.$H526]=1;[main.$F526];&quot;&quot;)">
            <text:p/>
          </table:table-cell>
          <table:table-cell table:formula="of:=IF([main.$H526]=1;[main.$G526];&quot;&quot;)">
            <text:p/>
          </table:table-cell>
          <table:table-cell table:formula="of:=IF([main.$H526]=2;[main.$F526];&quot;&quot;)">
            <text:p/>
          </table:table-cell>
          <table:table-cell table:formula="of:=IF([main.$H526]=2;[main.$G526];&quot;&quot;)">
            <text:p/>
          </table:table-cell>
        </table:table-row>
        <table:table-row table:style-name="ro1">
          <table:table-cell table:formula="of:=IF([main.$C527]=0;[main.$A527];&quot;&quot;)" office:value-type="float" office:value="0.814628" calcext:value-type="float">
            <text:p>0.814628</text:p>
          </table:table-cell>
          <table:table-cell table:formula="of:=IF([main.$C527]=0;[main.$B527];&quot;&quot;)" office:value-type="float" office:value="0.581587" calcext:value-type="float">
            <text:p>0.581587</text:p>
          </table:table-cell>
          <table:table-cell table:formula="of:=IF([main.$C527]=1;[main.$A527];&quot;&quot;)">
            <text:p/>
          </table:table-cell>
          <table:table-cell table:formula="of:=IF([main.$C527]=1;[main.$B527];&quot;&quot;)">
            <text:p/>
          </table:table-cell>
          <table:table-cell table:formula="of:=IF([main.$C527]=2;[main.$A527];&quot;&quot;)">
            <text:p/>
          </table:table-cell>
          <table:table-cell table:formula="of:=IF([main.$C527]=2;[main.$B527];&quot;&quot;)">
            <text:p/>
          </table:table-cell>
          <table:table-cell table:number-columns-repeated="2"/>
          <table:table-cell table:formula="of:=IF([main.$H527]=0;[main.$F527];&quot;&quot;)" office:value-type="float" office:value="0.814628" calcext:value-type="float">
            <text:p>0.814628</text:p>
          </table:table-cell>
          <table:table-cell table:formula="of:=IF([main.$H527]=0;[main.$G527];&quot;&quot;)" office:value-type="float" office:value="0.581587" calcext:value-type="float">
            <text:p>0.581587</text:p>
          </table:table-cell>
          <table:table-cell table:formula="of:=IF([main.$H527]=1;[main.$F527];&quot;&quot;)">
            <text:p/>
          </table:table-cell>
          <table:table-cell table:formula="of:=IF([main.$H527]=1;[main.$G527];&quot;&quot;)">
            <text:p/>
          </table:table-cell>
          <table:table-cell table:formula="of:=IF([main.$H527]=2;[main.$F527];&quot;&quot;)">
            <text:p/>
          </table:table-cell>
          <table:table-cell table:formula="of:=IF([main.$H527]=2;[main.$G527];&quot;&quot;)">
            <text:p/>
          </table:table-cell>
        </table:table-row>
        <table:table-row table:style-name="ro1">
          <table:table-cell table:formula="of:=IF([main.$C528]=0;[main.$A528];&quot;&quot;)">
            <text:p/>
          </table:table-cell>
          <table:table-cell table:formula="of:=IF([main.$C528]=0;[main.$B528];&quot;&quot;)">
            <text:p/>
          </table:table-cell>
          <table:table-cell table:formula="of:=IF([main.$C528]=1;[main.$A528];&quot;&quot;)" office:value-type="float" office:value="-0.0019572" calcext:value-type="float">
            <text:p>-0.0019572</text:p>
          </table:table-cell>
          <table:table-cell table:formula="of:=IF([main.$C528]=1;[main.$B528];&quot;&quot;)" office:value-type="float" office:value="1.58214" calcext:value-type="float">
            <text:p>1.58214</text:p>
          </table:table-cell>
          <table:table-cell table:formula="of:=IF([main.$C528]=2;[main.$A528];&quot;&quot;)">
            <text:p/>
          </table:table-cell>
          <table:table-cell table:formula="of:=IF([main.$C528]=2;[main.$B528];&quot;&quot;)">
            <text:p/>
          </table:table-cell>
          <table:table-cell table:number-columns-repeated="2"/>
          <table:table-cell table:formula="of:=IF([main.$H528]=0;[main.$F528];&quot;&quot;)" office:value-type="float" office:value="-0.0019572" calcext:value-type="float">
            <text:p>-0.0019572</text:p>
          </table:table-cell>
          <table:table-cell table:formula="of:=IF([main.$H528]=0;[main.$G528];&quot;&quot;)" office:value-type="float" office:value="1.58214" calcext:value-type="float">
            <text:p>1.58214</text:p>
          </table:table-cell>
          <table:table-cell table:formula="of:=IF([main.$H528]=1;[main.$F528];&quot;&quot;)">
            <text:p/>
          </table:table-cell>
          <table:table-cell table:formula="of:=IF([main.$H528]=1;[main.$G528];&quot;&quot;)">
            <text:p/>
          </table:table-cell>
          <table:table-cell table:formula="of:=IF([main.$H528]=2;[main.$F528];&quot;&quot;)">
            <text:p/>
          </table:table-cell>
          <table:table-cell table:formula="of:=IF([main.$H528]=2;[main.$G528];&quot;&quot;)">
            <text:p/>
          </table:table-cell>
        </table:table-row>
        <table:table-row table:style-name="ro1">
          <table:table-cell table:formula="of:=IF([main.$C529]=0;[main.$A529];&quot;&quot;)">
            <text:p/>
          </table:table-cell>
          <table:table-cell table:formula="of:=IF([main.$C529]=0;[main.$B529];&quot;&quot;)">
            <text:p/>
          </table:table-cell>
          <table:table-cell table:formula="of:=IF([main.$C529]=1;[main.$A529];&quot;&quot;)">
            <text:p/>
          </table:table-cell>
          <table:table-cell table:formula="of:=IF([main.$C529]=1;[main.$B529];&quot;&quot;)">
            <text:p/>
          </table:table-cell>
          <table:table-cell table:formula="of:=IF([main.$C529]=2;[main.$A529];&quot;&quot;)" office:value-type="float" office:value="0.569234" calcext:value-type="float">
            <text:p>0.569234</text:p>
          </table:table-cell>
          <table:table-cell table:formula="of:=IF([main.$C529]=2;[main.$B529];&quot;&quot;)" office:value-type="float" office:value="-0.824167" calcext:value-type="float">
            <text:p>-0.824167</text:p>
          </table:table-cell>
          <table:table-cell table:number-columns-repeated="2"/>
          <table:table-cell table:formula="of:=IF([main.$H529]=0;[main.$F529];&quot;&quot;)" office:value-type="float" office:value="0.569234" calcext:value-type="float">
            <text:p>0.569234</text:p>
          </table:table-cell>
          <table:table-cell table:formula="of:=IF([main.$H529]=0;[main.$G529];&quot;&quot;)" office:value-type="float" office:value="-0.824167" calcext:value-type="float">
            <text:p>-0.824167</text:p>
          </table:table-cell>
          <table:table-cell table:formula="of:=IF([main.$H529]=1;[main.$F529];&quot;&quot;)">
            <text:p/>
          </table:table-cell>
          <table:table-cell table:formula="of:=IF([main.$H529]=1;[main.$G529];&quot;&quot;)">
            <text:p/>
          </table:table-cell>
          <table:table-cell table:formula="of:=IF([main.$H529]=2;[main.$F529];&quot;&quot;)">
            <text:p/>
          </table:table-cell>
          <table:table-cell table:formula="of:=IF([main.$H529]=2;[main.$G529];&quot;&quot;)">
            <text:p/>
          </table:table-cell>
        </table:table-row>
        <table:table-row table:style-name="ro1">
          <table:table-cell table:formula="of:=IF([main.$C530]=0;[main.$A530];&quot;&quot;)" office:value-type="float" office:value="-0.67388" calcext:value-type="float">
            <text:p>-0.67388</text:p>
          </table:table-cell>
          <table:table-cell table:formula="of:=IF([main.$C530]=0;[main.$B530];&quot;&quot;)" office:value-type="float" office:value="-0.790099" calcext:value-type="float">
            <text:p>-0.790099</text:p>
          </table:table-cell>
          <table:table-cell table:formula="of:=IF([main.$C530]=1;[main.$A530];&quot;&quot;)">
            <text:p/>
          </table:table-cell>
          <table:table-cell table:formula="of:=IF([main.$C530]=1;[main.$B530];&quot;&quot;)">
            <text:p/>
          </table:table-cell>
          <table:table-cell table:formula="of:=IF([main.$C530]=2;[main.$A530];&quot;&quot;)">
            <text:p/>
          </table:table-cell>
          <table:table-cell table:formula="of:=IF([main.$C530]=2;[main.$B530];&quot;&quot;)">
            <text:p/>
          </table:table-cell>
          <table:table-cell table:number-columns-repeated="2"/>
          <table:table-cell table:formula="of:=IF([main.$H530]=0;[main.$F530];&quot;&quot;)" office:value-type="float" office:value="-0.67388" calcext:value-type="float">
            <text:p>-0.67388</text:p>
          </table:table-cell>
          <table:table-cell table:formula="of:=IF([main.$H530]=0;[main.$G530];&quot;&quot;)" office:value-type="float" office:value="-0.790099" calcext:value-type="float">
            <text:p>-0.790099</text:p>
          </table:table-cell>
          <table:table-cell table:formula="of:=IF([main.$H530]=1;[main.$F530];&quot;&quot;)">
            <text:p/>
          </table:table-cell>
          <table:table-cell table:formula="of:=IF([main.$H530]=1;[main.$G530];&quot;&quot;)">
            <text:p/>
          </table:table-cell>
          <table:table-cell table:formula="of:=IF([main.$H530]=2;[main.$F530];&quot;&quot;)">
            <text:p/>
          </table:table-cell>
          <table:table-cell table:formula="of:=IF([main.$H530]=2;[main.$G530];&quot;&quot;)">
            <text:p/>
          </table:table-cell>
        </table:table-row>
        <table:table-row table:style-name="ro1">
          <table:table-cell table:formula="of:=IF([main.$C531]=0;[main.$A531];&quot;&quot;)">
            <text:p/>
          </table:table-cell>
          <table:table-cell table:formula="of:=IF([main.$C531]=0;[main.$B531];&quot;&quot;)">
            <text:p/>
          </table:table-cell>
          <table:table-cell table:formula="of:=IF([main.$C531]=1;[main.$A531];&quot;&quot;)" office:value-type="float" office:value="-0.750739" calcext:value-type="float">
            <text:p>-0.750739</text:p>
          </table:table-cell>
          <table:table-cell table:formula="of:=IF([main.$C531]=1;[main.$B531];&quot;&quot;)" office:value-type="float" office:value="0.635675" calcext:value-type="float">
            <text:p>0.635675</text:p>
          </table:table-cell>
          <table:table-cell table:formula="of:=IF([main.$C531]=2;[main.$A531];&quot;&quot;)">
            <text:p/>
          </table:table-cell>
          <table:table-cell table:formula="of:=IF([main.$C531]=2;[main.$B531];&quot;&quot;)">
            <text:p/>
          </table:table-cell>
          <table:table-cell table:number-columns-repeated="2"/>
          <table:table-cell table:formula="of:=IF([main.$H531]=0;[main.$F531];&quot;&quot;)" office:value-type="float" office:value="-0.750739" calcext:value-type="float">
            <text:p>-0.750739</text:p>
          </table:table-cell>
          <table:table-cell table:formula="of:=IF([main.$H531]=0;[main.$G531];&quot;&quot;)" office:value-type="float" office:value="0.635675" calcext:value-type="float">
            <text:p>0.635675</text:p>
          </table:table-cell>
          <table:table-cell table:formula="of:=IF([main.$H531]=1;[main.$F531];&quot;&quot;)">
            <text:p/>
          </table:table-cell>
          <table:table-cell table:formula="of:=IF([main.$H531]=1;[main.$G531];&quot;&quot;)">
            <text:p/>
          </table:table-cell>
          <table:table-cell table:formula="of:=IF([main.$H531]=2;[main.$F531];&quot;&quot;)">
            <text:p/>
          </table:table-cell>
          <table:table-cell table:formula="of:=IF([main.$H531]=2;[main.$G531];&quot;&quot;)">
            <text:p/>
          </table:table-cell>
        </table:table-row>
        <table:table-row table:style-name="ro1">
          <table:table-cell table:formula="of:=IF([main.$C532]=0;[main.$A532];&quot;&quot;)">
            <text:p/>
          </table:table-cell>
          <table:table-cell table:formula="of:=IF([main.$C532]=0;[main.$B532];&quot;&quot;)">
            <text:p/>
          </table:table-cell>
          <table:table-cell table:formula="of:=IF([main.$C532]=1;[main.$A532];&quot;&quot;)" office:value-type="float" office:value="-0.143647" calcext:value-type="float">
            <text:p>-0.143647</text:p>
          </table:table-cell>
          <table:table-cell table:formula="of:=IF([main.$C532]=1;[main.$B532];&quot;&quot;)" office:value-type="float" office:value="1.04106" calcext:value-type="float">
            <text:p>1.04106</text:p>
          </table:table-cell>
          <table:table-cell table:formula="of:=IF([main.$C532]=2;[main.$A532];&quot;&quot;)">
            <text:p/>
          </table:table-cell>
          <table:table-cell table:formula="of:=IF([main.$C532]=2;[main.$B532];&quot;&quot;)">
            <text:p/>
          </table:table-cell>
          <table:table-cell table:number-columns-repeated="2"/>
          <table:table-cell table:formula="of:=IF([main.$H532]=0;[main.$F532];&quot;&quot;)" office:value-type="float" office:value="-0.143647" calcext:value-type="float">
            <text:p>-0.143647</text:p>
          </table:table-cell>
          <table:table-cell table:formula="of:=IF([main.$H532]=0;[main.$G532];&quot;&quot;)" office:value-type="float" office:value="1.04106" calcext:value-type="float">
            <text:p>1.04106</text:p>
          </table:table-cell>
          <table:table-cell table:formula="of:=IF([main.$H532]=1;[main.$F532];&quot;&quot;)">
            <text:p/>
          </table:table-cell>
          <table:table-cell table:formula="of:=IF([main.$H532]=1;[main.$G532];&quot;&quot;)">
            <text:p/>
          </table:table-cell>
          <table:table-cell table:formula="of:=IF([main.$H532]=2;[main.$F532];&quot;&quot;)">
            <text:p/>
          </table:table-cell>
          <table:table-cell table:formula="of:=IF([main.$H532]=2;[main.$G532];&quot;&quot;)">
            <text:p/>
          </table:table-cell>
        </table:table-row>
        <table:table-row table:style-name="ro1">
          <table:table-cell table:formula="of:=IF([main.$C533]=0;[main.$A533];&quot;&quot;)">
            <text:p/>
          </table:table-cell>
          <table:table-cell table:formula="of:=IF([main.$C533]=0;[main.$B533];&quot;&quot;)">
            <text:p/>
          </table:table-cell>
          <table:table-cell table:formula="of:=IF([main.$C533]=1;[main.$A533];&quot;&quot;)" office:value-type="float" office:value="-2.21502" calcext:value-type="float">
            <text:p>-2.21502</text:p>
          </table:table-cell>
          <table:table-cell table:formula="of:=IF([main.$C533]=1;[main.$B533];&quot;&quot;)" office:value-type="float" office:value="0.0153009" calcext:value-type="float">
            <text:p>0.0153009</text:p>
          </table:table-cell>
          <table:table-cell table:formula="of:=IF([main.$C533]=2;[main.$A533];&quot;&quot;)">
            <text:p/>
          </table:table-cell>
          <table:table-cell table:formula="of:=IF([main.$C533]=2;[main.$B533];&quot;&quot;)">
            <text:p/>
          </table:table-cell>
          <table:table-cell table:number-columns-repeated="2"/>
          <table:table-cell table:formula="of:=IF([main.$H533]=0;[main.$F533];&quot;&quot;)" office:value-type="float" office:value="-2.21502" calcext:value-type="float">
            <text:p>-2.21502</text:p>
          </table:table-cell>
          <table:table-cell table:formula="of:=IF([main.$H533]=0;[main.$G533];&quot;&quot;)" office:value-type="float" office:value="0.0153009" calcext:value-type="float">
            <text:p>0.0153009</text:p>
          </table:table-cell>
          <table:table-cell table:formula="of:=IF([main.$H533]=1;[main.$F533];&quot;&quot;)">
            <text:p/>
          </table:table-cell>
          <table:table-cell table:formula="of:=IF([main.$H533]=1;[main.$G533];&quot;&quot;)">
            <text:p/>
          </table:table-cell>
          <table:table-cell table:formula="of:=IF([main.$H533]=2;[main.$F533];&quot;&quot;)">
            <text:p/>
          </table:table-cell>
          <table:table-cell table:formula="of:=IF([main.$H533]=2;[main.$G533];&quot;&quot;)">
            <text:p/>
          </table:table-cell>
        </table:table-row>
        <table:table-row table:style-name="ro1">
          <table:table-cell table:formula="of:=IF([main.$C534]=0;[main.$A534];&quot;&quot;)">
            <text:p/>
          </table:table-cell>
          <table:table-cell table:formula="of:=IF([main.$C534]=0;[main.$B534];&quot;&quot;)">
            <text:p/>
          </table:table-cell>
          <table:table-cell table:formula="of:=IF([main.$C534]=1;[main.$A534];&quot;&quot;)" office:value-type="float" office:value="-1.16168" calcext:value-type="float">
            <text:p>-1.16168</text:p>
          </table:table-cell>
          <table:table-cell table:formula="of:=IF([main.$C534]=1;[main.$B534];&quot;&quot;)" office:value-type="float" office:value="-0.19712" calcext:value-type="float">
            <text:p>-0.19712</text:p>
          </table:table-cell>
          <table:table-cell table:formula="of:=IF([main.$C534]=2;[main.$A534];&quot;&quot;)">
            <text:p/>
          </table:table-cell>
          <table:table-cell table:formula="of:=IF([main.$C534]=2;[main.$B534];&quot;&quot;)">
            <text:p/>
          </table:table-cell>
          <table:table-cell table:number-columns-repeated="2"/>
          <table:table-cell table:formula="of:=IF([main.$H534]=0;[main.$F534];&quot;&quot;)" office:value-type="float" office:value="-1.16168" calcext:value-type="float">
            <text:p>-1.16168</text:p>
          </table:table-cell>
          <table:table-cell table:formula="of:=IF([main.$H534]=0;[main.$G534];&quot;&quot;)" office:value-type="float" office:value="-0.19712" calcext:value-type="float">
            <text:p>-0.19712</text:p>
          </table:table-cell>
          <table:table-cell table:formula="of:=IF([main.$H534]=1;[main.$F534];&quot;&quot;)">
            <text:p/>
          </table:table-cell>
          <table:table-cell table:formula="of:=IF([main.$H534]=1;[main.$G534];&quot;&quot;)">
            <text:p/>
          </table:table-cell>
          <table:table-cell table:formula="of:=IF([main.$H534]=2;[main.$F534];&quot;&quot;)">
            <text:p/>
          </table:table-cell>
          <table:table-cell table:formula="of:=IF([main.$H534]=2;[main.$G534];&quot;&quot;)">
            <text:p/>
          </table:table-cell>
        </table:table-row>
        <table:table-row table:style-name="ro1">
          <table:table-cell table:formula="of:=IF([main.$C535]=0;[main.$A535];&quot;&quot;)" office:value-type="float" office:value="0.980647" calcext:value-type="float">
            <text:p>0.980647</text:p>
          </table:table-cell>
          <table:table-cell table:formula="of:=IF([main.$C535]=0;[main.$B535];&quot;&quot;)" office:value-type="float" office:value="0.593965" calcext:value-type="float">
            <text:p>0.593965</text:p>
          </table:table-cell>
          <table:table-cell table:formula="of:=IF([main.$C535]=1;[main.$A535];&quot;&quot;)">
            <text:p/>
          </table:table-cell>
          <table:table-cell table:formula="of:=IF([main.$C535]=1;[main.$B535];&quot;&quot;)">
            <text:p/>
          </table:table-cell>
          <table:table-cell table:formula="of:=IF([main.$C535]=2;[main.$A535];&quot;&quot;)">
            <text:p/>
          </table:table-cell>
          <table:table-cell table:formula="of:=IF([main.$C535]=2;[main.$B535];&quot;&quot;)">
            <text:p/>
          </table:table-cell>
          <table:table-cell table:number-columns-repeated="2"/>
          <table:table-cell table:formula="of:=IF([main.$H535]=0;[main.$F535];&quot;&quot;)" office:value-type="float" office:value="0.980647" calcext:value-type="float">
            <text:p>0.980647</text:p>
          </table:table-cell>
          <table:table-cell table:formula="of:=IF([main.$H535]=0;[main.$G535];&quot;&quot;)" office:value-type="float" office:value="0.593965" calcext:value-type="float">
            <text:p>0.593965</text:p>
          </table:table-cell>
          <table:table-cell table:formula="of:=IF([main.$H535]=1;[main.$F535];&quot;&quot;)">
            <text:p/>
          </table:table-cell>
          <table:table-cell table:formula="of:=IF([main.$H535]=1;[main.$G535];&quot;&quot;)">
            <text:p/>
          </table:table-cell>
          <table:table-cell table:formula="of:=IF([main.$H535]=2;[main.$F535];&quot;&quot;)">
            <text:p/>
          </table:table-cell>
          <table:table-cell table:formula="of:=IF([main.$H535]=2;[main.$G535];&quot;&quot;)">
            <text:p/>
          </table:table-cell>
        </table:table-row>
        <table:table-row table:style-name="ro1">
          <table:table-cell table:formula="of:=IF([main.$C536]=0;[main.$A536];&quot;&quot;)" office:value-type="float" office:value="-1.548" calcext:value-type="float">
            <text:p>-1.548</text:p>
          </table:table-cell>
          <table:table-cell table:formula="of:=IF([main.$C536]=0;[main.$B536];&quot;&quot;)" office:value-type="float" office:value="-1.36033" calcext:value-type="float">
            <text:p>-1.36033</text:p>
          </table:table-cell>
          <table:table-cell table:formula="of:=IF([main.$C536]=1;[main.$A536];&quot;&quot;)">
            <text:p/>
          </table:table-cell>
          <table:table-cell table:formula="of:=IF([main.$C536]=1;[main.$B536];&quot;&quot;)">
            <text:p/>
          </table:table-cell>
          <table:table-cell table:formula="of:=IF([main.$C536]=2;[main.$A536];&quot;&quot;)">
            <text:p/>
          </table:table-cell>
          <table:table-cell table:formula="of:=IF([main.$C536]=2;[main.$B536];&quot;&quot;)">
            <text:p/>
          </table:table-cell>
          <table:table-cell table:number-columns-repeated="2"/>
          <table:table-cell table:formula="of:=IF([main.$H536]=0;[main.$F536];&quot;&quot;)" office:value-type="float" office:value="-1.548" calcext:value-type="float">
            <text:p>-1.548</text:p>
          </table:table-cell>
          <table:table-cell table:formula="of:=IF([main.$H536]=0;[main.$G536];&quot;&quot;)" office:value-type="float" office:value="-1.36033" calcext:value-type="float">
            <text:p>-1.36033</text:p>
          </table:table-cell>
          <table:table-cell table:formula="of:=IF([main.$H536]=1;[main.$F536];&quot;&quot;)">
            <text:p/>
          </table:table-cell>
          <table:table-cell table:formula="of:=IF([main.$H536]=1;[main.$G536];&quot;&quot;)">
            <text:p/>
          </table:table-cell>
          <table:table-cell table:formula="of:=IF([main.$H536]=2;[main.$F536];&quot;&quot;)">
            <text:p/>
          </table:table-cell>
          <table:table-cell table:formula="of:=IF([main.$H536]=2;[main.$G536];&quot;&quot;)">
            <text:p/>
          </table:table-cell>
        </table:table-row>
        <table:table-row table:style-name="ro1">
          <table:table-cell table:formula="of:=IF([main.$C537]=0;[main.$A537];&quot;&quot;)" office:value-type="float" office:value="0.348803" calcext:value-type="float">
            <text:p>0.348803</text:p>
          </table:table-cell>
          <table:table-cell table:formula="of:=IF([main.$C537]=0;[main.$B537];&quot;&quot;)" office:value-type="float" office:value="0.270986" calcext:value-type="float">
            <text:p>0.270986</text:p>
          </table:table-cell>
          <table:table-cell table:formula="of:=IF([main.$C537]=1;[main.$A537];&quot;&quot;)">
            <text:p/>
          </table:table-cell>
          <table:table-cell table:formula="of:=IF([main.$C537]=1;[main.$B537];&quot;&quot;)">
            <text:p/>
          </table:table-cell>
          <table:table-cell table:formula="of:=IF([main.$C537]=2;[main.$A537];&quot;&quot;)">
            <text:p/>
          </table:table-cell>
          <table:table-cell table:formula="of:=IF([main.$C537]=2;[main.$B537];&quot;&quot;)">
            <text:p/>
          </table:table-cell>
          <table:table-cell table:number-columns-repeated="2"/>
          <table:table-cell table:formula="of:=IF([main.$H537]=0;[main.$F537];&quot;&quot;)" office:value-type="float" office:value="0.348803" calcext:value-type="float">
            <text:p>0.348803</text:p>
          </table:table-cell>
          <table:table-cell table:formula="of:=IF([main.$H537]=0;[main.$G537];&quot;&quot;)" office:value-type="float" office:value="0.270986" calcext:value-type="float">
            <text:p>0.270986</text:p>
          </table:table-cell>
          <table:table-cell table:formula="of:=IF([main.$H537]=1;[main.$F537];&quot;&quot;)">
            <text:p/>
          </table:table-cell>
          <table:table-cell table:formula="of:=IF([main.$H537]=1;[main.$G537];&quot;&quot;)">
            <text:p/>
          </table:table-cell>
          <table:table-cell table:formula="of:=IF([main.$H537]=2;[main.$F537];&quot;&quot;)">
            <text:p/>
          </table:table-cell>
          <table:table-cell table:formula="of:=IF([main.$H537]=2;[main.$G537];&quot;&quot;)">
            <text:p/>
          </table:table-cell>
        </table:table-row>
        <table:table-row table:style-name="ro1">
          <table:table-cell table:formula="of:=IF([main.$C538]=0;[main.$A538];&quot;&quot;)" office:value-type="float" office:value="-1.15867" calcext:value-type="float">
            <text:p>-1.15867</text:p>
          </table:table-cell>
          <table:table-cell table:formula="of:=IF([main.$C538]=0;[main.$B538];&quot;&quot;)" office:value-type="float" office:value="-0.997734" calcext:value-type="float">
            <text:p>-0.997734</text:p>
          </table:table-cell>
          <table:table-cell table:formula="of:=IF([main.$C538]=1;[main.$A538];&quot;&quot;)">
            <text:p/>
          </table:table-cell>
          <table:table-cell table:formula="of:=IF([main.$C538]=1;[main.$B538];&quot;&quot;)">
            <text:p/>
          </table:table-cell>
          <table:table-cell table:formula="of:=IF([main.$C538]=2;[main.$A538];&quot;&quot;)">
            <text:p/>
          </table:table-cell>
          <table:table-cell table:formula="of:=IF([main.$C538]=2;[main.$B538];&quot;&quot;)">
            <text:p/>
          </table:table-cell>
          <table:table-cell table:number-columns-repeated="2"/>
          <table:table-cell table:formula="of:=IF([main.$H538]=0;[main.$F538];&quot;&quot;)" office:value-type="float" office:value="-1.15867" calcext:value-type="float">
            <text:p>-1.15867</text:p>
          </table:table-cell>
          <table:table-cell table:formula="of:=IF([main.$H538]=0;[main.$G538];&quot;&quot;)" office:value-type="float" office:value="-0.997734" calcext:value-type="float">
            <text:p>-0.997734</text:p>
          </table:table-cell>
          <table:table-cell table:formula="of:=IF([main.$H538]=1;[main.$F538];&quot;&quot;)">
            <text:p/>
          </table:table-cell>
          <table:table-cell table:formula="of:=IF([main.$H538]=1;[main.$G538];&quot;&quot;)">
            <text:p/>
          </table:table-cell>
          <table:table-cell table:formula="of:=IF([main.$H538]=2;[main.$F538];&quot;&quot;)">
            <text:p/>
          </table:table-cell>
          <table:table-cell table:formula="of:=IF([main.$H538]=2;[main.$G538];&quot;&quot;)">
            <text:p/>
          </table:table-cell>
        </table:table-row>
        <table:table-row table:style-name="ro1">
          <table:table-cell table:formula="of:=IF([main.$C539]=0;[main.$A539];&quot;&quot;)" office:value-type="float" office:value="0.768503" calcext:value-type="float">
            <text:p>0.768503</text:p>
          </table:table-cell>
          <table:table-cell table:formula="of:=IF([main.$C539]=0;[main.$B539];&quot;&quot;)" office:value-type="float" office:value="0.765961" calcext:value-type="float">
            <text:p>0.765961</text:p>
          </table:table-cell>
          <table:table-cell table:formula="of:=IF([main.$C539]=1;[main.$A539];&quot;&quot;)">
            <text:p/>
          </table:table-cell>
          <table:table-cell table:formula="of:=IF([main.$C539]=1;[main.$B539];&quot;&quot;)">
            <text:p/>
          </table:table-cell>
          <table:table-cell table:formula="of:=IF([main.$C539]=2;[main.$A539];&quot;&quot;)">
            <text:p/>
          </table:table-cell>
          <table:table-cell table:formula="of:=IF([main.$C539]=2;[main.$B539];&quot;&quot;)">
            <text:p/>
          </table:table-cell>
          <table:table-cell table:number-columns-repeated="2"/>
          <table:table-cell table:formula="of:=IF([main.$H539]=0;[main.$F539];&quot;&quot;)" office:value-type="float" office:value="0.768503" calcext:value-type="float">
            <text:p>0.768503</text:p>
          </table:table-cell>
          <table:table-cell table:formula="of:=IF([main.$H539]=0;[main.$G539];&quot;&quot;)" office:value-type="float" office:value="0.765961" calcext:value-type="float">
            <text:p>0.765961</text:p>
          </table:table-cell>
          <table:table-cell table:formula="of:=IF([main.$H539]=1;[main.$F539];&quot;&quot;)">
            <text:p/>
          </table:table-cell>
          <table:table-cell table:formula="of:=IF([main.$H539]=1;[main.$G539];&quot;&quot;)">
            <text:p/>
          </table:table-cell>
          <table:table-cell table:formula="of:=IF([main.$H539]=2;[main.$F539];&quot;&quot;)">
            <text:p/>
          </table:table-cell>
          <table:table-cell table:formula="of:=IF([main.$H539]=2;[main.$G539];&quot;&quot;)">
            <text:p/>
          </table:table-cell>
        </table:table-row>
        <table:table-row table:style-name="ro1">
          <table:table-cell table:formula="of:=IF([main.$C540]=0;[main.$A540];&quot;&quot;)" office:value-type="float" office:value="-0.421147" calcext:value-type="float">
            <text:p>-0.421147</text:p>
          </table:table-cell>
          <table:table-cell table:formula="of:=IF([main.$C540]=0;[main.$B540];&quot;&quot;)" office:value-type="float" office:value="-0.732379" calcext:value-type="float">
            <text:p>-0.732379</text:p>
          </table:table-cell>
          <table:table-cell table:formula="of:=IF([main.$C540]=1;[main.$A540];&quot;&quot;)">
            <text:p/>
          </table:table-cell>
          <table:table-cell table:formula="of:=IF([main.$C540]=1;[main.$B540];&quot;&quot;)">
            <text:p/>
          </table:table-cell>
          <table:table-cell table:formula="of:=IF([main.$C540]=2;[main.$A540];&quot;&quot;)">
            <text:p/>
          </table:table-cell>
          <table:table-cell table:formula="of:=IF([main.$C540]=2;[main.$B540];&quot;&quot;)">
            <text:p/>
          </table:table-cell>
          <table:table-cell table:number-columns-repeated="2"/>
          <table:table-cell table:formula="of:=IF([main.$H540]=0;[main.$F540];&quot;&quot;)" office:value-type="float" office:value="-0.421147" calcext:value-type="float">
            <text:p>-0.421147</text:p>
          </table:table-cell>
          <table:table-cell table:formula="of:=IF([main.$H540]=0;[main.$G540];&quot;&quot;)" office:value-type="float" office:value="-0.732379" calcext:value-type="float">
            <text:p>-0.732379</text:p>
          </table:table-cell>
          <table:table-cell table:formula="of:=IF([main.$H540]=1;[main.$F540];&quot;&quot;)">
            <text:p/>
          </table:table-cell>
          <table:table-cell table:formula="of:=IF([main.$H540]=1;[main.$G540];&quot;&quot;)">
            <text:p/>
          </table:table-cell>
          <table:table-cell table:formula="of:=IF([main.$H540]=2;[main.$F540];&quot;&quot;)">
            <text:p/>
          </table:table-cell>
          <table:table-cell table:formula="of:=IF([main.$H540]=2;[main.$G540];&quot;&quot;)">
            <text:p/>
          </table:table-cell>
        </table:table-row>
        <table:table-row table:style-name="ro1">
          <table:table-cell table:formula="of:=IF([main.$C541]=0;[main.$A541];&quot;&quot;)" office:value-type="float" office:value="-0.382751" calcext:value-type="float">
            <text:p>-0.382751</text:p>
          </table:table-cell>
          <table:table-cell table:formula="of:=IF([main.$C541]=0;[main.$B541];&quot;&quot;)" office:value-type="float" office:value="0.219713" calcext:value-type="float">
            <text:p>0.219713</text:p>
          </table:table-cell>
          <table:table-cell table:formula="of:=IF([main.$C541]=1;[main.$A541];&quot;&quot;)">
            <text:p/>
          </table:table-cell>
          <table:table-cell table:formula="of:=IF([main.$C541]=1;[main.$B541];&quot;&quot;)">
            <text:p/>
          </table:table-cell>
          <table:table-cell table:formula="of:=IF([main.$C541]=2;[main.$A541];&quot;&quot;)">
            <text:p/>
          </table:table-cell>
          <table:table-cell table:formula="of:=IF([main.$C541]=2;[main.$B541];&quot;&quot;)">
            <text:p/>
          </table:table-cell>
          <table:table-cell table:number-columns-repeated="2"/>
          <table:table-cell table:formula="of:=IF([main.$H541]=0;[main.$F541];&quot;&quot;)" office:value-type="float" office:value="-0.382751" calcext:value-type="float">
            <text:p>-0.382751</text:p>
          </table:table-cell>
          <table:table-cell table:formula="of:=IF([main.$H541]=0;[main.$G541];&quot;&quot;)" office:value-type="float" office:value="0.219713" calcext:value-type="float">
            <text:p>0.219713</text:p>
          </table:table-cell>
          <table:table-cell table:formula="of:=IF([main.$H541]=1;[main.$F541];&quot;&quot;)">
            <text:p/>
          </table:table-cell>
          <table:table-cell table:formula="of:=IF([main.$H541]=1;[main.$G541];&quot;&quot;)">
            <text:p/>
          </table:table-cell>
          <table:table-cell table:formula="of:=IF([main.$H541]=2;[main.$F541];&quot;&quot;)">
            <text:p/>
          </table:table-cell>
          <table:table-cell table:formula="of:=IF([main.$H541]=2;[main.$G541];&quot;&quot;)">
            <text:p/>
          </table:table-cell>
        </table:table-row>
        <table:table-row table:style-name="ro1">
          <table:table-cell table:formula="of:=IF([main.$C542]=0;[main.$A542];&quot;&quot;)">
            <text:p/>
          </table:table-cell>
          <table:table-cell table:formula="of:=IF([main.$C542]=0;[main.$B542];&quot;&quot;)">
            <text:p/>
          </table:table-cell>
          <table:table-cell table:formula="of:=IF([main.$C542]=1;[main.$A542];&quot;&quot;)" office:value-type="float" office:value="-2.50747" calcext:value-type="float">
            <text:p>-2.50747</text:p>
          </table:table-cell>
          <table:table-cell table:formula="of:=IF([main.$C542]=1;[main.$B542];&quot;&quot;)" office:value-type="float" office:value="-1.30503" calcext:value-type="float">
            <text:p>-1.30503</text:p>
          </table:table-cell>
          <table:table-cell table:formula="of:=IF([main.$C542]=2;[main.$A542];&quot;&quot;)">
            <text:p/>
          </table:table-cell>
          <table:table-cell table:formula="of:=IF([main.$C542]=2;[main.$B542];&quot;&quot;)">
            <text:p/>
          </table:table-cell>
          <table:table-cell table:number-columns-repeated="2"/>
          <table:table-cell table:formula="of:=IF([main.$H542]=0;[main.$F542];&quot;&quot;)" office:value-type="float" office:value="-2.50747" calcext:value-type="float">
            <text:p>-2.50747</text:p>
          </table:table-cell>
          <table:table-cell table:formula="of:=IF([main.$H542]=0;[main.$G542];&quot;&quot;)" office:value-type="float" office:value="-1.30503" calcext:value-type="float">
            <text:p>-1.30503</text:p>
          </table:table-cell>
          <table:table-cell table:formula="of:=IF([main.$H542]=1;[main.$F542];&quot;&quot;)">
            <text:p/>
          </table:table-cell>
          <table:table-cell table:formula="of:=IF([main.$H542]=1;[main.$G542];&quot;&quot;)">
            <text:p/>
          </table:table-cell>
          <table:table-cell table:formula="of:=IF([main.$H542]=2;[main.$F542];&quot;&quot;)">
            <text:p/>
          </table:table-cell>
          <table:table-cell table:formula="of:=IF([main.$H542]=2;[main.$G542];&quot;&quot;)">
            <text:p/>
          </table:table-cell>
        </table:table-row>
        <table:table-row table:style-name="ro1">
          <table:table-cell table:formula="of:=IF([main.$C543]=0;[main.$A543];&quot;&quot;)">
            <text:p/>
          </table:table-cell>
          <table:table-cell table:formula="of:=IF([main.$C543]=0;[main.$B543];&quot;&quot;)">
            <text:p/>
          </table:table-cell>
          <table:table-cell table:formula="of:=IF([main.$C543]=1;[main.$A543];&quot;&quot;)" office:value-type="float" office:value="1.04619" calcext:value-type="float">
            <text:p>1.04619</text:p>
          </table:table-cell>
          <table:table-cell table:formula="of:=IF([main.$C543]=1;[main.$B543];&quot;&quot;)" office:value-type="float" office:value="2.09753" calcext:value-type="float">
            <text:p>2.09753</text:p>
          </table:table-cell>
          <table:table-cell table:formula="of:=IF([main.$C543]=2;[main.$A543];&quot;&quot;)">
            <text:p/>
          </table:table-cell>
          <table:table-cell table:formula="of:=IF([main.$C543]=2;[main.$B543];&quot;&quot;)">
            <text:p/>
          </table:table-cell>
          <table:table-cell table:number-columns-repeated="2"/>
          <table:table-cell table:formula="of:=IF([main.$H543]=0;[main.$F543];&quot;&quot;)" office:value-type="float" office:value="1.04619" calcext:value-type="float">
            <text:p>1.04619</text:p>
          </table:table-cell>
          <table:table-cell table:formula="of:=IF([main.$H543]=0;[main.$G543];&quot;&quot;)" office:value-type="float" office:value="2.09753" calcext:value-type="float">
            <text:p>2.09753</text:p>
          </table:table-cell>
          <table:table-cell table:formula="of:=IF([main.$H543]=1;[main.$F543];&quot;&quot;)">
            <text:p/>
          </table:table-cell>
          <table:table-cell table:formula="of:=IF([main.$H543]=1;[main.$G543];&quot;&quot;)">
            <text:p/>
          </table:table-cell>
          <table:table-cell table:formula="of:=IF([main.$H543]=2;[main.$F543];&quot;&quot;)">
            <text:p/>
          </table:table-cell>
          <table:table-cell table:formula="of:=IF([main.$H543]=2;[main.$G543];&quot;&quot;)">
            <text:p/>
          </table:table-cell>
        </table:table-row>
        <table:table-row table:style-name="ro1">
          <table:table-cell table:formula="of:=IF([main.$C544]=0;[main.$A544];&quot;&quot;)" office:value-type="float" office:value="1.82947" calcext:value-type="float">
            <text:p>1.82947</text:p>
          </table:table-cell>
          <table:table-cell table:formula="of:=IF([main.$C544]=0;[main.$B544];&quot;&quot;)" office:value-type="float" office:value="1.61551" calcext:value-type="float">
            <text:p>1.61551</text:p>
          </table:table-cell>
          <table:table-cell table:formula="of:=IF([main.$C544]=1;[main.$A544];&quot;&quot;)">
            <text:p/>
          </table:table-cell>
          <table:table-cell table:formula="of:=IF([main.$C544]=1;[main.$B544];&quot;&quot;)">
            <text:p/>
          </table:table-cell>
          <table:table-cell table:formula="of:=IF([main.$C544]=2;[main.$A544];&quot;&quot;)">
            <text:p/>
          </table:table-cell>
          <table:table-cell table:formula="of:=IF([main.$C544]=2;[main.$B544];&quot;&quot;)">
            <text:p/>
          </table:table-cell>
          <table:table-cell table:number-columns-repeated="2"/>
          <table:table-cell table:formula="of:=IF([main.$H544]=0;[main.$F544];&quot;&quot;)" office:value-type="float" office:value="1.82947" calcext:value-type="float">
            <text:p>1.82947</text:p>
          </table:table-cell>
          <table:table-cell table:formula="of:=IF([main.$H544]=0;[main.$G544];&quot;&quot;)" office:value-type="float" office:value="1.61551" calcext:value-type="float">
            <text:p>1.61551</text:p>
          </table:table-cell>
          <table:table-cell table:formula="of:=IF([main.$H544]=1;[main.$F544];&quot;&quot;)">
            <text:p/>
          </table:table-cell>
          <table:table-cell table:formula="of:=IF([main.$H544]=1;[main.$G544];&quot;&quot;)">
            <text:p/>
          </table:table-cell>
          <table:table-cell table:formula="of:=IF([main.$H544]=2;[main.$F544];&quot;&quot;)">
            <text:p/>
          </table:table-cell>
          <table:table-cell table:formula="of:=IF([main.$H544]=2;[main.$G544];&quot;&quot;)">
            <text:p/>
          </table:table-cell>
        </table:table-row>
        <table:table-row table:style-name="ro1">
          <table:table-cell table:formula="of:=IF([main.$C545]=0;[main.$A545];&quot;&quot;)" office:value-type="float" office:value="0.570765" calcext:value-type="float">
            <text:p>0.570765</text:p>
          </table:table-cell>
          <table:table-cell table:formula="of:=IF([main.$C545]=0;[main.$B545];&quot;&quot;)" office:value-type="float" office:value="0.793526" calcext:value-type="float">
            <text:p>0.793526</text:p>
          </table:table-cell>
          <table:table-cell table:formula="of:=IF([main.$C545]=1;[main.$A545];&quot;&quot;)">
            <text:p/>
          </table:table-cell>
          <table:table-cell table:formula="of:=IF([main.$C545]=1;[main.$B545];&quot;&quot;)">
            <text:p/>
          </table:table-cell>
          <table:table-cell table:formula="of:=IF([main.$C545]=2;[main.$A545];&quot;&quot;)">
            <text:p/>
          </table:table-cell>
          <table:table-cell table:formula="of:=IF([main.$C545]=2;[main.$B545];&quot;&quot;)">
            <text:p/>
          </table:table-cell>
          <table:table-cell table:number-columns-repeated="2"/>
          <table:table-cell table:formula="of:=IF([main.$H545]=0;[main.$F545];&quot;&quot;)" office:value-type="float" office:value="0.570765" calcext:value-type="float">
            <text:p>0.570765</text:p>
          </table:table-cell>
          <table:table-cell table:formula="of:=IF([main.$H545]=0;[main.$G545];&quot;&quot;)" office:value-type="float" office:value="0.793526" calcext:value-type="float">
            <text:p>0.793526</text:p>
          </table:table-cell>
          <table:table-cell table:formula="of:=IF([main.$H545]=1;[main.$F545];&quot;&quot;)">
            <text:p/>
          </table:table-cell>
          <table:table-cell table:formula="of:=IF([main.$H545]=1;[main.$G545];&quot;&quot;)">
            <text:p/>
          </table:table-cell>
          <table:table-cell table:formula="of:=IF([main.$H545]=2;[main.$F545];&quot;&quot;)">
            <text:p/>
          </table:table-cell>
          <table:table-cell table:formula="of:=IF([main.$H545]=2;[main.$G545];&quot;&quot;)">
            <text:p/>
          </table:table-cell>
        </table:table-row>
        <table:table-row table:style-name="ro1">
          <table:table-cell table:formula="of:=IF([main.$C546]=0;[main.$A546];&quot;&quot;)">
            <text:p/>
          </table:table-cell>
          <table:table-cell table:formula="of:=IF([main.$C546]=0;[main.$B546];&quot;&quot;)">
            <text:p/>
          </table:table-cell>
          <table:table-cell table:formula="of:=IF([main.$C546]=1;[main.$A546];&quot;&quot;)">
            <text:p/>
          </table:table-cell>
          <table:table-cell table:formula="of:=IF([main.$C546]=1;[main.$B546];&quot;&quot;)">
            <text:p/>
          </table:table-cell>
          <table:table-cell table:formula="of:=IF([main.$C546]=2;[main.$A546];&quot;&quot;)" office:value-type="float" office:value="1.8545" calcext:value-type="float">
            <text:p>1.8545</text:p>
          </table:table-cell>
          <table:table-cell table:formula="of:=IF([main.$C546]=2;[main.$B546];&quot;&quot;)" office:value-type="float" office:value="-0.314611" calcext:value-type="float">
            <text:p>-0.314611</text:p>
          </table:table-cell>
          <table:table-cell table:number-columns-repeated="2"/>
          <table:table-cell table:formula="of:=IF([main.$H546]=0;[main.$F546];&quot;&quot;)" office:value-type="float" office:value="1.8545" calcext:value-type="float">
            <text:p>1.8545</text:p>
          </table:table-cell>
          <table:table-cell table:formula="of:=IF([main.$H546]=0;[main.$G546];&quot;&quot;)" office:value-type="float" office:value="-0.314611" calcext:value-type="float">
            <text:p>-0.314611</text:p>
          </table:table-cell>
          <table:table-cell table:formula="of:=IF([main.$H546]=1;[main.$F546];&quot;&quot;)">
            <text:p/>
          </table:table-cell>
          <table:table-cell table:formula="of:=IF([main.$H546]=1;[main.$G546];&quot;&quot;)">
            <text:p/>
          </table:table-cell>
          <table:table-cell table:formula="of:=IF([main.$H546]=2;[main.$F546];&quot;&quot;)">
            <text:p/>
          </table:table-cell>
          <table:table-cell table:formula="of:=IF([main.$H546]=2;[main.$G546];&quot;&quot;)">
            <text:p/>
          </table:table-cell>
        </table:table-row>
        <table:table-row table:style-name="ro1">
          <table:table-cell table:formula="of:=IF([main.$C547]=0;[main.$A547];&quot;&quot;)" office:value-type="float" office:value="-0.356448" calcext:value-type="float">
            <text:p>-0.356448</text:p>
          </table:table-cell>
          <table:table-cell table:formula="of:=IF([main.$C547]=0;[main.$B547];&quot;&quot;)" office:value-type="float" office:value="-0.458918" calcext:value-type="float">
            <text:p>-0.458918</text:p>
          </table:table-cell>
          <table:table-cell table:formula="of:=IF([main.$C547]=1;[main.$A547];&quot;&quot;)">
            <text:p/>
          </table:table-cell>
          <table:table-cell table:formula="of:=IF([main.$C547]=1;[main.$B547];&quot;&quot;)">
            <text:p/>
          </table:table-cell>
          <table:table-cell table:formula="of:=IF([main.$C547]=2;[main.$A547];&quot;&quot;)">
            <text:p/>
          </table:table-cell>
          <table:table-cell table:formula="of:=IF([main.$C547]=2;[main.$B547];&quot;&quot;)">
            <text:p/>
          </table:table-cell>
          <table:table-cell table:number-columns-repeated="2"/>
          <table:table-cell table:formula="of:=IF([main.$H547]=0;[main.$F547];&quot;&quot;)" office:value-type="float" office:value="-0.356448" calcext:value-type="float">
            <text:p>-0.356448</text:p>
          </table:table-cell>
          <table:table-cell table:formula="of:=IF([main.$H547]=0;[main.$G547];&quot;&quot;)" office:value-type="float" office:value="-0.458918" calcext:value-type="float">
            <text:p>-0.458918</text:p>
          </table:table-cell>
          <table:table-cell table:formula="of:=IF([main.$H547]=1;[main.$F547];&quot;&quot;)">
            <text:p/>
          </table:table-cell>
          <table:table-cell table:formula="of:=IF([main.$H547]=1;[main.$G547];&quot;&quot;)">
            <text:p/>
          </table:table-cell>
          <table:table-cell table:formula="of:=IF([main.$H547]=2;[main.$F547];&quot;&quot;)">
            <text:p/>
          </table:table-cell>
          <table:table-cell table:formula="of:=IF([main.$H547]=2;[main.$G547];&quot;&quot;)">
            <text:p/>
          </table:table-cell>
        </table:table-row>
        <table:table-row table:style-name="ro1">
          <table:table-cell table:formula="of:=IF([main.$C548]=0;[main.$A548];&quot;&quot;)">
            <text:p/>
          </table:table-cell>
          <table:table-cell table:formula="of:=IF([main.$C548]=0;[main.$B548];&quot;&quot;)">
            <text:p/>
          </table:table-cell>
          <table:table-cell table:formula="of:=IF([main.$C548]=1;[main.$A548];&quot;&quot;)" office:value-type="float" office:value="0.370242" calcext:value-type="float">
            <text:p>0.370242</text:p>
          </table:table-cell>
          <table:table-cell table:formula="of:=IF([main.$C548]=1;[main.$B548];&quot;&quot;)" office:value-type="float" office:value="2.16917" calcext:value-type="float">
            <text:p>2.16917</text:p>
          </table:table-cell>
          <table:table-cell table:formula="of:=IF([main.$C548]=2;[main.$A548];&quot;&quot;)">
            <text:p/>
          </table:table-cell>
          <table:table-cell table:formula="of:=IF([main.$C548]=2;[main.$B548];&quot;&quot;)">
            <text:p/>
          </table:table-cell>
          <table:table-cell table:number-columns-repeated="2"/>
          <table:table-cell table:formula="of:=IF([main.$H548]=0;[main.$F548];&quot;&quot;)" office:value-type="float" office:value="0.370242" calcext:value-type="float">
            <text:p>0.370242</text:p>
          </table:table-cell>
          <table:table-cell table:formula="of:=IF([main.$H548]=0;[main.$G548];&quot;&quot;)" office:value-type="float" office:value="2.16917" calcext:value-type="float">
            <text:p>2.16917</text:p>
          </table:table-cell>
          <table:table-cell table:formula="of:=IF([main.$H548]=1;[main.$F548];&quot;&quot;)">
            <text:p/>
          </table:table-cell>
          <table:table-cell table:formula="of:=IF([main.$H548]=1;[main.$G548];&quot;&quot;)">
            <text:p/>
          </table:table-cell>
          <table:table-cell table:formula="of:=IF([main.$H548]=2;[main.$F548];&quot;&quot;)">
            <text:p/>
          </table:table-cell>
          <table:table-cell table:formula="of:=IF([main.$H548]=2;[main.$G548];&quot;&quot;)">
            <text:p/>
          </table:table-cell>
        </table:table-row>
        <table:table-row table:style-name="ro1">
          <table:table-cell table:formula="of:=IF([main.$C549]=0;[main.$A549];&quot;&quot;)">
            <text:p/>
          </table:table-cell>
          <table:table-cell table:formula="of:=IF([main.$C549]=0;[main.$B549];&quot;&quot;)">
            <text:p/>
          </table:table-cell>
          <table:table-cell table:formula="of:=IF([main.$C549]=1;[main.$A549];&quot;&quot;)" office:value-type="float" office:value="-1.19762" calcext:value-type="float">
            <text:p>-1.19762</text:p>
          </table:table-cell>
          <table:table-cell table:formula="of:=IF([main.$C549]=1;[main.$B549];&quot;&quot;)" office:value-type="float" office:value="-0.40829" calcext:value-type="float">
            <text:p>-0.40829</text:p>
          </table:table-cell>
          <table:table-cell table:formula="of:=IF([main.$C549]=2;[main.$A549];&quot;&quot;)">
            <text:p/>
          </table:table-cell>
          <table:table-cell table:formula="of:=IF([main.$C549]=2;[main.$B549];&quot;&quot;)">
            <text:p/>
          </table:table-cell>
          <table:table-cell table:number-columns-repeated="2"/>
          <table:table-cell table:formula="of:=IF([main.$H549]=0;[main.$F549];&quot;&quot;)" office:value-type="float" office:value="-1.19762" calcext:value-type="float">
            <text:p>-1.19762</text:p>
          </table:table-cell>
          <table:table-cell table:formula="of:=IF([main.$H549]=0;[main.$G549];&quot;&quot;)" office:value-type="float" office:value="-0.40829" calcext:value-type="float">
            <text:p>-0.40829</text:p>
          </table:table-cell>
          <table:table-cell table:formula="of:=IF([main.$H549]=1;[main.$F549];&quot;&quot;)">
            <text:p/>
          </table:table-cell>
          <table:table-cell table:formula="of:=IF([main.$H549]=1;[main.$G549];&quot;&quot;)">
            <text:p/>
          </table:table-cell>
          <table:table-cell table:formula="of:=IF([main.$H549]=2;[main.$F549];&quot;&quot;)">
            <text:p/>
          </table:table-cell>
          <table:table-cell table:formula="of:=IF([main.$H549]=2;[main.$G549];&quot;&quot;)">
            <text:p/>
          </table:table-cell>
        </table:table-row>
        <table:table-row table:style-name="ro1">
          <table:table-cell table:formula="of:=IF([main.$C550]=0;[main.$A550];&quot;&quot;)" office:value-type="float" office:value="0.777019" calcext:value-type="float">
            <text:p>0.777019</text:p>
          </table:table-cell>
          <table:table-cell table:formula="of:=IF([main.$C550]=0;[main.$B550];&quot;&quot;)" office:value-type="float" office:value="0.461648" calcext:value-type="float">
            <text:p>0.461648</text:p>
          </table:table-cell>
          <table:table-cell table:formula="of:=IF([main.$C550]=1;[main.$A550];&quot;&quot;)">
            <text:p/>
          </table:table-cell>
          <table:table-cell table:formula="of:=IF([main.$C550]=1;[main.$B550];&quot;&quot;)">
            <text:p/>
          </table:table-cell>
          <table:table-cell table:formula="of:=IF([main.$C550]=2;[main.$A550];&quot;&quot;)">
            <text:p/>
          </table:table-cell>
          <table:table-cell table:formula="of:=IF([main.$C550]=2;[main.$B550];&quot;&quot;)">
            <text:p/>
          </table:table-cell>
          <table:table-cell table:number-columns-repeated="2"/>
          <table:table-cell table:formula="of:=IF([main.$H550]=0;[main.$F550];&quot;&quot;)" office:value-type="float" office:value="0.777019" calcext:value-type="float">
            <text:p>0.777019</text:p>
          </table:table-cell>
          <table:table-cell table:formula="of:=IF([main.$H550]=0;[main.$G550];&quot;&quot;)" office:value-type="float" office:value="0.461648" calcext:value-type="float">
            <text:p>0.461648</text:p>
          </table:table-cell>
          <table:table-cell table:formula="of:=IF([main.$H550]=1;[main.$F550];&quot;&quot;)">
            <text:p/>
          </table:table-cell>
          <table:table-cell table:formula="of:=IF([main.$H550]=1;[main.$G550];&quot;&quot;)">
            <text:p/>
          </table:table-cell>
          <table:table-cell table:formula="of:=IF([main.$H550]=2;[main.$F550];&quot;&quot;)">
            <text:p/>
          </table:table-cell>
          <table:table-cell table:formula="of:=IF([main.$H550]=2;[main.$G550];&quot;&quot;)">
            <text:p/>
          </table:table-cell>
        </table:table-row>
        <table:table-row table:style-name="ro1">
          <table:table-cell table:formula="of:=IF([main.$C551]=0;[main.$A551];&quot;&quot;)">
            <text:p/>
          </table:table-cell>
          <table:table-cell table:formula="of:=IF([main.$C551]=0;[main.$B551];&quot;&quot;)">
            <text:p/>
          </table:table-cell>
          <table:table-cell table:formula="of:=IF([main.$C551]=1;[main.$A551];&quot;&quot;)" office:value-type="float" office:value="1.12267" calcext:value-type="float">
            <text:p>1.12267</text:p>
          </table:table-cell>
          <table:table-cell table:formula="of:=IF([main.$C551]=1;[main.$B551];&quot;&quot;)" office:value-type="float" office:value="2.51648" calcext:value-type="float">
            <text:p>2.51648</text:p>
          </table:table-cell>
          <table:table-cell table:formula="of:=IF([main.$C551]=2;[main.$A551];&quot;&quot;)">
            <text:p/>
          </table:table-cell>
          <table:table-cell table:formula="of:=IF([main.$C551]=2;[main.$B551];&quot;&quot;)">
            <text:p/>
          </table:table-cell>
          <table:table-cell table:number-columns-repeated="2"/>
          <table:table-cell table:formula="of:=IF([main.$H551]=0;[main.$F551];&quot;&quot;)" office:value-type="float" office:value="1.12267" calcext:value-type="float">
            <text:p>1.12267</text:p>
          </table:table-cell>
          <table:table-cell table:formula="of:=IF([main.$H551]=0;[main.$G551];&quot;&quot;)" office:value-type="float" office:value="2.51648" calcext:value-type="float">
            <text:p>2.51648</text:p>
          </table:table-cell>
          <table:table-cell table:formula="of:=IF([main.$H551]=1;[main.$F551];&quot;&quot;)">
            <text:p/>
          </table:table-cell>
          <table:table-cell table:formula="of:=IF([main.$H551]=1;[main.$G551];&quot;&quot;)">
            <text:p/>
          </table:table-cell>
          <table:table-cell table:formula="of:=IF([main.$H551]=2;[main.$F551];&quot;&quot;)">
            <text:p/>
          </table:table-cell>
          <table:table-cell table:formula="of:=IF([main.$H551]=2;[main.$G551];&quot;&quot;)">
            <text:p/>
          </table:table-cell>
        </table:table-row>
        <table:table-row table:style-name="ro1">
          <table:table-cell table:formula="of:=IF([main.$C552]=0;[main.$A552];&quot;&quot;)">
            <text:p/>
          </table:table-cell>
          <table:table-cell table:formula="of:=IF([main.$C552]=0;[main.$B552];&quot;&quot;)">
            <text:p/>
          </table:table-cell>
          <table:table-cell table:formula="of:=IF([main.$C552]=1;[main.$A552];&quot;&quot;)">
            <text:p/>
          </table:table-cell>
          <table:table-cell table:formula="of:=IF([main.$C552]=1;[main.$B552];&quot;&quot;)">
            <text:p/>
          </table:table-cell>
          <table:table-cell table:formula="of:=IF([main.$C552]=2;[main.$A552];&quot;&quot;)" office:value-type="float" office:value="1.09849" calcext:value-type="float">
            <text:p>1.09849</text:p>
          </table:table-cell>
          <table:table-cell table:formula="of:=IF([main.$C552]=2;[main.$B552];&quot;&quot;)" office:value-type="float" office:value="-0.294016" calcext:value-type="float">
            <text:p>-0.294016</text:p>
          </table:table-cell>
          <table:table-cell table:number-columns-repeated="2"/>
          <table:table-cell table:formula="of:=IF([main.$H552]=0;[main.$F552];&quot;&quot;)" office:value-type="float" office:value="1.09849" calcext:value-type="float">
            <text:p>1.09849</text:p>
          </table:table-cell>
          <table:table-cell table:formula="of:=IF([main.$H552]=0;[main.$G552];&quot;&quot;)" office:value-type="float" office:value="-0.294016" calcext:value-type="float">
            <text:p>-0.294016</text:p>
          </table:table-cell>
          <table:table-cell table:formula="of:=IF([main.$H552]=1;[main.$F552];&quot;&quot;)">
            <text:p/>
          </table:table-cell>
          <table:table-cell table:formula="of:=IF([main.$H552]=1;[main.$G552];&quot;&quot;)">
            <text:p/>
          </table:table-cell>
          <table:table-cell table:formula="of:=IF([main.$H552]=2;[main.$F552];&quot;&quot;)">
            <text:p/>
          </table:table-cell>
          <table:table-cell table:formula="of:=IF([main.$H552]=2;[main.$G552];&quot;&quot;)">
            <text:p/>
          </table:table-cell>
        </table:table-row>
        <table:table-row table:style-name="ro1">
          <table:table-cell table:formula="of:=IF([main.$C553]=0;[main.$A553];&quot;&quot;)">
            <text:p/>
          </table:table-cell>
          <table:table-cell table:formula="of:=IF([main.$C553]=0;[main.$B553];&quot;&quot;)">
            <text:p/>
          </table:table-cell>
          <table:table-cell table:formula="of:=IF([main.$C553]=1;[main.$A553];&quot;&quot;)" office:value-type="float" office:value="1.57206" calcext:value-type="float">
            <text:p>1.57206</text:p>
          </table:table-cell>
          <table:table-cell table:formula="of:=IF([main.$C553]=1;[main.$B553];&quot;&quot;)" office:value-type="float" office:value="2.84101" calcext:value-type="float">
            <text:p>2.84101</text:p>
          </table:table-cell>
          <table:table-cell table:formula="of:=IF([main.$C553]=2;[main.$A553];&quot;&quot;)">
            <text:p/>
          </table:table-cell>
          <table:table-cell table:formula="of:=IF([main.$C553]=2;[main.$B553];&quot;&quot;)">
            <text:p/>
          </table:table-cell>
          <table:table-cell table:number-columns-repeated="2"/>
          <table:table-cell table:formula="of:=IF([main.$H553]=0;[main.$F553];&quot;&quot;)" office:value-type="float" office:value="1.57206" calcext:value-type="float">
            <text:p>1.57206</text:p>
          </table:table-cell>
          <table:table-cell table:formula="of:=IF([main.$H553]=0;[main.$G553];&quot;&quot;)" office:value-type="float" office:value="2.84101" calcext:value-type="float">
            <text:p>2.84101</text:p>
          </table:table-cell>
          <table:table-cell table:formula="of:=IF([main.$H553]=1;[main.$F553];&quot;&quot;)">
            <text:p/>
          </table:table-cell>
          <table:table-cell table:formula="of:=IF([main.$H553]=1;[main.$G553];&quot;&quot;)">
            <text:p/>
          </table:table-cell>
          <table:table-cell table:formula="of:=IF([main.$H553]=2;[main.$F553];&quot;&quot;)">
            <text:p/>
          </table:table-cell>
          <table:table-cell table:formula="of:=IF([main.$H553]=2;[main.$G553];&quot;&quot;)">
            <text:p/>
          </table:table-cell>
        </table:table-row>
        <table:table-row table:style-name="ro1">
          <table:table-cell table:formula="of:=IF([main.$C554]=0;[main.$A554];&quot;&quot;)">
            <text:p/>
          </table:table-cell>
          <table:table-cell table:formula="of:=IF([main.$C554]=0;[main.$B554];&quot;&quot;)">
            <text:p/>
          </table:table-cell>
          <table:table-cell table:formula="of:=IF([main.$C554]=1;[main.$A554];&quot;&quot;)" office:value-type="float" office:value="-0.447719" calcext:value-type="float">
            <text:p>-0.447719</text:p>
          </table:table-cell>
          <table:table-cell table:formula="of:=IF([main.$C554]=1;[main.$B554];&quot;&quot;)" office:value-type="float" office:value="1.59919" calcext:value-type="float">
            <text:p>1.59919</text:p>
          </table:table-cell>
          <table:table-cell table:formula="of:=IF([main.$C554]=2;[main.$A554];&quot;&quot;)">
            <text:p/>
          </table:table-cell>
          <table:table-cell table:formula="of:=IF([main.$C554]=2;[main.$B554];&quot;&quot;)">
            <text:p/>
          </table:table-cell>
          <table:table-cell table:number-columns-repeated="2"/>
          <table:table-cell table:formula="of:=IF([main.$H554]=0;[main.$F554];&quot;&quot;)" office:value-type="float" office:value="-0.447719" calcext:value-type="float">
            <text:p>-0.447719</text:p>
          </table:table-cell>
          <table:table-cell table:formula="of:=IF([main.$H554]=0;[main.$G554];&quot;&quot;)" office:value-type="float" office:value="1.59919" calcext:value-type="float">
            <text:p>1.59919</text:p>
          </table:table-cell>
          <table:table-cell table:formula="of:=IF([main.$H554]=1;[main.$F554];&quot;&quot;)">
            <text:p/>
          </table:table-cell>
          <table:table-cell table:formula="of:=IF([main.$H554]=1;[main.$G554];&quot;&quot;)">
            <text:p/>
          </table:table-cell>
          <table:table-cell table:formula="of:=IF([main.$H554]=2;[main.$F554];&quot;&quot;)">
            <text:p/>
          </table:table-cell>
          <table:table-cell table:formula="of:=IF([main.$H554]=2;[main.$G554];&quot;&quot;)">
            <text:p/>
          </table:table-cell>
        </table:table-row>
        <table:table-row table:style-name="ro1">
          <table:table-cell table:formula="of:=IF([main.$C555]=0;[main.$A555];&quot;&quot;)">
            <text:p/>
          </table:table-cell>
          <table:table-cell table:formula="of:=IF([main.$C555]=0;[main.$B555];&quot;&quot;)">
            <text:p/>
          </table:table-cell>
          <table:table-cell table:formula="of:=IF([main.$C555]=1;[main.$A555];&quot;&quot;)">
            <text:p/>
          </table:table-cell>
          <table:table-cell table:formula="of:=IF([main.$C555]=1;[main.$B555];&quot;&quot;)">
            <text:p/>
          </table:table-cell>
          <table:table-cell table:formula="of:=IF([main.$C555]=2;[main.$A555];&quot;&quot;)" office:value-type="float" office:value="-0.377152" calcext:value-type="float">
            <text:p>-0.377152</text:p>
          </table:table-cell>
          <table:table-cell table:formula="of:=IF([main.$C555]=2;[main.$B555];&quot;&quot;)" office:value-type="float" office:value="-1.72858" calcext:value-type="float">
            <text:p>-1.72858</text:p>
          </table:table-cell>
          <table:table-cell table:number-columns-repeated="2"/>
          <table:table-cell table:formula="of:=IF([main.$H555]=0;[main.$F555];&quot;&quot;)" office:value-type="float" office:value="-0.377152" calcext:value-type="float">
            <text:p>-0.377152</text:p>
          </table:table-cell>
          <table:table-cell table:formula="of:=IF([main.$H555]=0;[main.$G555];&quot;&quot;)" office:value-type="float" office:value="-1.72858" calcext:value-type="float">
            <text:p>-1.72858</text:p>
          </table:table-cell>
          <table:table-cell table:formula="of:=IF([main.$H555]=1;[main.$F555];&quot;&quot;)">
            <text:p/>
          </table:table-cell>
          <table:table-cell table:formula="of:=IF([main.$H555]=1;[main.$G555];&quot;&quot;)">
            <text:p/>
          </table:table-cell>
          <table:table-cell table:formula="of:=IF([main.$H555]=2;[main.$F555];&quot;&quot;)">
            <text:p/>
          </table:table-cell>
          <table:table-cell table:formula="of:=IF([main.$H555]=2;[main.$G555];&quot;&quot;)">
            <text:p/>
          </table:table-cell>
        </table:table-row>
        <table:table-row table:style-name="ro1">
          <table:table-cell table:formula="of:=IF([main.$C556]=0;[main.$A556];&quot;&quot;)">
            <text:p/>
          </table:table-cell>
          <table:table-cell table:formula="of:=IF([main.$C556]=0;[main.$B556];&quot;&quot;)">
            <text:p/>
          </table:table-cell>
          <table:table-cell table:formula="of:=IF([main.$C556]=1;[main.$A556];&quot;&quot;)">
            <text:p/>
          </table:table-cell>
          <table:table-cell table:formula="of:=IF([main.$C556]=1;[main.$B556];&quot;&quot;)">
            <text:p/>
          </table:table-cell>
          <table:table-cell table:formula="of:=IF([main.$C556]=2;[main.$A556];&quot;&quot;)" office:value-type="float" office:value="0.280693" calcext:value-type="float">
            <text:p>0.280693</text:p>
          </table:table-cell>
          <table:table-cell table:formula="of:=IF([main.$C556]=2;[main.$B556];&quot;&quot;)" office:value-type="float" office:value="-1.03926" calcext:value-type="float">
            <text:p>-1.03926</text:p>
          </table:table-cell>
          <table:table-cell table:number-columns-repeated="2"/>
          <table:table-cell table:formula="of:=IF([main.$H556]=0;[main.$F556];&quot;&quot;)" office:value-type="float" office:value="0.280693" calcext:value-type="float">
            <text:p>0.280693</text:p>
          </table:table-cell>
          <table:table-cell table:formula="of:=IF([main.$H556]=0;[main.$G556];&quot;&quot;)" office:value-type="float" office:value="-1.03926" calcext:value-type="float">
            <text:p>-1.03926</text:p>
          </table:table-cell>
          <table:table-cell table:formula="of:=IF([main.$H556]=1;[main.$F556];&quot;&quot;)">
            <text:p/>
          </table:table-cell>
          <table:table-cell table:formula="of:=IF([main.$H556]=1;[main.$G556];&quot;&quot;)">
            <text:p/>
          </table:table-cell>
          <table:table-cell table:formula="of:=IF([main.$H556]=2;[main.$F556];&quot;&quot;)">
            <text:p/>
          </table:table-cell>
          <table:table-cell table:formula="of:=IF([main.$H556]=2;[main.$G556];&quot;&quot;)">
            <text:p/>
          </table:table-cell>
        </table:table-row>
        <table:table-row table:style-name="ro1">
          <table:table-cell table:formula="of:=IF([main.$C557]=0;[main.$A557];&quot;&quot;)" office:value-type="float" office:value="-0.465824" calcext:value-type="float">
            <text:p>-0.465824</text:p>
          </table:table-cell>
          <table:table-cell table:formula="of:=IF([main.$C557]=0;[main.$B557];&quot;&quot;)" office:value-type="float" office:value="-0.417276" calcext:value-type="float">
            <text:p>-0.417276</text:p>
          </table:table-cell>
          <table:table-cell table:formula="of:=IF([main.$C557]=1;[main.$A557];&quot;&quot;)">
            <text:p/>
          </table:table-cell>
          <table:table-cell table:formula="of:=IF([main.$C557]=1;[main.$B557];&quot;&quot;)">
            <text:p/>
          </table:table-cell>
          <table:table-cell table:formula="of:=IF([main.$C557]=2;[main.$A557];&quot;&quot;)">
            <text:p/>
          </table:table-cell>
          <table:table-cell table:formula="of:=IF([main.$C557]=2;[main.$B557];&quot;&quot;)">
            <text:p/>
          </table:table-cell>
          <table:table-cell table:number-columns-repeated="2"/>
          <table:table-cell table:formula="of:=IF([main.$H557]=0;[main.$F557];&quot;&quot;)" office:value-type="float" office:value="-0.465824" calcext:value-type="float">
            <text:p>-0.465824</text:p>
          </table:table-cell>
          <table:table-cell table:formula="of:=IF([main.$H557]=0;[main.$G557];&quot;&quot;)" office:value-type="float" office:value="-0.417276" calcext:value-type="float">
            <text:p>-0.417276</text:p>
          </table:table-cell>
          <table:table-cell table:formula="of:=IF([main.$H557]=1;[main.$F557];&quot;&quot;)">
            <text:p/>
          </table:table-cell>
          <table:table-cell table:formula="of:=IF([main.$H557]=1;[main.$G557];&quot;&quot;)">
            <text:p/>
          </table:table-cell>
          <table:table-cell table:formula="of:=IF([main.$H557]=2;[main.$F557];&quot;&quot;)">
            <text:p/>
          </table:table-cell>
          <table:table-cell table:formula="of:=IF([main.$H557]=2;[main.$G557];&quot;&quot;)">
            <text:p/>
          </table:table-cell>
        </table:table-row>
        <table:table-row table:style-name="ro1">
          <table:table-cell table:formula="of:=IF([main.$C558]=0;[main.$A558];&quot;&quot;)">
            <text:p/>
          </table:table-cell>
          <table:table-cell table:formula="of:=IF([main.$C558]=0;[main.$B558];&quot;&quot;)">
            <text:p/>
          </table:table-cell>
          <table:table-cell table:formula="of:=IF([main.$C558]=1;[main.$A558];&quot;&quot;)" office:value-type="float" office:value="0.571823" calcext:value-type="float">
            <text:p>0.571823</text:p>
          </table:table-cell>
          <table:table-cell table:formula="of:=IF([main.$C558]=1;[main.$B558];&quot;&quot;)" office:value-type="float" office:value="1.76348" calcext:value-type="float">
            <text:p>1.76348</text:p>
          </table:table-cell>
          <table:table-cell table:formula="of:=IF([main.$C558]=2;[main.$A558];&quot;&quot;)">
            <text:p/>
          </table:table-cell>
          <table:table-cell table:formula="of:=IF([main.$C558]=2;[main.$B558];&quot;&quot;)">
            <text:p/>
          </table:table-cell>
          <table:table-cell table:number-columns-repeated="2"/>
          <table:table-cell table:formula="of:=IF([main.$H558]=0;[main.$F558];&quot;&quot;)" office:value-type="float" office:value="0.571823" calcext:value-type="float">
            <text:p>0.571823</text:p>
          </table:table-cell>
          <table:table-cell table:formula="of:=IF([main.$H558]=0;[main.$G558];&quot;&quot;)" office:value-type="float" office:value="1.76348" calcext:value-type="float">
            <text:p>1.76348</text:p>
          </table:table-cell>
          <table:table-cell table:formula="of:=IF([main.$H558]=1;[main.$F558];&quot;&quot;)">
            <text:p/>
          </table:table-cell>
          <table:table-cell table:formula="of:=IF([main.$H558]=1;[main.$G558];&quot;&quot;)">
            <text:p/>
          </table:table-cell>
          <table:table-cell table:formula="of:=IF([main.$H558]=2;[main.$F558];&quot;&quot;)">
            <text:p/>
          </table:table-cell>
          <table:table-cell table:formula="of:=IF([main.$H558]=2;[main.$G558];&quot;&quot;)">
            <text:p/>
          </table:table-cell>
        </table:table-row>
        <table:table-row table:style-name="ro1">
          <table:table-cell table:formula="of:=IF([main.$C559]=0;[main.$A559];&quot;&quot;)">
            <text:p/>
          </table:table-cell>
          <table:table-cell table:formula="of:=IF([main.$C559]=0;[main.$B559];&quot;&quot;)">
            <text:p/>
          </table:table-cell>
          <table:table-cell table:formula="of:=IF([main.$C559]=1;[main.$A559];&quot;&quot;)">
            <text:p/>
          </table:table-cell>
          <table:table-cell table:formula="of:=IF([main.$C559]=1;[main.$B559];&quot;&quot;)">
            <text:p/>
          </table:table-cell>
          <table:table-cell table:formula="of:=IF([main.$C559]=2;[main.$A559];&quot;&quot;)" office:value-type="float" office:value="0.72524" calcext:value-type="float">
            <text:p>0.72524</text:p>
          </table:table-cell>
          <table:table-cell table:formula="of:=IF([main.$C559]=2;[main.$B559];&quot;&quot;)" office:value-type="float" office:value="-0.568386" calcext:value-type="float">
            <text:p>-0.568386</text:p>
          </table:table-cell>
          <table:table-cell table:number-columns-repeated="2"/>
          <table:table-cell table:formula="of:=IF([main.$H559]=0;[main.$F559];&quot;&quot;)" office:value-type="float" office:value="0.72524" calcext:value-type="float">
            <text:p>0.72524</text:p>
          </table:table-cell>
          <table:table-cell table:formula="of:=IF([main.$H559]=0;[main.$G559];&quot;&quot;)" office:value-type="float" office:value="-0.568386" calcext:value-type="float">
            <text:p>-0.568386</text:p>
          </table:table-cell>
          <table:table-cell table:formula="of:=IF([main.$H559]=1;[main.$F559];&quot;&quot;)">
            <text:p/>
          </table:table-cell>
          <table:table-cell table:formula="of:=IF([main.$H559]=1;[main.$G559];&quot;&quot;)">
            <text:p/>
          </table:table-cell>
          <table:table-cell table:formula="of:=IF([main.$H559]=2;[main.$F559];&quot;&quot;)">
            <text:p/>
          </table:table-cell>
          <table:table-cell table:formula="of:=IF([main.$H559]=2;[main.$G559];&quot;&quot;)">
            <text:p/>
          </table:table-cell>
        </table:table-row>
        <table:table-row table:style-name="ro1">
          <table:table-cell table:formula="of:=IF([main.$C560]=0;[main.$A560];&quot;&quot;)">
            <text:p/>
          </table:table-cell>
          <table:table-cell table:formula="of:=IF([main.$C560]=0;[main.$B560];&quot;&quot;)">
            <text:p/>
          </table:table-cell>
          <table:table-cell table:formula="of:=IF([main.$C560]=1;[main.$A560];&quot;&quot;)">
            <text:p/>
          </table:table-cell>
          <table:table-cell table:formula="of:=IF([main.$C560]=1;[main.$B560];&quot;&quot;)">
            <text:p/>
          </table:table-cell>
          <table:table-cell table:formula="of:=IF([main.$C560]=2;[main.$A560];&quot;&quot;)" office:value-type="float" office:value="1.61892" calcext:value-type="float">
            <text:p>1.61892</text:p>
          </table:table-cell>
          <table:table-cell table:formula="of:=IF([main.$C560]=2;[main.$B560];&quot;&quot;)" office:value-type="float" office:value="-0.0550553" calcext:value-type="float">
            <text:p>-0.0550553</text:p>
          </table:table-cell>
          <table:table-cell table:number-columns-repeated="2"/>
          <table:table-cell table:formula="of:=IF([main.$H560]=0;[main.$F560];&quot;&quot;)" office:value-type="float" office:value="1.61892" calcext:value-type="float">
            <text:p>1.61892</text:p>
          </table:table-cell>
          <table:table-cell table:formula="of:=IF([main.$H560]=0;[main.$G560];&quot;&quot;)" office:value-type="float" office:value="-0.0550553" calcext:value-type="float">
            <text:p>-0.0550553</text:p>
          </table:table-cell>
          <table:table-cell table:formula="of:=IF([main.$H560]=1;[main.$F560];&quot;&quot;)">
            <text:p/>
          </table:table-cell>
          <table:table-cell table:formula="of:=IF([main.$H560]=1;[main.$G560];&quot;&quot;)">
            <text:p/>
          </table:table-cell>
          <table:table-cell table:formula="of:=IF([main.$H560]=2;[main.$F560];&quot;&quot;)">
            <text:p/>
          </table:table-cell>
          <table:table-cell table:formula="of:=IF([main.$H560]=2;[main.$G560];&quot;&quot;)">
            <text:p/>
          </table:table-cell>
        </table:table-row>
        <table:table-row table:style-name="ro1">
          <table:table-cell table:formula="of:=IF([main.$C561]=0;[main.$A561];&quot;&quot;)" office:value-type="float" office:value="1.01151" calcext:value-type="float">
            <text:p>1.01151</text:p>
          </table:table-cell>
          <table:table-cell table:formula="of:=IF([main.$C561]=0;[main.$B561];&quot;&quot;)" office:value-type="float" office:value="1.18784" calcext:value-type="float">
            <text:p>1.18784</text:p>
          </table:table-cell>
          <table:table-cell table:formula="of:=IF([main.$C561]=1;[main.$A561];&quot;&quot;)">
            <text:p/>
          </table:table-cell>
          <table:table-cell table:formula="of:=IF([main.$C561]=1;[main.$B561];&quot;&quot;)">
            <text:p/>
          </table:table-cell>
          <table:table-cell table:formula="of:=IF([main.$C561]=2;[main.$A561];&quot;&quot;)">
            <text:p/>
          </table:table-cell>
          <table:table-cell table:formula="of:=IF([main.$C561]=2;[main.$B561];&quot;&quot;)">
            <text:p/>
          </table:table-cell>
          <table:table-cell table:number-columns-repeated="2"/>
          <table:table-cell table:formula="of:=IF([main.$H561]=0;[main.$F561];&quot;&quot;)" office:value-type="float" office:value="1.01151" calcext:value-type="float">
            <text:p>1.01151</text:p>
          </table:table-cell>
          <table:table-cell table:formula="of:=IF([main.$H561]=0;[main.$G561];&quot;&quot;)" office:value-type="float" office:value="1.18784" calcext:value-type="float">
            <text:p>1.18784</text:p>
          </table:table-cell>
          <table:table-cell table:formula="of:=IF([main.$H561]=1;[main.$F561];&quot;&quot;)">
            <text:p/>
          </table:table-cell>
          <table:table-cell table:formula="of:=IF([main.$H561]=1;[main.$G561];&quot;&quot;)">
            <text:p/>
          </table:table-cell>
          <table:table-cell table:formula="of:=IF([main.$H561]=2;[main.$F561];&quot;&quot;)">
            <text:p/>
          </table:table-cell>
          <table:table-cell table:formula="of:=IF([main.$H561]=2;[main.$G561];&quot;&quot;)">
            <text:p/>
          </table:table-cell>
        </table:table-row>
        <table:table-row table:style-name="ro1">
          <table:table-cell table:formula="of:=IF([main.$C562]=0;[main.$A562];&quot;&quot;)" office:value-type="float" office:value="0.352793" calcext:value-type="float">
            <text:p>0.352793</text:p>
          </table:table-cell>
          <table:table-cell table:formula="of:=IF([main.$C562]=0;[main.$B562];&quot;&quot;)" office:value-type="float" office:value="0.726531" calcext:value-type="float">
            <text:p>0.726531</text:p>
          </table:table-cell>
          <table:table-cell table:formula="of:=IF([main.$C562]=1;[main.$A562];&quot;&quot;)">
            <text:p/>
          </table:table-cell>
          <table:table-cell table:formula="of:=IF([main.$C562]=1;[main.$B562];&quot;&quot;)">
            <text:p/>
          </table:table-cell>
          <table:table-cell table:formula="of:=IF([main.$C562]=2;[main.$A562];&quot;&quot;)">
            <text:p/>
          </table:table-cell>
          <table:table-cell table:formula="of:=IF([main.$C562]=2;[main.$B562];&quot;&quot;)">
            <text:p/>
          </table:table-cell>
          <table:table-cell table:number-columns-repeated="2"/>
          <table:table-cell table:formula="of:=IF([main.$H562]=0;[main.$F562];&quot;&quot;)" office:value-type="float" office:value="0.352793" calcext:value-type="float">
            <text:p>0.352793</text:p>
          </table:table-cell>
          <table:table-cell table:formula="of:=IF([main.$H562]=0;[main.$G562];&quot;&quot;)" office:value-type="float" office:value="0.726531" calcext:value-type="float">
            <text:p>0.726531</text:p>
          </table:table-cell>
          <table:table-cell table:formula="of:=IF([main.$H562]=1;[main.$F562];&quot;&quot;)">
            <text:p/>
          </table:table-cell>
          <table:table-cell table:formula="of:=IF([main.$H562]=1;[main.$G562];&quot;&quot;)">
            <text:p/>
          </table:table-cell>
          <table:table-cell table:formula="of:=IF([main.$H562]=2;[main.$F562];&quot;&quot;)">
            <text:p/>
          </table:table-cell>
          <table:table-cell table:formula="of:=IF([main.$H562]=2;[main.$G562];&quot;&quot;)">
            <text:p/>
          </table:table-cell>
        </table:table-row>
        <table:table-row table:style-name="ro1">
          <table:table-cell table:formula="of:=IF([main.$C563]=0;[main.$A563];&quot;&quot;)">
            <text:p/>
          </table:table-cell>
          <table:table-cell table:formula="of:=IF([main.$C563]=0;[main.$B563];&quot;&quot;)">
            <text:p/>
          </table:table-cell>
          <table:table-cell table:formula="of:=IF([main.$C563]=1;[main.$A563];&quot;&quot;)" office:value-type="float" office:value="-0.926479" calcext:value-type="float">
            <text:p>-0.926479</text:p>
          </table:table-cell>
          <table:table-cell table:formula="of:=IF([main.$C563]=1;[main.$B563];&quot;&quot;)" office:value-type="float" office:value="0.59246" calcext:value-type="float">
            <text:p>0.59246</text:p>
          </table:table-cell>
          <table:table-cell table:formula="of:=IF([main.$C563]=2;[main.$A563];&quot;&quot;)">
            <text:p/>
          </table:table-cell>
          <table:table-cell table:formula="of:=IF([main.$C563]=2;[main.$B563];&quot;&quot;)">
            <text:p/>
          </table:table-cell>
          <table:table-cell table:number-columns-repeated="2"/>
          <table:table-cell table:formula="of:=IF([main.$H563]=0;[main.$F563];&quot;&quot;)" office:value-type="float" office:value="-0.926479" calcext:value-type="float">
            <text:p>-0.926479</text:p>
          </table:table-cell>
          <table:table-cell table:formula="of:=IF([main.$H563]=0;[main.$G563];&quot;&quot;)" office:value-type="float" office:value="0.59246" calcext:value-type="float">
            <text:p>0.59246</text:p>
          </table:table-cell>
          <table:table-cell table:formula="of:=IF([main.$H563]=1;[main.$F563];&quot;&quot;)">
            <text:p/>
          </table:table-cell>
          <table:table-cell table:formula="of:=IF([main.$H563]=1;[main.$G563];&quot;&quot;)">
            <text:p/>
          </table:table-cell>
          <table:table-cell table:formula="of:=IF([main.$H563]=2;[main.$F563];&quot;&quot;)">
            <text:p/>
          </table:table-cell>
          <table:table-cell table:formula="of:=IF([main.$H563]=2;[main.$G563];&quot;&quot;)">
            <text:p/>
          </table:table-cell>
        </table:table-row>
        <table:table-row table:style-name="ro1">
          <table:table-cell table:formula="of:=IF([main.$C564]=0;[main.$A564];&quot;&quot;)">
            <text:p/>
          </table:table-cell>
          <table:table-cell table:formula="of:=IF([main.$C564]=0;[main.$B564];&quot;&quot;)">
            <text:p/>
          </table:table-cell>
          <table:table-cell table:formula="of:=IF([main.$C564]=1;[main.$A564];&quot;&quot;)" office:value-type="float" office:value="-0.347653" calcext:value-type="float">
            <text:p>-0.347653</text:p>
          </table:table-cell>
          <table:table-cell table:formula="of:=IF([main.$C564]=1;[main.$B564];&quot;&quot;)" office:value-type="float" office:value="0.591534" calcext:value-type="float">
            <text:p>0.591534</text:p>
          </table:table-cell>
          <table:table-cell table:formula="of:=IF([main.$C564]=2;[main.$A564];&quot;&quot;)">
            <text:p/>
          </table:table-cell>
          <table:table-cell table:formula="of:=IF([main.$C564]=2;[main.$B564];&quot;&quot;)">
            <text:p/>
          </table:table-cell>
          <table:table-cell table:number-columns-repeated="2"/>
          <table:table-cell table:formula="of:=IF([main.$H564]=0;[main.$F564];&quot;&quot;)" office:value-type="float" office:value="-0.347653" calcext:value-type="float">
            <text:p>-0.347653</text:p>
          </table:table-cell>
          <table:table-cell table:formula="of:=IF([main.$H564]=0;[main.$G564];&quot;&quot;)" office:value-type="float" office:value="0.591534" calcext:value-type="float">
            <text:p>0.591534</text:p>
          </table:table-cell>
          <table:table-cell table:formula="of:=IF([main.$H564]=1;[main.$F564];&quot;&quot;)">
            <text:p/>
          </table:table-cell>
          <table:table-cell table:formula="of:=IF([main.$H564]=1;[main.$G564];&quot;&quot;)">
            <text:p/>
          </table:table-cell>
          <table:table-cell table:formula="of:=IF([main.$H564]=2;[main.$F564];&quot;&quot;)">
            <text:p/>
          </table:table-cell>
          <table:table-cell table:formula="of:=IF([main.$H564]=2;[main.$G564];&quot;&quot;)">
            <text:p/>
          </table:table-cell>
        </table:table-row>
        <table:table-row table:style-name="ro1">
          <table:table-cell table:formula="of:=IF([main.$C565]=0;[main.$A565];&quot;&quot;)">
            <text:p/>
          </table:table-cell>
          <table:table-cell table:formula="of:=IF([main.$C565]=0;[main.$B565];&quot;&quot;)">
            <text:p/>
          </table:table-cell>
          <table:table-cell table:formula="of:=IF([main.$C565]=1;[main.$A565];&quot;&quot;)" office:value-type="float" office:value="-1.7948" calcext:value-type="float">
            <text:p>-1.7948</text:p>
          </table:table-cell>
          <table:table-cell table:formula="of:=IF([main.$C565]=1;[main.$B565];&quot;&quot;)" office:value-type="float" office:value="-0.0652473" calcext:value-type="float">
            <text:p>-0.0652473</text:p>
          </table:table-cell>
          <table:table-cell table:formula="of:=IF([main.$C565]=2;[main.$A565];&quot;&quot;)">
            <text:p/>
          </table:table-cell>
          <table:table-cell table:formula="of:=IF([main.$C565]=2;[main.$B565];&quot;&quot;)">
            <text:p/>
          </table:table-cell>
          <table:table-cell table:number-columns-repeated="2"/>
          <table:table-cell table:formula="of:=IF([main.$H565]=0;[main.$F565];&quot;&quot;)" office:value-type="float" office:value="-1.7948" calcext:value-type="float">
            <text:p>-1.7948</text:p>
          </table:table-cell>
          <table:table-cell table:formula="of:=IF([main.$H565]=0;[main.$G565];&quot;&quot;)" office:value-type="float" office:value="-0.0652473" calcext:value-type="float">
            <text:p>-0.0652473</text:p>
          </table:table-cell>
          <table:table-cell table:formula="of:=IF([main.$H565]=1;[main.$F565];&quot;&quot;)">
            <text:p/>
          </table:table-cell>
          <table:table-cell table:formula="of:=IF([main.$H565]=1;[main.$G565];&quot;&quot;)">
            <text:p/>
          </table:table-cell>
          <table:table-cell table:formula="of:=IF([main.$H565]=2;[main.$F565];&quot;&quot;)">
            <text:p/>
          </table:table-cell>
          <table:table-cell table:formula="of:=IF([main.$H565]=2;[main.$G565];&quot;&quot;)">
            <text:p/>
          </table:table-cell>
        </table:table-row>
        <table:table-row table:style-name="ro1">
          <table:table-cell table:formula="of:=IF([main.$C566]=0;[main.$A566];&quot;&quot;)" office:value-type="float" office:value="0.861142" calcext:value-type="float">
            <text:p>0.861142</text:p>
          </table:table-cell>
          <table:table-cell table:formula="of:=IF([main.$C566]=0;[main.$B566];&quot;&quot;)" office:value-type="float" office:value="0.994793" calcext:value-type="float">
            <text:p>0.994793</text:p>
          </table:table-cell>
          <table:table-cell table:formula="of:=IF([main.$C566]=1;[main.$A566];&quot;&quot;)">
            <text:p/>
          </table:table-cell>
          <table:table-cell table:formula="of:=IF([main.$C566]=1;[main.$B566];&quot;&quot;)">
            <text:p/>
          </table:table-cell>
          <table:table-cell table:formula="of:=IF([main.$C566]=2;[main.$A566];&quot;&quot;)">
            <text:p/>
          </table:table-cell>
          <table:table-cell table:formula="of:=IF([main.$C566]=2;[main.$B566];&quot;&quot;)">
            <text:p/>
          </table:table-cell>
          <table:table-cell table:number-columns-repeated="2"/>
          <table:table-cell table:formula="of:=IF([main.$H566]=0;[main.$F566];&quot;&quot;)" office:value-type="float" office:value="0.861142" calcext:value-type="float">
            <text:p>0.861142</text:p>
          </table:table-cell>
          <table:table-cell table:formula="of:=IF([main.$H566]=0;[main.$G566];&quot;&quot;)" office:value-type="float" office:value="0.994793" calcext:value-type="float">
            <text:p>0.994793</text:p>
          </table:table-cell>
          <table:table-cell table:formula="of:=IF([main.$H566]=1;[main.$F566];&quot;&quot;)">
            <text:p/>
          </table:table-cell>
          <table:table-cell table:formula="of:=IF([main.$H566]=1;[main.$G566];&quot;&quot;)">
            <text:p/>
          </table:table-cell>
          <table:table-cell table:formula="of:=IF([main.$H566]=2;[main.$F566];&quot;&quot;)">
            <text:p/>
          </table:table-cell>
          <table:table-cell table:formula="of:=IF([main.$H566]=2;[main.$G566];&quot;&quot;)">
            <text:p/>
          </table:table-cell>
        </table:table-row>
        <table:table-row table:style-name="ro1">
          <table:table-cell table:formula="of:=IF([main.$C567]=0;[main.$A567];&quot;&quot;)">
            <text:p/>
          </table:table-cell>
          <table:table-cell table:formula="of:=IF([main.$C567]=0;[main.$B567];&quot;&quot;)">
            <text:p/>
          </table:table-cell>
          <table:table-cell table:formula="of:=IF([main.$C567]=1;[main.$A567];&quot;&quot;)" office:value-type="float" office:value="-1.77001" calcext:value-type="float">
            <text:p>-1.77001</text:p>
          </table:table-cell>
          <table:table-cell table:formula="of:=IF([main.$C567]=1;[main.$B567];&quot;&quot;)" office:value-type="float" office:value="-0.508642" calcext:value-type="float">
            <text:p>-0.508642</text:p>
          </table:table-cell>
          <table:table-cell table:formula="of:=IF([main.$C567]=2;[main.$A567];&quot;&quot;)">
            <text:p/>
          </table:table-cell>
          <table:table-cell table:formula="of:=IF([main.$C567]=2;[main.$B567];&quot;&quot;)">
            <text:p/>
          </table:table-cell>
          <table:table-cell table:number-columns-repeated="2"/>
          <table:table-cell table:formula="of:=IF([main.$H567]=0;[main.$F567];&quot;&quot;)" office:value-type="float" office:value="-1.77001" calcext:value-type="float">
            <text:p>-1.77001</text:p>
          </table:table-cell>
          <table:table-cell table:formula="of:=IF([main.$H567]=0;[main.$G567];&quot;&quot;)" office:value-type="float" office:value="-0.508642" calcext:value-type="float">
            <text:p>-0.508642</text:p>
          </table:table-cell>
          <table:table-cell table:formula="of:=IF([main.$H567]=1;[main.$F567];&quot;&quot;)">
            <text:p/>
          </table:table-cell>
          <table:table-cell table:formula="of:=IF([main.$H567]=1;[main.$G567];&quot;&quot;)">
            <text:p/>
          </table:table-cell>
          <table:table-cell table:formula="of:=IF([main.$H567]=2;[main.$F567];&quot;&quot;)">
            <text:p/>
          </table:table-cell>
          <table:table-cell table:formula="of:=IF([main.$H567]=2;[main.$G567];&quot;&quot;)">
            <text:p/>
          </table:table-cell>
        </table:table-row>
        <table:table-row table:style-name="ro1">
          <table:table-cell table:formula="of:=IF([main.$C568]=0;[main.$A568];&quot;&quot;)" office:value-type="float" office:value="0.537723" calcext:value-type="float">
            <text:p>0.537723</text:p>
          </table:table-cell>
          <table:table-cell table:formula="of:=IF([main.$C568]=0;[main.$B568];&quot;&quot;)" office:value-type="float" office:value="1.03195" calcext:value-type="float">
            <text:p>1.03195</text:p>
          </table:table-cell>
          <table:table-cell table:formula="of:=IF([main.$C568]=1;[main.$A568];&quot;&quot;)">
            <text:p/>
          </table:table-cell>
          <table:table-cell table:formula="of:=IF([main.$C568]=1;[main.$B568];&quot;&quot;)">
            <text:p/>
          </table:table-cell>
          <table:table-cell table:formula="of:=IF([main.$C568]=2;[main.$A568];&quot;&quot;)">
            <text:p/>
          </table:table-cell>
          <table:table-cell table:formula="of:=IF([main.$C568]=2;[main.$B568];&quot;&quot;)">
            <text:p/>
          </table:table-cell>
          <table:table-cell table:number-columns-repeated="2"/>
          <table:table-cell table:formula="of:=IF([main.$H568]=0;[main.$F568];&quot;&quot;)" office:value-type="float" office:value="0.537723" calcext:value-type="float">
            <text:p>0.537723</text:p>
          </table:table-cell>
          <table:table-cell table:formula="of:=IF([main.$H568]=0;[main.$G568];&quot;&quot;)" office:value-type="float" office:value="1.03195" calcext:value-type="float">
            <text:p>1.03195</text:p>
          </table:table-cell>
          <table:table-cell table:formula="of:=IF([main.$H568]=1;[main.$F568];&quot;&quot;)">
            <text:p/>
          </table:table-cell>
          <table:table-cell table:formula="of:=IF([main.$H568]=1;[main.$G568];&quot;&quot;)">
            <text:p/>
          </table:table-cell>
          <table:table-cell table:formula="of:=IF([main.$H568]=2;[main.$F568];&quot;&quot;)">
            <text:p/>
          </table:table-cell>
          <table:table-cell table:formula="of:=IF([main.$H568]=2;[main.$G568];&quot;&quot;)">
            <text:p/>
          </table:table-cell>
        </table:table-row>
        <table:table-row table:style-name="ro1">
          <table:table-cell table:formula="of:=IF([main.$C569]=0;[main.$A569];&quot;&quot;)">
            <text:p/>
          </table:table-cell>
          <table:table-cell table:formula="of:=IF([main.$C569]=0;[main.$B569];&quot;&quot;)">
            <text:p/>
          </table:table-cell>
          <table:table-cell table:formula="of:=IF([main.$C569]=1;[main.$A569];&quot;&quot;)" office:value-type="float" office:value="-0.853289" calcext:value-type="float">
            <text:p>-0.853289</text:p>
          </table:table-cell>
          <table:table-cell table:formula="of:=IF([main.$C569]=1;[main.$B569];&quot;&quot;)" office:value-type="float" office:value="0.658995" calcext:value-type="float">
            <text:p>0.658995</text:p>
          </table:table-cell>
          <table:table-cell table:formula="of:=IF([main.$C569]=2;[main.$A569];&quot;&quot;)">
            <text:p/>
          </table:table-cell>
          <table:table-cell table:formula="of:=IF([main.$C569]=2;[main.$B569];&quot;&quot;)">
            <text:p/>
          </table:table-cell>
          <table:table-cell table:number-columns-repeated="2"/>
          <table:table-cell table:formula="of:=IF([main.$H569]=0;[main.$F569];&quot;&quot;)" office:value-type="float" office:value="-0.853289" calcext:value-type="float">
            <text:p>-0.853289</text:p>
          </table:table-cell>
          <table:table-cell table:formula="of:=IF([main.$H569]=0;[main.$G569];&quot;&quot;)" office:value-type="float" office:value="0.658995" calcext:value-type="float">
            <text:p>0.658995</text:p>
          </table:table-cell>
          <table:table-cell table:formula="of:=IF([main.$H569]=1;[main.$F569];&quot;&quot;)">
            <text:p/>
          </table:table-cell>
          <table:table-cell table:formula="of:=IF([main.$H569]=1;[main.$G569];&quot;&quot;)">
            <text:p/>
          </table:table-cell>
          <table:table-cell table:formula="of:=IF([main.$H569]=2;[main.$F569];&quot;&quot;)">
            <text:p/>
          </table:table-cell>
          <table:table-cell table:formula="of:=IF([main.$H569]=2;[main.$G569];&quot;&quot;)">
            <text:p/>
          </table:table-cell>
        </table:table-row>
        <table:table-row table:style-name="ro1">
          <table:table-cell table:formula="of:=IF([main.$C570]=0;[main.$A570];&quot;&quot;)">
            <text:p/>
          </table:table-cell>
          <table:table-cell table:formula="of:=IF([main.$C570]=0;[main.$B570];&quot;&quot;)">
            <text:p/>
          </table:table-cell>
          <table:table-cell table:formula="of:=IF([main.$C570]=1;[main.$A570];&quot;&quot;)" office:value-type="float" office:value="1.06137" calcext:value-type="float">
            <text:p>1.06137</text:p>
          </table:table-cell>
          <table:table-cell table:formula="of:=IF([main.$C570]=1;[main.$B570];&quot;&quot;)" office:value-type="float" office:value="2.53297" calcext:value-type="float">
            <text:p>2.53297</text:p>
          </table:table-cell>
          <table:table-cell table:formula="of:=IF([main.$C570]=2;[main.$A570];&quot;&quot;)">
            <text:p/>
          </table:table-cell>
          <table:table-cell table:formula="of:=IF([main.$C570]=2;[main.$B570];&quot;&quot;)">
            <text:p/>
          </table:table-cell>
          <table:table-cell table:number-columns-repeated="2"/>
          <table:table-cell table:formula="of:=IF([main.$H570]=0;[main.$F570];&quot;&quot;)" office:value-type="float" office:value="1.06137" calcext:value-type="float">
            <text:p>1.06137</text:p>
          </table:table-cell>
          <table:table-cell table:formula="of:=IF([main.$H570]=0;[main.$G570];&quot;&quot;)" office:value-type="float" office:value="2.53297" calcext:value-type="float">
            <text:p>2.53297</text:p>
          </table:table-cell>
          <table:table-cell table:formula="of:=IF([main.$H570]=1;[main.$F570];&quot;&quot;)">
            <text:p/>
          </table:table-cell>
          <table:table-cell table:formula="of:=IF([main.$H570]=1;[main.$G570];&quot;&quot;)">
            <text:p/>
          </table:table-cell>
          <table:table-cell table:formula="of:=IF([main.$H570]=2;[main.$F570];&quot;&quot;)">
            <text:p/>
          </table:table-cell>
          <table:table-cell table:formula="of:=IF([main.$H570]=2;[main.$G570];&quot;&quot;)">
            <text:p/>
          </table:table-cell>
        </table:table-row>
        <table:table-row table:style-name="ro1">
          <table:table-cell table:formula="of:=IF([main.$C571]=0;[main.$A571];&quot;&quot;)">
            <text:p/>
          </table:table-cell>
          <table:table-cell table:formula="of:=IF([main.$C571]=0;[main.$B571];&quot;&quot;)">
            <text:p/>
          </table:table-cell>
          <table:table-cell table:formula="of:=IF([main.$C571]=1;[main.$A571];&quot;&quot;)" office:value-type="float" office:value="0.292039" calcext:value-type="float">
            <text:p>0.292039</text:p>
          </table:table-cell>
          <table:table-cell table:formula="of:=IF([main.$C571]=1;[main.$B571];&quot;&quot;)" office:value-type="float" office:value="1.82506" calcext:value-type="float">
            <text:p>1.82506</text:p>
          </table:table-cell>
          <table:table-cell table:formula="of:=IF([main.$C571]=2;[main.$A571];&quot;&quot;)">
            <text:p/>
          </table:table-cell>
          <table:table-cell table:formula="of:=IF([main.$C571]=2;[main.$B571];&quot;&quot;)">
            <text:p/>
          </table:table-cell>
          <table:table-cell table:number-columns-repeated="2"/>
          <table:table-cell table:formula="of:=IF([main.$H571]=0;[main.$F571];&quot;&quot;)" office:value-type="float" office:value="0.292039" calcext:value-type="float">
            <text:p>0.292039</text:p>
          </table:table-cell>
          <table:table-cell table:formula="of:=IF([main.$H571]=0;[main.$G571];&quot;&quot;)" office:value-type="float" office:value="1.82506" calcext:value-type="float">
            <text:p>1.82506</text:p>
          </table:table-cell>
          <table:table-cell table:formula="of:=IF([main.$H571]=1;[main.$F571];&quot;&quot;)">
            <text:p/>
          </table:table-cell>
          <table:table-cell table:formula="of:=IF([main.$H571]=1;[main.$G571];&quot;&quot;)">
            <text:p/>
          </table:table-cell>
          <table:table-cell table:formula="of:=IF([main.$H571]=2;[main.$F571];&quot;&quot;)">
            <text:p/>
          </table:table-cell>
          <table:table-cell table:formula="of:=IF([main.$H571]=2;[main.$G571];&quot;&quot;)">
            <text:p/>
          </table:table-cell>
        </table:table-row>
        <table:table-row table:style-name="ro1">
          <table:table-cell table:formula="of:=IF([main.$C572]=0;[main.$A572];&quot;&quot;)">
            <text:p/>
          </table:table-cell>
          <table:table-cell table:formula="of:=IF([main.$C572]=0;[main.$B572];&quot;&quot;)">
            <text:p/>
          </table:table-cell>
          <table:table-cell table:formula="of:=IF([main.$C572]=1;[main.$A572];&quot;&quot;)">
            <text:p/>
          </table:table-cell>
          <table:table-cell table:formula="of:=IF([main.$C572]=1;[main.$B572];&quot;&quot;)">
            <text:p/>
          </table:table-cell>
          <table:table-cell table:formula="of:=IF([main.$C572]=2;[main.$A572];&quot;&quot;)" office:value-type="float" office:value="0.415789" calcext:value-type="float">
            <text:p>0.415789</text:p>
          </table:table-cell>
          <table:table-cell table:formula="of:=IF([main.$C572]=2;[main.$B572];&quot;&quot;)" office:value-type="float" office:value="-0.398759" calcext:value-type="float">
            <text:p>-0.398759</text:p>
          </table:table-cell>
          <table:table-cell table:number-columns-repeated="2"/>
          <table:table-cell table:formula="of:=IF([main.$H572]=0;[main.$F572];&quot;&quot;)" office:value-type="float" office:value="0.415789" calcext:value-type="float">
            <text:p>0.415789</text:p>
          </table:table-cell>
          <table:table-cell table:formula="of:=IF([main.$H572]=0;[main.$G572];&quot;&quot;)" office:value-type="float" office:value="-0.398759" calcext:value-type="float">
            <text:p>-0.398759</text:p>
          </table:table-cell>
          <table:table-cell table:formula="of:=IF([main.$H572]=1;[main.$F572];&quot;&quot;)">
            <text:p/>
          </table:table-cell>
          <table:table-cell table:formula="of:=IF([main.$H572]=1;[main.$G572];&quot;&quot;)">
            <text:p/>
          </table:table-cell>
          <table:table-cell table:formula="of:=IF([main.$H572]=2;[main.$F572];&quot;&quot;)">
            <text:p/>
          </table:table-cell>
          <table:table-cell table:formula="of:=IF([main.$H572]=2;[main.$G572];&quot;&quot;)">
            <text:p/>
          </table:table-cell>
        </table:table-row>
        <table:table-row table:style-name="ro1">
          <table:table-cell table:formula="of:=IF([main.$C573]=0;[main.$A573];&quot;&quot;)">
            <text:p/>
          </table:table-cell>
          <table:table-cell table:formula="of:=IF([main.$C573]=0;[main.$B573];&quot;&quot;)">
            <text:p/>
          </table:table-cell>
          <table:table-cell table:formula="of:=IF([main.$C573]=1;[main.$A573];&quot;&quot;)">
            <text:p/>
          </table:table-cell>
          <table:table-cell table:formula="of:=IF([main.$C573]=1;[main.$B573];&quot;&quot;)">
            <text:p/>
          </table:table-cell>
          <table:table-cell table:formula="of:=IF([main.$C573]=2;[main.$A573];&quot;&quot;)" office:value-type="float" office:value="2.90603" calcext:value-type="float">
            <text:p>2.90603</text:p>
          </table:table-cell>
          <table:table-cell table:formula="of:=IF([main.$C573]=2;[main.$B573];&quot;&quot;)" office:value-type="float" office:value="2.04468" calcext:value-type="float">
            <text:p>2.04468</text:p>
          </table:table-cell>
          <table:table-cell table:number-columns-repeated="2"/>
          <table:table-cell table:formula="of:=IF([main.$H573]=0;[main.$F573];&quot;&quot;)" office:value-type="float" office:value="2.90603" calcext:value-type="float">
            <text:p>2.90603</text:p>
          </table:table-cell>
          <table:table-cell table:formula="of:=IF([main.$H573]=0;[main.$G573];&quot;&quot;)" office:value-type="float" office:value="2.04468" calcext:value-type="float">
            <text:p>2.04468</text:p>
          </table:table-cell>
          <table:table-cell table:formula="of:=IF([main.$H573]=1;[main.$F573];&quot;&quot;)">
            <text:p/>
          </table:table-cell>
          <table:table-cell table:formula="of:=IF([main.$H573]=1;[main.$G573];&quot;&quot;)">
            <text:p/>
          </table:table-cell>
          <table:table-cell table:formula="of:=IF([main.$H573]=2;[main.$F573];&quot;&quot;)">
            <text:p/>
          </table:table-cell>
          <table:table-cell table:formula="of:=IF([main.$H573]=2;[main.$G573];&quot;&quot;)">
            <text:p/>
          </table:table-cell>
        </table:table-row>
        <table:table-row table:style-name="ro1">
          <table:table-cell table:formula="of:=IF([main.$C574]=0;[main.$A574];&quot;&quot;)">
            <text:p/>
          </table:table-cell>
          <table:table-cell table:formula="of:=IF([main.$C574]=0;[main.$B574];&quot;&quot;)">
            <text:p/>
          </table:table-cell>
          <table:table-cell table:formula="of:=IF([main.$C574]=1;[main.$A574];&quot;&quot;)" office:value-type="float" office:value="-0.0929843" calcext:value-type="float">
            <text:p>-0.0929843</text:p>
          </table:table-cell>
          <table:table-cell table:formula="of:=IF([main.$C574]=1;[main.$B574];&quot;&quot;)" office:value-type="float" office:value="1.25912" calcext:value-type="float">
            <text:p>1.25912</text:p>
          </table:table-cell>
          <table:table-cell table:formula="of:=IF([main.$C574]=2;[main.$A574];&quot;&quot;)">
            <text:p/>
          </table:table-cell>
          <table:table-cell table:formula="of:=IF([main.$C574]=2;[main.$B574];&quot;&quot;)">
            <text:p/>
          </table:table-cell>
          <table:table-cell table:number-columns-repeated="2"/>
          <table:table-cell table:formula="of:=IF([main.$H574]=0;[main.$F574];&quot;&quot;)" office:value-type="float" office:value="-0.0929843" calcext:value-type="float">
            <text:p>-0.0929843</text:p>
          </table:table-cell>
          <table:table-cell table:formula="of:=IF([main.$H574]=0;[main.$G574];&quot;&quot;)" office:value-type="float" office:value="1.25912" calcext:value-type="float">
            <text:p>1.25912</text:p>
          </table:table-cell>
          <table:table-cell table:formula="of:=IF([main.$H574]=1;[main.$F574];&quot;&quot;)">
            <text:p/>
          </table:table-cell>
          <table:table-cell table:formula="of:=IF([main.$H574]=1;[main.$G574];&quot;&quot;)">
            <text:p/>
          </table:table-cell>
          <table:table-cell table:formula="of:=IF([main.$H574]=2;[main.$F574];&quot;&quot;)">
            <text:p/>
          </table:table-cell>
          <table:table-cell table:formula="of:=IF([main.$H574]=2;[main.$G574];&quot;&quot;)">
            <text:p/>
          </table:table-cell>
        </table:table-row>
        <table:table-row table:style-name="ro1">
          <table:table-cell table:formula="of:=IF([main.$C575]=0;[main.$A575];&quot;&quot;)">
            <text:p/>
          </table:table-cell>
          <table:table-cell table:formula="of:=IF([main.$C575]=0;[main.$B575];&quot;&quot;)">
            <text:p/>
          </table:table-cell>
          <table:table-cell table:formula="of:=IF([main.$C575]=1;[main.$A575];&quot;&quot;)">
            <text:p/>
          </table:table-cell>
          <table:table-cell table:formula="of:=IF([main.$C575]=1;[main.$B575];&quot;&quot;)">
            <text:p/>
          </table:table-cell>
          <table:table-cell table:formula="of:=IF([main.$C575]=2;[main.$A575];&quot;&quot;)" office:value-type="float" office:value="1.86908" calcext:value-type="float">
            <text:p>1.86908</text:p>
          </table:table-cell>
          <table:table-cell table:formula="of:=IF([main.$C575]=2;[main.$B575];&quot;&quot;)" office:value-type="float" office:value="0.189492" calcext:value-type="float">
            <text:p>0.189492</text:p>
          </table:table-cell>
          <table:table-cell table:number-columns-repeated="2"/>
          <table:table-cell table:formula="of:=IF([main.$H575]=0;[main.$F575];&quot;&quot;)" office:value-type="float" office:value="1.86908" calcext:value-type="float">
            <text:p>1.86908</text:p>
          </table:table-cell>
          <table:table-cell table:formula="of:=IF([main.$H575]=0;[main.$G575];&quot;&quot;)" office:value-type="float" office:value="0.189492" calcext:value-type="float">
            <text:p>0.189492</text:p>
          </table:table-cell>
          <table:table-cell table:formula="of:=IF([main.$H575]=1;[main.$F575];&quot;&quot;)">
            <text:p/>
          </table:table-cell>
          <table:table-cell table:formula="of:=IF([main.$H575]=1;[main.$G575];&quot;&quot;)">
            <text:p/>
          </table:table-cell>
          <table:table-cell table:formula="of:=IF([main.$H575]=2;[main.$F575];&quot;&quot;)">
            <text:p/>
          </table:table-cell>
          <table:table-cell table:formula="of:=IF([main.$H575]=2;[main.$G575];&quot;&quot;)">
            <text:p/>
          </table:table-cell>
        </table:table-row>
        <table:table-row table:style-name="ro1">
          <table:table-cell table:formula="of:=IF([main.$C576]=0;[main.$A576];&quot;&quot;)" office:value-type="float" office:value="-0.594158" calcext:value-type="float">
            <text:p>-0.594158</text:p>
          </table:table-cell>
          <table:table-cell table:formula="of:=IF([main.$C576]=0;[main.$B576];&quot;&quot;)" office:value-type="float" office:value="-0.415348" calcext:value-type="float">
            <text:p>-0.415348</text:p>
          </table:table-cell>
          <table:table-cell table:formula="of:=IF([main.$C576]=1;[main.$A576];&quot;&quot;)">
            <text:p/>
          </table:table-cell>
          <table:table-cell table:formula="of:=IF([main.$C576]=1;[main.$B576];&quot;&quot;)">
            <text:p/>
          </table:table-cell>
          <table:table-cell table:formula="of:=IF([main.$C576]=2;[main.$A576];&quot;&quot;)">
            <text:p/>
          </table:table-cell>
          <table:table-cell table:formula="of:=IF([main.$C576]=2;[main.$B576];&quot;&quot;)">
            <text:p/>
          </table:table-cell>
          <table:table-cell table:number-columns-repeated="2"/>
          <table:table-cell table:formula="of:=IF([main.$H576]=0;[main.$F576];&quot;&quot;)" office:value-type="float" office:value="-0.594158" calcext:value-type="float">
            <text:p>-0.594158</text:p>
          </table:table-cell>
          <table:table-cell table:formula="of:=IF([main.$H576]=0;[main.$G576];&quot;&quot;)" office:value-type="float" office:value="-0.415348" calcext:value-type="float">
            <text:p>-0.415348</text:p>
          </table:table-cell>
          <table:table-cell table:formula="of:=IF([main.$H576]=1;[main.$F576];&quot;&quot;)">
            <text:p/>
          </table:table-cell>
          <table:table-cell table:formula="of:=IF([main.$H576]=1;[main.$G576];&quot;&quot;)">
            <text:p/>
          </table:table-cell>
          <table:table-cell table:formula="of:=IF([main.$H576]=2;[main.$F576];&quot;&quot;)">
            <text:p/>
          </table:table-cell>
          <table:table-cell table:formula="of:=IF([main.$H576]=2;[main.$G576];&quot;&quot;)">
            <text:p/>
          </table:table-cell>
        </table:table-row>
        <table:table-row table:style-name="ro1">
          <table:table-cell table:formula="of:=IF([main.$C577]=0;[main.$A577];&quot;&quot;)">
            <text:p/>
          </table:table-cell>
          <table:table-cell table:formula="of:=IF([main.$C577]=0;[main.$B577];&quot;&quot;)">
            <text:p/>
          </table:table-cell>
          <table:table-cell table:formula="of:=IF([main.$C577]=1;[main.$A577];&quot;&quot;)">
            <text:p/>
          </table:table-cell>
          <table:table-cell table:formula="of:=IF([main.$C577]=1;[main.$B577];&quot;&quot;)">
            <text:p/>
          </table:table-cell>
          <table:table-cell table:formula="of:=IF([main.$C577]=2;[main.$A577];&quot;&quot;)" office:value-type="float" office:value="-0.525739" calcext:value-type="float">
            <text:p>-0.525739</text:p>
          </table:table-cell>
          <table:table-cell table:formula="of:=IF([main.$C577]=2;[main.$B577];&quot;&quot;)" office:value-type="float" office:value="-2.2552" calcext:value-type="float">
            <text:p>-2.2552</text:p>
          </table:table-cell>
          <table:table-cell table:number-columns-repeated="2"/>
          <table:table-cell table:formula="of:=IF([main.$H577]=0;[main.$F577];&quot;&quot;)" office:value-type="float" office:value="-0.525739" calcext:value-type="float">
            <text:p>-0.525739</text:p>
          </table:table-cell>
          <table:table-cell table:formula="of:=IF([main.$H577]=0;[main.$G577];&quot;&quot;)" office:value-type="float" office:value="-2.2552" calcext:value-type="float">
            <text:p>-2.2552</text:p>
          </table:table-cell>
          <table:table-cell table:formula="of:=IF([main.$H577]=1;[main.$F577];&quot;&quot;)">
            <text:p/>
          </table:table-cell>
          <table:table-cell table:formula="of:=IF([main.$H577]=1;[main.$G577];&quot;&quot;)">
            <text:p/>
          </table:table-cell>
          <table:table-cell table:formula="of:=IF([main.$H577]=2;[main.$F577];&quot;&quot;)">
            <text:p/>
          </table:table-cell>
          <table:table-cell table:formula="of:=IF([main.$H577]=2;[main.$G577];&quot;&quot;)">
            <text:p/>
          </table:table-cell>
        </table:table-row>
        <table:table-row table:style-name="ro1">
          <table:table-cell table:formula="of:=IF([main.$C578]=0;[main.$A578];&quot;&quot;)">
            <text:p/>
          </table:table-cell>
          <table:table-cell table:formula="of:=IF([main.$C578]=0;[main.$B578];&quot;&quot;)">
            <text:p/>
          </table:table-cell>
          <table:table-cell table:formula="of:=IF([main.$C578]=1;[main.$A578];&quot;&quot;)" office:value-type="float" office:value="0.56631" calcext:value-type="float">
            <text:p>0.56631</text:p>
          </table:table-cell>
          <table:table-cell table:formula="of:=IF([main.$C578]=1;[main.$B578];&quot;&quot;)" office:value-type="float" office:value="2.18673" calcext:value-type="float">
            <text:p>2.18673</text:p>
          </table:table-cell>
          <table:table-cell table:formula="of:=IF([main.$C578]=2;[main.$A578];&quot;&quot;)">
            <text:p/>
          </table:table-cell>
          <table:table-cell table:formula="of:=IF([main.$C578]=2;[main.$B578];&quot;&quot;)">
            <text:p/>
          </table:table-cell>
          <table:table-cell table:number-columns-repeated="2"/>
          <table:table-cell table:formula="of:=IF([main.$H578]=0;[main.$F578];&quot;&quot;)" office:value-type="float" office:value="0.56631" calcext:value-type="float">
            <text:p>0.56631</text:p>
          </table:table-cell>
          <table:table-cell table:formula="of:=IF([main.$H578]=0;[main.$G578];&quot;&quot;)" office:value-type="float" office:value="2.18673" calcext:value-type="float">
            <text:p>2.18673</text:p>
          </table:table-cell>
          <table:table-cell table:formula="of:=IF([main.$H578]=1;[main.$F578];&quot;&quot;)">
            <text:p/>
          </table:table-cell>
          <table:table-cell table:formula="of:=IF([main.$H578]=1;[main.$G578];&quot;&quot;)">
            <text:p/>
          </table:table-cell>
          <table:table-cell table:formula="of:=IF([main.$H578]=2;[main.$F578];&quot;&quot;)">
            <text:p/>
          </table:table-cell>
          <table:table-cell table:formula="of:=IF([main.$H578]=2;[main.$G578];&quot;&quot;)">
            <text:p/>
          </table:table-cell>
        </table:table-row>
        <table:table-row table:style-name="ro1">
          <table:table-cell table:formula="of:=IF([main.$C579]=0;[main.$A579];&quot;&quot;)">
            <text:p/>
          </table:table-cell>
          <table:table-cell table:formula="of:=IF([main.$C579]=0;[main.$B579];&quot;&quot;)">
            <text:p/>
          </table:table-cell>
          <table:table-cell table:formula="of:=IF([main.$C579]=1;[main.$A579];&quot;&quot;)" office:value-type="float" office:value="-1.20955" calcext:value-type="float">
            <text:p>-1.20955</text:p>
          </table:table-cell>
          <table:table-cell table:formula="of:=IF([main.$C579]=1;[main.$B579];&quot;&quot;)" office:value-type="float" office:value="0.368581" calcext:value-type="float">
            <text:p>0.368581</text:p>
          </table:table-cell>
          <table:table-cell table:formula="of:=IF([main.$C579]=2;[main.$A579];&quot;&quot;)">
            <text:p/>
          </table:table-cell>
          <table:table-cell table:formula="of:=IF([main.$C579]=2;[main.$B579];&quot;&quot;)">
            <text:p/>
          </table:table-cell>
          <table:table-cell table:number-columns-repeated="2"/>
          <table:table-cell table:formula="of:=IF([main.$H579]=0;[main.$F579];&quot;&quot;)" office:value-type="float" office:value="-1.20955" calcext:value-type="float">
            <text:p>-1.20955</text:p>
          </table:table-cell>
          <table:table-cell table:formula="of:=IF([main.$H579]=0;[main.$G579];&quot;&quot;)" office:value-type="float" office:value="0.368581" calcext:value-type="float">
            <text:p>0.368581</text:p>
          </table:table-cell>
          <table:table-cell table:formula="of:=IF([main.$H579]=1;[main.$F579];&quot;&quot;)">
            <text:p/>
          </table:table-cell>
          <table:table-cell table:formula="of:=IF([main.$H579]=1;[main.$G579];&quot;&quot;)">
            <text:p/>
          </table:table-cell>
          <table:table-cell table:formula="of:=IF([main.$H579]=2;[main.$F579];&quot;&quot;)">
            <text:p/>
          </table:table-cell>
          <table:table-cell table:formula="of:=IF([main.$H579]=2;[main.$G579];&quot;&quot;)">
            <text:p/>
          </table:table-cell>
        </table:table-row>
        <table:table-row table:style-name="ro1">
          <table:table-cell table:formula="of:=IF([main.$C580]=0;[main.$A580];&quot;&quot;)">
            <text:p/>
          </table:table-cell>
          <table:table-cell table:formula="of:=IF([main.$C580]=0;[main.$B580];&quot;&quot;)">
            <text:p/>
          </table:table-cell>
          <table:table-cell table:formula="of:=IF([main.$C580]=1;[main.$A580];&quot;&quot;)" office:value-type="float" office:value="0.899345" calcext:value-type="float">
            <text:p>0.899345</text:p>
          </table:table-cell>
          <table:table-cell table:formula="of:=IF([main.$C580]=1;[main.$B580];&quot;&quot;)" office:value-type="float" office:value="2.7079" calcext:value-type="float">
            <text:p>2.7079</text:p>
          </table:table-cell>
          <table:table-cell table:formula="of:=IF([main.$C580]=2;[main.$A580];&quot;&quot;)">
            <text:p/>
          </table:table-cell>
          <table:table-cell table:formula="of:=IF([main.$C580]=2;[main.$B580];&quot;&quot;)">
            <text:p/>
          </table:table-cell>
          <table:table-cell table:number-columns-repeated="2"/>
          <table:table-cell table:formula="of:=IF([main.$H580]=0;[main.$F580];&quot;&quot;)" office:value-type="float" office:value="0.899345" calcext:value-type="float">
            <text:p>0.899345</text:p>
          </table:table-cell>
          <table:table-cell table:formula="of:=IF([main.$H580]=0;[main.$G580];&quot;&quot;)" office:value-type="float" office:value="2.7079" calcext:value-type="float">
            <text:p>2.7079</text:p>
          </table:table-cell>
          <table:table-cell table:formula="of:=IF([main.$H580]=1;[main.$F580];&quot;&quot;)">
            <text:p/>
          </table:table-cell>
          <table:table-cell table:formula="of:=IF([main.$H580]=1;[main.$G580];&quot;&quot;)">
            <text:p/>
          </table:table-cell>
          <table:table-cell table:formula="of:=IF([main.$H580]=2;[main.$F580];&quot;&quot;)">
            <text:p/>
          </table:table-cell>
          <table:table-cell table:formula="of:=IF([main.$H580]=2;[main.$G580];&quot;&quot;)">
            <text:p/>
          </table:table-cell>
        </table:table-row>
        <table:table-row table:style-name="ro1">
          <table:table-cell table:formula="of:=IF([main.$C581]=0;[main.$A581];&quot;&quot;)">
            <text:p/>
          </table:table-cell>
          <table:table-cell table:formula="of:=IF([main.$C581]=0;[main.$B581];&quot;&quot;)">
            <text:p/>
          </table:table-cell>
          <table:table-cell table:formula="of:=IF([main.$C581]=1;[main.$A581];&quot;&quot;)" office:value-type="float" office:value="1.9995" calcext:value-type="float">
            <text:p>1.9995</text:p>
          </table:table-cell>
          <table:table-cell table:formula="of:=IF([main.$C581]=1;[main.$B581];&quot;&quot;)" office:value-type="float" office:value="3.134" calcext:value-type="float">
            <text:p>3.134</text:p>
          </table:table-cell>
          <table:table-cell table:formula="of:=IF([main.$C581]=2;[main.$A581];&quot;&quot;)">
            <text:p/>
          </table:table-cell>
          <table:table-cell table:formula="of:=IF([main.$C581]=2;[main.$B581];&quot;&quot;)">
            <text:p/>
          </table:table-cell>
          <table:table-cell table:number-columns-repeated="2"/>
          <table:table-cell table:formula="of:=IF([main.$H581]=0;[main.$F581];&quot;&quot;)" office:value-type="float" office:value="1.9995" calcext:value-type="float">
            <text:p>1.9995</text:p>
          </table:table-cell>
          <table:table-cell table:formula="of:=IF([main.$H581]=0;[main.$G581];&quot;&quot;)" office:value-type="float" office:value="3.134" calcext:value-type="float">
            <text:p>3.134</text:p>
          </table:table-cell>
          <table:table-cell table:formula="of:=IF([main.$H581]=1;[main.$F581];&quot;&quot;)">
            <text:p/>
          </table:table-cell>
          <table:table-cell table:formula="of:=IF([main.$H581]=1;[main.$G581];&quot;&quot;)">
            <text:p/>
          </table:table-cell>
          <table:table-cell table:formula="of:=IF([main.$H581]=2;[main.$F581];&quot;&quot;)">
            <text:p/>
          </table:table-cell>
          <table:table-cell table:formula="of:=IF([main.$H581]=2;[main.$G581];&quot;&quot;)">
            <text:p/>
          </table:table-cell>
        </table:table-row>
        <table:table-row table:style-name="ro1">
          <table:table-cell table:formula="of:=IF([main.$C582]=0;[main.$A582];&quot;&quot;)">
            <text:p/>
          </table:table-cell>
          <table:table-cell table:formula="of:=IF([main.$C582]=0;[main.$B582];&quot;&quot;)">
            <text:p/>
          </table:table-cell>
          <table:table-cell table:formula="of:=IF([main.$C582]=1;[main.$A582];&quot;&quot;)">
            <text:p/>
          </table:table-cell>
          <table:table-cell table:formula="of:=IF([main.$C582]=1;[main.$B582];&quot;&quot;)">
            <text:p/>
          </table:table-cell>
          <table:table-cell table:formula="of:=IF([main.$C582]=2;[main.$A582];&quot;&quot;)" office:value-type="float" office:value="0.737489" calcext:value-type="float">
            <text:p>0.737489</text:p>
          </table:table-cell>
          <table:table-cell table:formula="of:=IF([main.$C582]=2;[main.$B582];&quot;&quot;)" office:value-type="float" office:value="-1.28896" calcext:value-type="float">
            <text:p>-1.28896</text:p>
          </table:table-cell>
          <table:table-cell table:number-columns-repeated="2"/>
          <table:table-cell table:formula="of:=IF([main.$H582]=0;[main.$F582];&quot;&quot;)" office:value-type="float" office:value="0.737489" calcext:value-type="float">
            <text:p>0.737489</text:p>
          </table:table-cell>
          <table:table-cell table:formula="of:=IF([main.$H582]=0;[main.$G582];&quot;&quot;)" office:value-type="float" office:value="-1.28896" calcext:value-type="float">
            <text:p>-1.28896</text:p>
          </table:table-cell>
          <table:table-cell table:formula="of:=IF([main.$H582]=1;[main.$F582];&quot;&quot;)">
            <text:p/>
          </table:table-cell>
          <table:table-cell table:formula="of:=IF([main.$H582]=1;[main.$G582];&quot;&quot;)">
            <text:p/>
          </table:table-cell>
          <table:table-cell table:formula="of:=IF([main.$H582]=2;[main.$F582];&quot;&quot;)">
            <text:p/>
          </table:table-cell>
          <table:table-cell table:formula="of:=IF([main.$H582]=2;[main.$G582];&quot;&quot;)">
            <text:p/>
          </table:table-cell>
        </table:table-row>
        <table:table-row table:style-name="ro1">
          <table:table-cell table:formula="of:=IF([main.$C583]=0;[main.$A583];&quot;&quot;)">
            <text:p/>
          </table:table-cell>
          <table:table-cell table:formula="of:=IF([main.$C583]=0;[main.$B583];&quot;&quot;)">
            <text:p/>
          </table:table-cell>
          <table:table-cell table:formula="of:=IF([main.$C583]=1;[main.$A583];&quot;&quot;)">
            <text:p/>
          </table:table-cell>
          <table:table-cell table:formula="of:=IF([main.$C583]=1;[main.$B583];&quot;&quot;)">
            <text:p/>
          </table:table-cell>
          <table:table-cell table:formula="of:=IF([main.$C583]=2;[main.$A583];&quot;&quot;)" office:value-type="float" office:value="1.31326" calcext:value-type="float">
            <text:p>1.31326</text:p>
          </table:table-cell>
          <table:table-cell table:formula="of:=IF([main.$C583]=2;[main.$B583];&quot;&quot;)" office:value-type="float" office:value="-0.181065" calcext:value-type="float">
            <text:p>-0.181065</text:p>
          </table:table-cell>
          <table:table-cell table:number-columns-repeated="2"/>
          <table:table-cell table:formula="of:=IF([main.$H583]=0;[main.$F583];&quot;&quot;)" office:value-type="float" office:value="1.31326" calcext:value-type="float">
            <text:p>1.31326</text:p>
          </table:table-cell>
          <table:table-cell table:formula="of:=IF([main.$H583]=0;[main.$G583];&quot;&quot;)" office:value-type="float" office:value="-0.181065" calcext:value-type="float">
            <text:p>-0.181065</text:p>
          </table:table-cell>
          <table:table-cell table:formula="of:=IF([main.$H583]=1;[main.$F583];&quot;&quot;)">
            <text:p/>
          </table:table-cell>
          <table:table-cell table:formula="of:=IF([main.$H583]=1;[main.$G583];&quot;&quot;)">
            <text:p/>
          </table:table-cell>
          <table:table-cell table:formula="of:=IF([main.$H583]=2;[main.$F583];&quot;&quot;)">
            <text:p/>
          </table:table-cell>
          <table:table-cell table:formula="of:=IF([main.$H583]=2;[main.$G583];&quot;&quot;)">
            <text:p/>
          </table:table-cell>
        </table:table-row>
        <table:table-row table:style-name="ro1">
          <table:table-cell table:formula="of:=IF([main.$C584]=0;[main.$A584];&quot;&quot;)" office:value-type="float" office:value="-0.463431" calcext:value-type="float">
            <text:p>-0.463431</text:p>
          </table:table-cell>
          <table:table-cell table:formula="of:=IF([main.$C584]=0;[main.$B584];&quot;&quot;)" office:value-type="float" office:value="-0.238978" calcext:value-type="float">
            <text:p>-0.238978</text:p>
          </table:table-cell>
          <table:table-cell table:formula="of:=IF([main.$C584]=1;[main.$A584];&quot;&quot;)">
            <text:p/>
          </table:table-cell>
          <table:table-cell table:formula="of:=IF([main.$C584]=1;[main.$B584];&quot;&quot;)">
            <text:p/>
          </table:table-cell>
          <table:table-cell table:formula="of:=IF([main.$C584]=2;[main.$A584];&quot;&quot;)">
            <text:p/>
          </table:table-cell>
          <table:table-cell table:formula="of:=IF([main.$C584]=2;[main.$B584];&quot;&quot;)">
            <text:p/>
          </table:table-cell>
          <table:table-cell table:number-columns-repeated="2"/>
          <table:table-cell table:formula="of:=IF([main.$H584]=0;[main.$F584];&quot;&quot;)" office:value-type="float" office:value="-0.463431" calcext:value-type="float">
            <text:p>-0.463431</text:p>
          </table:table-cell>
          <table:table-cell table:formula="of:=IF([main.$H584]=0;[main.$G584];&quot;&quot;)" office:value-type="float" office:value="-0.238978" calcext:value-type="float">
            <text:p>-0.238978</text:p>
          </table:table-cell>
          <table:table-cell table:formula="of:=IF([main.$H584]=1;[main.$F584];&quot;&quot;)">
            <text:p/>
          </table:table-cell>
          <table:table-cell table:formula="of:=IF([main.$H584]=1;[main.$G584];&quot;&quot;)">
            <text:p/>
          </table:table-cell>
          <table:table-cell table:formula="of:=IF([main.$H584]=2;[main.$F584];&quot;&quot;)">
            <text:p/>
          </table:table-cell>
          <table:table-cell table:formula="of:=IF([main.$H584]=2;[main.$G584];&quot;&quot;)">
            <text:p/>
          </table:table-cell>
        </table:table-row>
        <table:table-row table:style-name="ro1">
          <table:table-cell table:formula="of:=IF([main.$C585]=0;[main.$A585];&quot;&quot;)">
            <text:p/>
          </table:table-cell>
          <table:table-cell table:formula="of:=IF([main.$C585]=0;[main.$B585];&quot;&quot;)">
            <text:p/>
          </table:table-cell>
          <table:table-cell table:formula="of:=IF([main.$C585]=1;[main.$A585];&quot;&quot;)" office:value-type="float" office:value="0.521637" calcext:value-type="float">
            <text:p>0.521637</text:p>
          </table:table-cell>
          <table:table-cell table:formula="of:=IF([main.$C585]=1;[main.$B585];&quot;&quot;)" office:value-type="float" office:value="1.52382" calcext:value-type="float">
            <text:p>1.52382</text:p>
          </table:table-cell>
          <table:table-cell table:formula="of:=IF([main.$C585]=2;[main.$A585];&quot;&quot;)">
            <text:p/>
          </table:table-cell>
          <table:table-cell table:formula="of:=IF([main.$C585]=2;[main.$B585];&quot;&quot;)">
            <text:p/>
          </table:table-cell>
          <table:table-cell table:number-columns-repeated="2"/>
          <table:table-cell table:formula="of:=IF([main.$H585]=0;[main.$F585];&quot;&quot;)" office:value-type="float" office:value="0.521637" calcext:value-type="float">
            <text:p>0.521637</text:p>
          </table:table-cell>
          <table:table-cell table:formula="of:=IF([main.$H585]=0;[main.$G585];&quot;&quot;)" office:value-type="float" office:value="1.52382" calcext:value-type="float">
            <text:p>1.52382</text:p>
          </table:table-cell>
          <table:table-cell table:formula="of:=IF([main.$H585]=1;[main.$F585];&quot;&quot;)">
            <text:p/>
          </table:table-cell>
          <table:table-cell table:formula="of:=IF([main.$H585]=1;[main.$G585];&quot;&quot;)">
            <text:p/>
          </table:table-cell>
          <table:table-cell table:formula="of:=IF([main.$H585]=2;[main.$F585];&quot;&quot;)">
            <text:p/>
          </table:table-cell>
          <table:table-cell table:formula="of:=IF([main.$H585]=2;[main.$G585];&quot;&quot;)">
            <text:p/>
          </table:table-cell>
        </table:table-row>
        <table:table-row table:style-name="ro1">
          <table:table-cell table:formula="of:=IF([main.$C586]=0;[main.$A586];&quot;&quot;)">
            <text:p/>
          </table:table-cell>
          <table:table-cell table:formula="of:=IF([main.$C586]=0;[main.$B586];&quot;&quot;)">
            <text:p/>
          </table:table-cell>
          <table:table-cell table:formula="of:=IF([main.$C586]=1;[main.$A586];&quot;&quot;)">
            <text:p/>
          </table:table-cell>
          <table:table-cell table:formula="of:=IF([main.$C586]=1;[main.$B586];&quot;&quot;)">
            <text:p/>
          </table:table-cell>
          <table:table-cell table:formula="of:=IF([main.$C586]=2;[main.$A586];&quot;&quot;)" office:value-type="float" office:value="0.0803844" calcext:value-type="float">
            <text:p>0.0803844</text:p>
          </table:table-cell>
          <table:table-cell table:formula="of:=IF([main.$C586]=2;[main.$B586];&quot;&quot;)" office:value-type="float" office:value="-1.50262" calcext:value-type="float">
            <text:p>-1.50262</text:p>
          </table:table-cell>
          <table:table-cell table:number-columns-repeated="2"/>
          <table:table-cell table:formula="of:=IF([main.$H586]=0;[main.$F586];&quot;&quot;)" office:value-type="float" office:value="0.0803844" calcext:value-type="float">
            <text:p>0.0803844</text:p>
          </table:table-cell>
          <table:table-cell table:formula="of:=IF([main.$H586]=0;[main.$G586];&quot;&quot;)" office:value-type="float" office:value="-1.50262" calcext:value-type="float">
            <text:p>-1.50262</text:p>
          </table:table-cell>
          <table:table-cell table:formula="of:=IF([main.$H586]=1;[main.$F586];&quot;&quot;)">
            <text:p/>
          </table:table-cell>
          <table:table-cell table:formula="of:=IF([main.$H586]=1;[main.$G586];&quot;&quot;)">
            <text:p/>
          </table:table-cell>
          <table:table-cell table:formula="of:=IF([main.$H586]=2;[main.$F586];&quot;&quot;)">
            <text:p/>
          </table:table-cell>
          <table:table-cell table:formula="of:=IF([main.$H586]=2;[main.$G586];&quot;&quot;)">
            <text:p/>
          </table:table-cell>
        </table:table-row>
        <table:table-row table:style-name="ro1">
          <table:table-cell table:formula="of:=IF([main.$C587]=0;[main.$A587];&quot;&quot;)">
            <text:p/>
          </table:table-cell>
          <table:table-cell table:formula="of:=IF([main.$C587]=0;[main.$B587];&quot;&quot;)">
            <text:p/>
          </table:table-cell>
          <table:table-cell table:formula="of:=IF([main.$C587]=1;[main.$A587];&quot;&quot;)">
            <text:p/>
          </table:table-cell>
          <table:table-cell table:formula="of:=IF([main.$C587]=1;[main.$B587];&quot;&quot;)">
            <text:p/>
          </table:table-cell>
          <table:table-cell table:formula="of:=IF([main.$C587]=2;[main.$A587];&quot;&quot;)" office:value-type="float" office:value="3.95075" calcext:value-type="float">
            <text:p>3.95075</text:p>
          </table:table-cell>
          <table:table-cell table:formula="of:=IF([main.$C587]=2;[main.$B587];&quot;&quot;)" office:value-type="float" office:value="2.54376" calcext:value-type="float">
            <text:p>2.54376</text:p>
          </table:table-cell>
          <table:table-cell table:number-columns-repeated="2"/>
          <table:table-cell table:formula="of:=IF([main.$H587]=0;[main.$F587];&quot;&quot;)" office:value-type="float" office:value="3.95075" calcext:value-type="float">
            <text:p>3.95075</text:p>
          </table:table-cell>
          <table:table-cell table:formula="of:=IF([main.$H587]=0;[main.$G587];&quot;&quot;)" office:value-type="float" office:value="2.54376" calcext:value-type="float">
            <text:p>2.54376</text:p>
          </table:table-cell>
          <table:table-cell table:formula="of:=IF([main.$H587]=1;[main.$F587];&quot;&quot;)">
            <text:p/>
          </table:table-cell>
          <table:table-cell table:formula="of:=IF([main.$H587]=1;[main.$G587];&quot;&quot;)">
            <text:p/>
          </table:table-cell>
          <table:table-cell table:formula="of:=IF([main.$H587]=2;[main.$F587];&quot;&quot;)">
            <text:p/>
          </table:table-cell>
          <table:table-cell table:formula="of:=IF([main.$H587]=2;[main.$G587];&quot;&quot;)">
            <text:p/>
          </table:table-cell>
        </table:table-row>
        <table:table-row table:style-name="ro1">
          <table:table-cell table:formula="of:=IF([main.$C588]=0;[main.$A588];&quot;&quot;)" office:value-type="float" office:value="2.01056" calcext:value-type="float">
            <text:p>2.01056</text:p>
          </table:table-cell>
          <table:table-cell table:formula="of:=IF([main.$C588]=0;[main.$B588];&quot;&quot;)" office:value-type="float" office:value="1.83772" calcext:value-type="float">
            <text:p>1.83772</text:p>
          </table:table-cell>
          <table:table-cell table:formula="of:=IF([main.$C588]=1;[main.$A588];&quot;&quot;)">
            <text:p/>
          </table:table-cell>
          <table:table-cell table:formula="of:=IF([main.$C588]=1;[main.$B588];&quot;&quot;)">
            <text:p/>
          </table:table-cell>
          <table:table-cell table:formula="of:=IF([main.$C588]=2;[main.$A588];&quot;&quot;)">
            <text:p/>
          </table:table-cell>
          <table:table-cell table:formula="of:=IF([main.$C588]=2;[main.$B588];&quot;&quot;)">
            <text:p/>
          </table:table-cell>
          <table:table-cell table:number-columns-repeated="2"/>
          <table:table-cell table:formula="of:=IF([main.$H588]=0;[main.$F588];&quot;&quot;)" office:value-type="float" office:value="2.01056" calcext:value-type="float">
            <text:p>2.01056</text:p>
          </table:table-cell>
          <table:table-cell table:formula="of:=IF([main.$H588]=0;[main.$G588];&quot;&quot;)" office:value-type="float" office:value="1.83772" calcext:value-type="float">
            <text:p>1.83772</text:p>
          </table:table-cell>
          <table:table-cell table:formula="of:=IF([main.$H588]=1;[main.$F588];&quot;&quot;)">
            <text:p/>
          </table:table-cell>
          <table:table-cell table:formula="of:=IF([main.$H588]=1;[main.$G588];&quot;&quot;)">
            <text:p/>
          </table:table-cell>
          <table:table-cell table:formula="of:=IF([main.$H588]=2;[main.$F588];&quot;&quot;)">
            <text:p/>
          </table:table-cell>
          <table:table-cell table:formula="of:=IF([main.$H588]=2;[main.$G588];&quot;&quot;)">
            <text:p/>
          </table:table-cell>
        </table:table-row>
        <table:table-row table:style-name="ro1">
          <table:table-cell table:formula="of:=IF([main.$C589]=0;[main.$A589];&quot;&quot;)" office:value-type="float" office:value="1.79955" calcext:value-type="float">
            <text:p>1.79955</text:p>
          </table:table-cell>
          <table:table-cell table:formula="of:=IF([main.$C589]=0;[main.$B589];&quot;&quot;)" office:value-type="float" office:value="1.87123" calcext:value-type="float">
            <text:p>1.87123</text:p>
          </table:table-cell>
          <table:table-cell table:formula="of:=IF([main.$C589]=1;[main.$A589];&quot;&quot;)">
            <text:p/>
          </table:table-cell>
          <table:table-cell table:formula="of:=IF([main.$C589]=1;[main.$B589];&quot;&quot;)">
            <text:p/>
          </table:table-cell>
          <table:table-cell table:formula="of:=IF([main.$C589]=2;[main.$A589];&quot;&quot;)">
            <text:p/>
          </table:table-cell>
          <table:table-cell table:formula="of:=IF([main.$C589]=2;[main.$B589];&quot;&quot;)">
            <text:p/>
          </table:table-cell>
          <table:table-cell table:number-columns-repeated="2"/>
          <table:table-cell table:formula="of:=IF([main.$H589]=0;[main.$F589];&quot;&quot;)" office:value-type="float" office:value="1.79955" calcext:value-type="float">
            <text:p>1.79955</text:p>
          </table:table-cell>
          <table:table-cell table:formula="of:=IF([main.$H589]=0;[main.$G589];&quot;&quot;)" office:value-type="float" office:value="1.87123" calcext:value-type="float">
            <text:p>1.87123</text:p>
          </table:table-cell>
          <table:table-cell table:formula="of:=IF([main.$H589]=1;[main.$F589];&quot;&quot;)">
            <text:p/>
          </table:table-cell>
          <table:table-cell table:formula="of:=IF([main.$H589]=1;[main.$G589];&quot;&quot;)">
            <text:p/>
          </table:table-cell>
          <table:table-cell table:formula="of:=IF([main.$H589]=2;[main.$F589];&quot;&quot;)">
            <text:p/>
          </table:table-cell>
          <table:table-cell table:formula="of:=IF([main.$H589]=2;[main.$G589];&quot;&quot;)">
            <text:p/>
          </table:table-cell>
        </table:table-row>
        <table:table-row table:style-name="ro1">
          <table:table-cell table:formula="of:=IF([main.$C590]=0;[main.$A590];&quot;&quot;)">
            <text:p/>
          </table:table-cell>
          <table:table-cell table:formula="of:=IF([main.$C590]=0;[main.$B590];&quot;&quot;)">
            <text:p/>
          </table:table-cell>
          <table:table-cell table:formula="of:=IF([main.$C590]=1;[main.$A590];&quot;&quot;)">
            <text:p/>
          </table:table-cell>
          <table:table-cell table:formula="of:=IF([main.$C590]=1;[main.$B590];&quot;&quot;)">
            <text:p/>
          </table:table-cell>
          <table:table-cell table:formula="of:=IF([main.$C590]=2;[main.$A590];&quot;&quot;)" office:value-type="float" office:value="1.30471" calcext:value-type="float">
            <text:p>1.30471</text:p>
          </table:table-cell>
          <table:table-cell table:formula="of:=IF([main.$C590]=2;[main.$B590];&quot;&quot;)" office:value-type="float" office:value="0.509314" calcext:value-type="float">
            <text:p>0.509314</text:p>
          </table:table-cell>
          <table:table-cell table:number-columns-repeated="2"/>
          <table:table-cell table:formula="of:=IF([main.$H590]=0;[main.$F590];&quot;&quot;)" office:value-type="float" office:value="1.30471" calcext:value-type="float">
            <text:p>1.30471</text:p>
          </table:table-cell>
          <table:table-cell table:formula="of:=IF([main.$H590]=0;[main.$G590];&quot;&quot;)" office:value-type="float" office:value="0.509314" calcext:value-type="float">
            <text:p>0.509314</text:p>
          </table:table-cell>
          <table:table-cell table:formula="of:=IF([main.$H590]=1;[main.$F590];&quot;&quot;)">
            <text:p/>
          </table:table-cell>
          <table:table-cell table:formula="of:=IF([main.$H590]=1;[main.$G590];&quot;&quot;)">
            <text:p/>
          </table:table-cell>
          <table:table-cell table:formula="of:=IF([main.$H590]=2;[main.$F590];&quot;&quot;)">
            <text:p/>
          </table:table-cell>
          <table:table-cell table:formula="of:=IF([main.$H590]=2;[main.$G590];&quot;&quot;)">
            <text:p/>
          </table:table-cell>
        </table:table-row>
        <table:table-row table:style-name="ro1">
          <table:table-cell table:formula="of:=IF([main.$C591]=0;[main.$A591];&quot;&quot;)">
            <text:p/>
          </table:table-cell>
          <table:table-cell table:formula="of:=IF([main.$C591]=0;[main.$B591];&quot;&quot;)">
            <text:p/>
          </table:table-cell>
          <table:table-cell table:formula="of:=IF([main.$C591]=1;[main.$A591];&quot;&quot;)">
            <text:p/>
          </table:table-cell>
          <table:table-cell table:formula="of:=IF([main.$C591]=1;[main.$B591];&quot;&quot;)">
            <text:p/>
          </table:table-cell>
          <table:table-cell table:formula="of:=IF([main.$C591]=2;[main.$A591];&quot;&quot;)" office:value-type="float" office:value="2.17672" calcext:value-type="float">
            <text:p>2.17672</text:p>
          </table:table-cell>
          <table:table-cell table:formula="of:=IF([main.$C591]=2;[main.$B591];&quot;&quot;)" office:value-type="float" office:value="0.56093" calcext:value-type="float">
            <text:p>0.56093</text:p>
          </table:table-cell>
          <table:table-cell table:number-columns-repeated="2"/>
          <table:table-cell table:formula="of:=IF([main.$H591]=0;[main.$F591];&quot;&quot;)" office:value-type="float" office:value="2.17672" calcext:value-type="float">
            <text:p>2.17672</text:p>
          </table:table-cell>
          <table:table-cell table:formula="of:=IF([main.$H591]=0;[main.$G591];&quot;&quot;)" office:value-type="float" office:value="0.56093" calcext:value-type="float">
            <text:p>0.56093</text:p>
          </table:table-cell>
          <table:table-cell table:formula="of:=IF([main.$H591]=1;[main.$F591];&quot;&quot;)">
            <text:p/>
          </table:table-cell>
          <table:table-cell table:formula="of:=IF([main.$H591]=1;[main.$G591];&quot;&quot;)">
            <text:p/>
          </table:table-cell>
          <table:table-cell table:formula="of:=IF([main.$H591]=2;[main.$F591];&quot;&quot;)">
            <text:p/>
          </table:table-cell>
          <table:table-cell table:formula="of:=IF([main.$H591]=2;[main.$G591];&quot;&quot;)">
            <text:p/>
          </table:table-cell>
        </table:table-row>
        <table:table-row table:style-name="ro1">
          <table:table-cell table:formula="of:=IF([main.$C592]=0;[main.$A592];&quot;&quot;)">
            <text:p/>
          </table:table-cell>
          <table:table-cell table:formula="of:=IF([main.$C592]=0;[main.$B592];&quot;&quot;)">
            <text:p/>
          </table:table-cell>
          <table:table-cell table:formula="of:=IF([main.$C592]=1;[main.$A592];&quot;&quot;)" office:value-type="float" office:value="1.08234" calcext:value-type="float">
            <text:p>1.08234</text:p>
          </table:table-cell>
          <table:table-cell table:formula="of:=IF([main.$C592]=1;[main.$B592];&quot;&quot;)" office:value-type="float" office:value="3.00953" calcext:value-type="float">
            <text:p>3.00953</text:p>
          </table:table-cell>
          <table:table-cell table:formula="of:=IF([main.$C592]=2;[main.$A592];&quot;&quot;)">
            <text:p/>
          </table:table-cell>
          <table:table-cell table:formula="of:=IF([main.$C592]=2;[main.$B592];&quot;&quot;)">
            <text:p/>
          </table:table-cell>
          <table:table-cell table:number-columns-repeated="2"/>
          <table:table-cell table:formula="of:=IF([main.$H592]=0;[main.$F592];&quot;&quot;)" office:value-type="float" office:value="1.08234" calcext:value-type="float">
            <text:p>1.08234</text:p>
          </table:table-cell>
          <table:table-cell table:formula="of:=IF([main.$H592]=0;[main.$G592];&quot;&quot;)" office:value-type="float" office:value="3.00953" calcext:value-type="float">
            <text:p>3.00953</text:p>
          </table:table-cell>
          <table:table-cell table:formula="of:=IF([main.$H592]=1;[main.$F592];&quot;&quot;)">
            <text:p/>
          </table:table-cell>
          <table:table-cell table:formula="of:=IF([main.$H592]=1;[main.$G592];&quot;&quot;)">
            <text:p/>
          </table:table-cell>
          <table:table-cell table:formula="of:=IF([main.$H592]=2;[main.$F592];&quot;&quot;)">
            <text:p/>
          </table:table-cell>
          <table:table-cell table:formula="of:=IF([main.$H592]=2;[main.$G592];&quot;&quot;)">
            <text:p/>
          </table:table-cell>
        </table:table-row>
        <table:table-row table:style-name="ro1">
          <table:table-cell table:formula="of:=IF([main.$C593]=0;[main.$A593];&quot;&quot;)">
            <text:p/>
          </table:table-cell>
          <table:table-cell table:formula="of:=IF([main.$C593]=0;[main.$B593];&quot;&quot;)">
            <text:p/>
          </table:table-cell>
          <table:table-cell table:formula="of:=IF([main.$C593]=1;[main.$A593];&quot;&quot;)" office:value-type="float" office:value="0.88618" calcext:value-type="float">
            <text:p>0.88618</text:p>
          </table:table-cell>
          <table:table-cell table:formula="of:=IF([main.$C593]=1;[main.$B593];&quot;&quot;)" office:value-type="float" office:value="2.95157" calcext:value-type="float">
            <text:p>2.95157</text:p>
          </table:table-cell>
          <table:table-cell table:formula="of:=IF([main.$C593]=2;[main.$A593];&quot;&quot;)">
            <text:p/>
          </table:table-cell>
          <table:table-cell table:formula="of:=IF([main.$C593]=2;[main.$B593];&quot;&quot;)">
            <text:p/>
          </table:table-cell>
          <table:table-cell table:number-columns-repeated="2"/>
          <table:table-cell table:formula="of:=IF([main.$H593]=0;[main.$F593];&quot;&quot;)" office:value-type="float" office:value="0.88618" calcext:value-type="float">
            <text:p>0.88618</text:p>
          </table:table-cell>
          <table:table-cell table:formula="of:=IF([main.$H593]=0;[main.$G593];&quot;&quot;)" office:value-type="float" office:value="2.95157" calcext:value-type="float">
            <text:p>2.95157</text:p>
          </table:table-cell>
          <table:table-cell table:formula="of:=IF([main.$H593]=1;[main.$F593];&quot;&quot;)">
            <text:p/>
          </table:table-cell>
          <table:table-cell table:formula="of:=IF([main.$H593]=1;[main.$G593];&quot;&quot;)">
            <text:p/>
          </table:table-cell>
          <table:table-cell table:formula="of:=IF([main.$H593]=2;[main.$F593];&quot;&quot;)">
            <text:p/>
          </table:table-cell>
          <table:table-cell table:formula="of:=IF([main.$H593]=2;[main.$G593];&quot;&quot;)">
            <text:p/>
          </table:table-cell>
        </table:table-row>
        <table:table-row table:style-name="ro1">
          <table:table-cell table:formula="of:=IF([main.$C594]=0;[main.$A594];&quot;&quot;)" office:value-type="float" office:value="0.795164" calcext:value-type="float">
            <text:p>0.795164</text:p>
          </table:table-cell>
          <table:table-cell table:formula="of:=IF([main.$C594]=0;[main.$B594];&quot;&quot;)" office:value-type="float" office:value="0.462973" calcext:value-type="float">
            <text:p>0.462973</text:p>
          </table:table-cell>
          <table:table-cell table:formula="of:=IF([main.$C594]=1;[main.$A594];&quot;&quot;)">
            <text:p/>
          </table:table-cell>
          <table:table-cell table:formula="of:=IF([main.$C594]=1;[main.$B594];&quot;&quot;)">
            <text:p/>
          </table:table-cell>
          <table:table-cell table:formula="of:=IF([main.$C594]=2;[main.$A594];&quot;&quot;)">
            <text:p/>
          </table:table-cell>
          <table:table-cell table:formula="of:=IF([main.$C594]=2;[main.$B594];&quot;&quot;)">
            <text:p/>
          </table:table-cell>
          <table:table-cell table:number-columns-repeated="2"/>
          <table:table-cell table:formula="of:=IF([main.$H594]=0;[main.$F594];&quot;&quot;)" office:value-type="float" office:value="0.795164" calcext:value-type="float">
            <text:p>0.795164</text:p>
          </table:table-cell>
          <table:table-cell table:formula="of:=IF([main.$H594]=0;[main.$G594];&quot;&quot;)" office:value-type="float" office:value="0.462973" calcext:value-type="float">
            <text:p>0.462973</text:p>
          </table:table-cell>
          <table:table-cell table:formula="of:=IF([main.$H594]=1;[main.$F594];&quot;&quot;)">
            <text:p/>
          </table:table-cell>
          <table:table-cell table:formula="of:=IF([main.$H594]=1;[main.$G594];&quot;&quot;)">
            <text:p/>
          </table:table-cell>
          <table:table-cell table:formula="of:=IF([main.$H594]=2;[main.$F594];&quot;&quot;)">
            <text:p/>
          </table:table-cell>
          <table:table-cell table:formula="of:=IF([main.$H594]=2;[main.$G594];&quot;&quot;)">
            <text:p/>
          </table:table-cell>
        </table:table-row>
        <table:table-row table:style-name="ro1">
          <table:table-cell table:formula="of:=IF([main.$C595]=0;[main.$A595];&quot;&quot;)">
            <text:p/>
          </table:table-cell>
          <table:table-cell table:formula="of:=IF([main.$C595]=0;[main.$B595];&quot;&quot;)">
            <text:p/>
          </table:table-cell>
          <table:table-cell table:formula="of:=IF([main.$C595]=1;[main.$A595];&quot;&quot;)">
            <text:p/>
          </table:table-cell>
          <table:table-cell table:formula="of:=IF([main.$C595]=1;[main.$B595];&quot;&quot;)">
            <text:p/>
          </table:table-cell>
          <table:table-cell table:formula="of:=IF([main.$C595]=2;[main.$A595];&quot;&quot;)" office:value-type="float" office:value="1.47135" calcext:value-type="float">
            <text:p>1.47135</text:p>
          </table:table-cell>
          <table:table-cell table:formula="of:=IF([main.$C595]=2;[main.$B595];&quot;&quot;)" office:value-type="float" office:value="0.47826" calcext:value-type="float">
            <text:p>0.47826</text:p>
          </table:table-cell>
          <table:table-cell table:number-columns-repeated="2"/>
          <table:table-cell table:formula="of:=IF([main.$H595]=0;[main.$F595];&quot;&quot;)" office:value-type="float" office:value="1.47135" calcext:value-type="float">
            <text:p>1.47135</text:p>
          </table:table-cell>
          <table:table-cell table:formula="of:=IF([main.$H595]=0;[main.$G595];&quot;&quot;)" office:value-type="float" office:value="0.47826" calcext:value-type="float">
            <text:p>0.47826</text:p>
          </table:table-cell>
          <table:table-cell table:formula="of:=IF([main.$H595]=1;[main.$F595];&quot;&quot;)">
            <text:p/>
          </table:table-cell>
          <table:table-cell table:formula="of:=IF([main.$H595]=1;[main.$G595];&quot;&quot;)">
            <text:p/>
          </table:table-cell>
          <table:table-cell table:formula="of:=IF([main.$H595]=2;[main.$F595];&quot;&quot;)">
            <text:p/>
          </table:table-cell>
          <table:table-cell table:formula="of:=IF([main.$H595]=2;[main.$G595];&quot;&quot;)">
            <text:p/>
          </table:table-cell>
        </table:table-row>
        <table:table-row table:style-name="ro1">
          <table:table-cell table:formula="of:=IF([main.$C596]=0;[main.$A596];&quot;&quot;)">
            <text:p/>
          </table:table-cell>
          <table:table-cell table:formula="of:=IF([main.$C596]=0;[main.$B596];&quot;&quot;)">
            <text:p/>
          </table:table-cell>
          <table:table-cell table:formula="of:=IF([main.$C596]=1;[main.$A596];&quot;&quot;)" office:value-type="float" office:value="0.260528" calcext:value-type="float">
            <text:p>0.260528</text:p>
          </table:table-cell>
          <table:table-cell table:formula="of:=IF([main.$C596]=1;[main.$B596];&quot;&quot;)" office:value-type="float" office:value="1.71147" calcext:value-type="float">
            <text:p>1.71147</text:p>
          </table:table-cell>
          <table:table-cell table:formula="of:=IF([main.$C596]=2;[main.$A596];&quot;&quot;)">
            <text:p/>
          </table:table-cell>
          <table:table-cell table:formula="of:=IF([main.$C596]=2;[main.$B596];&quot;&quot;)">
            <text:p/>
          </table:table-cell>
          <table:table-cell table:number-columns-repeated="2"/>
          <table:table-cell table:formula="of:=IF([main.$H596]=0;[main.$F596];&quot;&quot;)" office:value-type="float" office:value="0.260528" calcext:value-type="float">
            <text:p>0.260528</text:p>
          </table:table-cell>
          <table:table-cell table:formula="of:=IF([main.$H596]=0;[main.$G596];&quot;&quot;)" office:value-type="float" office:value="1.71147" calcext:value-type="float">
            <text:p>1.71147</text:p>
          </table:table-cell>
          <table:table-cell table:formula="of:=IF([main.$H596]=1;[main.$F596];&quot;&quot;)">
            <text:p/>
          </table:table-cell>
          <table:table-cell table:formula="of:=IF([main.$H596]=1;[main.$G596];&quot;&quot;)">
            <text:p/>
          </table:table-cell>
          <table:table-cell table:formula="of:=IF([main.$H596]=2;[main.$F596];&quot;&quot;)">
            <text:p/>
          </table:table-cell>
          <table:table-cell table:formula="of:=IF([main.$H596]=2;[main.$G596];&quot;&quot;)">
            <text:p/>
          </table:table-cell>
        </table:table-row>
        <table:table-row table:style-name="ro1">
          <table:table-cell table:formula="of:=IF([main.$C597]=0;[main.$A597];&quot;&quot;)">
            <text:p/>
          </table:table-cell>
          <table:table-cell table:formula="of:=IF([main.$C597]=0;[main.$B597];&quot;&quot;)">
            <text:p/>
          </table:table-cell>
          <table:table-cell table:formula="of:=IF([main.$C597]=1;[main.$A597];&quot;&quot;)">
            <text:p/>
          </table:table-cell>
          <table:table-cell table:formula="of:=IF([main.$C597]=1;[main.$B597];&quot;&quot;)">
            <text:p/>
          </table:table-cell>
          <table:table-cell table:formula="of:=IF([main.$C597]=2;[main.$A597];&quot;&quot;)" office:value-type="float" office:value="-0.457405" calcext:value-type="float">
            <text:p>-0.457405</text:p>
          </table:table-cell>
          <table:table-cell table:formula="of:=IF([main.$C597]=2;[main.$B597];&quot;&quot;)" office:value-type="float" office:value="-1.79009" calcext:value-type="float">
            <text:p>-1.79009</text:p>
          </table:table-cell>
          <table:table-cell table:number-columns-repeated="2"/>
          <table:table-cell table:formula="of:=IF([main.$H597]=0;[main.$F597];&quot;&quot;)" office:value-type="float" office:value="-0.457405" calcext:value-type="float">
            <text:p>-0.457405</text:p>
          </table:table-cell>
          <table:table-cell table:formula="of:=IF([main.$H597]=0;[main.$G597];&quot;&quot;)" office:value-type="float" office:value="-1.79009" calcext:value-type="float">
            <text:p>-1.79009</text:p>
          </table:table-cell>
          <table:table-cell table:formula="of:=IF([main.$H597]=1;[main.$F597];&quot;&quot;)">
            <text:p/>
          </table:table-cell>
          <table:table-cell table:formula="of:=IF([main.$H597]=1;[main.$G597];&quot;&quot;)">
            <text:p/>
          </table:table-cell>
          <table:table-cell table:formula="of:=IF([main.$H597]=2;[main.$F597];&quot;&quot;)">
            <text:p/>
          </table:table-cell>
          <table:table-cell table:formula="of:=IF([main.$H597]=2;[main.$G597];&quot;&quot;)">
            <text:p/>
          </table:table-cell>
        </table:table-row>
        <table:table-row table:style-name="ro1">
          <table:table-cell table:formula="of:=IF([main.$C598]=0;[main.$A598];&quot;&quot;)">
            <text:p/>
          </table:table-cell>
          <table:table-cell table:formula="of:=IF([main.$C598]=0;[main.$B598];&quot;&quot;)">
            <text:p/>
          </table:table-cell>
          <table:table-cell table:formula="of:=IF([main.$C598]=1;[main.$A598];&quot;&quot;)">
            <text:p/>
          </table:table-cell>
          <table:table-cell table:formula="of:=IF([main.$C598]=1;[main.$B598];&quot;&quot;)">
            <text:p/>
          </table:table-cell>
          <table:table-cell table:formula="of:=IF([main.$C598]=2;[main.$A598];&quot;&quot;)" office:value-type="float" office:value="3.10326" calcext:value-type="float">
            <text:p>3.10326</text:p>
          </table:table-cell>
          <table:table-cell table:formula="of:=IF([main.$C598]=2;[main.$B598];&quot;&quot;)" office:value-type="float" office:value="1.97413" calcext:value-type="float">
            <text:p>1.97413</text:p>
          </table:table-cell>
          <table:table-cell table:number-columns-repeated="2"/>
          <table:table-cell table:formula="of:=IF([main.$H598]=0;[main.$F598];&quot;&quot;)" office:value-type="float" office:value="3.10326" calcext:value-type="float">
            <text:p>3.10326</text:p>
          </table:table-cell>
          <table:table-cell table:formula="of:=IF([main.$H598]=0;[main.$G598];&quot;&quot;)" office:value-type="float" office:value="1.97413" calcext:value-type="float">
            <text:p>1.97413</text:p>
          </table:table-cell>
          <table:table-cell table:formula="of:=IF([main.$H598]=1;[main.$F598];&quot;&quot;)">
            <text:p/>
          </table:table-cell>
          <table:table-cell table:formula="of:=IF([main.$H598]=1;[main.$G598];&quot;&quot;)">
            <text:p/>
          </table:table-cell>
          <table:table-cell table:formula="of:=IF([main.$H598]=2;[main.$F598];&quot;&quot;)">
            <text:p/>
          </table:table-cell>
          <table:table-cell table:formula="of:=IF([main.$H598]=2;[main.$G598];&quot;&quot;)">
            <text:p/>
          </table:table-cell>
        </table:table-row>
        <table:table-row table:style-name="ro1">
          <table:table-cell table:formula="of:=IF([main.$C599]=0;[main.$A599];&quot;&quot;)" office:value-type="float" office:value="1.62782" calcext:value-type="float">
            <text:p>1.62782</text:p>
          </table:table-cell>
          <table:table-cell table:formula="of:=IF([main.$C599]=0;[main.$B599];&quot;&quot;)" office:value-type="float" office:value="1.64415" calcext:value-type="float">
            <text:p>1.64415</text:p>
          </table:table-cell>
          <table:table-cell table:formula="of:=IF([main.$C599]=1;[main.$A599];&quot;&quot;)">
            <text:p/>
          </table:table-cell>
          <table:table-cell table:formula="of:=IF([main.$C599]=1;[main.$B599];&quot;&quot;)">
            <text:p/>
          </table:table-cell>
          <table:table-cell table:formula="of:=IF([main.$C599]=2;[main.$A599];&quot;&quot;)">
            <text:p/>
          </table:table-cell>
          <table:table-cell table:formula="of:=IF([main.$C599]=2;[main.$B599];&quot;&quot;)">
            <text:p/>
          </table:table-cell>
          <table:table-cell table:number-columns-repeated="2"/>
          <table:table-cell table:formula="of:=IF([main.$H599]=0;[main.$F599];&quot;&quot;)" office:value-type="float" office:value="1.62782" calcext:value-type="float">
            <text:p>1.62782</text:p>
          </table:table-cell>
          <table:table-cell table:formula="of:=IF([main.$H599]=0;[main.$G599];&quot;&quot;)" office:value-type="float" office:value="1.64415" calcext:value-type="float">
            <text:p>1.64415</text:p>
          </table:table-cell>
          <table:table-cell table:formula="of:=IF([main.$H599]=1;[main.$F599];&quot;&quot;)">
            <text:p/>
          </table:table-cell>
          <table:table-cell table:formula="of:=IF([main.$H599]=1;[main.$G599];&quot;&quot;)">
            <text:p/>
          </table:table-cell>
          <table:table-cell table:formula="of:=IF([main.$H599]=2;[main.$F599];&quot;&quot;)">
            <text:p/>
          </table:table-cell>
          <table:table-cell table:formula="of:=IF([main.$H599]=2;[main.$G599];&quot;&quot;)">
            <text:p/>
          </table:table-cell>
        </table:table-row>
        <table:table-row table:style-name="ro1">
          <table:table-cell table:formula="of:=IF([main.$C600]=0;[main.$A600];&quot;&quot;)" office:value-type="float" office:value="1.77287" calcext:value-type="float">
            <text:p>1.77287</text:p>
          </table:table-cell>
          <table:table-cell table:formula="of:=IF([main.$C600]=0;[main.$B600];&quot;&quot;)" office:value-type="float" office:value="1.59303" calcext:value-type="float">
            <text:p>1.59303</text:p>
          </table:table-cell>
          <table:table-cell table:formula="of:=IF([main.$C600]=1;[main.$A600];&quot;&quot;)">
            <text:p/>
          </table:table-cell>
          <table:table-cell table:formula="of:=IF([main.$C600]=1;[main.$B600];&quot;&quot;)">
            <text:p/>
          </table:table-cell>
          <table:table-cell table:formula="of:=IF([main.$C600]=2;[main.$A600];&quot;&quot;)">
            <text:p/>
          </table:table-cell>
          <table:table-cell table:formula="of:=IF([main.$C600]=2;[main.$B600];&quot;&quot;)">
            <text:p/>
          </table:table-cell>
          <table:table-cell table:number-columns-repeated="2"/>
          <table:table-cell table:formula="of:=IF([main.$H600]=0;[main.$F600];&quot;&quot;)" office:value-type="float" office:value="1.77287" calcext:value-type="float">
            <text:p>1.77287</text:p>
          </table:table-cell>
          <table:table-cell table:formula="of:=IF([main.$H600]=0;[main.$G600];&quot;&quot;)" office:value-type="float" office:value="1.59303" calcext:value-type="float">
            <text:p>1.59303</text:p>
          </table:table-cell>
          <table:table-cell table:formula="of:=IF([main.$H600]=1;[main.$F600];&quot;&quot;)">
            <text:p/>
          </table:table-cell>
          <table:table-cell table:formula="of:=IF([main.$H600]=1;[main.$G600];&quot;&quot;)">
            <text:p/>
          </table:table-cell>
          <table:table-cell table:formula="of:=IF([main.$H600]=2;[main.$F600];&quot;&quot;)">
            <text:p/>
          </table:table-cell>
          <table:table-cell table:formula="of:=IF([main.$H600]=2;[main.$G600];&quot;&quot;)">
            <text:p/>
          </table:table-cell>
        </table:table-row>
        <table:table-row table:style-name="ro1">
          <table:table-cell table:formula="of:=IF([main.$C601]=0;[main.$A601];&quot;&quot;)" office:value-type="float" office:value="0.430104" calcext:value-type="float">
            <text:p>0.430104</text:p>
          </table:table-cell>
          <table:table-cell table:formula="of:=IF([main.$C601]=0;[main.$B601];&quot;&quot;)" office:value-type="float" office:value="0.421533" calcext:value-type="float">
            <text:p>0.421533</text:p>
          </table:table-cell>
          <table:table-cell table:formula="of:=IF([main.$C601]=1;[main.$A601];&quot;&quot;)">
            <text:p/>
          </table:table-cell>
          <table:table-cell table:formula="of:=IF([main.$C601]=1;[main.$B601];&quot;&quot;)">
            <text:p/>
          </table:table-cell>
          <table:table-cell table:formula="of:=IF([main.$C601]=2;[main.$A601];&quot;&quot;)">
            <text:p/>
          </table:table-cell>
          <table:table-cell table:formula="of:=IF([main.$C601]=2;[main.$B601];&quot;&quot;)">
            <text:p/>
          </table:table-cell>
          <table:table-cell table:number-columns-repeated="2"/>
          <table:table-cell table:formula="of:=IF([main.$H601]=0;[main.$F601];&quot;&quot;)" office:value-type="float" office:value="0.430104" calcext:value-type="float">
            <text:p>0.430104</text:p>
          </table:table-cell>
          <table:table-cell table:formula="of:=IF([main.$H601]=0;[main.$G601];&quot;&quot;)" office:value-type="float" office:value="0.421533" calcext:value-type="float">
            <text:p>0.421533</text:p>
          </table:table-cell>
          <table:table-cell table:formula="of:=IF([main.$H601]=1;[main.$F601];&quot;&quot;)">
            <text:p/>
          </table:table-cell>
          <table:table-cell table:formula="of:=IF([main.$H601]=1;[main.$G601];&quot;&quot;)">
            <text:p/>
          </table:table-cell>
          <table:table-cell table:formula="of:=IF([main.$H601]=2;[main.$F601];&quot;&quot;)">
            <text:p/>
          </table:table-cell>
          <table:table-cell table:formula="of:=IF([main.$H601]=2;[main.$G601];&quot;&quot;)">
            <text:p/>
          </table:table-cell>
        </table:table-row>
        <table:table-row table:style-name="ro1">
          <table:table-cell table:formula="of:=IF([main.$C602]=0;[main.$A602];&quot;&quot;)">
            <text:p/>
          </table:table-cell>
          <table:table-cell table:formula="of:=IF([main.$C602]=0;[main.$B602];&quot;&quot;)">
            <text:p/>
          </table:table-cell>
          <table:table-cell table:formula="of:=IF([main.$C602]=1;[main.$A602];&quot;&quot;)">
            <text:p/>
          </table:table-cell>
          <table:table-cell table:formula="of:=IF([main.$C602]=1;[main.$B602];&quot;&quot;)">
            <text:p/>
          </table:table-cell>
          <table:table-cell table:formula="of:=IF([main.$C602]=2;[main.$A602];&quot;&quot;)" office:value-type="float" office:value="0.271144" calcext:value-type="float">
            <text:p>0.271144</text:p>
          </table:table-cell>
          <table:table-cell table:formula="of:=IF([main.$C602]=2;[main.$B602];&quot;&quot;)" office:value-type="float" office:value="-1.73057" calcext:value-type="float">
            <text:p>-1.73057</text:p>
          </table:table-cell>
          <table:table-cell table:number-columns-repeated="2"/>
          <table:table-cell table:formula="of:=IF([main.$H602]=0;[main.$F602];&quot;&quot;)" office:value-type="float" office:value="0.271144" calcext:value-type="float">
            <text:p>0.271144</text:p>
          </table:table-cell>
          <table:table-cell table:formula="of:=IF([main.$H602]=0;[main.$G602];&quot;&quot;)" office:value-type="float" office:value="-1.73057" calcext:value-type="float">
            <text:p>-1.73057</text:p>
          </table:table-cell>
          <table:table-cell table:formula="of:=IF([main.$H602]=1;[main.$F602];&quot;&quot;)">
            <text:p/>
          </table:table-cell>
          <table:table-cell table:formula="of:=IF([main.$H602]=1;[main.$G602];&quot;&quot;)">
            <text:p/>
          </table:table-cell>
          <table:table-cell table:formula="of:=IF([main.$H602]=2;[main.$F602];&quot;&quot;)">
            <text:p/>
          </table:table-cell>
          <table:table-cell table:formula="of:=IF([main.$H602]=2;[main.$G602];&quot;&quot;)">
            <text:p/>
          </table:table-cell>
        </table:table-row>
        <table:table-row table:style-name="ro1">
          <table:table-cell table:formula="of:=IF([main.$C603]=0;[main.$A603];&quot;&quot;)" office:value-type="float" office:value="-0.737197" calcext:value-type="float">
            <text:p>-0.737197</text:p>
          </table:table-cell>
          <table:table-cell table:formula="of:=IF([main.$C603]=0;[main.$B603];&quot;&quot;)" office:value-type="float" office:value="-0.358216" calcext:value-type="float">
            <text:p>-0.358216</text:p>
          </table:table-cell>
          <table:table-cell table:formula="of:=IF([main.$C603]=1;[main.$A603];&quot;&quot;)">
            <text:p/>
          </table:table-cell>
          <table:table-cell table:formula="of:=IF([main.$C603]=1;[main.$B603];&quot;&quot;)">
            <text:p/>
          </table:table-cell>
          <table:table-cell table:formula="of:=IF([main.$C603]=2;[main.$A603];&quot;&quot;)">
            <text:p/>
          </table:table-cell>
          <table:table-cell table:formula="of:=IF([main.$C603]=2;[main.$B603];&quot;&quot;)">
            <text:p/>
          </table:table-cell>
          <table:table-cell table:number-columns-repeated="2"/>
          <table:table-cell table:formula="of:=IF([main.$H603]=0;[main.$F603];&quot;&quot;)" office:value-type="float" office:value="-0.737197" calcext:value-type="float">
            <text:p>-0.737197</text:p>
          </table:table-cell>
          <table:table-cell table:formula="of:=IF([main.$H603]=0;[main.$G603];&quot;&quot;)" office:value-type="float" office:value="-0.358216" calcext:value-type="float">
            <text:p>-0.358216</text:p>
          </table:table-cell>
          <table:table-cell table:formula="of:=IF([main.$H603]=1;[main.$F603];&quot;&quot;)">
            <text:p/>
          </table:table-cell>
          <table:table-cell table:formula="of:=IF([main.$H603]=1;[main.$G603];&quot;&quot;)">
            <text:p/>
          </table:table-cell>
          <table:table-cell table:formula="of:=IF([main.$H603]=2;[main.$F603];&quot;&quot;)">
            <text:p/>
          </table:table-cell>
          <table:table-cell table:formula="of:=IF([main.$H603]=2;[main.$G603];&quot;&quot;)">
            <text:p/>
          </table:table-cell>
        </table:table-row>
        <table:table-row table:style-name="ro1">
          <table:table-cell table:formula="of:=IF([main.$C604]=0;[main.$A604];&quot;&quot;)" office:value-type="float" office:value="0.298453" calcext:value-type="float">
            <text:p>0.298453</text:p>
          </table:table-cell>
          <table:table-cell table:formula="of:=IF([main.$C604]=0;[main.$B604];&quot;&quot;)" office:value-type="float" office:value="-0.00960661" calcext:value-type="float">
            <text:p>-0.00960661</text:p>
          </table:table-cell>
          <table:table-cell table:formula="of:=IF([main.$C604]=1;[main.$A604];&quot;&quot;)">
            <text:p/>
          </table:table-cell>
          <table:table-cell table:formula="of:=IF([main.$C604]=1;[main.$B604];&quot;&quot;)">
            <text:p/>
          </table:table-cell>
          <table:table-cell table:formula="of:=IF([main.$C604]=2;[main.$A604];&quot;&quot;)">
            <text:p/>
          </table:table-cell>
          <table:table-cell table:formula="of:=IF([main.$C604]=2;[main.$B604];&quot;&quot;)">
            <text:p/>
          </table:table-cell>
          <table:table-cell table:number-columns-repeated="2"/>
          <table:table-cell table:formula="of:=IF([main.$H604]=0;[main.$F604];&quot;&quot;)" office:value-type="float" office:value="0.298453" calcext:value-type="float">
            <text:p>0.298453</text:p>
          </table:table-cell>
          <table:table-cell table:formula="of:=IF([main.$H604]=0;[main.$G604];&quot;&quot;)" office:value-type="float" office:value="-0.00960661" calcext:value-type="float">
            <text:p>-0.00960661</text:p>
          </table:table-cell>
          <table:table-cell table:formula="of:=IF([main.$H604]=1;[main.$F604];&quot;&quot;)">
            <text:p/>
          </table:table-cell>
          <table:table-cell table:formula="of:=IF([main.$H604]=1;[main.$G604];&quot;&quot;)">
            <text:p/>
          </table:table-cell>
          <table:table-cell table:formula="of:=IF([main.$H604]=2;[main.$F604];&quot;&quot;)">
            <text:p/>
          </table:table-cell>
          <table:table-cell table:formula="of:=IF([main.$H604]=2;[main.$G604];&quot;&quot;)">
            <text:p/>
          </table:table-cell>
        </table:table-row>
        <table:table-row table:style-name="ro1">
          <table:table-cell table:formula="of:=IF([main.$C605]=0;[main.$A605];&quot;&quot;)" office:value-type="float" office:value="0.566885" calcext:value-type="float">
            <text:p>0.566885</text:p>
          </table:table-cell>
          <table:table-cell table:formula="of:=IF([main.$C605]=0;[main.$B605];&quot;&quot;)" office:value-type="float" office:value="0.878388" calcext:value-type="float">
            <text:p>0.878388</text:p>
          </table:table-cell>
          <table:table-cell table:formula="of:=IF([main.$C605]=1;[main.$A605];&quot;&quot;)">
            <text:p/>
          </table:table-cell>
          <table:table-cell table:formula="of:=IF([main.$C605]=1;[main.$B605];&quot;&quot;)">
            <text:p/>
          </table:table-cell>
          <table:table-cell table:formula="of:=IF([main.$C605]=2;[main.$A605];&quot;&quot;)">
            <text:p/>
          </table:table-cell>
          <table:table-cell table:formula="of:=IF([main.$C605]=2;[main.$B605];&quot;&quot;)">
            <text:p/>
          </table:table-cell>
          <table:table-cell table:number-columns-repeated="2"/>
          <table:table-cell table:formula="of:=IF([main.$H605]=0;[main.$F605];&quot;&quot;)" office:value-type="float" office:value="0.566885" calcext:value-type="float">
            <text:p>0.566885</text:p>
          </table:table-cell>
          <table:table-cell table:formula="of:=IF([main.$H605]=0;[main.$G605];&quot;&quot;)" office:value-type="float" office:value="0.878388" calcext:value-type="float">
            <text:p>0.878388</text:p>
          </table:table-cell>
          <table:table-cell table:formula="of:=IF([main.$H605]=1;[main.$F605];&quot;&quot;)">
            <text:p/>
          </table:table-cell>
          <table:table-cell table:formula="of:=IF([main.$H605]=1;[main.$G605];&quot;&quot;)">
            <text:p/>
          </table:table-cell>
          <table:table-cell table:formula="of:=IF([main.$H605]=2;[main.$F605];&quot;&quot;)">
            <text:p/>
          </table:table-cell>
          <table:table-cell table:formula="of:=IF([main.$H605]=2;[main.$G605];&quot;&quot;)">
            <text:p/>
          </table:table-cell>
        </table:table-row>
        <table:table-row table:style-name="ro1">
          <table:table-cell table:formula="of:=IF([main.$C606]=0;[main.$A606];&quot;&quot;)" office:value-type="float" office:value="0.445144" calcext:value-type="float">
            <text:p>0.445144</text:p>
          </table:table-cell>
          <table:table-cell table:formula="of:=IF([main.$C606]=0;[main.$B606];&quot;&quot;)" office:value-type="float" office:value="0.87886" calcext:value-type="float">
            <text:p>0.87886</text:p>
          </table:table-cell>
          <table:table-cell table:formula="of:=IF([main.$C606]=1;[main.$A606];&quot;&quot;)">
            <text:p/>
          </table:table-cell>
          <table:table-cell table:formula="of:=IF([main.$C606]=1;[main.$B606];&quot;&quot;)">
            <text:p/>
          </table:table-cell>
          <table:table-cell table:formula="of:=IF([main.$C606]=2;[main.$A606];&quot;&quot;)">
            <text:p/>
          </table:table-cell>
          <table:table-cell table:formula="of:=IF([main.$C606]=2;[main.$B606];&quot;&quot;)">
            <text:p/>
          </table:table-cell>
          <table:table-cell table:number-columns-repeated="2"/>
          <table:table-cell table:formula="of:=IF([main.$H606]=0;[main.$F606];&quot;&quot;)" office:value-type="float" office:value="0.445144" calcext:value-type="float">
            <text:p>0.445144</text:p>
          </table:table-cell>
          <table:table-cell table:formula="of:=IF([main.$H606]=0;[main.$G606];&quot;&quot;)" office:value-type="float" office:value="0.87886" calcext:value-type="float">
            <text:p>0.87886</text:p>
          </table:table-cell>
          <table:table-cell table:formula="of:=IF([main.$H606]=1;[main.$F606];&quot;&quot;)">
            <text:p/>
          </table:table-cell>
          <table:table-cell table:formula="of:=IF([main.$H606]=1;[main.$G606];&quot;&quot;)">
            <text:p/>
          </table:table-cell>
          <table:table-cell table:formula="of:=IF([main.$H606]=2;[main.$F606];&quot;&quot;)">
            <text:p/>
          </table:table-cell>
          <table:table-cell table:formula="of:=IF([main.$H606]=2;[main.$G606];&quot;&quot;)">
            <text:p/>
          </table:table-cell>
        </table:table-row>
        <table:table-row table:style-name="ro1">
          <table:table-cell table:formula="of:=IF([main.$C607]=0;[main.$A607];&quot;&quot;)" office:value-type="float" office:value="-0.053191" calcext:value-type="float">
            <text:p>-0.053191</text:p>
          </table:table-cell>
          <table:table-cell table:formula="of:=IF([main.$C607]=0;[main.$B607];&quot;&quot;)" office:value-type="float" office:value="0.00831731" calcext:value-type="float">
            <text:p>0.00831731</text:p>
          </table:table-cell>
          <table:table-cell table:formula="of:=IF([main.$C607]=1;[main.$A607];&quot;&quot;)">
            <text:p/>
          </table:table-cell>
          <table:table-cell table:formula="of:=IF([main.$C607]=1;[main.$B607];&quot;&quot;)">
            <text:p/>
          </table:table-cell>
          <table:table-cell table:formula="of:=IF([main.$C607]=2;[main.$A607];&quot;&quot;)">
            <text:p/>
          </table:table-cell>
          <table:table-cell table:formula="of:=IF([main.$C607]=2;[main.$B607];&quot;&quot;)">
            <text:p/>
          </table:table-cell>
          <table:table-cell table:number-columns-repeated="2"/>
          <table:table-cell table:formula="of:=IF([main.$H607]=0;[main.$F607];&quot;&quot;)" office:value-type="float" office:value="-0.053191" calcext:value-type="float">
            <text:p>-0.053191</text:p>
          </table:table-cell>
          <table:table-cell table:formula="of:=IF([main.$H607]=0;[main.$G607];&quot;&quot;)" office:value-type="float" office:value="0.00831731" calcext:value-type="float">
            <text:p>0.00831731</text:p>
          </table:table-cell>
          <table:table-cell table:formula="of:=IF([main.$H607]=1;[main.$F607];&quot;&quot;)">
            <text:p/>
          </table:table-cell>
          <table:table-cell table:formula="of:=IF([main.$H607]=1;[main.$G607];&quot;&quot;)">
            <text:p/>
          </table:table-cell>
          <table:table-cell table:formula="of:=IF([main.$H607]=2;[main.$F607];&quot;&quot;)">
            <text:p/>
          </table:table-cell>
          <table:table-cell table:formula="of:=IF([main.$H607]=2;[main.$G607];&quot;&quot;)">
            <text:p/>
          </table:table-cell>
        </table:table-row>
        <table:table-row table:style-name="ro1">
          <table:table-cell table:formula="of:=IF([main.$C608]=0;[main.$A608];&quot;&quot;)">
            <text:p/>
          </table:table-cell>
          <table:table-cell table:formula="of:=IF([main.$C608]=0;[main.$B608];&quot;&quot;)">
            <text:p/>
          </table:table-cell>
          <table:table-cell table:formula="of:=IF([main.$C608]=1;[main.$A608];&quot;&quot;)" office:value-type="float" office:value="1.40463" calcext:value-type="float">
            <text:p>1.40463</text:p>
          </table:table-cell>
          <table:table-cell table:formula="of:=IF([main.$C608]=1;[main.$B608];&quot;&quot;)" office:value-type="float" office:value="2.80476" calcext:value-type="float">
            <text:p>2.80476</text:p>
          </table:table-cell>
          <table:table-cell table:formula="of:=IF([main.$C608]=2;[main.$A608];&quot;&quot;)">
            <text:p/>
          </table:table-cell>
          <table:table-cell table:formula="of:=IF([main.$C608]=2;[main.$B608];&quot;&quot;)">
            <text:p/>
          </table:table-cell>
          <table:table-cell table:number-columns-repeated="2"/>
          <table:table-cell table:formula="of:=IF([main.$H608]=0;[main.$F608];&quot;&quot;)" office:value-type="float" office:value="1.40463" calcext:value-type="float">
            <text:p>1.40463</text:p>
          </table:table-cell>
          <table:table-cell table:formula="of:=IF([main.$H608]=0;[main.$G608];&quot;&quot;)" office:value-type="float" office:value="2.80476" calcext:value-type="float">
            <text:p>2.80476</text:p>
          </table:table-cell>
          <table:table-cell table:formula="of:=IF([main.$H608]=1;[main.$F608];&quot;&quot;)">
            <text:p/>
          </table:table-cell>
          <table:table-cell table:formula="of:=IF([main.$H608]=1;[main.$G608];&quot;&quot;)">
            <text:p/>
          </table:table-cell>
          <table:table-cell table:formula="of:=IF([main.$H608]=2;[main.$F608];&quot;&quot;)">
            <text:p/>
          </table:table-cell>
          <table:table-cell table:formula="of:=IF([main.$H608]=2;[main.$G608];&quot;&quot;)">
            <text:p/>
          </table:table-cell>
        </table:table-row>
        <table:table-row table:style-name="ro1">
          <table:table-cell table:formula="of:=IF([main.$C609]=0;[main.$A609];&quot;&quot;)">
            <text:p/>
          </table:table-cell>
          <table:table-cell table:formula="of:=IF([main.$C609]=0;[main.$B609];&quot;&quot;)">
            <text:p/>
          </table:table-cell>
          <table:table-cell table:formula="of:=IF([main.$C609]=1;[main.$A609];&quot;&quot;)">
            <text:p/>
          </table:table-cell>
          <table:table-cell table:formula="of:=IF([main.$C609]=1;[main.$B609];&quot;&quot;)">
            <text:p/>
          </table:table-cell>
          <table:table-cell table:formula="of:=IF([main.$C609]=2;[main.$A609];&quot;&quot;)" office:value-type="float" office:value="0.662108" calcext:value-type="float">
            <text:p>0.662108</text:p>
          </table:table-cell>
          <table:table-cell table:formula="of:=IF([main.$C609]=2;[main.$B609];&quot;&quot;)" office:value-type="float" office:value="-0.981613" calcext:value-type="float">
            <text:p>-0.981613</text:p>
          </table:table-cell>
          <table:table-cell table:number-columns-repeated="2"/>
          <table:table-cell table:formula="of:=IF([main.$H609]=0;[main.$F609];&quot;&quot;)" office:value-type="float" office:value="0.662108" calcext:value-type="float">
            <text:p>0.662108</text:p>
          </table:table-cell>
          <table:table-cell table:formula="of:=IF([main.$H609]=0;[main.$G609];&quot;&quot;)" office:value-type="float" office:value="-0.981613" calcext:value-type="float">
            <text:p>-0.981613</text:p>
          </table:table-cell>
          <table:table-cell table:formula="of:=IF([main.$H609]=1;[main.$F609];&quot;&quot;)">
            <text:p/>
          </table:table-cell>
          <table:table-cell table:formula="of:=IF([main.$H609]=1;[main.$G609];&quot;&quot;)">
            <text:p/>
          </table:table-cell>
          <table:table-cell table:formula="of:=IF([main.$H609]=2;[main.$F609];&quot;&quot;)">
            <text:p/>
          </table:table-cell>
          <table:table-cell table:formula="of:=IF([main.$H609]=2;[main.$G609];&quot;&quot;)">
            <text:p/>
          </table:table-cell>
        </table:table-row>
        <table:table-row table:style-name="ro1">
          <table:table-cell table:formula="of:=IF([main.$C610]=0;[main.$A610];&quot;&quot;)">
            <text:p/>
          </table:table-cell>
          <table:table-cell table:formula="of:=IF([main.$C610]=0;[main.$B610];&quot;&quot;)">
            <text:p/>
          </table:table-cell>
          <table:table-cell table:formula="of:=IF([main.$C610]=1;[main.$A610];&quot;&quot;)">
            <text:p/>
          </table:table-cell>
          <table:table-cell table:formula="of:=IF([main.$C610]=1;[main.$B610];&quot;&quot;)">
            <text:p/>
          </table:table-cell>
          <table:table-cell table:formula="of:=IF([main.$C610]=2;[main.$A610];&quot;&quot;)" office:value-type="float" office:value="1.36765" calcext:value-type="float">
            <text:p>1.36765</text:p>
          </table:table-cell>
          <table:table-cell table:formula="of:=IF([main.$C610]=2;[main.$B610];&quot;&quot;)" office:value-type="float" office:value="-0.132823" calcext:value-type="float">
            <text:p>-0.132823</text:p>
          </table:table-cell>
          <table:table-cell table:number-columns-repeated="2"/>
          <table:table-cell table:formula="of:=IF([main.$H610]=0;[main.$F610];&quot;&quot;)" office:value-type="float" office:value="1.36765" calcext:value-type="float">
            <text:p>1.36765</text:p>
          </table:table-cell>
          <table:table-cell table:formula="of:=IF([main.$H610]=0;[main.$G610];&quot;&quot;)" office:value-type="float" office:value="-0.132823" calcext:value-type="float">
            <text:p>-0.132823</text:p>
          </table:table-cell>
          <table:table-cell table:formula="of:=IF([main.$H610]=1;[main.$F610];&quot;&quot;)">
            <text:p/>
          </table:table-cell>
          <table:table-cell table:formula="of:=IF([main.$H610]=1;[main.$G610];&quot;&quot;)">
            <text:p/>
          </table:table-cell>
          <table:table-cell table:formula="of:=IF([main.$H610]=2;[main.$F610];&quot;&quot;)">
            <text:p/>
          </table:table-cell>
          <table:table-cell table:formula="of:=IF([main.$H610]=2;[main.$G610];&quot;&quot;)">
            <text:p/>
          </table:table-cell>
        </table:table-row>
        <table:table-row table:style-name="ro1">
          <table:table-cell table:formula="of:=IF([main.$C611]=0;[main.$A611];&quot;&quot;)" office:value-type="float" office:value="0.0220296" calcext:value-type="float">
            <text:p>0.0220296</text:p>
          </table:table-cell>
          <table:table-cell table:formula="of:=IF([main.$C611]=0;[main.$B611];&quot;&quot;)" office:value-type="float" office:value="0.309643" calcext:value-type="float">
            <text:p>0.309643</text:p>
          </table:table-cell>
          <table:table-cell table:formula="of:=IF([main.$C611]=1;[main.$A611];&quot;&quot;)">
            <text:p/>
          </table:table-cell>
          <table:table-cell table:formula="of:=IF([main.$C611]=1;[main.$B611];&quot;&quot;)">
            <text:p/>
          </table:table-cell>
          <table:table-cell table:formula="of:=IF([main.$C611]=2;[main.$A611];&quot;&quot;)">
            <text:p/>
          </table:table-cell>
          <table:table-cell table:formula="of:=IF([main.$C611]=2;[main.$B611];&quot;&quot;)">
            <text:p/>
          </table:table-cell>
          <table:table-cell table:number-columns-repeated="2"/>
          <table:table-cell table:formula="of:=IF([main.$H611]=0;[main.$F611];&quot;&quot;)" office:value-type="float" office:value="0.0220296" calcext:value-type="float">
            <text:p>0.0220296</text:p>
          </table:table-cell>
          <table:table-cell table:formula="of:=IF([main.$H611]=0;[main.$G611];&quot;&quot;)" office:value-type="float" office:value="0.309643" calcext:value-type="float">
            <text:p>0.309643</text:p>
          </table:table-cell>
          <table:table-cell table:formula="of:=IF([main.$H611]=1;[main.$F611];&quot;&quot;)">
            <text:p/>
          </table:table-cell>
          <table:table-cell table:formula="of:=IF([main.$H611]=1;[main.$G611];&quot;&quot;)">
            <text:p/>
          </table:table-cell>
          <table:table-cell table:formula="of:=IF([main.$H611]=2;[main.$F611];&quot;&quot;)">
            <text:p/>
          </table:table-cell>
          <table:table-cell table:formula="of:=IF([main.$H611]=2;[main.$G611];&quot;&quot;)">
            <text:p/>
          </table:table-cell>
        </table:table-row>
        <table:table-row table:style-name="ro1">
          <table:table-cell table:formula="of:=IF([main.$C612]=0;[main.$A612];&quot;&quot;)">
            <text:p/>
          </table:table-cell>
          <table:table-cell table:formula="of:=IF([main.$C612]=0;[main.$B612];&quot;&quot;)">
            <text:p/>
          </table:table-cell>
          <table:table-cell table:formula="of:=IF([main.$C612]=1;[main.$A612];&quot;&quot;)" office:value-type="float" office:value="0.248644" calcext:value-type="float">
            <text:p>0.248644</text:p>
          </table:table-cell>
          <table:table-cell table:formula="of:=IF([main.$C612]=1;[main.$B612];&quot;&quot;)" office:value-type="float" office:value="1.87009" calcext:value-type="float">
            <text:p>1.87009</text:p>
          </table:table-cell>
          <table:table-cell table:formula="of:=IF([main.$C612]=2;[main.$A612];&quot;&quot;)">
            <text:p/>
          </table:table-cell>
          <table:table-cell table:formula="of:=IF([main.$C612]=2;[main.$B612];&quot;&quot;)">
            <text:p/>
          </table:table-cell>
          <table:table-cell table:number-columns-repeated="2"/>
          <table:table-cell table:formula="of:=IF([main.$H612]=0;[main.$F612];&quot;&quot;)" office:value-type="float" office:value="0.248644" calcext:value-type="float">
            <text:p>0.248644</text:p>
          </table:table-cell>
          <table:table-cell table:formula="of:=IF([main.$H612]=0;[main.$G612];&quot;&quot;)" office:value-type="float" office:value="1.87009" calcext:value-type="float">
            <text:p>1.87009</text:p>
          </table:table-cell>
          <table:table-cell table:formula="of:=IF([main.$H612]=1;[main.$F612];&quot;&quot;)">
            <text:p/>
          </table:table-cell>
          <table:table-cell table:formula="of:=IF([main.$H612]=1;[main.$G612];&quot;&quot;)">
            <text:p/>
          </table:table-cell>
          <table:table-cell table:formula="of:=IF([main.$H612]=2;[main.$F612];&quot;&quot;)">
            <text:p/>
          </table:table-cell>
          <table:table-cell table:formula="of:=IF([main.$H612]=2;[main.$G612];&quot;&quot;)">
            <text:p/>
          </table:table-cell>
        </table:table-row>
        <table:table-row table:style-name="ro1">
          <table:table-cell table:formula="of:=IF([main.$C613]=0;[main.$A613];&quot;&quot;)">
            <text:p/>
          </table:table-cell>
          <table:table-cell table:formula="of:=IF([main.$C613]=0;[main.$B613];&quot;&quot;)">
            <text:p/>
          </table:table-cell>
          <table:table-cell table:formula="of:=IF([main.$C613]=1;[main.$A613];&quot;&quot;)">
            <text:p/>
          </table:table-cell>
          <table:table-cell table:formula="of:=IF([main.$C613]=1;[main.$B613];&quot;&quot;)">
            <text:p/>
          </table:table-cell>
          <table:table-cell table:formula="of:=IF([main.$C613]=2;[main.$A613];&quot;&quot;)" office:value-type="float" office:value="2.15101" calcext:value-type="float">
            <text:p>2.15101</text:p>
          </table:table-cell>
          <table:table-cell table:formula="of:=IF([main.$C613]=2;[main.$B613];&quot;&quot;)" office:value-type="float" office:value="0.439672" calcext:value-type="float">
            <text:p>0.439672</text:p>
          </table:table-cell>
          <table:table-cell table:number-columns-repeated="2"/>
          <table:table-cell table:formula="of:=IF([main.$H613]=0;[main.$F613];&quot;&quot;)" office:value-type="float" office:value="2.15101" calcext:value-type="float">
            <text:p>2.15101</text:p>
          </table:table-cell>
          <table:table-cell table:formula="of:=IF([main.$H613]=0;[main.$G613];&quot;&quot;)" office:value-type="float" office:value="0.439672" calcext:value-type="float">
            <text:p>0.439672</text:p>
          </table:table-cell>
          <table:table-cell table:formula="of:=IF([main.$H613]=1;[main.$F613];&quot;&quot;)">
            <text:p/>
          </table:table-cell>
          <table:table-cell table:formula="of:=IF([main.$H613]=1;[main.$G613];&quot;&quot;)">
            <text:p/>
          </table:table-cell>
          <table:table-cell table:formula="of:=IF([main.$H613]=2;[main.$F613];&quot;&quot;)">
            <text:p/>
          </table:table-cell>
          <table:table-cell table:formula="of:=IF([main.$H613]=2;[main.$G613];&quot;&quot;)">
            <text:p/>
          </table:table-cell>
        </table:table-row>
        <table:table-row table:style-name="ro1">
          <table:table-cell table:formula="of:=IF([main.$C614]=0;[main.$A614];&quot;&quot;)" office:value-type="float" office:value="-1.0368" calcext:value-type="float">
            <text:p>-1.0368</text:p>
          </table:table-cell>
          <table:table-cell table:formula="of:=IF([main.$C614]=0;[main.$B614];&quot;&quot;)" office:value-type="float" office:value="-0.980671" calcext:value-type="float">
            <text:p>-0.980671</text:p>
          </table:table-cell>
          <table:table-cell table:formula="of:=IF([main.$C614]=1;[main.$A614];&quot;&quot;)">
            <text:p/>
          </table:table-cell>
          <table:table-cell table:formula="of:=IF([main.$C614]=1;[main.$B614];&quot;&quot;)">
            <text:p/>
          </table:table-cell>
          <table:table-cell table:formula="of:=IF([main.$C614]=2;[main.$A614];&quot;&quot;)">
            <text:p/>
          </table:table-cell>
          <table:table-cell table:formula="of:=IF([main.$C614]=2;[main.$B614];&quot;&quot;)">
            <text:p/>
          </table:table-cell>
          <table:table-cell table:number-columns-repeated="2"/>
          <table:table-cell table:formula="of:=IF([main.$H614]=0;[main.$F614];&quot;&quot;)" office:value-type="float" office:value="-1.0368" calcext:value-type="float">
            <text:p>-1.0368</text:p>
          </table:table-cell>
          <table:table-cell table:formula="of:=IF([main.$H614]=0;[main.$G614];&quot;&quot;)" office:value-type="float" office:value="-0.980671" calcext:value-type="float">
            <text:p>-0.980671</text:p>
          </table:table-cell>
          <table:table-cell table:formula="of:=IF([main.$H614]=1;[main.$F614];&quot;&quot;)">
            <text:p/>
          </table:table-cell>
          <table:table-cell table:formula="of:=IF([main.$H614]=1;[main.$G614];&quot;&quot;)">
            <text:p/>
          </table:table-cell>
          <table:table-cell table:formula="of:=IF([main.$H614]=2;[main.$F614];&quot;&quot;)">
            <text:p/>
          </table:table-cell>
          <table:table-cell table:formula="of:=IF([main.$H614]=2;[main.$G614];&quot;&quot;)">
            <text:p/>
          </table:table-cell>
        </table:table-row>
        <table:table-row table:style-name="ro1">
          <table:table-cell table:formula="of:=IF([main.$C615]=0;[main.$A615];&quot;&quot;)" office:value-type="float" office:value="-0.186138" calcext:value-type="float">
            <text:p>-0.186138</text:p>
          </table:table-cell>
          <table:table-cell table:formula="of:=IF([main.$C615]=0;[main.$B615];&quot;&quot;)" office:value-type="float" office:value="-0.478766" calcext:value-type="float">
            <text:p>-0.478766</text:p>
          </table:table-cell>
          <table:table-cell table:formula="of:=IF([main.$C615]=1;[main.$A615];&quot;&quot;)">
            <text:p/>
          </table:table-cell>
          <table:table-cell table:formula="of:=IF([main.$C615]=1;[main.$B615];&quot;&quot;)">
            <text:p/>
          </table:table-cell>
          <table:table-cell table:formula="of:=IF([main.$C615]=2;[main.$A615];&quot;&quot;)">
            <text:p/>
          </table:table-cell>
          <table:table-cell table:formula="of:=IF([main.$C615]=2;[main.$B615];&quot;&quot;)">
            <text:p/>
          </table:table-cell>
          <table:table-cell table:number-columns-repeated="2"/>
          <table:table-cell table:formula="of:=IF([main.$H615]=0;[main.$F615];&quot;&quot;)" office:value-type="float" office:value="-0.186138" calcext:value-type="float">
            <text:p>-0.186138</text:p>
          </table:table-cell>
          <table:table-cell table:formula="of:=IF([main.$H615]=0;[main.$G615];&quot;&quot;)" office:value-type="float" office:value="-0.478766" calcext:value-type="float">
            <text:p>-0.478766</text:p>
          </table:table-cell>
          <table:table-cell table:formula="of:=IF([main.$H615]=1;[main.$F615];&quot;&quot;)">
            <text:p/>
          </table:table-cell>
          <table:table-cell table:formula="of:=IF([main.$H615]=1;[main.$G615];&quot;&quot;)">
            <text:p/>
          </table:table-cell>
          <table:table-cell table:formula="of:=IF([main.$H615]=2;[main.$F615];&quot;&quot;)">
            <text:p/>
          </table:table-cell>
          <table:table-cell table:formula="of:=IF([main.$H615]=2;[main.$G615];&quot;&quot;)">
            <text:p/>
          </table:table-cell>
        </table:table-row>
        <table:table-row table:style-name="ro1">
          <table:table-cell table:formula="of:=IF([main.$C616]=0;[main.$A616];&quot;&quot;)" office:value-type="float" office:value="0.207485" calcext:value-type="float">
            <text:p>0.207485</text:p>
          </table:table-cell>
          <table:table-cell table:formula="of:=IF([main.$C616]=0;[main.$B616];&quot;&quot;)" office:value-type="float" office:value="0.806745" calcext:value-type="float">
            <text:p>0.806745</text:p>
          </table:table-cell>
          <table:table-cell table:formula="of:=IF([main.$C616]=1;[main.$A616];&quot;&quot;)">
            <text:p/>
          </table:table-cell>
          <table:table-cell table:formula="of:=IF([main.$C616]=1;[main.$B616];&quot;&quot;)">
            <text:p/>
          </table:table-cell>
          <table:table-cell table:formula="of:=IF([main.$C616]=2;[main.$A616];&quot;&quot;)">
            <text:p/>
          </table:table-cell>
          <table:table-cell table:formula="of:=IF([main.$C616]=2;[main.$B616];&quot;&quot;)">
            <text:p/>
          </table:table-cell>
          <table:table-cell table:number-columns-repeated="2"/>
          <table:table-cell table:formula="of:=IF([main.$H616]=0;[main.$F616];&quot;&quot;)" office:value-type="float" office:value="0.207485" calcext:value-type="float">
            <text:p>0.207485</text:p>
          </table:table-cell>
          <table:table-cell table:formula="of:=IF([main.$H616]=0;[main.$G616];&quot;&quot;)" office:value-type="float" office:value="0.806745" calcext:value-type="float">
            <text:p>0.806745</text:p>
          </table:table-cell>
          <table:table-cell table:formula="of:=IF([main.$H616]=1;[main.$F616];&quot;&quot;)">
            <text:p/>
          </table:table-cell>
          <table:table-cell table:formula="of:=IF([main.$H616]=1;[main.$G616];&quot;&quot;)">
            <text:p/>
          </table:table-cell>
          <table:table-cell table:formula="of:=IF([main.$H616]=2;[main.$F616];&quot;&quot;)">
            <text:p/>
          </table:table-cell>
          <table:table-cell table:formula="of:=IF([main.$H616]=2;[main.$G616];&quot;&quot;)">
            <text:p/>
          </table:table-cell>
        </table:table-row>
        <table:table-row table:style-name="ro1">
          <table:table-cell table:formula="of:=IF([main.$C617]=0;[main.$A617];&quot;&quot;)">
            <text:p/>
          </table:table-cell>
          <table:table-cell table:formula="of:=IF([main.$C617]=0;[main.$B617];&quot;&quot;)">
            <text:p/>
          </table:table-cell>
          <table:table-cell table:formula="of:=IF([main.$C617]=1;[main.$A617];&quot;&quot;)">
            <text:p/>
          </table:table-cell>
          <table:table-cell table:formula="of:=IF([main.$C617]=1;[main.$B617];&quot;&quot;)">
            <text:p/>
          </table:table-cell>
          <table:table-cell table:formula="of:=IF([main.$C617]=2;[main.$A617];&quot;&quot;)" office:value-type="float" office:value="1.59322" calcext:value-type="float">
            <text:p>1.59322</text:p>
          </table:table-cell>
          <table:table-cell table:formula="of:=IF([main.$C617]=2;[main.$B617];&quot;&quot;)" office:value-type="float" office:value="-0.164477" calcext:value-type="float">
            <text:p>-0.164477</text:p>
          </table:table-cell>
          <table:table-cell table:number-columns-repeated="2"/>
          <table:table-cell table:formula="of:=IF([main.$H617]=0;[main.$F617];&quot;&quot;)" office:value-type="float" office:value="1.59322" calcext:value-type="float">
            <text:p>1.59322</text:p>
          </table:table-cell>
          <table:table-cell table:formula="of:=IF([main.$H617]=0;[main.$G617];&quot;&quot;)" office:value-type="float" office:value="-0.164477" calcext:value-type="float">
            <text:p>-0.164477</text:p>
          </table:table-cell>
          <table:table-cell table:formula="of:=IF([main.$H617]=1;[main.$F617];&quot;&quot;)">
            <text:p/>
          </table:table-cell>
          <table:table-cell table:formula="of:=IF([main.$H617]=1;[main.$G617];&quot;&quot;)">
            <text:p/>
          </table:table-cell>
          <table:table-cell table:formula="of:=IF([main.$H617]=2;[main.$F617];&quot;&quot;)">
            <text:p/>
          </table:table-cell>
          <table:table-cell table:formula="of:=IF([main.$H617]=2;[main.$G617];&quot;&quot;)">
            <text:p/>
          </table:table-cell>
        </table:table-row>
        <table:table-row table:style-name="ro1">
          <table:table-cell table:formula="of:=IF([main.$C618]=0;[main.$A618];&quot;&quot;)" office:value-type="float" office:value="0.9425" calcext:value-type="float">
            <text:p>0.9425</text:p>
          </table:table-cell>
          <table:table-cell table:formula="of:=IF([main.$C618]=0;[main.$B618];&quot;&quot;)" office:value-type="float" office:value="0.316944" calcext:value-type="float">
            <text:p>0.316944</text:p>
          </table:table-cell>
          <table:table-cell table:formula="of:=IF([main.$C618]=1;[main.$A618];&quot;&quot;)">
            <text:p/>
          </table:table-cell>
          <table:table-cell table:formula="of:=IF([main.$C618]=1;[main.$B618];&quot;&quot;)">
            <text:p/>
          </table:table-cell>
          <table:table-cell table:formula="of:=IF([main.$C618]=2;[main.$A618];&quot;&quot;)">
            <text:p/>
          </table:table-cell>
          <table:table-cell table:formula="of:=IF([main.$C618]=2;[main.$B618];&quot;&quot;)">
            <text:p/>
          </table:table-cell>
          <table:table-cell table:number-columns-repeated="2"/>
          <table:table-cell table:formula="of:=IF([main.$H618]=0;[main.$F618];&quot;&quot;)" office:value-type="float" office:value="0.9425" calcext:value-type="float">
            <text:p>0.9425</text:p>
          </table:table-cell>
          <table:table-cell table:formula="of:=IF([main.$H618]=0;[main.$G618];&quot;&quot;)" office:value-type="float" office:value="0.316944" calcext:value-type="float">
            <text:p>0.316944</text:p>
          </table:table-cell>
          <table:table-cell table:formula="of:=IF([main.$H618]=1;[main.$F618];&quot;&quot;)">
            <text:p/>
          </table:table-cell>
          <table:table-cell table:formula="of:=IF([main.$H618]=1;[main.$G618];&quot;&quot;)">
            <text:p/>
          </table:table-cell>
          <table:table-cell table:formula="of:=IF([main.$H618]=2;[main.$F618];&quot;&quot;)">
            <text:p/>
          </table:table-cell>
          <table:table-cell table:formula="of:=IF([main.$H618]=2;[main.$G618];&quot;&quot;)">
            <text:p/>
          </table:table-cell>
        </table:table-row>
        <table:table-row table:style-name="ro1">
          <table:table-cell table:formula="of:=IF([main.$C619]=0;[main.$A619];&quot;&quot;)">
            <text:p/>
          </table:table-cell>
          <table:table-cell table:formula="of:=IF([main.$C619]=0;[main.$B619];&quot;&quot;)">
            <text:p/>
          </table:table-cell>
          <table:table-cell table:formula="of:=IF([main.$C619]=1;[main.$A619];&quot;&quot;)">
            <text:p/>
          </table:table-cell>
          <table:table-cell table:formula="of:=IF([main.$C619]=1;[main.$B619];&quot;&quot;)">
            <text:p/>
          </table:table-cell>
          <table:table-cell table:formula="of:=IF([main.$C619]=2;[main.$A619];&quot;&quot;)" office:value-type="float" office:value="1.41764" calcext:value-type="float">
            <text:p>1.41764</text:p>
          </table:table-cell>
          <table:table-cell table:formula="of:=IF([main.$C619]=2;[main.$B619];&quot;&quot;)" office:value-type="float" office:value="-0.164327" calcext:value-type="float">
            <text:p>-0.164327</text:p>
          </table:table-cell>
          <table:table-cell table:number-columns-repeated="2"/>
          <table:table-cell table:formula="of:=IF([main.$H619]=0;[main.$F619];&quot;&quot;)" office:value-type="float" office:value="1.41764" calcext:value-type="float">
            <text:p>1.41764</text:p>
          </table:table-cell>
          <table:table-cell table:formula="of:=IF([main.$H619]=0;[main.$G619];&quot;&quot;)" office:value-type="float" office:value="-0.164327" calcext:value-type="float">
            <text:p>-0.164327</text:p>
          </table:table-cell>
          <table:table-cell table:formula="of:=IF([main.$H619]=1;[main.$F619];&quot;&quot;)">
            <text:p/>
          </table:table-cell>
          <table:table-cell table:formula="of:=IF([main.$H619]=1;[main.$G619];&quot;&quot;)">
            <text:p/>
          </table:table-cell>
          <table:table-cell table:formula="of:=IF([main.$H619]=2;[main.$F619];&quot;&quot;)">
            <text:p/>
          </table:table-cell>
          <table:table-cell table:formula="of:=IF([main.$H619]=2;[main.$G619];&quot;&quot;)">
            <text:p/>
          </table:table-cell>
        </table:table-row>
        <table:table-row table:style-name="ro1">
          <table:table-cell table:formula="of:=IF([main.$C620]=0;[main.$A620];&quot;&quot;)">
            <text:p/>
          </table:table-cell>
          <table:table-cell table:formula="of:=IF([main.$C620]=0;[main.$B620];&quot;&quot;)">
            <text:p/>
          </table:table-cell>
          <table:table-cell table:formula="of:=IF([main.$C620]=1;[main.$A620];&quot;&quot;)" office:value-type="float" office:value="0.984081" calcext:value-type="float">
            <text:p>0.984081</text:p>
          </table:table-cell>
          <table:table-cell table:formula="of:=IF([main.$C620]=1;[main.$B620];&quot;&quot;)" office:value-type="float" office:value="2.65276" calcext:value-type="float">
            <text:p>2.65276</text:p>
          </table:table-cell>
          <table:table-cell table:formula="of:=IF([main.$C620]=2;[main.$A620];&quot;&quot;)">
            <text:p/>
          </table:table-cell>
          <table:table-cell table:formula="of:=IF([main.$C620]=2;[main.$B620];&quot;&quot;)">
            <text:p/>
          </table:table-cell>
          <table:table-cell table:number-columns-repeated="2"/>
          <table:table-cell table:formula="of:=IF([main.$H620]=0;[main.$F620];&quot;&quot;)" office:value-type="float" office:value="0.984081" calcext:value-type="float">
            <text:p>0.984081</text:p>
          </table:table-cell>
          <table:table-cell table:formula="of:=IF([main.$H620]=0;[main.$G620];&quot;&quot;)" office:value-type="float" office:value="2.65276" calcext:value-type="float">
            <text:p>2.65276</text:p>
          </table:table-cell>
          <table:table-cell table:formula="of:=IF([main.$H620]=1;[main.$F620];&quot;&quot;)">
            <text:p/>
          </table:table-cell>
          <table:table-cell table:formula="of:=IF([main.$H620]=1;[main.$G620];&quot;&quot;)">
            <text:p/>
          </table:table-cell>
          <table:table-cell table:formula="of:=IF([main.$H620]=2;[main.$F620];&quot;&quot;)">
            <text:p/>
          </table:table-cell>
          <table:table-cell table:formula="of:=IF([main.$H620]=2;[main.$G620];&quot;&quot;)">
            <text:p/>
          </table:table-cell>
        </table:table-row>
        <table:table-row table:style-name="ro1">
          <table:table-cell table:formula="of:=IF([main.$C621]=0;[main.$A621];&quot;&quot;)">
            <text:p/>
          </table:table-cell>
          <table:table-cell table:formula="of:=IF([main.$C621]=0;[main.$B621];&quot;&quot;)">
            <text:p/>
          </table:table-cell>
          <table:table-cell table:formula="of:=IF([main.$C621]=1;[main.$A621];&quot;&quot;)" office:value-type="float" office:value="-0.404904" calcext:value-type="float">
            <text:p>-0.404904</text:p>
          </table:table-cell>
          <table:table-cell table:formula="of:=IF([main.$C621]=1;[main.$B621];&quot;&quot;)" office:value-type="float" office:value="1.4438" calcext:value-type="float">
            <text:p>1.4438</text:p>
          </table:table-cell>
          <table:table-cell table:formula="of:=IF([main.$C621]=2;[main.$A621];&quot;&quot;)">
            <text:p/>
          </table:table-cell>
          <table:table-cell table:formula="of:=IF([main.$C621]=2;[main.$B621];&quot;&quot;)">
            <text:p/>
          </table:table-cell>
          <table:table-cell table:number-columns-repeated="2"/>
          <table:table-cell table:formula="of:=IF([main.$H621]=0;[main.$F621];&quot;&quot;)" office:value-type="float" office:value="-0.404904" calcext:value-type="float">
            <text:p>-0.404904</text:p>
          </table:table-cell>
          <table:table-cell table:formula="of:=IF([main.$H621]=0;[main.$G621];&quot;&quot;)" office:value-type="float" office:value="1.4438" calcext:value-type="float">
            <text:p>1.4438</text:p>
          </table:table-cell>
          <table:table-cell table:formula="of:=IF([main.$H621]=1;[main.$F621];&quot;&quot;)">
            <text:p/>
          </table:table-cell>
          <table:table-cell table:formula="of:=IF([main.$H621]=1;[main.$G621];&quot;&quot;)">
            <text:p/>
          </table:table-cell>
          <table:table-cell table:formula="of:=IF([main.$H621]=2;[main.$F621];&quot;&quot;)">
            <text:p/>
          </table:table-cell>
          <table:table-cell table:formula="of:=IF([main.$H621]=2;[main.$G621];&quot;&quot;)">
            <text:p/>
          </table:table-cell>
        </table:table-row>
        <table:table-row table:style-name="ro1">
          <table:table-cell table:formula="of:=IF([main.$C622]=0;[main.$A622];&quot;&quot;)">
            <text:p/>
          </table:table-cell>
          <table:table-cell table:formula="of:=IF([main.$C622]=0;[main.$B622];&quot;&quot;)">
            <text:p/>
          </table:table-cell>
          <table:table-cell table:formula="of:=IF([main.$C622]=1;[main.$A622];&quot;&quot;)">
            <text:p/>
          </table:table-cell>
          <table:table-cell table:formula="of:=IF([main.$C622]=1;[main.$B622];&quot;&quot;)">
            <text:p/>
          </table:table-cell>
          <table:table-cell table:formula="of:=IF([main.$C622]=2;[main.$A622];&quot;&quot;)" office:value-type="float" office:value="0.781783" calcext:value-type="float">
            <text:p>0.781783</text:p>
          </table:table-cell>
          <table:table-cell table:formula="of:=IF([main.$C622]=2;[main.$B622];&quot;&quot;)" office:value-type="float" office:value="-0.849438" calcext:value-type="float">
            <text:p>-0.849438</text:p>
          </table:table-cell>
          <table:table-cell table:number-columns-repeated="2"/>
          <table:table-cell table:formula="of:=IF([main.$H622]=0;[main.$F622];&quot;&quot;)" office:value-type="float" office:value="0.781783" calcext:value-type="float">
            <text:p>0.781783</text:p>
          </table:table-cell>
          <table:table-cell table:formula="of:=IF([main.$H622]=0;[main.$G622];&quot;&quot;)" office:value-type="float" office:value="-0.849438" calcext:value-type="float">
            <text:p>-0.849438</text:p>
          </table:table-cell>
          <table:table-cell table:formula="of:=IF([main.$H622]=1;[main.$F622];&quot;&quot;)">
            <text:p/>
          </table:table-cell>
          <table:table-cell table:formula="of:=IF([main.$H622]=1;[main.$G622];&quot;&quot;)">
            <text:p/>
          </table:table-cell>
          <table:table-cell table:formula="of:=IF([main.$H622]=2;[main.$F622];&quot;&quot;)">
            <text:p/>
          </table:table-cell>
          <table:table-cell table:formula="of:=IF([main.$H622]=2;[main.$G622];&quot;&quot;)">
            <text:p/>
          </table:table-cell>
        </table:table-row>
        <table:table-row table:style-name="ro1">
          <table:table-cell table:formula="of:=IF([main.$C623]=0;[main.$A623];&quot;&quot;)" office:value-type="float" office:value="0.761093" calcext:value-type="float">
            <text:p>0.761093</text:p>
          </table:table-cell>
          <table:table-cell table:formula="of:=IF([main.$C623]=0;[main.$B623];&quot;&quot;)" office:value-type="float" office:value="0.627993" calcext:value-type="float">
            <text:p>0.627993</text:p>
          </table:table-cell>
          <table:table-cell table:formula="of:=IF([main.$C623]=1;[main.$A623];&quot;&quot;)">
            <text:p/>
          </table:table-cell>
          <table:table-cell table:formula="of:=IF([main.$C623]=1;[main.$B623];&quot;&quot;)">
            <text:p/>
          </table:table-cell>
          <table:table-cell table:formula="of:=IF([main.$C623]=2;[main.$A623];&quot;&quot;)">
            <text:p/>
          </table:table-cell>
          <table:table-cell table:formula="of:=IF([main.$C623]=2;[main.$B623];&quot;&quot;)">
            <text:p/>
          </table:table-cell>
          <table:table-cell table:number-columns-repeated="2"/>
          <table:table-cell table:formula="of:=IF([main.$H623]=0;[main.$F623];&quot;&quot;)" office:value-type="float" office:value="0.761093" calcext:value-type="float">
            <text:p>0.761093</text:p>
          </table:table-cell>
          <table:table-cell table:formula="of:=IF([main.$H623]=0;[main.$G623];&quot;&quot;)" office:value-type="float" office:value="0.627993" calcext:value-type="float">
            <text:p>0.627993</text:p>
          </table:table-cell>
          <table:table-cell table:formula="of:=IF([main.$H623]=1;[main.$F623];&quot;&quot;)">
            <text:p/>
          </table:table-cell>
          <table:table-cell table:formula="of:=IF([main.$H623]=1;[main.$G623];&quot;&quot;)">
            <text:p/>
          </table:table-cell>
          <table:table-cell table:formula="of:=IF([main.$H623]=2;[main.$F623];&quot;&quot;)">
            <text:p/>
          </table:table-cell>
          <table:table-cell table:formula="of:=IF([main.$H623]=2;[main.$G623];&quot;&quot;)">
            <text:p/>
          </table:table-cell>
        </table:table-row>
        <table:table-row table:style-name="ro1">
          <table:table-cell table:formula="of:=IF([main.$C624]=0;[main.$A624];&quot;&quot;)" office:value-type="float" office:value="1.11179" calcext:value-type="float">
            <text:p>1.11179</text:p>
          </table:table-cell>
          <table:table-cell table:formula="of:=IF([main.$C624]=0;[main.$B624];&quot;&quot;)" office:value-type="float" office:value="0.879817" calcext:value-type="float">
            <text:p>0.879817</text:p>
          </table:table-cell>
          <table:table-cell table:formula="of:=IF([main.$C624]=1;[main.$A624];&quot;&quot;)">
            <text:p/>
          </table:table-cell>
          <table:table-cell table:formula="of:=IF([main.$C624]=1;[main.$B624];&quot;&quot;)">
            <text:p/>
          </table:table-cell>
          <table:table-cell table:formula="of:=IF([main.$C624]=2;[main.$A624];&quot;&quot;)">
            <text:p/>
          </table:table-cell>
          <table:table-cell table:formula="of:=IF([main.$C624]=2;[main.$B624];&quot;&quot;)">
            <text:p/>
          </table:table-cell>
          <table:table-cell table:number-columns-repeated="2"/>
          <table:table-cell table:formula="of:=IF([main.$H624]=0;[main.$F624];&quot;&quot;)" office:value-type="float" office:value="1.11179" calcext:value-type="float">
            <text:p>1.11179</text:p>
          </table:table-cell>
          <table:table-cell table:formula="of:=IF([main.$H624]=0;[main.$G624];&quot;&quot;)" office:value-type="float" office:value="0.879817" calcext:value-type="float">
            <text:p>0.879817</text:p>
          </table:table-cell>
          <table:table-cell table:formula="of:=IF([main.$H624]=1;[main.$F624];&quot;&quot;)">
            <text:p/>
          </table:table-cell>
          <table:table-cell table:formula="of:=IF([main.$H624]=1;[main.$G624];&quot;&quot;)">
            <text:p/>
          </table:table-cell>
          <table:table-cell table:formula="of:=IF([main.$H624]=2;[main.$F624];&quot;&quot;)">
            <text:p/>
          </table:table-cell>
          <table:table-cell table:formula="of:=IF([main.$H624]=2;[main.$G624];&quot;&quot;)">
            <text:p/>
          </table:table-cell>
        </table:table-row>
        <table:table-row table:style-name="ro1">
          <table:table-cell table:formula="of:=IF([main.$C625]=0;[main.$A625];&quot;&quot;)">
            <text:p/>
          </table:table-cell>
          <table:table-cell table:formula="of:=IF([main.$C625]=0;[main.$B625];&quot;&quot;)">
            <text:p/>
          </table:table-cell>
          <table:table-cell table:formula="of:=IF([main.$C625]=1;[main.$A625];&quot;&quot;)" office:value-type="float" office:value="0.511325" calcext:value-type="float">
            <text:p>0.511325</text:p>
          </table:table-cell>
          <table:table-cell table:formula="of:=IF([main.$C625]=1;[main.$B625];&quot;&quot;)" office:value-type="float" office:value="2.04207" calcext:value-type="float">
            <text:p>2.04207</text:p>
          </table:table-cell>
          <table:table-cell table:formula="of:=IF([main.$C625]=2;[main.$A625];&quot;&quot;)">
            <text:p/>
          </table:table-cell>
          <table:table-cell table:formula="of:=IF([main.$C625]=2;[main.$B625];&quot;&quot;)">
            <text:p/>
          </table:table-cell>
          <table:table-cell table:number-columns-repeated="2"/>
          <table:table-cell table:formula="of:=IF([main.$H625]=0;[main.$F625];&quot;&quot;)" office:value-type="float" office:value="0.511325" calcext:value-type="float">
            <text:p>0.511325</text:p>
          </table:table-cell>
          <table:table-cell table:formula="of:=IF([main.$H625]=0;[main.$G625];&quot;&quot;)" office:value-type="float" office:value="2.04207" calcext:value-type="float">
            <text:p>2.04207</text:p>
          </table:table-cell>
          <table:table-cell table:formula="of:=IF([main.$H625]=1;[main.$F625];&quot;&quot;)">
            <text:p/>
          </table:table-cell>
          <table:table-cell table:formula="of:=IF([main.$H625]=1;[main.$G625];&quot;&quot;)">
            <text:p/>
          </table:table-cell>
          <table:table-cell table:formula="of:=IF([main.$H625]=2;[main.$F625];&quot;&quot;)">
            <text:p/>
          </table:table-cell>
          <table:table-cell table:formula="of:=IF([main.$H625]=2;[main.$G625];&quot;&quot;)">
            <text:p/>
          </table:table-cell>
        </table:table-row>
        <table:table-row table:style-name="ro1">
          <table:table-cell table:formula="of:=IF([main.$C626]=0;[main.$A626];&quot;&quot;)" office:value-type="float" office:value="1.69887" calcext:value-type="float">
            <text:p>1.69887</text:p>
          </table:table-cell>
          <table:table-cell table:formula="of:=IF([main.$C626]=0;[main.$B626];&quot;&quot;)" office:value-type="float" office:value="1.74215" calcext:value-type="float">
            <text:p>1.74215</text:p>
          </table:table-cell>
          <table:table-cell table:formula="of:=IF([main.$C626]=1;[main.$A626];&quot;&quot;)">
            <text:p/>
          </table:table-cell>
          <table:table-cell table:formula="of:=IF([main.$C626]=1;[main.$B626];&quot;&quot;)">
            <text:p/>
          </table:table-cell>
          <table:table-cell table:formula="of:=IF([main.$C626]=2;[main.$A626];&quot;&quot;)">
            <text:p/>
          </table:table-cell>
          <table:table-cell table:formula="of:=IF([main.$C626]=2;[main.$B626];&quot;&quot;)">
            <text:p/>
          </table:table-cell>
          <table:table-cell table:number-columns-repeated="2"/>
          <table:table-cell table:formula="of:=IF([main.$H626]=0;[main.$F626];&quot;&quot;)" office:value-type="float" office:value="1.69887" calcext:value-type="float">
            <text:p>1.69887</text:p>
          </table:table-cell>
          <table:table-cell table:formula="of:=IF([main.$H626]=0;[main.$G626];&quot;&quot;)" office:value-type="float" office:value="1.74215" calcext:value-type="float">
            <text:p>1.74215</text:p>
          </table:table-cell>
          <table:table-cell table:formula="of:=IF([main.$H626]=1;[main.$F626];&quot;&quot;)">
            <text:p/>
          </table:table-cell>
          <table:table-cell table:formula="of:=IF([main.$H626]=1;[main.$G626];&quot;&quot;)">
            <text:p/>
          </table:table-cell>
          <table:table-cell table:formula="of:=IF([main.$H626]=2;[main.$F626];&quot;&quot;)">
            <text:p/>
          </table:table-cell>
          <table:table-cell table:formula="of:=IF([main.$H626]=2;[main.$G626];&quot;&quot;)">
            <text:p/>
          </table:table-cell>
        </table:table-row>
        <table:table-row table:style-name="ro1">
          <table:table-cell table:formula="of:=IF([main.$C627]=0;[main.$A627];&quot;&quot;)" office:value-type="float" office:value="1.02518" calcext:value-type="float">
            <text:p>1.02518</text:p>
          </table:table-cell>
          <table:table-cell table:formula="of:=IF([main.$C627]=0;[main.$B627];&quot;&quot;)" office:value-type="float" office:value="1.20245" calcext:value-type="float">
            <text:p>1.20245</text:p>
          </table:table-cell>
          <table:table-cell table:formula="of:=IF([main.$C627]=1;[main.$A627];&quot;&quot;)">
            <text:p/>
          </table:table-cell>
          <table:table-cell table:formula="of:=IF([main.$C627]=1;[main.$B627];&quot;&quot;)">
            <text:p/>
          </table:table-cell>
          <table:table-cell table:formula="of:=IF([main.$C627]=2;[main.$A627];&quot;&quot;)">
            <text:p/>
          </table:table-cell>
          <table:table-cell table:formula="of:=IF([main.$C627]=2;[main.$B627];&quot;&quot;)">
            <text:p/>
          </table:table-cell>
          <table:table-cell table:number-columns-repeated="2"/>
          <table:table-cell table:formula="of:=IF([main.$H627]=0;[main.$F627];&quot;&quot;)" office:value-type="float" office:value="1.02518" calcext:value-type="float">
            <text:p>1.02518</text:p>
          </table:table-cell>
          <table:table-cell table:formula="of:=IF([main.$H627]=0;[main.$G627];&quot;&quot;)" office:value-type="float" office:value="1.20245" calcext:value-type="float">
            <text:p>1.20245</text:p>
          </table:table-cell>
          <table:table-cell table:formula="of:=IF([main.$H627]=1;[main.$F627];&quot;&quot;)">
            <text:p/>
          </table:table-cell>
          <table:table-cell table:formula="of:=IF([main.$H627]=1;[main.$G627];&quot;&quot;)">
            <text:p/>
          </table:table-cell>
          <table:table-cell table:formula="of:=IF([main.$H627]=2;[main.$F627];&quot;&quot;)">
            <text:p/>
          </table:table-cell>
          <table:table-cell table:formula="of:=IF([main.$H627]=2;[main.$G627];&quot;&quot;)">
            <text:p/>
          </table:table-cell>
        </table:table-row>
        <table:table-row table:style-name="ro1">
          <table:table-cell table:formula="of:=IF([main.$C628]=0;[main.$A628];&quot;&quot;)">
            <text:p/>
          </table:table-cell>
          <table:table-cell table:formula="of:=IF([main.$C628]=0;[main.$B628];&quot;&quot;)">
            <text:p/>
          </table:table-cell>
          <table:table-cell table:formula="of:=IF([main.$C628]=1;[main.$A628];&quot;&quot;)">
            <text:p/>
          </table:table-cell>
          <table:table-cell table:formula="of:=IF([main.$C628]=1;[main.$B628];&quot;&quot;)">
            <text:p/>
          </table:table-cell>
          <table:table-cell table:formula="of:=IF([main.$C628]=2;[main.$A628];&quot;&quot;)" office:value-type="float" office:value="2.50816" calcext:value-type="float">
            <text:p>2.50816</text:p>
          </table:table-cell>
          <table:table-cell table:formula="of:=IF([main.$C628]=2;[main.$B628];&quot;&quot;)" office:value-type="float" office:value="0.969244" calcext:value-type="float">
            <text:p>0.969244</text:p>
          </table:table-cell>
          <table:table-cell table:number-columns-repeated="2"/>
          <table:table-cell table:formula="of:=IF([main.$H628]=0;[main.$F628];&quot;&quot;)" office:value-type="float" office:value="2.50816" calcext:value-type="float">
            <text:p>2.50816</text:p>
          </table:table-cell>
          <table:table-cell table:formula="of:=IF([main.$H628]=0;[main.$G628];&quot;&quot;)" office:value-type="float" office:value="0.969244" calcext:value-type="float">
            <text:p>0.969244</text:p>
          </table:table-cell>
          <table:table-cell table:formula="of:=IF([main.$H628]=1;[main.$F628];&quot;&quot;)">
            <text:p/>
          </table:table-cell>
          <table:table-cell table:formula="of:=IF([main.$H628]=1;[main.$G628];&quot;&quot;)">
            <text:p/>
          </table:table-cell>
          <table:table-cell table:formula="of:=IF([main.$H628]=2;[main.$F628];&quot;&quot;)">
            <text:p/>
          </table:table-cell>
          <table:table-cell table:formula="of:=IF([main.$H628]=2;[main.$G628];&quot;&quot;)">
            <text:p/>
          </table:table-cell>
        </table:table-row>
        <table:table-row table:style-name="ro1">
          <table:table-cell table:formula="of:=IF([main.$C629]=0;[main.$A629];&quot;&quot;)">
            <text:p/>
          </table:table-cell>
          <table:table-cell table:formula="of:=IF([main.$C629]=0;[main.$B629];&quot;&quot;)">
            <text:p/>
          </table:table-cell>
          <table:table-cell table:formula="of:=IF([main.$C629]=1;[main.$A629];&quot;&quot;)">
            <text:p/>
          </table:table-cell>
          <table:table-cell table:formula="of:=IF([main.$C629]=1;[main.$B629];&quot;&quot;)">
            <text:p/>
          </table:table-cell>
          <table:table-cell table:formula="of:=IF([main.$C629]=2;[main.$A629];&quot;&quot;)" office:value-type="float" office:value="0.0284627" calcext:value-type="float">
            <text:p>0.0284627</text:p>
          </table:table-cell>
          <table:table-cell table:formula="of:=IF([main.$C629]=2;[main.$B629];&quot;&quot;)" office:value-type="float" office:value="-1.20947" calcext:value-type="float">
            <text:p>-1.20947</text:p>
          </table:table-cell>
          <table:table-cell table:number-columns-repeated="2"/>
          <table:table-cell table:formula="of:=IF([main.$H629]=0;[main.$F629];&quot;&quot;)" office:value-type="float" office:value="0.0284627" calcext:value-type="float">
            <text:p>0.0284627</text:p>
          </table:table-cell>
          <table:table-cell table:formula="of:=IF([main.$H629]=0;[main.$G629];&quot;&quot;)" office:value-type="float" office:value="-1.20947" calcext:value-type="float">
            <text:p>-1.20947</text:p>
          </table:table-cell>
          <table:table-cell table:formula="of:=IF([main.$H629]=1;[main.$F629];&quot;&quot;)">
            <text:p/>
          </table:table-cell>
          <table:table-cell table:formula="of:=IF([main.$H629]=1;[main.$G629];&quot;&quot;)">
            <text:p/>
          </table:table-cell>
          <table:table-cell table:formula="of:=IF([main.$H629]=2;[main.$F629];&quot;&quot;)">
            <text:p/>
          </table:table-cell>
          <table:table-cell table:formula="of:=IF([main.$H629]=2;[main.$G629];&quot;&quot;)">
            <text:p/>
          </table:table-cell>
        </table:table-row>
        <table:table-row table:style-name="ro1">
          <table:table-cell table:formula="of:=IF([main.$C630]=0;[main.$A630];&quot;&quot;)" office:value-type="float" office:value="0.457248" calcext:value-type="float">
            <text:p>0.457248</text:p>
          </table:table-cell>
          <table:table-cell table:formula="of:=IF([main.$C630]=0;[main.$B630];&quot;&quot;)" office:value-type="float" office:value="0.485323" calcext:value-type="float">
            <text:p>0.485323</text:p>
          </table:table-cell>
          <table:table-cell table:formula="of:=IF([main.$C630]=1;[main.$A630];&quot;&quot;)">
            <text:p/>
          </table:table-cell>
          <table:table-cell table:formula="of:=IF([main.$C630]=1;[main.$B630];&quot;&quot;)">
            <text:p/>
          </table:table-cell>
          <table:table-cell table:formula="of:=IF([main.$C630]=2;[main.$A630];&quot;&quot;)">
            <text:p/>
          </table:table-cell>
          <table:table-cell table:formula="of:=IF([main.$C630]=2;[main.$B630];&quot;&quot;)">
            <text:p/>
          </table:table-cell>
          <table:table-cell table:number-columns-repeated="2"/>
          <table:table-cell table:formula="of:=IF([main.$H630]=0;[main.$F630];&quot;&quot;)" office:value-type="float" office:value="0.457248" calcext:value-type="float">
            <text:p>0.457248</text:p>
          </table:table-cell>
          <table:table-cell table:formula="of:=IF([main.$H630]=0;[main.$G630];&quot;&quot;)" office:value-type="float" office:value="0.485323" calcext:value-type="float">
            <text:p>0.485323</text:p>
          </table:table-cell>
          <table:table-cell table:formula="of:=IF([main.$H630]=1;[main.$F630];&quot;&quot;)">
            <text:p/>
          </table:table-cell>
          <table:table-cell table:formula="of:=IF([main.$H630]=1;[main.$G630];&quot;&quot;)">
            <text:p/>
          </table:table-cell>
          <table:table-cell table:formula="of:=IF([main.$H630]=2;[main.$F630];&quot;&quot;)">
            <text:p/>
          </table:table-cell>
          <table:table-cell table:formula="of:=IF([main.$H630]=2;[main.$G630];&quot;&quot;)">
            <text:p/>
          </table:table-cell>
        </table:table-row>
        <table:table-row table:style-name="ro1">
          <table:table-cell table:formula="of:=IF([main.$C631]=0;[main.$A631];&quot;&quot;)">
            <text:p/>
          </table:table-cell>
          <table:table-cell table:formula="of:=IF([main.$C631]=0;[main.$B631];&quot;&quot;)">
            <text:p/>
          </table:table-cell>
          <table:table-cell table:formula="of:=IF([main.$C631]=1;[main.$A631];&quot;&quot;)">
            <text:p/>
          </table:table-cell>
          <table:table-cell table:formula="of:=IF([main.$C631]=1;[main.$B631];&quot;&quot;)">
            <text:p/>
          </table:table-cell>
          <table:table-cell table:formula="of:=IF([main.$C631]=2;[main.$A631];&quot;&quot;)" office:value-type="float" office:value="1.42863" calcext:value-type="float">
            <text:p>1.42863</text:p>
          </table:table-cell>
          <table:table-cell table:formula="of:=IF([main.$C631]=2;[main.$B631];&quot;&quot;)" office:value-type="float" office:value="0.0418232" calcext:value-type="float">
            <text:p>0.0418232</text:p>
          </table:table-cell>
          <table:table-cell table:number-columns-repeated="2"/>
          <table:table-cell table:formula="of:=IF([main.$H631]=0;[main.$F631];&quot;&quot;)" office:value-type="float" office:value="1.42863" calcext:value-type="float">
            <text:p>1.42863</text:p>
          </table:table-cell>
          <table:table-cell table:formula="of:=IF([main.$H631]=0;[main.$G631];&quot;&quot;)" office:value-type="float" office:value="0.0418232" calcext:value-type="float">
            <text:p>0.0418232</text:p>
          </table:table-cell>
          <table:table-cell table:formula="of:=IF([main.$H631]=1;[main.$F631];&quot;&quot;)">
            <text:p/>
          </table:table-cell>
          <table:table-cell table:formula="of:=IF([main.$H631]=1;[main.$G631];&quot;&quot;)">
            <text:p/>
          </table:table-cell>
          <table:table-cell table:formula="of:=IF([main.$H631]=2;[main.$F631];&quot;&quot;)">
            <text:p/>
          </table:table-cell>
          <table:table-cell table:formula="of:=IF([main.$H631]=2;[main.$G631];&quot;&quot;)">
            <text:p/>
          </table:table-cell>
        </table:table-row>
        <table:table-row table:style-name="ro1">
          <table:table-cell table:formula="of:=IF([main.$C632]=0;[main.$A632];&quot;&quot;)">
            <text:p/>
          </table:table-cell>
          <table:table-cell table:formula="of:=IF([main.$C632]=0;[main.$B632];&quot;&quot;)">
            <text:p/>
          </table:table-cell>
          <table:table-cell table:formula="of:=IF([main.$C632]=1;[main.$A632];&quot;&quot;)" office:value-type="float" office:value="-1.27171" calcext:value-type="float">
            <text:p>-1.27171</text:p>
          </table:table-cell>
          <table:table-cell table:formula="of:=IF([main.$C632]=1;[main.$B632];&quot;&quot;)" office:value-type="float" office:value="1.03197" calcext:value-type="float">
            <text:p>1.03197</text:p>
          </table:table-cell>
          <table:table-cell table:formula="of:=IF([main.$C632]=2;[main.$A632];&quot;&quot;)">
            <text:p/>
          </table:table-cell>
          <table:table-cell table:formula="of:=IF([main.$C632]=2;[main.$B632];&quot;&quot;)">
            <text:p/>
          </table:table-cell>
          <table:table-cell table:number-columns-repeated="2"/>
          <table:table-cell table:formula="of:=IF([main.$H632]=0;[main.$F632];&quot;&quot;)" office:value-type="float" office:value="-1.27171" calcext:value-type="float">
            <text:p>-1.27171</text:p>
          </table:table-cell>
          <table:table-cell table:formula="of:=IF([main.$H632]=0;[main.$G632];&quot;&quot;)" office:value-type="float" office:value="1.03197" calcext:value-type="float">
            <text:p>1.03197</text:p>
          </table:table-cell>
          <table:table-cell table:formula="of:=IF([main.$H632]=1;[main.$F632];&quot;&quot;)">
            <text:p/>
          </table:table-cell>
          <table:table-cell table:formula="of:=IF([main.$H632]=1;[main.$G632];&quot;&quot;)">
            <text:p/>
          </table:table-cell>
          <table:table-cell table:formula="of:=IF([main.$H632]=2;[main.$F632];&quot;&quot;)">
            <text:p/>
          </table:table-cell>
          <table:table-cell table:formula="of:=IF([main.$H632]=2;[main.$G632];&quot;&quot;)">
            <text:p/>
          </table:table-cell>
        </table:table-row>
        <table:table-row table:style-name="ro1">
          <table:table-cell table:formula="of:=IF([main.$C633]=0;[main.$A633];&quot;&quot;)" office:value-type="float" office:value="1.17142" calcext:value-type="float">
            <text:p>1.17142</text:p>
          </table:table-cell>
          <table:table-cell table:formula="of:=IF([main.$C633]=0;[main.$B633];&quot;&quot;)" office:value-type="float" office:value="0.728341" calcext:value-type="float">
            <text:p>0.728341</text:p>
          </table:table-cell>
          <table:table-cell table:formula="of:=IF([main.$C633]=1;[main.$A633];&quot;&quot;)">
            <text:p/>
          </table:table-cell>
          <table:table-cell table:formula="of:=IF([main.$C633]=1;[main.$B633];&quot;&quot;)">
            <text:p/>
          </table:table-cell>
          <table:table-cell table:formula="of:=IF([main.$C633]=2;[main.$A633];&quot;&quot;)">
            <text:p/>
          </table:table-cell>
          <table:table-cell table:formula="of:=IF([main.$C633]=2;[main.$B633];&quot;&quot;)">
            <text:p/>
          </table:table-cell>
          <table:table-cell table:number-columns-repeated="2"/>
          <table:table-cell table:formula="of:=IF([main.$H633]=0;[main.$F633];&quot;&quot;)" office:value-type="float" office:value="1.17142" calcext:value-type="float">
            <text:p>1.17142</text:p>
          </table:table-cell>
          <table:table-cell table:formula="of:=IF([main.$H633]=0;[main.$G633];&quot;&quot;)" office:value-type="float" office:value="0.728341" calcext:value-type="float">
            <text:p>0.728341</text:p>
          </table:table-cell>
          <table:table-cell table:formula="of:=IF([main.$H633]=1;[main.$F633];&quot;&quot;)">
            <text:p/>
          </table:table-cell>
          <table:table-cell table:formula="of:=IF([main.$H633]=1;[main.$G633];&quot;&quot;)">
            <text:p/>
          </table:table-cell>
          <table:table-cell table:formula="of:=IF([main.$H633]=2;[main.$F633];&quot;&quot;)">
            <text:p/>
          </table:table-cell>
          <table:table-cell table:formula="of:=IF([main.$H633]=2;[main.$G633];&quot;&quot;)">
            <text:p/>
          </table:table-cell>
        </table:table-row>
        <table:table-row table:style-name="ro1">
          <table:table-cell table:formula="of:=IF([main.$C634]=0;[main.$A634];&quot;&quot;)" office:value-type="float" office:value="1.23185" calcext:value-type="float">
            <text:p>1.23185</text:p>
          </table:table-cell>
          <table:table-cell table:formula="of:=IF([main.$C634]=0;[main.$B634];&quot;&quot;)" office:value-type="float" office:value="1.28524" calcext:value-type="float">
            <text:p>1.28524</text:p>
          </table:table-cell>
          <table:table-cell table:formula="of:=IF([main.$C634]=1;[main.$A634];&quot;&quot;)">
            <text:p/>
          </table:table-cell>
          <table:table-cell table:formula="of:=IF([main.$C634]=1;[main.$B634];&quot;&quot;)">
            <text:p/>
          </table:table-cell>
          <table:table-cell table:formula="of:=IF([main.$C634]=2;[main.$A634];&quot;&quot;)">
            <text:p/>
          </table:table-cell>
          <table:table-cell table:formula="of:=IF([main.$C634]=2;[main.$B634];&quot;&quot;)">
            <text:p/>
          </table:table-cell>
          <table:table-cell table:number-columns-repeated="2"/>
          <table:table-cell table:formula="of:=IF([main.$H634]=0;[main.$F634];&quot;&quot;)" office:value-type="float" office:value="1.23185" calcext:value-type="float">
            <text:p>1.23185</text:p>
          </table:table-cell>
          <table:table-cell table:formula="of:=IF([main.$H634]=0;[main.$G634];&quot;&quot;)" office:value-type="float" office:value="1.28524" calcext:value-type="float">
            <text:p>1.28524</text:p>
          </table:table-cell>
          <table:table-cell table:formula="of:=IF([main.$H634]=1;[main.$F634];&quot;&quot;)">
            <text:p/>
          </table:table-cell>
          <table:table-cell table:formula="of:=IF([main.$H634]=1;[main.$G634];&quot;&quot;)">
            <text:p/>
          </table:table-cell>
          <table:table-cell table:formula="of:=IF([main.$H634]=2;[main.$F634];&quot;&quot;)">
            <text:p/>
          </table:table-cell>
          <table:table-cell table:formula="of:=IF([main.$H634]=2;[main.$G634];&quot;&quot;)">
            <text:p/>
          </table:table-cell>
        </table:table-row>
        <table:table-row table:style-name="ro1">
          <table:table-cell table:formula="of:=IF([main.$C635]=0;[main.$A635];&quot;&quot;)">
            <text:p/>
          </table:table-cell>
          <table:table-cell table:formula="of:=IF([main.$C635]=0;[main.$B635];&quot;&quot;)">
            <text:p/>
          </table:table-cell>
          <table:table-cell table:formula="of:=IF([main.$C635]=1;[main.$A635];&quot;&quot;)" office:value-type="float" office:value="-0.240684" calcext:value-type="float">
            <text:p>-0.240684</text:p>
          </table:table-cell>
          <table:table-cell table:formula="of:=IF([main.$C635]=1;[main.$B635];&quot;&quot;)" office:value-type="float" office:value="0.985492" calcext:value-type="float">
            <text:p>0.985492</text:p>
          </table:table-cell>
          <table:table-cell table:formula="of:=IF([main.$C635]=2;[main.$A635];&quot;&quot;)">
            <text:p/>
          </table:table-cell>
          <table:table-cell table:formula="of:=IF([main.$C635]=2;[main.$B635];&quot;&quot;)">
            <text:p/>
          </table:table-cell>
          <table:table-cell table:number-columns-repeated="2"/>
          <table:table-cell table:formula="of:=IF([main.$H635]=0;[main.$F635];&quot;&quot;)" office:value-type="float" office:value="-0.240684" calcext:value-type="float">
            <text:p>-0.240684</text:p>
          </table:table-cell>
          <table:table-cell table:formula="of:=IF([main.$H635]=0;[main.$G635];&quot;&quot;)" office:value-type="float" office:value="0.985492" calcext:value-type="float">
            <text:p>0.985492</text:p>
          </table:table-cell>
          <table:table-cell table:formula="of:=IF([main.$H635]=1;[main.$F635];&quot;&quot;)">
            <text:p/>
          </table:table-cell>
          <table:table-cell table:formula="of:=IF([main.$H635]=1;[main.$G635];&quot;&quot;)">
            <text:p/>
          </table:table-cell>
          <table:table-cell table:formula="of:=IF([main.$H635]=2;[main.$F635];&quot;&quot;)">
            <text:p/>
          </table:table-cell>
          <table:table-cell table:formula="of:=IF([main.$H635]=2;[main.$G635];&quot;&quot;)">
            <text:p/>
          </table:table-cell>
        </table:table-row>
        <table:table-row table:style-name="ro1">
          <table:table-cell table:formula="of:=IF([main.$C636]=0;[main.$A636];&quot;&quot;)">
            <text:p/>
          </table:table-cell>
          <table:table-cell table:formula="of:=IF([main.$C636]=0;[main.$B636];&quot;&quot;)">
            <text:p/>
          </table:table-cell>
          <table:table-cell table:formula="of:=IF([main.$C636]=1;[main.$A636];&quot;&quot;)">
            <text:p/>
          </table:table-cell>
          <table:table-cell table:formula="of:=IF([main.$C636]=1;[main.$B636];&quot;&quot;)">
            <text:p/>
          </table:table-cell>
          <table:table-cell table:formula="of:=IF([main.$C636]=2;[main.$A636];&quot;&quot;)" office:value-type="float" office:value="1.75432" calcext:value-type="float">
            <text:p>1.75432</text:p>
          </table:table-cell>
          <table:table-cell table:formula="of:=IF([main.$C636]=2;[main.$B636];&quot;&quot;)" office:value-type="float" office:value="0.130634" calcext:value-type="float">
            <text:p>0.130634</text:p>
          </table:table-cell>
          <table:table-cell table:number-columns-repeated="2"/>
          <table:table-cell table:formula="of:=IF([main.$H636]=0;[main.$F636];&quot;&quot;)" office:value-type="float" office:value="1.75432" calcext:value-type="float">
            <text:p>1.75432</text:p>
          </table:table-cell>
          <table:table-cell table:formula="of:=IF([main.$H636]=0;[main.$G636];&quot;&quot;)" office:value-type="float" office:value="0.130634" calcext:value-type="float">
            <text:p>0.130634</text:p>
          </table:table-cell>
          <table:table-cell table:formula="of:=IF([main.$H636]=1;[main.$F636];&quot;&quot;)">
            <text:p/>
          </table:table-cell>
          <table:table-cell table:formula="of:=IF([main.$H636]=1;[main.$G636];&quot;&quot;)">
            <text:p/>
          </table:table-cell>
          <table:table-cell table:formula="of:=IF([main.$H636]=2;[main.$F636];&quot;&quot;)">
            <text:p/>
          </table:table-cell>
          <table:table-cell table:formula="of:=IF([main.$H636]=2;[main.$G636];&quot;&quot;)">
            <text:p/>
          </table:table-cell>
        </table:table-row>
        <table:table-row table:style-name="ro1">
          <table:table-cell table:formula="of:=IF([main.$C637]=0;[main.$A637];&quot;&quot;)" office:value-type="float" office:value="-0.612298" calcext:value-type="float">
            <text:p>-0.612298</text:p>
          </table:table-cell>
          <table:table-cell table:formula="of:=IF([main.$C637]=0;[main.$B637];&quot;&quot;)" office:value-type="float" office:value="-1.27929" calcext:value-type="float">
            <text:p>-1.27929</text:p>
          </table:table-cell>
          <table:table-cell table:formula="of:=IF([main.$C637]=1;[main.$A637];&quot;&quot;)">
            <text:p/>
          </table:table-cell>
          <table:table-cell table:formula="of:=IF([main.$C637]=1;[main.$B637];&quot;&quot;)">
            <text:p/>
          </table:table-cell>
          <table:table-cell table:formula="of:=IF([main.$C637]=2;[main.$A637];&quot;&quot;)">
            <text:p/>
          </table:table-cell>
          <table:table-cell table:formula="of:=IF([main.$C637]=2;[main.$B637];&quot;&quot;)">
            <text:p/>
          </table:table-cell>
          <table:table-cell table:number-columns-repeated="2"/>
          <table:table-cell table:formula="of:=IF([main.$H637]=0;[main.$F637];&quot;&quot;)" office:value-type="float" office:value="-0.612298" calcext:value-type="float">
            <text:p>-0.612298</text:p>
          </table:table-cell>
          <table:table-cell table:formula="of:=IF([main.$H637]=0;[main.$G637];&quot;&quot;)" office:value-type="float" office:value="-1.27929" calcext:value-type="float">
            <text:p>-1.27929</text:p>
          </table:table-cell>
          <table:table-cell table:formula="of:=IF([main.$H637]=1;[main.$F637];&quot;&quot;)">
            <text:p/>
          </table:table-cell>
          <table:table-cell table:formula="of:=IF([main.$H637]=1;[main.$G637];&quot;&quot;)">
            <text:p/>
          </table:table-cell>
          <table:table-cell table:formula="of:=IF([main.$H637]=2;[main.$F637];&quot;&quot;)">
            <text:p/>
          </table:table-cell>
          <table:table-cell table:formula="of:=IF([main.$H637]=2;[main.$G637];&quot;&quot;)">
            <text:p/>
          </table:table-cell>
        </table:table-row>
        <table:table-row table:style-name="ro1">
          <table:table-cell table:formula="of:=IF([main.$C638]=0;[main.$A638];&quot;&quot;)">
            <text:p/>
          </table:table-cell>
          <table:table-cell table:formula="of:=IF([main.$C638]=0;[main.$B638];&quot;&quot;)">
            <text:p/>
          </table:table-cell>
          <table:table-cell table:formula="of:=IF([main.$C638]=1;[main.$A638];&quot;&quot;)">
            <text:p/>
          </table:table-cell>
          <table:table-cell table:formula="of:=IF([main.$C638]=1;[main.$B638];&quot;&quot;)">
            <text:p/>
          </table:table-cell>
          <table:table-cell table:formula="of:=IF([main.$C638]=2;[main.$A638];&quot;&quot;)" office:value-type="float" office:value="1.54795" calcext:value-type="float">
            <text:p>1.54795</text:p>
          </table:table-cell>
          <table:table-cell table:formula="of:=IF([main.$C638]=2;[main.$B638];&quot;&quot;)" office:value-type="float" office:value="-0.25371" calcext:value-type="float">
            <text:p>-0.25371</text:p>
          </table:table-cell>
          <table:table-cell table:number-columns-repeated="2"/>
          <table:table-cell table:formula="of:=IF([main.$H638]=0;[main.$F638];&quot;&quot;)" office:value-type="float" office:value="1.54795" calcext:value-type="float">
            <text:p>1.54795</text:p>
          </table:table-cell>
          <table:table-cell table:formula="of:=IF([main.$H638]=0;[main.$G638];&quot;&quot;)" office:value-type="float" office:value="-0.25371" calcext:value-type="float">
            <text:p>-0.25371</text:p>
          </table:table-cell>
          <table:table-cell table:formula="of:=IF([main.$H638]=1;[main.$F638];&quot;&quot;)">
            <text:p/>
          </table:table-cell>
          <table:table-cell table:formula="of:=IF([main.$H638]=1;[main.$G638];&quot;&quot;)">
            <text:p/>
          </table:table-cell>
          <table:table-cell table:formula="of:=IF([main.$H638]=2;[main.$F638];&quot;&quot;)">
            <text:p/>
          </table:table-cell>
          <table:table-cell table:formula="of:=IF([main.$H638]=2;[main.$G638];&quot;&quot;)">
            <text:p/>
          </table:table-cell>
        </table:table-row>
        <table:table-row table:style-name="ro1">
          <table:table-cell table:formula="of:=IF([main.$C639]=0;[main.$A639];&quot;&quot;)">
            <text:p/>
          </table:table-cell>
          <table:table-cell table:formula="of:=IF([main.$C639]=0;[main.$B639];&quot;&quot;)">
            <text:p/>
          </table:table-cell>
          <table:table-cell table:formula="of:=IF([main.$C639]=1;[main.$A639];&quot;&quot;)">
            <text:p/>
          </table:table-cell>
          <table:table-cell table:formula="of:=IF([main.$C639]=1;[main.$B639];&quot;&quot;)">
            <text:p/>
          </table:table-cell>
          <table:table-cell table:formula="of:=IF([main.$C639]=2;[main.$A639];&quot;&quot;)" office:value-type="float" office:value="3.28895" calcext:value-type="float">
            <text:p>3.28895</text:p>
          </table:table-cell>
          <table:table-cell table:formula="of:=IF([main.$C639]=2;[main.$B639];&quot;&quot;)" office:value-type="float" office:value="1.57576" calcext:value-type="float">
            <text:p>1.57576</text:p>
          </table:table-cell>
          <table:table-cell table:number-columns-repeated="2"/>
          <table:table-cell table:formula="of:=IF([main.$H639]=0;[main.$F639];&quot;&quot;)" office:value-type="float" office:value="3.28895" calcext:value-type="float">
            <text:p>3.28895</text:p>
          </table:table-cell>
          <table:table-cell table:formula="of:=IF([main.$H639]=0;[main.$G639];&quot;&quot;)" office:value-type="float" office:value="1.57576" calcext:value-type="float">
            <text:p>1.57576</text:p>
          </table:table-cell>
          <table:table-cell table:formula="of:=IF([main.$H639]=1;[main.$F639];&quot;&quot;)">
            <text:p/>
          </table:table-cell>
          <table:table-cell table:formula="of:=IF([main.$H639]=1;[main.$G639];&quot;&quot;)">
            <text:p/>
          </table:table-cell>
          <table:table-cell table:formula="of:=IF([main.$H639]=2;[main.$F639];&quot;&quot;)">
            <text:p/>
          </table:table-cell>
          <table:table-cell table:formula="of:=IF([main.$H639]=2;[main.$G639];&quot;&quot;)">
            <text:p/>
          </table:table-cell>
        </table:table-row>
        <table:table-row table:style-name="ro1">
          <table:table-cell table:formula="of:=IF([main.$C640]=0;[main.$A640];&quot;&quot;)">
            <text:p/>
          </table:table-cell>
          <table:table-cell table:formula="of:=IF([main.$C640]=0;[main.$B640];&quot;&quot;)">
            <text:p/>
          </table:table-cell>
          <table:table-cell table:formula="of:=IF([main.$C640]=1;[main.$A640];&quot;&quot;)" office:value-type="float" office:value="0.322635" calcext:value-type="float">
            <text:p>0.322635</text:p>
          </table:table-cell>
          <table:table-cell table:formula="of:=IF([main.$C640]=1;[main.$B640];&quot;&quot;)" office:value-type="float" office:value="1.74216" calcext:value-type="float">
            <text:p>1.74216</text:p>
          </table:table-cell>
          <table:table-cell table:formula="of:=IF([main.$C640]=2;[main.$A640];&quot;&quot;)">
            <text:p/>
          </table:table-cell>
          <table:table-cell table:formula="of:=IF([main.$C640]=2;[main.$B640];&quot;&quot;)">
            <text:p/>
          </table:table-cell>
          <table:table-cell table:number-columns-repeated="2"/>
          <table:table-cell table:formula="of:=IF([main.$H640]=0;[main.$F640];&quot;&quot;)" office:value-type="float" office:value="0.322635" calcext:value-type="float">
            <text:p>0.322635</text:p>
          </table:table-cell>
          <table:table-cell table:formula="of:=IF([main.$H640]=0;[main.$G640];&quot;&quot;)" office:value-type="float" office:value="1.74216" calcext:value-type="float">
            <text:p>1.74216</text:p>
          </table:table-cell>
          <table:table-cell table:formula="of:=IF([main.$H640]=1;[main.$F640];&quot;&quot;)">
            <text:p/>
          </table:table-cell>
          <table:table-cell table:formula="of:=IF([main.$H640]=1;[main.$G640];&quot;&quot;)">
            <text:p/>
          </table:table-cell>
          <table:table-cell table:formula="of:=IF([main.$H640]=2;[main.$F640];&quot;&quot;)">
            <text:p/>
          </table:table-cell>
          <table:table-cell table:formula="of:=IF([main.$H640]=2;[main.$G640];&quot;&quot;)">
            <text:p/>
          </table:table-cell>
        </table:table-row>
        <table:table-row table:style-name="ro1">
          <table:table-cell table:formula="of:=IF([main.$C641]=0;[main.$A641];&quot;&quot;)" office:value-type="float" office:value="0.402624" calcext:value-type="float">
            <text:p>0.402624</text:p>
          </table:table-cell>
          <table:table-cell table:formula="of:=IF([main.$C641]=0;[main.$B641];&quot;&quot;)" office:value-type="float" office:value="0.199982" calcext:value-type="float">
            <text:p>0.199982</text:p>
          </table:table-cell>
          <table:table-cell table:formula="of:=IF([main.$C641]=1;[main.$A641];&quot;&quot;)">
            <text:p/>
          </table:table-cell>
          <table:table-cell table:formula="of:=IF([main.$C641]=1;[main.$B641];&quot;&quot;)">
            <text:p/>
          </table:table-cell>
          <table:table-cell table:formula="of:=IF([main.$C641]=2;[main.$A641];&quot;&quot;)">
            <text:p/>
          </table:table-cell>
          <table:table-cell table:formula="of:=IF([main.$C641]=2;[main.$B641];&quot;&quot;)">
            <text:p/>
          </table:table-cell>
          <table:table-cell table:number-columns-repeated="2"/>
          <table:table-cell table:formula="of:=IF([main.$H641]=0;[main.$F641];&quot;&quot;)" office:value-type="float" office:value="0.402624" calcext:value-type="float">
            <text:p>0.402624</text:p>
          </table:table-cell>
          <table:table-cell table:formula="of:=IF([main.$H641]=0;[main.$G641];&quot;&quot;)" office:value-type="float" office:value="0.199982" calcext:value-type="float">
            <text:p>0.199982</text:p>
          </table:table-cell>
          <table:table-cell table:formula="of:=IF([main.$H641]=1;[main.$F641];&quot;&quot;)">
            <text:p/>
          </table:table-cell>
          <table:table-cell table:formula="of:=IF([main.$H641]=1;[main.$G641];&quot;&quot;)">
            <text:p/>
          </table:table-cell>
          <table:table-cell table:formula="of:=IF([main.$H641]=2;[main.$F641];&quot;&quot;)">
            <text:p/>
          </table:table-cell>
          <table:table-cell table:formula="of:=IF([main.$H641]=2;[main.$G641];&quot;&quot;)">
            <text:p/>
          </table:table-cell>
        </table:table-row>
        <table:table-row table:style-name="ro1">
          <table:table-cell table:formula="of:=IF([main.$C642]=0;[main.$A642];&quot;&quot;)">
            <text:p/>
          </table:table-cell>
          <table:table-cell table:formula="of:=IF([main.$C642]=0;[main.$B642];&quot;&quot;)">
            <text:p/>
          </table:table-cell>
          <table:table-cell table:formula="of:=IF([main.$C642]=1;[main.$A642];&quot;&quot;)">
            <text:p/>
          </table:table-cell>
          <table:table-cell table:formula="of:=IF([main.$C642]=1;[main.$B642];&quot;&quot;)">
            <text:p/>
          </table:table-cell>
          <table:table-cell table:formula="of:=IF([main.$C642]=2;[main.$A642];&quot;&quot;)" office:value-type="float" office:value="0.564753" calcext:value-type="float">
            <text:p>0.564753</text:p>
          </table:table-cell>
          <table:table-cell table:formula="of:=IF([main.$C642]=2;[main.$B642];&quot;&quot;)" office:value-type="float" office:value="-1.19056" calcext:value-type="float">
            <text:p>-1.19056</text:p>
          </table:table-cell>
          <table:table-cell table:number-columns-repeated="2"/>
          <table:table-cell table:formula="of:=IF([main.$H642]=0;[main.$F642];&quot;&quot;)" office:value-type="float" office:value="0.564753" calcext:value-type="float">
            <text:p>0.564753</text:p>
          </table:table-cell>
          <table:table-cell table:formula="of:=IF([main.$H642]=0;[main.$G642];&quot;&quot;)" office:value-type="float" office:value="-1.19056" calcext:value-type="float">
            <text:p>-1.19056</text:p>
          </table:table-cell>
          <table:table-cell table:formula="of:=IF([main.$H642]=1;[main.$F642];&quot;&quot;)">
            <text:p/>
          </table:table-cell>
          <table:table-cell table:formula="of:=IF([main.$H642]=1;[main.$G642];&quot;&quot;)">
            <text:p/>
          </table:table-cell>
          <table:table-cell table:formula="of:=IF([main.$H642]=2;[main.$F642];&quot;&quot;)">
            <text:p/>
          </table:table-cell>
          <table:table-cell table:formula="of:=IF([main.$H642]=2;[main.$G642];&quot;&quot;)">
            <text:p/>
          </table:table-cell>
        </table:table-row>
        <table:table-row table:style-name="ro1">
          <table:table-cell table:formula="of:=IF([main.$C643]=0;[main.$A643];&quot;&quot;)">
            <text:p/>
          </table:table-cell>
          <table:table-cell table:formula="of:=IF([main.$C643]=0;[main.$B643];&quot;&quot;)">
            <text:p/>
          </table:table-cell>
          <table:table-cell table:formula="of:=IF([main.$C643]=1;[main.$A643];&quot;&quot;)">
            <text:p/>
          </table:table-cell>
          <table:table-cell table:formula="of:=IF([main.$C643]=1;[main.$B643];&quot;&quot;)">
            <text:p/>
          </table:table-cell>
          <table:table-cell table:formula="of:=IF([main.$C643]=2;[main.$A643];&quot;&quot;)" office:value-type="float" office:value="0.390627" calcext:value-type="float">
            <text:p>0.390627</text:p>
          </table:table-cell>
          <table:table-cell table:formula="of:=IF([main.$C643]=2;[main.$B643];&quot;&quot;)" office:value-type="float" office:value="-0.772904" calcext:value-type="float">
            <text:p>-0.772904</text:p>
          </table:table-cell>
          <table:table-cell table:number-columns-repeated="2"/>
          <table:table-cell table:formula="of:=IF([main.$H643]=0;[main.$F643];&quot;&quot;)" office:value-type="float" office:value="0.390627" calcext:value-type="float">
            <text:p>0.390627</text:p>
          </table:table-cell>
          <table:table-cell table:formula="of:=IF([main.$H643]=0;[main.$G643];&quot;&quot;)" office:value-type="float" office:value="-0.772904" calcext:value-type="float">
            <text:p>-0.772904</text:p>
          </table:table-cell>
          <table:table-cell table:formula="of:=IF([main.$H643]=1;[main.$F643];&quot;&quot;)">
            <text:p/>
          </table:table-cell>
          <table:table-cell table:formula="of:=IF([main.$H643]=1;[main.$G643];&quot;&quot;)">
            <text:p/>
          </table:table-cell>
          <table:table-cell table:formula="of:=IF([main.$H643]=2;[main.$F643];&quot;&quot;)">
            <text:p/>
          </table:table-cell>
          <table:table-cell table:formula="of:=IF([main.$H643]=2;[main.$G643];&quot;&quot;)">
            <text:p/>
          </table:table-cell>
        </table:table-row>
        <table:table-row table:style-name="ro1">
          <table:table-cell table:formula="of:=IF([main.$C644]=0;[main.$A644];&quot;&quot;)">
            <text:p/>
          </table:table-cell>
          <table:table-cell table:formula="of:=IF([main.$C644]=0;[main.$B644];&quot;&quot;)">
            <text:p/>
          </table:table-cell>
          <table:table-cell table:formula="of:=IF([main.$C644]=1;[main.$A644];&quot;&quot;)">
            <text:p/>
          </table:table-cell>
          <table:table-cell table:formula="of:=IF([main.$C644]=1;[main.$B644];&quot;&quot;)">
            <text:p/>
          </table:table-cell>
          <table:table-cell table:formula="of:=IF([main.$C644]=2;[main.$A644];&quot;&quot;)" office:value-type="float" office:value="1.80464" calcext:value-type="float">
            <text:p>1.80464</text:p>
          </table:table-cell>
          <table:table-cell table:formula="of:=IF([main.$C644]=2;[main.$B644];&quot;&quot;)" office:value-type="float" office:value="0.329791" calcext:value-type="float">
            <text:p>0.329791</text:p>
          </table:table-cell>
          <table:table-cell table:number-columns-repeated="2"/>
          <table:table-cell table:formula="of:=IF([main.$H644]=0;[main.$F644];&quot;&quot;)" office:value-type="float" office:value="1.80464" calcext:value-type="float">
            <text:p>1.80464</text:p>
          </table:table-cell>
          <table:table-cell table:formula="of:=IF([main.$H644]=0;[main.$G644];&quot;&quot;)" office:value-type="float" office:value="0.329791" calcext:value-type="float">
            <text:p>0.329791</text:p>
          </table:table-cell>
          <table:table-cell table:formula="of:=IF([main.$H644]=1;[main.$F644];&quot;&quot;)">
            <text:p/>
          </table:table-cell>
          <table:table-cell table:formula="of:=IF([main.$H644]=1;[main.$G644];&quot;&quot;)">
            <text:p/>
          </table:table-cell>
          <table:table-cell table:formula="of:=IF([main.$H644]=2;[main.$F644];&quot;&quot;)">
            <text:p/>
          </table:table-cell>
          <table:table-cell table:formula="of:=IF([main.$H644]=2;[main.$G644];&quot;&quot;)">
            <text:p/>
          </table:table-cell>
        </table:table-row>
        <table:table-row table:style-name="ro1">
          <table:table-cell table:formula="of:=IF([main.$C645]=0;[main.$A645];&quot;&quot;)" office:value-type="float" office:value="1.97413" calcext:value-type="float">
            <text:p>1.97413</text:p>
          </table:table-cell>
          <table:table-cell table:formula="of:=IF([main.$C645]=0;[main.$B645];&quot;&quot;)" office:value-type="float" office:value="1.89817" calcext:value-type="float">
            <text:p>1.89817</text:p>
          </table:table-cell>
          <table:table-cell table:formula="of:=IF([main.$C645]=1;[main.$A645];&quot;&quot;)">
            <text:p/>
          </table:table-cell>
          <table:table-cell table:formula="of:=IF([main.$C645]=1;[main.$B645];&quot;&quot;)">
            <text:p/>
          </table:table-cell>
          <table:table-cell table:formula="of:=IF([main.$C645]=2;[main.$A645];&quot;&quot;)">
            <text:p/>
          </table:table-cell>
          <table:table-cell table:formula="of:=IF([main.$C645]=2;[main.$B645];&quot;&quot;)">
            <text:p/>
          </table:table-cell>
          <table:table-cell table:number-columns-repeated="2"/>
          <table:table-cell table:formula="of:=IF([main.$H645]=0;[main.$F645];&quot;&quot;)" office:value-type="float" office:value="1.97413" calcext:value-type="float">
            <text:p>1.97413</text:p>
          </table:table-cell>
          <table:table-cell table:formula="of:=IF([main.$H645]=0;[main.$G645];&quot;&quot;)" office:value-type="float" office:value="1.89817" calcext:value-type="float">
            <text:p>1.89817</text:p>
          </table:table-cell>
          <table:table-cell table:formula="of:=IF([main.$H645]=1;[main.$F645];&quot;&quot;)">
            <text:p/>
          </table:table-cell>
          <table:table-cell table:formula="of:=IF([main.$H645]=1;[main.$G645];&quot;&quot;)">
            <text:p/>
          </table:table-cell>
          <table:table-cell table:formula="of:=IF([main.$H645]=2;[main.$F645];&quot;&quot;)">
            <text:p/>
          </table:table-cell>
          <table:table-cell table:formula="of:=IF([main.$H645]=2;[main.$G645];&quot;&quot;)">
            <text:p/>
          </table:table-cell>
        </table:table-row>
        <table:table-row table:style-name="ro1">
          <table:table-cell table:formula="of:=IF([main.$C646]=0;[main.$A646];&quot;&quot;)">
            <text:p/>
          </table:table-cell>
          <table:table-cell table:formula="of:=IF([main.$C646]=0;[main.$B646];&quot;&quot;)">
            <text:p/>
          </table:table-cell>
          <table:table-cell table:formula="of:=IF([main.$C646]=1;[main.$A646];&quot;&quot;)" office:value-type="float" office:value="0.415527" calcext:value-type="float">
            <text:p>0.415527</text:p>
          </table:table-cell>
          <table:table-cell table:formula="of:=IF([main.$C646]=1;[main.$B646];&quot;&quot;)" office:value-type="float" office:value="1.71709" calcext:value-type="float">
            <text:p>1.71709</text:p>
          </table:table-cell>
          <table:table-cell table:formula="of:=IF([main.$C646]=2;[main.$A646];&quot;&quot;)">
            <text:p/>
          </table:table-cell>
          <table:table-cell table:formula="of:=IF([main.$C646]=2;[main.$B646];&quot;&quot;)">
            <text:p/>
          </table:table-cell>
          <table:table-cell table:number-columns-repeated="2"/>
          <table:table-cell table:formula="of:=IF([main.$H646]=0;[main.$F646];&quot;&quot;)" office:value-type="float" office:value="0.415527" calcext:value-type="float">
            <text:p>0.415527</text:p>
          </table:table-cell>
          <table:table-cell table:formula="of:=IF([main.$H646]=0;[main.$G646];&quot;&quot;)" office:value-type="float" office:value="1.71709" calcext:value-type="float">
            <text:p>1.71709</text:p>
          </table:table-cell>
          <table:table-cell table:formula="of:=IF([main.$H646]=1;[main.$F646];&quot;&quot;)">
            <text:p/>
          </table:table-cell>
          <table:table-cell table:formula="of:=IF([main.$H646]=1;[main.$G646];&quot;&quot;)">
            <text:p/>
          </table:table-cell>
          <table:table-cell table:formula="of:=IF([main.$H646]=2;[main.$F646];&quot;&quot;)">
            <text:p/>
          </table:table-cell>
          <table:table-cell table:formula="of:=IF([main.$H646]=2;[main.$G646];&quot;&quot;)">
            <text:p/>
          </table:table-cell>
        </table:table-row>
        <table:table-row table:style-name="ro1">
          <table:table-cell table:formula="of:=IF([main.$C647]=0;[main.$A647];&quot;&quot;)" office:value-type="float" office:value="-0.24036" calcext:value-type="float">
            <text:p>-0.24036</text:p>
          </table:table-cell>
          <table:table-cell table:formula="of:=IF([main.$C647]=0;[main.$B647];&quot;&quot;)" office:value-type="float" office:value="-0.637686" calcext:value-type="float">
            <text:p>-0.637686</text:p>
          </table:table-cell>
          <table:table-cell table:formula="of:=IF([main.$C647]=1;[main.$A647];&quot;&quot;)">
            <text:p/>
          </table:table-cell>
          <table:table-cell table:formula="of:=IF([main.$C647]=1;[main.$B647];&quot;&quot;)">
            <text:p/>
          </table:table-cell>
          <table:table-cell table:formula="of:=IF([main.$C647]=2;[main.$A647];&quot;&quot;)">
            <text:p/>
          </table:table-cell>
          <table:table-cell table:formula="of:=IF([main.$C647]=2;[main.$B647];&quot;&quot;)">
            <text:p/>
          </table:table-cell>
          <table:table-cell table:number-columns-repeated="2"/>
          <table:table-cell table:formula="of:=IF([main.$H647]=0;[main.$F647];&quot;&quot;)" office:value-type="float" office:value="-0.24036" calcext:value-type="float">
            <text:p>-0.24036</text:p>
          </table:table-cell>
          <table:table-cell table:formula="of:=IF([main.$H647]=0;[main.$G647];&quot;&quot;)" office:value-type="float" office:value="-0.637686" calcext:value-type="float">
            <text:p>-0.637686</text:p>
          </table:table-cell>
          <table:table-cell table:formula="of:=IF([main.$H647]=1;[main.$F647];&quot;&quot;)">
            <text:p/>
          </table:table-cell>
          <table:table-cell table:formula="of:=IF([main.$H647]=1;[main.$G647];&quot;&quot;)">
            <text:p/>
          </table:table-cell>
          <table:table-cell table:formula="of:=IF([main.$H647]=2;[main.$F647];&quot;&quot;)">
            <text:p/>
          </table:table-cell>
          <table:table-cell table:formula="of:=IF([main.$H647]=2;[main.$G647];&quot;&quot;)">
            <text:p/>
          </table:table-cell>
        </table:table-row>
        <table:table-row table:style-name="ro1">
          <table:table-cell table:formula="of:=IF([main.$C648]=0;[main.$A648];&quot;&quot;)" office:value-type="float" office:value="-1.42795" calcext:value-type="float">
            <text:p>-1.42795</text:p>
          </table:table-cell>
          <table:table-cell table:formula="of:=IF([main.$C648]=0;[main.$B648];&quot;&quot;)" office:value-type="float" office:value="-1.27128" calcext:value-type="float">
            <text:p>-1.27128</text:p>
          </table:table-cell>
          <table:table-cell table:formula="of:=IF([main.$C648]=1;[main.$A648];&quot;&quot;)">
            <text:p/>
          </table:table-cell>
          <table:table-cell table:formula="of:=IF([main.$C648]=1;[main.$B648];&quot;&quot;)">
            <text:p/>
          </table:table-cell>
          <table:table-cell table:formula="of:=IF([main.$C648]=2;[main.$A648];&quot;&quot;)">
            <text:p/>
          </table:table-cell>
          <table:table-cell table:formula="of:=IF([main.$C648]=2;[main.$B648];&quot;&quot;)">
            <text:p/>
          </table:table-cell>
          <table:table-cell table:number-columns-repeated="2"/>
          <table:table-cell table:formula="of:=IF([main.$H648]=0;[main.$F648];&quot;&quot;)" office:value-type="float" office:value="-1.42795" calcext:value-type="float">
            <text:p>-1.42795</text:p>
          </table:table-cell>
          <table:table-cell table:formula="of:=IF([main.$H648]=0;[main.$G648];&quot;&quot;)" office:value-type="float" office:value="-1.27128" calcext:value-type="float">
            <text:p>-1.27128</text:p>
          </table:table-cell>
          <table:table-cell table:formula="of:=IF([main.$H648]=1;[main.$F648];&quot;&quot;)">
            <text:p/>
          </table:table-cell>
          <table:table-cell table:formula="of:=IF([main.$H648]=1;[main.$G648];&quot;&quot;)">
            <text:p/>
          </table:table-cell>
          <table:table-cell table:formula="of:=IF([main.$H648]=2;[main.$F648];&quot;&quot;)">
            <text:p/>
          </table:table-cell>
          <table:table-cell table:formula="of:=IF([main.$H648]=2;[main.$G648];&quot;&quot;)">
            <text:p/>
          </table:table-cell>
        </table:table-row>
        <table:table-row table:style-name="ro1">
          <table:table-cell table:formula="of:=IF([main.$C649]=0;[main.$A649];&quot;&quot;)">
            <text:p/>
          </table:table-cell>
          <table:table-cell table:formula="of:=IF([main.$C649]=0;[main.$B649];&quot;&quot;)">
            <text:p/>
          </table:table-cell>
          <table:table-cell table:formula="of:=IF([main.$C649]=1;[main.$A649];&quot;&quot;)" office:value-type="float" office:value="0.201409" calcext:value-type="float">
            <text:p>0.201409</text:p>
          </table:table-cell>
          <table:table-cell table:formula="of:=IF([main.$C649]=1;[main.$B649];&quot;&quot;)" office:value-type="float" office:value="2.00276" calcext:value-type="float">
            <text:p>2.00276</text:p>
          </table:table-cell>
          <table:table-cell table:formula="of:=IF([main.$C649]=2;[main.$A649];&quot;&quot;)">
            <text:p/>
          </table:table-cell>
          <table:table-cell table:formula="of:=IF([main.$C649]=2;[main.$B649];&quot;&quot;)">
            <text:p/>
          </table:table-cell>
          <table:table-cell table:number-columns-repeated="2"/>
          <table:table-cell table:formula="of:=IF([main.$H649]=0;[main.$F649];&quot;&quot;)" office:value-type="float" office:value="0.201409" calcext:value-type="float">
            <text:p>0.201409</text:p>
          </table:table-cell>
          <table:table-cell table:formula="of:=IF([main.$H649]=0;[main.$G649];&quot;&quot;)" office:value-type="float" office:value="2.00276" calcext:value-type="float">
            <text:p>2.00276</text:p>
          </table:table-cell>
          <table:table-cell table:formula="of:=IF([main.$H649]=1;[main.$F649];&quot;&quot;)">
            <text:p/>
          </table:table-cell>
          <table:table-cell table:formula="of:=IF([main.$H649]=1;[main.$G649];&quot;&quot;)">
            <text:p/>
          </table:table-cell>
          <table:table-cell table:formula="of:=IF([main.$H649]=2;[main.$F649];&quot;&quot;)">
            <text:p/>
          </table:table-cell>
          <table:table-cell table:formula="of:=IF([main.$H649]=2;[main.$G649];&quot;&quot;)">
            <text:p/>
          </table:table-cell>
        </table:table-row>
        <table:table-row table:style-name="ro1">
          <table:table-cell table:formula="of:=IF([main.$C650]=0;[main.$A650];&quot;&quot;)">
            <text:p/>
          </table:table-cell>
          <table:table-cell table:formula="of:=IF([main.$C650]=0;[main.$B650];&quot;&quot;)">
            <text:p/>
          </table:table-cell>
          <table:table-cell table:formula="of:=IF([main.$C650]=1;[main.$A650];&quot;&quot;)">
            <text:p/>
          </table:table-cell>
          <table:table-cell table:formula="of:=IF([main.$C650]=1;[main.$B650];&quot;&quot;)">
            <text:p/>
          </table:table-cell>
          <table:table-cell table:formula="of:=IF([main.$C650]=2;[main.$A650];&quot;&quot;)" office:value-type="float" office:value="1.23989" calcext:value-type="float">
            <text:p>1.23989</text:p>
          </table:table-cell>
          <table:table-cell table:formula="of:=IF([main.$C650]=2;[main.$B650];&quot;&quot;)" office:value-type="float" office:value="-0.0904028" calcext:value-type="float">
            <text:p>-0.0904028</text:p>
          </table:table-cell>
          <table:table-cell table:number-columns-repeated="2"/>
          <table:table-cell table:formula="of:=IF([main.$H650]=0;[main.$F650];&quot;&quot;)" office:value-type="float" office:value="1.23989" calcext:value-type="float">
            <text:p>1.23989</text:p>
          </table:table-cell>
          <table:table-cell table:formula="of:=IF([main.$H650]=0;[main.$G650];&quot;&quot;)" office:value-type="float" office:value="-0.0904028" calcext:value-type="float">
            <text:p>-0.0904028</text:p>
          </table:table-cell>
          <table:table-cell table:formula="of:=IF([main.$H650]=1;[main.$F650];&quot;&quot;)">
            <text:p/>
          </table:table-cell>
          <table:table-cell table:formula="of:=IF([main.$H650]=1;[main.$G650];&quot;&quot;)">
            <text:p/>
          </table:table-cell>
          <table:table-cell table:formula="of:=IF([main.$H650]=2;[main.$F650];&quot;&quot;)">
            <text:p/>
          </table:table-cell>
          <table:table-cell table:formula="of:=IF([main.$H650]=2;[main.$G650];&quot;&quot;)">
            <text:p/>
          </table:table-cell>
        </table:table-row>
        <table:table-row table:style-name="ro1">
          <table:table-cell table:formula="of:=IF([main.$C651]=0;[main.$A651];&quot;&quot;)">
            <text:p/>
          </table:table-cell>
          <table:table-cell table:formula="of:=IF([main.$C651]=0;[main.$B651];&quot;&quot;)">
            <text:p/>
          </table:table-cell>
          <table:table-cell table:formula="of:=IF([main.$C651]=1;[main.$A651];&quot;&quot;)" office:value-type="float" office:value="-0.136735" calcext:value-type="float">
            <text:p>-0.136735</text:p>
          </table:table-cell>
          <table:table-cell table:formula="of:=IF([main.$C651]=1;[main.$B651];&quot;&quot;)" office:value-type="float" office:value="1.86854" calcext:value-type="float">
            <text:p>1.86854</text:p>
          </table:table-cell>
          <table:table-cell table:formula="of:=IF([main.$C651]=2;[main.$A651];&quot;&quot;)">
            <text:p/>
          </table:table-cell>
          <table:table-cell table:formula="of:=IF([main.$C651]=2;[main.$B651];&quot;&quot;)">
            <text:p/>
          </table:table-cell>
          <table:table-cell table:number-columns-repeated="2"/>
          <table:table-cell table:formula="of:=IF([main.$H651]=0;[main.$F651];&quot;&quot;)" office:value-type="float" office:value="-0.136735" calcext:value-type="float">
            <text:p>-0.136735</text:p>
          </table:table-cell>
          <table:table-cell table:formula="of:=IF([main.$H651]=0;[main.$G651];&quot;&quot;)" office:value-type="float" office:value="1.86854" calcext:value-type="float">
            <text:p>1.86854</text:p>
          </table:table-cell>
          <table:table-cell table:formula="of:=IF([main.$H651]=1;[main.$F651];&quot;&quot;)">
            <text:p/>
          </table:table-cell>
          <table:table-cell table:formula="of:=IF([main.$H651]=1;[main.$G651];&quot;&quot;)">
            <text:p/>
          </table:table-cell>
          <table:table-cell table:formula="of:=IF([main.$H651]=2;[main.$F651];&quot;&quot;)">
            <text:p/>
          </table:table-cell>
          <table:table-cell table:formula="of:=IF([main.$H651]=2;[main.$G651];&quot;&quot;)">
            <text:p/>
          </table:table-cell>
        </table:table-row>
        <table:table-row table:style-name="ro1">
          <table:table-cell table:formula="of:=IF([main.$C652]=0;[main.$A652];&quot;&quot;)">
            <text:p/>
          </table:table-cell>
          <table:table-cell table:formula="of:=IF([main.$C652]=0;[main.$B652];&quot;&quot;)">
            <text:p/>
          </table:table-cell>
          <table:table-cell table:formula="of:=IF([main.$C652]=1;[main.$A652];&quot;&quot;)">
            <text:p/>
          </table:table-cell>
          <table:table-cell table:formula="of:=IF([main.$C652]=1;[main.$B652];&quot;&quot;)">
            <text:p/>
          </table:table-cell>
          <table:table-cell table:formula="of:=IF([main.$C652]=2;[main.$A652];&quot;&quot;)" office:value-type="float" office:value="2.07834" calcext:value-type="float">
            <text:p>2.07834</text:p>
          </table:table-cell>
          <table:table-cell table:formula="of:=IF([main.$C652]=2;[main.$B652];&quot;&quot;)" office:value-type="float" office:value="0.97482" calcext:value-type="float">
            <text:p>0.97482</text:p>
          </table:table-cell>
          <table:table-cell table:number-columns-repeated="2"/>
          <table:table-cell table:formula="of:=IF([main.$H652]=0;[main.$F652];&quot;&quot;)" office:value-type="float" office:value="2.07834" calcext:value-type="float">
            <text:p>2.07834</text:p>
          </table:table-cell>
          <table:table-cell table:formula="of:=IF([main.$H652]=0;[main.$G652];&quot;&quot;)" office:value-type="float" office:value="0.97482" calcext:value-type="float">
            <text:p>0.97482</text:p>
          </table:table-cell>
          <table:table-cell table:formula="of:=IF([main.$H652]=1;[main.$F652];&quot;&quot;)">
            <text:p/>
          </table:table-cell>
          <table:table-cell table:formula="of:=IF([main.$H652]=1;[main.$G652];&quot;&quot;)">
            <text:p/>
          </table:table-cell>
          <table:table-cell table:formula="of:=IF([main.$H652]=2;[main.$F652];&quot;&quot;)">
            <text:p/>
          </table:table-cell>
          <table:table-cell table:formula="of:=IF([main.$H652]=2;[main.$G652];&quot;&quot;)">
            <text:p/>
          </table:table-cell>
        </table:table-row>
        <table:table-row table:style-name="ro1">
          <table:table-cell table:formula="of:=IF([main.$C653]=0;[main.$A653];&quot;&quot;)">
            <text:p/>
          </table:table-cell>
          <table:table-cell table:formula="of:=IF([main.$C653]=0;[main.$B653];&quot;&quot;)">
            <text:p/>
          </table:table-cell>
          <table:table-cell table:formula="of:=IF([main.$C653]=1;[main.$A653];&quot;&quot;)">
            <text:p/>
          </table:table-cell>
          <table:table-cell table:formula="of:=IF([main.$C653]=1;[main.$B653];&quot;&quot;)">
            <text:p/>
          </table:table-cell>
          <table:table-cell table:formula="of:=IF([main.$C653]=2;[main.$A653];&quot;&quot;)" office:value-type="float" office:value="0.619743" calcext:value-type="float">
            <text:p>0.619743</text:p>
          </table:table-cell>
          <table:table-cell table:formula="of:=IF([main.$C653]=2;[main.$B653];&quot;&quot;)" office:value-type="float" office:value="-0.251675" calcext:value-type="float">
            <text:p>-0.251675</text:p>
          </table:table-cell>
          <table:table-cell table:number-columns-repeated="2"/>
          <table:table-cell table:formula="of:=IF([main.$H653]=0;[main.$F653];&quot;&quot;)" office:value-type="float" office:value="0.619743" calcext:value-type="float">
            <text:p>0.619743</text:p>
          </table:table-cell>
          <table:table-cell table:formula="of:=IF([main.$H653]=0;[main.$G653];&quot;&quot;)" office:value-type="float" office:value="-0.251675" calcext:value-type="float">
            <text:p>-0.251675</text:p>
          </table:table-cell>
          <table:table-cell table:formula="of:=IF([main.$H653]=1;[main.$F653];&quot;&quot;)">
            <text:p/>
          </table:table-cell>
          <table:table-cell table:formula="of:=IF([main.$H653]=1;[main.$G653];&quot;&quot;)">
            <text:p/>
          </table:table-cell>
          <table:table-cell table:formula="of:=IF([main.$H653]=2;[main.$F653];&quot;&quot;)">
            <text:p/>
          </table:table-cell>
          <table:table-cell table:formula="of:=IF([main.$H653]=2;[main.$G653];&quot;&quot;)">
            <text:p/>
          </table:table-cell>
        </table:table-row>
        <table:table-row table:style-name="ro1">
          <table:table-cell table:formula="of:=IF([main.$C654]=0;[main.$A654];&quot;&quot;)">
            <text:p/>
          </table:table-cell>
          <table:table-cell table:formula="of:=IF([main.$C654]=0;[main.$B654];&quot;&quot;)">
            <text:p/>
          </table:table-cell>
          <table:table-cell table:formula="of:=IF([main.$C654]=1;[main.$A654];&quot;&quot;)">
            <text:p/>
          </table:table-cell>
          <table:table-cell table:formula="of:=IF([main.$C654]=1;[main.$B654];&quot;&quot;)">
            <text:p/>
          </table:table-cell>
          <table:table-cell table:formula="of:=IF([main.$C654]=2;[main.$A654];&quot;&quot;)" office:value-type="float" office:value="1.23877" calcext:value-type="float">
            <text:p>1.23877</text:p>
          </table:table-cell>
          <table:table-cell table:formula="of:=IF([main.$C654]=2;[main.$B654];&quot;&quot;)" office:value-type="float" office:value="-0.412913" calcext:value-type="float">
            <text:p>-0.412913</text:p>
          </table:table-cell>
          <table:table-cell table:number-columns-repeated="2"/>
          <table:table-cell table:formula="of:=IF([main.$H654]=0;[main.$F654];&quot;&quot;)" office:value-type="float" office:value="1.23877" calcext:value-type="float">
            <text:p>1.23877</text:p>
          </table:table-cell>
          <table:table-cell table:formula="of:=IF([main.$H654]=0;[main.$G654];&quot;&quot;)" office:value-type="float" office:value="-0.412913" calcext:value-type="float">
            <text:p>-0.412913</text:p>
          </table:table-cell>
          <table:table-cell table:formula="of:=IF([main.$H654]=1;[main.$F654];&quot;&quot;)">
            <text:p/>
          </table:table-cell>
          <table:table-cell table:formula="of:=IF([main.$H654]=1;[main.$G654];&quot;&quot;)">
            <text:p/>
          </table:table-cell>
          <table:table-cell table:formula="of:=IF([main.$H654]=2;[main.$F654];&quot;&quot;)">
            <text:p/>
          </table:table-cell>
          <table:table-cell table:formula="of:=IF([main.$H654]=2;[main.$G654];&quot;&quot;)">
            <text:p/>
          </table:table-cell>
        </table:table-row>
        <table:table-row table:style-name="ro1">
          <table:table-cell table:formula="of:=IF([main.$C655]=0;[main.$A655];&quot;&quot;)">
            <text:p/>
          </table:table-cell>
          <table:table-cell table:formula="of:=IF([main.$C655]=0;[main.$B655];&quot;&quot;)">
            <text:p/>
          </table:table-cell>
          <table:table-cell table:formula="of:=IF([main.$C655]=1;[main.$A655];&quot;&quot;)">
            <text:p/>
          </table:table-cell>
          <table:table-cell table:formula="of:=IF([main.$C655]=1;[main.$B655];&quot;&quot;)">
            <text:p/>
          </table:table-cell>
          <table:table-cell table:formula="of:=IF([main.$C655]=2;[main.$A655];&quot;&quot;)" office:value-type="float" office:value="2.6949" calcext:value-type="float">
            <text:p>2.6949</text:p>
          </table:table-cell>
          <table:table-cell table:formula="of:=IF([main.$C655]=2;[main.$B655];&quot;&quot;)" office:value-type="float" office:value="0.606577" calcext:value-type="float">
            <text:p>0.606577</text:p>
          </table:table-cell>
          <table:table-cell table:number-columns-repeated="2"/>
          <table:table-cell table:formula="of:=IF([main.$H655]=0;[main.$F655];&quot;&quot;)" office:value-type="float" office:value="2.6949" calcext:value-type="float">
            <text:p>2.6949</text:p>
          </table:table-cell>
          <table:table-cell table:formula="of:=IF([main.$H655]=0;[main.$G655];&quot;&quot;)" office:value-type="float" office:value="0.606577" calcext:value-type="float">
            <text:p>0.606577</text:p>
          </table:table-cell>
          <table:table-cell table:formula="of:=IF([main.$H655]=1;[main.$F655];&quot;&quot;)">
            <text:p/>
          </table:table-cell>
          <table:table-cell table:formula="of:=IF([main.$H655]=1;[main.$G655];&quot;&quot;)">
            <text:p/>
          </table:table-cell>
          <table:table-cell table:formula="of:=IF([main.$H655]=2;[main.$F655];&quot;&quot;)">
            <text:p/>
          </table:table-cell>
          <table:table-cell table:formula="of:=IF([main.$H655]=2;[main.$G655];&quot;&quot;)">
            <text:p/>
          </table:table-cell>
        </table:table-row>
        <table:table-row table:style-name="ro1">
          <table:table-cell table:formula="of:=IF([main.$C656]=0;[main.$A656];&quot;&quot;)">
            <text:p/>
          </table:table-cell>
          <table:table-cell table:formula="of:=IF([main.$C656]=0;[main.$B656];&quot;&quot;)">
            <text:p/>
          </table:table-cell>
          <table:table-cell table:formula="of:=IF([main.$C656]=1;[main.$A656];&quot;&quot;)" office:value-type="float" office:value="1.30266" calcext:value-type="float">
            <text:p>1.30266</text:p>
          </table:table-cell>
          <table:table-cell table:formula="of:=IF([main.$C656]=1;[main.$B656];&quot;&quot;)" office:value-type="float" office:value="2.88584" calcext:value-type="float">
            <text:p>2.88584</text:p>
          </table:table-cell>
          <table:table-cell table:formula="of:=IF([main.$C656]=2;[main.$A656];&quot;&quot;)">
            <text:p/>
          </table:table-cell>
          <table:table-cell table:formula="of:=IF([main.$C656]=2;[main.$B656];&quot;&quot;)">
            <text:p/>
          </table:table-cell>
          <table:table-cell table:number-columns-repeated="2"/>
          <table:table-cell table:formula="of:=IF([main.$H656]=0;[main.$F656];&quot;&quot;)" office:value-type="float" office:value="1.30266" calcext:value-type="float">
            <text:p>1.30266</text:p>
          </table:table-cell>
          <table:table-cell table:formula="of:=IF([main.$H656]=0;[main.$G656];&quot;&quot;)" office:value-type="float" office:value="2.88584" calcext:value-type="float">
            <text:p>2.88584</text:p>
          </table:table-cell>
          <table:table-cell table:formula="of:=IF([main.$H656]=1;[main.$F656];&quot;&quot;)">
            <text:p/>
          </table:table-cell>
          <table:table-cell table:formula="of:=IF([main.$H656]=1;[main.$G656];&quot;&quot;)">
            <text:p/>
          </table:table-cell>
          <table:table-cell table:formula="of:=IF([main.$H656]=2;[main.$F656];&quot;&quot;)">
            <text:p/>
          </table:table-cell>
          <table:table-cell table:formula="of:=IF([main.$H656]=2;[main.$G656];&quot;&quot;)">
            <text:p/>
          </table:table-cell>
        </table:table-row>
        <table:table-row table:style-name="ro1">
          <table:table-cell table:formula="of:=IF([main.$C657]=0;[main.$A657];&quot;&quot;)" office:value-type="float" office:value="0.507444" calcext:value-type="float">
            <text:p>0.507444</text:p>
          </table:table-cell>
          <table:table-cell table:formula="of:=IF([main.$C657]=0;[main.$B657];&quot;&quot;)" office:value-type="float" office:value="0.107482" calcext:value-type="float">
            <text:p>0.107482</text:p>
          </table:table-cell>
          <table:table-cell table:formula="of:=IF([main.$C657]=1;[main.$A657];&quot;&quot;)">
            <text:p/>
          </table:table-cell>
          <table:table-cell table:formula="of:=IF([main.$C657]=1;[main.$B657];&quot;&quot;)">
            <text:p/>
          </table:table-cell>
          <table:table-cell table:formula="of:=IF([main.$C657]=2;[main.$A657];&quot;&quot;)">
            <text:p/>
          </table:table-cell>
          <table:table-cell table:formula="of:=IF([main.$C657]=2;[main.$B657];&quot;&quot;)">
            <text:p/>
          </table:table-cell>
          <table:table-cell table:number-columns-repeated="2"/>
          <table:table-cell table:formula="of:=IF([main.$H657]=0;[main.$F657];&quot;&quot;)" office:value-type="float" office:value="0.507444" calcext:value-type="float">
            <text:p>0.507444</text:p>
          </table:table-cell>
          <table:table-cell table:formula="of:=IF([main.$H657]=0;[main.$G657];&quot;&quot;)" office:value-type="float" office:value="0.107482" calcext:value-type="float">
            <text:p>0.107482</text:p>
          </table:table-cell>
          <table:table-cell table:formula="of:=IF([main.$H657]=1;[main.$F657];&quot;&quot;)">
            <text:p/>
          </table:table-cell>
          <table:table-cell table:formula="of:=IF([main.$H657]=1;[main.$G657];&quot;&quot;)">
            <text:p/>
          </table:table-cell>
          <table:table-cell table:formula="of:=IF([main.$H657]=2;[main.$F657];&quot;&quot;)">
            <text:p/>
          </table:table-cell>
          <table:table-cell table:formula="of:=IF([main.$H657]=2;[main.$G657];&quot;&quot;)">
            <text:p/>
          </table:table-cell>
        </table:table-row>
        <table:table-row table:style-name="ro1">
          <table:table-cell table:formula="of:=IF([main.$C658]=0;[main.$A658];&quot;&quot;)" office:value-type="float" office:value="-0.489014" calcext:value-type="float">
            <text:p>-0.489014</text:p>
          </table:table-cell>
          <table:table-cell table:formula="of:=IF([main.$C658]=0;[main.$B658];&quot;&quot;)" office:value-type="float" office:value="-0.407987" calcext:value-type="float">
            <text:p>-0.407987</text:p>
          </table:table-cell>
          <table:table-cell table:formula="of:=IF([main.$C658]=1;[main.$A658];&quot;&quot;)">
            <text:p/>
          </table:table-cell>
          <table:table-cell table:formula="of:=IF([main.$C658]=1;[main.$B658];&quot;&quot;)">
            <text:p/>
          </table:table-cell>
          <table:table-cell table:formula="of:=IF([main.$C658]=2;[main.$A658];&quot;&quot;)">
            <text:p/>
          </table:table-cell>
          <table:table-cell table:formula="of:=IF([main.$C658]=2;[main.$B658];&quot;&quot;)">
            <text:p/>
          </table:table-cell>
          <table:table-cell table:number-columns-repeated="2"/>
          <table:table-cell table:formula="of:=IF([main.$H658]=0;[main.$F658];&quot;&quot;)" office:value-type="float" office:value="-0.489014" calcext:value-type="float">
            <text:p>-0.489014</text:p>
          </table:table-cell>
          <table:table-cell table:formula="of:=IF([main.$H658]=0;[main.$G658];&quot;&quot;)" office:value-type="float" office:value="-0.407987" calcext:value-type="float">
            <text:p>-0.407987</text:p>
          </table:table-cell>
          <table:table-cell table:formula="of:=IF([main.$H658]=1;[main.$F658];&quot;&quot;)">
            <text:p/>
          </table:table-cell>
          <table:table-cell table:formula="of:=IF([main.$H658]=1;[main.$G658];&quot;&quot;)">
            <text:p/>
          </table:table-cell>
          <table:table-cell table:formula="of:=IF([main.$H658]=2;[main.$F658];&quot;&quot;)">
            <text:p/>
          </table:table-cell>
          <table:table-cell table:formula="of:=IF([main.$H658]=2;[main.$G658];&quot;&quot;)">
            <text:p/>
          </table:table-cell>
        </table:table-row>
        <table:table-row table:style-name="ro1">
          <table:table-cell table:formula="of:=IF([main.$C659]=0;[main.$A659];&quot;&quot;)">
            <text:p/>
          </table:table-cell>
          <table:table-cell table:formula="of:=IF([main.$C659]=0;[main.$B659];&quot;&quot;)">
            <text:p/>
          </table:table-cell>
          <table:table-cell table:formula="of:=IF([main.$C659]=1;[main.$A659];&quot;&quot;)">
            <text:p/>
          </table:table-cell>
          <table:table-cell table:formula="of:=IF([main.$C659]=1;[main.$B659];&quot;&quot;)">
            <text:p/>
          </table:table-cell>
          <table:table-cell table:formula="of:=IF([main.$C659]=2;[main.$A659];&quot;&quot;)" office:value-type="float" office:value="1.02429" calcext:value-type="float">
            <text:p>1.02429</text:p>
          </table:table-cell>
          <table:table-cell table:formula="of:=IF([main.$C659]=2;[main.$B659];&quot;&quot;)" office:value-type="float" office:value="0.170699" calcext:value-type="float">
            <text:p>0.170699</text:p>
          </table:table-cell>
          <table:table-cell table:number-columns-repeated="2"/>
          <table:table-cell table:formula="of:=IF([main.$H659]=0;[main.$F659];&quot;&quot;)" office:value-type="float" office:value="1.02429" calcext:value-type="float">
            <text:p>1.02429</text:p>
          </table:table-cell>
          <table:table-cell table:formula="of:=IF([main.$H659]=0;[main.$G659];&quot;&quot;)" office:value-type="float" office:value="0.170699" calcext:value-type="float">
            <text:p>0.170699</text:p>
          </table:table-cell>
          <table:table-cell table:formula="of:=IF([main.$H659]=1;[main.$F659];&quot;&quot;)">
            <text:p/>
          </table:table-cell>
          <table:table-cell table:formula="of:=IF([main.$H659]=1;[main.$G659];&quot;&quot;)">
            <text:p/>
          </table:table-cell>
          <table:table-cell table:formula="of:=IF([main.$H659]=2;[main.$F659];&quot;&quot;)">
            <text:p/>
          </table:table-cell>
          <table:table-cell table:formula="of:=IF([main.$H659]=2;[main.$G659];&quot;&quot;)">
            <text:p/>
          </table:table-cell>
        </table:table-row>
        <table:table-row table:style-name="ro1">
          <table:table-cell table:formula="of:=IF([main.$C660]=0;[main.$A660];&quot;&quot;)">
            <text:p/>
          </table:table-cell>
          <table:table-cell table:formula="of:=IF([main.$C660]=0;[main.$B660];&quot;&quot;)">
            <text:p/>
          </table:table-cell>
          <table:table-cell table:formula="of:=IF([main.$C660]=1;[main.$A660];&quot;&quot;)">
            <text:p/>
          </table:table-cell>
          <table:table-cell table:formula="of:=IF([main.$C660]=1;[main.$B660];&quot;&quot;)">
            <text:p/>
          </table:table-cell>
          <table:table-cell table:formula="of:=IF([main.$C660]=2;[main.$A660];&quot;&quot;)" office:value-type="float" office:value="1.41101" calcext:value-type="float">
            <text:p>1.41101</text:p>
          </table:table-cell>
          <table:table-cell table:formula="of:=IF([main.$C660]=2;[main.$B660];&quot;&quot;)" office:value-type="float" office:value="0.577512" calcext:value-type="float">
            <text:p>0.577512</text:p>
          </table:table-cell>
          <table:table-cell table:number-columns-repeated="2"/>
          <table:table-cell table:formula="of:=IF([main.$H660]=0;[main.$F660];&quot;&quot;)" office:value-type="float" office:value="1.41101" calcext:value-type="float">
            <text:p>1.41101</text:p>
          </table:table-cell>
          <table:table-cell table:formula="of:=IF([main.$H660]=0;[main.$G660];&quot;&quot;)" office:value-type="float" office:value="0.577512" calcext:value-type="float">
            <text:p>0.577512</text:p>
          </table:table-cell>
          <table:table-cell table:formula="of:=IF([main.$H660]=1;[main.$F660];&quot;&quot;)">
            <text:p/>
          </table:table-cell>
          <table:table-cell table:formula="of:=IF([main.$H660]=1;[main.$G660];&quot;&quot;)">
            <text:p/>
          </table:table-cell>
          <table:table-cell table:formula="of:=IF([main.$H660]=2;[main.$F660];&quot;&quot;)">
            <text:p/>
          </table:table-cell>
          <table:table-cell table:formula="of:=IF([main.$H660]=2;[main.$G660];&quot;&quot;)">
            <text:p/>
          </table:table-cell>
        </table:table-row>
        <table:table-row table:style-name="ro1">
          <table:table-cell table:formula="of:=IF([main.$C661]=0;[main.$A661];&quot;&quot;)" office:value-type="float" office:value="0.328249" calcext:value-type="float">
            <text:p>0.328249</text:p>
          </table:table-cell>
          <table:table-cell table:formula="of:=IF([main.$C661]=0;[main.$B661];&quot;&quot;)" office:value-type="float" office:value="0.780303" calcext:value-type="float">
            <text:p>0.780303</text:p>
          </table:table-cell>
          <table:table-cell table:formula="of:=IF([main.$C661]=1;[main.$A661];&quot;&quot;)">
            <text:p/>
          </table:table-cell>
          <table:table-cell table:formula="of:=IF([main.$C661]=1;[main.$B661];&quot;&quot;)">
            <text:p/>
          </table:table-cell>
          <table:table-cell table:formula="of:=IF([main.$C661]=2;[main.$A661];&quot;&quot;)">
            <text:p/>
          </table:table-cell>
          <table:table-cell table:formula="of:=IF([main.$C661]=2;[main.$B661];&quot;&quot;)">
            <text:p/>
          </table:table-cell>
          <table:table-cell table:number-columns-repeated="2"/>
          <table:table-cell table:formula="of:=IF([main.$H661]=0;[main.$F661];&quot;&quot;)" office:value-type="float" office:value="0.328249" calcext:value-type="float">
            <text:p>0.328249</text:p>
          </table:table-cell>
          <table:table-cell table:formula="of:=IF([main.$H661]=0;[main.$G661];&quot;&quot;)" office:value-type="float" office:value="0.780303" calcext:value-type="float">
            <text:p>0.780303</text:p>
          </table:table-cell>
          <table:table-cell table:formula="of:=IF([main.$H661]=1;[main.$F661];&quot;&quot;)">
            <text:p/>
          </table:table-cell>
          <table:table-cell table:formula="of:=IF([main.$H661]=1;[main.$G661];&quot;&quot;)">
            <text:p/>
          </table:table-cell>
          <table:table-cell table:formula="of:=IF([main.$H661]=2;[main.$F661];&quot;&quot;)">
            <text:p/>
          </table:table-cell>
          <table:table-cell table:formula="of:=IF([main.$H661]=2;[main.$G661];&quot;&quot;)">
            <text:p/>
          </table:table-cell>
        </table:table-row>
        <table:table-row table:style-name="ro1">
          <table:table-cell table:formula="of:=IF([main.$C662]=0;[main.$A662];&quot;&quot;)">
            <text:p/>
          </table:table-cell>
          <table:table-cell table:formula="of:=IF([main.$C662]=0;[main.$B662];&quot;&quot;)">
            <text:p/>
          </table:table-cell>
          <table:table-cell table:formula="of:=IF([main.$C662]=1;[main.$A662];&quot;&quot;)">
            <text:p/>
          </table:table-cell>
          <table:table-cell table:formula="of:=IF([main.$C662]=1;[main.$B662];&quot;&quot;)">
            <text:p/>
          </table:table-cell>
          <table:table-cell table:formula="of:=IF([main.$C662]=2;[main.$A662];&quot;&quot;)" office:value-type="float" office:value="1.51892" calcext:value-type="float">
            <text:p>1.51892</text:p>
          </table:table-cell>
          <table:table-cell table:formula="of:=IF([main.$C662]=2;[main.$B662];&quot;&quot;)" office:value-type="float" office:value="-0.593632" calcext:value-type="float">
            <text:p>-0.593632</text:p>
          </table:table-cell>
          <table:table-cell table:number-columns-repeated="2"/>
          <table:table-cell table:formula="of:=IF([main.$H662]=0;[main.$F662];&quot;&quot;)" office:value-type="float" office:value="1.51892" calcext:value-type="float">
            <text:p>1.51892</text:p>
          </table:table-cell>
          <table:table-cell table:formula="of:=IF([main.$H662]=0;[main.$G662];&quot;&quot;)" office:value-type="float" office:value="-0.593632" calcext:value-type="float">
            <text:p>-0.593632</text:p>
          </table:table-cell>
          <table:table-cell table:formula="of:=IF([main.$H662]=1;[main.$F662];&quot;&quot;)">
            <text:p/>
          </table:table-cell>
          <table:table-cell table:formula="of:=IF([main.$H662]=1;[main.$G662];&quot;&quot;)">
            <text:p/>
          </table:table-cell>
          <table:table-cell table:formula="of:=IF([main.$H662]=2;[main.$F662];&quot;&quot;)">
            <text:p/>
          </table:table-cell>
          <table:table-cell table:formula="of:=IF([main.$H662]=2;[main.$G662];&quot;&quot;)">
            <text:p/>
          </table:table-cell>
        </table:table-row>
        <table:table-row table:style-name="ro1">
          <table:table-cell table:formula="of:=IF([main.$C663]=0;[main.$A663];&quot;&quot;)">
            <text:p/>
          </table:table-cell>
          <table:table-cell table:formula="of:=IF([main.$C663]=0;[main.$B663];&quot;&quot;)">
            <text:p/>
          </table:table-cell>
          <table:table-cell table:formula="of:=IF([main.$C663]=1;[main.$A663];&quot;&quot;)">
            <text:p/>
          </table:table-cell>
          <table:table-cell table:formula="of:=IF([main.$C663]=1;[main.$B663];&quot;&quot;)">
            <text:p/>
          </table:table-cell>
          <table:table-cell table:formula="of:=IF([main.$C663]=2;[main.$A663];&quot;&quot;)" office:value-type="float" office:value="1.67528" calcext:value-type="float">
            <text:p>1.67528</text:p>
          </table:table-cell>
          <table:table-cell table:formula="of:=IF([main.$C663]=2;[main.$B663];&quot;&quot;)" office:value-type="float" office:value="0.197501" calcext:value-type="float">
            <text:p>0.197501</text:p>
          </table:table-cell>
          <table:table-cell table:number-columns-repeated="2"/>
          <table:table-cell table:formula="of:=IF([main.$H663]=0;[main.$F663];&quot;&quot;)" office:value-type="float" office:value="1.67528" calcext:value-type="float">
            <text:p>1.67528</text:p>
          </table:table-cell>
          <table:table-cell table:formula="of:=IF([main.$H663]=0;[main.$G663];&quot;&quot;)" office:value-type="float" office:value="0.197501" calcext:value-type="float">
            <text:p>0.197501</text:p>
          </table:table-cell>
          <table:table-cell table:formula="of:=IF([main.$H663]=1;[main.$F663];&quot;&quot;)">
            <text:p/>
          </table:table-cell>
          <table:table-cell table:formula="of:=IF([main.$H663]=1;[main.$G663];&quot;&quot;)">
            <text:p/>
          </table:table-cell>
          <table:table-cell table:formula="of:=IF([main.$H663]=2;[main.$F663];&quot;&quot;)">
            <text:p/>
          </table:table-cell>
          <table:table-cell table:formula="of:=IF([main.$H663]=2;[main.$G663];&quot;&quot;)">
            <text:p/>
          </table:table-cell>
        </table:table-row>
        <table:table-row table:style-name="ro1">
          <table:table-cell table:formula="of:=IF([main.$C664]=0;[main.$A664];&quot;&quot;)" office:value-type="float" office:value="0.600092" calcext:value-type="float">
            <text:p>0.600092</text:p>
          </table:table-cell>
          <table:table-cell table:formula="of:=IF([main.$C664]=0;[main.$B664];&quot;&quot;)" office:value-type="float" office:value="0.217367" calcext:value-type="float">
            <text:p>0.217367</text:p>
          </table:table-cell>
          <table:table-cell table:formula="of:=IF([main.$C664]=1;[main.$A664];&quot;&quot;)">
            <text:p/>
          </table:table-cell>
          <table:table-cell table:formula="of:=IF([main.$C664]=1;[main.$B664];&quot;&quot;)">
            <text:p/>
          </table:table-cell>
          <table:table-cell table:formula="of:=IF([main.$C664]=2;[main.$A664];&quot;&quot;)">
            <text:p/>
          </table:table-cell>
          <table:table-cell table:formula="of:=IF([main.$C664]=2;[main.$B664];&quot;&quot;)">
            <text:p/>
          </table:table-cell>
          <table:table-cell table:number-columns-repeated="2"/>
          <table:table-cell table:formula="of:=IF([main.$H664]=0;[main.$F664];&quot;&quot;)" office:value-type="float" office:value="0.600092" calcext:value-type="float">
            <text:p>0.600092</text:p>
          </table:table-cell>
          <table:table-cell table:formula="of:=IF([main.$H664]=0;[main.$G664];&quot;&quot;)" office:value-type="float" office:value="0.217367" calcext:value-type="float">
            <text:p>0.217367</text:p>
          </table:table-cell>
          <table:table-cell table:formula="of:=IF([main.$H664]=1;[main.$F664];&quot;&quot;)">
            <text:p/>
          </table:table-cell>
          <table:table-cell table:formula="of:=IF([main.$H664]=1;[main.$G664];&quot;&quot;)">
            <text:p/>
          </table:table-cell>
          <table:table-cell table:formula="of:=IF([main.$H664]=2;[main.$F664];&quot;&quot;)">
            <text:p/>
          </table:table-cell>
          <table:table-cell table:formula="of:=IF([main.$H664]=2;[main.$G664];&quot;&quot;)">
            <text:p/>
          </table:table-cell>
        </table:table-row>
        <table:table-row table:style-name="ro1">
          <table:table-cell table:formula="of:=IF([main.$C665]=0;[main.$A665];&quot;&quot;)" office:value-type="float" office:value="1.50762" calcext:value-type="float">
            <text:p>1.50762</text:p>
          </table:table-cell>
          <table:table-cell table:formula="of:=IF([main.$C665]=0;[main.$B665];&quot;&quot;)" office:value-type="float" office:value="1.60457" calcext:value-type="float">
            <text:p>1.60457</text:p>
          </table:table-cell>
          <table:table-cell table:formula="of:=IF([main.$C665]=1;[main.$A665];&quot;&quot;)">
            <text:p/>
          </table:table-cell>
          <table:table-cell table:formula="of:=IF([main.$C665]=1;[main.$B665];&quot;&quot;)">
            <text:p/>
          </table:table-cell>
          <table:table-cell table:formula="of:=IF([main.$C665]=2;[main.$A665];&quot;&quot;)">
            <text:p/>
          </table:table-cell>
          <table:table-cell table:formula="of:=IF([main.$C665]=2;[main.$B665];&quot;&quot;)">
            <text:p/>
          </table:table-cell>
          <table:table-cell table:number-columns-repeated="2"/>
          <table:table-cell table:formula="of:=IF([main.$H665]=0;[main.$F665];&quot;&quot;)" office:value-type="float" office:value="1.50762" calcext:value-type="float">
            <text:p>1.50762</text:p>
          </table:table-cell>
          <table:table-cell table:formula="of:=IF([main.$H665]=0;[main.$G665];&quot;&quot;)" office:value-type="float" office:value="1.60457" calcext:value-type="float">
            <text:p>1.60457</text:p>
          </table:table-cell>
          <table:table-cell table:formula="of:=IF([main.$H665]=1;[main.$F665];&quot;&quot;)">
            <text:p/>
          </table:table-cell>
          <table:table-cell table:formula="of:=IF([main.$H665]=1;[main.$G665];&quot;&quot;)">
            <text:p/>
          </table:table-cell>
          <table:table-cell table:formula="of:=IF([main.$H665]=2;[main.$F665];&quot;&quot;)">
            <text:p/>
          </table:table-cell>
          <table:table-cell table:formula="of:=IF([main.$H665]=2;[main.$G665];&quot;&quot;)">
            <text:p/>
          </table:table-cell>
        </table:table-row>
        <table:table-row table:style-name="ro1">
          <table:table-cell table:formula="of:=IF([main.$C666]=0;[main.$A666];&quot;&quot;)">
            <text:p/>
          </table:table-cell>
          <table:table-cell table:formula="of:=IF([main.$C666]=0;[main.$B666];&quot;&quot;)">
            <text:p/>
          </table:table-cell>
          <table:table-cell table:formula="of:=IF([main.$C666]=1;[main.$A666];&quot;&quot;)" office:value-type="float" office:value="-0.0816979" calcext:value-type="float">
            <text:p>-0.0816979</text:p>
          </table:table-cell>
          <table:table-cell table:formula="of:=IF([main.$C666]=1;[main.$B666];&quot;&quot;)" office:value-type="float" office:value="1.48053" calcext:value-type="float">
            <text:p>1.48053</text:p>
          </table:table-cell>
          <table:table-cell table:formula="of:=IF([main.$C666]=2;[main.$A666];&quot;&quot;)">
            <text:p/>
          </table:table-cell>
          <table:table-cell table:formula="of:=IF([main.$C666]=2;[main.$B666];&quot;&quot;)">
            <text:p/>
          </table:table-cell>
          <table:table-cell table:number-columns-repeated="2"/>
          <table:table-cell table:formula="of:=IF([main.$H666]=0;[main.$F666];&quot;&quot;)" office:value-type="float" office:value="-0.0816979" calcext:value-type="float">
            <text:p>-0.0816979</text:p>
          </table:table-cell>
          <table:table-cell table:formula="of:=IF([main.$H666]=0;[main.$G666];&quot;&quot;)" office:value-type="float" office:value="1.48053" calcext:value-type="float">
            <text:p>1.48053</text:p>
          </table:table-cell>
          <table:table-cell table:formula="of:=IF([main.$H666]=1;[main.$F666];&quot;&quot;)">
            <text:p/>
          </table:table-cell>
          <table:table-cell table:formula="of:=IF([main.$H666]=1;[main.$G666];&quot;&quot;)">
            <text:p/>
          </table:table-cell>
          <table:table-cell table:formula="of:=IF([main.$H666]=2;[main.$F666];&quot;&quot;)">
            <text:p/>
          </table:table-cell>
          <table:table-cell table:formula="of:=IF([main.$H666]=2;[main.$G666];&quot;&quot;)">
            <text:p/>
          </table:table-cell>
        </table:table-row>
        <table:table-row table:style-name="ro1">
          <table:table-cell table:formula="of:=IF([main.$C667]=0;[main.$A667];&quot;&quot;)">
            <text:p/>
          </table:table-cell>
          <table:table-cell table:formula="of:=IF([main.$C667]=0;[main.$B667];&quot;&quot;)">
            <text:p/>
          </table:table-cell>
          <table:table-cell table:formula="of:=IF([main.$C667]=1;[main.$A667];&quot;&quot;)" office:value-type="float" office:value="0.0845164" calcext:value-type="float">
            <text:p>0.0845164</text:p>
          </table:table-cell>
          <table:table-cell table:formula="of:=IF([main.$C667]=1;[main.$B667];&quot;&quot;)" office:value-type="float" office:value="1.61871" calcext:value-type="float">
            <text:p>1.61871</text:p>
          </table:table-cell>
          <table:table-cell table:formula="of:=IF([main.$C667]=2;[main.$A667];&quot;&quot;)">
            <text:p/>
          </table:table-cell>
          <table:table-cell table:formula="of:=IF([main.$C667]=2;[main.$B667];&quot;&quot;)">
            <text:p/>
          </table:table-cell>
          <table:table-cell table:number-columns-repeated="2"/>
          <table:table-cell table:formula="of:=IF([main.$H667]=0;[main.$F667];&quot;&quot;)" office:value-type="float" office:value="0.0845164" calcext:value-type="float">
            <text:p>0.0845164</text:p>
          </table:table-cell>
          <table:table-cell table:formula="of:=IF([main.$H667]=0;[main.$G667];&quot;&quot;)" office:value-type="float" office:value="1.61871" calcext:value-type="float">
            <text:p>1.61871</text:p>
          </table:table-cell>
          <table:table-cell table:formula="of:=IF([main.$H667]=1;[main.$F667];&quot;&quot;)">
            <text:p/>
          </table:table-cell>
          <table:table-cell table:formula="of:=IF([main.$H667]=1;[main.$G667];&quot;&quot;)">
            <text:p/>
          </table:table-cell>
          <table:table-cell table:formula="of:=IF([main.$H667]=2;[main.$F667];&quot;&quot;)">
            <text:p/>
          </table:table-cell>
          <table:table-cell table:formula="of:=IF([main.$H667]=2;[main.$G667];&quot;&quot;)">
            <text:p/>
          </table:table-cell>
        </table:table-row>
        <table:table-row table:style-name="ro1">
          <table:table-cell table:formula="of:=IF([main.$C668]=0;[main.$A668];&quot;&quot;)" office:value-type="float" office:value="-0.779362" calcext:value-type="float">
            <text:p>-0.779362</text:p>
          </table:table-cell>
          <table:table-cell table:formula="of:=IF([main.$C668]=0;[main.$B668];&quot;&quot;)" office:value-type="float" office:value="-0.336049" calcext:value-type="float">
            <text:p>-0.336049</text:p>
          </table:table-cell>
          <table:table-cell table:formula="of:=IF([main.$C668]=1;[main.$A668];&quot;&quot;)">
            <text:p/>
          </table:table-cell>
          <table:table-cell table:formula="of:=IF([main.$C668]=1;[main.$B668];&quot;&quot;)">
            <text:p/>
          </table:table-cell>
          <table:table-cell table:formula="of:=IF([main.$C668]=2;[main.$A668];&quot;&quot;)">
            <text:p/>
          </table:table-cell>
          <table:table-cell table:formula="of:=IF([main.$C668]=2;[main.$B668];&quot;&quot;)">
            <text:p/>
          </table:table-cell>
          <table:table-cell table:number-columns-repeated="2"/>
          <table:table-cell table:formula="of:=IF([main.$H668]=0;[main.$F668];&quot;&quot;)" office:value-type="float" office:value="-0.779362" calcext:value-type="float">
            <text:p>-0.779362</text:p>
          </table:table-cell>
          <table:table-cell table:formula="of:=IF([main.$H668]=0;[main.$G668];&quot;&quot;)" office:value-type="float" office:value="-0.336049" calcext:value-type="float">
            <text:p>-0.336049</text:p>
          </table:table-cell>
          <table:table-cell table:formula="of:=IF([main.$H668]=1;[main.$F668];&quot;&quot;)">
            <text:p/>
          </table:table-cell>
          <table:table-cell table:formula="of:=IF([main.$H668]=1;[main.$G668];&quot;&quot;)">
            <text:p/>
          </table:table-cell>
          <table:table-cell table:formula="of:=IF([main.$H668]=2;[main.$F668];&quot;&quot;)">
            <text:p/>
          </table:table-cell>
          <table:table-cell table:formula="of:=IF([main.$H668]=2;[main.$G668];&quot;&quot;)">
            <text:p/>
          </table:table-cell>
        </table:table-row>
        <table:table-row table:style-name="ro1">
          <table:table-cell table:formula="of:=IF([main.$C669]=0;[main.$A669];&quot;&quot;)">
            <text:p/>
          </table:table-cell>
          <table:table-cell table:formula="of:=IF([main.$C669]=0;[main.$B669];&quot;&quot;)">
            <text:p/>
          </table:table-cell>
          <table:table-cell table:formula="of:=IF([main.$C669]=1;[main.$A669];&quot;&quot;)">
            <text:p/>
          </table:table-cell>
          <table:table-cell table:formula="of:=IF([main.$C669]=1;[main.$B669];&quot;&quot;)">
            <text:p/>
          </table:table-cell>
          <table:table-cell table:formula="of:=IF([main.$C669]=2;[main.$A669];&quot;&quot;)" office:value-type="float" office:value="1.34476" calcext:value-type="float">
            <text:p>1.34476</text:p>
          </table:table-cell>
          <table:table-cell table:formula="of:=IF([main.$C669]=2;[main.$B669];&quot;&quot;)" office:value-type="float" office:value="-0.132565" calcext:value-type="float">
            <text:p>-0.132565</text:p>
          </table:table-cell>
          <table:table-cell table:number-columns-repeated="2"/>
          <table:table-cell table:formula="of:=IF([main.$H669]=0;[main.$F669];&quot;&quot;)" office:value-type="float" office:value="1.34476" calcext:value-type="float">
            <text:p>1.34476</text:p>
          </table:table-cell>
          <table:table-cell table:formula="of:=IF([main.$H669]=0;[main.$G669];&quot;&quot;)" office:value-type="float" office:value="-0.132565" calcext:value-type="float">
            <text:p>-0.132565</text:p>
          </table:table-cell>
          <table:table-cell table:formula="of:=IF([main.$H669]=1;[main.$F669];&quot;&quot;)">
            <text:p/>
          </table:table-cell>
          <table:table-cell table:formula="of:=IF([main.$H669]=1;[main.$G669];&quot;&quot;)">
            <text:p/>
          </table:table-cell>
          <table:table-cell table:formula="of:=IF([main.$H669]=2;[main.$F669];&quot;&quot;)">
            <text:p/>
          </table:table-cell>
          <table:table-cell table:formula="of:=IF([main.$H669]=2;[main.$G669];&quot;&quot;)">
            <text:p/>
          </table:table-cell>
        </table:table-row>
        <table:table-row table:style-name="ro1">
          <table:table-cell table:formula="of:=IF([main.$C670]=0;[main.$A670];&quot;&quot;)">
            <text:p/>
          </table:table-cell>
          <table:table-cell table:formula="of:=IF([main.$C670]=0;[main.$B670];&quot;&quot;)">
            <text:p/>
          </table:table-cell>
          <table:table-cell table:formula="of:=IF([main.$C670]=1;[main.$A670];&quot;&quot;)" office:value-type="float" office:value="0.58443" calcext:value-type="float">
            <text:p>0.58443</text:p>
          </table:table-cell>
          <table:table-cell table:formula="of:=IF([main.$C670]=1;[main.$B670];&quot;&quot;)" office:value-type="float" office:value="2.33422" calcext:value-type="float">
            <text:p>2.33422</text:p>
          </table:table-cell>
          <table:table-cell table:formula="of:=IF([main.$C670]=2;[main.$A670];&quot;&quot;)">
            <text:p/>
          </table:table-cell>
          <table:table-cell table:formula="of:=IF([main.$C670]=2;[main.$B670];&quot;&quot;)">
            <text:p/>
          </table:table-cell>
          <table:table-cell table:number-columns-repeated="2"/>
          <table:table-cell table:formula="of:=IF([main.$H670]=0;[main.$F670];&quot;&quot;)" office:value-type="float" office:value="0.58443" calcext:value-type="float">
            <text:p>0.58443</text:p>
          </table:table-cell>
          <table:table-cell table:formula="of:=IF([main.$H670]=0;[main.$G670];&quot;&quot;)" office:value-type="float" office:value="2.33422" calcext:value-type="float">
            <text:p>2.33422</text:p>
          </table:table-cell>
          <table:table-cell table:formula="of:=IF([main.$H670]=1;[main.$F670];&quot;&quot;)">
            <text:p/>
          </table:table-cell>
          <table:table-cell table:formula="of:=IF([main.$H670]=1;[main.$G670];&quot;&quot;)">
            <text:p/>
          </table:table-cell>
          <table:table-cell table:formula="of:=IF([main.$H670]=2;[main.$F670];&quot;&quot;)">
            <text:p/>
          </table:table-cell>
          <table:table-cell table:formula="of:=IF([main.$H670]=2;[main.$G670];&quot;&quot;)">
            <text:p/>
          </table:table-cell>
        </table:table-row>
        <table:table-row table:style-name="ro1">
          <table:table-cell table:formula="of:=IF([main.$C671]=0;[main.$A671];&quot;&quot;)">
            <text:p/>
          </table:table-cell>
          <table:table-cell table:formula="of:=IF([main.$C671]=0;[main.$B671];&quot;&quot;)">
            <text:p/>
          </table:table-cell>
          <table:table-cell table:formula="of:=IF([main.$C671]=1;[main.$A671];&quot;&quot;)" office:value-type="float" office:value="0.597244" calcext:value-type="float">
            <text:p>0.597244</text:p>
          </table:table-cell>
          <table:table-cell table:formula="of:=IF([main.$C671]=1;[main.$B671];&quot;&quot;)" office:value-type="float" office:value="1.57557" calcext:value-type="float">
            <text:p>1.57557</text:p>
          </table:table-cell>
          <table:table-cell table:formula="of:=IF([main.$C671]=2;[main.$A671];&quot;&quot;)">
            <text:p/>
          </table:table-cell>
          <table:table-cell table:formula="of:=IF([main.$C671]=2;[main.$B671];&quot;&quot;)">
            <text:p/>
          </table:table-cell>
          <table:table-cell table:number-columns-repeated="2"/>
          <table:table-cell table:formula="of:=IF([main.$H671]=0;[main.$F671];&quot;&quot;)" office:value-type="float" office:value="0.597244" calcext:value-type="float">
            <text:p>0.597244</text:p>
          </table:table-cell>
          <table:table-cell table:formula="of:=IF([main.$H671]=0;[main.$G671];&quot;&quot;)" office:value-type="float" office:value="1.57557" calcext:value-type="float">
            <text:p>1.57557</text:p>
          </table:table-cell>
          <table:table-cell table:formula="of:=IF([main.$H671]=1;[main.$F671];&quot;&quot;)">
            <text:p/>
          </table:table-cell>
          <table:table-cell table:formula="of:=IF([main.$H671]=1;[main.$G671];&quot;&quot;)">
            <text:p/>
          </table:table-cell>
          <table:table-cell table:formula="of:=IF([main.$H671]=2;[main.$F671];&quot;&quot;)">
            <text:p/>
          </table:table-cell>
          <table:table-cell table:formula="of:=IF([main.$H671]=2;[main.$G671];&quot;&quot;)">
            <text:p/>
          </table:table-cell>
        </table:table-row>
        <table:table-row table:style-name="ro1">
          <table:table-cell table:formula="of:=IF([main.$C672]=0;[main.$A672];&quot;&quot;)">
            <text:p/>
          </table:table-cell>
          <table:table-cell table:formula="of:=IF([main.$C672]=0;[main.$B672];&quot;&quot;)">
            <text:p/>
          </table:table-cell>
          <table:table-cell table:formula="of:=IF([main.$C672]=1;[main.$A672];&quot;&quot;)" office:value-type="float" office:value="-0.377181" calcext:value-type="float">
            <text:p>-0.377181</text:p>
          </table:table-cell>
          <table:table-cell table:formula="of:=IF([main.$C672]=1;[main.$B672];&quot;&quot;)" office:value-type="float" office:value="1.17051" calcext:value-type="float">
            <text:p>1.17051</text:p>
          </table:table-cell>
          <table:table-cell table:formula="of:=IF([main.$C672]=2;[main.$A672];&quot;&quot;)">
            <text:p/>
          </table:table-cell>
          <table:table-cell table:formula="of:=IF([main.$C672]=2;[main.$B672];&quot;&quot;)">
            <text:p/>
          </table:table-cell>
          <table:table-cell table:number-columns-repeated="2"/>
          <table:table-cell table:formula="of:=IF([main.$H672]=0;[main.$F672];&quot;&quot;)" office:value-type="float" office:value="-0.377181" calcext:value-type="float">
            <text:p>-0.377181</text:p>
          </table:table-cell>
          <table:table-cell table:formula="of:=IF([main.$H672]=0;[main.$G672];&quot;&quot;)" office:value-type="float" office:value="1.17051" calcext:value-type="float">
            <text:p>1.17051</text:p>
          </table:table-cell>
          <table:table-cell table:formula="of:=IF([main.$H672]=1;[main.$F672];&quot;&quot;)">
            <text:p/>
          </table:table-cell>
          <table:table-cell table:formula="of:=IF([main.$H672]=1;[main.$G672];&quot;&quot;)">
            <text:p/>
          </table:table-cell>
          <table:table-cell table:formula="of:=IF([main.$H672]=2;[main.$F672];&quot;&quot;)">
            <text:p/>
          </table:table-cell>
          <table:table-cell table:formula="of:=IF([main.$H672]=2;[main.$G672];&quot;&quot;)">
            <text:p/>
          </table:table-cell>
        </table:table-row>
        <table:table-row table:style-name="ro1">
          <table:table-cell table:formula="of:=IF([main.$C673]=0;[main.$A673];&quot;&quot;)" office:value-type="float" office:value="0.976582" calcext:value-type="float">
            <text:p>0.976582</text:p>
          </table:table-cell>
          <table:table-cell table:formula="of:=IF([main.$C673]=0;[main.$B673];&quot;&quot;)" office:value-type="float" office:value="0.736782" calcext:value-type="float">
            <text:p>0.736782</text:p>
          </table:table-cell>
          <table:table-cell table:formula="of:=IF([main.$C673]=1;[main.$A673];&quot;&quot;)">
            <text:p/>
          </table:table-cell>
          <table:table-cell table:formula="of:=IF([main.$C673]=1;[main.$B673];&quot;&quot;)">
            <text:p/>
          </table:table-cell>
          <table:table-cell table:formula="of:=IF([main.$C673]=2;[main.$A673];&quot;&quot;)">
            <text:p/>
          </table:table-cell>
          <table:table-cell table:formula="of:=IF([main.$C673]=2;[main.$B673];&quot;&quot;)">
            <text:p/>
          </table:table-cell>
          <table:table-cell table:number-columns-repeated="2"/>
          <table:table-cell table:formula="of:=IF([main.$H673]=0;[main.$F673];&quot;&quot;)" office:value-type="float" office:value="0.976582" calcext:value-type="float">
            <text:p>0.976582</text:p>
          </table:table-cell>
          <table:table-cell table:formula="of:=IF([main.$H673]=0;[main.$G673];&quot;&quot;)" office:value-type="float" office:value="0.736782" calcext:value-type="float">
            <text:p>0.736782</text:p>
          </table:table-cell>
          <table:table-cell table:formula="of:=IF([main.$H673]=1;[main.$F673];&quot;&quot;)">
            <text:p/>
          </table:table-cell>
          <table:table-cell table:formula="of:=IF([main.$H673]=1;[main.$G673];&quot;&quot;)">
            <text:p/>
          </table:table-cell>
          <table:table-cell table:formula="of:=IF([main.$H673]=2;[main.$F673];&quot;&quot;)">
            <text:p/>
          </table:table-cell>
          <table:table-cell table:formula="of:=IF([main.$H673]=2;[main.$G673];&quot;&quot;)">
            <text:p/>
          </table:table-cell>
        </table:table-row>
        <table:table-row table:style-name="ro1">
          <table:table-cell table:formula="of:=IF([main.$C674]=0;[main.$A674];&quot;&quot;)" office:value-type="float" office:value="1.47962" calcext:value-type="float">
            <text:p>1.47962</text:p>
          </table:table-cell>
          <table:table-cell table:formula="of:=IF([main.$C674]=0;[main.$B674];&quot;&quot;)" office:value-type="float" office:value="1.81835" calcext:value-type="float">
            <text:p>1.81835</text:p>
          </table:table-cell>
          <table:table-cell table:formula="of:=IF([main.$C674]=1;[main.$A674];&quot;&quot;)">
            <text:p/>
          </table:table-cell>
          <table:table-cell table:formula="of:=IF([main.$C674]=1;[main.$B674];&quot;&quot;)">
            <text:p/>
          </table:table-cell>
          <table:table-cell table:formula="of:=IF([main.$C674]=2;[main.$A674];&quot;&quot;)">
            <text:p/>
          </table:table-cell>
          <table:table-cell table:formula="of:=IF([main.$C674]=2;[main.$B674];&quot;&quot;)">
            <text:p/>
          </table:table-cell>
          <table:table-cell table:number-columns-repeated="2"/>
          <table:table-cell table:formula="of:=IF([main.$H674]=0;[main.$F674];&quot;&quot;)" office:value-type="float" office:value="1.47962" calcext:value-type="float">
            <text:p>1.47962</text:p>
          </table:table-cell>
          <table:table-cell table:formula="of:=IF([main.$H674]=0;[main.$G674];&quot;&quot;)" office:value-type="float" office:value="1.81835" calcext:value-type="float">
            <text:p>1.81835</text:p>
          </table:table-cell>
          <table:table-cell table:formula="of:=IF([main.$H674]=1;[main.$F674];&quot;&quot;)">
            <text:p/>
          </table:table-cell>
          <table:table-cell table:formula="of:=IF([main.$H674]=1;[main.$G674];&quot;&quot;)">
            <text:p/>
          </table:table-cell>
          <table:table-cell table:formula="of:=IF([main.$H674]=2;[main.$F674];&quot;&quot;)">
            <text:p/>
          </table:table-cell>
          <table:table-cell table:formula="of:=IF([main.$H674]=2;[main.$G674];&quot;&quot;)">
            <text:p/>
          </table:table-cell>
        </table:table-row>
        <table:table-row table:style-name="ro1">
          <table:table-cell table:formula="of:=IF([main.$C675]=0;[main.$A675];&quot;&quot;)" office:value-type="float" office:value="1.78207" calcext:value-type="float">
            <text:p>1.78207</text:p>
          </table:table-cell>
          <table:table-cell table:formula="of:=IF([main.$C675]=0;[main.$B675];&quot;&quot;)" office:value-type="float" office:value="1.01593" calcext:value-type="float">
            <text:p>1.01593</text:p>
          </table:table-cell>
          <table:table-cell table:formula="of:=IF([main.$C675]=1;[main.$A675];&quot;&quot;)">
            <text:p/>
          </table:table-cell>
          <table:table-cell table:formula="of:=IF([main.$C675]=1;[main.$B675];&quot;&quot;)">
            <text:p/>
          </table:table-cell>
          <table:table-cell table:formula="of:=IF([main.$C675]=2;[main.$A675];&quot;&quot;)">
            <text:p/>
          </table:table-cell>
          <table:table-cell table:formula="of:=IF([main.$C675]=2;[main.$B675];&quot;&quot;)">
            <text:p/>
          </table:table-cell>
          <table:table-cell table:number-columns-repeated="2"/>
          <table:table-cell table:formula="of:=IF([main.$H675]=0;[main.$F675];&quot;&quot;)" office:value-type="float" office:value="1.78207" calcext:value-type="float">
            <text:p>1.78207</text:p>
          </table:table-cell>
          <table:table-cell table:formula="of:=IF([main.$H675]=0;[main.$G675];&quot;&quot;)" office:value-type="float" office:value="1.01593" calcext:value-type="float">
            <text:p>1.01593</text:p>
          </table:table-cell>
          <table:table-cell table:formula="of:=IF([main.$H675]=1;[main.$F675];&quot;&quot;)">
            <text:p/>
          </table:table-cell>
          <table:table-cell table:formula="of:=IF([main.$H675]=1;[main.$G675];&quot;&quot;)">
            <text:p/>
          </table:table-cell>
          <table:table-cell table:formula="of:=IF([main.$H675]=2;[main.$F675];&quot;&quot;)">
            <text:p/>
          </table:table-cell>
          <table:table-cell table:formula="of:=IF([main.$H675]=2;[main.$G675];&quot;&quot;)">
            <text:p/>
          </table:table-cell>
        </table:table-row>
        <table:table-row table:style-name="ro1">
          <table:table-cell table:formula="of:=IF([main.$C676]=0;[main.$A676];&quot;&quot;)">
            <text:p/>
          </table:table-cell>
          <table:table-cell table:formula="of:=IF([main.$C676]=0;[main.$B676];&quot;&quot;)">
            <text:p/>
          </table:table-cell>
          <table:table-cell table:formula="of:=IF([main.$C676]=1;[main.$A676];&quot;&quot;)">
            <text:p/>
          </table:table-cell>
          <table:table-cell table:formula="of:=IF([main.$C676]=1;[main.$B676];&quot;&quot;)">
            <text:p/>
          </table:table-cell>
          <table:table-cell table:formula="of:=IF([main.$C676]=2;[main.$A676];&quot;&quot;)" office:value-type="float" office:value="2.54846" calcext:value-type="float">
            <text:p>2.54846</text:p>
          </table:table-cell>
          <table:table-cell table:formula="of:=IF([main.$C676]=2;[main.$B676];&quot;&quot;)" office:value-type="float" office:value="1.23142" calcext:value-type="float">
            <text:p>1.23142</text:p>
          </table:table-cell>
          <table:table-cell table:number-columns-repeated="2"/>
          <table:table-cell table:formula="of:=IF([main.$H676]=0;[main.$F676];&quot;&quot;)" office:value-type="float" office:value="2.54846" calcext:value-type="float">
            <text:p>2.54846</text:p>
          </table:table-cell>
          <table:table-cell table:formula="of:=IF([main.$H676]=0;[main.$G676];&quot;&quot;)" office:value-type="float" office:value="1.23142" calcext:value-type="float">
            <text:p>1.23142</text:p>
          </table:table-cell>
          <table:table-cell table:formula="of:=IF([main.$H676]=1;[main.$F676];&quot;&quot;)">
            <text:p/>
          </table:table-cell>
          <table:table-cell table:formula="of:=IF([main.$H676]=1;[main.$G676];&quot;&quot;)">
            <text:p/>
          </table:table-cell>
          <table:table-cell table:formula="of:=IF([main.$H676]=2;[main.$F676];&quot;&quot;)">
            <text:p/>
          </table:table-cell>
          <table:table-cell table:formula="of:=IF([main.$H676]=2;[main.$G676];&quot;&quot;)">
            <text:p/>
          </table:table-cell>
        </table:table-row>
        <table:table-row table:style-name="ro1">
          <table:table-cell table:formula="of:=IF([main.$C677]=0;[main.$A677];&quot;&quot;)">
            <text:p/>
          </table:table-cell>
          <table:table-cell table:formula="of:=IF([main.$C677]=0;[main.$B677];&quot;&quot;)">
            <text:p/>
          </table:table-cell>
          <table:table-cell table:formula="of:=IF([main.$C677]=1;[main.$A677];&quot;&quot;)">
            <text:p/>
          </table:table-cell>
          <table:table-cell table:formula="of:=IF([main.$C677]=1;[main.$B677];&quot;&quot;)">
            <text:p/>
          </table:table-cell>
          <table:table-cell table:formula="of:=IF([main.$C677]=2;[main.$A677];&quot;&quot;)" office:value-type="float" office:value="0.306988" calcext:value-type="float">
            <text:p>0.306988</text:p>
          </table:table-cell>
          <table:table-cell table:formula="of:=IF([main.$C677]=2;[main.$B677];&quot;&quot;)" office:value-type="float" office:value="-1.12915" calcext:value-type="float">
            <text:p>-1.12915</text:p>
          </table:table-cell>
          <table:table-cell table:number-columns-repeated="2"/>
          <table:table-cell table:formula="of:=IF([main.$H677]=0;[main.$F677];&quot;&quot;)" office:value-type="float" office:value="0.306988" calcext:value-type="float">
            <text:p>0.306988</text:p>
          </table:table-cell>
          <table:table-cell table:formula="of:=IF([main.$H677]=0;[main.$G677];&quot;&quot;)" office:value-type="float" office:value="-1.12915" calcext:value-type="float">
            <text:p>-1.12915</text:p>
          </table:table-cell>
          <table:table-cell table:formula="of:=IF([main.$H677]=1;[main.$F677];&quot;&quot;)">
            <text:p/>
          </table:table-cell>
          <table:table-cell table:formula="of:=IF([main.$H677]=1;[main.$G677];&quot;&quot;)">
            <text:p/>
          </table:table-cell>
          <table:table-cell table:formula="of:=IF([main.$H677]=2;[main.$F677];&quot;&quot;)">
            <text:p/>
          </table:table-cell>
          <table:table-cell table:formula="of:=IF([main.$H677]=2;[main.$G677];&quot;&quot;)">
            <text:p/>
          </table:table-cell>
        </table:table-row>
        <table:table-row table:style-name="ro1">
          <table:table-cell table:formula="of:=IF([main.$C678]=0;[main.$A678];&quot;&quot;)">
            <text:p/>
          </table:table-cell>
          <table:table-cell table:formula="of:=IF([main.$C678]=0;[main.$B678];&quot;&quot;)">
            <text:p/>
          </table:table-cell>
          <table:table-cell table:formula="of:=IF([main.$C678]=1;[main.$A678];&quot;&quot;)" office:value-type="float" office:value="0.218211" calcext:value-type="float">
            <text:p>0.218211</text:p>
          </table:table-cell>
          <table:table-cell table:formula="of:=IF([main.$C678]=1;[main.$B678];&quot;&quot;)" office:value-type="float" office:value="1.31441" calcext:value-type="float">
            <text:p>1.31441</text:p>
          </table:table-cell>
          <table:table-cell table:formula="of:=IF([main.$C678]=2;[main.$A678];&quot;&quot;)">
            <text:p/>
          </table:table-cell>
          <table:table-cell table:formula="of:=IF([main.$C678]=2;[main.$B678];&quot;&quot;)">
            <text:p/>
          </table:table-cell>
          <table:table-cell table:number-columns-repeated="2"/>
          <table:table-cell table:formula="of:=IF([main.$H678]=0;[main.$F678];&quot;&quot;)" office:value-type="float" office:value="0.218211" calcext:value-type="float">
            <text:p>0.218211</text:p>
          </table:table-cell>
          <table:table-cell table:formula="of:=IF([main.$H678]=0;[main.$G678];&quot;&quot;)" office:value-type="float" office:value="1.31441" calcext:value-type="float">
            <text:p>1.31441</text:p>
          </table:table-cell>
          <table:table-cell table:formula="of:=IF([main.$H678]=1;[main.$F678];&quot;&quot;)">
            <text:p/>
          </table:table-cell>
          <table:table-cell table:formula="of:=IF([main.$H678]=1;[main.$G678];&quot;&quot;)">
            <text:p/>
          </table:table-cell>
          <table:table-cell table:formula="of:=IF([main.$H678]=2;[main.$F678];&quot;&quot;)">
            <text:p/>
          </table:table-cell>
          <table:table-cell table:formula="of:=IF([main.$H678]=2;[main.$G678];&quot;&quot;)">
            <text:p/>
          </table:table-cell>
        </table:table-row>
        <table:table-row table:style-name="ro1">
          <table:table-cell table:formula="of:=IF([main.$C679]=0;[main.$A679];&quot;&quot;)" office:value-type="float" office:value="-0.746424" calcext:value-type="float">
            <text:p>-0.746424</text:p>
          </table:table-cell>
          <table:table-cell table:formula="of:=IF([main.$C679]=0;[main.$B679];&quot;&quot;)" office:value-type="float" office:value="-1.17512" calcext:value-type="float">
            <text:p>-1.17512</text:p>
          </table:table-cell>
          <table:table-cell table:formula="of:=IF([main.$C679]=1;[main.$A679];&quot;&quot;)">
            <text:p/>
          </table:table-cell>
          <table:table-cell table:formula="of:=IF([main.$C679]=1;[main.$B679];&quot;&quot;)">
            <text:p/>
          </table:table-cell>
          <table:table-cell table:formula="of:=IF([main.$C679]=2;[main.$A679];&quot;&quot;)">
            <text:p/>
          </table:table-cell>
          <table:table-cell table:formula="of:=IF([main.$C679]=2;[main.$B679];&quot;&quot;)">
            <text:p/>
          </table:table-cell>
          <table:table-cell table:number-columns-repeated="2"/>
          <table:table-cell table:formula="of:=IF([main.$H679]=0;[main.$F679];&quot;&quot;)" office:value-type="float" office:value="-0.746424" calcext:value-type="float">
            <text:p>-0.746424</text:p>
          </table:table-cell>
          <table:table-cell table:formula="of:=IF([main.$H679]=0;[main.$G679];&quot;&quot;)" office:value-type="float" office:value="-1.17512" calcext:value-type="float">
            <text:p>-1.17512</text:p>
          </table:table-cell>
          <table:table-cell table:formula="of:=IF([main.$H679]=1;[main.$F679];&quot;&quot;)">
            <text:p/>
          </table:table-cell>
          <table:table-cell table:formula="of:=IF([main.$H679]=1;[main.$G679];&quot;&quot;)">
            <text:p/>
          </table:table-cell>
          <table:table-cell table:formula="of:=IF([main.$H679]=2;[main.$F679];&quot;&quot;)">
            <text:p/>
          </table:table-cell>
          <table:table-cell table:formula="of:=IF([main.$H679]=2;[main.$G679];&quot;&quot;)">
            <text:p/>
          </table:table-cell>
        </table:table-row>
        <table:table-row table:style-name="ro1">
          <table:table-cell table:formula="of:=IF([main.$C680]=0;[main.$A680];&quot;&quot;)" office:value-type="float" office:value="-0.45022" calcext:value-type="float">
            <text:p>-0.45022</text:p>
          </table:table-cell>
          <table:table-cell table:formula="of:=IF([main.$C680]=0;[main.$B680];&quot;&quot;)" office:value-type="float" office:value="-0.22123" calcext:value-type="float">
            <text:p>-0.22123</text:p>
          </table:table-cell>
          <table:table-cell table:formula="of:=IF([main.$C680]=1;[main.$A680];&quot;&quot;)">
            <text:p/>
          </table:table-cell>
          <table:table-cell table:formula="of:=IF([main.$C680]=1;[main.$B680];&quot;&quot;)">
            <text:p/>
          </table:table-cell>
          <table:table-cell table:formula="of:=IF([main.$C680]=2;[main.$A680];&quot;&quot;)">
            <text:p/>
          </table:table-cell>
          <table:table-cell table:formula="of:=IF([main.$C680]=2;[main.$B680];&quot;&quot;)">
            <text:p/>
          </table:table-cell>
          <table:table-cell table:number-columns-repeated="2"/>
          <table:table-cell table:formula="of:=IF([main.$H680]=0;[main.$F680];&quot;&quot;)" office:value-type="float" office:value="-0.45022" calcext:value-type="float">
            <text:p>-0.45022</text:p>
          </table:table-cell>
          <table:table-cell table:formula="of:=IF([main.$H680]=0;[main.$G680];&quot;&quot;)" office:value-type="float" office:value="-0.22123" calcext:value-type="float">
            <text:p>-0.22123</text:p>
          </table:table-cell>
          <table:table-cell table:formula="of:=IF([main.$H680]=1;[main.$F680];&quot;&quot;)">
            <text:p/>
          </table:table-cell>
          <table:table-cell table:formula="of:=IF([main.$H680]=1;[main.$G680];&quot;&quot;)">
            <text:p/>
          </table:table-cell>
          <table:table-cell table:formula="of:=IF([main.$H680]=2;[main.$F680];&quot;&quot;)">
            <text:p/>
          </table:table-cell>
          <table:table-cell table:formula="of:=IF([main.$H680]=2;[main.$G680];&quot;&quot;)">
            <text:p/>
          </table:table-cell>
        </table:table-row>
        <table:table-row table:style-name="ro1">
          <table:table-cell table:formula="of:=IF([main.$C681]=0;[main.$A681];&quot;&quot;)">
            <text:p/>
          </table:table-cell>
          <table:table-cell table:formula="of:=IF([main.$C681]=0;[main.$B681];&quot;&quot;)">
            <text:p/>
          </table:table-cell>
          <table:table-cell table:formula="of:=IF([main.$C681]=1;[main.$A681];&quot;&quot;)">
            <text:p/>
          </table:table-cell>
          <table:table-cell table:formula="of:=IF([main.$C681]=1;[main.$B681];&quot;&quot;)">
            <text:p/>
          </table:table-cell>
          <table:table-cell table:formula="of:=IF([main.$C681]=2;[main.$A681];&quot;&quot;)" office:value-type="float" office:value="2.06835" calcext:value-type="float">
            <text:p>2.06835</text:p>
          </table:table-cell>
          <table:table-cell table:formula="of:=IF([main.$C681]=2;[main.$B681];&quot;&quot;)" office:value-type="float" office:value="0.711734" calcext:value-type="float">
            <text:p>0.711734</text:p>
          </table:table-cell>
          <table:table-cell table:number-columns-repeated="2"/>
          <table:table-cell table:formula="of:=IF([main.$H681]=0;[main.$F681];&quot;&quot;)" office:value-type="float" office:value="2.06835" calcext:value-type="float">
            <text:p>2.06835</text:p>
          </table:table-cell>
          <table:table-cell table:formula="of:=IF([main.$H681]=0;[main.$G681];&quot;&quot;)" office:value-type="float" office:value="0.711734" calcext:value-type="float">
            <text:p>0.711734</text:p>
          </table:table-cell>
          <table:table-cell table:formula="of:=IF([main.$H681]=1;[main.$F681];&quot;&quot;)">
            <text:p/>
          </table:table-cell>
          <table:table-cell table:formula="of:=IF([main.$H681]=1;[main.$G681];&quot;&quot;)">
            <text:p/>
          </table:table-cell>
          <table:table-cell table:formula="of:=IF([main.$H681]=2;[main.$F681];&quot;&quot;)">
            <text:p/>
          </table:table-cell>
          <table:table-cell table:formula="of:=IF([main.$H681]=2;[main.$G681];&quot;&quot;)">
            <text:p/>
          </table:table-cell>
        </table:table-row>
        <table:table-row table:style-name="ro1">
          <table:table-cell table:formula="of:=IF([main.$C682]=0;[main.$A682];&quot;&quot;)" office:value-type="float" office:value="0.98794" calcext:value-type="float">
            <text:p>0.98794</text:p>
          </table:table-cell>
          <table:table-cell table:formula="of:=IF([main.$C682]=0;[main.$B682];&quot;&quot;)" office:value-type="float" office:value="0.858456" calcext:value-type="float">
            <text:p>0.858456</text:p>
          </table:table-cell>
          <table:table-cell table:formula="of:=IF([main.$C682]=1;[main.$A682];&quot;&quot;)">
            <text:p/>
          </table:table-cell>
          <table:table-cell table:formula="of:=IF([main.$C682]=1;[main.$B682];&quot;&quot;)">
            <text:p/>
          </table:table-cell>
          <table:table-cell table:formula="of:=IF([main.$C682]=2;[main.$A682];&quot;&quot;)">
            <text:p/>
          </table:table-cell>
          <table:table-cell table:formula="of:=IF([main.$C682]=2;[main.$B682];&quot;&quot;)">
            <text:p/>
          </table:table-cell>
          <table:table-cell table:number-columns-repeated="2"/>
          <table:table-cell table:formula="of:=IF([main.$H682]=0;[main.$F682];&quot;&quot;)" office:value-type="float" office:value="0.98794" calcext:value-type="float">
            <text:p>0.98794</text:p>
          </table:table-cell>
          <table:table-cell table:formula="of:=IF([main.$H682]=0;[main.$G682];&quot;&quot;)" office:value-type="float" office:value="0.858456" calcext:value-type="float">
            <text:p>0.858456</text:p>
          </table:table-cell>
          <table:table-cell table:formula="of:=IF([main.$H682]=1;[main.$F682];&quot;&quot;)">
            <text:p/>
          </table:table-cell>
          <table:table-cell table:formula="of:=IF([main.$H682]=1;[main.$G682];&quot;&quot;)">
            <text:p/>
          </table:table-cell>
          <table:table-cell table:formula="of:=IF([main.$H682]=2;[main.$F682];&quot;&quot;)">
            <text:p/>
          </table:table-cell>
          <table:table-cell table:formula="of:=IF([main.$H682]=2;[main.$G682];&quot;&quot;)">
            <text:p/>
          </table:table-cell>
        </table:table-row>
        <table:table-row table:style-name="ro1">
          <table:table-cell table:formula="of:=IF([main.$C683]=0;[main.$A683];&quot;&quot;)">
            <text:p/>
          </table:table-cell>
          <table:table-cell table:formula="of:=IF([main.$C683]=0;[main.$B683];&quot;&quot;)">
            <text:p/>
          </table:table-cell>
          <table:table-cell table:formula="of:=IF([main.$C683]=1;[main.$A683];&quot;&quot;)" office:value-type="float" office:value="0.339379" calcext:value-type="float">
            <text:p>0.339379</text:p>
          </table:table-cell>
          <table:table-cell table:formula="of:=IF([main.$C683]=1;[main.$B683];&quot;&quot;)" office:value-type="float" office:value="2.12699" calcext:value-type="float">
            <text:p>2.12699</text:p>
          </table:table-cell>
          <table:table-cell table:formula="of:=IF([main.$C683]=2;[main.$A683];&quot;&quot;)">
            <text:p/>
          </table:table-cell>
          <table:table-cell table:formula="of:=IF([main.$C683]=2;[main.$B683];&quot;&quot;)">
            <text:p/>
          </table:table-cell>
          <table:table-cell table:number-columns-repeated="2"/>
          <table:table-cell table:formula="of:=IF([main.$H683]=0;[main.$F683];&quot;&quot;)" office:value-type="float" office:value="0.339379" calcext:value-type="float">
            <text:p>0.339379</text:p>
          </table:table-cell>
          <table:table-cell table:formula="of:=IF([main.$H683]=0;[main.$G683];&quot;&quot;)" office:value-type="float" office:value="2.12699" calcext:value-type="float">
            <text:p>2.12699</text:p>
          </table:table-cell>
          <table:table-cell table:formula="of:=IF([main.$H683]=1;[main.$F683];&quot;&quot;)">
            <text:p/>
          </table:table-cell>
          <table:table-cell table:formula="of:=IF([main.$H683]=1;[main.$G683];&quot;&quot;)">
            <text:p/>
          </table:table-cell>
          <table:table-cell table:formula="of:=IF([main.$H683]=2;[main.$F683];&quot;&quot;)">
            <text:p/>
          </table:table-cell>
          <table:table-cell table:formula="of:=IF([main.$H683]=2;[main.$G683];&quot;&quot;)">
            <text:p/>
          </table:table-cell>
        </table:table-row>
        <table:table-row table:style-name="ro1">
          <table:table-cell table:formula="of:=IF([main.$C684]=0;[main.$A684];&quot;&quot;)">
            <text:p/>
          </table:table-cell>
          <table:table-cell table:formula="of:=IF([main.$C684]=0;[main.$B684];&quot;&quot;)">
            <text:p/>
          </table:table-cell>
          <table:table-cell table:formula="of:=IF([main.$C684]=1;[main.$A684];&quot;&quot;)">
            <text:p/>
          </table:table-cell>
          <table:table-cell table:formula="of:=IF([main.$C684]=1;[main.$B684];&quot;&quot;)">
            <text:p/>
          </table:table-cell>
          <table:table-cell table:formula="of:=IF([main.$C684]=2;[main.$A684];&quot;&quot;)" office:value-type="float" office:value="1.28877" calcext:value-type="float">
            <text:p>1.28877</text:p>
          </table:table-cell>
          <table:table-cell table:formula="of:=IF([main.$C684]=2;[main.$B684];&quot;&quot;)" office:value-type="float" office:value="-0.374102" calcext:value-type="float">
            <text:p>-0.374102</text:p>
          </table:table-cell>
          <table:table-cell table:number-columns-repeated="2"/>
          <table:table-cell table:formula="of:=IF([main.$H684]=0;[main.$F684];&quot;&quot;)" office:value-type="float" office:value="1.28877" calcext:value-type="float">
            <text:p>1.28877</text:p>
          </table:table-cell>
          <table:table-cell table:formula="of:=IF([main.$H684]=0;[main.$G684];&quot;&quot;)" office:value-type="float" office:value="-0.374102" calcext:value-type="float">
            <text:p>-0.374102</text:p>
          </table:table-cell>
          <table:table-cell table:formula="of:=IF([main.$H684]=1;[main.$F684];&quot;&quot;)">
            <text:p/>
          </table:table-cell>
          <table:table-cell table:formula="of:=IF([main.$H684]=1;[main.$G684];&quot;&quot;)">
            <text:p/>
          </table:table-cell>
          <table:table-cell table:formula="of:=IF([main.$H684]=2;[main.$F684];&quot;&quot;)">
            <text:p/>
          </table:table-cell>
          <table:table-cell table:formula="of:=IF([main.$H684]=2;[main.$G684];&quot;&quot;)">
            <text:p/>
          </table:table-cell>
        </table:table-row>
        <table:table-row table:style-name="ro1">
          <table:table-cell table:formula="of:=IF([main.$C685]=0;[main.$A685];&quot;&quot;)">
            <text:p/>
          </table:table-cell>
          <table:table-cell table:formula="of:=IF([main.$C685]=0;[main.$B685];&quot;&quot;)">
            <text:p/>
          </table:table-cell>
          <table:table-cell table:formula="of:=IF([main.$C685]=1;[main.$A685];&quot;&quot;)" office:value-type="float" office:value="0.693039" calcext:value-type="float">
            <text:p>0.693039</text:p>
          </table:table-cell>
          <table:table-cell table:formula="of:=IF([main.$C685]=1;[main.$B685];&quot;&quot;)" office:value-type="float" office:value="1.42314" calcext:value-type="float">
            <text:p>1.42314</text:p>
          </table:table-cell>
          <table:table-cell table:formula="of:=IF([main.$C685]=2;[main.$A685];&quot;&quot;)">
            <text:p/>
          </table:table-cell>
          <table:table-cell table:formula="of:=IF([main.$C685]=2;[main.$B685];&quot;&quot;)">
            <text:p/>
          </table:table-cell>
          <table:table-cell table:number-columns-repeated="2"/>
          <table:table-cell table:formula="of:=IF([main.$H685]=0;[main.$F685];&quot;&quot;)" office:value-type="float" office:value="0.693039" calcext:value-type="float">
            <text:p>0.693039</text:p>
          </table:table-cell>
          <table:table-cell table:formula="of:=IF([main.$H685]=0;[main.$G685];&quot;&quot;)" office:value-type="float" office:value="1.42314" calcext:value-type="float">
            <text:p>1.42314</text:p>
          </table:table-cell>
          <table:table-cell table:formula="of:=IF([main.$H685]=1;[main.$F685];&quot;&quot;)">
            <text:p/>
          </table:table-cell>
          <table:table-cell table:formula="of:=IF([main.$H685]=1;[main.$G685];&quot;&quot;)">
            <text:p/>
          </table:table-cell>
          <table:table-cell table:formula="of:=IF([main.$H685]=2;[main.$F685];&quot;&quot;)">
            <text:p/>
          </table:table-cell>
          <table:table-cell table:formula="of:=IF([main.$H685]=2;[main.$G685];&quot;&quot;)">
            <text:p/>
          </table:table-cell>
        </table:table-row>
        <table:table-row table:style-name="ro1">
          <table:table-cell table:formula="of:=IF([main.$C686]=0;[main.$A686];&quot;&quot;)">
            <text:p/>
          </table:table-cell>
          <table:table-cell table:formula="of:=IF([main.$C686]=0;[main.$B686];&quot;&quot;)">
            <text:p/>
          </table:table-cell>
          <table:table-cell table:formula="of:=IF([main.$C686]=1;[main.$A686];&quot;&quot;)" office:value-type="float" office:value="-1.53277" calcext:value-type="float">
            <text:p>-1.53277</text:p>
          </table:table-cell>
          <table:table-cell table:formula="of:=IF([main.$C686]=1;[main.$B686];&quot;&quot;)" office:value-type="float" office:value="0.0992332" calcext:value-type="float">
            <text:p>0.0992332</text:p>
          </table:table-cell>
          <table:table-cell table:formula="of:=IF([main.$C686]=2;[main.$A686];&quot;&quot;)">
            <text:p/>
          </table:table-cell>
          <table:table-cell table:formula="of:=IF([main.$C686]=2;[main.$B686];&quot;&quot;)">
            <text:p/>
          </table:table-cell>
          <table:table-cell table:number-columns-repeated="2"/>
          <table:table-cell table:formula="of:=IF([main.$H686]=0;[main.$F686];&quot;&quot;)" office:value-type="float" office:value="-1.53277" calcext:value-type="float">
            <text:p>-1.53277</text:p>
          </table:table-cell>
          <table:table-cell table:formula="of:=IF([main.$H686]=0;[main.$G686];&quot;&quot;)" office:value-type="float" office:value="0.0992332" calcext:value-type="float">
            <text:p>0.0992332</text:p>
          </table:table-cell>
          <table:table-cell table:formula="of:=IF([main.$H686]=1;[main.$F686];&quot;&quot;)">
            <text:p/>
          </table:table-cell>
          <table:table-cell table:formula="of:=IF([main.$H686]=1;[main.$G686];&quot;&quot;)">
            <text:p/>
          </table:table-cell>
          <table:table-cell table:formula="of:=IF([main.$H686]=2;[main.$F686];&quot;&quot;)">
            <text:p/>
          </table:table-cell>
          <table:table-cell table:formula="of:=IF([main.$H686]=2;[main.$G686];&quot;&quot;)">
            <text:p/>
          </table:table-cell>
        </table:table-row>
        <table:table-row table:style-name="ro1">
          <table:table-cell table:formula="of:=IF([main.$C687]=0;[main.$A687];&quot;&quot;)">
            <text:p/>
          </table:table-cell>
          <table:table-cell table:formula="of:=IF([main.$C687]=0;[main.$B687];&quot;&quot;)">
            <text:p/>
          </table:table-cell>
          <table:table-cell table:formula="of:=IF([main.$C687]=1;[main.$A687];&quot;&quot;)">
            <text:p/>
          </table:table-cell>
          <table:table-cell table:formula="of:=IF([main.$C687]=1;[main.$B687];&quot;&quot;)">
            <text:p/>
          </table:table-cell>
          <table:table-cell table:formula="of:=IF([main.$C687]=2;[main.$A687];&quot;&quot;)" office:value-type="float" office:value="2.81491" calcext:value-type="float">
            <text:p>2.81491</text:p>
          </table:table-cell>
          <table:table-cell table:formula="of:=IF([main.$C687]=2;[main.$B687];&quot;&quot;)" office:value-type="float" office:value="0.839397" calcext:value-type="float">
            <text:p>0.839397</text:p>
          </table:table-cell>
          <table:table-cell table:number-columns-repeated="2"/>
          <table:table-cell table:formula="of:=IF([main.$H687]=0;[main.$F687];&quot;&quot;)" office:value-type="float" office:value="2.81491" calcext:value-type="float">
            <text:p>2.81491</text:p>
          </table:table-cell>
          <table:table-cell table:formula="of:=IF([main.$H687]=0;[main.$G687];&quot;&quot;)" office:value-type="float" office:value="0.839397" calcext:value-type="float">
            <text:p>0.839397</text:p>
          </table:table-cell>
          <table:table-cell table:formula="of:=IF([main.$H687]=1;[main.$F687];&quot;&quot;)">
            <text:p/>
          </table:table-cell>
          <table:table-cell table:formula="of:=IF([main.$H687]=1;[main.$G687];&quot;&quot;)">
            <text:p/>
          </table:table-cell>
          <table:table-cell table:formula="of:=IF([main.$H687]=2;[main.$F687];&quot;&quot;)">
            <text:p/>
          </table:table-cell>
          <table:table-cell table:formula="of:=IF([main.$H687]=2;[main.$G687];&quot;&quot;)">
            <text:p/>
          </table:table-cell>
        </table:table-row>
        <table:table-row table:style-name="ro1">
          <table:table-cell table:formula="of:=IF([main.$C688]=0;[main.$A688];&quot;&quot;)" office:value-type="float" office:value="-0.149598" calcext:value-type="float">
            <text:p>-0.149598</text:p>
          </table:table-cell>
          <table:table-cell table:formula="of:=IF([main.$C688]=0;[main.$B688];&quot;&quot;)" office:value-type="float" office:value="0.221428" calcext:value-type="float">
            <text:p>0.221428</text:p>
          </table:table-cell>
          <table:table-cell table:formula="of:=IF([main.$C688]=1;[main.$A688];&quot;&quot;)">
            <text:p/>
          </table:table-cell>
          <table:table-cell table:formula="of:=IF([main.$C688]=1;[main.$B688];&quot;&quot;)">
            <text:p/>
          </table:table-cell>
          <table:table-cell table:formula="of:=IF([main.$C688]=2;[main.$A688];&quot;&quot;)">
            <text:p/>
          </table:table-cell>
          <table:table-cell table:formula="of:=IF([main.$C688]=2;[main.$B688];&quot;&quot;)">
            <text:p/>
          </table:table-cell>
          <table:table-cell table:number-columns-repeated="2"/>
          <table:table-cell table:formula="of:=IF([main.$H688]=0;[main.$F688];&quot;&quot;)" office:value-type="float" office:value="-0.149598" calcext:value-type="float">
            <text:p>-0.149598</text:p>
          </table:table-cell>
          <table:table-cell table:formula="of:=IF([main.$H688]=0;[main.$G688];&quot;&quot;)" office:value-type="float" office:value="0.221428" calcext:value-type="float">
            <text:p>0.221428</text:p>
          </table:table-cell>
          <table:table-cell table:formula="of:=IF([main.$H688]=1;[main.$F688];&quot;&quot;)">
            <text:p/>
          </table:table-cell>
          <table:table-cell table:formula="of:=IF([main.$H688]=1;[main.$G688];&quot;&quot;)">
            <text:p/>
          </table:table-cell>
          <table:table-cell table:formula="of:=IF([main.$H688]=2;[main.$F688];&quot;&quot;)">
            <text:p/>
          </table:table-cell>
          <table:table-cell table:formula="of:=IF([main.$H688]=2;[main.$G688];&quot;&quot;)">
            <text:p/>
          </table:table-cell>
        </table:table-row>
        <table:table-row table:style-name="ro1">
          <table:table-cell table:formula="of:=IF([main.$C689]=0;[main.$A689];&quot;&quot;)">
            <text:p/>
          </table:table-cell>
          <table:table-cell table:formula="of:=IF([main.$C689]=0;[main.$B689];&quot;&quot;)">
            <text:p/>
          </table:table-cell>
          <table:table-cell table:formula="of:=IF([main.$C689]=1;[main.$A689];&quot;&quot;)" office:value-type="float" office:value="0.293101" calcext:value-type="float">
            <text:p>0.293101</text:p>
          </table:table-cell>
          <table:table-cell table:formula="of:=IF([main.$C689]=1;[main.$B689];&quot;&quot;)" office:value-type="float" office:value="2.19315" calcext:value-type="float">
            <text:p>2.19315</text:p>
          </table:table-cell>
          <table:table-cell table:formula="of:=IF([main.$C689]=2;[main.$A689];&quot;&quot;)">
            <text:p/>
          </table:table-cell>
          <table:table-cell table:formula="of:=IF([main.$C689]=2;[main.$B689];&quot;&quot;)">
            <text:p/>
          </table:table-cell>
          <table:table-cell table:number-columns-repeated="2"/>
          <table:table-cell table:formula="of:=IF([main.$H689]=0;[main.$F689];&quot;&quot;)" office:value-type="float" office:value="0.293101" calcext:value-type="float">
            <text:p>0.293101</text:p>
          </table:table-cell>
          <table:table-cell table:formula="of:=IF([main.$H689]=0;[main.$G689];&quot;&quot;)" office:value-type="float" office:value="2.19315" calcext:value-type="float">
            <text:p>2.19315</text:p>
          </table:table-cell>
          <table:table-cell table:formula="of:=IF([main.$H689]=1;[main.$F689];&quot;&quot;)">
            <text:p/>
          </table:table-cell>
          <table:table-cell table:formula="of:=IF([main.$H689]=1;[main.$G689];&quot;&quot;)">
            <text:p/>
          </table:table-cell>
          <table:table-cell table:formula="of:=IF([main.$H689]=2;[main.$F689];&quot;&quot;)">
            <text:p/>
          </table:table-cell>
          <table:table-cell table:formula="of:=IF([main.$H689]=2;[main.$G689];&quot;&quot;)">
            <text:p/>
          </table:table-cell>
        </table:table-row>
        <table:table-row table:style-name="ro1">
          <table:table-cell table:formula="of:=IF([main.$C690]=0;[main.$A690];&quot;&quot;)">
            <text:p/>
          </table:table-cell>
          <table:table-cell table:formula="of:=IF([main.$C690]=0;[main.$B690];&quot;&quot;)">
            <text:p/>
          </table:table-cell>
          <table:table-cell table:formula="of:=IF([main.$C690]=1;[main.$A690];&quot;&quot;)" office:value-type="float" office:value="0.00482467" calcext:value-type="float">
            <text:p>0.00482467</text:p>
          </table:table-cell>
          <table:table-cell table:formula="of:=IF([main.$C690]=1;[main.$B690];&quot;&quot;)" office:value-type="float" office:value="1.66705" calcext:value-type="float">
            <text:p>1.66705</text:p>
          </table:table-cell>
          <table:table-cell table:formula="of:=IF([main.$C690]=2;[main.$A690];&quot;&quot;)">
            <text:p/>
          </table:table-cell>
          <table:table-cell table:formula="of:=IF([main.$C690]=2;[main.$B690];&quot;&quot;)">
            <text:p/>
          </table:table-cell>
          <table:table-cell table:number-columns-repeated="2"/>
          <table:table-cell table:formula="of:=IF([main.$H690]=0;[main.$F690];&quot;&quot;)" office:value-type="float" office:value="0.00482467" calcext:value-type="float">
            <text:p>0.00482467</text:p>
          </table:table-cell>
          <table:table-cell table:formula="of:=IF([main.$H690]=0;[main.$G690];&quot;&quot;)" office:value-type="float" office:value="1.66705" calcext:value-type="float">
            <text:p>1.66705</text:p>
          </table:table-cell>
          <table:table-cell table:formula="of:=IF([main.$H690]=1;[main.$F690];&quot;&quot;)">
            <text:p/>
          </table:table-cell>
          <table:table-cell table:formula="of:=IF([main.$H690]=1;[main.$G690];&quot;&quot;)">
            <text:p/>
          </table:table-cell>
          <table:table-cell table:formula="of:=IF([main.$H690]=2;[main.$F690];&quot;&quot;)">
            <text:p/>
          </table:table-cell>
          <table:table-cell table:formula="of:=IF([main.$H690]=2;[main.$G690];&quot;&quot;)">
            <text:p/>
          </table:table-cell>
        </table:table-row>
        <table:table-row table:style-name="ro1">
          <table:table-cell table:formula="of:=IF([main.$C691]=0;[main.$A691];&quot;&quot;)">
            <text:p/>
          </table:table-cell>
          <table:table-cell table:formula="of:=IF([main.$C691]=0;[main.$B691];&quot;&quot;)">
            <text:p/>
          </table:table-cell>
          <table:table-cell table:formula="of:=IF([main.$C691]=1;[main.$A691];&quot;&quot;)">
            <text:p/>
          </table:table-cell>
          <table:table-cell table:formula="of:=IF([main.$C691]=1;[main.$B691];&quot;&quot;)">
            <text:p/>
          </table:table-cell>
          <table:table-cell table:formula="of:=IF([main.$C691]=2;[main.$A691];&quot;&quot;)" office:value-type="float" office:value="1.24262" calcext:value-type="float">
            <text:p>1.24262</text:p>
          </table:table-cell>
          <table:table-cell table:formula="of:=IF([main.$C691]=2;[main.$B691];&quot;&quot;)" office:value-type="float" office:value="-0.244232" calcext:value-type="float">
            <text:p>-0.244232</text:p>
          </table:table-cell>
          <table:table-cell table:number-columns-repeated="2"/>
          <table:table-cell table:formula="of:=IF([main.$H691]=0;[main.$F691];&quot;&quot;)" office:value-type="float" office:value="1.24262" calcext:value-type="float">
            <text:p>1.24262</text:p>
          </table:table-cell>
          <table:table-cell table:formula="of:=IF([main.$H691]=0;[main.$G691];&quot;&quot;)" office:value-type="float" office:value="-0.244232" calcext:value-type="float">
            <text:p>-0.244232</text:p>
          </table:table-cell>
          <table:table-cell table:formula="of:=IF([main.$H691]=1;[main.$F691];&quot;&quot;)">
            <text:p/>
          </table:table-cell>
          <table:table-cell table:formula="of:=IF([main.$H691]=1;[main.$G691];&quot;&quot;)">
            <text:p/>
          </table:table-cell>
          <table:table-cell table:formula="of:=IF([main.$H691]=2;[main.$F691];&quot;&quot;)">
            <text:p/>
          </table:table-cell>
          <table:table-cell table:formula="of:=IF([main.$H691]=2;[main.$G691];&quot;&quot;)">
            <text:p/>
          </table:table-cell>
        </table:table-row>
        <table:table-row table:style-name="ro1">
          <table:table-cell table:formula="of:=IF([main.$C692]=0;[main.$A692];&quot;&quot;)">
            <text:p/>
          </table:table-cell>
          <table:table-cell table:formula="of:=IF([main.$C692]=0;[main.$B692];&quot;&quot;)">
            <text:p/>
          </table:table-cell>
          <table:table-cell table:formula="of:=IF([main.$C692]=1;[main.$A692];&quot;&quot;)">
            <text:p/>
          </table:table-cell>
          <table:table-cell table:formula="of:=IF([main.$C692]=1;[main.$B692];&quot;&quot;)">
            <text:p/>
          </table:table-cell>
          <table:table-cell table:formula="of:=IF([main.$C692]=2;[main.$A692];&quot;&quot;)" office:value-type="float" office:value="1.13447" calcext:value-type="float">
            <text:p>1.13447</text:p>
          </table:table-cell>
          <table:table-cell table:formula="of:=IF([main.$C692]=2;[main.$B692];&quot;&quot;)" office:value-type="float" office:value="-0.70203" calcext:value-type="float">
            <text:p>-0.70203</text:p>
          </table:table-cell>
          <table:table-cell table:number-columns-repeated="2"/>
          <table:table-cell table:formula="of:=IF([main.$H692]=0;[main.$F692];&quot;&quot;)" office:value-type="float" office:value="1.13447" calcext:value-type="float">
            <text:p>1.13447</text:p>
          </table:table-cell>
          <table:table-cell table:formula="of:=IF([main.$H692]=0;[main.$G692];&quot;&quot;)" office:value-type="float" office:value="-0.70203" calcext:value-type="float">
            <text:p>-0.70203</text:p>
          </table:table-cell>
          <table:table-cell table:formula="of:=IF([main.$H692]=1;[main.$F692];&quot;&quot;)">
            <text:p/>
          </table:table-cell>
          <table:table-cell table:formula="of:=IF([main.$H692]=1;[main.$G692];&quot;&quot;)">
            <text:p/>
          </table:table-cell>
          <table:table-cell table:formula="of:=IF([main.$H692]=2;[main.$F692];&quot;&quot;)">
            <text:p/>
          </table:table-cell>
          <table:table-cell table:formula="of:=IF([main.$H692]=2;[main.$G692];&quot;&quot;)">
            <text:p/>
          </table:table-cell>
        </table:table-row>
        <table:table-row table:style-name="ro1">
          <table:table-cell table:formula="of:=IF([main.$C693]=0;[main.$A693];&quot;&quot;)">
            <text:p/>
          </table:table-cell>
          <table:table-cell table:formula="of:=IF([main.$C693]=0;[main.$B693];&quot;&quot;)">
            <text:p/>
          </table:table-cell>
          <table:table-cell table:formula="of:=IF([main.$C693]=1;[main.$A693];&quot;&quot;)" office:value-type="float" office:value="-1.73612" calcext:value-type="float">
            <text:p>-1.73612</text:p>
          </table:table-cell>
          <table:table-cell table:formula="of:=IF([main.$C693]=1;[main.$B693];&quot;&quot;)" office:value-type="float" office:value="-0.0280249" calcext:value-type="float">
            <text:p>-0.0280249</text:p>
          </table:table-cell>
          <table:table-cell table:formula="of:=IF([main.$C693]=2;[main.$A693];&quot;&quot;)">
            <text:p/>
          </table:table-cell>
          <table:table-cell table:formula="of:=IF([main.$C693]=2;[main.$B693];&quot;&quot;)">
            <text:p/>
          </table:table-cell>
          <table:table-cell table:number-columns-repeated="2"/>
          <table:table-cell table:formula="of:=IF([main.$H693]=0;[main.$F693];&quot;&quot;)" office:value-type="float" office:value="-1.73612" calcext:value-type="float">
            <text:p>-1.73612</text:p>
          </table:table-cell>
          <table:table-cell table:formula="of:=IF([main.$H693]=0;[main.$G693];&quot;&quot;)" office:value-type="float" office:value="-0.0280249" calcext:value-type="float">
            <text:p>-0.0280249</text:p>
          </table:table-cell>
          <table:table-cell table:formula="of:=IF([main.$H693]=1;[main.$F693];&quot;&quot;)">
            <text:p/>
          </table:table-cell>
          <table:table-cell table:formula="of:=IF([main.$H693]=1;[main.$G693];&quot;&quot;)">
            <text:p/>
          </table:table-cell>
          <table:table-cell table:formula="of:=IF([main.$H693]=2;[main.$F693];&quot;&quot;)">
            <text:p/>
          </table:table-cell>
          <table:table-cell table:formula="of:=IF([main.$H693]=2;[main.$G693];&quot;&quot;)">
            <text:p/>
          </table:table-cell>
        </table:table-row>
        <table:table-row table:style-name="ro1">
          <table:table-cell table:formula="of:=IF([main.$C694]=0;[main.$A694];&quot;&quot;)">
            <text:p/>
          </table:table-cell>
          <table:table-cell table:formula="of:=IF([main.$C694]=0;[main.$B694];&quot;&quot;)">
            <text:p/>
          </table:table-cell>
          <table:table-cell table:formula="of:=IF([main.$C694]=1;[main.$A694];&quot;&quot;)" office:value-type="float" office:value="0.665178" calcext:value-type="float">
            <text:p>0.665178</text:p>
          </table:table-cell>
          <table:table-cell table:formula="of:=IF([main.$C694]=1;[main.$B694];&quot;&quot;)" office:value-type="float" office:value="2.54536" calcext:value-type="float">
            <text:p>2.54536</text:p>
          </table:table-cell>
          <table:table-cell table:formula="of:=IF([main.$C694]=2;[main.$A694];&quot;&quot;)">
            <text:p/>
          </table:table-cell>
          <table:table-cell table:formula="of:=IF([main.$C694]=2;[main.$B694];&quot;&quot;)">
            <text:p/>
          </table:table-cell>
          <table:table-cell table:number-columns-repeated="2"/>
          <table:table-cell table:formula="of:=IF([main.$H694]=0;[main.$F694];&quot;&quot;)" office:value-type="float" office:value="0.665178" calcext:value-type="float">
            <text:p>0.665178</text:p>
          </table:table-cell>
          <table:table-cell table:formula="of:=IF([main.$H694]=0;[main.$G694];&quot;&quot;)" office:value-type="float" office:value="2.54536" calcext:value-type="float">
            <text:p>2.54536</text:p>
          </table:table-cell>
          <table:table-cell table:formula="of:=IF([main.$H694]=1;[main.$F694];&quot;&quot;)">
            <text:p/>
          </table:table-cell>
          <table:table-cell table:formula="of:=IF([main.$H694]=1;[main.$G694];&quot;&quot;)">
            <text:p/>
          </table:table-cell>
          <table:table-cell table:formula="of:=IF([main.$H694]=2;[main.$F694];&quot;&quot;)">
            <text:p/>
          </table:table-cell>
          <table:table-cell table:formula="of:=IF([main.$H694]=2;[main.$G694];&quot;&quot;)">
            <text:p/>
          </table:table-cell>
        </table:table-row>
        <table:table-row table:style-name="ro1">
          <table:table-cell table:formula="of:=IF([main.$C695]=0;[main.$A695];&quot;&quot;)">
            <text:p/>
          </table:table-cell>
          <table:table-cell table:formula="of:=IF([main.$C695]=0;[main.$B695];&quot;&quot;)">
            <text:p/>
          </table:table-cell>
          <table:table-cell table:formula="of:=IF([main.$C695]=1;[main.$A695];&quot;&quot;)">
            <text:p/>
          </table:table-cell>
          <table:table-cell table:formula="of:=IF([main.$C695]=1;[main.$B695];&quot;&quot;)">
            <text:p/>
          </table:table-cell>
          <table:table-cell table:formula="of:=IF([main.$C695]=2;[main.$A695];&quot;&quot;)" office:value-type="float" office:value="1.75946" calcext:value-type="float">
            <text:p>1.75946</text:p>
          </table:table-cell>
          <table:table-cell table:formula="of:=IF([main.$C695]=2;[main.$B695];&quot;&quot;)" office:value-type="float" office:value="0.31274" calcext:value-type="float">
            <text:p>0.31274</text:p>
          </table:table-cell>
          <table:table-cell table:number-columns-repeated="2"/>
          <table:table-cell table:formula="of:=IF([main.$H695]=0;[main.$F695];&quot;&quot;)" office:value-type="float" office:value="1.75946" calcext:value-type="float">
            <text:p>1.75946</text:p>
          </table:table-cell>
          <table:table-cell table:formula="of:=IF([main.$H695]=0;[main.$G695];&quot;&quot;)" office:value-type="float" office:value="0.31274" calcext:value-type="float">
            <text:p>0.31274</text:p>
          </table:table-cell>
          <table:table-cell table:formula="of:=IF([main.$H695]=1;[main.$F695];&quot;&quot;)">
            <text:p/>
          </table:table-cell>
          <table:table-cell table:formula="of:=IF([main.$H695]=1;[main.$G695];&quot;&quot;)">
            <text:p/>
          </table:table-cell>
          <table:table-cell table:formula="of:=IF([main.$H695]=2;[main.$F695];&quot;&quot;)">
            <text:p/>
          </table:table-cell>
          <table:table-cell table:formula="of:=IF([main.$H695]=2;[main.$G695];&quot;&quot;)">
            <text:p/>
          </table:table-cell>
        </table:table-row>
        <table:table-row table:style-name="ro1">
          <table:table-cell table:formula="of:=IF([main.$C696]=0;[main.$A696];&quot;&quot;)">
            <text:p/>
          </table:table-cell>
          <table:table-cell table:formula="of:=IF([main.$C696]=0;[main.$B696];&quot;&quot;)">
            <text:p/>
          </table:table-cell>
          <table:table-cell table:formula="of:=IF([main.$C696]=1;[main.$A696];&quot;&quot;)">
            <text:p/>
          </table:table-cell>
          <table:table-cell table:formula="of:=IF([main.$C696]=1;[main.$B696];&quot;&quot;)">
            <text:p/>
          </table:table-cell>
          <table:table-cell table:formula="of:=IF([main.$C696]=2;[main.$A696];&quot;&quot;)" office:value-type="float" office:value="0.182049" calcext:value-type="float">
            <text:p>0.182049</text:p>
          </table:table-cell>
          <table:table-cell table:formula="of:=IF([main.$C696]=2;[main.$B696];&quot;&quot;)" office:value-type="float" office:value="-1.18381" calcext:value-type="float">
            <text:p>-1.18381</text:p>
          </table:table-cell>
          <table:table-cell table:number-columns-repeated="2"/>
          <table:table-cell table:formula="of:=IF([main.$H696]=0;[main.$F696];&quot;&quot;)" office:value-type="float" office:value="0.182049" calcext:value-type="float">
            <text:p>0.182049</text:p>
          </table:table-cell>
          <table:table-cell table:formula="of:=IF([main.$H696]=0;[main.$G696];&quot;&quot;)" office:value-type="float" office:value="-1.18381" calcext:value-type="float">
            <text:p>-1.18381</text:p>
          </table:table-cell>
          <table:table-cell table:formula="of:=IF([main.$H696]=1;[main.$F696];&quot;&quot;)">
            <text:p/>
          </table:table-cell>
          <table:table-cell table:formula="of:=IF([main.$H696]=1;[main.$G696];&quot;&quot;)">
            <text:p/>
          </table:table-cell>
          <table:table-cell table:formula="of:=IF([main.$H696]=2;[main.$F696];&quot;&quot;)">
            <text:p/>
          </table:table-cell>
          <table:table-cell table:formula="of:=IF([main.$H696]=2;[main.$G696];&quot;&quot;)">
            <text:p/>
          </table:table-cell>
        </table:table-row>
        <table:table-row table:style-name="ro1">
          <table:table-cell table:formula="of:=IF([main.$C697]=0;[main.$A697];&quot;&quot;)">
            <text:p/>
          </table:table-cell>
          <table:table-cell table:formula="of:=IF([main.$C697]=0;[main.$B697];&quot;&quot;)">
            <text:p/>
          </table:table-cell>
          <table:table-cell table:formula="of:=IF([main.$C697]=1;[main.$A697];&quot;&quot;)">
            <text:p/>
          </table:table-cell>
          <table:table-cell table:formula="of:=IF([main.$C697]=1;[main.$B697];&quot;&quot;)">
            <text:p/>
          </table:table-cell>
          <table:table-cell table:formula="of:=IF([main.$C697]=2;[main.$A697];&quot;&quot;)" office:value-type="float" office:value="1.43133" calcext:value-type="float">
            <text:p>1.43133</text:p>
          </table:table-cell>
          <table:table-cell table:formula="of:=IF([main.$C697]=2;[main.$B697];&quot;&quot;)" office:value-type="float" office:value="-0.917132" calcext:value-type="float">
            <text:p>-0.917132</text:p>
          </table:table-cell>
          <table:table-cell table:number-columns-repeated="2"/>
          <table:table-cell table:formula="of:=IF([main.$H697]=0;[main.$F697];&quot;&quot;)" office:value-type="float" office:value="1.43133" calcext:value-type="float">
            <text:p>1.43133</text:p>
          </table:table-cell>
          <table:table-cell table:formula="of:=IF([main.$H697]=0;[main.$G697];&quot;&quot;)" office:value-type="float" office:value="-0.917132" calcext:value-type="float">
            <text:p>-0.917132</text:p>
          </table:table-cell>
          <table:table-cell table:formula="of:=IF([main.$H697]=1;[main.$F697];&quot;&quot;)">
            <text:p/>
          </table:table-cell>
          <table:table-cell table:formula="of:=IF([main.$H697]=1;[main.$G697];&quot;&quot;)">
            <text:p/>
          </table:table-cell>
          <table:table-cell table:formula="of:=IF([main.$H697]=2;[main.$F697];&quot;&quot;)">
            <text:p/>
          </table:table-cell>
          <table:table-cell table:formula="of:=IF([main.$H697]=2;[main.$G697];&quot;&quot;)">
            <text:p/>
          </table:table-cell>
        </table:table-row>
        <table:table-row table:style-name="ro1">
          <table:table-cell table:formula="of:=IF([main.$C698]=0;[main.$A698];&quot;&quot;)">
            <text:p/>
          </table:table-cell>
          <table:table-cell table:formula="of:=IF([main.$C698]=0;[main.$B698];&quot;&quot;)">
            <text:p/>
          </table:table-cell>
          <table:table-cell table:formula="of:=IF([main.$C698]=1;[main.$A698];&quot;&quot;)" office:value-type="float" office:value="-0.628291" calcext:value-type="float">
            <text:p>-0.628291</text:p>
          </table:table-cell>
          <table:table-cell table:formula="of:=IF([main.$C698]=1;[main.$B698];&quot;&quot;)" office:value-type="float" office:value="0.54318" calcext:value-type="float">
            <text:p>0.54318</text:p>
          </table:table-cell>
          <table:table-cell table:formula="of:=IF([main.$C698]=2;[main.$A698];&quot;&quot;)">
            <text:p/>
          </table:table-cell>
          <table:table-cell table:formula="of:=IF([main.$C698]=2;[main.$B698];&quot;&quot;)">
            <text:p/>
          </table:table-cell>
          <table:table-cell table:number-columns-repeated="2"/>
          <table:table-cell table:formula="of:=IF([main.$H698]=0;[main.$F698];&quot;&quot;)" office:value-type="float" office:value="-0.628291" calcext:value-type="float">
            <text:p>-0.628291</text:p>
          </table:table-cell>
          <table:table-cell table:formula="of:=IF([main.$H698]=0;[main.$G698];&quot;&quot;)" office:value-type="float" office:value="0.54318" calcext:value-type="float">
            <text:p>0.54318</text:p>
          </table:table-cell>
          <table:table-cell table:formula="of:=IF([main.$H698]=1;[main.$F698];&quot;&quot;)">
            <text:p/>
          </table:table-cell>
          <table:table-cell table:formula="of:=IF([main.$H698]=1;[main.$G698];&quot;&quot;)">
            <text:p/>
          </table:table-cell>
          <table:table-cell table:formula="of:=IF([main.$H698]=2;[main.$F698];&quot;&quot;)">
            <text:p/>
          </table:table-cell>
          <table:table-cell table:formula="of:=IF([main.$H698]=2;[main.$G698];&quot;&quot;)">
            <text:p/>
          </table:table-cell>
        </table:table-row>
        <table:table-row table:style-name="ro1">
          <table:table-cell table:formula="of:=IF([main.$C699]=0;[main.$A699];&quot;&quot;)">
            <text:p/>
          </table:table-cell>
          <table:table-cell table:formula="of:=IF([main.$C699]=0;[main.$B699];&quot;&quot;)">
            <text:p/>
          </table:table-cell>
          <table:table-cell table:formula="of:=IF([main.$C699]=1;[main.$A699];&quot;&quot;)">
            <text:p/>
          </table:table-cell>
          <table:table-cell table:formula="of:=IF([main.$C699]=1;[main.$B699];&quot;&quot;)">
            <text:p/>
          </table:table-cell>
          <table:table-cell table:formula="of:=IF([main.$C699]=2;[main.$A699];&quot;&quot;)" office:value-type="float" office:value="2.50204" calcext:value-type="float">
            <text:p>2.50204</text:p>
          </table:table-cell>
          <table:table-cell table:formula="of:=IF([main.$C699]=2;[main.$B699];&quot;&quot;)" office:value-type="float" office:value="1.2866" calcext:value-type="float">
            <text:p>1.2866</text:p>
          </table:table-cell>
          <table:table-cell table:number-columns-repeated="2"/>
          <table:table-cell table:formula="of:=IF([main.$H699]=0;[main.$F699];&quot;&quot;)" office:value-type="float" office:value="2.50204" calcext:value-type="float">
            <text:p>2.50204</text:p>
          </table:table-cell>
          <table:table-cell table:formula="of:=IF([main.$H699]=0;[main.$G699];&quot;&quot;)" office:value-type="float" office:value="1.2866" calcext:value-type="float">
            <text:p>1.2866</text:p>
          </table:table-cell>
          <table:table-cell table:formula="of:=IF([main.$H699]=1;[main.$F699];&quot;&quot;)">
            <text:p/>
          </table:table-cell>
          <table:table-cell table:formula="of:=IF([main.$H699]=1;[main.$G699];&quot;&quot;)">
            <text:p/>
          </table:table-cell>
          <table:table-cell table:formula="of:=IF([main.$H699]=2;[main.$F699];&quot;&quot;)">
            <text:p/>
          </table:table-cell>
          <table:table-cell table:formula="of:=IF([main.$H699]=2;[main.$G699];&quot;&quot;)">
            <text:p/>
          </table:table-cell>
        </table:table-row>
        <table:table-row table:style-name="ro1">
          <table:table-cell table:formula="of:=IF([main.$C700]=0;[main.$A700];&quot;&quot;)" office:value-type="float" office:value="1.28205" calcext:value-type="float">
            <text:p>1.28205</text:p>
          </table:table-cell>
          <table:table-cell table:formula="of:=IF([main.$C700]=0;[main.$B700];&quot;&quot;)" office:value-type="float" office:value="1.59292" calcext:value-type="float">
            <text:p>1.59292</text:p>
          </table:table-cell>
          <table:table-cell table:formula="of:=IF([main.$C700]=1;[main.$A700];&quot;&quot;)">
            <text:p/>
          </table:table-cell>
          <table:table-cell table:formula="of:=IF([main.$C700]=1;[main.$B700];&quot;&quot;)">
            <text:p/>
          </table:table-cell>
          <table:table-cell table:formula="of:=IF([main.$C700]=2;[main.$A700];&quot;&quot;)">
            <text:p/>
          </table:table-cell>
          <table:table-cell table:formula="of:=IF([main.$C700]=2;[main.$B700];&quot;&quot;)">
            <text:p/>
          </table:table-cell>
          <table:table-cell table:number-columns-repeated="2"/>
          <table:table-cell table:formula="of:=IF([main.$H700]=0;[main.$F700];&quot;&quot;)" office:value-type="float" office:value="1.28205" calcext:value-type="float">
            <text:p>1.28205</text:p>
          </table:table-cell>
          <table:table-cell table:formula="of:=IF([main.$H700]=0;[main.$G700];&quot;&quot;)" office:value-type="float" office:value="1.59292" calcext:value-type="float">
            <text:p>1.59292</text:p>
          </table:table-cell>
          <table:table-cell table:formula="of:=IF([main.$H700]=1;[main.$F700];&quot;&quot;)">
            <text:p/>
          </table:table-cell>
          <table:table-cell table:formula="of:=IF([main.$H700]=1;[main.$G700];&quot;&quot;)">
            <text:p/>
          </table:table-cell>
          <table:table-cell table:formula="of:=IF([main.$H700]=2;[main.$F700];&quot;&quot;)">
            <text:p/>
          </table:table-cell>
          <table:table-cell table:formula="of:=IF([main.$H700]=2;[main.$G700];&quot;&quot;)">
            <text:p/>
          </table:table-cell>
        </table:table-row>
        <table:table-row table:style-name="ro1">
          <table:table-cell table:formula="of:=IF([main.$C701]=0;[main.$A701];&quot;&quot;)">
            <text:p/>
          </table:table-cell>
          <table:table-cell table:formula="of:=IF([main.$C701]=0;[main.$B701];&quot;&quot;)">
            <text:p/>
          </table:table-cell>
          <table:table-cell table:formula="of:=IF([main.$C701]=1;[main.$A701];&quot;&quot;)" office:value-type="float" office:value="0.672943" calcext:value-type="float">
            <text:p>0.672943</text:p>
          </table:table-cell>
          <table:table-cell table:formula="of:=IF([main.$C701]=1;[main.$B701];&quot;&quot;)" office:value-type="float" office:value="2.40923" calcext:value-type="float">
            <text:p>2.40923</text:p>
          </table:table-cell>
          <table:table-cell table:formula="of:=IF([main.$C701]=2;[main.$A701];&quot;&quot;)">
            <text:p/>
          </table:table-cell>
          <table:table-cell table:formula="of:=IF([main.$C701]=2;[main.$B701];&quot;&quot;)">
            <text:p/>
          </table:table-cell>
          <table:table-cell table:number-columns-repeated="2"/>
          <table:table-cell table:formula="of:=IF([main.$H701]=0;[main.$F701];&quot;&quot;)" office:value-type="float" office:value="0.672943" calcext:value-type="float">
            <text:p>0.672943</text:p>
          </table:table-cell>
          <table:table-cell table:formula="of:=IF([main.$H701]=0;[main.$G701];&quot;&quot;)" office:value-type="float" office:value="2.40923" calcext:value-type="float">
            <text:p>2.40923</text:p>
          </table:table-cell>
          <table:table-cell table:formula="of:=IF([main.$H701]=1;[main.$F701];&quot;&quot;)">
            <text:p/>
          </table:table-cell>
          <table:table-cell table:formula="of:=IF([main.$H701]=1;[main.$G701];&quot;&quot;)">
            <text:p/>
          </table:table-cell>
          <table:table-cell table:formula="of:=IF([main.$H701]=2;[main.$F701];&quot;&quot;)">
            <text:p/>
          </table:table-cell>
          <table:table-cell table:formula="of:=IF([main.$H701]=2;[main.$G701];&quot;&quot;)">
            <text:p/>
          </table:table-cell>
        </table:table-row>
        <table:table-row table:style-name="ro1">
          <table:table-cell table:formula="of:=IF([main.$C702]=0;[main.$A702];&quot;&quot;)">
            <text:p/>
          </table:table-cell>
          <table:table-cell table:formula="of:=IF([main.$C702]=0;[main.$B702];&quot;&quot;)">
            <text:p/>
          </table:table-cell>
          <table:table-cell table:formula="of:=IF([main.$C702]=1;[main.$A702];&quot;&quot;)">
            <text:p/>
          </table:table-cell>
          <table:table-cell table:formula="of:=IF([main.$C702]=1;[main.$B702];&quot;&quot;)">
            <text:p/>
          </table:table-cell>
          <table:table-cell table:formula="of:=IF([main.$C702]=2;[main.$A702];&quot;&quot;)" office:value-type="float" office:value="1.09796" calcext:value-type="float">
            <text:p>1.09796</text:p>
          </table:table-cell>
          <table:table-cell table:formula="of:=IF([main.$C702]=2;[main.$B702];&quot;&quot;)" office:value-type="float" office:value="-0.224692" calcext:value-type="float">
            <text:p>-0.224692</text:p>
          </table:table-cell>
          <table:table-cell table:number-columns-repeated="2"/>
          <table:table-cell table:formula="of:=IF([main.$H702]=0;[main.$F702];&quot;&quot;)" office:value-type="float" office:value="1.09796" calcext:value-type="float">
            <text:p>1.09796</text:p>
          </table:table-cell>
          <table:table-cell table:formula="of:=IF([main.$H702]=0;[main.$G702];&quot;&quot;)" office:value-type="float" office:value="-0.224692" calcext:value-type="float">
            <text:p>-0.224692</text:p>
          </table:table-cell>
          <table:table-cell table:formula="of:=IF([main.$H702]=1;[main.$F702];&quot;&quot;)">
            <text:p/>
          </table:table-cell>
          <table:table-cell table:formula="of:=IF([main.$H702]=1;[main.$G702];&quot;&quot;)">
            <text:p/>
          </table:table-cell>
          <table:table-cell table:formula="of:=IF([main.$H702]=2;[main.$F702];&quot;&quot;)">
            <text:p/>
          </table:table-cell>
          <table:table-cell table:formula="of:=IF([main.$H702]=2;[main.$G702];&quot;&quot;)">
            <text:p/>
          </table:table-cell>
        </table:table-row>
        <table:table-row table:style-name="ro1">
          <table:table-cell table:formula="of:=IF([main.$C703]=0;[main.$A703];&quot;&quot;)">
            <text:p/>
          </table:table-cell>
          <table:table-cell table:formula="of:=IF([main.$C703]=0;[main.$B703];&quot;&quot;)">
            <text:p/>
          </table:table-cell>
          <table:table-cell table:formula="of:=IF([main.$C703]=1;[main.$A703];&quot;&quot;)">
            <text:p/>
          </table:table-cell>
          <table:table-cell table:formula="of:=IF([main.$C703]=1;[main.$B703];&quot;&quot;)">
            <text:p/>
          </table:table-cell>
          <table:table-cell table:formula="of:=IF([main.$C703]=2;[main.$A703];&quot;&quot;)" office:value-type="float" office:value="2.06661" calcext:value-type="float">
            <text:p>2.06661</text:p>
          </table:table-cell>
          <table:table-cell table:formula="of:=IF([main.$C703]=2;[main.$B703];&quot;&quot;)" office:value-type="float" office:value="0.80918" calcext:value-type="float">
            <text:p>0.80918</text:p>
          </table:table-cell>
          <table:table-cell table:number-columns-repeated="2"/>
          <table:table-cell table:formula="of:=IF([main.$H703]=0;[main.$F703];&quot;&quot;)" office:value-type="float" office:value="2.06661" calcext:value-type="float">
            <text:p>2.06661</text:p>
          </table:table-cell>
          <table:table-cell table:formula="of:=IF([main.$H703]=0;[main.$G703];&quot;&quot;)" office:value-type="float" office:value="0.80918" calcext:value-type="float">
            <text:p>0.80918</text:p>
          </table:table-cell>
          <table:table-cell table:formula="of:=IF([main.$H703]=1;[main.$F703];&quot;&quot;)">
            <text:p/>
          </table:table-cell>
          <table:table-cell table:formula="of:=IF([main.$H703]=1;[main.$G703];&quot;&quot;)">
            <text:p/>
          </table:table-cell>
          <table:table-cell table:formula="of:=IF([main.$H703]=2;[main.$F703];&quot;&quot;)">
            <text:p/>
          </table:table-cell>
          <table:table-cell table:formula="of:=IF([main.$H703]=2;[main.$G703];&quot;&quot;)">
            <text:p/>
          </table:table-cell>
        </table:table-row>
        <table:table-row table:style-name="ro1">
          <table:table-cell table:formula="of:=IF([main.$C704]=0;[main.$A704];&quot;&quot;)">
            <text:p/>
          </table:table-cell>
          <table:table-cell table:formula="of:=IF([main.$C704]=0;[main.$B704];&quot;&quot;)">
            <text:p/>
          </table:table-cell>
          <table:table-cell table:formula="of:=IF([main.$C704]=1;[main.$A704];&quot;&quot;)" office:value-type="float" office:value="0.553682" calcext:value-type="float">
            <text:p>0.553682</text:p>
          </table:table-cell>
          <table:table-cell table:formula="of:=IF([main.$C704]=1;[main.$B704];&quot;&quot;)" office:value-type="float" office:value="2.16368" calcext:value-type="float">
            <text:p>2.16368</text:p>
          </table:table-cell>
          <table:table-cell table:formula="of:=IF([main.$C704]=2;[main.$A704];&quot;&quot;)">
            <text:p/>
          </table:table-cell>
          <table:table-cell table:formula="of:=IF([main.$C704]=2;[main.$B704];&quot;&quot;)">
            <text:p/>
          </table:table-cell>
          <table:table-cell table:number-columns-repeated="2"/>
          <table:table-cell table:formula="of:=IF([main.$H704]=0;[main.$F704];&quot;&quot;)" office:value-type="float" office:value="0.553682" calcext:value-type="float">
            <text:p>0.553682</text:p>
          </table:table-cell>
          <table:table-cell table:formula="of:=IF([main.$H704]=0;[main.$G704];&quot;&quot;)" office:value-type="float" office:value="2.16368" calcext:value-type="float">
            <text:p>2.16368</text:p>
          </table:table-cell>
          <table:table-cell table:formula="of:=IF([main.$H704]=1;[main.$F704];&quot;&quot;)">
            <text:p/>
          </table:table-cell>
          <table:table-cell table:formula="of:=IF([main.$H704]=1;[main.$G704];&quot;&quot;)">
            <text:p/>
          </table:table-cell>
          <table:table-cell table:formula="of:=IF([main.$H704]=2;[main.$F704];&quot;&quot;)">
            <text:p/>
          </table:table-cell>
          <table:table-cell table:formula="of:=IF([main.$H704]=2;[main.$G704];&quot;&quot;)">
            <text:p/>
          </table:table-cell>
        </table:table-row>
        <table:table-row table:style-name="ro1">
          <table:table-cell table:formula="of:=IF([main.$C705]=0;[main.$A705];&quot;&quot;)" office:value-type="float" office:value="1.16799" calcext:value-type="float">
            <text:p>1.16799</text:p>
          </table:table-cell>
          <table:table-cell table:formula="of:=IF([main.$C705]=0;[main.$B705];&quot;&quot;)" office:value-type="float" office:value="1.71751" calcext:value-type="float">
            <text:p>1.71751</text:p>
          </table:table-cell>
          <table:table-cell table:formula="of:=IF([main.$C705]=1;[main.$A705];&quot;&quot;)">
            <text:p/>
          </table:table-cell>
          <table:table-cell table:formula="of:=IF([main.$C705]=1;[main.$B705];&quot;&quot;)">
            <text:p/>
          </table:table-cell>
          <table:table-cell table:formula="of:=IF([main.$C705]=2;[main.$A705];&quot;&quot;)">
            <text:p/>
          </table:table-cell>
          <table:table-cell table:formula="of:=IF([main.$C705]=2;[main.$B705];&quot;&quot;)">
            <text:p/>
          </table:table-cell>
          <table:table-cell table:number-columns-repeated="2"/>
          <table:table-cell table:formula="of:=IF([main.$H705]=0;[main.$F705];&quot;&quot;)" office:value-type="float" office:value="1.16799" calcext:value-type="float">
            <text:p>1.16799</text:p>
          </table:table-cell>
          <table:table-cell table:formula="of:=IF([main.$H705]=0;[main.$G705];&quot;&quot;)" office:value-type="float" office:value="1.71751" calcext:value-type="float">
            <text:p>1.71751</text:p>
          </table:table-cell>
          <table:table-cell table:formula="of:=IF([main.$H705]=1;[main.$F705];&quot;&quot;)">
            <text:p/>
          </table:table-cell>
          <table:table-cell table:formula="of:=IF([main.$H705]=1;[main.$G705];&quot;&quot;)">
            <text:p/>
          </table:table-cell>
          <table:table-cell table:formula="of:=IF([main.$H705]=2;[main.$F705];&quot;&quot;)">
            <text:p/>
          </table:table-cell>
          <table:table-cell table:formula="of:=IF([main.$H705]=2;[main.$G705];&quot;&quot;)">
            <text:p/>
          </table:table-cell>
        </table:table-row>
        <table:table-row table:style-name="ro1">
          <table:table-cell table:formula="of:=IF([main.$C706]=0;[main.$A706];&quot;&quot;)">
            <text:p/>
          </table:table-cell>
          <table:table-cell table:formula="of:=IF([main.$C706]=0;[main.$B706];&quot;&quot;)">
            <text:p/>
          </table:table-cell>
          <table:table-cell table:formula="of:=IF([main.$C706]=1;[main.$A706];&quot;&quot;)" office:value-type="float" office:value="-0.0406477" calcext:value-type="float">
            <text:p>-0.0406477</text:p>
          </table:table-cell>
          <table:table-cell table:formula="of:=IF([main.$C706]=1;[main.$B706];&quot;&quot;)" office:value-type="float" office:value="1.18164" calcext:value-type="float">
            <text:p>1.18164</text:p>
          </table:table-cell>
          <table:table-cell table:formula="of:=IF([main.$C706]=2;[main.$A706];&quot;&quot;)">
            <text:p/>
          </table:table-cell>
          <table:table-cell table:formula="of:=IF([main.$C706]=2;[main.$B706];&quot;&quot;)">
            <text:p/>
          </table:table-cell>
          <table:table-cell table:number-columns-repeated="2"/>
          <table:table-cell table:formula="of:=IF([main.$H706]=0;[main.$F706];&quot;&quot;)" office:value-type="float" office:value="-0.0406477" calcext:value-type="float">
            <text:p>-0.0406477</text:p>
          </table:table-cell>
          <table:table-cell table:formula="of:=IF([main.$H706]=0;[main.$G706];&quot;&quot;)" office:value-type="float" office:value="1.18164" calcext:value-type="float">
            <text:p>1.18164</text:p>
          </table:table-cell>
          <table:table-cell table:formula="of:=IF([main.$H706]=1;[main.$F706];&quot;&quot;)">
            <text:p/>
          </table:table-cell>
          <table:table-cell table:formula="of:=IF([main.$H706]=1;[main.$G706];&quot;&quot;)">
            <text:p/>
          </table:table-cell>
          <table:table-cell table:formula="of:=IF([main.$H706]=2;[main.$F706];&quot;&quot;)">
            <text:p/>
          </table:table-cell>
          <table:table-cell table:formula="of:=IF([main.$H706]=2;[main.$G706];&quot;&quot;)">
            <text:p/>
          </table:table-cell>
        </table:table-row>
        <table:table-row table:style-name="ro1">
          <table:table-cell table:formula="of:=IF([main.$C707]=0;[main.$A707];&quot;&quot;)" office:value-type="float" office:value="0.870701" calcext:value-type="float">
            <text:p>0.870701</text:p>
          </table:table-cell>
          <table:table-cell table:formula="of:=IF([main.$C707]=0;[main.$B707];&quot;&quot;)" office:value-type="float" office:value="0.406502" calcext:value-type="float">
            <text:p>0.406502</text:p>
          </table:table-cell>
          <table:table-cell table:formula="of:=IF([main.$C707]=1;[main.$A707];&quot;&quot;)">
            <text:p/>
          </table:table-cell>
          <table:table-cell table:formula="of:=IF([main.$C707]=1;[main.$B707];&quot;&quot;)">
            <text:p/>
          </table:table-cell>
          <table:table-cell table:formula="of:=IF([main.$C707]=2;[main.$A707];&quot;&quot;)">
            <text:p/>
          </table:table-cell>
          <table:table-cell table:formula="of:=IF([main.$C707]=2;[main.$B707];&quot;&quot;)">
            <text:p/>
          </table:table-cell>
          <table:table-cell table:number-columns-repeated="2"/>
          <table:table-cell table:formula="of:=IF([main.$H707]=0;[main.$F707];&quot;&quot;)" office:value-type="float" office:value="0.870701" calcext:value-type="float">
            <text:p>0.870701</text:p>
          </table:table-cell>
          <table:table-cell table:formula="of:=IF([main.$H707]=0;[main.$G707];&quot;&quot;)" office:value-type="float" office:value="0.406502" calcext:value-type="float">
            <text:p>0.406502</text:p>
          </table:table-cell>
          <table:table-cell table:formula="of:=IF([main.$H707]=1;[main.$F707];&quot;&quot;)">
            <text:p/>
          </table:table-cell>
          <table:table-cell table:formula="of:=IF([main.$H707]=1;[main.$G707];&quot;&quot;)">
            <text:p/>
          </table:table-cell>
          <table:table-cell table:formula="of:=IF([main.$H707]=2;[main.$F707];&quot;&quot;)">
            <text:p/>
          </table:table-cell>
          <table:table-cell table:formula="of:=IF([main.$H707]=2;[main.$G707];&quot;&quot;)">
            <text:p/>
          </table:table-cell>
        </table:table-row>
        <table:table-row table:style-name="ro1">
          <table:table-cell table:formula="of:=IF([main.$C708]=0;[main.$A708];&quot;&quot;)" office:value-type="float" office:value="1.47236" calcext:value-type="float">
            <text:p>1.47236</text:p>
          </table:table-cell>
          <table:table-cell table:formula="of:=IF([main.$C708]=0;[main.$B708];&quot;&quot;)" office:value-type="float" office:value="1.27779" calcext:value-type="float">
            <text:p>1.27779</text:p>
          </table:table-cell>
          <table:table-cell table:formula="of:=IF([main.$C708]=1;[main.$A708];&quot;&quot;)">
            <text:p/>
          </table:table-cell>
          <table:table-cell table:formula="of:=IF([main.$C708]=1;[main.$B708];&quot;&quot;)">
            <text:p/>
          </table:table-cell>
          <table:table-cell table:formula="of:=IF([main.$C708]=2;[main.$A708];&quot;&quot;)">
            <text:p/>
          </table:table-cell>
          <table:table-cell table:formula="of:=IF([main.$C708]=2;[main.$B708];&quot;&quot;)">
            <text:p/>
          </table:table-cell>
          <table:table-cell table:number-columns-repeated="2"/>
          <table:table-cell table:formula="of:=IF([main.$H708]=0;[main.$F708];&quot;&quot;)" office:value-type="float" office:value="1.47236" calcext:value-type="float">
            <text:p>1.47236</text:p>
          </table:table-cell>
          <table:table-cell table:formula="of:=IF([main.$H708]=0;[main.$G708];&quot;&quot;)" office:value-type="float" office:value="1.27779" calcext:value-type="float">
            <text:p>1.27779</text:p>
          </table:table-cell>
          <table:table-cell table:formula="of:=IF([main.$H708]=1;[main.$F708];&quot;&quot;)">
            <text:p/>
          </table:table-cell>
          <table:table-cell table:formula="of:=IF([main.$H708]=1;[main.$G708];&quot;&quot;)">
            <text:p/>
          </table:table-cell>
          <table:table-cell table:formula="of:=IF([main.$H708]=2;[main.$F708];&quot;&quot;)">
            <text:p/>
          </table:table-cell>
          <table:table-cell table:formula="of:=IF([main.$H708]=2;[main.$G708];&quot;&quot;)">
            <text:p/>
          </table:table-cell>
        </table:table-row>
        <table:table-row table:style-name="ro1">
          <table:table-cell table:formula="of:=IF([main.$C709]=0;[main.$A709];&quot;&quot;)">
            <text:p/>
          </table:table-cell>
          <table:table-cell table:formula="of:=IF([main.$C709]=0;[main.$B709];&quot;&quot;)">
            <text:p/>
          </table:table-cell>
          <table:table-cell table:formula="of:=IF([main.$C709]=1;[main.$A709];&quot;&quot;)">
            <text:p/>
          </table:table-cell>
          <table:table-cell table:formula="of:=IF([main.$C709]=1;[main.$B709];&quot;&quot;)">
            <text:p/>
          </table:table-cell>
          <table:table-cell table:formula="of:=IF([main.$C709]=2;[main.$A709];&quot;&quot;)" office:value-type="float" office:value="0.197351" calcext:value-type="float">
            <text:p>0.197351</text:p>
          </table:table-cell>
          <table:table-cell table:formula="of:=IF([main.$C709]=2;[main.$B709];&quot;&quot;)" office:value-type="float" office:value="-1.24565" calcext:value-type="float">
            <text:p>-1.24565</text:p>
          </table:table-cell>
          <table:table-cell table:number-columns-repeated="2"/>
          <table:table-cell table:formula="of:=IF([main.$H709]=0;[main.$F709];&quot;&quot;)" office:value-type="float" office:value="0.197351" calcext:value-type="float">
            <text:p>0.197351</text:p>
          </table:table-cell>
          <table:table-cell table:formula="of:=IF([main.$H709]=0;[main.$G709];&quot;&quot;)" office:value-type="float" office:value="-1.24565" calcext:value-type="float">
            <text:p>-1.24565</text:p>
          </table:table-cell>
          <table:table-cell table:formula="of:=IF([main.$H709]=1;[main.$F709];&quot;&quot;)">
            <text:p/>
          </table:table-cell>
          <table:table-cell table:formula="of:=IF([main.$H709]=1;[main.$G709];&quot;&quot;)">
            <text:p/>
          </table:table-cell>
          <table:table-cell table:formula="of:=IF([main.$H709]=2;[main.$F709];&quot;&quot;)">
            <text:p/>
          </table:table-cell>
          <table:table-cell table:formula="of:=IF([main.$H709]=2;[main.$G709];&quot;&quot;)">
            <text:p/>
          </table:table-cell>
        </table:table-row>
        <table:table-row table:style-name="ro1">
          <table:table-cell table:formula="of:=IF([main.$C710]=0;[main.$A710];&quot;&quot;)">
            <text:p/>
          </table:table-cell>
          <table:table-cell table:formula="of:=IF([main.$C710]=0;[main.$B710];&quot;&quot;)">
            <text:p/>
          </table:table-cell>
          <table:table-cell table:formula="of:=IF([main.$C710]=1;[main.$A710];&quot;&quot;)">
            <text:p/>
          </table:table-cell>
          <table:table-cell table:formula="of:=IF([main.$C710]=1;[main.$B710];&quot;&quot;)">
            <text:p/>
          </table:table-cell>
          <table:table-cell table:formula="of:=IF([main.$C710]=2;[main.$A710];&quot;&quot;)" office:value-type="float" office:value="0.547607" calcext:value-type="float">
            <text:p>0.547607</text:p>
          </table:table-cell>
          <table:table-cell table:formula="of:=IF([main.$C710]=2;[main.$B710];&quot;&quot;)" office:value-type="float" office:value="-0.391566" calcext:value-type="float">
            <text:p>-0.391566</text:p>
          </table:table-cell>
          <table:table-cell table:number-columns-repeated="2"/>
          <table:table-cell table:formula="of:=IF([main.$H710]=0;[main.$F710];&quot;&quot;)" office:value-type="float" office:value="0.547607" calcext:value-type="float">
            <text:p>0.547607</text:p>
          </table:table-cell>
          <table:table-cell table:formula="of:=IF([main.$H710]=0;[main.$G710];&quot;&quot;)" office:value-type="float" office:value="-0.391566" calcext:value-type="float">
            <text:p>-0.391566</text:p>
          </table:table-cell>
          <table:table-cell table:formula="of:=IF([main.$H710]=1;[main.$F710];&quot;&quot;)">
            <text:p/>
          </table:table-cell>
          <table:table-cell table:formula="of:=IF([main.$H710]=1;[main.$G710];&quot;&quot;)">
            <text:p/>
          </table:table-cell>
          <table:table-cell table:formula="of:=IF([main.$H710]=2;[main.$F710];&quot;&quot;)">
            <text:p/>
          </table:table-cell>
          <table:table-cell table:formula="of:=IF([main.$H710]=2;[main.$G710];&quot;&quot;)">
            <text:p/>
          </table:table-cell>
        </table:table-row>
        <table:table-row table:style-name="ro1">
          <table:table-cell table:formula="of:=IF([main.$C711]=0;[main.$A711];&quot;&quot;)" office:value-type="float" office:value="1.52114" calcext:value-type="float">
            <text:p>1.52114</text:p>
          </table:table-cell>
          <table:table-cell table:formula="of:=IF([main.$C711]=0;[main.$B711];&quot;&quot;)" office:value-type="float" office:value="1.55459" calcext:value-type="float">
            <text:p>1.55459</text:p>
          </table:table-cell>
          <table:table-cell table:formula="of:=IF([main.$C711]=1;[main.$A711];&quot;&quot;)">
            <text:p/>
          </table:table-cell>
          <table:table-cell table:formula="of:=IF([main.$C711]=1;[main.$B711];&quot;&quot;)">
            <text:p/>
          </table:table-cell>
          <table:table-cell table:formula="of:=IF([main.$C711]=2;[main.$A711];&quot;&quot;)">
            <text:p/>
          </table:table-cell>
          <table:table-cell table:formula="of:=IF([main.$C711]=2;[main.$B711];&quot;&quot;)">
            <text:p/>
          </table:table-cell>
          <table:table-cell table:number-columns-repeated="2"/>
          <table:table-cell table:formula="of:=IF([main.$H711]=0;[main.$F711];&quot;&quot;)" office:value-type="float" office:value="1.52114" calcext:value-type="float">
            <text:p>1.52114</text:p>
          </table:table-cell>
          <table:table-cell table:formula="of:=IF([main.$H711]=0;[main.$G711];&quot;&quot;)" office:value-type="float" office:value="1.55459" calcext:value-type="float">
            <text:p>1.55459</text:p>
          </table:table-cell>
          <table:table-cell table:formula="of:=IF([main.$H711]=1;[main.$F711];&quot;&quot;)">
            <text:p/>
          </table:table-cell>
          <table:table-cell table:formula="of:=IF([main.$H711]=1;[main.$G711];&quot;&quot;)">
            <text:p/>
          </table:table-cell>
          <table:table-cell table:formula="of:=IF([main.$H711]=2;[main.$F711];&quot;&quot;)">
            <text:p/>
          </table:table-cell>
          <table:table-cell table:formula="of:=IF([main.$H711]=2;[main.$G711];&quot;&quot;)">
            <text:p/>
          </table:table-cell>
        </table:table-row>
        <table:table-row table:style-name="ro1">
          <table:table-cell table:formula="of:=IF([main.$C712]=0;[main.$A712];&quot;&quot;)">
            <text:p/>
          </table:table-cell>
          <table:table-cell table:formula="of:=IF([main.$C712]=0;[main.$B712];&quot;&quot;)">
            <text:p/>
          </table:table-cell>
          <table:table-cell table:formula="of:=IF([main.$C712]=1;[main.$A712];&quot;&quot;)" office:value-type="float" office:value="-1.46374" calcext:value-type="float">
            <text:p>-1.46374</text:p>
          </table:table-cell>
          <table:table-cell table:formula="of:=IF([main.$C712]=1;[main.$B712];&quot;&quot;)" office:value-type="float" office:value="-0.0428326" calcext:value-type="float">
            <text:p>-0.0428326</text:p>
          </table:table-cell>
          <table:table-cell table:formula="of:=IF([main.$C712]=2;[main.$A712];&quot;&quot;)">
            <text:p/>
          </table:table-cell>
          <table:table-cell table:formula="of:=IF([main.$C712]=2;[main.$B712];&quot;&quot;)">
            <text:p/>
          </table:table-cell>
          <table:table-cell table:number-columns-repeated="2"/>
          <table:table-cell table:formula="of:=IF([main.$H712]=0;[main.$F712];&quot;&quot;)" office:value-type="float" office:value="-1.46374" calcext:value-type="float">
            <text:p>-1.46374</text:p>
          </table:table-cell>
          <table:table-cell table:formula="of:=IF([main.$H712]=0;[main.$G712];&quot;&quot;)" office:value-type="float" office:value="-0.0428326" calcext:value-type="float">
            <text:p>-0.0428326</text:p>
          </table:table-cell>
          <table:table-cell table:formula="of:=IF([main.$H712]=1;[main.$F712];&quot;&quot;)">
            <text:p/>
          </table:table-cell>
          <table:table-cell table:formula="of:=IF([main.$H712]=1;[main.$G712];&quot;&quot;)">
            <text:p/>
          </table:table-cell>
          <table:table-cell table:formula="of:=IF([main.$H712]=2;[main.$F712];&quot;&quot;)">
            <text:p/>
          </table:table-cell>
          <table:table-cell table:formula="of:=IF([main.$H712]=2;[main.$G712];&quot;&quot;)">
            <text:p/>
          </table:table-cell>
        </table:table-row>
        <table:table-row table:style-name="ro1">
          <table:table-cell table:formula="of:=IF([main.$C713]=0;[main.$A713];&quot;&quot;)">
            <text:p/>
          </table:table-cell>
          <table:table-cell table:formula="of:=IF([main.$C713]=0;[main.$B713];&quot;&quot;)">
            <text:p/>
          </table:table-cell>
          <table:table-cell table:formula="of:=IF([main.$C713]=1;[main.$A713];&quot;&quot;)" office:value-type="float" office:value="0.392188" calcext:value-type="float">
            <text:p>0.392188</text:p>
          </table:table-cell>
          <table:table-cell table:formula="of:=IF([main.$C713]=1;[main.$B713];&quot;&quot;)" office:value-type="float" office:value="1.80034" calcext:value-type="float">
            <text:p>1.80034</text:p>
          </table:table-cell>
          <table:table-cell table:formula="of:=IF([main.$C713]=2;[main.$A713];&quot;&quot;)">
            <text:p/>
          </table:table-cell>
          <table:table-cell table:formula="of:=IF([main.$C713]=2;[main.$B713];&quot;&quot;)">
            <text:p/>
          </table:table-cell>
          <table:table-cell table:number-columns-repeated="2"/>
          <table:table-cell table:formula="of:=IF([main.$H713]=0;[main.$F713];&quot;&quot;)" office:value-type="float" office:value="0.392188" calcext:value-type="float">
            <text:p>0.392188</text:p>
          </table:table-cell>
          <table:table-cell table:formula="of:=IF([main.$H713]=0;[main.$G713];&quot;&quot;)" office:value-type="float" office:value="1.80034" calcext:value-type="float">
            <text:p>1.80034</text:p>
          </table:table-cell>
          <table:table-cell table:formula="of:=IF([main.$H713]=1;[main.$F713];&quot;&quot;)">
            <text:p/>
          </table:table-cell>
          <table:table-cell table:formula="of:=IF([main.$H713]=1;[main.$G713];&quot;&quot;)">
            <text:p/>
          </table:table-cell>
          <table:table-cell table:formula="of:=IF([main.$H713]=2;[main.$F713];&quot;&quot;)">
            <text:p/>
          </table:table-cell>
          <table:table-cell table:formula="of:=IF([main.$H713]=2;[main.$G713];&quot;&quot;)">
            <text:p/>
          </table:table-cell>
        </table:table-row>
        <table:table-row table:style-name="ro1">
          <table:table-cell table:formula="of:=IF([main.$C714]=0;[main.$A714];&quot;&quot;)">
            <text:p/>
          </table:table-cell>
          <table:table-cell table:formula="of:=IF([main.$C714]=0;[main.$B714];&quot;&quot;)">
            <text:p/>
          </table:table-cell>
          <table:table-cell table:formula="of:=IF([main.$C714]=1;[main.$A714];&quot;&quot;)">
            <text:p/>
          </table:table-cell>
          <table:table-cell table:formula="of:=IF([main.$C714]=1;[main.$B714];&quot;&quot;)">
            <text:p/>
          </table:table-cell>
          <table:table-cell table:formula="of:=IF([main.$C714]=2;[main.$A714];&quot;&quot;)" office:value-type="float" office:value="2.96341" calcext:value-type="float">
            <text:p>2.96341</text:p>
          </table:table-cell>
          <table:table-cell table:formula="of:=IF([main.$C714]=2;[main.$B714];&quot;&quot;)" office:value-type="float" office:value="1.76733" calcext:value-type="float">
            <text:p>1.76733</text:p>
          </table:table-cell>
          <table:table-cell table:number-columns-repeated="2"/>
          <table:table-cell table:formula="of:=IF([main.$H714]=0;[main.$F714];&quot;&quot;)" office:value-type="float" office:value="2.96341" calcext:value-type="float">
            <text:p>2.96341</text:p>
          </table:table-cell>
          <table:table-cell table:formula="of:=IF([main.$H714]=0;[main.$G714];&quot;&quot;)" office:value-type="float" office:value="1.76733" calcext:value-type="float">
            <text:p>1.76733</text:p>
          </table:table-cell>
          <table:table-cell table:formula="of:=IF([main.$H714]=1;[main.$F714];&quot;&quot;)">
            <text:p/>
          </table:table-cell>
          <table:table-cell table:formula="of:=IF([main.$H714]=1;[main.$G714];&quot;&quot;)">
            <text:p/>
          </table:table-cell>
          <table:table-cell table:formula="of:=IF([main.$H714]=2;[main.$F714];&quot;&quot;)">
            <text:p/>
          </table:table-cell>
          <table:table-cell table:formula="of:=IF([main.$H714]=2;[main.$G714];&quot;&quot;)">
            <text:p/>
          </table:table-cell>
        </table:table-row>
        <table:table-row table:style-name="ro1">
          <table:table-cell table:formula="of:=IF([main.$C715]=0;[main.$A715];&quot;&quot;)">
            <text:p/>
          </table:table-cell>
          <table:table-cell table:formula="of:=IF([main.$C715]=0;[main.$B715];&quot;&quot;)">
            <text:p/>
          </table:table-cell>
          <table:table-cell table:formula="of:=IF([main.$C715]=1;[main.$A715];&quot;&quot;)" office:value-type="float" office:value="0.621168" calcext:value-type="float">
            <text:p>0.621168</text:p>
          </table:table-cell>
          <table:table-cell table:formula="of:=IF([main.$C715]=1;[main.$B715];&quot;&quot;)" office:value-type="float" office:value="2.1657" calcext:value-type="float">
            <text:p>2.1657</text:p>
          </table:table-cell>
          <table:table-cell table:formula="of:=IF([main.$C715]=2;[main.$A715];&quot;&quot;)">
            <text:p/>
          </table:table-cell>
          <table:table-cell table:formula="of:=IF([main.$C715]=2;[main.$B715];&quot;&quot;)">
            <text:p/>
          </table:table-cell>
          <table:table-cell table:number-columns-repeated="2"/>
          <table:table-cell table:formula="of:=IF([main.$H715]=0;[main.$F715];&quot;&quot;)" office:value-type="float" office:value="0.621168" calcext:value-type="float">
            <text:p>0.621168</text:p>
          </table:table-cell>
          <table:table-cell table:formula="of:=IF([main.$H715]=0;[main.$G715];&quot;&quot;)" office:value-type="float" office:value="2.1657" calcext:value-type="float">
            <text:p>2.1657</text:p>
          </table:table-cell>
          <table:table-cell table:formula="of:=IF([main.$H715]=1;[main.$F715];&quot;&quot;)">
            <text:p/>
          </table:table-cell>
          <table:table-cell table:formula="of:=IF([main.$H715]=1;[main.$G715];&quot;&quot;)">
            <text:p/>
          </table:table-cell>
          <table:table-cell table:formula="of:=IF([main.$H715]=2;[main.$F715];&quot;&quot;)">
            <text:p/>
          </table:table-cell>
          <table:table-cell table:formula="of:=IF([main.$H715]=2;[main.$G715];&quot;&quot;)">
            <text:p/>
          </table:table-cell>
        </table:table-row>
        <table:table-row table:style-name="ro1">
          <table:table-cell table:formula="of:=IF([main.$C716]=0;[main.$A716];&quot;&quot;)" office:value-type="float" office:value="-0.161301" calcext:value-type="float">
            <text:p>-0.161301</text:p>
          </table:table-cell>
          <table:table-cell table:formula="of:=IF([main.$C716]=0;[main.$B716];&quot;&quot;)" office:value-type="float" office:value="0.0318761" calcext:value-type="float">
            <text:p>0.0318761</text:p>
          </table:table-cell>
          <table:table-cell table:formula="of:=IF([main.$C716]=1;[main.$A716];&quot;&quot;)">
            <text:p/>
          </table:table-cell>
          <table:table-cell table:formula="of:=IF([main.$C716]=1;[main.$B716];&quot;&quot;)">
            <text:p/>
          </table:table-cell>
          <table:table-cell table:formula="of:=IF([main.$C716]=2;[main.$A716];&quot;&quot;)">
            <text:p/>
          </table:table-cell>
          <table:table-cell table:formula="of:=IF([main.$C716]=2;[main.$B716];&quot;&quot;)">
            <text:p/>
          </table:table-cell>
          <table:table-cell table:number-columns-repeated="2"/>
          <table:table-cell table:formula="of:=IF([main.$H716]=0;[main.$F716];&quot;&quot;)" office:value-type="float" office:value="-0.161301" calcext:value-type="float">
            <text:p>-0.161301</text:p>
          </table:table-cell>
          <table:table-cell table:formula="of:=IF([main.$H716]=0;[main.$G716];&quot;&quot;)" office:value-type="float" office:value="0.0318761" calcext:value-type="float">
            <text:p>0.0318761</text:p>
          </table:table-cell>
          <table:table-cell table:formula="of:=IF([main.$H716]=1;[main.$F716];&quot;&quot;)">
            <text:p/>
          </table:table-cell>
          <table:table-cell table:formula="of:=IF([main.$H716]=1;[main.$G716];&quot;&quot;)">
            <text:p/>
          </table:table-cell>
          <table:table-cell table:formula="of:=IF([main.$H716]=2;[main.$F716];&quot;&quot;)">
            <text:p/>
          </table:table-cell>
          <table:table-cell table:formula="of:=IF([main.$H716]=2;[main.$G716];&quot;&quot;)">
            <text:p/>
          </table:table-cell>
        </table:table-row>
        <table:table-row table:style-name="ro1">
          <table:table-cell table:formula="of:=IF([main.$C717]=0;[main.$A717];&quot;&quot;)">
            <text:p/>
          </table:table-cell>
          <table:table-cell table:formula="of:=IF([main.$C717]=0;[main.$B717];&quot;&quot;)">
            <text:p/>
          </table:table-cell>
          <table:table-cell table:formula="of:=IF([main.$C717]=1;[main.$A717];&quot;&quot;)" office:value-type="float" office:value="0.20799" calcext:value-type="float">
            <text:p>0.20799</text:p>
          </table:table-cell>
          <table:table-cell table:formula="of:=IF([main.$C717]=1;[main.$B717];&quot;&quot;)" office:value-type="float" office:value="1.76351" calcext:value-type="float">
            <text:p>1.76351</text:p>
          </table:table-cell>
          <table:table-cell table:formula="of:=IF([main.$C717]=2;[main.$A717];&quot;&quot;)">
            <text:p/>
          </table:table-cell>
          <table:table-cell table:formula="of:=IF([main.$C717]=2;[main.$B717];&quot;&quot;)">
            <text:p/>
          </table:table-cell>
          <table:table-cell table:number-columns-repeated="2"/>
          <table:table-cell table:formula="of:=IF([main.$H717]=0;[main.$F717];&quot;&quot;)" office:value-type="float" office:value="0.20799" calcext:value-type="float">
            <text:p>0.20799</text:p>
          </table:table-cell>
          <table:table-cell table:formula="of:=IF([main.$H717]=0;[main.$G717];&quot;&quot;)" office:value-type="float" office:value="1.76351" calcext:value-type="float">
            <text:p>1.76351</text:p>
          </table:table-cell>
          <table:table-cell table:formula="of:=IF([main.$H717]=1;[main.$F717];&quot;&quot;)">
            <text:p/>
          </table:table-cell>
          <table:table-cell table:formula="of:=IF([main.$H717]=1;[main.$G717];&quot;&quot;)">
            <text:p/>
          </table:table-cell>
          <table:table-cell table:formula="of:=IF([main.$H717]=2;[main.$F717];&quot;&quot;)">
            <text:p/>
          </table:table-cell>
          <table:table-cell table:formula="of:=IF([main.$H717]=2;[main.$G717];&quot;&quot;)">
            <text:p/>
          </table:table-cell>
        </table:table-row>
        <table:table-row table:style-name="ro1">
          <table:table-cell table:formula="of:=IF([main.$C718]=0;[main.$A718];&quot;&quot;)" office:value-type="float" office:value="-0.541673" calcext:value-type="float">
            <text:p>-0.541673</text:p>
          </table:table-cell>
          <table:table-cell table:formula="of:=IF([main.$C718]=0;[main.$B718];&quot;&quot;)" office:value-type="float" office:value="-0.792273" calcext:value-type="float">
            <text:p>-0.792273</text:p>
          </table:table-cell>
          <table:table-cell table:formula="of:=IF([main.$C718]=1;[main.$A718];&quot;&quot;)">
            <text:p/>
          </table:table-cell>
          <table:table-cell table:formula="of:=IF([main.$C718]=1;[main.$B718];&quot;&quot;)">
            <text:p/>
          </table:table-cell>
          <table:table-cell table:formula="of:=IF([main.$C718]=2;[main.$A718];&quot;&quot;)">
            <text:p/>
          </table:table-cell>
          <table:table-cell table:formula="of:=IF([main.$C718]=2;[main.$B718];&quot;&quot;)">
            <text:p/>
          </table:table-cell>
          <table:table-cell table:number-columns-repeated="2"/>
          <table:table-cell table:formula="of:=IF([main.$H718]=0;[main.$F718];&quot;&quot;)" office:value-type="float" office:value="-0.541673" calcext:value-type="float">
            <text:p>-0.541673</text:p>
          </table:table-cell>
          <table:table-cell table:formula="of:=IF([main.$H718]=0;[main.$G718];&quot;&quot;)" office:value-type="float" office:value="-0.792273" calcext:value-type="float">
            <text:p>-0.792273</text:p>
          </table:table-cell>
          <table:table-cell table:formula="of:=IF([main.$H718]=1;[main.$F718];&quot;&quot;)">
            <text:p/>
          </table:table-cell>
          <table:table-cell table:formula="of:=IF([main.$H718]=1;[main.$G718];&quot;&quot;)">
            <text:p/>
          </table:table-cell>
          <table:table-cell table:formula="of:=IF([main.$H718]=2;[main.$F718];&quot;&quot;)">
            <text:p/>
          </table:table-cell>
          <table:table-cell table:formula="of:=IF([main.$H718]=2;[main.$G718];&quot;&quot;)">
            <text:p/>
          </table:table-cell>
        </table:table-row>
        <table:table-row table:style-name="ro1">
          <table:table-cell table:formula="of:=IF([main.$C719]=0;[main.$A719];&quot;&quot;)">
            <text:p/>
          </table:table-cell>
          <table:table-cell table:formula="of:=IF([main.$C719]=0;[main.$B719];&quot;&quot;)">
            <text:p/>
          </table:table-cell>
          <table:table-cell table:formula="of:=IF([main.$C719]=1;[main.$A719];&quot;&quot;)" office:value-type="float" office:value="-0.271887" calcext:value-type="float">
            <text:p>-0.271887</text:p>
          </table:table-cell>
          <table:table-cell table:formula="of:=IF([main.$C719]=1;[main.$B719];&quot;&quot;)" office:value-type="float" office:value="1.65628" calcext:value-type="float">
            <text:p>1.65628</text:p>
          </table:table-cell>
          <table:table-cell table:formula="of:=IF([main.$C719]=2;[main.$A719];&quot;&quot;)">
            <text:p/>
          </table:table-cell>
          <table:table-cell table:formula="of:=IF([main.$C719]=2;[main.$B719];&quot;&quot;)">
            <text:p/>
          </table:table-cell>
          <table:table-cell table:number-columns-repeated="2"/>
          <table:table-cell table:formula="of:=IF([main.$H719]=0;[main.$F719];&quot;&quot;)" office:value-type="float" office:value="-0.271887" calcext:value-type="float">
            <text:p>-0.271887</text:p>
          </table:table-cell>
          <table:table-cell table:formula="of:=IF([main.$H719]=0;[main.$G719];&quot;&quot;)" office:value-type="float" office:value="1.65628" calcext:value-type="float">
            <text:p>1.65628</text:p>
          </table:table-cell>
          <table:table-cell table:formula="of:=IF([main.$H719]=1;[main.$F719];&quot;&quot;)">
            <text:p/>
          </table:table-cell>
          <table:table-cell table:formula="of:=IF([main.$H719]=1;[main.$G719];&quot;&quot;)">
            <text:p/>
          </table:table-cell>
          <table:table-cell table:formula="of:=IF([main.$H719]=2;[main.$F719];&quot;&quot;)">
            <text:p/>
          </table:table-cell>
          <table:table-cell table:formula="of:=IF([main.$H719]=2;[main.$G719];&quot;&quot;)">
            <text:p/>
          </table:table-cell>
        </table:table-row>
        <table:table-row table:style-name="ro1">
          <table:table-cell table:formula="of:=IF([main.$C720]=0;[main.$A720];&quot;&quot;)">
            <text:p/>
          </table:table-cell>
          <table:table-cell table:formula="of:=IF([main.$C720]=0;[main.$B720];&quot;&quot;)">
            <text:p/>
          </table:table-cell>
          <table:table-cell table:formula="of:=IF([main.$C720]=1;[main.$A720];&quot;&quot;)">
            <text:p/>
          </table:table-cell>
          <table:table-cell table:formula="of:=IF([main.$C720]=1;[main.$B720];&quot;&quot;)">
            <text:p/>
          </table:table-cell>
          <table:table-cell table:formula="of:=IF([main.$C720]=2;[main.$A720];&quot;&quot;)" office:value-type="float" office:value="3.5952" calcext:value-type="float">
            <text:p>3.5952</text:p>
          </table:table-cell>
          <table:table-cell table:formula="of:=IF([main.$C720]=2;[main.$B720];&quot;&quot;)" office:value-type="float" office:value="1.65485" calcext:value-type="float">
            <text:p>1.65485</text:p>
          </table:table-cell>
          <table:table-cell table:number-columns-repeated="2"/>
          <table:table-cell table:formula="of:=IF([main.$H720]=0;[main.$F720];&quot;&quot;)" office:value-type="float" office:value="3.5952" calcext:value-type="float">
            <text:p>3.5952</text:p>
          </table:table-cell>
          <table:table-cell table:formula="of:=IF([main.$H720]=0;[main.$G720];&quot;&quot;)" office:value-type="float" office:value="1.65485" calcext:value-type="float">
            <text:p>1.65485</text:p>
          </table:table-cell>
          <table:table-cell table:formula="of:=IF([main.$H720]=1;[main.$F720];&quot;&quot;)">
            <text:p/>
          </table:table-cell>
          <table:table-cell table:formula="of:=IF([main.$H720]=1;[main.$G720];&quot;&quot;)">
            <text:p/>
          </table:table-cell>
          <table:table-cell table:formula="of:=IF([main.$H720]=2;[main.$F720];&quot;&quot;)">
            <text:p/>
          </table:table-cell>
          <table:table-cell table:formula="of:=IF([main.$H720]=2;[main.$G720];&quot;&quot;)">
            <text:p/>
          </table:table-cell>
        </table:table-row>
        <table:table-row table:style-name="ro1">
          <table:table-cell table:formula="of:=IF([main.$C721]=0;[main.$A721];&quot;&quot;)">
            <text:p/>
          </table:table-cell>
          <table:table-cell table:formula="of:=IF([main.$C721]=0;[main.$B721];&quot;&quot;)">
            <text:p/>
          </table:table-cell>
          <table:table-cell table:formula="of:=IF([main.$C721]=1;[main.$A721];&quot;&quot;)">
            <text:p/>
          </table:table-cell>
          <table:table-cell table:formula="of:=IF([main.$C721]=1;[main.$B721];&quot;&quot;)">
            <text:p/>
          </table:table-cell>
          <table:table-cell table:formula="of:=IF([main.$C721]=2;[main.$A721];&quot;&quot;)" office:value-type="float" office:value="-0.601296" calcext:value-type="float">
            <text:p>-0.601296</text:p>
          </table:table-cell>
          <table:table-cell table:formula="of:=IF([main.$C721]=2;[main.$B721];&quot;&quot;)" office:value-type="float" office:value="-2.12054" calcext:value-type="float">
            <text:p>-2.12054</text:p>
          </table:table-cell>
          <table:table-cell table:number-columns-repeated="2"/>
          <table:table-cell table:formula="of:=IF([main.$H721]=0;[main.$F721];&quot;&quot;)" office:value-type="float" office:value="-0.601296" calcext:value-type="float">
            <text:p>-0.601296</text:p>
          </table:table-cell>
          <table:table-cell table:formula="of:=IF([main.$H721]=0;[main.$G721];&quot;&quot;)" office:value-type="float" office:value="-2.12054" calcext:value-type="float">
            <text:p>-2.12054</text:p>
          </table:table-cell>
          <table:table-cell table:formula="of:=IF([main.$H721]=1;[main.$F721];&quot;&quot;)">
            <text:p/>
          </table:table-cell>
          <table:table-cell table:formula="of:=IF([main.$H721]=1;[main.$G721];&quot;&quot;)">
            <text:p/>
          </table:table-cell>
          <table:table-cell table:formula="of:=IF([main.$H721]=2;[main.$F721];&quot;&quot;)">
            <text:p/>
          </table:table-cell>
          <table:table-cell table:formula="of:=IF([main.$H721]=2;[main.$G721];&quot;&quot;)">
            <text:p/>
          </table:table-cell>
        </table:table-row>
        <table:table-row table:style-name="ro1">
          <table:table-cell table:formula="of:=IF([main.$C722]=0;[main.$A722];&quot;&quot;)">
            <text:p/>
          </table:table-cell>
          <table:table-cell table:formula="of:=IF([main.$C722]=0;[main.$B722];&quot;&quot;)">
            <text:p/>
          </table:table-cell>
          <table:table-cell table:formula="of:=IF([main.$C722]=1;[main.$A722];&quot;&quot;)" office:value-type="float" office:value="-0.518952" calcext:value-type="float">
            <text:p>-0.518952</text:p>
          </table:table-cell>
          <table:table-cell table:formula="of:=IF([main.$C722]=1;[main.$B722];&quot;&quot;)" office:value-type="float" office:value="0.659464" calcext:value-type="float">
            <text:p>0.659464</text:p>
          </table:table-cell>
          <table:table-cell table:formula="of:=IF([main.$C722]=2;[main.$A722];&quot;&quot;)">
            <text:p/>
          </table:table-cell>
          <table:table-cell table:formula="of:=IF([main.$C722]=2;[main.$B722];&quot;&quot;)">
            <text:p/>
          </table:table-cell>
          <table:table-cell table:number-columns-repeated="2"/>
          <table:table-cell table:formula="of:=IF([main.$H722]=0;[main.$F722];&quot;&quot;)" office:value-type="float" office:value="-0.518952" calcext:value-type="float">
            <text:p>-0.518952</text:p>
          </table:table-cell>
          <table:table-cell table:formula="of:=IF([main.$H722]=0;[main.$G722];&quot;&quot;)" office:value-type="float" office:value="0.659464" calcext:value-type="float">
            <text:p>0.659464</text:p>
          </table:table-cell>
          <table:table-cell table:formula="of:=IF([main.$H722]=1;[main.$F722];&quot;&quot;)">
            <text:p/>
          </table:table-cell>
          <table:table-cell table:formula="of:=IF([main.$H722]=1;[main.$G722];&quot;&quot;)">
            <text:p/>
          </table:table-cell>
          <table:table-cell table:formula="of:=IF([main.$H722]=2;[main.$F722];&quot;&quot;)">
            <text:p/>
          </table:table-cell>
          <table:table-cell table:formula="of:=IF([main.$H722]=2;[main.$G722];&quot;&quot;)">
            <text:p/>
          </table:table-cell>
        </table:table-row>
        <table:table-row table:style-name="ro1">
          <table:table-cell table:formula="of:=IF([main.$C723]=0;[main.$A723];&quot;&quot;)" office:value-type="float" office:value="0.925536" calcext:value-type="float">
            <text:p>0.925536</text:p>
          </table:table-cell>
          <table:table-cell table:formula="of:=IF([main.$C723]=0;[main.$B723];&quot;&quot;)" office:value-type="float" office:value="1.24523" calcext:value-type="float">
            <text:p>1.24523</text:p>
          </table:table-cell>
          <table:table-cell table:formula="of:=IF([main.$C723]=1;[main.$A723];&quot;&quot;)">
            <text:p/>
          </table:table-cell>
          <table:table-cell table:formula="of:=IF([main.$C723]=1;[main.$B723];&quot;&quot;)">
            <text:p/>
          </table:table-cell>
          <table:table-cell table:formula="of:=IF([main.$C723]=2;[main.$A723];&quot;&quot;)">
            <text:p/>
          </table:table-cell>
          <table:table-cell table:formula="of:=IF([main.$C723]=2;[main.$B723];&quot;&quot;)">
            <text:p/>
          </table:table-cell>
          <table:table-cell table:number-columns-repeated="2"/>
          <table:table-cell table:formula="of:=IF([main.$H723]=0;[main.$F723];&quot;&quot;)" office:value-type="float" office:value="0.925536" calcext:value-type="float">
            <text:p>0.925536</text:p>
          </table:table-cell>
          <table:table-cell table:formula="of:=IF([main.$H723]=0;[main.$G723];&quot;&quot;)" office:value-type="float" office:value="1.24523" calcext:value-type="float">
            <text:p>1.24523</text:p>
          </table:table-cell>
          <table:table-cell table:formula="of:=IF([main.$H723]=1;[main.$F723];&quot;&quot;)">
            <text:p/>
          </table:table-cell>
          <table:table-cell table:formula="of:=IF([main.$H723]=1;[main.$G723];&quot;&quot;)">
            <text:p/>
          </table:table-cell>
          <table:table-cell table:formula="of:=IF([main.$H723]=2;[main.$F723];&quot;&quot;)">
            <text:p/>
          </table:table-cell>
          <table:table-cell table:formula="of:=IF([main.$H723]=2;[main.$G723];&quot;&quot;)">
            <text:p/>
          </table:table-cell>
        </table:table-row>
        <table:table-row table:style-name="ro1">
          <table:table-cell table:formula="of:=IF([main.$C724]=0;[main.$A724];&quot;&quot;)">
            <text:p/>
          </table:table-cell>
          <table:table-cell table:formula="of:=IF([main.$C724]=0;[main.$B724];&quot;&quot;)">
            <text:p/>
          </table:table-cell>
          <table:table-cell table:formula="of:=IF([main.$C724]=1;[main.$A724];&quot;&quot;)">
            <text:p/>
          </table:table-cell>
          <table:table-cell table:formula="of:=IF([main.$C724]=1;[main.$B724];&quot;&quot;)">
            <text:p/>
          </table:table-cell>
          <table:table-cell table:formula="of:=IF([main.$C724]=2;[main.$A724];&quot;&quot;)" office:value-type="float" office:value="0.718307" calcext:value-type="float">
            <text:p>0.718307</text:p>
          </table:table-cell>
          <table:table-cell table:formula="of:=IF([main.$C724]=2;[main.$B724];&quot;&quot;)" office:value-type="float" office:value="-0.698784" calcext:value-type="float">
            <text:p>-0.698784</text:p>
          </table:table-cell>
          <table:table-cell table:number-columns-repeated="2"/>
          <table:table-cell table:formula="of:=IF([main.$H724]=0;[main.$F724];&quot;&quot;)" office:value-type="float" office:value="0.718307" calcext:value-type="float">
            <text:p>0.718307</text:p>
          </table:table-cell>
          <table:table-cell table:formula="of:=IF([main.$H724]=0;[main.$G724];&quot;&quot;)" office:value-type="float" office:value="-0.698784" calcext:value-type="float">
            <text:p>-0.698784</text:p>
          </table:table-cell>
          <table:table-cell table:formula="of:=IF([main.$H724]=1;[main.$F724];&quot;&quot;)">
            <text:p/>
          </table:table-cell>
          <table:table-cell table:formula="of:=IF([main.$H724]=1;[main.$G724];&quot;&quot;)">
            <text:p/>
          </table:table-cell>
          <table:table-cell table:formula="of:=IF([main.$H724]=2;[main.$F724];&quot;&quot;)">
            <text:p/>
          </table:table-cell>
          <table:table-cell table:formula="of:=IF([main.$H724]=2;[main.$G724];&quot;&quot;)">
            <text:p/>
          </table:table-cell>
        </table:table-row>
        <table:table-row table:style-name="ro1">
          <table:table-cell table:formula="of:=IF([main.$C725]=0;[main.$A725];&quot;&quot;)">
            <text:p/>
          </table:table-cell>
          <table:table-cell table:formula="of:=IF([main.$C725]=0;[main.$B725];&quot;&quot;)">
            <text:p/>
          </table:table-cell>
          <table:table-cell table:formula="of:=IF([main.$C725]=1;[main.$A725];&quot;&quot;)">
            <text:p/>
          </table:table-cell>
          <table:table-cell table:formula="of:=IF([main.$C725]=1;[main.$B725];&quot;&quot;)">
            <text:p/>
          </table:table-cell>
          <table:table-cell table:formula="of:=IF([main.$C725]=2;[main.$A725];&quot;&quot;)" office:value-type="float" office:value="0.621476" calcext:value-type="float">
            <text:p>0.621476</text:p>
          </table:table-cell>
          <table:table-cell table:formula="of:=IF([main.$C725]=2;[main.$B725];&quot;&quot;)" office:value-type="float" office:value="-0.481676" calcext:value-type="float">
            <text:p>-0.481676</text:p>
          </table:table-cell>
          <table:table-cell table:number-columns-repeated="2"/>
          <table:table-cell table:formula="of:=IF([main.$H725]=0;[main.$F725];&quot;&quot;)" office:value-type="float" office:value="0.621476" calcext:value-type="float">
            <text:p>0.621476</text:p>
          </table:table-cell>
          <table:table-cell table:formula="of:=IF([main.$H725]=0;[main.$G725];&quot;&quot;)" office:value-type="float" office:value="-0.481676" calcext:value-type="float">
            <text:p>-0.481676</text:p>
          </table:table-cell>
          <table:table-cell table:formula="of:=IF([main.$H725]=1;[main.$F725];&quot;&quot;)">
            <text:p/>
          </table:table-cell>
          <table:table-cell table:formula="of:=IF([main.$H725]=1;[main.$G725];&quot;&quot;)">
            <text:p/>
          </table:table-cell>
          <table:table-cell table:formula="of:=IF([main.$H725]=2;[main.$F725];&quot;&quot;)">
            <text:p/>
          </table:table-cell>
          <table:table-cell table:formula="of:=IF([main.$H725]=2;[main.$G725];&quot;&quot;)">
            <text:p/>
          </table:table-cell>
        </table:table-row>
        <table:table-row table:style-name="ro1">
          <table:table-cell table:formula="of:=IF([main.$C726]=0;[main.$A726];&quot;&quot;)">
            <text:p/>
          </table:table-cell>
          <table:table-cell table:formula="of:=IF([main.$C726]=0;[main.$B726];&quot;&quot;)">
            <text:p/>
          </table:table-cell>
          <table:table-cell table:formula="of:=IF([main.$C726]=1;[main.$A726];&quot;&quot;)" office:value-type="float" office:value="-1.02033" calcext:value-type="float">
            <text:p>-1.02033</text:p>
          </table:table-cell>
          <table:table-cell table:formula="of:=IF([main.$C726]=1;[main.$B726];&quot;&quot;)" office:value-type="float" office:value="0.0108871" calcext:value-type="float">
            <text:p>0.0108871</text:p>
          </table:table-cell>
          <table:table-cell table:formula="of:=IF([main.$C726]=2;[main.$A726];&quot;&quot;)">
            <text:p/>
          </table:table-cell>
          <table:table-cell table:formula="of:=IF([main.$C726]=2;[main.$B726];&quot;&quot;)">
            <text:p/>
          </table:table-cell>
          <table:table-cell table:number-columns-repeated="2"/>
          <table:table-cell table:formula="of:=IF([main.$H726]=0;[main.$F726];&quot;&quot;)" office:value-type="float" office:value="-1.02033" calcext:value-type="float">
            <text:p>-1.02033</text:p>
          </table:table-cell>
          <table:table-cell table:formula="of:=IF([main.$H726]=0;[main.$G726];&quot;&quot;)" office:value-type="float" office:value="0.0108871" calcext:value-type="float">
            <text:p>0.0108871</text:p>
          </table:table-cell>
          <table:table-cell table:formula="of:=IF([main.$H726]=1;[main.$F726];&quot;&quot;)">
            <text:p/>
          </table:table-cell>
          <table:table-cell table:formula="of:=IF([main.$H726]=1;[main.$G726];&quot;&quot;)">
            <text:p/>
          </table:table-cell>
          <table:table-cell table:formula="of:=IF([main.$H726]=2;[main.$F726];&quot;&quot;)">
            <text:p/>
          </table:table-cell>
          <table:table-cell table:formula="of:=IF([main.$H726]=2;[main.$G726];&quot;&quot;)">
            <text:p/>
          </table:table-cell>
        </table:table-row>
        <table:table-row table:style-name="ro1">
          <table:table-cell table:formula="of:=IF([main.$C727]=0;[main.$A727];&quot;&quot;)" office:value-type="float" office:value="1.39428" calcext:value-type="float">
            <text:p>1.39428</text:p>
          </table:table-cell>
          <table:table-cell table:formula="of:=IF([main.$C727]=0;[main.$B727];&quot;&quot;)" office:value-type="float" office:value="1.64546" calcext:value-type="float">
            <text:p>1.64546</text:p>
          </table:table-cell>
          <table:table-cell table:formula="of:=IF([main.$C727]=1;[main.$A727];&quot;&quot;)">
            <text:p/>
          </table:table-cell>
          <table:table-cell table:formula="of:=IF([main.$C727]=1;[main.$B727];&quot;&quot;)">
            <text:p/>
          </table:table-cell>
          <table:table-cell table:formula="of:=IF([main.$C727]=2;[main.$A727];&quot;&quot;)">
            <text:p/>
          </table:table-cell>
          <table:table-cell table:formula="of:=IF([main.$C727]=2;[main.$B727];&quot;&quot;)">
            <text:p/>
          </table:table-cell>
          <table:table-cell table:number-columns-repeated="2"/>
          <table:table-cell table:formula="of:=IF([main.$H727]=0;[main.$F727];&quot;&quot;)" office:value-type="float" office:value="1.39428" calcext:value-type="float">
            <text:p>1.39428</text:p>
          </table:table-cell>
          <table:table-cell table:formula="of:=IF([main.$H727]=0;[main.$G727];&quot;&quot;)" office:value-type="float" office:value="1.64546" calcext:value-type="float">
            <text:p>1.64546</text:p>
          </table:table-cell>
          <table:table-cell table:formula="of:=IF([main.$H727]=1;[main.$F727];&quot;&quot;)">
            <text:p/>
          </table:table-cell>
          <table:table-cell table:formula="of:=IF([main.$H727]=1;[main.$G727];&quot;&quot;)">
            <text:p/>
          </table:table-cell>
          <table:table-cell table:formula="of:=IF([main.$H727]=2;[main.$F727];&quot;&quot;)">
            <text:p/>
          </table:table-cell>
          <table:table-cell table:formula="of:=IF([main.$H727]=2;[main.$G727];&quot;&quot;)">
            <text:p/>
          </table:table-cell>
        </table:table-row>
        <table:table-row table:style-name="ro1">
          <table:table-cell table:formula="of:=IF([main.$C728]=0;[main.$A728];&quot;&quot;)" office:value-type="float" office:value="-0.464501" calcext:value-type="float">
            <text:p>-0.464501</text:p>
          </table:table-cell>
          <table:table-cell table:formula="of:=IF([main.$C728]=0;[main.$B728];&quot;&quot;)" office:value-type="float" office:value="-0.779676" calcext:value-type="float">
            <text:p>-0.779676</text:p>
          </table:table-cell>
          <table:table-cell table:formula="of:=IF([main.$C728]=1;[main.$A728];&quot;&quot;)">
            <text:p/>
          </table:table-cell>
          <table:table-cell table:formula="of:=IF([main.$C728]=1;[main.$B728];&quot;&quot;)">
            <text:p/>
          </table:table-cell>
          <table:table-cell table:formula="of:=IF([main.$C728]=2;[main.$A728];&quot;&quot;)">
            <text:p/>
          </table:table-cell>
          <table:table-cell table:formula="of:=IF([main.$C728]=2;[main.$B728];&quot;&quot;)">
            <text:p/>
          </table:table-cell>
          <table:table-cell table:number-columns-repeated="2"/>
          <table:table-cell table:formula="of:=IF([main.$H728]=0;[main.$F728];&quot;&quot;)" office:value-type="float" office:value="-0.464501" calcext:value-type="float">
            <text:p>-0.464501</text:p>
          </table:table-cell>
          <table:table-cell table:formula="of:=IF([main.$H728]=0;[main.$G728];&quot;&quot;)" office:value-type="float" office:value="-0.779676" calcext:value-type="float">
            <text:p>-0.779676</text:p>
          </table:table-cell>
          <table:table-cell table:formula="of:=IF([main.$H728]=1;[main.$F728];&quot;&quot;)">
            <text:p/>
          </table:table-cell>
          <table:table-cell table:formula="of:=IF([main.$H728]=1;[main.$G728];&quot;&quot;)">
            <text:p/>
          </table:table-cell>
          <table:table-cell table:formula="of:=IF([main.$H728]=2;[main.$F728];&quot;&quot;)">
            <text:p/>
          </table:table-cell>
          <table:table-cell table:formula="of:=IF([main.$H728]=2;[main.$G728];&quot;&quot;)">
            <text:p/>
          </table:table-cell>
        </table:table-row>
        <table:table-row table:style-name="ro1">
          <table:table-cell table:formula="of:=IF([main.$C729]=0;[main.$A729];&quot;&quot;)">
            <text:p/>
          </table:table-cell>
          <table:table-cell table:formula="of:=IF([main.$C729]=0;[main.$B729];&quot;&quot;)">
            <text:p/>
          </table:table-cell>
          <table:table-cell table:formula="of:=IF([main.$C729]=1;[main.$A729];&quot;&quot;)">
            <text:p/>
          </table:table-cell>
          <table:table-cell table:formula="of:=IF([main.$C729]=1;[main.$B729];&quot;&quot;)">
            <text:p/>
          </table:table-cell>
          <table:table-cell table:formula="of:=IF([main.$C729]=2;[main.$A729];&quot;&quot;)" office:value-type="float" office:value="1.51506" calcext:value-type="float">
            <text:p>1.51506</text:p>
          </table:table-cell>
          <table:table-cell table:formula="of:=IF([main.$C729]=2;[main.$B729];&quot;&quot;)" office:value-type="float" office:value="-0.690093" calcext:value-type="float">
            <text:p>-0.690093</text:p>
          </table:table-cell>
          <table:table-cell table:number-columns-repeated="2"/>
          <table:table-cell table:formula="of:=IF([main.$H729]=0;[main.$F729];&quot;&quot;)" office:value-type="float" office:value="1.51506" calcext:value-type="float">
            <text:p>1.51506</text:p>
          </table:table-cell>
          <table:table-cell table:formula="of:=IF([main.$H729]=0;[main.$G729];&quot;&quot;)" office:value-type="float" office:value="-0.690093" calcext:value-type="float">
            <text:p>-0.690093</text:p>
          </table:table-cell>
          <table:table-cell table:formula="of:=IF([main.$H729]=1;[main.$F729];&quot;&quot;)">
            <text:p/>
          </table:table-cell>
          <table:table-cell table:formula="of:=IF([main.$H729]=1;[main.$G729];&quot;&quot;)">
            <text:p/>
          </table:table-cell>
          <table:table-cell table:formula="of:=IF([main.$H729]=2;[main.$F729];&quot;&quot;)">
            <text:p/>
          </table:table-cell>
          <table:table-cell table:formula="of:=IF([main.$H729]=2;[main.$G729];&quot;&quot;)">
            <text:p/>
          </table:table-cell>
        </table:table-row>
        <table:table-row table:style-name="ro1">
          <table:table-cell table:formula="of:=IF([main.$C730]=0;[main.$A730];&quot;&quot;)">
            <text:p/>
          </table:table-cell>
          <table:table-cell table:formula="of:=IF([main.$C730]=0;[main.$B730];&quot;&quot;)">
            <text:p/>
          </table:table-cell>
          <table:table-cell table:formula="of:=IF([main.$C730]=1;[main.$A730];&quot;&quot;)">
            <text:p/>
          </table:table-cell>
          <table:table-cell table:formula="of:=IF([main.$C730]=1;[main.$B730];&quot;&quot;)">
            <text:p/>
          </table:table-cell>
          <table:table-cell table:formula="of:=IF([main.$C730]=2;[main.$A730];&quot;&quot;)" office:value-type="float" office:value="1.20667" calcext:value-type="float">
            <text:p>1.20667</text:p>
          </table:table-cell>
          <table:table-cell table:formula="of:=IF([main.$C730]=2;[main.$B730];&quot;&quot;)" office:value-type="float" office:value="-0.320237" calcext:value-type="float">
            <text:p>-0.320237</text:p>
          </table:table-cell>
          <table:table-cell table:number-columns-repeated="2"/>
          <table:table-cell table:formula="of:=IF([main.$H730]=0;[main.$F730];&quot;&quot;)" office:value-type="float" office:value="1.20667" calcext:value-type="float">
            <text:p>1.20667</text:p>
          </table:table-cell>
          <table:table-cell table:formula="of:=IF([main.$H730]=0;[main.$G730];&quot;&quot;)" office:value-type="float" office:value="-0.320237" calcext:value-type="float">
            <text:p>-0.320237</text:p>
          </table:table-cell>
          <table:table-cell table:formula="of:=IF([main.$H730]=1;[main.$F730];&quot;&quot;)">
            <text:p/>
          </table:table-cell>
          <table:table-cell table:formula="of:=IF([main.$H730]=1;[main.$G730];&quot;&quot;)">
            <text:p/>
          </table:table-cell>
          <table:table-cell table:formula="of:=IF([main.$H730]=2;[main.$F730];&quot;&quot;)">
            <text:p/>
          </table:table-cell>
          <table:table-cell table:formula="of:=IF([main.$H730]=2;[main.$G730];&quot;&quot;)">
            <text:p/>
          </table:table-cell>
        </table:table-row>
        <table:table-row table:style-name="ro1">
          <table:table-cell table:formula="of:=IF([main.$C731]=0;[main.$A731];&quot;&quot;)">
            <text:p/>
          </table:table-cell>
          <table:table-cell table:formula="of:=IF([main.$C731]=0;[main.$B731];&quot;&quot;)">
            <text:p/>
          </table:table-cell>
          <table:table-cell table:formula="of:=IF([main.$C731]=1;[main.$A731];&quot;&quot;)" office:value-type="float" office:value="-0.790201" calcext:value-type="float">
            <text:p>-0.790201</text:p>
          </table:table-cell>
          <table:table-cell table:formula="of:=IF([main.$C731]=1;[main.$B731];&quot;&quot;)" office:value-type="float" office:value="1.03334" calcext:value-type="float">
            <text:p>1.03334</text:p>
          </table:table-cell>
          <table:table-cell table:formula="of:=IF([main.$C731]=2;[main.$A731];&quot;&quot;)">
            <text:p/>
          </table:table-cell>
          <table:table-cell table:formula="of:=IF([main.$C731]=2;[main.$B731];&quot;&quot;)">
            <text:p/>
          </table:table-cell>
          <table:table-cell table:number-columns-repeated="2"/>
          <table:table-cell table:formula="of:=IF([main.$H731]=0;[main.$F731];&quot;&quot;)" office:value-type="float" office:value="-0.790201" calcext:value-type="float">
            <text:p>-0.790201</text:p>
          </table:table-cell>
          <table:table-cell table:formula="of:=IF([main.$H731]=0;[main.$G731];&quot;&quot;)" office:value-type="float" office:value="1.03334" calcext:value-type="float">
            <text:p>1.03334</text:p>
          </table:table-cell>
          <table:table-cell table:formula="of:=IF([main.$H731]=1;[main.$F731];&quot;&quot;)">
            <text:p/>
          </table:table-cell>
          <table:table-cell table:formula="of:=IF([main.$H731]=1;[main.$G731];&quot;&quot;)">
            <text:p/>
          </table:table-cell>
          <table:table-cell table:formula="of:=IF([main.$H731]=2;[main.$F731];&quot;&quot;)">
            <text:p/>
          </table:table-cell>
          <table:table-cell table:formula="of:=IF([main.$H731]=2;[main.$G731];&quot;&quot;)">
            <text:p/>
          </table:table-cell>
        </table:table-row>
        <table:table-row table:style-name="ro1">
          <table:table-cell table:formula="of:=IF([main.$C732]=0;[main.$A732];&quot;&quot;)">
            <text:p/>
          </table:table-cell>
          <table:table-cell table:formula="of:=IF([main.$C732]=0;[main.$B732];&quot;&quot;)">
            <text:p/>
          </table:table-cell>
          <table:table-cell table:formula="of:=IF([main.$C732]=1;[main.$A732];&quot;&quot;)" office:value-type="float" office:value="-1.25483" calcext:value-type="float">
            <text:p>-1.25483</text:p>
          </table:table-cell>
          <table:table-cell table:formula="of:=IF([main.$C732]=1;[main.$B732];&quot;&quot;)" office:value-type="float" office:value="0.17226" calcext:value-type="float">
            <text:p>0.17226</text:p>
          </table:table-cell>
          <table:table-cell table:formula="of:=IF([main.$C732]=2;[main.$A732];&quot;&quot;)">
            <text:p/>
          </table:table-cell>
          <table:table-cell table:formula="of:=IF([main.$C732]=2;[main.$B732];&quot;&quot;)">
            <text:p/>
          </table:table-cell>
          <table:table-cell table:number-columns-repeated="2"/>
          <table:table-cell table:formula="of:=IF([main.$H732]=0;[main.$F732];&quot;&quot;)" office:value-type="float" office:value="-1.25483" calcext:value-type="float">
            <text:p>-1.25483</text:p>
          </table:table-cell>
          <table:table-cell table:formula="of:=IF([main.$H732]=0;[main.$G732];&quot;&quot;)" office:value-type="float" office:value="0.17226" calcext:value-type="float">
            <text:p>0.17226</text:p>
          </table:table-cell>
          <table:table-cell table:formula="of:=IF([main.$H732]=1;[main.$F732];&quot;&quot;)">
            <text:p/>
          </table:table-cell>
          <table:table-cell table:formula="of:=IF([main.$H732]=1;[main.$G732];&quot;&quot;)">
            <text:p/>
          </table:table-cell>
          <table:table-cell table:formula="of:=IF([main.$H732]=2;[main.$F732];&quot;&quot;)">
            <text:p/>
          </table:table-cell>
          <table:table-cell table:formula="of:=IF([main.$H732]=2;[main.$G732];&quot;&quot;)">
            <text:p/>
          </table:table-cell>
        </table:table-row>
        <table:table-row table:style-name="ro1">
          <table:table-cell table:formula="of:=IF([main.$C733]=0;[main.$A733];&quot;&quot;)">
            <text:p/>
          </table:table-cell>
          <table:table-cell table:formula="of:=IF([main.$C733]=0;[main.$B733];&quot;&quot;)">
            <text:p/>
          </table:table-cell>
          <table:table-cell table:formula="of:=IF([main.$C733]=1;[main.$A733];&quot;&quot;)" office:value-type="float" office:value="-1.11545" calcext:value-type="float">
            <text:p>-1.11545</text:p>
          </table:table-cell>
          <table:table-cell table:formula="of:=IF([main.$C733]=1;[main.$B733];&quot;&quot;)" office:value-type="float" office:value="0.259995" calcext:value-type="float">
            <text:p>0.259995</text:p>
          </table:table-cell>
          <table:table-cell table:formula="of:=IF([main.$C733]=2;[main.$A733];&quot;&quot;)">
            <text:p/>
          </table:table-cell>
          <table:table-cell table:formula="of:=IF([main.$C733]=2;[main.$B733];&quot;&quot;)">
            <text:p/>
          </table:table-cell>
          <table:table-cell table:number-columns-repeated="2"/>
          <table:table-cell table:formula="of:=IF([main.$H733]=0;[main.$F733];&quot;&quot;)" office:value-type="float" office:value="-1.11545" calcext:value-type="float">
            <text:p>-1.11545</text:p>
          </table:table-cell>
          <table:table-cell table:formula="of:=IF([main.$H733]=0;[main.$G733];&quot;&quot;)" office:value-type="float" office:value="0.259995" calcext:value-type="float">
            <text:p>0.259995</text:p>
          </table:table-cell>
          <table:table-cell table:formula="of:=IF([main.$H733]=1;[main.$F733];&quot;&quot;)">
            <text:p/>
          </table:table-cell>
          <table:table-cell table:formula="of:=IF([main.$H733]=1;[main.$G733];&quot;&quot;)">
            <text:p/>
          </table:table-cell>
          <table:table-cell table:formula="of:=IF([main.$H733]=2;[main.$F733];&quot;&quot;)">
            <text:p/>
          </table:table-cell>
          <table:table-cell table:formula="of:=IF([main.$H733]=2;[main.$G733];&quot;&quot;)">
            <text:p/>
          </table:table-cell>
        </table:table-row>
        <table:table-row table:style-name="ro1">
          <table:table-cell table:formula="of:=IF([main.$C734]=0;[main.$A734];&quot;&quot;)">
            <text:p/>
          </table:table-cell>
          <table:table-cell table:formula="of:=IF([main.$C734]=0;[main.$B734];&quot;&quot;)">
            <text:p/>
          </table:table-cell>
          <table:table-cell table:formula="of:=IF([main.$C734]=1;[main.$A734];&quot;&quot;)" office:value-type="float" office:value="0.0787059" calcext:value-type="float">
            <text:p>0.0787059</text:p>
          </table:table-cell>
          <table:table-cell table:formula="of:=IF([main.$C734]=1;[main.$B734];&quot;&quot;)" office:value-type="float" office:value="1.52239" calcext:value-type="float">
            <text:p>1.52239</text:p>
          </table:table-cell>
          <table:table-cell table:formula="of:=IF([main.$C734]=2;[main.$A734];&quot;&quot;)">
            <text:p/>
          </table:table-cell>
          <table:table-cell table:formula="of:=IF([main.$C734]=2;[main.$B734];&quot;&quot;)">
            <text:p/>
          </table:table-cell>
          <table:table-cell table:number-columns-repeated="2"/>
          <table:table-cell table:formula="of:=IF([main.$H734]=0;[main.$F734];&quot;&quot;)" office:value-type="float" office:value="0.0787059" calcext:value-type="float">
            <text:p>0.0787059</text:p>
          </table:table-cell>
          <table:table-cell table:formula="of:=IF([main.$H734]=0;[main.$G734];&quot;&quot;)" office:value-type="float" office:value="1.52239" calcext:value-type="float">
            <text:p>1.52239</text:p>
          </table:table-cell>
          <table:table-cell table:formula="of:=IF([main.$H734]=1;[main.$F734];&quot;&quot;)">
            <text:p/>
          </table:table-cell>
          <table:table-cell table:formula="of:=IF([main.$H734]=1;[main.$G734];&quot;&quot;)">
            <text:p/>
          </table:table-cell>
          <table:table-cell table:formula="of:=IF([main.$H734]=2;[main.$F734];&quot;&quot;)">
            <text:p/>
          </table:table-cell>
          <table:table-cell table:formula="of:=IF([main.$H734]=2;[main.$G734];&quot;&quot;)">
            <text:p/>
          </table:table-cell>
        </table:table-row>
        <table:table-row table:style-name="ro1">
          <table:table-cell table:formula="of:=IF([main.$C735]=0;[main.$A735];&quot;&quot;)">
            <text:p/>
          </table:table-cell>
          <table:table-cell table:formula="of:=IF([main.$C735]=0;[main.$B735];&quot;&quot;)">
            <text:p/>
          </table:table-cell>
          <table:table-cell table:formula="of:=IF([main.$C735]=1;[main.$A735];&quot;&quot;)" office:value-type="float" office:value="-0.063575" calcext:value-type="float">
            <text:p>-0.063575</text:p>
          </table:table-cell>
          <table:table-cell table:formula="of:=IF([main.$C735]=1;[main.$B735];&quot;&quot;)" office:value-type="float" office:value="1.25883" calcext:value-type="float">
            <text:p>1.25883</text:p>
          </table:table-cell>
          <table:table-cell table:formula="of:=IF([main.$C735]=2;[main.$A735];&quot;&quot;)">
            <text:p/>
          </table:table-cell>
          <table:table-cell table:formula="of:=IF([main.$C735]=2;[main.$B735];&quot;&quot;)">
            <text:p/>
          </table:table-cell>
          <table:table-cell table:number-columns-repeated="2"/>
          <table:table-cell table:formula="of:=IF([main.$H735]=0;[main.$F735];&quot;&quot;)" office:value-type="float" office:value="-0.063575" calcext:value-type="float">
            <text:p>-0.063575</text:p>
          </table:table-cell>
          <table:table-cell table:formula="of:=IF([main.$H735]=0;[main.$G735];&quot;&quot;)" office:value-type="float" office:value="1.25883" calcext:value-type="float">
            <text:p>1.25883</text:p>
          </table:table-cell>
          <table:table-cell table:formula="of:=IF([main.$H735]=1;[main.$F735];&quot;&quot;)">
            <text:p/>
          </table:table-cell>
          <table:table-cell table:formula="of:=IF([main.$H735]=1;[main.$G735];&quot;&quot;)">
            <text:p/>
          </table:table-cell>
          <table:table-cell table:formula="of:=IF([main.$H735]=2;[main.$F735];&quot;&quot;)">
            <text:p/>
          </table:table-cell>
          <table:table-cell table:formula="of:=IF([main.$H735]=2;[main.$G735];&quot;&quot;)">
            <text:p/>
          </table:table-cell>
        </table:table-row>
        <table:table-row table:style-name="ro1">
          <table:table-cell table:formula="of:=IF([main.$C736]=0;[main.$A736];&quot;&quot;)" office:value-type="float" office:value="0.27081" calcext:value-type="float">
            <text:p>0.27081</text:p>
          </table:table-cell>
          <table:table-cell table:formula="of:=IF([main.$C736]=0;[main.$B736];&quot;&quot;)" office:value-type="float" office:value="0.230289" calcext:value-type="float">
            <text:p>0.230289</text:p>
          </table:table-cell>
          <table:table-cell table:formula="of:=IF([main.$C736]=1;[main.$A736];&quot;&quot;)">
            <text:p/>
          </table:table-cell>
          <table:table-cell table:formula="of:=IF([main.$C736]=1;[main.$B736];&quot;&quot;)">
            <text:p/>
          </table:table-cell>
          <table:table-cell table:formula="of:=IF([main.$C736]=2;[main.$A736];&quot;&quot;)">
            <text:p/>
          </table:table-cell>
          <table:table-cell table:formula="of:=IF([main.$C736]=2;[main.$B736];&quot;&quot;)">
            <text:p/>
          </table:table-cell>
          <table:table-cell table:number-columns-repeated="2"/>
          <table:table-cell table:formula="of:=IF([main.$H736]=0;[main.$F736];&quot;&quot;)" office:value-type="float" office:value="0.27081" calcext:value-type="float">
            <text:p>0.27081</text:p>
          </table:table-cell>
          <table:table-cell table:formula="of:=IF([main.$H736]=0;[main.$G736];&quot;&quot;)" office:value-type="float" office:value="0.230289" calcext:value-type="float">
            <text:p>0.230289</text:p>
          </table:table-cell>
          <table:table-cell table:formula="of:=IF([main.$H736]=1;[main.$F736];&quot;&quot;)">
            <text:p/>
          </table:table-cell>
          <table:table-cell table:formula="of:=IF([main.$H736]=1;[main.$G736];&quot;&quot;)">
            <text:p/>
          </table:table-cell>
          <table:table-cell table:formula="of:=IF([main.$H736]=2;[main.$F736];&quot;&quot;)">
            <text:p/>
          </table:table-cell>
          <table:table-cell table:formula="of:=IF([main.$H736]=2;[main.$G736];&quot;&quot;)">
            <text:p/>
          </table:table-cell>
        </table:table-row>
        <table:table-row table:style-name="ro1">
          <table:table-cell table:formula="of:=IF([main.$C737]=0;[main.$A737];&quot;&quot;)">
            <text:p/>
          </table:table-cell>
          <table:table-cell table:formula="of:=IF([main.$C737]=0;[main.$B737];&quot;&quot;)">
            <text:p/>
          </table:table-cell>
          <table:table-cell table:formula="of:=IF([main.$C737]=1;[main.$A737];&quot;&quot;)" office:value-type="float" office:value="0.205136" calcext:value-type="float">
            <text:p>0.205136</text:p>
          </table:table-cell>
          <table:table-cell table:formula="of:=IF([main.$C737]=1;[main.$B737];&quot;&quot;)" office:value-type="float" office:value="1.7966" calcext:value-type="float">
            <text:p>1.7966</text:p>
          </table:table-cell>
          <table:table-cell table:formula="of:=IF([main.$C737]=2;[main.$A737];&quot;&quot;)">
            <text:p/>
          </table:table-cell>
          <table:table-cell table:formula="of:=IF([main.$C737]=2;[main.$B737];&quot;&quot;)">
            <text:p/>
          </table:table-cell>
          <table:table-cell table:number-columns-repeated="2"/>
          <table:table-cell table:formula="of:=IF([main.$H737]=0;[main.$F737];&quot;&quot;)" office:value-type="float" office:value="0.205136" calcext:value-type="float">
            <text:p>0.205136</text:p>
          </table:table-cell>
          <table:table-cell table:formula="of:=IF([main.$H737]=0;[main.$G737];&quot;&quot;)" office:value-type="float" office:value="1.7966" calcext:value-type="float">
            <text:p>1.7966</text:p>
          </table:table-cell>
          <table:table-cell table:formula="of:=IF([main.$H737]=1;[main.$F737];&quot;&quot;)">
            <text:p/>
          </table:table-cell>
          <table:table-cell table:formula="of:=IF([main.$H737]=1;[main.$G737];&quot;&quot;)">
            <text:p/>
          </table:table-cell>
          <table:table-cell table:formula="of:=IF([main.$H737]=2;[main.$F737];&quot;&quot;)">
            <text:p/>
          </table:table-cell>
          <table:table-cell table:formula="of:=IF([main.$H737]=2;[main.$G737];&quot;&quot;)">
            <text:p/>
          </table:table-cell>
        </table:table-row>
        <table:table-row table:style-name="ro1">
          <table:table-cell table:formula="of:=IF([main.$C738]=0;[main.$A738];&quot;&quot;)" office:value-type="float" office:value="-0.70802" calcext:value-type="float">
            <text:p>-0.70802</text:p>
          </table:table-cell>
          <table:table-cell table:formula="of:=IF([main.$C738]=0;[main.$B738];&quot;&quot;)" office:value-type="float" office:value="-0.201046" calcext:value-type="float">
            <text:p>-0.201046</text:p>
          </table:table-cell>
          <table:table-cell table:formula="of:=IF([main.$C738]=1;[main.$A738];&quot;&quot;)">
            <text:p/>
          </table:table-cell>
          <table:table-cell table:formula="of:=IF([main.$C738]=1;[main.$B738];&quot;&quot;)">
            <text:p/>
          </table:table-cell>
          <table:table-cell table:formula="of:=IF([main.$C738]=2;[main.$A738];&quot;&quot;)">
            <text:p/>
          </table:table-cell>
          <table:table-cell table:formula="of:=IF([main.$C738]=2;[main.$B738];&quot;&quot;)">
            <text:p/>
          </table:table-cell>
          <table:table-cell table:number-columns-repeated="2"/>
          <table:table-cell table:formula="of:=IF([main.$H738]=0;[main.$F738];&quot;&quot;)" office:value-type="float" office:value="-0.70802" calcext:value-type="float">
            <text:p>-0.70802</text:p>
          </table:table-cell>
          <table:table-cell table:formula="of:=IF([main.$H738]=0;[main.$G738];&quot;&quot;)" office:value-type="float" office:value="-0.201046" calcext:value-type="float">
            <text:p>-0.201046</text:p>
          </table:table-cell>
          <table:table-cell table:formula="of:=IF([main.$H738]=1;[main.$F738];&quot;&quot;)">
            <text:p/>
          </table:table-cell>
          <table:table-cell table:formula="of:=IF([main.$H738]=1;[main.$G738];&quot;&quot;)">
            <text:p/>
          </table:table-cell>
          <table:table-cell table:formula="of:=IF([main.$H738]=2;[main.$F738];&quot;&quot;)">
            <text:p/>
          </table:table-cell>
          <table:table-cell table:formula="of:=IF([main.$H738]=2;[main.$G738];&quot;&quot;)">
            <text:p/>
          </table:table-cell>
        </table:table-row>
        <table:table-row table:style-name="ro1">
          <table:table-cell table:formula="of:=IF([main.$C739]=0;[main.$A739];&quot;&quot;)">
            <text:p/>
          </table:table-cell>
          <table:table-cell table:formula="of:=IF([main.$C739]=0;[main.$B739];&quot;&quot;)">
            <text:p/>
          </table:table-cell>
          <table:table-cell table:formula="of:=IF([main.$C739]=1;[main.$A739];&quot;&quot;)">
            <text:p/>
          </table:table-cell>
          <table:table-cell table:formula="of:=IF([main.$C739]=1;[main.$B739];&quot;&quot;)">
            <text:p/>
          </table:table-cell>
          <table:table-cell table:formula="of:=IF([main.$C739]=2;[main.$A739];&quot;&quot;)" office:value-type="float" office:value="2.19432" calcext:value-type="float">
            <text:p>2.19432</text:p>
          </table:table-cell>
          <table:table-cell table:formula="of:=IF([main.$C739]=2;[main.$B739];&quot;&quot;)" office:value-type="float" office:value="0.886393" calcext:value-type="float">
            <text:p>0.886393</text:p>
          </table:table-cell>
          <table:table-cell table:number-columns-repeated="2"/>
          <table:table-cell table:formula="of:=IF([main.$H739]=0;[main.$F739];&quot;&quot;)" office:value-type="float" office:value="2.19432" calcext:value-type="float">
            <text:p>2.19432</text:p>
          </table:table-cell>
          <table:table-cell table:formula="of:=IF([main.$H739]=0;[main.$G739];&quot;&quot;)" office:value-type="float" office:value="0.886393" calcext:value-type="float">
            <text:p>0.886393</text:p>
          </table:table-cell>
          <table:table-cell table:formula="of:=IF([main.$H739]=1;[main.$F739];&quot;&quot;)">
            <text:p/>
          </table:table-cell>
          <table:table-cell table:formula="of:=IF([main.$H739]=1;[main.$G739];&quot;&quot;)">
            <text:p/>
          </table:table-cell>
          <table:table-cell table:formula="of:=IF([main.$H739]=2;[main.$F739];&quot;&quot;)">
            <text:p/>
          </table:table-cell>
          <table:table-cell table:formula="of:=IF([main.$H739]=2;[main.$G739];&quot;&quot;)">
            <text:p/>
          </table:table-cell>
        </table:table-row>
        <table:table-row table:style-name="ro1">
          <table:table-cell table:formula="of:=IF([main.$C740]=0;[main.$A740];&quot;&quot;)">
            <text:p/>
          </table:table-cell>
          <table:table-cell table:formula="of:=IF([main.$C740]=0;[main.$B740];&quot;&quot;)">
            <text:p/>
          </table:table-cell>
          <table:table-cell table:formula="of:=IF([main.$C740]=1;[main.$A740];&quot;&quot;)">
            <text:p/>
          </table:table-cell>
          <table:table-cell table:formula="of:=IF([main.$C740]=1;[main.$B740];&quot;&quot;)">
            <text:p/>
          </table:table-cell>
          <table:table-cell table:formula="of:=IF([main.$C740]=2;[main.$A740];&quot;&quot;)" office:value-type="float" office:value="2.65776" calcext:value-type="float">
            <text:p>2.65776</text:p>
          </table:table-cell>
          <table:table-cell table:formula="of:=IF([main.$C740]=2;[main.$B740];&quot;&quot;)" office:value-type="float" office:value="0.353482" calcext:value-type="float">
            <text:p>0.353482</text:p>
          </table:table-cell>
          <table:table-cell table:number-columns-repeated="2"/>
          <table:table-cell table:formula="of:=IF([main.$H740]=0;[main.$F740];&quot;&quot;)" office:value-type="float" office:value="2.65776" calcext:value-type="float">
            <text:p>2.65776</text:p>
          </table:table-cell>
          <table:table-cell table:formula="of:=IF([main.$H740]=0;[main.$G740];&quot;&quot;)" office:value-type="float" office:value="0.353482" calcext:value-type="float">
            <text:p>0.353482</text:p>
          </table:table-cell>
          <table:table-cell table:formula="of:=IF([main.$H740]=1;[main.$F740];&quot;&quot;)">
            <text:p/>
          </table:table-cell>
          <table:table-cell table:formula="of:=IF([main.$H740]=1;[main.$G740];&quot;&quot;)">
            <text:p/>
          </table:table-cell>
          <table:table-cell table:formula="of:=IF([main.$H740]=2;[main.$F740];&quot;&quot;)">
            <text:p/>
          </table:table-cell>
          <table:table-cell table:formula="of:=IF([main.$H740]=2;[main.$G740];&quot;&quot;)">
            <text:p/>
          </table:table-cell>
        </table:table-row>
        <table:table-row table:style-name="ro1">
          <table:table-cell table:formula="of:=IF([main.$C741]=0;[main.$A741];&quot;&quot;)" office:value-type="float" office:value="-1.70209" calcext:value-type="float">
            <text:p>-1.70209</text:p>
          </table:table-cell>
          <table:table-cell table:formula="of:=IF([main.$C741]=0;[main.$B741];&quot;&quot;)" office:value-type="float" office:value="-2.33112" calcext:value-type="float">
            <text:p>-2.33112</text:p>
          </table:table-cell>
          <table:table-cell table:formula="of:=IF([main.$C741]=1;[main.$A741];&quot;&quot;)">
            <text:p/>
          </table:table-cell>
          <table:table-cell table:formula="of:=IF([main.$C741]=1;[main.$B741];&quot;&quot;)">
            <text:p/>
          </table:table-cell>
          <table:table-cell table:formula="of:=IF([main.$C741]=2;[main.$A741];&quot;&quot;)">
            <text:p/>
          </table:table-cell>
          <table:table-cell table:formula="of:=IF([main.$C741]=2;[main.$B741];&quot;&quot;)">
            <text:p/>
          </table:table-cell>
          <table:table-cell table:number-columns-repeated="2"/>
          <table:table-cell table:formula="of:=IF([main.$H741]=0;[main.$F741];&quot;&quot;)" office:value-type="float" office:value="-1.70209" calcext:value-type="float">
            <text:p>-1.70209</text:p>
          </table:table-cell>
          <table:table-cell table:formula="of:=IF([main.$H741]=0;[main.$G741];&quot;&quot;)" office:value-type="float" office:value="-2.33112" calcext:value-type="float">
            <text:p>-2.33112</text:p>
          </table:table-cell>
          <table:table-cell table:formula="of:=IF([main.$H741]=1;[main.$F741];&quot;&quot;)">
            <text:p/>
          </table:table-cell>
          <table:table-cell table:formula="of:=IF([main.$H741]=1;[main.$G741];&quot;&quot;)">
            <text:p/>
          </table:table-cell>
          <table:table-cell table:formula="of:=IF([main.$H741]=2;[main.$F741];&quot;&quot;)">
            <text:p/>
          </table:table-cell>
          <table:table-cell table:formula="of:=IF([main.$H741]=2;[main.$G741];&quot;&quot;)">
            <text:p/>
          </table:table-cell>
        </table:table-row>
        <table:table-row table:style-name="ro1">
          <table:table-cell table:formula="of:=IF([main.$C742]=0;[main.$A742];&quot;&quot;)">
            <text:p/>
          </table:table-cell>
          <table:table-cell table:formula="of:=IF([main.$C742]=0;[main.$B742];&quot;&quot;)">
            <text:p/>
          </table:table-cell>
          <table:table-cell table:formula="of:=IF([main.$C742]=1;[main.$A742];&quot;&quot;)">
            <text:p/>
          </table:table-cell>
          <table:table-cell table:formula="of:=IF([main.$C742]=1;[main.$B742];&quot;&quot;)">
            <text:p/>
          </table:table-cell>
          <table:table-cell table:formula="of:=IF([main.$C742]=2;[main.$A742];&quot;&quot;)" office:value-type="float" office:value="0.597829" calcext:value-type="float">
            <text:p>0.597829</text:p>
          </table:table-cell>
          <table:table-cell table:formula="of:=IF([main.$C742]=2;[main.$B742];&quot;&quot;)" office:value-type="float" office:value="-0.824602" calcext:value-type="float">
            <text:p>-0.824602</text:p>
          </table:table-cell>
          <table:table-cell table:number-columns-repeated="2"/>
          <table:table-cell table:formula="of:=IF([main.$H742]=0;[main.$F742];&quot;&quot;)" office:value-type="float" office:value="0.597829" calcext:value-type="float">
            <text:p>0.597829</text:p>
          </table:table-cell>
          <table:table-cell table:formula="of:=IF([main.$H742]=0;[main.$G742];&quot;&quot;)" office:value-type="float" office:value="-0.824602" calcext:value-type="float">
            <text:p>-0.824602</text:p>
          </table:table-cell>
          <table:table-cell table:formula="of:=IF([main.$H742]=1;[main.$F742];&quot;&quot;)">
            <text:p/>
          </table:table-cell>
          <table:table-cell table:formula="of:=IF([main.$H742]=1;[main.$G742];&quot;&quot;)">
            <text:p/>
          </table:table-cell>
          <table:table-cell table:formula="of:=IF([main.$H742]=2;[main.$F742];&quot;&quot;)">
            <text:p/>
          </table:table-cell>
          <table:table-cell table:formula="of:=IF([main.$H742]=2;[main.$G742];&quot;&quot;)">
            <text:p/>
          </table:table-cell>
        </table:table-row>
        <table:table-row table:style-name="ro1">
          <table:table-cell table:formula="of:=IF([main.$C743]=0;[main.$A743];&quot;&quot;)">
            <text:p/>
          </table:table-cell>
          <table:table-cell table:formula="of:=IF([main.$C743]=0;[main.$B743];&quot;&quot;)">
            <text:p/>
          </table:table-cell>
          <table:table-cell table:formula="of:=IF([main.$C743]=1;[main.$A743];&quot;&quot;)" office:value-type="float" office:value="-0.624183" calcext:value-type="float">
            <text:p>-0.624183</text:p>
          </table:table-cell>
          <table:table-cell table:formula="of:=IF([main.$C743]=1;[main.$B743];&quot;&quot;)" office:value-type="float" office:value="1.50005" calcext:value-type="float">
            <text:p>1.50005</text:p>
          </table:table-cell>
          <table:table-cell table:formula="of:=IF([main.$C743]=2;[main.$A743];&quot;&quot;)">
            <text:p/>
          </table:table-cell>
          <table:table-cell table:formula="of:=IF([main.$C743]=2;[main.$B743];&quot;&quot;)">
            <text:p/>
          </table:table-cell>
          <table:table-cell table:number-columns-repeated="2"/>
          <table:table-cell table:formula="of:=IF([main.$H743]=0;[main.$F743];&quot;&quot;)" office:value-type="float" office:value="-0.624183" calcext:value-type="float">
            <text:p>-0.624183</text:p>
          </table:table-cell>
          <table:table-cell table:formula="of:=IF([main.$H743]=0;[main.$G743];&quot;&quot;)" office:value-type="float" office:value="1.50005" calcext:value-type="float">
            <text:p>1.50005</text:p>
          </table:table-cell>
          <table:table-cell table:formula="of:=IF([main.$H743]=1;[main.$F743];&quot;&quot;)">
            <text:p/>
          </table:table-cell>
          <table:table-cell table:formula="of:=IF([main.$H743]=1;[main.$G743];&quot;&quot;)">
            <text:p/>
          </table:table-cell>
          <table:table-cell table:formula="of:=IF([main.$H743]=2;[main.$F743];&quot;&quot;)">
            <text:p/>
          </table:table-cell>
          <table:table-cell table:formula="of:=IF([main.$H743]=2;[main.$G743];&quot;&quot;)">
            <text:p/>
          </table:table-cell>
        </table:table-row>
        <table:table-row table:style-name="ro1">
          <table:table-cell table:formula="of:=IF([main.$C744]=0;[main.$A744];&quot;&quot;)">
            <text:p/>
          </table:table-cell>
          <table:table-cell table:formula="of:=IF([main.$C744]=0;[main.$B744];&quot;&quot;)">
            <text:p/>
          </table:table-cell>
          <table:table-cell table:formula="of:=IF([main.$C744]=1;[main.$A744];&quot;&quot;)" office:value-type="float" office:value="0.0838689" calcext:value-type="float">
            <text:p>0.0838689</text:p>
          </table:table-cell>
          <table:table-cell table:formula="of:=IF([main.$C744]=1;[main.$B744];&quot;&quot;)" office:value-type="float" office:value="1.44158" calcext:value-type="float">
            <text:p>1.44158</text:p>
          </table:table-cell>
          <table:table-cell table:formula="of:=IF([main.$C744]=2;[main.$A744];&quot;&quot;)">
            <text:p/>
          </table:table-cell>
          <table:table-cell table:formula="of:=IF([main.$C744]=2;[main.$B744];&quot;&quot;)">
            <text:p/>
          </table:table-cell>
          <table:table-cell table:number-columns-repeated="2"/>
          <table:table-cell table:formula="of:=IF([main.$H744]=0;[main.$F744];&quot;&quot;)" office:value-type="float" office:value="0.0838689" calcext:value-type="float">
            <text:p>0.0838689</text:p>
          </table:table-cell>
          <table:table-cell table:formula="of:=IF([main.$H744]=0;[main.$G744];&quot;&quot;)" office:value-type="float" office:value="1.44158" calcext:value-type="float">
            <text:p>1.44158</text:p>
          </table:table-cell>
          <table:table-cell table:formula="of:=IF([main.$H744]=1;[main.$F744];&quot;&quot;)">
            <text:p/>
          </table:table-cell>
          <table:table-cell table:formula="of:=IF([main.$H744]=1;[main.$G744];&quot;&quot;)">
            <text:p/>
          </table:table-cell>
          <table:table-cell table:formula="of:=IF([main.$H744]=2;[main.$F744];&quot;&quot;)">
            <text:p/>
          </table:table-cell>
          <table:table-cell table:formula="of:=IF([main.$H744]=2;[main.$G744];&quot;&quot;)">
            <text:p/>
          </table:table-cell>
        </table:table-row>
        <table:table-row table:style-name="ro1">
          <table:table-cell table:formula="of:=IF([main.$C745]=0;[main.$A745];&quot;&quot;)">
            <text:p/>
          </table:table-cell>
          <table:table-cell table:formula="of:=IF([main.$C745]=0;[main.$B745];&quot;&quot;)">
            <text:p/>
          </table:table-cell>
          <table:table-cell table:formula="of:=IF([main.$C745]=1;[main.$A745];&quot;&quot;)" office:value-type="float" office:value="-0.746704" calcext:value-type="float">
            <text:p>-0.746704</text:p>
          </table:table-cell>
          <table:table-cell table:formula="of:=IF([main.$C745]=1;[main.$B745];&quot;&quot;)" office:value-type="float" office:value="1.00669" calcext:value-type="float">
            <text:p>1.00669</text:p>
          </table:table-cell>
          <table:table-cell table:formula="of:=IF([main.$C745]=2;[main.$A745];&quot;&quot;)">
            <text:p/>
          </table:table-cell>
          <table:table-cell table:formula="of:=IF([main.$C745]=2;[main.$B745];&quot;&quot;)">
            <text:p/>
          </table:table-cell>
          <table:table-cell table:number-columns-repeated="2"/>
          <table:table-cell table:formula="of:=IF([main.$H745]=0;[main.$F745];&quot;&quot;)" office:value-type="float" office:value="-0.746704" calcext:value-type="float">
            <text:p>-0.746704</text:p>
          </table:table-cell>
          <table:table-cell table:formula="of:=IF([main.$H745]=0;[main.$G745];&quot;&quot;)" office:value-type="float" office:value="1.00669" calcext:value-type="float">
            <text:p>1.00669</text:p>
          </table:table-cell>
          <table:table-cell table:formula="of:=IF([main.$H745]=1;[main.$F745];&quot;&quot;)">
            <text:p/>
          </table:table-cell>
          <table:table-cell table:formula="of:=IF([main.$H745]=1;[main.$G745];&quot;&quot;)">
            <text:p/>
          </table:table-cell>
          <table:table-cell table:formula="of:=IF([main.$H745]=2;[main.$F745];&quot;&quot;)">
            <text:p/>
          </table:table-cell>
          <table:table-cell table:formula="of:=IF([main.$H745]=2;[main.$G745];&quot;&quot;)">
            <text:p/>
          </table:table-cell>
        </table:table-row>
        <table:table-row table:style-name="ro1">
          <table:table-cell table:formula="of:=IF([main.$C746]=0;[main.$A746];&quot;&quot;)" office:value-type="float" office:value="0.669517" calcext:value-type="float">
            <text:p>0.669517</text:p>
          </table:table-cell>
          <table:table-cell table:formula="of:=IF([main.$C746]=0;[main.$B746];&quot;&quot;)" office:value-type="float" office:value="-0.252758" calcext:value-type="float">
            <text:p>-0.252758</text:p>
          </table:table-cell>
          <table:table-cell table:formula="of:=IF([main.$C746]=1;[main.$A746];&quot;&quot;)">
            <text:p/>
          </table:table-cell>
          <table:table-cell table:formula="of:=IF([main.$C746]=1;[main.$B746];&quot;&quot;)">
            <text:p/>
          </table:table-cell>
          <table:table-cell table:formula="of:=IF([main.$C746]=2;[main.$A746];&quot;&quot;)">
            <text:p/>
          </table:table-cell>
          <table:table-cell table:formula="of:=IF([main.$C746]=2;[main.$B746];&quot;&quot;)">
            <text:p/>
          </table:table-cell>
          <table:table-cell table:number-columns-repeated="2"/>
          <table:table-cell table:formula="of:=IF([main.$H746]=0;[main.$F746];&quot;&quot;)" office:value-type="float" office:value="0.669517" calcext:value-type="float">
            <text:p>0.669517</text:p>
          </table:table-cell>
          <table:table-cell table:formula="of:=IF([main.$H746]=0;[main.$G746];&quot;&quot;)" office:value-type="float" office:value="-0.252758" calcext:value-type="float">
            <text:p>-0.252758</text:p>
          </table:table-cell>
          <table:table-cell table:formula="of:=IF([main.$H746]=1;[main.$F746];&quot;&quot;)">
            <text:p/>
          </table:table-cell>
          <table:table-cell table:formula="of:=IF([main.$H746]=1;[main.$G746];&quot;&quot;)">
            <text:p/>
          </table:table-cell>
          <table:table-cell table:formula="of:=IF([main.$H746]=2;[main.$F746];&quot;&quot;)">
            <text:p/>
          </table:table-cell>
          <table:table-cell table:formula="of:=IF([main.$H746]=2;[main.$G746];&quot;&quot;)">
            <text:p/>
          </table:table-cell>
        </table:table-row>
        <table:table-row table:style-name="ro1">
          <table:table-cell table:formula="of:=IF([main.$C747]=0;[main.$A747];&quot;&quot;)">
            <text:p/>
          </table:table-cell>
          <table:table-cell table:formula="of:=IF([main.$C747]=0;[main.$B747];&quot;&quot;)">
            <text:p/>
          </table:table-cell>
          <table:table-cell table:formula="of:=IF([main.$C747]=1;[main.$A747];&quot;&quot;)">
            <text:p/>
          </table:table-cell>
          <table:table-cell table:formula="of:=IF([main.$C747]=1;[main.$B747];&quot;&quot;)">
            <text:p/>
          </table:table-cell>
          <table:table-cell table:formula="of:=IF([main.$C747]=2;[main.$A747];&quot;&quot;)" office:value-type="float" office:value="1.62188" calcext:value-type="float">
            <text:p>1.62188</text:p>
          </table:table-cell>
          <table:table-cell table:formula="of:=IF([main.$C747]=2;[main.$B747];&quot;&quot;)" office:value-type="float" office:value="-0.000124303" calcext:value-type="float">
            <text:p>-0.000124303</text:p>
          </table:table-cell>
          <table:table-cell table:number-columns-repeated="2"/>
          <table:table-cell table:formula="of:=IF([main.$H747]=0;[main.$F747];&quot;&quot;)" office:value-type="float" office:value="1.62188" calcext:value-type="float">
            <text:p>1.62188</text:p>
          </table:table-cell>
          <table:table-cell table:formula="of:=IF([main.$H747]=0;[main.$G747];&quot;&quot;)" office:value-type="float" office:value="-0.000124303" calcext:value-type="float">
            <text:p>-0.000124303</text:p>
          </table:table-cell>
          <table:table-cell table:formula="of:=IF([main.$H747]=1;[main.$F747];&quot;&quot;)">
            <text:p/>
          </table:table-cell>
          <table:table-cell table:formula="of:=IF([main.$H747]=1;[main.$G747];&quot;&quot;)">
            <text:p/>
          </table:table-cell>
          <table:table-cell table:formula="of:=IF([main.$H747]=2;[main.$F747];&quot;&quot;)">
            <text:p/>
          </table:table-cell>
          <table:table-cell table:formula="of:=IF([main.$H747]=2;[main.$G747];&quot;&quot;)">
            <text:p/>
          </table:table-cell>
        </table:table-row>
        <table:table-row table:style-name="ro1">
          <table:table-cell table:formula="of:=IF([main.$C748]=0;[main.$A748];&quot;&quot;)">
            <text:p/>
          </table:table-cell>
          <table:table-cell table:formula="of:=IF([main.$C748]=0;[main.$B748];&quot;&quot;)">
            <text:p/>
          </table:table-cell>
          <table:table-cell table:formula="of:=IF([main.$C748]=1;[main.$A748];&quot;&quot;)">
            <text:p/>
          </table:table-cell>
          <table:table-cell table:formula="of:=IF([main.$C748]=1;[main.$B748];&quot;&quot;)">
            <text:p/>
          </table:table-cell>
          <table:table-cell table:formula="of:=IF([main.$C748]=2;[main.$A748];&quot;&quot;)" office:value-type="float" office:value="0.770289" calcext:value-type="float">
            <text:p>0.770289</text:p>
          </table:table-cell>
          <table:table-cell table:formula="of:=IF([main.$C748]=2;[main.$B748];&quot;&quot;)" office:value-type="float" office:value="-0.405644" calcext:value-type="float">
            <text:p>-0.405644</text:p>
          </table:table-cell>
          <table:table-cell table:number-columns-repeated="2"/>
          <table:table-cell table:formula="of:=IF([main.$H748]=0;[main.$F748];&quot;&quot;)" office:value-type="float" office:value="0.770289" calcext:value-type="float">
            <text:p>0.770289</text:p>
          </table:table-cell>
          <table:table-cell table:formula="of:=IF([main.$H748]=0;[main.$G748];&quot;&quot;)" office:value-type="float" office:value="-0.405644" calcext:value-type="float">
            <text:p>-0.405644</text:p>
          </table:table-cell>
          <table:table-cell table:formula="of:=IF([main.$H748]=1;[main.$F748];&quot;&quot;)">
            <text:p/>
          </table:table-cell>
          <table:table-cell table:formula="of:=IF([main.$H748]=1;[main.$G748];&quot;&quot;)">
            <text:p/>
          </table:table-cell>
          <table:table-cell table:formula="of:=IF([main.$H748]=2;[main.$F748];&quot;&quot;)">
            <text:p/>
          </table:table-cell>
          <table:table-cell table:formula="of:=IF([main.$H748]=2;[main.$G748];&quot;&quot;)">
            <text:p/>
          </table:table-cell>
        </table:table-row>
        <table:table-row table:style-name="ro1">
          <table:table-cell table:formula="of:=IF([main.$C749]=0;[main.$A749];&quot;&quot;)">
            <text:p/>
          </table:table-cell>
          <table:table-cell table:formula="of:=IF([main.$C749]=0;[main.$B749];&quot;&quot;)">
            <text:p/>
          </table:table-cell>
          <table:table-cell table:formula="of:=IF([main.$C749]=1;[main.$A749];&quot;&quot;)" office:value-type="float" office:value="-0.713236" calcext:value-type="float">
            <text:p>-0.713236</text:p>
          </table:table-cell>
          <table:table-cell table:formula="of:=IF([main.$C749]=1;[main.$B749];&quot;&quot;)" office:value-type="float" office:value="0.957972" calcext:value-type="float">
            <text:p>0.957972</text:p>
          </table:table-cell>
          <table:table-cell table:formula="of:=IF([main.$C749]=2;[main.$A749];&quot;&quot;)">
            <text:p/>
          </table:table-cell>
          <table:table-cell table:formula="of:=IF([main.$C749]=2;[main.$B749];&quot;&quot;)">
            <text:p/>
          </table:table-cell>
          <table:table-cell table:number-columns-repeated="2"/>
          <table:table-cell table:formula="of:=IF([main.$H749]=0;[main.$F749];&quot;&quot;)" office:value-type="float" office:value="-0.713236" calcext:value-type="float">
            <text:p>-0.713236</text:p>
          </table:table-cell>
          <table:table-cell table:formula="of:=IF([main.$H749]=0;[main.$G749];&quot;&quot;)" office:value-type="float" office:value="0.957972" calcext:value-type="float">
            <text:p>0.957972</text:p>
          </table:table-cell>
          <table:table-cell table:formula="of:=IF([main.$H749]=1;[main.$F749];&quot;&quot;)">
            <text:p/>
          </table:table-cell>
          <table:table-cell table:formula="of:=IF([main.$H749]=1;[main.$G749];&quot;&quot;)">
            <text:p/>
          </table:table-cell>
          <table:table-cell table:formula="of:=IF([main.$H749]=2;[main.$F749];&quot;&quot;)">
            <text:p/>
          </table:table-cell>
          <table:table-cell table:formula="of:=IF([main.$H749]=2;[main.$G749];&quot;&quot;)">
            <text:p/>
          </table:table-cell>
        </table:table-row>
        <table:table-row table:style-name="ro1">
          <table:table-cell table:formula="of:=IF([main.$C750]=0;[main.$A750];&quot;&quot;)">
            <text:p/>
          </table:table-cell>
          <table:table-cell table:formula="of:=IF([main.$C750]=0;[main.$B750];&quot;&quot;)">
            <text:p/>
          </table:table-cell>
          <table:table-cell table:formula="of:=IF([main.$C750]=1;[main.$A750];&quot;&quot;)" office:value-type="float" office:value="0.397541" calcext:value-type="float">
            <text:p>0.397541</text:p>
          </table:table-cell>
          <table:table-cell table:formula="of:=IF([main.$C750]=1;[main.$B750];&quot;&quot;)" office:value-type="float" office:value="1.85147" calcext:value-type="float">
            <text:p>1.85147</text:p>
          </table:table-cell>
          <table:table-cell table:formula="of:=IF([main.$C750]=2;[main.$A750];&quot;&quot;)">
            <text:p/>
          </table:table-cell>
          <table:table-cell table:formula="of:=IF([main.$C750]=2;[main.$B750];&quot;&quot;)">
            <text:p/>
          </table:table-cell>
          <table:table-cell table:number-columns-repeated="2"/>
          <table:table-cell table:formula="of:=IF([main.$H750]=0;[main.$F750];&quot;&quot;)" office:value-type="float" office:value="0.397541" calcext:value-type="float">
            <text:p>0.397541</text:p>
          </table:table-cell>
          <table:table-cell table:formula="of:=IF([main.$H750]=0;[main.$G750];&quot;&quot;)" office:value-type="float" office:value="1.85147" calcext:value-type="float">
            <text:p>1.85147</text:p>
          </table:table-cell>
          <table:table-cell table:formula="of:=IF([main.$H750]=1;[main.$F750];&quot;&quot;)">
            <text:p/>
          </table:table-cell>
          <table:table-cell table:formula="of:=IF([main.$H750]=1;[main.$G750];&quot;&quot;)">
            <text:p/>
          </table:table-cell>
          <table:table-cell table:formula="of:=IF([main.$H750]=2;[main.$F750];&quot;&quot;)">
            <text:p/>
          </table:table-cell>
          <table:table-cell table:formula="of:=IF([main.$H750]=2;[main.$G750];&quot;&quot;)">
            <text:p/>
          </table:table-cell>
        </table:table-row>
        <table:table-row table:style-name="ro1">
          <table:table-cell table:formula="of:=IF([main.$C751]=0;[main.$A751];&quot;&quot;)">
            <text:p/>
          </table:table-cell>
          <table:table-cell table:formula="of:=IF([main.$C751]=0;[main.$B751];&quot;&quot;)">
            <text:p/>
          </table:table-cell>
          <table:table-cell table:formula="of:=IF([main.$C751]=1;[main.$A751];&quot;&quot;)" office:value-type="float" office:value="-1.40985" calcext:value-type="float">
            <text:p>-1.40985</text:p>
          </table:table-cell>
          <table:table-cell table:formula="of:=IF([main.$C751]=1;[main.$B751];&quot;&quot;)" office:value-type="float" office:value="-0.0541955" calcext:value-type="float">
            <text:p>-0.0541955</text:p>
          </table:table-cell>
          <table:table-cell table:formula="of:=IF([main.$C751]=2;[main.$A751];&quot;&quot;)">
            <text:p/>
          </table:table-cell>
          <table:table-cell table:formula="of:=IF([main.$C751]=2;[main.$B751];&quot;&quot;)">
            <text:p/>
          </table:table-cell>
          <table:table-cell table:number-columns-repeated="2"/>
          <table:table-cell table:formula="of:=IF([main.$H751]=0;[main.$F751];&quot;&quot;)" office:value-type="float" office:value="-1.40985" calcext:value-type="float">
            <text:p>-1.40985</text:p>
          </table:table-cell>
          <table:table-cell table:formula="of:=IF([main.$H751]=0;[main.$G751];&quot;&quot;)" office:value-type="float" office:value="-0.0541955" calcext:value-type="float">
            <text:p>-0.0541955</text:p>
          </table:table-cell>
          <table:table-cell table:formula="of:=IF([main.$H751]=1;[main.$F751];&quot;&quot;)">
            <text:p/>
          </table:table-cell>
          <table:table-cell table:formula="of:=IF([main.$H751]=1;[main.$G751];&quot;&quot;)">
            <text:p/>
          </table:table-cell>
          <table:table-cell table:formula="of:=IF([main.$H751]=2;[main.$F751];&quot;&quot;)">
            <text:p/>
          </table:table-cell>
          <table:table-cell table:formula="of:=IF([main.$H751]=2;[main.$G751];&quot;&quot;)">
            <text:p/>
          </table:table-cell>
        </table:table-row>
        <table:table-row table:style-name="ro1">
          <table:table-cell table:formula="of:=IF([main.$C752]=0;[main.$A752];&quot;&quot;)" office:value-type="float" office:value="-0.0610185" calcext:value-type="float">
            <text:p>-0.0610185</text:p>
          </table:table-cell>
          <table:table-cell table:formula="of:=IF([main.$C752]=0;[main.$B752];&quot;&quot;)" office:value-type="float" office:value="-0.541345" calcext:value-type="float">
            <text:p>-0.541345</text:p>
          </table:table-cell>
          <table:table-cell table:formula="of:=IF([main.$C752]=1;[main.$A752];&quot;&quot;)">
            <text:p/>
          </table:table-cell>
          <table:table-cell table:formula="of:=IF([main.$C752]=1;[main.$B752];&quot;&quot;)">
            <text:p/>
          </table:table-cell>
          <table:table-cell table:formula="of:=IF([main.$C752]=2;[main.$A752];&quot;&quot;)">
            <text:p/>
          </table:table-cell>
          <table:table-cell table:formula="of:=IF([main.$C752]=2;[main.$B752];&quot;&quot;)">
            <text:p/>
          </table:table-cell>
          <table:table-cell table:number-columns-repeated="2"/>
          <table:table-cell table:formula="of:=IF([main.$H752]=0;[main.$F752];&quot;&quot;)" office:value-type="float" office:value="-0.0610185" calcext:value-type="float">
            <text:p>-0.0610185</text:p>
          </table:table-cell>
          <table:table-cell table:formula="of:=IF([main.$H752]=0;[main.$G752];&quot;&quot;)" office:value-type="float" office:value="-0.541345" calcext:value-type="float">
            <text:p>-0.541345</text:p>
          </table:table-cell>
          <table:table-cell table:formula="of:=IF([main.$H752]=1;[main.$F752];&quot;&quot;)">
            <text:p/>
          </table:table-cell>
          <table:table-cell table:formula="of:=IF([main.$H752]=1;[main.$G752];&quot;&quot;)">
            <text:p/>
          </table:table-cell>
          <table:table-cell table:formula="of:=IF([main.$H752]=2;[main.$F752];&quot;&quot;)">
            <text:p/>
          </table:table-cell>
          <table:table-cell table:formula="of:=IF([main.$H752]=2;[main.$G752];&quot;&quot;)">
            <text:p/>
          </table:table-cell>
        </table:table-row>
        <table:table-row table:style-name="ro1">
          <table:table-cell table:formula="of:=IF([main.$C753]=0;[main.$A753];&quot;&quot;)">
            <text:p/>
          </table:table-cell>
          <table:table-cell table:formula="of:=IF([main.$C753]=0;[main.$B753];&quot;&quot;)">
            <text:p/>
          </table:table-cell>
          <table:table-cell table:formula="of:=IF([main.$C753]=1;[main.$A753];&quot;&quot;)" office:value-type="float" office:value="1.51599" calcext:value-type="float">
            <text:p>1.51599</text:p>
          </table:table-cell>
          <table:table-cell table:formula="of:=IF([main.$C753]=1;[main.$B753];&quot;&quot;)" office:value-type="float" office:value="3.05751" calcext:value-type="float">
            <text:p>3.05751</text:p>
          </table:table-cell>
          <table:table-cell table:formula="of:=IF([main.$C753]=2;[main.$A753];&quot;&quot;)">
            <text:p/>
          </table:table-cell>
          <table:table-cell table:formula="of:=IF([main.$C753]=2;[main.$B753];&quot;&quot;)">
            <text:p/>
          </table:table-cell>
          <table:table-cell table:number-columns-repeated="2"/>
          <table:table-cell table:formula="of:=IF([main.$H753]=0;[main.$F753];&quot;&quot;)" office:value-type="float" office:value="1.51599" calcext:value-type="float">
            <text:p>1.51599</text:p>
          </table:table-cell>
          <table:table-cell table:formula="of:=IF([main.$H753]=0;[main.$G753];&quot;&quot;)" office:value-type="float" office:value="3.05751" calcext:value-type="float">
            <text:p>3.05751</text:p>
          </table:table-cell>
          <table:table-cell table:formula="of:=IF([main.$H753]=1;[main.$F753];&quot;&quot;)">
            <text:p/>
          </table:table-cell>
          <table:table-cell table:formula="of:=IF([main.$H753]=1;[main.$G753];&quot;&quot;)">
            <text:p/>
          </table:table-cell>
          <table:table-cell table:formula="of:=IF([main.$H753]=2;[main.$F753];&quot;&quot;)">
            <text:p/>
          </table:table-cell>
          <table:table-cell table:formula="of:=IF([main.$H753]=2;[main.$G753];&quot;&quot;)">
            <text:p/>
          </table:table-cell>
        </table:table-row>
        <table:table-row table:style-name="ro1">
          <table:table-cell table:formula="of:=IF([main.$C754]=0;[main.$A754];&quot;&quot;)">
            <text:p/>
          </table:table-cell>
          <table:table-cell table:formula="of:=IF([main.$C754]=0;[main.$B754];&quot;&quot;)">
            <text:p/>
          </table:table-cell>
          <table:table-cell table:formula="of:=IF([main.$C754]=1;[main.$A754];&quot;&quot;)" office:value-type="float" office:value="-0.357403" calcext:value-type="float">
            <text:p>-0.357403</text:p>
          </table:table-cell>
          <table:table-cell table:formula="of:=IF([main.$C754]=1;[main.$B754];&quot;&quot;)" office:value-type="float" office:value="0.698856" calcext:value-type="float">
            <text:p>0.698856</text:p>
          </table:table-cell>
          <table:table-cell table:formula="of:=IF([main.$C754]=2;[main.$A754];&quot;&quot;)">
            <text:p/>
          </table:table-cell>
          <table:table-cell table:formula="of:=IF([main.$C754]=2;[main.$B754];&quot;&quot;)">
            <text:p/>
          </table:table-cell>
          <table:table-cell table:number-columns-repeated="2"/>
          <table:table-cell table:formula="of:=IF([main.$H754]=0;[main.$F754];&quot;&quot;)" office:value-type="float" office:value="-0.357403" calcext:value-type="float">
            <text:p>-0.357403</text:p>
          </table:table-cell>
          <table:table-cell table:formula="of:=IF([main.$H754]=0;[main.$G754];&quot;&quot;)" office:value-type="float" office:value="0.698856" calcext:value-type="float">
            <text:p>0.698856</text:p>
          </table:table-cell>
          <table:table-cell table:formula="of:=IF([main.$H754]=1;[main.$F754];&quot;&quot;)">
            <text:p/>
          </table:table-cell>
          <table:table-cell table:formula="of:=IF([main.$H754]=1;[main.$G754];&quot;&quot;)">
            <text:p/>
          </table:table-cell>
          <table:table-cell table:formula="of:=IF([main.$H754]=2;[main.$F754];&quot;&quot;)">
            <text:p/>
          </table:table-cell>
          <table:table-cell table:formula="of:=IF([main.$H754]=2;[main.$G754];&quot;&quot;)">
            <text:p/>
          </table:table-cell>
        </table:table-row>
        <table:table-row table:style-name="ro1">
          <table:table-cell table:formula="of:=IF([main.$C755]=0;[main.$A755];&quot;&quot;)" office:value-type="float" office:value="1.66415" calcext:value-type="float">
            <text:p>1.66415</text:p>
          </table:table-cell>
          <table:table-cell table:formula="of:=IF([main.$C755]=0;[main.$B755];&quot;&quot;)" office:value-type="float" office:value="1.1009" calcext:value-type="float">
            <text:p>1.1009</text:p>
          </table:table-cell>
          <table:table-cell table:formula="of:=IF([main.$C755]=1;[main.$A755];&quot;&quot;)">
            <text:p/>
          </table:table-cell>
          <table:table-cell table:formula="of:=IF([main.$C755]=1;[main.$B755];&quot;&quot;)">
            <text:p/>
          </table:table-cell>
          <table:table-cell table:formula="of:=IF([main.$C755]=2;[main.$A755];&quot;&quot;)">
            <text:p/>
          </table:table-cell>
          <table:table-cell table:formula="of:=IF([main.$C755]=2;[main.$B755];&quot;&quot;)">
            <text:p/>
          </table:table-cell>
          <table:table-cell table:number-columns-repeated="2"/>
          <table:table-cell table:formula="of:=IF([main.$H755]=0;[main.$F755];&quot;&quot;)" office:value-type="float" office:value="1.66415" calcext:value-type="float">
            <text:p>1.66415</text:p>
          </table:table-cell>
          <table:table-cell table:formula="of:=IF([main.$H755]=0;[main.$G755];&quot;&quot;)" office:value-type="float" office:value="1.1009" calcext:value-type="float">
            <text:p>1.1009</text:p>
          </table:table-cell>
          <table:table-cell table:formula="of:=IF([main.$H755]=1;[main.$F755];&quot;&quot;)">
            <text:p/>
          </table:table-cell>
          <table:table-cell table:formula="of:=IF([main.$H755]=1;[main.$G755];&quot;&quot;)">
            <text:p/>
          </table:table-cell>
          <table:table-cell table:formula="of:=IF([main.$H755]=2;[main.$F755];&quot;&quot;)">
            <text:p/>
          </table:table-cell>
          <table:table-cell table:formula="of:=IF([main.$H755]=2;[main.$G755];&quot;&quot;)">
            <text:p/>
          </table:table-cell>
        </table:table-row>
        <table:table-row table:style-name="ro1">
          <table:table-cell table:formula="of:=IF([main.$C756]=0;[main.$A756];&quot;&quot;)">
            <text:p/>
          </table:table-cell>
          <table:table-cell table:formula="of:=IF([main.$C756]=0;[main.$B756];&quot;&quot;)">
            <text:p/>
          </table:table-cell>
          <table:table-cell table:formula="of:=IF([main.$C756]=1;[main.$A756];&quot;&quot;)">
            <text:p/>
          </table:table-cell>
          <table:table-cell table:formula="of:=IF([main.$C756]=1;[main.$B756];&quot;&quot;)">
            <text:p/>
          </table:table-cell>
          <table:table-cell table:formula="of:=IF([main.$C756]=2;[main.$A756];&quot;&quot;)" office:value-type="float" office:value="0.420966" calcext:value-type="float">
            <text:p>0.420966</text:p>
          </table:table-cell>
          <table:table-cell table:formula="of:=IF([main.$C756]=2;[main.$B756];&quot;&quot;)" office:value-type="float" office:value="-1.10841" calcext:value-type="float">
            <text:p>-1.10841</text:p>
          </table:table-cell>
          <table:table-cell table:number-columns-repeated="2"/>
          <table:table-cell table:formula="of:=IF([main.$H756]=0;[main.$F756];&quot;&quot;)" office:value-type="float" office:value="0.420966" calcext:value-type="float">
            <text:p>0.420966</text:p>
          </table:table-cell>
          <table:table-cell table:formula="of:=IF([main.$H756]=0;[main.$G756];&quot;&quot;)" office:value-type="float" office:value="-1.10841" calcext:value-type="float">
            <text:p>-1.10841</text:p>
          </table:table-cell>
          <table:table-cell table:formula="of:=IF([main.$H756]=1;[main.$F756];&quot;&quot;)">
            <text:p/>
          </table:table-cell>
          <table:table-cell table:formula="of:=IF([main.$H756]=1;[main.$G756];&quot;&quot;)">
            <text:p/>
          </table:table-cell>
          <table:table-cell table:formula="of:=IF([main.$H756]=2;[main.$F756];&quot;&quot;)">
            <text:p/>
          </table:table-cell>
          <table:table-cell table:formula="of:=IF([main.$H756]=2;[main.$G756];&quot;&quot;)">
            <text:p/>
          </table:table-cell>
        </table:table-row>
        <table:table-row table:style-name="ro1">
          <table:table-cell table:formula="of:=IF([main.$C757]=0;[main.$A757];&quot;&quot;)">
            <text:p/>
          </table:table-cell>
          <table:table-cell table:formula="of:=IF([main.$C757]=0;[main.$B757];&quot;&quot;)">
            <text:p/>
          </table:table-cell>
          <table:table-cell table:formula="of:=IF([main.$C757]=1;[main.$A757];&quot;&quot;)" office:value-type="float" office:value="-0.749366" calcext:value-type="float">
            <text:p>-0.749366</text:p>
          </table:table-cell>
          <table:table-cell table:formula="of:=IF([main.$C757]=1;[main.$B757];&quot;&quot;)" office:value-type="float" office:value="0.492802" calcext:value-type="float">
            <text:p>0.492802</text:p>
          </table:table-cell>
          <table:table-cell table:formula="of:=IF([main.$C757]=2;[main.$A757];&quot;&quot;)">
            <text:p/>
          </table:table-cell>
          <table:table-cell table:formula="of:=IF([main.$C757]=2;[main.$B757];&quot;&quot;)">
            <text:p/>
          </table:table-cell>
          <table:table-cell table:number-columns-repeated="2"/>
          <table:table-cell table:formula="of:=IF([main.$H757]=0;[main.$F757];&quot;&quot;)" office:value-type="float" office:value="-0.749366" calcext:value-type="float">
            <text:p>-0.749366</text:p>
          </table:table-cell>
          <table:table-cell table:formula="of:=IF([main.$H757]=0;[main.$G757];&quot;&quot;)" office:value-type="float" office:value="0.492802" calcext:value-type="float">
            <text:p>0.492802</text:p>
          </table:table-cell>
          <table:table-cell table:formula="of:=IF([main.$H757]=1;[main.$F757];&quot;&quot;)">
            <text:p/>
          </table:table-cell>
          <table:table-cell table:formula="of:=IF([main.$H757]=1;[main.$G757];&quot;&quot;)">
            <text:p/>
          </table:table-cell>
          <table:table-cell table:formula="of:=IF([main.$H757]=2;[main.$F757];&quot;&quot;)">
            <text:p/>
          </table:table-cell>
          <table:table-cell table:formula="of:=IF([main.$H757]=2;[main.$G757];&quot;&quot;)">
            <text:p/>
          </table:table-cell>
        </table:table-row>
        <table:table-row table:style-name="ro1">
          <table:table-cell table:formula="of:=IF([main.$C758]=0;[main.$A758];&quot;&quot;)">
            <text:p/>
          </table:table-cell>
          <table:table-cell table:formula="of:=IF([main.$C758]=0;[main.$B758];&quot;&quot;)">
            <text:p/>
          </table:table-cell>
          <table:table-cell table:formula="of:=IF([main.$C758]=1;[main.$A758];&quot;&quot;)" office:value-type="float" office:value="0.333044" calcext:value-type="float">
            <text:p>0.333044</text:p>
          </table:table-cell>
          <table:table-cell table:formula="of:=IF([main.$C758]=1;[main.$B758];&quot;&quot;)" office:value-type="float" office:value="1.57608" calcext:value-type="float">
            <text:p>1.57608</text:p>
          </table:table-cell>
          <table:table-cell table:formula="of:=IF([main.$C758]=2;[main.$A758];&quot;&quot;)">
            <text:p/>
          </table:table-cell>
          <table:table-cell table:formula="of:=IF([main.$C758]=2;[main.$B758];&quot;&quot;)">
            <text:p/>
          </table:table-cell>
          <table:table-cell table:number-columns-repeated="2"/>
          <table:table-cell table:formula="of:=IF([main.$H758]=0;[main.$F758];&quot;&quot;)" office:value-type="float" office:value="0.333044" calcext:value-type="float">
            <text:p>0.333044</text:p>
          </table:table-cell>
          <table:table-cell table:formula="of:=IF([main.$H758]=0;[main.$G758];&quot;&quot;)" office:value-type="float" office:value="1.57608" calcext:value-type="float">
            <text:p>1.57608</text:p>
          </table:table-cell>
          <table:table-cell table:formula="of:=IF([main.$H758]=1;[main.$F758];&quot;&quot;)">
            <text:p/>
          </table:table-cell>
          <table:table-cell table:formula="of:=IF([main.$H758]=1;[main.$G758];&quot;&quot;)">
            <text:p/>
          </table:table-cell>
          <table:table-cell table:formula="of:=IF([main.$H758]=2;[main.$F758];&quot;&quot;)">
            <text:p/>
          </table:table-cell>
          <table:table-cell table:formula="of:=IF([main.$H758]=2;[main.$G758];&quot;&quot;)">
            <text:p/>
          </table:table-cell>
        </table:table-row>
        <table:table-row table:style-name="ro1">
          <table:table-cell table:formula="of:=IF([main.$C759]=0;[main.$A759];&quot;&quot;)">
            <text:p/>
          </table:table-cell>
          <table:table-cell table:formula="of:=IF([main.$C759]=0;[main.$B759];&quot;&quot;)">
            <text:p/>
          </table:table-cell>
          <table:table-cell table:formula="of:=IF([main.$C759]=1;[main.$A759];&quot;&quot;)" office:value-type="float" office:value="-0.53486" calcext:value-type="float">
            <text:p>-0.53486</text:p>
          </table:table-cell>
          <table:table-cell table:formula="of:=IF([main.$C759]=1;[main.$B759];&quot;&quot;)" office:value-type="float" office:value="0.607407" calcext:value-type="float">
            <text:p>0.607407</text:p>
          </table:table-cell>
          <table:table-cell table:formula="of:=IF([main.$C759]=2;[main.$A759];&quot;&quot;)">
            <text:p/>
          </table:table-cell>
          <table:table-cell table:formula="of:=IF([main.$C759]=2;[main.$B759];&quot;&quot;)">
            <text:p/>
          </table:table-cell>
          <table:table-cell table:number-columns-repeated="2"/>
          <table:table-cell table:formula="of:=IF([main.$H759]=0;[main.$F759];&quot;&quot;)" office:value-type="float" office:value="-0.53486" calcext:value-type="float">
            <text:p>-0.53486</text:p>
          </table:table-cell>
          <table:table-cell table:formula="of:=IF([main.$H759]=0;[main.$G759];&quot;&quot;)" office:value-type="float" office:value="0.607407" calcext:value-type="float">
            <text:p>0.607407</text:p>
          </table:table-cell>
          <table:table-cell table:formula="of:=IF([main.$H759]=1;[main.$F759];&quot;&quot;)">
            <text:p/>
          </table:table-cell>
          <table:table-cell table:formula="of:=IF([main.$H759]=1;[main.$G759];&quot;&quot;)">
            <text:p/>
          </table:table-cell>
          <table:table-cell table:formula="of:=IF([main.$H759]=2;[main.$F759];&quot;&quot;)">
            <text:p/>
          </table:table-cell>
          <table:table-cell table:formula="of:=IF([main.$H759]=2;[main.$G759];&quot;&quot;)">
            <text:p/>
          </table:table-cell>
        </table:table-row>
        <table:table-row table:style-name="ro1">
          <table:table-cell table:formula="of:=IF([main.$C760]=0;[main.$A760];&quot;&quot;)" office:value-type="float" office:value="0.0333801" calcext:value-type="float">
            <text:p>0.0333801</text:p>
          </table:table-cell>
          <table:table-cell table:formula="of:=IF([main.$C760]=0;[main.$B760];&quot;&quot;)" office:value-type="float" office:value="0.424399" calcext:value-type="float">
            <text:p>0.424399</text:p>
          </table:table-cell>
          <table:table-cell table:formula="of:=IF([main.$C760]=1;[main.$A760];&quot;&quot;)">
            <text:p/>
          </table:table-cell>
          <table:table-cell table:formula="of:=IF([main.$C760]=1;[main.$B760];&quot;&quot;)">
            <text:p/>
          </table:table-cell>
          <table:table-cell table:formula="of:=IF([main.$C760]=2;[main.$A760];&quot;&quot;)">
            <text:p/>
          </table:table-cell>
          <table:table-cell table:formula="of:=IF([main.$C760]=2;[main.$B760];&quot;&quot;)">
            <text:p/>
          </table:table-cell>
          <table:table-cell table:number-columns-repeated="2"/>
          <table:table-cell table:formula="of:=IF([main.$H760]=0;[main.$F760];&quot;&quot;)" office:value-type="float" office:value="0.0333801" calcext:value-type="float">
            <text:p>0.0333801</text:p>
          </table:table-cell>
          <table:table-cell table:formula="of:=IF([main.$H760]=0;[main.$G760];&quot;&quot;)" office:value-type="float" office:value="0.424399" calcext:value-type="float">
            <text:p>0.424399</text:p>
          </table:table-cell>
          <table:table-cell table:formula="of:=IF([main.$H760]=1;[main.$F760];&quot;&quot;)">
            <text:p/>
          </table:table-cell>
          <table:table-cell table:formula="of:=IF([main.$H760]=1;[main.$G760];&quot;&quot;)">
            <text:p/>
          </table:table-cell>
          <table:table-cell table:formula="of:=IF([main.$H760]=2;[main.$F760];&quot;&quot;)">
            <text:p/>
          </table:table-cell>
          <table:table-cell table:formula="of:=IF([main.$H760]=2;[main.$G760];&quot;&quot;)">
            <text:p/>
          </table:table-cell>
        </table:table-row>
        <table:table-row table:style-name="ro1">
          <table:table-cell table:formula="of:=IF([main.$C761]=0;[main.$A761];&quot;&quot;)" office:value-type="float" office:value="-1.23399" calcext:value-type="float">
            <text:p>-1.23399</text:p>
          </table:table-cell>
          <table:table-cell table:formula="of:=IF([main.$C761]=0;[main.$B761];&quot;&quot;)" office:value-type="float" office:value="-1.28352" calcext:value-type="float">
            <text:p>-1.28352</text:p>
          </table:table-cell>
          <table:table-cell table:formula="of:=IF([main.$C761]=1;[main.$A761];&quot;&quot;)">
            <text:p/>
          </table:table-cell>
          <table:table-cell table:formula="of:=IF([main.$C761]=1;[main.$B761];&quot;&quot;)">
            <text:p/>
          </table:table-cell>
          <table:table-cell table:formula="of:=IF([main.$C761]=2;[main.$A761];&quot;&quot;)">
            <text:p/>
          </table:table-cell>
          <table:table-cell table:formula="of:=IF([main.$C761]=2;[main.$B761];&quot;&quot;)">
            <text:p/>
          </table:table-cell>
          <table:table-cell table:number-columns-repeated="2"/>
          <table:table-cell table:formula="of:=IF([main.$H761]=0;[main.$F761];&quot;&quot;)" office:value-type="float" office:value="-1.23399" calcext:value-type="float">
            <text:p>-1.23399</text:p>
          </table:table-cell>
          <table:table-cell table:formula="of:=IF([main.$H761]=0;[main.$G761];&quot;&quot;)" office:value-type="float" office:value="-1.28352" calcext:value-type="float">
            <text:p>-1.28352</text:p>
          </table:table-cell>
          <table:table-cell table:formula="of:=IF([main.$H761]=1;[main.$F761];&quot;&quot;)">
            <text:p/>
          </table:table-cell>
          <table:table-cell table:formula="of:=IF([main.$H761]=1;[main.$G761];&quot;&quot;)">
            <text:p/>
          </table:table-cell>
          <table:table-cell table:formula="of:=IF([main.$H761]=2;[main.$F761];&quot;&quot;)">
            <text:p/>
          </table:table-cell>
          <table:table-cell table:formula="of:=IF([main.$H761]=2;[main.$G761];&quot;&quot;)">
            <text:p/>
          </table:table-cell>
        </table:table-row>
        <table:table-row table:style-name="ro1">
          <table:table-cell table:formula="of:=IF([main.$C762]=0;[main.$A762];&quot;&quot;)">
            <text:p/>
          </table:table-cell>
          <table:table-cell table:formula="of:=IF([main.$C762]=0;[main.$B762];&quot;&quot;)">
            <text:p/>
          </table:table-cell>
          <table:table-cell table:formula="of:=IF([main.$C762]=1;[main.$A762];&quot;&quot;)" office:value-type="float" office:value="-0.220672" calcext:value-type="float">
            <text:p>-0.220672</text:p>
          </table:table-cell>
          <table:table-cell table:formula="of:=IF([main.$C762]=1;[main.$B762];&quot;&quot;)" office:value-type="float" office:value="1.49369" calcext:value-type="float">
            <text:p>1.49369</text:p>
          </table:table-cell>
          <table:table-cell table:formula="of:=IF([main.$C762]=2;[main.$A762];&quot;&quot;)">
            <text:p/>
          </table:table-cell>
          <table:table-cell table:formula="of:=IF([main.$C762]=2;[main.$B762];&quot;&quot;)">
            <text:p/>
          </table:table-cell>
          <table:table-cell table:number-columns-repeated="2"/>
          <table:table-cell table:formula="of:=IF([main.$H762]=0;[main.$F762];&quot;&quot;)" office:value-type="float" office:value="-0.220672" calcext:value-type="float">
            <text:p>-0.220672</text:p>
          </table:table-cell>
          <table:table-cell table:formula="of:=IF([main.$H762]=0;[main.$G762];&quot;&quot;)" office:value-type="float" office:value="1.49369" calcext:value-type="float">
            <text:p>1.49369</text:p>
          </table:table-cell>
          <table:table-cell table:formula="of:=IF([main.$H762]=1;[main.$F762];&quot;&quot;)">
            <text:p/>
          </table:table-cell>
          <table:table-cell table:formula="of:=IF([main.$H762]=1;[main.$G762];&quot;&quot;)">
            <text:p/>
          </table:table-cell>
          <table:table-cell table:formula="of:=IF([main.$H762]=2;[main.$F762];&quot;&quot;)">
            <text:p/>
          </table:table-cell>
          <table:table-cell table:formula="of:=IF([main.$H762]=2;[main.$G762];&quot;&quot;)">
            <text:p/>
          </table:table-cell>
        </table:table-row>
        <table:table-row table:style-name="ro1">
          <table:table-cell table:formula="of:=IF([main.$C763]=0;[main.$A763];&quot;&quot;)">
            <text:p/>
          </table:table-cell>
          <table:table-cell table:formula="of:=IF([main.$C763]=0;[main.$B763];&quot;&quot;)">
            <text:p/>
          </table:table-cell>
          <table:table-cell table:formula="of:=IF([main.$C763]=1;[main.$A763];&quot;&quot;)">
            <text:p/>
          </table:table-cell>
          <table:table-cell table:formula="of:=IF([main.$C763]=1;[main.$B763];&quot;&quot;)">
            <text:p/>
          </table:table-cell>
          <table:table-cell table:formula="of:=IF([main.$C763]=2;[main.$A763];&quot;&quot;)" office:value-type="float" office:value="2.63118" calcext:value-type="float">
            <text:p>2.63118</text:p>
          </table:table-cell>
          <table:table-cell table:formula="of:=IF([main.$C763]=2;[main.$B763];&quot;&quot;)" office:value-type="float" office:value="1.47849" calcext:value-type="float">
            <text:p>1.47849</text:p>
          </table:table-cell>
          <table:table-cell table:number-columns-repeated="2"/>
          <table:table-cell table:formula="of:=IF([main.$H763]=0;[main.$F763];&quot;&quot;)" office:value-type="float" office:value="2.63118" calcext:value-type="float">
            <text:p>2.63118</text:p>
          </table:table-cell>
          <table:table-cell table:formula="of:=IF([main.$H763]=0;[main.$G763];&quot;&quot;)" office:value-type="float" office:value="1.47849" calcext:value-type="float">
            <text:p>1.47849</text:p>
          </table:table-cell>
          <table:table-cell table:formula="of:=IF([main.$H763]=1;[main.$F763];&quot;&quot;)">
            <text:p/>
          </table:table-cell>
          <table:table-cell table:formula="of:=IF([main.$H763]=1;[main.$G763];&quot;&quot;)">
            <text:p/>
          </table:table-cell>
          <table:table-cell table:formula="of:=IF([main.$H763]=2;[main.$F763];&quot;&quot;)">
            <text:p/>
          </table:table-cell>
          <table:table-cell table:formula="of:=IF([main.$H763]=2;[main.$G763];&quot;&quot;)">
            <text:p/>
          </table:table-cell>
        </table:table-row>
        <table:table-row table:style-name="ro1">
          <table:table-cell table:formula="of:=IF([main.$C764]=0;[main.$A764];&quot;&quot;)">
            <text:p/>
          </table:table-cell>
          <table:table-cell table:formula="of:=IF([main.$C764]=0;[main.$B764];&quot;&quot;)">
            <text:p/>
          </table:table-cell>
          <table:table-cell table:formula="of:=IF([main.$C764]=1;[main.$A764];&quot;&quot;)">
            <text:p/>
          </table:table-cell>
          <table:table-cell table:formula="of:=IF([main.$C764]=1;[main.$B764];&quot;&quot;)">
            <text:p/>
          </table:table-cell>
          <table:table-cell table:formula="of:=IF([main.$C764]=2;[main.$A764];&quot;&quot;)" office:value-type="float" office:value="3.66252" calcext:value-type="float">
            <text:p>3.66252</text:p>
          </table:table-cell>
          <table:table-cell table:formula="of:=IF([main.$C764]=2;[main.$B764];&quot;&quot;)" office:value-type="float" office:value="2.03771" calcext:value-type="float">
            <text:p>2.03771</text:p>
          </table:table-cell>
          <table:table-cell table:number-columns-repeated="2"/>
          <table:table-cell table:formula="of:=IF([main.$H764]=0;[main.$F764];&quot;&quot;)" office:value-type="float" office:value="3.66252" calcext:value-type="float">
            <text:p>3.66252</text:p>
          </table:table-cell>
          <table:table-cell table:formula="of:=IF([main.$H764]=0;[main.$G764];&quot;&quot;)" office:value-type="float" office:value="2.03771" calcext:value-type="float">
            <text:p>2.03771</text:p>
          </table:table-cell>
          <table:table-cell table:formula="of:=IF([main.$H764]=1;[main.$F764];&quot;&quot;)">
            <text:p/>
          </table:table-cell>
          <table:table-cell table:formula="of:=IF([main.$H764]=1;[main.$G764];&quot;&quot;)">
            <text:p/>
          </table:table-cell>
          <table:table-cell table:formula="of:=IF([main.$H764]=2;[main.$F764];&quot;&quot;)">
            <text:p/>
          </table:table-cell>
          <table:table-cell table:formula="of:=IF([main.$H764]=2;[main.$G764];&quot;&quot;)">
            <text:p/>
          </table:table-cell>
        </table:table-row>
        <table:table-row table:style-name="ro1">
          <table:table-cell table:formula="of:=IF([main.$C765]=0;[main.$A765];&quot;&quot;)" office:value-type="float" office:value="2.61865" calcext:value-type="float">
            <text:p>2.61865</text:p>
          </table:table-cell>
          <table:table-cell table:formula="of:=IF([main.$C765]=0;[main.$B765];&quot;&quot;)" office:value-type="float" office:value="2.20592" calcext:value-type="float">
            <text:p>2.20592</text:p>
          </table:table-cell>
          <table:table-cell table:formula="of:=IF([main.$C765]=1;[main.$A765];&quot;&quot;)">
            <text:p/>
          </table:table-cell>
          <table:table-cell table:formula="of:=IF([main.$C765]=1;[main.$B765];&quot;&quot;)">
            <text:p/>
          </table:table-cell>
          <table:table-cell table:formula="of:=IF([main.$C765]=2;[main.$A765];&quot;&quot;)">
            <text:p/>
          </table:table-cell>
          <table:table-cell table:formula="of:=IF([main.$C765]=2;[main.$B765];&quot;&quot;)">
            <text:p/>
          </table:table-cell>
          <table:table-cell table:number-columns-repeated="2"/>
          <table:table-cell table:formula="of:=IF([main.$H765]=0;[main.$F765];&quot;&quot;)" office:value-type="float" office:value="2.61865" calcext:value-type="float">
            <text:p>2.61865</text:p>
          </table:table-cell>
          <table:table-cell table:formula="of:=IF([main.$H765]=0;[main.$G765];&quot;&quot;)" office:value-type="float" office:value="2.20592" calcext:value-type="float">
            <text:p>2.20592</text:p>
          </table:table-cell>
          <table:table-cell table:formula="of:=IF([main.$H765]=1;[main.$F765];&quot;&quot;)">
            <text:p/>
          </table:table-cell>
          <table:table-cell table:formula="of:=IF([main.$H765]=1;[main.$G765];&quot;&quot;)">
            <text:p/>
          </table:table-cell>
          <table:table-cell table:formula="of:=IF([main.$H765]=2;[main.$F765];&quot;&quot;)">
            <text:p/>
          </table:table-cell>
          <table:table-cell table:formula="of:=IF([main.$H765]=2;[main.$G765];&quot;&quot;)">
            <text:p/>
          </table:table-cell>
        </table:table-row>
        <table:table-row table:style-name="ro1">
          <table:table-cell table:formula="of:=IF([main.$C766]=0;[main.$A766];&quot;&quot;)" office:value-type="float" office:value="2.86306" calcext:value-type="float">
            <text:p>2.86306</text:p>
          </table:table-cell>
          <table:table-cell table:formula="of:=IF([main.$C766]=0;[main.$B766];&quot;&quot;)" office:value-type="float" office:value="2.80593" calcext:value-type="float">
            <text:p>2.80593</text:p>
          </table:table-cell>
          <table:table-cell table:formula="of:=IF([main.$C766]=1;[main.$A766];&quot;&quot;)">
            <text:p/>
          </table:table-cell>
          <table:table-cell table:formula="of:=IF([main.$C766]=1;[main.$B766];&quot;&quot;)">
            <text:p/>
          </table:table-cell>
          <table:table-cell table:formula="of:=IF([main.$C766]=2;[main.$A766];&quot;&quot;)">
            <text:p/>
          </table:table-cell>
          <table:table-cell table:formula="of:=IF([main.$C766]=2;[main.$B766];&quot;&quot;)">
            <text:p/>
          </table:table-cell>
          <table:table-cell table:number-columns-repeated="2"/>
          <table:table-cell table:formula="of:=IF([main.$H766]=0;[main.$F766];&quot;&quot;)" office:value-type="float" office:value="2.86306" calcext:value-type="float">
            <text:p>2.86306</text:p>
          </table:table-cell>
          <table:table-cell table:formula="of:=IF([main.$H766]=0;[main.$G766];&quot;&quot;)" office:value-type="float" office:value="2.80593" calcext:value-type="float">
            <text:p>2.80593</text:p>
          </table:table-cell>
          <table:table-cell table:formula="of:=IF([main.$H766]=1;[main.$F766];&quot;&quot;)">
            <text:p/>
          </table:table-cell>
          <table:table-cell table:formula="of:=IF([main.$H766]=1;[main.$G766];&quot;&quot;)">
            <text:p/>
          </table:table-cell>
          <table:table-cell table:formula="of:=IF([main.$H766]=2;[main.$F766];&quot;&quot;)">
            <text:p/>
          </table:table-cell>
          <table:table-cell table:formula="of:=IF([main.$H766]=2;[main.$G766];&quot;&quot;)">
            <text:p/>
          </table:table-cell>
        </table:table-row>
        <table:table-row table:style-name="ro1">
          <table:table-cell table:formula="of:=IF([main.$C767]=0;[main.$A767];&quot;&quot;)" office:value-type="float" office:value="0.375101" calcext:value-type="float">
            <text:p>0.375101</text:p>
          </table:table-cell>
          <table:table-cell table:formula="of:=IF([main.$C767]=0;[main.$B767];&quot;&quot;)" office:value-type="float" office:value="0.121547" calcext:value-type="float">
            <text:p>0.121547</text:p>
          </table:table-cell>
          <table:table-cell table:formula="of:=IF([main.$C767]=1;[main.$A767];&quot;&quot;)">
            <text:p/>
          </table:table-cell>
          <table:table-cell table:formula="of:=IF([main.$C767]=1;[main.$B767];&quot;&quot;)">
            <text:p/>
          </table:table-cell>
          <table:table-cell table:formula="of:=IF([main.$C767]=2;[main.$A767];&quot;&quot;)">
            <text:p/>
          </table:table-cell>
          <table:table-cell table:formula="of:=IF([main.$C767]=2;[main.$B767];&quot;&quot;)">
            <text:p/>
          </table:table-cell>
          <table:table-cell table:number-columns-repeated="2"/>
          <table:table-cell table:formula="of:=IF([main.$H767]=0;[main.$F767];&quot;&quot;)" office:value-type="float" office:value="0.375101" calcext:value-type="float">
            <text:p>0.375101</text:p>
          </table:table-cell>
          <table:table-cell table:formula="of:=IF([main.$H767]=0;[main.$G767];&quot;&quot;)" office:value-type="float" office:value="0.121547" calcext:value-type="float">
            <text:p>0.121547</text:p>
          </table:table-cell>
          <table:table-cell table:formula="of:=IF([main.$H767]=1;[main.$F767];&quot;&quot;)">
            <text:p/>
          </table:table-cell>
          <table:table-cell table:formula="of:=IF([main.$H767]=1;[main.$G767];&quot;&quot;)">
            <text:p/>
          </table:table-cell>
          <table:table-cell table:formula="of:=IF([main.$H767]=2;[main.$F767];&quot;&quot;)">
            <text:p/>
          </table:table-cell>
          <table:table-cell table:formula="of:=IF([main.$H767]=2;[main.$G767];&quot;&quot;)">
            <text:p/>
          </table:table-cell>
        </table:table-row>
        <table:table-row table:style-name="ro1">
          <table:table-cell table:formula="of:=IF([main.$C768]=0;[main.$A768];&quot;&quot;)">
            <text:p/>
          </table:table-cell>
          <table:table-cell table:formula="of:=IF([main.$C768]=0;[main.$B768];&quot;&quot;)">
            <text:p/>
          </table:table-cell>
          <table:table-cell table:formula="of:=IF([main.$C768]=1;[main.$A768];&quot;&quot;)" office:value-type="float" office:value="-0.339212" calcext:value-type="float">
            <text:p>-0.339212</text:p>
          </table:table-cell>
          <table:table-cell table:formula="of:=IF([main.$C768]=1;[main.$B768];&quot;&quot;)" office:value-type="float" office:value="1.03967" calcext:value-type="float">
            <text:p>1.03967</text:p>
          </table:table-cell>
          <table:table-cell table:formula="of:=IF([main.$C768]=2;[main.$A768];&quot;&quot;)">
            <text:p/>
          </table:table-cell>
          <table:table-cell table:formula="of:=IF([main.$C768]=2;[main.$B768];&quot;&quot;)">
            <text:p/>
          </table:table-cell>
          <table:table-cell table:number-columns-repeated="2"/>
          <table:table-cell table:formula="of:=IF([main.$H768]=0;[main.$F768];&quot;&quot;)" office:value-type="float" office:value="-0.339212" calcext:value-type="float">
            <text:p>-0.339212</text:p>
          </table:table-cell>
          <table:table-cell table:formula="of:=IF([main.$H768]=0;[main.$G768];&quot;&quot;)" office:value-type="float" office:value="1.03967" calcext:value-type="float">
            <text:p>1.03967</text:p>
          </table:table-cell>
          <table:table-cell table:formula="of:=IF([main.$H768]=1;[main.$F768];&quot;&quot;)">
            <text:p/>
          </table:table-cell>
          <table:table-cell table:formula="of:=IF([main.$H768]=1;[main.$G768];&quot;&quot;)">
            <text:p/>
          </table:table-cell>
          <table:table-cell table:formula="of:=IF([main.$H768]=2;[main.$F768];&quot;&quot;)">
            <text:p/>
          </table:table-cell>
          <table:table-cell table:formula="of:=IF([main.$H768]=2;[main.$G768];&quot;&quot;)">
            <text:p/>
          </table:table-cell>
        </table:table-row>
        <table:table-row table:style-name="ro1">
          <table:table-cell table:formula="of:=IF([main.$C769]=0;[main.$A769];&quot;&quot;)">
            <text:p/>
          </table:table-cell>
          <table:table-cell table:formula="of:=IF([main.$C769]=0;[main.$B769];&quot;&quot;)">
            <text:p/>
          </table:table-cell>
          <table:table-cell table:formula="of:=IF([main.$C769]=1;[main.$A769];&quot;&quot;)" office:value-type="float" office:value="-1.01631" calcext:value-type="float">
            <text:p>-1.01631</text:p>
          </table:table-cell>
          <table:table-cell table:formula="of:=IF([main.$C769]=1;[main.$B769];&quot;&quot;)" office:value-type="float" office:value="1.11196" calcext:value-type="float">
            <text:p>1.11196</text:p>
          </table:table-cell>
          <table:table-cell table:formula="of:=IF([main.$C769]=2;[main.$A769];&quot;&quot;)">
            <text:p/>
          </table:table-cell>
          <table:table-cell table:formula="of:=IF([main.$C769]=2;[main.$B769];&quot;&quot;)">
            <text:p/>
          </table:table-cell>
          <table:table-cell table:number-columns-repeated="2"/>
          <table:table-cell table:formula="of:=IF([main.$H769]=0;[main.$F769];&quot;&quot;)" office:value-type="float" office:value="-1.01631" calcext:value-type="float">
            <text:p>-1.01631</text:p>
          </table:table-cell>
          <table:table-cell table:formula="of:=IF([main.$H769]=0;[main.$G769];&quot;&quot;)" office:value-type="float" office:value="1.11196" calcext:value-type="float">
            <text:p>1.11196</text:p>
          </table:table-cell>
          <table:table-cell table:formula="of:=IF([main.$H769]=1;[main.$F769];&quot;&quot;)">
            <text:p/>
          </table:table-cell>
          <table:table-cell table:formula="of:=IF([main.$H769]=1;[main.$G769];&quot;&quot;)">
            <text:p/>
          </table:table-cell>
          <table:table-cell table:formula="of:=IF([main.$H769]=2;[main.$F769];&quot;&quot;)">
            <text:p/>
          </table:table-cell>
          <table:table-cell table:formula="of:=IF([main.$H769]=2;[main.$G769];&quot;&quot;)">
            <text:p/>
          </table:table-cell>
        </table:table-row>
        <table:table-row table:style-name="ro1">
          <table:table-cell table:formula="of:=IF([main.$C770]=0;[main.$A770];&quot;&quot;)">
            <text:p/>
          </table:table-cell>
          <table:table-cell table:formula="of:=IF([main.$C770]=0;[main.$B770];&quot;&quot;)">
            <text:p/>
          </table:table-cell>
          <table:table-cell table:formula="of:=IF([main.$C770]=1;[main.$A770];&quot;&quot;)" office:value-type="float" office:value="0.631835" calcext:value-type="float">
            <text:p>0.631835</text:p>
          </table:table-cell>
          <table:table-cell table:formula="of:=IF([main.$C770]=1;[main.$B770];&quot;&quot;)" office:value-type="float" office:value="2.1932" calcext:value-type="float">
            <text:p>2.1932</text:p>
          </table:table-cell>
          <table:table-cell table:formula="of:=IF([main.$C770]=2;[main.$A770];&quot;&quot;)">
            <text:p/>
          </table:table-cell>
          <table:table-cell table:formula="of:=IF([main.$C770]=2;[main.$B770];&quot;&quot;)">
            <text:p/>
          </table:table-cell>
          <table:table-cell table:number-columns-repeated="2"/>
          <table:table-cell table:formula="of:=IF([main.$H770]=0;[main.$F770];&quot;&quot;)" office:value-type="float" office:value="0.631835" calcext:value-type="float">
            <text:p>0.631835</text:p>
          </table:table-cell>
          <table:table-cell table:formula="of:=IF([main.$H770]=0;[main.$G770];&quot;&quot;)" office:value-type="float" office:value="2.1932" calcext:value-type="float">
            <text:p>2.1932</text:p>
          </table:table-cell>
          <table:table-cell table:formula="of:=IF([main.$H770]=1;[main.$F770];&quot;&quot;)">
            <text:p/>
          </table:table-cell>
          <table:table-cell table:formula="of:=IF([main.$H770]=1;[main.$G770];&quot;&quot;)">
            <text:p/>
          </table:table-cell>
          <table:table-cell table:formula="of:=IF([main.$H770]=2;[main.$F770];&quot;&quot;)">
            <text:p/>
          </table:table-cell>
          <table:table-cell table:formula="of:=IF([main.$H770]=2;[main.$G770];&quot;&quot;)">
            <text:p/>
          </table:table-cell>
        </table:table-row>
        <table:table-row table:style-name="ro1">
          <table:table-cell table:formula="of:=IF([main.$C771]=0;[main.$A771];&quot;&quot;)">
            <text:p/>
          </table:table-cell>
          <table:table-cell table:formula="of:=IF([main.$C771]=0;[main.$B771];&quot;&quot;)">
            <text:p/>
          </table:table-cell>
          <table:table-cell table:formula="of:=IF([main.$C771]=1;[main.$A771];&quot;&quot;)">
            <text:p/>
          </table:table-cell>
          <table:table-cell table:formula="of:=IF([main.$C771]=1;[main.$B771];&quot;&quot;)">
            <text:p/>
          </table:table-cell>
          <table:table-cell table:formula="of:=IF([main.$C771]=2;[main.$A771];&quot;&quot;)" office:value-type="float" office:value="0.576952" calcext:value-type="float">
            <text:p>0.576952</text:p>
          </table:table-cell>
          <table:table-cell table:formula="of:=IF([main.$C771]=2;[main.$B771];&quot;&quot;)" office:value-type="float" office:value="-0.404533" calcext:value-type="float">
            <text:p>-0.404533</text:p>
          </table:table-cell>
          <table:table-cell table:number-columns-repeated="2"/>
          <table:table-cell table:formula="of:=IF([main.$H771]=0;[main.$F771];&quot;&quot;)" office:value-type="float" office:value="0.576952" calcext:value-type="float">
            <text:p>0.576952</text:p>
          </table:table-cell>
          <table:table-cell table:formula="of:=IF([main.$H771]=0;[main.$G771];&quot;&quot;)" office:value-type="float" office:value="-0.404533" calcext:value-type="float">
            <text:p>-0.404533</text:p>
          </table:table-cell>
          <table:table-cell table:formula="of:=IF([main.$H771]=1;[main.$F771];&quot;&quot;)">
            <text:p/>
          </table:table-cell>
          <table:table-cell table:formula="of:=IF([main.$H771]=1;[main.$G771];&quot;&quot;)">
            <text:p/>
          </table:table-cell>
          <table:table-cell table:formula="of:=IF([main.$H771]=2;[main.$F771];&quot;&quot;)">
            <text:p/>
          </table:table-cell>
          <table:table-cell table:formula="of:=IF([main.$H771]=2;[main.$G771];&quot;&quot;)">
            <text:p/>
          </table:table-cell>
        </table:table-row>
        <table:table-row table:style-name="ro1">
          <table:table-cell table:formula="of:=IF([main.$C772]=0;[main.$A772];&quot;&quot;)">
            <text:p/>
          </table:table-cell>
          <table:table-cell table:formula="of:=IF([main.$C772]=0;[main.$B772];&quot;&quot;)">
            <text:p/>
          </table:table-cell>
          <table:table-cell table:formula="of:=IF([main.$C772]=1;[main.$A772];&quot;&quot;)">
            <text:p/>
          </table:table-cell>
          <table:table-cell table:formula="of:=IF([main.$C772]=1;[main.$B772];&quot;&quot;)">
            <text:p/>
          </table:table-cell>
          <table:table-cell table:formula="of:=IF([main.$C772]=2;[main.$A772];&quot;&quot;)" office:value-type="float" office:value="0.505105" calcext:value-type="float">
            <text:p>0.505105</text:p>
          </table:table-cell>
          <table:table-cell table:formula="of:=IF([main.$C772]=2;[main.$B772];&quot;&quot;)" office:value-type="float" office:value="-1.09743" calcext:value-type="float">
            <text:p>-1.09743</text:p>
          </table:table-cell>
          <table:table-cell table:number-columns-repeated="2"/>
          <table:table-cell table:formula="of:=IF([main.$H772]=0;[main.$F772];&quot;&quot;)" office:value-type="float" office:value="0.505105" calcext:value-type="float">
            <text:p>0.505105</text:p>
          </table:table-cell>
          <table:table-cell table:formula="of:=IF([main.$H772]=0;[main.$G772];&quot;&quot;)" office:value-type="float" office:value="-1.09743" calcext:value-type="float">
            <text:p>-1.09743</text:p>
          </table:table-cell>
          <table:table-cell table:formula="of:=IF([main.$H772]=1;[main.$F772];&quot;&quot;)">
            <text:p/>
          </table:table-cell>
          <table:table-cell table:formula="of:=IF([main.$H772]=1;[main.$G772];&quot;&quot;)">
            <text:p/>
          </table:table-cell>
          <table:table-cell table:formula="of:=IF([main.$H772]=2;[main.$F772];&quot;&quot;)">
            <text:p/>
          </table:table-cell>
          <table:table-cell table:formula="of:=IF([main.$H772]=2;[main.$G772];&quot;&quot;)">
            <text:p/>
          </table:table-cell>
        </table:table-row>
        <table:table-row table:style-name="ro1">
          <table:table-cell table:formula="of:=IF([main.$C773]=0;[main.$A773];&quot;&quot;)" office:value-type="float" office:value="-0.178817" calcext:value-type="float">
            <text:p>-0.178817</text:p>
          </table:table-cell>
          <table:table-cell table:formula="of:=IF([main.$C773]=0;[main.$B773];&quot;&quot;)" office:value-type="float" office:value="-0.179829" calcext:value-type="float">
            <text:p>-0.179829</text:p>
          </table:table-cell>
          <table:table-cell table:formula="of:=IF([main.$C773]=1;[main.$A773];&quot;&quot;)">
            <text:p/>
          </table:table-cell>
          <table:table-cell table:formula="of:=IF([main.$C773]=1;[main.$B773];&quot;&quot;)">
            <text:p/>
          </table:table-cell>
          <table:table-cell table:formula="of:=IF([main.$C773]=2;[main.$A773];&quot;&quot;)">
            <text:p/>
          </table:table-cell>
          <table:table-cell table:formula="of:=IF([main.$C773]=2;[main.$B773];&quot;&quot;)">
            <text:p/>
          </table:table-cell>
          <table:table-cell table:number-columns-repeated="2"/>
          <table:table-cell table:formula="of:=IF([main.$H773]=0;[main.$F773];&quot;&quot;)" office:value-type="float" office:value="-0.178817" calcext:value-type="float">
            <text:p>-0.178817</text:p>
          </table:table-cell>
          <table:table-cell table:formula="of:=IF([main.$H773]=0;[main.$G773];&quot;&quot;)" office:value-type="float" office:value="-0.179829" calcext:value-type="float">
            <text:p>-0.179829</text:p>
          </table:table-cell>
          <table:table-cell table:formula="of:=IF([main.$H773]=1;[main.$F773];&quot;&quot;)">
            <text:p/>
          </table:table-cell>
          <table:table-cell table:formula="of:=IF([main.$H773]=1;[main.$G773];&quot;&quot;)">
            <text:p/>
          </table:table-cell>
          <table:table-cell table:formula="of:=IF([main.$H773]=2;[main.$F773];&quot;&quot;)">
            <text:p/>
          </table:table-cell>
          <table:table-cell table:formula="of:=IF([main.$H773]=2;[main.$G773];&quot;&quot;)">
            <text:p/>
          </table:table-cell>
        </table:table-row>
        <table:table-row table:style-name="ro1">
          <table:table-cell table:formula="of:=IF([main.$C774]=0;[main.$A774];&quot;&quot;)" office:value-type="float" office:value="1.34784" calcext:value-type="float">
            <text:p>1.34784</text:p>
          </table:table-cell>
          <table:table-cell table:formula="of:=IF([main.$C774]=0;[main.$B774];&quot;&quot;)" office:value-type="float" office:value="1.34885" calcext:value-type="float">
            <text:p>1.34885</text:p>
          </table:table-cell>
          <table:table-cell table:formula="of:=IF([main.$C774]=1;[main.$A774];&quot;&quot;)">
            <text:p/>
          </table:table-cell>
          <table:table-cell table:formula="of:=IF([main.$C774]=1;[main.$B774];&quot;&quot;)">
            <text:p/>
          </table:table-cell>
          <table:table-cell table:formula="of:=IF([main.$C774]=2;[main.$A774];&quot;&quot;)">
            <text:p/>
          </table:table-cell>
          <table:table-cell table:formula="of:=IF([main.$C774]=2;[main.$B774];&quot;&quot;)">
            <text:p/>
          </table:table-cell>
          <table:table-cell table:number-columns-repeated="2"/>
          <table:table-cell table:formula="of:=IF([main.$H774]=0;[main.$F774];&quot;&quot;)" office:value-type="float" office:value="1.34784" calcext:value-type="float">
            <text:p>1.34784</text:p>
          </table:table-cell>
          <table:table-cell table:formula="of:=IF([main.$H774]=0;[main.$G774];&quot;&quot;)" office:value-type="float" office:value="1.34885" calcext:value-type="float">
            <text:p>1.34885</text:p>
          </table:table-cell>
          <table:table-cell table:formula="of:=IF([main.$H774]=1;[main.$F774];&quot;&quot;)">
            <text:p/>
          </table:table-cell>
          <table:table-cell table:formula="of:=IF([main.$H774]=1;[main.$G774];&quot;&quot;)">
            <text:p/>
          </table:table-cell>
          <table:table-cell table:formula="of:=IF([main.$H774]=2;[main.$F774];&quot;&quot;)">
            <text:p/>
          </table:table-cell>
          <table:table-cell table:formula="of:=IF([main.$H774]=2;[main.$G774];&quot;&quot;)">
            <text:p/>
          </table:table-cell>
        </table:table-row>
        <table:table-row table:style-name="ro1">
          <table:table-cell table:formula="of:=IF([main.$C775]=0;[main.$A775];&quot;&quot;)" office:value-type="float" office:value="-1.94993" calcext:value-type="float">
            <text:p>-1.94993</text:p>
          </table:table-cell>
          <table:table-cell table:formula="of:=IF([main.$C775]=0;[main.$B775];&quot;&quot;)" office:value-type="float" office:value="-1.90232" calcext:value-type="float">
            <text:p>-1.90232</text:p>
          </table:table-cell>
          <table:table-cell table:formula="of:=IF([main.$C775]=1;[main.$A775];&quot;&quot;)">
            <text:p/>
          </table:table-cell>
          <table:table-cell table:formula="of:=IF([main.$C775]=1;[main.$B775];&quot;&quot;)">
            <text:p/>
          </table:table-cell>
          <table:table-cell table:formula="of:=IF([main.$C775]=2;[main.$A775];&quot;&quot;)">
            <text:p/>
          </table:table-cell>
          <table:table-cell table:formula="of:=IF([main.$C775]=2;[main.$B775];&quot;&quot;)">
            <text:p/>
          </table:table-cell>
          <table:table-cell table:number-columns-repeated="2"/>
          <table:table-cell table:formula="of:=IF([main.$H775]=0;[main.$F775];&quot;&quot;)" office:value-type="float" office:value="-1.94993" calcext:value-type="float">
            <text:p>-1.94993</text:p>
          </table:table-cell>
          <table:table-cell table:formula="of:=IF([main.$H775]=0;[main.$G775];&quot;&quot;)" office:value-type="float" office:value="-1.90232" calcext:value-type="float">
            <text:p>-1.90232</text:p>
          </table:table-cell>
          <table:table-cell table:formula="of:=IF([main.$H775]=1;[main.$F775];&quot;&quot;)">
            <text:p/>
          </table:table-cell>
          <table:table-cell table:formula="of:=IF([main.$H775]=1;[main.$G775];&quot;&quot;)">
            <text:p/>
          </table:table-cell>
          <table:table-cell table:formula="of:=IF([main.$H775]=2;[main.$F775];&quot;&quot;)">
            <text:p/>
          </table:table-cell>
          <table:table-cell table:formula="of:=IF([main.$H775]=2;[main.$G775];&quot;&quot;)">
            <text:p/>
          </table:table-cell>
        </table:table-row>
        <table:table-row table:style-name="ro1">
          <table:table-cell table:formula="of:=IF([main.$C776]=0;[main.$A776];&quot;&quot;)">
            <text:p/>
          </table:table-cell>
          <table:table-cell table:formula="of:=IF([main.$C776]=0;[main.$B776];&quot;&quot;)">
            <text:p/>
          </table:table-cell>
          <table:table-cell table:formula="of:=IF([main.$C776]=1;[main.$A776];&quot;&quot;)" office:value-type="float" office:value="0.51492" calcext:value-type="float">
            <text:p>0.51492</text:p>
          </table:table-cell>
          <table:table-cell table:formula="of:=IF([main.$C776]=1;[main.$B776];&quot;&quot;)" office:value-type="float" office:value="2.402" calcext:value-type="float">
            <text:p>2.402</text:p>
          </table:table-cell>
          <table:table-cell table:formula="of:=IF([main.$C776]=2;[main.$A776];&quot;&quot;)">
            <text:p/>
          </table:table-cell>
          <table:table-cell table:formula="of:=IF([main.$C776]=2;[main.$B776];&quot;&quot;)">
            <text:p/>
          </table:table-cell>
          <table:table-cell table:number-columns-repeated="2"/>
          <table:table-cell table:formula="of:=IF([main.$H776]=0;[main.$F776];&quot;&quot;)" office:value-type="float" office:value="0.51492" calcext:value-type="float">
            <text:p>0.51492</text:p>
          </table:table-cell>
          <table:table-cell table:formula="of:=IF([main.$H776]=0;[main.$G776];&quot;&quot;)" office:value-type="float" office:value="2.402" calcext:value-type="float">
            <text:p>2.402</text:p>
          </table:table-cell>
          <table:table-cell table:formula="of:=IF([main.$H776]=1;[main.$F776];&quot;&quot;)">
            <text:p/>
          </table:table-cell>
          <table:table-cell table:formula="of:=IF([main.$H776]=1;[main.$G776];&quot;&quot;)">
            <text:p/>
          </table:table-cell>
          <table:table-cell table:formula="of:=IF([main.$H776]=2;[main.$F776];&quot;&quot;)">
            <text:p/>
          </table:table-cell>
          <table:table-cell table:formula="of:=IF([main.$H776]=2;[main.$G776];&quot;&quot;)">
            <text:p/>
          </table:table-cell>
        </table:table-row>
        <table:table-row table:style-name="ro1">
          <table:table-cell table:formula="of:=IF([main.$C777]=0;[main.$A777];&quot;&quot;)" office:value-type="float" office:value="1.30885" calcext:value-type="float">
            <text:p>1.30885</text:p>
          </table:table-cell>
          <table:table-cell table:formula="of:=IF([main.$C777]=0;[main.$B777];&quot;&quot;)" office:value-type="float" office:value="1.82534" calcext:value-type="float">
            <text:p>1.82534</text:p>
          </table:table-cell>
          <table:table-cell table:formula="of:=IF([main.$C777]=1;[main.$A777];&quot;&quot;)">
            <text:p/>
          </table:table-cell>
          <table:table-cell table:formula="of:=IF([main.$C777]=1;[main.$B777];&quot;&quot;)">
            <text:p/>
          </table:table-cell>
          <table:table-cell table:formula="of:=IF([main.$C777]=2;[main.$A777];&quot;&quot;)">
            <text:p/>
          </table:table-cell>
          <table:table-cell table:formula="of:=IF([main.$C777]=2;[main.$B777];&quot;&quot;)">
            <text:p/>
          </table:table-cell>
          <table:table-cell table:number-columns-repeated="2"/>
          <table:table-cell table:formula="of:=IF([main.$H777]=0;[main.$F777];&quot;&quot;)" office:value-type="float" office:value="1.30885" calcext:value-type="float">
            <text:p>1.30885</text:p>
          </table:table-cell>
          <table:table-cell table:formula="of:=IF([main.$H777]=0;[main.$G777];&quot;&quot;)" office:value-type="float" office:value="1.82534" calcext:value-type="float">
            <text:p>1.82534</text:p>
          </table:table-cell>
          <table:table-cell table:formula="of:=IF([main.$H777]=1;[main.$F777];&quot;&quot;)">
            <text:p/>
          </table:table-cell>
          <table:table-cell table:formula="of:=IF([main.$H777]=1;[main.$G777];&quot;&quot;)">
            <text:p/>
          </table:table-cell>
          <table:table-cell table:formula="of:=IF([main.$H777]=2;[main.$F777];&quot;&quot;)">
            <text:p/>
          </table:table-cell>
          <table:table-cell table:formula="of:=IF([main.$H777]=2;[main.$G777];&quot;&quot;)">
            <text:p/>
          </table:table-cell>
        </table:table-row>
        <table:table-row table:style-name="ro1">
          <table:table-cell table:formula="of:=IF([main.$C778]=0;[main.$A778];&quot;&quot;)" office:value-type="float" office:value="1.27807" calcext:value-type="float">
            <text:p>1.27807</text:p>
          </table:table-cell>
          <table:table-cell table:formula="of:=IF([main.$C778]=0;[main.$B778];&quot;&quot;)" office:value-type="float" office:value="1.50804" calcext:value-type="float">
            <text:p>1.50804</text:p>
          </table:table-cell>
          <table:table-cell table:formula="of:=IF([main.$C778]=1;[main.$A778];&quot;&quot;)">
            <text:p/>
          </table:table-cell>
          <table:table-cell table:formula="of:=IF([main.$C778]=1;[main.$B778];&quot;&quot;)">
            <text:p/>
          </table:table-cell>
          <table:table-cell table:formula="of:=IF([main.$C778]=2;[main.$A778];&quot;&quot;)">
            <text:p/>
          </table:table-cell>
          <table:table-cell table:formula="of:=IF([main.$C778]=2;[main.$B778];&quot;&quot;)">
            <text:p/>
          </table:table-cell>
          <table:table-cell table:number-columns-repeated="2"/>
          <table:table-cell table:formula="of:=IF([main.$H778]=0;[main.$F778];&quot;&quot;)" office:value-type="float" office:value="1.27807" calcext:value-type="float">
            <text:p>1.27807</text:p>
          </table:table-cell>
          <table:table-cell table:formula="of:=IF([main.$H778]=0;[main.$G778];&quot;&quot;)" office:value-type="float" office:value="1.50804" calcext:value-type="float">
            <text:p>1.50804</text:p>
          </table:table-cell>
          <table:table-cell table:formula="of:=IF([main.$H778]=1;[main.$F778];&quot;&quot;)">
            <text:p/>
          </table:table-cell>
          <table:table-cell table:formula="of:=IF([main.$H778]=1;[main.$G778];&quot;&quot;)">
            <text:p/>
          </table:table-cell>
          <table:table-cell table:formula="of:=IF([main.$H778]=2;[main.$F778];&quot;&quot;)">
            <text:p/>
          </table:table-cell>
          <table:table-cell table:formula="of:=IF([main.$H778]=2;[main.$G778];&quot;&quot;)">
            <text:p/>
          </table:table-cell>
        </table:table-row>
        <table:table-row table:style-name="ro1">
          <table:table-cell table:formula="of:=IF([main.$C779]=0;[main.$A779];&quot;&quot;)">
            <text:p/>
          </table:table-cell>
          <table:table-cell table:formula="of:=IF([main.$C779]=0;[main.$B779];&quot;&quot;)">
            <text:p/>
          </table:table-cell>
          <table:table-cell table:formula="of:=IF([main.$C779]=1;[main.$A779];&quot;&quot;)">
            <text:p/>
          </table:table-cell>
          <table:table-cell table:formula="of:=IF([main.$C779]=1;[main.$B779];&quot;&quot;)">
            <text:p/>
          </table:table-cell>
          <table:table-cell table:formula="of:=IF([main.$C779]=2;[main.$A779];&quot;&quot;)" office:value-type="float" office:value="0.728788" calcext:value-type="float">
            <text:p>0.728788</text:p>
          </table:table-cell>
          <table:table-cell table:formula="of:=IF([main.$C779]=2;[main.$B779];&quot;&quot;)" office:value-type="float" office:value="-1.15196" calcext:value-type="float">
            <text:p>-1.15196</text:p>
          </table:table-cell>
          <table:table-cell table:number-columns-repeated="2"/>
          <table:table-cell table:formula="of:=IF([main.$H779]=0;[main.$F779];&quot;&quot;)" office:value-type="float" office:value="0.728788" calcext:value-type="float">
            <text:p>0.728788</text:p>
          </table:table-cell>
          <table:table-cell table:formula="of:=IF([main.$H779]=0;[main.$G779];&quot;&quot;)" office:value-type="float" office:value="-1.15196" calcext:value-type="float">
            <text:p>-1.15196</text:p>
          </table:table-cell>
          <table:table-cell table:formula="of:=IF([main.$H779]=1;[main.$F779];&quot;&quot;)">
            <text:p/>
          </table:table-cell>
          <table:table-cell table:formula="of:=IF([main.$H779]=1;[main.$G779];&quot;&quot;)">
            <text:p/>
          </table:table-cell>
          <table:table-cell table:formula="of:=IF([main.$H779]=2;[main.$F779];&quot;&quot;)">
            <text:p/>
          </table:table-cell>
          <table:table-cell table:formula="of:=IF([main.$H779]=2;[main.$G779];&quot;&quot;)">
            <text:p/>
          </table:table-cell>
        </table:table-row>
        <table:table-row table:style-name="ro1">
          <table:table-cell table:formula="of:=IF([main.$C780]=0;[main.$A780];&quot;&quot;)" office:value-type="float" office:value="0.62727" calcext:value-type="float">
            <text:p>0.62727</text:p>
          </table:table-cell>
          <table:table-cell table:formula="of:=IF([main.$C780]=0;[main.$B780];&quot;&quot;)" office:value-type="float" office:value="0.796716" calcext:value-type="float">
            <text:p>0.796716</text:p>
          </table:table-cell>
          <table:table-cell table:formula="of:=IF([main.$C780]=1;[main.$A780];&quot;&quot;)">
            <text:p/>
          </table:table-cell>
          <table:table-cell table:formula="of:=IF([main.$C780]=1;[main.$B780];&quot;&quot;)">
            <text:p/>
          </table:table-cell>
          <table:table-cell table:formula="of:=IF([main.$C780]=2;[main.$A780];&quot;&quot;)">
            <text:p/>
          </table:table-cell>
          <table:table-cell table:formula="of:=IF([main.$C780]=2;[main.$B780];&quot;&quot;)">
            <text:p/>
          </table:table-cell>
          <table:table-cell table:number-columns-repeated="2"/>
          <table:table-cell table:formula="of:=IF([main.$H780]=0;[main.$F780];&quot;&quot;)" office:value-type="float" office:value="0.62727" calcext:value-type="float">
            <text:p>0.62727</text:p>
          </table:table-cell>
          <table:table-cell table:formula="of:=IF([main.$H780]=0;[main.$G780];&quot;&quot;)" office:value-type="float" office:value="0.796716" calcext:value-type="float">
            <text:p>0.796716</text:p>
          </table:table-cell>
          <table:table-cell table:formula="of:=IF([main.$H780]=1;[main.$F780];&quot;&quot;)">
            <text:p/>
          </table:table-cell>
          <table:table-cell table:formula="of:=IF([main.$H780]=1;[main.$G780];&quot;&quot;)">
            <text:p/>
          </table:table-cell>
          <table:table-cell table:formula="of:=IF([main.$H780]=2;[main.$F780];&quot;&quot;)">
            <text:p/>
          </table:table-cell>
          <table:table-cell table:formula="of:=IF([main.$H780]=2;[main.$G780];&quot;&quot;)">
            <text:p/>
          </table:table-cell>
        </table:table-row>
        <table:table-row table:style-name="ro1">
          <table:table-cell table:formula="of:=IF([main.$C781]=0;[main.$A781];&quot;&quot;)">
            <text:p/>
          </table:table-cell>
          <table:table-cell table:formula="of:=IF([main.$C781]=0;[main.$B781];&quot;&quot;)">
            <text:p/>
          </table:table-cell>
          <table:table-cell table:formula="of:=IF([main.$C781]=1;[main.$A781];&quot;&quot;)">
            <text:p/>
          </table:table-cell>
          <table:table-cell table:formula="of:=IF([main.$C781]=1;[main.$B781];&quot;&quot;)">
            <text:p/>
          </table:table-cell>
          <table:table-cell table:formula="of:=IF([main.$C781]=2;[main.$A781];&quot;&quot;)" office:value-type="float" office:value="0.245715" calcext:value-type="float">
            <text:p>0.245715</text:p>
          </table:table-cell>
          <table:table-cell table:formula="of:=IF([main.$C781]=2;[main.$B781];&quot;&quot;)" office:value-type="float" office:value="-1.37226" calcext:value-type="float">
            <text:p>-1.37226</text:p>
          </table:table-cell>
          <table:table-cell table:number-columns-repeated="2"/>
          <table:table-cell table:formula="of:=IF([main.$H781]=0;[main.$F781];&quot;&quot;)" office:value-type="float" office:value="0.245715" calcext:value-type="float">
            <text:p>0.245715</text:p>
          </table:table-cell>
          <table:table-cell table:formula="of:=IF([main.$H781]=0;[main.$G781];&quot;&quot;)" office:value-type="float" office:value="-1.37226" calcext:value-type="float">
            <text:p>-1.37226</text:p>
          </table:table-cell>
          <table:table-cell table:formula="of:=IF([main.$H781]=1;[main.$F781];&quot;&quot;)">
            <text:p/>
          </table:table-cell>
          <table:table-cell table:formula="of:=IF([main.$H781]=1;[main.$G781];&quot;&quot;)">
            <text:p/>
          </table:table-cell>
          <table:table-cell table:formula="of:=IF([main.$H781]=2;[main.$F781];&quot;&quot;)">
            <text:p/>
          </table:table-cell>
          <table:table-cell table:formula="of:=IF([main.$H781]=2;[main.$G781];&quot;&quot;)">
            <text:p/>
          </table:table-cell>
        </table:table-row>
        <table:table-row table:style-name="ro1">
          <table:table-cell table:formula="of:=IF([main.$C782]=0;[main.$A782];&quot;&quot;)" office:value-type="float" office:value="0.995667" calcext:value-type="float">
            <text:p>0.995667</text:p>
          </table:table-cell>
          <table:table-cell table:formula="of:=IF([main.$C782]=0;[main.$B782];&quot;&quot;)" office:value-type="float" office:value="0.541617" calcext:value-type="float">
            <text:p>0.541617</text:p>
          </table:table-cell>
          <table:table-cell table:formula="of:=IF([main.$C782]=1;[main.$A782];&quot;&quot;)">
            <text:p/>
          </table:table-cell>
          <table:table-cell table:formula="of:=IF([main.$C782]=1;[main.$B782];&quot;&quot;)">
            <text:p/>
          </table:table-cell>
          <table:table-cell table:formula="of:=IF([main.$C782]=2;[main.$A782];&quot;&quot;)">
            <text:p/>
          </table:table-cell>
          <table:table-cell table:formula="of:=IF([main.$C782]=2;[main.$B782];&quot;&quot;)">
            <text:p/>
          </table:table-cell>
          <table:table-cell table:number-columns-repeated="2"/>
          <table:table-cell table:formula="of:=IF([main.$H782]=0;[main.$F782];&quot;&quot;)" office:value-type="float" office:value="0.995667" calcext:value-type="float">
            <text:p>0.995667</text:p>
          </table:table-cell>
          <table:table-cell table:formula="of:=IF([main.$H782]=0;[main.$G782];&quot;&quot;)" office:value-type="float" office:value="0.541617" calcext:value-type="float">
            <text:p>0.541617</text:p>
          </table:table-cell>
          <table:table-cell table:formula="of:=IF([main.$H782]=1;[main.$F782];&quot;&quot;)">
            <text:p/>
          </table:table-cell>
          <table:table-cell table:formula="of:=IF([main.$H782]=1;[main.$G782];&quot;&quot;)">
            <text:p/>
          </table:table-cell>
          <table:table-cell table:formula="of:=IF([main.$H782]=2;[main.$F782];&quot;&quot;)">
            <text:p/>
          </table:table-cell>
          <table:table-cell table:formula="of:=IF([main.$H782]=2;[main.$G782];&quot;&quot;)">
            <text:p/>
          </table:table-cell>
        </table:table-row>
        <table:table-row table:style-name="ro1">
          <table:table-cell table:formula="of:=IF([main.$C783]=0;[main.$A783];&quot;&quot;)" office:value-type="float" office:value="0.870521" calcext:value-type="float">
            <text:p>0.870521</text:p>
          </table:table-cell>
          <table:table-cell table:formula="of:=IF([main.$C783]=0;[main.$B783];&quot;&quot;)" office:value-type="float" office:value="0.82673" calcext:value-type="float">
            <text:p>0.82673</text:p>
          </table:table-cell>
          <table:table-cell table:formula="of:=IF([main.$C783]=1;[main.$A783];&quot;&quot;)">
            <text:p/>
          </table:table-cell>
          <table:table-cell table:formula="of:=IF([main.$C783]=1;[main.$B783];&quot;&quot;)">
            <text:p/>
          </table:table-cell>
          <table:table-cell table:formula="of:=IF([main.$C783]=2;[main.$A783];&quot;&quot;)">
            <text:p/>
          </table:table-cell>
          <table:table-cell table:formula="of:=IF([main.$C783]=2;[main.$B783];&quot;&quot;)">
            <text:p/>
          </table:table-cell>
          <table:table-cell table:number-columns-repeated="2"/>
          <table:table-cell table:formula="of:=IF([main.$H783]=0;[main.$F783];&quot;&quot;)" office:value-type="float" office:value="0.870521" calcext:value-type="float">
            <text:p>0.870521</text:p>
          </table:table-cell>
          <table:table-cell table:formula="of:=IF([main.$H783]=0;[main.$G783];&quot;&quot;)" office:value-type="float" office:value="0.82673" calcext:value-type="float">
            <text:p>0.82673</text:p>
          </table:table-cell>
          <table:table-cell table:formula="of:=IF([main.$H783]=1;[main.$F783];&quot;&quot;)">
            <text:p/>
          </table:table-cell>
          <table:table-cell table:formula="of:=IF([main.$H783]=1;[main.$G783];&quot;&quot;)">
            <text:p/>
          </table:table-cell>
          <table:table-cell table:formula="of:=IF([main.$H783]=2;[main.$F783];&quot;&quot;)">
            <text:p/>
          </table:table-cell>
          <table:table-cell table:formula="of:=IF([main.$H783]=2;[main.$G783];&quot;&quot;)">
            <text:p/>
          </table:table-cell>
        </table:table-row>
        <table:table-row table:style-name="ro1">
          <table:table-cell table:formula="of:=IF([main.$C784]=0;[main.$A784];&quot;&quot;)" office:value-type="float" office:value="0.260925" calcext:value-type="float">
            <text:p>0.260925</text:p>
          </table:table-cell>
          <table:table-cell table:formula="of:=IF([main.$C784]=0;[main.$B784];&quot;&quot;)" office:value-type="float" office:value="-0.35752" calcext:value-type="float">
            <text:p>-0.35752</text:p>
          </table:table-cell>
          <table:table-cell table:formula="of:=IF([main.$C784]=1;[main.$A784];&quot;&quot;)">
            <text:p/>
          </table:table-cell>
          <table:table-cell table:formula="of:=IF([main.$C784]=1;[main.$B784];&quot;&quot;)">
            <text:p/>
          </table:table-cell>
          <table:table-cell table:formula="of:=IF([main.$C784]=2;[main.$A784];&quot;&quot;)">
            <text:p/>
          </table:table-cell>
          <table:table-cell table:formula="of:=IF([main.$C784]=2;[main.$B784];&quot;&quot;)">
            <text:p/>
          </table:table-cell>
          <table:table-cell table:number-columns-repeated="2"/>
          <table:table-cell table:formula="of:=IF([main.$H784]=0;[main.$F784];&quot;&quot;)" office:value-type="float" office:value="0.260925" calcext:value-type="float">
            <text:p>0.260925</text:p>
          </table:table-cell>
          <table:table-cell table:formula="of:=IF([main.$H784]=0;[main.$G784];&quot;&quot;)" office:value-type="float" office:value="-0.35752" calcext:value-type="float">
            <text:p>-0.35752</text:p>
          </table:table-cell>
          <table:table-cell table:formula="of:=IF([main.$H784]=1;[main.$F784];&quot;&quot;)">
            <text:p/>
          </table:table-cell>
          <table:table-cell table:formula="of:=IF([main.$H784]=1;[main.$G784];&quot;&quot;)">
            <text:p/>
          </table:table-cell>
          <table:table-cell table:formula="of:=IF([main.$H784]=2;[main.$F784];&quot;&quot;)">
            <text:p/>
          </table:table-cell>
          <table:table-cell table:formula="of:=IF([main.$H784]=2;[main.$G784];&quot;&quot;)">
            <text:p/>
          </table:table-cell>
        </table:table-row>
        <table:table-row table:style-name="ro1">
          <table:table-cell table:formula="of:=IF([main.$C785]=0;[main.$A785];&quot;&quot;)">
            <text:p/>
          </table:table-cell>
          <table:table-cell table:formula="of:=IF([main.$C785]=0;[main.$B785];&quot;&quot;)">
            <text:p/>
          </table:table-cell>
          <table:table-cell table:formula="of:=IF([main.$C785]=1;[main.$A785];&quot;&quot;)" office:value-type="float" office:value="0.387573" calcext:value-type="float">
            <text:p>0.387573</text:p>
          </table:table-cell>
          <table:table-cell table:formula="of:=IF([main.$C785]=1;[main.$B785];&quot;&quot;)" office:value-type="float" office:value="1.97712" calcext:value-type="float">
            <text:p>1.97712</text:p>
          </table:table-cell>
          <table:table-cell table:formula="of:=IF([main.$C785]=2;[main.$A785];&quot;&quot;)">
            <text:p/>
          </table:table-cell>
          <table:table-cell table:formula="of:=IF([main.$C785]=2;[main.$B785];&quot;&quot;)">
            <text:p/>
          </table:table-cell>
          <table:table-cell table:number-columns-repeated="2"/>
          <table:table-cell table:formula="of:=IF([main.$H785]=0;[main.$F785];&quot;&quot;)" office:value-type="float" office:value="0.387573" calcext:value-type="float">
            <text:p>0.387573</text:p>
          </table:table-cell>
          <table:table-cell table:formula="of:=IF([main.$H785]=0;[main.$G785];&quot;&quot;)" office:value-type="float" office:value="1.97712" calcext:value-type="float">
            <text:p>1.97712</text:p>
          </table:table-cell>
          <table:table-cell table:formula="of:=IF([main.$H785]=1;[main.$F785];&quot;&quot;)">
            <text:p/>
          </table:table-cell>
          <table:table-cell table:formula="of:=IF([main.$H785]=1;[main.$G785];&quot;&quot;)">
            <text:p/>
          </table:table-cell>
          <table:table-cell table:formula="of:=IF([main.$H785]=2;[main.$F785];&quot;&quot;)">
            <text:p/>
          </table:table-cell>
          <table:table-cell table:formula="of:=IF([main.$H785]=2;[main.$G785];&quot;&quot;)">
            <text:p/>
          </table:table-cell>
        </table:table-row>
        <table:table-row table:style-name="ro1">
          <table:table-cell table:formula="of:=IF([main.$C786]=0;[main.$A786];&quot;&quot;)">
            <text:p/>
          </table:table-cell>
          <table:table-cell table:formula="of:=IF([main.$C786]=0;[main.$B786];&quot;&quot;)">
            <text:p/>
          </table:table-cell>
          <table:table-cell table:formula="of:=IF([main.$C786]=1;[main.$A786];&quot;&quot;)" office:value-type="float" office:value="-0.528472" calcext:value-type="float">
            <text:p>-0.528472</text:p>
          </table:table-cell>
          <table:table-cell table:formula="of:=IF([main.$C786]=1;[main.$B786];&quot;&quot;)" office:value-type="float" office:value="1.13053" calcext:value-type="float">
            <text:p>1.13053</text:p>
          </table:table-cell>
          <table:table-cell table:formula="of:=IF([main.$C786]=2;[main.$A786];&quot;&quot;)">
            <text:p/>
          </table:table-cell>
          <table:table-cell table:formula="of:=IF([main.$C786]=2;[main.$B786];&quot;&quot;)">
            <text:p/>
          </table:table-cell>
          <table:table-cell table:number-columns-repeated="2"/>
          <table:table-cell table:formula="of:=IF([main.$H786]=0;[main.$F786];&quot;&quot;)" office:value-type="float" office:value="-0.528472" calcext:value-type="float">
            <text:p>-0.528472</text:p>
          </table:table-cell>
          <table:table-cell table:formula="of:=IF([main.$H786]=0;[main.$G786];&quot;&quot;)" office:value-type="float" office:value="1.13053" calcext:value-type="float">
            <text:p>1.13053</text:p>
          </table:table-cell>
          <table:table-cell table:formula="of:=IF([main.$H786]=1;[main.$F786];&quot;&quot;)">
            <text:p/>
          </table:table-cell>
          <table:table-cell table:formula="of:=IF([main.$H786]=1;[main.$G786];&quot;&quot;)">
            <text:p/>
          </table:table-cell>
          <table:table-cell table:formula="of:=IF([main.$H786]=2;[main.$F786];&quot;&quot;)">
            <text:p/>
          </table:table-cell>
          <table:table-cell table:formula="of:=IF([main.$H786]=2;[main.$G786];&quot;&quot;)">
            <text:p/>
          </table:table-cell>
        </table:table-row>
        <table:table-row table:style-name="ro1">
          <table:table-cell table:formula="of:=IF([main.$C787]=0;[main.$A787];&quot;&quot;)" office:value-type="float" office:value="-1.2634" calcext:value-type="float">
            <text:p>-1.2634</text:p>
          </table:table-cell>
          <table:table-cell table:formula="of:=IF([main.$C787]=0;[main.$B787];&quot;&quot;)" office:value-type="float" office:value="-1.31572" calcext:value-type="float">
            <text:p>-1.31572</text:p>
          </table:table-cell>
          <table:table-cell table:formula="of:=IF([main.$C787]=1;[main.$A787];&quot;&quot;)">
            <text:p/>
          </table:table-cell>
          <table:table-cell table:formula="of:=IF([main.$C787]=1;[main.$B787];&quot;&quot;)">
            <text:p/>
          </table:table-cell>
          <table:table-cell table:formula="of:=IF([main.$C787]=2;[main.$A787];&quot;&quot;)">
            <text:p/>
          </table:table-cell>
          <table:table-cell table:formula="of:=IF([main.$C787]=2;[main.$B787];&quot;&quot;)">
            <text:p/>
          </table:table-cell>
          <table:table-cell table:number-columns-repeated="2"/>
          <table:table-cell table:formula="of:=IF([main.$H787]=0;[main.$F787];&quot;&quot;)" office:value-type="float" office:value="-1.2634" calcext:value-type="float">
            <text:p>-1.2634</text:p>
          </table:table-cell>
          <table:table-cell table:formula="of:=IF([main.$H787]=0;[main.$G787];&quot;&quot;)" office:value-type="float" office:value="-1.31572" calcext:value-type="float">
            <text:p>-1.31572</text:p>
          </table:table-cell>
          <table:table-cell table:formula="of:=IF([main.$H787]=1;[main.$F787];&quot;&quot;)">
            <text:p/>
          </table:table-cell>
          <table:table-cell table:formula="of:=IF([main.$H787]=1;[main.$G787];&quot;&quot;)">
            <text:p/>
          </table:table-cell>
          <table:table-cell table:formula="of:=IF([main.$H787]=2;[main.$F787];&quot;&quot;)">
            <text:p/>
          </table:table-cell>
          <table:table-cell table:formula="of:=IF([main.$H787]=2;[main.$G787];&quot;&quot;)">
            <text:p/>
          </table:table-cell>
        </table:table-row>
        <table:table-row table:style-name="ro1">
          <table:table-cell table:formula="of:=IF([main.$C788]=0;[main.$A788];&quot;&quot;)">
            <text:p/>
          </table:table-cell>
          <table:table-cell table:formula="of:=IF([main.$C788]=0;[main.$B788];&quot;&quot;)">
            <text:p/>
          </table:table-cell>
          <table:table-cell table:formula="of:=IF([main.$C788]=1;[main.$A788];&quot;&quot;)" office:value-type="float" office:value="-1.39382" calcext:value-type="float">
            <text:p>-1.39382</text:p>
          </table:table-cell>
          <table:table-cell table:formula="of:=IF([main.$C788]=1;[main.$B788];&quot;&quot;)" office:value-type="float" office:value="0.149478" calcext:value-type="float">
            <text:p>0.149478</text:p>
          </table:table-cell>
          <table:table-cell table:formula="of:=IF([main.$C788]=2;[main.$A788];&quot;&quot;)">
            <text:p/>
          </table:table-cell>
          <table:table-cell table:formula="of:=IF([main.$C788]=2;[main.$B788];&quot;&quot;)">
            <text:p/>
          </table:table-cell>
          <table:table-cell table:number-columns-repeated="2"/>
          <table:table-cell table:formula="of:=IF([main.$H788]=0;[main.$F788];&quot;&quot;)" office:value-type="float" office:value="-1.39382" calcext:value-type="float">
            <text:p>-1.39382</text:p>
          </table:table-cell>
          <table:table-cell table:formula="of:=IF([main.$H788]=0;[main.$G788];&quot;&quot;)" office:value-type="float" office:value="0.149478" calcext:value-type="float">
            <text:p>0.149478</text:p>
          </table:table-cell>
          <table:table-cell table:formula="of:=IF([main.$H788]=1;[main.$F788];&quot;&quot;)">
            <text:p/>
          </table:table-cell>
          <table:table-cell table:formula="of:=IF([main.$H788]=1;[main.$G788];&quot;&quot;)">
            <text:p/>
          </table:table-cell>
          <table:table-cell table:formula="of:=IF([main.$H788]=2;[main.$F788];&quot;&quot;)">
            <text:p/>
          </table:table-cell>
          <table:table-cell table:formula="of:=IF([main.$H788]=2;[main.$G788];&quot;&quot;)">
            <text:p/>
          </table:table-cell>
        </table:table-row>
        <table:table-row table:style-name="ro1">
          <table:table-cell table:formula="of:=IF([main.$C789]=0;[main.$A789];&quot;&quot;)">
            <text:p/>
          </table:table-cell>
          <table:table-cell table:formula="of:=IF([main.$C789]=0;[main.$B789];&quot;&quot;)">
            <text:p/>
          </table:table-cell>
          <table:table-cell table:formula="of:=IF([main.$C789]=1;[main.$A789];&quot;&quot;)">
            <text:p/>
          </table:table-cell>
          <table:table-cell table:formula="of:=IF([main.$C789]=1;[main.$B789];&quot;&quot;)">
            <text:p/>
          </table:table-cell>
          <table:table-cell table:formula="of:=IF([main.$C789]=2;[main.$A789];&quot;&quot;)" office:value-type="float" office:value="0.153987" calcext:value-type="float">
            <text:p>0.153987</text:p>
          </table:table-cell>
          <table:table-cell table:formula="of:=IF([main.$C789]=2;[main.$B789];&quot;&quot;)" office:value-type="float" office:value="-1.38976" calcext:value-type="float">
            <text:p>-1.38976</text:p>
          </table:table-cell>
          <table:table-cell table:number-columns-repeated="2"/>
          <table:table-cell table:formula="of:=IF([main.$H789]=0;[main.$F789];&quot;&quot;)" office:value-type="float" office:value="0.153987" calcext:value-type="float">
            <text:p>0.153987</text:p>
          </table:table-cell>
          <table:table-cell table:formula="of:=IF([main.$H789]=0;[main.$G789];&quot;&quot;)" office:value-type="float" office:value="-1.38976" calcext:value-type="float">
            <text:p>-1.38976</text:p>
          </table:table-cell>
          <table:table-cell table:formula="of:=IF([main.$H789]=1;[main.$F789];&quot;&quot;)">
            <text:p/>
          </table:table-cell>
          <table:table-cell table:formula="of:=IF([main.$H789]=1;[main.$G789];&quot;&quot;)">
            <text:p/>
          </table:table-cell>
          <table:table-cell table:formula="of:=IF([main.$H789]=2;[main.$F789];&quot;&quot;)">
            <text:p/>
          </table:table-cell>
          <table:table-cell table:formula="of:=IF([main.$H789]=2;[main.$G789];&quot;&quot;)">
            <text:p/>
          </table:table-cell>
        </table:table-row>
        <table:table-row table:style-name="ro1">
          <table:table-cell table:formula="of:=IF([main.$C790]=0;[main.$A790];&quot;&quot;)">
            <text:p/>
          </table:table-cell>
          <table:table-cell table:formula="of:=IF([main.$C790]=0;[main.$B790];&quot;&quot;)">
            <text:p/>
          </table:table-cell>
          <table:table-cell table:formula="of:=IF([main.$C790]=1;[main.$A790];&quot;&quot;)">
            <text:p/>
          </table:table-cell>
          <table:table-cell table:formula="of:=IF([main.$C790]=1;[main.$B790];&quot;&quot;)">
            <text:p/>
          </table:table-cell>
          <table:table-cell table:formula="of:=IF([main.$C790]=2;[main.$A790];&quot;&quot;)" office:value-type="float" office:value="1.13619" calcext:value-type="float">
            <text:p>1.13619</text:p>
          </table:table-cell>
          <table:table-cell table:formula="of:=IF([main.$C790]=2;[main.$B790];&quot;&quot;)" office:value-type="float" office:value="-0.446747" calcext:value-type="float">
            <text:p>-0.446747</text:p>
          </table:table-cell>
          <table:table-cell table:number-columns-repeated="2"/>
          <table:table-cell table:formula="of:=IF([main.$H790]=0;[main.$F790];&quot;&quot;)" office:value-type="float" office:value="1.13619" calcext:value-type="float">
            <text:p>1.13619</text:p>
          </table:table-cell>
          <table:table-cell table:formula="of:=IF([main.$H790]=0;[main.$G790];&quot;&quot;)" office:value-type="float" office:value="-0.446747" calcext:value-type="float">
            <text:p>-0.446747</text:p>
          </table:table-cell>
          <table:table-cell table:formula="of:=IF([main.$H790]=1;[main.$F790];&quot;&quot;)">
            <text:p/>
          </table:table-cell>
          <table:table-cell table:formula="of:=IF([main.$H790]=1;[main.$G790];&quot;&quot;)">
            <text:p/>
          </table:table-cell>
          <table:table-cell table:formula="of:=IF([main.$H790]=2;[main.$F790];&quot;&quot;)">
            <text:p/>
          </table:table-cell>
          <table:table-cell table:formula="of:=IF([main.$H790]=2;[main.$G790];&quot;&quot;)">
            <text:p/>
          </table:table-cell>
        </table:table-row>
        <table:table-row table:style-name="ro1">
          <table:table-cell table:formula="of:=IF([main.$C791]=0;[main.$A791];&quot;&quot;)">
            <text:p/>
          </table:table-cell>
          <table:table-cell table:formula="of:=IF([main.$C791]=0;[main.$B791];&quot;&quot;)">
            <text:p/>
          </table:table-cell>
          <table:table-cell table:formula="of:=IF([main.$C791]=1;[main.$A791];&quot;&quot;)">
            <text:p/>
          </table:table-cell>
          <table:table-cell table:formula="of:=IF([main.$C791]=1;[main.$B791];&quot;&quot;)">
            <text:p/>
          </table:table-cell>
          <table:table-cell table:formula="of:=IF([main.$C791]=2;[main.$A791];&quot;&quot;)" office:value-type="float" office:value="2.12638" calcext:value-type="float">
            <text:p>2.12638</text:p>
          </table:table-cell>
          <table:table-cell table:formula="of:=IF([main.$C791]=2;[main.$B791];&quot;&quot;)" office:value-type="float" office:value="0.239879" calcext:value-type="float">
            <text:p>0.239879</text:p>
          </table:table-cell>
          <table:table-cell table:number-columns-repeated="2"/>
          <table:table-cell table:formula="of:=IF([main.$H791]=0;[main.$F791];&quot;&quot;)" office:value-type="float" office:value="2.12638" calcext:value-type="float">
            <text:p>2.12638</text:p>
          </table:table-cell>
          <table:table-cell table:formula="of:=IF([main.$H791]=0;[main.$G791];&quot;&quot;)" office:value-type="float" office:value="0.239879" calcext:value-type="float">
            <text:p>0.239879</text:p>
          </table:table-cell>
          <table:table-cell table:formula="of:=IF([main.$H791]=1;[main.$F791];&quot;&quot;)">
            <text:p/>
          </table:table-cell>
          <table:table-cell table:formula="of:=IF([main.$H791]=1;[main.$G791];&quot;&quot;)">
            <text:p/>
          </table:table-cell>
          <table:table-cell table:formula="of:=IF([main.$H791]=2;[main.$F791];&quot;&quot;)">
            <text:p/>
          </table:table-cell>
          <table:table-cell table:formula="of:=IF([main.$H791]=2;[main.$G791];&quot;&quot;)">
            <text:p/>
          </table:table-cell>
        </table:table-row>
        <table:table-row table:style-name="ro1">
          <table:table-cell table:formula="of:=IF([main.$C792]=0;[main.$A792];&quot;&quot;)">
            <text:p/>
          </table:table-cell>
          <table:table-cell table:formula="of:=IF([main.$C792]=0;[main.$B792];&quot;&quot;)">
            <text:p/>
          </table:table-cell>
          <table:table-cell table:formula="of:=IF([main.$C792]=1;[main.$A792];&quot;&quot;)">
            <text:p/>
          </table:table-cell>
          <table:table-cell table:formula="of:=IF([main.$C792]=1;[main.$B792];&quot;&quot;)">
            <text:p/>
          </table:table-cell>
          <table:table-cell table:formula="of:=IF([main.$C792]=2;[main.$A792];&quot;&quot;)" office:value-type="float" office:value="-0.224786" calcext:value-type="float">
            <text:p>-0.224786</text:p>
          </table:table-cell>
          <table:table-cell table:formula="of:=IF([main.$C792]=2;[main.$B792];&quot;&quot;)" office:value-type="float" office:value="-1.78302" calcext:value-type="float">
            <text:p>-1.78302</text:p>
          </table:table-cell>
          <table:table-cell table:number-columns-repeated="2"/>
          <table:table-cell table:formula="of:=IF([main.$H792]=0;[main.$F792];&quot;&quot;)" office:value-type="float" office:value="-0.224786" calcext:value-type="float">
            <text:p>-0.224786</text:p>
          </table:table-cell>
          <table:table-cell table:formula="of:=IF([main.$H792]=0;[main.$G792];&quot;&quot;)" office:value-type="float" office:value="-1.78302" calcext:value-type="float">
            <text:p>-1.78302</text:p>
          </table:table-cell>
          <table:table-cell table:formula="of:=IF([main.$H792]=1;[main.$F792];&quot;&quot;)">
            <text:p/>
          </table:table-cell>
          <table:table-cell table:formula="of:=IF([main.$H792]=1;[main.$G792];&quot;&quot;)">
            <text:p/>
          </table:table-cell>
          <table:table-cell table:formula="of:=IF([main.$H792]=2;[main.$F792];&quot;&quot;)">
            <text:p/>
          </table:table-cell>
          <table:table-cell table:formula="of:=IF([main.$H792]=2;[main.$G792];&quot;&quot;)">
            <text:p/>
          </table:table-cell>
        </table:table-row>
        <table:table-row table:style-name="ro1">
          <table:table-cell table:formula="of:=IF([main.$C793]=0;[main.$A793];&quot;&quot;)">
            <text:p/>
          </table:table-cell>
          <table:table-cell table:formula="of:=IF([main.$C793]=0;[main.$B793];&quot;&quot;)">
            <text:p/>
          </table:table-cell>
          <table:table-cell table:formula="of:=IF([main.$C793]=1;[main.$A793];&quot;&quot;)">
            <text:p/>
          </table:table-cell>
          <table:table-cell table:formula="of:=IF([main.$C793]=1;[main.$B793];&quot;&quot;)">
            <text:p/>
          </table:table-cell>
          <table:table-cell table:formula="of:=IF([main.$C793]=2;[main.$A793];&quot;&quot;)" office:value-type="float" office:value="1.71436" calcext:value-type="float">
            <text:p>1.71436</text:p>
          </table:table-cell>
          <table:table-cell table:formula="of:=IF([main.$C793]=2;[main.$B793];&quot;&quot;)" office:value-type="float" office:value="0.160649" calcext:value-type="float">
            <text:p>0.160649</text:p>
          </table:table-cell>
          <table:table-cell table:number-columns-repeated="2"/>
          <table:table-cell table:formula="of:=IF([main.$H793]=0;[main.$F793];&quot;&quot;)" office:value-type="float" office:value="1.71436" calcext:value-type="float">
            <text:p>1.71436</text:p>
          </table:table-cell>
          <table:table-cell table:formula="of:=IF([main.$H793]=0;[main.$G793];&quot;&quot;)" office:value-type="float" office:value="0.160649" calcext:value-type="float">
            <text:p>0.160649</text:p>
          </table:table-cell>
          <table:table-cell table:formula="of:=IF([main.$H793]=1;[main.$F793];&quot;&quot;)">
            <text:p/>
          </table:table-cell>
          <table:table-cell table:formula="of:=IF([main.$H793]=1;[main.$G793];&quot;&quot;)">
            <text:p/>
          </table:table-cell>
          <table:table-cell table:formula="of:=IF([main.$H793]=2;[main.$F793];&quot;&quot;)">
            <text:p/>
          </table:table-cell>
          <table:table-cell table:formula="of:=IF([main.$H793]=2;[main.$G793];&quot;&quot;)">
            <text:p/>
          </table:table-cell>
        </table:table-row>
        <table:table-row table:style-name="ro1">
          <table:table-cell table:formula="of:=IF([main.$C794]=0;[main.$A794];&quot;&quot;)">
            <text:p/>
          </table:table-cell>
          <table:table-cell table:formula="of:=IF([main.$C794]=0;[main.$B794];&quot;&quot;)">
            <text:p/>
          </table:table-cell>
          <table:table-cell table:formula="of:=IF([main.$C794]=1;[main.$A794];&quot;&quot;)">
            <text:p/>
          </table:table-cell>
          <table:table-cell table:formula="of:=IF([main.$C794]=1;[main.$B794];&quot;&quot;)">
            <text:p/>
          </table:table-cell>
          <table:table-cell table:formula="of:=IF([main.$C794]=2;[main.$A794];&quot;&quot;)" office:value-type="float" office:value="1.48578" calcext:value-type="float">
            <text:p>1.48578</text:p>
          </table:table-cell>
          <table:table-cell table:formula="of:=IF([main.$C794]=2;[main.$B794];&quot;&quot;)" office:value-type="float" office:value="0.342189" calcext:value-type="float">
            <text:p>0.342189</text:p>
          </table:table-cell>
          <table:table-cell table:number-columns-repeated="2"/>
          <table:table-cell table:formula="of:=IF([main.$H794]=0;[main.$F794];&quot;&quot;)" office:value-type="float" office:value="1.48578" calcext:value-type="float">
            <text:p>1.48578</text:p>
          </table:table-cell>
          <table:table-cell table:formula="of:=IF([main.$H794]=0;[main.$G794];&quot;&quot;)" office:value-type="float" office:value="0.342189" calcext:value-type="float">
            <text:p>0.342189</text:p>
          </table:table-cell>
          <table:table-cell table:formula="of:=IF([main.$H794]=1;[main.$F794];&quot;&quot;)">
            <text:p/>
          </table:table-cell>
          <table:table-cell table:formula="of:=IF([main.$H794]=1;[main.$G794];&quot;&quot;)">
            <text:p/>
          </table:table-cell>
          <table:table-cell table:formula="of:=IF([main.$H794]=2;[main.$F794];&quot;&quot;)">
            <text:p/>
          </table:table-cell>
          <table:table-cell table:formula="of:=IF([main.$H794]=2;[main.$G794];&quot;&quot;)">
            <text:p/>
          </table:table-cell>
        </table:table-row>
        <table:table-row table:style-name="ro1">
          <table:table-cell table:formula="of:=IF([main.$C795]=0;[main.$A795];&quot;&quot;)">
            <text:p/>
          </table:table-cell>
          <table:table-cell table:formula="of:=IF([main.$C795]=0;[main.$B795];&quot;&quot;)">
            <text:p/>
          </table:table-cell>
          <table:table-cell table:formula="of:=IF([main.$C795]=1;[main.$A795];&quot;&quot;)" office:value-type="float" office:value="-0.714266" calcext:value-type="float">
            <text:p>-0.714266</text:p>
          </table:table-cell>
          <table:table-cell table:formula="of:=IF([main.$C795]=1;[main.$B795];&quot;&quot;)" office:value-type="float" office:value="1.25266" calcext:value-type="float">
            <text:p>1.25266</text:p>
          </table:table-cell>
          <table:table-cell table:formula="of:=IF([main.$C795]=2;[main.$A795];&quot;&quot;)">
            <text:p/>
          </table:table-cell>
          <table:table-cell table:formula="of:=IF([main.$C795]=2;[main.$B795];&quot;&quot;)">
            <text:p/>
          </table:table-cell>
          <table:table-cell table:number-columns-repeated="2"/>
          <table:table-cell table:formula="of:=IF([main.$H795]=0;[main.$F795];&quot;&quot;)" office:value-type="float" office:value="-0.714266" calcext:value-type="float">
            <text:p>-0.714266</text:p>
          </table:table-cell>
          <table:table-cell table:formula="of:=IF([main.$H795]=0;[main.$G795];&quot;&quot;)" office:value-type="float" office:value="1.25266" calcext:value-type="float">
            <text:p>1.25266</text:p>
          </table:table-cell>
          <table:table-cell table:formula="of:=IF([main.$H795]=1;[main.$F795];&quot;&quot;)">
            <text:p/>
          </table:table-cell>
          <table:table-cell table:formula="of:=IF([main.$H795]=1;[main.$G795];&quot;&quot;)">
            <text:p/>
          </table:table-cell>
          <table:table-cell table:formula="of:=IF([main.$H795]=2;[main.$F795];&quot;&quot;)">
            <text:p/>
          </table:table-cell>
          <table:table-cell table:formula="of:=IF([main.$H795]=2;[main.$G795];&quot;&quot;)">
            <text:p/>
          </table:table-cell>
        </table:table-row>
        <table:table-row table:style-name="ro1">
          <table:table-cell table:formula="of:=IF([main.$C796]=0;[main.$A796];&quot;&quot;)" office:value-type="float" office:value="1.19777" calcext:value-type="float">
            <text:p>1.19777</text:p>
          </table:table-cell>
          <table:table-cell table:formula="of:=IF([main.$C796]=0;[main.$B796];&quot;&quot;)" office:value-type="float" office:value="0.915652" calcext:value-type="float">
            <text:p>0.915652</text:p>
          </table:table-cell>
          <table:table-cell table:formula="of:=IF([main.$C796]=1;[main.$A796];&quot;&quot;)">
            <text:p/>
          </table:table-cell>
          <table:table-cell table:formula="of:=IF([main.$C796]=1;[main.$B796];&quot;&quot;)">
            <text:p/>
          </table:table-cell>
          <table:table-cell table:formula="of:=IF([main.$C796]=2;[main.$A796];&quot;&quot;)">
            <text:p/>
          </table:table-cell>
          <table:table-cell table:formula="of:=IF([main.$C796]=2;[main.$B796];&quot;&quot;)">
            <text:p/>
          </table:table-cell>
          <table:table-cell table:number-columns-repeated="2"/>
          <table:table-cell table:formula="of:=IF([main.$H796]=0;[main.$F796];&quot;&quot;)" office:value-type="float" office:value="1.19777" calcext:value-type="float">
            <text:p>1.19777</text:p>
          </table:table-cell>
          <table:table-cell table:formula="of:=IF([main.$H796]=0;[main.$G796];&quot;&quot;)" office:value-type="float" office:value="0.915652" calcext:value-type="float">
            <text:p>0.915652</text:p>
          </table:table-cell>
          <table:table-cell table:formula="of:=IF([main.$H796]=1;[main.$F796];&quot;&quot;)">
            <text:p/>
          </table:table-cell>
          <table:table-cell table:formula="of:=IF([main.$H796]=1;[main.$G796];&quot;&quot;)">
            <text:p/>
          </table:table-cell>
          <table:table-cell table:formula="of:=IF([main.$H796]=2;[main.$F796];&quot;&quot;)">
            <text:p/>
          </table:table-cell>
          <table:table-cell table:formula="of:=IF([main.$H796]=2;[main.$G796];&quot;&quot;)">
            <text:p/>
          </table:table-cell>
        </table:table-row>
        <table:table-row table:style-name="ro1">
          <table:table-cell table:formula="of:=IF([main.$C797]=0;[main.$A797];&quot;&quot;)">
            <text:p/>
          </table:table-cell>
          <table:table-cell table:formula="of:=IF([main.$C797]=0;[main.$B797];&quot;&quot;)">
            <text:p/>
          </table:table-cell>
          <table:table-cell table:formula="of:=IF([main.$C797]=1;[main.$A797];&quot;&quot;)">
            <text:p/>
          </table:table-cell>
          <table:table-cell table:formula="of:=IF([main.$C797]=1;[main.$B797];&quot;&quot;)">
            <text:p/>
          </table:table-cell>
          <table:table-cell table:formula="of:=IF([main.$C797]=2;[main.$A797];&quot;&quot;)" office:value-type="float" office:value="1.88312" calcext:value-type="float">
            <text:p>1.88312</text:p>
          </table:table-cell>
          <table:table-cell table:formula="of:=IF([main.$C797]=2;[main.$B797];&quot;&quot;)" office:value-type="float" office:value="0.686524" calcext:value-type="float">
            <text:p>0.686524</text:p>
          </table:table-cell>
          <table:table-cell table:number-columns-repeated="2"/>
          <table:table-cell table:formula="of:=IF([main.$H797]=0;[main.$F797];&quot;&quot;)" office:value-type="float" office:value="1.88312" calcext:value-type="float">
            <text:p>1.88312</text:p>
          </table:table-cell>
          <table:table-cell table:formula="of:=IF([main.$H797]=0;[main.$G797];&quot;&quot;)" office:value-type="float" office:value="0.686524" calcext:value-type="float">
            <text:p>0.686524</text:p>
          </table:table-cell>
          <table:table-cell table:formula="of:=IF([main.$H797]=1;[main.$F797];&quot;&quot;)">
            <text:p/>
          </table:table-cell>
          <table:table-cell table:formula="of:=IF([main.$H797]=1;[main.$G797];&quot;&quot;)">
            <text:p/>
          </table:table-cell>
          <table:table-cell table:formula="of:=IF([main.$H797]=2;[main.$F797];&quot;&quot;)">
            <text:p/>
          </table:table-cell>
          <table:table-cell table:formula="of:=IF([main.$H797]=2;[main.$G797];&quot;&quot;)">
            <text:p/>
          </table:table-cell>
        </table:table-row>
        <table:table-row table:style-name="ro1">
          <table:table-cell table:formula="of:=IF([main.$C798]=0;[main.$A798];&quot;&quot;)">
            <text:p/>
          </table:table-cell>
          <table:table-cell table:formula="of:=IF([main.$C798]=0;[main.$B798];&quot;&quot;)">
            <text:p/>
          </table:table-cell>
          <table:table-cell table:formula="of:=IF([main.$C798]=1;[main.$A798];&quot;&quot;)">
            <text:p/>
          </table:table-cell>
          <table:table-cell table:formula="of:=IF([main.$C798]=1;[main.$B798];&quot;&quot;)">
            <text:p/>
          </table:table-cell>
          <table:table-cell table:formula="of:=IF([main.$C798]=2;[main.$A798];&quot;&quot;)" office:value-type="float" office:value="1.62291" calcext:value-type="float">
            <text:p>1.62291</text:p>
          </table:table-cell>
          <table:table-cell table:formula="of:=IF([main.$C798]=2;[main.$B798];&quot;&quot;)" office:value-type="float" office:value="0.0700319" calcext:value-type="float">
            <text:p>0.0700319</text:p>
          </table:table-cell>
          <table:table-cell table:number-columns-repeated="2"/>
          <table:table-cell table:formula="of:=IF([main.$H798]=0;[main.$F798];&quot;&quot;)" office:value-type="float" office:value="1.62291" calcext:value-type="float">
            <text:p>1.62291</text:p>
          </table:table-cell>
          <table:table-cell table:formula="of:=IF([main.$H798]=0;[main.$G798];&quot;&quot;)" office:value-type="float" office:value="0.0700319" calcext:value-type="float">
            <text:p>0.0700319</text:p>
          </table:table-cell>
          <table:table-cell table:formula="of:=IF([main.$H798]=1;[main.$F798];&quot;&quot;)">
            <text:p/>
          </table:table-cell>
          <table:table-cell table:formula="of:=IF([main.$H798]=1;[main.$G798];&quot;&quot;)">
            <text:p/>
          </table:table-cell>
          <table:table-cell table:formula="of:=IF([main.$H798]=2;[main.$F798];&quot;&quot;)">
            <text:p/>
          </table:table-cell>
          <table:table-cell table:formula="of:=IF([main.$H798]=2;[main.$G798];&quot;&quot;)">
            <text:p/>
          </table:table-cell>
        </table:table-row>
        <table:table-row table:style-name="ro1">
          <table:table-cell table:formula="of:=IF([main.$C799]=0;[main.$A799];&quot;&quot;)">
            <text:p/>
          </table:table-cell>
          <table:table-cell table:formula="of:=IF([main.$C799]=0;[main.$B799];&quot;&quot;)">
            <text:p/>
          </table:table-cell>
          <table:table-cell table:formula="of:=IF([main.$C799]=1;[main.$A799];&quot;&quot;)">
            <text:p/>
          </table:table-cell>
          <table:table-cell table:formula="of:=IF([main.$C799]=1;[main.$B799];&quot;&quot;)">
            <text:p/>
          </table:table-cell>
          <table:table-cell table:formula="of:=IF([main.$C799]=2;[main.$A799];&quot;&quot;)" office:value-type="float" office:value="3.06261" calcext:value-type="float">
            <text:p>3.06261</text:p>
          </table:table-cell>
          <table:table-cell table:formula="of:=IF([main.$C799]=2;[main.$B799];&quot;&quot;)" office:value-type="float" office:value="2.06919" calcext:value-type="float">
            <text:p>2.06919</text:p>
          </table:table-cell>
          <table:table-cell table:number-columns-repeated="2"/>
          <table:table-cell table:formula="of:=IF([main.$H799]=0;[main.$F799];&quot;&quot;)" office:value-type="float" office:value="3.06261" calcext:value-type="float">
            <text:p>3.06261</text:p>
          </table:table-cell>
          <table:table-cell table:formula="of:=IF([main.$H799]=0;[main.$G799];&quot;&quot;)" office:value-type="float" office:value="2.06919" calcext:value-type="float">
            <text:p>2.06919</text:p>
          </table:table-cell>
          <table:table-cell table:formula="of:=IF([main.$H799]=1;[main.$F799];&quot;&quot;)">
            <text:p/>
          </table:table-cell>
          <table:table-cell table:formula="of:=IF([main.$H799]=1;[main.$G799];&quot;&quot;)">
            <text:p/>
          </table:table-cell>
          <table:table-cell table:formula="of:=IF([main.$H799]=2;[main.$F799];&quot;&quot;)">
            <text:p/>
          </table:table-cell>
          <table:table-cell table:formula="of:=IF([main.$H799]=2;[main.$G799];&quot;&quot;)">
            <text:p/>
          </table:table-cell>
        </table:table-row>
        <table:table-row table:style-name="ro1">
          <table:table-cell table:formula="of:=IF([main.$C800]=0;[main.$A800];&quot;&quot;)" office:value-type="float" office:value="-0.506554" calcext:value-type="float">
            <text:p>-0.506554</text:p>
          </table:table-cell>
          <table:table-cell table:formula="of:=IF([main.$C800]=0;[main.$B800];&quot;&quot;)" office:value-type="float" office:value="-0.242284" calcext:value-type="float">
            <text:p>-0.242284</text:p>
          </table:table-cell>
          <table:table-cell table:formula="of:=IF([main.$C800]=1;[main.$A800];&quot;&quot;)">
            <text:p/>
          </table:table-cell>
          <table:table-cell table:formula="of:=IF([main.$C800]=1;[main.$B800];&quot;&quot;)">
            <text:p/>
          </table:table-cell>
          <table:table-cell table:formula="of:=IF([main.$C800]=2;[main.$A800];&quot;&quot;)">
            <text:p/>
          </table:table-cell>
          <table:table-cell table:formula="of:=IF([main.$C800]=2;[main.$B800];&quot;&quot;)">
            <text:p/>
          </table:table-cell>
          <table:table-cell table:number-columns-repeated="2"/>
          <table:table-cell table:formula="of:=IF([main.$H800]=0;[main.$F800];&quot;&quot;)" office:value-type="float" office:value="-0.506554" calcext:value-type="float">
            <text:p>-0.506554</text:p>
          </table:table-cell>
          <table:table-cell table:formula="of:=IF([main.$H800]=0;[main.$G800];&quot;&quot;)" office:value-type="float" office:value="-0.242284" calcext:value-type="float">
            <text:p>-0.242284</text:p>
          </table:table-cell>
          <table:table-cell table:formula="of:=IF([main.$H800]=1;[main.$F800];&quot;&quot;)">
            <text:p/>
          </table:table-cell>
          <table:table-cell table:formula="of:=IF([main.$H800]=1;[main.$G800];&quot;&quot;)">
            <text:p/>
          </table:table-cell>
          <table:table-cell table:formula="of:=IF([main.$H800]=2;[main.$F800];&quot;&quot;)">
            <text:p/>
          </table:table-cell>
          <table:table-cell table:formula="of:=IF([main.$H800]=2;[main.$G800];&quot;&quot;)">
            <text:p/>
          </table:table-cell>
        </table:table-row>
        <table:table-row table:style-name="ro1">
          <table:table-cell table:formula="of:=IF([main.$C801]=0;[main.$A801];&quot;&quot;)">
            <text:p/>
          </table:table-cell>
          <table:table-cell table:formula="of:=IF([main.$C801]=0;[main.$B801];&quot;&quot;)">
            <text:p/>
          </table:table-cell>
          <table:table-cell table:formula="of:=IF([main.$C801]=1;[main.$A801];&quot;&quot;)">
            <text:p/>
          </table:table-cell>
          <table:table-cell table:formula="of:=IF([main.$C801]=1;[main.$B801];&quot;&quot;)">
            <text:p/>
          </table:table-cell>
          <table:table-cell table:formula="of:=IF([main.$C801]=2;[main.$A801];&quot;&quot;)" office:value-type="float" office:value="2.2725" calcext:value-type="float">
            <text:p>2.2725</text:p>
          </table:table-cell>
          <table:table-cell table:formula="of:=IF([main.$C801]=2;[main.$B801];&quot;&quot;)" office:value-type="float" office:value="0.403654" calcext:value-type="float">
            <text:p>0.403654</text:p>
          </table:table-cell>
          <table:table-cell table:number-columns-repeated="2"/>
          <table:table-cell table:formula="of:=IF([main.$H801]=0;[main.$F801];&quot;&quot;)" office:value-type="float" office:value="2.2725" calcext:value-type="float">
            <text:p>2.2725</text:p>
          </table:table-cell>
          <table:table-cell table:formula="of:=IF([main.$H801]=0;[main.$G801];&quot;&quot;)" office:value-type="float" office:value="0.403654" calcext:value-type="float">
            <text:p>0.403654</text:p>
          </table:table-cell>
          <table:table-cell table:formula="of:=IF([main.$H801]=1;[main.$F801];&quot;&quot;)">
            <text:p/>
          </table:table-cell>
          <table:table-cell table:formula="of:=IF([main.$H801]=1;[main.$G801];&quot;&quot;)">
            <text:p/>
          </table:table-cell>
          <table:table-cell table:formula="of:=IF([main.$H801]=2;[main.$F801];&quot;&quot;)">
            <text:p/>
          </table:table-cell>
          <table:table-cell table:formula="of:=IF([main.$H801]=2;[main.$G801];&quot;&quot;)">
            <text:p/>
          </table:table-cell>
        </table:table-row>
        <table:table-row table:style-name="ro1">
          <table:table-cell table:formula="of:=IF([main.$C802]=0;[main.$A802];&quot;&quot;)">
            <text:p/>
          </table:table-cell>
          <table:table-cell table:formula="of:=IF([main.$C802]=0;[main.$B802];&quot;&quot;)">
            <text:p/>
          </table:table-cell>
          <table:table-cell table:formula="of:=IF([main.$C802]=1;[main.$A802];&quot;&quot;)">
            <text:p/>
          </table:table-cell>
          <table:table-cell table:formula="of:=IF([main.$C802]=1;[main.$B802];&quot;&quot;)">
            <text:p/>
          </table:table-cell>
          <table:table-cell table:formula="of:=IF([main.$C802]=2;[main.$A802];&quot;&quot;)" office:value-type="float" office:value="2.1987" calcext:value-type="float">
            <text:p>2.1987</text:p>
          </table:table-cell>
          <table:table-cell table:formula="of:=IF([main.$C802]=2;[main.$B802];&quot;&quot;)" office:value-type="float" office:value="1.05559" calcext:value-type="float">
            <text:p>1.05559</text:p>
          </table:table-cell>
          <table:table-cell table:number-columns-repeated="2"/>
          <table:table-cell table:formula="of:=IF([main.$H802]=0;[main.$F802];&quot;&quot;)" office:value-type="float" office:value="2.1987" calcext:value-type="float">
            <text:p>2.1987</text:p>
          </table:table-cell>
          <table:table-cell table:formula="of:=IF([main.$H802]=0;[main.$G802];&quot;&quot;)" office:value-type="float" office:value="1.05559" calcext:value-type="float">
            <text:p>1.05559</text:p>
          </table:table-cell>
          <table:table-cell table:formula="of:=IF([main.$H802]=1;[main.$F802];&quot;&quot;)">
            <text:p/>
          </table:table-cell>
          <table:table-cell table:formula="of:=IF([main.$H802]=1;[main.$G802];&quot;&quot;)">
            <text:p/>
          </table:table-cell>
          <table:table-cell table:formula="of:=IF([main.$H802]=2;[main.$F802];&quot;&quot;)">
            <text:p/>
          </table:table-cell>
          <table:table-cell table:formula="of:=IF([main.$H802]=2;[main.$G802];&quot;&quot;)">
            <text:p/>
          </table:table-cell>
        </table:table-row>
        <table:table-row table:style-name="ro1">
          <table:table-cell table:formula="of:=IF([main.$C803]=0;[main.$A803];&quot;&quot;)">
            <text:p/>
          </table:table-cell>
          <table:table-cell table:formula="of:=IF([main.$C803]=0;[main.$B803];&quot;&quot;)">
            <text:p/>
          </table:table-cell>
          <table:table-cell table:formula="of:=IF([main.$C803]=1;[main.$A803];&quot;&quot;)">
            <text:p/>
          </table:table-cell>
          <table:table-cell table:formula="of:=IF([main.$C803]=1;[main.$B803];&quot;&quot;)">
            <text:p/>
          </table:table-cell>
          <table:table-cell table:formula="of:=IF([main.$C803]=2;[main.$A803];&quot;&quot;)" office:value-type="float" office:value="1.83364" calcext:value-type="float">
            <text:p>1.83364</text:p>
          </table:table-cell>
          <table:table-cell table:formula="of:=IF([main.$C803]=2;[main.$B803];&quot;&quot;)" office:value-type="float" office:value="0.663157" calcext:value-type="float">
            <text:p>0.663157</text:p>
          </table:table-cell>
          <table:table-cell table:number-columns-repeated="2"/>
          <table:table-cell table:formula="of:=IF([main.$H803]=0;[main.$F803];&quot;&quot;)" office:value-type="float" office:value="1.83364" calcext:value-type="float">
            <text:p>1.83364</text:p>
          </table:table-cell>
          <table:table-cell table:formula="of:=IF([main.$H803]=0;[main.$G803];&quot;&quot;)" office:value-type="float" office:value="0.663157" calcext:value-type="float">
            <text:p>0.663157</text:p>
          </table:table-cell>
          <table:table-cell table:formula="of:=IF([main.$H803]=1;[main.$F803];&quot;&quot;)">
            <text:p/>
          </table:table-cell>
          <table:table-cell table:formula="of:=IF([main.$H803]=1;[main.$G803];&quot;&quot;)">
            <text:p/>
          </table:table-cell>
          <table:table-cell table:formula="of:=IF([main.$H803]=2;[main.$F803];&quot;&quot;)">
            <text:p/>
          </table:table-cell>
          <table:table-cell table:formula="of:=IF([main.$H803]=2;[main.$G803];&quot;&quot;)">
            <text:p/>
          </table:table-cell>
        </table:table-row>
        <table:table-row table:style-name="ro1">
          <table:table-cell table:formula="of:=IF([main.$C804]=0;[main.$A804];&quot;&quot;)">
            <text:p/>
          </table:table-cell>
          <table:table-cell table:formula="of:=IF([main.$C804]=0;[main.$B804];&quot;&quot;)">
            <text:p/>
          </table:table-cell>
          <table:table-cell table:formula="of:=IF([main.$C804]=1;[main.$A804];&quot;&quot;)">
            <text:p/>
          </table:table-cell>
          <table:table-cell table:formula="of:=IF([main.$C804]=1;[main.$B804];&quot;&quot;)">
            <text:p/>
          </table:table-cell>
          <table:table-cell table:formula="of:=IF([main.$C804]=2;[main.$A804];&quot;&quot;)" office:value-type="float" office:value="2.4999" calcext:value-type="float">
            <text:p>2.4999</text:p>
          </table:table-cell>
          <table:table-cell table:formula="of:=IF([main.$C804]=2;[main.$B804];&quot;&quot;)" office:value-type="float" office:value="1.18089" calcext:value-type="float">
            <text:p>1.18089</text:p>
          </table:table-cell>
          <table:table-cell table:number-columns-repeated="2"/>
          <table:table-cell table:formula="of:=IF([main.$H804]=0;[main.$F804];&quot;&quot;)" office:value-type="float" office:value="2.4999" calcext:value-type="float">
            <text:p>2.4999</text:p>
          </table:table-cell>
          <table:table-cell table:formula="of:=IF([main.$H804]=0;[main.$G804];&quot;&quot;)" office:value-type="float" office:value="1.18089" calcext:value-type="float">
            <text:p>1.18089</text:p>
          </table:table-cell>
          <table:table-cell table:formula="of:=IF([main.$H804]=1;[main.$F804];&quot;&quot;)">
            <text:p/>
          </table:table-cell>
          <table:table-cell table:formula="of:=IF([main.$H804]=1;[main.$G804];&quot;&quot;)">
            <text:p/>
          </table:table-cell>
          <table:table-cell table:formula="of:=IF([main.$H804]=2;[main.$F804];&quot;&quot;)">
            <text:p/>
          </table:table-cell>
          <table:table-cell table:formula="of:=IF([main.$H804]=2;[main.$G804];&quot;&quot;)">
            <text:p/>
          </table:table-cell>
        </table:table-row>
        <table:table-row table:style-name="ro1">
          <table:table-cell table:formula="of:=IF([main.$C805]=0;[main.$A805];&quot;&quot;)" office:value-type="float" office:value="-0.40914" calcext:value-type="float">
            <text:p>-0.40914</text:p>
          </table:table-cell>
          <table:table-cell table:formula="of:=IF([main.$C805]=0;[main.$B805];&quot;&quot;)" office:value-type="float" office:value="-0.537518" calcext:value-type="float">
            <text:p>-0.537518</text:p>
          </table:table-cell>
          <table:table-cell table:formula="of:=IF([main.$C805]=1;[main.$A805];&quot;&quot;)">
            <text:p/>
          </table:table-cell>
          <table:table-cell table:formula="of:=IF([main.$C805]=1;[main.$B805];&quot;&quot;)">
            <text:p/>
          </table:table-cell>
          <table:table-cell table:formula="of:=IF([main.$C805]=2;[main.$A805];&quot;&quot;)">
            <text:p/>
          </table:table-cell>
          <table:table-cell table:formula="of:=IF([main.$C805]=2;[main.$B805];&quot;&quot;)">
            <text:p/>
          </table:table-cell>
          <table:table-cell table:number-columns-repeated="2"/>
          <table:table-cell table:formula="of:=IF([main.$H805]=0;[main.$F805];&quot;&quot;)" office:value-type="float" office:value="-0.40914" calcext:value-type="float">
            <text:p>-0.40914</text:p>
          </table:table-cell>
          <table:table-cell table:formula="of:=IF([main.$H805]=0;[main.$G805];&quot;&quot;)" office:value-type="float" office:value="-0.537518" calcext:value-type="float">
            <text:p>-0.537518</text:p>
          </table:table-cell>
          <table:table-cell table:formula="of:=IF([main.$H805]=1;[main.$F805];&quot;&quot;)">
            <text:p/>
          </table:table-cell>
          <table:table-cell table:formula="of:=IF([main.$H805]=1;[main.$G805];&quot;&quot;)">
            <text:p/>
          </table:table-cell>
          <table:table-cell table:formula="of:=IF([main.$H805]=2;[main.$F805];&quot;&quot;)">
            <text:p/>
          </table:table-cell>
          <table:table-cell table:formula="of:=IF([main.$H805]=2;[main.$G805];&quot;&quot;)">
            <text:p/>
          </table:table-cell>
        </table:table-row>
        <table:table-row table:style-name="ro1">
          <table:table-cell table:formula="of:=IF([main.$C806]=0;[main.$A806];&quot;&quot;)">
            <text:p/>
          </table:table-cell>
          <table:table-cell table:formula="of:=IF([main.$C806]=0;[main.$B806];&quot;&quot;)">
            <text:p/>
          </table:table-cell>
          <table:table-cell table:formula="of:=IF([main.$C806]=1;[main.$A806];&quot;&quot;)" office:value-type="float" office:value="1.02493" calcext:value-type="float">
            <text:p>1.02493</text:p>
          </table:table-cell>
          <table:table-cell table:formula="of:=IF([main.$C806]=1;[main.$B806];&quot;&quot;)" office:value-type="float" office:value="2.67791" calcext:value-type="float">
            <text:p>2.67791</text:p>
          </table:table-cell>
          <table:table-cell table:formula="of:=IF([main.$C806]=2;[main.$A806];&quot;&quot;)">
            <text:p/>
          </table:table-cell>
          <table:table-cell table:formula="of:=IF([main.$C806]=2;[main.$B806];&quot;&quot;)">
            <text:p/>
          </table:table-cell>
          <table:table-cell table:number-columns-repeated="2"/>
          <table:table-cell table:formula="of:=IF([main.$H806]=0;[main.$F806];&quot;&quot;)" office:value-type="float" office:value="1.02493" calcext:value-type="float">
            <text:p>1.02493</text:p>
          </table:table-cell>
          <table:table-cell table:formula="of:=IF([main.$H806]=0;[main.$G806];&quot;&quot;)" office:value-type="float" office:value="2.67791" calcext:value-type="float">
            <text:p>2.67791</text:p>
          </table:table-cell>
          <table:table-cell table:formula="of:=IF([main.$H806]=1;[main.$F806];&quot;&quot;)">
            <text:p/>
          </table:table-cell>
          <table:table-cell table:formula="of:=IF([main.$H806]=1;[main.$G806];&quot;&quot;)">
            <text:p/>
          </table:table-cell>
          <table:table-cell table:formula="of:=IF([main.$H806]=2;[main.$F806];&quot;&quot;)">
            <text:p/>
          </table:table-cell>
          <table:table-cell table:formula="of:=IF([main.$H806]=2;[main.$G806];&quot;&quot;)">
            <text:p/>
          </table:table-cell>
        </table:table-row>
        <table:table-row table:style-name="ro1">
          <table:table-cell table:formula="of:=IF([main.$C807]=0;[main.$A807];&quot;&quot;)">
            <text:p/>
          </table:table-cell>
          <table:table-cell table:formula="of:=IF([main.$C807]=0;[main.$B807];&quot;&quot;)">
            <text:p/>
          </table:table-cell>
          <table:table-cell table:formula="of:=IF([main.$C807]=1;[main.$A807];&quot;&quot;)" office:value-type="float" office:value="-0.0744542" calcext:value-type="float">
            <text:p>-0.0744542</text:p>
          </table:table-cell>
          <table:table-cell table:formula="of:=IF([main.$C807]=1;[main.$B807];&quot;&quot;)" office:value-type="float" office:value="1.29417" calcext:value-type="float">
            <text:p>1.29417</text:p>
          </table:table-cell>
          <table:table-cell table:formula="of:=IF([main.$C807]=2;[main.$A807];&quot;&quot;)">
            <text:p/>
          </table:table-cell>
          <table:table-cell table:formula="of:=IF([main.$C807]=2;[main.$B807];&quot;&quot;)">
            <text:p/>
          </table:table-cell>
          <table:table-cell table:number-columns-repeated="2"/>
          <table:table-cell table:formula="of:=IF([main.$H807]=0;[main.$F807];&quot;&quot;)" office:value-type="float" office:value="-0.0744542" calcext:value-type="float">
            <text:p>-0.0744542</text:p>
          </table:table-cell>
          <table:table-cell table:formula="of:=IF([main.$H807]=0;[main.$G807];&quot;&quot;)" office:value-type="float" office:value="1.29417" calcext:value-type="float">
            <text:p>1.29417</text:p>
          </table:table-cell>
          <table:table-cell table:formula="of:=IF([main.$H807]=1;[main.$F807];&quot;&quot;)">
            <text:p/>
          </table:table-cell>
          <table:table-cell table:formula="of:=IF([main.$H807]=1;[main.$G807];&quot;&quot;)">
            <text:p/>
          </table:table-cell>
          <table:table-cell table:formula="of:=IF([main.$H807]=2;[main.$F807];&quot;&quot;)">
            <text:p/>
          </table:table-cell>
          <table:table-cell table:formula="of:=IF([main.$H807]=2;[main.$G807];&quot;&quot;)">
            <text:p/>
          </table:table-cell>
        </table:table-row>
        <table:table-row table:style-name="ro1">
          <table:table-cell table:formula="of:=IF([main.$C808]=0;[main.$A808];&quot;&quot;)">
            <text:p/>
          </table:table-cell>
          <table:table-cell table:formula="of:=IF([main.$C808]=0;[main.$B808];&quot;&quot;)">
            <text:p/>
          </table:table-cell>
          <table:table-cell table:formula="of:=IF([main.$C808]=1;[main.$A808];&quot;&quot;)">
            <text:p/>
          </table:table-cell>
          <table:table-cell table:formula="of:=IF([main.$C808]=1;[main.$B808];&quot;&quot;)">
            <text:p/>
          </table:table-cell>
          <table:table-cell table:formula="of:=IF([main.$C808]=2;[main.$A808];&quot;&quot;)" office:value-type="float" office:value="0.57819" calcext:value-type="float">
            <text:p>0.57819</text:p>
          </table:table-cell>
          <table:table-cell table:formula="of:=IF([main.$C808]=2;[main.$B808];&quot;&quot;)" office:value-type="float" office:value="-1.60054" calcext:value-type="float">
            <text:p>-1.60054</text:p>
          </table:table-cell>
          <table:table-cell table:number-columns-repeated="2"/>
          <table:table-cell table:formula="of:=IF([main.$H808]=0;[main.$F808];&quot;&quot;)" office:value-type="float" office:value="0.57819" calcext:value-type="float">
            <text:p>0.57819</text:p>
          </table:table-cell>
          <table:table-cell table:formula="of:=IF([main.$H808]=0;[main.$G808];&quot;&quot;)" office:value-type="float" office:value="-1.60054" calcext:value-type="float">
            <text:p>-1.60054</text:p>
          </table:table-cell>
          <table:table-cell table:formula="of:=IF([main.$H808]=1;[main.$F808];&quot;&quot;)">
            <text:p/>
          </table:table-cell>
          <table:table-cell table:formula="of:=IF([main.$H808]=1;[main.$G808];&quot;&quot;)">
            <text:p/>
          </table:table-cell>
          <table:table-cell table:formula="of:=IF([main.$H808]=2;[main.$F808];&quot;&quot;)">
            <text:p/>
          </table:table-cell>
          <table:table-cell table:formula="of:=IF([main.$H808]=2;[main.$G808];&quot;&quot;)">
            <text:p/>
          </table:table-cell>
        </table:table-row>
        <table:table-row table:style-name="ro1">
          <table:table-cell table:formula="of:=IF([main.$C809]=0;[main.$A809];&quot;&quot;)">
            <text:p/>
          </table:table-cell>
          <table:table-cell table:formula="of:=IF([main.$C809]=0;[main.$B809];&quot;&quot;)">
            <text:p/>
          </table:table-cell>
          <table:table-cell table:formula="of:=IF([main.$C809]=1;[main.$A809];&quot;&quot;)" office:value-type="float" office:value="-0.792348" calcext:value-type="float">
            <text:p>-0.792348</text:p>
          </table:table-cell>
          <table:table-cell table:formula="of:=IF([main.$C809]=1;[main.$B809];&quot;&quot;)" office:value-type="float" office:value="0.796823" calcext:value-type="float">
            <text:p>0.796823</text:p>
          </table:table-cell>
          <table:table-cell table:formula="of:=IF([main.$C809]=2;[main.$A809];&quot;&quot;)">
            <text:p/>
          </table:table-cell>
          <table:table-cell table:formula="of:=IF([main.$C809]=2;[main.$B809];&quot;&quot;)">
            <text:p/>
          </table:table-cell>
          <table:table-cell table:number-columns-repeated="2"/>
          <table:table-cell table:formula="of:=IF([main.$H809]=0;[main.$F809];&quot;&quot;)" office:value-type="float" office:value="-0.792348" calcext:value-type="float">
            <text:p>-0.792348</text:p>
          </table:table-cell>
          <table:table-cell table:formula="of:=IF([main.$H809]=0;[main.$G809];&quot;&quot;)" office:value-type="float" office:value="0.796823" calcext:value-type="float">
            <text:p>0.796823</text:p>
          </table:table-cell>
          <table:table-cell table:formula="of:=IF([main.$H809]=1;[main.$F809];&quot;&quot;)">
            <text:p/>
          </table:table-cell>
          <table:table-cell table:formula="of:=IF([main.$H809]=1;[main.$G809];&quot;&quot;)">
            <text:p/>
          </table:table-cell>
          <table:table-cell table:formula="of:=IF([main.$H809]=2;[main.$F809];&quot;&quot;)">
            <text:p/>
          </table:table-cell>
          <table:table-cell table:formula="of:=IF([main.$H809]=2;[main.$G809];&quot;&quot;)">
            <text:p/>
          </table:table-cell>
        </table:table-row>
        <table:table-row table:style-name="ro1">
          <table:table-cell table:formula="of:=IF([main.$C810]=0;[main.$A810];&quot;&quot;)">
            <text:p/>
          </table:table-cell>
          <table:table-cell table:formula="of:=IF([main.$C810]=0;[main.$B810];&quot;&quot;)">
            <text:p/>
          </table:table-cell>
          <table:table-cell table:formula="of:=IF([main.$C810]=1;[main.$A810];&quot;&quot;)">
            <text:p/>
          </table:table-cell>
          <table:table-cell table:formula="of:=IF([main.$C810]=1;[main.$B810];&quot;&quot;)">
            <text:p/>
          </table:table-cell>
          <table:table-cell table:formula="of:=IF([main.$C810]=2;[main.$A810];&quot;&quot;)" office:value-type="float" office:value="1.25329" calcext:value-type="float">
            <text:p>1.25329</text:p>
          </table:table-cell>
          <table:table-cell table:formula="of:=IF([main.$C810]=2;[main.$B810];&quot;&quot;)" office:value-type="float" office:value="-0.369439" calcext:value-type="float">
            <text:p>-0.369439</text:p>
          </table:table-cell>
          <table:table-cell table:number-columns-repeated="2"/>
          <table:table-cell table:formula="of:=IF([main.$H810]=0;[main.$F810];&quot;&quot;)" office:value-type="float" office:value="1.25329" calcext:value-type="float">
            <text:p>1.25329</text:p>
          </table:table-cell>
          <table:table-cell table:formula="of:=IF([main.$H810]=0;[main.$G810];&quot;&quot;)" office:value-type="float" office:value="-0.369439" calcext:value-type="float">
            <text:p>-0.369439</text:p>
          </table:table-cell>
          <table:table-cell table:formula="of:=IF([main.$H810]=1;[main.$F810];&quot;&quot;)">
            <text:p/>
          </table:table-cell>
          <table:table-cell table:formula="of:=IF([main.$H810]=1;[main.$G810];&quot;&quot;)">
            <text:p/>
          </table:table-cell>
          <table:table-cell table:formula="of:=IF([main.$H810]=2;[main.$F810];&quot;&quot;)">
            <text:p/>
          </table:table-cell>
          <table:table-cell table:formula="of:=IF([main.$H810]=2;[main.$G810];&quot;&quot;)">
            <text:p/>
          </table:table-cell>
        </table:table-row>
        <table:table-row table:style-name="ro1">
          <table:table-cell table:formula="of:=IF([main.$C811]=0;[main.$A811];&quot;&quot;)">
            <text:p/>
          </table:table-cell>
          <table:table-cell table:formula="of:=IF([main.$C811]=0;[main.$B811];&quot;&quot;)">
            <text:p/>
          </table:table-cell>
          <table:table-cell table:formula="of:=IF([main.$C811]=1;[main.$A811];&quot;&quot;)">
            <text:p/>
          </table:table-cell>
          <table:table-cell table:formula="of:=IF([main.$C811]=1;[main.$B811];&quot;&quot;)">
            <text:p/>
          </table:table-cell>
          <table:table-cell table:formula="of:=IF([main.$C811]=2;[main.$A811];&quot;&quot;)" office:value-type="float" office:value="-0.69556" calcext:value-type="float">
            <text:p>-0.69556</text:p>
          </table:table-cell>
          <table:table-cell table:formula="of:=IF([main.$C811]=2;[main.$B811];&quot;&quot;)" office:value-type="float" office:value="-1.29821" calcext:value-type="float">
            <text:p>-1.29821</text:p>
          </table:table-cell>
          <table:table-cell table:number-columns-repeated="2"/>
          <table:table-cell table:formula="of:=IF([main.$H811]=0;[main.$F811];&quot;&quot;)" office:value-type="float" office:value="-0.69556" calcext:value-type="float">
            <text:p>-0.69556</text:p>
          </table:table-cell>
          <table:table-cell table:formula="of:=IF([main.$H811]=0;[main.$G811];&quot;&quot;)" office:value-type="float" office:value="-1.29821" calcext:value-type="float">
            <text:p>-1.29821</text:p>
          </table:table-cell>
          <table:table-cell table:formula="of:=IF([main.$H811]=1;[main.$F811];&quot;&quot;)">
            <text:p/>
          </table:table-cell>
          <table:table-cell table:formula="of:=IF([main.$H811]=1;[main.$G811];&quot;&quot;)">
            <text:p/>
          </table:table-cell>
          <table:table-cell table:formula="of:=IF([main.$H811]=2;[main.$F811];&quot;&quot;)">
            <text:p/>
          </table:table-cell>
          <table:table-cell table:formula="of:=IF([main.$H811]=2;[main.$G811];&quot;&quot;)">
            <text:p/>
          </table:table-cell>
        </table:table-row>
        <table:table-row table:style-name="ro1">
          <table:table-cell table:formula="of:=IF([main.$C812]=0;[main.$A812];&quot;&quot;)">
            <text:p/>
          </table:table-cell>
          <table:table-cell table:formula="of:=IF([main.$C812]=0;[main.$B812];&quot;&quot;)">
            <text:p/>
          </table:table-cell>
          <table:table-cell table:formula="of:=IF([main.$C812]=1;[main.$A812];&quot;&quot;)">
            <text:p/>
          </table:table-cell>
          <table:table-cell table:formula="of:=IF([main.$C812]=1;[main.$B812];&quot;&quot;)">
            <text:p/>
          </table:table-cell>
          <table:table-cell table:formula="of:=IF([main.$C812]=2;[main.$A812];&quot;&quot;)" office:value-type="float" office:value="1.47075" calcext:value-type="float">
            <text:p>1.47075</text:p>
          </table:table-cell>
          <table:table-cell table:formula="of:=IF([main.$C812]=2;[main.$B812];&quot;&quot;)" office:value-type="float" office:value="-0.199211" calcext:value-type="float">
            <text:p>-0.199211</text:p>
          </table:table-cell>
          <table:table-cell table:number-columns-repeated="2"/>
          <table:table-cell table:formula="of:=IF([main.$H812]=0;[main.$F812];&quot;&quot;)" office:value-type="float" office:value="1.47075" calcext:value-type="float">
            <text:p>1.47075</text:p>
          </table:table-cell>
          <table:table-cell table:formula="of:=IF([main.$H812]=0;[main.$G812];&quot;&quot;)" office:value-type="float" office:value="-0.199211" calcext:value-type="float">
            <text:p>-0.199211</text:p>
          </table:table-cell>
          <table:table-cell table:formula="of:=IF([main.$H812]=1;[main.$F812];&quot;&quot;)">
            <text:p/>
          </table:table-cell>
          <table:table-cell table:formula="of:=IF([main.$H812]=1;[main.$G812];&quot;&quot;)">
            <text:p/>
          </table:table-cell>
          <table:table-cell table:formula="of:=IF([main.$H812]=2;[main.$F812];&quot;&quot;)">
            <text:p/>
          </table:table-cell>
          <table:table-cell table:formula="of:=IF([main.$H812]=2;[main.$G812];&quot;&quot;)">
            <text:p/>
          </table:table-cell>
        </table:table-row>
        <table:table-row table:style-name="ro1">
          <table:table-cell table:formula="of:=IF([main.$C813]=0;[main.$A813];&quot;&quot;)" office:value-type="float" office:value="1.45935" calcext:value-type="float">
            <text:p>1.45935</text:p>
          </table:table-cell>
          <table:table-cell table:formula="of:=IF([main.$C813]=0;[main.$B813];&quot;&quot;)" office:value-type="float" office:value="2.33173" calcext:value-type="float">
            <text:p>2.33173</text:p>
          </table:table-cell>
          <table:table-cell table:formula="of:=IF([main.$C813]=1;[main.$A813];&quot;&quot;)">
            <text:p/>
          </table:table-cell>
          <table:table-cell table:formula="of:=IF([main.$C813]=1;[main.$B813];&quot;&quot;)">
            <text:p/>
          </table:table-cell>
          <table:table-cell table:formula="of:=IF([main.$C813]=2;[main.$A813];&quot;&quot;)">
            <text:p/>
          </table:table-cell>
          <table:table-cell table:formula="of:=IF([main.$C813]=2;[main.$B813];&quot;&quot;)">
            <text:p/>
          </table:table-cell>
          <table:table-cell table:number-columns-repeated="2"/>
          <table:table-cell table:formula="of:=IF([main.$H813]=0;[main.$F813];&quot;&quot;)" office:value-type="float" office:value="1.45935" calcext:value-type="float">
            <text:p>1.45935</text:p>
          </table:table-cell>
          <table:table-cell table:formula="of:=IF([main.$H813]=0;[main.$G813];&quot;&quot;)" office:value-type="float" office:value="2.33173" calcext:value-type="float">
            <text:p>2.33173</text:p>
          </table:table-cell>
          <table:table-cell table:formula="of:=IF([main.$H813]=1;[main.$F813];&quot;&quot;)">
            <text:p/>
          </table:table-cell>
          <table:table-cell table:formula="of:=IF([main.$H813]=1;[main.$G813];&quot;&quot;)">
            <text:p/>
          </table:table-cell>
          <table:table-cell table:formula="of:=IF([main.$H813]=2;[main.$F813];&quot;&quot;)">
            <text:p/>
          </table:table-cell>
          <table:table-cell table:formula="of:=IF([main.$H813]=2;[main.$G813];&quot;&quot;)">
            <text:p/>
          </table:table-cell>
        </table:table-row>
        <table:table-row table:style-name="ro1">
          <table:table-cell table:formula="of:=IF([main.$C814]=0;[main.$A814];&quot;&quot;)">
            <text:p/>
          </table:table-cell>
          <table:table-cell table:formula="of:=IF([main.$C814]=0;[main.$B814];&quot;&quot;)">
            <text:p/>
          </table:table-cell>
          <table:table-cell table:formula="of:=IF([main.$C814]=1;[main.$A814];&quot;&quot;)">
            <text:p/>
          </table:table-cell>
          <table:table-cell table:formula="of:=IF([main.$C814]=1;[main.$B814];&quot;&quot;)">
            <text:p/>
          </table:table-cell>
          <table:table-cell table:formula="of:=IF([main.$C814]=2;[main.$A814];&quot;&quot;)" office:value-type="float" office:value="1.3838" calcext:value-type="float">
            <text:p>1.3838</text:p>
          </table:table-cell>
          <table:table-cell table:formula="of:=IF([main.$C814]=2;[main.$B814];&quot;&quot;)" office:value-type="float" office:value="-0.509153" calcext:value-type="float">
            <text:p>-0.509153</text:p>
          </table:table-cell>
          <table:table-cell table:number-columns-repeated="2"/>
          <table:table-cell table:formula="of:=IF([main.$H814]=0;[main.$F814];&quot;&quot;)" office:value-type="float" office:value="1.3838" calcext:value-type="float">
            <text:p>1.3838</text:p>
          </table:table-cell>
          <table:table-cell table:formula="of:=IF([main.$H814]=0;[main.$G814];&quot;&quot;)" office:value-type="float" office:value="-0.509153" calcext:value-type="float">
            <text:p>-0.509153</text:p>
          </table:table-cell>
          <table:table-cell table:formula="of:=IF([main.$H814]=1;[main.$F814];&quot;&quot;)">
            <text:p/>
          </table:table-cell>
          <table:table-cell table:formula="of:=IF([main.$H814]=1;[main.$G814];&quot;&quot;)">
            <text:p/>
          </table:table-cell>
          <table:table-cell table:formula="of:=IF([main.$H814]=2;[main.$F814];&quot;&quot;)">
            <text:p/>
          </table:table-cell>
          <table:table-cell table:formula="of:=IF([main.$H814]=2;[main.$G814];&quot;&quot;)">
            <text:p/>
          </table:table-cell>
        </table:table-row>
        <table:table-row table:style-name="ro1">
          <table:table-cell table:formula="of:=IF([main.$C815]=0;[main.$A815];&quot;&quot;)">
            <text:p/>
          </table:table-cell>
          <table:table-cell table:formula="of:=IF([main.$C815]=0;[main.$B815];&quot;&quot;)">
            <text:p/>
          </table:table-cell>
          <table:table-cell table:formula="of:=IF([main.$C815]=1;[main.$A815];&quot;&quot;)">
            <text:p/>
          </table:table-cell>
          <table:table-cell table:formula="of:=IF([main.$C815]=1;[main.$B815];&quot;&quot;)">
            <text:p/>
          </table:table-cell>
          <table:table-cell table:formula="of:=IF([main.$C815]=2;[main.$A815];&quot;&quot;)" office:value-type="float" office:value="2.26691" calcext:value-type="float">
            <text:p>2.26691</text:p>
          </table:table-cell>
          <table:table-cell table:formula="of:=IF([main.$C815]=2;[main.$B815];&quot;&quot;)" office:value-type="float" office:value="0.98994" calcext:value-type="float">
            <text:p>0.98994</text:p>
          </table:table-cell>
          <table:table-cell table:number-columns-repeated="2"/>
          <table:table-cell table:formula="of:=IF([main.$H815]=0;[main.$F815];&quot;&quot;)" office:value-type="float" office:value="2.26691" calcext:value-type="float">
            <text:p>2.26691</text:p>
          </table:table-cell>
          <table:table-cell table:formula="of:=IF([main.$H815]=0;[main.$G815];&quot;&quot;)" office:value-type="float" office:value="0.98994" calcext:value-type="float">
            <text:p>0.98994</text:p>
          </table:table-cell>
          <table:table-cell table:formula="of:=IF([main.$H815]=1;[main.$F815];&quot;&quot;)">
            <text:p/>
          </table:table-cell>
          <table:table-cell table:formula="of:=IF([main.$H815]=1;[main.$G815];&quot;&quot;)">
            <text:p/>
          </table:table-cell>
          <table:table-cell table:formula="of:=IF([main.$H815]=2;[main.$F815];&quot;&quot;)">
            <text:p/>
          </table:table-cell>
          <table:table-cell table:formula="of:=IF([main.$H815]=2;[main.$G815];&quot;&quot;)">
            <text:p/>
          </table:table-cell>
        </table:table-row>
        <table:table-row table:style-name="ro1">
          <table:table-cell table:formula="of:=IF([main.$C816]=0;[main.$A816];&quot;&quot;)">
            <text:p/>
          </table:table-cell>
          <table:table-cell table:formula="of:=IF([main.$C816]=0;[main.$B816];&quot;&quot;)">
            <text:p/>
          </table:table-cell>
          <table:table-cell table:formula="of:=IF([main.$C816]=1;[main.$A816];&quot;&quot;)" office:value-type="float" office:value="1.07487" calcext:value-type="float">
            <text:p>1.07487</text:p>
          </table:table-cell>
          <table:table-cell table:formula="of:=IF([main.$C816]=1;[main.$B816];&quot;&quot;)" office:value-type="float" office:value="2.78248" calcext:value-type="float">
            <text:p>2.78248</text:p>
          </table:table-cell>
          <table:table-cell table:formula="of:=IF([main.$C816]=2;[main.$A816];&quot;&quot;)">
            <text:p/>
          </table:table-cell>
          <table:table-cell table:formula="of:=IF([main.$C816]=2;[main.$B816];&quot;&quot;)">
            <text:p/>
          </table:table-cell>
          <table:table-cell table:number-columns-repeated="2"/>
          <table:table-cell table:formula="of:=IF([main.$H816]=0;[main.$F816];&quot;&quot;)" office:value-type="float" office:value="1.07487" calcext:value-type="float">
            <text:p>1.07487</text:p>
          </table:table-cell>
          <table:table-cell table:formula="of:=IF([main.$H816]=0;[main.$G816];&quot;&quot;)" office:value-type="float" office:value="2.78248" calcext:value-type="float">
            <text:p>2.78248</text:p>
          </table:table-cell>
          <table:table-cell table:formula="of:=IF([main.$H816]=1;[main.$F816];&quot;&quot;)">
            <text:p/>
          </table:table-cell>
          <table:table-cell table:formula="of:=IF([main.$H816]=1;[main.$G816];&quot;&quot;)">
            <text:p/>
          </table:table-cell>
          <table:table-cell table:formula="of:=IF([main.$H816]=2;[main.$F816];&quot;&quot;)">
            <text:p/>
          </table:table-cell>
          <table:table-cell table:formula="of:=IF([main.$H816]=2;[main.$G816];&quot;&quot;)">
            <text:p/>
          </table:table-cell>
        </table:table-row>
        <table:table-row table:style-name="ro1">
          <table:table-cell table:formula="of:=IF([main.$C817]=0;[main.$A817];&quot;&quot;)">
            <text:p/>
          </table:table-cell>
          <table:table-cell table:formula="of:=IF([main.$C817]=0;[main.$B817];&quot;&quot;)">
            <text:p/>
          </table:table-cell>
          <table:table-cell table:formula="of:=IF([main.$C817]=1;[main.$A817];&quot;&quot;)" office:value-type="float" office:value="0.552465" calcext:value-type="float">
            <text:p>0.552465</text:p>
          </table:table-cell>
          <table:table-cell table:formula="of:=IF([main.$C817]=1;[main.$B817];&quot;&quot;)" office:value-type="float" office:value="2.24142" calcext:value-type="float">
            <text:p>2.24142</text:p>
          </table:table-cell>
          <table:table-cell table:formula="of:=IF([main.$C817]=2;[main.$A817];&quot;&quot;)">
            <text:p/>
          </table:table-cell>
          <table:table-cell table:formula="of:=IF([main.$C817]=2;[main.$B817];&quot;&quot;)">
            <text:p/>
          </table:table-cell>
          <table:table-cell table:number-columns-repeated="2"/>
          <table:table-cell table:formula="of:=IF([main.$H817]=0;[main.$F817];&quot;&quot;)" office:value-type="float" office:value="0.552465" calcext:value-type="float">
            <text:p>0.552465</text:p>
          </table:table-cell>
          <table:table-cell table:formula="of:=IF([main.$H817]=0;[main.$G817];&quot;&quot;)" office:value-type="float" office:value="2.24142" calcext:value-type="float">
            <text:p>2.24142</text:p>
          </table:table-cell>
          <table:table-cell table:formula="of:=IF([main.$H817]=1;[main.$F817];&quot;&quot;)">
            <text:p/>
          </table:table-cell>
          <table:table-cell table:formula="of:=IF([main.$H817]=1;[main.$G817];&quot;&quot;)">
            <text:p/>
          </table:table-cell>
          <table:table-cell table:formula="of:=IF([main.$H817]=2;[main.$F817];&quot;&quot;)">
            <text:p/>
          </table:table-cell>
          <table:table-cell table:formula="of:=IF([main.$H817]=2;[main.$G817];&quot;&quot;)">
            <text:p/>
          </table:table-cell>
        </table:table-row>
        <table:table-row table:style-name="ro1">
          <table:table-cell table:formula="of:=IF([main.$C818]=0;[main.$A818];&quot;&quot;)">
            <text:p/>
          </table:table-cell>
          <table:table-cell table:formula="of:=IF([main.$C818]=0;[main.$B818];&quot;&quot;)">
            <text:p/>
          </table:table-cell>
          <table:table-cell table:formula="of:=IF([main.$C818]=1;[main.$A818];&quot;&quot;)" office:value-type="float" office:value="0.968675" calcext:value-type="float">
            <text:p>0.968675</text:p>
          </table:table-cell>
          <table:table-cell table:formula="of:=IF([main.$C818]=1;[main.$B818];&quot;&quot;)" office:value-type="float" office:value="2.88205" calcext:value-type="float">
            <text:p>2.88205</text:p>
          </table:table-cell>
          <table:table-cell table:formula="of:=IF([main.$C818]=2;[main.$A818];&quot;&quot;)">
            <text:p/>
          </table:table-cell>
          <table:table-cell table:formula="of:=IF([main.$C818]=2;[main.$B818];&quot;&quot;)">
            <text:p/>
          </table:table-cell>
          <table:table-cell table:number-columns-repeated="2"/>
          <table:table-cell table:formula="of:=IF([main.$H818]=0;[main.$F818];&quot;&quot;)" office:value-type="float" office:value="0.968675" calcext:value-type="float">
            <text:p>0.968675</text:p>
          </table:table-cell>
          <table:table-cell table:formula="of:=IF([main.$H818]=0;[main.$G818];&quot;&quot;)" office:value-type="float" office:value="2.88205" calcext:value-type="float">
            <text:p>2.88205</text:p>
          </table:table-cell>
          <table:table-cell table:formula="of:=IF([main.$H818]=1;[main.$F818];&quot;&quot;)">
            <text:p/>
          </table:table-cell>
          <table:table-cell table:formula="of:=IF([main.$H818]=1;[main.$G818];&quot;&quot;)">
            <text:p/>
          </table:table-cell>
          <table:table-cell table:formula="of:=IF([main.$H818]=2;[main.$F818];&quot;&quot;)">
            <text:p/>
          </table:table-cell>
          <table:table-cell table:formula="of:=IF([main.$H818]=2;[main.$G818];&quot;&quot;)">
            <text:p/>
          </table:table-cell>
        </table:table-row>
        <table:table-row table:style-name="ro1">
          <table:table-cell table:formula="of:=IF([main.$C819]=0;[main.$A819];&quot;&quot;)">
            <text:p/>
          </table:table-cell>
          <table:table-cell table:formula="of:=IF([main.$C819]=0;[main.$B819];&quot;&quot;)">
            <text:p/>
          </table:table-cell>
          <table:table-cell table:formula="of:=IF([main.$C819]=1;[main.$A819];&quot;&quot;)" office:value-type="float" office:value="-0.472841" calcext:value-type="float">
            <text:p>-0.472841</text:p>
          </table:table-cell>
          <table:table-cell table:formula="of:=IF([main.$C819]=1;[main.$B819];&quot;&quot;)" office:value-type="float" office:value="0.866927" calcext:value-type="float">
            <text:p>0.866927</text:p>
          </table:table-cell>
          <table:table-cell table:formula="of:=IF([main.$C819]=2;[main.$A819];&quot;&quot;)">
            <text:p/>
          </table:table-cell>
          <table:table-cell table:formula="of:=IF([main.$C819]=2;[main.$B819];&quot;&quot;)">
            <text:p/>
          </table:table-cell>
          <table:table-cell table:number-columns-repeated="2"/>
          <table:table-cell table:formula="of:=IF([main.$H819]=0;[main.$F819];&quot;&quot;)" office:value-type="float" office:value="-0.472841" calcext:value-type="float">
            <text:p>-0.472841</text:p>
          </table:table-cell>
          <table:table-cell table:formula="of:=IF([main.$H819]=0;[main.$G819];&quot;&quot;)" office:value-type="float" office:value="0.866927" calcext:value-type="float">
            <text:p>0.866927</text:p>
          </table:table-cell>
          <table:table-cell table:formula="of:=IF([main.$H819]=1;[main.$F819];&quot;&quot;)">
            <text:p/>
          </table:table-cell>
          <table:table-cell table:formula="of:=IF([main.$H819]=1;[main.$G819];&quot;&quot;)">
            <text:p/>
          </table:table-cell>
          <table:table-cell table:formula="of:=IF([main.$H819]=2;[main.$F819];&quot;&quot;)">
            <text:p/>
          </table:table-cell>
          <table:table-cell table:formula="of:=IF([main.$H819]=2;[main.$G819];&quot;&quot;)">
            <text:p/>
          </table:table-cell>
        </table:table-row>
        <table:table-row table:style-name="ro1">
          <table:table-cell table:formula="of:=IF([main.$C820]=0;[main.$A820];&quot;&quot;)" office:value-type="float" office:value="0.793922" calcext:value-type="float">
            <text:p>0.793922</text:p>
          </table:table-cell>
          <table:table-cell table:formula="of:=IF([main.$C820]=0;[main.$B820];&quot;&quot;)" office:value-type="float" office:value="0.580589" calcext:value-type="float">
            <text:p>0.580589</text:p>
          </table:table-cell>
          <table:table-cell table:formula="of:=IF([main.$C820]=1;[main.$A820];&quot;&quot;)">
            <text:p/>
          </table:table-cell>
          <table:table-cell table:formula="of:=IF([main.$C820]=1;[main.$B820];&quot;&quot;)">
            <text:p/>
          </table:table-cell>
          <table:table-cell table:formula="of:=IF([main.$C820]=2;[main.$A820];&quot;&quot;)">
            <text:p/>
          </table:table-cell>
          <table:table-cell table:formula="of:=IF([main.$C820]=2;[main.$B820];&quot;&quot;)">
            <text:p/>
          </table:table-cell>
          <table:table-cell table:number-columns-repeated="2"/>
          <table:table-cell table:formula="of:=IF([main.$H820]=0;[main.$F820];&quot;&quot;)" office:value-type="float" office:value="0.793922" calcext:value-type="float">
            <text:p>0.793922</text:p>
          </table:table-cell>
          <table:table-cell table:formula="of:=IF([main.$H820]=0;[main.$G820];&quot;&quot;)" office:value-type="float" office:value="0.580589" calcext:value-type="float">
            <text:p>0.580589</text:p>
          </table:table-cell>
          <table:table-cell table:formula="of:=IF([main.$H820]=1;[main.$F820];&quot;&quot;)">
            <text:p/>
          </table:table-cell>
          <table:table-cell table:formula="of:=IF([main.$H820]=1;[main.$G820];&quot;&quot;)">
            <text:p/>
          </table:table-cell>
          <table:table-cell table:formula="of:=IF([main.$H820]=2;[main.$F820];&quot;&quot;)">
            <text:p/>
          </table:table-cell>
          <table:table-cell table:formula="of:=IF([main.$H820]=2;[main.$G820];&quot;&quot;)">
            <text:p/>
          </table:table-cell>
        </table:table-row>
        <table:table-row table:style-name="ro1">
          <table:table-cell table:formula="of:=IF([main.$C821]=0;[main.$A821];&quot;&quot;)" office:value-type="float" office:value="0.858754" calcext:value-type="float">
            <text:p>0.858754</text:p>
          </table:table-cell>
          <table:table-cell table:formula="of:=IF([main.$C821]=0;[main.$B821];&quot;&quot;)" office:value-type="float" office:value="0.96519" calcext:value-type="float">
            <text:p>0.96519</text:p>
          </table:table-cell>
          <table:table-cell table:formula="of:=IF([main.$C821]=1;[main.$A821];&quot;&quot;)">
            <text:p/>
          </table:table-cell>
          <table:table-cell table:formula="of:=IF([main.$C821]=1;[main.$B821];&quot;&quot;)">
            <text:p/>
          </table:table-cell>
          <table:table-cell table:formula="of:=IF([main.$C821]=2;[main.$A821];&quot;&quot;)">
            <text:p/>
          </table:table-cell>
          <table:table-cell table:formula="of:=IF([main.$C821]=2;[main.$B821];&quot;&quot;)">
            <text:p/>
          </table:table-cell>
          <table:table-cell table:number-columns-repeated="2"/>
          <table:table-cell table:formula="of:=IF([main.$H821]=0;[main.$F821];&quot;&quot;)" office:value-type="float" office:value="0.858754" calcext:value-type="float">
            <text:p>0.858754</text:p>
          </table:table-cell>
          <table:table-cell table:formula="of:=IF([main.$H821]=0;[main.$G821];&quot;&quot;)" office:value-type="float" office:value="0.96519" calcext:value-type="float">
            <text:p>0.96519</text:p>
          </table:table-cell>
          <table:table-cell table:formula="of:=IF([main.$H821]=1;[main.$F821];&quot;&quot;)">
            <text:p/>
          </table:table-cell>
          <table:table-cell table:formula="of:=IF([main.$H821]=1;[main.$G821];&quot;&quot;)">
            <text:p/>
          </table:table-cell>
          <table:table-cell table:formula="of:=IF([main.$H821]=2;[main.$F821];&quot;&quot;)">
            <text:p/>
          </table:table-cell>
          <table:table-cell table:formula="of:=IF([main.$H821]=2;[main.$G821];&quot;&quot;)">
            <text:p/>
          </table:table-cell>
        </table:table-row>
        <table:table-row table:style-name="ro1">
          <table:table-cell table:formula="of:=IF([main.$C822]=0;[main.$A822];&quot;&quot;)" office:value-type="float" office:value="0.265995" calcext:value-type="float">
            <text:p>0.265995</text:p>
          </table:table-cell>
          <table:table-cell table:formula="of:=IF([main.$C822]=0;[main.$B822];&quot;&quot;)" office:value-type="float" office:value="0.229566" calcext:value-type="float">
            <text:p>0.229566</text:p>
          </table:table-cell>
          <table:table-cell table:formula="of:=IF([main.$C822]=1;[main.$A822];&quot;&quot;)">
            <text:p/>
          </table:table-cell>
          <table:table-cell table:formula="of:=IF([main.$C822]=1;[main.$B822];&quot;&quot;)">
            <text:p/>
          </table:table-cell>
          <table:table-cell table:formula="of:=IF([main.$C822]=2;[main.$A822];&quot;&quot;)">
            <text:p/>
          </table:table-cell>
          <table:table-cell table:formula="of:=IF([main.$C822]=2;[main.$B822];&quot;&quot;)">
            <text:p/>
          </table:table-cell>
          <table:table-cell table:number-columns-repeated="2"/>
          <table:table-cell table:formula="of:=IF([main.$H822]=0;[main.$F822];&quot;&quot;)" office:value-type="float" office:value="0.265995" calcext:value-type="float">
            <text:p>0.265995</text:p>
          </table:table-cell>
          <table:table-cell table:formula="of:=IF([main.$H822]=0;[main.$G822];&quot;&quot;)" office:value-type="float" office:value="0.229566" calcext:value-type="float">
            <text:p>0.229566</text:p>
          </table:table-cell>
          <table:table-cell table:formula="of:=IF([main.$H822]=1;[main.$F822];&quot;&quot;)">
            <text:p/>
          </table:table-cell>
          <table:table-cell table:formula="of:=IF([main.$H822]=1;[main.$G822];&quot;&quot;)">
            <text:p/>
          </table:table-cell>
          <table:table-cell table:formula="of:=IF([main.$H822]=2;[main.$F822];&quot;&quot;)">
            <text:p/>
          </table:table-cell>
          <table:table-cell table:formula="of:=IF([main.$H822]=2;[main.$G822];&quot;&quot;)">
            <text:p/>
          </table:table-cell>
        </table:table-row>
        <table:table-row table:style-name="ro1">
          <table:table-cell table:formula="of:=IF([main.$C823]=0;[main.$A823];&quot;&quot;)">
            <text:p/>
          </table:table-cell>
          <table:table-cell table:formula="of:=IF([main.$C823]=0;[main.$B823];&quot;&quot;)">
            <text:p/>
          </table:table-cell>
          <table:table-cell table:formula="of:=IF([main.$C823]=1;[main.$A823];&quot;&quot;)" office:value-type="float" office:value="-0.372165" calcext:value-type="float">
            <text:p>-0.372165</text:p>
          </table:table-cell>
          <table:table-cell table:formula="of:=IF([main.$C823]=1;[main.$B823];&quot;&quot;)" office:value-type="float" office:value="1.19386" calcext:value-type="float">
            <text:p>1.19386</text:p>
          </table:table-cell>
          <table:table-cell table:formula="of:=IF([main.$C823]=2;[main.$A823];&quot;&quot;)">
            <text:p/>
          </table:table-cell>
          <table:table-cell table:formula="of:=IF([main.$C823]=2;[main.$B823];&quot;&quot;)">
            <text:p/>
          </table:table-cell>
          <table:table-cell table:number-columns-repeated="2"/>
          <table:table-cell table:formula="of:=IF([main.$H823]=0;[main.$F823];&quot;&quot;)" office:value-type="float" office:value="-0.372165" calcext:value-type="float">
            <text:p>-0.372165</text:p>
          </table:table-cell>
          <table:table-cell table:formula="of:=IF([main.$H823]=0;[main.$G823];&quot;&quot;)" office:value-type="float" office:value="1.19386" calcext:value-type="float">
            <text:p>1.19386</text:p>
          </table:table-cell>
          <table:table-cell table:formula="of:=IF([main.$H823]=1;[main.$F823];&quot;&quot;)">
            <text:p/>
          </table:table-cell>
          <table:table-cell table:formula="of:=IF([main.$H823]=1;[main.$G823];&quot;&quot;)">
            <text:p/>
          </table:table-cell>
          <table:table-cell table:formula="of:=IF([main.$H823]=2;[main.$F823];&quot;&quot;)">
            <text:p/>
          </table:table-cell>
          <table:table-cell table:formula="of:=IF([main.$H823]=2;[main.$G823];&quot;&quot;)">
            <text:p/>
          </table:table-cell>
        </table:table-row>
        <table:table-row table:style-name="ro1">
          <table:table-cell table:formula="of:=IF([main.$C824]=0;[main.$A824];&quot;&quot;)">
            <text:p/>
          </table:table-cell>
          <table:table-cell table:formula="of:=IF([main.$C824]=0;[main.$B824];&quot;&quot;)">
            <text:p/>
          </table:table-cell>
          <table:table-cell table:formula="of:=IF([main.$C824]=1;[main.$A824];&quot;&quot;)">
            <text:p/>
          </table:table-cell>
          <table:table-cell table:formula="of:=IF([main.$C824]=1;[main.$B824];&quot;&quot;)">
            <text:p/>
          </table:table-cell>
          <table:table-cell table:formula="of:=IF([main.$C824]=2;[main.$A824];&quot;&quot;)" office:value-type="float" office:value="0.298721" calcext:value-type="float">
            <text:p>0.298721</text:p>
          </table:table-cell>
          <table:table-cell table:formula="of:=IF([main.$C824]=2;[main.$B824];&quot;&quot;)" office:value-type="float" office:value="-1.05725" calcext:value-type="float">
            <text:p>-1.05725</text:p>
          </table:table-cell>
          <table:table-cell table:number-columns-repeated="2"/>
          <table:table-cell table:formula="of:=IF([main.$H824]=0;[main.$F824];&quot;&quot;)" office:value-type="float" office:value="0.298721" calcext:value-type="float">
            <text:p>0.298721</text:p>
          </table:table-cell>
          <table:table-cell table:formula="of:=IF([main.$H824]=0;[main.$G824];&quot;&quot;)" office:value-type="float" office:value="-1.05725" calcext:value-type="float">
            <text:p>-1.05725</text:p>
          </table:table-cell>
          <table:table-cell table:formula="of:=IF([main.$H824]=1;[main.$F824];&quot;&quot;)">
            <text:p/>
          </table:table-cell>
          <table:table-cell table:formula="of:=IF([main.$H824]=1;[main.$G824];&quot;&quot;)">
            <text:p/>
          </table:table-cell>
          <table:table-cell table:formula="of:=IF([main.$H824]=2;[main.$F824];&quot;&quot;)">
            <text:p/>
          </table:table-cell>
          <table:table-cell table:formula="of:=IF([main.$H824]=2;[main.$G824];&quot;&quot;)">
            <text:p/>
          </table:table-cell>
        </table:table-row>
        <table:table-row table:style-name="ro1">
          <table:table-cell table:formula="of:=IF([main.$C825]=0;[main.$A825];&quot;&quot;)">
            <text:p/>
          </table:table-cell>
          <table:table-cell table:formula="of:=IF([main.$C825]=0;[main.$B825];&quot;&quot;)">
            <text:p/>
          </table:table-cell>
          <table:table-cell table:formula="of:=IF([main.$C825]=1;[main.$A825];&quot;&quot;)">
            <text:p/>
          </table:table-cell>
          <table:table-cell table:formula="of:=IF([main.$C825]=1;[main.$B825];&quot;&quot;)">
            <text:p/>
          </table:table-cell>
          <table:table-cell table:formula="of:=IF([main.$C825]=2;[main.$A825];&quot;&quot;)" office:value-type="float" office:value="3.00606" calcext:value-type="float">
            <text:p>3.00606</text:p>
          </table:table-cell>
          <table:table-cell table:formula="of:=IF([main.$C825]=2;[main.$B825];&quot;&quot;)" office:value-type="float" office:value="0.982309" calcext:value-type="float">
            <text:p>0.982309</text:p>
          </table:table-cell>
          <table:table-cell table:number-columns-repeated="2"/>
          <table:table-cell table:formula="of:=IF([main.$H825]=0;[main.$F825];&quot;&quot;)" office:value-type="float" office:value="3.00606" calcext:value-type="float">
            <text:p>3.00606</text:p>
          </table:table-cell>
          <table:table-cell table:formula="of:=IF([main.$H825]=0;[main.$G825];&quot;&quot;)" office:value-type="float" office:value="0.982309" calcext:value-type="float">
            <text:p>0.982309</text:p>
          </table:table-cell>
          <table:table-cell table:formula="of:=IF([main.$H825]=1;[main.$F825];&quot;&quot;)">
            <text:p/>
          </table:table-cell>
          <table:table-cell table:formula="of:=IF([main.$H825]=1;[main.$G825];&quot;&quot;)">
            <text:p/>
          </table:table-cell>
          <table:table-cell table:formula="of:=IF([main.$H825]=2;[main.$F825];&quot;&quot;)">
            <text:p/>
          </table:table-cell>
          <table:table-cell table:formula="of:=IF([main.$H825]=2;[main.$G825];&quot;&quot;)">
            <text:p/>
          </table:table-cell>
        </table:table-row>
        <table:table-row table:style-name="ro1">
          <table:table-cell table:formula="of:=IF([main.$C826]=0;[main.$A826];&quot;&quot;)">
            <text:p/>
          </table:table-cell>
          <table:table-cell table:formula="of:=IF([main.$C826]=0;[main.$B826];&quot;&quot;)">
            <text:p/>
          </table:table-cell>
          <table:table-cell table:formula="of:=IF([main.$C826]=1;[main.$A826];&quot;&quot;)" office:value-type="float" office:value="-0.296788" calcext:value-type="float">
            <text:p>-0.296788</text:p>
          </table:table-cell>
          <table:table-cell table:formula="of:=IF([main.$C826]=1;[main.$B826];&quot;&quot;)" office:value-type="float" office:value="1.40195" calcext:value-type="float">
            <text:p>1.40195</text:p>
          </table:table-cell>
          <table:table-cell table:formula="of:=IF([main.$C826]=2;[main.$A826];&quot;&quot;)">
            <text:p/>
          </table:table-cell>
          <table:table-cell table:formula="of:=IF([main.$C826]=2;[main.$B826];&quot;&quot;)">
            <text:p/>
          </table:table-cell>
          <table:table-cell table:number-columns-repeated="2"/>
          <table:table-cell table:formula="of:=IF([main.$H826]=0;[main.$F826];&quot;&quot;)" office:value-type="float" office:value="-0.296788" calcext:value-type="float">
            <text:p>-0.296788</text:p>
          </table:table-cell>
          <table:table-cell table:formula="of:=IF([main.$H826]=0;[main.$G826];&quot;&quot;)" office:value-type="float" office:value="1.40195" calcext:value-type="float">
            <text:p>1.40195</text:p>
          </table:table-cell>
          <table:table-cell table:formula="of:=IF([main.$H826]=1;[main.$F826];&quot;&quot;)">
            <text:p/>
          </table:table-cell>
          <table:table-cell table:formula="of:=IF([main.$H826]=1;[main.$G826];&quot;&quot;)">
            <text:p/>
          </table:table-cell>
          <table:table-cell table:formula="of:=IF([main.$H826]=2;[main.$F826];&quot;&quot;)">
            <text:p/>
          </table:table-cell>
          <table:table-cell table:formula="of:=IF([main.$H826]=2;[main.$G826];&quot;&quot;)">
            <text:p/>
          </table:table-cell>
        </table:table-row>
        <table:table-row table:style-name="ro1">
          <table:table-cell table:formula="of:=IF([main.$C827]=0;[main.$A827];&quot;&quot;)">
            <text:p/>
          </table:table-cell>
          <table:table-cell table:formula="of:=IF([main.$C827]=0;[main.$B827];&quot;&quot;)">
            <text:p/>
          </table:table-cell>
          <table:table-cell table:formula="of:=IF([main.$C827]=1;[main.$A827];&quot;&quot;)" office:value-type="float" office:value="1.70206" calcext:value-type="float">
            <text:p>1.70206</text:p>
          </table:table-cell>
          <table:table-cell table:formula="of:=IF([main.$C827]=1;[main.$B827];&quot;&quot;)" office:value-type="float" office:value="2.71812" calcext:value-type="float">
            <text:p>2.71812</text:p>
          </table:table-cell>
          <table:table-cell table:formula="of:=IF([main.$C827]=2;[main.$A827];&quot;&quot;)">
            <text:p/>
          </table:table-cell>
          <table:table-cell table:formula="of:=IF([main.$C827]=2;[main.$B827];&quot;&quot;)">
            <text:p/>
          </table:table-cell>
          <table:table-cell table:number-columns-repeated="2"/>
          <table:table-cell table:formula="of:=IF([main.$H827]=0;[main.$F827];&quot;&quot;)" office:value-type="float" office:value="1.70206" calcext:value-type="float">
            <text:p>1.70206</text:p>
          </table:table-cell>
          <table:table-cell table:formula="of:=IF([main.$H827]=0;[main.$G827];&quot;&quot;)" office:value-type="float" office:value="2.71812" calcext:value-type="float">
            <text:p>2.71812</text:p>
          </table:table-cell>
          <table:table-cell table:formula="of:=IF([main.$H827]=1;[main.$F827];&quot;&quot;)">
            <text:p/>
          </table:table-cell>
          <table:table-cell table:formula="of:=IF([main.$H827]=1;[main.$G827];&quot;&quot;)">
            <text:p/>
          </table:table-cell>
          <table:table-cell table:formula="of:=IF([main.$H827]=2;[main.$F827];&quot;&quot;)">
            <text:p/>
          </table:table-cell>
          <table:table-cell table:formula="of:=IF([main.$H827]=2;[main.$G827];&quot;&quot;)">
            <text:p/>
          </table:table-cell>
        </table:table-row>
        <table:table-row table:style-name="ro1">
          <table:table-cell table:formula="of:=IF([main.$C828]=0;[main.$A828];&quot;&quot;)">
            <text:p/>
          </table:table-cell>
          <table:table-cell table:formula="of:=IF([main.$C828]=0;[main.$B828];&quot;&quot;)">
            <text:p/>
          </table:table-cell>
          <table:table-cell table:formula="of:=IF([main.$C828]=1;[main.$A828];&quot;&quot;)">
            <text:p/>
          </table:table-cell>
          <table:table-cell table:formula="of:=IF([main.$C828]=1;[main.$B828];&quot;&quot;)">
            <text:p/>
          </table:table-cell>
          <table:table-cell table:formula="of:=IF([main.$C828]=2;[main.$A828];&quot;&quot;)" office:value-type="float" office:value="1.30506" calcext:value-type="float">
            <text:p>1.30506</text:p>
          </table:table-cell>
          <table:table-cell table:formula="of:=IF([main.$C828]=2;[main.$B828];&quot;&quot;)" office:value-type="float" office:value="-0.420708" calcext:value-type="float">
            <text:p>-0.420708</text:p>
          </table:table-cell>
          <table:table-cell table:number-columns-repeated="2"/>
          <table:table-cell table:formula="of:=IF([main.$H828]=0;[main.$F828];&quot;&quot;)" office:value-type="float" office:value="1.30506" calcext:value-type="float">
            <text:p>1.30506</text:p>
          </table:table-cell>
          <table:table-cell table:formula="of:=IF([main.$H828]=0;[main.$G828];&quot;&quot;)" office:value-type="float" office:value="-0.420708" calcext:value-type="float">
            <text:p>-0.420708</text:p>
          </table:table-cell>
          <table:table-cell table:formula="of:=IF([main.$H828]=1;[main.$F828];&quot;&quot;)">
            <text:p/>
          </table:table-cell>
          <table:table-cell table:formula="of:=IF([main.$H828]=1;[main.$G828];&quot;&quot;)">
            <text:p/>
          </table:table-cell>
          <table:table-cell table:formula="of:=IF([main.$H828]=2;[main.$F828];&quot;&quot;)">
            <text:p/>
          </table:table-cell>
          <table:table-cell table:formula="of:=IF([main.$H828]=2;[main.$G828];&quot;&quot;)">
            <text:p/>
          </table:table-cell>
        </table:table-row>
        <table:table-row table:style-name="ro1">
          <table:table-cell table:formula="of:=IF([main.$C829]=0;[main.$A829];&quot;&quot;)" office:value-type="float" office:value="0.234239" calcext:value-type="float">
            <text:p>0.234239</text:p>
          </table:table-cell>
          <table:table-cell table:formula="of:=IF([main.$C829]=0;[main.$B829];&quot;&quot;)" office:value-type="float" office:value="0.127913" calcext:value-type="float">
            <text:p>0.127913</text:p>
          </table:table-cell>
          <table:table-cell table:formula="of:=IF([main.$C829]=1;[main.$A829];&quot;&quot;)">
            <text:p/>
          </table:table-cell>
          <table:table-cell table:formula="of:=IF([main.$C829]=1;[main.$B829];&quot;&quot;)">
            <text:p/>
          </table:table-cell>
          <table:table-cell table:formula="of:=IF([main.$C829]=2;[main.$A829];&quot;&quot;)">
            <text:p/>
          </table:table-cell>
          <table:table-cell table:formula="of:=IF([main.$C829]=2;[main.$B829];&quot;&quot;)">
            <text:p/>
          </table:table-cell>
          <table:table-cell table:number-columns-repeated="2"/>
          <table:table-cell table:formula="of:=IF([main.$H829]=0;[main.$F829];&quot;&quot;)" office:value-type="float" office:value="0.234239" calcext:value-type="float">
            <text:p>0.234239</text:p>
          </table:table-cell>
          <table:table-cell table:formula="of:=IF([main.$H829]=0;[main.$G829];&quot;&quot;)" office:value-type="float" office:value="0.127913" calcext:value-type="float">
            <text:p>0.127913</text:p>
          </table:table-cell>
          <table:table-cell table:formula="of:=IF([main.$H829]=1;[main.$F829];&quot;&quot;)">
            <text:p/>
          </table:table-cell>
          <table:table-cell table:formula="of:=IF([main.$H829]=1;[main.$G829];&quot;&quot;)">
            <text:p/>
          </table:table-cell>
          <table:table-cell table:formula="of:=IF([main.$H829]=2;[main.$F829];&quot;&quot;)">
            <text:p/>
          </table:table-cell>
          <table:table-cell table:formula="of:=IF([main.$H829]=2;[main.$G829];&quot;&quot;)">
            <text:p/>
          </table:table-cell>
        </table:table-row>
        <table:table-row table:style-name="ro1">
          <table:table-cell table:formula="of:=IF([main.$C830]=0;[main.$A830];&quot;&quot;)">
            <text:p/>
          </table:table-cell>
          <table:table-cell table:formula="of:=IF([main.$C830]=0;[main.$B830];&quot;&quot;)">
            <text:p/>
          </table:table-cell>
          <table:table-cell table:formula="of:=IF([main.$C830]=1;[main.$A830];&quot;&quot;)" office:value-type="float" office:value="1.12109" calcext:value-type="float">
            <text:p>1.12109</text:p>
          </table:table-cell>
          <table:table-cell table:formula="of:=IF([main.$C830]=1;[main.$B830];&quot;&quot;)" office:value-type="float" office:value="2.14383" calcext:value-type="float">
            <text:p>2.14383</text:p>
          </table:table-cell>
          <table:table-cell table:formula="of:=IF([main.$C830]=2;[main.$A830];&quot;&quot;)">
            <text:p/>
          </table:table-cell>
          <table:table-cell table:formula="of:=IF([main.$C830]=2;[main.$B830];&quot;&quot;)">
            <text:p/>
          </table:table-cell>
          <table:table-cell table:number-columns-repeated="2"/>
          <table:table-cell table:formula="of:=IF([main.$H830]=0;[main.$F830];&quot;&quot;)" office:value-type="float" office:value="1.12109" calcext:value-type="float">
            <text:p>1.12109</text:p>
          </table:table-cell>
          <table:table-cell table:formula="of:=IF([main.$H830]=0;[main.$G830];&quot;&quot;)" office:value-type="float" office:value="2.14383" calcext:value-type="float">
            <text:p>2.14383</text:p>
          </table:table-cell>
          <table:table-cell table:formula="of:=IF([main.$H830]=1;[main.$F830];&quot;&quot;)">
            <text:p/>
          </table:table-cell>
          <table:table-cell table:formula="of:=IF([main.$H830]=1;[main.$G830];&quot;&quot;)">
            <text:p/>
          </table:table-cell>
          <table:table-cell table:formula="of:=IF([main.$H830]=2;[main.$F830];&quot;&quot;)">
            <text:p/>
          </table:table-cell>
          <table:table-cell table:formula="of:=IF([main.$H830]=2;[main.$G830];&quot;&quot;)">
            <text:p/>
          </table:table-cell>
        </table:table-row>
        <table:table-row table:style-name="ro1">
          <table:table-cell table:formula="of:=IF([main.$C831]=0;[main.$A831];&quot;&quot;)">
            <text:p/>
          </table:table-cell>
          <table:table-cell table:formula="of:=IF([main.$C831]=0;[main.$B831];&quot;&quot;)">
            <text:p/>
          </table:table-cell>
          <table:table-cell table:formula="of:=IF([main.$C831]=1;[main.$A831];&quot;&quot;)">
            <text:p/>
          </table:table-cell>
          <table:table-cell table:formula="of:=IF([main.$C831]=1;[main.$B831];&quot;&quot;)">
            <text:p/>
          </table:table-cell>
          <table:table-cell table:formula="of:=IF([main.$C831]=2;[main.$A831];&quot;&quot;)" office:value-type="float" office:value="1.91905" calcext:value-type="float">
            <text:p>1.91905</text:p>
          </table:table-cell>
          <table:table-cell table:formula="of:=IF([main.$C831]=2;[main.$B831];&quot;&quot;)" office:value-type="float" office:value="0.0526429" calcext:value-type="float">
            <text:p>0.0526429</text:p>
          </table:table-cell>
          <table:table-cell table:number-columns-repeated="2"/>
          <table:table-cell table:formula="of:=IF([main.$H831]=0;[main.$F831];&quot;&quot;)" office:value-type="float" office:value="1.91905" calcext:value-type="float">
            <text:p>1.91905</text:p>
          </table:table-cell>
          <table:table-cell table:formula="of:=IF([main.$H831]=0;[main.$G831];&quot;&quot;)" office:value-type="float" office:value="0.0526429" calcext:value-type="float">
            <text:p>0.0526429</text:p>
          </table:table-cell>
          <table:table-cell table:formula="of:=IF([main.$H831]=1;[main.$F831];&quot;&quot;)">
            <text:p/>
          </table:table-cell>
          <table:table-cell table:formula="of:=IF([main.$H831]=1;[main.$G831];&quot;&quot;)">
            <text:p/>
          </table:table-cell>
          <table:table-cell table:formula="of:=IF([main.$H831]=2;[main.$F831];&quot;&quot;)">
            <text:p/>
          </table:table-cell>
          <table:table-cell table:formula="of:=IF([main.$H831]=2;[main.$G831];&quot;&quot;)">
            <text:p/>
          </table:table-cell>
        </table:table-row>
        <table:table-row table:style-name="ro1">
          <table:table-cell table:formula="of:=IF([main.$C832]=0;[main.$A832];&quot;&quot;)">
            <text:p/>
          </table:table-cell>
          <table:table-cell table:formula="of:=IF([main.$C832]=0;[main.$B832];&quot;&quot;)">
            <text:p/>
          </table:table-cell>
          <table:table-cell table:formula="of:=IF([main.$C832]=1;[main.$A832];&quot;&quot;)">
            <text:p/>
          </table:table-cell>
          <table:table-cell table:formula="of:=IF([main.$C832]=1;[main.$B832];&quot;&quot;)">
            <text:p/>
          </table:table-cell>
          <table:table-cell table:formula="of:=IF([main.$C832]=2;[main.$A832];&quot;&quot;)" office:value-type="float" office:value="0.931415" calcext:value-type="float">
            <text:p>0.931415</text:p>
          </table:table-cell>
          <table:table-cell table:formula="of:=IF([main.$C832]=2;[main.$B832];&quot;&quot;)" office:value-type="float" office:value="-0.832322" calcext:value-type="float">
            <text:p>-0.832322</text:p>
          </table:table-cell>
          <table:table-cell table:number-columns-repeated="2"/>
          <table:table-cell table:formula="of:=IF([main.$H832]=0;[main.$F832];&quot;&quot;)" office:value-type="float" office:value="0.931415" calcext:value-type="float">
            <text:p>0.931415</text:p>
          </table:table-cell>
          <table:table-cell table:formula="of:=IF([main.$H832]=0;[main.$G832];&quot;&quot;)" office:value-type="float" office:value="-0.832322" calcext:value-type="float">
            <text:p>-0.832322</text:p>
          </table:table-cell>
          <table:table-cell table:formula="of:=IF([main.$H832]=1;[main.$F832];&quot;&quot;)">
            <text:p/>
          </table:table-cell>
          <table:table-cell table:formula="of:=IF([main.$H832]=1;[main.$G832];&quot;&quot;)">
            <text:p/>
          </table:table-cell>
          <table:table-cell table:formula="of:=IF([main.$H832]=2;[main.$F832];&quot;&quot;)">
            <text:p/>
          </table:table-cell>
          <table:table-cell table:formula="of:=IF([main.$H832]=2;[main.$G832];&quot;&quot;)">
            <text:p/>
          </table:table-cell>
        </table:table-row>
        <table:table-row table:style-name="ro1">
          <table:table-cell table:formula="of:=IF([main.$C833]=0;[main.$A833];&quot;&quot;)" office:value-type="float" office:value="-0.331818" calcext:value-type="float">
            <text:p>-0.331818</text:p>
          </table:table-cell>
          <table:table-cell table:formula="of:=IF([main.$C833]=0;[main.$B833];&quot;&quot;)" office:value-type="float" office:value="-0.306172" calcext:value-type="float">
            <text:p>-0.306172</text:p>
          </table:table-cell>
          <table:table-cell table:formula="of:=IF([main.$C833]=1;[main.$A833];&quot;&quot;)">
            <text:p/>
          </table:table-cell>
          <table:table-cell table:formula="of:=IF([main.$C833]=1;[main.$B833];&quot;&quot;)">
            <text:p/>
          </table:table-cell>
          <table:table-cell table:formula="of:=IF([main.$C833]=2;[main.$A833];&quot;&quot;)">
            <text:p/>
          </table:table-cell>
          <table:table-cell table:formula="of:=IF([main.$C833]=2;[main.$B833];&quot;&quot;)">
            <text:p/>
          </table:table-cell>
          <table:table-cell table:number-columns-repeated="2"/>
          <table:table-cell table:formula="of:=IF([main.$H833]=0;[main.$F833];&quot;&quot;)" office:value-type="float" office:value="-0.331818" calcext:value-type="float">
            <text:p>-0.331818</text:p>
          </table:table-cell>
          <table:table-cell table:formula="of:=IF([main.$H833]=0;[main.$G833];&quot;&quot;)" office:value-type="float" office:value="-0.306172" calcext:value-type="float">
            <text:p>-0.306172</text:p>
          </table:table-cell>
          <table:table-cell table:formula="of:=IF([main.$H833]=1;[main.$F833];&quot;&quot;)">
            <text:p/>
          </table:table-cell>
          <table:table-cell table:formula="of:=IF([main.$H833]=1;[main.$G833];&quot;&quot;)">
            <text:p/>
          </table:table-cell>
          <table:table-cell table:formula="of:=IF([main.$H833]=2;[main.$F833];&quot;&quot;)">
            <text:p/>
          </table:table-cell>
          <table:table-cell table:formula="of:=IF([main.$H833]=2;[main.$G833];&quot;&quot;)">
            <text:p/>
          </table:table-cell>
        </table:table-row>
        <table:table-row table:style-name="ro1">
          <table:table-cell table:formula="of:=IF([main.$C834]=0;[main.$A834];&quot;&quot;)" office:value-type="float" office:value="-1.28645" calcext:value-type="float">
            <text:p>-1.28645</text:p>
          </table:table-cell>
          <table:table-cell table:formula="of:=IF([main.$C834]=0;[main.$B834];&quot;&quot;)" office:value-type="float" office:value="-1.05207" calcext:value-type="float">
            <text:p>-1.05207</text:p>
          </table:table-cell>
          <table:table-cell table:formula="of:=IF([main.$C834]=1;[main.$A834];&quot;&quot;)">
            <text:p/>
          </table:table-cell>
          <table:table-cell table:formula="of:=IF([main.$C834]=1;[main.$B834];&quot;&quot;)">
            <text:p/>
          </table:table-cell>
          <table:table-cell table:formula="of:=IF([main.$C834]=2;[main.$A834];&quot;&quot;)">
            <text:p/>
          </table:table-cell>
          <table:table-cell table:formula="of:=IF([main.$C834]=2;[main.$B834];&quot;&quot;)">
            <text:p/>
          </table:table-cell>
          <table:table-cell table:number-columns-repeated="2"/>
          <table:table-cell table:formula="of:=IF([main.$H834]=0;[main.$F834];&quot;&quot;)" office:value-type="float" office:value="-1.28645" calcext:value-type="float">
            <text:p>-1.28645</text:p>
          </table:table-cell>
          <table:table-cell table:formula="of:=IF([main.$H834]=0;[main.$G834];&quot;&quot;)" office:value-type="float" office:value="-1.05207" calcext:value-type="float">
            <text:p>-1.05207</text:p>
          </table:table-cell>
          <table:table-cell table:formula="of:=IF([main.$H834]=1;[main.$F834];&quot;&quot;)">
            <text:p/>
          </table:table-cell>
          <table:table-cell table:formula="of:=IF([main.$H834]=1;[main.$G834];&quot;&quot;)">
            <text:p/>
          </table:table-cell>
          <table:table-cell table:formula="of:=IF([main.$H834]=2;[main.$F834];&quot;&quot;)">
            <text:p/>
          </table:table-cell>
          <table:table-cell table:formula="of:=IF([main.$H834]=2;[main.$G834];&quot;&quot;)">
            <text:p/>
          </table:table-cell>
        </table:table-row>
        <table:table-row table:style-name="ro1">
          <table:table-cell table:formula="of:=IF([main.$C835]=0;[main.$A835];&quot;&quot;)" office:value-type="float" office:value="-0.768477" calcext:value-type="float">
            <text:p>-0.768477</text:p>
          </table:table-cell>
          <table:table-cell table:formula="of:=IF([main.$C835]=0;[main.$B835];&quot;&quot;)" office:value-type="float" office:value="-0.811801" calcext:value-type="float">
            <text:p>-0.811801</text:p>
          </table:table-cell>
          <table:table-cell table:formula="of:=IF([main.$C835]=1;[main.$A835];&quot;&quot;)">
            <text:p/>
          </table:table-cell>
          <table:table-cell table:formula="of:=IF([main.$C835]=1;[main.$B835];&quot;&quot;)">
            <text:p/>
          </table:table-cell>
          <table:table-cell table:formula="of:=IF([main.$C835]=2;[main.$A835];&quot;&quot;)">
            <text:p/>
          </table:table-cell>
          <table:table-cell table:formula="of:=IF([main.$C835]=2;[main.$B835];&quot;&quot;)">
            <text:p/>
          </table:table-cell>
          <table:table-cell table:number-columns-repeated="2"/>
          <table:table-cell table:formula="of:=IF([main.$H835]=0;[main.$F835];&quot;&quot;)" office:value-type="float" office:value="-0.768477" calcext:value-type="float">
            <text:p>-0.768477</text:p>
          </table:table-cell>
          <table:table-cell table:formula="of:=IF([main.$H835]=0;[main.$G835];&quot;&quot;)" office:value-type="float" office:value="-0.811801" calcext:value-type="float">
            <text:p>-0.811801</text:p>
          </table:table-cell>
          <table:table-cell table:formula="of:=IF([main.$H835]=1;[main.$F835];&quot;&quot;)">
            <text:p/>
          </table:table-cell>
          <table:table-cell table:formula="of:=IF([main.$H835]=1;[main.$G835];&quot;&quot;)">
            <text:p/>
          </table:table-cell>
          <table:table-cell table:formula="of:=IF([main.$H835]=2;[main.$F835];&quot;&quot;)">
            <text:p/>
          </table:table-cell>
          <table:table-cell table:formula="of:=IF([main.$H835]=2;[main.$G835];&quot;&quot;)">
            <text:p/>
          </table:table-cell>
        </table:table-row>
        <table:table-row table:style-name="ro1">
          <table:table-cell table:formula="of:=IF([main.$C836]=0;[main.$A836];&quot;&quot;)">
            <text:p/>
          </table:table-cell>
          <table:table-cell table:formula="of:=IF([main.$C836]=0;[main.$B836];&quot;&quot;)">
            <text:p/>
          </table:table-cell>
          <table:table-cell table:formula="of:=IF([main.$C836]=1;[main.$A836];&quot;&quot;)">
            <text:p/>
          </table:table-cell>
          <table:table-cell table:formula="of:=IF([main.$C836]=1;[main.$B836];&quot;&quot;)">
            <text:p/>
          </table:table-cell>
          <table:table-cell table:formula="of:=IF([main.$C836]=2;[main.$A836];&quot;&quot;)" office:value-type="float" office:value="1.68156" calcext:value-type="float">
            <text:p>1.68156</text:p>
          </table:table-cell>
          <table:table-cell table:formula="of:=IF([main.$C836]=2;[main.$B836];&quot;&quot;)" office:value-type="float" office:value="-0.0210327" calcext:value-type="float">
            <text:p>-0.0210327</text:p>
          </table:table-cell>
          <table:table-cell table:number-columns-repeated="2"/>
          <table:table-cell table:formula="of:=IF([main.$H836]=0;[main.$F836];&quot;&quot;)" office:value-type="float" office:value="1.68156" calcext:value-type="float">
            <text:p>1.68156</text:p>
          </table:table-cell>
          <table:table-cell table:formula="of:=IF([main.$H836]=0;[main.$G836];&quot;&quot;)" office:value-type="float" office:value="-0.0210327" calcext:value-type="float">
            <text:p>-0.0210327</text:p>
          </table:table-cell>
          <table:table-cell table:formula="of:=IF([main.$H836]=1;[main.$F836];&quot;&quot;)">
            <text:p/>
          </table:table-cell>
          <table:table-cell table:formula="of:=IF([main.$H836]=1;[main.$G836];&quot;&quot;)">
            <text:p/>
          </table:table-cell>
          <table:table-cell table:formula="of:=IF([main.$H836]=2;[main.$F836];&quot;&quot;)">
            <text:p/>
          </table:table-cell>
          <table:table-cell table:formula="of:=IF([main.$H836]=2;[main.$G836];&quot;&quot;)">
            <text:p/>
          </table:table-cell>
        </table:table-row>
        <table:table-row table:style-name="ro1">
          <table:table-cell table:formula="of:=IF([main.$C837]=0;[main.$A837];&quot;&quot;)">
            <text:p/>
          </table:table-cell>
          <table:table-cell table:formula="of:=IF([main.$C837]=0;[main.$B837];&quot;&quot;)">
            <text:p/>
          </table:table-cell>
          <table:table-cell table:formula="of:=IF([main.$C837]=1;[main.$A837];&quot;&quot;)" office:value-type="float" office:value="0.846126" calcext:value-type="float">
            <text:p>0.846126</text:p>
          </table:table-cell>
          <table:table-cell table:formula="of:=IF([main.$C837]=1;[main.$B837];&quot;&quot;)" office:value-type="float" office:value="1.10319" calcext:value-type="float">
            <text:p>1.10319</text:p>
          </table:table-cell>
          <table:table-cell table:formula="of:=IF([main.$C837]=2;[main.$A837];&quot;&quot;)">
            <text:p/>
          </table:table-cell>
          <table:table-cell table:formula="of:=IF([main.$C837]=2;[main.$B837];&quot;&quot;)">
            <text:p/>
          </table:table-cell>
          <table:table-cell table:number-columns-repeated="2"/>
          <table:table-cell table:formula="of:=IF([main.$H837]=0;[main.$F837];&quot;&quot;)" office:value-type="float" office:value="0.846126" calcext:value-type="float">
            <text:p>0.846126</text:p>
          </table:table-cell>
          <table:table-cell table:formula="of:=IF([main.$H837]=0;[main.$G837];&quot;&quot;)" office:value-type="float" office:value="1.10319" calcext:value-type="float">
            <text:p>1.10319</text:p>
          </table:table-cell>
          <table:table-cell table:formula="of:=IF([main.$H837]=1;[main.$F837];&quot;&quot;)">
            <text:p/>
          </table:table-cell>
          <table:table-cell table:formula="of:=IF([main.$H837]=1;[main.$G837];&quot;&quot;)">
            <text:p/>
          </table:table-cell>
          <table:table-cell table:formula="of:=IF([main.$H837]=2;[main.$F837];&quot;&quot;)">
            <text:p/>
          </table:table-cell>
          <table:table-cell table:formula="of:=IF([main.$H837]=2;[main.$G837];&quot;&quot;)">
            <text:p/>
          </table:table-cell>
        </table:table-row>
        <table:table-row table:style-name="ro1">
          <table:table-cell table:formula="of:=IF([main.$C838]=0;[main.$A838];&quot;&quot;)" office:value-type="float" office:value="0.118946" calcext:value-type="float">
            <text:p>0.118946</text:p>
          </table:table-cell>
          <table:table-cell table:formula="of:=IF([main.$C838]=0;[main.$B838];&quot;&quot;)" office:value-type="float" office:value="-0.0386453" calcext:value-type="float">
            <text:p>-0.0386453</text:p>
          </table:table-cell>
          <table:table-cell table:formula="of:=IF([main.$C838]=1;[main.$A838];&quot;&quot;)">
            <text:p/>
          </table:table-cell>
          <table:table-cell table:formula="of:=IF([main.$C838]=1;[main.$B838];&quot;&quot;)">
            <text:p/>
          </table:table-cell>
          <table:table-cell table:formula="of:=IF([main.$C838]=2;[main.$A838];&quot;&quot;)">
            <text:p/>
          </table:table-cell>
          <table:table-cell table:formula="of:=IF([main.$C838]=2;[main.$B838];&quot;&quot;)">
            <text:p/>
          </table:table-cell>
          <table:table-cell table:number-columns-repeated="2"/>
          <table:table-cell table:formula="of:=IF([main.$H838]=0;[main.$F838];&quot;&quot;)" office:value-type="float" office:value="0.118946" calcext:value-type="float">
            <text:p>0.118946</text:p>
          </table:table-cell>
          <table:table-cell table:formula="of:=IF([main.$H838]=0;[main.$G838];&quot;&quot;)" office:value-type="float" office:value="-0.0386453" calcext:value-type="float">
            <text:p>-0.0386453</text:p>
          </table:table-cell>
          <table:table-cell table:formula="of:=IF([main.$H838]=1;[main.$F838];&quot;&quot;)">
            <text:p/>
          </table:table-cell>
          <table:table-cell table:formula="of:=IF([main.$H838]=1;[main.$G838];&quot;&quot;)">
            <text:p/>
          </table:table-cell>
          <table:table-cell table:formula="of:=IF([main.$H838]=2;[main.$F838];&quot;&quot;)">
            <text:p/>
          </table:table-cell>
          <table:table-cell table:formula="of:=IF([main.$H838]=2;[main.$G838];&quot;&quot;)">
            <text:p/>
          </table:table-cell>
        </table:table-row>
        <table:table-row table:style-name="ro1">
          <table:table-cell table:formula="of:=IF([main.$C839]=0;[main.$A839];&quot;&quot;)">
            <text:p/>
          </table:table-cell>
          <table:table-cell table:formula="of:=IF([main.$C839]=0;[main.$B839];&quot;&quot;)">
            <text:p/>
          </table:table-cell>
          <table:table-cell table:formula="of:=IF([main.$C839]=1;[main.$A839];&quot;&quot;)" office:value-type="float" office:value="0.382088" calcext:value-type="float">
            <text:p>0.382088</text:p>
          </table:table-cell>
          <table:table-cell table:formula="of:=IF([main.$C839]=1;[main.$B839];&quot;&quot;)" office:value-type="float" office:value="2.08175" calcext:value-type="float">
            <text:p>2.08175</text:p>
          </table:table-cell>
          <table:table-cell table:formula="of:=IF([main.$C839]=2;[main.$A839];&quot;&quot;)">
            <text:p/>
          </table:table-cell>
          <table:table-cell table:formula="of:=IF([main.$C839]=2;[main.$B839];&quot;&quot;)">
            <text:p/>
          </table:table-cell>
          <table:table-cell table:number-columns-repeated="2"/>
          <table:table-cell table:formula="of:=IF([main.$H839]=0;[main.$F839];&quot;&quot;)" office:value-type="float" office:value="0.382088" calcext:value-type="float">
            <text:p>0.382088</text:p>
          </table:table-cell>
          <table:table-cell table:formula="of:=IF([main.$H839]=0;[main.$G839];&quot;&quot;)" office:value-type="float" office:value="2.08175" calcext:value-type="float">
            <text:p>2.08175</text:p>
          </table:table-cell>
          <table:table-cell table:formula="of:=IF([main.$H839]=1;[main.$F839];&quot;&quot;)">
            <text:p/>
          </table:table-cell>
          <table:table-cell table:formula="of:=IF([main.$H839]=1;[main.$G839];&quot;&quot;)">
            <text:p/>
          </table:table-cell>
          <table:table-cell table:formula="of:=IF([main.$H839]=2;[main.$F839];&quot;&quot;)">
            <text:p/>
          </table:table-cell>
          <table:table-cell table:formula="of:=IF([main.$H839]=2;[main.$G839];&quot;&quot;)">
            <text:p/>
          </table:table-cell>
        </table:table-row>
        <table:table-row table:style-name="ro1">
          <table:table-cell table:formula="of:=IF([main.$C840]=0;[main.$A840];&quot;&quot;)" office:value-type="float" office:value="3.25721" calcext:value-type="float">
            <text:p>3.25721</text:p>
          </table:table-cell>
          <table:table-cell table:formula="of:=IF([main.$C840]=0;[main.$B840];&quot;&quot;)" office:value-type="float" office:value="3.37523" calcext:value-type="float">
            <text:p>3.37523</text:p>
          </table:table-cell>
          <table:table-cell table:formula="of:=IF([main.$C840]=1;[main.$A840];&quot;&quot;)">
            <text:p/>
          </table:table-cell>
          <table:table-cell table:formula="of:=IF([main.$C840]=1;[main.$B840];&quot;&quot;)">
            <text:p/>
          </table:table-cell>
          <table:table-cell table:formula="of:=IF([main.$C840]=2;[main.$A840];&quot;&quot;)">
            <text:p/>
          </table:table-cell>
          <table:table-cell table:formula="of:=IF([main.$C840]=2;[main.$B840];&quot;&quot;)">
            <text:p/>
          </table:table-cell>
          <table:table-cell table:number-columns-repeated="2"/>
          <table:table-cell table:formula="of:=IF([main.$H840]=0;[main.$F840];&quot;&quot;)" office:value-type="float" office:value="3.25721" calcext:value-type="float">
            <text:p>3.25721</text:p>
          </table:table-cell>
          <table:table-cell table:formula="of:=IF([main.$H840]=0;[main.$G840];&quot;&quot;)" office:value-type="float" office:value="3.37523" calcext:value-type="float">
            <text:p>3.37523</text:p>
          </table:table-cell>
          <table:table-cell table:formula="of:=IF([main.$H840]=1;[main.$F840];&quot;&quot;)">
            <text:p/>
          </table:table-cell>
          <table:table-cell table:formula="of:=IF([main.$H840]=1;[main.$G840];&quot;&quot;)">
            <text:p/>
          </table:table-cell>
          <table:table-cell table:formula="of:=IF([main.$H840]=2;[main.$F840];&quot;&quot;)">
            <text:p/>
          </table:table-cell>
          <table:table-cell table:formula="of:=IF([main.$H840]=2;[main.$G840];&quot;&quot;)">
            <text:p/>
          </table:table-cell>
        </table:table-row>
        <table:table-row table:style-name="ro1">
          <table:table-cell table:formula="of:=IF([main.$C841]=0;[main.$A841];&quot;&quot;)">
            <text:p/>
          </table:table-cell>
          <table:table-cell table:formula="of:=IF([main.$C841]=0;[main.$B841];&quot;&quot;)">
            <text:p/>
          </table:table-cell>
          <table:table-cell table:formula="of:=IF([main.$C841]=1;[main.$A841];&quot;&quot;)">
            <text:p/>
          </table:table-cell>
          <table:table-cell table:formula="of:=IF([main.$C841]=1;[main.$B841];&quot;&quot;)">
            <text:p/>
          </table:table-cell>
          <table:table-cell table:formula="of:=IF([main.$C841]=2;[main.$A841];&quot;&quot;)" office:value-type="float" office:value="3.12835" calcext:value-type="float">
            <text:p>3.12835</text:p>
          </table:table-cell>
          <table:table-cell table:formula="of:=IF([main.$C841]=2;[main.$B841];&quot;&quot;)" office:value-type="float" office:value="1.37069" calcext:value-type="float">
            <text:p>1.37069</text:p>
          </table:table-cell>
          <table:table-cell table:number-columns-repeated="2"/>
          <table:table-cell table:formula="of:=IF([main.$H841]=0;[main.$F841];&quot;&quot;)" office:value-type="float" office:value="3.12835" calcext:value-type="float">
            <text:p>3.12835</text:p>
          </table:table-cell>
          <table:table-cell table:formula="of:=IF([main.$H841]=0;[main.$G841];&quot;&quot;)" office:value-type="float" office:value="1.37069" calcext:value-type="float">
            <text:p>1.37069</text:p>
          </table:table-cell>
          <table:table-cell table:formula="of:=IF([main.$H841]=1;[main.$F841];&quot;&quot;)">
            <text:p/>
          </table:table-cell>
          <table:table-cell table:formula="of:=IF([main.$H841]=1;[main.$G841];&quot;&quot;)">
            <text:p/>
          </table:table-cell>
          <table:table-cell table:formula="of:=IF([main.$H841]=2;[main.$F841];&quot;&quot;)">
            <text:p/>
          </table:table-cell>
          <table:table-cell table:formula="of:=IF([main.$H841]=2;[main.$G841];&quot;&quot;)">
            <text:p/>
          </table:table-cell>
        </table:table-row>
        <table:table-row table:style-name="ro1">
          <table:table-cell table:formula="of:=IF([main.$C842]=0;[main.$A842];&quot;&quot;)" office:value-type="float" office:value="1.28838" calcext:value-type="float">
            <text:p>1.28838</text:p>
          </table:table-cell>
          <table:table-cell table:formula="of:=IF([main.$C842]=0;[main.$B842];&quot;&quot;)" office:value-type="float" office:value="1.19077" calcext:value-type="float">
            <text:p>1.19077</text:p>
          </table:table-cell>
          <table:table-cell table:formula="of:=IF([main.$C842]=1;[main.$A842];&quot;&quot;)">
            <text:p/>
          </table:table-cell>
          <table:table-cell table:formula="of:=IF([main.$C842]=1;[main.$B842];&quot;&quot;)">
            <text:p/>
          </table:table-cell>
          <table:table-cell table:formula="of:=IF([main.$C842]=2;[main.$A842];&quot;&quot;)">
            <text:p/>
          </table:table-cell>
          <table:table-cell table:formula="of:=IF([main.$C842]=2;[main.$B842];&quot;&quot;)">
            <text:p/>
          </table:table-cell>
          <table:table-cell table:number-columns-repeated="2"/>
          <table:table-cell table:formula="of:=IF([main.$H842]=0;[main.$F842];&quot;&quot;)" office:value-type="float" office:value="1.28838" calcext:value-type="float">
            <text:p>1.28838</text:p>
          </table:table-cell>
          <table:table-cell table:formula="of:=IF([main.$H842]=0;[main.$G842];&quot;&quot;)" office:value-type="float" office:value="1.19077" calcext:value-type="float">
            <text:p>1.19077</text:p>
          </table:table-cell>
          <table:table-cell table:formula="of:=IF([main.$H842]=1;[main.$F842];&quot;&quot;)">
            <text:p/>
          </table:table-cell>
          <table:table-cell table:formula="of:=IF([main.$H842]=1;[main.$G842];&quot;&quot;)">
            <text:p/>
          </table:table-cell>
          <table:table-cell table:formula="of:=IF([main.$H842]=2;[main.$F842];&quot;&quot;)">
            <text:p/>
          </table:table-cell>
          <table:table-cell table:formula="of:=IF([main.$H842]=2;[main.$G842];&quot;&quot;)">
            <text:p/>
          </table:table-cell>
        </table:table-row>
        <table:table-row table:style-name="ro1">
          <table:table-cell table:formula="of:=IF([main.$C843]=0;[main.$A843];&quot;&quot;)">
            <text:p/>
          </table:table-cell>
          <table:table-cell table:formula="of:=IF([main.$C843]=0;[main.$B843];&quot;&quot;)">
            <text:p/>
          </table:table-cell>
          <table:table-cell table:formula="of:=IF([main.$C843]=1;[main.$A843];&quot;&quot;)" office:value-type="float" office:value="0.501222" calcext:value-type="float">
            <text:p>0.501222</text:p>
          </table:table-cell>
          <table:table-cell table:formula="of:=IF([main.$C843]=1;[main.$B843];&quot;&quot;)" office:value-type="float" office:value="2.10424" calcext:value-type="float">
            <text:p>2.10424</text:p>
          </table:table-cell>
          <table:table-cell table:formula="of:=IF([main.$C843]=2;[main.$A843];&quot;&quot;)">
            <text:p/>
          </table:table-cell>
          <table:table-cell table:formula="of:=IF([main.$C843]=2;[main.$B843];&quot;&quot;)">
            <text:p/>
          </table:table-cell>
          <table:table-cell table:number-columns-repeated="2"/>
          <table:table-cell table:formula="of:=IF([main.$H843]=0;[main.$F843];&quot;&quot;)" office:value-type="float" office:value="0.501222" calcext:value-type="float">
            <text:p>0.501222</text:p>
          </table:table-cell>
          <table:table-cell table:formula="of:=IF([main.$H843]=0;[main.$G843];&quot;&quot;)" office:value-type="float" office:value="2.10424" calcext:value-type="float">
            <text:p>2.10424</text:p>
          </table:table-cell>
          <table:table-cell table:formula="of:=IF([main.$H843]=1;[main.$F843];&quot;&quot;)">
            <text:p/>
          </table:table-cell>
          <table:table-cell table:formula="of:=IF([main.$H843]=1;[main.$G843];&quot;&quot;)">
            <text:p/>
          </table:table-cell>
          <table:table-cell table:formula="of:=IF([main.$H843]=2;[main.$F843];&quot;&quot;)">
            <text:p/>
          </table:table-cell>
          <table:table-cell table:formula="of:=IF([main.$H843]=2;[main.$G843];&quot;&quot;)">
            <text:p/>
          </table:table-cell>
        </table:table-row>
        <table:table-row table:style-name="ro1">
          <table:table-cell table:formula="of:=IF([main.$C844]=0;[main.$A844];&quot;&quot;)" office:value-type="float" office:value="1.49567" calcext:value-type="float">
            <text:p>1.49567</text:p>
          </table:table-cell>
          <table:table-cell table:formula="of:=IF([main.$C844]=0;[main.$B844];&quot;&quot;)" office:value-type="float" office:value="1.18772" calcext:value-type="float">
            <text:p>1.18772</text:p>
          </table:table-cell>
          <table:table-cell table:formula="of:=IF([main.$C844]=1;[main.$A844];&quot;&quot;)">
            <text:p/>
          </table:table-cell>
          <table:table-cell table:formula="of:=IF([main.$C844]=1;[main.$B844];&quot;&quot;)">
            <text:p/>
          </table:table-cell>
          <table:table-cell table:formula="of:=IF([main.$C844]=2;[main.$A844];&quot;&quot;)">
            <text:p/>
          </table:table-cell>
          <table:table-cell table:formula="of:=IF([main.$C844]=2;[main.$B844];&quot;&quot;)">
            <text:p/>
          </table:table-cell>
          <table:table-cell table:number-columns-repeated="2"/>
          <table:table-cell table:formula="of:=IF([main.$H844]=0;[main.$F844];&quot;&quot;)" office:value-type="float" office:value="1.49567" calcext:value-type="float">
            <text:p>1.49567</text:p>
          </table:table-cell>
          <table:table-cell table:formula="of:=IF([main.$H844]=0;[main.$G844];&quot;&quot;)" office:value-type="float" office:value="1.18772" calcext:value-type="float">
            <text:p>1.18772</text:p>
          </table:table-cell>
          <table:table-cell table:formula="of:=IF([main.$H844]=1;[main.$F844];&quot;&quot;)">
            <text:p/>
          </table:table-cell>
          <table:table-cell table:formula="of:=IF([main.$H844]=1;[main.$G844];&quot;&quot;)">
            <text:p/>
          </table:table-cell>
          <table:table-cell table:formula="of:=IF([main.$H844]=2;[main.$F844];&quot;&quot;)">
            <text:p/>
          </table:table-cell>
          <table:table-cell table:formula="of:=IF([main.$H844]=2;[main.$G844];&quot;&quot;)">
            <text:p/>
          </table:table-cell>
        </table:table-row>
        <table:table-row table:style-name="ro1">
          <table:table-cell table:formula="of:=IF([main.$C845]=0;[main.$A845];&quot;&quot;)">
            <text:p/>
          </table:table-cell>
          <table:table-cell table:formula="of:=IF([main.$C845]=0;[main.$B845];&quot;&quot;)">
            <text:p/>
          </table:table-cell>
          <table:table-cell table:formula="of:=IF([main.$C845]=1;[main.$A845];&quot;&quot;)" office:value-type="float" office:value="0.217926" calcext:value-type="float">
            <text:p>0.217926</text:p>
          </table:table-cell>
          <table:table-cell table:formula="of:=IF([main.$C845]=1;[main.$B845];&quot;&quot;)" office:value-type="float" office:value="1.52541" calcext:value-type="float">
            <text:p>1.52541</text:p>
          </table:table-cell>
          <table:table-cell table:formula="of:=IF([main.$C845]=2;[main.$A845];&quot;&quot;)">
            <text:p/>
          </table:table-cell>
          <table:table-cell table:formula="of:=IF([main.$C845]=2;[main.$B845];&quot;&quot;)">
            <text:p/>
          </table:table-cell>
          <table:table-cell table:number-columns-repeated="2"/>
          <table:table-cell table:formula="of:=IF([main.$H845]=0;[main.$F845];&quot;&quot;)" office:value-type="float" office:value="0.217926" calcext:value-type="float">
            <text:p>0.217926</text:p>
          </table:table-cell>
          <table:table-cell table:formula="of:=IF([main.$H845]=0;[main.$G845];&quot;&quot;)" office:value-type="float" office:value="1.52541" calcext:value-type="float">
            <text:p>1.52541</text:p>
          </table:table-cell>
          <table:table-cell table:formula="of:=IF([main.$H845]=1;[main.$F845];&quot;&quot;)">
            <text:p/>
          </table:table-cell>
          <table:table-cell table:formula="of:=IF([main.$H845]=1;[main.$G845];&quot;&quot;)">
            <text:p/>
          </table:table-cell>
          <table:table-cell table:formula="of:=IF([main.$H845]=2;[main.$F845];&quot;&quot;)">
            <text:p/>
          </table:table-cell>
          <table:table-cell table:formula="of:=IF([main.$H845]=2;[main.$G845];&quot;&quot;)">
            <text:p/>
          </table:table-cell>
        </table:table-row>
        <table:table-row table:style-name="ro1">
          <table:table-cell table:formula="of:=IF([main.$C846]=0;[main.$A846];&quot;&quot;)">
            <text:p/>
          </table:table-cell>
          <table:table-cell table:formula="of:=IF([main.$C846]=0;[main.$B846];&quot;&quot;)">
            <text:p/>
          </table:table-cell>
          <table:table-cell table:formula="of:=IF([main.$C846]=1;[main.$A846];&quot;&quot;)">
            <text:p/>
          </table:table-cell>
          <table:table-cell table:formula="of:=IF([main.$C846]=1;[main.$B846];&quot;&quot;)">
            <text:p/>
          </table:table-cell>
          <table:table-cell table:formula="of:=IF([main.$C846]=2;[main.$A846];&quot;&quot;)" office:value-type="float" office:value="0.860913" calcext:value-type="float">
            <text:p>0.860913</text:p>
          </table:table-cell>
          <table:table-cell table:formula="of:=IF([main.$C846]=2;[main.$B846];&quot;&quot;)" office:value-type="float" office:value="-0.570819" calcext:value-type="float">
            <text:p>-0.570819</text:p>
          </table:table-cell>
          <table:table-cell table:number-columns-repeated="2"/>
          <table:table-cell table:formula="of:=IF([main.$H846]=0;[main.$F846];&quot;&quot;)" office:value-type="float" office:value="0.860913" calcext:value-type="float">
            <text:p>0.860913</text:p>
          </table:table-cell>
          <table:table-cell table:formula="of:=IF([main.$H846]=0;[main.$G846];&quot;&quot;)" office:value-type="float" office:value="-0.570819" calcext:value-type="float">
            <text:p>-0.570819</text:p>
          </table:table-cell>
          <table:table-cell table:formula="of:=IF([main.$H846]=1;[main.$F846];&quot;&quot;)">
            <text:p/>
          </table:table-cell>
          <table:table-cell table:formula="of:=IF([main.$H846]=1;[main.$G846];&quot;&quot;)">
            <text:p/>
          </table:table-cell>
          <table:table-cell table:formula="of:=IF([main.$H846]=2;[main.$F846];&quot;&quot;)">
            <text:p/>
          </table:table-cell>
          <table:table-cell table:formula="of:=IF([main.$H846]=2;[main.$G846];&quot;&quot;)">
            <text:p/>
          </table:table-cell>
        </table:table-row>
        <table:table-row table:style-name="ro1">
          <table:table-cell table:formula="of:=IF([main.$C847]=0;[main.$A847];&quot;&quot;)" office:value-type="float" office:value="0.441407" calcext:value-type="float">
            <text:p>0.441407</text:p>
          </table:table-cell>
          <table:table-cell table:formula="of:=IF([main.$C847]=0;[main.$B847];&quot;&quot;)" office:value-type="float" office:value="0.800021" calcext:value-type="float">
            <text:p>0.800021</text:p>
          </table:table-cell>
          <table:table-cell table:formula="of:=IF([main.$C847]=1;[main.$A847];&quot;&quot;)">
            <text:p/>
          </table:table-cell>
          <table:table-cell table:formula="of:=IF([main.$C847]=1;[main.$B847];&quot;&quot;)">
            <text:p/>
          </table:table-cell>
          <table:table-cell table:formula="of:=IF([main.$C847]=2;[main.$A847];&quot;&quot;)">
            <text:p/>
          </table:table-cell>
          <table:table-cell table:formula="of:=IF([main.$C847]=2;[main.$B847];&quot;&quot;)">
            <text:p/>
          </table:table-cell>
          <table:table-cell table:number-columns-repeated="2"/>
          <table:table-cell table:formula="of:=IF([main.$H847]=0;[main.$F847];&quot;&quot;)" office:value-type="float" office:value="0.441407" calcext:value-type="float">
            <text:p>0.441407</text:p>
          </table:table-cell>
          <table:table-cell table:formula="of:=IF([main.$H847]=0;[main.$G847];&quot;&quot;)" office:value-type="float" office:value="0.800021" calcext:value-type="float">
            <text:p>0.800021</text:p>
          </table:table-cell>
          <table:table-cell table:formula="of:=IF([main.$H847]=1;[main.$F847];&quot;&quot;)">
            <text:p/>
          </table:table-cell>
          <table:table-cell table:formula="of:=IF([main.$H847]=1;[main.$G847];&quot;&quot;)">
            <text:p/>
          </table:table-cell>
          <table:table-cell table:formula="of:=IF([main.$H847]=2;[main.$F847];&quot;&quot;)">
            <text:p/>
          </table:table-cell>
          <table:table-cell table:formula="of:=IF([main.$H847]=2;[main.$G847];&quot;&quot;)">
            <text:p/>
          </table:table-cell>
        </table:table-row>
        <table:table-row table:style-name="ro1">
          <table:table-cell table:formula="of:=IF([main.$C848]=0;[main.$A848];&quot;&quot;)">
            <text:p/>
          </table:table-cell>
          <table:table-cell table:formula="of:=IF([main.$C848]=0;[main.$B848];&quot;&quot;)">
            <text:p/>
          </table:table-cell>
          <table:table-cell table:formula="of:=IF([main.$C848]=1;[main.$A848];&quot;&quot;)" office:value-type="float" office:value="-0.651742" calcext:value-type="float">
            <text:p>-0.651742</text:p>
          </table:table-cell>
          <table:table-cell table:formula="of:=IF([main.$C848]=1;[main.$B848];&quot;&quot;)" office:value-type="float" office:value="0.775742" calcext:value-type="float">
            <text:p>0.775742</text:p>
          </table:table-cell>
          <table:table-cell table:formula="of:=IF([main.$C848]=2;[main.$A848];&quot;&quot;)">
            <text:p/>
          </table:table-cell>
          <table:table-cell table:formula="of:=IF([main.$C848]=2;[main.$B848];&quot;&quot;)">
            <text:p/>
          </table:table-cell>
          <table:table-cell table:number-columns-repeated="2"/>
          <table:table-cell table:formula="of:=IF([main.$H848]=0;[main.$F848];&quot;&quot;)" office:value-type="float" office:value="-0.651742" calcext:value-type="float">
            <text:p>-0.651742</text:p>
          </table:table-cell>
          <table:table-cell table:formula="of:=IF([main.$H848]=0;[main.$G848];&quot;&quot;)" office:value-type="float" office:value="0.775742" calcext:value-type="float">
            <text:p>0.775742</text:p>
          </table:table-cell>
          <table:table-cell table:formula="of:=IF([main.$H848]=1;[main.$F848];&quot;&quot;)">
            <text:p/>
          </table:table-cell>
          <table:table-cell table:formula="of:=IF([main.$H848]=1;[main.$G848];&quot;&quot;)">
            <text:p/>
          </table:table-cell>
          <table:table-cell table:formula="of:=IF([main.$H848]=2;[main.$F848];&quot;&quot;)">
            <text:p/>
          </table:table-cell>
          <table:table-cell table:formula="of:=IF([main.$H848]=2;[main.$G848];&quot;&quot;)">
            <text:p/>
          </table:table-cell>
        </table:table-row>
        <table:table-row table:style-name="ro1">
          <table:table-cell table:formula="of:=IF([main.$C849]=0;[main.$A849];&quot;&quot;)">
            <text:p/>
          </table:table-cell>
          <table:table-cell table:formula="of:=IF([main.$C849]=0;[main.$B849];&quot;&quot;)">
            <text:p/>
          </table:table-cell>
          <table:table-cell table:formula="of:=IF([main.$C849]=1;[main.$A849];&quot;&quot;)">
            <text:p/>
          </table:table-cell>
          <table:table-cell table:formula="of:=IF([main.$C849]=1;[main.$B849];&quot;&quot;)">
            <text:p/>
          </table:table-cell>
          <table:table-cell table:formula="of:=IF([main.$C849]=2;[main.$A849];&quot;&quot;)" office:value-type="float" office:value="1.13425" calcext:value-type="float">
            <text:p>1.13425</text:p>
          </table:table-cell>
          <table:table-cell table:formula="of:=IF([main.$C849]=2;[main.$B849];&quot;&quot;)" office:value-type="float" office:value="-0.104982" calcext:value-type="float">
            <text:p>-0.104982</text:p>
          </table:table-cell>
          <table:table-cell table:number-columns-repeated="2"/>
          <table:table-cell table:formula="of:=IF([main.$H849]=0;[main.$F849];&quot;&quot;)" office:value-type="float" office:value="1.13425" calcext:value-type="float">
            <text:p>1.13425</text:p>
          </table:table-cell>
          <table:table-cell table:formula="of:=IF([main.$H849]=0;[main.$G849];&quot;&quot;)" office:value-type="float" office:value="-0.104982" calcext:value-type="float">
            <text:p>-0.104982</text:p>
          </table:table-cell>
          <table:table-cell table:formula="of:=IF([main.$H849]=1;[main.$F849];&quot;&quot;)">
            <text:p/>
          </table:table-cell>
          <table:table-cell table:formula="of:=IF([main.$H849]=1;[main.$G849];&quot;&quot;)">
            <text:p/>
          </table:table-cell>
          <table:table-cell table:formula="of:=IF([main.$H849]=2;[main.$F849];&quot;&quot;)">
            <text:p/>
          </table:table-cell>
          <table:table-cell table:formula="of:=IF([main.$H849]=2;[main.$G849];&quot;&quot;)">
            <text:p/>
          </table:table-cell>
        </table:table-row>
        <table:table-row table:style-name="ro1">
          <table:table-cell table:formula="of:=IF([main.$C850]=0;[main.$A850];&quot;&quot;)" office:value-type="float" office:value="0.627251" calcext:value-type="float">
            <text:p>0.627251</text:p>
          </table:table-cell>
          <table:table-cell table:formula="of:=IF([main.$C850]=0;[main.$B850];&quot;&quot;)" office:value-type="float" office:value="0.563223" calcext:value-type="float">
            <text:p>0.563223</text:p>
          </table:table-cell>
          <table:table-cell table:formula="of:=IF([main.$C850]=1;[main.$A850];&quot;&quot;)">
            <text:p/>
          </table:table-cell>
          <table:table-cell table:formula="of:=IF([main.$C850]=1;[main.$B850];&quot;&quot;)">
            <text:p/>
          </table:table-cell>
          <table:table-cell table:formula="of:=IF([main.$C850]=2;[main.$A850];&quot;&quot;)">
            <text:p/>
          </table:table-cell>
          <table:table-cell table:formula="of:=IF([main.$C850]=2;[main.$B850];&quot;&quot;)">
            <text:p/>
          </table:table-cell>
          <table:table-cell table:number-columns-repeated="2"/>
          <table:table-cell table:formula="of:=IF([main.$H850]=0;[main.$F850];&quot;&quot;)" office:value-type="float" office:value="0.627251" calcext:value-type="float">
            <text:p>0.627251</text:p>
          </table:table-cell>
          <table:table-cell table:formula="of:=IF([main.$H850]=0;[main.$G850];&quot;&quot;)" office:value-type="float" office:value="0.563223" calcext:value-type="float">
            <text:p>0.563223</text:p>
          </table:table-cell>
          <table:table-cell table:formula="of:=IF([main.$H850]=1;[main.$F850];&quot;&quot;)">
            <text:p/>
          </table:table-cell>
          <table:table-cell table:formula="of:=IF([main.$H850]=1;[main.$G850];&quot;&quot;)">
            <text:p/>
          </table:table-cell>
          <table:table-cell table:formula="of:=IF([main.$H850]=2;[main.$F850];&quot;&quot;)">
            <text:p/>
          </table:table-cell>
          <table:table-cell table:formula="of:=IF([main.$H850]=2;[main.$G850];&quot;&quot;)">
            <text:p/>
          </table:table-cell>
        </table:table-row>
        <table:table-row table:style-name="ro1">
          <table:table-cell table:formula="of:=IF([main.$C851]=0;[main.$A851];&quot;&quot;)">
            <text:p/>
          </table:table-cell>
          <table:table-cell table:formula="of:=IF([main.$C851]=0;[main.$B851];&quot;&quot;)">
            <text:p/>
          </table:table-cell>
          <table:table-cell table:formula="of:=IF([main.$C851]=1;[main.$A851];&quot;&quot;)">
            <text:p/>
          </table:table-cell>
          <table:table-cell table:formula="of:=IF([main.$C851]=1;[main.$B851];&quot;&quot;)">
            <text:p/>
          </table:table-cell>
          <table:table-cell table:formula="of:=IF([main.$C851]=2;[main.$A851];&quot;&quot;)" office:value-type="float" office:value="1.92051" calcext:value-type="float">
            <text:p>1.92051</text:p>
          </table:table-cell>
          <table:table-cell table:formula="of:=IF([main.$C851]=2;[main.$B851];&quot;&quot;)" office:value-type="float" office:value="0.27683" calcext:value-type="float">
            <text:p>0.27683</text:p>
          </table:table-cell>
          <table:table-cell table:number-columns-repeated="2"/>
          <table:table-cell table:formula="of:=IF([main.$H851]=0;[main.$F851];&quot;&quot;)" office:value-type="float" office:value="1.92051" calcext:value-type="float">
            <text:p>1.92051</text:p>
          </table:table-cell>
          <table:table-cell table:formula="of:=IF([main.$H851]=0;[main.$G851];&quot;&quot;)" office:value-type="float" office:value="0.27683" calcext:value-type="float">
            <text:p>0.27683</text:p>
          </table:table-cell>
          <table:table-cell table:formula="of:=IF([main.$H851]=1;[main.$F851];&quot;&quot;)">
            <text:p/>
          </table:table-cell>
          <table:table-cell table:formula="of:=IF([main.$H851]=1;[main.$G851];&quot;&quot;)">
            <text:p/>
          </table:table-cell>
          <table:table-cell table:formula="of:=IF([main.$H851]=2;[main.$F851];&quot;&quot;)">
            <text:p/>
          </table:table-cell>
          <table:table-cell table:formula="of:=IF([main.$H851]=2;[main.$G851];&quot;&quot;)">
            <text:p/>
          </table:table-cell>
        </table:table-row>
        <table:table-row table:style-name="ro1">
          <table:table-cell table:formula="of:=IF([main.$C852]=0;[main.$A852];&quot;&quot;)">
            <text:p/>
          </table:table-cell>
          <table:table-cell table:formula="of:=IF([main.$C852]=0;[main.$B852];&quot;&quot;)">
            <text:p/>
          </table:table-cell>
          <table:table-cell table:formula="of:=IF([main.$C852]=1;[main.$A852];&quot;&quot;)" office:value-type="float" office:value="-0.353071" calcext:value-type="float">
            <text:p>-0.353071</text:p>
          </table:table-cell>
          <table:table-cell table:formula="of:=IF([main.$C852]=1;[main.$B852];&quot;&quot;)" office:value-type="float" office:value="1.12198" calcext:value-type="float">
            <text:p>1.12198</text:p>
          </table:table-cell>
          <table:table-cell table:formula="of:=IF([main.$C852]=2;[main.$A852];&quot;&quot;)">
            <text:p/>
          </table:table-cell>
          <table:table-cell table:formula="of:=IF([main.$C852]=2;[main.$B852];&quot;&quot;)">
            <text:p/>
          </table:table-cell>
          <table:table-cell table:number-columns-repeated="2"/>
          <table:table-cell table:formula="of:=IF([main.$H852]=0;[main.$F852];&quot;&quot;)" office:value-type="float" office:value="-0.353071" calcext:value-type="float">
            <text:p>-0.353071</text:p>
          </table:table-cell>
          <table:table-cell table:formula="of:=IF([main.$H852]=0;[main.$G852];&quot;&quot;)" office:value-type="float" office:value="1.12198" calcext:value-type="float">
            <text:p>1.12198</text:p>
          </table:table-cell>
          <table:table-cell table:formula="of:=IF([main.$H852]=1;[main.$F852];&quot;&quot;)">
            <text:p/>
          </table:table-cell>
          <table:table-cell table:formula="of:=IF([main.$H852]=1;[main.$G852];&quot;&quot;)">
            <text:p/>
          </table:table-cell>
          <table:table-cell table:formula="of:=IF([main.$H852]=2;[main.$F852];&quot;&quot;)">
            <text:p/>
          </table:table-cell>
          <table:table-cell table:formula="of:=IF([main.$H852]=2;[main.$G852];&quot;&quot;)">
            <text:p/>
          </table:table-cell>
        </table:table-row>
        <table:table-row table:style-name="ro1">
          <table:table-cell table:formula="of:=IF([main.$C853]=0;[main.$A853];&quot;&quot;)">
            <text:p/>
          </table:table-cell>
          <table:table-cell table:formula="of:=IF([main.$C853]=0;[main.$B853];&quot;&quot;)">
            <text:p/>
          </table:table-cell>
          <table:table-cell table:formula="of:=IF([main.$C853]=1;[main.$A853];&quot;&quot;)" office:value-type="float" office:value="1.81102" calcext:value-type="float">
            <text:p>1.81102</text:p>
          </table:table-cell>
          <table:table-cell table:formula="of:=IF([main.$C853]=1;[main.$B853];&quot;&quot;)" office:value-type="float" office:value="3.31392" calcext:value-type="float">
            <text:p>3.31392</text:p>
          </table:table-cell>
          <table:table-cell table:formula="of:=IF([main.$C853]=2;[main.$A853];&quot;&quot;)">
            <text:p/>
          </table:table-cell>
          <table:table-cell table:formula="of:=IF([main.$C853]=2;[main.$B853];&quot;&quot;)">
            <text:p/>
          </table:table-cell>
          <table:table-cell table:number-columns-repeated="2"/>
          <table:table-cell table:formula="of:=IF([main.$H853]=0;[main.$F853];&quot;&quot;)" office:value-type="float" office:value="1.81102" calcext:value-type="float">
            <text:p>1.81102</text:p>
          </table:table-cell>
          <table:table-cell table:formula="of:=IF([main.$H853]=0;[main.$G853];&quot;&quot;)" office:value-type="float" office:value="3.31392" calcext:value-type="float">
            <text:p>3.31392</text:p>
          </table:table-cell>
          <table:table-cell table:formula="of:=IF([main.$H853]=1;[main.$F853];&quot;&quot;)">
            <text:p/>
          </table:table-cell>
          <table:table-cell table:formula="of:=IF([main.$H853]=1;[main.$G853];&quot;&quot;)">
            <text:p/>
          </table:table-cell>
          <table:table-cell table:formula="of:=IF([main.$H853]=2;[main.$F853];&quot;&quot;)">
            <text:p/>
          </table:table-cell>
          <table:table-cell table:formula="of:=IF([main.$H853]=2;[main.$G853];&quot;&quot;)">
            <text:p/>
          </table:table-cell>
        </table:table-row>
        <table:table-row table:style-name="ro1">
          <table:table-cell table:formula="of:=IF([main.$C854]=0;[main.$A854];&quot;&quot;)" office:value-type="float" office:value="-0.196818" calcext:value-type="float">
            <text:p>-0.196818</text:p>
          </table:table-cell>
          <table:table-cell table:formula="of:=IF([main.$C854]=0;[main.$B854];&quot;&quot;)" office:value-type="float" office:value="-0.138028" calcext:value-type="float">
            <text:p>-0.138028</text:p>
          </table:table-cell>
          <table:table-cell table:formula="of:=IF([main.$C854]=1;[main.$A854];&quot;&quot;)">
            <text:p/>
          </table:table-cell>
          <table:table-cell table:formula="of:=IF([main.$C854]=1;[main.$B854];&quot;&quot;)">
            <text:p/>
          </table:table-cell>
          <table:table-cell table:formula="of:=IF([main.$C854]=2;[main.$A854];&quot;&quot;)">
            <text:p/>
          </table:table-cell>
          <table:table-cell table:formula="of:=IF([main.$C854]=2;[main.$B854];&quot;&quot;)">
            <text:p/>
          </table:table-cell>
          <table:table-cell table:number-columns-repeated="2"/>
          <table:table-cell table:formula="of:=IF([main.$H854]=0;[main.$F854];&quot;&quot;)" office:value-type="float" office:value="-0.196818" calcext:value-type="float">
            <text:p>-0.196818</text:p>
          </table:table-cell>
          <table:table-cell table:formula="of:=IF([main.$H854]=0;[main.$G854];&quot;&quot;)" office:value-type="float" office:value="-0.138028" calcext:value-type="float">
            <text:p>-0.138028</text:p>
          </table:table-cell>
          <table:table-cell table:formula="of:=IF([main.$H854]=1;[main.$F854];&quot;&quot;)">
            <text:p/>
          </table:table-cell>
          <table:table-cell table:formula="of:=IF([main.$H854]=1;[main.$G854];&quot;&quot;)">
            <text:p/>
          </table:table-cell>
          <table:table-cell table:formula="of:=IF([main.$H854]=2;[main.$F854];&quot;&quot;)">
            <text:p/>
          </table:table-cell>
          <table:table-cell table:formula="of:=IF([main.$H854]=2;[main.$G854];&quot;&quot;)">
            <text:p/>
          </table:table-cell>
        </table:table-row>
        <table:table-row table:style-name="ro1">
          <table:table-cell table:formula="of:=IF([main.$C855]=0;[main.$A855];&quot;&quot;)" office:value-type="float" office:value="0.215626" calcext:value-type="float">
            <text:p>0.215626</text:p>
          </table:table-cell>
          <table:table-cell table:formula="of:=IF([main.$C855]=0;[main.$B855];&quot;&quot;)" office:value-type="float" office:value="-0.0774535" calcext:value-type="float">
            <text:p>-0.0774535</text:p>
          </table:table-cell>
          <table:table-cell table:formula="of:=IF([main.$C855]=1;[main.$A855];&quot;&quot;)">
            <text:p/>
          </table:table-cell>
          <table:table-cell table:formula="of:=IF([main.$C855]=1;[main.$B855];&quot;&quot;)">
            <text:p/>
          </table:table-cell>
          <table:table-cell table:formula="of:=IF([main.$C855]=2;[main.$A855];&quot;&quot;)">
            <text:p/>
          </table:table-cell>
          <table:table-cell table:formula="of:=IF([main.$C855]=2;[main.$B855];&quot;&quot;)">
            <text:p/>
          </table:table-cell>
          <table:table-cell table:number-columns-repeated="2"/>
          <table:table-cell table:formula="of:=IF([main.$H855]=0;[main.$F855];&quot;&quot;)" office:value-type="float" office:value="0.215626" calcext:value-type="float">
            <text:p>0.215626</text:p>
          </table:table-cell>
          <table:table-cell table:formula="of:=IF([main.$H855]=0;[main.$G855];&quot;&quot;)" office:value-type="float" office:value="-0.0774535" calcext:value-type="float">
            <text:p>-0.0774535</text:p>
          </table:table-cell>
          <table:table-cell table:formula="of:=IF([main.$H855]=1;[main.$F855];&quot;&quot;)">
            <text:p/>
          </table:table-cell>
          <table:table-cell table:formula="of:=IF([main.$H855]=1;[main.$G855];&quot;&quot;)">
            <text:p/>
          </table:table-cell>
          <table:table-cell table:formula="of:=IF([main.$H855]=2;[main.$F855];&quot;&quot;)">
            <text:p/>
          </table:table-cell>
          <table:table-cell table:formula="of:=IF([main.$H855]=2;[main.$G855];&quot;&quot;)">
            <text:p/>
          </table:table-cell>
        </table:table-row>
        <table:table-row table:style-name="ro1">
          <table:table-cell table:formula="of:=IF([main.$C856]=0;[main.$A856];&quot;&quot;)" office:value-type="float" office:value="2.12999" calcext:value-type="float">
            <text:p>2.12999</text:p>
          </table:table-cell>
          <table:table-cell table:formula="of:=IF([main.$C856]=0;[main.$B856];&quot;&quot;)" office:value-type="float" office:value="2.32799" calcext:value-type="float">
            <text:p>2.32799</text:p>
          </table:table-cell>
          <table:table-cell table:formula="of:=IF([main.$C856]=1;[main.$A856];&quot;&quot;)">
            <text:p/>
          </table:table-cell>
          <table:table-cell table:formula="of:=IF([main.$C856]=1;[main.$B856];&quot;&quot;)">
            <text:p/>
          </table:table-cell>
          <table:table-cell table:formula="of:=IF([main.$C856]=2;[main.$A856];&quot;&quot;)">
            <text:p/>
          </table:table-cell>
          <table:table-cell table:formula="of:=IF([main.$C856]=2;[main.$B856];&quot;&quot;)">
            <text:p/>
          </table:table-cell>
          <table:table-cell table:number-columns-repeated="2"/>
          <table:table-cell table:formula="of:=IF([main.$H856]=0;[main.$F856];&quot;&quot;)" office:value-type="float" office:value="2.12999" calcext:value-type="float">
            <text:p>2.12999</text:p>
          </table:table-cell>
          <table:table-cell table:formula="of:=IF([main.$H856]=0;[main.$G856];&quot;&quot;)" office:value-type="float" office:value="2.32799" calcext:value-type="float">
            <text:p>2.32799</text:p>
          </table:table-cell>
          <table:table-cell table:formula="of:=IF([main.$H856]=1;[main.$F856];&quot;&quot;)">
            <text:p/>
          </table:table-cell>
          <table:table-cell table:formula="of:=IF([main.$H856]=1;[main.$G856];&quot;&quot;)">
            <text:p/>
          </table:table-cell>
          <table:table-cell table:formula="of:=IF([main.$H856]=2;[main.$F856];&quot;&quot;)">
            <text:p/>
          </table:table-cell>
          <table:table-cell table:formula="of:=IF([main.$H856]=2;[main.$G856];&quot;&quot;)">
            <text:p/>
          </table:table-cell>
        </table:table-row>
        <table:table-row table:style-name="ro1">
          <table:table-cell table:formula="of:=IF([main.$C857]=0;[main.$A857];&quot;&quot;)" office:value-type="float" office:value="1.28396" calcext:value-type="float">
            <text:p>1.28396</text:p>
          </table:table-cell>
          <table:table-cell table:formula="of:=IF([main.$C857]=0;[main.$B857];&quot;&quot;)" office:value-type="float" office:value="1.37099" calcext:value-type="float">
            <text:p>1.37099</text:p>
          </table:table-cell>
          <table:table-cell table:formula="of:=IF([main.$C857]=1;[main.$A857];&quot;&quot;)">
            <text:p/>
          </table:table-cell>
          <table:table-cell table:formula="of:=IF([main.$C857]=1;[main.$B857];&quot;&quot;)">
            <text:p/>
          </table:table-cell>
          <table:table-cell table:formula="of:=IF([main.$C857]=2;[main.$A857];&quot;&quot;)">
            <text:p/>
          </table:table-cell>
          <table:table-cell table:formula="of:=IF([main.$C857]=2;[main.$B857];&quot;&quot;)">
            <text:p/>
          </table:table-cell>
          <table:table-cell table:number-columns-repeated="2"/>
          <table:table-cell table:formula="of:=IF([main.$H857]=0;[main.$F857];&quot;&quot;)" office:value-type="float" office:value="1.28396" calcext:value-type="float">
            <text:p>1.28396</text:p>
          </table:table-cell>
          <table:table-cell table:formula="of:=IF([main.$H857]=0;[main.$G857];&quot;&quot;)" office:value-type="float" office:value="1.37099" calcext:value-type="float">
            <text:p>1.37099</text:p>
          </table:table-cell>
          <table:table-cell table:formula="of:=IF([main.$H857]=1;[main.$F857];&quot;&quot;)">
            <text:p/>
          </table:table-cell>
          <table:table-cell table:formula="of:=IF([main.$H857]=1;[main.$G857];&quot;&quot;)">
            <text:p/>
          </table:table-cell>
          <table:table-cell table:formula="of:=IF([main.$H857]=2;[main.$F857];&quot;&quot;)">
            <text:p/>
          </table:table-cell>
          <table:table-cell table:formula="of:=IF([main.$H857]=2;[main.$G857];&quot;&quot;)">
            <text:p/>
          </table:table-cell>
        </table:table-row>
        <table:table-row table:style-name="ro1">
          <table:table-cell table:formula="of:=IF([main.$C858]=0;[main.$A858];&quot;&quot;)" office:value-type="float" office:value="0.465987" calcext:value-type="float">
            <text:p>0.465987</text:p>
          </table:table-cell>
          <table:table-cell table:formula="of:=IF([main.$C858]=0;[main.$B858];&quot;&quot;)" office:value-type="float" office:value="0.317204" calcext:value-type="float">
            <text:p>0.317204</text:p>
          </table:table-cell>
          <table:table-cell table:formula="of:=IF([main.$C858]=1;[main.$A858];&quot;&quot;)">
            <text:p/>
          </table:table-cell>
          <table:table-cell table:formula="of:=IF([main.$C858]=1;[main.$B858];&quot;&quot;)">
            <text:p/>
          </table:table-cell>
          <table:table-cell table:formula="of:=IF([main.$C858]=2;[main.$A858];&quot;&quot;)">
            <text:p/>
          </table:table-cell>
          <table:table-cell table:formula="of:=IF([main.$C858]=2;[main.$B858];&quot;&quot;)">
            <text:p/>
          </table:table-cell>
          <table:table-cell table:number-columns-repeated="2"/>
          <table:table-cell table:formula="of:=IF([main.$H858]=0;[main.$F858];&quot;&quot;)" office:value-type="float" office:value="0.465987" calcext:value-type="float">
            <text:p>0.465987</text:p>
          </table:table-cell>
          <table:table-cell table:formula="of:=IF([main.$H858]=0;[main.$G858];&quot;&quot;)" office:value-type="float" office:value="0.317204" calcext:value-type="float">
            <text:p>0.317204</text:p>
          </table:table-cell>
          <table:table-cell table:formula="of:=IF([main.$H858]=1;[main.$F858];&quot;&quot;)">
            <text:p/>
          </table:table-cell>
          <table:table-cell table:formula="of:=IF([main.$H858]=1;[main.$G858];&quot;&quot;)">
            <text:p/>
          </table:table-cell>
          <table:table-cell table:formula="of:=IF([main.$H858]=2;[main.$F858];&quot;&quot;)">
            <text:p/>
          </table:table-cell>
          <table:table-cell table:formula="of:=IF([main.$H858]=2;[main.$G858];&quot;&quot;)">
            <text:p/>
          </table:table-cell>
        </table:table-row>
        <table:table-row table:style-name="ro1">
          <table:table-cell table:formula="of:=IF([main.$C859]=0;[main.$A859];&quot;&quot;)">
            <text:p/>
          </table:table-cell>
          <table:table-cell table:formula="of:=IF([main.$C859]=0;[main.$B859];&quot;&quot;)">
            <text:p/>
          </table:table-cell>
          <table:table-cell table:formula="of:=IF([main.$C859]=1;[main.$A859];&quot;&quot;)">
            <text:p/>
          </table:table-cell>
          <table:table-cell table:formula="of:=IF([main.$C859]=1;[main.$B859];&quot;&quot;)">
            <text:p/>
          </table:table-cell>
          <table:table-cell table:formula="of:=IF([main.$C859]=2;[main.$A859];&quot;&quot;)" office:value-type="float" office:value="1.33313" calcext:value-type="float">
            <text:p>1.33313</text:p>
          </table:table-cell>
          <table:table-cell table:formula="of:=IF([main.$C859]=2;[main.$B859];&quot;&quot;)" office:value-type="float" office:value="-0.504974" calcext:value-type="float">
            <text:p>-0.504974</text:p>
          </table:table-cell>
          <table:table-cell table:number-columns-repeated="2"/>
          <table:table-cell table:formula="of:=IF([main.$H859]=0;[main.$F859];&quot;&quot;)" office:value-type="float" office:value="1.33313" calcext:value-type="float">
            <text:p>1.33313</text:p>
          </table:table-cell>
          <table:table-cell table:formula="of:=IF([main.$H859]=0;[main.$G859];&quot;&quot;)" office:value-type="float" office:value="-0.504974" calcext:value-type="float">
            <text:p>-0.504974</text:p>
          </table:table-cell>
          <table:table-cell table:formula="of:=IF([main.$H859]=1;[main.$F859];&quot;&quot;)">
            <text:p/>
          </table:table-cell>
          <table:table-cell table:formula="of:=IF([main.$H859]=1;[main.$G859];&quot;&quot;)">
            <text:p/>
          </table:table-cell>
          <table:table-cell table:formula="of:=IF([main.$H859]=2;[main.$F859];&quot;&quot;)">
            <text:p/>
          </table:table-cell>
          <table:table-cell table:formula="of:=IF([main.$H859]=2;[main.$G859];&quot;&quot;)">
            <text:p/>
          </table:table-cell>
        </table:table-row>
        <table:table-row table:style-name="ro1">
          <table:table-cell table:formula="of:=IF([main.$C860]=0;[main.$A860];&quot;&quot;)">
            <text:p/>
          </table:table-cell>
          <table:table-cell table:formula="of:=IF([main.$C860]=0;[main.$B860];&quot;&quot;)">
            <text:p/>
          </table:table-cell>
          <table:table-cell table:formula="of:=IF([main.$C860]=1;[main.$A860];&quot;&quot;)">
            <text:p/>
          </table:table-cell>
          <table:table-cell table:formula="of:=IF([main.$C860]=1;[main.$B860];&quot;&quot;)">
            <text:p/>
          </table:table-cell>
          <table:table-cell table:formula="of:=IF([main.$C860]=2;[main.$A860];&quot;&quot;)" office:value-type="float" office:value="-0.0822089" calcext:value-type="float">
            <text:p>-0.0822089</text:p>
          </table:table-cell>
          <table:table-cell table:formula="of:=IF([main.$C860]=2;[main.$B860];&quot;&quot;)" office:value-type="float" office:value="-1.32206" calcext:value-type="float">
            <text:p>-1.32206</text:p>
          </table:table-cell>
          <table:table-cell table:number-columns-repeated="2"/>
          <table:table-cell table:formula="of:=IF([main.$H860]=0;[main.$F860];&quot;&quot;)" office:value-type="float" office:value="-0.0822089" calcext:value-type="float">
            <text:p>-0.0822089</text:p>
          </table:table-cell>
          <table:table-cell table:formula="of:=IF([main.$H860]=0;[main.$G860];&quot;&quot;)" office:value-type="float" office:value="-1.32206" calcext:value-type="float">
            <text:p>-1.32206</text:p>
          </table:table-cell>
          <table:table-cell table:formula="of:=IF([main.$H860]=1;[main.$F860];&quot;&quot;)">
            <text:p/>
          </table:table-cell>
          <table:table-cell table:formula="of:=IF([main.$H860]=1;[main.$G860];&quot;&quot;)">
            <text:p/>
          </table:table-cell>
          <table:table-cell table:formula="of:=IF([main.$H860]=2;[main.$F860];&quot;&quot;)">
            <text:p/>
          </table:table-cell>
          <table:table-cell table:formula="of:=IF([main.$H860]=2;[main.$G860];&quot;&quot;)">
            <text:p/>
          </table:table-cell>
        </table:table-row>
        <table:table-row table:style-name="ro1">
          <table:table-cell table:formula="of:=IF([main.$C861]=0;[main.$A861];&quot;&quot;)" office:value-type="float" office:value="0.744097" calcext:value-type="float">
            <text:p>0.744097</text:p>
          </table:table-cell>
          <table:table-cell table:formula="of:=IF([main.$C861]=0;[main.$B861];&quot;&quot;)" office:value-type="float" office:value="0.723351" calcext:value-type="float">
            <text:p>0.723351</text:p>
          </table:table-cell>
          <table:table-cell table:formula="of:=IF([main.$C861]=1;[main.$A861];&quot;&quot;)">
            <text:p/>
          </table:table-cell>
          <table:table-cell table:formula="of:=IF([main.$C861]=1;[main.$B861];&quot;&quot;)">
            <text:p/>
          </table:table-cell>
          <table:table-cell table:formula="of:=IF([main.$C861]=2;[main.$A861];&quot;&quot;)">
            <text:p/>
          </table:table-cell>
          <table:table-cell table:formula="of:=IF([main.$C861]=2;[main.$B861];&quot;&quot;)">
            <text:p/>
          </table:table-cell>
          <table:table-cell table:number-columns-repeated="2"/>
          <table:table-cell table:formula="of:=IF([main.$H861]=0;[main.$F861];&quot;&quot;)" office:value-type="float" office:value="0.744097" calcext:value-type="float">
            <text:p>0.744097</text:p>
          </table:table-cell>
          <table:table-cell table:formula="of:=IF([main.$H861]=0;[main.$G861];&quot;&quot;)" office:value-type="float" office:value="0.723351" calcext:value-type="float">
            <text:p>0.723351</text:p>
          </table:table-cell>
          <table:table-cell table:formula="of:=IF([main.$H861]=1;[main.$F861];&quot;&quot;)">
            <text:p/>
          </table:table-cell>
          <table:table-cell table:formula="of:=IF([main.$H861]=1;[main.$G861];&quot;&quot;)">
            <text:p/>
          </table:table-cell>
          <table:table-cell table:formula="of:=IF([main.$H861]=2;[main.$F861];&quot;&quot;)">
            <text:p/>
          </table:table-cell>
          <table:table-cell table:formula="of:=IF([main.$H861]=2;[main.$G861];&quot;&quot;)">
            <text:p/>
          </table:table-cell>
        </table:table-row>
        <table:table-row table:style-name="ro1">
          <table:table-cell table:formula="of:=IF([main.$C862]=0;[main.$A862];&quot;&quot;)" office:value-type="float" office:value="-0.793653" calcext:value-type="float">
            <text:p>-0.793653</text:p>
          </table:table-cell>
          <table:table-cell table:formula="of:=IF([main.$C862]=0;[main.$B862];&quot;&quot;)" office:value-type="float" office:value="-0.202121" calcext:value-type="float">
            <text:p>-0.202121</text:p>
          </table:table-cell>
          <table:table-cell table:formula="of:=IF([main.$C862]=1;[main.$A862];&quot;&quot;)">
            <text:p/>
          </table:table-cell>
          <table:table-cell table:formula="of:=IF([main.$C862]=1;[main.$B862];&quot;&quot;)">
            <text:p/>
          </table:table-cell>
          <table:table-cell table:formula="of:=IF([main.$C862]=2;[main.$A862];&quot;&quot;)">
            <text:p/>
          </table:table-cell>
          <table:table-cell table:formula="of:=IF([main.$C862]=2;[main.$B862];&quot;&quot;)">
            <text:p/>
          </table:table-cell>
          <table:table-cell table:number-columns-repeated="2"/>
          <table:table-cell table:formula="of:=IF([main.$H862]=0;[main.$F862];&quot;&quot;)" office:value-type="float" office:value="-0.793653" calcext:value-type="float">
            <text:p>-0.793653</text:p>
          </table:table-cell>
          <table:table-cell table:formula="of:=IF([main.$H862]=0;[main.$G862];&quot;&quot;)" office:value-type="float" office:value="-0.202121" calcext:value-type="float">
            <text:p>-0.202121</text:p>
          </table:table-cell>
          <table:table-cell table:formula="of:=IF([main.$H862]=1;[main.$F862];&quot;&quot;)">
            <text:p/>
          </table:table-cell>
          <table:table-cell table:formula="of:=IF([main.$H862]=1;[main.$G862];&quot;&quot;)">
            <text:p/>
          </table:table-cell>
          <table:table-cell table:formula="of:=IF([main.$H862]=2;[main.$F862];&quot;&quot;)">
            <text:p/>
          </table:table-cell>
          <table:table-cell table:formula="of:=IF([main.$H862]=2;[main.$G862];&quot;&quot;)">
            <text:p/>
          </table:table-cell>
        </table:table-row>
        <table:table-row table:style-name="ro1">
          <table:table-cell table:formula="of:=IF([main.$C863]=0;[main.$A863];&quot;&quot;)">
            <text:p/>
          </table:table-cell>
          <table:table-cell table:formula="of:=IF([main.$C863]=0;[main.$B863];&quot;&quot;)">
            <text:p/>
          </table:table-cell>
          <table:table-cell table:formula="of:=IF([main.$C863]=1;[main.$A863];&quot;&quot;)">
            <text:p/>
          </table:table-cell>
          <table:table-cell table:formula="of:=IF([main.$C863]=1;[main.$B863];&quot;&quot;)">
            <text:p/>
          </table:table-cell>
          <table:table-cell table:formula="of:=IF([main.$C863]=2;[main.$A863];&quot;&quot;)" office:value-type="float" office:value="1.41621" calcext:value-type="float">
            <text:p>1.41621</text:p>
          </table:table-cell>
          <table:table-cell table:formula="of:=IF([main.$C863]=2;[main.$B863];&quot;&quot;)" office:value-type="float" office:value="-0.306906" calcext:value-type="float">
            <text:p>-0.306906</text:p>
          </table:table-cell>
          <table:table-cell table:number-columns-repeated="2"/>
          <table:table-cell table:formula="of:=IF([main.$H863]=0;[main.$F863];&quot;&quot;)" office:value-type="float" office:value="1.41621" calcext:value-type="float">
            <text:p>1.41621</text:p>
          </table:table-cell>
          <table:table-cell table:formula="of:=IF([main.$H863]=0;[main.$G863];&quot;&quot;)" office:value-type="float" office:value="-0.306906" calcext:value-type="float">
            <text:p>-0.306906</text:p>
          </table:table-cell>
          <table:table-cell table:formula="of:=IF([main.$H863]=1;[main.$F863];&quot;&quot;)">
            <text:p/>
          </table:table-cell>
          <table:table-cell table:formula="of:=IF([main.$H863]=1;[main.$G863];&quot;&quot;)">
            <text:p/>
          </table:table-cell>
          <table:table-cell table:formula="of:=IF([main.$H863]=2;[main.$F863];&quot;&quot;)">
            <text:p/>
          </table:table-cell>
          <table:table-cell table:formula="of:=IF([main.$H863]=2;[main.$G863];&quot;&quot;)">
            <text:p/>
          </table:table-cell>
        </table:table-row>
        <table:table-row table:style-name="ro1">
          <table:table-cell table:formula="of:=IF([main.$C864]=0;[main.$A864];&quot;&quot;)">
            <text:p/>
          </table:table-cell>
          <table:table-cell table:formula="of:=IF([main.$C864]=0;[main.$B864];&quot;&quot;)">
            <text:p/>
          </table:table-cell>
          <table:table-cell table:formula="of:=IF([main.$C864]=1;[main.$A864];&quot;&quot;)" office:value-type="float" office:value="1.34753" calcext:value-type="float">
            <text:p>1.34753</text:p>
          </table:table-cell>
          <table:table-cell table:formula="of:=IF([main.$C864]=1;[main.$B864];&quot;&quot;)" office:value-type="float" office:value="2.92554" calcext:value-type="float">
            <text:p>2.92554</text:p>
          </table:table-cell>
          <table:table-cell table:formula="of:=IF([main.$C864]=2;[main.$A864];&quot;&quot;)">
            <text:p/>
          </table:table-cell>
          <table:table-cell table:formula="of:=IF([main.$C864]=2;[main.$B864];&quot;&quot;)">
            <text:p/>
          </table:table-cell>
          <table:table-cell table:number-columns-repeated="2"/>
          <table:table-cell table:formula="of:=IF([main.$H864]=0;[main.$F864];&quot;&quot;)" office:value-type="float" office:value="1.34753" calcext:value-type="float">
            <text:p>1.34753</text:p>
          </table:table-cell>
          <table:table-cell table:formula="of:=IF([main.$H864]=0;[main.$G864];&quot;&quot;)" office:value-type="float" office:value="2.92554" calcext:value-type="float">
            <text:p>2.92554</text:p>
          </table:table-cell>
          <table:table-cell table:formula="of:=IF([main.$H864]=1;[main.$F864];&quot;&quot;)">
            <text:p/>
          </table:table-cell>
          <table:table-cell table:formula="of:=IF([main.$H864]=1;[main.$G864];&quot;&quot;)">
            <text:p/>
          </table:table-cell>
          <table:table-cell table:formula="of:=IF([main.$H864]=2;[main.$F864];&quot;&quot;)">
            <text:p/>
          </table:table-cell>
          <table:table-cell table:formula="of:=IF([main.$H864]=2;[main.$G864];&quot;&quot;)">
            <text:p/>
          </table:table-cell>
        </table:table-row>
        <table:table-row table:style-name="ro1">
          <table:table-cell table:formula="of:=IF([main.$C865]=0;[main.$A865];&quot;&quot;)">
            <text:p/>
          </table:table-cell>
          <table:table-cell table:formula="of:=IF([main.$C865]=0;[main.$B865];&quot;&quot;)">
            <text:p/>
          </table:table-cell>
          <table:table-cell table:formula="of:=IF([main.$C865]=1;[main.$A865];&quot;&quot;)">
            <text:p/>
          </table:table-cell>
          <table:table-cell table:formula="of:=IF([main.$C865]=1;[main.$B865];&quot;&quot;)">
            <text:p/>
          </table:table-cell>
          <table:table-cell table:formula="of:=IF([main.$C865]=2;[main.$A865];&quot;&quot;)" office:value-type="float" office:value="0.404637" calcext:value-type="float">
            <text:p>0.404637</text:p>
          </table:table-cell>
          <table:table-cell table:formula="of:=IF([main.$C865]=2;[main.$B865];&quot;&quot;)" office:value-type="float" office:value="-0.90537" calcext:value-type="float">
            <text:p>-0.90537</text:p>
          </table:table-cell>
          <table:table-cell table:number-columns-repeated="2"/>
          <table:table-cell table:formula="of:=IF([main.$H865]=0;[main.$F865];&quot;&quot;)" office:value-type="float" office:value="0.404637" calcext:value-type="float">
            <text:p>0.404637</text:p>
          </table:table-cell>
          <table:table-cell table:formula="of:=IF([main.$H865]=0;[main.$G865];&quot;&quot;)" office:value-type="float" office:value="-0.90537" calcext:value-type="float">
            <text:p>-0.90537</text:p>
          </table:table-cell>
          <table:table-cell table:formula="of:=IF([main.$H865]=1;[main.$F865];&quot;&quot;)">
            <text:p/>
          </table:table-cell>
          <table:table-cell table:formula="of:=IF([main.$H865]=1;[main.$G865];&quot;&quot;)">
            <text:p/>
          </table:table-cell>
          <table:table-cell table:formula="of:=IF([main.$H865]=2;[main.$F865];&quot;&quot;)">
            <text:p/>
          </table:table-cell>
          <table:table-cell table:formula="of:=IF([main.$H865]=2;[main.$G865];&quot;&quot;)">
            <text:p/>
          </table:table-cell>
        </table:table-row>
        <table:table-row table:style-name="ro1">
          <table:table-cell table:formula="of:=IF([main.$C866]=0;[main.$A866];&quot;&quot;)">
            <text:p/>
          </table:table-cell>
          <table:table-cell table:formula="of:=IF([main.$C866]=0;[main.$B866];&quot;&quot;)">
            <text:p/>
          </table:table-cell>
          <table:table-cell table:formula="of:=IF([main.$C866]=1;[main.$A866];&quot;&quot;)" office:value-type="float" office:value="0.591323" calcext:value-type="float">
            <text:p>0.591323</text:p>
          </table:table-cell>
          <table:table-cell table:formula="of:=IF([main.$C866]=1;[main.$B866];&quot;&quot;)" office:value-type="float" office:value="2.26481" calcext:value-type="float">
            <text:p>2.26481</text:p>
          </table:table-cell>
          <table:table-cell table:formula="of:=IF([main.$C866]=2;[main.$A866];&quot;&quot;)">
            <text:p/>
          </table:table-cell>
          <table:table-cell table:formula="of:=IF([main.$C866]=2;[main.$B866];&quot;&quot;)">
            <text:p/>
          </table:table-cell>
          <table:table-cell table:number-columns-repeated="2"/>
          <table:table-cell table:formula="of:=IF([main.$H866]=0;[main.$F866];&quot;&quot;)" office:value-type="float" office:value="0.591323" calcext:value-type="float">
            <text:p>0.591323</text:p>
          </table:table-cell>
          <table:table-cell table:formula="of:=IF([main.$H866]=0;[main.$G866];&quot;&quot;)" office:value-type="float" office:value="2.26481" calcext:value-type="float">
            <text:p>2.26481</text:p>
          </table:table-cell>
          <table:table-cell table:formula="of:=IF([main.$H866]=1;[main.$F866];&quot;&quot;)">
            <text:p/>
          </table:table-cell>
          <table:table-cell table:formula="of:=IF([main.$H866]=1;[main.$G866];&quot;&quot;)">
            <text:p/>
          </table:table-cell>
          <table:table-cell table:formula="of:=IF([main.$H866]=2;[main.$F866];&quot;&quot;)">
            <text:p/>
          </table:table-cell>
          <table:table-cell table:formula="of:=IF([main.$H866]=2;[main.$G866];&quot;&quot;)">
            <text:p/>
          </table:table-cell>
        </table:table-row>
        <table:table-row table:style-name="ro1">
          <table:table-cell table:formula="of:=IF([main.$C867]=0;[main.$A867];&quot;&quot;)">
            <text:p/>
          </table:table-cell>
          <table:table-cell table:formula="of:=IF([main.$C867]=0;[main.$B867];&quot;&quot;)">
            <text:p/>
          </table:table-cell>
          <table:table-cell table:formula="of:=IF([main.$C867]=1;[main.$A867];&quot;&quot;)" office:value-type="float" office:value="0.500353" calcext:value-type="float">
            <text:p>0.500353</text:p>
          </table:table-cell>
          <table:table-cell table:formula="of:=IF([main.$C867]=1;[main.$B867];&quot;&quot;)" office:value-type="float" office:value="1.72361" calcext:value-type="float">
            <text:p>1.72361</text:p>
          </table:table-cell>
          <table:table-cell table:formula="of:=IF([main.$C867]=2;[main.$A867];&quot;&quot;)">
            <text:p/>
          </table:table-cell>
          <table:table-cell table:formula="of:=IF([main.$C867]=2;[main.$B867];&quot;&quot;)">
            <text:p/>
          </table:table-cell>
          <table:table-cell table:number-columns-repeated="2"/>
          <table:table-cell table:formula="of:=IF([main.$H867]=0;[main.$F867];&quot;&quot;)" office:value-type="float" office:value="0.500353" calcext:value-type="float">
            <text:p>0.500353</text:p>
          </table:table-cell>
          <table:table-cell table:formula="of:=IF([main.$H867]=0;[main.$G867];&quot;&quot;)" office:value-type="float" office:value="1.72361" calcext:value-type="float">
            <text:p>1.72361</text:p>
          </table:table-cell>
          <table:table-cell table:formula="of:=IF([main.$H867]=1;[main.$F867];&quot;&quot;)">
            <text:p/>
          </table:table-cell>
          <table:table-cell table:formula="of:=IF([main.$H867]=1;[main.$G867];&quot;&quot;)">
            <text:p/>
          </table:table-cell>
          <table:table-cell table:formula="of:=IF([main.$H867]=2;[main.$F867];&quot;&quot;)">
            <text:p/>
          </table:table-cell>
          <table:table-cell table:formula="of:=IF([main.$H867]=2;[main.$G867];&quot;&quot;)">
            <text:p/>
          </table:table-cell>
        </table:table-row>
        <table:table-row table:style-name="ro1">
          <table:table-cell table:formula="of:=IF([main.$C868]=0;[main.$A868];&quot;&quot;)">
            <text:p/>
          </table:table-cell>
          <table:table-cell table:formula="of:=IF([main.$C868]=0;[main.$B868];&quot;&quot;)">
            <text:p/>
          </table:table-cell>
          <table:table-cell table:formula="of:=IF([main.$C868]=1;[main.$A868];&quot;&quot;)">
            <text:p/>
          </table:table-cell>
          <table:table-cell table:formula="of:=IF([main.$C868]=1;[main.$B868];&quot;&quot;)">
            <text:p/>
          </table:table-cell>
          <table:table-cell table:formula="of:=IF([main.$C868]=2;[main.$A868];&quot;&quot;)" office:value-type="float" office:value="0.718355" calcext:value-type="float">
            <text:p>0.718355</text:p>
          </table:table-cell>
          <table:table-cell table:formula="of:=IF([main.$C868]=2;[main.$B868];&quot;&quot;)" office:value-type="float" office:value="-0.890842" calcext:value-type="float">
            <text:p>-0.890842</text:p>
          </table:table-cell>
          <table:table-cell table:number-columns-repeated="2"/>
          <table:table-cell table:formula="of:=IF([main.$H868]=0;[main.$F868];&quot;&quot;)" office:value-type="float" office:value="0.718355" calcext:value-type="float">
            <text:p>0.718355</text:p>
          </table:table-cell>
          <table:table-cell table:formula="of:=IF([main.$H868]=0;[main.$G868];&quot;&quot;)" office:value-type="float" office:value="-0.890842" calcext:value-type="float">
            <text:p>-0.890842</text:p>
          </table:table-cell>
          <table:table-cell table:formula="of:=IF([main.$H868]=1;[main.$F868];&quot;&quot;)">
            <text:p/>
          </table:table-cell>
          <table:table-cell table:formula="of:=IF([main.$H868]=1;[main.$G868];&quot;&quot;)">
            <text:p/>
          </table:table-cell>
          <table:table-cell table:formula="of:=IF([main.$H868]=2;[main.$F868];&quot;&quot;)">
            <text:p/>
          </table:table-cell>
          <table:table-cell table:formula="of:=IF([main.$H868]=2;[main.$G868];&quot;&quot;)">
            <text:p/>
          </table:table-cell>
        </table:table-row>
        <table:table-row table:style-name="ro1">
          <table:table-cell table:formula="of:=IF([main.$C869]=0;[main.$A869];&quot;&quot;)">
            <text:p/>
          </table:table-cell>
          <table:table-cell table:formula="of:=IF([main.$C869]=0;[main.$B869];&quot;&quot;)">
            <text:p/>
          </table:table-cell>
          <table:table-cell table:formula="of:=IF([main.$C869]=1;[main.$A869];&quot;&quot;)" office:value-type="float" office:value="0.863304" calcext:value-type="float">
            <text:p>0.863304</text:p>
          </table:table-cell>
          <table:table-cell table:formula="of:=IF([main.$C869]=1;[main.$B869];&quot;&quot;)" office:value-type="float" office:value="2.55182" calcext:value-type="float">
            <text:p>2.55182</text:p>
          </table:table-cell>
          <table:table-cell table:formula="of:=IF([main.$C869]=2;[main.$A869];&quot;&quot;)">
            <text:p/>
          </table:table-cell>
          <table:table-cell table:formula="of:=IF([main.$C869]=2;[main.$B869];&quot;&quot;)">
            <text:p/>
          </table:table-cell>
          <table:table-cell table:number-columns-repeated="2"/>
          <table:table-cell table:formula="of:=IF([main.$H869]=0;[main.$F869];&quot;&quot;)" office:value-type="float" office:value="0.863304" calcext:value-type="float">
            <text:p>0.863304</text:p>
          </table:table-cell>
          <table:table-cell table:formula="of:=IF([main.$H869]=0;[main.$G869];&quot;&quot;)" office:value-type="float" office:value="2.55182" calcext:value-type="float">
            <text:p>2.55182</text:p>
          </table:table-cell>
          <table:table-cell table:formula="of:=IF([main.$H869]=1;[main.$F869];&quot;&quot;)">
            <text:p/>
          </table:table-cell>
          <table:table-cell table:formula="of:=IF([main.$H869]=1;[main.$G869];&quot;&quot;)">
            <text:p/>
          </table:table-cell>
          <table:table-cell table:formula="of:=IF([main.$H869]=2;[main.$F869];&quot;&quot;)">
            <text:p/>
          </table:table-cell>
          <table:table-cell table:formula="of:=IF([main.$H869]=2;[main.$G869];&quot;&quot;)">
            <text:p/>
          </table:table-cell>
        </table:table-row>
        <table:table-row table:style-name="ro1">
          <table:table-cell table:formula="of:=IF([main.$C870]=0;[main.$A870];&quot;&quot;)" office:value-type="float" office:value="1.106" calcext:value-type="float">
            <text:p>1.106</text:p>
          </table:table-cell>
          <table:table-cell table:formula="of:=IF([main.$C870]=0;[main.$B870];&quot;&quot;)" office:value-type="float" office:value="1.69114" calcext:value-type="float">
            <text:p>1.69114</text:p>
          </table:table-cell>
          <table:table-cell table:formula="of:=IF([main.$C870]=1;[main.$A870];&quot;&quot;)">
            <text:p/>
          </table:table-cell>
          <table:table-cell table:formula="of:=IF([main.$C870]=1;[main.$B870];&quot;&quot;)">
            <text:p/>
          </table:table-cell>
          <table:table-cell table:formula="of:=IF([main.$C870]=2;[main.$A870];&quot;&quot;)">
            <text:p/>
          </table:table-cell>
          <table:table-cell table:formula="of:=IF([main.$C870]=2;[main.$B870];&quot;&quot;)">
            <text:p/>
          </table:table-cell>
          <table:table-cell table:number-columns-repeated="2"/>
          <table:table-cell table:formula="of:=IF([main.$H870]=0;[main.$F870];&quot;&quot;)" office:value-type="float" office:value="1.106" calcext:value-type="float">
            <text:p>1.106</text:p>
          </table:table-cell>
          <table:table-cell table:formula="of:=IF([main.$H870]=0;[main.$G870];&quot;&quot;)" office:value-type="float" office:value="1.69114" calcext:value-type="float">
            <text:p>1.69114</text:p>
          </table:table-cell>
          <table:table-cell table:formula="of:=IF([main.$H870]=1;[main.$F870];&quot;&quot;)">
            <text:p/>
          </table:table-cell>
          <table:table-cell table:formula="of:=IF([main.$H870]=1;[main.$G870];&quot;&quot;)">
            <text:p/>
          </table:table-cell>
          <table:table-cell table:formula="of:=IF([main.$H870]=2;[main.$F870];&quot;&quot;)">
            <text:p/>
          </table:table-cell>
          <table:table-cell table:formula="of:=IF([main.$H870]=2;[main.$G870];&quot;&quot;)">
            <text:p/>
          </table:table-cell>
        </table:table-row>
        <table:table-row table:style-name="ro1">
          <table:table-cell table:formula="of:=IF([main.$C871]=0;[main.$A871];&quot;&quot;)">
            <text:p/>
          </table:table-cell>
          <table:table-cell table:formula="of:=IF([main.$C871]=0;[main.$B871];&quot;&quot;)">
            <text:p/>
          </table:table-cell>
          <table:table-cell table:formula="of:=IF([main.$C871]=1;[main.$A871];&quot;&quot;)" office:value-type="float" office:value="-0.626402" calcext:value-type="float">
            <text:p>-0.626402</text:p>
          </table:table-cell>
          <table:table-cell table:formula="of:=IF([main.$C871]=1;[main.$B871];&quot;&quot;)" office:value-type="float" office:value="0.420457" calcext:value-type="float">
            <text:p>0.420457</text:p>
          </table:table-cell>
          <table:table-cell table:formula="of:=IF([main.$C871]=2;[main.$A871];&quot;&quot;)">
            <text:p/>
          </table:table-cell>
          <table:table-cell table:formula="of:=IF([main.$C871]=2;[main.$B871];&quot;&quot;)">
            <text:p/>
          </table:table-cell>
          <table:table-cell table:number-columns-repeated="2"/>
          <table:table-cell table:formula="of:=IF([main.$H871]=0;[main.$F871];&quot;&quot;)" office:value-type="float" office:value="-0.626402" calcext:value-type="float">
            <text:p>-0.626402</text:p>
          </table:table-cell>
          <table:table-cell table:formula="of:=IF([main.$H871]=0;[main.$G871];&quot;&quot;)" office:value-type="float" office:value="0.420457" calcext:value-type="float">
            <text:p>0.420457</text:p>
          </table:table-cell>
          <table:table-cell table:formula="of:=IF([main.$H871]=1;[main.$F871];&quot;&quot;)">
            <text:p/>
          </table:table-cell>
          <table:table-cell table:formula="of:=IF([main.$H871]=1;[main.$G871];&quot;&quot;)">
            <text:p/>
          </table:table-cell>
          <table:table-cell table:formula="of:=IF([main.$H871]=2;[main.$F871];&quot;&quot;)">
            <text:p/>
          </table:table-cell>
          <table:table-cell table:formula="of:=IF([main.$H871]=2;[main.$G871];&quot;&quot;)">
            <text:p/>
          </table:table-cell>
        </table:table-row>
        <table:table-row table:style-name="ro1">
          <table:table-cell table:formula="of:=IF([main.$C872]=0;[main.$A872];&quot;&quot;)">
            <text:p/>
          </table:table-cell>
          <table:table-cell table:formula="of:=IF([main.$C872]=0;[main.$B872];&quot;&quot;)">
            <text:p/>
          </table:table-cell>
          <table:table-cell table:formula="of:=IF([main.$C872]=1;[main.$A872];&quot;&quot;)" office:value-type="float" office:value="-0.123852" calcext:value-type="float">
            <text:p>-0.123852</text:p>
          </table:table-cell>
          <table:table-cell table:formula="of:=IF([main.$C872]=1;[main.$B872];&quot;&quot;)" office:value-type="float" office:value="1.39919" calcext:value-type="float">
            <text:p>1.39919</text:p>
          </table:table-cell>
          <table:table-cell table:formula="of:=IF([main.$C872]=2;[main.$A872];&quot;&quot;)">
            <text:p/>
          </table:table-cell>
          <table:table-cell table:formula="of:=IF([main.$C872]=2;[main.$B872];&quot;&quot;)">
            <text:p/>
          </table:table-cell>
          <table:table-cell table:number-columns-repeated="2"/>
          <table:table-cell table:formula="of:=IF([main.$H872]=0;[main.$F872];&quot;&quot;)" office:value-type="float" office:value="-0.123852" calcext:value-type="float">
            <text:p>-0.123852</text:p>
          </table:table-cell>
          <table:table-cell table:formula="of:=IF([main.$H872]=0;[main.$G872];&quot;&quot;)" office:value-type="float" office:value="1.39919" calcext:value-type="float">
            <text:p>1.39919</text:p>
          </table:table-cell>
          <table:table-cell table:formula="of:=IF([main.$H872]=1;[main.$F872];&quot;&quot;)">
            <text:p/>
          </table:table-cell>
          <table:table-cell table:formula="of:=IF([main.$H872]=1;[main.$G872];&quot;&quot;)">
            <text:p/>
          </table:table-cell>
          <table:table-cell table:formula="of:=IF([main.$H872]=2;[main.$F872];&quot;&quot;)">
            <text:p/>
          </table:table-cell>
          <table:table-cell table:formula="of:=IF([main.$H872]=2;[main.$G872];&quot;&quot;)">
            <text:p/>
          </table:table-cell>
        </table:table-row>
        <table:table-row table:style-name="ro1">
          <table:table-cell table:formula="of:=IF([main.$C873]=0;[main.$A873];&quot;&quot;)">
            <text:p/>
          </table:table-cell>
          <table:table-cell table:formula="of:=IF([main.$C873]=0;[main.$B873];&quot;&quot;)">
            <text:p/>
          </table:table-cell>
          <table:table-cell table:formula="of:=IF([main.$C873]=1;[main.$A873];&quot;&quot;)" office:value-type="float" office:value="-0.230404" calcext:value-type="float">
            <text:p>-0.230404</text:p>
          </table:table-cell>
          <table:table-cell table:formula="of:=IF([main.$C873]=1;[main.$B873];&quot;&quot;)" office:value-type="float" office:value="1.38815" calcext:value-type="float">
            <text:p>1.38815</text:p>
          </table:table-cell>
          <table:table-cell table:formula="of:=IF([main.$C873]=2;[main.$A873];&quot;&quot;)">
            <text:p/>
          </table:table-cell>
          <table:table-cell table:formula="of:=IF([main.$C873]=2;[main.$B873];&quot;&quot;)">
            <text:p/>
          </table:table-cell>
          <table:table-cell table:number-columns-repeated="2"/>
          <table:table-cell table:formula="of:=IF([main.$H873]=0;[main.$F873];&quot;&quot;)" office:value-type="float" office:value="-0.230404" calcext:value-type="float">
            <text:p>-0.230404</text:p>
          </table:table-cell>
          <table:table-cell table:formula="of:=IF([main.$H873]=0;[main.$G873];&quot;&quot;)" office:value-type="float" office:value="1.38815" calcext:value-type="float">
            <text:p>1.38815</text:p>
          </table:table-cell>
          <table:table-cell table:formula="of:=IF([main.$H873]=1;[main.$F873];&quot;&quot;)">
            <text:p/>
          </table:table-cell>
          <table:table-cell table:formula="of:=IF([main.$H873]=1;[main.$G873];&quot;&quot;)">
            <text:p/>
          </table:table-cell>
          <table:table-cell table:formula="of:=IF([main.$H873]=2;[main.$F873];&quot;&quot;)">
            <text:p/>
          </table:table-cell>
          <table:table-cell table:formula="of:=IF([main.$H873]=2;[main.$G873];&quot;&quot;)">
            <text:p/>
          </table:table-cell>
        </table:table-row>
        <table:table-row table:style-name="ro1">
          <table:table-cell table:formula="of:=IF([main.$C874]=0;[main.$A874];&quot;&quot;)" office:value-type="float" office:value="0.660058" calcext:value-type="float">
            <text:p>0.660058</text:p>
          </table:table-cell>
          <table:table-cell table:formula="of:=IF([main.$C874]=0;[main.$B874];&quot;&quot;)" office:value-type="float" office:value="1.01667" calcext:value-type="float">
            <text:p>1.01667</text:p>
          </table:table-cell>
          <table:table-cell table:formula="of:=IF([main.$C874]=1;[main.$A874];&quot;&quot;)">
            <text:p/>
          </table:table-cell>
          <table:table-cell table:formula="of:=IF([main.$C874]=1;[main.$B874];&quot;&quot;)">
            <text:p/>
          </table:table-cell>
          <table:table-cell table:formula="of:=IF([main.$C874]=2;[main.$A874];&quot;&quot;)">
            <text:p/>
          </table:table-cell>
          <table:table-cell table:formula="of:=IF([main.$C874]=2;[main.$B874];&quot;&quot;)">
            <text:p/>
          </table:table-cell>
          <table:table-cell table:number-columns-repeated="2"/>
          <table:table-cell table:formula="of:=IF([main.$H874]=0;[main.$F874];&quot;&quot;)" office:value-type="float" office:value="0.660058" calcext:value-type="float">
            <text:p>0.660058</text:p>
          </table:table-cell>
          <table:table-cell table:formula="of:=IF([main.$H874]=0;[main.$G874];&quot;&quot;)" office:value-type="float" office:value="1.01667" calcext:value-type="float">
            <text:p>1.01667</text:p>
          </table:table-cell>
          <table:table-cell table:formula="of:=IF([main.$H874]=1;[main.$F874];&quot;&quot;)">
            <text:p/>
          </table:table-cell>
          <table:table-cell table:formula="of:=IF([main.$H874]=1;[main.$G874];&quot;&quot;)">
            <text:p/>
          </table:table-cell>
          <table:table-cell table:formula="of:=IF([main.$H874]=2;[main.$F874];&quot;&quot;)">
            <text:p/>
          </table:table-cell>
          <table:table-cell table:formula="of:=IF([main.$H874]=2;[main.$G874];&quot;&quot;)">
            <text:p/>
          </table:table-cell>
        </table:table-row>
        <table:table-row table:style-name="ro1">
          <table:table-cell table:formula="of:=IF([main.$C875]=0;[main.$A875];&quot;&quot;)">
            <text:p/>
          </table:table-cell>
          <table:table-cell table:formula="of:=IF([main.$C875]=0;[main.$B875];&quot;&quot;)">
            <text:p/>
          </table:table-cell>
          <table:table-cell table:formula="of:=IF([main.$C875]=1;[main.$A875];&quot;&quot;)">
            <text:p/>
          </table:table-cell>
          <table:table-cell table:formula="of:=IF([main.$C875]=1;[main.$B875];&quot;&quot;)">
            <text:p/>
          </table:table-cell>
          <table:table-cell table:formula="of:=IF([main.$C875]=2;[main.$A875];&quot;&quot;)" office:value-type="float" office:value="-0.736198" calcext:value-type="float">
            <text:p>-0.736198</text:p>
          </table:table-cell>
          <table:table-cell table:formula="of:=IF([main.$C875]=2;[main.$B875];&quot;&quot;)" office:value-type="float" office:value="-2.19187" calcext:value-type="float">
            <text:p>-2.19187</text:p>
          </table:table-cell>
          <table:table-cell table:number-columns-repeated="2"/>
          <table:table-cell table:formula="of:=IF([main.$H875]=0;[main.$F875];&quot;&quot;)" office:value-type="float" office:value="-0.736198" calcext:value-type="float">
            <text:p>-0.736198</text:p>
          </table:table-cell>
          <table:table-cell table:formula="of:=IF([main.$H875]=0;[main.$G875];&quot;&quot;)" office:value-type="float" office:value="-2.19187" calcext:value-type="float">
            <text:p>-2.19187</text:p>
          </table:table-cell>
          <table:table-cell table:formula="of:=IF([main.$H875]=1;[main.$F875];&quot;&quot;)">
            <text:p/>
          </table:table-cell>
          <table:table-cell table:formula="of:=IF([main.$H875]=1;[main.$G875];&quot;&quot;)">
            <text:p/>
          </table:table-cell>
          <table:table-cell table:formula="of:=IF([main.$H875]=2;[main.$F875];&quot;&quot;)">
            <text:p/>
          </table:table-cell>
          <table:table-cell table:formula="of:=IF([main.$H875]=2;[main.$G875];&quot;&quot;)">
            <text:p/>
          </table:table-cell>
        </table:table-row>
        <table:table-row table:style-name="ro1">
          <table:table-cell table:formula="of:=IF([main.$C876]=0;[main.$A876];&quot;&quot;)" office:value-type="float" office:value="-0.650472" calcext:value-type="float">
            <text:p>-0.650472</text:p>
          </table:table-cell>
          <table:table-cell table:formula="of:=IF([main.$C876]=0;[main.$B876];&quot;&quot;)" office:value-type="float" office:value="-0.553483" calcext:value-type="float">
            <text:p>-0.553483</text:p>
          </table:table-cell>
          <table:table-cell table:formula="of:=IF([main.$C876]=1;[main.$A876];&quot;&quot;)">
            <text:p/>
          </table:table-cell>
          <table:table-cell table:formula="of:=IF([main.$C876]=1;[main.$B876];&quot;&quot;)">
            <text:p/>
          </table:table-cell>
          <table:table-cell table:formula="of:=IF([main.$C876]=2;[main.$A876];&quot;&quot;)">
            <text:p/>
          </table:table-cell>
          <table:table-cell table:formula="of:=IF([main.$C876]=2;[main.$B876];&quot;&quot;)">
            <text:p/>
          </table:table-cell>
          <table:table-cell table:number-columns-repeated="2"/>
          <table:table-cell table:formula="of:=IF([main.$H876]=0;[main.$F876];&quot;&quot;)" office:value-type="float" office:value="-0.650472" calcext:value-type="float">
            <text:p>-0.650472</text:p>
          </table:table-cell>
          <table:table-cell table:formula="of:=IF([main.$H876]=0;[main.$G876];&quot;&quot;)" office:value-type="float" office:value="-0.553483" calcext:value-type="float">
            <text:p>-0.553483</text:p>
          </table:table-cell>
          <table:table-cell table:formula="of:=IF([main.$H876]=1;[main.$F876];&quot;&quot;)">
            <text:p/>
          </table:table-cell>
          <table:table-cell table:formula="of:=IF([main.$H876]=1;[main.$G876];&quot;&quot;)">
            <text:p/>
          </table:table-cell>
          <table:table-cell table:formula="of:=IF([main.$H876]=2;[main.$F876];&quot;&quot;)">
            <text:p/>
          </table:table-cell>
          <table:table-cell table:formula="of:=IF([main.$H876]=2;[main.$G876];&quot;&quot;)">
            <text:p/>
          </table:table-cell>
        </table:table-row>
        <table:table-row table:style-name="ro1">
          <table:table-cell table:formula="of:=IF([main.$C877]=0;[main.$A877];&quot;&quot;)">
            <text:p/>
          </table:table-cell>
          <table:table-cell table:formula="of:=IF([main.$C877]=0;[main.$B877];&quot;&quot;)">
            <text:p/>
          </table:table-cell>
          <table:table-cell table:formula="of:=IF([main.$C877]=1;[main.$A877];&quot;&quot;)">
            <text:p/>
          </table:table-cell>
          <table:table-cell table:formula="of:=IF([main.$C877]=1;[main.$B877];&quot;&quot;)">
            <text:p/>
          </table:table-cell>
          <table:table-cell table:formula="of:=IF([main.$C877]=2;[main.$A877];&quot;&quot;)" office:value-type="float" office:value="3.14154" calcext:value-type="float">
            <text:p>3.14154</text:p>
          </table:table-cell>
          <table:table-cell table:formula="of:=IF([main.$C877]=2;[main.$B877];&quot;&quot;)" office:value-type="float" office:value="1.74343" calcext:value-type="float">
            <text:p>1.74343</text:p>
          </table:table-cell>
          <table:table-cell table:number-columns-repeated="2"/>
          <table:table-cell table:formula="of:=IF([main.$H877]=0;[main.$F877];&quot;&quot;)" office:value-type="float" office:value="3.14154" calcext:value-type="float">
            <text:p>3.14154</text:p>
          </table:table-cell>
          <table:table-cell table:formula="of:=IF([main.$H877]=0;[main.$G877];&quot;&quot;)" office:value-type="float" office:value="1.74343" calcext:value-type="float">
            <text:p>1.74343</text:p>
          </table:table-cell>
          <table:table-cell table:formula="of:=IF([main.$H877]=1;[main.$F877];&quot;&quot;)">
            <text:p/>
          </table:table-cell>
          <table:table-cell table:formula="of:=IF([main.$H877]=1;[main.$G877];&quot;&quot;)">
            <text:p/>
          </table:table-cell>
          <table:table-cell table:formula="of:=IF([main.$H877]=2;[main.$F877];&quot;&quot;)">
            <text:p/>
          </table:table-cell>
          <table:table-cell table:formula="of:=IF([main.$H877]=2;[main.$G877];&quot;&quot;)">
            <text:p/>
          </table:table-cell>
        </table:table-row>
        <table:table-row table:style-name="ro1">
          <table:table-cell table:formula="of:=IF([main.$C878]=0;[main.$A878];&quot;&quot;)">
            <text:p/>
          </table:table-cell>
          <table:table-cell table:formula="of:=IF([main.$C878]=0;[main.$B878];&quot;&quot;)">
            <text:p/>
          </table:table-cell>
          <table:table-cell table:formula="of:=IF([main.$C878]=1;[main.$A878];&quot;&quot;)">
            <text:p/>
          </table:table-cell>
          <table:table-cell table:formula="of:=IF([main.$C878]=1;[main.$B878];&quot;&quot;)">
            <text:p/>
          </table:table-cell>
          <table:table-cell table:formula="of:=IF([main.$C878]=2;[main.$A878];&quot;&quot;)" office:value-type="float" office:value="0.034244" calcext:value-type="float">
            <text:p>0.034244</text:p>
          </table:table-cell>
          <table:table-cell table:formula="of:=IF([main.$C878]=2;[main.$B878];&quot;&quot;)" office:value-type="float" office:value="-2.26338" calcext:value-type="float">
            <text:p>-2.26338</text:p>
          </table:table-cell>
          <table:table-cell table:number-columns-repeated="2"/>
          <table:table-cell table:formula="of:=IF([main.$H878]=0;[main.$F878];&quot;&quot;)" office:value-type="float" office:value="0.034244" calcext:value-type="float">
            <text:p>0.034244</text:p>
          </table:table-cell>
          <table:table-cell table:formula="of:=IF([main.$H878]=0;[main.$G878];&quot;&quot;)" office:value-type="float" office:value="-2.26338" calcext:value-type="float">
            <text:p>-2.26338</text:p>
          </table:table-cell>
          <table:table-cell table:formula="of:=IF([main.$H878]=1;[main.$F878];&quot;&quot;)">
            <text:p/>
          </table:table-cell>
          <table:table-cell table:formula="of:=IF([main.$H878]=1;[main.$G878];&quot;&quot;)">
            <text:p/>
          </table:table-cell>
          <table:table-cell table:formula="of:=IF([main.$H878]=2;[main.$F878];&quot;&quot;)">
            <text:p/>
          </table:table-cell>
          <table:table-cell table:formula="of:=IF([main.$H878]=2;[main.$G878];&quot;&quot;)">
            <text:p/>
          </table:table-cell>
        </table:table-row>
        <table:table-row table:style-name="ro1">
          <table:table-cell table:formula="of:=IF([main.$C879]=0;[main.$A879];&quot;&quot;)">
            <text:p/>
          </table:table-cell>
          <table:table-cell table:formula="of:=IF([main.$C879]=0;[main.$B879];&quot;&quot;)">
            <text:p/>
          </table:table-cell>
          <table:table-cell table:formula="of:=IF([main.$C879]=1;[main.$A879];&quot;&quot;)">
            <text:p/>
          </table:table-cell>
          <table:table-cell table:formula="of:=IF([main.$C879]=1;[main.$B879];&quot;&quot;)">
            <text:p/>
          </table:table-cell>
          <table:table-cell table:formula="of:=IF([main.$C879]=2;[main.$A879];&quot;&quot;)" office:value-type="float" office:value="1.81637" calcext:value-type="float">
            <text:p>1.81637</text:p>
          </table:table-cell>
          <table:table-cell table:formula="of:=IF([main.$C879]=2;[main.$B879];&quot;&quot;)" office:value-type="float" office:value="0.326144" calcext:value-type="float">
            <text:p>0.326144</text:p>
          </table:table-cell>
          <table:table-cell table:number-columns-repeated="2"/>
          <table:table-cell table:formula="of:=IF([main.$H879]=0;[main.$F879];&quot;&quot;)" office:value-type="float" office:value="1.81637" calcext:value-type="float">
            <text:p>1.81637</text:p>
          </table:table-cell>
          <table:table-cell table:formula="of:=IF([main.$H879]=0;[main.$G879];&quot;&quot;)" office:value-type="float" office:value="0.326144" calcext:value-type="float">
            <text:p>0.326144</text:p>
          </table:table-cell>
          <table:table-cell table:formula="of:=IF([main.$H879]=1;[main.$F879];&quot;&quot;)">
            <text:p/>
          </table:table-cell>
          <table:table-cell table:formula="of:=IF([main.$H879]=1;[main.$G879];&quot;&quot;)">
            <text:p/>
          </table:table-cell>
          <table:table-cell table:formula="of:=IF([main.$H879]=2;[main.$F879];&quot;&quot;)">
            <text:p/>
          </table:table-cell>
          <table:table-cell table:formula="of:=IF([main.$H879]=2;[main.$G879];&quot;&quot;)">
            <text:p/>
          </table:table-cell>
        </table:table-row>
        <table:table-row table:style-name="ro1">
          <table:table-cell table:formula="of:=IF([main.$C880]=0;[main.$A880];&quot;&quot;)" office:value-type="float" office:value="0.809117" calcext:value-type="float">
            <text:p>0.809117</text:p>
          </table:table-cell>
          <table:table-cell table:formula="of:=IF([main.$C880]=0;[main.$B880];&quot;&quot;)" office:value-type="float" office:value="1.04074" calcext:value-type="float">
            <text:p>1.04074</text:p>
          </table:table-cell>
          <table:table-cell table:formula="of:=IF([main.$C880]=1;[main.$A880];&quot;&quot;)">
            <text:p/>
          </table:table-cell>
          <table:table-cell table:formula="of:=IF([main.$C880]=1;[main.$B880];&quot;&quot;)">
            <text:p/>
          </table:table-cell>
          <table:table-cell table:formula="of:=IF([main.$C880]=2;[main.$A880];&quot;&quot;)">
            <text:p/>
          </table:table-cell>
          <table:table-cell table:formula="of:=IF([main.$C880]=2;[main.$B880];&quot;&quot;)">
            <text:p/>
          </table:table-cell>
          <table:table-cell table:number-columns-repeated="2"/>
          <table:table-cell table:formula="of:=IF([main.$H880]=0;[main.$F880];&quot;&quot;)" office:value-type="float" office:value="0.809117" calcext:value-type="float">
            <text:p>0.809117</text:p>
          </table:table-cell>
          <table:table-cell table:formula="of:=IF([main.$H880]=0;[main.$G880];&quot;&quot;)" office:value-type="float" office:value="1.04074" calcext:value-type="float">
            <text:p>1.04074</text:p>
          </table:table-cell>
          <table:table-cell table:formula="of:=IF([main.$H880]=1;[main.$F880];&quot;&quot;)">
            <text:p/>
          </table:table-cell>
          <table:table-cell table:formula="of:=IF([main.$H880]=1;[main.$G880];&quot;&quot;)">
            <text:p/>
          </table:table-cell>
          <table:table-cell table:formula="of:=IF([main.$H880]=2;[main.$F880];&quot;&quot;)">
            <text:p/>
          </table:table-cell>
          <table:table-cell table:formula="of:=IF([main.$H880]=2;[main.$G880];&quot;&quot;)">
            <text:p/>
          </table:table-cell>
        </table:table-row>
        <table:table-row table:style-name="ro1">
          <table:table-cell table:formula="of:=IF([main.$C881]=0;[main.$A881];&quot;&quot;)" office:value-type="float" office:value="2.14131" calcext:value-type="float">
            <text:p>2.14131</text:p>
          </table:table-cell>
          <table:table-cell table:formula="of:=IF([main.$C881]=0;[main.$B881];&quot;&quot;)" office:value-type="float" office:value="1.80427" calcext:value-type="float">
            <text:p>1.80427</text:p>
          </table:table-cell>
          <table:table-cell table:formula="of:=IF([main.$C881]=1;[main.$A881];&quot;&quot;)">
            <text:p/>
          </table:table-cell>
          <table:table-cell table:formula="of:=IF([main.$C881]=1;[main.$B881];&quot;&quot;)">
            <text:p/>
          </table:table-cell>
          <table:table-cell table:formula="of:=IF([main.$C881]=2;[main.$A881];&quot;&quot;)">
            <text:p/>
          </table:table-cell>
          <table:table-cell table:formula="of:=IF([main.$C881]=2;[main.$B881];&quot;&quot;)">
            <text:p/>
          </table:table-cell>
          <table:table-cell table:number-columns-repeated="2"/>
          <table:table-cell table:formula="of:=IF([main.$H881]=0;[main.$F881];&quot;&quot;)" office:value-type="float" office:value="2.14131" calcext:value-type="float">
            <text:p>2.14131</text:p>
          </table:table-cell>
          <table:table-cell table:formula="of:=IF([main.$H881]=0;[main.$G881];&quot;&quot;)" office:value-type="float" office:value="1.80427" calcext:value-type="float">
            <text:p>1.80427</text:p>
          </table:table-cell>
          <table:table-cell table:formula="of:=IF([main.$H881]=1;[main.$F881];&quot;&quot;)">
            <text:p/>
          </table:table-cell>
          <table:table-cell table:formula="of:=IF([main.$H881]=1;[main.$G881];&quot;&quot;)">
            <text:p/>
          </table:table-cell>
          <table:table-cell table:formula="of:=IF([main.$H881]=2;[main.$F881];&quot;&quot;)">
            <text:p/>
          </table:table-cell>
          <table:table-cell table:formula="of:=IF([main.$H881]=2;[main.$G881];&quot;&quot;)">
            <text:p/>
          </table:table-cell>
        </table:table-row>
        <table:table-row table:style-name="ro1">
          <table:table-cell table:formula="of:=IF([main.$C882]=0;[main.$A882];&quot;&quot;)">
            <text:p/>
          </table:table-cell>
          <table:table-cell table:formula="of:=IF([main.$C882]=0;[main.$B882];&quot;&quot;)">
            <text:p/>
          </table:table-cell>
          <table:table-cell table:formula="of:=IF([main.$C882]=1;[main.$A882];&quot;&quot;)">
            <text:p/>
          </table:table-cell>
          <table:table-cell table:formula="of:=IF([main.$C882]=1;[main.$B882];&quot;&quot;)">
            <text:p/>
          </table:table-cell>
          <table:table-cell table:formula="of:=IF([main.$C882]=2;[main.$A882];&quot;&quot;)" office:value-type="float" office:value="3.31014" calcext:value-type="float">
            <text:p>3.31014</text:p>
          </table:table-cell>
          <table:table-cell table:formula="of:=IF([main.$C882]=2;[main.$B882];&quot;&quot;)" office:value-type="float" office:value="1.44287" calcext:value-type="float">
            <text:p>1.44287</text:p>
          </table:table-cell>
          <table:table-cell table:number-columns-repeated="2"/>
          <table:table-cell table:formula="of:=IF([main.$H882]=0;[main.$F882];&quot;&quot;)" office:value-type="float" office:value="3.31014" calcext:value-type="float">
            <text:p>3.31014</text:p>
          </table:table-cell>
          <table:table-cell table:formula="of:=IF([main.$H882]=0;[main.$G882];&quot;&quot;)" office:value-type="float" office:value="1.44287" calcext:value-type="float">
            <text:p>1.44287</text:p>
          </table:table-cell>
          <table:table-cell table:formula="of:=IF([main.$H882]=1;[main.$F882];&quot;&quot;)">
            <text:p/>
          </table:table-cell>
          <table:table-cell table:formula="of:=IF([main.$H882]=1;[main.$G882];&quot;&quot;)">
            <text:p/>
          </table:table-cell>
          <table:table-cell table:formula="of:=IF([main.$H882]=2;[main.$F882];&quot;&quot;)">
            <text:p/>
          </table:table-cell>
          <table:table-cell table:formula="of:=IF([main.$H882]=2;[main.$G882];&quot;&quot;)">
            <text:p/>
          </table:table-cell>
        </table:table-row>
        <table:table-row table:style-name="ro1">
          <table:table-cell table:formula="of:=IF([main.$C883]=0;[main.$A883];&quot;&quot;)">
            <text:p/>
          </table:table-cell>
          <table:table-cell table:formula="of:=IF([main.$C883]=0;[main.$B883];&quot;&quot;)">
            <text:p/>
          </table:table-cell>
          <table:table-cell table:formula="of:=IF([main.$C883]=1;[main.$A883];&quot;&quot;)" office:value-type="float" office:value="0.323716" calcext:value-type="float">
            <text:p>0.323716</text:p>
          </table:table-cell>
          <table:table-cell table:formula="of:=IF([main.$C883]=1;[main.$B883];&quot;&quot;)" office:value-type="float" office:value="1.39111" calcext:value-type="float">
            <text:p>1.39111</text:p>
          </table:table-cell>
          <table:table-cell table:formula="of:=IF([main.$C883]=2;[main.$A883];&quot;&quot;)">
            <text:p/>
          </table:table-cell>
          <table:table-cell table:formula="of:=IF([main.$C883]=2;[main.$B883];&quot;&quot;)">
            <text:p/>
          </table:table-cell>
          <table:table-cell table:number-columns-repeated="2"/>
          <table:table-cell table:formula="of:=IF([main.$H883]=0;[main.$F883];&quot;&quot;)" office:value-type="float" office:value="0.323716" calcext:value-type="float">
            <text:p>0.323716</text:p>
          </table:table-cell>
          <table:table-cell table:formula="of:=IF([main.$H883]=0;[main.$G883];&quot;&quot;)" office:value-type="float" office:value="1.39111" calcext:value-type="float">
            <text:p>1.39111</text:p>
          </table:table-cell>
          <table:table-cell table:formula="of:=IF([main.$H883]=1;[main.$F883];&quot;&quot;)">
            <text:p/>
          </table:table-cell>
          <table:table-cell table:formula="of:=IF([main.$H883]=1;[main.$G883];&quot;&quot;)">
            <text:p/>
          </table:table-cell>
          <table:table-cell table:formula="of:=IF([main.$H883]=2;[main.$F883];&quot;&quot;)">
            <text:p/>
          </table:table-cell>
          <table:table-cell table:formula="of:=IF([main.$H883]=2;[main.$G883];&quot;&quot;)">
            <text:p/>
          </table:table-cell>
        </table:table-row>
        <table:table-row table:style-name="ro1">
          <table:table-cell table:formula="of:=IF([main.$C884]=0;[main.$A884];&quot;&quot;)">
            <text:p/>
          </table:table-cell>
          <table:table-cell table:formula="of:=IF([main.$C884]=0;[main.$B884];&quot;&quot;)">
            <text:p/>
          </table:table-cell>
          <table:table-cell table:formula="of:=IF([main.$C884]=1;[main.$A884];&quot;&quot;)" office:value-type="float" office:value="-0.771711" calcext:value-type="float">
            <text:p>-0.771711</text:p>
          </table:table-cell>
          <table:table-cell table:formula="of:=IF([main.$C884]=1;[main.$B884];&quot;&quot;)" office:value-type="float" office:value="0.578363" calcext:value-type="float">
            <text:p>0.578363</text:p>
          </table:table-cell>
          <table:table-cell table:formula="of:=IF([main.$C884]=2;[main.$A884];&quot;&quot;)">
            <text:p/>
          </table:table-cell>
          <table:table-cell table:formula="of:=IF([main.$C884]=2;[main.$B884];&quot;&quot;)">
            <text:p/>
          </table:table-cell>
          <table:table-cell table:number-columns-repeated="2"/>
          <table:table-cell table:formula="of:=IF([main.$H884]=0;[main.$F884];&quot;&quot;)" office:value-type="float" office:value="-0.771711" calcext:value-type="float">
            <text:p>-0.771711</text:p>
          </table:table-cell>
          <table:table-cell table:formula="of:=IF([main.$H884]=0;[main.$G884];&quot;&quot;)" office:value-type="float" office:value="0.578363" calcext:value-type="float">
            <text:p>0.578363</text:p>
          </table:table-cell>
          <table:table-cell table:formula="of:=IF([main.$H884]=1;[main.$F884];&quot;&quot;)">
            <text:p/>
          </table:table-cell>
          <table:table-cell table:formula="of:=IF([main.$H884]=1;[main.$G884];&quot;&quot;)">
            <text:p/>
          </table:table-cell>
          <table:table-cell table:formula="of:=IF([main.$H884]=2;[main.$F884];&quot;&quot;)">
            <text:p/>
          </table:table-cell>
          <table:table-cell table:formula="of:=IF([main.$H884]=2;[main.$G884];&quot;&quot;)">
            <text:p/>
          </table:table-cell>
        </table:table-row>
        <table:table-row table:style-name="ro1">
          <table:table-cell table:formula="of:=IF([main.$C885]=0;[main.$A885];&quot;&quot;)" office:value-type="float" office:value="1.55388" calcext:value-type="float">
            <text:p>1.55388</text:p>
          </table:table-cell>
          <table:table-cell table:formula="of:=IF([main.$C885]=0;[main.$B885];&quot;&quot;)" office:value-type="float" office:value="2.16356" calcext:value-type="float">
            <text:p>2.16356</text:p>
          </table:table-cell>
          <table:table-cell table:formula="of:=IF([main.$C885]=1;[main.$A885];&quot;&quot;)">
            <text:p/>
          </table:table-cell>
          <table:table-cell table:formula="of:=IF([main.$C885]=1;[main.$B885];&quot;&quot;)">
            <text:p/>
          </table:table-cell>
          <table:table-cell table:formula="of:=IF([main.$C885]=2;[main.$A885];&quot;&quot;)">
            <text:p/>
          </table:table-cell>
          <table:table-cell table:formula="of:=IF([main.$C885]=2;[main.$B885];&quot;&quot;)">
            <text:p/>
          </table:table-cell>
          <table:table-cell table:number-columns-repeated="2"/>
          <table:table-cell table:formula="of:=IF([main.$H885]=0;[main.$F885];&quot;&quot;)" office:value-type="float" office:value="1.55388" calcext:value-type="float">
            <text:p>1.55388</text:p>
          </table:table-cell>
          <table:table-cell table:formula="of:=IF([main.$H885]=0;[main.$G885];&quot;&quot;)" office:value-type="float" office:value="2.16356" calcext:value-type="float">
            <text:p>2.16356</text:p>
          </table:table-cell>
          <table:table-cell table:formula="of:=IF([main.$H885]=1;[main.$F885];&quot;&quot;)">
            <text:p/>
          </table:table-cell>
          <table:table-cell table:formula="of:=IF([main.$H885]=1;[main.$G885];&quot;&quot;)">
            <text:p/>
          </table:table-cell>
          <table:table-cell table:formula="of:=IF([main.$H885]=2;[main.$F885];&quot;&quot;)">
            <text:p/>
          </table:table-cell>
          <table:table-cell table:formula="of:=IF([main.$H885]=2;[main.$G885];&quot;&quot;)">
            <text:p/>
          </table:table-cell>
        </table:table-row>
        <table:table-row table:style-name="ro1">
          <table:table-cell table:formula="of:=IF([main.$C886]=0;[main.$A886];&quot;&quot;)">
            <text:p/>
          </table:table-cell>
          <table:table-cell table:formula="of:=IF([main.$C886]=0;[main.$B886];&quot;&quot;)">
            <text:p/>
          </table:table-cell>
          <table:table-cell table:formula="of:=IF([main.$C886]=1;[main.$A886];&quot;&quot;)" office:value-type="float" office:value="-0.53822" calcext:value-type="float">
            <text:p>-0.53822</text:p>
          </table:table-cell>
          <table:table-cell table:formula="of:=IF([main.$C886]=1;[main.$B886];&quot;&quot;)" office:value-type="float" office:value="1.03347" calcext:value-type="float">
            <text:p>1.03347</text:p>
          </table:table-cell>
          <table:table-cell table:formula="of:=IF([main.$C886]=2;[main.$A886];&quot;&quot;)">
            <text:p/>
          </table:table-cell>
          <table:table-cell table:formula="of:=IF([main.$C886]=2;[main.$B886];&quot;&quot;)">
            <text:p/>
          </table:table-cell>
          <table:table-cell table:number-columns-repeated="2"/>
          <table:table-cell table:formula="of:=IF([main.$H886]=0;[main.$F886];&quot;&quot;)" office:value-type="float" office:value="-0.53822" calcext:value-type="float">
            <text:p>-0.53822</text:p>
          </table:table-cell>
          <table:table-cell table:formula="of:=IF([main.$H886]=0;[main.$G886];&quot;&quot;)" office:value-type="float" office:value="1.03347" calcext:value-type="float">
            <text:p>1.03347</text:p>
          </table:table-cell>
          <table:table-cell table:formula="of:=IF([main.$H886]=1;[main.$F886];&quot;&quot;)">
            <text:p/>
          </table:table-cell>
          <table:table-cell table:formula="of:=IF([main.$H886]=1;[main.$G886];&quot;&quot;)">
            <text:p/>
          </table:table-cell>
          <table:table-cell table:formula="of:=IF([main.$H886]=2;[main.$F886];&quot;&quot;)">
            <text:p/>
          </table:table-cell>
          <table:table-cell table:formula="of:=IF([main.$H886]=2;[main.$G886];&quot;&quot;)">
            <text:p/>
          </table:table-cell>
        </table:table-row>
        <table:table-row table:style-name="ro1">
          <table:table-cell table:formula="of:=IF([main.$C887]=0;[main.$A887];&quot;&quot;)">
            <text:p/>
          </table:table-cell>
          <table:table-cell table:formula="of:=IF([main.$C887]=0;[main.$B887];&quot;&quot;)">
            <text:p/>
          </table:table-cell>
          <table:table-cell table:formula="of:=IF([main.$C887]=1;[main.$A887];&quot;&quot;)">
            <text:p/>
          </table:table-cell>
          <table:table-cell table:formula="of:=IF([main.$C887]=1;[main.$B887];&quot;&quot;)">
            <text:p/>
          </table:table-cell>
          <table:table-cell table:formula="of:=IF([main.$C887]=2;[main.$A887];&quot;&quot;)" office:value-type="float" office:value="1.5176" calcext:value-type="float">
            <text:p>1.5176</text:p>
          </table:table-cell>
          <table:table-cell table:formula="of:=IF([main.$C887]=2;[main.$B887];&quot;&quot;)" office:value-type="float" office:value="-0.378516" calcext:value-type="float">
            <text:p>-0.378516</text:p>
          </table:table-cell>
          <table:table-cell table:number-columns-repeated="2"/>
          <table:table-cell table:formula="of:=IF([main.$H887]=0;[main.$F887];&quot;&quot;)" office:value-type="float" office:value="1.5176" calcext:value-type="float">
            <text:p>1.5176</text:p>
          </table:table-cell>
          <table:table-cell table:formula="of:=IF([main.$H887]=0;[main.$G887];&quot;&quot;)" office:value-type="float" office:value="-0.378516" calcext:value-type="float">
            <text:p>-0.378516</text:p>
          </table:table-cell>
          <table:table-cell table:formula="of:=IF([main.$H887]=1;[main.$F887];&quot;&quot;)">
            <text:p/>
          </table:table-cell>
          <table:table-cell table:formula="of:=IF([main.$H887]=1;[main.$G887];&quot;&quot;)">
            <text:p/>
          </table:table-cell>
          <table:table-cell table:formula="of:=IF([main.$H887]=2;[main.$F887];&quot;&quot;)">
            <text:p/>
          </table:table-cell>
          <table:table-cell table:formula="of:=IF([main.$H887]=2;[main.$G887];&quot;&quot;)">
            <text:p/>
          </table:table-cell>
        </table:table-row>
        <table:table-row table:style-name="ro1">
          <table:table-cell table:formula="of:=IF([main.$C888]=0;[main.$A888];&quot;&quot;)" office:value-type="float" office:value="1.13263" calcext:value-type="float">
            <text:p>1.13263</text:p>
          </table:table-cell>
          <table:table-cell table:formula="of:=IF([main.$C888]=0;[main.$B888];&quot;&quot;)" office:value-type="float" office:value="1.16057" calcext:value-type="float">
            <text:p>1.16057</text:p>
          </table:table-cell>
          <table:table-cell table:formula="of:=IF([main.$C888]=1;[main.$A888];&quot;&quot;)">
            <text:p/>
          </table:table-cell>
          <table:table-cell table:formula="of:=IF([main.$C888]=1;[main.$B888];&quot;&quot;)">
            <text:p/>
          </table:table-cell>
          <table:table-cell table:formula="of:=IF([main.$C888]=2;[main.$A888];&quot;&quot;)">
            <text:p/>
          </table:table-cell>
          <table:table-cell table:formula="of:=IF([main.$C888]=2;[main.$B888];&quot;&quot;)">
            <text:p/>
          </table:table-cell>
          <table:table-cell table:number-columns-repeated="2"/>
          <table:table-cell table:formula="of:=IF([main.$H888]=0;[main.$F888];&quot;&quot;)" office:value-type="float" office:value="1.13263" calcext:value-type="float">
            <text:p>1.13263</text:p>
          </table:table-cell>
          <table:table-cell table:formula="of:=IF([main.$H888]=0;[main.$G888];&quot;&quot;)" office:value-type="float" office:value="1.16057" calcext:value-type="float">
            <text:p>1.16057</text:p>
          </table:table-cell>
          <table:table-cell table:formula="of:=IF([main.$H888]=1;[main.$F888];&quot;&quot;)">
            <text:p/>
          </table:table-cell>
          <table:table-cell table:formula="of:=IF([main.$H888]=1;[main.$G888];&quot;&quot;)">
            <text:p/>
          </table:table-cell>
          <table:table-cell table:formula="of:=IF([main.$H888]=2;[main.$F888];&quot;&quot;)">
            <text:p/>
          </table:table-cell>
          <table:table-cell table:formula="of:=IF([main.$H888]=2;[main.$G888];&quot;&quot;)">
            <text:p/>
          </table:table-cell>
        </table:table-row>
        <table:table-row table:style-name="ro1">
          <table:table-cell table:formula="of:=IF([main.$C889]=0;[main.$A889];&quot;&quot;)" office:value-type="float" office:value="1.42419" calcext:value-type="float">
            <text:p>1.42419</text:p>
          </table:table-cell>
          <table:table-cell table:formula="of:=IF([main.$C889]=0;[main.$B889];&quot;&quot;)" office:value-type="float" office:value="1.82198" calcext:value-type="float">
            <text:p>1.82198</text:p>
          </table:table-cell>
          <table:table-cell table:formula="of:=IF([main.$C889]=1;[main.$A889];&quot;&quot;)">
            <text:p/>
          </table:table-cell>
          <table:table-cell table:formula="of:=IF([main.$C889]=1;[main.$B889];&quot;&quot;)">
            <text:p/>
          </table:table-cell>
          <table:table-cell table:formula="of:=IF([main.$C889]=2;[main.$A889];&quot;&quot;)">
            <text:p/>
          </table:table-cell>
          <table:table-cell table:formula="of:=IF([main.$C889]=2;[main.$B889];&quot;&quot;)">
            <text:p/>
          </table:table-cell>
          <table:table-cell table:number-columns-repeated="2"/>
          <table:table-cell table:formula="of:=IF([main.$H889]=0;[main.$F889];&quot;&quot;)" office:value-type="float" office:value="1.42419" calcext:value-type="float">
            <text:p>1.42419</text:p>
          </table:table-cell>
          <table:table-cell table:formula="of:=IF([main.$H889]=0;[main.$G889];&quot;&quot;)" office:value-type="float" office:value="1.82198" calcext:value-type="float">
            <text:p>1.82198</text:p>
          </table:table-cell>
          <table:table-cell table:formula="of:=IF([main.$H889]=1;[main.$F889];&quot;&quot;)">
            <text:p/>
          </table:table-cell>
          <table:table-cell table:formula="of:=IF([main.$H889]=1;[main.$G889];&quot;&quot;)">
            <text:p/>
          </table:table-cell>
          <table:table-cell table:formula="of:=IF([main.$H889]=2;[main.$F889];&quot;&quot;)">
            <text:p/>
          </table:table-cell>
          <table:table-cell table:formula="of:=IF([main.$H889]=2;[main.$G889];&quot;&quot;)">
            <text:p/>
          </table:table-cell>
        </table:table-row>
        <table:table-row table:style-name="ro1">
          <table:table-cell table:formula="of:=IF([main.$C890]=0;[main.$A890];&quot;&quot;)" office:value-type="float" office:value="2.57152" calcext:value-type="float">
            <text:p>2.57152</text:p>
          </table:table-cell>
          <table:table-cell table:formula="of:=IF([main.$C890]=0;[main.$B890];&quot;&quot;)" office:value-type="float" office:value="1.90918" calcext:value-type="float">
            <text:p>1.90918</text:p>
          </table:table-cell>
          <table:table-cell table:formula="of:=IF([main.$C890]=1;[main.$A890];&quot;&quot;)">
            <text:p/>
          </table:table-cell>
          <table:table-cell table:formula="of:=IF([main.$C890]=1;[main.$B890];&quot;&quot;)">
            <text:p/>
          </table:table-cell>
          <table:table-cell table:formula="of:=IF([main.$C890]=2;[main.$A890];&quot;&quot;)">
            <text:p/>
          </table:table-cell>
          <table:table-cell table:formula="of:=IF([main.$C890]=2;[main.$B890];&quot;&quot;)">
            <text:p/>
          </table:table-cell>
          <table:table-cell table:number-columns-repeated="2"/>
          <table:table-cell table:formula="of:=IF([main.$H890]=0;[main.$F890];&quot;&quot;)" office:value-type="float" office:value="2.57152" calcext:value-type="float">
            <text:p>2.57152</text:p>
          </table:table-cell>
          <table:table-cell table:formula="of:=IF([main.$H890]=0;[main.$G890];&quot;&quot;)" office:value-type="float" office:value="1.90918" calcext:value-type="float">
            <text:p>1.90918</text:p>
          </table:table-cell>
          <table:table-cell table:formula="of:=IF([main.$H890]=1;[main.$F890];&quot;&quot;)">
            <text:p/>
          </table:table-cell>
          <table:table-cell table:formula="of:=IF([main.$H890]=1;[main.$G890];&quot;&quot;)">
            <text:p/>
          </table:table-cell>
          <table:table-cell table:formula="of:=IF([main.$H890]=2;[main.$F890];&quot;&quot;)">
            <text:p/>
          </table:table-cell>
          <table:table-cell table:formula="of:=IF([main.$H890]=2;[main.$G890];&quot;&quot;)">
            <text:p/>
          </table:table-cell>
        </table:table-row>
        <table:table-row table:style-name="ro1">
          <table:table-cell table:formula="of:=IF([main.$C891]=0;[main.$A891];&quot;&quot;)" office:value-type="float" office:value="-0.111968" calcext:value-type="float">
            <text:p>-0.111968</text:p>
          </table:table-cell>
          <table:table-cell table:formula="of:=IF([main.$C891]=0;[main.$B891];&quot;&quot;)" office:value-type="float" office:value="-0.0718411" calcext:value-type="float">
            <text:p>-0.0718411</text:p>
          </table:table-cell>
          <table:table-cell table:formula="of:=IF([main.$C891]=1;[main.$A891];&quot;&quot;)">
            <text:p/>
          </table:table-cell>
          <table:table-cell table:formula="of:=IF([main.$C891]=1;[main.$B891];&quot;&quot;)">
            <text:p/>
          </table:table-cell>
          <table:table-cell table:formula="of:=IF([main.$C891]=2;[main.$A891];&quot;&quot;)">
            <text:p/>
          </table:table-cell>
          <table:table-cell table:formula="of:=IF([main.$C891]=2;[main.$B891];&quot;&quot;)">
            <text:p/>
          </table:table-cell>
          <table:table-cell table:number-columns-repeated="2"/>
          <table:table-cell table:formula="of:=IF([main.$H891]=0;[main.$F891];&quot;&quot;)" office:value-type="float" office:value="-0.111968" calcext:value-type="float">
            <text:p>-0.111968</text:p>
          </table:table-cell>
          <table:table-cell table:formula="of:=IF([main.$H891]=0;[main.$G891];&quot;&quot;)" office:value-type="float" office:value="-0.0718411" calcext:value-type="float">
            <text:p>-0.0718411</text:p>
          </table:table-cell>
          <table:table-cell table:formula="of:=IF([main.$H891]=1;[main.$F891];&quot;&quot;)">
            <text:p/>
          </table:table-cell>
          <table:table-cell table:formula="of:=IF([main.$H891]=1;[main.$G891];&quot;&quot;)">
            <text:p/>
          </table:table-cell>
          <table:table-cell table:formula="of:=IF([main.$H891]=2;[main.$F891];&quot;&quot;)">
            <text:p/>
          </table:table-cell>
          <table:table-cell table:formula="of:=IF([main.$H891]=2;[main.$G891];&quot;&quot;)">
            <text:p/>
          </table:table-cell>
        </table:table-row>
        <table:table-row table:style-name="ro1">
          <table:table-cell table:formula="of:=IF([main.$C892]=0;[main.$A892];&quot;&quot;)">
            <text:p/>
          </table:table-cell>
          <table:table-cell table:formula="of:=IF([main.$C892]=0;[main.$B892];&quot;&quot;)">
            <text:p/>
          </table:table-cell>
          <table:table-cell table:formula="of:=IF([main.$C892]=1;[main.$A892];&quot;&quot;)" office:value-type="float" office:value="0.226615" calcext:value-type="float">
            <text:p>0.226615</text:p>
          </table:table-cell>
          <table:table-cell table:formula="of:=IF([main.$C892]=1;[main.$B892];&quot;&quot;)" office:value-type="float" office:value="1.55006" calcext:value-type="float">
            <text:p>1.55006</text:p>
          </table:table-cell>
          <table:table-cell table:formula="of:=IF([main.$C892]=2;[main.$A892];&quot;&quot;)">
            <text:p/>
          </table:table-cell>
          <table:table-cell table:formula="of:=IF([main.$C892]=2;[main.$B892];&quot;&quot;)">
            <text:p/>
          </table:table-cell>
          <table:table-cell table:number-columns-repeated="2"/>
          <table:table-cell table:formula="of:=IF([main.$H892]=0;[main.$F892];&quot;&quot;)" office:value-type="float" office:value="0.226615" calcext:value-type="float">
            <text:p>0.226615</text:p>
          </table:table-cell>
          <table:table-cell table:formula="of:=IF([main.$H892]=0;[main.$G892];&quot;&quot;)" office:value-type="float" office:value="1.55006" calcext:value-type="float">
            <text:p>1.55006</text:p>
          </table:table-cell>
          <table:table-cell table:formula="of:=IF([main.$H892]=1;[main.$F892];&quot;&quot;)">
            <text:p/>
          </table:table-cell>
          <table:table-cell table:formula="of:=IF([main.$H892]=1;[main.$G892];&quot;&quot;)">
            <text:p/>
          </table:table-cell>
          <table:table-cell table:formula="of:=IF([main.$H892]=2;[main.$F892];&quot;&quot;)">
            <text:p/>
          </table:table-cell>
          <table:table-cell table:formula="of:=IF([main.$H892]=2;[main.$G892];&quot;&quot;)">
            <text:p/>
          </table:table-cell>
        </table:table-row>
        <table:table-row table:style-name="ro1">
          <table:table-cell table:formula="of:=IF([main.$C893]=0;[main.$A893];&quot;&quot;)">
            <text:p/>
          </table:table-cell>
          <table:table-cell table:formula="of:=IF([main.$C893]=0;[main.$B893];&quot;&quot;)">
            <text:p/>
          </table:table-cell>
          <table:table-cell table:formula="of:=IF([main.$C893]=1;[main.$A893];&quot;&quot;)" office:value-type="float" office:value="-0.620341" calcext:value-type="float">
            <text:p>-0.620341</text:p>
          </table:table-cell>
          <table:table-cell table:formula="of:=IF([main.$C893]=1;[main.$B893];&quot;&quot;)" office:value-type="float" office:value="0.569715" calcext:value-type="float">
            <text:p>0.569715</text:p>
          </table:table-cell>
          <table:table-cell table:formula="of:=IF([main.$C893]=2;[main.$A893];&quot;&quot;)">
            <text:p/>
          </table:table-cell>
          <table:table-cell table:formula="of:=IF([main.$C893]=2;[main.$B893];&quot;&quot;)">
            <text:p/>
          </table:table-cell>
          <table:table-cell table:number-columns-repeated="2"/>
          <table:table-cell table:formula="of:=IF([main.$H893]=0;[main.$F893];&quot;&quot;)" office:value-type="float" office:value="-0.620341" calcext:value-type="float">
            <text:p>-0.620341</text:p>
          </table:table-cell>
          <table:table-cell table:formula="of:=IF([main.$H893]=0;[main.$G893];&quot;&quot;)" office:value-type="float" office:value="0.569715" calcext:value-type="float">
            <text:p>0.569715</text:p>
          </table:table-cell>
          <table:table-cell table:formula="of:=IF([main.$H893]=1;[main.$F893];&quot;&quot;)">
            <text:p/>
          </table:table-cell>
          <table:table-cell table:formula="of:=IF([main.$H893]=1;[main.$G893];&quot;&quot;)">
            <text:p/>
          </table:table-cell>
          <table:table-cell table:formula="of:=IF([main.$H893]=2;[main.$F893];&quot;&quot;)">
            <text:p/>
          </table:table-cell>
          <table:table-cell table:formula="of:=IF([main.$H893]=2;[main.$G893];&quot;&quot;)">
            <text:p/>
          </table:table-cell>
        </table:table-row>
        <table:table-row table:style-name="ro1">
          <table:table-cell table:formula="of:=IF([main.$C894]=0;[main.$A894];&quot;&quot;)">
            <text:p/>
          </table:table-cell>
          <table:table-cell table:formula="of:=IF([main.$C894]=0;[main.$B894];&quot;&quot;)">
            <text:p/>
          </table:table-cell>
          <table:table-cell table:formula="of:=IF([main.$C894]=1;[main.$A894];&quot;&quot;)">
            <text:p/>
          </table:table-cell>
          <table:table-cell table:formula="of:=IF([main.$C894]=1;[main.$B894];&quot;&quot;)">
            <text:p/>
          </table:table-cell>
          <table:table-cell table:formula="of:=IF([main.$C894]=2;[main.$A894];&quot;&quot;)" office:value-type="float" office:value="-0.0414552" calcext:value-type="float">
            <text:p>-0.0414552</text:p>
          </table:table-cell>
          <table:table-cell table:formula="of:=IF([main.$C894]=2;[main.$B894];&quot;&quot;)" office:value-type="float" office:value="-1.44158" calcext:value-type="float">
            <text:p>-1.44158</text:p>
          </table:table-cell>
          <table:table-cell table:number-columns-repeated="2"/>
          <table:table-cell table:formula="of:=IF([main.$H894]=0;[main.$F894];&quot;&quot;)" office:value-type="float" office:value="-0.0414552" calcext:value-type="float">
            <text:p>-0.0414552</text:p>
          </table:table-cell>
          <table:table-cell table:formula="of:=IF([main.$H894]=0;[main.$G894];&quot;&quot;)" office:value-type="float" office:value="-1.44158" calcext:value-type="float">
            <text:p>-1.44158</text:p>
          </table:table-cell>
          <table:table-cell table:formula="of:=IF([main.$H894]=1;[main.$F894];&quot;&quot;)">
            <text:p/>
          </table:table-cell>
          <table:table-cell table:formula="of:=IF([main.$H894]=1;[main.$G894];&quot;&quot;)">
            <text:p/>
          </table:table-cell>
          <table:table-cell table:formula="of:=IF([main.$H894]=2;[main.$F894];&quot;&quot;)">
            <text:p/>
          </table:table-cell>
          <table:table-cell table:formula="of:=IF([main.$H894]=2;[main.$G894];&quot;&quot;)">
            <text:p/>
          </table:table-cell>
        </table:table-row>
        <table:table-row table:style-name="ro1">
          <table:table-cell table:formula="of:=IF([main.$C895]=0;[main.$A895];&quot;&quot;)">
            <text:p/>
          </table:table-cell>
          <table:table-cell table:formula="of:=IF([main.$C895]=0;[main.$B895];&quot;&quot;)">
            <text:p/>
          </table:table-cell>
          <table:table-cell table:formula="of:=IF([main.$C895]=1;[main.$A895];&quot;&quot;)">
            <text:p/>
          </table:table-cell>
          <table:table-cell table:formula="of:=IF([main.$C895]=1;[main.$B895];&quot;&quot;)">
            <text:p/>
          </table:table-cell>
          <table:table-cell table:formula="of:=IF([main.$C895]=2;[main.$A895];&quot;&quot;)" office:value-type="float" office:value="3.34099" calcext:value-type="float">
            <text:p>3.34099</text:p>
          </table:table-cell>
          <table:table-cell table:formula="of:=IF([main.$C895]=2;[main.$B895];&quot;&quot;)" office:value-type="float" office:value="2.10807" calcext:value-type="float">
            <text:p>2.10807</text:p>
          </table:table-cell>
          <table:table-cell table:number-columns-repeated="2"/>
          <table:table-cell table:formula="of:=IF([main.$H895]=0;[main.$F895];&quot;&quot;)" office:value-type="float" office:value="3.34099" calcext:value-type="float">
            <text:p>3.34099</text:p>
          </table:table-cell>
          <table:table-cell table:formula="of:=IF([main.$H895]=0;[main.$G895];&quot;&quot;)" office:value-type="float" office:value="2.10807" calcext:value-type="float">
            <text:p>2.10807</text:p>
          </table:table-cell>
          <table:table-cell table:formula="of:=IF([main.$H895]=1;[main.$F895];&quot;&quot;)">
            <text:p/>
          </table:table-cell>
          <table:table-cell table:formula="of:=IF([main.$H895]=1;[main.$G895];&quot;&quot;)">
            <text:p/>
          </table:table-cell>
          <table:table-cell table:formula="of:=IF([main.$H895]=2;[main.$F895];&quot;&quot;)">
            <text:p/>
          </table:table-cell>
          <table:table-cell table:formula="of:=IF([main.$H895]=2;[main.$G895];&quot;&quot;)">
            <text:p/>
          </table:table-cell>
        </table:table-row>
        <table:table-row table:style-name="ro1">
          <table:table-cell table:formula="of:=IF([main.$C896]=0;[main.$A896];&quot;&quot;)">
            <text:p/>
          </table:table-cell>
          <table:table-cell table:formula="of:=IF([main.$C896]=0;[main.$B896];&quot;&quot;)">
            <text:p/>
          </table:table-cell>
          <table:table-cell table:formula="of:=IF([main.$C896]=1;[main.$A896];&quot;&quot;)" office:value-type="float" office:value="0.013139" calcext:value-type="float">
            <text:p>0.013139</text:p>
          </table:table-cell>
          <table:table-cell table:formula="of:=IF([main.$C896]=1;[main.$B896];&quot;&quot;)" office:value-type="float" office:value="1.79056" calcext:value-type="float">
            <text:p>1.79056</text:p>
          </table:table-cell>
          <table:table-cell table:formula="of:=IF([main.$C896]=2;[main.$A896];&quot;&quot;)">
            <text:p/>
          </table:table-cell>
          <table:table-cell table:formula="of:=IF([main.$C896]=2;[main.$B896];&quot;&quot;)">
            <text:p/>
          </table:table-cell>
          <table:table-cell table:number-columns-repeated="2"/>
          <table:table-cell table:formula="of:=IF([main.$H896]=0;[main.$F896];&quot;&quot;)" office:value-type="float" office:value="0.013139" calcext:value-type="float">
            <text:p>0.013139</text:p>
          </table:table-cell>
          <table:table-cell table:formula="of:=IF([main.$H896]=0;[main.$G896];&quot;&quot;)" office:value-type="float" office:value="1.79056" calcext:value-type="float">
            <text:p>1.79056</text:p>
          </table:table-cell>
          <table:table-cell table:formula="of:=IF([main.$H896]=1;[main.$F896];&quot;&quot;)">
            <text:p/>
          </table:table-cell>
          <table:table-cell table:formula="of:=IF([main.$H896]=1;[main.$G896];&quot;&quot;)">
            <text:p/>
          </table:table-cell>
          <table:table-cell table:formula="of:=IF([main.$H896]=2;[main.$F896];&quot;&quot;)">
            <text:p/>
          </table:table-cell>
          <table:table-cell table:formula="of:=IF([main.$H896]=2;[main.$G896];&quot;&quot;)">
            <text:p/>
          </table:table-cell>
        </table:table-row>
        <table:table-row table:style-name="ro1">
          <table:table-cell table:formula="of:=IF([main.$C897]=0;[main.$A897];&quot;&quot;)">
            <text:p/>
          </table:table-cell>
          <table:table-cell table:formula="of:=IF([main.$C897]=0;[main.$B897];&quot;&quot;)">
            <text:p/>
          </table:table-cell>
          <table:table-cell table:formula="of:=IF([main.$C897]=1;[main.$A897];&quot;&quot;)">
            <text:p/>
          </table:table-cell>
          <table:table-cell table:formula="of:=IF([main.$C897]=1;[main.$B897];&quot;&quot;)">
            <text:p/>
          </table:table-cell>
          <table:table-cell table:formula="of:=IF([main.$C897]=2;[main.$A897];&quot;&quot;)" office:value-type="float" office:value="1.80545" calcext:value-type="float">
            <text:p>1.80545</text:p>
          </table:table-cell>
          <table:table-cell table:formula="of:=IF([main.$C897]=2;[main.$B897];&quot;&quot;)" office:value-type="float" office:value="0.139045" calcext:value-type="float">
            <text:p>0.139045</text:p>
          </table:table-cell>
          <table:table-cell table:number-columns-repeated="2"/>
          <table:table-cell table:formula="of:=IF([main.$H897]=0;[main.$F897];&quot;&quot;)" office:value-type="float" office:value="1.80545" calcext:value-type="float">
            <text:p>1.80545</text:p>
          </table:table-cell>
          <table:table-cell table:formula="of:=IF([main.$H897]=0;[main.$G897];&quot;&quot;)" office:value-type="float" office:value="0.139045" calcext:value-type="float">
            <text:p>0.139045</text:p>
          </table:table-cell>
          <table:table-cell table:formula="of:=IF([main.$H897]=1;[main.$F897];&quot;&quot;)">
            <text:p/>
          </table:table-cell>
          <table:table-cell table:formula="of:=IF([main.$H897]=1;[main.$G897];&quot;&quot;)">
            <text:p/>
          </table:table-cell>
          <table:table-cell table:formula="of:=IF([main.$H897]=2;[main.$F897];&quot;&quot;)">
            <text:p/>
          </table:table-cell>
          <table:table-cell table:formula="of:=IF([main.$H897]=2;[main.$G897];&quot;&quot;)">
            <text:p/>
          </table:table-cell>
        </table:table-row>
        <table:table-row table:style-name="ro1">
          <table:table-cell table:formula="of:=IF([main.$C898]=0;[main.$A898];&quot;&quot;)">
            <text:p/>
          </table:table-cell>
          <table:table-cell table:formula="of:=IF([main.$C898]=0;[main.$B898];&quot;&quot;)">
            <text:p/>
          </table:table-cell>
          <table:table-cell table:formula="of:=IF([main.$C898]=1;[main.$A898];&quot;&quot;)" office:value-type="float" office:value="-0.591378" calcext:value-type="float">
            <text:p>-0.591378</text:p>
          </table:table-cell>
          <table:table-cell table:formula="of:=IF([main.$C898]=1;[main.$B898];&quot;&quot;)" office:value-type="float" office:value="0.808021" calcext:value-type="float">
            <text:p>0.808021</text:p>
          </table:table-cell>
          <table:table-cell table:formula="of:=IF([main.$C898]=2;[main.$A898];&quot;&quot;)">
            <text:p/>
          </table:table-cell>
          <table:table-cell table:formula="of:=IF([main.$C898]=2;[main.$B898];&quot;&quot;)">
            <text:p/>
          </table:table-cell>
          <table:table-cell table:number-columns-repeated="2"/>
          <table:table-cell table:formula="of:=IF([main.$H898]=0;[main.$F898];&quot;&quot;)" office:value-type="float" office:value="-0.591378" calcext:value-type="float">
            <text:p>-0.591378</text:p>
          </table:table-cell>
          <table:table-cell table:formula="of:=IF([main.$H898]=0;[main.$G898];&quot;&quot;)" office:value-type="float" office:value="0.808021" calcext:value-type="float">
            <text:p>0.808021</text:p>
          </table:table-cell>
          <table:table-cell table:formula="of:=IF([main.$H898]=1;[main.$F898];&quot;&quot;)">
            <text:p/>
          </table:table-cell>
          <table:table-cell table:formula="of:=IF([main.$H898]=1;[main.$G898];&quot;&quot;)">
            <text:p/>
          </table:table-cell>
          <table:table-cell table:formula="of:=IF([main.$H898]=2;[main.$F898];&quot;&quot;)">
            <text:p/>
          </table:table-cell>
          <table:table-cell table:formula="of:=IF([main.$H898]=2;[main.$G898];&quot;&quot;)">
            <text:p/>
          </table:table-cell>
        </table:table-row>
        <table:table-row table:style-name="ro1">
          <table:table-cell table:formula="of:=IF([main.$C899]=0;[main.$A899];&quot;&quot;)" office:value-type="float" office:value="-1.02922" calcext:value-type="float">
            <text:p>-1.02922</text:p>
          </table:table-cell>
          <table:table-cell table:formula="of:=IF([main.$C899]=0;[main.$B899];&quot;&quot;)" office:value-type="float" office:value="-0.927902" calcext:value-type="float">
            <text:p>-0.927902</text:p>
          </table:table-cell>
          <table:table-cell table:formula="of:=IF([main.$C899]=1;[main.$A899];&quot;&quot;)">
            <text:p/>
          </table:table-cell>
          <table:table-cell table:formula="of:=IF([main.$C899]=1;[main.$B899];&quot;&quot;)">
            <text:p/>
          </table:table-cell>
          <table:table-cell table:formula="of:=IF([main.$C899]=2;[main.$A899];&quot;&quot;)">
            <text:p/>
          </table:table-cell>
          <table:table-cell table:formula="of:=IF([main.$C899]=2;[main.$B899];&quot;&quot;)">
            <text:p/>
          </table:table-cell>
          <table:table-cell table:number-columns-repeated="2"/>
          <table:table-cell table:formula="of:=IF([main.$H899]=0;[main.$F899];&quot;&quot;)" office:value-type="float" office:value="-1.02922" calcext:value-type="float">
            <text:p>-1.02922</text:p>
          </table:table-cell>
          <table:table-cell table:formula="of:=IF([main.$H899]=0;[main.$G899];&quot;&quot;)" office:value-type="float" office:value="-0.927902" calcext:value-type="float">
            <text:p>-0.927902</text:p>
          </table:table-cell>
          <table:table-cell table:formula="of:=IF([main.$H899]=1;[main.$F899];&quot;&quot;)">
            <text:p/>
          </table:table-cell>
          <table:table-cell table:formula="of:=IF([main.$H899]=1;[main.$G899];&quot;&quot;)">
            <text:p/>
          </table:table-cell>
          <table:table-cell table:formula="of:=IF([main.$H899]=2;[main.$F899];&quot;&quot;)">
            <text:p/>
          </table:table-cell>
          <table:table-cell table:formula="of:=IF([main.$H899]=2;[main.$G899];&quot;&quot;)">
            <text:p/>
          </table:table-cell>
        </table:table-row>
        <table:table-row table:style-name="ro1">
          <table:table-cell table:formula="of:=IF([main.$C900]=0;[main.$A900];&quot;&quot;)" office:value-type="float" office:value="1.20226" calcext:value-type="float">
            <text:p>1.20226</text:p>
          </table:table-cell>
          <table:table-cell table:formula="of:=IF([main.$C900]=0;[main.$B900];&quot;&quot;)" office:value-type="float" office:value="1.02005" calcext:value-type="float">
            <text:p>1.02005</text:p>
          </table:table-cell>
          <table:table-cell table:formula="of:=IF([main.$C900]=1;[main.$A900];&quot;&quot;)">
            <text:p/>
          </table:table-cell>
          <table:table-cell table:formula="of:=IF([main.$C900]=1;[main.$B900];&quot;&quot;)">
            <text:p/>
          </table:table-cell>
          <table:table-cell table:formula="of:=IF([main.$C900]=2;[main.$A900];&quot;&quot;)">
            <text:p/>
          </table:table-cell>
          <table:table-cell table:formula="of:=IF([main.$C900]=2;[main.$B900];&quot;&quot;)">
            <text:p/>
          </table:table-cell>
          <table:table-cell table:number-columns-repeated="2"/>
          <table:table-cell table:formula="of:=IF([main.$H900]=0;[main.$F900];&quot;&quot;)" office:value-type="float" office:value="1.20226" calcext:value-type="float">
            <text:p>1.20226</text:p>
          </table:table-cell>
          <table:table-cell table:formula="of:=IF([main.$H900]=0;[main.$G900];&quot;&quot;)" office:value-type="float" office:value="1.02005" calcext:value-type="float">
            <text:p>1.02005</text:p>
          </table:table-cell>
          <table:table-cell table:formula="of:=IF([main.$H900]=1;[main.$F900];&quot;&quot;)">
            <text:p/>
          </table:table-cell>
          <table:table-cell table:formula="of:=IF([main.$H900]=1;[main.$G900];&quot;&quot;)">
            <text:p/>
          </table:table-cell>
          <table:table-cell table:formula="of:=IF([main.$H900]=2;[main.$F900];&quot;&quot;)">
            <text:p/>
          </table:table-cell>
          <table:table-cell table:formula="of:=IF([main.$H900]=2;[main.$G900];&quot;&quot;)">
            <text:p/>
          </table:table-cell>
        </table:table-row>
        <table:table-row table:style-name="ro1">
          <table:table-cell table:formula="of:=IF([main.$C901]=0;[main.$A901];&quot;&quot;)">
            <text:p/>
          </table:table-cell>
          <table:table-cell table:formula="of:=IF([main.$C901]=0;[main.$B901];&quot;&quot;)">
            <text:p/>
          </table:table-cell>
          <table:table-cell table:formula="of:=IF([main.$C901]=1;[main.$A901];&quot;&quot;)">
            <text:p/>
          </table:table-cell>
          <table:table-cell table:formula="of:=IF([main.$C901]=1;[main.$B901];&quot;&quot;)">
            <text:p/>
          </table:table-cell>
          <table:table-cell table:formula="of:=IF([main.$C901]=2;[main.$A901];&quot;&quot;)" office:value-type="float" office:value="1.31773" calcext:value-type="float">
            <text:p>1.31773</text:p>
          </table:table-cell>
          <table:table-cell table:formula="of:=IF([main.$C901]=2;[main.$B901];&quot;&quot;)" office:value-type="float" office:value="-0.172956" calcext:value-type="float">
            <text:p>-0.172956</text:p>
          </table:table-cell>
          <table:table-cell table:number-columns-repeated="2"/>
          <table:table-cell table:formula="of:=IF([main.$H901]=0;[main.$F901];&quot;&quot;)" office:value-type="float" office:value="1.31773" calcext:value-type="float">
            <text:p>1.31773</text:p>
          </table:table-cell>
          <table:table-cell table:formula="of:=IF([main.$H901]=0;[main.$G901];&quot;&quot;)" office:value-type="float" office:value="-0.172956" calcext:value-type="float">
            <text:p>-0.172956</text:p>
          </table:table-cell>
          <table:table-cell table:formula="of:=IF([main.$H901]=1;[main.$F901];&quot;&quot;)">
            <text:p/>
          </table:table-cell>
          <table:table-cell table:formula="of:=IF([main.$H901]=1;[main.$G901];&quot;&quot;)">
            <text:p/>
          </table:table-cell>
          <table:table-cell table:formula="of:=IF([main.$H901]=2;[main.$F901];&quot;&quot;)">
            <text:p/>
          </table:table-cell>
          <table:table-cell table:formula="of:=IF([main.$H901]=2;[main.$G901];&quot;&quot;)">
            <text:p/>
          </table:table-cell>
        </table:table-row>
        <table:table-row table:style-name="ro1">
          <table:table-cell table:number-columns-repeated="8"/>
          <table:table-cell table:style-name="Default" table:number-columns-repeated="6"/>
        </table:table-row>
      </table:table>
      <table:table table:name="charts" table:style-name="ta1">
        <table:shapes>
          <draw:frame draw:z-index="0" draw:style-name="gr1" draw:text-style-name="P1" svg:width="5.8429in" svg:height="6.0886in" svg:x="0.0394in" svg:y="1.0433in">
            <draw:object draw:notify-on-update-of-ranges="temp.A1:temp.A301 temp.B1:temp.B301 temp.C1:temp.C301 temp.D1:temp.D301 temp.E1:temp.E301 temp.F1:temp.F3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5.9835in" svg:height="6.1094in" svg:x="12.1602in" svg:y="1.0354in">
            <draw:object draw:notify-on-update-of-ranges="temp.I1:temp.I301 temp.J1:temp.J301 temp.K1:temp.K301 temp.L1:temp.L301 temp.M1:temp.M301 temp.N1:temp.N30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0594in" svg:height="6.1268in" svg:x="6.0016in" svg:y="1.0236in">
            <draw:object draw:notify-on-update-of-ranges="main.A1:main.A301 main.B1:main.B3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Untitled1" style:family="table-cell" style:parent-style-name="Default">
      <style:table-cell-properties fo:background-color="#ff8000"/>
    </style:style>
    <style:style style:name="Untitled2" style:family="table-cell" style:parent-style-name="Default">
      <style:table-cell-properties fo:background-color="#158466"/>
    </style:style>
    <style:style style:name="Untitled3" style:family="table-cell" style:parent-style-name="Default">
      <style:table-cell-properties fo:background-color="#3465a4"/>
    </style:style>
    <style:style style:name="ClusterRows_5f_N3_5f_Cluster_5f_0" style:display-name="ClusterRows_N3_Cluster_0" style:family="table-cell" style:parent-style-name="Default">
      <style:table-cell-properties fo:background-color="#df1f1f"/>
    </style:style>
    <style:style style:name="ClusterRows_5f_N3_5f_Cluster_5f_1" style:display-name="ClusterRows_N3_Cluster_1" style:family="table-cell" style:parent-style-name="Default">
      <style:table-cell-properties fo:background-color="#1f1fdf"/>
    </style:style>
    <style:style style:name="ClusterRows_5f_N3_5f_Cluster_5f_2" style:display-name="ClusterRows_N3_Cluster_2" style:family="table-cell" style:parent-style-name="Default">
      <style:table-cell-properties fo:background-color="#1fdf1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2">00/00/0000</text:date>, <text:time style:data-style-name="N2" text:time-value="13:50:41.5680849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dc:date>2024-10-22T13:51:03.537789806</dc:date>
    <meta:editing-duration>PT1H58M25S</meta:editing-duration>
    <meta:editing-cycles>63</meta:editing-cycles>
    <meta:document-statistic meta:table-count="3" meta:cell-count="15339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4.842cm" svg:height="15.466cm" xlink:href=".." xlink:type="simple" chart:class="chart:scatter" chart:style-name="ch1">
        <chart:title svg:x="4.925cm" svg:y="0.445cm" chart:style-name="ch2">
          <text:p>True clusters in the data</text:p>
        </chart:title>
        <chart:legend chart:legend-position="end" svg:x="12.883cm" svg:y="6.936cm" style:legend-expansion="high" chart:style-name="ch3"/>
        <chart:plot-area chart:style-name="ch4" table:cell-range-address="temp.A1:temp.B301 temp.D1:temp.D301 temp.F1:temp.F301" chart:data-source-has-labels="row" svg:x="1.307cm" svg:y="1.533cm" svg:width="11.28cm" svg:height="12.643cm">
          <chart:coordinate-region svg:x="1.46cm" svg:y="1.732cm" svg:width="11.03cm" svg:height="12.245cm"/>
          <chart:axis chart:dimension="x" chart:name="primary-x" chart:style-name="ch5">
            <chart:title svg:x="6.007cm" svg:y="14.485cm" chart:style-name="ch6">
              <text:p><text:span text:style-name="T1">Dimension 1</text:span></text:p>
            </chart:title>
          </chart:axis>
          <chart:axis chart:dimension="y" chart:name="primary-y" chart:style-name="ch5">
            <chart:title svg:x="0.451cm" svg:y="8.794cm" chart:style-name="ch7">
              <text:p><text:span text:style-name="T1">Dimension 2</text:span></text:p>
            </chart:title>
          </chart:axis>
          <chart:series chart:style-name="ch8" chart:values-cell-range-address="temp.B1:temp.B301" loext:label-string="cluster1" chart:class="chart:scatter">
            <chart:domain table:cell-range-address="temp.A1:temp.A301"/>
            <chart:data-point chart:repeated="301"/>
          </chart:series>
          <chart:series chart:style-name="ch9" chart:values-cell-range-address="temp.D1:temp.D301" loext:label-string="cluster2" chart:class="chart:scatter">
            <chart:domain table:cell-range-address="temp.C1:temp.C301"/>
            <chart:data-point chart:repeated="301"/>
          </chart:series>
          <chart:series chart:style-name="ch10" chart:values-cell-range-address="temp.F1:temp.F301" loext:label-string="cluster3" chart:class="chart:scatter">
            <chart:domain table:cell-range-address="temp.E1:temp.E301"/>
            <chart:data-point chart:repeated="3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luster1</text:p>
              </table:table-cell>
              <table:table-cell office:value-type="string">
                <text:p>Column C</text:p>
              </table:table-cell>
              <table:table-cell office:value-type="string">
                <text:p>cluster2</text:p>
              </table:table-cell>
              <table:table-cell office:value-type="string">
                <text:p>Column E</text:p>
              </table:table-cell>
              <table:table-cell office:value-type="string">
                <text:p>cluster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mp.A1:temp.A301</svg:desc>
                </draw:g>
              </table:table-cell>
              <table:table-cell office:value-type="float" office:value="NaN">
                <text:p>NaN</text:p>
                <draw:g>
                  <svg:desc>temp.B1:temp.B301</svg:desc>
                </draw:g>
              </table:table-cell>
              <table:table-cell office:value-type="float" office:value="NaN">
                <text:p>NaN</text:p>
                <draw:g>
                  <svg:desc>temp.C1:temp.C301</svg:desc>
                </draw:g>
              </table:table-cell>
              <table:table-cell office:value-type="float" office:value="NaN">
                <text:p>NaN</text:p>
                <draw:g>
                  <svg:desc>temp.D1:temp.D301</svg:desc>
                </draw:g>
              </table:table-cell>
              <table:table-cell office:value-type="float" office:value="NaN">
                <text:p>NaN</text:p>
                <draw:g>
                  <svg:desc>temp.E1:temp.E301</svg:desc>
                </draw:g>
              </table:table-cell>
              <table:table-cell office:value-type="float" office:value="NaN">
                <text:p>NaN</text:p>
                <draw:g>
                  <svg:desc>temp.F1:temp.F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01845">
                <text:p>-1.01845</text:p>
              </table:table-cell>
              <table:table-cell office:value-type="float" office:value="-0.858738">
                <text:p>-0.8587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97767">
                <text:p>0.497767</text:p>
              </table:table-cell>
              <table:table-cell office:value-type="float" office:value="-1.26011">
                <text:p>-1.26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23017">
                <text:p>-0.223017</text:p>
              </table:table-cell>
              <table:table-cell office:value-type="float" office:value="-1.17472">
                <text:p>-1.174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912">
                <text:p>1.96912</text:p>
              </table:table-cell>
              <table:table-cell office:value-type="float" office:value="2.31541">
                <text:p>2.315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2155">
                <text:p>1.92155</text:p>
              </table:table-cell>
              <table:table-cell office:value-type="float" office:value="1.53588">
                <text:p>1.53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3529">
                <text:p>1.83529</text:p>
              </table:table-cell>
              <table:table-cell office:value-type="float" office:value="2.73516">
                <text:p>2.73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69">
                <text:p>1.0169</text:p>
              </table:table-cell>
              <table:table-cell office:value-type="float" office:value="0.939635">
                <text:p>0.9396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68964">
                <text:p>-0.168964</text:p>
              </table:table-cell>
              <table:table-cell office:value-type="float" office:value="-1.61001">
                <text:p>-1.61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682">
                <text:p>1.09682</text:p>
              </table:table-cell>
              <table:table-cell office:value-type="float" office:value="-1.31077">
                <text:p>-1.31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59933">
                <text:p>0.659933</text:p>
              </table:table-cell>
              <table:table-cell office:value-type="float" office:value="2.2357">
                <text:p>2.2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5245">
                <text:p>0.305245</text:p>
              </table:table-cell>
              <table:table-cell office:value-type="float" office:value="1.70098">
                <text:p>1.70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5005">
                <text:p>1.85005</text:p>
              </table:table-cell>
              <table:table-cell office:value-type="float" office:value="0.212863">
                <text:p>0.2128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516">
                <text:p>1.04516</text:p>
              </table:table-cell>
              <table:table-cell office:value-type="float" office:value="2.40894">
                <text:p>2.40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075">
                <text:p>1.7075</text:p>
              </table:table-cell>
              <table:table-cell office:value-type="float" office:value="-0.271273">
                <text:p>-0.2712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58783">
                <text:p>0.358783</text:p>
              </table:table-cell>
              <table:table-cell office:value-type="float" office:value="1.68057">
                <text:p>1.680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61727">
                <text:p>-2.61727</text:p>
              </table:table-cell>
              <table:table-cell office:value-type="float" office:value="-0.946218">
                <text:p>-0.946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35692">
                <text:p>-1.35692</text:p>
              </table:table-cell>
              <table:table-cell office:value-type="float" office:value="-1.36086">
                <text:p>-1.36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94232">
                <text:p>0.894232</text:p>
              </table:table-cell>
              <table:table-cell office:value-type="float" office:value="-0.267748">
                <text:p>-0.2677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65901">
                <text:p>-0.765901</text:p>
              </table:table-cell>
              <table:table-cell office:value-type="float" office:value="0.913189">
                <text:p>0.913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585951">
                <text:p>-0.585951</text:p>
              </table:table-cell>
              <table:table-cell office:value-type="float" office:value="-0.70845">
                <text:p>-0.708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86527">
                <text:p>0.386527</text:p>
              </table:table-cell>
              <table:table-cell office:value-type="float" office:value="0.424495">
                <text:p>0.42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34032">
                <text:p>0.834032</text:p>
              </table:table-cell>
              <table:table-cell office:value-type="float" office:value="2.16351">
                <text:p>2.16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5995">
                <text:p>-0.905995</text:p>
              </table:table-cell>
              <table:table-cell office:value-type="float" office:value="0.622989">
                <text:p>0.6229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46324">
                <text:p>0.946324</text:p>
              </table:table-cell>
              <table:table-cell office:value-type="float" office:value="1.24331">
                <text:p>1.24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898913">
                <text:p>0.0898913</text:p>
              </table:table-cell>
              <table:table-cell office:value-type="float" office:value="-1.58141">
                <text:p>-1.58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9768">
                <text:p>0.349768</text:p>
              </table:table-cell>
              <table:table-cell office:value-type="float" office:value="-1.20928">
                <text:p>-1.20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066">
                <text:p>1.89066</text:p>
              </table:table-cell>
              <table:table-cell office:value-type="float" office:value="3.48792">
                <text:p>3.487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0989">
                <text:p>0.570989</text:p>
              </table:table-cell>
              <table:table-cell office:value-type="float" office:value="2.06939">
                <text:p>2.069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637712">
                <text:p>-0.637712</text:p>
              </table:table-cell>
              <table:table-cell office:value-type="float" office:value="-0.447538">
                <text:p>-0.4475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588">
                <text:p>1.55588</text:p>
              </table:table-cell>
              <table:table-cell office:value-type="float" office:value="0.0848183">
                <text:p>0.08481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0916">
                <text:p>-1.10916</text:p>
              </table:table-cell>
              <table:table-cell office:value-type="float" office:value="0.885537">
                <text:p>0.885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36782">
                <text:p>-3.36782</text:p>
              </table:table-cell>
              <table:table-cell office:value-type="float" office:value="-1.94311">
                <text:p>-1.94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0266">
                <text:p>0.270266</text:p>
              </table:table-cell>
              <table:table-cell office:value-type="float" office:value="1.6053">
                <text:p>1.6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64926">
                <text:p>0.764926</text:p>
              </table:table-cell>
              <table:table-cell office:value-type="float" office:value="2.20507">
                <text:p>2.20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56183">
                <text:p>2.56183</text:p>
              </table:table-cell>
              <table:table-cell office:value-type="float" office:value="0.604365">
                <text:p>0.6043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21357">
                <text:p>-0.221357</text:p>
              </table:table-cell>
              <table:table-cell office:value-type="float" office:value="1.38181">
                <text:p>1.38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43341">
                <text:p>0.843341</text:p>
              </table:table-cell>
              <table:table-cell office:value-type="float" office:value="-0.483261">
                <text:p>-0.4832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6685">
                <text:p>1.26685</text:p>
              </table:table-cell>
              <table:table-cell office:value-type="float" office:value="-0.0490742">
                <text:p>-0.04907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7728">
                <text:p>1.67728</text:p>
              </table:table-cell>
              <table:table-cell office:value-type="float" office:value="0.569078">
                <text:p>0.5690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44528">
                <text:p>3.44528</text:p>
              </table:table-cell>
              <table:table-cell office:value-type="float" office:value="1.74554">
                <text:p>1.745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37666">
                <text:p>0.0637666</text:p>
              </table:table-cell>
              <table:table-cell office:value-type="float" office:value="-0.479995">
                <text:p>-0.4799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6739">
                <text:p>2.36739</text:p>
              </table:table-cell>
              <table:table-cell office:value-type="float" office:value="1.64151">
                <text:p>1.64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7031">
                <text:p>0.407031</text:p>
              </table:table-cell>
              <table:table-cell office:value-type="float" office:value="2.34428">
                <text:p>2.3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9459">
                <text:p>0.569459</text:p>
              </table:table-cell>
              <table:table-cell office:value-type="float" office:value="1.58732">
                <text:p>1.587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841725">
                <text:p>-0.841725</text:p>
              </table:table-cell>
              <table:table-cell office:value-type="float" office:value="-0.528779">
                <text:p>-0.5287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3541">
                <text:p>1.73541</text:p>
              </table:table-cell>
              <table:table-cell office:value-type="float" office:value="3.18379">
                <text:p>3.183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428">
                <text:p>2.3428</text:p>
              </table:table-cell>
              <table:table-cell office:value-type="float" office:value="0.789693">
                <text:p>0.7896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0129">
                <text:p>1.50129</text:p>
              </table:table-cell>
              <table:table-cell office:value-type="float" office:value="1.26886">
                <text:p>1.268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0003">
                <text:p>1.30003</text:p>
              </table:table-cell>
              <table:table-cell office:value-type="float" office:value="1.49588">
                <text:p>1.495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2324">
                <text:p>0.22324</text:p>
              </table:table-cell>
              <table:table-cell office:value-type="float" office:value="1.88202">
                <text:p>1.88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1998">
                <text:p>0.41998</text:p>
              </table:table-cell>
              <table:table-cell office:value-type="float" office:value="-1.25052">
                <text:p>-1.250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7848">
                <text:p>0.507848</text:p>
              </table:table-cell>
              <table:table-cell office:value-type="float" office:value="2.41192">
                <text:p>2.411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8748">
                <text:p>3.8748</text:p>
              </table:table-cell>
              <table:table-cell office:value-type="float" office:value="2.02984">
                <text:p>2.029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63012">
                <text:p>0.463012</text:p>
              </table:table-cell>
              <table:table-cell office:value-type="float" office:value="0.493731">
                <text:p>0.493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86482">
                <text:p>0.686482</text:p>
              </table:table-cell>
              <table:table-cell office:value-type="float" office:value="1.29053">
                <text:p>1.290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33922">
                <text:p>-0.133922</text:p>
              </table:table-cell>
              <table:table-cell office:value-type="float" office:value="-0.376585">
                <text:p>-0.376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04685">
                <text:p>0.204685</text:p>
              </table:table-cell>
              <table:table-cell office:value-type="float" office:value="-1.75382">
                <text:p>-1.753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7059">
                <text:p>0.467059</text:p>
              </table:table-cell>
              <table:table-cell office:value-type="float" office:value="-1.16582">
                <text:p>-1.165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1661">
                <text:p>1.01661</text:p>
              </table:table-cell>
              <table:table-cell office:value-type="float" office:value="1.05671">
                <text:p>1.056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2072">
                <text:p>-1.02072</text:p>
              </table:table-cell>
              <table:table-cell office:value-type="float" office:value="0.310894">
                <text:p>0.310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57928">
                <text:p>-2.57928</text:p>
              </table:table-cell>
              <table:table-cell office:value-type="float" office:value="-1.12947">
                <text:p>-1.129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17491">
                <text:p>-0.0617491</text:p>
              </table:table-cell>
              <table:table-cell office:value-type="float" office:value="1.25814">
                <text:p>1.258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4517">
                <text:p>2.94517</text:p>
              </table:table-cell>
              <table:table-cell office:value-type="float" office:value="1.23967">
                <text:p>1.239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65094">
                <text:p>2.65094</text:p>
              </table:table-cell>
              <table:table-cell office:value-type="float" office:value="0.938043">
                <text:p>0.9380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2007">
                <text:p>1.82007</text:p>
              </table:table-cell>
              <table:table-cell office:value-type="float" office:value="0.903548">
                <text:p>0.9035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1853">
                <text:p>-0.311853</text:p>
              </table:table-cell>
              <table:table-cell office:value-type="float" office:value="1.40208">
                <text:p>1.40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57772">
                <text:p>-0.457772</text:p>
              </table:table-cell>
              <table:table-cell office:value-type="float" office:value="0.393146">
                <text:p>0.393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07757">
                <text:p>-0.807757</text:p>
              </table:table-cell>
              <table:table-cell office:value-type="float" office:value="0.42827">
                <text:p>0.428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0802">
                <text:p>1.10802</text:p>
              </table:table-cell>
              <table:table-cell office:value-type="float" office:value="-0.308519">
                <text:p>-0.3085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32733">
                <text:p>0.532733</text:p>
              </table:table-cell>
              <table:table-cell office:value-type="float" office:value="1.30225">
                <text:p>1.30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805355">
                <text:p>-0.0805355</text:p>
              </table:table-cell>
              <table:table-cell office:value-type="float" office:value="1.24277">
                <text:p>1.24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8658">
                <text:p>1.88658</text:p>
              </table:table-cell>
              <table:table-cell office:value-type="float" office:value="-0.185985">
                <text:p>-0.1859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4828">
                <text:p>-0.264828</text:p>
              </table:table-cell>
              <table:table-cell office:value-type="float" office:value="0.0377902">
                <text:p>0.03779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791">
                <text:p>1.28791</text:p>
              </table:table-cell>
              <table:table-cell office:value-type="float" office:value="-0.360231">
                <text:p>-0.3602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78807">
                <text:p>-0.278807</text:p>
              </table:table-cell>
              <table:table-cell office:value-type="float" office:value="1.32739">
                <text:p>1.32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26447">
                <text:p>0.626447</text:p>
              </table:table-cell>
              <table:table-cell office:value-type="float" office:value="0.656213">
                <text:p>0.656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0326">
                <text:p>1.30326</text:p>
              </table:table-cell>
              <table:table-cell office:value-type="float" office:value="0.176128">
                <text:p>0.1761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0658">
                <text:p>2.40658</text:p>
              </table:table-cell>
              <table:table-cell office:value-type="float" office:value="0.428004">
                <text:p>0.4280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327">
                <text:p>1.94327</text:p>
              </table:table-cell>
              <table:table-cell office:value-type="float" office:value="0.229259">
                <text:p>0.2292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55412">
                <text:p>0.855412</text:p>
              </table:table-cell>
              <table:table-cell office:value-type="float" office:value="-0.248279">
                <text:p>-0.2482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014">
                <text:p>1.21014</text:p>
              </table:table-cell>
              <table:table-cell office:value-type="float" office:value="-0.241579">
                <text:p>-0.2415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1834">
                <text:p>3.31834</text:p>
              </table:table-cell>
              <table:table-cell office:value-type="float" office:value="1.63083">
                <text:p>1.630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3145">
                <text:p>1.23145</text:p>
              </table:table-cell>
              <table:table-cell office:value-type="float" office:value="0.212152">
                <text:p>0.2121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19235">
                <text:p>0.219235</text:p>
              </table:table-cell>
              <table:table-cell office:value-type="float" office:value="0.457278">
                <text:p>0.457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451884">
                <text:p>0.0451884</text:p>
              </table:table-cell>
              <table:table-cell office:value-type="float" office:value="1.31267">
                <text:p>1.31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204">
                <text:p>1.11204</text:p>
              </table:table-cell>
              <table:table-cell office:value-type="float" office:value="-0.299565">
                <text:p>-0.2995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4164">
                <text:p>-0.634164</text:p>
              </table:table-cell>
              <table:table-cell office:value-type="float" office:value="1.21008">
                <text:p>1.210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83733">
                <text:p>0.683733</text:p>
              </table:table-cell>
              <table:table-cell office:value-type="float" office:value="2.07481">
                <text:p>2.074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6562">
                <text:p>2.06562</text:p>
              </table:table-cell>
              <table:table-cell office:value-type="float" office:value="1.44965">
                <text:p>1.44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58028">
                <text:p>0.158028</text:p>
              </table:table-cell>
              <table:table-cell office:value-type="float" office:value="-0.234621">
                <text:p>-0.234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16861">
                <text:p>2.16861</text:p>
              </table:table-cell>
              <table:table-cell office:value-type="float" office:value="1.27567">
                <text:p>1.275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82355">
                <text:p>-0.482355</text:p>
              </table:table-cell>
              <table:table-cell office:value-type="float" office:value="0.473728">
                <text:p>0.4737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68285">
                <text:p>0.168285</text:p>
              </table:table-cell>
              <table:table-cell office:value-type="float" office:value="-1.09981">
                <text:p>-1.099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7195">
                <text:p>0.347195</text:p>
              </table:table-cell>
              <table:table-cell office:value-type="float" office:value="-0.789335">
                <text:p>-0.7893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4872">
                <text:p>1.14872</text:p>
              </table:table-cell>
              <table:table-cell office:value-type="float" office:value="1.45612">
                <text:p>1.456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42591">
                <text:p>0.542591</text:p>
              </table:table-cell>
              <table:table-cell office:value-type="float" office:value="-0.898797">
                <text:p>-0.8987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3033">
                <text:p>2.63033</text:p>
              </table:table-cell>
              <table:table-cell office:value-type="float" office:value="2.80255">
                <text:p>2.80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8982">
                <text:p>3.38982</text:p>
              </table:table-cell>
              <table:table-cell office:value-type="float" office:value="1.96114">
                <text:p>1.961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2242">
                <text:p>2.12242</text:p>
              </table:table-cell>
              <table:table-cell office:value-type="float" office:value="0.747571">
                <text:p>0.7475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8388">
                <text:p>1.28388</text:p>
              </table:table-cell>
              <table:table-cell office:value-type="float" office:value="2.69572">
                <text:p>2.69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0817">
                <text:p>-1.10817</text:p>
              </table:table-cell>
              <table:table-cell office:value-type="float" office:value="0.388277">
                <text:p>0.388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90509">
                <text:p>0.690509</text:p>
              </table:table-cell>
              <table:table-cell office:value-type="float" office:value="-1.02917">
                <text:p>-1.029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0698">
                <text:p>2.40698</text:p>
              </table:table-cell>
              <table:table-cell office:value-type="float" office:value="1.23429">
                <text:p>1.234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596275">
                <text:p>-0.596275</text:p>
              </table:table-cell>
              <table:table-cell office:value-type="float" office:value="-0.916681">
                <text:p>-0.9166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2595">
                <text:p>1.12595</text:p>
              </table:table-cell>
              <table:table-cell office:value-type="float" office:value="-0.131082">
                <text:p>-0.1310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582">
                <text:p>1.04582</text:p>
              </table:table-cell>
              <table:table-cell office:value-type="float" office:value="0.553957">
                <text:p>0.5539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39042">
                <text:p>-0.839042</text:p>
              </table:table-cell>
              <table:table-cell office:value-type="float" office:value="0.547421">
                <text:p>0.547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9351">
                <text:p>2.19351</text:p>
              </table:table-cell>
              <table:table-cell office:value-type="float" office:value="3.84364">
                <text:p>3.843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47912">
                <text:p>0.447912</text:p>
              </table:table-cell>
              <table:table-cell office:value-type="float" office:value="0.237444">
                <text:p>0.237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153">
                <text:p>1.2153</text:p>
              </table:table-cell>
              <table:table-cell office:value-type="float" office:value="0.944178">
                <text:p>0.944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46574">
                <text:p>-0.746574</text:p>
              </table:table-cell>
              <table:table-cell office:value-type="float" office:value="0.552659">
                <text:p>0.552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319808">
                <text:p>-0.319808</text:p>
              </table:table-cell>
              <table:table-cell office:value-type="float" office:value="0.8922">
                <text:p>0.8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91319">
                <text:p>0.0491319</text:p>
              </table:table-cell>
              <table:table-cell office:value-type="float" office:value="-0.176108">
                <text:p>-0.176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239086">
                <text:p>-0.239086</text:p>
              </table:table-cell>
              <table:table-cell office:value-type="float" office:value="-0.444474">
                <text:p>-0.444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03225">
                <text:p>0.303225</text:p>
              </table:table-cell>
              <table:table-cell office:value-type="float" office:value="2.44599">
                <text:p>2.445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60527">
                <text:p>0.960527</text:p>
              </table:table-cell>
              <table:table-cell office:value-type="float" office:value="0.818187">
                <text:p>0.818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26856">
                <text:p>3.26856</text:p>
              </table:table-cell>
              <table:table-cell office:value-type="float" office:value="1.92303">
                <text:p>1.923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51426">
                <text:p>0.551426</text:p>
              </table:table-cell>
              <table:table-cell office:value-type="float" office:value="-1.00521">
                <text:p>-1.005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0673">
                <text:p>0.160673</text:p>
              </table:table-cell>
              <table:table-cell office:value-type="float" office:value="0.516835">
                <text:p>0.516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1899">
                <text:p>1.91899</text:p>
              </table:table-cell>
              <table:table-cell office:value-type="float" office:value="2.30361">
                <text:p>2.30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18149">
                <text:p>-0.218149</text:p>
              </table:table-cell>
              <table:table-cell office:value-type="float" office:value="0.812957">
                <text:p>0.8129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0178">
                <text:p>1.60178</text:p>
              </table:table-cell>
              <table:table-cell office:value-type="float" office:value="0.0448389">
                <text:p>0.04483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406359">
                <text:p>-0.406359</text:p>
              </table:table-cell>
              <table:table-cell office:value-type="float" office:value="-0.0584332">
                <text:p>-0.0584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740763">
                <text:p>-0.740763</text:p>
              </table:table-cell>
              <table:table-cell office:value-type="float" office:value="-0.623577">
                <text:p>-0.6235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17902">
                <text:p>-0.717902</text:p>
              </table:table-cell>
              <table:table-cell office:value-type="float" office:value="0.890693">
                <text:p>0.8906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1958">
                <text:p>1.61958</text:p>
              </table:table-cell>
              <table:table-cell office:value-type="float" office:value="0.287087">
                <text:p>0.2870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10984">
                <text:p>-0.810984</text:p>
              </table:table-cell>
              <table:table-cell office:value-type="float" office:value="1.50999">
                <text:p>1.5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381037">
                <text:p>-0.0381037</text:p>
              </table:table-cell>
              <table:table-cell office:value-type="float" office:value="1.43077">
                <text:p>1.43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719">
                <text:p>1.56719</text:p>
              </table:table-cell>
              <table:table-cell office:value-type="float" office:value="2.70634">
                <text:p>2.706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3391">
                <text:p>1.93391</text:p>
              </table:table-cell>
              <table:table-cell office:value-type="float" office:value="0.483071">
                <text:p>0.4830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50662">
                <text:p>-0.550662</text:p>
              </table:table-cell>
              <table:table-cell office:value-type="float" office:value="0.675706">
                <text:p>0.675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5931">
                <text:p>1.55931</text:p>
              </table:table-cell>
              <table:table-cell office:value-type="float" office:value="-0.362132">
                <text:p>-0.3621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928477">
                <text:p>0.0928477</text:p>
              </table:table-cell>
              <table:table-cell office:value-type="float" office:value="0.303404">
                <text:p>0.3034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908">
                <text:p>1.34908</text:p>
              </table:table-cell>
              <table:table-cell office:value-type="float" office:value="1.34341">
                <text:p>1.34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5568">
                <text:p>2.25568</text:p>
              </table:table-cell>
              <table:table-cell office:value-type="float" office:value="0.508636">
                <text:p>0.5086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0786">
                <text:p>1.0786</text:p>
              </table:table-cell>
              <table:table-cell office:value-type="float" office:value="0.854419">
                <text:p>0.8544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9453">
                <text:p>1.39453</text:p>
              </table:table-cell>
              <table:table-cell office:value-type="float" office:value="0.276135">
                <text:p>0.2761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87538">
                <text:p>0.887538</text:p>
              </table:table-cell>
              <table:table-cell office:value-type="float" office:value="2.62667">
                <text:p>2.626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3636">
                <text:p>0.403636</text:p>
              </table:table-cell>
              <table:table-cell office:value-type="float" office:value="-0.792422">
                <text:p>-0.7924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659">
                <text:p>-0.0659</text:p>
              </table:table-cell>
              <table:table-cell office:value-type="float" office:value="1.721">
                <text:p>1.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716">
                <text:p>0.8716</text:p>
              </table:table-cell>
              <table:table-cell office:value-type="float" office:value="0.470962">
                <text:p>0.4709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08028">
                <text:p>4.08028</text:p>
              </table:table-cell>
              <table:table-cell office:value-type="float" office:value="2.38016">
                <text:p>2.380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4654">
                <text:p>1.54654</text:p>
              </table:table-cell>
              <table:table-cell office:value-type="float" office:value="0.00289489">
                <text:p>0.00289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481783">
                <text:p>-0.481783</text:p>
              </table:table-cell>
              <table:table-cell office:value-type="float" office:value="-0.444595">
                <text:p>-0.444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15052">
                <text:p>-1.15052</text:p>
              </table:table-cell>
              <table:table-cell office:value-type="float" office:value="-0.826499">
                <text:p>-0.826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4658">
                <text:p>-2.4658</text:p>
              </table:table-cell>
              <table:table-cell office:value-type="float" office:value="-0.697054">
                <text:p>-0.697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3754">
                <text:p>-0.793754</text:p>
              </table:table-cell>
              <table:table-cell office:value-type="float" office:value="-2.40754">
                <text:p>-2.407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70217">
                <text:p>-0.170217</text:p>
              </table:table-cell>
              <table:table-cell office:value-type="float" office:value="1.73354">
                <text:p>1.733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07967">
                <text:p>2.07967</text:p>
              </table:table-cell>
              <table:table-cell office:value-type="float" office:value="4.16305">
                <text:p>4.16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518">
                <text:p>1.95518</text:p>
              </table:table-cell>
              <table:table-cell office:value-type="float" office:value="0.218229">
                <text:p>0.2182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04722">
                <text:p>-0.604722</text:p>
              </table:table-cell>
              <table:table-cell office:value-type="float" office:value="0.216483">
                <text:p>0.216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19031">
                <text:p>1.19031</text:p>
              </table:table-cell>
              <table:table-cell office:value-type="float" office:value="1.19205">
                <text:p>1.19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134319">
                <text:p>-0.0134319</text:p>
              </table:table-cell>
              <table:table-cell office:value-type="float" office:value="1.70266">
                <text:p>1.70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364417">
                <text:p>0.0364417</text:p>
              </table:table-cell>
              <table:table-cell office:value-type="float" office:value="2.11212">
                <text:p>2.11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61457">
                <text:p>0.261457</text:p>
              </table:table-cell>
              <table:table-cell office:value-type="float" office:value="0.360772">
                <text:p>0.3607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77202">
                <text:p>-0.00377202</text:p>
              </table:table-cell>
              <table:table-cell office:value-type="float" office:value="1.02348">
                <text:p>1.02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3413">
                <text:p>1.83413</text:p>
              </table:table-cell>
              <table:table-cell office:value-type="float" office:value="0.846003">
                <text:p>0.8460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6396">
                <text:p>1.16396</text:p>
              </table:table-cell>
              <table:table-cell office:value-type="float" office:value="0.105357">
                <text:p>0.1053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8352">
                <text:p>1.98352</text:p>
              </table:table-cell>
              <table:table-cell office:value-type="float" office:value="0.846222">
                <text:p>0.8462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33934">
                <text:p>2.33934</text:p>
              </table:table-cell>
              <table:table-cell office:value-type="float" office:value="-0.191482">
                <text:p>-0.1914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7683">
                <text:p>0.77683</text:p>
              </table:table-cell>
              <table:table-cell office:value-type="float" office:value="0.998572">
                <text:p>0.9985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03427">
                <text:p>2.03427</text:p>
              </table:table-cell>
              <table:table-cell office:value-type="float" office:value="1.89344">
                <text:p>1.89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2935">
                <text:p>3.32935</text:p>
              </table:table-cell>
              <table:table-cell office:value-type="float" office:value="2.15723">
                <text:p>2.157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9329">
                <text:p>1.19329</text:p>
              </table:table-cell>
              <table:table-cell office:value-type="float" office:value="2.55752">
                <text:p>2.55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43181">
                <text:p>2.43181</text:p>
              </table:table-cell>
              <table:table-cell office:value-type="float" office:value="0.80051">
                <text:p>0.800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9336">
                <text:p>1.99336</text:p>
              </table:table-cell>
              <table:table-cell office:value-type="float" office:value="0.343652">
                <text:p>0.3436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15079">
                <text:p>-1.15079</text:p>
              </table:table-cell>
              <table:table-cell office:value-type="float" office:value="-1.176">
                <text:p>-1.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86941">
                <text:p>0.886941</text:p>
              </table:table-cell>
              <table:table-cell office:value-type="float" office:value="0.645261">
                <text:p>0.645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93131">
                <text:p>-0.593131</text:p>
              </table:table-cell>
              <table:table-cell office:value-type="float" office:value="0.875817">
                <text:p>0.8758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93964">
                <text:p>-0.793964</text:p>
              </table:table-cell>
              <table:table-cell office:value-type="float" office:value="0.869155">
                <text:p>0.869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0238">
                <text:p>-2.10238</text:p>
              </table:table-cell>
              <table:table-cell office:value-type="float" office:value="-0.774021">
                <text:p>-0.7740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55248">
                <text:p>0.155248</text:p>
              </table:table-cell>
              <table:table-cell office:value-type="float" office:value="0.315138">
                <text:p>0.315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24092">
                <text:p>1.24092</text:p>
              </table:table-cell>
              <table:table-cell office:value-type="float" office:value="1.77968">
                <text:p>1.779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79902">
                <text:p>0.279902</text:p>
              </table:table-cell>
              <table:table-cell office:value-type="float" office:value="2.16461">
                <text:p>2.16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12644">
                <text:p>-0.212644</text:p>
              </table:table-cell>
              <table:table-cell office:value-type="float" office:value="-1.76803">
                <text:p>-1.768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82816">
                <text:p>0.282816</text:p>
              </table:table-cell>
              <table:table-cell office:value-type="float" office:value="1.62646">
                <text:p>1.62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2006">
                <text:p>-0.902006</text:p>
              </table:table-cell>
              <table:table-cell office:value-type="float" office:value="0.504767">
                <text:p>0.5047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63467">
                <text:p>3.63467</text:p>
              </table:table-cell>
              <table:table-cell office:value-type="float" office:value="1.96376">
                <text:p>1.963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40397">
                <text:p>1.40397</text:p>
              </table:table-cell>
              <table:table-cell office:value-type="float" office:value="-0.246632">
                <text:p>-0.2466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64168">
                <text:p>0.464168</text:p>
              </table:table-cell>
              <table:table-cell office:value-type="float" office:value="2.00449">
                <text:p>2.00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34921">
                <text:p>0.634921</text:p>
              </table:table-cell>
              <table:table-cell office:value-type="float" office:value="0.963311">
                <text:p>0.963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2111">
                <text:p>1.62111</text:p>
              </table:table-cell>
              <table:table-cell office:value-type="float" office:value="0.612105">
                <text:p>0.6121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77358">
                <text:p>0.177358</text:p>
              </table:table-cell>
              <table:table-cell office:value-type="float" office:value="0.283674">
                <text:p>0.2836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3">
                <text:p>0.943</text:p>
              </table:table-cell>
              <table:table-cell office:value-type="float" office:value="1.72142">
                <text:p>1.72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72202">
                <text:p>0.872202</text:p>
              </table:table-cell>
              <table:table-cell office:value-type="float" office:value="1.16913">
                <text:p>1.16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713335">
                <text:p>-0.713335</text:p>
              </table:table-cell>
              <table:table-cell office:value-type="float" office:value="-0.808985">
                <text:p>-0.8089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905802">
                <text:p>-0.905802</text:p>
              </table:table-cell>
              <table:table-cell office:value-type="float" office:value="-1.062">
                <text:p>-1.0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76804">
                <text:p>1.76804</text:p>
              </table:table-cell>
              <table:table-cell office:value-type="float" office:value="1.58208">
                <text:p>1.58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42205">
                <text:p>0.142205</text:p>
              </table:table-cell>
              <table:table-cell office:value-type="float" office:value="-0.657828">
                <text:p>-0.6578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1132">
                <text:p>1.21132</text:p>
              </table:table-cell>
              <table:table-cell office:value-type="float" office:value="-0.56013">
                <text:p>-0.560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396795">
                <text:p>-0.396795</text:p>
              </table:table-cell>
              <table:table-cell office:value-type="float" office:value="-0.0000401042">
                <text:p>-0.0000401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7928">
                <text:p>1.27928</text:p>
              </table:table-cell>
              <table:table-cell office:value-type="float" office:value="-0.269898">
                <text:p>-0.2698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305">
                <text:p>3.04305</text:p>
              </table:table-cell>
              <table:table-cell office:value-type="float" office:value="1.42677">
                <text:p>1.426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770829">
                <text:p>-0.770829</text:p>
              </table:table-cell>
              <table:table-cell office:value-type="float" office:value="0.396565">
                <text:p>0.3965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0211">
                <text:p>1.90211</text:p>
              </table:table-cell>
              <table:table-cell office:value-type="float" office:value="0.224209">
                <text:p>0.2242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4277">
                <text:p>1.94277</text:p>
              </table:table-cell>
              <table:table-cell office:value-type="float" office:value="0.568693">
                <text:p>0.5686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72516">
                <text:p>0.572516</text:p>
              </table:table-cell>
              <table:table-cell office:value-type="float" office:value="0.306123">
                <text:p>0.306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621">
                <text:p>1.38621</text:p>
              </table:table-cell>
              <table:table-cell office:value-type="float" office:value="-0.0227049">
                <text:p>-0.02270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34169">
                <text:p>0.634169</text:p>
              </table:table-cell>
              <table:table-cell office:value-type="float" office:value="1.00318">
                <text:p>1.00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9412">
                <text:p>1.09412</text:p>
              </table:table-cell>
              <table:table-cell office:value-type="float" office:value="-0.0928868">
                <text:p>-0.09288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1751">
                <text:p>1.11751</text:p>
              </table:table-cell>
              <table:table-cell office:value-type="float" office:value="1.34002">
                <text:p>1.340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169243">
                <text:p>-0.169243</text:p>
              </table:table-cell>
              <table:table-cell office:value-type="float" office:value="-0.147892">
                <text:p>-0.147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00154">
                <text:p>0.700154</text:p>
              </table:table-cell>
              <table:table-cell office:value-type="float" office:value="2.09866">
                <text:p>2.09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1983">
                <text:p>-1.11983</text:p>
              </table:table-cell>
              <table:table-cell office:value-type="float" office:value="0.0181444">
                <text:p>0.018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23559">
                <text:p>0.323559</text:p>
              </table:table-cell>
              <table:table-cell office:value-type="float" office:value="0.475164">
                <text:p>0.475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846875">
                <text:p>-0.846875</text:p>
              </table:table-cell>
              <table:table-cell office:value-type="float" office:value="0.907165">
                <text:p>0.907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751132">
                <text:p>0.0751132</text:p>
              </table:table-cell>
              <table:table-cell office:value-type="float" office:value="0.426917">
                <text:p>0.426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505264">
                <text:p>0.0505264</text:p>
              </table:table-cell>
              <table:table-cell office:value-type="float" office:value="1.46791">
                <text:p>1.46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32804">
                <text:p>-0.632804</text:p>
              </table:table-cell>
              <table:table-cell office:value-type="float" office:value="0.522042">
                <text:p>0.5220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3694">
                <text:p>0.603694</text:p>
              </table:table-cell>
              <table:table-cell office:value-type="float" office:value="2.10417">
                <text:p>2.104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0751">
                <text:p>2.20751</text:p>
              </table:table-cell>
              <table:table-cell office:value-type="float" office:value="3.08268">
                <text:p>3.08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45453">
                <text:p>0.945453</text:p>
              </table:table-cell>
              <table:table-cell office:value-type="float" office:value="-0.792859">
                <text:p>-0.7928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969">
                <text:p>2.2969</text:p>
              </table:table-cell>
              <table:table-cell office:value-type="float" office:value="4.12265">
                <text:p>4.12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4238">
                <text:p>-2.04238</text:p>
              </table:table-cell>
              <table:table-cell office:value-type="float" office:value="0.101972">
                <text:p>0.101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3859">
                <text:p>1.53859</text:p>
              </table:table-cell>
              <table:table-cell office:value-type="float" office:value="0.122246">
                <text:p>0.1222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571">
                <text:p>1.0571</text:p>
              </table:table-cell>
              <table:table-cell office:value-type="float" office:value="-0.21061">
                <text:p>-0.210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950468">
                <text:p>-0.950468</text:p>
              </table:table-cell>
              <table:table-cell office:value-type="float" office:value="-1.08221">
                <text:p>-1.08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90166">
                <text:p>-0.490166</text:p>
              </table:table-cell>
              <table:table-cell office:value-type="float" office:value="1.08402">
                <text:p>1.08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5275">
                <text:p>1.95275</text:p>
              </table:table-cell>
              <table:table-cell office:value-type="float" office:value="0.23014">
                <text:p>0.230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771782">
                <text:p>-0.771782</text:p>
              </table:table-cell>
              <table:table-cell office:value-type="float" office:value="-0.869812">
                <text:p>-0.8698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74738">
                <text:p>0.874738</text:p>
              </table:table-cell>
              <table:table-cell office:value-type="float" office:value="-0.205625">
                <text:p>-0.2056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56414">
                <text:p>1.56414</text:p>
              </table:table-cell>
              <table:table-cell office:value-type="float" office:value="0.0116667">
                <text:p>0.011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93093">
                <text:p>0.393093</text:p>
              </table:table-cell>
              <table:table-cell office:value-type="float" office:value="-1.00187">
                <text:p>-1.001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95802">
                <text:p>0.695802</text:p>
              </table:table-cell>
              <table:table-cell office:value-type="float" office:value="0.525965">
                <text:p>0.525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45201">
                <text:p>0.745201</text:p>
              </table:table-cell>
              <table:table-cell office:value-type="float" office:value="2.27651">
                <text:p>2.276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41865">
                <text:p>1.41865</text:p>
              </table:table-cell>
              <table:table-cell office:value-type="float" office:value="1.33149">
                <text:p>1.33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968">
                <text:p>1.8968</text:p>
              </table:table-cell>
              <table:table-cell office:value-type="float" office:value="0.609779">
                <text:p>0.6097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6882">
                <text:p>2.26882</text:p>
              </table:table-cell>
              <table:table-cell office:value-type="float" office:value="1.91479">
                <text:p>1.914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5933">
                <text:p>-1.25933</text:p>
              </table:table-cell>
              <table:table-cell office:value-type="float" office:value="-0.177835">
                <text:p>-0.1778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861">
                <text:p>2.2861</text:p>
              </table:table-cell>
              <table:table-cell office:value-type="float" office:value="3.33034">
                <text:p>3.33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777403">
                <text:p>-0.777403</text:p>
              </table:table-cell>
              <table:table-cell office:value-type="float" office:value="-0.628581">
                <text:p>-0.6285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1314">
                <text:p>-1.51314</text:p>
              </table:table-cell>
              <table:table-cell office:value-type="float" office:value="0.582625">
                <text:p>0.5826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4388">
                <text:p>-1.34388</text:p>
              </table:table-cell>
              <table:table-cell office:value-type="float" office:value="0.479952">
                <text:p>0.4799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09434">
                <text:p>0.509434</text:p>
              </table:table-cell>
              <table:table-cell office:value-type="float" office:value="-0.812187">
                <text:p>-0.8121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64714">
                <text:p>0.564714</text:p>
              </table:table-cell>
              <table:table-cell office:value-type="float" office:value="0.499894">
                <text:p>0.4998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03092">
                <text:p>-2.03092</text:p>
              </table:table-cell>
              <table:table-cell office:value-type="float" office:value="-2.76587">
                <text:p>-2.765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3809">
                <text:p>0.13809</text:p>
              </table:table-cell>
              <table:table-cell office:value-type="float" office:value="-0.0185256">
                <text:p>-0.0185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65899">
                <text:p>-1.65899</text:p>
              </table:table-cell>
              <table:table-cell office:value-type="float" office:value="0.224469">
                <text:p>0.224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54733">
                <text:p>0.954733</text:p>
              </table:table-cell>
              <table:table-cell office:value-type="float" office:value="0.932082">
                <text:p>0.9320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901088">
                <text:p>-0.901088</text:p>
              </table:table-cell>
              <table:table-cell office:value-type="float" office:value="0.919965">
                <text:p>0.919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192538">
                <text:p>-0.192538</text:p>
              </table:table-cell>
              <table:table-cell office:value-type="float" office:value="-0.496987">
                <text:p>-0.4969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4538">
                <text:p>1.74538</text:p>
              </table:table-cell>
              <table:table-cell office:value-type="float" office:value="2.00197">
                <text:p>2.00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882">
                <text:p>1.31882</text:p>
              </table:table-cell>
              <table:table-cell office:value-type="float" office:value="0.364564">
                <text:p>0.3645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92832">
                <text:p>2.92832</text:p>
              </table:table-cell>
              <table:table-cell office:value-type="float" office:value="1.36832">
                <text:p>1.368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77843">
                <text:p>0.377843</text:p>
              </table:table-cell>
              <table:table-cell office:value-type="float" office:value="0.752374">
                <text:p>0.7523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679">
                <text:p>1.72679</text:p>
              </table:table-cell>
              <table:table-cell office:value-type="float" office:value="0.652331">
                <text:p>0.6523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643488">
                <text:p>-0.643488</text:p>
              </table:table-cell>
              <table:table-cell office:value-type="float" office:value="-0.560076">
                <text:p>-0.560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1032">
                <text:p>1.31032</text:p>
              </table:table-cell>
              <table:table-cell office:value-type="float" office:value="2.5256">
                <text:p>2.5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4149">
                <text:p>1.84149</text:p>
              </table:table-cell>
              <table:table-cell office:value-type="float" office:value="3.99308">
                <text:p>3.99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454047">
                <text:p>-0.454047</text:p>
              </table:table-cell>
              <table:table-cell office:value-type="float" office:value="-0.15468">
                <text:p>-0.15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72734">
                <text:p>1.72734</text:p>
              </table:table-cell>
              <table:table-cell office:value-type="float" office:value="2.84121">
                <text:p>2.84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17967">
                <text:p>0.617967</text:p>
              </table:table-cell>
              <table:table-cell office:value-type="float" office:value="0.723917">
                <text:p>0.7239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8775">
                <text:p>-1.58775</text:p>
              </table:table-cell>
              <table:table-cell office:value-type="float" office:value="0.0102529">
                <text:p>0.0102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72315">
                <text:p>-1.72315</text:p>
              </table:table-cell>
              <table:table-cell office:value-type="float" office:value="0.19139">
                <text:p>0.19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1538">
                <text:p>-1.01538</text:p>
              </table:table-cell>
              <table:table-cell office:value-type="float" office:value="-2.19081">
                <text:p>-2.190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76241">
                <text:p>1.76241</text:p>
              </table:table-cell>
              <table:table-cell office:value-type="float" office:value="1.33424">
                <text:p>1.33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8128">
                <text:p>-1.38128</text:p>
              </table:table-cell>
              <table:table-cell office:value-type="float" office:value="-2.89485">
                <text:p>-2.894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89887">
                <text:p>0.589887</text:p>
              </table:table-cell>
              <table:table-cell office:value-type="float" office:value="0.863487">
                <text:p>0.863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443251">
                <text:p>-0.443251</text:p>
              </table:table-cell>
              <table:table-cell office:value-type="float" office:value="0.599836">
                <text:p>0.599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1422">
                <text:p>-1.01422</text:p>
              </table:table-cell>
              <table:table-cell office:value-type="float" office:value="0.574602">
                <text:p>0.5746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9006">
                <text:p>1.69006</text:p>
              </table:table-cell>
              <table:table-cell office:value-type="float" office:value="0.281217">
                <text:p>0.2812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76269">
                <text:p>2.76269</text:p>
              </table:table-cell>
              <table:table-cell office:value-type="float" office:value="1.40962">
                <text:p>1.409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85017">
                <text:p>0.685017</text:p>
              </table:table-cell>
              <table:table-cell office:value-type="float" office:value="0.617881">
                <text:p>0.6178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66604">
                <text:p>1.66604</text:p>
              </table:table-cell>
              <table:table-cell office:value-type="float" office:value="0.0518814">
                <text:p>0.05188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209383">
                <text:p>-0.209383</text:p>
              </table:table-cell>
              <table:table-cell office:value-type="float" office:value="0.0308338">
                <text:p>0.0308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8618">
                <text:p>1.38618</text:p>
              </table:table-cell>
              <table:table-cell office:value-type="float" office:value="-0.0942288">
                <text:p>-0.09422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06341">
                <text:p>-1.06341</text:p>
              </table:table-cell>
              <table:table-cell office:value-type="float" office:value="0.404111">
                <text:p>0.404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3125">
                <text:p>-0.623125</text:p>
              </table:table-cell>
              <table:table-cell office:value-type="float" office:value="0.67483">
                <text:p>0.67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84974">
                <text:p>0.184974</text:p>
              </table:table-cell>
              <table:table-cell office:value-type="float" office:value="-0.228901">
                <text:p>-0.2289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9331">
                <text:p>1.99331</text:p>
              </table:table-cell>
              <table:table-cell office:value-type="float" office:value="0.588643">
                <text:p>0.5886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170474">
                <text:p>0.170474</text:p>
              </table:table-cell>
              <table:table-cell office:value-type="float" office:value="-1.14317">
                <text:p>-1.143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9175">
                <text:p>-1.89175</text:p>
              </table:table-cell>
              <table:table-cell office:value-type="float" office:value="-0.493877">
                <text:p>-0.493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360693">
                <text:p>-0.360693</text:p>
              </table:table-cell>
              <table:table-cell office:value-type="float" office:value="-0.0541444">
                <text:p>-0.0541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227251">
                <text:p>-0.227251</text:p>
              </table:table-cell>
              <table:table-cell office:value-type="float" office:value="1.33184">
                <text:p>1.33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7297">
                <text:p>1.07297</text:p>
              </table:table-cell>
              <table:table-cell office:value-type="float" office:value="2.61318">
                <text:p>2.61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67611">
                <text:p>0.967611</text:p>
              </table:table-cell>
              <table:table-cell office:value-type="float" office:value="-0.596471">
                <text:p>-0.5964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33308">
                <text:p>1.33308</text:p>
              </table:table-cell>
              <table:table-cell office:value-type="float" office:value="-0.206064">
                <text:p>-0.2060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19947">
                <text:p>2.19947</text:p>
              </table:table-cell>
              <table:table-cell office:value-type="float" office:value="0.921091">
                <text:p>0.9210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1163">
                <text:p>1.11163</text:p>
              </table:table-cell>
              <table:table-cell office:value-type="float" office:value="2.51824">
                <text:p>2.51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136814">
                <text:p>-0.136814</text:p>
              </table:table-cell>
              <table:table-cell office:value-type="float" office:value="-1.19934">
                <text:p>-1.199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274688">
                <text:p>-0.0274688</text:p>
              </table:table-cell>
              <table:table-cell office:value-type="float" office:value="-0.186761">
                <text:p>-0.186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5234">
                <text:p>0.45234</text:p>
              </table:table-cell>
              <table:table-cell office:value-type="float" office:value="-1.1939">
                <text:p>-1.19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9404">
                <text:p>1.29404</text:p>
              </table:table-cell>
              <table:table-cell office:value-type="float" office:value="-0.129956">
                <text:p>-0.1299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07772">
                <text:p>0.607772</text:p>
              </table:table-cell>
              <table:table-cell office:value-type="float" office:value="1.81337">
                <text:p>1.81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24238">
                <text:p>2.24238</text:p>
              </table:table-cell>
              <table:table-cell office:value-type="float" office:value="0.611137">
                <text:p>0.6111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04231">
                <text:p>3.04231</text:p>
              </table:table-cell>
              <table:table-cell office:value-type="float" office:value="1.19049">
                <text:p>1.190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04522">
                <text:p>1.04522</text:p>
              </table:table-cell>
              <table:table-cell office:value-type="float" office:value="2.54747">
                <text:p>2.547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40604">
                <text:p>0.340604</text:p>
              </table:table-cell>
              <table:table-cell office:value-type="float" office:value="2.12965">
                <text:p>2.12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25451">
                <text:p>0.325451</text:p>
              </table:table-cell>
              <table:table-cell office:value-type="float" office:value="0.533876">
                <text:p>0.5338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406275">
                <text:p>0.406275</text:p>
              </table:table-cell>
              <table:table-cell office:value-type="float" office:value="1.49197">
                <text:p>1.49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16405">
                <text:p>0.616405</text:p>
              </table:table-cell>
              <table:table-cell office:value-type="float" office:value="-1.06833">
                <text:p>-1.068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377934">
                <text:p>-0.0377934</text:p>
              </table:table-cell>
              <table:table-cell office:value-type="float" office:value="1.54336">
                <text:p>1.54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509587">
                <text:p>-0.509587</text:p>
              </table:table-cell>
              <table:table-cell office:value-type="float" office:value="1.30891">
                <text:p>1.308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5033">
                <text:p>2.85033</text:p>
              </table:table-cell>
              <table:table-cell office:value-type="float" office:value="1.28235">
                <text:p>1.282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31438">
                <text:p>0.731438</text:p>
              </table:table-cell>
              <table:table-cell office:value-type="float" office:value="-0.927658">
                <text:p>-0.9276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14243">
                <text:p>1.14243</text:p>
              </table:table-cell>
              <table:table-cell office:value-type="float" office:value="1.52607">
                <text:p>1.526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315935">
                <text:p>0.315935</text:p>
              </table:table-cell>
              <table:table-cell office:value-type="float" office:value="-0.829445">
                <text:p>-0.8294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18941">
                <text:p>1.18941</text:p>
              </table:table-cell>
              <table:table-cell office:value-type="float" office:value="-0.869705">
                <text:p>-0.8697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628575">
                <text:p>-0.628575</text:p>
              </table:table-cell>
              <table:table-cell office:value-type="float" office:value="0.765511">
                <text:p>0.765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487">
                <text:p>-1.8487</text:p>
              </table:table-cell>
              <table:table-cell office:value-type="float" office:value="-0.556125">
                <text:p>-0.556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199cm" svg:height="15.519cm" xlink:href=".." xlink:type="simple" chart:class="chart:scatter" chart:style-name="ch1">
        <chart:title svg:x="3.516cm" svg:y="0.446cm" chart:style-name="ch2">
          <text:p>Estimated clusters from Un-labeled data</text:p>
        </chart:title>
        <chart:legend chart:legend-position="end" svg:x="13.24cm" svg:y="6.962cm" style:legend-expansion="high" chart:style-name="ch3"/>
        <chart:plot-area chart:style-name="ch4" table:cell-range-address="temp.I1:temp.J301 temp.L1:temp.L301 temp.N1:temp.N301" chart:data-source-has-labels="row" svg:x="1.314cm" svg:y="1.535cm" svg:width="11.623cm" svg:height="12.693cm">
          <chart:coordinate-region svg:x="1.563cm" svg:y="1.734cm" svg:width="11.085cm" svg:height="12.295cm"/>
          <chart:axis chart:dimension="x" chart:name="primary-x" chart:style-name="ch5">
            <chart:title svg:x="6.185cm" svg:y="14.538cm" chart:style-name="ch6">
              <text:p><text:span text:style-name="T1">Dimension 1</text:span></text:p>
            </chart:title>
          </chart:axis>
          <chart:axis chart:dimension="y" chart:name="primary-y" chart:style-name="ch5">
            <chart:title svg:x="0.451cm" svg:y="8.821cm" chart:style-name="ch7">
              <text:p><text:span text:style-name="T1">Dimension 2</text:span></text:p>
            </chart:title>
          </chart:axis>
          <chart:series chart:style-name="ch8" chart:values-cell-range-address="temp.J1:temp.J301" loext:label-string="cluster1" chart:class="chart:scatter">
            <chart:domain table:cell-range-address="temp.I1:temp.I301"/>
            <chart:data-point chart:repeated="301"/>
          </chart:series>
          <chart:series chart:style-name="ch9" chart:values-cell-range-address="temp.L1:temp.L301" loext:label-string="cluster2" chart:class="chart:scatter">
            <chart:domain table:cell-range-address="temp.K1:temp.K301"/>
            <chart:data-point chart:repeated="301"/>
          </chart:series>
          <chart:series chart:style-name="ch10" chart:values-cell-range-address="temp.N1:temp.N301" loext:label-string="cluster3" chart:class="chart:scatter">
            <chart:domain table:cell-range-address="temp.M1:temp.M301"/>
            <chart:data-point chart:repeated="30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luster1</text:p>
              </table:table-cell>
              <table:table-cell office:value-type="string">
                <text:p>Column K</text:p>
              </table:table-cell>
              <table:table-cell office:value-type="string">
                <text:p>cluster2</text:p>
              </table:table-cell>
              <table:table-cell office:value-type="string">
                <text:p>Column M</text:p>
              </table:table-cell>
              <table:table-cell office:value-type="string">
                <text:p>cluster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emp.I1:temp.I301</svg:desc>
                </draw:g>
              </table:table-cell>
              <table:table-cell office:value-type="float" office:value="NaN">
                <text:p>NaN</text:p>
                <draw:g>
                  <svg:desc>temp.J1:temp.J301</svg:desc>
                </draw:g>
              </table:table-cell>
              <table:table-cell office:value-type="float" office:value="1">
                <text:p>1</text:p>
                <draw:g>
                  <svg:desc>temp.K1:temp.K301</svg:desc>
                </draw:g>
              </table:table-cell>
              <table:table-cell office:value-type="float" office:value="NaN">
                <text:p>NaN</text:p>
                <draw:g>
                  <svg:desc>temp.L1:temp.L301</svg:desc>
                </draw:g>
              </table:table-cell>
              <table:table-cell office:value-type="float" office:value="1">
                <text:p>1</text:p>
                <draw:g>
                  <svg:desc>temp.M1:temp.M301</svg:desc>
                </draw:g>
              </table:table-cell>
              <table:table-cell office:value-type="float" office:value="NaN">
                <text:p>NaN</text:p>
                <draw:g>
                  <svg:desc>temp.N1:temp.N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01845">
                <text:p>-1.01845</text:p>
              </table:table-cell>
              <table:table-cell office:value-type="float" office:value="-0.858738">
                <text:p>-0.858738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7767">
                <text:p>0.497767</text:p>
              </table:table-cell>
              <table:table-cell office:value-type="float" office:value="-1.26011">
                <text:p>-1.26011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23017">
                <text:p>-0.223017</text:p>
              </table:table-cell>
              <table:table-cell office:value-type="float" office:value="-1.17472">
                <text:p>-1.17472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912">
                <text:p>1.96912</text:p>
              </table:table-cell>
              <table:table-cell office:value-type="float" office:value="2.31541">
                <text:p>2.31541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2155">
                <text:p>1.92155</text:p>
              </table:table-cell>
              <table:table-cell office:value-type="float" office:value="1.53588">
                <text:p>1.53588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3529">
                <text:p>1.83529</text:p>
              </table:table-cell>
              <table:table-cell office:value-type="float" office:value="2.73516">
                <text:p>2.7351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69">
                <text:p>1.0169</text:p>
              </table:table-cell>
              <table:table-cell office:value-type="float" office:value="0.939635">
                <text:p>0.939635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68964">
                <text:p>-0.168964</text:p>
              </table:table-cell>
              <table:table-cell office:value-type="float" office:value="-1.61001">
                <text:p>-1.6100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682">
                <text:p>1.09682</text:p>
              </table:table-cell>
              <table:table-cell office:value-type="float" office:value="-1.31077">
                <text:p>-1.3107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9933">
                <text:p>0.659933</text:p>
              </table:table-cell>
              <table:table-cell office:value-type="float" office:value="2.2357">
                <text:p>2.2357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5245">
                <text:p>0.305245</text:p>
              </table:table-cell>
              <table:table-cell office:value-type="float" office:value="1.70098">
                <text:p>1.70098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5005">
                <text:p>1.85005</text:p>
              </table:table-cell>
              <table:table-cell office:value-type="float" office:value="0.212863">
                <text:p>0.21286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4516">
                <text:p>1.04516</text:p>
              </table:table-cell>
              <table:table-cell office:value-type="float" office:value="2.40894">
                <text:p>2.4089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075">
                <text:p>1.7075</text:p>
              </table:table-cell>
              <table:table-cell office:value-type="float" office:value="-0.271273">
                <text:p>-0.271273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8783">
                <text:p>0.358783</text:p>
              </table:table-cell>
              <table:table-cell office:value-type="float" office:value="1.68057">
                <text:p>1.68057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61727">
                <text:p>-2.61727</text:p>
              </table:table-cell>
              <table:table-cell office:value-type="float" office:value="-0.946218">
                <text:p>-0.946218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35692">
                <text:p>-1.35692</text:p>
              </table:table-cell>
              <table:table-cell office:value-type="float" office:value="-1.36086">
                <text:p>-1.36086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94232">
                <text:p>0.894232</text:p>
              </table:table-cell>
              <table:table-cell office:value-type="float" office:value="-0.267748">
                <text:p>-0.267748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765901">
                <text:p>-0.765901</text:p>
              </table:table-cell>
              <table:table-cell office:value-type="float" office:value="0.913189">
                <text:p>0.913189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585951">
                <text:p>-0.585951</text:p>
              </table:table-cell>
              <table:table-cell office:value-type="float" office:value="-0.70845">
                <text:p>-0.70845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86527">
                <text:p>0.386527</text:p>
              </table:table-cell>
              <table:table-cell office:value-type="float" office:value="0.424495">
                <text:p>0.424495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34032">
                <text:p>0.834032</text:p>
              </table:table-cell>
              <table:table-cell office:value-type="float" office:value="2.16351">
                <text:p>2.16351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905995">
                <text:p>-0.905995</text:p>
              </table:table-cell>
              <table:table-cell office:value-type="float" office:value="0.622989">
                <text:p>0.622989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46324">
                <text:p>0.946324</text:p>
              </table:table-cell>
              <table:table-cell office:value-type="float" office:value="1.24331">
                <text:p>1.24331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98913">
                <text:p>0.0898913</text:p>
              </table:table-cell>
              <table:table-cell office:value-type="float" office:value="-1.58141">
                <text:p>-1.58141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9768">
                <text:p>0.349768</text:p>
              </table:table-cell>
              <table:table-cell office:value-type="float" office:value="-1.20928">
                <text:p>-1.20928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9066">
                <text:p>1.89066</text:p>
              </table:table-cell>
              <table:table-cell office:value-type="float" office:value="3.48792">
                <text:p>3.48792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70989">
                <text:p>0.570989</text:p>
              </table:table-cell>
              <table:table-cell office:value-type="float" office:value="2.06939">
                <text:p>2.06939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637712">
                <text:p>-0.637712</text:p>
              </table:table-cell>
              <table:table-cell office:value-type="float" office:value="-0.447538">
                <text:p>-0.447538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5588">
                <text:p>1.55588</text:p>
              </table:table-cell>
              <table:table-cell office:value-type="float" office:value="0.0848183">
                <text:p>0.0848183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31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0916">
                <text:p>-1.10916</text:p>
              </table:table-cell>
              <table:table-cell office:value-type="float" office:value="0.885537">
                <text:p>0.885537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36782">
                <text:p>-3.36782</text:p>
              </table:table-cell>
              <table:table-cell office:value-type="float" office:value="-1.94311">
                <text:p>-1.94311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0266">
                <text:p>0.270266</text:p>
              </table:table-cell>
              <table:table-cell office:value-type="float" office:value="1.6053">
                <text:p>1.6053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64926">
                <text:p>0.764926</text:p>
              </table:table-cell>
              <table:table-cell office:value-type="float" office:value="2.20507">
                <text:p>2.20507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56183">
                <text:p>2.56183</text:p>
              </table:table-cell>
              <table:table-cell office:value-type="float" office:value="0.604365">
                <text:p>0.604365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221357">
                <text:p>-0.221357</text:p>
              </table:table-cell>
              <table:table-cell office:value-type="float" office:value="1.38181">
                <text:p>1.38181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37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43341">
                <text:p>0.843341</text:p>
              </table:table-cell>
              <table:table-cell office:value-type="float" office:value="-0.483261">
                <text:p>-0.483261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38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6685">
                <text:p>1.26685</text:p>
              </table:table-cell>
              <table:table-cell office:value-type="float" office:value="-0.0490742">
                <text:p>-0.0490742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39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7728">
                <text:p>1.67728</text:p>
              </table:table-cell>
              <table:table-cell office:value-type="float" office:value="0.569078">
                <text:p>0.569078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44528">
                <text:p>3.44528</text:p>
              </table:table-cell>
              <table:table-cell office:value-type="float" office:value="1.74554">
                <text:p>1.74554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41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37666">
                <text:p>0.0637666</text:p>
              </table:table-cell>
              <table:table-cell office:value-type="float" office:value="-0.479995">
                <text:p>-0.479995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42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6739">
                <text:p>2.36739</text:p>
              </table:table-cell>
              <table:table-cell office:value-type="float" office:value="1.64151">
                <text:p>1.64151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43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7031">
                <text:p>0.407031</text:p>
              </table:table-cell>
              <table:table-cell office:value-type="float" office:value="2.34428">
                <text:p>2.34428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44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69459">
                <text:p>0.569459</text:p>
              </table:table-cell>
              <table:table-cell office:value-type="float" office:value="1.58732">
                <text:p>1.58732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45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841725">
                <text:p>-0.841725</text:p>
              </table:table-cell>
              <table:table-cell office:value-type="float" office:value="-0.528779">
                <text:p>-0.528779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46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3541">
                <text:p>1.73541</text:p>
              </table:table-cell>
              <table:table-cell office:value-type="float" office:value="3.18379">
                <text:p>3.18379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47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428">
                <text:p>2.3428</text:p>
              </table:table-cell>
              <table:table-cell office:value-type="float" office:value="0.789693">
                <text:p>0.789693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0129">
                <text:p>1.50129</text:p>
              </table:table-cell>
              <table:table-cell office:value-type="float" office:value="1.26886">
                <text:p>1.26886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49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0003">
                <text:p>1.30003</text:p>
              </table:table-cell>
              <table:table-cell office:value-type="float" office:value="1.49588">
                <text:p>1.49588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2324">
                <text:p>0.22324</text:p>
              </table:table-cell>
              <table:table-cell office:value-type="float" office:value="1.88202">
                <text:p>1.88202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1998">
                <text:p>0.41998</text:p>
              </table:table-cell>
              <table:table-cell office:value-type="float" office:value="-1.25052">
                <text:p>-1.25052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07848">
                <text:p>0.507848</text:p>
              </table:table-cell>
              <table:table-cell office:value-type="float" office:value="2.41192">
                <text:p>2.41192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53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8748">
                <text:p>3.8748</text:p>
              </table:table-cell>
              <table:table-cell office:value-type="float" office:value="2.02984">
                <text:p>2.02984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54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63012">
                <text:p>0.463012</text:p>
              </table:table-cell>
              <table:table-cell office:value-type="float" office:value="0.493731">
                <text:p>0.493731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55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86482">
                <text:p>0.686482</text:p>
              </table:table-cell>
              <table:table-cell office:value-type="float" office:value="1.29053">
                <text:p>1.29053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33922">
                <text:p>-0.133922</text:p>
              </table:table-cell>
              <table:table-cell office:value-type="float" office:value="-0.376585">
                <text:p>-0.376585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57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04685">
                <text:p>0.204685</text:p>
              </table:table-cell>
              <table:table-cell office:value-type="float" office:value="-1.75382">
                <text:p>-1.75382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67059">
                <text:p>0.467059</text:p>
              </table:table-cell>
              <table:table-cell office:value-type="float" office:value="-1.16582">
                <text:p>-1.16582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59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1661">
                <text:p>1.01661</text:p>
              </table:table-cell>
              <table:table-cell office:value-type="float" office:value="1.05671">
                <text:p>1.05671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02072">
                <text:p>-1.02072</text:p>
              </table:table-cell>
              <table:table-cell office:value-type="float" office:value="0.310894">
                <text:p>0.310894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61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57928">
                <text:p>-2.57928</text:p>
              </table:table-cell>
              <table:table-cell office:value-type="float" office:value="-1.12947">
                <text:p>-1.12947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617491">
                <text:p>-0.0617491</text:p>
              </table:table-cell>
              <table:table-cell office:value-type="float" office:value="1.25814">
                <text:p>1.25814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63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94517">
                <text:p>2.94517</text:p>
              </table:table-cell>
              <table:table-cell office:value-type="float" office:value="1.23967">
                <text:p>1.23967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64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5094">
                <text:p>2.65094</text:p>
              </table:table-cell>
              <table:table-cell office:value-type="float" office:value="0.938043">
                <text:p>0.938043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65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2007">
                <text:p>1.82007</text:p>
              </table:table-cell>
              <table:table-cell office:value-type="float" office:value="0.903548">
                <text:p>0.903548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66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11853">
                <text:p>-0.311853</text:p>
              </table:table-cell>
              <table:table-cell office:value-type="float" office:value="1.40208">
                <text:p>1.40208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67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57772">
                <text:p>-0.457772</text:p>
              </table:table-cell>
              <table:table-cell office:value-type="float" office:value="0.393146">
                <text:p>0.393146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68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807757">
                <text:p>-0.807757</text:p>
              </table:table-cell>
              <table:table-cell office:value-type="float" office:value="0.42827">
                <text:p>0.42827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69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0802">
                <text:p>1.10802</text:p>
              </table:table-cell>
              <table:table-cell office:value-type="float" office:value="-0.308519">
                <text:p>-0.308519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32733">
                <text:p>0.532733</text:p>
              </table:table-cell>
              <table:table-cell office:value-type="float" office:value="1.30225">
                <text:p>1.30225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71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805355">
                <text:p>-0.0805355</text:p>
              </table:table-cell>
              <table:table-cell office:value-type="float" office:value="1.24277">
                <text:p>1.24277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72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8658">
                <text:p>1.88658</text:p>
              </table:table-cell>
              <table:table-cell office:value-type="float" office:value="-0.185985">
                <text:p>-0.185985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73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4828">
                <text:p>-0.264828</text:p>
              </table:table-cell>
              <table:table-cell office:value-type="float" office:value="0.0377902">
                <text:p>0.0377902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74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8791">
                <text:p>1.28791</text:p>
              </table:table-cell>
              <table:table-cell office:value-type="float" office:value="-0.360231">
                <text:p>-0.360231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78807">
                <text:p>-0.278807</text:p>
              </table:table-cell>
              <table:table-cell office:value-type="float" office:value="1.32739">
                <text:p>1.32739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26447">
                <text:p>0.626447</text:p>
              </table:table-cell>
              <table:table-cell office:value-type="float" office:value="0.656213">
                <text:p>0.656213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77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0326">
                <text:p>1.30326</text:p>
              </table:table-cell>
              <table:table-cell office:value-type="float" office:value="0.176128">
                <text:p>0.176128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78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40658">
                <text:p>2.40658</text:p>
              </table:table-cell>
              <table:table-cell office:value-type="float" office:value="0.428004">
                <text:p>0.428004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4327">
                <text:p>1.94327</text:p>
              </table:table-cell>
              <table:table-cell office:value-type="float" office:value="0.229259">
                <text:p>0.22925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55412">
                <text:p>0.855412</text:p>
              </table:table-cell>
              <table:table-cell office:value-type="float" office:value="-0.248279">
                <text:p>-0.248279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81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1014">
                <text:p>1.21014</text:p>
              </table:table-cell>
              <table:table-cell office:value-type="float" office:value="-0.241579">
                <text:p>-0.241579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31834">
                <text:p>3.31834</text:p>
              </table:table-cell>
              <table:table-cell office:value-type="float" office:value="1.63083">
                <text:p>1.63083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3145">
                <text:p>1.23145</text:p>
              </table:table-cell>
              <table:table-cell office:value-type="float" office:value="0.212152">
                <text:p>0.212152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19235">
                <text:p>0.219235</text:p>
              </table:table-cell>
              <table:table-cell office:value-type="float" office:value="0.457278">
                <text:p>0.457278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51884">
                <text:p>0.0451884</text:p>
              </table:table-cell>
              <table:table-cell office:value-type="float" office:value="1.31267">
                <text:p>1.31267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1204">
                <text:p>1.11204</text:p>
              </table:table-cell>
              <table:table-cell office:value-type="float" office:value="-0.299565">
                <text:p>-0.299565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87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634164">
                <text:p>-0.634164</text:p>
              </table:table-cell>
              <table:table-cell office:value-type="float" office:value="1.21008">
                <text:p>1.21008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88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83733">
                <text:p>0.683733</text:p>
              </table:table-cell>
              <table:table-cell office:value-type="float" office:value="2.07481">
                <text:p>2.07481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89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6562">
                <text:p>2.06562</text:p>
              </table:table-cell>
              <table:table-cell office:value-type="float" office:value="1.44965">
                <text:p>1.44965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58028">
                <text:p>0.158028</text:p>
              </table:table-cell>
              <table:table-cell office:value-type="float" office:value="-0.234621">
                <text:p>-0.234621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16861">
                <text:p>2.16861</text:p>
              </table:table-cell>
              <table:table-cell office:value-type="float" office:value="1.27567">
                <text:p>1.27567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92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482355">
                <text:p>-0.482355</text:p>
              </table:table-cell>
              <table:table-cell office:value-type="float" office:value="0.473728">
                <text:p>0.473728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93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68285">
                <text:p>0.168285</text:p>
              </table:table-cell>
              <table:table-cell office:value-type="float" office:value="-1.09981">
                <text:p>-1.09981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47195">
                <text:p>0.347195</text:p>
              </table:table-cell>
              <table:table-cell office:value-type="float" office:value="-0.789335">
                <text:p>-0.789335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95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4872">
                <text:p>1.14872</text:p>
              </table:table-cell>
              <table:table-cell office:value-type="float" office:value="1.45612">
                <text:p>1.45612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42591">
                <text:p>0.542591</text:p>
              </table:table-cell>
              <table:table-cell office:value-type="float" office:value="-0.898797">
                <text:p>-0.898797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3033">
                <text:p>2.63033</text:p>
              </table:table-cell>
              <table:table-cell office:value-type="float" office:value="2.80255">
                <text:p>2.80255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38982">
                <text:p>3.38982</text:p>
              </table:table-cell>
              <table:table-cell office:value-type="float" office:value="1.96114">
                <text:p>1.96114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12242">
                <text:p>2.12242</text:p>
              </table:table-cell>
              <table:table-cell office:value-type="float" office:value="0.747571">
                <text:p>0.747571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28388">
                <text:p>1.28388</text:p>
              </table:table-cell>
              <table:table-cell office:value-type="float" office:value="2.69572">
                <text:p>2.69572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10817">
                <text:p>-1.10817</text:p>
              </table:table-cell>
              <table:table-cell office:value-type="float" office:value="0.388277">
                <text:p>0.388277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90509">
                <text:p>0.690509</text:p>
              </table:table-cell>
              <table:table-cell office:value-type="float" office:value="-1.02917">
                <text:p>-1.02917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40698">
                <text:p>2.40698</text:p>
              </table:table-cell>
              <table:table-cell office:value-type="float" office:value="1.23429">
                <text:p>1.23429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596275">
                <text:p>-0.596275</text:p>
              </table:table-cell>
              <table:table-cell office:value-type="float" office:value="-0.916681">
                <text:p>-0.916681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2595">
                <text:p>1.12595</text:p>
              </table:table-cell>
              <table:table-cell office:value-type="float" office:value="-0.131082">
                <text:p>-0.131082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4582">
                <text:p>1.04582</text:p>
              </table:table-cell>
              <table:table-cell office:value-type="float" office:value="0.553957">
                <text:p>0.553957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839042">
                <text:p>-0.839042</text:p>
              </table:table-cell>
              <table:table-cell office:value-type="float" office:value="0.547421">
                <text:p>0.547421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9351">
                <text:p>2.19351</text:p>
              </table:table-cell>
              <table:table-cell office:value-type="float" office:value="3.84364">
                <text:p>3.84364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47912">
                <text:p>0.447912</text:p>
              </table:table-cell>
              <table:table-cell office:value-type="float" office:value="0.237444">
                <text:p>0.237444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153">
                <text:p>1.2153</text:p>
              </table:table-cell>
              <table:table-cell office:value-type="float" office:value="0.944178">
                <text:p>0.944178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746574">
                <text:p>-0.746574</text:p>
              </table:table-cell>
              <table:table-cell office:value-type="float" office:value="0.552659">
                <text:p>0.552659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319808">
                <text:p>-0.319808</text:p>
              </table:table-cell>
              <table:table-cell office:value-type="float" office:value="0.8922">
                <text:p>0.8922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91319">
                <text:p>0.0491319</text:p>
              </table:table-cell>
              <table:table-cell office:value-type="float" office:value="-0.176108">
                <text:p>-0.176108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239086">
                <text:p>-0.239086</text:p>
              </table:table-cell>
              <table:table-cell office:value-type="float" office:value="-0.444474">
                <text:p>-0.444474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03225">
                <text:p>0.303225</text:p>
              </table:table-cell>
              <table:table-cell office:value-type="float" office:value="2.44599">
                <text:p>2.44599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60527">
                <text:p>0.960527</text:p>
              </table:table-cell>
              <table:table-cell office:value-type="float" office:value="0.818187">
                <text:p>0.818187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26856">
                <text:p>3.26856</text:p>
              </table:table-cell>
              <table:table-cell office:value-type="float" office:value="1.92303">
                <text:p>1.92303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51426">
                <text:p>0.551426</text:p>
              </table:table-cell>
              <table:table-cell office:value-type="float" office:value="-1.00521">
                <text:p>-1.00521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0673">
                <text:p>0.160673</text:p>
              </table:table-cell>
              <table:table-cell office:value-type="float" office:value="0.516835">
                <text:p>0.516835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1899">
                <text:p>1.91899</text:p>
              </table:table-cell>
              <table:table-cell office:value-type="float" office:value="2.30361">
                <text:p>2.30361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218149">
                <text:p>-0.218149</text:p>
              </table:table-cell>
              <table:table-cell office:value-type="float" office:value="0.812957">
                <text:p>0.812957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0178">
                <text:p>1.60178</text:p>
              </table:table-cell>
              <table:table-cell office:value-type="float" office:value="0.0448389">
                <text:p>0.0448389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406359">
                <text:p>-0.406359</text:p>
              </table:table-cell>
              <table:table-cell office:value-type="float" office:value="-0.0584332">
                <text:p>-0.0584332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740763">
                <text:p>-0.740763</text:p>
              </table:table-cell>
              <table:table-cell office:value-type="float" office:value="-0.623577">
                <text:p>-0.623577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717902">
                <text:p>-0.717902</text:p>
              </table:table-cell>
              <table:table-cell office:value-type="float" office:value="0.890693">
                <text:p>0.890693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61958">
                <text:p>1.61958</text:p>
              </table:table-cell>
              <table:table-cell office:value-type="float" office:value="0.287087">
                <text:p>0.287087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810984">
                <text:p>-0.810984</text:p>
              </table:table-cell>
              <table:table-cell office:value-type="float" office:value="1.50999">
                <text:p>1.50999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381037">
                <text:p>-0.0381037</text:p>
              </table:table-cell>
              <table:table-cell office:value-type="float" office:value="1.43077">
                <text:p>1.43077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6719">
                <text:p>1.56719</text:p>
              </table:table-cell>
              <table:table-cell office:value-type="float" office:value="2.70634">
                <text:p>2.70634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93391">
                <text:p>1.93391</text:p>
              </table:table-cell>
              <table:table-cell office:value-type="float" office:value="0.483071">
                <text:p>0.483071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550662">
                <text:p>-0.550662</text:p>
              </table:table-cell>
              <table:table-cell office:value-type="float" office:value="0.675706">
                <text:p>0.675706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55931">
                <text:p>1.55931</text:p>
              </table:table-cell>
              <table:table-cell office:value-type="float" office:value="-0.362132">
                <text:p>-0.362132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928477">
                <text:p>0.0928477</text:p>
              </table:table-cell>
              <table:table-cell office:value-type="float" office:value="0.303404">
                <text:p>0.303404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908">
                <text:p>1.34908</text:p>
              </table:table-cell>
              <table:table-cell office:value-type="float" office:value="1.34341">
                <text:p>1.34341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5568">
                <text:p>2.25568</text:p>
              </table:table-cell>
              <table:table-cell office:value-type="float" office:value="0.508636">
                <text:p>0.508636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0786">
                <text:p>1.0786</text:p>
              </table:table-cell>
              <table:table-cell office:value-type="float" office:value="0.854419">
                <text:p>0.854419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9453">
                <text:p>1.39453</text:p>
              </table:table-cell>
              <table:table-cell office:value-type="float" office:value="0.276135">
                <text:p>0.276135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87538">
                <text:p>0.887538</text:p>
              </table:table-cell>
              <table:table-cell office:value-type="float" office:value="2.62667">
                <text:p>2.62667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03636">
                <text:p>0.403636</text:p>
              </table:table-cell>
              <table:table-cell office:value-type="float" office:value="-0.792422">
                <text:p>-0.792422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659">
                <text:p>-0.0659</text:p>
              </table:table-cell>
              <table:table-cell office:value-type="float" office:value="1.721">
                <text:p>1.721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716">
                <text:p>0.8716</text:p>
              </table:table-cell>
              <table:table-cell office:value-type="float" office:value="0.470962">
                <text:p>0.470962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08028">
                <text:p>4.08028</text:p>
              </table:table-cell>
              <table:table-cell office:value-type="float" office:value="2.38016">
                <text:p>2.38016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4654">
                <text:p>1.54654</text:p>
              </table:table-cell>
              <table:table-cell office:value-type="float" office:value="0.00289489">
                <text:p>0.00289489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481783">
                <text:p>-0.481783</text:p>
              </table:table-cell>
              <table:table-cell office:value-type="float" office:value="-0.444595">
                <text:p>-0.444595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15052">
                <text:p>-1.15052</text:p>
              </table:table-cell>
              <table:table-cell office:value-type="float" office:value="-0.826499">
                <text:p>-0.826499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.4658">
                <text:p>-2.4658</text:p>
              </table:table-cell>
              <table:table-cell office:value-type="float" office:value="-0.697054">
                <text:p>-0.697054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793754">
                <text:p>-0.793754</text:p>
              </table:table-cell>
              <table:table-cell office:value-type="float" office:value="-2.40754">
                <text:p>-2.40754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70217">
                <text:p>-0.170217</text:p>
              </table:table-cell>
              <table:table-cell office:value-type="float" office:value="1.73354">
                <text:p>1.73354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07967">
                <text:p>2.07967</text:p>
              </table:table-cell>
              <table:table-cell office:value-type="float" office:value="4.16305">
                <text:p>4.16305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95518">
                <text:p>1.95518</text:p>
              </table:table-cell>
              <table:table-cell office:value-type="float" office:value="0.218229">
                <text:p>0.218229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604722">
                <text:p>-0.604722</text:p>
              </table:table-cell>
              <table:table-cell office:value-type="float" office:value="0.216483">
                <text:p>0.216483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19031">
                <text:p>1.19031</text:p>
              </table:table-cell>
              <table:table-cell office:value-type="float" office:value="1.19205">
                <text:p>1.19205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134319">
                <text:p>-0.0134319</text:p>
              </table:table-cell>
              <table:table-cell office:value-type="float" office:value="1.70266">
                <text:p>1.70266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64417">
                <text:p>0.0364417</text:p>
              </table:table-cell>
              <table:table-cell office:value-type="float" office:value="2.11212">
                <text:p>2.11212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61457">
                <text:p>0.261457</text:p>
              </table:table-cell>
              <table:table-cell office:value-type="float" office:value="0.360772">
                <text:p>0.360772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377202">
                <text:p>-0.00377202</text:p>
              </table:table-cell>
              <table:table-cell office:value-type="float" office:value="1.02348">
                <text:p>1.02348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83413">
                <text:p>1.83413</text:p>
              </table:table-cell>
              <table:table-cell office:value-type="float" office:value="0.846003">
                <text:p>0.846003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6396">
                <text:p>1.16396</text:p>
              </table:table-cell>
              <table:table-cell office:value-type="float" office:value="0.105357">
                <text:p>0.105357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98352">
                <text:p>1.98352</text:p>
              </table:table-cell>
              <table:table-cell office:value-type="float" office:value="0.846222">
                <text:p>0.846222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33934">
                <text:p>2.33934</text:p>
              </table:table-cell>
              <table:table-cell office:value-type="float" office:value="-0.191482">
                <text:p>-0.191482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7683">
                <text:p>0.77683</text:p>
              </table:table-cell>
              <table:table-cell office:value-type="float" office:value="0.998572">
                <text:p>0.998572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03427">
                <text:p>2.03427</text:p>
              </table:table-cell>
              <table:table-cell office:value-type="float" office:value="1.89344">
                <text:p>1.89344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32935">
                <text:p>3.32935</text:p>
              </table:table-cell>
              <table:table-cell office:value-type="float" office:value="2.15723">
                <text:p>2.15723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9329">
                <text:p>1.19329</text:p>
              </table:table-cell>
              <table:table-cell office:value-type="float" office:value="2.55752">
                <text:p>2.55752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165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43181">
                <text:p>2.43181</text:p>
              </table:table-cell>
              <table:table-cell office:value-type="float" office:value="0.80051">
                <text:p>0.80051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  <table:table-cell office:value-type="float" office:value="166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99336">
                <text:p>1.99336</text:p>
              </table:table-cell>
              <table:table-cell office:value-type="float" office:value="0.343652">
                <text:p>0.343652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  <table:table-cell office:value-type="float" office:value="167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15079">
                <text:p>-1.15079</text:p>
              </table:table-cell>
              <table:table-cell office:value-type="float" office:value="-1.176">
                <text:p>-1.176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168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86941">
                <text:p>0.886941</text:p>
              </table:table-cell>
              <table:table-cell office:value-type="float" office:value="0.645261">
                <text:p>0.645261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  <table:table-cell office:value-type="float" office:value="169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593131">
                <text:p>-0.593131</text:p>
              </table:table-cell>
              <table:table-cell office:value-type="float" office:value="0.875817">
                <text:p>0.875817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  <table:table-cell office:value-type="float" office:value="170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793964">
                <text:p>-0.793964</text:p>
              </table:table-cell>
              <table:table-cell office:value-type="float" office:value="0.869155">
                <text:p>0.869155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  <table:table-cell office:value-type="float" office:value="171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.10238">
                <text:p>-2.10238</text:p>
              </table:table-cell>
              <table:table-cell office:value-type="float" office:value="-0.774021">
                <text:p>-0.774021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  <table:table-cell office:value-type="float" office:value="172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55248">
                <text:p>0.155248</text:p>
              </table:table-cell>
              <table:table-cell office:value-type="float" office:value="0.315138">
                <text:p>0.315138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173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24092">
                <text:p>1.24092</text:p>
              </table:table-cell>
              <table:table-cell office:value-type="float" office:value="1.77968">
                <text:p>1.77968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  <table:table-cell office:value-type="float" office:value="174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79902">
                <text:p>0.279902</text:p>
              </table:table-cell>
              <table:table-cell office:value-type="float" office:value="2.16461">
                <text:p>2.16461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212644">
                <text:p>-0.212644</text:p>
              </table:table-cell>
              <table:table-cell office:value-type="float" office:value="-1.76803">
                <text:p>-1.76803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  <table:table-cell office:value-type="float" office:value="176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82816">
                <text:p>0.282816</text:p>
              </table:table-cell>
              <table:table-cell office:value-type="float" office:value="1.62646">
                <text:p>1.62646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  <table:table-cell office:value-type="float" office:value="177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902006">
                <text:p>-0.902006</text:p>
              </table:table-cell>
              <table:table-cell office:value-type="float" office:value="0.504767">
                <text:p>0.504767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178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63467">
                <text:p>3.63467</text:p>
              </table:table-cell>
              <table:table-cell office:value-type="float" office:value="1.96376">
                <text:p>1.96376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  <table:table-cell office:value-type="float" office:value="179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40397">
                <text:p>1.40397</text:p>
              </table:table-cell>
              <table:table-cell office:value-type="float" office:value="-0.246632">
                <text:p>-0.246632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  <table:table-cell office:value-type="float" office:value="180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64168">
                <text:p>0.464168</text:p>
              </table:table-cell>
              <table:table-cell office:value-type="float" office:value="2.00449">
                <text:p>2.00449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  <table:table-cell office:value-type="float" office:value="181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34921">
                <text:p>0.634921</text:p>
              </table:table-cell>
              <table:table-cell office:value-type="float" office:value="0.963311">
                <text:p>0.963311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  <table:table-cell office:value-type="float" office:value="182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62111">
                <text:p>1.62111</text:p>
              </table:table-cell>
              <table:table-cell office:value-type="float" office:value="0.612105">
                <text:p>0.612105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183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77358">
                <text:p>0.177358</text:p>
              </table:table-cell>
              <table:table-cell office:value-type="float" office:value="0.283674">
                <text:p>0.283674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  <table:table-cell office:value-type="float" office:value="184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43">
                <text:p>0.943</text:p>
              </table:table-cell>
              <table:table-cell office:value-type="float" office:value="1.72142">
                <text:p>1.72142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  <table:table-cell office:value-type="float" office:value="185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72202">
                <text:p>0.872202</text:p>
              </table:table-cell>
              <table:table-cell office:value-type="float" office:value="1.16913">
                <text:p>1.16913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  <table:table-cell office:value-type="float" office:value="186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713335">
                <text:p>-0.713335</text:p>
              </table:table-cell>
              <table:table-cell office:value-type="float" office:value="-0.808985">
                <text:p>-0.808985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  <table:table-cell office:value-type="float" office:value="187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905802">
                <text:p>-0.905802</text:p>
              </table:table-cell>
              <table:table-cell office:value-type="float" office:value="-1.062">
                <text:p>-1.062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  <table:table-cell office:value-type="float" office:value="188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76804">
                <text:p>1.76804</text:p>
              </table:table-cell>
              <table:table-cell office:value-type="float" office:value="1.58208">
                <text:p>1.58208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  <table:table-cell office:value-type="float" office:value="189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42205">
                <text:p>0.142205</text:p>
              </table:table-cell>
              <table:table-cell office:value-type="float" office:value="-0.657828">
                <text:p>-0.657828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21132">
                <text:p>1.21132</text:p>
              </table:table-cell>
              <table:table-cell office:value-type="float" office:value="-0.56013">
                <text:p>-0.56013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  <table:table-cell office:value-type="float" office:value="191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396795">
                <text:p>-0.396795</text:p>
              </table:table-cell>
              <table:table-cell office:value-type="float" office:value="-0.0000401042">
                <text:p>-0.0000401042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  <table:table-cell office:value-type="float" office:value="192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27928">
                <text:p>1.27928</text:p>
              </table:table-cell>
              <table:table-cell office:value-type="float" office:value="-0.269898">
                <text:p>-0.269898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  <table:table-cell office:value-type="float" office:value="193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04305">
                <text:p>3.04305</text:p>
              </table:table-cell>
              <table:table-cell office:value-type="float" office:value="1.42677">
                <text:p>1.42677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  <table:table-cell office:value-type="float" office:value="194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770829">
                <text:p>-0.770829</text:p>
              </table:table-cell>
              <table:table-cell office:value-type="float" office:value="0.396565">
                <text:p>0.396565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  <table:table-cell office:value-type="float" office:value="195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0211">
                <text:p>1.90211</text:p>
              </table:table-cell>
              <table:table-cell office:value-type="float" office:value="0.224209">
                <text:p>0.224209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  <table:table-cell office:value-type="float" office:value="196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4277">
                <text:p>1.94277</text:p>
              </table:table-cell>
              <table:table-cell office:value-type="float" office:value="0.568693">
                <text:p>0.568693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197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72516">
                <text:p>0.572516</text:p>
              </table:table-cell>
              <table:table-cell office:value-type="float" office:value="0.306123">
                <text:p>0.306123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  <table:table-cell office:value-type="float" office:value="198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38621">
                <text:p>1.38621</text:p>
              </table:table-cell>
              <table:table-cell office:value-type="float" office:value="-0.0227049">
                <text:p>-0.0227049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199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34169">
                <text:p>0.634169</text:p>
              </table:table-cell>
              <table:table-cell office:value-type="float" office:value="1.00318">
                <text:p>1.00318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  <table:table-cell office:value-type="float" office:value="200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09412">
                <text:p>1.09412</text:p>
              </table:table-cell>
              <table:table-cell office:value-type="float" office:value="-0.0928868">
                <text:p>-0.0928868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  <table:table-cell office:value-type="float" office:value="201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1751">
                <text:p>1.11751</text:p>
              </table:table-cell>
              <table:table-cell office:value-type="float" office:value="1.34002">
                <text:p>1.34002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202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169243">
                <text:p>-0.169243</text:p>
              </table:table-cell>
              <table:table-cell office:value-type="float" office:value="-0.147892">
                <text:p>-0.147892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203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00154">
                <text:p>0.700154</text:p>
              </table:table-cell>
              <table:table-cell office:value-type="float" office:value="2.09866">
                <text:p>2.09866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204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.11983">
                <text:p>-1.11983</text:p>
              </table:table-cell>
              <table:table-cell office:value-type="float" office:value="0.0181444">
                <text:p>0.0181444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205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23559">
                <text:p>0.323559</text:p>
              </table:table-cell>
              <table:table-cell office:value-type="float" office:value="0.475164">
                <text:p>0.475164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206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846875">
                <text:p>-0.846875</text:p>
              </table:table-cell>
              <table:table-cell office:value-type="float" office:value="0.907165">
                <text:p>0.907165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207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751132">
                <text:p>0.0751132</text:p>
              </table:table-cell>
              <table:table-cell office:value-type="float" office:value="0.426917">
                <text:p>0.426917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208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505264">
                <text:p>0.0505264</text:p>
              </table:table-cell>
              <table:table-cell office:value-type="float" office:value="1.46791">
                <text:p>1.46791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209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632804">
                <text:p>-0.632804</text:p>
              </table:table-cell>
              <table:table-cell office:value-type="float" office:value="0.522042">
                <text:p>0.522042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210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03694">
                <text:p>0.603694</text:p>
              </table:table-cell>
              <table:table-cell office:value-type="float" office:value="2.10417">
                <text:p>2.10417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211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20751">
                <text:p>2.20751</text:p>
              </table:table-cell>
              <table:table-cell office:value-type="float" office:value="3.08268">
                <text:p>3.08268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212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45453">
                <text:p>0.945453</text:p>
              </table:table-cell>
              <table:table-cell office:value-type="float" office:value="-0.792859">
                <text:p>-0.792859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213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2969">
                <text:p>2.2969</text:p>
              </table:table-cell>
              <table:table-cell office:value-type="float" office:value="4.12265">
                <text:p>4.12265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214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.04238">
                <text:p>-2.04238</text:p>
              </table:table-cell>
              <table:table-cell office:value-type="float" office:value="0.101972">
                <text:p>0.101972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215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3859">
                <text:p>1.53859</text:p>
              </table:table-cell>
              <table:table-cell office:value-type="float" office:value="0.122246">
                <text:p>0.122246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216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0571">
                <text:p>1.0571</text:p>
              </table:table-cell>
              <table:table-cell office:value-type="float" office:value="-0.21061">
                <text:p>-0.21061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217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950468">
                <text:p>-0.950468</text:p>
              </table:table-cell>
              <table:table-cell office:value-type="float" office:value="-1.08221">
                <text:p>-1.08221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218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490166">
                <text:p>-0.490166</text:p>
              </table:table-cell>
              <table:table-cell office:value-type="float" office:value="1.08402">
                <text:p>1.08402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219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95275">
                <text:p>1.95275</text:p>
              </table:table-cell>
              <table:table-cell office:value-type="float" office:value="0.23014">
                <text:p>0.23014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771782">
                <text:p>-0.771782</text:p>
              </table:table-cell>
              <table:table-cell office:value-type="float" office:value="-0.869812">
                <text:p>-0.869812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221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74738">
                <text:p>0.874738</text:p>
              </table:table-cell>
              <table:table-cell office:value-type="float" office:value="-0.205625">
                <text:p>-0.205625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222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6414">
                <text:p>1.56414</text:p>
              </table:table-cell>
              <table:table-cell office:value-type="float" office:value="0.0116667">
                <text:p>0.0116667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223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93093">
                <text:p>0.393093</text:p>
              </table:table-cell>
              <table:table-cell office:value-type="float" office:value="-1.00187">
                <text:p>-1.00187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224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95802">
                <text:p>0.695802</text:p>
              </table:table-cell>
              <table:table-cell office:value-type="float" office:value="0.525965">
                <text:p>0.525965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225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45201">
                <text:p>0.745201</text:p>
              </table:table-cell>
              <table:table-cell office:value-type="float" office:value="2.27651">
                <text:p>2.27651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226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41865">
                <text:p>1.41865</text:p>
              </table:table-cell>
              <table:table-cell office:value-type="float" office:value="1.33149">
                <text:p>1.33149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227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8968">
                <text:p>1.8968</text:p>
              </table:table-cell>
              <table:table-cell office:value-type="float" office:value="0.609779">
                <text:p>0.609779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228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6882">
                <text:p>2.26882</text:p>
              </table:table-cell>
              <table:table-cell office:value-type="float" office:value="1.91479">
                <text:p>1.91479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229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.25933">
                <text:p>-1.25933</text:p>
              </table:table-cell>
              <table:table-cell office:value-type="float" office:value="-0.177835">
                <text:p>-0.177835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230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2861">
                <text:p>2.2861</text:p>
              </table:table-cell>
              <table:table-cell office:value-type="float" office:value="3.33034">
                <text:p>3.33034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231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777403">
                <text:p>-0.777403</text:p>
              </table:table-cell>
              <table:table-cell office:value-type="float" office:value="-0.628581">
                <text:p>-0.628581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232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51314">
                <text:p>-1.51314</text:p>
              </table:table-cell>
              <table:table-cell office:value-type="float" office:value="0.582625">
                <text:p>0.582625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233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34388">
                <text:p>-1.34388</text:p>
              </table:table-cell>
              <table:table-cell office:value-type="float" office:value="0.479952">
                <text:p>0.479952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234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09434">
                <text:p>0.509434</text:p>
              </table:table-cell>
              <table:table-cell office:value-type="float" office:value="-0.812187">
                <text:p>-0.812187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235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64714">
                <text:p>0.564714</text:p>
              </table:table-cell>
              <table:table-cell office:value-type="float" office:value="0.499894">
                <text:p>0.499894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236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.03092">
                <text:p>-2.03092</text:p>
              </table:table-cell>
              <table:table-cell office:value-type="float" office:value="-2.76587">
                <text:p>-2.76587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237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3809">
                <text:p>0.13809</text:p>
              </table:table-cell>
              <table:table-cell office:value-type="float" office:value="-0.0185256">
                <text:p>-0.0185256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238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65899">
                <text:p>-1.65899</text:p>
              </table:table-cell>
              <table:table-cell office:value-type="float" office:value="0.224469">
                <text:p>0.224469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239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54733">
                <text:p>0.954733</text:p>
              </table:table-cell>
              <table:table-cell office:value-type="float" office:value="0.932082">
                <text:p>0.932082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240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901088">
                <text:p>-0.901088</text:p>
              </table:table-cell>
              <table:table-cell office:value-type="float" office:value="0.919965">
                <text:p>0.919965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241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192538">
                <text:p>-0.192538</text:p>
              </table:table-cell>
              <table:table-cell office:value-type="float" office:value="-0.496987">
                <text:p>-0.496987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242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4538">
                <text:p>1.74538</text:p>
              </table:table-cell>
              <table:table-cell office:value-type="float" office:value="2.00197">
                <text:p>2.00197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243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31882">
                <text:p>1.31882</text:p>
              </table:table-cell>
              <table:table-cell office:value-type="float" office:value="0.364564">
                <text:p>0.364564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244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92832">
                <text:p>2.92832</text:p>
              </table:table-cell>
              <table:table-cell office:value-type="float" office:value="1.36832">
                <text:p>1.36832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245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77843">
                <text:p>0.377843</text:p>
              </table:table-cell>
              <table:table-cell office:value-type="float" office:value="0.752374">
                <text:p>0.752374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246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72679">
                <text:p>1.72679</text:p>
              </table:table-cell>
              <table:table-cell office:value-type="float" office:value="0.652331">
                <text:p>0.652331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247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643488">
                <text:p>-0.643488</text:p>
              </table:table-cell>
              <table:table-cell office:value-type="float" office:value="-0.560076">
                <text:p>-0.560076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248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31032">
                <text:p>1.31032</text:p>
              </table:table-cell>
              <table:table-cell office:value-type="float" office:value="2.5256">
                <text:p>2.5256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249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84149">
                <text:p>1.84149</text:p>
              </table:table-cell>
              <table:table-cell office:value-type="float" office:value="3.99308">
                <text:p>3.99308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454047">
                <text:p>-0.454047</text:p>
              </table:table-cell>
              <table:table-cell office:value-type="float" office:value="-0.15468">
                <text:p>-0.15468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251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72734">
                <text:p>1.72734</text:p>
              </table:table-cell>
              <table:table-cell office:value-type="float" office:value="2.84121">
                <text:p>2.84121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252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17967">
                <text:p>0.617967</text:p>
              </table:table-cell>
              <table:table-cell office:value-type="float" office:value="0.723917">
                <text:p>0.723917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253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58775">
                <text:p>-1.58775</text:p>
              </table:table-cell>
              <table:table-cell office:value-type="float" office:value="0.0102529">
                <text:p>0.0102529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254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72315">
                <text:p>-1.72315</text:p>
              </table:table-cell>
              <table:table-cell office:value-type="float" office:value="0.19139">
                <text:p>0.19139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255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01538">
                <text:p>-1.01538</text:p>
              </table:table-cell>
              <table:table-cell office:value-type="float" office:value="-2.19081">
                <text:p>-2.19081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256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76241">
                <text:p>1.76241</text:p>
              </table:table-cell>
              <table:table-cell office:value-type="float" office:value="1.33424">
                <text:p>1.33424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257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38128">
                <text:p>-1.38128</text:p>
              </table:table-cell>
              <table:table-cell office:value-type="float" office:value="-2.89485">
                <text:p>-2.89485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258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89887">
                <text:p>0.589887</text:p>
              </table:table-cell>
              <table:table-cell office:value-type="float" office:value="0.863487">
                <text:p>0.863487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259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443251">
                <text:p>-0.443251</text:p>
              </table:table-cell>
              <table:table-cell office:value-type="float" office:value="0.599836">
                <text:p>0.599836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260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.01422">
                <text:p>-1.01422</text:p>
              </table:table-cell>
              <table:table-cell office:value-type="float" office:value="0.574602">
                <text:p>0.574602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261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69006">
                <text:p>1.69006</text:p>
              </table:table-cell>
              <table:table-cell office:value-type="float" office:value="0.281217">
                <text:p>0.281217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262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76269">
                <text:p>2.76269</text:p>
              </table:table-cell>
              <table:table-cell office:value-type="float" office:value="1.40962">
                <text:p>1.40962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263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85017">
                <text:p>0.685017</text:p>
              </table:table-cell>
              <table:table-cell office:value-type="float" office:value="0.617881">
                <text:p>0.617881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264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66604">
                <text:p>1.66604</text:p>
              </table:table-cell>
              <table:table-cell office:value-type="float" office:value="0.0518814">
                <text:p>0.0518814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265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209383">
                <text:p>-0.209383</text:p>
              </table:table-cell>
              <table:table-cell office:value-type="float" office:value="0.0308338">
                <text:p>0.0308338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266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38618">
                <text:p>1.38618</text:p>
              </table:table-cell>
              <table:table-cell office:value-type="float" office:value="-0.0942288">
                <text:p>-0.0942288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267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.06341">
                <text:p>-1.06341</text:p>
              </table:table-cell>
              <table:table-cell office:value-type="float" office:value="0.404111">
                <text:p>0.404111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268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623125">
                <text:p>-0.623125</text:p>
              </table:table-cell>
              <table:table-cell office:value-type="float" office:value="0.67483">
                <text:p>0.67483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269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84974">
                <text:p>0.184974</text:p>
              </table:table-cell>
              <table:table-cell office:value-type="float" office:value="-0.228901">
                <text:p>-0.228901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270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99331">
                <text:p>1.99331</text:p>
              </table:table-cell>
              <table:table-cell office:value-type="float" office:value="0.588643">
                <text:p>0.588643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271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70474">
                <text:p>0.170474</text:p>
              </table:table-cell>
              <table:table-cell office:value-type="float" office:value="-1.14317">
                <text:p>-1.14317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272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.89175">
                <text:p>-1.89175</text:p>
              </table:table-cell>
              <table:table-cell office:value-type="float" office:value="-0.493877">
                <text:p>-0.493877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273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360693">
                <text:p>-0.360693</text:p>
              </table:table-cell>
              <table:table-cell office:value-type="float" office:value="-0.0541444">
                <text:p>-0.0541444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274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227251">
                <text:p>-0.227251</text:p>
              </table:table-cell>
              <table:table-cell office:value-type="float" office:value="1.33184">
                <text:p>1.33184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07297">
                <text:p>1.07297</text:p>
              </table:table-cell>
              <table:table-cell office:value-type="float" office:value="2.61318">
                <text:p>2.61318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276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67611">
                <text:p>0.967611</text:p>
              </table:table-cell>
              <table:table-cell office:value-type="float" office:value="-0.596471">
                <text:p>-0.596471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277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33308">
                <text:p>1.33308</text:p>
              </table:table-cell>
              <table:table-cell office:value-type="float" office:value="-0.206064">
                <text:p>-0.206064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19947">
                <text:p>2.19947</text:p>
              </table:table-cell>
              <table:table-cell office:value-type="float" office:value="0.921091">
                <text:p>0.921091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279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11163">
                <text:p>1.11163</text:p>
              </table:table-cell>
              <table:table-cell office:value-type="float" office:value="2.51824">
                <text:p>2.51824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280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136814">
                <text:p>-0.136814</text:p>
              </table:table-cell>
              <table:table-cell office:value-type="float" office:value="-1.19934">
                <text:p>-1.19934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281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274688">
                <text:p>-0.0274688</text:p>
              </table:table-cell>
              <table:table-cell office:value-type="float" office:value="-0.186761">
                <text:p>-0.186761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282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5234">
                <text:p>0.45234</text:p>
              </table:table-cell>
              <table:table-cell office:value-type="float" office:value="-1.1939">
                <text:p>-1.1939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283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29404">
                <text:p>1.29404</text:p>
              </table:table-cell>
              <table:table-cell office:value-type="float" office:value="-0.129956">
                <text:p>-0.129956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284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07772">
                <text:p>0.607772</text:p>
              </table:table-cell>
              <table:table-cell office:value-type="float" office:value="1.81337">
                <text:p>1.81337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285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24238">
                <text:p>2.24238</text:p>
              </table:table-cell>
              <table:table-cell office:value-type="float" office:value="0.611137">
                <text:p>0.611137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286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04231">
                <text:p>3.04231</text:p>
              </table:table-cell>
              <table:table-cell office:value-type="float" office:value="1.19049">
                <text:p>1.19049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287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04522">
                <text:p>1.04522</text:p>
              </table:table-cell>
              <table:table-cell office:value-type="float" office:value="2.54747">
                <text:p>2.54747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288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40604">
                <text:p>0.340604</text:p>
              </table:table-cell>
              <table:table-cell office:value-type="float" office:value="2.12965">
                <text:p>2.12965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289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25451">
                <text:p>0.325451</text:p>
              </table:table-cell>
              <table:table-cell office:value-type="float" office:value="0.533876">
                <text:p>0.533876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290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06275">
                <text:p>0.406275</text:p>
              </table:table-cell>
              <table:table-cell office:value-type="float" office:value="1.49197">
                <text:p>1.49197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291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616405">
                <text:p>0.616405</text:p>
              </table:table-cell>
              <table:table-cell office:value-type="float" office:value="-1.06833">
                <text:p>-1.06833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292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377934">
                <text:p>-0.0377934</text:p>
              </table:table-cell>
              <table:table-cell office:value-type="float" office:value="1.54336">
                <text:p>1.54336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293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509587">
                <text:p>-0.509587</text:p>
              </table:table-cell>
              <table:table-cell office:value-type="float" office:value="1.30891">
                <text:p>1.30891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294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85033">
                <text:p>2.85033</text:p>
              </table:table-cell>
              <table:table-cell office:value-type="float" office:value="1.28235">
                <text:p>1.28235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295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31438">
                <text:p>0.731438</text:p>
              </table:table-cell>
              <table:table-cell office:value-type="float" office:value="-0.927658">
                <text:p>-0.927658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296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14243">
                <text:p>1.14243</text:p>
              </table:table-cell>
              <table:table-cell office:value-type="float" office:value="1.52607">
                <text:p>1.52607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297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15935">
                <text:p>0.315935</text:p>
              </table:table-cell>
              <table:table-cell office:value-type="float" office:value="-0.829445">
                <text:p>-0.829445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298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18941">
                <text:p>1.18941</text:p>
              </table:table-cell>
              <table:table-cell office:value-type="float" office:value="-0.869705">
                <text:p>-0.869705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299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628575">
                <text:p>-0.628575</text:p>
              </table:table-cell>
              <table:table-cell office:value-type="float" office:value="0.765511">
                <text:p>0.765511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300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8487">
                <text:p>-1.8487</text:p>
              </table:table-cell>
              <table:table-cell office:value-type="float" office:value="-0.556125">
                <text:p>-0.556125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301">
                <text:p>3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1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15.392cm" svg:height="15.563cm" xlink:href=".." xlink:type="simple" chart:class="chart:scatter" chart:style-name="ch1">
        <chart:title svg:x="4.3cm" svg:y="0.447cm" chart:style-name="ch2">
          <text:p>Un-labeled data before clustering</text:p>
        </chart:title>
        <chart:legend chart:legend-position="end" svg:x="13.145cm" svg:y="7.482cm" style:legend-expansion="high" chart:style-name="ch3"/>
        <chart:plot-area chart:style-name="ch4" table:cell-range-address="main.A1:main.B301" chart:data-source-has-labels="row" svg:x="1.318cm" svg:y="1.537cm" svg:width="11.52cm" svg:height="12.734cm">
          <chart:coordinate-region svg:x="1.471cm" svg:y="1.737cm" svg:width="11.27cm" svg:height="12.335cm"/>
          <chart:axis chart:dimension="x" chart:name="primary-x" chart:style-name="ch5">
            <chart:title svg:x="6.138cm" svg:y="14.582cm" chart:style-name="ch6">
              <text:p><text:span text:style-name="T1">Dimension 1</text:span></text:p>
            </chart:title>
          </chart:axis>
          <chart:axis chart:dimension="y" chart:name="primary-y" chart:style-name="ch5">
            <chart:title svg:x="0.451cm" svg:y="8.844cm" chart:style-name="ch7">
              <text:p><text:span text:style-name="T1">Dimension 2</text:span></text:p>
            </chart:title>
          </chart:axis>
          <chart:series chart:style-name="ch8" chart:values-cell-range-address="main.B1:main.B301" loext:label-string="unlabeled" chart:class="chart:scatter">
            <chart:domain table:cell-range-address="main.A1:main.A301"/>
            <chart:data-point chart:repeated="30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unlabele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main.A1:main.A301</svg:desc>
                </draw:g>
              </table:table-cell>
              <table:table-cell office:value-type="float" office:value="NaN">
                <text:p>NaN</text:p>
                <draw:g>
                  <svg:desc>main.B1:main.B3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1.01845">
                <text:p>-1.01845</text:p>
              </table:table-cell>
              <table:table-cell office:value-type="float" office:value="-0.858738">
                <text:p>-0.858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97767">
                <text:p>0.497767</text:p>
              </table:table-cell>
              <table:table-cell office:value-type="float" office:value="-1.26011">
                <text:p>-1.260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223017">
                <text:p>-0.223017</text:p>
              </table:table-cell>
              <table:table-cell office:value-type="float" office:value="-1.17472">
                <text:p>-1.1747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96912">
                <text:p>1.96912</text:p>
              </table:table-cell>
              <table:table-cell office:value-type="float" office:value="2.31541">
                <text:p>2.315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92155">
                <text:p>1.92155</text:p>
              </table:table-cell>
              <table:table-cell office:value-type="float" office:value="1.53588">
                <text:p>1.535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3529">
                <text:p>1.83529</text:p>
              </table:table-cell>
              <table:table-cell office:value-type="float" office:value="2.73516">
                <text:p>2.735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169">
                <text:p>1.0169</text:p>
              </table:table-cell>
              <table:table-cell office:value-type="float" office:value="0.939635">
                <text:p>0.9396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168964">
                <text:p>-0.168964</text:p>
              </table:table-cell>
              <table:table-cell office:value-type="float" office:value="-1.61001">
                <text:p>-1.6100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09682">
                <text:p>1.09682</text:p>
              </table:table-cell>
              <table:table-cell office:value-type="float" office:value="-1.31077">
                <text:p>-1.3107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59933">
                <text:p>0.659933</text:p>
              </table:table-cell>
              <table:table-cell office:value-type="float" office:value="2.2357">
                <text:p>2.235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05245">
                <text:p>0.305245</text:p>
              </table:table-cell>
              <table:table-cell office:value-type="float" office:value="1.70098">
                <text:p>1.70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5005">
                <text:p>1.85005</text:p>
              </table:table-cell>
              <table:table-cell office:value-type="float" office:value="0.212863">
                <text:p>0.21286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04516">
                <text:p>1.04516</text:p>
              </table:table-cell>
              <table:table-cell office:value-type="float" office:value="2.40894">
                <text:p>2.408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075">
                <text:p>1.7075</text:p>
              </table:table-cell>
              <table:table-cell office:value-type="float" office:value="-0.271273">
                <text:p>-0.2712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58783">
                <text:p>0.358783</text:p>
              </table:table-cell>
              <table:table-cell office:value-type="float" office:value="1.68057">
                <text:p>1.680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.61727">
                <text:p>-2.61727</text:p>
              </table:table-cell>
              <table:table-cell office:value-type="float" office:value="-0.946218">
                <text:p>-0.9462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35692">
                <text:p>-1.35692</text:p>
              </table:table-cell>
              <table:table-cell office:value-type="float" office:value="-1.36086">
                <text:p>-1.360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94232">
                <text:p>0.894232</text:p>
              </table:table-cell>
              <table:table-cell office:value-type="float" office:value="-0.267748">
                <text:p>-0.2677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765901">
                <text:p>-0.765901</text:p>
              </table:table-cell>
              <table:table-cell office:value-type="float" office:value="0.913189">
                <text:p>0.91318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585951">
                <text:p>-0.585951</text:p>
              </table:table-cell>
              <table:table-cell office:value-type="float" office:value="-0.70845">
                <text:p>-0.7084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386527">
                <text:p>0.386527</text:p>
              </table:table-cell>
              <table:table-cell office:value-type="float" office:value="0.424495">
                <text:p>0.42449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34032">
                <text:p>0.834032</text:p>
              </table:table-cell>
              <table:table-cell office:value-type="float" office:value="2.16351">
                <text:p>2.163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905995">
                <text:p>-0.905995</text:p>
              </table:table-cell>
              <table:table-cell office:value-type="float" office:value="0.622989">
                <text:p>0.62298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46324">
                <text:p>0.946324</text:p>
              </table:table-cell>
              <table:table-cell office:value-type="float" office:value="1.24331">
                <text:p>1.243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898913">
                <text:p>0.0898913</text:p>
              </table:table-cell>
              <table:table-cell office:value-type="float" office:value="-1.58141">
                <text:p>-1.581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49768">
                <text:p>0.349768</text:p>
              </table:table-cell>
              <table:table-cell office:value-type="float" office:value="-1.20928">
                <text:p>-1.209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89066">
                <text:p>1.89066</text:p>
              </table:table-cell>
              <table:table-cell office:value-type="float" office:value="3.48792">
                <text:p>3.487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70989">
                <text:p>0.570989</text:p>
              </table:table-cell>
              <table:table-cell office:value-type="float" office:value="2.06939">
                <text:p>2.0693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637712">
                <text:p>-0.637712</text:p>
              </table:table-cell>
              <table:table-cell office:value-type="float" office:value="-0.447538">
                <text:p>-0.4475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5588">
                <text:p>1.55588</text:p>
              </table:table-cell>
              <table:table-cell office:value-type="float" office:value="0.0848183">
                <text:p>0.084818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10916">
                <text:p>-1.10916</text:p>
              </table:table-cell>
              <table:table-cell office:value-type="float" office:value="0.885537">
                <text:p>0.8855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3.36782">
                <text:p>-3.36782</text:p>
              </table:table-cell>
              <table:table-cell office:value-type="float" office:value="-1.94311">
                <text:p>-1.943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70266">
                <text:p>0.270266</text:p>
              </table:table-cell>
              <table:table-cell office:value-type="float" office:value="1.6053">
                <text:p>1.60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64926">
                <text:p>0.764926</text:p>
              </table:table-cell>
              <table:table-cell office:value-type="float" office:value="2.20507">
                <text:p>2.205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56183">
                <text:p>2.56183</text:p>
              </table:table-cell>
              <table:table-cell office:value-type="float" office:value="0.604365">
                <text:p>0.60436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221357">
                <text:p>-0.221357</text:p>
              </table:table-cell>
              <table:table-cell office:value-type="float" office:value="1.38181">
                <text:p>1.3818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43341">
                <text:p>0.843341</text:p>
              </table:table-cell>
              <table:table-cell office:value-type="float" office:value="-0.483261">
                <text:p>-0.4832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26685">
                <text:p>1.26685</text:p>
              </table:table-cell>
              <table:table-cell office:value-type="float" office:value="-0.0490742">
                <text:p>-0.049074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67728">
                <text:p>1.67728</text:p>
              </table:table-cell>
              <table:table-cell office:value-type="float" office:value="0.569078">
                <text:p>0.5690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44528">
                <text:p>3.44528</text:p>
              </table:table-cell>
              <table:table-cell office:value-type="float" office:value="1.74554">
                <text:p>1.7455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37666">
                <text:p>0.0637666</text:p>
              </table:table-cell>
              <table:table-cell office:value-type="float" office:value="-0.479995">
                <text:p>-0.47999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36739">
                <text:p>2.36739</text:p>
              </table:table-cell>
              <table:table-cell office:value-type="float" office:value="1.64151">
                <text:p>1.641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407031">
                <text:p>0.407031</text:p>
              </table:table-cell>
              <table:table-cell office:value-type="float" office:value="2.34428">
                <text:p>2.344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69459">
                <text:p>0.569459</text:p>
              </table:table-cell>
              <table:table-cell office:value-type="float" office:value="1.58732">
                <text:p>1.5873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841725">
                <text:p>-0.841725</text:p>
              </table:table-cell>
              <table:table-cell office:value-type="float" office:value="-0.528779">
                <text:p>-0.5287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73541">
                <text:p>1.73541</text:p>
              </table:table-cell>
              <table:table-cell office:value-type="float" office:value="3.18379">
                <text:p>3.183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.3428">
                <text:p>2.3428</text:p>
              </table:table-cell>
              <table:table-cell office:value-type="float" office:value="0.789693">
                <text:p>0.78969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50129">
                <text:p>1.50129</text:p>
              </table:table-cell>
              <table:table-cell office:value-type="float" office:value="1.26886">
                <text:p>1.2688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30003">
                <text:p>1.30003</text:p>
              </table:table-cell>
              <table:table-cell office:value-type="float" office:value="1.49588">
                <text:p>1.4958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2324">
                <text:p>0.22324</text:p>
              </table:table-cell>
              <table:table-cell office:value-type="float" office:value="1.88202">
                <text:p>1.8820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41998">
                <text:p>0.41998</text:p>
              </table:table-cell>
              <table:table-cell office:value-type="float" office:value="-1.25052">
                <text:p>-1.250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07848">
                <text:p>0.507848</text:p>
              </table:table-cell>
              <table:table-cell office:value-type="float" office:value="2.41192">
                <text:p>2.4119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8748">
                <text:p>3.8748</text:p>
              </table:table-cell>
              <table:table-cell office:value-type="float" office:value="2.02984">
                <text:p>2.0298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463012">
                <text:p>0.463012</text:p>
              </table:table-cell>
              <table:table-cell office:value-type="float" office:value="0.493731">
                <text:p>0.4937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86482">
                <text:p>0.686482</text:p>
              </table:table-cell>
              <table:table-cell office:value-type="float" office:value="1.29053">
                <text:p>1.2905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133922">
                <text:p>-0.133922</text:p>
              </table:table-cell>
              <table:table-cell office:value-type="float" office:value="-0.376585">
                <text:p>-0.37658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04685">
                <text:p>0.204685</text:p>
              </table:table-cell>
              <table:table-cell office:value-type="float" office:value="-1.75382">
                <text:p>-1.753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67059">
                <text:p>0.467059</text:p>
              </table:table-cell>
              <table:table-cell office:value-type="float" office:value="-1.16582">
                <text:p>-1.1658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01661">
                <text:p>1.01661</text:p>
              </table:table-cell>
              <table:table-cell office:value-type="float" office:value="1.05671">
                <text:p>1.056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1.02072">
                <text:p>-1.02072</text:p>
              </table:table-cell>
              <table:table-cell office:value-type="float" office:value="0.310894">
                <text:p>0.31089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2.57928">
                <text:p>-2.57928</text:p>
              </table:table-cell>
              <table:table-cell office:value-type="float" office:value="-1.12947">
                <text:p>-1.1294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0617491">
                <text:p>-0.0617491</text:p>
              </table:table-cell>
              <table:table-cell office:value-type="float" office:value="1.25814">
                <text:p>1.2581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.94517">
                <text:p>2.94517</text:p>
              </table:table-cell>
              <table:table-cell office:value-type="float" office:value="1.23967">
                <text:p>1.239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.65094">
                <text:p>2.65094</text:p>
              </table:table-cell>
              <table:table-cell office:value-type="float" office:value="0.938043">
                <text:p>0.9380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82007">
                <text:p>1.82007</text:p>
              </table:table-cell>
              <table:table-cell office:value-type="float" office:value="0.903548">
                <text:p>0.90354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0.311853">
                <text:p>-0.311853</text:p>
              </table:table-cell>
              <table:table-cell office:value-type="float" office:value="1.40208">
                <text:p>1.402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0.457772">
                <text:p>-0.457772</text:p>
              </table:table-cell>
              <table:table-cell office:value-type="float" office:value="0.393146">
                <text:p>0.39314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0.807757">
                <text:p>-0.807757</text:p>
              </table:table-cell>
              <table:table-cell office:value-type="float" office:value="0.42827">
                <text:p>0.428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10802">
                <text:p>1.10802</text:p>
              </table:table-cell>
              <table:table-cell office:value-type="float" office:value="-0.308519">
                <text:p>-0.30851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532733">
                <text:p>0.532733</text:p>
              </table:table-cell>
              <table:table-cell office:value-type="float" office:value="1.30225">
                <text:p>1.302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0.0805355">
                <text:p>-0.0805355</text:p>
              </table:table-cell>
              <table:table-cell office:value-type="float" office:value="1.24277">
                <text:p>1.2427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88658">
                <text:p>1.88658</text:p>
              </table:table-cell>
              <table:table-cell office:value-type="float" office:value="-0.185985">
                <text:p>-0.18598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0.264828">
                <text:p>-0.264828</text:p>
              </table:table-cell>
              <table:table-cell office:value-type="float" office:value="0.0377902">
                <text:p>0.037790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28791">
                <text:p>1.28791</text:p>
              </table:table-cell>
              <table:table-cell office:value-type="float" office:value="-0.360231">
                <text:p>-0.3602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0.278807">
                <text:p>-0.278807</text:p>
              </table:table-cell>
              <table:table-cell office:value-type="float" office:value="1.32739">
                <text:p>1.3273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26447">
                <text:p>0.626447</text:p>
              </table:table-cell>
              <table:table-cell office:value-type="float" office:value="0.656213">
                <text:p>0.6562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30326">
                <text:p>1.30326</text:p>
              </table:table-cell>
              <table:table-cell office:value-type="float" office:value="0.176128">
                <text:p>0.1761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40658">
                <text:p>2.40658</text:p>
              </table:table-cell>
              <table:table-cell office:value-type="float" office:value="0.428004">
                <text:p>0.42800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94327">
                <text:p>1.94327</text:p>
              </table:table-cell>
              <table:table-cell office:value-type="float" office:value="0.229259">
                <text:p>0.22925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55412">
                <text:p>0.855412</text:p>
              </table:table-cell>
              <table:table-cell office:value-type="float" office:value="-0.248279">
                <text:p>-0.24827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21014">
                <text:p>1.21014</text:p>
              </table:table-cell>
              <table:table-cell office:value-type="float" office:value="-0.241579">
                <text:p>-0.24157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31834">
                <text:p>3.31834</text:p>
              </table:table-cell>
              <table:table-cell office:value-type="float" office:value="1.63083">
                <text:p>1.6308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23145">
                <text:p>1.23145</text:p>
              </table:table-cell>
              <table:table-cell office:value-type="float" office:value="0.212152">
                <text:p>0.21215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19235">
                <text:p>0.219235</text:p>
              </table:table-cell>
              <table:table-cell office:value-type="float" office:value="0.457278">
                <text:p>0.45727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51884">
                <text:p>0.0451884</text:p>
              </table:table-cell>
              <table:table-cell office:value-type="float" office:value="1.31267">
                <text:p>1.3126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11204">
                <text:p>1.11204</text:p>
              </table:table-cell>
              <table:table-cell office:value-type="float" office:value="-0.299565">
                <text:p>-0.2995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634164">
                <text:p>-0.634164</text:p>
              </table:table-cell>
              <table:table-cell office:value-type="float" office:value="1.21008">
                <text:p>1.2100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83733">
                <text:p>0.683733</text:p>
              </table:table-cell>
              <table:table-cell office:value-type="float" office:value="2.07481">
                <text:p>2.0748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.06562">
                <text:p>2.06562</text:p>
              </table:table-cell>
              <table:table-cell office:value-type="float" office:value="1.44965">
                <text:p>1.4496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158028">
                <text:p>0.158028</text:p>
              </table:table-cell>
              <table:table-cell office:value-type="float" office:value="-0.234621">
                <text:p>-0.2346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.16861">
                <text:p>2.16861</text:p>
              </table:table-cell>
              <table:table-cell office:value-type="float" office:value="1.27567">
                <text:p>1.2756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482355">
                <text:p>-0.482355</text:p>
              </table:table-cell>
              <table:table-cell office:value-type="float" office:value="0.473728">
                <text:p>0.4737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168285">
                <text:p>0.168285</text:p>
              </table:table-cell>
              <table:table-cell office:value-type="float" office:value="-1.09981">
                <text:p>-1.0998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47195">
                <text:p>0.347195</text:p>
              </table:table-cell>
              <table:table-cell office:value-type="float" office:value="-0.789335">
                <text:p>-0.78933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14872">
                <text:p>1.14872</text:p>
              </table:table-cell>
              <table:table-cell office:value-type="float" office:value="1.45612">
                <text:p>1.456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42591">
                <text:p>0.542591</text:p>
              </table:table-cell>
              <table:table-cell office:value-type="float" office:value="-0.898797">
                <text:p>-0.89879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.63033">
                <text:p>2.63033</text:p>
              </table:table-cell>
              <table:table-cell office:value-type="float" office:value="2.80255">
                <text:p>2.802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.38982">
                <text:p>3.38982</text:p>
              </table:table-cell>
              <table:table-cell office:value-type="float" office:value="1.96114">
                <text:p>1.961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.12242">
                <text:p>2.12242</text:p>
              </table:table-cell>
              <table:table-cell office:value-type="float" office:value="0.747571">
                <text:p>0.7475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28388">
                <text:p>1.28388</text:p>
              </table:table-cell>
              <table:table-cell office:value-type="float" office:value="2.69572">
                <text:p>2.6957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-1.10817">
                <text:p>-1.10817</text:p>
              </table:table-cell>
              <table:table-cell office:value-type="float" office:value="0.388277">
                <text:p>0.3882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690509">
                <text:p>0.690509</text:p>
              </table:table-cell>
              <table:table-cell office:value-type="float" office:value="-1.02917">
                <text:p>-1.029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40698">
                <text:p>2.40698</text:p>
              </table:table-cell>
              <table:table-cell office:value-type="float" office:value="1.23429">
                <text:p>1.234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-0.596275">
                <text:p>-0.596275</text:p>
              </table:table-cell>
              <table:table-cell office:value-type="float" office:value="-0.916681">
                <text:p>-0.9166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.12595">
                <text:p>1.12595</text:p>
              </table:table-cell>
              <table:table-cell office:value-type="float" office:value="-0.131082">
                <text:p>-0.13108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.04582">
                <text:p>1.04582</text:p>
              </table:table-cell>
              <table:table-cell office:value-type="float" office:value="0.553957">
                <text:p>0.55395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0.839042">
                <text:p>-0.839042</text:p>
              </table:table-cell>
              <table:table-cell office:value-type="float" office:value="0.547421">
                <text:p>0.54742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9351">
                <text:p>2.19351</text:p>
              </table:table-cell>
              <table:table-cell office:value-type="float" office:value="3.84364">
                <text:p>3.8436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47912">
                <text:p>0.447912</text:p>
              </table:table-cell>
              <table:table-cell office:value-type="float" office:value="0.237444">
                <text:p>0.2374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.2153">
                <text:p>1.2153</text:p>
              </table:table-cell>
              <table:table-cell office:value-type="float" office:value="0.944178">
                <text:p>0.94417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746574">
                <text:p>-0.746574</text:p>
              </table:table-cell>
              <table:table-cell office:value-type="float" office:value="0.552659">
                <text:p>0.5526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319808">
                <text:p>-0.319808</text:p>
              </table:table-cell>
              <table:table-cell office:value-type="float" office:value="0.8922">
                <text:p>0.892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91319">
                <text:p>0.0491319</text:p>
              </table:table-cell>
              <table:table-cell office:value-type="float" office:value="-0.176108">
                <text:p>-0.17610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239086">
                <text:p>-0.239086</text:p>
              </table:table-cell>
              <table:table-cell office:value-type="float" office:value="-0.444474">
                <text:p>-0.4444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03225">
                <text:p>0.303225</text:p>
              </table:table-cell>
              <table:table-cell office:value-type="float" office:value="2.44599">
                <text:p>2.4459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960527">
                <text:p>0.960527</text:p>
              </table:table-cell>
              <table:table-cell office:value-type="float" office:value="0.818187">
                <text:p>0.81818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.26856">
                <text:p>3.26856</text:p>
              </table:table-cell>
              <table:table-cell office:value-type="float" office:value="1.92303">
                <text:p>1.923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551426">
                <text:p>0.551426</text:p>
              </table:table-cell>
              <table:table-cell office:value-type="float" office:value="-1.00521">
                <text:p>-1.005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60673">
                <text:p>0.160673</text:p>
              </table:table-cell>
              <table:table-cell office:value-type="float" office:value="0.516835">
                <text:p>0.51683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.91899">
                <text:p>1.91899</text:p>
              </table:table-cell>
              <table:table-cell office:value-type="float" office:value="2.30361">
                <text:p>2.303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218149">
                <text:p>-0.218149</text:p>
              </table:table-cell>
              <table:table-cell office:value-type="float" office:value="0.812957">
                <text:p>0.81295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.60178">
                <text:p>1.60178</text:p>
              </table:table-cell>
              <table:table-cell office:value-type="float" office:value="0.0448389">
                <text:p>0.044838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406359">
                <text:p>-0.406359</text:p>
              </table:table-cell>
              <table:table-cell office:value-type="float" office:value="-0.0584332">
                <text:p>-0.058433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740763">
                <text:p>-0.740763</text:p>
              </table:table-cell>
              <table:table-cell office:value-type="float" office:value="-0.623577">
                <text:p>-0.62357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717902">
                <text:p>-0.717902</text:p>
              </table:table-cell>
              <table:table-cell office:value-type="float" office:value="0.890693">
                <text:p>0.8906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.61958">
                <text:p>1.61958</text:p>
              </table:table-cell>
              <table:table-cell office:value-type="float" office:value="0.287087">
                <text:p>0.28708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0.810984">
                <text:p>-0.810984</text:p>
              </table:table-cell>
              <table:table-cell office:value-type="float" office:value="1.50999">
                <text:p>1.5099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0.0381037">
                <text:p>-0.0381037</text:p>
              </table:table-cell>
              <table:table-cell office:value-type="float" office:value="1.43077">
                <text:p>1.4307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.56719">
                <text:p>1.56719</text:p>
              </table:table-cell>
              <table:table-cell office:value-type="float" office:value="2.70634">
                <text:p>2.7063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.93391">
                <text:p>1.93391</text:p>
              </table:table-cell>
              <table:table-cell office:value-type="float" office:value="0.483071">
                <text:p>0.48307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-0.550662">
                <text:p>-0.550662</text:p>
              </table:table-cell>
              <table:table-cell office:value-type="float" office:value="0.675706">
                <text:p>0.67570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.55931">
                <text:p>1.55931</text:p>
              </table:table-cell>
              <table:table-cell office:value-type="float" office:value="-0.362132">
                <text:p>-0.3621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928477">
                <text:p>0.0928477</text:p>
              </table:table-cell>
              <table:table-cell office:value-type="float" office:value="0.303404">
                <text:p>0.3034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.34908">
                <text:p>1.34908</text:p>
              </table:table-cell>
              <table:table-cell office:value-type="float" office:value="1.34341">
                <text:p>1.3434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25568">
                <text:p>2.25568</text:p>
              </table:table-cell>
              <table:table-cell office:value-type="float" office:value="0.508636">
                <text:p>0.50863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.0786">
                <text:p>1.0786</text:p>
              </table:table-cell>
              <table:table-cell office:value-type="float" office:value="0.854419">
                <text:p>0.85441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.39453">
                <text:p>1.39453</text:p>
              </table:table-cell>
              <table:table-cell office:value-type="float" office:value="0.276135">
                <text:p>0.2761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87538">
                <text:p>0.887538</text:p>
              </table:table-cell>
              <table:table-cell office:value-type="float" office:value="2.62667">
                <text:p>2.6266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403636">
                <text:p>0.403636</text:p>
              </table:table-cell>
              <table:table-cell office:value-type="float" office:value="-0.792422">
                <text:p>-0.7924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0.0659">
                <text:p>-0.0659</text:p>
              </table:table-cell>
              <table:table-cell office:value-type="float" office:value="1.721">
                <text:p>1.72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8716">
                <text:p>0.8716</text:p>
              </table:table-cell>
              <table:table-cell office:value-type="float" office:value="0.470962">
                <text:p>0.4709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.08028">
                <text:p>4.08028</text:p>
              </table:table-cell>
              <table:table-cell office:value-type="float" office:value="2.38016">
                <text:p>2.3801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.54654">
                <text:p>1.54654</text:p>
              </table:table-cell>
              <table:table-cell office:value-type="float" office:value="0.00289489">
                <text:p>0.0028948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0.481783">
                <text:p>-0.481783</text:p>
              </table:table-cell>
              <table:table-cell office:value-type="float" office:value="-0.444595">
                <text:p>-0.44459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1.15052">
                <text:p>-1.15052</text:p>
              </table:table-cell>
              <table:table-cell office:value-type="float" office:value="-0.826499">
                <text:p>-0.82649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.4658">
                <text:p>-2.4658</text:p>
              </table:table-cell>
              <table:table-cell office:value-type="float" office:value="-0.697054">
                <text:p>-0.69705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0.793754">
                <text:p>-0.793754</text:p>
              </table:table-cell>
              <table:table-cell office:value-type="float" office:value="-2.40754">
                <text:p>-2.4075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0.170217">
                <text:p>-0.170217</text:p>
              </table:table-cell>
              <table:table-cell office:value-type="float" office:value="1.73354">
                <text:p>1.7335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07967">
                <text:p>2.07967</text:p>
              </table:table-cell>
              <table:table-cell office:value-type="float" office:value="4.16305">
                <text:p>4.163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.95518">
                <text:p>1.95518</text:p>
              </table:table-cell>
              <table:table-cell office:value-type="float" office:value="0.218229">
                <text:p>0.2182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0.604722">
                <text:p>-0.604722</text:p>
              </table:table-cell>
              <table:table-cell office:value-type="float" office:value="0.216483">
                <text:p>0.21648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.19031">
                <text:p>1.19031</text:p>
              </table:table-cell>
              <table:table-cell office:value-type="float" office:value="1.19205">
                <text:p>1.1920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-0.0134319">
                <text:p>-0.0134319</text:p>
              </table:table-cell>
              <table:table-cell office:value-type="float" office:value="1.70266">
                <text:p>1.7026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364417">
                <text:p>0.0364417</text:p>
              </table:table-cell>
              <table:table-cell office:value-type="float" office:value="2.11212">
                <text:p>2.1121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61457">
                <text:p>0.261457</text:p>
              </table:table-cell>
              <table:table-cell office:value-type="float" office:value="0.360772">
                <text:p>0.3607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0.00377202">
                <text:p>-0.00377202</text:p>
              </table:table-cell>
              <table:table-cell office:value-type="float" office:value="1.02348">
                <text:p>1.0234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.83413">
                <text:p>1.83413</text:p>
              </table:table-cell>
              <table:table-cell office:value-type="float" office:value="0.846003">
                <text:p>0.8460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.16396">
                <text:p>1.16396</text:p>
              </table:table-cell>
              <table:table-cell office:value-type="float" office:value="0.105357">
                <text:p>0.10535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.98352">
                <text:p>1.98352</text:p>
              </table:table-cell>
              <table:table-cell office:value-type="float" office:value="0.846222">
                <text:p>0.8462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33934">
                <text:p>2.33934</text:p>
              </table:table-cell>
              <table:table-cell office:value-type="float" office:value="-0.191482">
                <text:p>-0.19148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77683">
                <text:p>0.77683</text:p>
              </table:table-cell>
              <table:table-cell office:value-type="float" office:value="0.998572">
                <text:p>0.99857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2.03427">
                <text:p>2.03427</text:p>
              </table:table-cell>
              <table:table-cell office:value-type="float" office:value="1.89344">
                <text:p>1.893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32935">
                <text:p>3.32935</text:p>
              </table:table-cell>
              <table:table-cell office:value-type="float" office:value="2.15723">
                <text:p>2.157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.19329">
                <text:p>1.19329</text:p>
              </table:table-cell>
              <table:table-cell office:value-type="float" office:value="2.55752">
                <text:p>2.5575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.43181">
                <text:p>2.43181</text:p>
              </table:table-cell>
              <table:table-cell office:value-type="float" office:value="0.80051">
                <text:p>0.8005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.99336">
                <text:p>1.99336</text:p>
              </table:table-cell>
              <table:table-cell office:value-type="float" office:value="0.343652">
                <text:p>0.34365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-1.15079">
                <text:p>-1.15079</text:p>
              </table:table-cell>
              <table:table-cell office:value-type="float" office:value="-1.176">
                <text:p>-1.1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86941">
                <text:p>0.886941</text:p>
              </table:table-cell>
              <table:table-cell office:value-type="float" office:value="0.645261">
                <text:p>0.64526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0.593131">
                <text:p>-0.593131</text:p>
              </table:table-cell>
              <table:table-cell office:value-type="float" office:value="0.875817">
                <text:p>0.87581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0.793964">
                <text:p>-0.793964</text:p>
              </table:table-cell>
              <table:table-cell office:value-type="float" office:value="0.869155">
                <text:p>0.8691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2.10238">
                <text:p>-2.10238</text:p>
              </table:table-cell>
              <table:table-cell office:value-type="float" office:value="-0.774021">
                <text:p>-0.77402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155248">
                <text:p>0.155248</text:p>
              </table:table-cell>
              <table:table-cell office:value-type="float" office:value="0.315138">
                <text:p>0.3151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.24092">
                <text:p>1.24092</text:p>
              </table:table-cell>
              <table:table-cell office:value-type="float" office:value="1.77968">
                <text:p>1.779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279902">
                <text:p>0.279902</text:p>
              </table:table-cell>
              <table:table-cell office:value-type="float" office:value="2.16461">
                <text:p>2.1646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0.212644">
                <text:p>-0.212644</text:p>
              </table:table-cell>
              <table:table-cell office:value-type="float" office:value="-1.76803">
                <text:p>-1.768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282816">
                <text:p>0.282816</text:p>
              </table:table-cell>
              <table:table-cell office:value-type="float" office:value="1.62646">
                <text:p>1.6264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-0.902006">
                <text:p>-0.902006</text:p>
              </table:table-cell>
              <table:table-cell office:value-type="float" office:value="0.504767">
                <text:p>0.5047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63467">
                <text:p>3.63467</text:p>
              </table:table-cell>
              <table:table-cell office:value-type="float" office:value="1.96376">
                <text:p>1.9637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.40397">
                <text:p>1.40397</text:p>
              </table:table-cell>
              <table:table-cell office:value-type="float" office:value="-0.246632">
                <text:p>-0.2466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64168">
                <text:p>0.464168</text:p>
              </table:table-cell>
              <table:table-cell office:value-type="float" office:value="2.00449">
                <text:p>2.0044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634921">
                <text:p>0.634921</text:p>
              </table:table-cell>
              <table:table-cell office:value-type="float" office:value="0.963311">
                <text:p>0.96331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.62111">
                <text:p>1.62111</text:p>
              </table:table-cell>
              <table:table-cell office:value-type="float" office:value="0.612105">
                <text:p>0.61210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77358">
                <text:p>0.177358</text:p>
              </table:table-cell>
              <table:table-cell office:value-type="float" office:value="0.283674">
                <text:p>0.2836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943">
                <text:p>0.943</text:p>
              </table:table-cell>
              <table:table-cell office:value-type="float" office:value="1.72142">
                <text:p>1.7214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872202">
                <text:p>0.872202</text:p>
              </table:table-cell>
              <table:table-cell office:value-type="float" office:value="1.16913">
                <text:p>1.1691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0.713335">
                <text:p>-0.713335</text:p>
              </table:table-cell>
              <table:table-cell office:value-type="float" office:value="-0.808985">
                <text:p>-0.8089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0.905802">
                <text:p>-0.905802</text:p>
              </table:table-cell>
              <table:table-cell office:value-type="float" office:value="-1.062">
                <text:p>-1.06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.76804">
                <text:p>1.76804</text:p>
              </table:table-cell>
              <table:table-cell office:value-type="float" office:value="1.58208">
                <text:p>1.5820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142205">
                <text:p>0.142205</text:p>
              </table:table-cell>
              <table:table-cell office:value-type="float" office:value="-0.657828">
                <text:p>-0.6578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.21132">
                <text:p>1.21132</text:p>
              </table:table-cell>
              <table:table-cell office:value-type="float" office:value="-0.56013">
                <text:p>-0.560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0.396795">
                <text:p>-0.396795</text:p>
              </table:table-cell>
              <table:table-cell office:value-type="float" office:value="-0.0000401042">
                <text:p>-0.000040104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.27928">
                <text:p>1.27928</text:p>
              </table:table-cell>
              <table:table-cell office:value-type="float" office:value="-0.269898">
                <text:p>-0.26989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04305">
                <text:p>3.04305</text:p>
              </table:table-cell>
              <table:table-cell office:value-type="float" office:value="1.42677">
                <text:p>1.4267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0.770829">
                <text:p>-0.770829</text:p>
              </table:table-cell>
              <table:table-cell office:value-type="float" office:value="0.396565">
                <text:p>0.3965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.90211">
                <text:p>1.90211</text:p>
              </table:table-cell>
              <table:table-cell office:value-type="float" office:value="0.224209">
                <text:p>0.22420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.94277">
                <text:p>1.94277</text:p>
              </table:table-cell>
              <table:table-cell office:value-type="float" office:value="0.568693">
                <text:p>0.56869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572516">
                <text:p>0.572516</text:p>
              </table:table-cell>
              <table:table-cell office:value-type="float" office:value="0.306123">
                <text:p>0.3061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.38621">
                <text:p>1.38621</text:p>
              </table:table-cell>
              <table:table-cell office:value-type="float" office:value="-0.0227049">
                <text:p>-0.02270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34169">
                <text:p>0.634169</text:p>
              </table:table-cell>
              <table:table-cell office:value-type="float" office:value="1.00318">
                <text:p>1.003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.09412">
                <text:p>1.09412</text:p>
              </table:table-cell>
              <table:table-cell office:value-type="float" office:value="-0.0928868">
                <text:p>-0.09288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.11751">
                <text:p>1.11751</text:p>
              </table:table-cell>
              <table:table-cell office:value-type="float" office:value="1.34002">
                <text:p>1.340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-0.169243">
                <text:p>-0.169243</text:p>
              </table:table-cell>
              <table:table-cell office:value-type="float" office:value="-0.147892">
                <text:p>-0.1478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700154">
                <text:p>0.700154</text:p>
              </table:table-cell>
              <table:table-cell office:value-type="float" office:value="2.09866">
                <text:p>2.0986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-1.11983">
                <text:p>-1.11983</text:p>
              </table:table-cell>
              <table:table-cell office:value-type="float" office:value="0.0181444">
                <text:p>0.018144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323559">
                <text:p>0.323559</text:p>
              </table:table-cell>
              <table:table-cell office:value-type="float" office:value="0.475164">
                <text:p>0.47516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-0.846875">
                <text:p>-0.846875</text:p>
              </table:table-cell>
              <table:table-cell office:value-type="float" office:value="0.907165">
                <text:p>0.90716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751132">
                <text:p>0.0751132</text:p>
              </table:table-cell>
              <table:table-cell office:value-type="float" office:value="0.426917">
                <text:p>0.4269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505264">
                <text:p>0.0505264</text:p>
              </table:table-cell>
              <table:table-cell office:value-type="float" office:value="1.46791">
                <text:p>1.4679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-0.632804">
                <text:p>-0.632804</text:p>
              </table:table-cell>
              <table:table-cell office:value-type="float" office:value="0.522042">
                <text:p>0.52204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603694">
                <text:p>0.603694</text:p>
              </table:table-cell>
              <table:table-cell office:value-type="float" office:value="2.10417">
                <text:p>2.1041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.20751">
                <text:p>2.20751</text:p>
              </table:table-cell>
              <table:table-cell office:value-type="float" office:value="3.08268">
                <text:p>3.0826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945453">
                <text:p>0.945453</text:p>
              </table:table-cell>
              <table:table-cell office:value-type="float" office:value="-0.792859">
                <text:p>-0.79285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.2969">
                <text:p>2.2969</text:p>
              </table:table-cell>
              <table:table-cell office:value-type="float" office:value="4.12265">
                <text:p>4.1226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-2.04238">
                <text:p>-2.04238</text:p>
              </table:table-cell>
              <table:table-cell office:value-type="float" office:value="0.101972">
                <text:p>0.1019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.53859">
                <text:p>1.53859</text:p>
              </table:table-cell>
              <table:table-cell office:value-type="float" office:value="0.122246">
                <text:p>0.12224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.0571">
                <text:p>1.0571</text:p>
              </table:table-cell>
              <table:table-cell office:value-type="float" office:value="-0.21061">
                <text:p>-0.2106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-0.950468">
                <text:p>-0.950468</text:p>
              </table:table-cell>
              <table:table-cell office:value-type="float" office:value="-1.08221">
                <text:p>-1.0822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-0.490166">
                <text:p>-0.490166</text:p>
              </table:table-cell>
              <table:table-cell office:value-type="float" office:value="1.08402">
                <text:p>1.084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.95275">
                <text:p>1.95275</text:p>
              </table:table-cell>
              <table:table-cell office:value-type="float" office:value="0.23014">
                <text:p>0.2301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-0.771782">
                <text:p>-0.771782</text:p>
              </table:table-cell>
              <table:table-cell office:value-type="float" office:value="-0.869812">
                <text:p>-0.86981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874738">
                <text:p>0.874738</text:p>
              </table:table-cell>
              <table:table-cell office:value-type="float" office:value="-0.205625">
                <text:p>-0.20562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.56414">
                <text:p>1.56414</text:p>
              </table:table-cell>
              <table:table-cell office:value-type="float" office:value="0.0116667">
                <text:p>0.011666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393093">
                <text:p>0.393093</text:p>
              </table:table-cell>
              <table:table-cell office:value-type="float" office:value="-1.00187">
                <text:p>-1.0018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695802">
                <text:p>0.695802</text:p>
              </table:table-cell>
              <table:table-cell office:value-type="float" office:value="0.525965">
                <text:p>0.52596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45201">
                <text:p>0.745201</text:p>
              </table:table-cell>
              <table:table-cell office:value-type="float" office:value="2.27651">
                <text:p>2.2765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.41865">
                <text:p>1.41865</text:p>
              </table:table-cell>
              <table:table-cell office:value-type="float" office:value="1.33149">
                <text:p>1.3314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.8968">
                <text:p>1.8968</text:p>
              </table:table-cell>
              <table:table-cell office:value-type="float" office:value="0.609779">
                <text:p>0.60977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.26882">
                <text:p>2.26882</text:p>
              </table:table-cell>
              <table:table-cell office:value-type="float" office:value="1.91479">
                <text:p>1.9147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-1.25933">
                <text:p>-1.25933</text:p>
              </table:table-cell>
              <table:table-cell office:value-type="float" office:value="-0.177835">
                <text:p>-0.1778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.2861">
                <text:p>2.2861</text:p>
              </table:table-cell>
              <table:table-cell office:value-type="float" office:value="3.33034">
                <text:p>3.3303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-0.777403">
                <text:p>-0.777403</text:p>
              </table:table-cell>
              <table:table-cell office:value-type="float" office:value="-0.628581">
                <text:p>-0.6285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-1.51314">
                <text:p>-1.51314</text:p>
              </table:table-cell>
              <table:table-cell office:value-type="float" office:value="0.582625">
                <text:p>0.582625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-1.34388">
                <text:p>-1.34388</text:p>
              </table:table-cell>
              <table:table-cell office:value-type="float" office:value="0.479952">
                <text:p>0.47995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09434">
                <text:p>0.509434</text:p>
              </table:table-cell>
              <table:table-cell office:value-type="float" office:value="-0.812187">
                <text:p>-0.81218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64714">
                <text:p>0.564714</text:p>
              </table:table-cell>
              <table:table-cell office:value-type="float" office:value="0.499894">
                <text:p>0.49989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-2.03092">
                <text:p>-2.03092</text:p>
              </table:table-cell>
              <table:table-cell office:value-type="float" office:value="-2.76587">
                <text:p>-2.765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13809">
                <text:p>0.13809</text:p>
              </table:table-cell>
              <table:table-cell office:value-type="float" office:value="-0.0185256">
                <text:p>-0.018525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-1.65899">
                <text:p>-1.65899</text:p>
              </table:table-cell>
              <table:table-cell office:value-type="float" office:value="0.224469">
                <text:p>0.2244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954733">
                <text:p>0.954733</text:p>
              </table:table-cell>
              <table:table-cell office:value-type="float" office:value="0.932082">
                <text:p>0.93208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-0.901088">
                <text:p>-0.901088</text:p>
              </table:table-cell>
              <table:table-cell office:value-type="float" office:value="0.919965">
                <text:p>0.91996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-0.192538">
                <text:p>-0.192538</text:p>
              </table:table-cell>
              <table:table-cell office:value-type="float" office:value="-0.496987">
                <text:p>-0.49698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.74538">
                <text:p>1.74538</text:p>
              </table:table-cell>
              <table:table-cell office:value-type="float" office:value="2.00197">
                <text:p>2.0019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.31882">
                <text:p>1.31882</text:p>
              </table:table-cell>
              <table:table-cell office:value-type="float" office:value="0.364564">
                <text:p>0.364564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.92832">
                <text:p>2.92832</text:p>
              </table:table-cell>
              <table:table-cell office:value-type="float" office:value="1.36832">
                <text:p>1.368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377843">
                <text:p>0.377843</text:p>
              </table:table-cell>
              <table:table-cell office:value-type="float" office:value="0.752374">
                <text:p>0.75237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.72679">
                <text:p>1.72679</text:p>
              </table:table-cell>
              <table:table-cell office:value-type="float" office:value="0.652331">
                <text:p>0.65233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-0.643488">
                <text:p>-0.643488</text:p>
              </table:table-cell>
              <table:table-cell office:value-type="float" office:value="-0.560076">
                <text:p>-0.56007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.31032">
                <text:p>1.31032</text:p>
              </table:table-cell>
              <table:table-cell office:value-type="float" office:value="2.5256">
                <text:p>2.525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.84149">
                <text:p>1.84149</text:p>
              </table:table-cell>
              <table:table-cell office:value-type="float" office:value="3.99308">
                <text:p>3.9930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-0.454047">
                <text:p>-0.454047</text:p>
              </table:table-cell>
              <table:table-cell office:value-type="float" office:value="-0.15468">
                <text:p>-0.1546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.72734">
                <text:p>1.72734</text:p>
              </table:table-cell>
              <table:table-cell office:value-type="float" office:value="2.84121">
                <text:p>2.8412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617967">
                <text:p>0.617967</text:p>
              </table:table-cell>
              <table:table-cell office:value-type="float" office:value="0.723917">
                <text:p>0.7239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-1.58775">
                <text:p>-1.58775</text:p>
              </table:table-cell>
              <table:table-cell office:value-type="float" office:value="0.0102529">
                <text:p>0.010252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-1.72315">
                <text:p>-1.72315</text:p>
              </table:table-cell>
              <table:table-cell office:value-type="float" office:value="0.19139">
                <text:p>0.1913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-1.01538">
                <text:p>-1.01538</text:p>
              </table:table-cell>
              <table:table-cell office:value-type="float" office:value="-2.19081">
                <text:p>-2.190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.76241">
                <text:p>1.76241</text:p>
              </table:table-cell>
              <table:table-cell office:value-type="float" office:value="1.33424">
                <text:p>1.3342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-1.38128">
                <text:p>-1.38128</text:p>
              </table:table-cell>
              <table:table-cell office:value-type="float" office:value="-2.89485">
                <text:p>-2.8948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589887">
                <text:p>0.589887</text:p>
              </table:table-cell>
              <table:table-cell office:value-type="float" office:value="0.863487">
                <text:p>0.86348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-0.443251">
                <text:p>-0.443251</text:p>
              </table:table-cell>
              <table:table-cell office:value-type="float" office:value="0.599836">
                <text:p>0.5998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-1.01422">
                <text:p>-1.01422</text:p>
              </table:table-cell>
              <table:table-cell office:value-type="float" office:value="0.574602">
                <text:p>0.57460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.69006">
                <text:p>1.69006</text:p>
              </table:table-cell>
              <table:table-cell office:value-type="float" office:value="0.281217">
                <text:p>0.28121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.76269">
                <text:p>2.76269</text:p>
              </table:table-cell>
              <table:table-cell office:value-type="float" office:value="1.40962">
                <text:p>1.409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685017">
                <text:p>0.685017</text:p>
              </table:table-cell>
              <table:table-cell office:value-type="float" office:value="0.617881">
                <text:p>0.61788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.66604">
                <text:p>1.66604</text:p>
              </table:table-cell>
              <table:table-cell office:value-type="float" office:value="0.0518814">
                <text:p>0.051881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-0.209383">
                <text:p>-0.209383</text:p>
              </table:table-cell>
              <table:table-cell office:value-type="float" office:value="0.0308338">
                <text:p>0.03083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.38618">
                <text:p>1.38618</text:p>
              </table:table-cell>
              <table:table-cell office:value-type="float" office:value="-0.0942288">
                <text:p>-0.09422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-1.06341">
                <text:p>-1.06341</text:p>
              </table:table-cell>
              <table:table-cell office:value-type="float" office:value="0.404111">
                <text:p>0.40411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-0.623125">
                <text:p>-0.623125</text:p>
              </table:table-cell>
              <table:table-cell office:value-type="float" office:value="0.67483">
                <text:p>0.6748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184974">
                <text:p>0.184974</text:p>
              </table:table-cell>
              <table:table-cell office:value-type="float" office:value="-0.228901">
                <text:p>-0.22890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.99331">
                <text:p>1.99331</text:p>
              </table:table-cell>
              <table:table-cell office:value-type="float" office:value="0.588643">
                <text:p>0.58864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170474">
                <text:p>0.170474</text:p>
              </table:table-cell>
              <table:table-cell office:value-type="float" office:value="-1.14317">
                <text:p>-1.1431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-1.89175">
                <text:p>-1.89175</text:p>
              </table:table-cell>
              <table:table-cell office:value-type="float" office:value="-0.493877">
                <text:p>-0.49387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-0.360693">
                <text:p>-0.360693</text:p>
              </table:table-cell>
              <table:table-cell office:value-type="float" office:value="-0.0541444">
                <text:p>-0.054144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-0.227251">
                <text:p>-0.227251</text:p>
              </table:table-cell>
              <table:table-cell office:value-type="float" office:value="1.33184">
                <text:p>1.3318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.07297">
                <text:p>1.07297</text:p>
              </table:table-cell>
              <table:table-cell office:value-type="float" office:value="2.61318">
                <text:p>2.6131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967611">
                <text:p>0.967611</text:p>
              </table:table-cell>
              <table:table-cell office:value-type="float" office:value="-0.596471">
                <text:p>-0.59647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.33308">
                <text:p>1.33308</text:p>
              </table:table-cell>
              <table:table-cell office:value-type="float" office:value="-0.206064">
                <text:p>-0.20606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.19947">
                <text:p>2.19947</text:p>
              </table:table-cell>
              <table:table-cell office:value-type="float" office:value="0.921091">
                <text:p>0.92109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.11163">
                <text:p>1.11163</text:p>
              </table:table-cell>
              <table:table-cell office:value-type="float" office:value="2.51824">
                <text:p>2.5182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-0.136814">
                <text:p>-0.136814</text:p>
              </table:table-cell>
              <table:table-cell office:value-type="float" office:value="-1.19934">
                <text:p>-1.1993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-0.0274688">
                <text:p>-0.0274688</text:p>
              </table:table-cell>
              <table:table-cell office:value-type="float" office:value="-0.186761">
                <text:p>-0.18676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45234">
                <text:p>0.45234</text:p>
              </table:table-cell>
              <table:table-cell office:value-type="float" office:value="-1.1939">
                <text:p>-1.19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.29404">
                <text:p>1.29404</text:p>
              </table:table-cell>
              <table:table-cell office:value-type="float" office:value="-0.129956">
                <text:p>-0.12995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607772">
                <text:p>0.607772</text:p>
              </table:table-cell>
              <table:table-cell office:value-type="float" office:value="1.81337">
                <text:p>1.8133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.24238">
                <text:p>2.24238</text:p>
              </table:table-cell>
              <table:table-cell office:value-type="float" office:value="0.611137">
                <text:p>0.61113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.04231">
                <text:p>3.04231</text:p>
              </table:table-cell>
              <table:table-cell office:value-type="float" office:value="1.19049">
                <text:p>1.19049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.04522">
                <text:p>1.04522</text:p>
              </table:table-cell>
              <table:table-cell office:value-type="float" office:value="2.54747">
                <text:p>2.5474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340604">
                <text:p>0.340604</text:p>
              </table:table-cell>
              <table:table-cell office:value-type="float" office:value="2.12965">
                <text:p>2.129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325451">
                <text:p>0.325451</text:p>
              </table:table-cell>
              <table:table-cell office:value-type="float" office:value="0.533876">
                <text:p>0.5338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406275">
                <text:p>0.406275</text:p>
              </table:table-cell>
              <table:table-cell office:value-type="float" office:value="1.49197">
                <text:p>1.4919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616405">
                <text:p>0.616405</text:p>
              </table:table-cell>
              <table:table-cell office:value-type="float" office:value="-1.06833">
                <text:p>-1.068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-0.0377934">
                <text:p>-0.0377934</text:p>
              </table:table-cell>
              <table:table-cell office:value-type="float" office:value="1.54336">
                <text:p>1.543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-0.509587">
                <text:p>-0.509587</text:p>
              </table:table-cell>
              <table:table-cell office:value-type="float" office:value="1.30891">
                <text:p>1.3089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.85033">
                <text:p>2.85033</text:p>
              </table:table-cell>
              <table:table-cell office:value-type="float" office:value="1.28235">
                <text:p>1.2823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731438">
                <text:p>0.731438</text:p>
              </table:table-cell>
              <table:table-cell office:value-type="float" office:value="-0.927658">
                <text:p>-0.927658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.14243">
                <text:p>1.14243</text:p>
              </table:table-cell>
              <table:table-cell office:value-type="float" office:value="1.52607">
                <text:p>1.5260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15935">
                <text:p>0.315935</text:p>
              </table:table-cell>
              <table:table-cell office:value-type="float" office:value="-0.829445">
                <text:p>-0.82944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.18941">
                <text:p>1.18941</text:p>
              </table:table-cell>
              <table:table-cell office:value-type="float" office:value="-0.869705">
                <text:p>-0.86970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-0.628575">
                <text:p>-0.628575</text:p>
              </table:table-cell>
              <table:table-cell office:value-type="float" office:value="0.765511">
                <text:p>0.76551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-1.8487">
                <text:p>-1.8487</text:p>
              </table:table-cell>
              <table:table-cell office:value-type="float" office:value="-0.556125">
                <text:p>-0.556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